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228in"/>
    </style:style>
    <style:style style:name="co2" style:family="table-column">
      <style:table-column-properties fo:break-before="auto" style:column-width="3.9165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yaw" table:style-name="ta1">
        <table:shapes>
          <draw:frame draw:z-index="0" draw:style-name="gr1" draw:text-style-name="P1" svg:width="12.111in" svg:height="5.1346in" svg:x="3.8894in" svg:y="352.261in">
            <draw:object draw:notify-on-update-of-ranges="yaw.A7:yaw.A7 yaw.A8:yaw.A1994 yaw.B7:yaw.B7 yaw.B8:yaw.B1994 yaw.C7:yaw.C7 yaw.C8:yaw.C199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yaw rate (dps)</text:p>
          </table:table-cell>
          <table:table-cell office:value-type="string" calcext:value-type="string">
            <text:p>front right motor pwm</text:p>
          </table:table-cell>
          <table:table-cell office:value-type="string" calcext:value-type="string">
            <text:p>front left motor pwm</text:p>
          </table:table-cell>
        </table:table-row>
        <table:table-row table:style-name="ro1">
          <table:table-cell office:value-type="float" office:value="-0.1374" calcext:value-type="float">
            <text:p>-0.1374</text:p>
          </table:table-cell>
          <table:table-cell office:value-type="float" office:value="1200.34351" calcext:value-type="float">
            <text:p>1200.34351</text:p>
          </table:table-cell>
          <table:table-cell office:value-type="float" office:value="1199.65649" calcext:value-type="float">
            <text:p>1199.65649</text:p>
          </table:table-cell>
        </table:table-row>
        <table:table-row table:style-name="ro1">
          <table:table-cell office:value-type="float" office:value="0.04571" calcext:value-type="float">
            <text:p>0.04571</text:p>
          </table:table-cell>
          <table:table-cell office:value-type="float" office:value="1199.88574" calcext:value-type="float">
            <text:p>1199.88574</text:p>
          </table:table-cell>
          <table:table-cell office:value-type="float" office:value="1200.11426" calcext:value-type="float">
            <text:p>1200.11426</text:p>
          </table:table-cell>
        </table:table-row>
        <table:table-row table:style-name="ro1">
          <table:table-cell office:value-type="float" office:value="-0.12214" calcext:value-type="float">
            <text:p>-0.12214</text:p>
          </table:table-cell>
          <table:table-cell office:value-type="float" office:value="1200.30542" calcext:value-type="float">
            <text:p>1200.30542</text:p>
          </table:table-cell>
          <table:table-cell office:value-type="float" office:value="1199.69458" calcext:value-type="float">
            <text:p>1199.69458</text:p>
          </table:table-cell>
        </table:table-row>
        <table:table-row table:style-name="ro1">
          <table:table-cell office:value-type="float" office:value="0.1983" calcext:value-type="float">
            <text:p>0.1983</text:p>
          </table:table-cell>
          <table:table-cell office:value-type="float" office:value="1199.50427" calcext:value-type="float">
            <text:p>1199.50427</text:p>
          </table:table-cell>
          <table:table-cell office:value-type="float" office:value="1200.49573" calcext:value-type="float">
            <text:p>1200.49573</text:p>
          </table:table-cell>
        </table:table-row>
        <table:table-row table:style-name="ro1">
          <table:table-cell office:value-type="float" office:value="-0.19844" calcext:value-type="float">
            <text:p>-0.19844</text:p>
          </table:table-cell>
          <table:table-cell office:value-type="float" office:value="1200.49609" calcext:value-type="float">
            <text:p>1200.49609</text:p>
          </table:table-cell>
          <table:table-cell office:value-type="float" office:value="1199.50391" calcext:value-type="float">
            <text:p>1199.50391</text:p>
          </table:table-cell>
        </table:table-row>
        <table:table-row table:style-name="ro1">
          <table:table-cell office:value-type="float" office:value="0.06097" calcext:value-type="float">
            <text:p>0.06097</text:p>
          </table:table-cell>
          <table:table-cell office:value-type="float" office:value="1199.84753" calcext:value-type="float">
            <text:p>1199.84753</text:p>
          </table:table-cell>
          <table:table-cell office:value-type="float" office:value="1200.15247" calcext:value-type="float">
            <text:p>1200.15247</text:p>
          </table:table-cell>
        </table:table-row>
        <table:table-row table:style-name="ro1">
          <table:table-cell office:value-type="float" office:value="0.09149" calcext:value-type="float">
            <text:p>0.09149</text:p>
          </table:table-cell>
          <table:table-cell office:value-type="float" office:value="1199.77124" calcext:value-type="float">
            <text:p>1199.77124</text:p>
          </table:table-cell>
          <table:table-cell office:value-type="float" office:value="1200.22876" calcext:value-type="float">
            <text:p>1200.22876</text:p>
          </table:table-cell>
        </table:table-row>
        <table:table-row table:style-name="ro1">
          <table:table-cell office:value-type="float" office:value="0.1983" calcext:value-type="float">
            <text:p>0.1983</text:p>
          </table:table-cell>
          <table:table-cell office:value-type="float" office:value="1199.50427" calcext:value-type="float">
            <text:p>1199.50427</text:p>
          </table:table-cell>
          <table:table-cell office:value-type="float" office:value="1200.49573" calcext:value-type="float">
            <text:p>1200.49573</text:p>
          </table:table-cell>
        </table:table-row>
        <table:table-row table:style-name="ro1">
          <table:table-cell office:value-type="float" office:value="0.16778" calcext:value-type="float">
            <text:p>0.16778</text:p>
          </table:table-cell>
          <table:table-cell office:value-type="float" office:value="1199.58057" calcext:value-type="float">
            <text:p>1199.58057</text:p>
          </table:table-cell>
          <table:table-cell office:value-type="float" office:value="1200.41943" calcext:value-type="float">
            <text:p>1200.41943</text:p>
          </table:table-cell>
        </table:table-row>
        <table:table-row table:style-name="ro1">
          <table:table-cell office:value-type="float" office:value="0.09149" calcext:value-type="float">
            <text:p>0.09149</text:p>
          </table:table-cell>
          <table:table-cell office:value-type="float" office:value="1199.77124" calcext:value-type="float">
            <text:p>1199.77124</text:p>
          </table:table-cell>
          <table:table-cell office:value-type="float" office:value="1200.22876" calcext:value-type="float">
            <text:p>1200.22876</text:p>
          </table:table-cell>
        </table:table-row>
        <table:table-row table:style-name="ro1">
          <table:table-cell office:value-type="float" office:value="-0.09163" calcext:value-type="float">
            <text:p>-0.09163</text:p>
          </table:table-cell>
          <table:table-cell office:value-type="float" office:value="1200.229" calcext:value-type="float">
            <text:p>1200.229</text:p>
          </table:table-cell>
          <table:table-cell office:value-type="float" office:value="1199.771" calcext:value-type="float">
            <text:p>1199.771</text:p>
          </table:table-cell>
        </table:table-row>
        <table:table-row table:style-name="ro1">
          <table:table-cell office:value-type="float" office:value="-0.09163" calcext:value-type="float">
            <text:p>-0.09163</text:p>
          </table:table-cell>
          <table:table-cell office:value-type="float" office:value="1200.229" calcext:value-type="float">
            <text:p>1200.229</text:p>
          </table:table-cell>
          <table:table-cell office:value-type="float" office:value="1199.771" calcext:value-type="float">
            <text:p>1199.771</text:p>
          </table:table-cell>
        </table:table-row>
        <table:table-row table:style-name="ro1">
          <table:table-cell office:value-type="float" office:value="-0.10689" calcext:value-type="float">
            <text:p>-0.10689</text:p>
          </table:table-cell>
          <table:table-cell office:value-type="float" office:value="1200.26721" calcext:value-type="float">
            <text:p>1200.26721</text:p>
          </table:table-cell>
          <table:table-cell office:value-type="float" office:value="1199.73279" calcext:value-type="float">
            <text:p>1199.73279</text:p>
          </table:table-cell>
        </table:table-row>
        <table:table-row table:style-name="ro1">
          <table:table-cell office:value-type="float" office:value="0.03045" calcext:value-type="float">
            <text:p>0.03045</text:p>
          </table:table-cell>
          <table:table-cell office:value-type="float" office:value="1199.92383" calcext:value-type="float">
            <text:p>1199.92383</text:p>
          </table:table-cell>
          <table:table-cell office:value-type="float" office:value="1200.07617" calcext:value-type="float">
            <text:p>1200.07617</text:p>
          </table:table-cell>
        </table:table-row>
        <table:table-row table:style-name="ro1">
          <table:table-cell office:value-type="float" office:value="-0.09163" calcext:value-type="float">
            <text:p>-0.09163</text:p>
          </table:table-cell>
          <table:table-cell office:value-type="float" office:value="1200.229" calcext:value-type="float">
            <text:p>1200.229</text:p>
          </table:table-cell>
          <table:table-cell office:value-type="float" office:value="1199.771" calcext:value-type="float">
            <text:p>1199.771</text:p>
          </table:table-cell>
        </table:table-row>
        <table:table-row table:style-name="ro1">
          <table:table-cell office:value-type="float" office:value="0.1983" calcext:value-type="float">
            <text:p>0.1983</text:p>
          </table:table-cell>
          <table:table-cell office:value-type="float" office:value="1199.50427" calcext:value-type="float">
            <text:p>1199.50427</text:p>
          </table:table-cell>
          <table:table-cell office:value-type="float" office:value="1200.49573" calcext:value-type="float">
            <text:p>1200.49573</text:p>
          </table:table-cell>
        </table:table-row>
        <table:table-row table:style-name="ro1">
          <table:table-cell office:value-type="float" office:value="0.01519" calcext:value-type="float">
            <text:p>0.01519</text:p>
          </table:table-cell>
          <table:table-cell office:value-type="float" office:value="1199.96204" calcext:value-type="float">
            <text:p>1199.96204</text:p>
          </table:table-cell>
          <table:table-cell office:value-type="float" office:value="1200.03796" calcext:value-type="float">
            <text:p>1200.03796</text:p>
          </table:table-cell>
        </table:table-row>
        <table:table-row table:style-name="ro1">
          <table:table-cell office:value-type="float" office:value="0.01519" calcext:value-type="float">
            <text:p>0.01519</text:p>
          </table:table-cell>
          <table:table-cell office:value-type="float" office:value="1199.96204" calcext:value-type="float">
            <text:p>1199.96204</text:p>
          </table:table-cell>
          <table:table-cell office:value-type="float" office:value="1200.03796" calcext:value-type="float">
            <text:p>1200.03796</text:p>
          </table:table-cell>
        </table:table-row>
        <table:table-row table:style-name="ro1">
          <table:table-cell office:value-type="float" office:value="-0.24422" calcext:value-type="float">
            <text:p>-0.24422</text:p>
          </table:table-cell>
          <table:table-cell office:value-type="float" office:value="1200.6106" calcext:value-type="float">
            <text:p>1200.6106</text:p>
          </table:table-cell>
          <table:table-cell office:value-type="float" office:value="1199.3894" calcext:value-type="float">
            <text:p>1199.3894</text:p>
          </table:table-cell>
        </table:table-row>
        <table:table-row table:style-name="ro1">
          <table:table-cell office:value-type="float" office:value="0.01519" calcext:value-type="float">
            <text:p>0.01519</text:p>
          </table:table-cell>
          <table:table-cell office:value-type="float" office:value="1199.96204" calcext:value-type="float">
            <text:p>1199.96204</text:p>
          </table:table-cell>
          <table:table-cell office:value-type="float" office:value="1200.03796" calcext:value-type="float">
            <text:p>1200.03796</text:p>
          </table:table-cell>
        </table:table-row>
        <table:table-row table:style-name="ro1">
          <table:table-cell office:value-type="float" office:value="-0.16792" calcext:value-type="float">
            <text:p>-0.16792</text:p>
          </table:table-cell>
          <table:table-cell office:value-type="float" office:value="1200.4198" calcext:value-type="float">
            <text:p>1200.4198</text:p>
          </table:table-cell>
          <table:table-cell office:value-type="float" office:value="1199.5802" calcext:value-type="float">
            <text:p>1199.5802</text:p>
          </table:table-cell>
        </table:table-row>
        <table:table-row table:style-name="ro1">
          <table:table-cell office:value-type="float" office:value="-0.1374" calcext:value-type="float">
            <text:p>-0.1374</text:p>
          </table:table-cell>
          <table:table-cell office:value-type="float" office:value="1200.34351" calcext:value-type="float">
            <text:p>1200.34351</text:p>
          </table:table-cell>
          <table:table-cell office:value-type="float" office:value="1199.65649" calcext:value-type="float">
            <text:p>1199.65649</text:p>
          </table:table-cell>
        </table:table-row>
        <table:table-row table:style-name="ro1">
          <table:table-cell office:value-type="float" office:value="0.01519" calcext:value-type="float">
            <text:p>0.01519</text:p>
          </table:table-cell>
          <table:table-cell office:value-type="float" office:value="1199.96204" calcext:value-type="float">
            <text:p>1199.96204</text:p>
          </table:table-cell>
          <table:table-cell office:value-type="float" office:value="1200.03796" calcext:value-type="float">
            <text:p>1200.03796</text:p>
          </table:table-cell>
        </table:table-row>
        <table:table-row table:style-name="ro1">
          <table:table-cell office:value-type="float" office:value="-0.06111" calcext:value-type="float">
            <text:p>-0.06111</text:p>
          </table:table-cell>
          <table:table-cell office:value-type="float" office:value="1200.15271" calcext:value-type="float">
            <text:p>1200.15271</text:p>
          </table:table-cell>
          <table:table-cell office:value-type="float" office:value="1199.84729" calcext:value-type="float">
            <text:p>1199.84729</text:p>
          </table:table-cell>
        </table:table-row>
        <table:table-row table:style-name="ro1">
          <table:table-cell office:value-type="float" office:value="0.32037" calcext:value-type="float">
            <text:p>0.32037</text:p>
          </table:table-cell>
          <table:table-cell office:value-type="float" office:value="1199.1991" calcext:value-type="float">
            <text:p>1199.1991</text:p>
          </table:table-cell>
          <table:table-cell office:value-type="float" office:value="1200.8009" calcext:value-type="float">
            <text:p>1200.8009</text:p>
          </table:table-cell>
        </table:table-row>
        <table:table-row table:style-name="ro1">
          <table:table-cell office:value-type="float" office:value="0.07623" calcext:value-type="float">
            <text:p>0.07623</text:p>
          </table:table-cell>
          <table:table-cell office:value-type="float" office:value="1199.80945" calcext:value-type="float">
            <text:p>1199.80945</text:p>
          </table:table-cell>
          <table:table-cell office:value-type="float" office:value="1200.19055" calcext:value-type="float">
            <text:p>1200.19055</text:p>
          </table:table-cell>
        </table:table-row>
        <table:table-row table:style-name="ro1">
          <table:table-cell office:value-type="float" office:value="0.16778" calcext:value-type="float">
            <text:p>0.16778</text:p>
          </table:table-cell>
          <table:table-cell office:value-type="float" office:value="1199.58057" calcext:value-type="float">
            <text:p>1199.58057</text:p>
          </table:table-cell>
          <table:table-cell office:value-type="float" office:value="1200.41943" calcext:value-type="float">
            <text:p>1200.41943</text:p>
          </table:table-cell>
        </table:table-row>
        <table:table-row table:style-name="ro1">
          <table:table-cell office:value-type="float" office:value="-0.15266" calcext:value-type="float">
            <text:p>-0.15266</text:p>
          </table:table-cell>
          <table:table-cell office:value-type="float" office:value="1200.38171" calcext:value-type="float">
            <text:p>1200.38171</text:p>
          </table:table-cell>
          <table:table-cell office:value-type="float" office:value="1199.61829" calcext:value-type="float">
            <text:p>1199.61829</text:p>
          </table:table-cell>
        </table:table-row>
        <table:table-row table:style-name="ro1">
          <table:table-cell office:value-type="float" office:value="-0.22896" calcext:value-type="float">
            <text:p>-0.22896</text:p>
          </table:table-cell>
          <table:table-cell office:value-type="float" office:value="1200.57239" calcext:value-type="float">
            <text:p>1200.57239</text:p>
          </table:table-cell>
          <table:table-cell office:value-type="float" office:value="1199.42761" calcext:value-type="float">
            <text:p>1199.42761</text:p>
          </table:table-cell>
        </table:table-row>
        <table:table-row table:style-name="ro1">
          <table:table-cell office:value-type="float" office:value="0.03045" calcext:value-type="float">
            <text:p>0.03045</text:p>
          </table:table-cell>
          <table:table-cell office:value-type="float" office:value="1199.92383" calcext:value-type="float">
            <text:p>1199.92383</text:p>
          </table:table-cell>
          <table:table-cell office:value-type="float" office:value="1200.07617" calcext:value-type="float">
            <text:p>1200.07617</text:p>
          </table:table-cell>
        </table:table-row>
        <table:table-row table:style-name="ro1">
          <table:table-cell office:value-type="float" office:value="0.07623" calcext:value-type="float">
            <text:p>0.07623</text:p>
          </table:table-cell>
          <table:table-cell office:value-type="float" office:value="1199.80945" calcext:value-type="float">
            <text:p>1199.80945</text:p>
          </table:table-cell>
          <table:table-cell office:value-type="float" office:value="1200.19055" calcext:value-type="float">
            <text:p>1200.19055</text:p>
          </table:table-cell>
        </table:table-row>
        <table:table-row table:style-name="ro1">
          <table:table-cell office:value-type="float" office:value="-0.33577" calcext:value-type="float">
            <text:p>-0.33577</text:p>
          </table:table-cell>
          <table:table-cell office:value-type="float" office:value="1200.83948" calcext:value-type="float">
            <text:p>1200.83948</text:p>
          </table:table-cell>
          <table:table-cell office:value-type="float" office:value="1199.16052" calcext:value-type="float">
            <text:p>1199.16052</text:p>
          </table:table-cell>
        </table:table-row>
        <table:table-row table:style-name="ro1">
          <table:table-cell office:value-type="float" office:value="0.13726" calcext:value-type="float">
            <text:p>0.13726</text:p>
          </table:table-cell>
          <table:table-cell office:value-type="float" office:value="1199.65686" calcext:value-type="float">
            <text:p>1199.65686</text:p>
          </table:table-cell>
          <table:table-cell office:value-type="float" office:value="1200.34314" calcext:value-type="float">
            <text:p>1200.34314</text:p>
          </table:table-cell>
        </table:table-row>
        <table:table-row table:style-name="ro1">
          <table:table-cell office:value-type="float" office:value="0.03045" calcext:value-type="float">
            <text:p>0.03045</text:p>
          </table:table-cell>
          <table:table-cell office:value-type="float" office:value="1199.92383" calcext:value-type="float">
            <text:p>1199.92383</text:p>
          </table:table-cell>
          <table:table-cell office:value-type="float" office:value="1200.07617" calcext:value-type="float">
            <text:p>1200.07617</text:p>
          </table:table-cell>
        </table:table-row>
        <table:table-row table:style-name="ro1">
          <table:table-cell office:value-type="float" office:value="0.16778" calcext:value-type="float">
            <text:p>0.16778</text:p>
          </table:table-cell>
          <table:table-cell office:value-type="float" office:value="1199.58057" calcext:value-type="float">
            <text:p>1199.58057</text:p>
          </table:table-cell>
          <table:table-cell office:value-type="float" office:value="1200.41943" calcext:value-type="float">
            <text:p>1200.41943</text:p>
          </table:table-cell>
        </table:table-row>
        <table:table-row table:style-name="ro1">
          <table:table-cell office:value-type="float" office:value="-0.00007" calcext:value-type="float">
            <text:p>-0.00007</text:p>
          </table:table-cell>
          <table:table-cell office:value-type="float" office:value="1200.00012" calcext:value-type="float">
            <text:p>1200.00012</text:p>
          </table:table-cell>
          <table:table-cell office:value-type="float" office:value="1199.99988" calcext:value-type="float">
            <text:p>1199.99988</text:p>
          </table:table-cell>
        </table:table-row>
        <table:table-row table:style-name="ro1">
          <table:table-cell office:value-type="float" office:value="0.09149" calcext:value-type="float">
            <text:p>0.09149</text:p>
          </table:table-cell>
          <table:table-cell office:value-type="float" office:value="1199.77124" calcext:value-type="float">
            <text:p>1199.77124</text:p>
          </table:table-cell>
          <table:table-cell office:value-type="float" office:value="1200.22876" calcext:value-type="float">
            <text:p>1200.22876</text:p>
          </table:table-cell>
        </table:table-row>
        <table:table-row table:style-name="ro1">
          <table:table-cell office:value-type="float" office:value="-0.06111" calcext:value-type="float">
            <text:p>-0.06111</text:p>
          </table:table-cell>
          <table:table-cell office:value-type="float" office:value="1200.15271" calcext:value-type="float">
            <text:p>1200.15271</text:p>
          </table:table-cell>
          <table:table-cell office:value-type="float" office:value="1199.84729" calcext:value-type="float">
            <text:p>1199.84729</text:p>
          </table:table-cell>
        </table:table-row>
        <table:table-row table:style-name="ro1">
          <table:table-cell office:value-type="float" office:value="0.22882" calcext:value-type="float">
            <text:p>0.22882</text:p>
          </table:table-cell>
          <table:table-cell office:value-type="float" office:value="1199.42798" calcext:value-type="float">
            <text:p>1199.42798</text:p>
          </table:table-cell>
          <table:table-cell office:value-type="float" office:value="1200.57202" calcext:value-type="float">
            <text:p>1200.57202</text:p>
          </table:table-cell>
        </table:table-row>
        <table:table-row table:style-name="ro1">
          <table:table-cell office:value-type="float" office:value="0.04571" calcext:value-type="float">
            <text:p>0.04571</text:p>
          </table:table-cell>
          <table:table-cell office:value-type="float" office:value="1199.88574" calcext:value-type="float">
            <text:p>1199.88574</text:p>
          </table:table-cell>
          <table:table-cell office:value-type="float" office:value="1200.11426" calcext:value-type="float">
            <text:p>1200.11426</text:p>
          </table:table-cell>
        </table:table-row>
        <table:table-row table:style-name="ro1">
          <table:table-cell office:value-type="float" office:value="0.07623" calcext:value-type="float">
            <text:p>0.07623</text:p>
          </table:table-cell>
          <table:table-cell office:value-type="float" office:value="1199.80945" calcext:value-type="float">
            <text:p>1199.80945</text:p>
          </table:table-cell>
          <table:table-cell office:value-type="float" office:value="1200.19055" calcext:value-type="float">
            <text:p>1200.19055</text:p>
          </table:table-cell>
        </table:table-row>
        <table:table-row table:style-name="ro1">
          <table:table-cell office:value-type="float" office:value="-0.00007" calcext:value-type="float">
            <text:p>-0.00007</text:p>
          </table:table-cell>
          <table:table-cell office:value-type="float" office:value="1200.00012" calcext:value-type="float">
            <text:p>1200.00012</text:p>
          </table:table-cell>
          <table:table-cell office:value-type="float" office:value="1199.99988" calcext:value-type="float">
            <text:p>1199.99988</text:p>
          </table:table-cell>
        </table:table-row>
        <table:table-row table:style-name="ro1">
          <table:table-cell office:value-type="float" office:value="0.36615" calcext:value-type="float">
            <text:p>0.36615</text:p>
          </table:table-cell>
          <table:table-cell office:value-type="float" office:value="1199.08459" calcext:value-type="float">
            <text:p>1199.08459</text:p>
          </table:table-cell>
          <table:table-cell office:value-type="float" office:value="1200.91541" calcext:value-type="float">
            <text:p>1200.91541</text:p>
          </table:table-cell>
        </table:table-row>
        <table:table-row table:style-name="ro1">
          <table:table-cell office:value-type="float" office:value="-0.03059" calcext:value-type="float">
            <text:p>-0.03059</text:p>
          </table:table-cell>
          <table:table-cell office:value-type="float" office:value="1200.07642" calcext:value-type="float">
            <text:p>1200.07642</text:p>
          </table:table-cell>
          <table:table-cell office:value-type="float" office:value="1199.92358" calcext:value-type="float">
            <text:p>1199.92358</text:p>
          </table:table-cell>
        </table:table-row>
        <table:table-row table:style-name="ro1">
          <table:table-cell office:value-type="float" office:value="0.01519" calcext:value-type="float">
            <text:p>0.01519</text:p>
          </table:table-cell>
          <table:table-cell office:value-type="float" office:value="1199.96204" calcext:value-type="float">
            <text:p>1199.96204</text:p>
          </table:table-cell>
          <table:table-cell office:value-type="float" office:value="1200.03796" calcext:value-type="float">
            <text:p>1200.03796</text:p>
          </table:table-cell>
        </table:table-row>
        <table:table-row table:style-name="ro1">
          <table:table-cell office:value-type="float" office:value="-0.07637" calcext:value-type="float">
            <text:p>-0.07637</text:p>
          </table:table-cell>
          <table:table-cell office:value-type="float" office:value="1200.19092" calcext:value-type="float">
            <text:p>1200.19092</text:p>
          </table:table-cell>
          <table:table-cell office:value-type="float" office:value="1199.80908" calcext:value-type="float">
            <text:p>1199.80908</text:p>
          </table:table-cell>
        </table:table-row>
        <table:table-row table:style-name="ro1">
          <table:table-cell office:value-type="float" office:value="-1.8617" calcext:value-type="float">
            <text:p>-1.8617</text:p>
          </table:table-cell>
          <table:table-cell office:value-type="float" office:value="1204.6543" calcext:value-type="float">
            <text:p>1204.6543</text:p>
          </table:table-cell>
          <table:table-cell office:value-type="float" office:value="1195.3457" calcext:value-type="float">
            <text:p>1195.3457</text:p>
          </table:table-cell>
        </table:table-row>
        <table:table-row table:style-name="ro1">
          <table:table-cell office:value-type="float" office:value="0.99178" calcext:value-type="float">
            <text:p>0.99178</text:p>
          </table:table-cell>
          <table:table-cell office:value-type="float" office:value="1197.52051" calcext:value-type="float">
            <text:p>1197.52051</text:p>
          </table:table-cell>
          <table:table-cell office:value-type="float" office:value="1202.47949" calcext:value-type="float">
            <text:p>1202.47949</text:p>
          </table:table-cell>
        </table:table-row>
        <table:table-row table:style-name="ro1">
          <table:table-cell office:value-type="float" office:value="2.65504" calcext:value-type="float">
            <text:p>2.65504</text:p>
          </table:table-cell>
          <table:table-cell office:value-type="float" office:value="1193.36243" calcext:value-type="float">
            <text:p>1193.36243</text:p>
          </table:table-cell>
          <table:table-cell office:value-type="float" office:value="1206.63757" calcext:value-type="float">
            <text:p>1206.63757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195.57495" calcext:value-type="float">
            <text:p>1195.57495</text:p>
          </table:table-cell>
          <table:table-cell office:value-type="float" office:value="1204.42505" calcext:value-type="float">
            <text:p>1204.42505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195.57495" calcext:value-type="float">
            <text:p>1195.57495</text:p>
          </table:table-cell>
          <table:table-cell office:value-type="float" office:value="1204.42505" calcext:value-type="float">
            <text:p>1204.42505</text:p>
          </table:table-cell>
        </table:table-row>
        <table:table-row table:style-name="ro1">
          <table:table-cell office:value-type="float" office:value="-2.6857" calcext:value-type="float">
            <text:p>-2.6857</text:p>
          </table:table-cell>
          <table:table-cell office:value-type="float" office:value="1206.71423" calcext:value-type="float">
            <text:p>1206.71423</text:p>
          </table:table-cell>
          <table:table-cell office:value-type="float" office:value="1193.28577" calcext:value-type="float">
            <text:p>1193.28577</text:p>
          </table:table-cell>
        </table:table-row>
        <table:table-row table:style-name="ro1">
          <table:table-cell office:value-type="float" office:value="-4.80674" calcext:value-type="float">
            <text:p>-4.80674</text:p>
          </table:table-cell>
          <table:table-cell office:value-type="float" office:value="1212.01685" calcext:value-type="float">
            <text:p>1212.01685</text:p>
          </table:table-cell>
          <table:table-cell office:value-type="float" office:value="1187.98315" calcext:value-type="float">
            <text:p>1187.98315</text:p>
          </table:table-cell>
        </table:table-row>
        <table:table-row table:style-name="ro1">
          <table:table-cell office:value-type="float" office:value="-2.53311" calcext:value-type="float">
            <text:p>-2.53311</text:p>
          </table:table-cell>
          <table:table-cell office:value-type="float" office:value="1206.33276" calcext:value-type="float">
            <text:p>1206.33276</text:p>
          </table:table-cell>
          <table:table-cell office:value-type="float" office:value="1193.66724" calcext:value-type="float">
            <text:p>1193.66724</text:p>
          </table:table-cell>
        </table:table-row>
        <table:table-row table:style-name="ro1">
          <table:table-cell office:value-type="float" office:value="-0.67148" calcext:value-type="float">
            <text:p>-0.67148</text:p>
          </table:table-cell>
          <table:table-cell office:value-type="float" office:value="1201.67871" calcext:value-type="float">
            <text:p>1201.67871</text:p>
          </table:table-cell>
          <table:table-cell office:value-type="float" office:value="1198.32129" calcext:value-type="float">
            <text:p>1198.32129</text:p>
          </table:table-cell>
        </table:table-row>
        <table:table-row table:style-name="ro1">
          <table:table-cell office:value-type="float" office:value="2.92971" calcext:value-type="float">
            <text:p>2.92971</text:p>
          </table:table-cell>
          <table:table-cell office:value-type="float" office:value="1192.67578" calcext:value-type="float">
            <text:p>1192.67578</text:p>
          </table:table-cell>
          <table:table-cell office:value-type="float" office:value="1207.32422" calcext:value-type="float">
            <text:p>1207.32422</text:p>
          </table:table-cell>
        </table:table-row>
        <table:table-row table:style-name="ro1">
          <table:table-cell office:value-type="float" office:value="4.76082" calcext:value-type="float">
            <text:p>4.76082</text:p>
          </table:table-cell>
          <table:table-cell office:value-type="float" office:value="1188.0979" calcext:value-type="float">
            <text:p>1188.0979</text:p>
          </table:table-cell>
          <table:table-cell office:value-type="float" office:value="1211.9021" calcext:value-type="float">
            <text:p>1211.9021</text:p>
          </table:table-cell>
        </table:table-row>
        <table:table-row table:style-name="ro1">
          <table:table-cell office:value-type="float" office:value="4.01311" calcext:value-type="float">
            <text:p>4.01311</text:p>
          </table:table-cell>
          <table:table-cell office:value-type="float" office:value="1189.96716" calcext:value-type="float">
            <text:p>1189.96716</text:p>
          </table:table-cell>
          <table:table-cell office:value-type="float" office:value="1210.03284" calcext:value-type="float">
            <text:p>1210.03284</text:p>
          </table:table-cell>
        </table:table-row>
        <table:table-row table:style-name="ro1">
          <table:table-cell office:value-type="float" office:value="-0.30526" calcext:value-type="float">
            <text:p>-0.30526</text:p>
          </table:table-cell>
          <table:table-cell office:value-type="float" office:value="1200.76318" calcext:value-type="float">
            <text:p>1200.76318</text:p>
          </table:table-cell>
          <table:table-cell office:value-type="float" office:value="1199.23682" calcext:value-type="float">
            <text:p>1199.23682</text:p>
          </table:table-cell>
        </table:table-row>
        <table:table-row table:style-name="ro1">
          <table:table-cell office:value-type="float" office:value="-3.15874" calcext:value-type="float">
            <text:p>-3.15874</text:p>
          </table:table-cell>
          <table:table-cell office:value-type="float" office:value="1207.89685" calcext:value-type="float">
            <text:p>1207.89685</text:p>
          </table:table-cell>
          <table:table-cell office:value-type="float" office:value="1192.10315" calcext:value-type="float">
            <text:p>1192.10315</text:p>
          </table:table-cell>
        </table:table-row>
        <table:table-row table:style-name="ro1">
          <table:table-cell office:value-type="float" office:value="-4.54733" calcext:value-type="float">
            <text:p>-4.54733</text:p>
          </table:table-cell>
          <table:table-cell office:value-type="float" office:value="1211.36829" calcext:value-type="float">
            <text:p>1211.36829</text:p>
          </table:table-cell>
          <table:table-cell office:value-type="float" office:value="1188.63171" calcext:value-type="float">
            <text:p>1188.63171</text:p>
          </table:table-cell>
        </table:table-row>
        <table:table-row table:style-name="ro1">
          <table:table-cell office:value-type="float" office:value="-0.10689" calcext:value-type="float">
            <text:p>-0.10689</text:p>
          </table:table-cell>
          <table:table-cell office:value-type="float" office:value="1200.26721" calcext:value-type="float">
            <text:p>1200.26721</text:p>
          </table:table-cell>
          <table:table-cell office:value-type="float" office:value="1199.73279" calcext:value-type="float">
            <text:p>1199.73279</text:p>
          </table:table-cell>
        </table:table-row>
        <table:table-row table:style-name="ro1">
          <table:table-cell office:value-type="float" office:value="1.03756" calcext:value-type="float">
            <text:p>1.03756</text:p>
          </table:table-cell>
          <table:table-cell office:value-type="float" office:value="1197.40613" calcext:value-type="float">
            <text:p>1197.40613</text:p>
          </table:table-cell>
          <table:table-cell office:value-type="float" office:value="1202.59387" calcext:value-type="float">
            <text:p>1202.59387</text:p>
          </table:table-cell>
        </table:table-row>
        <table:table-row table:style-name="ro1">
          <table:table-cell office:value-type="float" office:value="1.14437" calcext:value-type="float">
            <text:p>1.14437</text:p>
          </table:table-cell>
          <table:table-cell office:value-type="float" office:value="1197.13904" calcext:value-type="float">
            <text:p>1197.13904</text:p>
          </table:table-cell>
          <table:table-cell office:value-type="float" office:value="1202.86096" calcext:value-type="float">
            <text:p>1202.86096</text:p>
          </table:table-cell>
        </table:table-row>
        <table:table-row table:style-name="ro1">
          <table:table-cell office:value-type="float" office:value="2.16674" calcext:value-type="float">
            <text:p>2.16674</text:p>
          </table:table-cell>
          <table:table-cell office:value-type="float" office:value="1194.58313" calcext:value-type="float">
            <text:p>1194.58313</text:p>
          </table:table-cell>
          <table:table-cell office:value-type="float" office:value="1205.41687" calcext:value-type="float">
            <text:p>1205.41687</text:p>
          </table:table-cell>
        </table:table-row>
        <table:table-row table:style-name="ro1">
          <table:table-cell office:value-type="float" office:value="-1.20555" calcext:value-type="float">
            <text:p>-1.20555</text:p>
          </table:table-cell>
          <table:table-cell office:value-type="float" office:value="1203.01392" calcext:value-type="float">
            <text:p>1203.01392</text:p>
          </table:table-cell>
          <table:table-cell office:value-type="float" office:value="1196.98608" calcext:value-type="float">
            <text:p>1196.98608</text:p>
          </table:table-cell>
        </table:table-row>
        <table:table-row table:style-name="ro1">
          <table:table-cell office:value-type="float" office:value="-0.51888" calcext:value-type="float">
            <text:p>-0.51888</text:p>
          </table:table-cell>
          <table:table-cell office:value-type="float" office:value="1201.29724" calcext:value-type="float">
            <text:p>1201.29724</text:p>
          </table:table-cell>
          <table:table-cell office:value-type="float" office:value="1198.70276" calcext:value-type="float">
            <text:p>1198.70276</text:p>
          </table:table-cell>
        </table:table-row>
        <table:table-row table:style-name="ro1">
          <table:table-cell office:value-type="float" office:value="1.19015" calcext:value-type="float">
            <text:p>1.19015</text:p>
          </table:table-cell>
          <table:table-cell office:value-type="float" office:value="1197.02466" calcext:value-type="float">
            <text:p>1197.02466</text:p>
          </table:table-cell>
          <table:table-cell office:value-type="float" office:value="1202.97534" calcext:value-type="float">
            <text:p>1202.97534</text:p>
          </table:table-cell>
        </table:table-row>
        <table:table-row table:style-name="ro1">
          <table:table-cell office:value-type="float" office:value="0.77815" calcext:value-type="float">
            <text:p>0.77815</text:p>
          </table:table-cell>
          <table:table-cell office:value-type="float" office:value="1198.05457" calcext:value-type="float">
            <text:p>1198.05457</text:p>
          </table:table-cell>
          <table:table-cell office:value-type="float" office:value="1201.94543" calcext:value-type="float">
            <text:p>1201.94543</text:p>
          </table:table-cell>
        </table:table-row>
        <table:table-row table:style-name="ro1">
          <table:table-cell office:value-type="float" office:value="0.32037" calcext:value-type="float">
            <text:p>0.32037</text:p>
          </table:table-cell>
          <table:table-cell office:value-type="float" office:value="1199.1991" calcext:value-type="float">
            <text:p>1199.1991</text:p>
          </table:table-cell>
          <table:table-cell office:value-type="float" office:value="1200.8009" calcext:value-type="float">
            <text:p>1200.8009</text:p>
          </table:table-cell>
        </table:table-row>
        <table:table-row table:style-name="ro1">
          <table:table-cell office:value-type="float" office:value="-0.65622" calcext:value-type="float">
            <text:p>-0.65622</text:p>
          </table:table-cell>
          <table:table-cell office:value-type="float" office:value="1201.6405" calcext:value-type="float">
            <text:p>1201.6405</text:p>
          </table:table-cell>
          <table:table-cell office:value-type="float" office:value="1198.3595" calcext:value-type="float">
            <text:p>1198.3595</text:p>
          </table:table-cell>
        </table:table-row>
        <table:table-row table:style-name="ro1">
          <table:table-cell office:value-type="float" office:value="-1.95325" calcext:value-type="float">
            <text:p>-1.95325</text:p>
          </table:table-cell>
          <table:table-cell office:value-type="float" office:value="1204.88318" calcext:value-type="float">
            <text:p>1204.88318</text:p>
          </table:table-cell>
          <table:table-cell office:value-type="float" office:value="1195.11682" calcext:value-type="float">
            <text:p>1195.11682</text:p>
          </table:table-cell>
        </table:table-row>
        <table:table-row table:style-name="ro1">
          <table:table-cell office:value-type="float" office:value="-2.45681" calcext:value-type="float">
            <text:p>-2.45681</text:p>
          </table:table-cell>
          <table:table-cell office:value-type="float" office:value="1206.14197" calcext:value-type="float">
            <text:p>1206.14197</text:p>
          </table:table-cell>
          <table:table-cell office:value-type="float" office:value="1193.85803" calcext:value-type="float">
            <text:p>1193.85803</text:p>
          </table:table-cell>
        </table:table-row>
        <table:table-row table:style-name="ro1">
          <table:table-cell office:value-type="float" office:value="-0.15266" calcext:value-type="float">
            <text:p>-0.15266</text:p>
          </table:table-cell>
          <table:table-cell office:value-type="float" office:value="1200.38171" calcext:value-type="float">
            <text:p>1200.38171</text:p>
          </table:table-cell>
          <table:table-cell office:value-type="float" office:value="1199.61829" calcext:value-type="float">
            <text:p>1199.61829</text:p>
          </table:table-cell>
        </table:table-row>
        <table:table-row table:style-name="ro1">
          <table:table-cell office:value-type="float" office:value="1.93786" calcext:value-type="float">
            <text:p>1.93786</text:p>
          </table:table-cell>
          <table:table-cell office:value-type="float" office:value="1195.1554" calcext:value-type="float">
            <text:p>1195.1554</text:p>
          </table:table-cell>
          <table:table-cell office:value-type="float" office:value="1204.8446" calcext:value-type="float">
            <text:p>1204.8446</text:p>
          </table:table-cell>
        </table:table-row>
        <table:table-row table:style-name="ro1">
          <table:table-cell office:value-type="float" office:value="2.182" calcext:value-type="float">
            <text:p>2.182</text:p>
          </table:table-cell>
          <table:table-cell office:value-type="float" office:value="1194.54504" calcext:value-type="float">
            <text:p>1194.54504</text:p>
          </table:table-cell>
          <table:table-cell office:value-type="float" office:value="1205.45496" calcext:value-type="float">
            <text:p>1205.45496</text:p>
          </table:table-cell>
        </table:table-row>
        <table:table-row table:style-name="ro1">
          <table:table-cell office:value-type="float" office:value="2.13623" calcext:value-type="float">
            <text:p>2.13623</text:p>
          </table:table-cell>
          <table:table-cell office:value-type="float" office:value="1194.65942" calcext:value-type="float">
            <text:p>1194.65942</text:p>
          </table:table-cell>
          <table:table-cell office:value-type="float" office:value="1205.34058" calcext:value-type="float">
            <text:p>1205.34058</text:p>
          </table:table-cell>
        </table:table-row>
        <table:table-row table:style-name="ro1">
          <table:table-cell office:value-type="float" office:value="-0.03059" calcext:value-type="float">
            <text:p>-0.03059</text:p>
          </table:table-cell>
          <table:table-cell office:value-type="float" office:value="1200.07642" calcext:value-type="float">
            <text:p>1200.07642</text:p>
          </table:table-cell>
          <table:table-cell office:value-type="float" office:value="1199.92358" calcext:value-type="float">
            <text:p>1199.92358</text:p>
          </table:table-cell>
        </table:table-row>
        <table:table-row table:style-name="ro1">
          <table:table-cell office:value-type="float" office:value="-1.51074" calcext:value-type="float">
            <text:p>-1.51074</text:p>
          </table:table-cell>
          <table:table-cell office:value-type="float" office:value="1203.77686" calcext:value-type="float">
            <text:p>1203.77686</text:p>
          </table:table-cell>
          <table:table-cell office:value-type="float" office:value="1196.22314" calcext:value-type="float">
            <text:p>1196.22314</text:p>
          </table:table-cell>
        </table:table-row>
        <table:table-row table:style-name="ro1">
          <table:table-cell office:value-type="float" office:value="-2.73148" calcext:value-type="float">
            <text:p>-2.73148</text:p>
          </table:table-cell>
          <table:table-cell office:value-type="float" office:value="1206.82874" calcext:value-type="float">
            <text:p>1206.82874</text:p>
          </table:table-cell>
          <table:table-cell office:value-type="float" office:value="1193.17126" calcext:value-type="float">
            <text:p>1193.17126</text:p>
          </table:table-cell>
        </table:table-row>
        <table:table-row table:style-name="ro1">
          <table:table-cell office:value-type="float" office:value="-1.99903" calcext:value-type="float">
            <text:p>-1.99903</text:p>
          </table:table-cell>
          <table:table-cell office:value-type="float" office:value="1204.99756" calcext:value-type="float">
            <text:p>1204.99756</text:p>
          </table:table-cell>
          <table:table-cell office:value-type="float" office:value="1195.00244" calcext:value-type="float">
            <text:p>1195.00244</text:p>
          </table:table-cell>
        </table:table-row>
        <table:table-row table:style-name="ro1">
          <table:table-cell office:value-type="float" office:value="-2.33474" calcext:value-type="float">
            <text:p>-2.33474</text:p>
          </table:table-cell>
          <table:table-cell office:value-type="float" office:value="1205.83679" calcext:value-type="float">
            <text:p>1205.83679</text:p>
          </table:table-cell>
          <table:table-cell office:value-type="float" office:value="1194.16321" calcext:value-type="float">
            <text:p>1194.16321</text:p>
          </table:table-cell>
        </table:table-row>
        <table:table-row table:style-name="ro1">
          <table:table-cell office:value-type="float" office:value="3.25015" calcext:value-type="float">
            <text:p>3.25015</text:p>
          </table:table-cell>
          <table:table-cell office:value-type="float" office:value="1191.87463" calcext:value-type="float">
            <text:p>1191.87463</text:p>
          </table:table-cell>
          <table:table-cell office:value-type="float" office:value="1208.12537" calcext:value-type="float">
            <text:p>1208.12537</text:p>
          </table:table-cell>
        </table:table-row>
        <table:table-row table:style-name="ro1">
          <table:table-cell office:value-type="float" office:value="0.79341" calcext:value-type="float">
            <text:p>0.79341</text:p>
          </table:table-cell>
          <table:table-cell office:value-type="float" office:value="1198.01648" calcext:value-type="float">
            <text:p>1198.01648</text:p>
          </table:table-cell>
          <table:table-cell office:value-type="float" office:value="1201.98352" calcext:value-type="float">
            <text:p>1201.98352</text:p>
          </table:table-cell>
        </table:table-row>
        <table:table-row table:style-name="ro1">
          <table:table-cell office:value-type="float" office:value="-0.82407" calcext:value-type="float">
            <text:p>-0.82407</text:p>
          </table:table-cell>
          <table:table-cell office:value-type="float" office:value="1202.06018" calcext:value-type="float">
            <text:p>1202.06018</text:p>
          </table:table-cell>
          <table:table-cell office:value-type="float" office:value="1197.93982" calcext:value-type="float">
            <text:p>1197.93982</text:p>
          </table:table-cell>
        </table:table-row>
        <table:table-row table:style-name="ro1">
          <table:table-cell office:value-type="float" office:value="-3.14348" calcext:value-type="float">
            <text:p>-3.14348</text:p>
          </table:table-cell>
          <table:table-cell office:value-type="float" office:value="1207.85864" calcext:value-type="float">
            <text:p>1207.85864</text:p>
          </table:table-cell>
          <table:table-cell office:value-type="float" office:value="1192.14136" calcext:value-type="float">
            <text:p>1192.14136</text:p>
          </table:table-cell>
        </table:table-row>
        <table:table-row table:style-name="ro1">
          <table:table-cell office:value-type="float" office:value="-1.57177" calcext:value-type="float">
            <text:p>-1.57177</text:p>
          </table:table-cell>
          <table:table-cell office:value-type="float" office:value="1203.92944" calcext:value-type="float">
            <text:p>1203.92944</text:p>
          </table:table-cell>
          <table:table-cell office:value-type="float" office:value="1196.07056" calcext:value-type="float">
            <text:p>1196.07056</text:p>
          </table:table-cell>
        </table:table-row>
        <table:table-row table:style-name="ro1">
          <table:table-cell office:value-type="float" office:value="2.182" calcext:value-type="float">
            <text:p>2.182</text:p>
          </table:table-cell>
          <table:table-cell office:value-type="float" office:value="1194.54504" calcext:value-type="float">
            <text:p>1194.54504</text:p>
          </table:table-cell>
          <table:table-cell office:value-type="float" office:value="1205.45496" calcext:value-type="float">
            <text:p>1205.45496</text:p>
          </table:table-cell>
        </table:table-row>
        <table:table-row table:style-name="ro1">
          <table:table-cell office:value-type="float" office:value="-1.38866" calcext:value-type="float">
            <text:p>-1.38866</text:p>
          </table:table-cell>
          <table:table-cell office:value-type="float" office:value="1203.47168" calcext:value-type="float">
            <text:p>1203.47168</text:p>
          </table:table-cell>
          <table:table-cell office:value-type="float" office:value="1196.52832" calcext:value-type="float">
            <text:p>1196.52832</text:p>
          </table:table-cell>
        </table:table-row>
        <table:table-row table:style-name="ro1">
          <table:table-cell office:value-type="float" office:value="-2.10585" calcext:value-type="float">
            <text:p>-2.10585</text:p>
          </table:table-cell>
          <table:table-cell office:value-type="float" office:value="1205.26465" calcext:value-type="float">
            <text:p>1205.26465</text:p>
          </table:table-cell>
          <table:table-cell office:value-type="float" office:value="1194.73535" calcext:value-type="float">
            <text:p>1194.73535</text:p>
          </table:table-cell>
        </table:table-row>
        <table:table-row table:style-name="ro1">
          <table:table-cell office:value-type="float" office:value="4.13519" calcext:value-type="float">
            <text:p>4.13519</text:p>
          </table:table-cell>
          <table:table-cell office:value-type="float" office:value="1189.66199" calcext:value-type="float">
            <text:p>1189.66199</text:p>
          </table:table-cell>
          <table:table-cell office:value-type="float" office:value="1210.33801" calcext:value-type="float">
            <text:p>1210.33801</text:p>
          </table:table-cell>
        </table:table-row>
        <table:table-row table:style-name="ro1">
          <table:table-cell office:value-type="float" office:value="-4.88303" calcext:value-type="float">
            <text:p>-4.88303</text:p>
          </table:table-cell>
          <table:table-cell office:value-type="float" office:value="1212.20752" calcext:value-type="float">
            <text:p>1212.20752</text:p>
          </table:table-cell>
          <table:table-cell office:value-type="float" office:value="1187.79248" calcext:value-type="float">
            <text:p>1187.79248</text:p>
          </table:table-cell>
        </table:table-row>
        <table:table-row table:style-name="ro1">
          <table:table-cell office:value-type="float" office:value="-3.11296" calcext:value-type="float">
            <text:p>-3.11296</text:p>
          </table:table-cell>
          <table:table-cell office:value-type="float" office:value="1207.78235" calcext:value-type="float">
            <text:p>1207.78235</text:p>
          </table:table-cell>
          <table:table-cell office:value-type="float" office:value="1192.21765" calcext:value-type="float">
            <text:p>1192.21765</text:p>
          </table:table-cell>
        </table:table-row>
        <table:table-row table:style-name="ro1">
          <table:table-cell office:value-type="float" office:value="1.99889" calcext:value-type="float">
            <text:p>1.99889</text:p>
          </table:table-cell>
          <table:table-cell office:value-type="float" office:value="1195.00281" calcext:value-type="float">
            <text:p>1195.00281</text:p>
          </table:table-cell>
          <table:table-cell office:value-type="float" office:value="1204.99719" calcext:value-type="float">
            <text:p>1204.99719</text:p>
          </table:table-cell>
        </table:table-row>
        <table:table-row table:style-name="ro1">
          <table:table-cell office:value-type="float" office:value="-6.66836" calcext:value-type="float">
            <text:p>-6.66836</text:p>
          </table:table-cell>
          <table:table-cell office:value-type="float" office:value="1216.6709" calcext:value-type="float">
            <text:p>1216.6709</text:p>
          </table:table-cell>
          <table:table-cell office:value-type="float" office:value="1183.3291" calcext:value-type="float">
            <text:p>1183.3291</text:p>
          </table:table-cell>
        </table:table-row>
        <table:table-row table:style-name="ro1">
          <table:table-cell office:value-type="float" office:value="1.90734" calcext:value-type="float">
            <text:p>1.90734</text:p>
          </table:table-cell>
          <table:table-cell office:value-type="float" office:value="1195.23169" calcext:value-type="float">
            <text:p>1195.23169</text:p>
          </table:table-cell>
          <table:table-cell office:value-type="float" office:value="1204.76831" calcext:value-type="float">
            <text:p>1204.76831</text:p>
          </table:table-cell>
        </table:table-row>
        <table:table-row table:style-name="ro1">
          <table:table-cell office:value-type="float" office:value="-1.05296" calcext:value-type="float">
            <text:p>-1.05296</text:p>
          </table:table-cell>
          <table:table-cell office:value-type="float" office:value="1202.63245" calcext:value-type="float">
            <text:p>1202.63245</text:p>
          </table:table-cell>
          <table:table-cell office:value-type="float" office:value="1197.36755" calcext:value-type="float">
            <text:p>1197.36755</text:p>
          </table:table-cell>
        </table:table-row>
        <table:table-row table:style-name="ro1">
          <table:table-cell office:value-type="float" office:value="-4.92881" calcext:value-type="float">
            <text:p>-4.92881</text:p>
          </table:table-cell>
          <table:table-cell office:value-type="float" office:value="1212.32202" calcext:value-type="float">
            <text:p>1212.32202</text:p>
          </table:table-cell>
          <table:table-cell office:value-type="float" office:value="1187.67798" calcext:value-type="float">
            <text:p>1187.67798</text:p>
          </table:table-cell>
        </table:table-row>
        <table:table-row table:style-name="ro1">
          <table:table-cell office:value-type="float" office:value="3.28067" calcext:value-type="float">
            <text:p>3.28067</text:p>
          </table:table-cell>
          <table:table-cell office:value-type="float" office:value="1191.79834" calcext:value-type="float">
            <text:p>1191.79834</text:p>
          </table:table-cell>
          <table:table-cell office:value-type="float" office:value="1208.20166" calcext:value-type="float">
            <text:p>1208.20166</text:p>
          </table:table-cell>
        </table:table-row>
        <table:table-row table:style-name="ro1">
          <table:table-cell office:value-type="float" office:value="-4.27266" calcext:value-type="float">
            <text:p>-4.27266</text:p>
          </table:table-cell>
          <table:table-cell office:value-type="float" office:value="1210.68164" calcext:value-type="float">
            <text:p>1210.68164</text:p>
          </table:table-cell>
          <table:table-cell office:value-type="float" office:value="1189.31836" calcext:value-type="float">
            <text:p>1189.31836</text:p>
          </table:table-cell>
        </table:table-row>
        <table:table-row table:style-name="ro1">
          <table:table-cell office:value-type="float" office:value="-2.25844" calcext:value-type="float">
            <text:p>-2.25844</text:p>
          </table:table-cell>
          <table:table-cell office:value-type="float" office:value="1205.64612" calcext:value-type="float">
            <text:p>1205.64612</text:p>
          </table:table-cell>
          <table:table-cell office:value-type="float" office:value="1194.35388" calcext:value-type="float">
            <text:p>1194.35388</text:p>
          </table:table-cell>
        </table:table-row>
        <table:table-row table:style-name="ro1">
          <table:table-cell office:value-type="float" office:value="-0.30526" calcext:value-type="float">
            <text:p>-0.30526</text:p>
          </table:table-cell>
          <table:table-cell office:value-type="float" office:value="1200.76318" calcext:value-type="float">
            <text:p>1200.76318</text:p>
          </table:table-cell>
          <table:table-cell office:value-type="float" office:value="1199.23682" calcext:value-type="float">
            <text:p>1199.23682</text:p>
          </table:table-cell>
        </table:table-row>
        <table:table-row table:style-name="ro1">
          <table:table-cell office:value-type="float" office:value="0.28986" calcext:value-type="float">
            <text:p>0.28986</text:p>
          </table:table-cell>
          <table:table-cell office:value-type="float" office:value="1199.27539" calcext:value-type="float">
            <text:p>1199.27539</text:p>
          </table:table-cell>
          <table:table-cell office:value-type="float" office:value="1200.72461" calcext:value-type="float">
            <text:p>1200.72461</text:p>
          </table:table-cell>
        </table:table-row>
        <table:table-row table:style-name="ro1">
          <table:table-cell office:value-type="float" office:value="-0.30526" calcext:value-type="float">
            <text:p>-0.30526</text:p>
          </table:table-cell>
          <table:table-cell office:value-type="float" office:value="1200.76318" calcext:value-type="float">
            <text:p>1200.76318</text:p>
          </table:table-cell>
          <table:table-cell office:value-type="float" office:value="1199.23682" calcext:value-type="float">
            <text:p>1199.23682</text:p>
          </table:table-cell>
        </table:table-row>
        <table:table-row table:style-name="ro1">
          <table:table-cell office:value-type="float" office:value="0.47297" calcext:value-type="float">
            <text:p>0.47297</text:p>
          </table:table-cell>
          <table:table-cell office:value-type="float" office:value="1198.81763" calcext:value-type="float">
            <text:p>1198.81763</text:p>
          </table:table-cell>
          <table:table-cell office:value-type="float" office:value="1201.18237" calcext:value-type="float">
            <text:p>1201.18237</text:p>
          </table:table-cell>
        </table:table-row>
        <table:table-row table:style-name="ro1">
          <table:table-cell office:value-type="float" office:value="1.28171" calcext:value-type="float">
            <text:p>1.28171</text:p>
          </table:table-cell>
          <table:table-cell office:value-type="float" office:value="1196.79578" calcext:value-type="float">
            <text:p>1196.79578</text:p>
          </table:table-cell>
          <table:table-cell office:value-type="float" office:value="1203.20422" calcext:value-type="float">
            <text:p>1203.20422</text:p>
          </table:table-cell>
        </table:table-row>
        <table:table-row table:style-name="ro1">
          <table:table-cell office:value-type="float" office:value="0.64082" calcext:value-type="float">
            <text:p>0.64082</text:p>
          </table:table-cell>
          <table:table-cell office:value-type="float" office:value="1198.39795" calcext:value-type="float">
            <text:p>1198.39795</text:p>
          </table:table-cell>
          <table:table-cell office:value-type="float" office:value="1201.60205" calcext:value-type="float">
            <text:p>1201.60205</text:p>
          </table:table-cell>
        </table:table-row>
        <table:table-row table:style-name="ro1">
          <table:table-cell office:value-type="float" office:value="-1.23607" calcext:value-type="float">
            <text:p>-1.23607</text:p>
          </table:table-cell>
          <table:table-cell office:value-type="float" office:value="1203.09021" calcext:value-type="float">
            <text:p>1203.09021</text:p>
          </table:table-cell>
          <table:table-cell office:value-type="float" office:value="1196.90979" calcext:value-type="float">
            <text:p>1196.90979</text:p>
          </table:table-cell>
        </table:table-row>
        <table:table-row table:style-name="ro1">
          <table:table-cell office:value-type="float" office:value="-2.42629" calcext:value-type="float">
            <text:p>-2.42629</text:p>
          </table:table-cell>
          <table:table-cell office:value-type="float" office:value="1206.06567" calcext:value-type="float">
            <text:p>1206.06567</text:p>
          </table:table-cell>
          <table:table-cell office:value-type="float" office:value="1193.93433" calcext:value-type="float">
            <text:p>1193.93433</text:p>
          </table:table-cell>
        </table:table-row>
        <table:table-row table:style-name="ro1">
          <table:table-cell office:value-type="float" office:value="-3.37237" calcext:value-type="float">
            <text:p>-3.37237</text:p>
          </table:table-cell>
          <table:table-cell office:value-type="float" office:value="1208.43091" calcext:value-type="float">
            <text:p>1208.43091</text:p>
          </table:table-cell>
          <table:table-cell office:value-type="float" office:value="1191.56909" calcext:value-type="float">
            <text:p>1191.56909</text:p>
          </table:table-cell>
        </table:table-row>
        <table:table-row table:style-name="ro1">
          <table:table-cell office:value-type="float" office:value="-0.68674" calcext:value-type="float">
            <text:p>-0.68674</text:p>
          </table:table-cell>
          <table:table-cell office:value-type="float" office:value="1201.7168" calcext:value-type="float">
            <text:p>1201.7168</text:p>
          </table:table-cell>
          <table:table-cell office:value-type="float" office:value="1198.2832" calcext:value-type="float">
            <text:p>1198.2832</text:p>
          </table:table-cell>
        </table:table-row>
        <table:table-row table:style-name="ro1">
          <table:table-cell office:value-type="float" office:value="0.18304" calcext:value-type="float">
            <text:p>0.18304</text:p>
          </table:table-cell>
          <table:table-cell office:value-type="float" office:value="1199.54236" calcext:value-type="float">
            <text:p>1199.54236</text:p>
          </table:table-cell>
          <table:table-cell office:value-type="float" office:value="1200.45764" calcext:value-type="float">
            <text:p>1200.45764</text:p>
          </table:table-cell>
        </table:table-row>
        <table:table-row table:style-name="ro1">
          <table:table-cell office:value-type="float" office:value="3.06704" calcext:value-type="float">
            <text:p>3.06704</text:p>
          </table:table-cell>
          <table:table-cell office:value-type="float" office:value="1192.3324" calcext:value-type="float">
            <text:p>1192.3324</text:p>
          </table:table-cell>
          <table:table-cell office:value-type="float" office:value="1207.6676" calcext:value-type="float">
            <text:p>1207.6676</text:p>
          </table:table-cell>
        </table:table-row>
        <table:table-row table:style-name="ro1">
          <table:table-cell office:value-type="float" office:value="0.45771" calcext:value-type="float">
            <text:p>0.45771</text:p>
          </table:table-cell>
          <table:table-cell office:value-type="float" office:value="1198.85571" calcext:value-type="float">
            <text:p>1198.85571</text:p>
          </table:table-cell>
          <table:table-cell office:value-type="float" office:value="1201.14429" calcext:value-type="float">
            <text:p>1201.14429</text:p>
          </table:table-cell>
        </table:table-row>
        <table:table-row table:style-name="ro1">
          <table:table-cell office:value-type="float" office:value="3.46378" calcext:value-type="float">
            <text:p>3.46378</text:p>
          </table:table-cell>
          <table:table-cell office:value-type="float" office:value="1191.34058" calcext:value-type="float">
            <text:p>1191.34058</text:p>
          </table:table-cell>
          <table:table-cell office:value-type="float" office:value="1208.65942" calcext:value-type="float">
            <text:p>1208.65942</text:p>
          </table:table-cell>
        </table:table-row>
        <table:table-row table:style-name="ro1">
          <table:table-cell office:value-type="float" office:value="-7.70599" calcext:value-type="float">
            <text:p>-7.70599</text:p>
          </table:table-cell>
          <table:table-cell office:value-type="float" office:value="1219.26501" calcext:value-type="float">
            <text:p>1219.26501</text:p>
          </table:table-cell>
          <table:table-cell office:value-type="float" office:value="1180.73499" calcext:value-type="float">
            <text:p>1180.73499</text:p>
          </table:table-cell>
        </table:table-row>
        <table:table-row table:style-name="ro1">
          <table:table-cell office:value-type="float" office:value="-2.63992" calcext:value-type="float">
            <text:p>-2.63992</text:p>
          </table:table-cell>
          <table:table-cell office:value-type="float" office:value="1206.59985" calcext:value-type="float">
            <text:p>1206.59985</text:p>
          </table:table-cell>
          <table:table-cell office:value-type="float" office:value="1193.40015" calcext:value-type="float">
            <text:p>1193.40015</text:p>
          </table:table-cell>
        </table:table-row>
        <table:table-row table:style-name="ro1">
          <table:table-cell office:value-type="float" office:value="-10.95621" calcext:value-type="float">
            <text:p>-10.95621</text:p>
          </table:table-cell>
          <table:table-cell office:value-type="float" office:value="1227.3905" calcext:value-type="float">
            <text:p>1227.3905</text:p>
          </table:table-cell>
          <table:table-cell office:value-type="float" office:value="1172.6095" calcext:value-type="float">
            <text:p>1172.6095</text:p>
          </table:table-cell>
        </table:table-row>
        <table:table-row table:style-name="ro1">
          <table:table-cell office:value-type="float" office:value="-2.77725" calcext:value-type="float">
            <text:p>-2.77725</text:p>
          </table:table-cell>
          <table:table-cell office:value-type="float" office:value="1206.94312" calcext:value-type="float">
            <text:p>1206.94312</text:p>
          </table:table-cell>
          <table:table-cell office:value-type="float" office:value="1193.05688" calcext:value-type="float">
            <text:p>1193.05688</text:p>
          </table:table-cell>
        </table:table-row>
        <table:table-row table:style-name="ro1">
          <table:table-cell office:value-type="float" office:value="-4.07429" calcext:value-type="float">
            <text:p>-4.07429</text:p>
          </table:table-cell>
          <table:table-cell office:value-type="float" office:value="1210.18567" calcext:value-type="float">
            <text:p>1210.18567</text:p>
          </table:table-cell>
          <table:table-cell office:value-type="float" office:value="1189.81433" calcext:value-type="float">
            <text:p>1189.81433</text:p>
          </table:table-cell>
        </table:table-row>
        <table:table-row table:style-name="ro1">
          <table:table-cell office:value-type="float" office:value="4.27252" calcext:value-type="float">
            <text:p>4.27252</text:p>
          </table:table-cell>
          <table:table-cell office:value-type="float" office:value="1189.31873" calcext:value-type="float">
            <text:p>1189.31873</text:p>
          </table:table-cell>
          <table:table-cell office:value-type="float" office:value="1210.68127" calcext:value-type="float">
            <text:p>1210.68127</text:p>
          </table:table-cell>
        </table:table-row>
        <table:table-row table:style-name="ro1">
          <table:table-cell office:value-type="float" office:value="3.11282" calcext:value-type="float">
            <text:p>3.11282</text:p>
          </table:table-cell>
          <table:table-cell office:value-type="float" office:value="1192.2179" calcext:value-type="float">
            <text:p>1192.2179</text:p>
          </table:table-cell>
          <table:table-cell office:value-type="float" office:value="1207.7821" calcext:value-type="float">
            <text:p>1207.7821</text:p>
          </table:table-cell>
        </table:table-row>
        <table:table-row table:style-name="ro1">
          <table:table-cell office:value-type="float" office:value="2.70082" calcext:value-type="float">
            <text:p>2.70082</text:p>
          </table:table-cell>
          <table:table-cell office:value-type="float" office:value="1193.24792" calcext:value-type="float">
            <text:p>1193.24792</text:p>
          </table:table-cell>
          <table:table-cell office:value-type="float" office:value="1206.75208" calcext:value-type="float">
            <text:p>1206.75208</text:p>
          </table:table-cell>
        </table:table-row>
        <table:table-row table:style-name="ro1">
          <table:table-cell office:value-type="float" office:value="0.45771" calcext:value-type="float">
            <text:p>0.45771</text:p>
          </table:table-cell>
          <table:table-cell office:value-type="float" office:value="1198.85571" calcext:value-type="float">
            <text:p>1198.85571</text:p>
          </table:table-cell>
          <table:table-cell office:value-type="float" office:value="1201.14429" calcext:value-type="float">
            <text:p>1201.14429</text:p>
          </table:table-cell>
        </table:table-row>
        <table:table-row table:style-name="ro1">
          <table:table-cell office:value-type="float" office:value="-4.97459" calcext:value-type="float">
            <text:p>-4.97459</text:p>
          </table:table-cell>
          <table:table-cell office:value-type="float" office:value="1212.43652" calcext:value-type="float">
            <text:p>1212.43652</text:p>
          </table:table-cell>
          <table:table-cell office:value-type="float" office:value="1187.56348" calcext:value-type="float">
            <text:p>1187.56348</text:p>
          </table:table-cell>
        </table:table-row>
        <table:table-row table:style-name="ro1">
          <table:table-cell office:value-type="float" office:value="0.42719" calcext:value-type="float">
            <text:p>0.42719</text:p>
          </table:table-cell>
          <table:table-cell office:value-type="float" office:value="1198.93201" calcext:value-type="float">
            <text:p>1198.93201</text:p>
          </table:table-cell>
          <table:table-cell office:value-type="float" office:value="1201.06799" calcext:value-type="float">
            <text:p>1201.06799</text:p>
          </table:table-cell>
        </table:table-row>
        <table:table-row table:style-name="ro1">
          <table:table-cell office:value-type="float" office:value="-9.03355" calcext:value-type="float">
            <text:p>-9.03355</text:p>
          </table:table-cell>
          <table:table-cell office:value-type="float" office:value="1222.58386" calcext:value-type="float">
            <text:p>1222.58386</text:p>
          </table:table-cell>
          <table:table-cell office:value-type="float" office:value="1177.41614" calcext:value-type="float">
            <text:p>1177.41614</text:p>
          </table:table-cell>
        </table:table-row>
        <table:table-row table:style-name="ro1">
          <table:table-cell office:value-type="float" office:value="1.41904" calcext:value-type="float">
            <text:p>1.41904</text:p>
          </table:table-cell>
          <table:table-cell office:value-type="float" office:value="1196.45239" calcext:value-type="float">
            <text:p>1196.45239</text:p>
          </table:table-cell>
          <table:table-cell office:value-type="float" office:value="1203.54761" calcext:value-type="float">
            <text:p>1203.54761</text:p>
          </table:table-cell>
        </table:table-row>
        <table:table-row table:style-name="ro1">
          <table:table-cell office:value-type="float" office:value="-3.4334" calcext:value-type="float">
            <text:p>-3.4334</text:p>
          </table:table-cell>
          <table:table-cell office:value-type="float" office:value="1208.5835" calcext:value-type="float">
            <text:p>1208.5835</text:p>
          </table:table-cell>
          <table:table-cell office:value-type="float" office:value="1191.4165" calcext:value-type="float">
            <text:p>1191.4165</text:p>
          </table:table-cell>
        </table:table-row>
        <table:table-row table:style-name="ro1">
          <table:table-cell office:value-type="float" office:value="5.03548" calcext:value-type="float">
            <text:p>5.03548</text:p>
          </table:table-cell>
          <table:table-cell office:value-type="float" office:value="1187.41125" calcext:value-type="float">
            <text:p>1187.41125</text:p>
          </table:table-cell>
          <table:table-cell office:value-type="float" office:value="1212.58875" calcext:value-type="float">
            <text:p>1212.58875</text:p>
          </table:table-cell>
        </table:table-row>
        <table:table-row table:style-name="ro1">
          <table:table-cell office:value-type="float" office:value="-5.00511" calcext:value-type="float">
            <text:p>-5.00511</text:p>
          </table:table-cell>
          <table:table-cell office:value-type="float" office:value="1212.51282" calcext:value-type="float">
            <text:p>1212.51282</text:p>
          </table:table-cell>
          <table:table-cell office:value-type="float" office:value="1187.48718" calcext:value-type="float">
            <text:p>1187.48718</text:p>
          </table:table-cell>
        </table:table-row>
        <table:table-row table:style-name="ro1">
          <table:table-cell office:value-type="float" office:value="-0.57992" calcext:value-type="float">
            <text:p>-0.57992</text:p>
          </table:table-cell>
          <table:table-cell office:value-type="float" office:value="1201.44983" calcext:value-type="float">
            <text:p>1201.44983</text:p>
          </table:table-cell>
          <table:table-cell office:value-type="float" office:value="1198.55017" calcext:value-type="float">
            <text:p>1198.55017</text:p>
          </table:table-cell>
        </table:table-row>
        <table:table-row table:style-name="ro1">
          <table:table-cell office:value-type="float" office:value="-8.34688" calcext:value-type="float">
            <text:p>-8.34688</text:p>
          </table:table-cell>
          <table:table-cell office:value-type="float" office:value="1220.86719" calcext:value-type="float">
            <text:p>1220.86719</text:p>
          </table:table-cell>
          <table:table-cell office:value-type="float" office:value="1179.13281" calcext:value-type="float">
            <text:p>1179.13281</text:p>
          </table:table-cell>
        </table:table-row>
        <table:table-row table:style-name="ro1">
          <table:table-cell office:value-type="float" office:value="0.16778" calcext:value-type="float">
            <text:p>0.16778</text:p>
          </table:table-cell>
          <table:table-cell office:value-type="float" office:value="1199.58057" calcext:value-type="float">
            <text:p>1199.58057</text:p>
          </table:table-cell>
          <table:table-cell office:value-type="float" office:value="1200.41943" calcext:value-type="float">
            <text:p>1200.41943</text:p>
          </table:table-cell>
        </table:table-row>
        <table:table-row table:style-name="ro1">
          <table:table-cell office:value-type="float" office:value="-7.50762" calcext:value-type="float">
            <text:p>-7.50762</text:p>
          </table:table-cell>
          <table:table-cell office:value-type="float" office:value="1218.76904" calcext:value-type="float">
            <text:p>1218.76904</text:p>
          </table:table-cell>
          <table:table-cell office:value-type="float" office:value="1181.23096" calcext:value-type="float">
            <text:p>1181.23096</text:p>
          </table:table-cell>
        </table:table-row>
        <table:table-row table:style-name="ro1">
          <table:table-cell office:value-type="float" office:value="3.78422" calcext:value-type="float">
            <text:p>3.78422</text:p>
          </table:table-cell>
          <table:table-cell office:value-type="float" office:value="1190.53943" calcext:value-type="float">
            <text:p>1190.53943</text:p>
          </table:table-cell>
          <table:table-cell office:value-type="float" office:value="1209.46057" calcext:value-type="float">
            <text:p>1209.46057</text:p>
          </table:table-cell>
        </table:table-row>
        <table:table-row table:style-name="ro1">
          <table:table-cell office:value-type="float" office:value="-3.63177" calcext:value-type="float">
            <text:p>-3.63177</text:p>
          </table:table-cell>
          <table:table-cell office:value-type="float" office:value="1209.07947" calcext:value-type="float">
            <text:p>1209.07947</text:p>
          </table:table-cell>
          <table:table-cell office:value-type="float" office:value="1190.92053" calcext:value-type="float">
            <text:p>1190.92053</text:p>
          </table:table-cell>
        </table:table-row>
        <table:table-row table:style-name="ro1">
          <table:table-cell office:value-type="float" office:value="5.58482" calcext:value-type="float">
            <text:p>5.58482</text:p>
          </table:table-cell>
          <table:table-cell office:value-type="float" office:value="1186.03796" calcext:value-type="float">
            <text:p>1186.03796</text:p>
          </table:table-cell>
          <table:table-cell office:value-type="float" office:value="1213.96204" calcext:value-type="float">
            <text:p>1213.96204</text:p>
          </table:table-cell>
        </table:table-row>
        <table:table-row table:style-name="ro1">
          <table:table-cell office:value-type="float" office:value="-5.53918" calcext:value-type="float">
            <text:p>-5.53918</text:p>
          </table:table-cell>
          <table:table-cell office:value-type="float" office:value="1213.8479" calcext:value-type="float">
            <text:p>1213.8479</text:p>
          </table:table-cell>
          <table:table-cell office:value-type="float" office:value="1186.1521" calcext:value-type="float">
            <text:p>1186.1521</text:p>
          </table:table-cell>
        </table:table-row>
        <table:table-row table:style-name="ro1">
          <table:table-cell office:value-type="float" office:value="2.36511" calcext:value-type="float">
            <text:p>2.36511</text:p>
          </table:table-cell>
          <table:table-cell office:value-type="float" office:value="1194.08716" calcext:value-type="float">
            <text:p>1194.08716</text:p>
          </table:table-cell>
          <table:table-cell office:value-type="float" office:value="1205.91284" calcext:value-type="float">
            <text:p>1205.91284</text:p>
          </table:table-cell>
        </table:table-row>
        <table:table-row table:style-name="ro1">
          <table:table-cell office:value-type="float" office:value="-10.30007" calcext:value-type="float">
            <text:p>-10.30007</text:p>
          </table:table-cell>
          <table:table-cell office:value-type="float" office:value="1225.75012" calcext:value-type="float">
            <text:p>1225.75012</text:p>
          </table:table-cell>
          <table:table-cell office:value-type="float" office:value="1174.24988" calcext:value-type="float">
            <text:p>1174.24988</text:p>
          </table:table-cell>
        </table:table-row>
        <table:table-row table:style-name="ro1">
          <table:table-cell office:value-type="float" office:value="0.33563" calcext:value-type="float">
            <text:p>0.33563</text:p>
          </table:table-cell>
          <table:table-cell office:value-type="float" office:value="1199.16089" calcext:value-type="float">
            <text:p>1199.16089</text:p>
          </table:table-cell>
          <table:table-cell office:value-type="float" office:value="1200.83911" calcext:value-type="float">
            <text:p>1200.83911</text:p>
          </table:table-cell>
        </table:table-row>
        <table:table-row table:style-name="ro1">
          <table:table-cell office:value-type="float" office:value="-7.69073" calcext:value-type="float">
            <text:p>-7.69073</text:p>
          </table:table-cell>
          <table:table-cell office:value-type="float" office:value="1219.22681" calcext:value-type="float">
            <text:p>1219.22681</text:p>
          </table:table-cell>
          <table:table-cell office:value-type="float" office:value="1180.77319" calcext:value-type="float">
            <text:p>1180.77319</text:p>
          </table:table-cell>
        </table:table-row>
        <table:table-row table:style-name="ro1">
          <table:table-cell office:value-type="float" office:value="2.73134" calcext:value-type="float">
            <text:p>2.73134</text:p>
          </table:table-cell>
          <table:table-cell office:value-type="float" office:value="1193.17163" calcext:value-type="float">
            <text:p>1193.17163</text:p>
          </table:table-cell>
          <table:table-cell office:value-type="float" office:value="1206.82837" calcext:value-type="float">
            <text:p>1206.82837</text:p>
          </table:table-cell>
        </table:table-row>
        <table:table-row table:style-name="ro1">
          <table:table-cell office:value-type="float" office:value="-3.93696" calcext:value-type="float">
            <text:p>-3.93696</text:p>
          </table:table-cell>
          <table:table-cell office:value-type="float" office:value="1209.84241" calcext:value-type="float">
            <text:p>1209.84241</text:p>
          </table:table-cell>
          <table:table-cell office:value-type="float" office:value="1190.15759" calcext:value-type="float">
            <text:p>1190.15759</text:p>
          </table:table-cell>
        </table:table-row>
        <table:table-row table:style-name="ro1">
          <table:table-cell office:value-type="float" office:value="3.46378" calcext:value-type="float">
            <text:p>3.46378</text:p>
          </table:table-cell>
          <table:table-cell office:value-type="float" office:value="1191.34058" calcext:value-type="float">
            <text:p>1191.34058</text:p>
          </table:table-cell>
          <table:table-cell office:value-type="float" office:value="1208.65942" calcext:value-type="float">
            <text:p>1208.65942</text:p>
          </table:table-cell>
        </table:table-row>
        <table:table-row table:style-name="ro1">
          <table:table-cell office:value-type="float" office:value="-4.08955" calcext:value-type="float">
            <text:p>-4.08955</text:p>
          </table:table-cell>
          <table:table-cell office:value-type="float" office:value="1210.22388" calcext:value-type="float">
            <text:p>1210.22388</text:p>
          </table:table-cell>
          <table:table-cell office:value-type="float" office:value="1189.77612" calcext:value-type="float">
            <text:p>1189.77612</text:p>
          </table:table-cell>
        </table:table-row>
        <table:table-row table:style-name="ro1">
          <table:table-cell office:value-type="float" office:value="0.99178" calcext:value-type="float">
            <text:p>0.99178</text:p>
          </table:table-cell>
          <table:table-cell office:value-type="float" office:value="1197.52051" calcext:value-type="float">
            <text:p>1197.52051</text:p>
          </table:table-cell>
          <table:table-cell office:value-type="float" office:value="1202.47949" calcext:value-type="float">
            <text:p>1202.47949</text:p>
          </table:table-cell>
        </table:table-row>
        <table:table-row table:style-name="ro1">
          <table:table-cell office:value-type="float" office:value="-2.42629" calcext:value-type="float">
            <text:p>-2.42629</text:p>
          </table:table-cell>
          <table:table-cell office:value-type="float" office:value="1206.06567" calcext:value-type="float">
            <text:p>1206.06567</text:p>
          </table:table-cell>
          <table:table-cell office:value-type="float" office:value="1193.93433" calcext:value-type="float">
            <text:p>1193.93433</text:p>
          </table:table-cell>
        </table:table-row>
        <table:table-row table:style-name="ro1">
          <table:table-cell office:value-type="float" office:value="-1.49548" calcext:value-type="float">
            <text:p>-1.49548</text:p>
          </table:table-cell>
          <table:table-cell office:value-type="float" office:value="1203.73865" calcext:value-type="float">
            <text:p>1203.73865</text:p>
          </table:table-cell>
          <table:table-cell office:value-type="float" office:value="1196.26135" calcext:value-type="float">
            <text:p>1196.26135</text:p>
          </table:table-cell>
        </table:table-row>
        <table:table-row table:style-name="ro1">
          <table:table-cell office:value-type="float" office:value="-3.54022" calcext:value-type="float">
            <text:p>-3.54022</text:p>
          </table:table-cell>
          <table:table-cell office:value-type="float" office:value="1208.85059" calcext:value-type="float">
            <text:p>1208.85059</text:p>
          </table:table-cell>
          <table:table-cell office:value-type="float" office:value="1191.14941" calcext:value-type="float">
            <text:p>1191.14941</text:p>
          </table:table-cell>
        </table:table-row>
        <table:table-row table:style-name="ro1">
          <table:table-cell office:value-type="float" office:value="0.35089" calcext:value-type="float">
            <text:p>0.35089</text:p>
          </table:table-cell>
          <table:table-cell office:value-type="float" office:value="1199.1228" calcext:value-type="float">
            <text:p>1199.1228</text:p>
          </table:table-cell>
          <table:table-cell office:value-type="float" office:value="1200.8772" calcext:value-type="float">
            <text:p>1200.8772</text:p>
          </table:table-cell>
        </table:table-row>
        <table:table-row table:style-name="ro1">
          <table:table-cell office:value-type="float" office:value="0.25934" calcext:value-type="float">
            <text:p>0.25934</text:p>
          </table:table-cell>
          <table:table-cell office:value-type="float" office:value="1199.35168" calcext:value-type="float">
            <text:p>1199.35168</text:p>
          </table:table-cell>
          <table:table-cell office:value-type="float" office:value="1200.64832" calcext:value-type="float">
            <text:p>1200.64832</text:p>
          </table:table-cell>
        </table:table-row>
        <table:table-row table:style-name="ro1">
          <table:table-cell office:value-type="float" office:value="1.14437" calcext:value-type="float">
            <text:p>1.14437</text:p>
          </table:table-cell>
          <table:table-cell office:value-type="float" office:value="1197.13904" calcext:value-type="float">
            <text:p>1197.13904</text:p>
          </table:table-cell>
          <table:table-cell office:value-type="float" office:value="1202.86096" calcext:value-type="float">
            <text:p>1202.86096</text:p>
          </table:table-cell>
        </table:table-row>
        <table:table-row table:style-name="ro1">
          <table:table-cell office:value-type="float" office:value="-0.16792" calcext:value-type="float">
            <text:p>-0.16792</text:p>
          </table:table-cell>
          <table:table-cell office:value-type="float" office:value="1200.4198" calcext:value-type="float">
            <text:p>1200.4198</text:p>
          </table:table-cell>
          <table:table-cell office:value-type="float" office:value="1199.5802" calcext:value-type="float">
            <text:p>1199.5802</text:p>
          </table:table-cell>
        </table:table-row>
        <table:table-row table:style-name="ro1">
          <table:table-cell office:value-type="float" office:value="-1.938" calcext:value-type="float">
            <text:p>-1.938</text:p>
          </table:table-cell>
          <table:table-cell office:value-type="float" office:value="1204.84497" calcext:value-type="float">
            <text:p>1204.84497</text:p>
          </table:table-cell>
          <table:table-cell office:value-type="float" office:value="1195.15503" calcext:value-type="float">
            <text:p>1195.15503</text:p>
          </table:table-cell>
        </table:table-row>
        <table:table-row table:style-name="ro1">
          <table:table-cell office:value-type="float" office:value="1.41904" calcext:value-type="float">
            <text:p>1.41904</text:p>
          </table:table-cell>
          <table:table-cell office:value-type="float" office:value="1196.45239" calcext:value-type="float">
            <text:p>1196.45239</text:p>
          </table:table-cell>
          <table:table-cell office:value-type="float" office:value="1203.54761" calcext:value-type="float">
            <text:p>1203.54761</text:p>
          </table:table-cell>
        </table:table-row>
        <table:table-row table:style-name="ro1">
          <table:table-cell office:value-type="float" office:value="-3.60125" calcext:value-type="float">
            <text:p>-3.60125</text:p>
          </table:table-cell>
          <table:table-cell office:value-type="float" office:value="1209.00317" calcext:value-type="float">
            <text:p>1209.00317</text:p>
          </table:table-cell>
          <table:table-cell office:value-type="float" office:value="1190.99683" calcext:value-type="float">
            <text:p>1190.99683</text:p>
          </table:table-cell>
        </table:table-row>
        <table:table-row table:style-name="ro1">
          <table:table-cell office:value-type="float" office:value="-1.67859" calcext:value-type="float">
            <text:p>-1.67859</text:p>
          </table:table-cell>
          <table:table-cell office:value-type="float" office:value="1204.19641" calcext:value-type="float">
            <text:p>1204.19641</text:p>
          </table:table-cell>
          <table:table-cell office:value-type="float" office:value="1195.80359" calcext:value-type="float">
            <text:p>1195.80359</text:p>
          </table:table-cell>
        </table:table-row>
        <table:table-row table:style-name="ro1">
          <table:table-cell office:value-type="float" office:value="-1.81592" calcext:value-type="float">
            <text:p>-1.81592</text:p>
          </table:table-cell>
          <table:table-cell office:value-type="float" office:value="1204.53979" calcext:value-type="float">
            <text:p>1204.53979</text:p>
          </table:table-cell>
          <table:table-cell office:value-type="float" office:value="1195.46021" calcext:value-type="float">
            <text:p>1195.46021</text:p>
          </table:table-cell>
        </table:table-row>
        <table:table-row table:style-name="ro1">
          <table:table-cell office:value-type="float" office:value="1.08334" calcext:value-type="float">
            <text:p>1.08334</text:p>
          </table:table-cell>
          <table:table-cell office:value-type="float" office:value="1197.29163" calcext:value-type="float">
            <text:p>1197.29163</text:p>
          </table:table-cell>
          <table:table-cell office:value-type="float" office:value="1202.70837" calcext:value-type="float">
            <text:p>1202.70837</text:p>
          </table:table-cell>
        </table:table-row>
        <table:table-row table:style-name="ro1">
          <table:table-cell office:value-type="float" office:value="-2.92985" calcext:value-type="float">
            <text:p>-2.92985</text:p>
          </table:table-cell>
          <table:table-cell office:value-type="float" office:value="1207.32458" calcext:value-type="float">
            <text:p>1207.32458</text:p>
          </table:table-cell>
          <table:table-cell office:value-type="float" office:value="1192.67542" calcext:value-type="float">
            <text:p>1192.67542</text:p>
          </table:table-cell>
        </table:table-row>
        <table:table-row table:style-name="ro1">
          <table:table-cell office:value-type="float" office:value="-1.95325" calcext:value-type="float">
            <text:p>-1.95325</text:p>
          </table:table-cell>
          <table:table-cell office:value-type="float" office:value="1204.88318" calcext:value-type="float">
            <text:p>1204.88318</text:p>
          </table:table-cell>
          <table:table-cell office:value-type="float" office:value="1195.11682" calcext:value-type="float">
            <text:p>1195.11682</text:p>
          </table:table-cell>
        </table:table-row>
        <table:table-row table:style-name="ro1">
          <table:table-cell office:value-type="float" office:value="-6.05799" calcext:value-type="float">
            <text:p>-6.05799</text:p>
          </table:table-cell>
          <table:table-cell office:value-type="float" office:value="1215.14502" calcext:value-type="float">
            <text:p>1215.14502</text:p>
          </table:table-cell>
          <table:table-cell office:value-type="float" office:value="1184.85498" calcext:value-type="float">
            <text:p>1184.85498</text:p>
          </table:table-cell>
        </table:table-row>
        <table:table-row table:style-name="ro1">
          <table:table-cell office:value-type="float" office:value="-5.29503" calcext:value-type="float">
            <text:p>-5.29503</text:p>
          </table:table-cell>
          <table:table-cell office:value-type="float" office:value="1213.23755" calcext:value-type="float">
            <text:p>1213.23755</text:p>
          </table:table-cell>
          <table:table-cell office:value-type="float" office:value="1186.76245" calcext:value-type="float">
            <text:p>1186.76245</text:p>
          </table:table-cell>
        </table:table-row>
        <table:table-row table:style-name="ro1">
          <table:table-cell office:value-type="float" office:value="-6.36318" calcext:value-type="float">
            <text:p>-6.36318</text:p>
          </table:table-cell>
          <table:table-cell office:value-type="float" office:value="1215.90796" calcext:value-type="float">
            <text:p>1215.90796</text:p>
          </table:table-cell>
          <table:table-cell office:value-type="float" office:value="1184.09204" calcext:value-type="float">
            <text:p>1184.09204</text:p>
          </table:table-cell>
        </table:table-row>
        <table:table-row table:style-name="ro1">
          <table:table-cell office:value-type="float" office:value="7.55326" calcext:value-type="float">
            <text:p>7.55326</text:p>
          </table:table-cell>
          <table:table-cell office:value-type="float" office:value="1181.11682" calcext:value-type="float">
            <text:p>1181.11682</text:p>
          </table:table-cell>
          <table:table-cell office:value-type="float" office:value="1218.88318" calcext:value-type="float">
            <text:p>1218.88318</text:p>
          </table:table-cell>
        </table:table-row>
        <table:table-row table:style-name="ro1">
          <table:table-cell office:value-type="float" office:value="0.41193" calcext:value-type="float">
            <text:p>0.41193</text:p>
          </table:table-cell>
          <table:table-cell office:value-type="float" office:value="1198.97021" calcext:value-type="float">
            <text:p>1198.97021</text:p>
          </table:table-cell>
          <table:table-cell office:value-type="float" office:value="1201.02979" calcext:value-type="float">
            <text:p>1201.02979</text:p>
          </table:table-cell>
        </table:table-row>
        <table:table-row table:style-name="ro1">
          <table:table-cell office:value-type="float" office:value="0.13726" calcext:value-type="float">
            <text:p>0.13726</text:p>
          </table:table-cell>
          <table:table-cell office:value-type="float" office:value="1199.65686" calcext:value-type="float">
            <text:p>1199.65686</text:p>
          </table:table-cell>
          <table:table-cell office:value-type="float" office:value="1200.34314" calcext:value-type="float">
            <text:p>1200.34314</text:p>
          </table:table-cell>
        </table:table-row>
        <table:table-row table:style-name="ro1">
          <table:table-cell office:value-type="float" office:value="-5.9054" calcext:value-type="float">
            <text:p>-5.9054</text:p>
          </table:table-cell>
          <table:table-cell office:value-type="float" office:value="1214.76355" calcext:value-type="float">
            <text:p>1214.76355</text:p>
          </table:table-cell>
          <table:table-cell office:value-type="float" office:value="1185.23645" calcext:value-type="float">
            <text:p>1185.23645</text:p>
          </table:table-cell>
        </table:table-row>
        <table:table-row table:style-name="ro1">
          <table:table-cell office:value-type="float" office:value="-3.40288" calcext:value-type="float">
            <text:p>-3.40288</text:p>
          </table:table-cell>
          <table:table-cell office:value-type="float" office:value="1208.5072" calcext:value-type="float">
            <text:p>1208.5072</text:p>
          </table:table-cell>
          <table:table-cell office:value-type="float" office:value="1191.4928" calcext:value-type="float">
            <text:p>1191.4928</text:p>
          </table:table-cell>
        </table:table-row>
        <table:table-row table:style-name="ro1">
          <table:table-cell office:value-type="float" office:value="-8.05696" calcext:value-type="float">
            <text:p>-8.05696</text:p>
          </table:table-cell>
          <table:table-cell office:value-type="float" office:value="1220.14233" calcext:value-type="float">
            <text:p>1220.14233</text:p>
          </table:table-cell>
          <table:table-cell office:value-type="float" office:value="1179.85767" calcext:value-type="float">
            <text:p>1179.85767</text:p>
          </table:table-cell>
        </table:table-row>
        <table:table-row table:style-name="ro1">
          <table:table-cell office:value-type="float" office:value="-3.63177" calcext:value-type="float">
            <text:p>-3.63177</text:p>
          </table:table-cell>
          <table:table-cell office:value-type="float" office:value="1209.07947" calcext:value-type="float">
            <text:p>1209.07947</text:p>
          </table:table-cell>
          <table:table-cell office:value-type="float" office:value="1190.92053" calcext:value-type="float">
            <text:p>1190.92053</text:p>
          </table:table-cell>
        </table:table-row>
        <table:table-row table:style-name="ro1">
          <table:table-cell office:value-type="float" office:value="-9.07933" calcext:value-type="float">
            <text:p>-9.07933</text:p>
          </table:table-cell>
          <table:table-cell office:value-type="float" office:value="1222.69836" calcext:value-type="float">
            <text:p>1222.69836</text:p>
          </table:table-cell>
          <table:table-cell office:value-type="float" office:value="1177.30164" calcext:value-type="float">
            <text:p>1177.30164</text:p>
          </table:table-cell>
        </table:table-row>
        <table:table-row table:style-name="ro1">
          <table:table-cell office:value-type="float" office:value="4.45563" calcext:value-type="float">
            <text:p>4.45563</text:p>
          </table:table-cell>
          <table:table-cell office:value-type="float" office:value="1188.86096" calcext:value-type="float">
            <text:p>1188.86096</text:p>
          </table:table-cell>
          <table:table-cell office:value-type="float" office:value="1211.13904" calcext:value-type="float">
            <text:p>1211.13904</text:p>
          </table:table-cell>
        </table:table-row>
        <table:table-row table:style-name="ro1">
          <table:table-cell office:value-type="float" office:value="-0.79355" calcext:value-type="float">
            <text:p>-0.79355</text:p>
          </table:table-cell>
          <table:table-cell office:value-type="float" office:value="1201.98389" calcext:value-type="float">
            <text:p>1201.98389</text:p>
          </table:table-cell>
          <table:table-cell office:value-type="float" office:value="1198.01611" calcext:value-type="float">
            <text:p>1198.01611</text:p>
          </table:table-cell>
        </table:table-row>
        <table:table-row table:style-name="ro1">
          <table:table-cell office:value-type="float" office:value="4.80659" calcext:value-type="float">
            <text:p>4.80659</text:p>
          </table:table-cell>
          <table:table-cell office:value-type="float" office:value="1187.98352" calcext:value-type="float">
            <text:p>1187.98352</text:p>
          </table:table-cell>
          <table:table-cell office:value-type="float" office:value="1212.01648" calcext:value-type="float">
            <text:p>1212.01648</text:p>
          </table:table-cell>
        </table:table-row>
        <table:table-row table:style-name="ro1">
          <table:table-cell office:value-type="float" office:value="-4.45577" calcext:value-type="float">
            <text:p>-4.45577</text:p>
          </table:table-cell>
          <table:table-cell office:value-type="float" office:value="1211.1394" calcext:value-type="float">
            <text:p>1211.1394</text:p>
          </table:table-cell>
          <table:table-cell office:value-type="float" office:value="1188.8606" calcext:value-type="float">
            <text:p>1188.8606</text:p>
          </table:table-cell>
        </table:table-row>
        <table:table-row table:style-name="ro1">
          <table:table-cell office:value-type="float" office:value="-4.48629" calcext:value-type="float">
            <text:p>-4.48629</text:p>
          </table:table-cell>
          <table:table-cell office:value-type="float" office:value="1211.2157" calcext:value-type="float">
            <text:p>1211.2157</text:p>
          </table:table-cell>
          <table:table-cell office:value-type="float" office:value="1188.7843" calcext:value-type="float">
            <text:p>1188.7843</text:p>
          </table:table-cell>
        </table:table-row>
        <table:table-row table:style-name="ro1">
          <table:table-cell office:value-type="float" office:value="-10.57473" calcext:value-type="float">
            <text:p>-10.57473</text:p>
          </table:table-cell>
          <table:table-cell office:value-type="float" office:value="1226.43689" calcext:value-type="float">
            <text:p>1226.43689</text:p>
          </table:table-cell>
          <table:table-cell office:value-type="float" office:value="1173.56311" calcext:value-type="float">
            <text:p>1173.56311</text:p>
          </table:table-cell>
        </table:table-row>
        <table:table-row table:style-name="ro1">
          <table:table-cell office:value-type="float" office:value="-8.17903" calcext:value-type="float">
            <text:p>-8.17903</text:p>
          </table:table-cell>
          <table:table-cell office:value-type="float" office:value="1220.44763" calcext:value-type="float">
            <text:p>1220.44763</text:p>
          </table:table-cell>
          <table:table-cell office:value-type="float" office:value="1179.55237" calcext:value-type="float">
            <text:p>1179.55237</text:p>
          </table:table-cell>
        </table:table-row>
        <table:table-row table:style-name="ro1">
          <table:table-cell office:value-type="float" office:value="-12.92466" calcext:value-type="float">
            <text:p>-12.92466</text:p>
          </table:table-cell>
          <table:table-cell office:value-type="float" office:value="1232.31165" calcext:value-type="float">
            <text:p>1232.31165</text:p>
          </table:table-cell>
          <table:table-cell office:value-type="float" office:value="1167.68835" calcext:value-type="float">
            <text:p>1167.68835</text:p>
          </table:table-cell>
        </table:table-row>
        <table:table-row table:style-name="ro1">
          <table:table-cell office:value-type="float" office:value="-0.2137" calcext:value-type="float">
            <text:p>-0.2137</text:p>
          </table:table-cell>
          <table:table-cell office:value-type="float" office:value="1200.5343" calcext:value-type="float">
            <text:p>1200.5343</text:p>
          </table:table-cell>
          <table:table-cell office:value-type="float" office:value="1199.4657" calcext:value-type="float">
            <text:p>1199.4657</text:p>
          </table:table-cell>
        </table:table-row>
        <table:table-row table:style-name="ro1">
          <table:table-cell office:value-type="float" office:value="-3.75385" calcext:value-type="float">
            <text:p>-3.75385</text:p>
          </table:table-cell>
          <table:table-cell office:value-type="float" office:value="1209.38464" calcext:value-type="float">
            <text:p>1209.38464</text:p>
          </table:table-cell>
          <table:table-cell office:value-type="float" office:value="1190.61536" calcext:value-type="float">
            <text:p>1190.61536</text:p>
          </table:table-cell>
        </table:table-row>
        <table:table-row table:style-name="ro1">
          <table:table-cell office:value-type="float" office:value="-1.3734" calcext:value-type="float">
            <text:p>-1.3734</text:p>
          </table:table-cell>
          <table:table-cell office:value-type="float" office:value="1203.43347" calcext:value-type="float">
            <text:p>1203.43347</text:p>
          </table:table-cell>
          <table:table-cell office:value-type="float" office:value="1196.56653" calcext:value-type="float">
            <text:p>1196.56653</text:p>
          </table:table-cell>
        </table:table-row>
        <table:table-row table:style-name="ro1">
          <table:table-cell office:value-type="float" office:value="-5.41711" calcext:value-type="float">
            <text:p>-5.41711</text:p>
          </table:table-cell>
          <table:table-cell office:value-type="float" office:value="1213.54272" calcext:value-type="float">
            <text:p>1213.54272</text:p>
          </table:table-cell>
          <table:table-cell office:value-type="float" office:value="1186.45728" calcext:value-type="float">
            <text:p>1186.45728</text:p>
          </table:table-cell>
        </table:table-row>
        <table:table-row table:style-name="ro1">
          <table:table-cell office:value-type="float" office:value="-6.22585" calcext:value-type="float">
            <text:p>-6.22585</text:p>
          </table:table-cell>
          <table:table-cell office:value-type="float" office:value="1215.56458" calcext:value-type="float">
            <text:p>1215.56458</text:p>
          </table:table-cell>
          <table:table-cell office:value-type="float" office:value="1184.43542" calcext:value-type="float">
            <text:p>1184.43542</text:p>
          </table:table-cell>
        </table:table-row>
        <table:table-row table:style-name="ro1">
          <table:table-cell office:value-type="float" office:value="-9.90333" calcext:value-type="float">
            <text:p>-9.90333</text:p>
          </table:table-cell>
          <table:table-cell office:value-type="float" office:value="1224.7583" calcext:value-type="float">
            <text:p>1224.7583</text:p>
          </table:table-cell>
          <table:table-cell office:value-type="float" office:value="1175.2417" calcext:value-type="float">
            <text:p>1175.2417</text:p>
          </table:table-cell>
        </table:table-row>
        <table:table-row table:style-name="ro1">
          <table:table-cell office:value-type="float" office:value="-8.77414" calcext:value-type="float">
            <text:p>-8.77414</text:p>
          </table:table-cell>
          <table:table-cell office:value-type="float" office:value="1221.9353" calcext:value-type="float">
            <text:p>1221.9353</text:p>
          </table:table-cell>
          <table:table-cell office:value-type="float" office:value="1178.0647" calcext:value-type="float">
            <text:p>1178.0647</text:p>
          </table:table-cell>
        </table:table-row>
        <table:table-row table:style-name="ro1">
          <table:table-cell office:value-type="float" office:value="-6.8057" calcext:value-type="float">
            <text:p>-6.8057</text:p>
          </table:table-cell>
          <table:table-cell office:value-type="float" office:value="1217.01428" calcext:value-type="float">
            <text:p>1217.01428</text:p>
          </table:table-cell>
          <table:table-cell office:value-type="float" office:value="1182.98572" calcext:value-type="float">
            <text:p>1182.98572</text:p>
          </table:table-cell>
        </table:table-row>
        <table:table-row table:style-name="ro1">
          <table:table-cell office:value-type="float" office:value="-7.53814" calcext:value-type="float">
            <text:p>-7.53814</text:p>
          </table:table-cell>
          <table:table-cell office:value-type="float" office:value="1218.84534" calcext:value-type="float">
            <text:p>1218.84534</text:p>
          </table:table-cell>
          <table:table-cell office:value-type="float" office:value="1181.15466" calcext:value-type="float">
            <text:p>1181.15466</text:p>
          </table:table-cell>
        </table:table-row>
        <table:table-row table:style-name="ro1">
          <table:table-cell office:value-type="float" office:value="-4.94407" calcext:value-type="float">
            <text:p>-4.94407</text:p>
          </table:table-cell>
          <table:table-cell office:value-type="float" office:value="1212.36023" calcext:value-type="float">
            <text:p>1212.36023</text:p>
          </table:table-cell>
          <table:table-cell office:value-type="float" office:value="1187.63977" calcext:value-type="float">
            <text:p>1187.63977</text:p>
          </table:table-cell>
        </table:table-row>
        <table:table-row table:style-name="ro1">
          <table:table-cell office:value-type="float" office:value="-9.55236" calcext:value-type="float">
            <text:p>-9.55236</text:p>
          </table:table-cell>
          <table:table-cell office:value-type="float" office:value="1223.88086" calcext:value-type="float">
            <text:p>1223.88086</text:p>
          </table:table-cell>
          <table:table-cell office:value-type="float" office:value="1176.11914" calcext:value-type="float">
            <text:p>1176.11914</text:p>
          </table:table-cell>
        </table:table-row>
        <table:table-row table:style-name="ro1">
          <table:table-cell office:value-type="float" office:value="-4.39474" calcext:value-type="float">
            <text:p>-4.39474</text:p>
          </table:table-cell>
          <table:table-cell office:value-type="float" office:value="1210.98682" calcext:value-type="float">
            <text:p>1210.98682</text:p>
          </table:table-cell>
          <table:table-cell office:value-type="float" office:value="1189.01318" calcext:value-type="float">
            <text:p>1189.01318</text:p>
          </table:table-cell>
        </table:table-row>
        <table:table-row table:style-name="ro1">
          <table:table-cell office:value-type="float" office:value="-11.79547" calcext:value-type="float">
            <text:p>-11.79547</text:p>
          </table:table-cell>
          <table:table-cell office:value-type="float" office:value="1229.48865" calcext:value-type="float">
            <text:p>1229.48865</text:p>
          </table:table-cell>
          <table:table-cell office:value-type="float" office:value="1170.51135" calcext:value-type="float">
            <text:p>1170.51135</text:p>
          </table:table-cell>
        </table:table-row>
        <table:table-row table:style-name="ro1">
          <table:table-cell office:value-type="float" office:value="-2.24318" calcext:value-type="float">
            <text:p>-2.24318</text:p>
          </table:table-cell>
          <table:table-cell office:value-type="float" office:value="1205.60791" calcext:value-type="float">
            <text:p>1205.60791</text:p>
          </table:table-cell>
          <table:table-cell office:value-type="float" office:value="1194.39209" calcext:value-type="float">
            <text:p>1194.39209</text:p>
          </table:table-cell>
        </table:table-row>
        <table:table-row table:style-name="ro1">
          <table:table-cell office:value-type="float" office:value="-17.96021" calcext:value-type="float">
            <text:p>-17.96021</text:p>
          </table:table-cell>
          <table:table-cell office:value-type="float" office:value="1244.90051" calcext:value-type="float">
            <text:p>1244.90051</text:p>
          </table:table-cell>
          <table:table-cell office:value-type="float" office:value="1155.09949" calcext:value-type="float">
            <text:p>1155.09949</text:p>
          </table:table-cell>
        </table:table-row>
        <table:table-row table:style-name="ro1">
          <table:table-cell office:value-type="float" office:value="1.67845" calcext:value-type="float">
            <text:p>1.67845</text:p>
          </table:table-cell>
          <table:table-cell office:value-type="float" office:value="1195.80383" calcext:value-type="float">
            <text:p>1195.80383</text:p>
          </table:table-cell>
          <table:table-cell office:value-type="float" office:value="1204.19617" calcext:value-type="float">
            <text:p>1204.19617</text:p>
          </table:table-cell>
        </table:table-row>
        <table:table-row table:style-name="ro1">
          <table:table-cell office:value-type="float" office:value="-12.72629" calcext:value-type="float">
            <text:p>-12.72629</text:p>
          </table:table-cell>
          <table:table-cell office:value-type="float" office:value="1231.81567" calcext:value-type="float">
            <text:p>1231.81567</text:p>
          </table:table-cell>
          <table:table-cell office:value-type="float" office:value="1168.18433" calcext:value-type="float">
            <text:p>1168.18433</text:p>
          </table:table-cell>
        </table:table-row>
        <table:table-row table:style-name="ro1">
          <table:table-cell office:value-type="float" office:value="1.32748" calcext:value-type="float">
            <text:p>1.32748</text:p>
          </table:table-cell>
          <table:table-cell office:value-type="float" office:value="1196.68127" calcext:value-type="float">
            <text:p>1196.68127</text:p>
          </table:table-cell>
          <table:table-cell office:value-type="float" office:value="1203.31873" calcext:value-type="float">
            <text:p>1203.31873</text:p>
          </table:table-cell>
        </table:table-row>
        <table:table-row table:style-name="ro1">
          <table:table-cell office:value-type="float" office:value="-10.3611" calcext:value-type="float">
            <text:p>-10.3611</text:p>
          </table:table-cell>
          <table:table-cell office:value-type="float" office:value="1225.90271" calcext:value-type="float">
            <text:p>1225.90271</text:p>
          </table:table-cell>
          <table:table-cell office:value-type="float" office:value="1174.09729" calcext:value-type="float">
            <text:p>1174.09729</text:p>
          </table:table-cell>
        </table:table-row>
        <table:table-row table:style-name="ro1">
          <table:table-cell office:value-type="float" office:value="-0.50363" calcext:value-type="float">
            <text:p>-0.50363</text:p>
          </table:table-cell>
          <table:table-cell office:value-type="float" office:value="1201.25903" calcext:value-type="float">
            <text:p>1201.25903</text:p>
          </table:table-cell>
          <table:table-cell office:value-type="float" office:value="1198.74097" calcext:value-type="float">
            <text:p>1198.74097</text:p>
          </table:table-cell>
        </table:table-row>
        <table:table-row table:style-name="ro1">
          <table:table-cell office:value-type="float" office:value="-8.08748" calcext:value-type="float">
            <text:p>-8.08748</text:p>
          </table:table-cell>
          <table:table-cell office:value-type="float" office:value="1220.21875" calcext:value-type="float">
            <text:p>1220.21875</text:p>
          </table:table-cell>
          <table:table-cell office:value-type="float" office:value="1179.78125" calcext:value-type="float">
            <text:p>1179.78125</text:p>
          </table:table-cell>
        </table:table-row>
        <table:table-row table:style-name="ro1">
          <table:table-cell office:value-type="float" office:value="-2.96037" calcext:value-type="float">
            <text:p>-2.96037</text:p>
          </table:table-cell>
          <table:table-cell office:value-type="float" office:value="1207.40088" calcext:value-type="float">
            <text:p>1207.40088</text:p>
          </table:table-cell>
          <table:table-cell office:value-type="float" office:value="1192.59912" calcext:value-type="float">
            <text:p>1192.59912</text:p>
          </table:table-cell>
        </table:table-row>
        <table:table-row table:style-name="ro1">
          <table:table-cell office:value-type="float" office:value="-13.96229" calcext:value-type="float">
            <text:p>-13.96229</text:p>
          </table:table-cell>
          <table:table-cell office:value-type="float" office:value="1234.90576" calcext:value-type="float">
            <text:p>1234.90576</text:p>
          </table:table-cell>
          <table:table-cell office:value-type="float" office:value="1165.09424" calcext:value-type="float">
            <text:p>1165.09424</text:p>
          </table:table-cell>
        </table:table-row>
        <table:table-row table:style-name="ro1">
          <table:table-cell office:value-type="float" office:value="-10.98673" calcext:value-type="float">
            <text:p>-10.98673</text:p>
          </table:table-cell>
          <table:table-cell office:value-type="float" office:value="1227.4668" calcext:value-type="float">
            <text:p>1227.4668</text:p>
          </table:table-cell>
          <table:table-cell office:value-type="float" office:value="1172.5332" calcext:value-type="float">
            <text:p>1172.5332</text:p>
          </table:table-cell>
        </table:table-row>
        <table:table-row table:style-name="ro1">
          <table:table-cell office:value-type="float" office:value="-8.31636" calcext:value-type="float">
            <text:p>-8.31636</text:p>
          </table:table-cell>
          <table:table-cell office:value-type="float" office:value="1220.79089" calcext:value-type="float">
            <text:p>1220.79089</text:p>
          </table:table-cell>
          <table:table-cell office:value-type="float" office:value="1179.20911" calcext:value-type="float">
            <text:p>1179.20911</text:p>
          </table:table-cell>
        </table:table-row>
        <table:table-row table:style-name="ro1">
          <table:table-cell office:value-type="float" office:value="-12.86362" calcext:value-type="float">
            <text:p>-12.86362</text:p>
          </table:table-cell>
          <table:table-cell office:value-type="float" office:value="1232.15906" calcext:value-type="float">
            <text:p>1232.15906</text:p>
          </table:table-cell>
          <table:table-cell office:value-type="float" office:value="1167.84094" calcext:value-type="float">
            <text:p>1167.84094</text:p>
          </table:table-cell>
        </table:table-row>
        <table:table-row table:style-name="ro1">
          <table:table-cell office:value-type="float" office:value="-1.99903" calcext:value-type="float">
            <text:p>-1.99903</text:p>
          </table:table-cell>
          <table:table-cell office:value-type="float" office:value="1204.99756" calcext:value-type="float">
            <text:p>1204.99756</text:p>
          </table:table-cell>
          <table:table-cell office:value-type="float" office:value="1195.00244" calcext:value-type="float">
            <text:p>1195.00244</text:p>
          </table:table-cell>
        </table:table-row>
        <table:table-row table:style-name="ro1">
          <table:table-cell office:value-type="float" office:value="-11.81073" calcext:value-type="float">
            <text:p>-11.81073</text:p>
          </table:table-cell>
          <table:table-cell office:value-type="float" office:value="1229.52686" calcext:value-type="float">
            <text:p>1229.52686</text:p>
          </table:table-cell>
          <table:table-cell office:value-type="float" office:value="1170.47314" calcext:value-type="float">
            <text:p>1170.47314</text:p>
          </table:table-cell>
        </table:table-row>
        <table:table-row table:style-name="ro1">
          <table:table-cell office:value-type="float" office:value="2.31934" calcext:value-type="float">
            <text:p>2.31934</text:p>
          </table:table-cell>
          <table:table-cell office:value-type="float" office:value="1194.20166" calcext:value-type="float">
            <text:p>1194.20166</text:p>
          </table:table-cell>
          <table:table-cell office:value-type="float" office:value="1205.79834" calcext:value-type="float">
            <text:p>1205.79834</text:p>
          </table:table-cell>
        </table:table-row>
        <table:table-row table:style-name="ro1">
          <table:table-cell office:value-type="float" office:value="-6.48525" calcext:value-type="float">
            <text:p>-6.48525</text:p>
          </table:table-cell>
          <table:table-cell office:value-type="float" office:value="1216.21313" calcext:value-type="float">
            <text:p>1216.21313</text:p>
          </table:table-cell>
          <table:table-cell office:value-type="float" office:value="1183.78687" calcext:value-type="float">
            <text:p>1183.78687</text:p>
          </table:table-cell>
        </table:table-row>
        <table:table-row table:style-name="ro1">
          <table:table-cell office:value-type="float" office:value="-2.65518" calcext:value-type="float">
            <text:p>-2.65518</text:p>
          </table:table-cell>
          <table:table-cell office:value-type="float" office:value="1206.63794" calcext:value-type="float">
            <text:p>1206.63794</text:p>
          </table:table-cell>
          <table:table-cell office:value-type="float" office:value="1193.36206" calcext:value-type="float">
            <text:p>1193.36206</text:p>
          </table:table-cell>
        </table:table-row>
        <table:table-row table:style-name="ro1">
          <table:table-cell office:value-type="float" office:value="-12.37533" calcext:value-type="float">
            <text:p>-12.37533</text:p>
          </table:table-cell>
          <table:table-cell office:value-type="float" office:value="1230.93835" calcext:value-type="float">
            <text:p>1230.93835</text:p>
          </table:table-cell>
          <table:table-cell office:value-type="float" office:value="1169.06165" calcext:value-type="float">
            <text:p>1169.06165</text:p>
          </table:table-cell>
        </table:table-row>
        <table:table-row table:style-name="ro1">
          <table:table-cell office:value-type="float" office:value="-3.55548" calcext:value-type="float">
            <text:p>-3.55548</text:p>
          </table:table-cell>
          <table:table-cell office:value-type="float" office:value="1208.88867" calcext:value-type="float">
            <text:p>1208.88867</text:p>
          </table:table-cell>
          <table:table-cell office:value-type="float" office:value="1191.11133" calcext:value-type="float">
            <text:p>1191.11133</text:p>
          </table:table-cell>
        </table:table-row>
        <table:table-row table:style-name="ro1">
          <table:table-cell office:value-type="float" office:value="-9.84229" calcext:value-type="float">
            <text:p>-9.84229</text:p>
          </table:table-cell>
          <table:table-cell office:value-type="float" office:value="1224.60571" calcext:value-type="float">
            <text:p>1224.60571</text:p>
          </table:table-cell>
          <table:table-cell office:value-type="float" office:value="1175.39429" calcext:value-type="float">
            <text:p>1175.39429</text:p>
          </table:table-cell>
        </table:table-row>
        <table:table-row table:style-name="ro1">
          <table:table-cell office:value-type="float" office:value="-5.81385" calcext:value-type="float">
            <text:p>-5.81385</text:p>
          </table:table-cell>
          <table:table-cell office:value-type="float" office:value="1214.53467" calcext:value-type="float">
            <text:p>1214.53467</text:p>
          </table:table-cell>
          <table:table-cell office:value-type="float" office:value="1185.46533" calcext:value-type="float">
            <text:p>1185.46533</text:p>
          </table:table-cell>
        </table:table-row>
        <table:table-row table:style-name="ro1">
          <table:table-cell office:value-type="float" office:value="-5.32555" calcext:value-type="float">
            <text:p>-5.32555</text:p>
          </table:table-cell>
          <table:table-cell office:value-type="float" office:value="1213.31384" calcext:value-type="float">
            <text:p>1213.31384</text:p>
          </table:table-cell>
          <table:table-cell office:value-type="float" office:value="1186.68616" calcext:value-type="float">
            <text:p>1186.68616</text:p>
          </table:table-cell>
        </table:table-row>
        <table:table-row table:style-name="ro1">
          <table:table-cell office:value-type="float" office:value="-8.08748" calcext:value-type="float">
            <text:p>-8.08748</text:p>
          </table:table-cell>
          <table:table-cell office:value-type="float" office:value="1220.21875" calcext:value-type="float">
            <text:p>1220.21875</text:p>
          </table:table-cell>
          <table:table-cell office:value-type="float" office:value="1179.78125" calcext:value-type="float">
            <text:p>1179.78125</text:p>
          </table:table-cell>
        </table:table-row>
        <table:table-row table:style-name="ro1">
          <table:table-cell office:value-type="float" office:value="-4.47103" calcext:value-type="float">
            <text:p>-4.47103</text:p>
          </table:table-cell>
          <table:table-cell office:value-type="float" office:value="1211.17761" calcext:value-type="float">
            <text:p>1211.17761</text:p>
          </table:table-cell>
          <table:table-cell office:value-type="float" office:value="1188.82239" calcext:value-type="float">
            <text:p>1188.82239</text:p>
          </table:table-cell>
        </table:table-row>
        <table:table-row table:style-name="ro1">
          <table:table-cell office:value-type="float" office:value="-13.12303" calcext:value-type="float">
            <text:p>-13.12303</text:p>
          </table:table-cell>
          <table:table-cell office:value-type="float" office:value="1232.80762" calcext:value-type="float">
            <text:p>1232.80762</text:p>
          </table:table-cell>
          <table:table-cell office:value-type="float" office:value="1167.19238" calcext:value-type="float">
            <text:p>1167.19238</text:p>
          </table:table-cell>
        </table:table-row>
        <table:table-row table:style-name="ro1">
          <table:table-cell office:value-type="float" office:value="-7.41607" calcext:value-type="float">
            <text:p>-7.41607</text:p>
          </table:table-cell>
          <table:table-cell office:value-type="float" office:value="1218.54016" calcext:value-type="float">
            <text:p>1218.54016</text:p>
          </table:table-cell>
          <table:table-cell office:value-type="float" office:value="1181.45984" calcext:value-type="float">
            <text:p>1181.45984</text:p>
          </table:table-cell>
        </table:table-row>
        <table:table-row table:style-name="ro1">
          <table:table-cell office:value-type="float" office:value="-12.48214" calcext:value-type="float">
            <text:p>-12.48214</text:p>
          </table:table-cell>
          <table:table-cell office:value-type="float" office:value="1231.20532" calcext:value-type="float">
            <text:p>1231.20532</text:p>
          </table:table-cell>
          <table:table-cell office:value-type="float" office:value="1168.79468" calcext:value-type="float">
            <text:p>1168.79468</text:p>
          </table:table-cell>
        </table:table-row>
        <table:table-row table:style-name="ro1">
          <table:table-cell office:value-type="float" office:value="-5.34081" calcext:value-type="float">
            <text:p>-5.34081</text:p>
          </table:table-cell>
          <table:table-cell office:value-type="float" office:value="1213.35205" calcext:value-type="float">
            <text:p>1213.35205</text:p>
          </table:table-cell>
          <table:table-cell office:value-type="float" office:value="1186.64795" calcext:value-type="float">
            <text:p>1186.64795</text:p>
          </table:table-cell>
        </table:table-row>
        <table:table-row table:style-name="ro1">
          <table:table-cell office:value-type="float" office:value="-6.46999" calcext:value-type="float">
            <text:p>-6.46999</text:p>
          </table:table-cell>
          <table:table-cell office:value-type="float" office:value="1216.17493" calcext:value-type="float">
            <text:p>1216.17493</text:p>
          </table:table-cell>
          <table:table-cell office:value-type="float" office:value="1183.82507" calcext:value-type="float">
            <text:p>1183.82507</text:p>
          </table:table-cell>
        </table:table-row>
        <table:table-row table:style-name="ro1">
          <table:table-cell office:value-type="float" office:value="-2.96037" calcext:value-type="float">
            <text:p>-2.96037</text:p>
          </table:table-cell>
          <table:table-cell office:value-type="float" office:value="1207.40088" calcext:value-type="float">
            <text:p>1207.40088</text:p>
          </table:table-cell>
          <table:table-cell office:value-type="float" office:value="1192.59912" calcext:value-type="float">
            <text:p>1192.59912</text:p>
          </table:table-cell>
        </table:table-row>
        <table:table-row table:style-name="ro1">
          <table:table-cell office:value-type="float" office:value="-8.71311" calcext:value-type="float">
            <text:p>-8.71311</text:p>
          </table:table-cell>
          <table:table-cell office:value-type="float" office:value="1221.78271" calcext:value-type="float">
            <text:p>1221.78271</text:p>
          </table:table-cell>
          <table:table-cell office:value-type="float" office:value="1178.21729" calcext:value-type="float">
            <text:p>1178.21729</text:p>
          </table:table-cell>
        </table:table-row>
        <table:table-row table:style-name="ro1">
          <table:table-cell office:value-type="float" office:value="-4.86777" calcext:value-type="float">
            <text:p>-4.86777</text:p>
          </table:table-cell>
          <table:table-cell office:value-type="float" office:value="1212.16943" calcext:value-type="float">
            <text:p>1212.16943</text:p>
          </table:table-cell>
          <table:table-cell office:value-type="float" office:value="1187.83057" calcext:value-type="float">
            <text:p>1187.83057</text:p>
          </table:table-cell>
        </table:table-row>
        <table:table-row table:style-name="ro1">
          <table:table-cell office:value-type="float" office:value="-9.85755" calcext:value-type="float">
            <text:p>-9.85755</text:p>
          </table:table-cell>
          <table:table-cell office:value-type="float" office:value="1224.64392" calcext:value-type="float">
            <text:p>1224.64392</text:p>
          </table:table-cell>
          <table:table-cell office:value-type="float" office:value="1175.35608" calcext:value-type="float">
            <text:p>1175.35608</text:p>
          </table:table-cell>
        </table:table-row>
        <table:table-row table:style-name="ro1">
          <table:table-cell office:value-type="float" office:value="-8.80466" calcext:value-type="float">
            <text:p>-8.80466</text:p>
          </table:table-cell>
          <table:table-cell office:value-type="float" office:value="1222.0116" calcext:value-type="float">
            <text:p>1222.0116</text:p>
          </table:table-cell>
          <table:table-cell office:value-type="float" office:value="1177.9884" calcext:value-type="float">
            <text:p>1177.9884</text:p>
          </table:table-cell>
        </table:table-row>
        <table:table-row table:style-name="ro1">
          <table:table-cell office:value-type="float" office:value="-10.78836" calcext:value-type="float">
            <text:p>-10.78836</text:p>
          </table:table-cell>
          <table:table-cell office:value-type="float" office:value="1226.97095" calcext:value-type="float">
            <text:p>1226.97095</text:p>
          </table:table-cell>
          <table:table-cell office:value-type="float" office:value="1173.02905" calcext:value-type="float">
            <text:p>1173.02905</text:p>
          </table:table-cell>
        </table:table-row>
        <table:table-row table:style-name="ro1">
          <table:table-cell office:value-type="float" office:value="-7.95014" calcext:value-type="float">
            <text:p>-7.95014</text:p>
          </table:table-cell>
          <table:table-cell office:value-type="float" office:value="1219.87537" calcext:value-type="float">
            <text:p>1219.87537</text:p>
          </table:table-cell>
          <table:table-cell office:value-type="float" office:value="1180.12463" calcext:value-type="float">
            <text:p>1180.12463</text:p>
          </table:table-cell>
        </table:table-row>
        <table:table-row table:style-name="ro1">
          <table:table-cell office:value-type="float" office:value="-9.99488" calcext:value-type="float">
            <text:p>-9.99488</text:p>
          </table:table-cell>
          <table:table-cell office:value-type="float" office:value="1224.98718" calcext:value-type="float">
            <text:p>1224.98718</text:p>
          </table:table-cell>
          <table:table-cell office:value-type="float" office:value="1175.01282" calcext:value-type="float">
            <text:p>1175.01282</text:p>
          </table:table-cell>
        </table:table-row>
        <table:table-row table:style-name="ro1">
          <table:table-cell office:value-type="float" office:value="-10.08644" calcext:value-type="float">
            <text:p>-10.08644</text:p>
          </table:table-cell>
          <table:table-cell office:value-type="float" office:value="1225.21606" calcext:value-type="float">
            <text:p>1225.21606</text:p>
          </table:table-cell>
          <table:table-cell office:value-type="float" office:value="1174.78394" calcext:value-type="float">
            <text:p>1174.78394</text:p>
          </table:table-cell>
        </table:table-row>
        <table:table-row table:style-name="ro1">
          <table:table-cell office:value-type="float" office:value="-5.40185" calcext:value-type="float">
            <text:p>-5.40185</text:p>
          </table:table-cell>
          <table:table-cell office:value-type="float" office:value="1213.50464" calcext:value-type="float">
            <text:p>1213.50464</text:p>
          </table:table-cell>
          <table:table-cell office:value-type="float" office:value="1186.49536" calcext:value-type="float">
            <text:p>1186.49536</text:p>
          </table:table-cell>
        </table:table-row>
        <table:table-row table:style-name="ro1">
          <table:table-cell office:value-type="float" office:value="-15.3814" calcext:value-type="float">
            <text:p>-15.3814</text:p>
          </table:table-cell>
          <table:table-cell office:value-type="float" office:value="1238.45349" calcext:value-type="float">
            <text:p>1238.45349</text:p>
          </table:table-cell>
          <table:table-cell office:value-type="float" office:value="1161.54651" calcext:value-type="float">
            <text:p>1161.54651</text:p>
          </table:table-cell>
        </table:table-row>
        <table:table-row table:style-name="ro1">
          <table:table-cell office:value-type="float" office:value="-6.36318" calcext:value-type="float">
            <text:p>-6.36318</text:p>
          </table:table-cell>
          <table:table-cell office:value-type="float" office:value="1215.90796" calcext:value-type="float">
            <text:p>1215.90796</text:p>
          </table:table-cell>
          <table:table-cell office:value-type="float" office:value="1184.09204" calcext:value-type="float">
            <text:p>1184.09204</text:p>
          </table:table-cell>
        </table:table-row>
        <table:table-row table:style-name="ro1">
          <table:table-cell office:value-type="float" office:value="-15.94599" calcext:value-type="float">
            <text:p>-15.94599</text:p>
          </table:table-cell>
          <table:table-cell office:value-type="float" office:value="1239.86499" calcext:value-type="float">
            <text:p>1239.86499</text:p>
          </table:table-cell>
          <table:table-cell office:value-type="float" office:value="1160.13501" calcext:value-type="float">
            <text:p>1160.13501</text:p>
          </table:table-cell>
        </table:table-row>
        <table:table-row table:style-name="ro1">
          <table:table-cell office:value-type="float" office:value="-6.66836" calcext:value-type="float">
            <text:p>-6.66836</text:p>
          </table:table-cell>
          <table:table-cell office:value-type="float" office:value="1216.6709" calcext:value-type="float">
            <text:p>1216.6709</text:p>
          </table:table-cell>
          <table:table-cell office:value-type="float" office:value="1183.3291" calcext:value-type="float">
            <text:p>1183.3291</text:p>
          </table:table-cell>
        </table:table-row>
        <table:table-row table:style-name="ro1">
          <table:table-cell office:value-type="float" office:value="-11.30718" calcext:value-type="float">
            <text:p>-11.30718</text:p>
          </table:table-cell>
          <table:table-cell office:value-type="float" office:value="1228.26794" calcext:value-type="float">
            <text:p>1228.26794</text:p>
          </table:table-cell>
          <table:table-cell office:value-type="float" office:value="1171.73206" calcext:value-type="float">
            <text:p>1171.73206</text:p>
          </table:table-cell>
        </table:table-row>
        <table:table-row table:style-name="ro1">
          <table:table-cell office:value-type="float" office:value="-3.86066" calcext:value-type="float">
            <text:p>-3.86066</text:p>
          </table:table-cell>
          <table:table-cell office:value-type="float" office:value="1209.65161" calcext:value-type="float">
            <text:p>1209.65161</text:p>
          </table:table-cell>
          <table:table-cell office:value-type="float" office:value="1190.34839" calcext:value-type="float">
            <text:p>1190.34839</text:p>
          </table:table-cell>
        </table:table-row>
        <table:table-row table:style-name="ro1">
          <table:table-cell office:value-type="float" office:value="-10.58999" calcext:value-type="float">
            <text:p>-10.58999</text:p>
          </table:table-cell>
          <table:table-cell office:value-type="float" office:value="1226.47498" calcext:value-type="float">
            <text:p>1226.47498</text:p>
          </table:table-cell>
          <table:table-cell office:value-type="float" office:value="1173.52502" calcext:value-type="float">
            <text:p>1173.52502</text:p>
          </table:table-cell>
        </table:table-row>
        <table:table-row table:style-name="ro1">
          <table:table-cell office:value-type="float" office:value="-4.7457" calcext:value-type="float">
            <text:p>-4.7457</text:p>
          </table:table-cell>
          <table:table-cell office:value-type="float" office:value="1211.86426" calcext:value-type="float">
            <text:p>1211.86426</text:p>
          </table:table-cell>
          <table:table-cell office:value-type="float" office:value="1188.13574" calcext:value-type="float">
            <text:p>1188.13574</text:p>
          </table:table-cell>
        </table:table-row>
        <table:table-row table:style-name="ro1">
          <table:table-cell office:value-type="float" office:value="-17.30407" calcext:value-type="float">
            <text:p>-17.30407</text:p>
          </table:table-cell>
          <table:table-cell office:value-type="float" office:value="1243.26013" calcext:value-type="float">
            <text:p>1243.26013</text:p>
          </table:table-cell>
          <table:table-cell office:value-type="float" office:value="1156.73987" calcext:value-type="float">
            <text:p>1156.73987</text:p>
          </table:table-cell>
        </table:table-row>
        <table:table-row table:style-name="ro1">
          <table:table-cell office:value-type="float" office:value="-7.12614" calcext:value-type="float">
            <text:p>-7.12614</text:p>
          </table:table-cell>
          <table:table-cell office:value-type="float" office:value="1217.81531" calcext:value-type="float">
            <text:p>1217.81531</text:p>
          </table:table-cell>
          <table:table-cell office:value-type="float" office:value="1182.18469" calcext:value-type="float">
            <text:p>1182.18469</text:p>
          </table:table-cell>
        </table:table-row>
        <table:table-row table:style-name="ro1">
          <table:table-cell office:value-type="float" office:value="-15.15251" calcext:value-type="float">
            <text:p>-15.15251</text:p>
          </table:table-cell>
          <table:table-cell office:value-type="float" office:value="1237.88123" calcext:value-type="float">
            <text:p>1237.88123</text:p>
          </table:table-cell>
          <table:table-cell office:value-type="float" office:value="1162.11877" calcext:value-type="float">
            <text:p>1162.11877</text:p>
          </table:table-cell>
        </table:table-row>
        <table:table-row table:style-name="ro1">
          <table:table-cell office:value-type="float" office:value="-10.42214" calcext:value-type="float">
            <text:p>-10.42214</text:p>
          </table:table-cell>
          <table:table-cell office:value-type="float" office:value="1226.0553" calcext:value-type="float">
            <text:p>1226.0553</text:p>
          </table:table-cell>
          <table:table-cell office:value-type="float" office:value="1173.9447" calcext:value-type="float">
            <text:p>1173.9447</text:p>
          </table:table-cell>
        </table:table-row>
        <table:table-row table:style-name="ro1">
          <table:table-cell office:value-type="float" office:value="-13.88599" calcext:value-type="float">
            <text:p>-13.88599</text:p>
          </table:table-cell>
          <table:table-cell office:value-type="float" office:value="1234.71497" calcext:value-type="float">
            <text:p>1234.71497</text:p>
          </table:table-cell>
          <table:table-cell office:value-type="float" office:value="1165.28503" calcext:value-type="float">
            <text:p>1165.28503</text:p>
          </table:table-cell>
        </table:table-row>
        <table:table-row table:style-name="ro1">
          <table:table-cell office:value-type="float" office:value="-16.41903" calcext:value-type="float">
            <text:p>-16.41903</text:p>
          </table:table-cell>
          <table:table-cell office:value-type="float" office:value="1241.04761" calcext:value-type="float">
            <text:p>1241.04761</text:p>
          </table:table-cell>
          <table:table-cell office:value-type="float" office:value="1158.95239" calcext:value-type="float">
            <text:p>1158.95239</text:p>
          </table:table-cell>
        </table:table-row>
        <table:table-row table:style-name="ro1">
          <table:table-cell office:value-type="float" office:value="-7.44659" calcext:value-type="float">
            <text:p>-7.44659</text:p>
          </table:table-cell>
          <table:table-cell office:value-type="float" office:value="1218.61646" calcext:value-type="float">
            <text:p>1218.61646</text:p>
          </table:table-cell>
          <table:table-cell office:value-type="float" office:value="1181.38354" calcext:value-type="float">
            <text:p>1181.38354</text:p>
          </table:table-cell>
        </table:table-row>
        <table:table-row table:style-name="ro1">
          <table:table-cell office:value-type="float" office:value="-9.29296" calcext:value-type="float">
            <text:p>-9.29296</text:p>
          </table:table-cell>
          <table:table-cell office:value-type="float" office:value="1223.23242" calcext:value-type="float">
            <text:p>1223.23242</text:p>
          </table:table-cell>
          <table:table-cell office:value-type="float" office:value="1176.76758" calcext:value-type="float">
            <text:p>1176.76758</text:p>
          </table:table-cell>
        </table:table-row>
        <table:table-row table:style-name="ro1">
          <table:table-cell office:value-type="float" office:value="-8.27059" calcext:value-type="float">
            <text:p>-8.27059</text:p>
          </table:table-cell>
          <table:table-cell office:value-type="float" office:value="1220.67651" calcext:value-type="float">
            <text:p>1220.67651</text:p>
          </table:table-cell>
          <table:table-cell office:value-type="float" office:value="1179.32349" calcext:value-type="float">
            <text:p>1179.32349</text:p>
          </table:table-cell>
        </table:table-row>
        <table:table-row table:style-name="ro1">
          <table:table-cell office:value-type="float" office:value="-2.06007" calcext:value-type="float">
            <text:p>-2.06007</text:p>
          </table:table-cell>
          <table:table-cell office:value-type="float" office:value="1205.15015" calcext:value-type="float">
            <text:p>1205.15015</text:p>
          </table:table-cell>
          <table:table-cell office:value-type="float" office:value="1194.84985" calcext:value-type="float">
            <text:p>1194.84985</text:p>
          </table:table-cell>
        </table:table-row>
        <table:table-row table:style-name="ro1">
          <table:table-cell office:value-type="float" office:value="-9.32347" calcext:value-type="float">
            <text:p>-9.32347</text:p>
          </table:table-cell>
          <table:table-cell office:value-type="float" office:value="1223.30872" calcext:value-type="float">
            <text:p>1223.30872</text:p>
          </table:table-cell>
          <table:table-cell office:value-type="float" office:value="1176.69128" calcext:value-type="float">
            <text:p>1176.69128</text:p>
          </table:table-cell>
        </table:table-row>
        <table:table-row table:style-name="ro1">
          <table:table-cell office:value-type="float" office:value="-2.41103" calcext:value-type="float">
            <text:p>-2.41103</text:p>
          </table:table-cell>
          <table:table-cell office:value-type="float" office:value="1206.02759" calcext:value-type="float">
            <text:p>1206.02759</text:p>
          </table:table-cell>
          <table:table-cell office:value-type="float" office:value="1193.97241" calcext:value-type="float">
            <text:p>1193.97241</text:p>
          </table:table-cell>
        </table:table-row>
        <table:table-row table:style-name="ro1">
          <table:table-cell office:value-type="float" office:value="-16.48007" calcext:value-type="float">
            <text:p>-16.48007</text:p>
          </table:table-cell>
          <table:table-cell office:value-type="float" office:value="1241.2002" calcext:value-type="float">
            <text:p>1241.2002</text:p>
          </table:table-cell>
          <table:table-cell office:value-type="float" office:value="1158.7998" calcext:value-type="float">
            <text:p>1158.7998</text:p>
          </table:table-cell>
        </table:table-row>
        <table:table-row table:style-name="ro1">
          <table:table-cell office:value-type="float" office:value="-7.30925" calcext:value-type="float">
            <text:p>-7.30925</text:p>
          </table:table-cell>
          <table:table-cell office:value-type="float" office:value="1218.27319" calcext:value-type="float">
            <text:p>1218.27319</text:p>
          </table:table-cell>
          <table:table-cell office:value-type="float" office:value="1181.72681" calcext:value-type="float">
            <text:p>1181.72681</text:p>
          </table:table-cell>
        </table:table-row>
        <table:table-row table:style-name="ro1">
          <table:table-cell office:value-type="float" office:value="-20.56955" calcext:value-type="float">
            <text:p>-20.56955</text:p>
          </table:table-cell>
          <table:table-cell office:value-type="float" office:value="1251.42383" calcext:value-type="float">
            <text:p>1251.42383</text:p>
          </table:table-cell>
          <table:table-cell office:value-type="float" office:value="1148.57617" calcext:value-type="float">
            <text:p>1148.57617</text:p>
          </table:table-cell>
        </table:table-row>
        <table:table-row table:style-name="ro1">
          <table:table-cell office:value-type="float" office:value="-7.2177" calcext:value-type="float">
            <text:p>-7.2177</text:p>
          </table:table-cell>
          <table:table-cell office:value-type="float" office:value="1218.04419" calcext:value-type="float">
            <text:p>1218.04419</text:p>
          </table:table-cell>
          <table:table-cell office:value-type="float" office:value="1181.95581" calcext:value-type="float">
            <text:p>1181.95581</text:p>
          </table:table-cell>
        </table:table-row>
        <table:table-row table:style-name="ro1">
          <table:table-cell office:value-type="float" office:value="-10.66629" calcext:value-type="float">
            <text:p>-10.66629</text:p>
          </table:table-cell>
          <table:table-cell office:value-type="float" office:value="1226.66577" calcext:value-type="float">
            <text:p>1226.66577</text:p>
          </table:table-cell>
          <table:table-cell office:value-type="float" office:value="1173.33423" calcext:value-type="float">
            <text:p>1173.33423</text:p>
          </table:table-cell>
        </table:table-row>
        <table:table-row table:style-name="ro1">
          <table:table-cell office:value-type="float" office:value="-3.98274" calcext:value-type="float">
            <text:p>-3.98274</text:p>
          </table:table-cell>
          <table:table-cell office:value-type="float" office:value="1209.95679" calcext:value-type="float">
            <text:p>1209.95679</text:p>
          </table:table-cell>
          <table:table-cell office:value-type="float" office:value="1190.04321" calcext:value-type="float">
            <text:p>1190.04321</text:p>
          </table:table-cell>
        </table:table-row>
        <table:table-row table:style-name="ro1">
          <table:table-cell office:value-type="float" office:value="-3.46392" calcext:value-type="float">
            <text:p>-3.46392</text:p>
          </table:table-cell>
          <table:table-cell office:value-type="float" office:value="1208.65979" calcext:value-type="float">
            <text:p>1208.65979</text:p>
          </table:table-cell>
          <table:table-cell office:value-type="float" office:value="1191.34021" calcext:value-type="float">
            <text:p>1191.34021</text:p>
          </table:table-cell>
        </table:table-row>
        <table:table-row table:style-name="ro1">
          <table:table-cell office:value-type="float" office:value="-8.01118" calcext:value-type="float">
            <text:p>-8.01118</text:p>
          </table:table-cell>
          <table:table-cell office:value-type="float" office:value="1220.02795" calcext:value-type="float">
            <text:p>1220.02795</text:p>
          </table:table-cell>
          <table:table-cell office:value-type="float" office:value="1179.97205" calcext:value-type="float">
            <text:p>1179.97205</text:p>
          </table:table-cell>
        </table:table-row>
        <table:table-row table:style-name="ro1">
          <table:table-cell office:value-type="float" office:value="-9.38451" calcext:value-type="float">
            <text:p>-9.38451</text:p>
          </table:table-cell>
          <table:table-cell office:value-type="float" office:value="1223.4613" calcext:value-type="float">
            <text:p>1223.4613</text:p>
          </table:table-cell>
          <table:table-cell office:value-type="float" office:value="1176.5387" calcext:value-type="float">
            <text:p>1176.5387</text:p>
          </table:table-cell>
        </table:table-row>
        <table:table-row table:style-name="ro1">
          <table:table-cell office:value-type="float" office:value="-15.22881" calcext:value-type="float">
            <text:p>-15.22881</text:p>
          </table:table-cell>
          <table:table-cell office:value-type="float" office:value="1238.07202" calcext:value-type="float">
            <text:p>1238.07202</text:p>
          </table:table-cell>
          <table:table-cell office:value-type="float" office:value="1161.92798" calcext:value-type="float">
            <text:p>1161.92798</text:p>
          </table:table-cell>
        </table:table-row>
        <table:table-row table:style-name="ro1">
          <table:table-cell office:value-type="float" office:value="-9.29296" calcext:value-type="float">
            <text:p>-9.29296</text:p>
          </table:table-cell>
          <table:table-cell office:value-type="float" office:value="1223.23242" calcext:value-type="float">
            <text:p>1223.23242</text:p>
          </table:table-cell>
          <table:table-cell office:value-type="float" office:value="1176.76758" calcext:value-type="float">
            <text:p>1176.76758</text:p>
          </table:table-cell>
        </table:table-row>
        <table:table-row table:style-name="ro1">
          <table:table-cell office:value-type="float" office:value="-14.38955" calcext:value-type="float">
            <text:p>-14.38955</text:p>
          </table:table-cell>
          <table:table-cell office:value-type="float" office:value="1235.97388" calcext:value-type="float">
            <text:p>1235.97388</text:p>
          </table:table-cell>
          <table:table-cell office:value-type="float" office:value="1164.02612" calcext:value-type="float">
            <text:p>1164.02612</text:p>
          </table:table-cell>
        </table:table-row>
        <table:table-row table:style-name="ro1">
          <table:table-cell office:value-type="float" office:value="-4.59311" calcext:value-type="float">
            <text:p>-4.59311</text:p>
          </table:table-cell>
          <table:table-cell office:value-type="float" office:value="1211.48279" calcext:value-type="float">
            <text:p>1211.48279</text:p>
          </table:table-cell>
          <table:table-cell office:value-type="float" office:value="1188.51721" calcext:value-type="float">
            <text:p>1188.51721</text:p>
          </table:table-cell>
        </table:table-row>
        <table:table-row table:style-name="ro1">
          <table:table-cell office:value-type="float" office:value="-11.50555" calcext:value-type="float">
            <text:p>-11.50555</text:p>
          </table:table-cell>
          <table:table-cell office:value-type="float" office:value="1228.76392" calcext:value-type="float">
            <text:p>1228.76392</text:p>
          </table:table-cell>
          <table:table-cell office:value-type="float" office:value="1171.23608" calcext:value-type="float">
            <text:p>1171.23608</text:p>
          </table:table-cell>
        </table:table-row>
        <table:table-row table:style-name="ro1">
          <table:table-cell office:value-type="float" office:value="1.358" calcext:value-type="float">
            <text:p>1.358</text:p>
          </table:table-cell>
          <table:table-cell office:value-type="float" office:value="1196.60498" calcext:value-type="float">
            <text:p>1196.60498</text:p>
          </table:table-cell>
          <table:table-cell office:value-type="float" office:value="1203.39502" calcext:value-type="float">
            <text:p>1203.39502</text:p>
          </table:table-cell>
        </table:table-row>
        <table:table-row table:style-name="ro1">
          <table:table-cell office:value-type="float" office:value="-10.46792" calcext:value-type="float">
            <text:p>-10.46792</text:p>
          </table:table-cell>
          <table:table-cell office:value-type="float" office:value="1226.1698" calcext:value-type="float">
            <text:p>1226.1698</text:p>
          </table:table-cell>
          <table:table-cell office:value-type="float" office:value="1173.8302" calcext:value-type="float">
            <text:p>1173.8302</text:p>
          </table:table-cell>
        </table:table-row>
        <table:table-row table:style-name="ro1">
          <table:table-cell office:value-type="float" office:value="-7.43133" calcext:value-type="float">
            <text:p>-7.43133</text:p>
          </table:table-cell>
          <table:table-cell office:value-type="float" office:value="1218.57837" calcext:value-type="float">
            <text:p>1218.57837</text:p>
          </table:table-cell>
          <table:table-cell office:value-type="float" office:value="1181.42163" calcext:value-type="float">
            <text:p>1181.42163</text:p>
          </table:table-cell>
        </table:table-row>
        <table:table-row table:style-name="ro1">
          <table:table-cell office:value-type="float" office:value="-13.85547" calcext:value-type="float">
            <text:p>-13.85547</text:p>
          </table:table-cell>
          <table:table-cell office:value-type="float" office:value="1234.63867" calcext:value-type="float">
            <text:p>1234.63867</text:p>
          </table:table-cell>
          <table:table-cell office:value-type="float" office:value="1165.36133" calcext:value-type="float">
            <text:p>1165.36133</text:p>
          </table:table-cell>
        </table:table-row>
        <table:table-row table:style-name="ro1">
          <table:table-cell office:value-type="float" office:value="-6.98881" calcext:value-type="float">
            <text:p>-6.98881</text:p>
          </table:table-cell>
          <table:table-cell office:value-type="float" office:value="1217.47205" calcext:value-type="float">
            <text:p>1217.47205</text:p>
          </table:table-cell>
          <table:table-cell office:value-type="float" office:value="1182.52795" calcext:value-type="float">
            <text:p>1182.52795</text:p>
          </table:table-cell>
        </table:table-row>
        <table:table-row table:style-name="ro1">
          <table:table-cell office:value-type="float" office:value="-14.9694" calcext:value-type="float">
            <text:p>-14.9694</text:p>
          </table:table-cell>
          <table:table-cell office:value-type="float" office:value="1237.42346" calcext:value-type="float">
            <text:p>1237.42346</text:p>
          </table:table-cell>
          <table:table-cell office:value-type="float" office:value="1162.57654" calcext:value-type="float">
            <text:p>1162.57654</text:p>
          </table:table-cell>
        </table:table-row>
        <table:table-row table:style-name="ro1">
          <table:table-cell office:value-type="float" office:value="-6.62259" calcext:value-type="float">
            <text:p>-6.62259</text:p>
          </table:table-cell>
          <table:table-cell office:value-type="float" office:value="1216.55652" calcext:value-type="float">
            <text:p>1216.55652</text:p>
          </table:table-cell>
          <table:table-cell office:value-type="float" office:value="1183.44348" calcext:value-type="float">
            <text:p>1183.44348</text:p>
          </table:table-cell>
        </table:table-row>
        <table:table-row table:style-name="ro1">
          <table:table-cell office:value-type="float" office:value="-10.75784" calcext:value-type="float">
            <text:p>-10.75784</text:p>
          </table:table-cell>
          <table:table-cell office:value-type="float" office:value="1226.89465" calcext:value-type="float">
            <text:p>1226.89465</text:p>
          </table:table-cell>
          <table:table-cell office:value-type="float" office:value="1173.10535" calcext:value-type="float">
            <text:p>1173.10535</text:p>
          </table:table-cell>
        </table:table-row>
        <table:table-row table:style-name="ro1">
          <table:table-cell office:value-type="float" office:value="-11.62762" calcext:value-type="float">
            <text:p>-11.62762</text:p>
          </table:table-cell>
          <table:table-cell office:value-type="float" office:value="1229.06909" calcext:value-type="float">
            <text:p>1229.06909</text:p>
          </table:table-cell>
          <table:table-cell office:value-type="float" office:value="1170.93091" calcext:value-type="float">
            <text:p>1170.93091</text:p>
          </table:table-cell>
        </table:table-row>
        <table:table-row table:style-name="ro1">
          <table:table-cell office:value-type="float" office:value="-8.19429" calcext:value-type="float">
            <text:p>-8.19429</text:p>
          </table:table-cell>
          <table:table-cell office:value-type="float" office:value="1220.48572" calcext:value-type="float">
            <text:p>1220.48572</text:p>
          </table:table-cell>
          <table:table-cell office:value-type="float" office:value="1179.51428" calcext:value-type="float">
            <text:p>1179.51428</text:p>
          </table:table-cell>
        </table:table-row>
        <table:table-row table:style-name="ro1">
          <table:table-cell office:value-type="float" office:value="-13.19933" calcext:value-type="float">
            <text:p>-13.19933</text:p>
          </table:table-cell>
          <table:table-cell office:value-type="float" office:value="1232.99829" calcext:value-type="float">
            <text:p>1232.99829</text:p>
          </table:table-cell>
          <table:table-cell office:value-type="float" office:value="1167.00171" calcext:value-type="float">
            <text:p>1167.00171</text:p>
          </table:table-cell>
        </table:table-row>
        <table:table-row table:style-name="ro1">
          <table:table-cell office:value-type="float" office:value="-11.87177" calcext:value-type="float">
            <text:p>-11.87177</text:p>
          </table:table-cell>
          <table:table-cell office:value-type="float" office:value="1229.67944" calcext:value-type="float">
            <text:p>1229.67944</text:p>
          </table:table-cell>
          <table:table-cell office:value-type="float" office:value="1170.32056" calcext:value-type="float">
            <text:p>1170.32056</text:p>
          </table:table-cell>
        </table:table-row>
        <table:table-row table:style-name="ro1">
          <table:table-cell office:value-type="float" office:value="-12.17696" calcext:value-type="float">
            <text:p>-12.17696</text:p>
          </table:table-cell>
          <table:table-cell office:value-type="float" office:value="1230.44238" calcext:value-type="float">
            <text:p>1230.44238</text:p>
          </table:table-cell>
          <table:table-cell office:value-type="float" office:value="1169.55762" calcext:value-type="float">
            <text:p>1169.55762</text:p>
          </table:table-cell>
        </table:table-row>
        <table:table-row table:style-name="ro1">
          <table:table-cell office:value-type="float" office:value="-5.35607" calcext:value-type="float">
            <text:p>-5.35607</text:p>
          </table:table-cell>
          <table:table-cell office:value-type="float" office:value="1213.39014" calcext:value-type="float">
            <text:p>1213.39014</text:p>
          </table:table-cell>
          <table:table-cell office:value-type="float" office:value="1186.60986" calcext:value-type="float">
            <text:p>1186.60986</text:p>
          </table:table-cell>
        </table:table-row>
        <table:table-row table:style-name="ro1">
          <table:table-cell office:value-type="float" office:value="-8.46896" calcext:value-type="float">
            <text:p>-8.46896</text:p>
          </table:table-cell>
          <table:table-cell office:value-type="float" office:value="1221.17236" calcext:value-type="float">
            <text:p>1221.17236</text:p>
          </table:table-cell>
          <table:table-cell office:value-type="float" office:value="1178.82764" calcext:value-type="float">
            <text:p>1178.82764</text:p>
          </table:table-cell>
        </table:table-row>
        <table:table-row table:style-name="ro1">
          <table:table-cell office:value-type="float" office:value="-1.64807" calcext:value-type="float">
            <text:p>-1.64807</text:p>
          </table:table-cell>
          <table:table-cell office:value-type="float" office:value="1204.12012" calcext:value-type="float">
            <text:p>1204.12012</text:p>
          </table:table-cell>
          <table:table-cell office:value-type="float" office:value="1195.87988" calcext:value-type="float">
            <text:p>1195.87988</text:p>
          </table:table-cell>
        </table:table-row>
        <table:table-row table:style-name="ro1">
          <table:table-cell office:value-type="float" office:value="-6.40896" calcext:value-type="float">
            <text:p>-6.40896</text:p>
          </table:table-cell>
          <table:table-cell office:value-type="float" office:value="1216.02234" calcext:value-type="float">
            <text:p>1216.02234</text:p>
          </table:table-cell>
          <table:table-cell office:value-type="float" office:value="1183.97766" calcext:value-type="float">
            <text:p>1183.97766</text:p>
          </table:table-cell>
        </table:table-row>
        <table:table-row table:style-name="ro1">
          <table:table-cell office:value-type="float" office:value="-8.10273" calcext:value-type="float">
            <text:p>-8.10273</text:p>
          </table:table-cell>
          <table:table-cell office:value-type="float" office:value="1220.25684" calcext:value-type="float">
            <text:p>1220.25684</text:p>
          </table:table-cell>
          <table:table-cell office:value-type="float" office:value="1179.74316" calcext:value-type="float">
            <text:p>1179.74316</text:p>
          </table:table-cell>
        </table:table-row>
        <table:table-row table:style-name="ro1">
          <table:table-cell office:value-type="float" office:value="-19.82184" calcext:value-type="float">
            <text:p>-19.82184</text:p>
          </table:table-cell>
          <table:table-cell office:value-type="float" office:value="1249.55457" calcext:value-type="float">
            <text:p>1249.55457</text:p>
          </table:table-cell>
          <table:table-cell office:value-type="float" office:value="1150.44543" calcext:value-type="float">
            <text:p>1150.44543</text:p>
          </table:table-cell>
        </table:table-row>
        <table:table-row table:style-name="ro1">
          <table:table-cell office:value-type="float" office:value="-12.1617" calcext:value-type="float">
            <text:p>-12.1617</text:p>
          </table:table-cell>
          <table:table-cell office:value-type="float" office:value="1230.4043" calcext:value-type="float">
            <text:p>1230.4043</text:p>
          </table:table-cell>
          <table:table-cell office:value-type="float" office:value="1169.5957" calcext:value-type="float">
            <text:p>1169.5957</text:p>
          </table:table-cell>
        </table:table-row>
        <table:table-row table:style-name="ro1">
          <table:table-cell office:value-type="float" office:value="-18.25014" calcext:value-type="float">
            <text:p>-18.25014</text:p>
          </table:table-cell>
          <table:table-cell office:value-type="float" office:value="1245.62537" calcext:value-type="float">
            <text:p>1245.62537</text:p>
          </table:table-cell>
          <table:table-cell office:value-type="float" office:value="1154.37463" calcext:value-type="float">
            <text:p>1154.37463</text:p>
          </table:table-cell>
        </table:table-row>
        <table:table-row table:style-name="ro1">
          <table:table-cell office:value-type="float" office:value="-7.53814" calcext:value-type="float">
            <text:p>-7.53814</text:p>
          </table:table-cell>
          <table:table-cell office:value-type="float" office:value="1218.84534" calcext:value-type="float">
            <text:p>1218.84534</text:p>
          </table:table-cell>
          <table:table-cell office:value-type="float" office:value="1181.15466" calcext:value-type="float">
            <text:p>1181.15466</text:p>
          </table:table-cell>
        </table:table-row>
        <table:table-row table:style-name="ro1">
          <table:table-cell office:value-type="float" office:value="-9.03355" calcext:value-type="float">
            <text:p>-9.03355</text:p>
          </table:table-cell>
          <table:table-cell office:value-type="float" office:value="1222.58386" calcext:value-type="float">
            <text:p>1222.58386</text:p>
          </table:table-cell>
          <table:table-cell office:value-type="float" office:value="1177.41614" calcext:value-type="float">
            <text:p>1177.41614</text:p>
          </table:table-cell>
        </table:table-row>
        <table:table-row table:style-name="ro1">
          <table:table-cell office:value-type="float" office:value="-4.24214" calcext:value-type="float">
            <text:p>-4.24214</text:p>
          </table:table-cell>
          <table:table-cell office:value-type="float" office:value="1210.60535" calcext:value-type="float">
            <text:p>1210.60535</text:p>
          </table:table-cell>
          <table:table-cell office:value-type="float" office:value="1189.39465" calcext:value-type="float">
            <text:p>1189.39465</text:p>
          </table:table-cell>
        </table:table-row>
        <table:table-row table:style-name="ro1">
          <table:table-cell office:value-type="float" office:value="-5.32555" calcext:value-type="float">
            <text:p>-5.32555</text:p>
          </table:table-cell>
          <table:table-cell office:value-type="float" office:value="1213.31384" calcext:value-type="float">
            <text:p>1213.31384</text:p>
          </table:table-cell>
          <table:table-cell office:value-type="float" office:value="1186.68616" calcext:value-type="float">
            <text:p>1186.68616</text:p>
          </table:table-cell>
        </table:table-row>
        <table:table-row table:style-name="ro1">
          <table:table-cell office:value-type="float" office:value="-6.53103" calcext:value-type="float">
            <text:p>-6.53103</text:p>
          </table:table-cell>
          <table:table-cell office:value-type="float" office:value="1216.32764" calcext:value-type="float">
            <text:p>1216.32764</text:p>
          </table:table-cell>
          <table:table-cell office:value-type="float" office:value="1183.67236" calcext:value-type="float">
            <text:p>1183.67236</text:p>
          </table:table-cell>
        </table:table-row>
        <table:table-row table:style-name="ro1">
          <table:table-cell office:value-type="float" office:value="-7.93488" calcext:value-type="float">
            <text:p>-7.93488</text:p>
          </table:table-cell>
          <table:table-cell office:value-type="float" office:value="1219.83716" calcext:value-type="float">
            <text:p>1219.83716</text:p>
          </table:table-cell>
          <table:table-cell office:value-type="float" office:value="1180.16284" calcext:value-type="float">
            <text:p>1180.16284</text:p>
          </table:table-cell>
        </table:table-row>
        <table:table-row table:style-name="ro1">
          <table:table-cell office:value-type="float" office:value="-10.45266" calcext:value-type="float">
            <text:p>-10.45266</text:p>
          </table:table-cell>
          <table:table-cell office:value-type="float" office:value="1226.13159" calcext:value-type="float">
            <text:p>1226.13159</text:p>
          </table:table-cell>
          <table:table-cell office:value-type="float" office:value="1173.86841" calcext:value-type="float">
            <text:p>1173.86841</text:p>
          </table:table-cell>
        </table:table-row>
        <table:table-row table:style-name="ro1">
          <table:table-cell office:value-type="float" office:value="-6.46999" calcext:value-type="float">
            <text:p>-6.46999</text:p>
          </table:table-cell>
          <table:table-cell office:value-type="float" office:value="1216.17493" calcext:value-type="float">
            <text:p>1216.17493</text:p>
          </table:table-cell>
          <table:table-cell office:value-type="float" office:value="1183.82507" calcext:value-type="float">
            <text:p>1183.82507</text:p>
          </table:table-cell>
        </table:table-row>
        <table:table-row table:style-name="ro1">
          <table:table-cell office:value-type="float" office:value="-16.6937" calcext:value-type="float">
            <text:p>-16.6937</text:p>
          </table:table-cell>
          <table:table-cell office:value-type="float" office:value="1241.73425" calcext:value-type="float">
            <text:p>1241.73425</text:p>
          </table:table-cell>
          <table:table-cell office:value-type="float" office:value="1158.26575" calcext:value-type="float">
            <text:p>1158.26575</text:p>
          </table:table-cell>
        </table:table-row>
        <table:table-row table:style-name="ro1">
          <table:table-cell office:value-type="float" office:value="-3.15874" calcext:value-type="float">
            <text:p>-3.15874</text:p>
          </table:table-cell>
          <table:table-cell office:value-type="float" office:value="1207.89685" calcext:value-type="float">
            <text:p>1207.89685</text:p>
          </table:table-cell>
          <table:table-cell office:value-type="float" office:value="1192.10315" calcext:value-type="float">
            <text:p>1192.10315</text:p>
          </table:table-cell>
        </table:table-row>
        <table:table-row table:style-name="ro1">
          <table:table-cell office:value-type="float" office:value="-15.09147" calcext:value-type="float">
            <text:p>-15.09147</text:p>
          </table:table-cell>
          <table:table-cell office:value-type="float" office:value="1237.72864" calcext:value-type="float">
            <text:p>1237.72864</text:p>
          </table:table-cell>
          <table:table-cell office:value-type="float" office:value="1162.27136" calcext:value-type="float">
            <text:p>1162.27136</text:p>
          </table:table-cell>
        </table:table-row>
        <table:table-row table:style-name="ro1">
          <table:table-cell office:value-type="float" office:value="-6.88199" calcext:value-type="float">
            <text:p>-6.88199</text:p>
          </table:table-cell>
          <table:table-cell office:value-type="float" office:value="1217.20496" calcext:value-type="float">
            <text:p>1217.20496</text:p>
          </table:table-cell>
          <table:table-cell office:value-type="float" office:value="1182.79504" calcext:value-type="float">
            <text:p>1182.79504</text:p>
          </table:table-cell>
        </table:table-row>
        <table:table-row table:style-name="ro1">
          <table:table-cell office:value-type="float" office:value="-9.1251" calcext:value-type="float">
            <text:p>-9.1251</text:p>
          </table:table-cell>
          <table:table-cell office:value-type="float" office:value="1222.81274" calcext:value-type="float">
            <text:p>1222.81274</text:p>
          </table:table-cell>
          <table:table-cell office:value-type="float" office:value="1177.18726" calcext:value-type="float">
            <text:p>1177.18726</text:p>
          </table:table-cell>
        </table:table-row>
        <table:table-row table:style-name="ro1">
          <table:table-cell office:value-type="float" office:value="-3.18925" calcext:value-type="float">
            <text:p>-3.18925</text:p>
          </table:table-cell>
          <table:table-cell office:value-type="float" office:value="1207.97314" calcext:value-type="float">
            <text:p>1207.97314</text:p>
          </table:table-cell>
          <table:table-cell office:value-type="float" office:value="1192.02686" calcext:value-type="float">
            <text:p>1192.02686</text:p>
          </table:table-cell>
        </table:table-row>
        <table:table-row table:style-name="ro1">
          <table:table-cell office:value-type="float" office:value="-4.02851" calcext:value-type="float">
            <text:p>-4.02851</text:p>
          </table:table-cell>
          <table:table-cell office:value-type="float" office:value="1210.07129" calcext:value-type="float">
            <text:p>1210.07129</text:p>
          </table:table-cell>
          <table:table-cell office:value-type="float" office:value="1189.92871" calcext:value-type="float">
            <text:p>1189.92871</text:p>
          </table:table-cell>
        </table:table-row>
        <table:table-row table:style-name="ro1">
          <table:table-cell office:value-type="float" office:value="-3.32659" calcext:value-type="float">
            <text:p>-3.32659</text:p>
          </table:table-cell>
          <table:table-cell office:value-type="float" office:value="1208.31653" calcext:value-type="float">
            <text:p>1208.31653</text:p>
          </table:table-cell>
          <table:table-cell office:value-type="float" office:value="1191.68347" calcext:value-type="float">
            <text:p>1191.68347</text:p>
          </table:table-cell>
        </table:table-row>
        <table:table-row table:style-name="ro1">
          <table:table-cell office:value-type="float" office:value="-2.96037" calcext:value-type="float">
            <text:p>-2.96037</text:p>
          </table:table-cell>
          <table:table-cell office:value-type="float" office:value="1207.40088" calcext:value-type="float">
            <text:p>1207.40088</text:p>
          </table:table-cell>
          <table:table-cell office:value-type="float" office:value="1192.59912" calcext:value-type="float">
            <text:p>1192.59912</text:p>
          </table:table-cell>
        </table:table-row>
        <table:table-row table:style-name="ro1">
          <table:table-cell office:value-type="float" office:value="-8.01118" calcext:value-type="float">
            <text:p>-8.01118</text:p>
          </table:table-cell>
          <table:table-cell office:value-type="float" office:value="1220.02795" calcext:value-type="float">
            <text:p>1220.02795</text:p>
          </table:table-cell>
          <table:table-cell office:value-type="float" office:value="1179.97205" calcext:value-type="float">
            <text:p>1179.97205</text:p>
          </table:table-cell>
        </table:table-row>
        <table:table-row table:style-name="ro1">
          <table:table-cell office:value-type="float" office:value="-4.95933" calcext:value-type="float">
            <text:p>-4.95933</text:p>
          </table:table-cell>
          <table:table-cell office:value-type="float" office:value="1212.39832" calcext:value-type="float">
            <text:p>1212.39832</text:p>
          </table:table-cell>
          <table:table-cell office:value-type="float" office:value="1187.60168" calcext:value-type="float">
            <text:p>1187.60168</text:p>
          </table:table-cell>
        </table:table-row>
        <table:table-row table:style-name="ro1">
          <table:table-cell office:value-type="float" office:value="-11.21562" calcext:value-type="float">
            <text:p>-11.21562</text:p>
          </table:table-cell>
          <table:table-cell office:value-type="float" office:value="1228.03906" calcext:value-type="float">
            <text:p>1228.03906</text:p>
          </table:table-cell>
          <table:table-cell office:value-type="float" office:value="1171.96094" calcext:value-type="float">
            <text:p>1171.96094</text:p>
          </table:table-cell>
        </table:table-row>
        <table:table-row table:style-name="ro1">
          <table:table-cell office:value-type="float" office:value="-5.35607" calcext:value-type="float">
            <text:p>-5.35607</text:p>
          </table:table-cell>
          <table:table-cell office:value-type="float" office:value="1213.39014" calcext:value-type="float">
            <text:p>1213.39014</text:p>
          </table:table-cell>
          <table:table-cell office:value-type="float" office:value="1186.60986" calcext:value-type="float">
            <text:p>1186.60986</text:p>
          </table:table-cell>
        </table:table-row>
        <table:table-row table:style-name="ro1">
          <table:table-cell office:value-type="float" office:value="-6.66836" calcext:value-type="float">
            <text:p>-6.66836</text:p>
          </table:table-cell>
          <table:table-cell office:value-type="float" office:value="1216.6709" calcext:value-type="float">
            <text:p>1216.6709</text:p>
          </table:table-cell>
          <table:table-cell office:value-type="float" office:value="1183.3291" calcext:value-type="float">
            <text:p>1183.3291</text:p>
          </table:table-cell>
        </table:table-row>
        <table:table-row table:style-name="ro1">
          <table:table-cell office:value-type="float" office:value="-2.71622" calcext:value-type="float">
            <text:p>-2.71622</text:p>
          </table:table-cell>
          <table:table-cell office:value-type="float" office:value="1206.79053" calcext:value-type="float">
            <text:p>1206.79053</text:p>
          </table:table-cell>
          <table:table-cell office:value-type="float" office:value="1193.20947" calcext:value-type="float">
            <text:p>1193.20947</text:p>
          </table:table-cell>
        </table:table-row>
        <table:table-row table:style-name="ro1">
          <table:table-cell office:value-type="float" office:value="-3.90644" calcext:value-type="float">
            <text:p>-3.90644</text:p>
          </table:table-cell>
          <table:table-cell office:value-type="float" office:value="1209.76611" calcext:value-type="float">
            <text:p>1209.76611</text:p>
          </table:table-cell>
          <table:table-cell office:value-type="float" office:value="1190.23389" calcext:value-type="float">
            <text:p>1190.23389</text:p>
          </table:table-cell>
        </table:table-row>
        <table:table-row table:style-name="ro1">
          <table:table-cell office:value-type="float" office:value="-5.18822" calcext:value-type="float">
            <text:p>-5.18822</text:p>
          </table:table-cell>
          <table:table-cell office:value-type="float" office:value="1212.97058" calcext:value-type="float">
            <text:p>1212.97058</text:p>
          </table:table-cell>
          <table:table-cell office:value-type="float" office:value="1187.02942" calcext:value-type="float">
            <text:p>1187.02942</text:p>
          </table:table-cell>
        </table:table-row>
        <table:table-row table:style-name="ro1">
          <table:table-cell office:value-type="float" office:value="-3.41814" calcext:value-type="float">
            <text:p>-3.41814</text:p>
          </table:table-cell>
          <table:table-cell office:value-type="float" office:value="1208.54541" calcext:value-type="float">
            <text:p>1208.54541</text:p>
          </table:table-cell>
          <table:table-cell office:value-type="float" office:value="1191.45459" calcext:value-type="float">
            <text:p>1191.45459</text:p>
          </table:table-cell>
        </table:table-row>
        <table:table-row table:style-name="ro1">
          <table:table-cell office:value-type="float" office:value="-4.53207" calcext:value-type="float">
            <text:p>-4.53207</text:p>
          </table:table-cell>
          <table:table-cell office:value-type="float" office:value="1211.3302" calcext:value-type="float">
            <text:p>1211.3302</text:p>
          </table:table-cell>
          <table:table-cell office:value-type="float" office:value="1188.6698" calcext:value-type="float">
            <text:p>1188.6698</text:p>
          </table:table-cell>
        </table:table-row>
        <table:table-row table:style-name="ro1">
          <table:table-cell office:value-type="float" office:value="1.37326" calcext:value-type="float">
            <text:p>1.37326</text:p>
          </table:table-cell>
          <table:table-cell office:value-type="float" office:value="1196.56689" calcext:value-type="float">
            <text:p>1196.56689</text:p>
          </table:table-cell>
          <table:table-cell office:value-type="float" office:value="1203.43311" calcext:value-type="float">
            <text:p>1203.43311</text:p>
          </table:table-cell>
        </table:table-row>
        <table:table-row table:style-name="ro1">
          <table:table-cell office:value-type="float" office:value="-1.19029" calcext:value-type="float">
            <text:p>-1.19029</text:p>
          </table:table-cell>
          <table:table-cell office:value-type="float" office:value="1202.97571" calcext:value-type="float">
            <text:p>1202.97571</text:p>
          </table:table-cell>
          <table:table-cell office:value-type="float" office:value="1197.02429" calcext:value-type="float">
            <text:p>1197.02429</text:p>
          </table:table-cell>
        </table:table-row>
        <table:table-row table:style-name="ro1">
          <table:table-cell office:value-type="float" office:value="-2.50259" calcext:value-type="float">
            <text:p>-2.50259</text:p>
          </table:table-cell>
          <table:table-cell office:value-type="float" office:value="1206.25647" calcext:value-type="float">
            <text:p>1206.25647</text:p>
          </table:table-cell>
          <table:table-cell office:value-type="float" office:value="1193.74353" calcext:value-type="float">
            <text:p>1193.74353</text:p>
          </table:table-cell>
        </table:table-row>
        <table:table-row table:style-name="ro1">
          <table:table-cell office:value-type="float" office:value="-6.69888" calcext:value-type="float">
            <text:p>-6.69888</text:p>
          </table:table-cell>
          <table:table-cell office:value-type="float" office:value="1216.74719" calcext:value-type="float">
            <text:p>1216.74719</text:p>
          </table:table-cell>
          <table:table-cell office:value-type="float" office:value="1183.25281" calcext:value-type="float">
            <text:p>1183.25281</text:p>
          </table:table-cell>
        </table:table-row>
        <table:table-row table:style-name="ro1">
          <table:table-cell office:value-type="float" office:value="-9.15562" calcext:value-type="float">
            <text:p>-9.15562</text:p>
          </table:table-cell>
          <table:table-cell office:value-type="float" office:value="1222.88904" calcext:value-type="float">
            <text:p>1222.88904</text:p>
          </table:table-cell>
          <table:table-cell office:value-type="float" office:value="1177.11096" calcext:value-type="float">
            <text:p>1177.11096</text:p>
          </table:table-cell>
        </table:table-row>
        <table:table-row table:style-name="ro1">
          <table:table-cell office:value-type="float" office:value="-6.18007" calcext:value-type="float">
            <text:p>-6.18007</text:p>
          </table:table-cell>
          <table:table-cell office:value-type="float" office:value="1215.4502" calcext:value-type="float">
            <text:p>1215.4502</text:p>
          </table:table-cell>
          <table:table-cell office:value-type="float" office:value="1184.5498" calcext:value-type="float">
            <text:p>1184.5498</text:p>
          </table:table-cell>
        </table:table-row>
        <table:table-row table:style-name="ro1">
          <table:table-cell office:value-type="float" office:value="-2.45681" calcext:value-type="float">
            <text:p>-2.45681</text:p>
          </table:table-cell>
          <table:table-cell office:value-type="float" office:value="1206.14197" calcext:value-type="float">
            <text:p>1206.14197</text:p>
          </table:table-cell>
          <table:table-cell office:value-type="float" office:value="1193.85803" calcext:value-type="float">
            <text:p>1193.85803</text:p>
          </table:table-cell>
        </table:table-row>
        <table:table-row table:style-name="ro1">
          <table:table-cell office:value-type="float" office:value="1.11386" calcext:value-type="float">
            <text:p>1.11386</text:p>
          </table:table-cell>
          <table:table-cell office:value-type="float" office:value="1197.21533" calcext:value-type="float">
            <text:p>1197.21533</text:p>
          </table:table-cell>
          <table:table-cell office:value-type="float" office:value="1202.78467" calcext:value-type="float">
            <text:p>1202.78467</text:p>
          </table:table-cell>
        </table:table-row>
        <table:table-row table:style-name="ro1">
          <table:table-cell office:value-type="float" office:value="0.28986" calcext:value-type="float">
            <text:p>0.28986</text:p>
          </table:table-cell>
          <table:table-cell office:value-type="float" office:value="1199.27539" calcext:value-type="float">
            <text:p>1199.27539</text:p>
          </table:table-cell>
          <table:table-cell office:value-type="float" office:value="1200.72461" calcext:value-type="float">
            <text:p>1200.72461</text:p>
          </table:table-cell>
        </table:table-row>
        <table:table-row table:style-name="ro1">
          <table:table-cell office:value-type="float" office:value="-6.83622" calcext:value-type="float">
            <text:p>-6.83622</text:p>
          </table:table-cell>
          <table:table-cell office:value-type="float" office:value="1217.09058" calcext:value-type="float">
            <text:p>1217.09058</text:p>
          </table:table-cell>
          <table:table-cell office:value-type="float" office:value="1182.90942" calcext:value-type="float">
            <text:p>1182.90942</text:p>
          </table:table-cell>
        </table:table-row>
        <table:table-row table:style-name="ro1">
          <table:table-cell office:value-type="float" office:value="-1.09874" calcext:value-type="float">
            <text:p>-1.09874</text:p>
          </table:table-cell>
          <table:table-cell office:value-type="float" office:value="1202.74683" calcext:value-type="float">
            <text:p>1202.74683</text:p>
          </table:table-cell>
          <table:table-cell office:value-type="float" office:value="1197.25317" calcext:value-type="float">
            <text:p>1197.25317</text:p>
          </table:table-cell>
        </table:table-row>
        <table:table-row table:style-name="ro1">
          <table:table-cell office:value-type="float" office:value="-9.33873" calcext:value-type="float">
            <text:p>-9.33873</text:p>
          </table:table-cell>
          <table:table-cell office:value-type="float" office:value="1223.3468" calcext:value-type="float">
            <text:p>1223.3468</text:p>
          </table:table-cell>
          <table:table-cell office:value-type="float" office:value="1176.6532" calcext:value-type="float">
            <text:p>1176.6532</text:p>
          </table:table-cell>
        </table:table-row>
        <table:table-row table:style-name="ro1">
          <table:table-cell office:value-type="float" office:value="-1.05296" calcext:value-type="float">
            <text:p>-1.05296</text:p>
          </table:table-cell>
          <table:table-cell office:value-type="float" office:value="1202.63245" calcext:value-type="float">
            <text:p>1202.63245</text:p>
          </table:table-cell>
          <table:table-cell office:value-type="float" office:value="1197.36755" calcext:value-type="float">
            <text:p>1197.36755</text:p>
          </table:table-cell>
        </table:table-row>
        <table:table-row table:style-name="ro1">
          <table:table-cell office:value-type="float" office:value="-10.08644" calcext:value-type="float">
            <text:p>-10.08644</text:p>
          </table:table-cell>
          <table:table-cell office:value-type="float" office:value="1225.21606" calcext:value-type="float">
            <text:p>1225.21606</text:p>
          </table:table-cell>
          <table:table-cell office:value-type="float" office:value="1174.78394" calcext:value-type="float">
            <text:p>1174.78394</text:p>
          </table:table-cell>
        </table:table-row>
        <table:table-row table:style-name="ro1">
          <table:table-cell office:value-type="float" office:value="2.70082" calcext:value-type="float">
            <text:p>2.70082</text:p>
          </table:table-cell>
          <table:table-cell office:value-type="float" office:value="1193.24792" calcext:value-type="float">
            <text:p>1193.24792</text:p>
          </table:table-cell>
          <table:table-cell office:value-type="float" office:value="1206.75208" calcext:value-type="float">
            <text:p>1206.75208</text:p>
          </table:table-cell>
        </table:table-row>
        <table:table-row table:style-name="ro1">
          <table:table-cell office:value-type="float" office:value="-4.88303" calcext:value-type="float">
            <text:p>-4.88303</text:p>
          </table:table-cell>
          <table:table-cell office:value-type="float" office:value="1212.20752" calcext:value-type="float">
            <text:p>1212.20752</text:p>
          </table:table-cell>
          <table:table-cell office:value-type="float" office:value="1187.79248" calcext:value-type="float">
            <text:p>1187.79248</text:p>
          </table:table-cell>
        </table:table-row>
        <table:table-row table:style-name="ro1">
          <table:table-cell office:value-type="float" office:value="2.50245" calcext:value-type="float">
            <text:p>2.50245</text:p>
          </table:table-cell>
          <table:table-cell office:value-type="float" office:value="1193.7439" calcext:value-type="float">
            <text:p>1193.7439</text:p>
          </table:table-cell>
          <table:table-cell office:value-type="float" office:value="1206.2561" calcext:value-type="float">
            <text:p>1206.2561</text:p>
          </table:table-cell>
        </table:table-row>
        <table:table-row table:style-name="ro1">
          <table:table-cell office:value-type="float" office:value="-4.47103" calcext:value-type="float">
            <text:p>-4.47103</text:p>
          </table:table-cell>
          <table:table-cell office:value-type="float" office:value="1211.17761" calcext:value-type="float">
            <text:p>1211.17761</text:p>
          </table:table-cell>
          <table:table-cell office:value-type="float" office:value="1188.82239" calcext:value-type="float">
            <text:p>1188.82239</text:p>
          </table:table-cell>
        </table:table-row>
        <table:table-row table:style-name="ro1">
          <table:table-cell office:value-type="float" office:value="5.12704" calcext:value-type="float">
            <text:p>5.12704</text:p>
          </table:table-cell>
          <table:table-cell office:value-type="float" office:value="1187.18237" calcext:value-type="float">
            <text:p>1187.18237</text:p>
          </table:table-cell>
          <table:table-cell office:value-type="float" office:value="1212.81763" calcext:value-type="float">
            <text:p>1212.81763</text:p>
          </table:table-cell>
        </table:table-row>
        <table:table-row table:style-name="ro1">
          <table:table-cell office:value-type="float" office:value="-6.02748" calcext:value-type="float">
            <text:p>-6.02748</text:p>
          </table:table-cell>
          <table:table-cell office:value-type="float" office:value="1215.06873" calcext:value-type="float">
            <text:p>1215.06873</text:p>
          </table:table-cell>
          <table:table-cell office:value-type="float" office:value="1184.93127" calcext:value-type="float">
            <text:p>1184.93127</text:p>
          </table:table-cell>
        </table:table-row>
        <table:table-row table:style-name="ro1">
          <table:table-cell office:value-type="float" office:value="-2.50259" calcext:value-type="float">
            <text:p>-2.50259</text:p>
          </table:table-cell>
          <table:table-cell office:value-type="float" office:value="1206.25647" calcext:value-type="float">
            <text:p>1206.25647</text:p>
          </table:table-cell>
          <table:table-cell office:value-type="float" office:value="1193.74353" calcext:value-type="float">
            <text:p>1193.74353</text:p>
          </table:table-cell>
        </table:table-row>
        <table:table-row table:style-name="ro1">
          <table:table-cell office:value-type="float" office:value="-6.48525" calcext:value-type="float">
            <text:p>-6.48525</text:p>
          </table:table-cell>
          <table:table-cell office:value-type="float" office:value="1216.21313" calcext:value-type="float">
            <text:p>1216.21313</text:p>
          </table:table-cell>
          <table:table-cell office:value-type="float" office:value="1183.78687" calcext:value-type="float">
            <text:p>1183.78687</text:p>
          </table:table-cell>
        </table:table-row>
        <table:table-row table:style-name="ro1">
          <table:table-cell office:value-type="float" office:value="-0.76303" calcext:value-type="float">
            <text:p>-0.76303</text:p>
          </table:table-cell>
          <table:table-cell office:value-type="float" office:value="1201.90759" calcext:value-type="float">
            <text:p>1201.90759</text:p>
          </table:table-cell>
          <table:table-cell office:value-type="float" office:value="1198.09241" calcext:value-type="float">
            <text:p>1198.09241</text:p>
          </table:table-cell>
        </table:table-row>
        <table:table-row table:style-name="ro1">
          <table:table-cell office:value-type="float" office:value="-4.48629" calcext:value-type="float">
            <text:p>-4.48629</text:p>
          </table:table-cell>
          <table:table-cell office:value-type="float" office:value="1211.2157" calcext:value-type="float">
            <text:p>1211.2157</text:p>
          </table:table-cell>
          <table:table-cell office:value-type="float" office:value="1188.7843" calcext:value-type="float">
            <text:p>1188.7843</text:p>
          </table:table-cell>
        </table:table-row>
        <table:table-row table:style-name="ro1">
          <table:table-cell office:value-type="float" office:value="0.1983" calcext:value-type="float">
            <text:p>0.1983</text:p>
          </table:table-cell>
          <table:table-cell office:value-type="float" office:value="1199.50427" calcext:value-type="float">
            <text:p>1199.50427</text:p>
          </table:table-cell>
          <table:table-cell office:value-type="float" office:value="1200.49573" calcext:value-type="float">
            <text:p>1200.49573</text:p>
          </table:table-cell>
        </table:table-row>
        <table:table-row table:style-name="ro1">
          <table:table-cell office:value-type="float" office:value="-0.83933" calcext:value-type="float">
            <text:p>-0.83933</text:p>
          </table:table-cell>
          <table:table-cell office:value-type="float" office:value="1202.09827" calcext:value-type="float">
            <text:p>1202.09827</text:p>
          </table:table-cell>
          <table:table-cell office:value-type="float" office:value="1197.90173" calcext:value-type="float">
            <text:p>1197.90173</text:p>
          </table:table-cell>
        </table:table-row>
        <table:table-row table:style-name="ro1">
          <table:table-cell office:value-type="float" office:value="3.21963" calcext:value-type="float">
            <text:p>3.21963</text:p>
          </table:table-cell>
          <table:table-cell office:value-type="float" office:value="1191.95093" calcext:value-type="float">
            <text:p>1191.95093</text:p>
          </table:table-cell>
          <table:table-cell office:value-type="float" office:value="1208.04907" calcext:value-type="float">
            <text:p>1208.04907</text:p>
          </table:table-cell>
        </table:table-row>
        <table:table-row table:style-name="ro1">
          <table:table-cell office:value-type="float" office:value="-2.39577" calcext:value-type="float">
            <text:p>-2.39577</text:p>
          </table:table-cell>
          <table:table-cell office:value-type="float" office:value="1205.98938" calcext:value-type="float">
            <text:p>1205.98938</text:p>
          </table:table-cell>
          <table:table-cell office:value-type="float" office:value="1194.01062" calcext:value-type="float">
            <text:p>1194.01062</text:p>
          </table:table-cell>
        </table:table-row>
        <table:table-row table:style-name="ro1">
          <table:table-cell office:value-type="float" office:value="-0.71726" calcext:value-type="float">
            <text:p>-0.71726</text:p>
          </table:table-cell>
          <table:table-cell office:value-type="float" office:value="1201.79309" calcext:value-type="float">
            <text:p>1201.79309</text:p>
          </table:table-cell>
          <table:table-cell office:value-type="float" office:value="1198.20691" calcext:value-type="float">
            <text:p>1198.20691</text:p>
          </table:table-cell>
        </table:table-row>
        <table:table-row table:style-name="ro1">
          <table:table-cell office:value-type="float" office:value="-3.49444" calcext:value-type="float">
            <text:p>-3.49444</text:p>
          </table:table-cell>
          <table:table-cell office:value-type="float" office:value="1208.73608" calcext:value-type="float">
            <text:p>1208.73608</text:p>
          </table:table-cell>
          <table:table-cell office:value-type="float" office:value="1191.26392" calcext:value-type="float">
            <text:p>1191.26392</text:p>
          </table:table-cell>
        </table:table-row>
        <table:table-row table:style-name="ro1">
          <table:table-cell office:value-type="float" office:value="-6.07325" calcext:value-type="float">
            <text:p>-6.07325</text:p>
          </table:table-cell>
          <table:table-cell office:value-type="float" office:value="1215.18311" calcext:value-type="float">
            <text:p>1215.18311</text:p>
          </table:table-cell>
          <table:table-cell office:value-type="float" office:value="1184.81689" calcext:value-type="float">
            <text:p>1184.81689</text:p>
          </table:table-cell>
        </table:table-row>
        <table:table-row table:style-name="ro1">
          <table:table-cell office:value-type="float" office:value="-5.14244" calcext:value-type="float">
            <text:p>-5.14244</text:p>
          </table:table-cell>
          <table:table-cell office:value-type="float" office:value="1212.85608" calcext:value-type="float">
            <text:p>1212.85608</text:p>
          </table:table-cell>
          <table:table-cell office:value-type="float" office:value="1187.14392" calcext:value-type="float">
            <text:p>1187.14392</text:p>
          </table:table-cell>
        </table:table-row>
        <table:table-row table:style-name="ro1">
          <table:table-cell office:value-type="float" office:value="-2.89933" calcext:value-type="float">
            <text:p>-2.89933</text:p>
          </table:table-cell>
          <table:table-cell office:value-type="float" office:value="1207.24829" calcext:value-type="float">
            <text:p>1207.24829</text:p>
          </table:table-cell>
          <table:table-cell office:value-type="float" office:value="1192.75171" calcext:value-type="float">
            <text:p>1192.75171</text:p>
          </table:table-cell>
        </table:table-row>
        <table:table-row table:style-name="ro1">
          <table:table-cell office:value-type="float" office:value="-0.41207" calcext:value-type="float">
            <text:p>-0.41207</text:p>
          </table:table-cell>
          <table:table-cell office:value-type="float" office:value="1201.03015" calcext:value-type="float">
            <text:p>1201.03015</text:p>
          </table:table-cell>
          <table:table-cell office:value-type="float" office:value="1198.96985" calcext:value-type="float">
            <text:p>1198.96985</text:p>
          </table:table-cell>
        </table:table-row>
        <table:table-row table:style-name="ro1">
          <table:table-cell office:value-type="float" office:value="0.51874" calcext:value-type="float">
            <text:p>0.51874</text:p>
          </table:table-cell>
          <table:table-cell office:value-type="float" office:value="1198.70312" calcext:value-type="float">
            <text:p>1198.70312</text:p>
          </table:table-cell>
          <table:table-cell office:value-type="float" office:value="1201.29688" calcext:value-type="float">
            <text:p>1201.29688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1197.63501" calcext:value-type="float">
            <text:p>1197.63501</text:p>
          </table:table-cell>
          <table:table-cell office:value-type="float" office:value="1202.36499" calcext:value-type="float">
            <text:p>1202.36499</text:p>
          </table:table-cell>
        </table:table-row>
        <table:table-row table:style-name="ro1">
          <table:table-cell office:value-type="float" office:value="-0.9614" calcext:value-type="float">
            <text:p>-0.9614</text:p>
          </table:table-cell>
          <table:table-cell office:value-type="float" office:value="1202.40356" calcext:value-type="float">
            <text:p>1202.40356</text:p>
          </table:table-cell>
          <table:table-cell office:value-type="float" office:value="1197.59644" calcext:value-type="float">
            <text:p>1197.59644</text:p>
          </table:table-cell>
        </table:table-row>
        <table:table-row table:style-name="ro1">
          <table:table-cell office:value-type="float" office:value="-6.30214" calcext:value-type="float">
            <text:p>-6.30214</text:p>
          </table:table-cell>
          <table:table-cell office:value-type="float" office:value="1215.75537" calcext:value-type="float">
            <text:p>1215.75537</text:p>
          </table:table-cell>
          <table:table-cell office:value-type="float" office:value="1184.24463" calcext:value-type="float">
            <text:p>1184.24463</text:p>
          </table:table-cell>
        </table:table-row>
        <table:table-row table:style-name="ro1">
          <table:table-cell office:value-type="float" office:value="-3.86066" calcext:value-type="float">
            <text:p>-3.86066</text:p>
          </table:table-cell>
          <table:table-cell office:value-type="float" office:value="1209.65161" calcext:value-type="float">
            <text:p>1209.65161</text:p>
          </table:table-cell>
          <table:table-cell office:value-type="float" office:value="1190.34839" calcext:value-type="float">
            <text:p>1190.34839</text:p>
          </table:table-cell>
        </table:table-row>
        <table:table-row table:style-name="ro1">
          <table:table-cell office:value-type="float" office:value="-5.72229" calcext:value-type="float">
            <text:p>-5.72229</text:p>
          </table:table-cell>
          <table:table-cell office:value-type="float" office:value="1214.30579" calcext:value-type="float">
            <text:p>1214.30579</text:p>
          </table:table-cell>
          <table:table-cell office:value-type="float" office:value="1185.69421" calcext:value-type="float">
            <text:p>1185.69421</text:p>
          </table:table-cell>
        </table:table-row>
        <table:table-row table:style-name="ro1">
          <table:table-cell office:value-type="float" office:value="4.53193" calcext:value-type="float">
            <text:p>4.53193</text:p>
          </table:table-cell>
          <table:table-cell office:value-type="float" office:value="1188.67017" calcext:value-type="float">
            <text:p>1188.67017</text:p>
          </table:table-cell>
          <table:table-cell office:value-type="float" office:value="1211.32983" calcext:value-type="float">
            <text:p>1211.32983</text:p>
          </table:table-cell>
        </table:table-row>
        <table:table-row table:style-name="ro1">
          <table:table-cell office:value-type="float" office:value="-0.97666" calcext:value-type="float">
            <text:p>-0.97666</text:p>
          </table:table-cell>
          <table:table-cell office:value-type="float" office:value="1202.44165" calcext:value-type="float">
            <text:p>1202.44165</text:p>
          </table:table-cell>
          <table:table-cell office:value-type="float" office:value="1197.55835" calcext:value-type="float">
            <text:p>1197.55835</text:p>
          </table:table-cell>
        </table:table-row>
        <table:table-row table:style-name="ro1">
          <table:table-cell office:value-type="float" office:value="4.88289" calcext:value-type="float">
            <text:p>4.88289</text:p>
          </table:table-cell>
          <table:table-cell office:value-type="float" office:value="1187.79272" calcext:value-type="float">
            <text:p>1187.79272</text:p>
          </table:table-cell>
          <table:table-cell office:value-type="float" office:value="1212.20728" calcext:value-type="float">
            <text:p>1212.20728</text:p>
          </table:table-cell>
        </table:table-row>
        <table:table-row table:style-name="ro1">
          <table:table-cell office:value-type="float" office:value="0.24408" calcext:value-type="float">
            <text:p>0.24408</text:p>
          </table:table-cell>
          <table:table-cell office:value-type="float" office:value="1199.38977" calcext:value-type="float">
            <text:p>1199.38977</text:p>
          </table:table-cell>
          <table:table-cell office:value-type="float" office:value="1200.61023" calcext:value-type="float">
            <text:p>1200.61023</text:p>
          </table:table-cell>
        </table:table-row>
        <table:table-row table:style-name="ro1">
          <table:table-cell office:value-type="float" office:value="-5.61548" calcext:value-type="float">
            <text:p>-5.61548</text:p>
          </table:table-cell>
          <table:table-cell office:value-type="float" office:value="1214.0387" calcext:value-type="float">
            <text:p>1214.0387</text:p>
          </table:table-cell>
          <table:table-cell office:value-type="float" office:value="1185.9613" calcext:value-type="float">
            <text:p>1185.9613</text:p>
          </table:table-cell>
        </table:table-row>
        <table:table-row table:style-name="ro1">
          <table:table-cell office:value-type="float" office:value="-8.46896" calcext:value-type="float">
            <text:p>-8.46896</text:p>
          </table:table-cell>
          <table:table-cell office:value-type="float" office:value="1221.17236" calcext:value-type="float">
            <text:p>1221.17236</text:p>
          </table:table-cell>
          <table:table-cell office:value-type="float" office:value="1178.82764" calcext:value-type="float">
            <text:p>1178.82764</text:p>
          </table:table-cell>
        </table:table-row>
        <table:table-row table:style-name="ro1">
          <table:table-cell office:value-type="float" office:value="-7.93488" calcext:value-type="float">
            <text:p>-7.93488</text:p>
          </table:table-cell>
          <table:table-cell office:value-type="float" office:value="1219.83716" calcext:value-type="float">
            <text:p>1219.83716</text:p>
          </table:table-cell>
          <table:table-cell office:value-type="float" office:value="1180.16284" calcext:value-type="float">
            <text:p>1180.16284</text:p>
          </table:table-cell>
        </table:table-row>
        <table:table-row table:style-name="ro1">
          <table:table-cell office:value-type="float" office:value="-7.56866" calcext:value-type="float">
            <text:p>-7.56866</text:p>
          </table:table-cell>
          <table:table-cell office:value-type="float" office:value="1218.92163" calcext:value-type="float">
            <text:p>1218.92163</text:p>
          </table:table-cell>
          <table:table-cell office:value-type="float" office:value="1181.07837" calcext:value-type="float">
            <text:p>1181.07837</text:p>
          </table:table-cell>
        </table:table-row>
        <table:table-row table:style-name="ro1">
          <table:table-cell office:value-type="float" office:value="0.79341" calcext:value-type="float">
            <text:p>0.79341</text:p>
          </table:table-cell>
          <table:table-cell office:value-type="float" office:value="1198.01648" calcext:value-type="float">
            <text:p>1198.01648</text:p>
          </table:table-cell>
          <table:table-cell office:value-type="float" office:value="1201.98352" calcext:value-type="float">
            <text:p>1201.98352</text:p>
          </table:table-cell>
        </table:table-row>
        <table:table-row table:style-name="ro1">
          <table:table-cell office:value-type="float" office:value="-5.4934" calcext:value-type="float">
            <text:p>-5.4934</text:p>
          </table:table-cell>
          <table:table-cell office:value-type="float" office:value="1213.73352" calcext:value-type="float">
            <text:p>1213.73352</text:p>
          </table:table-cell>
          <table:table-cell office:value-type="float" office:value="1186.26648" calcext:value-type="float">
            <text:p>1186.26648</text:p>
          </table:table-cell>
        </table:table-row>
        <table:table-row table:style-name="ro1">
          <table:table-cell office:value-type="float" office:value="4.28778" calcext:value-type="float">
            <text:p>4.28778</text:p>
          </table:table-cell>
          <table:table-cell office:value-type="float" office:value="1189.28052" calcext:value-type="float">
            <text:p>1189.28052</text:p>
          </table:table-cell>
          <table:table-cell office:value-type="float" office:value="1210.71948" calcext:value-type="float">
            <text:p>1210.71948</text:p>
          </table:table-cell>
        </table:table-row>
        <table:table-row table:style-name="ro1">
          <table:table-cell office:value-type="float" office:value="-4.10481" calcext:value-type="float">
            <text:p>-4.10481</text:p>
          </table:table-cell>
          <table:table-cell office:value-type="float" office:value="1210.26208" calcext:value-type="float">
            <text:p>1210.26208</text:p>
          </table:table-cell>
          <table:table-cell office:value-type="float" office:value="1189.73792" calcext:value-type="float">
            <text:p>1189.73792</text:p>
          </table:table-cell>
        </table:table-row>
        <table:table-row table:style-name="ro1">
          <table:table-cell office:value-type="float" office:value="5.05074" calcext:value-type="float">
            <text:p>5.05074</text:p>
          </table:table-cell>
          <table:table-cell office:value-type="float" office:value="1187.37317" calcext:value-type="float">
            <text:p>1187.37317</text:p>
          </table:table-cell>
          <table:table-cell office:value-type="float" office:value="1212.62683" calcext:value-type="float">
            <text:p>1212.62683</text:p>
          </table:table-cell>
        </table:table-row>
        <table:table-row table:style-name="ro1">
          <table:table-cell office:value-type="float" office:value="-8.25533" calcext:value-type="float">
            <text:p>-8.25533</text:p>
          </table:table-cell>
          <table:table-cell office:value-type="float" office:value="1220.63831" calcext:value-type="float">
            <text:p>1220.63831</text:p>
          </table:table-cell>
          <table:table-cell office:value-type="float" office:value="1179.36169" calcext:value-type="float">
            <text:p>1179.36169</text:p>
          </table:table-cell>
        </table:table-row>
        <table:table-row table:style-name="ro1">
          <table:table-cell office:value-type="float" office:value="2.96023" calcext:value-type="float">
            <text:p>2.96023</text:p>
          </table:table-cell>
          <table:table-cell office:value-type="float" office:value="1192.59949" calcext:value-type="float">
            <text:p>1192.59949</text:p>
          </table:table-cell>
          <table:table-cell office:value-type="float" office:value="1207.40051" calcext:value-type="float">
            <text:p>1207.40051</text:p>
          </table:table-cell>
        </table:table-row>
        <table:table-row table:style-name="ro1">
          <table:table-cell office:value-type="float" office:value="-6.92777" calcext:value-type="float">
            <text:p>-6.92777</text:p>
          </table:table-cell>
          <table:table-cell office:value-type="float" office:value="1217.31946" calcext:value-type="float">
            <text:p>1217.31946</text:p>
          </table:table-cell>
          <table:table-cell office:value-type="float" office:value="1182.68054" calcext:value-type="float">
            <text:p>1182.68054</text:p>
          </table:table-cell>
        </table:table-row>
        <table:table-row table:style-name="ro1">
          <table:table-cell office:value-type="float" office:value="4.02837" calcext:value-type="float">
            <text:p>4.02837</text:p>
          </table:table-cell>
          <table:table-cell office:value-type="float" office:value="1189.92908" calcext:value-type="float">
            <text:p>1189.92908</text:p>
          </table:table-cell>
          <table:table-cell office:value-type="float" office:value="1210.07092" calcext:value-type="float">
            <text:p>1210.07092</text:p>
          </table:table-cell>
        </table:table-row>
        <table:table-row table:style-name="ro1">
          <table:table-cell office:value-type="float" office:value="-5.76807" calcext:value-type="float">
            <text:p>-5.76807</text:p>
          </table:table-cell>
          <table:table-cell office:value-type="float" office:value="1214.42017" calcext:value-type="float">
            <text:p>1214.42017</text:p>
          </table:table-cell>
          <table:table-cell office:value-type="float" office:value="1185.57983" calcext:value-type="float">
            <text:p>1185.57983</text:p>
          </table:table-cell>
        </table:table-row>
        <table:table-row table:style-name="ro1">
          <table:table-cell office:value-type="float" office:value="5.75267" calcext:value-type="float">
            <text:p>5.75267</text:p>
          </table:table-cell>
          <table:table-cell office:value-type="float" office:value="1185.61829" calcext:value-type="float">
            <text:p>1185.61829</text:p>
          </table:table-cell>
          <table:table-cell office:value-type="float" office:value="1214.38171" calcext:value-type="float">
            <text:p>1214.38171</text:p>
          </table:table-cell>
        </table:table-row>
        <table:table-row table:style-name="ro1">
          <table:table-cell office:value-type="float" office:value="-5.52392" calcext:value-type="float">
            <text:p>-5.52392</text:p>
          </table:table-cell>
          <table:table-cell office:value-type="float" office:value="1213.80981" calcext:value-type="float">
            <text:p>1213.80981</text:p>
          </table:table-cell>
          <table:table-cell office:value-type="float" office:value="1186.19019" calcext:value-type="float">
            <text:p>1186.19019</text:p>
          </table:table-cell>
        </table:table-row>
        <table:table-row table:style-name="ro1">
          <table:table-cell office:value-type="float" office:value="9.14022" calcext:value-type="float">
            <text:p>9.14022</text:p>
          </table:table-cell>
          <table:table-cell office:value-type="float" office:value="1177.14941" calcext:value-type="float">
            <text:p>1177.14941</text:p>
          </table:table-cell>
          <table:table-cell office:value-type="float" office:value="1222.85059" calcext:value-type="float">
            <text:p>1222.85059</text:p>
          </table:table-cell>
        </table:table-row>
        <table:table-row table:style-name="ro1">
          <table:table-cell office:value-type="float" office:value="-2.96037" calcext:value-type="float">
            <text:p>-2.96037</text:p>
          </table:table-cell>
          <table:table-cell office:value-type="float" office:value="1207.40088" calcext:value-type="float">
            <text:p>1207.40088</text:p>
          </table:table-cell>
          <table:table-cell office:value-type="float" office:value="1192.59912" calcext:value-type="float">
            <text:p>1192.59912</text:p>
          </table:table-cell>
        </table:table-row>
        <table:table-row table:style-name="ro1">
          <table:table-cell office:value-type="float" office:value="10.97133" calcext:value-type="float">
            <text:p>10.97133</text:p>
          </table:table-cell>
          <table:table-cell office:value-type="float" office:value="1172.57166" calcext:value-type="float">
            <text:p>1172.57166</text:p>
          </table:table-cell>
          <table:table-cell office:value-type="float" office:value="1227.42834" calcext:value-type="float">
            <text:p>1227.42834</text:p>
          </table:table-cell>
        </table:table-row>
        <table:table-row table:style-name="ro1">
          <table:table-cell office:value-type="float" office:value="-0.25948" calcext:value-type="float">
            <text:p>-0.25948</text:p>
          </table:table-cell>
          <table:table-cell office:value-type="float" office:value="1200.64868" calcext:value-type="float">
            <text:p>1200.64868</text:p>
          </table:table-cell>
          <table:table-cell office:value-type="float" office:value="1199.35132" calcext:value-type="float">
            <text:p>1199.35132</text:p>
          </table:table-cell>
        </table:table-row>
        <table:table-row table:style-name="ro1">
          <table:table-cell office:value-type="float" office:value="12.482" calcext:value-type="float">
            <text:p>12.482</text:p>
          </table:table-cell>
          <table:table-cell office:value-type="float" office:value="1168.79504" calcext:value-type="float">
            <text:p>1168.79504</text:p>
          </table:table-cell>
          <table:table-cell office:value-type="float" office:value="1231.20496" calcext:value-type="float">
            <text:p>1231.20496</text:p>
          </table:table-cell>
        </table:table-row>
        <table:table-row table:style-name="ro1">
          <table:table-cell office:value-type="float" office:value="1.20541" calcext:value-type="float">
            <text:p>1.20541</text:p>
          </table:table-cell>
          <table:table-cell office:value-type="float" office:value="1196.98645" calcext:value-type="float">
            <text:p>1196.98645</text:p>
          </table:table-cell>
          <table:table-cell office:value-type="float" office:value="1203.01355" calcext:value-type="float">
            <text:p>1203.01355</text:p>
          </table:table-cell>
        </table:table-row>
        <table:table-row table:style-name="ro1">
          <table:table-cell office:value-type="float" office:value="10.48304" calcext:value-type="float">
            <text:p>10.48304</text:p>
          </table:table-cell>
          <table:table-cell office:value-type="float" office:value="1173.79236" calcext:value-type="float">
            <text:p>1173.79236</text:p>
          </table:table-cell>
          <table:table-cell office:value-type="float" office:value="1226.20764" calcext:value-type="float">
            <text:p>1226.20764</text:p>
          </table:table-cell>
        </table:table-row>
        <table:table-row table:style-name="ro1">
          <table:table-cell office:value-type="float" office:value="4.54719" calcext:value-type="float">
            <text:p>4.54719</text:p>
          </table:table-cell>
          <table:table-cell office:value-type="float" office:value="1188.63208" calcext:value-type="float">
            <text:p>1188.63208</text:p>
          </table:table-cell>
          <table:table-cell office:value-type="float" office:value="1211.36792" calcext:value-type="float">
            <text:p>1211.36792</text:p>
          </table:table-cell>
        </table:table-row>
        <table:table-row table:style-name="ro1">
          <table:table-cell office:value-type="float" office:value="15.71696" calcext:value-type="float">
            <text:p>15.71696</text:p>
          </table:table-cell>
          <table:table-cell office:value-type="float" office:value="1160.70764" calcext:value-type="float">
            <text:p>1160.70764</text:p>
          </table:table-cell>
          <table:table-cell office:value-type="float" office:value="1239.29236" calcext:value-type="float">
            <text:p>1239.29236</text:p>
          </table:table-cell>
        </table:table-row>
        <table:table-row table:style-name="ro1">
          <table:table-cell office:value-type="float" office:value="7.75163" calcext:value-type="float">
            <text:p>7.75163</text:p>
          </table:table-cell>
          <table:table-cell office:value-type="float" office:value="1180.62097" calcext:value-type="float">
            <text:p>1180.62097</text:p>
          </table:table-cell>
          <table:table-cell office:value-type="float" office:value="1219.37903" calcext:value-type="float">
            <text:p>1219.37903</text:p>
          </table:table-cell>
        </table:table-row>
        <table:table-row table:style-name="ro1">
          <table:table-cell office:value-type="float" office:value="22.14111" calcext:value-type="float">
            <text:p>22.14111</text:p>
          </table:table-cell>
          <table:table-cell office:value-type="float" office:value="1144.64722" calcext:value-type="float">
            <text:p>1144.64722</text:p>
          </table:table-cell>
          <table:table-cell office:value-type="float" office:value="1255.35278" calcext:value-type="float">
            <text:p>1255.35278</text:p>
          </table:table-cell>
        </table:table-row>
        <table:table-row table:style-name="ro1">
          <table:table-cell office:value-type="float" office:value="13.55015" calcext:value-type="float">
            <text:p>13.55015</text:p>
          </table:table-cell>
          <table:table-cell office:value-type="float" office:value="1166.12463" calcext:value-type="float">
            <text:p>1166.12463</text:p>
          </table:table-cell>
          <table:table-cell office:value-type="float" office:value="1233.87537" calcext:value-type="float">
            <text:p>1233.87537</text:p>
          </table:table-cell>
        </table:table-row>
        <table:table-row table:style-name="ro1">
          <table:table-cell office:value-type="float" office:value="24.17059" calcext:value-type="float">
            <text:p>24.17059</text:p>
          </table:table-cell>
          <table:table-cell office:value-type="float" office:value="1139.57349" calcext:value-type="float">
            <text:p>1139.57349</text:p>
          </table:table-cell>
          <table:table-cell office:value-type="float" office:value="1260.42651" calcext:value-type="float">
            <text:p>1260.42651</text:p>
          </table:table-cell>
        </table:table-row>
        <table:table-row table:style-name="ro1">
          <table:table-cell office:value-type="float" office:value="16.06792" calcext:value-type="float">
            <text:p>16.06792</text:p>
          </table:table-cell>
          <table:table-cell office:value-type="float" office:value="1159.8302" calcext:value-type="float">
            <text:p>1159.8302</text:p>
          </table:table-cell>
          <table:table-cell office:value-type="float" office:value="1240.1698" calcext:value-type="float">
            <text:p>1240.1698</text:p>
          </table:table-cell>
        </table:table-row>
        <table:table-row table:style-name="ro1">
          <table:table-cell office:value-type="float" office:value="20.43207" calcext:value-type="float">
            <text:p>20.43207</text:p>
          </table:table-cell>
          <table:table-cell office:value-type="float" office:value="1148.9198" calcext:value-type="float">
            <text:p>1148.9198</text:p>
          </table:table-cell>
          <table:table-cell office:value-type="float" office:value="1251.0802" calcext:value-type="float">
            <text:p>1251.0802</text:p>
          </table:table-cell>
        </table:table-row>
        <table:table-row table:style-name="ro1">
          <table:table-cell office:value-type="float" office:value="17.07504" calcext:value-type="float">
            <text:p>17.07504</text:p>
          </table:table-cell>
          <table:table-cell office:value-type="float" office:value="1157.31238" calcext:value-type="float">
            <text:p>1157.31238</text:p>
          </table:table-cell>
          <table:table-cell office:value-type="float" office:value="1242.68762" calcext:value-type="float">
            <text:p>1242.68762</text:p>
          </table:table-cell>
        </table:table-row>
        <table:table-row table:style-name="ro1">
          <table:table-cell office:value-type="float" office:value="17.36496" calcext:value-type="float">
            <text:p>17.36496</text:p>
          </table:table-cell>
          <table:table-cell office:value-type="float" office:value="1156.58765" calcext:value-type="float">
            <text:p>1156.58765</text:p>
          </table:table-cell>
          <table:table-cell office:value-type="float" office:value="1243.41235" calcext:value-type="float">
            <text:p>1243.41235</text:p>
          </table:table-cell>
        </table:table-row>
        <table:table-row table:style-name="ro1">
          <table:table-cell office:value-type="float" office:value="17.47178" calcext:value-type="float">
            <text:p>17.47178</text:p>
          </table:table-cell>
          <table:table-cell office:value-type="float" office:value="1156.32056" calcext:value-type="float">
            <text:p>1156.32056</text:p>
          </table:table-cell>
          <table:table-cell office:value-type="float" office:value="1243.67944" calcext:value-type="float">
            <text:p>1243.67944</text:p>
          </table:table-cell>
        </table:table-row>
        <table:table-row table:style-name="ro1">
          <table:table-cell office:value-type="float" office:value="18.32629" calcext:value-type="float">
            <text:p>18.32629</text:p>
          </table:table-cell>
          <table:table-cell office:value-type="float" office:value="1154.18433" calcext:value-type="float">
            <text:p>1154.18433</text:p>
          </table:table-cell>
          <table:table-cell office:value-type="float" office:value="1245.81567" calcext:value-type="float">
            <text:p>1245.81567</text:p>
          </table:table-cell>
        </table:table-row>
        <table:table-row table:style-name="ro1">
          <table:table-cell office:value-type="float" office:value="28.00066" calcext:value-type="float">
            <text:p>28.00066</text:p>
          </table:table-cell>
          <table:table-cell office:value-type="float" office:value="1129.99829" calcext:value-type="float">
            <text:p>1129.99829</text:p>
          </table:table-cell>
          <table:table-cell office:value-type="float" office:value="1270.00171" calcext:value-type="float">
            <text:p>1270.00171</text:p>
          </table:table-cell>
        </table:table-row>
        <table:table-row table:style-name="ro1">
          <table:table-cell office:value-type="float" office:value="26.77992" calcext:value-type="float">
            <text:p>26.77992</text:p>
          </table:table-cell>
          <table:table-cell office:value-type="float" office:value="1133.05017" calcext:value-type="float">
            <text:p>1133.05017</text:p>
          </table:table-cell>
          <table:table-cell office:value-type="float" office:value="1266.94983" calcext:value-type="float">
            <text:p>1266.94983</text:p>
          </table:table-cell>
        </table:table-row>
        <table:table-row table:style-name="ro1">
          <table:table-cell office:value-type="float" office:value="32.13592" calcext:value-type="float">
            <text:p>32.13592</text:p>
          </table:table-cell>
          <table:table-cell office:value-type="float" office:value="1119.66016" calcext:value-type="float">
            <text:p>1119.66016</text:p>
          </table:table-cell>
          <table:table-cell office:value-type="float" office:value="1280.33984" calcext:value-type="float">
            <text:p>1280.33984</text:p>
          </table:table-cell>
        </table:table-row>
        <table:table-row table:style-name="ro1">
          <table:table-cell office:value-type="float" office:value="34.63844" calcext:value-type="float">
            <text:p>34.63844</text:p>
          </table:table-cell>
          <table:table-cell office:value-type="float" office:value="1113.40393" calcext:value-type="float">
            <text:p>1113.40393</text:p>
          </table:table-cell>
          <table:table-cell office:value-type="float" office:value="1286.59607" calcext:value-type="float">
            <text:p>1286.59607</text:p>
          </table:table-cell>
        </table:table-row>
        <table:table-row table:style-name="ro1">
          <table:table-cell office:value-type="float" office:value="27.34451" calcext:value-type="float">
            <text:p>27.34451</text:p>
          </table:table-cell>
          <table:table-cell office:value-type="float" office:value="1131.63867" calcext:value-type="float">
            <text:p>1131.63867</text:p>
          </table:table-cell>
          <table:table-cell office:value-type="float" office:value="1268.36133" calcext:value-type="float">
            <text:p>1268.36133</text:p>
          </table:table-cell>
        </table:table-row>
        <table:table-row table:style-name="ro1">
          <table:table-cell office:value-type="float" office:value="32.13592" calcext:value-type="float">
            <text:p>32.13592</text:p>
          </table:table-cell>
          <table:table-cell office:value-type="float" office:value="1119.66016" calcext:value-type="float">
            <text:p>1119.66016</text:p>
          </table:table-cell>
          <table:table-cell office:value-type="float" office:value="1280.33984" calcext:value-type="float">
            <text:p>1280.33984</text:p>
          </table:table-cell>
        </table:table-row>
        <table:table-row table:style-name="ro1">
          <table:table-cell office:value-type="float" office:value="22.59889" calcext:value-type="float">
            <text:p>22.59889</text:p>
          </table:table-cell>
          <table:table-cell office:value-type="float" office:value="1143.50281" calcext:value-type="float">
            <text:p>1143.50281</text:p>
          </table:table-cell>
          <table:table-cell office:value-type="float" office:value="1256.49719" calcext:value-type="float">
            <text:p>1256.49719</text:p>
          </table:table-cell>
        </table:table-row>
        <table:table-row table:style-name="ro1">
          <table:table-cell office:value-type="float" office:value="30.15222" calcext:value-type="float">
            <text:p>30.15222</text:p>
          </table:table-cell>
          <table:table-cell office:value-type="float" office:value="1124.61951" calcext:value-type="float">
            <text:p>1124.61951</text:p>
          </table:table-cell>
          <table:table-cell office:value-type="float" office:value="1275.38049" calcext:value-type="float">
            <text:p>1275.38049</text:p>
          </table:table-cell>
        </table:table-row>
        <table:table-row table:style-name="ro1">
          <table:table-cell office:value-type="float" office:value="21.134" calcext:value-type="float">
            <text:p>21.134</text:p>
          </table:table-cell>
          <table:table-cell office:value-type="float" office:value="1147.16504" calcext:value-type="float">
            <text:p>1147.16504</text:p>
          </table:table-cell>
          <table:table-cell office:value-type="float" office:value="1252.83496" calcext:value-type="float">
            <text:p>1252.83496</text:p>
          </table:table-cell>
        </table:table-row>
        <table:table-row table:style-name="ro1">
          <table:table-cell office:value-type="float" office:value="36.60688" calcext:value-type="float">
            <text:p>36.60688</text:p>
          </table:table-cell>
          <table:table-cell office:value-type="float" office:value="1108.48279" calcext:value-type="float">
            <text:p>1108.48279</text:p>
          </table:table-cell>
          <table:table-cell office:value-type="float" office:value="1291.51721" calcext:value-type="float">
            <text:p>1291.51721</text:p>
          </table:table-cell>
        </table:table-row>
        <table:table-row table:style-name="ro1">
          <table:table-cell office:value-type="float" office:value="35.8897" calcext:value-type="float">
            <text:p>35.8897</text:p>
          </table:table-cell>
          <table:table-cell office:value-type="float" office:value="1110.27576" calcext:value-type="float">
            <text:p>1110.27576</text:p>
          </table:table-cell>
          <table:table-cell office:value-type="float" office:value="1289.72424" calcext:value-type="float">
            <text:p>1289.72424</text:p>
          </table:table-cell>
        </table:table-row>
        <table:table-row table:style-name="ro1">
          <table:table-cell office:value-type="float" office:value="35.27933" calcext:value-type="float">
            <text:p>35.27933</text:p>
          </table:table-cell>
          <table:table-cell office:value-type="float" office:value="1111.80164" calcext:value-type="float">
            <text:p>1111.80164</text:p>
          </table:table-cell>
          <table:table-cell office:value-type="float" office:value="1288.19836" calcext:value-type="float">
            <text:p>1288.19836</text:p>
          </table:table-cell>
        </table:table-row>
        <table:table-row table:style-name="ro1">
          <table:table-cell office:value-type="float" office:value="39.76555" calcext:value-type="float">
            <text:p>39.76555</text:p>
          </table:table-cell>
          <table:table-cell office:value-type="float" office:value="1100.58618" calcext:value-type="float">
            <text:p>1100.58618</text:p>
          </table:table-cell>
          <table:table-cell office:value-type="float" office:value="1299.41382" calcext:value-type="float">
            <text:p>1299.41382</text:p>
          </table:table-cell>
        </table:table-row>
        <table:table-row table:style-name="ro1">
          <table:table-cell office:value-type="float" office:value="34.28748" calcext:value-type="float">
            <text:p>34.28748</text:p>
          </table:table-cell>
          <table:table-cell office:value-type="float" office:value="1114.28125" calcext:value-type="float">
            <text:p>1114.28125</text:p>
          </table:table-cell>
          <table:table-cell office:value-type="float" office:value="1285.71875" calcext:value-type="float">
            <text:p>1285.71875</text:p>
          </table:table-cell>
        </table:table-row>
        <table:table-row table:style-name="ro1">
          <table:table-cell office:value-type="float" office:value="28.91622" calcext:value-type="float">
            <text:p>28.91622</text:p>
          </table:table-cell>
          <table:table-cell office:value-type="float" office:value="1127.70947" calcext:value-type="float">
            <text:p>1127.70947</text:p>
          </table:table-cell>
          <table:table-cell office:value-type="float" office:value="1272.29053" calcext:value-type="float">
            <text:p>1272.29053</text:p>
          </table:table-cell>
        </table:table-row>
        <table:table-row table:style-name="ro1">
          <table:table-cell office:value-type="float" office:value="33.81444" calcext:value-type="float">
            <text:p>33.81444</text:p>
          </table:table-cell>
          <table:table-cell office:value-type="float" office:value="1115.46387" calcext:value-type="float">
            <text:p>1115.46387</text:p>
          </table:table-cell>
          <table:table-cell office:value-type="float" office:value="1284.53613" calcext:value-type="float">
            <text:p>1284.53613</text:p>
          </table:table-cell>
        </table:table-row>
        <table:table-row table:style-name="ro1">
          <table:table-cell office:value-type="float" office:value="34.83681" calcext:value-type="float">
            <text:p>34.83681</text:p>
          </table:table-cell>
          <table:table-cell office:value-type="float" office:value="1112.90796" calcext:value-type="float">
            <text:p>1112.90796</text:p>
          </table:table-cell>
          <table:table-cell office:value-type="float" office:value="1287.09204" calcext:value-type="float">
            <text:p>1287.09204</text:p>
          </table:table-cell>
        </table:table-row>
        <table:table-row table:style-name="ro1">
          <table:table-cell office:value-type="float" office:value="35.03518" calcext:value-type="float">
            <text:p>35.03518</text:p>
          </table:table-cell>
          <table:table-cell office:value-type="float" office:value="1112.41211" calcext:value-type="float">
            <text:p>1112.41211</text:p>
          </table:table-cell>
          <table:table-cell office:value-type="float" office:value="1287.58789" calcext:value-type="float">
            <text:p>1287.58789</text:p>
          </table:table-cell>
        </table:table-row>
        <table:table-row table:style-name="ro1">
          <table:table-cell office:value-type="float" office:value="39.23147" calcext:value-type="float">
            <text:p>39.23147</text:p>
          </table:table-cell>
          <table:table-cell office:value-type="float" office:value="1101.92126" calcext:value-type="float">
            <text:p>1101.92126</text:p>
          </table:table-cell>
          <table:table-cell office:value-type="float" office:value="1298.07874" calcext:value-type="float">
            <text:p>1298.07874</text:p>
          </table:table-cell>
        </table:table-row>
        <table:table-row table:style-name="ro1">
          <table:table-cell office:value-type="float" office:value="38.92629" calcext:value-type="float">
            <text:p>38.92629</text:p>
          </table:table-cell>
          <table:table-cell office:value-type="float" office:value="1102.68433" calcext:value-type="float">
            <text:p>1102.68433</text:p>
          </table:table-cell>
          <table:table-cell office:value-type="float" office:value="1297.31567" calcext:value-type="float">
            <text:p>1297.31567</text:p>
          </table:table-cell>
        </table:table-row>
        <table:table-row table:style-name="ro1">
          <table:table-cell office:value-type="float" office:value="39.33829" calcext:value-type="float">
            <text:p>39.33829</text:p>
          </table:table-cell>
          <table:table-cell office:value-type="float" office:value="1101.6543" calcext:value-type="float">
            <text:p>1101.6543</text:p>
          </table:table-cell>
          <table:table-cell office:value-type="float" office:value="1298.3457" calcext:value-type="float">
            <text:p>1298.3457</text:p>
          </table:table-cell>
        </table:table-row>
        <table:table-row table:style-name="ro1">
          <table:table-cell office:value-type="float" office:value="35.82866" calcext:value-type="float">
            <text:p>35.82866</text:p>
          </table:table-cell>
          <table:table-cell office:value-type="float" office:value="1110.42834" calcext:value-type="float">
            <text:p>1110.42834</text:p>
          </table:table-cell>
          <table:table-cell office:value-type="float" office:value="1289.57166" calcext:value-type="float">
            <text:p>1289.57166</text:p>
          </table:table-cell>
        </table:table-row>
        <table:table-row table:style-name="ro1">
          <table:table-cell office:value-type="float" office:value="36.34747" calcext:value-type="float">
            <text:p>36.34747</text:p>
          </table:table-cell>
          <table:table-cell office:value-type="float" office:value="1109.13135" calcext:value-type="float">
            <text:p>1109.13135</text:p>
          </table:table-cell>
          <table:table-cell office:value-type="float" office:value="1290.86865" calcext:value-type="float">
            <text:p>1290.86865</text:p>
          </table:table-cell>
        </table:table-row>
        <table:table-row table:style-name="ro1">
          <table:table-cell office:value-type="float" office:value="39.12466" calcext:value-type="float">
            <text:p>39.12466</text:p>
          </table:table-cell>
          <table:table-cell office:value-type="float" office:value="1102.18835" calcext:value-type="float">
            <text:p>1102.18835</text:p>
          </table:table-cell>
          <table:table-cell office:value-type="float" office:value="1297.81165" calcext:value-type="float">
            <text:p>1297.81165</text:p>
          </table:table-cell>
        </table:table-row>
        <table:table-row table:style-name="ro1">
          <table:table-cell office:value-type="float" office:value="38.49903" calcext:value-type="float">
            <text:p>38.49903</text:p>
          </table:table-cell>
          <table:table-cell office:value-type="float" office:value="1103.75244" calcext:value-type="float">
            <text:p>1103.75244</text:p>
          </table:table-cell>
          <table:table-cell office:value-type="float" office:value="1296.24756" calcext:value-type="float">
            <text:p>1296.24756</text:p>
          </table:table-cell>
        </table:table-row>
        <table:table-row table:style-name="ro1">
          <table:table-cell office:value-type="float" office:value="40.33014" calcext:value-type="float">
            <text:p>40.33014</text:p>
          </table:table-cell>
          <table:table-cell office:value-type="float" office:value="1099.17468" calcext:value-type="float">
            <text:p>1099.17468</text:p>
          </table:table-cell>
          <table:table-cell office:value-type="float" office:value="1300.82532" calcext:value-type="float">
            <text:p>1300.82532</text:p>
          </table:table-cell>
        </table:table-row>
        <table:table-row table:style-name="ro1">
          <table:table-cell office:value-type="float" office:value="41.81029" calcext:value-type="float">
            <text:p>41.81029</text:p>
          </table:table-cell>
          <table:table-cell office:value-type="float" office:value="1095.47424" calcext:value-type="float">
            <text:p>1095.47424</text:p>
          </table:table-cell>
          <table:table-cell office:value-type="float" office:value="1304.52576" calcext:value-type="float">
            <text:p>1304.52576</text:p>
          </table:table-cell>
        </table:table-row>
        <table:table-row table:style-name="ro1">
          <table:table-cell office:value-type="float" office:value="42.16125" calcext:value-type="float">
            <text:p>42.16125</text:p>
          </table:table-cell>
          <table:table-cell office:value-type="float" office:value="1094.59692" calcext:value-type="float">
            <text:p>1094.59692</text:p>
          </table:table-cell>
          <table:table-cell office:value-type="float" office:value="1305.40308" calcext:value-type="float">
            <text:p>1305.40308</text:p>
          </table:table-cell>
        </table:table-row>
        <table:table-row table:style-name="ro1">
          <table:table-cell office:value-type="float" office:value="42.25281" calcext:value-type="float">
            <text:p>42.25281</text:p>
          </table:table-cell>
          <table:table-cell office:value-type="float" office:value="1094.36792" calcext:value-type="float">
            <text:p>1094.36792</text:p>
          </table:table-cell>
          <table:table-cell office:value-type="float" office:value="1305.63208" calcext:value-type="float">
            <text:p>1305.63208</text:p>
          </table:table-cell>
        </table:table-row>
        <table:table-row table:style-name="ro1">
          <table:table-cell office:value-type="float" office:value="41.70347" calcext:value-type="float">
            <text:p>41.70347</text:p>
          </table:table-cell>
          <table:table-cell office:value-type="float" office:value="1095.74133" calcext:value-type="float">
            <text:p>1095.74133</text:p>
          </table:table-cell>
          <table:table-cell office:value-type="float" office:value="1304.25867" calcext:value-type="float">
            <text:p>1304.25867</text:p>
          </table:table-cell>
        </table:table-row>
        <table:table-row table:style-name="ro1">
          <table:table-cell office:value-type="float" office:value="41.00155" calcext:value-type="float">
            <text:p>41.00155</text:p>
          </table:table-cell>
          <table:table-cell office:value-type="float" office:value="1097.49609" calcext:value-type="float">
            <text:p>1097.49609</text:p>
          </table:table-cell>
          <table:table-cell office:value-type="float" office:value="1302.50391" calcext:value-type="float">
            <text:p>1302.50391</text:p>
          </table:table-cell>
        </table:table-row>
        <table:table-row table:style-name="ro1">
          <table:table-cell office:value-type="float" office:value="41.18466" calcext:value-type="float">
            <text:p>41.18466</text:p>
          </table:table-cell>
          <table:table-cell office:value-type="float" office:value="1097.03833" calcext:value-type="float">
            <text:p>1097.03833</text:p>
          </table:table-cell>
          <table:table-cell office:value-type="float" office:value="1302.96167" calcext:value-type="float">
            <text:p>1302.96167</text:p>
          </table:table-cell>
        </table:table-row>
        <table:table-row table:style-name="ro1">
          <table:table-cell office:value-type="float" office:value="41.55088" calcext:value-type="float">
            <text:p>41.55088</text:p>
          </table:table-cell>
          <table:table-cell office:value-type="float" office:value="1096.1228" calcext:value-type="float">
            <text:p>1096.1228</text:p>
          </table:table-cell>
          <table:table-cell office:value-type="float" office:value="1303.8772" calcext:value-type="float">
            <text:p>1303.8772</text:p>
          </table:table-cell>
        </table:table-row>
        <table:table-row table:style-name="ro1">
          <table:table-cell office:value-type="float" office:value="42.77162" calcext:value-type="float">
            <text:p>42.77162</text:p>
          </table:table-cell>
          <table:table-cell office:value-type="float" office:value="1093.07092" calcext:value-type="float">
            <text:p>1093.07092</text:p>
          </table:table-cell>
          <table:table-cell office:value-type="float" office:value="1306.92908" calcext:value-type="float">
            <text:p>1306.92908</text:p>
          </table:table-cell>
        </table:table-row>
        <table:table-row table:style-name="ro1">
          <table:table-cell office:value-type="float" office:value="43.01577" calcext:value-type="float">
            <text:p>43.01577</text:p>
          </table:table-cell>
          <table:table-cell office:value-type="float" office:value="1092.46057" calcext:value-type="float">
            <text:p>1092.46057</text:p>
          </table:table-cell>
          <table:table-cell office:value-type="float" office:value="1307.53943" calcext:value-type="float">
            <text:p>1307.53943</text:p>
          </table:table-cell>
        </table:table-row>
        <table:table-row table:style-name="ro1">
          <table:table-cell office:value-type="float" office:value="42.93947" calcext:value-type="float">
            <text:p>42.93947</text:p>
          </table:table-cell>
          <table:table-cell office:value-type="float" office:value="1092.65137" calcext:value-type="float">
            <text:p>1092.65137</text:p>
          </table:table-cell>
          <table:table-cell office:value-type="float" office:value="1307.34863" calcext:value-type="float">
            <text:p>1307.34863</text:p>
          </table:table-cell>
        </table:table-row>
        <table:table-row table:style-name="ro1">
          <table:table-cell office:value-type="float" office:value="46.55592" calcext:value-type="float">
            <text:p>46.55592</text:p>
          </table:table-cell>
          <table:table-cell office:value-type="float" office:value="1083.61023" calcext:value-type="float">
            <text:p>1083.61023</text:p>
          </table:table-cell>
          <table:table-cell office:value-type="float" office:value="1316.38977" calcext:value-type="float">
            <text:p>1316.38977</text:p>
          </table:table-cell>
        </table:table-row>
        <table:table-row table:style-name="ro1">
          <table:table-cell office:value-type="float" office:value="48.23443" calcext:value-type="float">
            <text:p>48.23443</text:p>
          </table:table-cell>
          <table:table-cell office:value-type="float" office:value="1079.41394" calcext:value-type="float">
            <text:p>1079.41394</text:p>
          </table:table-cell>
          <table:table-cell office:value-type="float" office:value="1320.58606" calcext:value-type="float">
            <text:p>1320.58606</text:p>
          </table:table-cell>
        </table:table-row>
        <table:table-row table:style-name="ro1">
          <table:table-cell office:value-type="float" office:value="48.0971" calcext:value-type="float">
            <text:p>48.0971</text:p>
          </table:table-cell>
          <table:table-cell office:value-type="float" office:value="1079.7572" calcext:value-type="float">
            <text:p>1079.7572</text:p>
          </table:table-cell>
          <table:table-cell office:value-type="float" office:value="1320.2428" calcext:value-type="float">
            <text:p>1320.2428</text:p>
          </table:table-cell>
        </table:table-row>
        <table:table-row table:style-name="ro1">
          <table:table-cell office:value-type="float" office:value="45.07577" calcext:value-type="float">
            <text:p>45.07577</text:p>
          </table:table-cell>
          <table:table-cell office:value-type="float" office:value="1087.31055" calcext:value-type="float">
            <text:p>1087.31055</text:p>
          </table:table-cell>
          <table:table-cell office:value-type="float" office:value="1312.68945" calcext:value-type="float">
            <text:p>1312.68945</text:p>
          </table:table-cell>
        </table:table-row>
        <table:table-row table:style-name="ro1">
          <table:table-cell office:value-type="float" office:value="41.32199" calcext:value-type="float">
            <text:p>41.32199</text:p>
          </table:table-cell>
          <table:table-cell office:value-type="float" office:value="1096.69507" calcext:value-type="float">
            <text:p>1096.69507</text:p>
          </table:table-cell>
          <table:table-cell office:value-type="float" office:value="1303.30493" calcext:value-type="float">
            <text:p>1303.30493</text:p>
          </table:table-cell>
        </table:table-row>
        <table:table-row table:style-name="ro1">
          <table:table-cell office:value-type="float" office:value="38.94155" calcext:value-type="float">
            <text:p>38.94155</text:p>
          </table:table-cell>
          <table:table-cell office:value-type="float" office:value="1102.64612" calcext:value-type="float">
            <text:p>1102.64612</text:p>
          </table:table-cell>
          <table:table-cell office:value-type="float" office:value="1297.35388" calcext:value-type="float">
            <text:p>1297.35388</text:p>
          </table:table-cell>
        </table:table-row>
        <table:table-row table:style-name="ro1">
          <table:table-cell office:value-type="float" office:value="41.44407" calcext:value-type="float">
            <text:p>41.44407</text:p>
          </table:table-cell>
          <table:table-cell office:value-type="float" office:value="1096.38989" calcext:value-type="float">
            <text:p>1096.38989</text:p>
          </table:table-cell>
          <table:table-cell office:value-type="float" office:value="1303.61011" calcext:value-type="float">
            <text:p>1303.61011</text:p>
          </table:table-cell>
        </table:table-row>
        <table:table-row table:style-name="ro1">
          <table:table-cell office:value-type="float" office:value="44.34332" calcext:value-type="float">
            <text:p>44.34332</text:p>
          </table:table-cell>
          <table:table-cell office:value-type="float" office:value="1089.14172" calcext:value-type="float">
            <text:p>1089.14172</text:p>
          </table:table-cell>
          <table:table-cell office:value-type="float" office:value="1310.85828" calcext:value-type="float">
            <text:p>1310.85828</text:p>
          </table:table-cell>
        </table:table-row>
        <table:table-row table:style-name="ro1">
          <table:table-cell office:value-type="float" office:value="42.87844" calcext:value-type="float">
            <text:p>42.87844</text:p>
          </table:table-cell>
          <table:table-cell office:value-type="float" office:value="1092.80396" calcext:value-type="float">
            <text:p>1092.80396</text:p>
          </table:table-cell>
          <table:table-cell office:value-type="float" office:value="1307.19604" calcext:value-type="float">
            <text:p>1307.19604</text:p>
          </table:table-cell>
        </table:table-row>
        <table:table-row table:style-name="ro1">
          <table:table-cell office:value-type="float" office:value="46.1134" calcext:value-type="float">
            <text:p>46.1134</text:p>
          </table:table-cell>
          <table:table-cell office:value-type="float" office:value="1084.71655" calcext:value-type="float">
            <text:p>1084.71655</text:p>
          </table:table-cell>
          <table:table-cell office:value-type="float" office:value="1315.28345" calcext:value-type="float">
            <text:p>1315.28345</text:p>
          </table:table-cell>
        </table:table-row>
        <table:table-row table:style-name="ro1">
          <table:table-cell office:value-type="float" office:value="45.97606" calcext:value-type="float">
            <text:p>45.97606</text:p>
          </table:table-cell>
          <table:table-cell office:value-type="float" office:value="1085.05981" calcext:value-type="float">
            <text:p>1085.05981</text:p>
          </table:table-cell>
          <table:table-cell office:value-type="float" office:value="1314.94019" calcext:value-type="float">
            <text:p>1314.94019</text:p>
          </table:table-cell>
        </table:table-row>
        <table:table-row table:style-name="ro1">
          <table:table-cell office:value-type="float" office:value="43.16836" calcext:value-type="float">
            <text:p>43.16836</text:p>
          </table:table-cell>
          <table:table-cell office:value-type="float" office:value="1092.0791" calcext:value-type="float">
            <text:p>1092.0791</text:p>
          </table:table-cell>
          <table:table-cell office:value-type="float" office:value="1307.9209" calcext:value-type="float">
            <text:p>1307.9209</text:p>
          </table:table-cell>
        </table:table-row>
        <table:table-row table:style-name="ro1">
          <table:table-cell office:value-type="float" office:value="42.69532" calcext:value-type="float">
            <text:p>42.69532</text:p>
          </table:table-cell>
          <table:table-cell office:value-type="float" office:value="1093.26172" calcext:value-type="float">
            <text:p>1093.26172</text:p>
          </table:table-cell>
          <table:table-cell office:value-type="float" office:value="1306.73828" calcext:value-type="float">
            <text:p>1306.73828</text:p>
          </table:table-cell>
        </table:table-row>
        <table:table-row table:style-name="ro1">
          <table:table-cell office:value-type="float" office:value="41.97814" calcext:value-type="float">
            <text:p>41.97814</text:p>
          </table:table-cell>
          <table:table-cell office:value-type="float" office:value="1095.05469" calcext:value-type="float">
            <text:p>1095.05469</text:p>
          </table:table-cell>
          <table:table-cell office:value-type="float" office:value="1304.94531" calcext:value-type="float">
            <text:p>1304.94531</text:p>
          </table:table-cell>
        </table:table-row>
        <table:table-row table:style-name="ro1">
          <table:table-cell office:value-type="float" office:value="36.85103" calcext:value-type="float">
            <text:p>36.85103</text:p>
          </table:table-cell>
          <table:table-cell office:value-type="float" office:value="1107.87244" calcext:value-type="float">
            <text:p>1107.87244</text:p>
          </table:table-cell>
          <table:table-cell office:value-type="float" office:value="1292.12756" calcext:value-type="float">
            <text:p>1292.12756</text:p>
          </table:table-cell>
        </table:table-row>
        <table:table-row table:style-name="ro1">
          <table:table-cell office:value-type="float" office:value="40.16229" calcext:value-type="float">
            <text:p>40.16229</text:p>
          </table:table-cell>
          <table:table-cell office:value-type="float" office:value="1099.59424" calcext:value-type="float">
            <text:p>1099.59424</text:p>
          </table:table-cell>
          <table:table-cell office:value-type="float" office:value="1300.40576" calcext:value-type="float">
            <text:p>1300.40576</text:p>
          </table:table-cell>
        </table:table-row>
        <table:table-row table:style-name="ro1">
          <table:table-cell office:value-type="float" office:value="41.82555" calcext:value-type="float">
            <text:p>41.82555</text:p>
          </table:table-cell>
          <table:table-cell office:value-type="float" office:value="1095.43616" calcext:value-type="float">
            <text:p>1095.43616</text:p>
          </table:table-cell>
          <table:table-cell office:value-type="float" office:value="1304.56384" calcext:value-type="float">
            <text:p>1304.56384</text:p>
          </table:table-cell>
        </table:table-row>
        <table:table-row table:style-name="ro1">
          <table:table-cell office:value-type="float" office:value="41.21518" calcext:value-type="float">
            <text:p>41.21518</text:p>
          </table:table-cell>
          <table:table-cell office:value-type="float" office:value="1096.96204" calcext:value-type="float">
            <text:p>1096.96204</text:p>
          </table:table-cell>
          <table:table-cell office:value-type="float" office:value="1303.03796" calcext:value-type="float">
            <text:p>1303.03796</text:p>
          </table:table-cell>
        </table:table-row>
        <table:table-row table:style-name="ro1">
          <table:table-cell office:value-type="float" office:value="44.25177" calcext:value-type="float">
            <text:p>44.25177</text:p>
          </table:table-cell>
          <table:table-cell office:value-type="float" office:value="1089.37061" calcext:value-type="float">
            <text:p>1089.37061</text:p>
          </table:table-cell>
          <table:table-cell office:value-type="float" office:value="1310.62939" calcext:value-type="float">
            <text:p>1310.62939</text:p>
          </table:table-cell>
        </table:table-row>
        <table:table-row table:style-name="ro1">
          <table:table-cell office:value-type="float" office:value="39.79607" calcext:value-type="float">
            <text:p>39.79607</text:p>
          </table:table-cell>
          <table:table-cell office:value-type="float" office:value="1100.50989" calcext:value-type="float">
            <text:p>1100.50989</text:p>
          </table:table-cell>
          <table:table-cell office:value-type="float" office:value="1299.49011" calcext:value-type="float">
            <text:p>1299.49011</text:p>
          </table:table-cell>
        </table:table-row>
        <table:table-row table:style-name="ro1">
          <table:table-cell office:value-type="float" office:value="41.81029" calcext:value-type="float">
            <text:p>41.81029</text:p>
          </table:table-cell>
          <table:table-cell office:value-type="float" office:value="1095.47424" calcext:value-type="float">
            <text:p>1095.47424</text:p>
          </table:table-cell>
          <table:table-cell office:value-type="float" office:value="1304.52576" calcext:value-type="float">
            <text:p>1304.52576</text:p>
          </table:table-cell>
        </table:table-row>
        <table:table-row table:style-name="ro1">
          <table:table-cell office:value-type="float" office:value="42.48169" calcext:value-type="float">
            <text:p>42.48169</text:p>
          </table:table-cell>
          <table:table-cell office:value-type="float" office:value="1093.79578" calcext:value-type="float">
            <text:p>1093.79578</text:p>
          </table:table-cell>
          <table:table-cell office:value-type="float" office:value="1306.20422" calcext:value-type="float">
            <text:p>1306.20422</text:p>
          </table:table-cell>
        </table:table-row>
        <table:table-row table:style-name="ro1">
          <table:table-cell office:value-type="float" office:value="41.81029" calcext:value-type="float">
            <text:p>41.81029</text:p>
          </table:table-cell>
          <table:table-cell office:value-type="float" office:value="1095.47424" calcext:value-type="float">
            <text:p>1095.47424</text:p>
          </table:table-cell>
          <table:table-cell office:value-type="float" office:value="1304.52576" calcext:value-type="float">
            <text:p>1304.52576</text:p>
          </table:table-cell>
        </table:table-row>
        <table:table-row table:style-name="ro1">
          <table:table-cell office:value-type="float" office:value="41.79503" calcext:value-type="float">
            <text:p>41.79503</text:p>
          </table:table-cell>
          <table:table-cell office:value-type="float" office:value="1095.51245" calcext:value-type="float">
            <text:p>1095.51245</text:p>
          </table:table-cell>
          <table:table-cell office:value-type="float" office:value="1304.48755" calcext:value-type="float">
            <text:p>1304.48755</text:p>
          </table:table-cell>
        </table:table-row>
        <table:table-row table:style-name="ro1">
          <table:table-cell office:value-type="float" office:value="46.64747" calcext:value-type="float">
            <text:p>46.64747</text:p>
          </table:table-cell>
          <table:table-cell office:value-type="float" office:value="1083.38135" calcext:value-type="float">
            <text:p>1083.38135</text:p>
          </table:table-cell>
          <table:table-cell office:value-type="float" office:value="1316.61865" calcext:value-type="float">
            <text:p>1316.61865</text:p>
          </table:table-cell>
        </table:table-row>
        <table:table-row table:style-name="ro1">
          <table:table-cell office:value-type="float" office:value="45.45725" calcext:value-type="float">
            <text:p>45.45725</text:p>
          </table:table-cell>
          <table:table-cell office:value-type="float" office:value="1086.35693" calcext:value-type="float">
            <text:p>1086.35693</text:p>
          </table:table-cell>
          <table:table-cell office:value-type="float" office:value="1313.64307" calcext:value-type="float">
            <text:p>1313.64307</text:p>
          </table:table-cell>
        </table:table-row>
        <table:table-row table:style-name="ro1">
          <table:table-cell office:value-type="float" office:value="43.07681" calcext:value-type="float">
            <text:p>43.07681</text:p>
          </table:table-cell>
          <table:table-cell office:value-type="float" office:value="1092.30798" calcext:value-type="float">
            <text:p>1092.30798</text:p>
          </table:table-cell>
          <table:table-cell office:value-type="float" office:value="1307.69202" calcext:value-type="float">
            <text:p>1307.69202</text:p>
          </table:table-cell>
        </table:table-row>
        <table:table-row table:style-name="ro1">
          <table:table-cell office:value-type="float" office:value="41.38303" calcext:value-type="float">
            <text:p>41.38303</text:p>
          </table:table-cell>
          <table:table-cell office:value-type="float" office:value="1096.54248" calcext:value-type="float">
            <text:p>1096.54248</text:p>
          </table:table-cell>
          <table:table-cell office:value-type="float" office:value="1303.45752" calcext:value-type="float">
            <text:p>1303.45752</text:p>
          </table:table-cell>
        </table:table-row>
        <table:table-row table:style-name="ro1">
          <table:table-cell office:value-type="float" office:value="44.90792" calcext:value-type="float">
            <text:p>44.90792</text:p>
          </table:table-cell>
          <table:table-cell office:value-type="float" office:value="1087.73022" calcext:value-type="float">
            <text:p>1087.73022</text:p>
          </table:table-cell>
          <table:table-cell office:value-type="float" office:value="1312.26978" calcext:value-type="float">
            <text:p>1312.26978</text:p>
          </table:table-cell>
        </table:table-row>
        <table:table-row table:style-name="ro1">
          <table:table-cell office:value-type="float" office:value="43.21414" calcext:value-type="float">
            <text:p>43.21414</text:p>
          </table:table-cell>
          <table:table-cell office:value-type="float" office:value="1091.9646" calcext:value-type="float">
            <text:p>1091.9646</text:p>
          </table:table-cell>
          <table:table-cell office:value-type="float" office:value="1308.0354" calcext:value-type="float">
            <text:p>1308.0354</text:p>
          </table:table-cell>
        </table:table-row>
        <table:table-row table:style-name="ro1">
          <table:table-cell office:value-type="float" office:value="42.26807" calcext:value-type="float">
            <text:p>42.26807</text:p>
          </table:table-cell>
          <table:table-cell office:value-type="float" office:value="1094.32983" calcext:value-type="float">
            <text:p>1094.32983</text:p>
          </table:table-cell>
          <table:table-cell office:value-type="float" office:value="1305.67017" calcext:value-type="float">
            <text:p>1305.67017</text:p>
          </table:table-cell>
        </table:table-row>
        <table:table-row table:style-name="ro1">
          <table:table-cell office:value-type="float" office:value="45.99132" calcext:value-type="float">
            <text:p>45.99132</text:p>
          </table:table-cell>
          <table:table-cell office:value-type="float" office:value="1085.02173" calcext:value-type="float">
            <text:p>1085.02173</text:p>
          </table:table-cell>
          <table:table-cell office:value-type="float" office:value="1314.97827" calcext:value-type="float">
            <text:p>1314.97827</text:p>
          </table:table-cell>
        </table:table-row>
        <table:table-row table:style-name="ro1">
          <table:table-cell office:value-type="float" office:value="49.57725" calcext:value-type="float">
            <text:p>49.57725</text:p>
          </table:table-cell>
          <table:table-cell office:value-type="float" office:value="1076.05688" calcext:value-type="float">
            <text:p>1076.05688</text:p>
          </table:table-cell>
          <table:table-cell office:value-type="float" office:value="1323.94312" calcext:value-type="float">
            <text:p>1323.94312</text:p>
          </table:table-cell>
        </table:table-row>
        <table:table-row table:style-name="ro1">
          <table:table-cell office:value-type="float" office:value="52.2171" calcext:value-type="float">
            <text:p>52.2171</text:p>
          </table:table-cell>
          <table:table-cell office:value-type="float" office:value="1069.45728" calcext:value-type="float">
            <text:p>1069.45728</text:p>
          </table:table-cell>
          <table:table-cell office:value-type="float" office:value="1330.54272" calcext:value-type="float">
            <text:p>1330.54272</text:p>
          </table:table-cell>
        </table:table-row>
        <table:table-row table:style-name="ro1">
          <table:table-cell office:value-type="float" office:value="46.14392" calcext:value-type="float">
            <text:p>46.14392</text:p>
          </table:table-cell>
          <table:table-cell office:value-type="float" office:value="1084.64026" calcext:value-type="float">
            <text:p>1084.64026</text:p>
          </table:table-cell>
          <table:table-cell office:value-type="float" office:value="1315.35974" calcext:value-type="float">
            <text:p>1315.35974</text:p>
          </table:table-cell>
        </table:table-row>
        <table:table-row table:style-name="ro1">
          <table:table-cell office:value-type="float" office:value="45.83873" calcext:value-type="float">
            <text:p>45.83873</text:p>
          </table:table-cell>
          <table:table-cell office:value-type="float" office:value="1085.4032" calcext:value-type="float">
            <text:p>1085.4032</text:p>
          </table:table-cell>
          <table:table-cell office:value-type="float" office:value="1314.5968" calcext:value-type="float">
            <text:p>1314.5968</text:p>
          </table:table-cell>
        </table:table-row>
        <table:table-row table:style-name="ro1">
          <table:table-cell office:value-type="float" office:value="46.49488" calcext:value-type="float">
            <text:p>46.49488</text:p>
          </table:table-cell>
          <table:table-cell office:value-type="float" office:value="1083.76282" calcext:value-type="float">
            <text:p>1083.76282</text:p>
          </table:table-cell>
          <table:table-cell office:value-type="float" office:value="1316.23718" calcext:value-type="float">
            <text:p>1316.23718</text:p>
          </table:table-cell>
        </table:table-row>
        <table:table-row table:style-name="ro1">
          <table:table-cell office:value-type="float" office:value="47.70036" calcext:value-type="float">
            <text:p>47.70036</text:p>
          </table:table-cell>
          <table:table-cell office:value-type="float" office:value="1080.74915" calcext:value-type="float">
            <text:p>1080.74915</text:p>
          </table:table-cell>
          <table:table-cell office:value-type="float" office:value="1319.25085" calcext:value-type="float">
            <text:p>1319.25085</text:p>
          </table:table-cell>
        </table:table-row>
        <table:table-row table:style-name="ro1">
          <table:table-cell office:value-type="float" office:value="47.18155" calcext:value-type="float">
            <text:p>47.18155</text:p>
          </table:table-cell>
          <table:table-cell office:value-type="float" office:value="1082.04614" calcext:value-type="float">
            <text:p>1082.04614</text:p>
          </table:table-cell>
          <table:table-cell office:value-type="float" office:value="1317.95386" calcext:value-type="float">
            <text:p>1317.95386</text:p>
          </table:table-cell>
        </table:table-row>
        <table:table-row table:style-name="ro1">
          <table:table-cell office:value-type="float" office:value="45.80821" calcext:value-type="float">
            <text:p>45.80821</text:p>
          </table:table-cell>
          <table:table-cell office:value-type="float" office:value="1085.47949" calcext:value-type="float">
            <text:p>1085.47949</text:p>
          </table:table-cell>
          <table:table-cell office:value-type="float" office:value="1314.52051" calcext:value-type="float">
            <text:p>1314.52051</text:p>
          </table:table-cell>
        </table:table-row>
        <table:table-row table:style-name="ro1">
          <table:table-cell office:value-type="float" office:value="53.69725" calcext:value-type="float">
            <text:p>53.69725</text:p>
          </table:table-cell>
          <table:table-cell office:value-type="float" office:value="1065.75684" calcext:value-type="float">
            <text:p>1065.75684</text:p>
          </table:table-cell>
          <table:table-cell office:value-type="float" office:value="1334.24316" calcext:value-type="float">
            <text:p>1334.24316</text:p>
          </table:table-cell>
        </table:table-row>
        <table:table-row table:style-name="ro1">
          <table:table-cell office:value-type="float" office:value="53.08688" calcext:value-type="float">
            <text:p>53.08688</text:p>
          </table:table-cell>
          <table:table-cell office:value-type="float" office:value="1067.28284" calcext:value-type="float">
            <text:p>1067.28284</text:p>
          </table:table-cell>
          <table:table-cell office:value-type="float" office:value="1332.71716" calcext:value-type="float">
            <text:p>1332.71716</text:p>
          </table:table-cell>
        </table:table-row>
        <table:table-row table:style-name="ro1">
          <table:table-cell office:value-type="float" office:value="48.78377" calcext:value-type="float">
            <text:p>48.78377</text:p>
          </table:table-cell>
          <table:table-cell office:value-type="float" office:value="1078.04053" calcext:value-type="float">
            <text:p>1078.04053</text:p>
          </table:table-cell>
          <table:table-cell office:value-type="float" office:value="1321.95947" calcext:value-type="float">
            <text:p>1321.95947</text:p>
          </table:table-cell>
        </table:table-row>
        <table:table-row table:style-name="ro1">
          <table:table-cell office:value-type="float" office:value="53.14791" calcext:value-type="float">
            <text:p>53.14791</text:p>
          </table:table-cell>
          <table:table-cell office:value-type="float" office:value="1067.13025" calcext:value-type="float">
            <text:p>1067.13025</text:p>
          </table:table-cell>
          <table:table-cell office:value-type="float" office:value="1332.86975" calcext:value-type="float">
            <text:p>1332.86975</text:p>
          </table:table-cell>
        </table:table-row>
        <table:table-row table:style-name="ro1">
          <table:table-cell office:value-type="float" office:value="53.77354" calcext:value-type="float">
            <text:p>53.77354</text:p>
          </table:table-cell>
          <table:table-cell office:value-type="float" office:value="1065.56616" calcext:value-type="float">
            <text:p>1065.56616</text:p>
          </table:table-cell>
          <table:table-cell office:value-type="float" office:value="1334.43384" calcext:value-type="float">
            <text:p>1334.43384</text:p>
          </table:table-cell>
        </table:table-row>
        <table:table-row table:style-name="ro1">
          <table:table-cell office:value-type="float" office:value="51.45414" calcext:value-type="float">
            <text:p>51.45414</text:p>
          </table:table-cell>
          <table:table-cell office:value-type="float" office:value="1071.36462" calcext:value-type="float">
            <text:p>1071.36462</text:p>
          </table:table-cell>
          <table:table-cell office:value-type="float" office:value="1328.63538" calcext:value-type="float">
            <text:p>1328.63538</text:p>
          </table:table-cell>
        </table:table-row>
        <table:table-row table:style-name="ro1">
          <table:table-cell office:value-type="float" office:value="52.04925" calcext:value-type="float">
            <text:p>52.04925</text:p>
          </table:table-cell>
          <table:table-cell office:value-type="float" office:value="1069.87683" calcext:value-type="float">
            <text:p>1069.87683</text:p>
          </table:table-cell>
          <table:table-cell office:value-type="float" office:value="1330.12317" calcext:value-type="float">
            <text:p>1330.12317</text:p>
          </table:table-cell>
        </table:table-row>
        <table:table-row table:style-name="ro1">
          <table:table-cell office:value-type="float" office:value="55.90984" calcext:value-type="float">
            <text:p>55.90984</text:p>
          </table:table-cell>
          <table:table-cell office:value-type="float" office:value="1060.22534" calcext:value-type="float">
            <text:p>1060.22534</text:p>
          </table:table-cell>
          <table:table-cell office:value-type="float" office:value="1339.77466" calcext:value-type="float">
            <text:p>1339.77466</text:p>
          </table:table-cell>
        </table:table-row>
        <table:table-row table:style-name="ro1">
          <table:table-cell office:value-type="float" office:value="54.15503" calcext:value-type="float">
            <text:p>54.15503</text:p>
          </table:table-cell>
          <table:table-cell office:value-type="float" office:value="1064.61243" calcext:value-type="float">
            <text:p>1064.61243</text:p>
          </table:table-cell>
          <table:table-cell office:value-type="float" office:value="1335.38757" calcext:value-type="float">
            <text:p>1335.38757</text:p>
          </table:table-cell>
        </table:table-row>
        <table:table-row table:style-name="ro1">
          <table:table-cell office:value-type="float" office:value="55.45206" calcext:value-type="float">
            <text:p>55.45206</text:p>
          </table:table-cell>
          <table:table-cell office:value-type="float" office:value="1061.36987" calcext:value-type="float">
            <text:p>1061.36987</text:p>
          </table:table-cell>
          <table:table-cell office:value-type="float" office:value="1338.63013" calcext:value-type="float">
            <text:p>1338.63013</text:p>
          </table:table-cell>
        </table:table-row>
        <table:table-row table:style-name="ro1">
          <table:table-cell office:value-type="float" office:value="59.64836" calcext:value-type="float">
            <text:p>59.64836</text:p>
          </table:table-cell>
          <table:table-cell office:value-type="float" office:value="1050.87915" calcext:value-type="float">
            <text:p>1050.87915</text:p>
          </table:table-cell>
          <table:table-cell office:value-type="float" office:value="1349.12085" calcext:value-type="float">
            <text:p>1349.12085</text:p>
          </table:table-cell>
        </table:table-row>
        <table:table-row table:style-name="ro1">
          <table:table-cell office:value-type="float" office:value="59.89251" calcext:value-type="float">
            <text:p>59.89251</text:p>
          </table:table-cell>
          <table:table-cell office:value-type="float" office:value="1050.26868" calcext:value-type="float">
            <text:p>1050.26868</text:p>
          </table:table-cell>
          <table:table-cell office:value-type="float" office:value="1349.73132" calcext:value-type="float">
            <text:p>1349.73132</text:p>
          </table:table-cell>
        </table:table-row>
        <table:table-row table:style-name="ro1">
          <table:table-cell office:value-type="float" office:value="58.15295" calcext:value-type="float">
            <text:p>58.15295</text:p>
          </table:table-cell>
          <table:table-cell office:value-type="float" office:value="1054.61768" calcext:value-type="float">
            <text:p>1054.61768</text:p>
          </table:table-cell>
          <table:table-cell office:value-type="float" office:value="1345.38232" calcext:value-type="float">
            <text:p>1345.38232</text:p>
          </table:table-cell>
        </table:table-row>
        <table:table-row table:style-name="ro1">
          <table:table-cell office:value-type="float" office:value="56.61176" calcext:value-type="float">
            <text:p>56.61176</text:p>
          </table:table-cell>
          <table:table-cell office:value-type="float" office:value="1058.47058" calcext:value-type="float">
            <text:p>1058.47058</text:p>
          </table:table-cell>
          <table:table-cell office:value-type="float" office:value="1341.52942" calcext:value-type="float">
            <text:p>1341.52942</text:p>
          </table:table-cell>
        </table:table-row>
        <table:table-row table:style-name="ro1">
          <table:table-cell office:value-type="float" office:value="59.23635" calcext:value-type="float">
            <text:p>59.23635</text:p>
          </table:table-cell>
          <table:table-cell office:value-type="float" office:value="1051.90906" calcext:value-type="float">
            <text:p>1051.90906</text:p>
          </table:table-cell>
          <table:table-cell office:value-type="float" office:value="1348.09094" calcext:value-type="float">
            <text:p>1348.09094</text:p>
          </table:table-cell>
        </table:table-row>
        <table:table-row table:style-name="ro1">
          <table:table-cell office:value-type="float" office:value="58.74806" calcext:value-type="float">
            <text:p>58.74806</text:p>
          </table:table-cell>
          <table:table-cell office:value-type="float" office:value="1053.12988" calcext:value-type="float">
            <text:p>1053.12988</text:p>
          </table:table-cell>
          <table:table-cell office:value-type="float" office:value="1346.87012" calcext:value-type="float">
            <text:p>1346.87012</text:p>
          </table:table-cell>
        </table:table-row>
        <table:table-row table:style-name="ro1">
          <table:table-cell office:value-type="float" office:value="59.69413" calcext:value-type="float">
            <text:p>59.69413</text:p>
          </table:table-cell>
          <table:table-cell office:value-type="float" office:value="1050.76465" calcext:value-type="float">
            <text:p>1050.76465</text:p>
          </table:table-cell>
          <table:table-cell office:value-type="float" office:value="1349.23535" calcext:value-type="float">
            <text:p>1349.23535</text:p>
          </table:table-cell>
        </table:table-row>
        <table:table-row table:style-name="ro1">
          <table:table-cell office:value-type="float" office:value="59.5568" calcext:value-type="float">
            <text:p>59.5568</text:p>
          </table:table-cell>
          <table:table-cell office:value-type="float" office:value="1051.10803" calcext:value-type="float">
            <text:p>1051.10803</text:p>
          </table:table-cell>
          <table:table-cell office:value-type="float" office:value="1348.89197" calcext:value-type="float">
            <text:p>1348.89197</text:p>
          </table:table-cell>
        </table:table-row>
        <table:table-row table:style-name="ro1">
          <table:table-cell office:value-type="float" office:value="58.38184" calcext:value-type="float">
            <text:p>58.38184</text:p>
          </table:table-cell>
          <table:table-cell office:value-type="float" office:value="1054.04541" calcext:value-type="float">
            <text:p>1054.04541</text:p>
          </table:table-cell>
          <table:table-cell office:value-type="float" office:value="1345.95459" calcext:value-type="float">
            <text:p>1345.95459</text:p>
          </table:table-cell>
        </table:table-row>
        <table:table-row table:style-name="ro1">
          <table:table-cell office:value-type="float" office:value="62.12036" calcext:value-type="float">
            <text:p>62.12036</text:p>
          </table:table-cell>
          <table:table-cell office:value-type="float" office:value="1044.6991" calcext:value-type="float">
            <text:p>1044.6991</text:p>
          </table:table-cell>
          <table:table-cell office:value-type="float" office:value="1355.3009" calcext:value-type="float">
            <text:p>1355.3009</text:p>
          </table:table-cell>
        </table:table-row>
        <table:table-row table:style-name="ro1">
          <table:table-cell office:value-type="float" office:value="63.53947" calcext:value-type="float">
            <text:p>63.53947</text:p>
          </table:table-cell>
          <table:table-cell office:value-type="float" office:value="1041.15137" calcext:value-type="float">
            <text:p>1041.15137</text:p>
          </table:table-cell>
          <table:table-cell office:value-type="float" office:value="1358.84863" calcext:value-type="float">
            <text:p>1358.84863</text:p>
          </table:table-cell>
        </table:table-row>
        <table:table-row table:style-name="ro1">
          <table:table-cell office:value-type="float" office:value="61.57102" calcext:value-type="float">
            <text:p>61.57102</text:p>
          </table:table-cell>
          <table:table-cell office:value-type="float" office:value="1046.07239" calcext:value-type="float">
            <text:p>1046.07239</text:p>
          </table:table-cell>
          <table:table-cell office:value-type="float" office:value="1353.92761" calcext:value-type="float">
            <text:p>1353.92761</text:p>
          </table:table-cell>
        </table:table-row>
        <table:table-row table:style-name="ro1">
          <table:table-cell office:value-type="float" office:value="57.17636" calcext:value-type="float">
            <text:p>57.17636</text:p>
          </table:table-cell>
          <table:table-cell office:value-type="float" office:value="1057.05908" calcext:value-type="float">
            <text:p>1057.05908</text:p>
          </table:table-cell>
          <table:table-cell office:value-type="float" office:value="1342.94092" calcext:value-type="float">
            <text:p>1342.94092</text:p>
          </table:table-cell>
        </table:table-row>
        <table:table-row table:style-name="ro1">
          <table:table-cell office:value-type="float" office:value="61.60154" calcext:value-type="float">
            <text:p>61.60154</text:p>
          </table:table-cell>
          <table:table-cell office:value-type="float" office:value="1045.99609" calcext:value-type="float">
            <text:p>1045.99609</text:p>
          </table:table-cell>
          <table:table-cell office:value-type="float" office:value="1354.00391" calcext:value-type="float">
            <text:p>1354.00391</text:p>
          </table:table-cell>
        </table:table-row>
        <table:table-row table:style-name="ro1">
          <table:table-cell office:value-type="float" office:value="64.74495" calcext:value-type="float">
            <text:p>64.74495</text:p>
          </table:table-cell>
          <table:table-cell office:value-type="float" office:value="1038.13757" calcext:value-type="float">
            <text:p>1038.13757</text:p>
          </table:table-cell>
          <table:table-cell office:value-type="float" office:value="1361.86243" calcext:value-type="float">
            <text:p>1361.86243</text:p>
          </table:table-cell>
        </table:table-row>
        <table:table-row table:style-name="ro1">
          <table:table-cell office:value-type="float" office:value="63.00539" calcext:value-type="float">
            <text:p>63.00539</text:p>
          </table:table-cell>
          <table:table-cell office:value-type="float" office:value="1042.48657" calcext:value-type="float">
            <text:p>1042.48657</text:p>
          </table:table-cell>
          <table:table-cell office:value-type="float" office:value="1357.51343" calcext:value-type="float">
            <text:p>1357.51343</text:p>
          </table:table-cell>
        </table:table-row>
        <table:table-row table:style-name="ro1">
          <table:table-cell office:value-type="float" office:value="62.42554" calcext:value-type="float">
            <text:p>62.42554</text:p>
          </table:table-cell>
          <table:table-cell office:value-type="float" office:value="1043.93616" calcext:value-type="float">
            <text:p>1043.93616</text:p>
          </table:table-cell>
          <table:table-cell office:value-type="float" office:value="1356.06384" calcext:value-type="float">
            <text:p>1356.06384</text:p>
          </table:table-cell>
        </table:table-row>
        <table:table-row table:style-name="ro1">
          <table:table-cell office:value-type="float" office:value="64.04302" calcext:value-type="float">
            <text:p>64.04302</text:p>
          </table:table-cell>
          <table:table-cell office:value-type="float" office:value="1039.89246" calcext:value-type="float">
            <text:p>1039.89246</text:p>
          </table:table-cell>
          <table:table-cell office:value-type="float" office:value="1360.10754" calcext:value-type="float">
            <text:p>1360.10754</text:p>
          </table:table-cell>
        </table:table-row>
        <table:table-row table:style-name="ro1">
          <table:table-cell office:value-type="float" office:value="62.9291" calcext:value-type="float">
            <text:p>62.9291</text:p>
          </table:table-cell>
          <table:table-cell office:value-type="float" office:value="1042.67725" calcext:value-type="float">
            <text:p>1042.67725</text:p>
          </table:table-cell>
          <table:table-cell office:value-type="float" office:value="1357.32275" calcext:value-type="float">
            <text:p>1357.32275</text:p>
          </table:table-cell>
        </table:table-row>
        <table:table-row table:style-name="ro1">
          <table:table-cell office:value-type="float" office:value="58.99221" calcext:value-type="float">
            <text:p>58.99221</text:p>
          </table:table-cell>
          <table:table-cell office:value-type="float" office:value="1052.51953" calcext:value-type="float">
            <text:p>1052.51953</text:p>
          </table:table-cell>
          <table:table-cell office:value-type="float" office:value="1347.48047" calcext:value-type="float">
            <text:p>1347.48047</text:p>
          </table:table-cell>
        </table:table-row>
        <table:table-row table:style-name="ro1">
          <table:table-cell office:value-type="float" office:value="60.60969" calcext:value-type="float">
            <text:p>60.60969</text:p>
          </table:table-cell>
          <table:table-cell office:value-type="float" office:value="1048.47583" calcext:value-type="float">
            <text:p>1048.47583</text:p>
          </table:table-cell>
          <table:table-cell office:value-type="float" office:value="1351.52417" calcext:value-type="float">
            <text:p>1351.52417</text:p>
          </table:table-cell>
        </table:table-row>
        <table:table-row table:style-name="ro1">
          <table:table-cell office:value-type="float" office:value="66.8965" calcext:value-type="float">
            <text:p>66.8965</text:p>
          </table:table-cell>
          <table:table-cell office:value-type="float" office:value="1032.75879" calcext:value-type="float">
            <text:p>1032.75879</text:p>
          </table:table-cell>
          <table:table-cell office:value-type="float" office:value="1367.24121" calcext:value-type="float">
            <text:p>1367.24121</text:p>
          </table:table-cell>
        </table:table-row>
        <table:table-row table:style-name="ro1">
          <table:table-cell office:value-type="float" office:value="65.72154" calcext:value-type="float">
            <text:p>65.72154</text:p>
          </table:table-cell>
          <table:table-cell office:value-type="float" office:value="1035.69617" calcext:value-type="float">
            <text:p>1035.69617</text:p>
          </table:table-cell>
          <table:table-cell office:value-type="float" office:value="1364.30383" calcext:value-type="float">
            <text:p>1364.30383</text:p>
          </table:table-cell>
        </table:table-row>
        <table:table-row table:style-name="ro1">
          <table:table-cell office:value-type="float" office:value="63.81413" calcext:value-type="float">
            <text:p>63.81413</text:p>
          </table:table-cell>
          <table:table-cell office:value-type="float" office:value="1040.46472" calcext:value-type="float">
            <text:p>1040.46472</text:p>
          </table:table-cell>
          <table:table-cell office:value-type="float" office:value="1359.53528" calcext:value-type="float">
            <text:p>1359.53528</text:p>
          </table:table-cell>
        </table:table-row>
        <table:table-row table:style-name="ro1">
          <table:table-cell office:value-type="float" office:value="60.7165" calcext:value-type="float">
            <text:p>60.7165</text:p>
          </table:table-cell>
          <table:table-cell office:value-type="float" office:value="1048.20874" calcext:value-type="float">
            <text:p>1048.20874</text:p>
          </table:table-cell>
          <table:table-cell office:value-type="float" office:value="1351.79126" calcext:value-type="float">
            <text:p>1351.79126</text:p>
          </table:table-cell>
        </table:table-row>
        <table:table-row table:style-name="ro1">
          <table:table-cell office:value-type="float" office:value="61.60154" calcext:value-type="float">
            <text:p>61.60154</text:p>
          </table:table-cell>
          <table:table-cell office:value-type="float" office:value="1045.99609" calcext:value-type="float">
            <text:p>1045.99609</text:p>
          </table:table-cell>
          <table:table-cell office:value-type="float" office:value="1354.00391" calcext:value-type="float">
            <text:p>1354.00391</text:p>
          </table:table-cell>
        </table:table-row>
        <table:table-row table:style-name="ro1">
          <table:table-cell office:value-type="float" office:value="64.92805" calcext:value-type="float">
            <text:p>64.92805</text:p>
          </table:table-cell>
          <table:table-cell office:value-type="float" office:value="1037.67981" calcext:value-type="float">
            <text:p>1037.67981</text:p>
          </table:table-cell>
          <table:table-cell office:value-type="float" office:value="1362.32019" calcext:value-type="float">
            <text:p>1362.32019</text:p>
          </table:table-cell>
        </table:table-row>
        <table:table-row table:style-name="ro1">
          <table:table-cell office:value-type="float" office:value="64.95858" calcext:value-type="float">
            <text:p>64.95858</text:p>
          </table:table-cell>
          <table:table-cell office:value-type="float" office:value="1037.60352" calcext:value-type="float">
            <text:p>1037.60352</text:p>
          </table:table-cell>
          <table:table-cell office:value-type="float" office:value="1362.39648" calcext:value-type="float">
            <text:p>1362.39648</text:p>
          </table:table-cell>
        </table:table-row>
        <table:table-row table:style-name="ro1">
          <table:table-cell office:value-type="float" office:value="63.52421" calcext:value-type="float">
            <text:p>63.52421</text:p>
          </table:table-cell>
          <table:table-cell office:value-type="float" office:value="1041.18945" calcext:value-type="float">
            <text:p>1041.18945</text:p>
          </table:table-cell>
          <table:table-cell office:value-type="float" office:value="1358.81055" calcext:value-type="float">
            <text:p>1358.81055</text:p>
          </table:table-cell>
        </table:table-row>
        <table:table-row table:style-name="ro1">
          <table:table-cell office:value-type="float" office:value="66.43873" calcext:value-type="float">
            <text:p>66.43873</text:p>
          </table:table-cell>
          <table:table-cell office:value-type="float" office:value="1033.9032" calcext:value-type="float">
            <text:p>1033.9032</text:p>
          </table:table-cell>
          <table:table-cell office:value-type="float" office:value="1366.0968" calcext:value-type="float">
            <text:p>1366.0968</text:p>
          </table:table-cell>
        </table:table-row>
        <table:table-row table:style-name="ro1">
          <table:table-cell office:value-type="float" office:value="67.73576" calcext:value-type="float">
            <text:p>67.73576</text:p>
          </table:table-cell>
          <table:table-cell office:value-type="float" office:value="1030.66064" calcext:value-type="float">
            <text:p>1030.66064</text:p>
          </table:table-cell>
          <table:table-cell office:value-type="float" office:value="1369.33936" calcext:value-type="float">
            <text:p>1369.33936</text:p>
          </table:table-cell>
        </table:table-row>
        <table:table-row table:style-name="ro1">
          <table:table-cell office:value-type="float" office:value="59.75517" calcext:value-type="float">
            <text:p>59.75517</text:p>
          </table:table-cell>
          <table:table-cell office:value-type="float" office:value="1050.61206" calcext:value-type="float">
            <text:p>1050.61206</text:p>
          </table:table-cell>
          <table:table-cell office:value-type="float" office:value="1349.38794" calcext:value-type="float">
            <text:p>1349.38794</text:p>
          </table:table-cell>
        </table:table-row>
        <table:table-row table:style-name="ro1">
          <table:table-cell office:value-type="float" office:value="58.16821" calcext:value-type="float">
            <text:p>58.16821</text:p>
          </table:table-cell>
          <table:table-cell office:value-type="float" office:value="1054.57947" calcext:value-type="float">
            <text:p>1054.57947</text:p>
          </table:table-cell>
          <table:table-cell office:value-type="float" office:value="1345.42053" calcext:value-type="float">
            <text:p>1345.42053</text:p>
          </table:table-cell>
        </table:table-row>
        <table:table-row table:style-name="ro1">
          <table:table-cell office:value-type="float" office:value="63.43265" calcext:value-type="float">
            <text:p>63.43265</text:p>
          </table:table-cell>
          <table:table-cell office:value-type="float" office:value="1041.41833" calcext:value-type="float">
            <text:p>1041.41833</text:p>
          </table:table-cell>
          <table:table-cell office:value-type="float" office:value="1358.58167" calcext:value-type="float">
            <text:p>1358.58167</text:p>
          </table:table-cell>
        </table:table-row>
        <table:table-row table:style-name="ro1">
          <table:table-cell office:value-type="float" office:value="65.75206" calcext:value-type="float">
            <text:p>65.75206</text:p>
          </table:table-cell>
          <table:table-cell office:value-type="float" office:value="1035.61987" calcext:value-type="float">
            <text:p>1035.61987</text:p>
          </table:table-cell>
          <table:table-cell office:value-type="float" office:value="1364.38013" calcext:value-type="float">
            <text:p>1364.38013</text:p>
          </table:table-cell>
        </table:table-row>
        <table:table-row table:style-name="ro1">
          <table:table-cell office:value-type="float" office:value="66.63709" calcext:value-type="float">
            <text:p>66.63709</text:p>
          </table:table-cell>
          <table:table-cell office:value-type="float" office:value="1033.40723" calcext:value-type="float">
            <text:p>1033.40723</text:p>
          </table:table-cell>
          <table:table-cell office:value-type="float" office:value="1366.59277" calcext:value-type="float">
            <text:p>1366.59277</text:p>
          </table:table-cell>
        </table:table-row>
        <table:table-row table:style-name="ro1">
          <table:table-cell office:value-type="float" office:value="62.22717" calcext:value-type="float">
            <text:p>62.22717</text:p>
          </table:table-cell>
          <table:table-cell office:value-type="float" office:value="1044.43213" calcext:value-type="float">
            <text:p>1044.43213</text:p>
          </table:table-cell>
          <table:table-cell office:value-type="float" office:value="1355.56787" calcext:value-type="float">
            <text:p>1355.56787</text:p>
          </table:table-cell>
        </table:table-row>
        <table:table-row table:style-name="ro1">
          <table:table-cell office:value-type="float" office:value="60.8691" calcext:value-type="float">
            <text:p>60.8691</text:p>
          </table:table-cell>
          <table:table-cell office:value-type="float" office:value="1047.82727" calcext:value-type="float">
            <text:p>1047.82727</text:p>
          </table:table-cell>
          <table:table-cell office:value-type="float" office:value="1352.17273" calcext:value-type="float">
            <text:p>1352.17273</text:p>
          </table:table-cell>
        </table:table-row>
        <table:table-row table:style-name="ro1">
          <table:table-cell office:value-type="float" office:value="63.15799" calcext:value-type="float">
            <text:p>63.15799</text:p>
          </table:table-cell>
          <table:table-cell office:value-type="float" office:value="1042.10498" calcext:value-type="float">
            <text:p>1042.10498</text:p>
          </table:table-cell>
          <table:table-cell office:value-type="float" office:value="1357.89502" calcext:value-type="float">
            <text:p>1357.89502</text:p>
          </table:table-cell>
        </table:table-row>
        <table:table-row table:style-name="ro1">
          <table:table-cell office:value-type="float" office:value="59.93828" calcext:value-type="float">
            <text:p>59.93828</text:p>
          </table:table-cell>
          <table:table-cell office:value-type="float" office:value="1050.1543" calcext:value-type="float">
            <text:p>1050.1543</text:p>
          </table:table-cell>
          <table:table-cell office:value-type="float" office:value="1349.8457" calcext:value-type="float">
            <text:p>1349.8457</text:p>
          </table:table-cell>
        </table:table-row>
        <table:table-row table:style-name="ro1">
          <table:table-cell office:value-type="float" office:value="61.90673" calcext:value-type="float">
            <text:p>61.90673</text:p>
          </table:table-cell>
          <table:table-cell office:value-type="float" office:value="1045.23315" calcext:value-type="float">
            <text:p>1045.23315</text:p>
          </table:table-cell>
          <table:table-cell office:value-type="float" office:value="1354.76685" calcext:value-type="float">
            <text:p>1354.76685</text:p>
          </table:table-cell>
        </table:table-row>
        <table:table-row table:style-name="ro1">
          <table:table-cell office:value-type="float" office:value="63.6005" calcext:value-type="float">
            <text:p>63.6005</text:p>
          </table:table-cell>
          <table:table-cell office:value-type="float" office:value="1040.99878" calcext:value-type="float">
            <text:p>1040.99878</text:p>
          </table:table-cell>
          <table:table-cell office:value-type="float" office:value="1359.00122" calcext:value-type="float">
            <text:p>1359.00122</text:p>
          </table:table-cell>
        </table:table-row>
        <table:table-row table:style-name="ro1">
          <table:table-cell office:value-type="float" office:value="65.90465" calcext:value-type="float">
            <text:p>65.90465</text:p>
          </table:table-cell>
          <table:table-cell office:value-type="float" office:value="1035.2384" calcext:value-type="float">
            <text:p>1035.2384</text:p>
          </table:table-cell>
          <table:table-cell office:value-type="float" office:value="1364.7616" calcext:value-type="float">
            <text:p>1364.7616</text:p>
          </table:table-cell>
        </table:table-row>
        <table:table-row table:style-name="ro1">
          <table:table-cell office:value-type="float" office:value="70.40613" calcext:value-type="float">
            <text:p>70.40613</text:p>
          </table:table-cell>
          <table:table-cell office:value-type="float" office:value="1023.98468" calcext:value-type="float">
            <text:p>1023.98468</text:p>
          </table:table-cell>
          <table:table-cell office:value-type="float" office:value="1376.01538" calcext:value-type="float">
            <text:p>1376.01538</text:p>
          </table:table-cell>
        </table:table-row>
        <table:table-row table:style-name="ro1">
          <table:table-cell office:value-type="float" office:value="66.4082" calcext:value-type="float">
            <text:p>66.4082</text:p>
          </table:table-cell>
          <table:table-cell office:value-type="float" office:value="1033.97949" calcext:value-type="float">
            <text:p>1033.97949</text:p>
          </table:table-cell>
          <table:table-cell office:value-type="float" office:value="1366.02051" calcext:value-type="float">
            <text:p>1366.02051</text:p>
          </table:table-cell>
        </table:table-row>
        <table:table-row table:style-name="ro1">
          <table:table-cell office:value-type="float" office:value="59.77043" calcext:value-type="float">
            <text:p>59.77043</text:p>
          </table:table-cell>
          <table:table-cell office:value-type="float" office:value="1050.57397" calcext:value-type="float">
            <text:p>1050.57397</text:p>
          </table:table-cell>
          <table:table-cell office:value-type="float" office:value="1349.42603" calcext:value-type="float">
            <text:p>1349.42603</text:p>
          </table:table-cell>
        </table:table-row>
        <table:table-row table:style-name="ro1">
          <table:table-cell office:value-type="float" office:value="60.64021" calcext:value-type="float">
            <text:p>60.64021</text:p>
          </table:table-cell>
          <table:table-cell office:value-type="float" office:value="1048.39954" calcext:value-type="float">
            <text:p>1048.39954</text:p>
          </table:table-cell>
          <table:table-cell office:value-type="float" office:value="1351.60046" calcext:value-type="float">
            <text:p>1351.60046</text:p>
          </table:table-cell>
        </table:table-row>
        <table:table-row table:style-name="ro1">
          <table:table-cell office:value-type="float" office:value="63.35635" calcext:value-type="float">
            <text:p>63.35635</text:p>
          </table:table-cell>
          <table:table-cell office:value-type="float" office:value="1041.60913" calcext:value-type="float">
            <text:p>1041.60913</text:p>
          </table:table-cell>
          <table:table-cell office:value-type="float" office:value="1358.39087" calcext:value-type="float">
            <text:p>1358.39087</text:p>
          </table:table-cell>
        </table:table-row>
        <table:table-row table:style-name="ro1">
          <table:table-cell office:value-type="float" office:value="61.6168" calcext:value-type="float">
            <text:p>61.6168</text:p>
          </table:table-cell>
          <table:table-cell office:value-type="float" office:value="1045.95801" calcext:value-type="float">
            <text:p>1045.95801</text:p>
          </table:table-cell>
          <table:table-cell office:value-type="float" office:value="1354.04199" calcext:value-type="float">
            <text:p>1354.04199</text:p>
          </table:table-cell>
        </table:table-row>
        <table:table-row table:style-name="ro1">
          <table:table-cell office:value-type="float" office:value="65.8131" calcext:value-type="float">
            <text:p>65.8131</text:p>
          </table:table-cell>
          <table:table-cell office:value-type="float" office:value="1035.46729" calcext:value-type="float">
            <text:p>1035.46729</text:p>
          </table:table-cell>
          <table:table-cell office:value-type="float" office:value="1364.53271" calcext:value-type="float">
            <text:p>1364.53271</text:p>
          </table:table-cell>
        </table:table-row>
        <table:table-row table:style-name="ro1">
          <table:table-cell office:value-type="float" office:value="68.66657" calcext:value-type="float">
            <text:p>68.66657</text:p>
          </table:table-cell>
          <table:table-cell office:value-type="float" office:value="1028.33362" calcext:value-type="float">
            <text:p>1028.33362</text:p>
          </table:table-cell>
          <table:table-cell office:value-type="float" office:value="1371.66638" calcext:value-type="float">
            <text:p>1371.66638</text:p>
          </table:table-cell>
        </table:table-row>
        <table:table-row table:style-name="ro1">
          <table:table-cell office:value-type="float" office:value="73.88524" calcext:value-type="float">
            <text:p>73.88524</text:p>
          </table:table-cell>
          <table:table-cell office:value-type="float" office:value="1015.28693" calcext:value-type="float">
            <text:p>1015.28693</text:p>
          </table:table-cell>
          <table:table-cell office:value-type="float" office:value="1384.71313" calcext:value-type="float">
            <text:p>1384.71313</text:p>
          </table:table-cell>
        </table:table-row>
        <table:table-row table:style-name="ro1">
          <table:table-cell office:value-type="float" office:value="73.93102" calcext:value-type="float">
            <text:p>73.93102</text:p>
          </table:table-cell>
          <table:table-cell office:value-type="float" office:value="1015.17242" calcext:value-type="float">
            <text:p>1015.17242</text:p>
          </table:table-cell>
          <table:table-cell office:value-type="float" office:value="1384.82751" calcext:value-type="float">
            <text:p>1384.82751</text:p>
          </table:table-cell>
        </table:table-row>
        <table:table-row table:style-name="ro1">
          <table:table-cell office:value-type="float" office:value="69.62791" calcext:value-type="float">
            <text:p>69.62791</text:p>
          </table:table-cell>
          <table:table-cell office:value-type="float" office:value="1025.93018" calcext:value-type="float">
            <text:p>1025.93018</text:p>
          </table:table-cell>
          <table:table-cell office:value-type="float" office:value="1374.06982" calcext:value-type="float">
            <text:p>1374.06982</text:p>
          </table:table-cell>
        </table:table-row>
        <table:table-row table:style-name="ro1">
          <table:table-cell office:value-type="float" office:value="66.17932" calcext:value-type="float">
            <text:p>66.17932</text:p>
          </table:table-cell>
          <table:table-cell office:value-type="float" office:value="1034.55176" calcext:value-type="float">
            <text:p>1034.55176</text:p>
          </table:table-cell>
          <table:table-cell office:value-type="float" office:value="1365.44824" calcext:value-type="float">
            <text:p>1365.44824</text:p>
          </table:table-cell>
        </table:table-row>
        <table:table-row table:style-name="ro1">
          <table:table-cell office:value-type="float" office:value="64.95858" calcext:value-type="float">
            <text:p>64.95858</text:p>
          </table:table-cell>
          <table:table-cell office:value-type="float" office:value="1037.60352" calcext:value-type="float">
            <text:p>1037.60352</text:p>
          </table:table-cell>
          <table:table-cell office:value-type="float" office:value="1362.39648" calcext:value-type="float">
            <text:p>1362.39648</text:p>
          </table:table-cell>
        </table:table-row>
        <table:table-row table:style-name="ro1">
          <table:table-cell office:value-type="float" office:value="69.50584" calcext:value-type="float">
            <text:p>69.50584</text:p>
          </table:table-cell>
          <table:table-cell office:value-type="float" office:value="1026.23535" calcext:value-type="float">
            <text:p>1026.23535</text:p>
          </table:table-cell>
          <table:table-cell office:value-type="float" office:value="1373.76465" calcext:value-type="float">
            <text:p>1373.76465</text:p>
          </table:table-cell>
        </table:table-row>
        <table:table-row table:style-name="ro1">
          <table:table-cell office:value-type="float" office:value="65.29428" calcext:value-type="float">
            <text:p>65.29428</text:p>
          </table:table-cell>
          <table:table-cell office:value-type="float" office:value="1036.76428" calcext:value-type="float">
            <text:p>1036.76428</text:p>
          </table:table-cell>
          <table:table-cell office:value-type="float" office:value="1363.23572" calcext:value-type="float">
            <text:p>1363.23572</text:p>
          </table:table-cell>
        </table:table-row>
        <table:table-row table:style-name="ro1">
          <table:table-cell office:value-type="float" office:value="67.14065" calcext:value-type="float">
            <text:p>67.14065</text:p>
          </table:table-cell>
          <table:table-cell office:value-type="float" office:value="1032.14844" calcext:value-type="float">
            <text:p>1032.14844</text:p>
          </table:table-cell>
          <table:table-cell office:value-type="float" office:value="1367.85156" calcext:value-type="float">
            <text:p>1367.85156</text:p>
          </table:table-cell>
        </table:table-row>
        <table:table-row table:style-name="ro1">
          <table:table-cell office:value-type="float" office:value="69.47532" calcext:value-type="float">
            <text:p>69.47532</text:p>
          </table:table-cell>
          <table:table-cell office:value-type="float" office:value="1026.31165" calcext:value-type="float">
            <text:p>1026.31165</text:p>
          </table:table-cell>
          <table:table-cell office:value-type="float" office:value="1373.68835" calcext:value-type="float">
            <text:p>1373.68835</text:p>
          </table:table-cell>
        </table:table-row>
        <table:table-row table:style-name="ro1">
          <table:table-cell office:value-type="float" office:value="71.47428" calcext:value-type="float">
            <text:p>71.47428</text:p>
          </table:table-cell>
          <table:table-cell office:value-type="float" office:value="1021.31427" calcext:value-type="float">
            <text:p>1021.31427</text:p>
          </table:table-cell>
          <table:table-cell office:value-type="float" office:value="1378.68567" calcext:value-type="float">
            <text:p>1378.68567</text:p>
          </table:table-cell>
        </table:table-row>
        <table:table-row table:style-name="ro1">
          <table:table-cell office:value-type="float" office:value="72.22198" calcext:value-type="float">
            <text:p>72.22198</text:p>
          </table:table-cell>
          <table:table-cell office:value-type="float" office:value="1019.44507" calcext:value-type="float">
            <text:p>1019.44507</text:p>
          </table:table-cell>
          <table:table-cell office:value-type="float" office:value="1380.55493" calcext:value-type="float">
            <text:p>1380.55493</text:p>
          </table:table-cell>
        </table:table-row>
        <table:table-row table:style-name="ro1">
          <table:table-cell office:value-type="float" office:value="69.67368" calcext:value-type="float">
            <text:p>69.67368</text:p>
          </table:table-cell>
          <table:table-cell office:value-type="float" office:value="1025.8158" calcext:value-type="float">
            <text:p>1025.8158</text:p>
          </table:table-cell>
          <table:table-cell office:value-type="float" office:value="1374.1842" calcext:value-type="float">
            <text:p>1374.1842</text:p>
          </table:table-cell>
        </table:table-row>
        <table:table-row table:style-name="ro1">
          <table:table-cell office:value-type="float" office:value="67.20169" calcext:value-type="float">
            <text:p>67.20169</text:p>
          </table:table-cell>
          <table:table-cell office:value-type="float" office:value="1031.99573" calcext:value-type="float">
            <text:p>1031.99573</text:p>
          </table:table-cell>
          <table:table-cell office:value-type="float" office:value="1368.00427" calcext:value-type="float">
            <text:p>1368.00427</text:p>
          </table:table-cell>
        </table:table-row>
        <table:table-row table:style-name="ro1">
          <table:table-cell office:value-type="float" office:value="68.74287" calcext:value-type="float">
            <text:p>68.74287</text:p>
          </table:table-cell>
          <table:table-cell office:value-type="float" office:value="1028.14282" calcext:value-type="float">
            <text:p>1028.14282</text:p>
          </table:table-cell>
          <table:table-cell office:value-type="float" office:value="1371.85718" calcext:value-type="float">
            <text:p>1371.85718</text:p>
          </table:table-cell>
        </table:table-row>
        <table:table-row table:style-name="ro1">
          <table:table-cell office:value-type="float" office:value="71.07754" calcext:value-type="float">
            <text:p>71.07754</text:p>
          </table:table-cell>
          <table:table-cell office:value-type="float" office:value="1022.30615" calcext:value-type="float">
            <text:p>1022.30615</text:p>
          </table:table-cell>
          <table:table-cell office:value-type="float" office:value="1377.69385" calcext:value-type="float">
            <text:p>1377.69385</text:p>
          </table:table-cell>
        </table:table-row>
        <table:table-row table:style-name="ro1">
          <table:table-cell office:value-type="float" office:value="71.39798" calcext:value-type="float">
            <text:p>71.39798</text:p>
          </table:table-cell>
          <table:table-cell office:value-type="float" office:value="1021.50507" calcext:value-type="float">
            <text:p>1021.50507</text:p>
          </table:table-cell>
          <table:table-cell office:value-type="float" office:value="1378.495" calcext:value-type="float">
            <text:p>1378.495</text:p>
          </table:table-cell>
        </table:table-row>
        <table:table-row table:style-name="ro1">
          <table:table-cell office:value-type="float" office:value="67.14065" calcext:value-type="float">
            <text:p>67.14065</text:p>
          </table:table-cell>
          <table:table-cell office:value-type="float" office:value="1032.14844" calcext:value-type="float">
            <text:p>1032.14844</text:p>
          </table:table-cell>
          <table:table-cell office:value-type="float" office:value="1367.85156" calcext:value-type="float">
            <text:p>1367.85156</text:p>
          </table:table-cell>
        </table:table-row>
        <table:table-row table:style-name="ro1">
          <table:table-cell office:value-type="float" office:value="69.04806" calcext:value-type="float">
            <text:p>69.04806</text:p>
          </table:table-cell>
          <table:table-cell office:value-type="float" office:value="1027.37988" calcext:value-type="float">
            <text:p>1027.37988</text:p>
          </table:table-cell>
          <table:table-cell office:value-type="float" office:value="1372.62012" calcext:value-type="float">
            <text:p>1372.62012</text:p>
          </table:table-cell>
        </table:table-row>
        <table:table-row table:style-name="ro1">
          <table:table-cell office:value-type="float" office:value="74.57191" calcext:value-type="float">
            <text:p>74.57191</text:p>
          </table:table-cell>
          <table:table-cell office:value-type="float" office:value="1013.57025" calcext:value-type="float">
            <text:p>1013.57025</text:p>
          </table:table-cell>
          <table:table-cell office:value-type="float" office:value="1386.42981" calcext:value-type="float">
            <text:p>1386.42981</text:p>
          </table:table-cell>
        </table:table-row>
        <table:table-row table:style-name="ro1">
          <table:table-cell office:value-type="float" office:value="77.41013" calcext:value-type="float">
            <text:p>77.41013</text:p>
          </table:table-cell>
          <table:table-cell office:value-type="float" office:value="1006.47467" calcext:value-type="float">
            <text:p>1006.47467</text:p>
          </table:table-cell>
          <table:table-cell office:value-type="float" office:value="1393.52527" calcext:value-type="float">
            <text:p>1393.52527</text:p>
          </table:table-cell>
        </table:table-row>
        <table:table-row table:style-name="ro1">
          <table:table-cell office:value-type="float" office:value="77.42538" calcext:value-type="float">
            <text:p>77.42538</text:p>
          </table:table-cell>
          <table:table-cell office:value-type="float" office:value="1006.43652" calcext:value-type="float">
            <text:p>1006.43652</text:p>
          </table:table-cell>
          <table:table-cell office:value-type="float" office:value="1393.56348" calcext:value-type="float">
            <text:p>1393.56348</text:p>
          </table:table-cell>
        </table:table-row>
        <table:table-row table:style-name="ro1">
          <table:table-cell office:value-type="float" office:value="74.67872" calcext:value-type="float">
            <text:p>74.67872</text:p>
          </table:table-cell>
          <table:table-cell office:value-type="float" office:value="1013.30322" calcext:value-type="float">
            <text:p>1013.30322</text:p>
          </table:table-cell>
          <table:table-cell office:value-type="float" office:value="1386.69678" calcext:value-type="float">
            <text:p>1386.69678</text:p>
          </table:table-cell>
        </table:table-row>
        <table:table-row table:style-name="ro1">
          <table:table-cell office:value-type="float" office:value="70.74184" calcext:value-type="float">
            <text:p>70.74184</text:p>
          </table:table-cell>
          <table:table-cell office:value-type="float" office:value="1023.14539" calcext:value-type="float">
            <text:p>1023.14539</text:p>
          </table:table-cell>
          <table:table-cell office:value-type="float" office:value="1376.85461" calcext:value-type="float">
            <text:p>1376.85461</text:p>
          </table:table-cell>
        </table:table-row>
        <table:table-row table:style-name="ro1">
          <table:table-cell office:value-type="float" office:value="74.67872" calcext:value-type="float">
            <text:p>74.67872</text:p>
          </table:table-cell>
          <table:table-cell office:value-type="float" office:value="1013.30322" calcext:value-type="float">
            <text:p>1013.30322</text:p>
          </table:table-cell>
          <table:table-cell office:value-type="float" office:value="1386.69678" calcext:value-type="float">
            <text:p>1386.69678</text:p>
          </table:table-cell>
        </table:table-row>
        <table:table-row table:style-name="ro1">
          <table:table-cell office:value-type="float" office:value="77.33383" calcext:value-type="float">
            <text:p>77.33383</text:p>
          </table:table-cell>
          <table:table-cell office:value-type="float" office:value="1006.66541" calcext:value-type="float">
            <text:p>1006.66541</text:p>
          </table:table-cell>
          <table:table-cell office:value-type="float" office:value="1393.33459" calcext:value-type="float">
            <text:p>1393.33459</text:p>
          </table:table-cell>
        </table:table-row>
        <table:table-row table:style-name="ro1">
          <table:table-cell office:value-type="float" office:value="77.59324" calcext:value-type="float">
            <text:p>77.59324</text:p>
          </table:table-cell>
          <table:table-cell office:value-type="float" office:value="1006.01691" calcext:value-type="float">
            <text:p>1006.01691</text:p>
          </table:table-cell>
          <table:table-cell office:value-type="float" office:value="1393.98315" calcext:value-type="float">
            <text:p>1393.98315</text:p>
          </table:table-cell>
        </table:table-row>
        <table:table-row table:style-name="ro1">
          <table:table-cell office:value-type="float" office:value="79.48539" calcext:value-type="float">
            <text:p>79.48539</text:p>
          </table:table-cell>
          <table:table-cell office:value-type="float" office:value="1001.2865" calcext:value-type="float">
            <text:p>1001.2865</text:p>
          </table:table-cell>
          <table:table-cell office:value-type="float" office:value="1398.7135" calcext:value-type="float">
            <text:p>1398.7135</text:p>
          </table:table-cell>
        </table:table-row>
        <table:table-row table:style-name="ro1">
          <table:table-cell office:value-type="float" office:value="78.81398" calcext:value-type="float">
            <text:p>78.81398</text:p>
          </table:table-cell>
          <table:table-cell office:value-type="float" office:value="1002.96503" calcext:value-type="float">
            <text:p>1002.96503</text:p>
          </table:table-cell>
          <table:table-cell office:value-type="float" office:value="1397.03491" calcext:value-type="float">
            <text:p>1397.03491</text:p>
          </table:table-cell>
        </table:table-row>
        <table:table-row table:style-name="ro1">
          <table:table-cell office:value-type="float" office:value="80.59931" calcext:value-type="float">
            <text:p>80.59931</text:p>
          </table:table-cell>
          <table:table-cell office:value-type="float" office:value="998.50171" calcext:value-type="float">
            <text:p>998.50171</text:p>
          </table:table-cell>
          <table:table-cell office:value-type="float" office:value="1401.49829" calcext:value-type="float">
            <text:p>1401.49829</text:p>
          </table:table-cell>
        </table:table-row>
        <table:table-row table:style-name="ro1">
          <table:table-cell office:value-type="float" office:value="82.12524" calcext:value-type="float">
            <text:p>82.12524</text:p>
          </table:table-cell>
          <table:table-cell office:value-type="float" office:value="994.68689" calcext:value-type="float">
            <text:p>994.68689</text:p>
          </table:table-cell>
          <table:table-cell office:value-type="float" office:value="1405.31311" calcext:value-type="float">
            <text:p>1405.31311</text:p>
          </table:table-cell>
        </table:table-row>
        <table:table-row table:style-name="ro1">
          <table:table-cell office:value-type="float" office:value="82.87294" calcext:value-type="float">
            <text:p>82.87294</text:p>
          </table:table-cell>
          <table:table-cell office:value-type="float" office:value="992.81763" calcext:value-type="float">
            <text:p>992.81763</text:p>
          </table:table-cell>
          <table:table-cell office:value-type="float" office:value="1407.18237" calcext:value-type="float">
            <text:p>1407.18237</text:p>
          </table:table-cell>
        </table:table-row>
        <table:table-row table:style-name="ro1">
          <table:table-cell office:value-type="float" office:value="82.87294" calcext:value-type="float">
            <text:p>82.87294</text:p>
          </table:table-cell>
          <table:table-cell office:value-type="float" office:value="992.81763" calcext:value-type="float">
            <text:p>992.81763</text:p>
          </table:table-cell>
          <table:table-cell office:value-type="float" office:value="1407.18237" calcext:value-type="float">
            <text:p>1407.18237</text:p>
          </table:table-cell>
        </table:table-row>
        <table:table-row table:style-name="ro1">
          <table:table-cell office:value-type="float" office:value="88.07635" calcext:value-type="float">
            <text:p>88.07635</text:p>
          </table:table-cell>
          <table:table-cell office:value-type="float" office:value="979.80914" calcext:value-type="float">
            <text:p>979.80914</text:p>
          </table:table-cell>
          <table:table-cell office:value-type="float" office:value="1420.19092" calcext:value-type="float">
            <text:p>1420.19092</text:p>
          </table:table-cell>
        </table:table-row>
        <table:table-row table:style-name="ro1">
          <table:table-cell office:value-type="float" office:value="94.89723" calcext:value-type="float">
            <text:p>94.89723</text:p>
          </table:table-cell>
          <table:table-cell office:value-type="float" office:value="962.7569" calcext:value-type="float">
            <text:p>962.7569</text:p>
          </table:table-cell>
          <table:table-cell office:value-type="float" office:value="1437.24304" calcext:value-type="float">
            <text:p>1437.24304</text:p>
          </table:table-cell>
        </table:table-row>
        <table:table-row table:style-name="ro1">
          <table:table-cell office:value-type="float" office:value="93.05087" calcext:value-type="float">
            <text:p>93.05087</text:p>
          </table:table-cell>
          <table:table-cell office:value-type="float" office:value="967.37286" calcext:value-type="float">
            <text:p>967.37286</text:p>
          </table:table-cell>
          <table:table-cell office:value-type="float" office:value="1432.6272" calcext:value-type="float">
            <text:p>1432.6272</text:p>
          </table:table-cell>
        </table:table-row>
        <table:table-row table:style-name="ro1">
          <table:table-cell office:value-type="float" office:value="96.56049" calcext:value-type="float">
            <text:p>96.56049</text:p>
          </table:table-cell>
          <table:table-cell office:value-type="float" office:value="958.59875" calcext:value-type="float">
            <text:p>958.59875</text:p>
          </table:table-cell>
          <table:table-cell office:value-type="float" office:value="1441.40125" calcext:value-type="float">
            <text:p>1441.40125</text:p>
          </table:table-cell>
        </table:table-row>
        <table:table-row table:style-name="ro1">
          <table:table-cell office:value-type="float" office:value="91.52494" calcext:value-type="float">
            <text:p>91.52494</text:p>
          </table:table-cell>
          <table:table-cell office:value-type="float" office:value="971.18762" calcext:value-type="float">
            <text:p>971.18762</text:p>
          </table:table-cell>
          <table:table-cell office:value-type="float" office:value="1428.81238" calcext:value-type="float">
            <text:p>1428.81238</text:p>
          </table:table-cell>
        </table:table-row>
        <table:table-row table:style-name="ro1">
          <table:table-cell office:value-type="float" office:value="94.31738" calcext:value-type="float">
            <text:p>94.31738</text:p>
          </table:table-cell>
          <table:table-cell office:value-type="float" office:value="964.20654" calcext:value-type="float">
            <text:p>964.20654</text:p>
          </table:table-cell>
          <table:table-cell office:value-type="float" office:value="1435.79346" calcext:value-type="float">
            <text:p>1435.79346</text:p>
          </table:table-cell>
        </table:table-row>
        <table:table-row table:style-name="ro1">
          <table:table-cell office:value-type="float" office:value="96.98775" calcext:value-type="float">
            <text:p>96.98775</text:p>
          </table:table-cell>
          <table:table-cell office:value-type="float" office:value="957.53064" calcext:value-type="float">
            <text:p>957.53064</text:p>
          </table:table-cell>
          <table:table-cell office:value-type="float" office:value="1442.46936" calcext:value-type="float">
            <text:p>1442.46936</text:p>
          </table:table-cell>
        </table:table-row>
        <table:table-row table:style-name="ro1">
          <table:table-cell office:value-type="float" office:value="97.79649" calcext:value-type="float">
            <text:p>97.79649</text:p>
          </table:table-cell>
          <table:table-cell office:value-type="float" office:value="955.50879" calcext:value-type="float">
            <text:p>955.50879</text:p>
          </table:table-cell>
          <table:table-cell office:value-type="float" office:value="1444.49121" calcext:value-type="float">
            <text:p>1444.49121</text:p>
          </table:table-cell>
        </table:table-row>
        <table:table-row table:style-name="ro1">
          <table:table-cell office:value-type="float" office:value="99.16982" calcext:value-type="float">
            <text:p>99.16982</text:p>
          </table:table-cell>
          <table:table-cell office:value-type="float" office:value="952.07544" calcext:value-type="float">
            <text:p>952.07544</text:p>
          </table:table-cell>
          <table:table-cell office:value-type="float" office:value="1447.92456" calcext:value-type="float">
            <text:p>1447.92456</text:p>
          </table:table-cell>
        </table:table-row>
        <table:table-row table:style-name="ro1">
          <table:table-cell office:value-type="float" office:value="102.02331" calcext:value-type="float">
            <text:p>102.02331</text:p>
          </table:table-cell>
          <table:table-cell office:value-type="float" office:value="944.94171" calcext:value-type="float">
            <text:p>944.94171</text:p>
          </table:table-cell>
          <table:table-cell office:value-type="float" office:value="1455.05823" calcext:value-type="float">
            <text:p>1455.05823</text:p>
          </table:table-cell>
        </table:table-row>
        <table:table-row table:style-name="ro1">
          <table:table-cell office:value-type="float" office:value="103.3356" calcext:value-type="float">
            <text:p>103.3356</text:p>
          </table:table-cell>
          <table:table-cell office:value-type="float" office:value="941.66101" calcext:value-type="float">
            <text:p>941.66101</text:p>
          </table:table-cell>
          <table:table-cell office:value-type="float" office:value="1458.33899" calcext:value-type="float">
            <text:p>1458.33899</text:p>
          </table:table-cell>
        </table:table-row>
        <table:table-row table:style-name="ro1">
          <table:table-cell office:value-type="float" office:value="105.82286" calcext:value-type="float">
            <text:p>105.82286</text:p>
          </table:table-cell>
          <table:table-cell office:value-type="float" office:value="935.44287" calcext:value-type="float">
            <text:p>935.44287</text:p>
          </table:table-cell>
          <table:table-cell office:value-type="float" office:value="1464.55713" calcext:value-type="float">
            <text:p>1464.55713</text:p>
          </table:table-cell>
        </table:table-row>
        <table:table-row table:style-name="ro1">
          <table:table-cell office:value-type="float" office:value="105.73131" calcext:value-type="float">
            <text:p>105.73131</text:p>
          </table:table-cell>
          <table:table-cell office:value-type="float" office:value="935.67175" calcext:value-type="float">
            <text:p>935.67175</text:p>
          </table:table-cell>
          <table:table-cell office:value-type="float" office:value="1464.32825" calcext:value-type="float">
            <text:p>1464.32825</text:p>
          </table:table-cell>
        </table:table-row>
        <table:table-row table:style-name="ro1">
          <table:table-cell office:value-type="float" office:value="107.33353" calcext:value-type="float">
            <text:p>107.33353</text:p>
          </table:table-cell>
          <table:table-cell office:value-type="float" office:value="931.6662" calcext:value-type="float">
            <text:p>931.6662</text:p>
          </table:table-cell>
          <table:table-cell office:value-type="float" office:value="1468.33386" calcext:value-type="float">
            <text:p>1468.33386</text:p>
          </table:table-cell>
        </table:table-row>
        <table:table-row table:style-name="ro1">
          <table:table-cell office:value-type="float" office:value="104.44953" calcext:value-type="float">
            <text:p>104.44953</text:p>
          </table:table-cell>
          <table:table-cell office:value-type="float" office:value="938.87616" calcext:value-type="float">
            <text:p>938.87616</text:p>
          </table:table-cell>
          <table:table-cell office:value-type="float" office:value="1461.12378" calcext:value-type="float">
            <text:p>1461.12378</text:p>
          </table:table-cell>
        </table:table-row>
        <table:table-row table:style-name="ro1">
          <table:table-cell office:value-type="float" office:value="103.79338" calcext:value-type="float">
            <text:p>103.79338</text:p>
          </table:table-cell>
          <table:table-cell office:value-type="float" office:value="940.51654" calcext:value-type="float">
            <text:p>940.51654</text:p>
          </table:table-cell>
          <table:table-cell office:value-type="float" office:value="1459.4834" calcext:value-type="float">
            <text:p>1459.4834</text:p>
          </table:table-cell>
        </table:table-row>
        <table:table-row table:style-name="ro1">
          <table:table-cell office:value-type="float" office:value="106.23486" calcext:value-type="float">
            <text:p>106.23486</text:p>
          </table:table-cell>
          <table:table-cell office:value-type="float" office:value="934.41284" calcext:value-type="float">
            <text:p>934.41284</text:p>
          </table:table-cell>
          <table:table-cell office:value-type="float" office:value="1465.58716" calcext:value-type="float">
            <text:p>1465.58716</text:p>
          </table:table-cell>
        </table:table-row>
        <table:table-row table:style-name="ro1">
          <table:table-cell office:value-type="float" office:value="110.35486" calcext:value-type="float">
            <text:p>110.35486</text:p>
          </table:table-cell>
          <table:table-cell office:value-type="float" office:value="924.11285" calcext:value-type="float">
            <text:p>924.11285</text:p>
          </table:table-cell>
          <table:table-cell office:value-type="float" office:value="1475.88721" calcext:value-type="float">
            <text:p>1475.88721</text:p>
          </table:table-cell>
        </table:table-row>
        <table:table-row table:style-name="ro1">
          <table:table-cell office:value-type="float" office:value="109.48508" calcext:value-type="float">
            <text:p>109.48508</text:p>
          </table:table-cell>
          <table:table-cell office:value-type="float" office:value="926.28729" calcext:value-type="float">
            <text:p>926.28729</text:p>
          </table:table-cell>
          <table:table-cell office:value-type="float" office:value="1473.71277" calcext:value-type="float">
            <text:p>1473.71277</text:p>
          </table:table-cell>
        </table:table-row>
        <table:table-row table:style-name="ro1">
          <table:table-cell office:value-type="float" office:value="103.13723" calcext:value-type="float">
            <text:p>103.13723</text:p>
          </table:table-cell>
          <table:table-cell office:value-type="float" office:value="942.15692" calcext:value-type="float">
            <text:p>942.15692</text:p>
          </table:table-cell>
          <table:table-cell office:value-type="float" office:value="1457.84302" calcext:value-type="float">
            <text:p>1457.84302</text:p>
          </table:table-cell>
        </table:table-row>
        <table:table-row table:style-name="ro1">
          <table:table-cell office:value-type="float" office:value="102.61842" calcext:value-type="float">
            <text:p>102.61842</text:p>
          </table:table-cell>
          <table:table-cell office:value-type="float" office:value="943.45398" calcext:value-type="float">
            <text:p>943.45398</text:p>
          </table:table-cell>
          <table:table-cell office:value-type="float" office:value="1456.54602" calcext:value-type="float">
            <text:p>1456.54602</text:p>
          </table:table-cell>
        </table:table-row>
        <table:table-row table:style-name="ro1">
          <table:table-cell office:value-type="float" office:value="103.04568" calcext:value-type="float">
            <text:p>103.04568</text:p>
          </table:table-cell>
          <table:table-cell office:value-type="float" office:value="942.3858" calcext:value-type="float">
            <text:p>942.3858</text:p>
          </table:table-cell>
          <table:table-cell office:value-type="float" office:value="1457.61414" calcext:value-type="float">
            <text:p>1457.61414</text:p>
          </table:table-cell>
        </table:table-row>
        <table:table-row table:style-name="ro1">
          <table:table-cell office:value-type="float" office:value="98.31531" calcext:value-type="float">
            <text:p>98.31531</text:p>
          </table:table-cell>
          <table:table-cell office:value-type="float" office:value="954.21173" calcext:value-type="float">
            <text:p>954.21173</text:p>
          </table:table-cell>
          <table:table-cell office:value-type="float" office:value="1445.78833" calcext:value-type="float">
            <text:p>1445.78833</text:p>
          </table:table-cell>
        </table:table-row>
        <table:table-row table:style-name="ro1">
          <table:table-cell office:value-type="float" office:value="99.21561" calcext:value-type="float">
            <text:p>99.21561</text:p>
          </table:table-cell>
          <table:table-cell office:value-type="float" office:value="951.961" calcext:value-type="float">
            <text:p>951.961</text:p>
          </table:table-cell>
          <table:table-cell office:value-type="float" office:value="1448.03906" calcext:value-type="float">
            <text:p>1448.03906</text:p>
          </table:table-cell>
        </table:table-row>
        <table:table-row table:style-name="ro1">
          <table:table-cell office:value-type="float" office:value="99.06301" calcext:value-type="float">
            <text:p>99.06301</text:p>
          </table:table-cell>
          <table:table-cell office:value-type="float" office:value="952.34247" calcext:value-type="float">
            <text:p>952.34247</text:p>
          </table:table-cell>
          <table:table-cell office:value-type="float" office:value="1447.65747" calcext:value-type="float">
            <text:p>1447.65747</text:p>
          </table:table-cell>
        </table:table-row>
        <table:table-row table:style-name="ro1">
          <table:table-cell office:value-type="float" office:value="101.04671" calcext:value-type="float">
            <text:p>101.04671</text:p>
          </table:table-cell>
          <table:table-cell office:value-type="float" office:value="947.38324" calcext:value-type="float">
            <text:p>947.38324</text:p>
          </table:table-cell>
          <table:table-cell office:value-type="float" office:value="1452.61682" calcext:value-type="float">
            <text:p>1452.61682</text:p>
          </table:table-cell>
        </table:table-row>
        <table:table-row table:style-name="ro1">
          <table:table-cell office:value-type="float" office:value="100.64997" calcext:value-type="float">
            <text:p>100.64997</text:p>
          </table:table-cell>
          <table:table-cell office:value-type="float" office:value="948.37506" calcext:value-type="float">
            <text:p>948.37506</text:p>
          </table:table-cell>
          <table:table-cell office:value-type="float" office:value="1451.62488" calcext:value-type="float">
            <text:p>1451.62488</text:p>
          </table:table-cell>
        </table:table-row>
        <table:table-row table:style-name="ro1">
          <table:table-cell office:value-type="float" office:value="103.99175" calcext:value-type="float">
            <text:p>103.99175</text:p>
          </table:table-cell>
          <table:table-cell office:value-type="float" office:value="940.02063" calcext:value-type="float">
            <text:p>940.02063</text:p>
          </table:table-cell>
          <table:table-cell office:value-type="float" office:value="1459.97937" calcext:value-type="float">
            <text:p>1459.97937</text:p>
          </table:table-cell>
        </table:table-row>
        <table:table-row table:style-name="ro1">
          <table:table-cell office:value-type="float" office:value="107.85234" calcext:value-type="float">
            <text:p>107.85234</text:p>
          </table:table-cell>
          <table:table-cell office:value-type="float" office:value="930.36914" calcext:value-type="float">
            <text:p>930.36914</text:p>
          </table:table-cell>
          <table:table-cell office:value-type="float" office:value="1469.63086" calcext:value-type="float">
            <text:p>1469.63086</text:p>
          </table:table-cell>
        </table:table-row>
        <table:table-row table:style-name="ro1">
          <table:table-cell office:value-type="float" office:value="110.18701" calcext:value-type="float">
            <text:p>110.18701</text:p>
          </table:table-cell>
          <table:table-cell office:value-type="float" office:value="924.53247" calcext:value-type="float">
            <text:p>924.53247</text:p>
          </table:table-cell>
          <table:table-cell office:value-type="float" office:value="1475.46753" calcext:value-type="float">
            <text:p>1475.46753</text:p>
          </table:table-cell>
        </table:table-row>
        <table:table-row table:style-name="ro1">
          <table:table-cell office:value-type="float" office:value="110.40063" calcext:value-type="float">
            <text:p>110.40063</text:p>
          </table:table-cell>
          <table:table-cell office:value-type="float" office:value="923.99841" calcext:value-type="float">
            <text:p>923.99841</text:p>
          </table:table-cell>
          <table:table-cell office:value-type="float" office:value="1476.00159" calcext:value-type="float">
            <text:p>1476.00159</text:p>
          </table:table-cell>
        </table:table-row>
        <table:table-row table:style-name="ro1">
          <table:table-cell office:value-type="float" office:value="105.38034" calcext:value-type="float">
            <text:p>105.38034</text:p>
          </table:table-cell>
          <table:table-cell office:value-type="float" office:value="936.54913" calcext:value-type="float">
            <text:p>936.54913</text:p>
          </table:table-cell>
          <table:table-cell office:value-type="float" office:value="1463.45081" calcext:value-type="float">
            <text:p>1463.45081</text:p>
          </table:table-cell>
        </table:table-row>
        <table:table-row table:style-name="ro1">
          <table:table-cell office:value-type="float" office:value="103.6713" calcext:value-type="float">
            <text:p>103.6713</text:p>
          </table:table-cell>
          <table:table-cell office:value-type="float" office:value="940.82172" calcext:value-type="float">
            <text:p>940.82172</text:p>
          </table:table-cell>
          <table:table-cell office:value-type="float" office:value="1459.17822" calcext:value-type="float">
            <text:p>1459.17822</text:p>
          </table:table-cell>
        </table:table-row>
        <table:table-row table:style-name="ro1">
          <table:table-cell office:value-type="float" office:value="103.01516" calcext:value-type="float">
            <text:p>103.01516</text:p>
          </table:table-cell>
          <table:table-cell office:value-type="float" office:value="942.4621" calcext:value-type="float">
            <text:p>942.4621</text:p>
          </table:table-cell>
          <table:table-cell office:value-type="float" office:value="1457.53784" calcext:value-type="float">
            <text:p>1457.53784</text:p>
          </table:table-cell>
        </table:table-row>
        <table:table-row table:style-name="ro1">
          <table:table-cell office:value-type="float" office:value="97.10983" calcext:value-type="float">
            <text:p>97.10983</text:p>
          </table:table-cell>
          <table:table-cell office:value-type="float" office:value="957.22546" calcext:value-type="float">
            <text:p>957.22546</text:p>
          </table:table-cell>
          <table:table-cell office:value-type="float" office:value="1442.77454" calcext:value-type="float">
            <text:p>1442.77454</text:p>
          </table:table-cell>
        </table:table-row>
        <table:table-row table:style-name="ro1">
          <table:table-cell office:value-type="float" office:value="96.4079" calcext:value-type="float">
            <text:p>96.4079</text:p>
          </table:table-cell>
          <table:table-cell office:value-type="float" office:value="958.98022" calcext:value-type="float">
            <text:p>958.98022</text:p>
          </table:table-cell>
          <table:table-cell office:value-type="float" office:value="1441.01978" calcext:value-type="float">
            <text:p>1441.01978</text:p>
          </table:table-cell>
        </table:table-row>
        <table:table-row table:style-name="ro1">
          <table:table-cell office:value-type="float" office:value="97.36923" calcext:value-type="float">
            <text:p>97.36923</text:p>
          </table:table-cell>
          <table:table-cell office:value-type="float" office:value="956.5769" calcext:value-type="float">
            <text:p>956.5769</text:p>
          </table:table-cell>
          <table:table-cell office:value-type="float" office:value="1443.4231" calcext:value-type="float">
            <text:p>1443.4231</text:p>
          </table:table-cell>
        </table:table-row>
        <table:table-row table:style-name="ro1">
          <table:table-cell office:value-type="float" office:value="98.28479" calcext:value-type="float">
            <text:p>98.28479</text:p>
          </table:table-cell>
          <table:table-cell office:value-type="float" office:value="954.28802" calcext:value-type="float">
            <text:p>954.28802</text:p>
          </table:table-cell>
          <table:table-cell office:value-type="float" office:value="1445.71191" calcext:value-type="float">
            <text:p>1445.71191</text:p>
          </table:table-cell>
        </table:table-row>
        <table:table-row table:style-name="ro1">
          <table:table-cell office:value-type="float" office:value="99.42924" calcext:value-type="float">
            <text:p>99.42924</text:p>
          </table:table-cell>
          <table:table-cell office:value-type="float" office:value="951.42688" calcext:value-type="float">
            <text:p>951.42688</text:p>
          </table:table-cell>
          <table:table-cell office:value-type="float" office:value="1448.57312" calcext:value-type="float">
            <text:p>1448.57312</text:p>
          </table:table-cell>
        </table:table-row>
        <table:table-row table:style-name="ro1">
          <table:table-cell office:value-type="float" office:value="105.07516" calcext:value-type="float">
            <text:p>105.07516</text:p>
          </table:table-cell>
          <table:table-cell office:value-type="float" office:value="937.31213" calcext:value-type="float">
            <text:p>937.31213</text:p>
          </table:table-cell>
          <table:table-cell office:value-type="float" office:value="1462.68787" calcext:value-type="float">
            <text:p>1462.68787</text:p>
          </table:table-cell>
        </table:table-row>
        <table:table-row table:style-name="ro1">
          <table:table-cell office:value-type="float" office:value="106.12804" calcext:value-type="float">
            <text:p>106.12804</text:p>
          </table:table-cell>
          <table:table-cell office:value-type="float" office:value="934.67987" calcext:value-type="float">
            <text:p>934.67987</text:p>
          </table:table-cell>
          <table:table-cell office:value-type="float" office:value="1465.32007" calcext:value-type="float">
            <text:p>1465.32007</text:p>
          </table:table-cell>
        </table:table-row>
        <table:table-row table:style-name="ro1">
          <table:table-cell office:value-type="float" office:value="105.19724" calcext:value-type="float">
            <text:p>105.19724</text:p>
          </table:table-cell>
          <table:table-cell office:value-type="float" office:value="937.0069" calcext:value-type="float">
            <text:p>937.0069</text:p>
          </table:table-cell>
          <table:table-cell office:value-type="float" office:value="1462.99304" calcext:value-type="float">
            <text:p>1462.99304</text:p>
          </table:table-cell>
        </table:table-row>
        <table:table-row table:style-name="ro1">
          <table:table-cell office:value-type="float" office:value="101.09249" calcext:value-type="float">
            <text:p>101.09249</text:p>
          </table:table-cell>
          <table:table-cell office:value-type="float" office:value="947.2688" calcext:value-type="float">
            <text:p>947.2688</text:p>
          </table:table-cell>
          <table:table-cell office:value-type="float" office:value="1452.7312" calcext:value-type="float">
            <text:p>1452.7312</text:p>
          </table:table-cell>
        </table:table-row>
        <table:table-row table:style-name="ro1">
          <table:table-cell office:value-type="float" office:value="100.26849" calcext:value-type="float">
            <text:p>100.26849</text:p>
          </table:table-cell>
          <table:table-cell office:value-type="float" office:value="949.32874" calcext:value-type="float">
            <text:p>949.32874</text:p>
          </table:table-cell>
          <table:table-cell office:value-type="float" office:value="1450.67126" calcext:value-type="float">
            <text:p>1450.67126</text:p>
          </table:table-cell>
        </table:table-row>
        <table:table-row table:style-name="ro1">
          <table:table-cell office:value-type="float" office:value="103.24405" calcext:value-type="float">
            <text:p>103.24405</text:p>
          </table:table-cell>
          <table:table-cell office:value-type="float" office:value="941.88989" calcext:value-type="float">
            <text:p>941.88989</text:p>
          </table:table-cell>
          <table:table-cell office:value-type="float" office:value="1458.11011" calcext:value-type="float">
            <text:p>1458.11011</text:p>
          </table:table-cell>
        </table:table-row>
        <table:table-row table:style-name="ro1">
          <table:table-cell office:value-type="float" office:value="106.72316" calcext:value-type="float">
            <text:p>106.72316</text:p>
          </table:table-cell>
          <table:table-cell office:value-type="float" office:value="933.19208" calcext:value-type="float">
            <text:p>933.19208</text:p>
          </table:table-cell>
          <table:table-cell office:value-type="float" office:value="1466.80786" calcext:value-type="float">
            <text:p>1466.80786</text:p>
          </table:table-cell>
        </table:table-row>
        <table:table-row table:style-name="ro1">
          <table:table-cell office:value-type="float" office:value="108.50849" calcext:value-type="float">
            <text:p>108.50849</text:p>
          </table:table-cell>
          <table:table-cell office:value-type="float" office:value="928.72876" calcext:value-type="float">
            <text:p>928.72876</text:p>
          </table:table-cell>
          <table:table-cell office:value-type="float" office:value="1471.27124" calcext:value-type="float">
            <text:p>1471.27124</text:p>
          </table:table-cell>
        </table:table-row>
        <table:table-row table:style-name="ro1">
          <table:table-cell office:value-type="float" office:value="106.90627" calcext:value-type="float">
            <text:p>106.90627</text:p>
          </table:table-cell>
          <table:table-cell office:value-type="float" office:value="932.73431" calcext:value-type="float">
            <text:p>932.73431</text:p>
          </table:table-cell>
          <table:table-cell office:value-type="float" office:value="1467.26562" calcext:value-type="float">
            <text:p>1467.26562</text:p>
          </table:table-cell>
        </table:table-row>
        <table:table-row table:style-name="ro1">
          <table:table-cell office:value-type="float" office:value="104.28168" calcext:value-type="float">
            <text:p>104.28168</text:p>
          </table:table-cell>
          <table:table-cell office:value-type="float" office:value="939.29578" calcext:value-type="float">
            <text:p>939.29578</text:p>
          </table:table-cell>
          <table:table-cell office:value-type="float" office:value="1460.70422" calcext:value-type="float">
            <text:p>1460.70422</text:p>
          </table:table-cell>
        </table:table-row>
        <table:table-row table:style-name="ro1">
          <table:table-cell office:value-type="float" office:value="98.75783" calcext:value-type="float">
            <text:p>98.75783</text:p>
          </table:table-cell>
          <table:table-cell office:value-type="float" office:value="953.10541" calcext:value-type="float">
            <text:p>953.10541</text:p>
          </table:table-cell>
          <table:table-cell office:value-type="float" office:value="1446.89453" calcext:value-type="float">
            <text:p>1446.89453</text:p>
          </table:table-cell>
        </table:table-row>
        <table:table-row table:style-name="ro1">
          <table:table-cell office:value-type="float" office:value="98.89516" calcext:value-type="float">
            <text:p>98.89516</text:p>
          </table:table-cell>
          <table:table-cell office:value-type="float" office:value="952.76208" calcext:value-type="float">
            <text:p>952.76208</text:p>
          </table:table-cell>
          <table:table-cell office:value-type="float" office:value="1447.23792" calcext:value-type="float">
            <text:p>1447.23792</text:p>
          </table:table-cell>
        </table:table-row>
        <table:table-row table:style-name="ro1">
          <table:table-cell office:value-type="float" office:value="101.33664" calcext:value-type="float">
            <text:p>101.33664</text:p>
          </table:table-cell>
          <table:table-cell office:value-type="float" office:value="946.65839" calcext:value-type="float">
            <text:p>946.65839</text:p>
          </table:table-cell>
          <table:table-cell office:value-type="float" office:value="1453.34155" calcext:value-type="float">
            <text:p>1453.34155</text:p>
          </table:table-cell>
        </table:table-row>
        <table:table-row table:style-name="ro1">
          <table:table-cell office:value-type="float" office:value="101.10775" calcext:value-type="float">
            <text:p>101.10775</text:p>
          </table:table-cell>
          <table:table-cell office:value-type="float" office:value="947.23065" calcext:value-type="float">
            <text:p>947.23065</text:p>
          </table:table-cell>
          <table:table-cell office:value-type="float" office:value="1452.76941" calcext:value-type="float">
            <text:p>1452.76941</text:p>
          </table:table-cell>
        </table:table-row>
        <table:table-row table:style-name="ro1">
          <table:table-cell office:value-type="float" office:value="101.29086" calcext:value-type="float">
            <text:p>101.29086</text:p>
          </table:table-cell>
          <table:table-cell office:value-type="float" office:value="946.77283" calcext:value-type="float">
            <text:p>946.77283</text:p>
          </table:table-cell>
          <table:table-cell office:value-type="float" office:value="1453.22717" calcext:value-type="float">
            <text:p>1453.22717</text:p>
          </table:table-cell>
        </table:table-row>
        <table:table-row table:style-name="ro1">
          <table:table-cell office:value-type="float" office:value="95.37027" calcext:value-type="float">
            <text:p>95.37027</text:p>
          </table:table-cell>
          <table:table-cell office:value-type="float" office:value="961.57434" calcext:value-type="float">
            <text:p>961.57434</text:p>
          </table:table-cell>
          <table:table-cell office:value-type="float" office:value="1438.42566" calcext:value-type="float">
            <text:p>1438.42566</text:p>
          </table:table-cell>
        </table:table-row>
        <table:table-row table:style-name="ro1">
          <table:table-cell office:value-type="float" office:value="96.74361" calcext:value-type="float">
            <text:p>96.74361</text:p>
          </table:table-cell>
          <table:table-cell office:value-type="float" office:value="958.14099" calcext:value-type="float">
            <text:p>958.14099</text:p>
          </table:table-cell>
          <table:table-cell office:value-type="float" office:value="1441.85901" calcext:value-type="float">
            <text:p>1441.85901</text:p>
          </table:table-cell>
        </table:table-row>
        <table:table-row table:style-name="ro1">
          <table:table-cell office:value-type="float" office:value="98.08642" calcext:value-type="float">
            <text:p>98.08642</text:p>
          </table:table-cell>
          <table:table-cell office:value-type="float" office:value="954.78394" calcext:value-type="float">
            <text:p>954.78394</text:p>
          </table:table-cell>
          <table:table-cell office:value-type="float" office:value="1445.21606" calcext:value-type="float">
            <text:p>1445.21606</text:p>
          </table:table-cell>
        </table:table-row>
        <table:table-row table:style-name="ro1">
          <table:table-cell office:value-type="float" office:value="96.88094" calcext:value-type="float">
            <text:p>96.88094</text:p>
          </table:table-cell>
          <table:table-cell office:value-type="float" office:value="957.79767" calcext:value-type="float">
            <text:p>957.79767</text:p>
          </table:table-cell>
          <table:table-cell office:value-type="float" office:value="1442.20239" calcext:value-type="float">
            <text:p>1442.20239</text:p>
          </table:table-cell>
        </table:table-row>
        <table:table-row table:style-name="ro1">
          <table:table-cell office:value-type="float" office:value="96.54523" calcext:value-type="float">
            <text:p>96.54523</text:p>
          </table:table-cell>
          <table:table-cell office:value-type="float" office:value="958.6369" calcext:value-type="float">
            <text:p>958.6369</text:p>
          </table:table-cell>
          <table:table-cell office:value-type="float" office:value="1441.36304" calcext:value-type="float">
            <text:p>1441.36304</text:p>
          </table:table-cell>
        </table:table-row>
        <table:table-row table:style-name="ro1">
          <table:table-cell office:value-type="float" office:value="96.65205" calcext:value-type="float">
            <text:p>96.65205</text:p>
          </table:table-cell>
          <table:table-cell office:value-type="float" office:value="958.36987" calcext:value-type="float">
            <text:p>958.36987</text:p>
          </table:table-cell>
          <table:table-cell office:value-type="float" office:value="1441.63013" calcext:value-type="float">
            <text:p>1441.63013</text:p>
          </table:table-cell>
        </table:table-row>
        <table:table-row table:style-name="ro1">
          <table:table-cell office:value-type="float" office:value="95.66019" calcext:value-type="float">
            <text:p>95.66019</text:p>
          </table:table-cell>
          <table:table-cell office:value-type="float" office:value="960.84949" calcext:value-type="float">
            <text:p>960.84949</text:p>
          </table:table-cell>
          <table:table-cell office:value-type="float" office:value="1439.15051" calcext:value-type="float">
            <text:p>1439.15051</text:p>
          </table:table-cell>
        </table:table-row>
        <table:table-row table:style-name="ro1">
          <table:table-cell office:value-type="float" office:value="96.78938" calcext:value-type="float">
            <text:p>96.78938</text:p>
          </table:table-cell>
          <table:table-cell office:value-type="float" office:value="958.02655" calcext:value-type="float">
            <text:p>958.02655</text:p>
          </table:table-cell>
          <table:table-cell office:value-type="float" office:value="1441.97351" calcext:value-type="float">
            <text:p>1441.97351</text:p>
          </table:table-cell>
        </table:table-row>
        <table:table-row table:style-name="ro1">
          <table:table-cell office:value-type="float" office:value="92.12005" calcext:value-type="float">
            <text:p>92.12005</text:p>
          </table:table-cell>
          <table:table-cell office:value-type="float" office:value="969.69989" calcext:value-type="float">
            <text:p>969.69989</text:p>
          </table:table-cell>
          <table:table-cell office:value-type="float" office:value="1430.30017" calcext:value-type="float">
            <text:p>1430.30017</text:p>
          </table:table-cell>
        </table:table-row>
        <table:table-row table:style-name="ro1">
          <table:table-cell office:value-type="float" office:value="90.39575" calcext:value-type="float">
            <text:p>90.39575</text:p>
          </table:table-cell>
          <table:table-cell office:value-type="float" office:value="974.01062" calcext:value-type="float">
            <text:p>974.01062</text:p>
          </table:table-cell>
          <table:table-cell office:value-type="float" office:value="1425.98938" calcext:value-type="float">
            <text:p>1425.98938</text:p>
          </table:table-cell>
        </table:table-row>
        <table:table-row table:style-name="ro1">
          <table:table-cell office:value-type="float" office:value="89.12923" calcext:value-type="float">
            <text:p>89.12923</text:p>
          </table:table-cell>
          <table:table-cell office:value-type="float" office:value="977.17694" calcext:value-type="float">
            <text:p>977.17694</text:p>
          </table:table-cell>
          <table:table-cell office:value-type="float" office:value="1422.82312" calcext:value-type="float">
            <text:p>1422.82312</text:p>
          </table:table-cell>
        </table:table-row>
        <table:table-row table:style-name="ro1">
          <table:table-cell office:value-type="float" office:value="91.93694" calcext:value-type="float">
            <text:p>91.93694</text:p>
          </table:table-cell>
          <table:table-cell office:value-type="float" office:value="970.15765" calcext:value-type="float">
            <text:p>970.15765</text:p>
          </table:table-cell>
          <table:table-cell office:value-type="float" office:value="1429.84241" calcext:value-type="float">
            <text:p>1429.84241</text:p>
          </table:table-cell>
        </table:table-row>
        <table:table-row table:style-name="ro1">
          <table:table-cell office:value-type="float" office:value="90.09057" calcext:value-type="float">
            <text:p>90.09057</text:p>
          </table:table-cell>
          <table:table-cell office:value-type="float" office:value="974.77356" calcext:value-type="float">
            <text:p>974.77356</text:p>
          </table:table-cell>
          <table:table-cell office:value-type="float" office:value="1425.22644" calcext:value-type="float">
            <text:p>1425.22644</text:p>
          </table:table-cell>
        </table:table-row>
        <table:table-row table:style-name="ro1">
          <table:table-cell office:value-type="float" office:value="90.13634" calcext:value-type="float">
            <text:p>90.13634</text:p>
          </table:table-cell>
          <table:table-cell office:value-type="float" office:value="974.65912" calcext:value-type="float">
            <text:p>974.65912</text:p>
          </table:table-cell>
          <table:table-cell office:value-type="float" office:value="1425.34082" calcext:value-type="float">
            <text:p>1425.34082</text:p>
          </table:table-cell>
        </table:table-row>
        <table:table-row table:style-name="ro1">
          <table:table-cell office:value-type="float" office:value="87.20657" calcext:value-type="float">
            <text:p>87.20657</text:p>
          </table:table-cell>
          <table:table-cell office:value-type="float" office:value="981.98358" calcext:value-type="float">
            <text:p>981.98358</text:p>
          </table:table-cell>
          <table:table-cell office:value-type="float" office:value="1418.01648" calcext:value-type="float">
            <text:p>1418.01648</text:p>
          </table:table-cell>
        </table:table-row>
        <table:table-row table:style-name="ro1">
          <table:table-cell office:value-type="float" office:value="84.67353" calcext:value-type="float">
            <text:p>84.67353</text:p>
          </table:table-cell>
          <table:table-cell office:value-type="float" office:value="988.31616" calcext:value-type="float">
            <text:p>988.31616</text:p>
          </table:table-cell>
          <table:table-cell office:value-type="float" office:value="1411.68384" calcext:value-type="float">
            <text:p>1411.68384</text:p>
          </table:table-cell>
        </table:table-row>
        <table:table-row table:style-name="ro1">
          <table:table-cell office:value-type="float" office:value="84.09368" calcext:value-type="float">
            <text:p>84.09368</text:p>
          </table:table-cell>
          <table:table-cell office:value-type="float" office:value="989.76581" calcext:value-type="float">
            <text:p>989.76581</text:p>
          </table:table-cell>
          <table:table-cell office:value-type="float" office:value="1410.23425" calcext:value-type="float">
            <text:p>1410.23425</text:p>
          </table:table-cell>
        </table:table-row>
        <table:table-row table:style-name="ro1">
          <table:table-cell office:value-type="float" office:value="84.38361" calcext:value-type="float">
            <text:p>84.38361</text:p>
          </table:table-cell>
          <table:table-cell office:value-type="float" office:value="989.04102" calcext:value-type="float">
            <text:p>989.04102</text:p>
          </table:table-cell>
          <table:table-cell office:value-type="float" office:value="1410.95898" calcext:value-type="float">
            <text:p>1410.95898</text:p>
          </table:table-cell>
        </table:table-row>
        <table:table-row table:style-name="ro1">
          <table:table-cell office:value-type="float" office:value="85.03976" calcext:value-type="float">
            <text:p>85.03976</text:p>
          </table:table-cell>
          <table:table-cell office:value-type="float" office:value="987.40063" calcext:value-type="float">
            <text:p>987.40063</text:p>
          </table:table-cell>
          <table:table-cell office:value-type="float" office:value="1412.59937" calcext:value-type="float">
            <text:p>1412.59937</text:p>
          </table:table-cell>
        </table:table-row>
        <table:table-row table:style-name="ro1">
          <table:table-cell office:value-type="float" office:value="89.0682" calcext:value-type="float">
            <text:p>89.0682</text:p>
          </table:table-cell>
          <table:table-cell office:value-type="float" office:value="977.32953" calcext:value-type="float">
            <text:p>977.32953</text:p>
          </table:table-cell>
          <table:table-cell office:value-type="float" office:value="1422.67053" calcext:value-type="float">
            <text:p>1422.67053</text:p>
          </table:table-cell>
        </table:table-row>
        <table:table-row table:style-name="ro1">
          <table:table-cell office:value-type="float" office:value="87.45072" calcext:value-type="float">
            <text:p>87.45072</text:p>
          </table:table-cell>
          <table:table-cell office:value-type="float" office:value="981.37317" calcext:value-type="float">
            <text:p>981.37317</text:p>
          </table:table-cell>
          <table:table-cell office:value-type="float" office:value="1418.62683" calcext:value-type="float">
            <text:p>1418.62683</text:p>
          </table:table-cell>
        </table:table-row>
        <table:table-row table:style-name="ro1">
          <table:table-cell office:value-type="float" office:value="83.46806" calcext:value-type="float">
            <text:p>83.46806</text:p>
          </table:table-cell>
          <table:table-cell office:value-type="float" office:value="991.32983" calcext:value-type="float">
            <text:p>991.32983</text:p>
          </table:table-cell>
          <table:table-cell office:value-type="float" office:value="1408.67017" calcext:value-type="float">
            <text:p>1408.67017</text:p>
          </table:table-cell>
        </table:table-row>
        <table:table-row table:style-name="ro1">
          <table:table-cell office:value-type="float" office:value="79.83635" calcext:value-type="float">
            <text:p>79.83635</text:p>
          </table:table-cell>
          <table:table-cell office:value-type="float" office:value="1000.40912" calcext:value-type="float">
            <text:p>1000.40912</text:p>
          </table:table-cell>
          <table:table-cell office:value-type="float" office:value="1399.59082" calcext:value-type="float">
            <text:p>1399.59082</text:p>
          </table:table-cell>
        </table:table-row>
        <table:table-row table:style-name="ro1">
          <table:table-cell office:value-type="float" office:value="79.19547" calcext:value-type="float">
            <text:p>79.19547</text:p>
          </table:table-cell>
          <table:table-cell office:value-type="float" office:value="1002.01135" calcext:value-type="float">
            <text:p>1002.01135</text:p>
          </table:table-cell>
          <table:table-cell office:value-type="float" office:value="1397.98865" calcext:value-type="float">
            <text:p>1397.98865</text:p>
          </table:table-cell>
        </table:table-row>
        <table:table-row table:style-name="ro1">
          <table:table-cell office:value-type="float" office:value="77.94421" calcext:value-type="float">
            <text:p>77.94421</text:p>
          </table:table-cell>
          <table:table-cell office:value-type="float" office:value="1005.13947" calcext:value-type="float">
            <text:p>1005.13947</text:p>
          </table:table-cell>
          <table:table-cell office:value-type="float" office:value="1394.86047" calcext:value-type="float">
            <text:p>1394.86047</text:p>
          </table:table-cell>
        </table:table-row>
        <table:table-row table:style-name="ro1">
          <table:table-cell office:value-type="float" office:value="80.40094" calcext:value-type="float">
            <text:p>80.40094</text:p>
          </table:table-cell>
          <table:table-cell office:value-type="float" office:value="998.99768" calcext:value-type="float">
            <text:p>998.99768</text:p>
          </table:table-cell>
          <table:table-cell office:value-type="float" office:value="1401.00232" calcext:value-type="float">
            <text:p>1401.00232</text:p>
          </table:table-cell>
        </table:table-row>
        <table:table-row table:style-name="ro1">
          <table:table-cell office:value-type="float" office:value="78.32568" calcext:value-type="float">
            <text:p>78.32568</text:p>
          </table:table-cell>
          <table:table-cell office:value-type="float" office:value="1004.18579" calcext:value-type="float">
            <text:p>1004.18579</text:p>
          </table:table-cell>
          <table:table-cell office:value-type="float" office:value="1395.81421" calcext:value-type="float">
            <text:p>1395.81421</text:p>
          </table:table-cell>
        </table:table-row>
        <table:table-row table:style-name="ro1">
          <table:table-cell office:value-type="float" office:value="81.02657" calcext:value-type="float">
            <text:p>81.02657</text:p>
          </table:table-cell>
          <table:table-cell office:value-type="float" office:value="997.43359" calcext:value-type="float">
            <text:p>997.43359</text:p>
          </table:table-cell>
          <table:table-cell office:value-type="float" office:value="1402.56641" calcext:value-type="float">
            <text:p>1402.56641</text:p>
          </table:table-cell>
        </table:table-row>
        <table:table-row table:style-name="ro1">
          <table:table-cell office:value-type="float" office:value="84.81087" calcext:value-type="float">
            <text:p>84.81087</text:p>
          </table:table-cell>
          <table:table-cell office:value-type="float" office:value="987.97284" calcext:value-type="float">
            <text:p>987.97284</text:p>
          </table:table-cell>
          <table:table-cell office:value-type="float" office:value="1412.02722" calcext:value-type="float">
            <text:p>1412.02722</text:p>
          </table:table-cell>
        </table:table-row>
        <table:table-row table:style-name="ro1">
          <table:table-cell office:value-type="float" office:value="85.20761" calcext:value-type="float">
            <text:p>85.20761</text:p>
          </table:table-cell>
          <table:table-cell office:value-type="float" office:value="986.98096" calcext:value-type="float">
            <text:p>986.98096</text:p>
          </table:table-cell>
          <table:table-cell office:value-type="float" office:value="1413.01904" calcext:value-type="float">
            <text:p>1413.01904</text:p>
          </table:table-cell>
        </table:table-row>
        <table:table-row table:style-name="ro1">
          <table:table-cell office:value-type="float" office:value="84.9482" calcext:value-type="float">
            <text:p>84.9482</text:p>
          </table:table-cell>
          <table:table-cell office:value-type="float" office:value="987.62952" calcext:value-type="float">
            <text:p>987.62952</text:p>
          </table:table-cell>
          <table:table-cell office:value-type="float" office:value="1412.37048" calcext:value-type="float">
            <text:p>1412.37048</text:p>
          </table:table-cell>
        </table:table-row>
        <table:table-row table:style-name="ro1">
          <table:table-cell office:value-type="float" office:value="82.72035" calcext:value-type="float">
            <text:p>82.72035</text:p>
          </table:table-cell>
          <table:table-cell office:value-type="float" office:value="993.1991" calcext:value-type="float">
            <text:p>993.1991</text:p>
          </table:table-cell>
          <table:table-cell office:value-type="float" office:value="1406.8009" calcext:value-type="float">
            <text:p>1406.8009</text:p>
          </table:table-cell>
        </table:table-row>
        <table:table-row table:style-name="ro1">
          <table:table-cell office:value-type="float" office:value="85.16183" calcext:value-type="float">
            <text:p>85.16183</text:p>
          </table:table-cell>
          <table:table-cell office:value-type="float" office:value="987.09546" calcext:value-type="float">
            <text:p>987.09546</text:p>
          </table:table-cell>
          <table:table-cell office:value-type="float" office:value="1412.90454" calcext:value-type="float">
            <text:p>1412.90454</text:p>
          </table:table-cell>
        </table:table-row>
        <table:table-row table:style-name="ro1">
          <table:table-cell office:value-type="float" office:value="85.63486" calcext:value-type="float">
            <text:p>85.63486</text:p>
          </table:table-cell>
          <table:table-cell office:value-type="float" office:value="985.91284" calcext:value-type="float">
            <text:p>985.91284</text:p>
          </table:table-cell>
          <table:table-cell office:value-type="float" office:value="1414.08716" calcext:value-type="float">
            <text:p>1414.08716</text:p>
          </table:table-cell>
        </table:table-row>
        <table:table-row table:style-name="ro1">
          <table:table-cell office:value-type="float" office:value="84.56672" calcext:value-type="float">
            <text:p>84.56672</text:p>
          </table:table-cell>
          <table:table-cell office:value-type="float" office:value="988.58319" calcext:value-type="float">
            <text:p>988.58319</text:p>
          </table:table-cell>
          <table:table-cell office:value-type="float" office:value="1411.41675" calcext:value-type="float">
            <text:p>1411.41675</text:p>
          </table:table-cell>
        </table:table-row>
        <table:table-row table:style-name="ro1">
          <table:table-cell office:value-type="float" office:value="85.34494" calcext:value-type="float">
            <text:p>85.34494</text:p>
          </table:table-cell>
          <table:table-cell office:value-type="float" office:value="986.63763" calcext:value-type="float">
            <text:p>986.63763</text:p>
          </table:table-cell>
          <table:table-cell office:value-type="float" office:value="1413.3623" calcext:value-type="float">
            <text:p>1413.3623</text:p>
          </table:table-cell>
        </table:table-row>
        <table:table-row table:style-name="ro1">
          <table:table-cell office:value-type="float" office:value="87.69487" calcext:value-type="float">
            <text:p>87.69487</text:p>
          </table:table-cell>
          <table:table-cell office:value-type="float" office:value="980.76282" calcext:value-type="float">
            <text:p>980.76282</text:p>
          </table:table-cell>
          <table:table-cell office:value-type="float" office:value="1419.23718" calcext:value-type="float">
            <text:p>1419.23718</text:p>
          </table:table-cell>
        </table:table-row>
        <table:table-row table:style-name="ro1">
          <table:table-cell office:value-type="float" office:value="87.11501" calcext:value-type="float">
            <text:p>87.11501</text:p>
          </table:table-cell>
          <table:table-cell office:value-type="float" office:value="982.21246" calcext:value-type="float">
            <text:p>982.21246</text:p>
          </table:table-cell>
          <table:table-cell office:value-type="float" office:value="1417.78748" calcext:value-type="float">
            <text:p>1417.78748</text:p>
          </table:table-cell>
        </table:table-row>
        <table:table-row table:style-name="ro1">
          <table:table-cell office:value-type="float" office:value="86.09264" calcext:value-type="float">
            <text:p>86.09264</text:p>
          </table:table-cell>
          <table:table-cell office:value-type="float" office:value="984.76837" calcext:value-type="float">
            <text:p>984.76837</text:p>
          </table:table-cell>
          <table:table-cell office:value-type="float" office:value="1415.23157" calcext:value-type="float">
            <text:p>1415.23157</text:p>
          </table:table-cell>
        </table:table-row>
        <table:table-row table:style-name="ro1">
          <table:table-cell office:value-type="float" office:value="87.67961" calcext:value-type="float">
            <text:p>87.67961</text:p>
          </table:table-cell>
          <table:table-cell office:value-type="float" office:value="980.80096" calcext:value-type="float">
            <text:p>980.80096</text:p>
          </table:table-cell>
          <table:table-cell office:value-type="float" office:value="1419.19897" calcext:value-type="float">
            <text:p>1419.19897</text:p>
          </table:table-cell>
        </table:table-row>
        <table:table-row table:style-name="ro1">
          <table:table-cell office:value-type="float" office:value="86.5962" calcext:value-type="float">
            <text:p>86.5962</text:p>
          </table:table-cell>
          <table:table-cell office:value-type="float" office:value="983.50952" calcext:value-type="float">
            <text:p>983.50952</text:p>
          </table:table-cell>
          <table:table-cell office:value-type="float" office:value="1416.49048" calcext:value-type="float">
            <text:p>1416.49048</text:p>
          </table:table-cell>
        </table:table-row>
        <table:table-row table:style-name="ro1">
          <table:table-cell office:value-type="float" office:value="87.72539" calcext:value-type="float">
            <text:p>87.72539</text:p>
          </table:table-cell>
          <table:table-cell office:value-type="float" office:value="980.68652" calcext:value-type="float">
            <text:p>980.68652</text:p>
          </table:table-cell>
          <table:table-cell office:value-type="float" office:value="1419.31348" calcext:value-type="float">
            <text:p>1419.31348</text:p>
          </table:table-cell>
        </table:table-row>
        <table:table-row table:style-name="ro1">
          <table:table-cell office:value-type="float" office:value="87.26761" calcext:value-type="float">
            <text:p>87.26761</text:p>
          </table:table-cell>
          <table:table-cell office:value-type="float" office:value="981.83099" calcext:value-type="float">
            <text:p>981.83099</text:p>
          </table:table-cell>
          <table:table-cell office:value-type="float" office:value="1418.16907" calcext:value-type="float">
            <text:p>1418.16907</text:p>
          </table:table-cell>
        </table:table-row>
        <table:table-row table:style-name="ro1">
          <table:table-cell office:value-type="float" office:value="83.74272" calcext:value-type="float">
            <text:p>83.74272</text:p>
          </table:table-cell>
          <table:table-cell office:value-type="float" office:value="990.64319" calcext:value-type="float">
            <text:p>990.64319</text:p>
          </table:table-cell>
          <table:table-cell office:value-type="float" office:value="1409.35681" calcext:value-type="float">
            <text:p>1409.35681</text:p>
          </table:table-cell>
        </table:table-row>
        <table:table-row table:style-name="ro1">
          <table:table-cell office:value-type="float" office:value="82.2168" calcext:value-type="float">
            <text:p>82.2168</text:p>
          </table:table-cell>
          <table:table-cell office:value-type="float" office:value="994.45801" calcext:value-type="float">
            <text:p>994.45801</text:p>
          </table:table-cell>
          <table:table-cell office:value-type="float" office:value="1405.54199" calcext:value-type="float">
            <text:p>1405.54199</text:p>
          </table:table-cell>
        </table:table-row>
        <table:table-row table:style-name="ro1">
          <table:table-cell office:value-type="float" office:value="81.6522" calcext:value-type="float">
            <text:p>81.6522</text:p>
          </table:table-cell>
          <table:table-cell office:value-type="float" office:value="995.86951" calcext:value-type="float">
            <text:p>995.86951</text:p>
          </table:table-cell>
          <table:table-cell office:value-type="float" office:value="1404.13049" calcext:value-type="float">
            <text:p>1404.13049</text:p>
          </table:table-cell>
        </table:table-row>
        <table:table-row table:style-name="ro1">
          <table:table-cell office:value-type="float" office:value="82.4762" calcext:value-type="float">
            <text:p>82.4762</text:p>
          </table:table-cell>
          <table:table-cell office:value-type="float" office:value="993.80951" calcext:value-type="float">
            <text:p>993.80951</text:p>
          </table:table-cell>
          <table:table-cell office:value-type="float" office:value="1406.19055" calcext:value-type="float">
            <text:p>1406.19055</text:p>
          </table:table-cell>
        </table:table-row>
        <table:table-row table:style-name="ro1">
          <table:table-cell office:value-type="float" office:value="81.20969" calcext:value-type="float">
            <text:p>81.20969</text:p>
          </table:table-cell>
          <table:table-cell office:value-type="float" office:value="996.97577" calcext:value-type="float">
            <text:p>996.97577</text:p>
          </table:table-cell>
          <table:table-cell office:value-type="float" office:value="1403.02417" calcext:value-type="float">
            <text:p>1403.02417</text:p>
          </table:table-cell>
        </table:table-row>
        <table:table-row table:style-name="ro1">
          <table:table-cell office:value-type="float" office:value="79.98895" calcext:value-type="float">
            <text:p>79.98895</text:p>
          </table:table-cell>
          <table:table-cell office:value-type="float" office:value="1000.02765" calcext:value-type="float">
            <text:p>1000.02765</text:p>
          </table:table-cell>
          <table:table-cell office:value-type="float" office:value="1399.97241" calcext:value-type="float">
            <text:p>1399.97241</text:p>
          </table:table-cell>
        </table:table-row>
        <table:table-row table:style-name="ro1">
          <table:table-cell office:value-type="float" office:value="79.34805" calcext:value-type="float">
            <text:p>79.34805</text:p>
          </table:table-cell>
          <table:table-cell office:value-type="float" office:value="1001.62988" calcext:value-type="float">
            <text:p>1001.62988</text:p>
          </table:table-cell>
          <table:table-cell office:value-type="float" office:value="1398.37012" calcext:value-type="float">
            <text:p>1398.37012</text:p>
          </table:table-cell>
        </table:table-row>
        <table:table-row table:style-name="ro1">
          <table:table-cell office:value-type="float" office:value="76.15887" calcext:value-type="float">
            <text:p>76.15887</text:p>
          </table:table-cell>
          <table:table-cell office:value-type="float" office:value="1009.60284" calcext:value-type="float">
            <text:p>1009.60284</text:p>
          </table:table-cell>
          <table:table-cell office:value-type="float" office:value="1390.39722" calcext:value-type="float">
            <text:p>1390.39722</text:p>
          </table:table-cell>
        </table:table-row>
        <table:table-row table:style-name="ro1">
          <table:table-cell office:value-type="float" office:value="76.06731" calcext:value-type="float">
            <text:p>76.06731</text:p>
          </table:table-cell>
          <table:table-cell office:value-type="float" office:value="1009.83173" calcext:value-type="float">
            <text:p>1009.83173</text:p>
          </table:table-cell>
          <table:table-cell office:value-type="float" office:value="1390.16833" calcext:value-type="float">
            <text:p>1390.16833</text:p>
          </table:table-cell>
        </table:table-row>
        <table:table-row table:style-name="ro1">
          <table:table-cell office:value-type="float" office:value="75.28909" calcext:value-type="float">
            <text:p>75.28909</text:p>
          </table:table-cell>
          <table:table-cell office:value-type="float" office:value="1011.77728" calcext:value-type="float">
            <text:p>1011.77728</text:p>
          </table:table-cell>
          <table:table-cell office:value-type="float" office:value="1388.22278" calcext:value-type="float">
            <text:p>1388.22278</text:p>
          </table:table-cell>
        </table:table-row>
        <table:table-row table:style-name="ro1">
          <table:table-cell office:value-type="float" office:value="74.38879" calcext:value-type="float">
            <text:p>74.38879</text:p>
          </table:table-cell>
          <table:table-cell office:value-type="float" office:value="1014.02802" calcext:value-type="float">
            <text:p>1014.02802</text:p>
          </table:table-cell>
          <table:table-cell office:value-type="float" office:value="1385.97192" calcext:value-type="float">
            <text:p>1385.97192</text:p>
          </table:table-cell>
        </table:table-row>
        <table:table-row table:style-name="ro1">
          <table:table-cell office:value-type="float" office:value="72.5882" calcext:value-type="float">
            <text:p>72.5882</text:p>
          </table:table-cell>
          <table:table-cell office:value-type="float" office:value="1018.52948" calcext:value-type="float">
            <text:p>1018.52948</text:p>
          </table:table-cell>
          <table:table-cell office:value-type="float" office:value="1381.47046" calcext:value-type="float">
            <text:p>1381.47046</text:p>
          </table:table-cell>
        </table:table-row>
        <table:table-row table:style-name="ro1">
          <table:table-cell office:value-type="float" office:value="72.81709" calcext:value-type="float">
            <text:p>72.81709</text:p>
          </table:table-cell>
          <table:table-cell office:value-type="float" office:value="1017.95728" calcext:value-type="float">
            <text:p>1017.95728</text:p>
          </table:table-cell>
          <table:table-cell office:value-type="float" office:value="1382.04272" calcext:value-type="float">
            <text:p>1382.04272</text:p>
          </table:table-cell>
        </table:table-row>
        <table:table-row table:style-name="ro1">
          <table:table-cell office:value-type="float" office:value="72.84761" calcext:value-type="float">
            <text:p>72.84761</text:p>
          </table:table-cell>
          <table:table-cell office:value-type="float" office:value="1017.88098" calcext:value-type="float">
            <text:p>1017.88098</text:p>
          </table:table-cell>
          <table:table-cell office:value-type="float" office:value="1382.11902" calcext:value-type="float">
            <text:p>1382.11902</text:p>
          </table:table-cell>
        </table:table-row>
        <table:table-row table:style-name="ro1">
          <table:table-cell office:value-type="float" office:value="72.55769" calcext:value-type="float">
            <text:p>72.55769</text:p>
          </table:table-cell>
          <table:table-cell office:value-type="float" office:value="1018.60577" calcext:value-type="float">
            <text:p>1018.60577</text:p>
          </table:table-cell>
          <table:table-cell office:value-type="float" office:value="1381.39417" calcext:value-type="float">
            <text:p>1381.39417</text:p>
          </table:table-cell>
        </table:table-row>
        <table:table-row table:style-name="ro1">
          <table:table-cell office:value-type="float" office:value="71.47428" calcext:value-type="float">
            <text:p>71.47428</text:p>
          </table:table-cell>
          <table:table-cell office:value-type="float" office:value="1021.31427" calcext:value-type="float">
            <text:p>1021.31427</text:p>
          </table:table-cell>
          <table:table-cell office:value-type="float" office:value="1378.68567" calcext:value-type="float">
            <text:p>1378.68567</text:p>
          </table:table-cell>
        </table:table-row>
        <table:table-row table:style-name="ro1">
          <table:table-cell office:value-type="float" office:value="70.6808" calcext:value-type="float">
            <text:p>70.6808</text:p>
          </table:table-cell>
          <table:table-cell office:value-type="float" office:value="1023.29797" calcext:value-type="float">
            <text:p>1023.29797</text:p>
          </table:table-cell>
          <table:table-cell office:value-type="float" office:value="1376.70203" calcext:value-type="float">
            <text:p>1376.70203</text:p>
          </table:table-cell>
        </table:table-row>
        <table:table-row table:style-name="ro1">
          <table:table-cell office:value-type="float" office:value="70.1162" calcext:value-type="float">
            <text:p>70.1162</text:p>
          </table:table-cell>
          <table:table-cell office:value-type="float" office:value="1024.70947" calcext:value-type="float">
            <text:p>1024.70947</text:p>
          </table:table-cell>
          <table:table-cell office:value-type="float" office:value="1375.29053" calcext:value-type="float">
            <text:p>1375.29053</text:p>
          </table:table-cell>
        </table:table-row>
        <table:table-row table:style-name="ro1">
          <table:table-cell office:value-type="float" office:value="65.37057" calcext:value-type="float">
            <text:p>65.37057</text:p>
          </table:table-cell>
          <table:table-cell office:value-type="float" office:value="1036.57361" calcext:value-type="float">
            <text:p>1036.57361</text:p>
          </table:table-cell>
          <table:table-cell office:value-type="float" office:value="1363.42639" calcext:value-type="float">
            <text:p>1363.42639</text:p>
          </table:table-cell>
        </table:table-row>
        <table:table-row table:style-name="ro1">
          <table:table-cell office:value-type="float" office:value="66.92702" calcext:value-type="float">
            <text:p>66.92702</text:p>
          </table:table-cell>
          <table:table-cell office:value-type="float" office:value="1032.6825" calcext:value-type="float">
            <text:p>1032.6825</text:p>
          </table:table-cell>
          <table:table-cell office:value-type="float" office:value="1367.3175" calcext:value-type="float">
            <text:p>1367.3175</text:p>
          </table:table-cell>
        </table:table-row>
        <table:table-row table:style-name="ro1">
          <table:table-cell office:value-type="float" office:value="67.58317" calcext:value-type="float">
            <text:p>67.58317</text:p>
          </table:table-cell>
          <table:table-cell office:value-type="float" office:value="1031.04211" calcext:value-type="float">
            <text:p>1031.04211</text:p>
          </table:table-cell>
          <table:table-cell office:value-type="float" office:value="1368.95789" calcext:value-type="float">
            <text:p>1368.95789</text:p>
          </table:table-cell>
        </table:table-row>
        <table:table-row table:style-name="ro1">
          <table:table-cell office:value-type="float" office:value="65.1722" calcext:value-type="float">
            <text:p>65.1722</text:p>
          </table:table-cell>
          <table:table-cell office:value-type="float" office:value="1037.06946" calcext:value-type="float">
            <text:p>1037.06946</text:p>
          </table:table-cell>
          <table:table-cell office:value-type="float" office:value="1362.93054" calcext:value-type="float">
            <text:p>1362.93054</text:p>
          </table:table-cell>
        </table:table-row>
        <table:table-row table:style-name="ro1">
          <table:table-cell office:value-type="float" office:value="67.75102" calcext:value-type="float">
            <text:p>67.75102</text:p>
          </table:table-cell>
          <table:table-cell office:value-type="float" office:value="1030.62244" calcext:value-type="float">
            <text:p>1030.62244</text:p>
          </table:table-cell>
          <table:table-cell office:value-type="float" office:value="1369.37756" calcext:value-type="float">
            <text:p>1369.37756</text:p>
          </table:table-cell>
        </table:table-row>
        <table:table-row table:style-name="ro1">
          <table:table-cell office:value-type="float" office:value="70.34509" calcext:value-type="float">
            <text:p>70.34509</text:p>
          </table:table-cell>
          <table:table-cell office:value-type="float" office:value="1024.13721" calcext:value-type="float">
            <text:p>1024.13721</text:p>
          </table:table-cell>
          <table:table-cell office:value-type="float" office:value="1375.86279" calcext:value-type="float">
            <text:p>1375.86279</text:p>
          </table:table-cell>
        </table:table-row>
        <table:table-row table:style-name="ro1">
          <table:table-cell office:value-type="float" office:value="66.0725" calcext:value-type="float">
            <text:p>66.0725</text:p>
          </table:table-cell>
          <table:table-cell office:value-type="float" office:value="1034.81873" calcext:value-type="float">
            <text:p>1034.81873</text:p>
          </table:table-cell>
          <table:table-cell office:value-type="float" office:value="1365.18127" calcext:value-type="float">
            <text:p>1365.18127</text:p>
          </table:table-cell>
        </table:table-row>
        <table:table-row table:style-name="ro1">
          <table:table-cell office:value-type="float" office:value="66.34717" calcext:value-type="float">
            <text:p>66.34717</text:p>
          </table:table-cell>
          <table:table-cell office:value-type="float" office:value="1034.13208" calcext:value-type="float">
            <text:p>1034.13208</text:p>
          </table:table-cell>
          <table:table-cell office:value-type="float" office:value="1365.86792" calcext:value-type="float">
            <text:p>1365.86792</text:p>
          </table:table-cell>
        </table:table-row>
        <table:table-row table:style-name="ro1">
          <table:table-cell office:value-type="float" office:value="68.10198" calcext:value-type="float">
            <text:p>68.10198</text:p>
          </table:table-cell>
          <table:table-cell office:value-type="float" office:value="1029.745" calcext:value-type="float">
            <text:p>1029.745</text:p>
          </table:table-cell>
          <table:table-cell office:value-type="float" office:value="1370.255" calcext:value-type="float">
            <text:p>1370.255</text:p>
          </table:table-cell>
        </table:table-row>
        <table:table-row table:style-name="ro1">
          <table:table-cell office:value-type="float" office:value="68.94125" calcext:value-type="float">
            <text:p>68.94125</text:p>
          </table:table-cell>
          <table:table-cell office:value-type="float" office:value="1027.64685" calcext:value-type="float">
            <text:p>1027.64685</text:p>
          </table:table-cell>
          <table:table-cell office:value-type="float" office:value="1372.35315" calcext:value-type="float">
            <text:p>1372.35315</text:p>
          </table:table-cell>
        </table:table-row>
        <table:table-row table:style-name="ro1">
          <table:table-cell office:value-type="float" office:value="72.84761" calcext:value-type="float">
            <text:p>72.84761</text:p>
          </table:table-cell>
          <table:table-cell office:value-type="float" office:value="1017.88098" calcext:value-type="float">
            <text:p>1017.88098</text:p>
          </table:table-cell>
          <table:table-cell office:value-type="float" office:value="1382.11902" calcext:value-type="float">
            <text:p>1382.11902</text:p>
          </table:table-cell>
        </table:table-row>
        <table:table-row table:style-name="ro1">
          <table:table-cell office:value-type="float" office:value="71.16909" calcext:value-type="float">
            <text:p>71.16909</text:p>
          </table:table-cell>
          <table:table-cell office:value-type="float" office:value="1022.07727" calcext:value-type="float">
            <text:p>1022.07727</text:p>
          </table:table-cell>
          <table:table-cell office:value-type="float" office:value="1377.92273" calcext:value-type="float">
            <text:p>1377.92273</text:p>
          </table:table-cell>
        </table:table-row>
        <table:table-row table:style-name="ro1">
          <table:table-cell office:value-type="float" office:value="71.3522" calcext:value-type="float">
            <text:p>71.3522</text:p>
          </table:table-cell>
          <table:table-cell office:value-type="float" office:value="1021.61951" calcext:value-type="float">
            <text:p>1021.61951</text:p>
          </table:table-cell>
          <table:table-cell office:value-type="float" office:value="1378.38049" calcext:value-type="float">
            <text:p>1378.38049</text:p>
          </table:table-cell>
        </table:table-row>
        <table:table-row table:style-name="ro1">
          <table:table-cell office:value-type="float" office:value="71.9931" calcext:value-type="float">
            <text:p>71.9931</text:p>
          </table:table-cell>
          <table:table-cell office:value-type="float" office:value="1020.01727" calcext:value-type="float">
            <text:p>1020.01727</text:p>
          </table:table-cell>
          <table:table-cell office:value-type="float" office:value="1379.98279" calcext:value-type="float">
            <text:p>1379.98279</text:p>
          </table:table-cell>
        </table:table-row>
        <table:table-row table:style-name="ro1">
          <table:table-cell office:value-type="float" office:value="74.19043" calcext:value-type="float">
            <text:p>74.19043</text:p>
          </table:table-cell>
          <table:table-cell office:value-type="float" office:value="1014.52393" calcext:value-type="float">
            <text:p>1014.52393</text:p>
          </table:table-cell>
          <table:table-cell office:value-type="float" office:value="1385.47607" calcext:value-type="float">
            <text:p>1385.47607</text:p>
          </table:table-cell>
        </table:table-row>
        <table:table-row table:style-name="ro1">
          <table:table-cell office:value-type="float" office:value="75.50272" calcext:value-type="float">
            <text:p>75.50272</text:p>
          </table:table-cell>
          <table:table-cell office:value-type="float" office:value="1011.24316" calcext:value-type="float">
            <text:p>1011.24316</text:p>
          </table:table-cell>
          <table:table-cell office:value-type="float" office:value="1388.75684" calcext:value-type="float">
            <text:p>1388.75684</text:p>
          </table:table-cell>
        </table:table-row>
        <table:table-row table:style-name="ro1">
          <table:table-cell office:value-type="float" office:value="73.2291" calcext:value-type="float">
            <text:p>73.2291</text:p>
          </table:table-cell>
          <table:table-cell office:value-type="float" office:value="1016.92725" calcext:value-type="float">
            <text:p>1016.92725</text:p>
          </table:table-cell>
          <table:table-cell office:value-type="float" office:value="1383.07275" calcext:value-type="float">
            <text:p>1383.07275</text:p>
          </table:table-cell>
        </table:table-row>
        <table:table-row table:style-name="ro1">
          <table:table-cell office:value-type="float" office:value="72.60346" calcext:value-type="float">
            <text:p>72.60346</text:p>
          </table:table-cell>
          <table:table-cell office:value-type="float" office:value="1018.49133" calcext:value-type="float">
            <text:p>1018.49133</text:p>
          </table:table-cell>
          <table:table-cell office:value-type="float" office:value="1381.50867" calcext:value-type="float">
            <text:p>1381.50867</text:p>
          </table:table-cell>
        </table:table-row>
        <table:table-row table:style-name="ro1">
          <table:table-cell office:value-type="float" office:value="72.08465" calcext:value-type="float">
            <text:p>72.08465</text:p>
          </table:table-cell>
          <table:table-cell office:value-type="float" office:value="1019.78839" calcext:value-type="float">
            <text:p>1019.78839</text:p>
          </table:table-cell>
          <table:table-cell office:value-type="float" office:value="1380.21167" calcext:value-type="float">
            <text:p>1380.21167</text:p>
          </table:table-cell>
        </table:table-row>
        <table:table-row table:style-name="ro1">
          <table:table-cell office:value-type="float" office:value="73.39694" calcext:value-type="float">
            <text:p>73.39694</text:p>
          </table:table-cell>
          <table:table-cell office:value-type="float" office:value="1016.50763" calcext:value-type="float">
            <text:p>1016.50763</text:p>
          </table:table-cell>
          <table:table-cell office:value-type="float" office:value="1383.49231" calcext:value-type="float">
            <text:p>1383.49231</text:p>
          </table:table-cell>
        </table:table-row>
        <table:table-row table:style-name="ro1">
          <table:table-cell office:value-type="float" office:value="73.10702" calcext:value-type="float">
            <text:p>73.10702</text:p>
          </table:table-cell>
          <table:table-cell office:value-type="float" office:value="1017.23248" calcext:value-type="float">
            <text:p>1017.23248</text:p>
          </table:table-cell>
          <table:table-cell office:value-type="float" office:value="1382.76758" calcext:value-type="float">
            <text:p>1382.76758</text:p>
          </table:table-cell>
        </table:table-row>
        <table:table-row table:style-name="ro1">
          <table:table-cell office:value-type="float" office:value="72.67976" calcext:value-type="float">
            <text:p>72.67976</text:p>
          </table:table-cell>
          <table:table-cell office:value-type="float" office:value="1018.3006" calcext:value-type="float">
            <text:p>1018.3006</text:p>
          </table:table-cell>
          <table:table-cell office:value-type="float" office:value="1381.69946" calcext:value-type="float">
            <text:p>1381.69946</text:p>
          </table:table-cell>
        </table:table-row>
        <table:table-row table:style-name="ro1">
          <table:table-cell office:value-type="float" office:value="70.78761" calcext:value-type="float">
            <text:p>70.78761</text:p>
          </table:table-cell>
          <table:table-cell office:value-type="float" office:value="1023.03094" calcext:value-type="float">
            <text:p>1023.03094</text:p>
          </table:table-cell>
          <table:table-cell office:value-type="float" office:value="1376.96899" calcext:value-type="float">
            <text:p>1376.96899</text:p>
          </table:table-cell>
        </table:table-row>
        <table:table-row table:style-name="ro1">
          <table:table-cell office:value-type="float" office:value="69.47532" calcext:value-type="float">
            <text:p>69.47532</text:p>
          </table:table-cell>
          <table:table-cell office:value-type="float" office:value="1026.31165" calcext:value-type="float">
            <text:p>1026.31165</text:p>
          </table:table-cell>
          <table:table-cell office:value-type="float" office:value="1373.68835" calcext:value-type="float">
            <text:p>1373.68835</text:p>
          </table:table-cell>
        </table:table-row>
        <table:table-row table:style-name="ro1">
          <table:table-cell office:value-type="float" office:value="66.72865" calcext:value-type="float">
            <text:p>66.72865</text:p>
          </table:table-cell>
          <table:table-cell office:value-type="float" office:value="1033.17834" calcext:value-type="float">
            <text:p>1033.17834</text:p>
          </table:table-cell>
          <table:table-cell office:value-type="float" office:value="1366.82166" calcext:value-type="float">
            <text:p>1366.82166</text:p>
          </table:table-cell>
        </table:table-row>
        <table:table-row table:style-name="ro1">
          <table:table-cell office:value-type="float" office:value="69.41428" calcext:value-type="float">
            <text:p>69.41428</text:p>
          </table:table-cell>
          <table:table-cell office:value-type="float" office:value="1026.46436" calcext:value-type="float">
            <text:p>1026.46436</text:p>
          </table:table-cell>
          <table:table-cell office:value-type="float" office:value="1373.53564" calcext:value-type="float">
            <text:p>1373.53564</text:p>
          </table:table-cell>
        </table:table-row>
        <table:table-row table:style-name="ro1">
          <table:table-cell office:value-type="float" office:value="69.82628" calcext:value-type="float">
            <text:p>69.82628</text:p>
          </table:table-cell>
          <table:table-cell office:value-type="float" office:value="1025.43433" calcext:value-type="float">
            <text:p>1025.43433</text:p>
          </table:table-cell>
          <table:table-cell office:value-type="float" office:value="1374.56567" calcext:value-type="float">
            <text:p>1374.56567</text:p>
          </table:table-cell>
        </table:table-row>
        <table:table-row table:style-name="ro1">
          <table:table-cell office:value-type="float" office:value="68.75813" calcext:value-type="float">
            <text:p>68.75813</text:p>
          </table:table-cell>
          <table:table-cell office:value-type="float" office:value="1028.10461" calcext:value-type="float">
            <text:p>1028.10461</text:p>
          </table:table-cell>
          <table:table-cell office:value-type="float" office:value="1371.89539" calcext:value-type="float">
            <text:p>1371.89539</text:p>
          </table:table-cell>
        </table:table-row>
        <table:table-row table:style-name="ro1">
          <table:table-cell office:value-type="float" office:value="66.05724" calcext:value-type="float">
            <text:p>66.05724</text:p>
          </table:table-cell>
          <table:table-cell office:value-type="float" office:value="1034.85693" calcext:value-type="float">
            <text:p>1034.85693</text:p>
          </table:table-cell>
          <table:table-cell office:value-type="float" office:value="1365.14307" calcext:value-type="float">
            <text:p>1365.14307</text:p>
          </table:table-cell>
        </table:table-row>
        <table:table-row table:style-name="ro1">
          <table:table-cell office:value-type="float" office:value="69.96362" calcext:value-type="float">
            <text:p>69.96362</text:p>
          </table:table-cell>
          <table:table-cell office:value-type="float" office:value="1025.09094" calcext:value-type="float">
            <text:p>1025.09094</text:p>
          </table:table-cell>
          <table:table-cell office:value-type="float" office:value="1374.90906" calcext:value-type="float">
            <text:p>1374.90906</text:p>
          </table:table-cell>
        </table:table-row>
        <table:table-row table:style-name="ro1">
          <table:table-cell office:value-type="float" office:value="75.62479" calcext:value-type="float">
            <text:p>75.62479</text:p>
          </table:table-cell>
          <table:table-cell office:value-type="float" office:value="1010.93799" calcext:value-type="float">
            <text:p>1010.93799</text:p>
          </table:table-cell>
          <table:table-cell office:value-type="float" office:value="1389.06201" calcext:value-type="float">
            <text:p>1389.06201</text:p>
          </table:table-cell>
        </table:table-row>
        <table:table-row table:style-name="ro1">
          <table:table-cell office:value-type="float" office:value="73.2291" calcext:value-type="float">
            <text:p>73.2291</text:p>
          </table:table-cell>
          <table:table-cell office:value-type="float" office:value="1016.92725" calcext:value-type="float">
            <text:p>1016.92725</text:p>
          </table:table-cell>
          <table:table-cell office:value-type="float" office:value="1383.07275" calcext:value-type="float">
            <text:p>1383.07275</text:p>
          </table:table-cell>
        </table:table-row>
        <table:table-row table:style-name="ro1">
          <table:table-cell office:value-type="float" office:value="71.03176" calcext:value-type="float">
            <text:p>71.03176</text:p>
          </table:table-cell>
          <table:table-cell office:value-type="float" office:value="1022.42059" calcext:value-type="float">
            <text:p>1022.42059</text:p>
          </table:table-cell>
          <table:table-cell office:value-type="float" office:value="1377.57935" calcext:value-type="float">
            <text:p>1377.57935</text:p>
          </table:table-cell>
        </table:table-row>
        <table:table-row table:style-name="ro1">
          <table:table-cell office:value-type="float" office:value="68.48347" calcext:value-type="float">
            <text:p>68.48347</text:p>
          </table:table-cell>
          <table:table-cell office:value-type="float" office:value="1028.79138" calcext:value-type="float">
            <text:p>1028.79138</text:p>
          </table:table-cell>
          <table:table-cell office:value-type="float" office:value="1371.20862" calcext:value-type="float">
            <text:p>1371.20862</text:p>
          </table:table-cell>
        </table:table-row>
        <table:table-row table:style-name="ro1">
          <table:table-cell office:value-type="float" office:value="65.79784" calcext:value-type="float">
            <text:p>65.79784</text:p>
          </table:table-cell>
          <table:table-cell office:value-type="float" office:value="1035.50537" calcext:value-type="float">
            <text:p>1035.50537</text:p>
          </table:table-cell>
          <table:table-cell office:value-type="float" office:value="1364.49463" calcext:value-type="float">
            <text:p>1364.49463</text:p>
          </table:table-cell>
        </table:table-row>
        <table:table-row table:style-name="ro1">
          <table:table-cell office:value-type="float" office:value="66.80495" calcext:value-type="float">
            <text:p>66.80495</text:p>
          </table:table-cell>
          <table:table-cell office:value-type="float" office:value="1032.98767" calcext:value-type="float">
            <text:p>1032.98767</text:p>
          </table:table-cell>
          <table:table-cell office:value-type="float" office:value="1367.01233" calcext:value-type="float">
            <text:p>1367.01233</text:p>
          </table:table-cell>
        </table:table-row>
        <table:table-row table:style-name="ro1">
          <table:table-cell office:value-type="float" office:value="68.37665" calcext:value-type="float">
            <text:p>68.37665</text:p>
          </table:table-cell>
          <table:table-cell office:value-type="float" office:value="1029.05835" calcext:value-type="float">
            <text:p>1029.05835</text:p>
          </table:table-cell>
          <table:table-cell office:value-type="float" office:value="1370.94165" calcext:value-type="float">
            <text:p>1370.94165</text:p>
          </table:table-cell>
        </table:table-row>
        <table:table-row table:style-name="ro1">
          <table:table-cell office:value-type="float" office:value="72.42035" calcext:value-type="float">
            <text:p>72.42035</text:p>
          </table:table-cell>
          <table:table-cell office:value-type="float" office:value="1018.9491" calcext:value-type="float">
            <text:p>1018.9491</text:p>
          </table:table-cell>
          <table:table-cell office:value-type="float" office:value="1381.0509" calcext:value-type="float">
            <text:p>1381.0509</text:p>
          </table:table-cell>
        </table:table-row>
        <table:table-row table:style-name="ro1">
          <table:table-cell office:value-type="float" office:value="70.80287" calcext:value-type="float">
            <text:p>70.80287</text:p>
          </table:table-cell>
          <table:table-cell office:value-type="float" office:value="1022.9928" calcext:value-type="float">
            <text:p>1022.9928</text:p>
          </table:table-cell>
          <table:table-cell office:value-type="float" office:value="1377.0072" calcext:value-type="float">
            <text:p>1377.0072</text:p>
          </table:table-cell>
        </table:table-row>
        <table:table-row table:style-name="ro1">
          <table:table-cell office:value-type="float" office:value="67.35428" calcext:value-type="float">
            <text:p>67.35428</text:p>
          </table:table-cell>
          <table:table-cell office:value-type="float" office:value="1031.61426" calcext:value-type="float">
            <text:p>1031.61426</text:p>
          </table:table-cell>
          <table:table-cell office:value-type="float" office:value="1368.38574" calcext:value-type="float">
            <text:p>1368.38574</text:p>
          </table:table-cell>
        </table:table-row>
        <table:table-row table:style-name="ro1">
          <table:table-cell office:value-type="float" office:value="65.8131" calcext:value-type="float">
            <text:p>65.8131</text:p>
          </table:table-cell>
          <table:table-cell office:value-type="float" office:value="1035.46729" calcext:value-type="float">
            <text:p>1035.46729</text:p>
          </table:table-cell>
          <table:table-cell office:value-type="float" office:value="1364.53271" calcext:value-type="float">
            <text:p>1364.53271</text:p>
          </table:table-cell>
        </table:table-row>
        <table:table-row table:style-name="ro1">
          <table:table-cell office:value-type="float" office:value="64.89754" calcext:value-type="float">
            <text:p>64.89754</text:p>
          </table:table-cell>
          <table:table-cell office:value-type="float" office:value="1037.7561" calcext:value-type="float">
            <text:p>1037.7561</text:p>
          </table:table-cell>
          <table:table-cell office:value-type="float" office:value="1362.2439" calcext:value-type="float">
            <text:p>1362.2439</text:p>
          </table:table-cell>
        </table:table-row>
        <table:table-row table:style-name="ro1">
          <table:table-cell office:value-type="float" office:value="67.21695" calcext:value-type="float">
            <text:p>67.21695</text:p>
          </table:table-cell>
          <table:table-cell office:value-type="float" office:value="1031.95764" calcext:value-type="float">
            <text:p>1031.95764</text:p>
          </table:table-cell>
          <table:table-cell office:value-type="float" office:value="1368.04236" calcext:value-type="float">
            <text:p>1368.04236</text:p>
          </table:table-cell>
        </table:table-row>
        <table:table-row table:style-name="ro1">
          <table:table-cell office:value-type="float" office:value="67.59843" calcext:value-type="float">
            <text:p>67.59843</text:p>
          </table:table-cell>
          <table:table-cell office:value-type="float" office:value="1031.00391" calcext:value-type="float">
            <text:p>1031.00391</text:p>
          </table:table-cell>
          <table:table-cell office:value-type="float" office:value="1368.99609" calcext:value-type="float">
            <text:p>1368.99609</text:p>
          </table:table-cell>
        </table:table-row>
        <table:table-row table:style-name="ro1">
          <table:table-cell office:value-type="float" office:value="64.8365" calcext:value-type="float">
            <text:p>64.8365</text:p>
          </table:table-cell>
          <table:table-cell office:value-type="float" office:value="1037.90869" calcext:value-type="float">
            <text:p>1037.90869</text:p>
          </table:table-cell>
          <table:table-cell office:value-type="float" office:value="1362.09131" calcext:value-type="float">
            <text:p>1362.09131</text:p>
          </table:table-cell>
        </table:table-row>
        <table:table-row table:style-name="ro1">
          <table:table-cell office:value-type="float" office:value="66.78969" calcext:value-type="float">
            <text:p>66.78969</text:p>
          </table:table-cell>
          <table:table-cell office:value-type="float" office:value="1033.02576" calcext:value-type="float">
            <text:p>1033.02576</text:p>
          </table:table-cell>
          <table:table-cell office:value-type="float" office:value="1366.97424" calcext:value-type="float">
            <text:p>1366.97424</text:p>
          </table:table-cell>
        </table:table-row>
        <table:table-row table:style-name="ro1">
          <table:table-cell office:value-type="float" office:value="69.76524" calcext:value-type="float">
            <text:p>69.76524</text:p>
          </table:table-cell>
          <table:table-cell office:value-type="float" office:value="1025.58691" calcext:value-type="float">
            <text:p>1025.58691</text:p>
          </table:table-cell>
          <table:table-cell office:value-type="float" office:value="1374.41309" calcext:value-type="float">
            <text:p>1374.41309</text:p>
          </table:table-cell>
        </table:table-row>
        <table:table-row table:style-name="ro1">
          <table:table-cell office:value-type="float" office:value="69.59739" calcext:value-type="float">
            <text:p>69.59739</text:p>
          </table:table-cell>
          <table:table-cell office:value-type="float" office:value="1026.00647" calcext:value-type="float">
            <text:p>1026.00647</text:p>
          </table:table-cell>
          <table:table-cell office:value-type="float" office:value="1373.99353" calcext:value-type="float">
            <text:p>1373.99353</text:p>
          </table:table-cell>
        </table:table-row>
        <table:table-row table:style-name="ro1">
          <table:table-cell office:value-type="float" office:value="67.73576" calcext:value-type="float">
            <text:p>67.73576</text:p>
          </table:table-cell>
          <table:table-cell office:value-type="float" office:value="1030.66064" calcext:value-type="float">
            <text:p>1030.66064</text:p>
          </table:table-cell>
          <table:table-cell office:value-type="float" office:value="1369.33936" calcext:value-type="float">
            <text:p>1369.33936</text:p>
          </table:table-cell>
        </table:table-row>
        <table:table-row table:style-name="ro1">
          <table:table-cell office:value-type="float" office:value="63.17324" calcext:value-type="float">
            <text:p>63.17324</text:p>
          </table:table-cell>
          <table:table-cell office:value-type="float" office:value="1042.06689" calcext:value-type="float">
            <text:p>1042.06689</text:p>
          </table:table-cell>
          <table:table-cell office:value-type="float" office:value="1357.93311" calcext:value-type="float">
            <text:p>1357.93311</text:p>
          </table:table-cell>
        </table:table-row>
        <table:table-row table:style-name="ro1">
          <table:table-cell office:value-type="float" office:value="61.50999" calcext:value-type="float">
            <text:p>61.50999</text:p>
          </table:table-cell>
          <table:table-cell office:value-type="float" office:value="1046.22498" calcext:value-type="float">
            <text:p>1046.22498</text:p>
          </table:table-cell>
          <table:table-cell office:value-type="float" office:value="1353.77502" calcext:value-type="float">
            <text:p>1353.77502</text:p>
          </table:table-cell>
        </table:table-row>
        <table:table-row table:style-name="ro1">
          <table:table-cell office:value-type="float" office:value="65.3248" calcext:value-type="float">
            <text:p>65.3248</text:p>
          </table:table-cell>
          <table:table-cell office:value-type="float" office:value="1036.68799" calcext:value-type="float">
            <text:p>1036.68799</text:p>
          </table:table-cell>
          <table:table-cell office:value-type="float" office:value="1363.31201" calcext:value-type="float">
            <text:p>1363.31201</text:p>
          </table:table-cell>
        </table:table-row>
        <table:table-row table:style-name="ro1">
          <table:table-cell office:value-type="float" office:value="68.45295" calcext:value-type="float">
            <text:p>68.45295</text:p>
          </table:table-cell>
          <table:table-cell office:value-type="float" office:value="1028.86768" calcext:value-type="float">
            <text:p>1028.86768</text:p>
          </table:table-cell>
          <table:table-cell office:value-type="float" office:value="1371.13232" calcext:value-type="float">
            <text:p>1371.13232</text:p>
          </table:table-cell>
        </table:table-row>
        <table:table-row table:style-name="ro1">
          <table:table-cell office:value-type="float" office:value="69.67368" calcext:value-type="float">
            <text:p>69.67368</text:p>
          </table:table-cell>
          <table:table-cell office:value-type="float" office:value="1025.8158" calcext:value-type="float">
            <text:p>1025.8158</text:p>
          </table:table-cell>
          <table:table-cell office:value-type="float" office:value="1374.1842" calcext:value-type="float">
            <text:p>1374.1842</text:p>
          </table:table-cell>
        </table:table-row>
        <table:table-row table:style-name="ro1">
          <table:table-cell office:value-type="float" office:value="66.69814" calcext:value-type="float">
            <text:p>66.69814</text:p>
          </table:table-cell>
          <table:table-cell office:value-type="float" office:value="1033.25464" calcext:value-type="float">
            <text:p>1033.25464</text:p>
          </table:table-cell>
          <table:table-cell office:value-type="float" office:value="1366.74536" calcext:value-type="float">
            <text:p>1366.74536</text:p>
          </table:table-cell>
        </table:table-row>
        <table:table-row table:style-name="ro1">
          <table:table-cell office:value-type="float" office:value="63.58524" calcext:value-type="float">
            <text:p>63.58524</text:p>
          </table:table-cell>
          <table:table-cell office:value-type="float" office:value="1041.03687" calcext:value-type="float">
            <text:p>1041.03687</text:p>
          </table:table-cell>
          <table:table-cell office:value-type="float" office:value="1358.96313" calcext:value-type="float">
            <text:p>1358.96313</text:p>
          </table:table-cell>
        </table:table-row>
        <table:table-row table:style-name="ro1">
          <table:table-cell office:value-type="float" office:value="67.7968" calcext:value-type="float">
            <text:p>67.7968</text:p>
          </table:table-cell>
          <table:table-cell office:value-type="float" office:value="1030.50806" calcext:value-type="float">
            <text:p>1030.50806</text:p>
          </table:table-cell>
          <table:table-cell office:value-type="float" office:value="1369.49194" calcext:value-type="float">
            <text:p>1369.49194</text:p>
          </table:table-cell>
        </table:table-row>
        <table:table-row table:style-name="ro1">
          <table:table-cell office:value-type="float" office:value="64.37872" calcext:value-type="float">
            <text:p>64.37872</text:p>
          </table:table-cell>
          <table:table-cell office:value-type="float" office:value="1039.05322" calcext:value-type="float">
            <text:p>1039.05322</text:p>
          </table:table-cell>
          <table:table-cell office:value-type="float" office:value="1360.94678" calcext:value-type="float">
            <text:p>1360.94678</text:p>
          </table:table-cell>
        </table:table-row>
        <table:table-row table:style-name="ro1">
          <table:table-cell office:value-type="float" office:value="61.40317" calcext:value-type="float">
            <text:p>61.40317</text:p>
          </table:table-cell>
          <table:table-cell office:value-type="float" office:value="1046.49207" calcext:value-type="float">
            <text:p>1046.49207</text:p>
          </table:table-cell>
          <table:table-cell office:value-type="float" office:value="1353.50793" calcext:value-type="float">
            <text:p>1353.50793</text:p>
          </table:table-cell>
        </table:table-row>
        <table:table-row table:style-name="ro1">
          <table:table-cell office:value-type="float" office:value="60.09087" calcext:value-type="float">
            <text:p>60.09087</text:p>
          </table:table-cell>
          <table:table-cell office:value-type="float" office:value="1049.77283" calcext:value-type="float">
            <text:p>1049.77283</text:p>
          </table:table-cell>
          <table:table-cell office:value-type="float" office:value="1350.22717" calcext:value-type="float">
            <text:p>1350.22717</text:p>
          </table:table-cell>
        </table:table-row>
        <table:table-row table:style-name="ro1">
          <table:table-cell office:value-type="float" office:value="61.23532" calcext:value-type="float">
            <text:p>61.23532</text:p>
          </table:table-cell>
          <table:table-cell office:value-type="float" office:value="1046.91174" calcext:value-type="float">
            <text:p>1046.91174</text:p>
          </table:table-cell>
          <table:table-cell office:value-type="float" office:value="1353.08826" calcext:value-type="float">
            <text:p>1353.08826</text:p>
          </table:table-cell>
        </table:table-row>
        <table:table-row table:style-name="ro1">
          <table:table-cell office:value-type="float" office:value="67.68999" calcext:value-type="float">
            <text:p>67.68999</text:p>
          </table:table-cell>
          <table:table-cell office:value-type="float" office:value="1030.77502" calcext:value-type="float">
            <text:p>1030.77502</text:p>
          </table:table-cell>
          <table:table-cell office:value-type="float" office:value="1369.22498" calcext:value-type="float">
            <text:p>1369.22498</text:p>
          </table:table-cell>
        </table:table-row>
        <table:table-row table:style-name="ro1">
          <table:table-cell office:value-type="float" office:value="69.07858" calcext:value-type="float">
            <text:p>69.07858</text:p>
          </table:table-cell>
          <table:table-cell office:value-type="float" office:value="1027.30359" calcext:value-type="float">
            <text:p>1027.30359</text:p>
          </table:table-cell>
          <table:table-cell office:value-type="float" office:value="1372.69641" calcext:value-type="float">
            <text:p>1372.69641</text:p>
          </table:table-cell>
        </table:table-row>
        <table:table-row table:style-name="ro1">
          <table:table-cell office:value-type="float" office:value="70.98598" calcext:value-type="float">
            <text:p>70.98598</text:p>
          </table:table-cell>
          <table:table-cell office:value-type="float" office:value="1022.53503" calcext:value-type="float">
            <text:p>1022.53503</text:p>
          </table:table-cell>
          <table:table-cell office:value-type="float" office:value="1377.46497" calcext:value-type="float">
            <text:p>1377.46497</text:p>
          </table:table-cell>
        </table:table-row>
        <table:table-row table:style-name="ro1">
          <table:table-cell office:value-type="float" office:value="75.56376" calcext:value-type="float">
            <text:p>75.56376</text:p>
          </table:table-cell>
          <table:table-cell office:value-type="float" office:value="1011.09058" calcext:value-type="float">
            <text:p>1011.09058</text:p>
          </table:table-cell>
          <table:table-cell office:value-type="float" office:value="1388.90942" calcext:value-type="float">
            <text:p>1388.90942</text:p>
          </table:table-cell>
        </table:table-row>
        <table:table-row table:style-name="ro1">
          <table:table-cell office:value-type="float" office:value="65.29428" calcext:value-type="float">
            <text:p>65.29428</text:p>
          </table:table-cell>
          <table:table-cell office:value-type="float" office:value="1036.76428" calcext:value-type="float">
            <text:p>1036.76428</text:p>
          </table:table-cell>
          <table:table-cell office:value-type="float" office:value="1363.23572" calcext:value-type="float">
            <text:p>1363.23572</text:p>
          </table:table-cell>
        </table:table-row>
        <table:table-row table:style-name="ro1">
          <table:table-cell office:value-type="float" office:value="61.67784" calcext:value-type="float">
            <text:p>61.67784</text:p>
          </table:table-cell>
          <table:table-cell office:value-type="float" office:value="1045.80542" calcext:value-type="float">
            <text:p>1045.80542</text:p>
          </table:table-cell>
          <table:table-cell office:value-type="float" office:value="1354.19458" calcext:value-type="float">
            <text:p>1354.19458</text:p>
          </table:table-cell>
        </table:table-row>
        <table:table-row table:style-name="ro1">
          <table:table-cell office:value-type="float" office:value="61.31161" calcext:value-type="float">
            <text:p>61.31161</text:p>
          </table:table-cell>
          <table:table-cell office:value-type="float" office:value="1046.72095" calcext:value-type="float">
            <text:p>1046.72095</text:p>
          </table:table-cell>
          <table:table-cell office:value-type="float" office:value="1353.27905" calcext:value-type="float">
            <text:p>1353.27905</text:p>
          </table:table-cell>
        </table:table-row>
        <table:table-row table:style-name="ro1">
          <table:table-cell office:value-type="float" office:value="56.27606" calcext:value-type="float">
            <text:p>56.27606</text:p>
          </table:table-cell>
          <table:table-cell office:value-type="float" office:value="1059.30981" calcext:value-type="float">
            <text:p>1059.30981</text:p>
          </table:table-cell>
          <table:table-cell office:value-type="float" office:value="1340.69019" calcext:value-type="float">
            <text:p>1340.69019</text:p>
          </table:table-cell>
        </table:table-row>
        <table:table-row table:style-name="ro1">
          <table:table-cell office:value-type="float" office:value="65.20273" calcext:value-type="float">
            <text:p>65.20273</text:p>
          </table:table-cell>
          <table:table-cell office:value-type="float" office:value="1036.99316" calcext:value-type="float">
            <text:p>1036.99316</text:p>
          </table:table-cell>
          <table:table-cell office:value-type="float" office:value="1363.00684" calcext:value-type="float">
            <text:p>1363.00684</text:p>
          </table:table-cell>
        </table:table-row>
        <table:table-row table:style-name="ro1">
          <table:table-cell office:value-type="float" office:value="75.30435" calcext:value-type="float">
            <text:p>75.30435</text:p>
          </table:table-cell>
          <table:table-cell office:value-type="float" office:value="1011.73914" calcext:value-type="float">
            <text:p>1011.73914</text:p>
          </table:table-cell>
          <table:table-cell office:value-type="float" office:value="1388.26086" calcext:value-type="float">
            <text:p>1388.26086</text:p>
          </table:table-cell>
        </table:table-row>
        <table:table-row table:style-name="ro1">
          <table:table-cell office:value-type="float" office:value="71.38272" calcext:value-type="float">
            <text:p>71.38272</text:p>
          </table:table-cell>
          <table:table-cell office:value-type="float" office:value="1021.54321" calcext:value-type="float">
            <text:p>1021.54321</text:p>
          </table:table-cell>
          <table:table-cell office:value-type="float" office:value="1378.45679" calcext:value-type="float">
            <text:p>1378.45679</text:p>
          </table:table-cell>
        </table:table-row>
        <table:table-row table:style-name="ro1">
          <table:table-cell office:value-type="float" office:value="69.50584" calcext:value-type="float">
            <text:p>69.50584</text:p>
          </table:table-cell>
          <table:table-cell office:value-type="float" office:value="1026.23535" calcext:value-type="float">
            <text:p>1026.23535</text:p>
          </table:table-cell>
          <table:table-cell office:value-type="float" office:value="1373.76465" calcext:value-type="float">
            <text:p>1373.76465</text:p>
          </table:table-cell>
        </table:table-row>
        <table:table-row table:style-name="ro1">
          <table:table-cell office:value-type="float" office:value="65.01962" calcext:value-type="float">
            <text:p>65.01962</text:p>
          </table:table-cell>
          <table:table-cell office:value-type="float" office:value="1037.45093" calcext:value-type="float">
            <text:p>1037.45093</text:p>
          </table:table-cell>
          <table:table-cell office:value-type="float" office:value="1362.54907" calcext:value-type="float">
            <text:p>1362.54907</text:p>
          </table:table-cell>
        </table:table-row>
        <table:table-row table:style-name="ro1">
          <table:table-cell office:value-type="float" office:value="64.16509" calcext:value-type="float">
            <text:p>64.16509</text:p>
          </table:table-cell>
          <table:table-cell office:value-type="float" office:value="1039.58728" calcext:value-type="float">
            <text:p>1039.58728</text:p>
          </table:table-cell>
          <table:table-cell office:value-type="float" office:value="1360.41272" calcext:value-type="float">
            <text:p>1360.41272</text:p>
          </table:table-cell>
        </table:table-row>
        <table:table-row table:style-name="ro1">
          <table:table-cell office:value-type="float" office:value="66.2251" calcext:value-type="float">
            <text:p>66.2251</text:p>
          </table:table-cell>
          <table:table-cell office:value-type="float" office:value="1034.43726" calcext:value-type="float">
            <text:p>1034.43726</text:p>
          </table:table-cell>
          <table:table-cell office:value-type="float" office:value="1365.56274" calcext:value-type="float">
            <text:p>1365.56274</text:p>
          </table:table-cell>
        </table:table-row>
        <table:table-row table:style-name="ro1">
          <table:table-cell office:value-type="float" office:value="64.76021" calcext:value-type="float">
            <text:p>64.76021</text:p>
          </table:table-cell>
          <table:table-cell office:value-type="float" office:value="1038.09949" calcext:value-type="float">
            <text:p>1038.09949</text:p>
          </table:table-cell>
          <table:table-cell office:value-type="float" office:value="1361.90051" calcext:value-type="float">
            <text:p>1361.90051</text:p>
          </table:table-cell>
        </table:table-row>
        <table:table-row table:style-name="ro1">
          <table:table-cell office:value-type="float" office:value="60.65547" calcext:value-type="float">
            <text:p>60.65547</text:p>
          </table:table-cell>
          <table:table-cell office:value-type="float" office:value="1048.36133" calcext:value-type="float">
            <text:p>1048.36133</text:p>
          </table:table-cell>
          <table:table-cell office:value-type="float" office:value="1351.63867" calcext:value-type="float">
            <text:p>1351.63867</text:p>
          </table:table-cell>
        </table:table-row>
        <table:table-row table:style-name="ro1">
          <table:table-cell office:value-type="float" office:value="61.18954" calcext:value-type="float">
            <text:p>61.18954</text:p>
          </table:table-cell>
          <table:table-cell office:value-type="float" office:value="1047.02612" calcext:value-type="float">
            <text:p>1047.02612</text:p>
          </table:table-cell>
          <table:table-cell office:value-type="float" office:value="1352.97388" calcext:value-type="float">
            <text:p>1352.97388</text:p>
          </table:table-cell>
        </table:table-row>
        <table:table-row table:style-name="ro1">
          <table:table-cell office:value-type="float" office:value="67.78154" calcext:value-type="float">
            <text:p>67.78154</text:p>
          </table:table-cell>
          <table:table-cell office:value-type="float" office:value="1030.54614" calcext:value-type="float">
            <text:p>1030.54614</text:p>
          </table:table-cell>
          <table:table-cell office:value-type="float" office:value="1369.45386" calcext:value-type="float">
            <text:p>1369.45386</text:p>
          </table:table-cell>
        </table:table-row>
        <table:table-row table:style-name="ro1">
          <table:table-cell office:value-type="float" office:value="65.85887" calcext:value-type="float">
            <text:p>65.85887</text:p>
          </table:table-cell>
          <table:table-cell office:value-type="float" office:value="1035.35278" calcext:value-type="float">
            <text:p>1035.35278</text:p>
          </table:table-cell>
          <table:table-cell office:value-type="float" office:value="1364.64722" calcext:value-type="float">
            <text:p>1364.64722</text:p>
          </table:table-cell>
        </table:table-row>
        <table:table-row table:style-name="ro1">
          <table:table-cell office:value-type="float" office:value="61.23532" calcext:value-type="float">
            <text:p>61.23532</text:p>
          </table:table-cell>
          <table:table-cell office:value-type="float" office:value="1046.91174" calcext:value-type="float">
            <text:p>1046.91174</text:p>
          </table:table-cell>
          <table:table-cell office:value-type="float" office:value="1353.08826" calcext:value-type="float">
            <text:p>1353.08826</text:p>
          </table:table-cell>
        </table:table-row>
        <table:table-row table:style-name="ro1">
          <table:table-cell office:value-type="float" office:value="56.96273" calcext:value-type="float">
            <text:p>56.96273</text:p>
          </table:table-cell>
          <table:table-cell office:value-type="float" office:value="1057.59314" calcext:value-type="float">
            <text:p>1057.59314</text:p>
          </table:table-cell>
          <table:table-cell office:value-type="float" office:value="1342.40686" calcext:value-type="float">
            <text:p>1342.40686</text:p>
          </table:table-cell>
        </table:table-row>
        <table:table-row table:style-name="ro1">
          <table:table-cell office:value-type="float" office:value="55.89458" calcext:value-type="float">
            <text:p>55.89458</text:p>
          </table:table-cell>
          <table:table-cell office:value-type="float" office:value="1060.26355" calcext:value-type="float">
            <text:p>1060.26355</text:p>
          </table:table-cell>
          <table:table-cell office:value-type="float" office:value="1339.73645" calcext:value-type="float">
            <text:p>1339.73645</text:p>
          </table:table-cell>
        </table:table-row>
        <table:table-row table:style-name="ro1">
          <table:table-cell office:value-type="float" office:value="63.78362" calcext:value-type="float">
            <text:p>63.78362</text:p>
          </table:table-cell>
          <table:table-cell office:value-type="float" office:value="1040.54102" calcext:value-type="float">
            <text:p>1040.54102</text:p>
          </table:table-cell>
          <table:table-cell office:value-type="float" office:value="1359.45898" calcext:value-type="float">
            <text:p>1359.45898</text:p>
          </table:table-cell>
        </table:table-row>
        <table:table-row table:style-name="ro1">
          <table:table-cell office:value-type="float" office:value="65.26376" calcext:value-type="float">
            <text:p>65.26376</text:p>
          </table:table-cell>
          <table:table-cell office:value-type="float" office:value="1036.84058" calcext:value-type="float">
            <text:p>1036.84058</text:p>
          </table:table-cell>
          <table:table-cell office:value-type="float" office:value="1363.15942" calcext:value-type="float">
            <text:p>1363.15942</text:p>
          </table:table-cell>
        </table:table-row>
        <table:table-row table:style-name="ro1">
          <table:table-cell office:value-type="float" office:value="61.6168" calcext:value-type="float">
            <text:p>61.6168</text:p>
          </table:table-cell>
          <table:table-cell office:value-type="float" office:value="1045.95801" calcext:value-type="float">
            <text:p>1045.95801</text:p>
          </table:table-cell>
          <table:table-cell office:value-type="float" office:value="1354.04199" calcext:value-type="float">
            <text:p>1354.04199</text:p>
          </table:table-cell>
        </table:table-row>
        <table:table-row table:style-name="ro1">
          <table:table-cell office:value-type="float" office:value="63.17324" calcext:value-type="float">
            <text:p>63.17324</text:p>
          </table:table-cell>
          <table:table-cell office:value-type="float" office:value="1042.06689" calcext:value-type="float">
            <text:p>1042.06689</text:p>
          </table:table-cell>
          <table:table-cell office:value-type="float" office:value="1357.93311" calcext:value-type="float">
            <text:p>1357.93311</text:p>
          </table:table-cell>
        </table:table-row>
        <table:table-row table:style-name="ro1">
          <table:table-cell office:value-type="float" office:value="61.6168" calcext:value-type="float">
            <text:p>61.6168</text:p>
          </table:table-cell>
          <table:table-cell office:value-type="float" office:value="1045.95801" calcext:value-type="float">
            <text:p>1045.95801</text:p>
          </table:table-cell>
          <table:table-cell office:value-type="float" office:value="1354.04199" calcext:value-type="float">
            <text:p>1354.04199</text:p>
          </table:table-cell>
        </table:table-row>
        <table:table-row table:style-name="ro1">
          <table:table-cell office:value-type="float" office:value="59.11428" calcext:value-type="float">
            <text:p>59.11428</text:p>
          </table:table-cell>
          <table:table-cell office:value-type="float" office:value="1052.21436" calcext:value-type="float">
            <text:p>1052.21436</text:p>
          </table:table-cell>
          <table:table-cell office:value-type="float" office:value="1347.78564" calcext:value-type="float">
            <text:p>1347.78564</text:p>
          </table:table-cell>
        </table:table-row>
        <table:table-row table:style-name="ro1">
          <table:table-cell office:value-type="float" office:value="55.89458" calcext:value-type="float">
            <text:p>55.89458</text:p>
          </table:table-cell>
          <table:table-cell office:value-type="float" office:value="1060.26355" calcext:value-type="float">
            <text:p>1060.26355</text:p>
          </table:table-cell>
          <table:table-cell office:value-type="float" office:value="1339.73645" calcext:value-type="float">
            <text:p>1339.73645</text:p>
          </table:table-cell>
        </table:table-row>
        <table:table-row table:style-name="ro1">
          <table:table-cell office:value-type="float" office:value="54.12451" calcext:value-type="float">
            <text:p>54.12451</text:p>
          </table:table-cell>
          <table:table-cell office:value-type="float" office:value="1064.68872" calcext:value-type="float">
            <text:p>1064.68872</text:p>
          </table:table-cell>
          <table:table-cell office:value-type="float" office:value="1335.31128" calcext:value-type="float">
            <text:p>1335.31128</text:p>
          </table:table-cell>
        </table:table-row>
        <table:table-row table:style-name="ro1">
          <table:table-cell office:value-type="float" office:value="54.58228" calcext:value-type="float">
            <text:p>54.58228</text:p>
          </table:table-cell>
          <table:table-cell office:value-type="float" office:value="1063.54431" calcext:value-type="float">
            <text:p>1063.54431</text:p>
          </table:table-cell>
          <table:table-cell office:value-type="float" office:value="1336.45569" calcext:value-type="float">
            <text:p>1336.45569</text:p>
          </table:table-cell>
        </table:table-row>
        <table:table-row table:style-name="ro1">
          <table:table-cell office:value-type="float" office:value="57.4968" calcext:value-type="float">
            <text:p>57.4968</text:p>
          </table:table-cell>
          <table:table-cell office:value-type="float" office:value="1056.25793" calcext:value-type="float">
            <text:p>1056.25793</text:p>
          </table:table-cell>
          <table:table-cell office:value-type="float" office:value="1343.74207" calcext:value-type="float">
            <text:p>1343.74207</text:p>
          </table:table-cell>
        </table:table-row>
        <table:table-row table:style-name="ro1">
          <table:table-cell office:value-type="float" office:value="61.47947" calcext:value-type="float">
            <text:p>61.47947</text:p>
          </table:table-cell>
          <table:table-cell office:value-type="float" office:value="1046.30139" calcext:value-type="float">
            <text:p>1046.30139</text:p>
          </table:table-cell>
          <table:table-cell office:value-type="float" office:value="1353.69861" calcext:value-type="float">
            <text:p>1353.69861</text:p>
          </table:table-cell>
        </table:table-row>
        <table:table-row table:style-name="ro1">
          <table:table-cell office:value-type="float" office:value="58.56495" calcext:value-type="float">
            <text:p>58.56495</text:p>
          </table:table-cell>
          <table:table-cell office:value-type="float" office:value="1053.58765" calcext:value-type="float">
            <text:p>1053.58765</text:p>
          </table:table-cell>
          <table:table-cell office:value-type="float" office:value="1346.41235" calcext:value-type="float">
            <text:p>1346.41235</text:p>
          </table:table-cell>
        </table:table-row>
        <table:table-row table:style-name="ro1">
          <table:table-cell office:value-type="float" office:value="56.0014" calcext:value-type="float">
            <text:p>56.0014</text:p>
          </table:table-cell>
          <table:table-cell office:value-type="float" office:value="1059.99646" calcext:value-type="float">
            <text:p>1059.99646</text:p>
          </table:table-cell>
          <table:table-cell office:value-type="float" office:value="1340.00354" calcext:value-type="float">
            <text:p>1340.00354</text:p>
          </table:table-cell>
        </table:table-row>
        <table:table-row table:style-name="ro1">
          <table:table-cell office:value-type="float" office:value="54.00243" calcext:value-type="float">
            <text:p>54.00243</text:p>
          </table:table-cell>
          <table:table-cell office:value-type="float" office:value="1064.9939" calcext:value-type="float">
            <text:p>1064.9939</text:p>
          </table:table-cell>
          <table:table-cell office:value-type="float" office:value="1335.0061" calcext:value-type="float">
            <text:p>1335.0061</text:p>
          </table:table-cell>
        </table:table-row>
        <table:table-row table:style-name="ro1">
          <table:table-cell office:value-type="float" office:value="53.26999" calcext:value-type="float">
            <text:p>53.26999</text:p>
          </table:table-cell>
          <table:table-cell office:value-type="float" office:value="1066.82507" calcext:value-type="float">
            <text:p>1066.82507</text:p>
          </table:table-cell>
          <table:table-cell office:value-type="float" office:value="1333.17493" calcext:value-type="float">
            <text:p>1333.17493</text:p>
          </table:table-cell>
        </table:table-row>
        <table:table-row table:style-name="ro1">
          <table:table-cell office:value-type="float" office:value="44.52644" calcext:value-type="float">
            <text:p>44.52644</text:p>
          </table:table-cell>
          <table:table-cell office:value-type="float" office:value="1088.68396" calcext:value-type="float">
            <text:p>1088.68396</text:p>
          </table:table-cell>
          <table:table-cell office:value-type="float" office:value="1311.31604" calcext:value-type="float">
            <text:p>1311.31604</text:p>
          </table:table-cell>
        </table:table-row>
        <table:table-row table:style-name="ro1">
          <table:table-cell office:value-type="float" office:value="47.08999" calcext:value-type="float">
            <text:p>47.08999</text:p>
          </table:table-cell>
          <table:table-cell office:value-type="float" office:value="1082.27502" calcext:value-type="float">
            <text:p>1082.27502</text:p>
          </table:table-cell>
          <table:table-cell office:value-type="float" office:value="1317.72498" calcext:value-type="float">
            <text:p>1317.72498</text:p>
          </table:table-cell>
        </table:table-row>
        <table:table-row table:style-name="ro1">
          <table:table-cell office:value-type="float" office:value="49.88243" calcext:value-type="float">
            <text:p>49.88243</text:p>
          </table:table-cell>
          <table:table-cell office:value-type="float" office:value="1075.29395" calcext:value-type="float">
            <text:p>1075.29395</text:p>
          </table:table-cell>
          <table:table-cell office:value-type="float" office:value="1324.70605" calcext:value-type="float">
            <text:p>1324.70605</text:p>
          </table:table-cell>
        </table:table-row>
        <table:table-row table:style-name="ro1">
          <table:table-cell office:value-type="float" office:value="53.84984" calcext:value-type="float">
            <text:p>53.84984</text:p>
          </table:table-cell>
          <table:table-cell office:value-type="float" office:value="1065.37537" calcext:value-type="float">
            <text:p>1065.37537</text:p>
          </table:table-cell>
          <table:table-cell office:value-type="float" office:value="1334.62463" calcext:value-type="float">
            <text:p>1334.62463</text:p>
          </table:table-cell>
        </table:table-row>
        <table:table-row table:style-name="ro1">
          <table:table-cell office:value-type="float" office:value="57.02377" calcext:value-type="float">
            <text:p>57.02377</text:p>
          </table:table-cell>
          <table:table-cell office:value-type="float" office:value="1057.44055" calcext:value-type="float">
            <text:p>1057.44055</text:p>
          </table:table-cell>
          <table:table-cell office:value-type="float" office:value="1342.55945" calcext:value-type="float">
            <text:p>1342.55945</text:p>
          </table:table-cell>
        </table:table-row>
        <table:table-row table:style-name="ro1">
          <table:table-cell office:value-type="float" office:value="52.90377" calcext:value-type="float">
            <text:p>52.90377</text:p>
          </table:table-cell>
          <table:table-cell office:value-type="float" office:value="1067.7406" calcext:value-type="float">
            <text:p>1067.7406</text:p>
          </table:table-cell>
          <table:table-cell office:value-type="float" office:value="1332.2594" calcext:value-type="float">
            <text:p>1332.2594</text:p>
          </table:table-cell>
        </table:table-row>
        <table:table-row table:style-name="ro1">
          <table:table-cell office:value-type="float" office:value="50.66066" calcext:value-type="float">
            <text:p>50.66066</text:p>
          </table:table-cell>
          <table:table-cell office:value-type="float" office:value="1073.34839" calcext:value-type="float">
            <text:p>1073.34839</text:p>
          </table:table-cell>
          <table:table-cell office:value-type="float" office:value="1326.65161" calcext:value-type="float">
            <text:p>1326.65161</text:p>
          </table:table-cell>
        </table:table-row>
        <table:table-row table:style-name="ro1">
          <table:table-cell office:value-type="float" office:value="51.65251" calcext:value-type="float">
            <text:p>51.65251</text:p>
          </table:table-cell>
          <table:table-cell office:value-type="float" office:value="1070.86877" calcext:value-type="float">
            <text:p>1070.86877</text:p>
          </table:table-cell>
          <table:table-cell office:value-type="float" office:value="1329.13123" calcext:value-type="float">
            <text:p>1329.13123</text:p>
          </table:table-cell>
        </table:table-row>
        <table:table-row table:style-name="ro1">
          <table:table-cell office:value-type="float" office:value="47.16629" calcext:value-type="float">
            <text:p>47.16629</text:p>
          </table:table-cell>
          <table:table-cell office:value-type="float" office:value="1082.08423" calcext:value-type="float">
            <text:p>1082.08423</text:p>
          </table:table-cell>
          <table:table-cell office:value-type="float" office:value="1317.91577" calcext:value-type="float">
            <text:p>1317.91577</text:p>
          </table:table-cell>
        </table:table-row>
        <table:table-row table:style-name="ro1">
          <table:table-cell office:value-type="float" office:value="44.23651" calcext:value-type="float">
            <text:p>44.23651</text:p>
          </table:table-cell>
          <table:table-cell office:value-type="float" office:value="1089.40869" calcext:value-type="float">
            <text:p>1089.40869</text:p>
          </table:table-cell>
          <table:table-cell office:value-type="float" office:value="1310.59131" calcext:value-type="float">
            <text:p>1310.59131</text:p>
          </table:table-cell>
        </table:table-row>
        <table:table-row table:style-name="ro1">
          <table:table-cell office:value-type="float" office:value="48.15814" calcext:value-type="float">
            <text:p>48.15814</text:p>
          </table:table-cell>
          <table:table-cell office:value-type="float" office:value="1079.60461" calcext:value-type="float">
            <text:p>1079.60461</text:p>
          </table:table-cell>
          <table:table-cell office:value-type="float" office:value="1320.39539" calcext:value-type="float">
            <text:p>1320.39539</text:p>
          </table:table-cell>
        </table:table-row>
        <table:table-row table:style-name="ro1">
          <table:table-cell office:value-type="float" office:value="47.99028" calcext:value-type="float">
            <text:p>47.99028</text:p>
          </table:table-cell>
          <table:table-cell office:value-type="float" office:value="1080.02429" calcext:value-type="float">
            <text:p>1080.02429</text:p>
          </table:table-cell>
          <table:table-cell office:value-type="float" office:value="1319.97571" calcext:value-type="float">
            <text:p>1319.97571</text:p>
          </table:table-cell>
        </table:table-row>
        <table:table-row table:style-name="ro1">
          <table:table-cell office:value-type="float" office:value="47.47147" calcext:value-type="float">
            <text:p>47.47147</text:p>
          </table:table-cell>
          <table:table-cell office:value-type="float" office:value="1081.32129" calcext:value-type="float">
            <text:p>1081.32129</text:p>
          </table:table-cell>
          <table:table-cell office:value-type="float" office:value="1318.67871" calcext:value-type="float">
            <text:p>1318.67871</text:p>
          </table:table-cell>
        </table:table-row>
        <table:table-row table:style-name="ro1">
          <table:table-cell office:value-type="float" office:value="43.41251" calcext:value-type="float">
            <text:p>43.41251</text:p>
          </table:table-cell>
          <table:table-cell office:value-type="float" office:value="1091.46875" calcext:value-type="float">
            <text:p>1091.46875</text:p>
          </table:table-cell>
          <table:table-cell office:value-type="float" office:value="1308.53125" calcext:value-type="float">
            <text:p>1308.53125</text:p>
          </table:table-cell>
        </table:table-row>
        <table:table-row table:style-name="ro1">
          <table:table-cell office:value-type="float" office:value="41.06258" calcext:value-type="float">
            <text:p>41.06258</text:p>
          </table:table-cell>
          <table:table-cell office:value-type="float" office:value="1097.34351" calcext:value-type="float">
            <text:p>1097.34351</text:p>
          </table:table-cell>
          <table:table-cell office:value-type="float" office:value="1302.65649" calcext:value-type="float">
            <text:p>1302.65649</text:p>
          </table:table-cell>
        </table:table-row>
        <table:table-row table:style-name="ro1">
          <table:table-cell office:value-type="float" office:value="42.06969" calcext:value-type="float">
            <text:p>42.06969</text:p>
          </table:table-cell>
          <table:table-cell office:value-type="float" office:value="1094.82581" calcext:value-type="float">
            <text:p>1094.82581</text:p>
          </table:table-cell>
          <table:table-cell office:value-type="float" office:value="1305.17419" calcext:value-type="float">
            <text:p>1305.17419</text:p>
          </table:table-cell>
        </table:table-row>
        <table:table-row table:style-name="ro1">
          <table:table-cell office:value-type="float" office:value="38.74318" calcext:value-type="float">
            <text:p>38.74318</text:p>
          </table:table-cell>
          <table:table-cell office:value-type="float" office:value="1103.14209" calcext:value-type="float">
            <text:p>1103.14209</text:p>
          </table:table-cell>
          <table:table-cell office:value-type="float" office:value="1296.85791" calcext:value-type="float">
            <text:p>1296.85791</text:p>
          </table:table-cell>
        </table:table-row>
        <table:table-row table:style-name="ro1">
          <table:table-cell office:value-type="float" office:value="38.04125" calcext:value-type="float">
            <text:p>38.04125</text:p>
          </table:table-cell>
          <table:table-cell office:value-type="float" office:value="1104.89685" calcext:value-type="float">
            <text:p>1104.89685</text:p>
          </table:table-cell>
          <table:table-cell office:value-type="float" office:value="1295.10315" calcext:value-type="float">
            <text:p>1295.10315</text:p>
          </table:table-cell>
        </table:table-row>
        <table:table-row table:style-name="ro1">
          <table:table-cell office:value-type="float" office:value="40.11651" calcext:value-type="float">
            <text:p>40.11651</text:p>
          </table:table-cell>
          <table:table-cell office:value-type="float" office:value="1099.70874" calcext:value-type="float">
            <text:p>1099.70874</text:p>
          </table:table-cell>
          <table:table-cell office:value-type="float" office:value="1300.29126" calcext:value-type="float">
            <text:p>1300.29126</text:p>
          </table:table-cell>
        </table:table-row>
        <table:table-row table:style-name="ro1">
          <table:table-cell office:value-type="float" office:value="41.15414" calcext:value-type="float">
            <text:p>41.15414</text:p>
          </table:table-cell>
          <table:table-cell office:value-type="float" office:value="1097.11462" calcext:value-type="float">
            <text:p>1097.11462</text:p>
          </table:table-cell>
          <table:table-cell office:value-type="float" office:value="1302.88538" calcext:value-type="float">
            <text:p>1302.88538</text:p>
          </table:table-cell>
        </table:table-row>
        <table:table-row table:style-name="ro1">
          <table:table-cell office:value-type="float" office:value="36.46955" calcext:value-type="float">
            <text:p>36.46955</text:p>
          </table:table-cell>
          <table:table-cell office:value-type="float" office:value="1108.82617" calcext:value-type="float">
            <text:p>1108.82617</text:p>
          </table:table-cell>
          <table:table-cell office:value-type="float" office:value="1291.17383" calcext:value-type="float">
            <text:p>1291.17383</text:p>
          </table:table-cell>
        </table:table-row>
        <table:table-row table:style-name="ro1">
          <table:table-cell office:value-type="float" office:value="31.09829" calcext:value-type="float">
            <text:p>31.09829</text:p>
          </table:table-cell>
          <table:table-cell office:value-type="float" office:value="1122.25427" calcext:value-type="float">
            <text:p>1122.25427</text:p>
          </table:table-cell>
          <table:table-cell office:value-type="float" office:value="1277.74573" calcext:value-type="float">
            <text:p>1277.74573</text:p>
          </table:table-cell>
        </table:table-row>
        <table:table-row table:style-name="ro1">
          <table:table-cell office:value-type="float" office:value="30.41162" calcext:value-type="float">
            <text:p>30.41162</text:p>
          </table:table-cell>
          <table:table-cell office:value-type="float" office:value="1123.97095" calcext:value-type="float">
            <text:p>1123.97095</text:p>
          </table:table-cell>
          <table:table-cell office:value-type="float" office:value="1276.02905" calcext:value-type="float">
            <text:p>1276.02905</text:p>
          </table:table-cell>
        </table:table-row>
        <table:table-row table:style-name="ro1">
          <table:table-cell office:value-type="float" office:value="25.9254" calcext:value-type="float">
            <text:p>25.9254</text:p>
          </table:table-cell>
          <table:table-cell office:value-type="float" office:value="1135.18652" calcext:value-type="float">
            <text:p>1135.18652</text:p>
          </table:table-cell>
          <table:table-cell office:value-type="float" office:value="1264.81348" calcext:value-type="float">
            <text:p>1264.81348</text:p>
          </table:table-cell>
        </table:table-row>
        <table:table-row table:style-name="ro1">
          <table:table-cell office:value-type="float" office:value="23.40763" calcext:value-type="float">
            <text:p>23.40763</text:p>
          </table:table-cell>
          <table:table-cell office:value-type="float" office:value="1141.48096" calcext:value-type="float">
            <text:p>1141.48096</text:p>
          </table:table-cell>
          <table:table-cell office:value-type="float" office:value="1258.51904" calcext:value-type="float">
            <text:p>1258.51904</text:p>
          </table:table-cell>
        </table:table-row>
        <table:table-row table:style-name="ro1">
          <table:table-cell office:value-type="float" office:value="26.73414" calcext:value-type="float">
            <text:p>26.73414</text:p>
          </table:table-cell>
          <table:table-cell office:value-type="float" office:value="1133.16467" calcext:value-type="float">
            <text:p>1133.16467</text:p>
          </table:table-cell>
          <table:table-cell office:value-type="float" office:value="1266.83533" calcext:value-type="float">
            <text:p>1266.83533</text:p>
          </table:table-cell>
        </table:table-row>
        <table:table-row table:style-name="ro1">
          <table:table-cell office:value-type="float" office:value="29.83177" calcext:value-type="float">
            <text:p>29.83177</text:p>
          </table:table-cell>
          <table:table-cell office:value-type="float" office:value="1125.42053" calcext:value-type="float">
            <text:p>1125.42053</text:p>
          </table:table-cell>
          <table:table-cell office:value-type="float" office:value="1274.57947" calcext:value-type="float">
            <text:p>1274.57947</text:p>
          </table:table-cell>
        </table:table-row>
        <table:table-row table:style-name="ro1">
          <table:table-cell office:value-type="float" office:value="23.43814" calcext:value-type="float">
            <text:p>23.43814</text:p>
          </table:table-cell>
          <table:table-cell office:value-type="float" office:value="1141.40466" calcext:value-type="float">
            <text:p>1141.40466</text:p>
          </table:table-cell>
          <table:table-cell office:value-type="float" office:value="1258.59534" calcext:value-type="float">
            <text:p>1258.59534</text:p>
          </table:table-cell>
        </table:table-row>
        <table:table-row table:style-name="ro1">
          <table:table-cell office:value-type="float" office:value="23.0414" calcext:value-type="float">
            <text:p>23.0414</text:p>
          </table:table-cell>
          <table:table-cell office:value-type="float" office:value="1142.39648" calcext:value-type="float">
            <text:p>1142.39648</text:p>
          </table:table-cell>
          <table:table-cell office:value-type="float" office:value="1257.60352" calcext:value-type="float">
            <text:p>1257.60352</text:p>
          </table:table-cell>
        </table:table-row>
        <table:table-row table:style-name="ro1">
          <table:table-cell office:value-type="float" office:value="17.30392" calcext:value-type="float">
            <text:p>17.30392</text:p>
          </table:table-cell>
          <table:table-cell office:value-type="float" office:value="1156.74023" calcext:value-type="float">
            <text:p>1156.74023</text:p>
          </table:table-cell>
          <table:table-cell office:value-type="float" office:value="1243.25977" calcext:value-type="float">
            <text:p>1243.25977</text:p>
          </table:table-cell>
        </table:table-row>
        <table:table-row table:style-name="ro1">
          <table:table-cell office:value-type="float" office:value="17.13607" calcext:value-type="float">
            <text:p>17.13607</text:p>
          </table:table-cell>
          <table:table-cell office:value-type="float" office:value="1157.15979" calcext:value-type="float">
            <text:p>1157.15979</text:p>
          </table:table-cell>
          <table:table-cell office:value-type="float" office:value="1242.84021" calcext:value-type="float">
            <text:p>1242.84021</text:p>
          </table:table-cell>
        </table:table-row>
        <table:table-row table:style-name="ro1">
          <table:table-cell office:value-type="float" office:value="24.59785" calcext:value-type="float">
            <text:p>24.59785</text:p>
          </table:table-cell>
          <table:table-cell office:value-type="float" office:value="1138.50537" calcext:value-type="float">
            <text:p>1138.50537</text:p>
          </table:table-cell>
          <table:table-cell office:value-type="float" office:value="1261.49463" calcext:value-type="float">
            <text:p>1261.49463</text:p>
          </table:table-cell>
        </table:table-row>
        <table:table-row table:style-name="ro1">
          <table:table-cell office:value-type="float" office:value="18.82985" calcext:value-type="float">
            <text:p>18.82985</text:p>
          </table:table-cell>
          <table:table-cell office:value-type="float" office:value="1152.92542" calcext:value-type="float">
            <text:p>1152.92542</text:p>
          </table:table-cell>
          <table:table-cell office:value-type="float" office:value="1247.07458" calcext:value-type="float">
            <text:p>1247.07458</text:p>
          </table:table-cell>
        </table:table-row>
        <table:table-row table:style-name="ro1">
          <table:table-cell office:value-type="float" office:value="13.62644" calcext:value-type="float">
            <text:p>13.62644</text:p>
          </table:table-cell>
          <table:table-cell office:value-type="float" office:value="1165.93384" calcext:value-type="float">
            <text:p>1165.93384</text:p>
          </table:table-cell>
          <table:table-cell office:value-type="float" office:value="1234.06616" calcext:value-type="float">
            <text:p>1234.06616</text:p>
          </table:table-cell>
        </table:table-row>
        <table:table-row table:style-name="ro1">
          <table:table-cell office:value-type="float" office:value="18.93666" calcext:value-type="float">
            <text:p>18.93666</text:p>
          </table:table-cell>
          <table:table-cell office:value-type="float" office:value="1152.65833" calcext:value-type="float">
            <text:p>1152.65833</text:p>
          </table:table-cell>
          <table:table-cell office:value-type="float" office:value="1247.34167" calcext:value-type="float">
            <text:p>1247.34167</text:p>
          </table:table-cell>
        </table:table-row>
        <table:table-row table:style-name="ro1">
          <table:table-cell office:value-type="float" office:value="15.51859" calcext:value-type="float">
            <text:p>15.51859</text:p>
          </table:table-cell>
          <table:table-cell office:value-type="float" office:value="1161.20349" calcext:value-type="float">
            <text:p>1161.20349</text:p>
          </table:table-cell>
          <table:table-cell office:value-type="float" office:value="1238.79651" calcext:value-type="float">
            <text:p>1238.79651</text:p>
          </table:table-cell>
        </table:table-row>
        <table:table-row table:style-name="ro1">
          <table:table-cell office:value-type="float" office:value="16.602" calcext:value-type="float">
            <text:p>16.602</text:p>
          </table:table-cell>
          <table:table-cell office:value-type="float" office:value="1158.495" calcext:value-type="float">
            <text:p>1158.495</text:p>
          </table:table-cell>
          <table:table-cell office:value-type="float" office:value="1241.505" calcext:value-type="float">
            <text:p>1241.505</text:p>
          </table:table-cell>
        </table:table-row>
        <table:table-row table:style-name="ro1">
          <table:table-cell office:value-type="float" office:value="14.90822" calcext:value-type="float">
            <text:p>14.90822</text:p>
          </table:table-cell>
          <table:table-cell office:value-type="float" office:value="1162.72949" calcext:value-type="float">
            <text:p>1162.72949</text:p>
          </table:table-cell>
          <table:table-cell office:value-type="float" office:value="1237.27051" calcext:value-type="float">
            <text:p>1237.27051</text:p>
          </table:table-cell>
        </table:table-row>
        <table:table-row table:style-name="ro1">
          <table:table-cell office:value-type="float" office:value="10.89504" calcext:value-type="float">
            <text:p>10.89504</text:p>
          </table:table-cell>
          <table:table-cell office:value-type="float" office:value="1172.76245" calcext:value-type="float">
            <text:p>1172.76245</text:p>
          </table:table-cell>
          <table:table-cell office:value-type="float" office:value="1227.23755" calcext:value-type="float">
            <text:p>1227.23755</text:p>
          </table:table-cell>
        </table:table-row>
        <table:table-row table:style-name="ro1">
          <table:table-cell office:value-type="float" office:value="20.99666" calcext:value-type="float">
            <text:p>20.99666</text:p>
          </table:table-cell>
          <table:table-cell office:value-type="float" office:value="1147.5083" calcext:value-type="float">
            <text:p>1147.5083</text:p>
          </table:table-cell>
          <table:table-cell office:value-type="float" office:value="1252.4917" calcext:value-type="float">
            <text:p>1252.4917</text:p>
          </table:table-cell>
        </table:table-row>
        <table:table-row table:style-name="ro1">
          <table:table-cell office:value-type="float" office:value="11.76482" calcext:value-type="float">
            <text:p>11.76482</text:p>
          </table:table-cell>
          <table:table-cell office:value-type="float" office:value="1170.58801" calcext:value-type="float">
            <text:p>1170.58801</text:p>
          </table:table-cell>
          <table:table-cell office:value-type="float" office:value="1229.41199" calcext:value-type="float">
            <text:p>1229.41199</text:p>
          </table:table-cell>
        </table:table-row>
        <table:table-row table:style-name="ro1">
          <table:table-cell office:value-type="float" office:value="7.47696" calcext:value-type="float">
            <text:p>7.47696</text:p>
          </table:table-cell>
          <table:table-cell office:value-type="float" office:value="1181.30762" calcext:value-type="float">
            <text:p>1181.30762</text:p>
          </table:table-cell>
          <table:table-cell office:value-type="float" office:value="1218.69238" calcext:value-type="float">
            <text:p>1218.69238</text:p>
          </table:table-cell>
        </table:table-row>
        <table:table-row table:style-name="ro1">
          <table:table-cell office:value-type="float" office:value="17.96007" calcext:value-type="float">
            <text:p>17.96007</text:p>
          </table:table-cell>
          <table:table-cell office:value-type="float" office:value="1155.09985" calcext:value-type="float">
            <text:p>1155.09985</text:p>
          </table:table-cell>
          <table:table-cell office:value-type="float" office:value="1244.90015" calcext:value-type="float">
            <text:p>1244.90015</text:p>
          </table:table-cell>
        </table:table-row>
        <table:table-row table:style-name="ro1">
          <table:table-cell office:value-type="float" office:value="8.45356" calcext:value-type="float">
            <text:p>8.45356</text:p>
          </table:table-cell>
          <table:table-cell office:value-type="float" office:value="1178.86609" calcext:value-type="float">
            <text:p>1178.86609</text:p>
          </table:table-cell>
          <table:table-cell office:value-type="float" office:value="1221.13391" calcext:value-type="float">
            <text:p>1221.13391</text:p>
          </table:table-cell>
        </table:table-row>
        <table:table-row table:style-name="ro1">
          <table:table-cell office:value-type="float" office:value="12.17682" calcext:value-type="float">
            <text:p>12.17682</text:p>
          </table:table-cell>
          <table:table-cell office:value-type="float" office:value="1169.55798" calcext:value-type="float">
            <text:p>1169.55798</text:p>
          </table:table-cell>
          <table:table-cell office:value-type="float" office:value="1230.44202" calcext:value-type="float">
            <text:p>1230.44202</text:p>
          </table:table-cell>
        </table:table-row>
        <table:table-row table:style-name="ro1">
          <table:table-cell office:value-type="float" office:value="18.44837" calcext:value-type="float">
            <text:p>18.44837</text:p>
          </table:table-cell>
          <table:table-cell office:value-type="float" office:value="1153.87903" calcext:value-type="float">
            <text:p>1153.87903</text:p>
          </table:table-cell>
          <table:table-cell office:value-type="float" office:value="1246.12097" calcext:value-type="float">
            <text:p>1246.12097</text:p>
          </table:table-cell>
        </table:table-row>
        <table:table-row table:style-name="ro1">
          <table:table-cell office:value-type="float" office:value="10.81874" calcext:value-type="float">
            <text:p>10.81874</text:p>
          </table:table-cell>
          <table:table-cell office:value-type="float" office:value="1172.95312" calcext:value-type="float">
            <text:p>1172.95312</text:p>
          </table:table-cell>
          <table:table-cell office:value-type="float" office:value="1227.04688" calcext:value-type="float">
            <text:p>1227.04688</text:p>
          </table:table-cell>
        </table:table-row>
        <table:table-row table:style-name="ro1">
          <table:table-cell office:value-type="float" office:value="11.67326" calcext:value-type="float">
            <text:p>11.67326</text:p>
          </table:table-cell>
          <table:table-cell office:value-type="float" office:value="1170.81689" calcext:value-type="float">
            <text:p>1170.81689</text:p>
          </table:table-cell>
          <table:table-cell office:value-type="float" office:value="1229.18311" calcext:value-type="float">
            <text:p>1229.18311</text:p>
          </table:table-cell>
        </table:table-row>
        <table:table-row table:style-name="ro1">
          <table:table-cell office:value-type="float" office:value="19.91326" calcext:value-type="float">
            <text:p>19.91326</text:p>
          </table:table-cell>
          <table:table-cell office:value-type="float" office:value="1150.2168" calcext:value-type="float">
            <text:p>1150.2168</text:p>
          </table:table-cell>
          <table:table-cell office:value-type="float" office:value="1249.7832" calcext:value-type="float">
            <text:p>1249.7832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1190.42505" calcext:value-type="float">
            <text:p>1190.42505</text:p>
          </table:table-cell>
          <table:table-cell office:value-type="float" office:value="1209.57495" calcext:value-type="float">
            <text:p>1209.57495</text:p>
          </table:table-cell>
        </table:table-row>
        <table:table-row table:style-name="ro1">
          <table:table-cell office:value-type="float" office:value="13.21444" calcext:value-type="float">
            <text:p>13.21444</text:p>
          </table:table-cell>
          <table:table-cell office:value-type="float" office:value="1166.96387" calcext:value-type="float">
            <text:p>1166.96387</text:p>
          </table:table-cell>
          <table:table-cell office:value-type="float" office:value="1233.03613" calcext:value-type="float">
            <text:p>1233.03613</text:p>
          </table:table-cell>
        </table:table-row>
        <table:table-row table:style-name="ro1">
          <table:table-cell office:value-type="float" office:value="14.84718" calcext:value-type="float">
            <text:p>14.84718</text:p>
          </table:table-cell>
          <table:table-cell office:value-type="float" office:value="1162.88208" calcext:value-type="float">
            <text:p>1162.88208</text:p>
          </table:table-cell>
          <table:table-cell office:value-type="float" office:value="1237.11792" calcext:value-type="float">
            <text:p>1237.11792</text:p>
          </table:table-cell>
        </table:table-row>
        <table:table-row table:style-name="ro1">
          <table:table-cell office:value-type="float" office:value="4.33356" calcext:value-type="float">
            <text:p>4.33356</text:p>
          </table:table-cell>
          <table:table-cell office:value-type="float" office:value="1189.16614" calcext:value-type="float">
            <text:p>1189.16614</text:p>
          </table:table-cell>
          <table:table-cell office:value-type="float" office:value="1210.83386" calcext:value-type="float">
            <text:p>1210.83386</text:p>
          </table:table-cell>
        </table:table-row>
        <table:table-row table:style-name="ro1">
          <table:table-cell office:value-type="float" office:value="19.13503" calcext:value-type="float">
            <text:p>19.13503</text:p>
          </table:table-cell>
          <table:table-cell office:value-type="float" office:value="1152.16235" calcext:value-type="float">
            <text:p>1152.16235</text:p>
          </table:table-cell>
          <table:table-cell office:value-type="float" office:value="1247.83765" calcext:value-type="float">
            <text:p>1247.83765</text:p>
          </table:table-cell>
        </table:table-row>
        <table:table-row table:style-name="ro1">
          <table:table-cell office:value-type="float" office:value="3.28067" calcext:value-type="float">
            <text:p>3.28067</text:p>
          </table:table-cell>
          <table:table-cell office:value-type="float" office:value="1191.79834" calcext:value-type="float">
            <text:p>1191.79834</text:p>
          </table:table-cell>
          <table:table-cell office:value-type="float" office:value="1208.20166" calcext:value-type="float">
            <text:p>1208.20166</text:p>
          </table:table-cell>
        </table:table-row>
        <table:table-row table:style-name="ro1">
          <table:table-cell office:value-type="float" office:value="7.98052" calcext:value-type="float">
            <text:p>7.98052</text:p>
          </table:table-cell>
          <table:table-cell office:value-type="float" office:value="1180.04871" calcext:value-type="float">
            <text:p>1180.04871</text:p>
          </table:table-cell>
          <table:table-cell office:value-type="float" office:value="1219.95129" calcext:value-type="float">
            <text:p>1219.95129</text:p>
          </table:table-cell>
        </table:table-row>
        <table:table-row table:style-name="ro1">
          <table:table-cell office:value-type="float" office:value="3.81474" calcext:value-type="float">
            <text:p>3.81474</text:p>
          </table:table-cell>
          <table:table-cell office:value-type="float" office:value="1190.46313" calcext:value-type="float">
            <text:p>1190.46313</text:p>
          </table:table-cell>
          <table:table-cell office:value-type="float" office:value="1209.53687" calcext:value-type="float">
            <text:p>1209.53687</text:p>
          </table:table-cell>
        </table:table-row>
        <table:table-row table:style-name="ro1">
          <table:table-cell office:value-type="float" office:value="-1.05296" calcext:value-type="float">
            <text:p>-1.05296</text:p>
          </table:table-cell>
          <table:table-cell office:value-type="float" office:value="1202.63245" calcext:value-type="float">
            <text:p>1202.63245</text:p>
          </table:table-cell>
          <table:table-cell office:value-type="float" office:value="1197.36755" calcext:value-type="float">
            <text:p>1197.36755</text:p>
          </table:table-cell>
        </table:table-row>
        <table:table-row table:style-name="ro1">
          <table:table-cell office:value-type="float" office:value="5.98156" calcext:value-type="float">
            <text:p>5.98156</text:p>
          </table:table-cell>
          <table:table-cell office:value-type="float" office:value="1185.04614" calcext:value-type="float">
            <text:p>1185.04614</text:p>
          </table:table-cell>
          <table:table-cell office:value-type="float" office:value="1214.95386" calcext:value-type="float">
            <text:p>1214.95386</text:p>
          </table:table-cell>
        </table:table-row>
        <table:table-row table:style-name="ro1">
          <table:table-cell office:value-type="float" office:value="0.33563" calcext:value-type="float">
            <text:p>0.33563</text:p>
          </table:table-cell>
          <table:table-cell office:value-type="float" office:value="1199.16089" calcext:value-type="float">
            <text:p>1199.16089</text:p>
          </table:table-cell>
          <table:table-cell office:value-type="float" office:value="1200.83911" calcext:value-type="float">
            <text:p>1200.83911</text:p>
          </table:table-cell>
        </table:table-row>
        <table:table-row table:style-name="ro1">
          <table:table-cell office:value-type="float" office:value="12.78718" calcext:value-type="float">
            <text:p>12.78718</text:p>
          </table:table-cell>
          <table:table-cell office:value-type="float" office:value="1168.03198" calcext:value-type="float">
            <text:p>1168.03198</text:p>
          </table:table-cell>
          <table:table-cell office:value-type="float" office:value="1231.96802" calcext:value-type="float">
            <text:p>1231.96802</text:p>
          </table:table-cell>
        </table:table-row>
        <table:table-row table:style-name="ro1">
          <table:table-cell office:value-type="float" office:value="0.39667" calcext:value-type="float">
            <text:p>0.39667</text:p>
          </table:table-cell>
          <table:table-cell office:value-type="float" office:value="1199.0083" calcext:value-type="float">
            <text:p>1199.0083</text:p>
          </table:table-cell>
          <table:table-cell office:value-type="float" office:value="1200.9917" calcext:value-type="float">
            <text:p>1200.9917</text:p>
          </table:table-cell>
        </table:table-row>
        <table:table-row table:style-name="ro1">
          <table:table-cell office:value-type="float" office:value="5.87474" calcext:value-type="float">
            <text:p>5.87474</text:p>
          </table:table-cell>
          <table:table-cell office:value-type="float" office:value="1185.31311" calcext:value-type="float">
            <text:p>1185.31311</text:p>
          </table:table-cell>
          <table:table-cell office:value-type="float" office:value="1214.68689" calcext:value-type="float">
            <text:p>1214.68689</text:p>
          </table:table-cell>
        </table:table-row>
        <table:table-row table:style-name="ro1">
          <table:table-cell office:value-type="float" office:value="-2.79251" calcext:value-type="float">
            <text:p>-2.79251</text:p>
          </table:table-cell>
          <table:table-cell office:value-type="float" office:value="1206.98132" calcext:value-type="float">
            <text:p>1206.98132</text:p>
          </table:table-cell>
          <table:table-cell office:value-type="float" office:value="1193.01868" calcext:value-type="float">
            <text:p>1193.01868</text:p>
          </table:table-cell>
        </table:table-row>
        <table:table-row table:style-name="ro1">
          <table:table-cell office:value-type="float" office:value="0.73237" calcext:value-type="float">
            <text:p>0.73237</text:p>
          </table:table-cell>
          <table:table-cell office:value-type="float" office:value="1198.16907" calcext:value-type="float">
            <text:p>1198.16907</text:p>
          </table:table-cell>
          <table:table-cell office:value-type="float" office:value="1201.83093" calcext:value-type="float">
            <text:p>1201.83093</text:p>
          </table:table-cell>
        </table:table-row>
        <table:table-row table:style-name="ro1">
          <table:table-cell office:value-type="float" office:value="-0.22896" calcext:value-type="float">
            <text:p>-0.22896</text:p>
          </table:table-cell>
          <table:table-cell office:value-type="float" office:value="1200.57239" calcext:value-type="float">
            <text:p>1200.57239</text:p>
          </table:table-cell>
          <table:table-cell office:value-type="float" office:value="1199.42761" calcext:value-type="float">
            <text:p>1199.42761</text:p>
          </table:table-cell>
        </table:table-row>
        <table:table-row table:style-name="ro1">
          <table:table-cell office:value-type="float" office:value="-2.07533" calcext:value-type="float">
            <text:p>-2.07533</text:p>
          </table:table-cell>
          <table:table-cell office:value-type="float" office:value="1205.18835" calcext:value-type="float">
            <text:p>1205.18835</text:p>
          </table:table-cell>
          <table:table-cell office:value-type="float" office:value="1194.81165" calcext:value-type="float">
            <text:p>1194.81165</text:p>
          </table:table-cell>
        </table:table-row>
        <table:table-row table:style-name="ro1">
          <table:table-cell office:value-type="float" office:value="-0.10689" calcext:value-type="float">
            <text:p>-0.10689</text:p>
          </table:table-cell>
          <table:table-cell office:value-type="float" office:value="1200.26721" calcext:value-type="float">
            <text:p>1200.26721</text:p>
          </table:table-cell>
          <table:table-cell office:value-type="float" office:value="1199.73279" calcext:value-type="float">
            <text:p>1199.73279</text:p>
          </table:table-cell>
        </table:table-row>
        <table:table-row table:style-name="ro1">
          <table:table-cell office:value-type="float" office:value="-4.95933" calcext:value-type="float">
            <text:p>-4.95933</text:p>
          </table:table-cell>
          <table:table-cell office:value-type="float" office:value="1212.39832" calcext:value-type="float">
            <text:p>1212.39832</text:p>
          </table:table-cell>
          <table:table-cell office:value-type="float" office:value="1187.60168" calcext:value-type="float">
            <text:p>1187.60168</text:p>
          </table:table-cell>
        </table:table-row>
        <table:table-row table:style-name="ro1">
          <table:table-cell office:value-type="float" office:value="-3.41814" calcext:value-type="float">
            <text:p>-3.41814</text:p>
          </table:table-cell>
          <table:table-cell office:value-type="float" office:value="1208.54541" calcext:value-type="float">
            <text:p>1208.54541</text:p>
          </table:table-cell>
          <table:table-cell office:value-type="float" office:value="1191.45459" calcext:value-type="float">
            <text:p>1191.45459</text:p>
          </table:table-cell>
        </table:table-row>
        <table:table-row table:style-name="ro1">
          <table:table-cell office:value-type="float" office:value="-8.69785" calcext:value-type="float">
            <text:p>-8.69785</text:p>
          </table:table-cell>
          <table:table-cell office:value-type="float" office:value="1221.74463" calcext:value-type="float">
            <text:p>1221.74463</text:p>
          </table:table-cell>
          <table:table-cell office:value-type="float" office:value="1178.25537" calcext:value-type="float">
            <text:p>1178.25537</text:p>
          </table:table-cell>
        </table:table-row>
        <table:table-row table:style-name="ro1">
          <table:table-cell office:value-type="float" office:value="-2.54837" calcext:value-type="float">
            <text:p>-2.54837</text:p>
          </table:table-cell>
          <table:table-cell office:value-type="float" office:value="1206.37097" calcext:value-type="float">
            <text:p>1206.37097</text:p>
          </table:table-cell>
          <table:table-cell office:value-type="float" office:value="1193.62903" calcext:value-type="float">
            <text:p>1193.62903</text:p>
          </table:table-cell>
        </table:table-row>
        <table:table-row table:style-name="ro1">
          <table:table-cell office:value-type="float" office:value="-9.62866" calcext:value-type="float">
            <text:p>-9.62866</text:p>
          </table:table-cell>
          <table:table-cell office:value-type="float" office:value="1224.07166" calcext:value-type="float">
            <text:p>1224.07166</text:p>
          </table:table-cell>
          <table:table-cell office:value-type="float" office:value="1175.92834" calcext:value-type="float">
            <text:p>1175.92834</text:p>
          </table:table-cell>
        </table:table-row>
        <table:table-row table:style-name="ro1">
          <table:table-cell office:value-type="float" office:value="-5.26451" calcext:value-type="float">
            <text:p>-5.26451</text:p>
          </table:table-cell>
          <table:table-cell office:value-type="float" office:value="1213.16125" calcext:value-type="float">
            <text:p>1213.16125</text:p>
          </table:table-cell>
          <table:table-cell office:value-type="float" office:value="1186.83875" calcext:value-type="float">
            <text:p>1186.83875</text:p>
          </table:table-cell>
        </table:table-row>
        <table:table-row table:style-name="ro1">
          <table:table-cell office:value-type="float" office:value="-7.72125" calcext:value-type="float">
            <text:p>-7.72125</text:p>
          </table:table-cell>
          <table:table-cell office:value-type="float" office:value="1219.3031" calcext:value-type="float">
            <text:p>1219.3031</text:p>
          </table:table-cell>
          <table:table-cell office:value-type="float" office:value="1180.6969" calcext:value-type="float">
            <text:p>1180.6969</text:p>
          </table:table-cell>
        </table:table-row>
        <table:table-row table:style-name="ro1">
          <table:table-cell office:value-type="float" office:value="-9.00303" calcext:value-type="float">
            <text:p>-9.00303</text:p>
          </table:table-cell>
          <table:table-cell office:value-type="float" office:value="1222.50757" calcext:value-type="float">
            <text:p>1222.50757</text:p>
          </table:table-cell>
          <table:table-cell office:value-type="float" office:value="1177.49243" calcext:value-type="float">
            <text:p>1177.49243</text:p>
          </table:table-cell>
        </table:table-row>
        <table:table-row table:style-name="ro1">
          <table:table-cell office:value-type="float" office:value="-7.85859" calcext:value-type="float">
            <text:p>-7.85859</text:p>
          </table:table-cell>
          <table:table-cell office:value-type="float" office:value="1219.64648" calcext:value-type="float">
            <text:p>1219.64648</text:p>
          </table:table-cell>
          <table:table-cell office:value-type="float" office:value="1180.35352" calcext:value-type="float">
            <text:p>1180.35352</text:p>
          </table:table-cell>
        </table:table-row>
        <table:table-row table:style-name="ro1">
          <table:table-cell office:value-type="float" office:value="-10.40688" calcext:value-type="float">
            <text:p>-10.40688</text:p>
          </table:table-cell>
          <table:table-cell office:value-type="float" office:value="1226.01721" calcext:value-type="float">
            <text:p>1226.01721</text:p>
          </table:table-cell>
          <table:table-cell office:value-type="float" office:value="1173.98279" calcext:value-type="float">
            <text:p>1173.98279</text:p>
          </table:table-cell>
        </table:table-row>
        <table:table-row table:style-name="ro1">
          <table:table-cell office:value-type="float" office:value="-8.8657" calcext:value-type="float">
            <text:p>-8.8657</text:p>
          </table:table-cell>
          <table:table-cell office:value-type="float" office:value="1222.16418" calcext:value-type="float">
            <text:p>1222.16418</text:p>
          </table:table-cell>
          <table:table-cell office:value-type="float" office:value="1177.83582" calcext:value-type="float">
            <text:p>1177.83582</text:p>
          </table:table-cell>
        </table:table-row>
        <table:table-row table:style-name="ro1">
          <table:table-cell office:value-type="float" office:value="-12.39058" calcext:value-type="float">
            <text:p>-12.39058</text:p>
          </table:table-cell>
          <table:table-cell office:value-type="float" office:value="1230.97644" calcext:value-type="float">
            <text:p>1230.97644</text:p>
          </table:table-cell>
          <table:table-cell office:value-type="float" office:value="1169.02356" calcext:value-type="float">
            <text:p>1169.02356</text:p>
          </table:table-cell>
        </table:table-row>
        <table:table-row table:style-name="ro1">
          <table:table-cell office:value-type="float" office:value="-8.25533" calcext:value-type="float">
            <text:p>-8.25533</text:p>
          </table:table-cell>
          <table:table-cell office:value-type="float" office:value="1220.63831" calcext:value-type="float">
            <text:p>1220.63831</text:p>
          </table:table-cell>
          <table:table-cell office:value-type="float" office:value="1179.36169" calcext:value-type="float">
            <text:p>1179.36169</text:p>
          </table:table-cell>
        </table:table-row>
        <table:table-row table:style-name="ro1">
          <table:table-cell office:value-type="float" office:value="-11.97859" calcext:value-type="float">
            <text:p>-11.97859</text:p>
          </table:table-cell>
          <table:table-cell office:value-type="float" office:value="1229.94641" calcext:value-type="float">
            <text:p>1229.94641</text:p>
          </table:table-cell>
          <table:table-cell office:value-type="float" office:value="1170.05359" calcext:value-type="float">
            <text:p>1170.05359</text:p>
          </table:table-cell>
        </table:table-row>
        <table:table-row table:style-name="ro1">
          <table:table-cell office:value-type="float" office:value="-7.64496" calcext:value-type="float">
            <text:p>-7.64496</text:p>
          </table:table-cell>
          <table:table-cell office:value-type="float" office:value="1219.11243" calcext:value-type="float">
            <text:p>1219.11243</text:p>
          </table:table-cell>
          <table:table-cell office:value-type="float" office:value="1180.88757" calcext:value-type="float">
            <text:p>1180.88757</text:p>
          </table:table-cell>
        </table:table-row>
        <table:table-row table:style-name="ro1">
          <table:table-cell office:value-type="float" office:value="-16.22066" calcext:value-type="float">
            <text:p>-16.22066</text:p>
          </table:table-cell>
          <table:table-cell office:value-type="float" office:value="1240.55164" calcext:value-type="float">
            <text:p>1240.55164</text:p>
          </table:table-cell>
          <table:table-cell office:value-type="float" office:value="1159.44836" calcext:value-type="float">
            <text:p>1159.44836</text:p>
          </table:table-cell>
        </table:table-row>
        <table:table-row table:style-name="ro1">
          <table:table-cell office:value-type="float" office:value="-10.13222" calcext:value-type="float">
            <text:p>-10.13222</text:p>
          </table:table-cell>
          <table:table-cell office:value-type="float" office:value="1225.33057" calcext:value-type="float">
            <text:p>1225.33057</text:p>
          </table:table-cell>
          <table:table-cell office:value-type="float" office:value="1174.66943" calcext:value-type="float">
            <text:p>1174.66943</text:p>
          </table:table-cell>
        </table:table-row>
        <table:table-row table:style-name="ro1">
          <table:table-cell office:value-type="float" office:value="-19.39458" calcext:value-type="float">
            <text:p>-19.39458</text:p>
          </table:table-cell>
          <table:table-cell office:value-type="float" office:value="1248.48645" calcext:value-type="float">
            <text:p>1248.48645</text:p>
          </table:table-cell>
          <table:table-cell office:value-type="float" office:value="1151.51355" calcext:value-type="float">
            <text:p>1151.51355</text:p>
          </table:table-cell>
        </table:table-row>
        <table:table-row table:style-name="ro1">
          <table:table-cell office:value-type="float" office:value="-10.14747" calcext:value-type="float">
            <text:p>-10.14747</text:p>
          </table:table-cell>
          <table:table-cell office:value-type="float" office:value="1225.36865" calcext:value-type="float">
            <text:p>1225.36865</text:p>
          </table:table-cell>
          <table:table-cell office:value-type="float" office:value="1174.63135" calcext:value-type="float">
            <text:p>1174.63135</text:p>
          </table:table-cell>
        </table:table-row>
        <table:table-row table:style-name="ro1">
          <table:table-cell office:value-type="float" office:value="-21.74451" calcext:value-type="float">
            <text:p>-21.74451</text:p>
          </table:table-cell>
          <table:table-cell office:value-type="float" office:value="1254.36133" calcext:value-type="float">
            <text:p>1254.36133</text:p>
          </table:table-cell>
          <table:table-cell office:value-type="float" office:value="1145.63867" calcext:value-type="float">
            <text:p>1145.63867</text:p>
          </table:table-cell>
        </table:table-row>
        <table:table-row table:style-name="ro1">
          <table:table-cell office:value-type="float" office:value="-9.99488" calcext:value-type="float">
            <text:p>-9.99488</text:p>
          </table:table-cell>
          <table:table-cell office:value-type="float" office:value="1224.98718" calcext:value-type="float">
            <text:p>1224.98718</text:p>
          </table:table-cell>
          <table:table-cell office:value-type="float" office:value="1175.01282" calcext:value-type="float">
            <text:p>1175.01282</text:p>
          </table:table-cell>
        </table:table-row>
        <table:table-row table:style-name="ro1">
          <table:table-cell office:value-type="float" office:value="-16.81577" calcext:value-type="float">
            <text:p>-16.81577</text:p>
          </table:table-cell>
          <table:table-cell office:value-type="float" office:value="1242.03943" calcext:value-type="float">
            <text:p>1242.03943</text:p>
          </table:table-cell>
          <table:table-cell office:value-type="float" office:value="1157.96057" calcext:value-type="float">
            <text:p>1157.96057</text:p>
          </table:table-cell>
        </table:table-row>
        <table:table-row table:style-name="ro1">
          <table:table-cell office:value-type="float" office:value="-14.05384" calcext:value-type="float">
            <text:p>-14.05384</text:p>
          </table:table-cell>
          <table:table-cell office:value-type="float" office:value="1235.13464" calcext:value-type="float">
            <text:p>1235.13464</text:p>
          </table:table-cell>
          <table:table-cell office:value-type="float" office:value="1164.86536" calcext:value-type="float">
            <text:p>1164.86536</text:p>
          </table:table-cell>
        </table:table-row>
        <table:table-row table:style-name="ro1">
          <table:table-cell office:value-type="float" office:value="-17.88392" calcext:value-type="float">
            <text:p>-17.88392</text:p>
          </table:table-cell>
          <table:table-cell office:value-type="float" office:value="1244.70984" calcext:value-type="float">
            <text:p>1244.70984</text:p>
          </table:table-cell>
          <table:table-cell office:value-type="float" office:value="1155.29016" calcext:value-type="float">
            <text:p>1155.29016</text:p>
          </table:table-cell>
        </table:table-row>
        <table:table-row table:style-name="ro1">
          <table:table-cell office:value-type="float" office:value="-17.89918" calcext:value-type="float">
            <text:p>-17.89918</text:p>
          </table:table-cell>
          <table:table-cell office:value-type="float" office:value="1244.74792" calcext:value-type="float">
            <text:p>1244.74792</text:p>
          </table:table-cell>
          <table:table-cell office:value-type="float" office:value="1155.25208" calcext:value-type="float">
            <text:p>1155.25208</text:p>
          </table:table-cell>
        </table:table-row>
        <table:table-row table:style-name="ro1">
          <table:table-cell office:value-type="float" office:value="-16.83103" calcext:value-type="float">
            <text:p>-16.83103</text:p>
          </table:table-cell>
          <table:table-cell office:value-type="float" office:value="1242.07751" calcext:value-type="float">
            <text:p>1242.07751</text:p>
          </table:table-cell>
          <table:table-cell office:value-type="float" office:value="1157.92249" calcext:value-type="float">
            <text:p>1157.92249</text:p>
          </table:table-cell>
        </table:table-row>
        <table:table-row table:style-name="ro1">
          <table:table-cell office:value-type="float" office:value="-25.07103" calcext:value-type="float">
            <text:p>-25.07103</text:p>
          </table:table-cell>
          <table:table-cell office:value-type="float" office:value="1262.67761" calcext:value-type="float">
            <text:p>1262.67761</text:p>
          </table:table-cell>
          <table:table-cell office:value-type="float" office:value="1137.32239" calcext:value-type="float">
            <text:p>1137.32239</text:p>
          </table:table-cell>
        </table:table-row>
        <table:table-row table:style-name="ro1">
          <table:table-cell office:value-type="float" office:value="-15.99177" calcext:value-type="float">
            <text:p>-15.99177</text:p>
          </table:table-cell>
          <table:table-cell office:value-type="float" office:value="1239.97937" calcext:value-type="float">
            <text:p>1239.97937</text:p>
          </table:table-cell>
          <table:table-cell office:value-type="float" office:value="1160.02063" calcext:value-type="float">
            <text:p>1160.02063</text:p>
          </table:table-cell>
        </table:table-row>
        <table:table-row table:style-name="ro1">
          <table:table-cell office:value-type="float" office:value="-29.55725" calcext:value-type="float">
            <text:p>-29.55725</text:p>
          </table:table-cell>
          <table:table-cell office:value-type="float" office:value="1273.89307" calcext:value-type="float">
            <text:p>1273.89307</text:p>
          </table:table-cell>
          <table:table-cell office:value-type="float" office:value="1126.10693" calcext:value-type="float">
            <text:p>1126.10693</text:p>
          </table:table-cell>
        </table:table-row>
        <table:table-row table:style-name="ro1">
          <table:table-cell office:value-type="float" office:value="-15.97651" calcext:value-type="float">
            <text:p>-15.97651</text:p>
          </table:table-cell>
          <table:table-cell office:value-type="float" office:value="1239.94128" calcext:value-type="float">
            <text:p>1239.94128</text:p>
          </table:table-cell>
          <table:table-cell office:value-type="float" office:value="1160.05872" calcext:value-type="float">
            <text:p>1160.05872</text:p>
          </table:table-cell>
        </table:table-row>
        <table:table-row table:style-name="ro1">
          <table:table-cell office:value-type="float" office:value="-25.92554" calcext:value-type="float">
            <text:p>-25.92554</text:p>
          </table:table-cell>
          <table:table-cell office:value-type="float" office:value="1264.81384" calcext:value-type="float">
            <text:p>1264.81384</text:p>
          </table:table-cell>
          <table:table-cell office:value-type="float" office:value="1135.18616" calcext:value-type="float">
            <text:p>1135.18616</text:p>
          </table:table-cell>
        </table:table-row>
        <table:table-row table:style-name="ro1">
          <table:table-cell office:value-type="float" office:value="-15.24407" calcext:value-type="float">
            <text:p>-15.24407</text:p>
          </table:table-cell>
          <table:table-cell office:value-type="float" office:value="1238.11011" calcext:value-type="float">
            <text:p>1238.11011</text:p>
          </table:table-cell>
          <table:table-cell office:value-type="float" office:value="1161.88989" calcext:value-type="float">
            <text:p>1161.88989</text:p>
          </table:table-cell>
        </table:table-row>
        <table:table-row table:style-name="ro1">
          <table:table-cell office:value-type="float" office:value="-18.78421" calcext:value-type="float">
            <text:p>-18.78421</text:p>
          </table:table-cell>
          <table:table-cell office:value-type="float" office:value="1246.96057" calcext:value-type="float">
            <text:p>1246.96057</text:p>
          </table:table-cell>
          <table:table-cell office:value-type="float" office:value="1153.03943" calcext:value-type="float">
            <text:p>1153.03943</text:p>
          </table:table-cell>
        </table:table-row>
        <table:table-row table:style-name="ro1">
          <table:table-cell office:value-type="float" office:value="-14.4811" calcext:value-type="float">
            <text:p>-14.4811</text:p>
          </table:table-cell>
          <table:table-cell office:value-type="float" office:value="1236.20276" calcext:value-type="float">
            <text:p>1236.20276</text:p>
          </table:table-cell>
          <table:table-cell office:value-type="float" office:value="1163.79724" calcext:value-type="float">
            <text:p>1163.79724</text:p>
          </table:table-cell>
        </table:table-row>
        <table:table-row table:style-name="ro1">
          <table:table-cell office:value-type="float" office:value="-17.30407" calcext:value-type="float">
            <text:p>-17.30407</text:p>
          </table:table-cell>
          <table:table-cell office:value-type="float" office:value="1243.26013" calcext:value-type="float">
            <text:p>1243.26013</text:p>
          </table:table-cell>
          <table:table-cell office:value-type="float" office:value="1156.73987" calcext:value-type="float">
            <text:p>1156.73987</text:p>
          </table:table-cell>
        </table:table-row>
        <table:table-row table:style-name="ro1">
          <table:table-cell office:value-type="float" office:value="-32.34969" calcext:value-type="float">
            <text:p>-32.34969</text:p>
          </table:table-cell>
          <table:table-cell office:value-type="float" office:value="1280.87427" calcext:value-type="float">
            <text:p>1280.87427</text:p>
          </table:table-cell>
          <table:table-cell office:value-type="float" office:value="1119.12573" calcext:value-type="float">
            <text:p>1119.12573</text:p>
          </table:table-cell>
        </table:table-row>
        <table:table-row table:style-name="ro1">
          <table:table-cell office:value-type="float" office:value="-21.31725" calcext:value-type="float">
            <text:p>-21.31725</text:p>
          </table:table-cell>
          <table:table-cell office:value-type="float" office:value="1253.29309" calcext:value-type="float">
            <text:p>1253.29309</text:p>
          </table:table-cell>
          <table:table-cell office:value-type="float" office:value="1146.70691" calcext:value-type="float">
            <text:p>1146.70691</text:p>
          </table:table-cell>
        </table:table-row>
        <table:table-row table:style-name="ro1">
          <table:table-cell office:value-type="float" office:value="-43.27532" calcext:value-type="float">
            <text:p>-43.27532</text:p>
          </table:table-cell>
          <table:table-cell office:value-type="float" office:value="1308.18835" calcext:value-type="float">
            <text:p>1308.18835</text:p>
          </table:table-cell>
          <table:table-cell office:value-type="float" office:value="1091.81165" calcext:value-type="float">
            <text:p>1091.81165</text:p>
          </table:table-cell>
        </table:table-row>
        <table:table-row table:style-name="ro1">
          <table:table-cell office:value-type="float" office:value="-16.29696" calcext:value-type="float">
            <text:p>-16.29696</text:p>
          </table:table-cell>
          <table:table-cell office:value-type="float" office:value="1240.74243" calcext:value-type="float">
            <text:p>1240.74243</text:p>
          </table:table-cell>
          <table:table-cell office:value-type="float" office:value="1159.25757" calcext:value-type="float">
            <text:p>1159.25757</text:p>
          </table:table-cell>
        </table:table-row>
        <table:table-row table:style-name="ro1">
          <table:table-cell office:value-type="float" office:value="-33.5094" calcext:value-type="float">
            <text:p>-33.5094</text:p>
          </table:table-cell>
          <table:table-cell office:value-type="float" office:value="1283.77344" calcext:value-type="float">
            <text:p>1283.77344</text:p>
          </table:table-cell>
          <table:table-cell office:value-type="float" office:value="1116.22656" calcext:value-type="float">
            <text:p>1116.22656</text:p>
          </table:table-cell>
        </table:table-row>
        <table:table-row table:style-name="ro1">
          <table:table-cell office:value-type="float" office:value="-14.37429" calcext:value-type="float">
            <text:p>-14.37429</text:p>
          </table:table-cell>
          <table:table-cell office:value-type="float" office:value="1235.93567" calcext:value-type="float">
            <text:p>1235.93567</text:p>
          </table:table-cell>
          <table:table-cell office:value-type="float" office:value="1164.06433" calcext:value-type="float">
            <text:p>1164.06433</text:p>
          </table:table-cell>
        </table:table-row>
        <table:table-row table:style-name="ro1">
          <table:table-cell office:value-type="float" office:value="-20.49325" calcext:value-type="float">
            <text:p>-20.49325</text:p>
          </table:table-cell>
          <table:table-cell office:value-type="float" office:value="1251.23315" calcext:value-type="float">
            <text:p>1251.23315</text:p>
          </table:table-cell>
          <table:table-cell office:value-type="float" office:value="1148.76685" calcext:value-type="float">
            <text:p>1148.76685</text:p>
          </table:table-cell>
        </table:table-row>
        <table:table-row table:style-name="ro1">
          <table:table-cell office:value-type="float" office:value="-29.2368" calcext:value-type="float">
            <text:p>-29.2368</text:p>
          </table:table-cell>
          <table:table-cell office:value-type="float" office:value="1273.09204" calcext:value-type="float">
            <text:p>1273.09204</text:p>
          </table:table-cell>
          <table:table-cell office:value-type="float" office:value="1126.90796" calcext:value-type="float">
            <text:p>1126.90796</text:p>
          </table:table-cell>
        </table:table-row>
        <table:table-row table:style-name="ro1">
          <table:table-cell office:value-type="float" office:value="-15.32036" calcext:value-type="float">
            <text:p>-15.32036</text:p>
          </table:table-cell>
          <table:table-cell office:value-type="float" office:value="1238.3009" calcext:value-type="float">
            <text:p>1238.3009</text:p>
          </table:table-cell>
          <table:table-cell office:value-type="float" office:value="1161.6991" calcext:value-type="float">
            <text:p>1161.6991</text:p>
          </table:table-cell>
        </table:table-row>
        <table:table-row table:style-name="ro1">
          <table:table-cell office:value-type="float" office:value="-46.99857" calcext:value-type="float">
            <text:p>-46.99857</text:p>
          </table:table-cell>
          <table:table-cell office:value-type="float" office:value="1317.49646" calcext:value-type="float">
            <text:p>1317.49646</text:p>
          </table:table-cell>
          <table:table-cell office:value-type="float" office:value="1082.50354" calcext:value-type="float">
            <text:p>1082.50354</text:p>
          </table:table-cell>
        </table:table-row>
        <table:table-row table:style-name="ro1">
          <table:table-cell office:value-type="float" office:value="-23.94184" calcext:value-type="float">
            <text:p>-23.94184</text:p>
          </table:table-cell>
          <table:table-cell office:value-type="float" office:value="1259.85461" calcext:value-type="float">
            <text:p>1259.85461</text:p>
          </table:table-cell>
          <table:table-cell office:value-type="float" office:value="1140.14539" calcext:value-type="float">
            <text:p>1140.14539</text:p>
          </table:table-cell>
        </table:table-row>
        <table:table-row table:style-name="ro1">
          <table:table-cell office:value-type="float" office:value="-45.9762" calcext:value-type="float">
            <text:p>-45.9762</text:p>
          </table:table-cell>
          <table:table-cell office:value-type="float" office:value="1314.94055" calcext:value-type="float">
            <text:p>1314.94055</text:p>
          </table:table-cell>
          <table:table-cell office:value-type="float" office:value="1085.05945" calcext:value-type="float">
            <text:p>1085.05945</text:p>
          </table:table-cell>
        </table:table-row>
        <table:table-row table:style-name="ro1">
          <table:table-cell office:value-type="float" office:value="-31.54095" calcext:value-type="float">
            <text:p>-31.54095</text:p>
          </table:table-cell>
          <table:table-cell office:value-type="float" office:value="1278.85242" calcext:value-type="float">
            <text:p>1278.85242</text:p>
          </table:table-cell>
          <table:table-cell office:value-type="float" office:value="1121.14758" calcext:value-type="float">
            <text:p>1121.14758</text:p>
          </table:table-cell>
        </table:table-row>
        <table:table-row table:style-name="ro1">
          <table:table-cell office:value-type="float" office:value="-24.67429" calcext:value-type="float">
            <text:p>-24.67429</text:p>
          </table:table-cell>
          <table:table-cell office:value-type="float" office:value="1261.68567" calcext:value-type="float">
            <text:p>1261.68567</text:p>
          </table:table-cell>
          <table:table-cell office:value-type="float" office:value="1138.31433" calcext:value-type="float">
            <text:p>1138.31433</text:p>
          </table:table-cell>
        </table:table-row>
        <table:table-row table:style-name="ro1">
          <table:table-cell office:value-type="float" office:value="-35.56939" calcext:value-type="float">
            <text:p>-35.56939</text:p>
          </table:table-cell>
          <table:table-cell office:value-type="float" office:value="1288.92346" calcext:value-type="float">
            <text:p>1288.92346</text:p>
          </table:table-cell>
          <table:table-cell office:value-type="float" office:value="1111.07654" calcext:value-type="float">
            <text:p>1111.07654</text:p>
          </table:table-cell>
        </table:table-row>
        <table:table-row table:style-name="ro1">
          <table:table-cell office:value-type="float" office:value="-8.19429" calcext:value-type="float">
            <text:p>-8.19429</text:p>
          </table:table-cell>
          <table:table-cell office:value-type="float" office:value="1220.48572" calcext:value-type="float">
            <text:p>1220.48572</text:p>
          </table:table-cell>
          <table:table-cell office:value-type="float" office:value="1179.51428" calcext:value-type="float">
            <text:p>1179.51428</text:p>
          </table:table-cell>
        </table:table-row>
        <table:table-row table:style-name="ro1">
          <table:table-cell office:value-type="float" office:value="-40.98643" calcext:value-type="float">
            <text:p>-40.98643</text:p>
          </table:table-cell>
          <table:table-cell office:value-type="float" office:value="1302.46606" calcext:value-type="float">
            <text:p>1302.46606</text:p>
          </table:table-cell>
          <table:table-cell office:value-type="float" office:value="1097.53394" calcext:value-type="float">
            <text:p>1097.53394</text:p>
          </table:table-cell>
        </table:table-row>
        <table:table-row table:style-name="ro1">
          <table:table-cell office:value-type="float" office:value="-28.9774" calcext:value-type="float">
            <text:p>-28.9774</text:p>
          </table:table-cell>
          <table:table-cell office:value-type="float" office:value="1272.44348" calcext:value-type="float">
            <text:p>1272.44348</text:p>
          </table:table-cell>
          <table:table-cell office:value-type="float" office:value="1127.55652" calcext:value-type="float">
            <text:p>1127.55652</text:p>
          </table:table-cell>
        </table:table-row>
        <table:table-row table:style-name="ro1">
          <table:table-cell office:value-type="float" office:value="-41.38317" calcext:value-type="float">
            <text:p>-41.38317</text:p>
          </table:table-cell>
          <table:table-cell office:value-type="float" office:value="1303.45789" calcext:value-type="float">
            <text:p>1303.45789</text:p>
          </table:table-cell>
          <table:table-cell office:value-type="float" office:value="1096.54211" calcext:value-type="float">
            <text:p>1096.54211</text:p>
          </table:table-cell>
        </table:table-row>
        <table:table-row table:style-name="ro1">
          <table:table-cell office:value-type="float" office:value="-43.27532" calcext:value-type="float">
            <text:p>-43.27532</text:p>
          </table:table-cell>
          <table:table-cell office:value-type="float" office:value="1308.18835" calcext:value-type="float">
            <text:p>1308.18835</text:p>
          </table:table-cell>
          <table:table-cell office:value-type="float" office:value="1091.81165" calcext:value-type="float">
            <text:p>1091.81165</text:p>
          </table:table-cell>
        </table:table-row>
        <table:table-row table:style-name="ro1">
          <table:table-cell office:value-type="float" office:value="-30.99162" calcext:value-type="float">
            <text:p>-30.99162</text:p>
          </table:table-cell>
          <table:table-cell office:value-type="float" office:value="1277.479" calcext:value-type="float">
            <text:p>1277.479</text:p>
          </table:table-cell>
          <table:table-cell office:value-type="float" office:value="1122.521" calcext:value-type="float">
            <text:p>1122.521</text:p>
          </table:table-cell>
        </table:table-row>
        <table:table-row table:style-name="ro1">
          <table:table-cell office:value-type="float" office:value="-46.70865" calcext:value-type="float">
            <text:p>-46.70865</text:p>
          </table:table-cell>
          <table:table-cell office:value-type="float" office:value="1316.77161" calcext:value-type="float">
            <text:p>1316.77161</text:p>
          </table:table-cell>
          <table:table-cell office:value-type="float" office:value="1083.22839" calcext:value-type="float">
            <text:p>1083.22839</text:p>
          </table:table-cell>
        </table:table-row>
        <table:table-row table:style-name="ro1">
          <table:table-cell office:value-type="float" office:value="-26.52065" calcext:value-type="float">
            <text:p>-26.52065</text:p>
          </table:table-cell>
          <table:table-cell office:value-type="float" office:value="1266.30164" calcext:value-type="float">
            <text:p>1266.30164</text:p>
          </table:table-cell>
          <table:table-cell office:value-type="float" office:value="1133.69836" calcext:value-type="float">
            <text:p>1133.69836</text:p>
          </table:table-cell>
        </table:table-row>
        <table:table-row table:style-name="ro1">
          <table:table-cell office:value-type="float" office:value="-26.74954" calcext:value-type="float">
            <text:p>-26.74954</text:p>
          </table:table-cell>
          <table:table-cell office:value-type="float" office:value="1266.8739" calcext:value-type="float">
            <text:p>1266.8739</text:p>
          </table:table-cell>
          <table:table-cell office:value-type="float" office:value="1133.1261" calcext:value-type="float">
            <text:p>1133.1261</text:p>
          </table:table-cell>
        </table:table-row>
        <table:table-row table:style-name="ro1">
          <table:table-cell office:value-type="float" office:value="-39.03325" calcext:value-type="float">
            <text:p>-39.03325</text:p>
          </table:table-cell>
          <table:table-cell office:value-type="float" office:value="1297.58313" calcext:value-type="float">
            <text:p>1297.58313</text:p>
          </table:table-cell>
          <table:table-cell office:value-type="float" office:value="1102.41687" calcext:value-type="float">
            <text:p>1102.41687</text:p>
          </table:table-cell>
        </table:table-row>
        <table:table-row table:style-name="ro1">
          <table:table-cell office:value-type="float" office:value="-46.96806" calcext:value-type="float">
            <text:p>-46.96806</text:p>
          </table:table-cell>
          <table:table-cell office:value-type="float" office:value="1317.42017" calcext:value-type="float">
            <text:p>1317.42017</text:p>
          </table:table-cell>
          <table:table-cell office:value-type="float" office:value="1082.57983" calcext:value-type="float">
            <text:p>1082.57983</text:p>
          </table:table-cell>
        </table:table-row>
        <table:table-row table:style-name="ro1">
          <table:table-cell office:value-type="float" office:value="-39.14006" calcext:value-type="float">
            <text:p>-39.14006</text:p>
          </table:table-cell>
          <table:table-cell office:value-type="float" office:value="1297.8501" calcext:value-type="float">
            <text:p>1297.8501</text:p>
          </table:table-cell>
          <table:table-cell office:value-type="float" office:value="1102.1499" calcext:value-type="float">
            <text:p>1102.1499</text:p>
          </table:table-cell>
        </table:table-row>
        <table:table-row table:style-name="ro1">
          <table:table-cell office:value-type="float" office:value="-43.64154" calcext:value-type="float">
            <text:p>-43.64154</text:p>
          </table:table-cell>
          <table:table-cell office:value-type="float" office:value="1309.10388" calcext:value-type="float">
            <text:p>1309.10388</text:p>
          </table:table-cell>
          <table:table-cell office:value-type="float" office:value="1090.89612" calcext:value-type="float">
            <text:p>1090.89612</text:p>
          </table:table-cell>
        </table:table-row>
        <table:table-row table:style-name="ro1">
          <table:table-cell office:value-type="float" office:value="-46.72391" calcext:value-type="float">
            <text:p>-46.72391</text:p>
          </table:table-cell>
          <table:table-cell office:value-type="float" office:value="1316.80981" calcext:value-type="float">
            <text:p>1316.80981</text:p>
          </table:table-cell>
          <table:table-cell office:value-type="float" office:value="1083.19019" calcext:value-type="float">
            <text:p>1083.19019</text:p>
          </table:table-cell>
        </table:table-row>
        <table:table-row table:style-name="ro1">
          <table:table-cell office:value-type="float" office:value="-32.01399" calcext:value-type="float">
            <text:p>-32.01399</text:p>
          </table:table-cell>
          <table:table-cell office:value-type="float" office:value="1280.03491" calcext:value-type="float">
            <text:p>1280.03491</text:p>
          </table:table-cell>
          <table:table-cell office:value-type="float" office:value="1119.96509" calcext:value-type="float">
            <text:p>1119.96509</text:p>
          </table:table-cell>
        </table:table-row>
        <table:table-row table:style-name="ro1">
          <table:table-cell office:value-type="float" office:value="-33.79932" calcext:value-type="float">
            <text:p>-33.79932</text:p>
          </table:table-cell>
          <table:table-cell office:value-type="float" office:value="1284.49829" calcext:value-type="float">
            <text:p>1284.49829</text:p>
          </table:table-cell>
          <table:table-cell office:value-type="float" office:value="1115.50171" calcext:value-type="float">
            <text:p>1115.50171</text:p>
          </table:table-cell>
        </table:table-row>
        <table:table-row table:style-name="ro1">
          <table:table-cell office:value-type="float" office:value="-40.97117" calcext:value-type="float">
            <text:p>-40.97117</text:p>
          </table:table-cell>
          <table:table-cell office:value-type="float" office:value="1302.42798" calcext:value-type="float">
            <text:p>1302.42798</text:p>
          </table:table-cell>
          <table:table-cell office:value-type="float" office:value="1097.57202" calcext:value-type="float">
            <text:p>1097.57202</text:p>
          </table:table-cell>
        </table:table-row>
        <table:table-row table:style-name="ro1">
          <table:table-cell office:value-type="float" office:value="-30.1371" calcext:value-type="float">
            <text:p>-30.1371</text:p>
          </table:table-cell>
          <table:table-cell office:value-type="float" office:value="1275.34277" calcext:value-type="float">
            <text:p>1275.34277</text:p>
          </table:table-cell>
          <table:table-cell office:value-type="float" office:value="1124.65723" calcext:value-type="float">
            <text:p>1124.65723</text:p>
          </table:table-cell>
        </table:table-row>
        <table:table-row table:style-name="ro1">
          <table:table-cell office:value-type="float" office:value="-45.88465" calcext:value-type="float">
            <text:p>-45.88465</text:p>
          </table:table-cell>
          <table:table-cell office:value-type="float" office:value="1314.71167" calcext:value-type="float">
            <text:p>1314.71167</text:p>
          </table:table-cell>
          <table:table-cell office:value-type="float" office:value="1085.28833" calcext:value-type="float">
            <text:p>1085.28833</text:p>
          </table:table-cell>
        </table:table-row>
        <table:table-row table:style-name="ro1">
          <table:table-cell office:value-type="float" office:value="-45.41161" calcext:value-type="float">
            <text:p>-45.41161</text:p>
          </table:table-cell>
          <table:table-cell office:value-type="float" office:value="1313.52905" calcext:value-type="float">
            <text:p>1313.52905</text:p>
          </table:table-cell>
          <table:table-cell office:value-type="float" office:value="1086.47095" calcext:value-type="float">
            <text:p>1086.47095</text:p>
          </table:table-cell>
        </table:table-row>
        <table:table-row table:style-name="ro1">
          <table:table-cell office:value-type="float" office:value="-43.36687" calcext:value-type="float">
            <text:p>-43.36687</text:p>
          </table:table-cell>
          <table:table-cell office:value-type="float" office:value="1308.41724" calcext:value-type="float">
            <text:p>1308.41724</text:p>
          </table:table-cell>
          <table:table-cell office:value-type="float" office:value="1091.58276" calcext:value-type="float">
            <text:p>1091.58276</text:p>
          </table:table-cell>
        </table:table-row>
        <table:table-row table:style-name="ro1">
          <table:table-cell office:value-type="float" office:value="-47.79206" calcext:value-type="float">
            <text:p>-47.79206</text:p>
          </table:table-cell>
          <table:table-cell office:value-type="float" office:value="1319.4801" calcext:value-type="float">
            <text:p>1319.4801</text:p>
          </table:table-cell>
          <table:table-cell office:value-type="float" office:value="1080.5199" calcext:value-type="float">
            <text:p>1080.5199</text:p>
          </table:table-cell>
        </table:table-row>
        <table:table-row table:style-name="ro1">
          <table:table-cell office:value-type="float" office:value="-43.29058" calcext:value-type="float">
            <text:p>-43.29058</text:p>
          </table:table-cell>
          <table:table-cell office:value-type="float" office:value="1308.22644" calcext:value-type="float">
            <text:p>1308.22644</text:p>
          </table:table-cell>
          <table:table-cell office:value-type="float" office:value="1091.77356" calcext:value-type="float">
            <text:p>1091.77356</text:p>
          </table:table-cell>
        </table:table-row>
        <table:table-row table:style-name="ro1">
          <table:table-cell office:value-type="float" office:value="-33.00584" calcext:value-type="float">
            <text:p>-33.00584</text:p>
          </table:table-cell>
          <table:table-cell office:value-type="float" office:value="1282.51465" calcext:value-type="float">
            <text:p>1282.51465</text:p>
          </table:table-cell>
          <table:table-cell office:value-type="float" office:value="1117.48535" calcext:value-type="float">
            <text:p>1117.48535</text:p>
          </table:table-cell>
        </table:table-row>
        <table:table-row table:style-name="ro1">
          <table:table-cell office:value-type="float" office:value="-39.85724" calcext:value-type="float">
            <text:p>-39.85724</text:p>
          </table:table-cell>
          <table:table-cell office:value-type="float" office:value="1299.64307" calcext:value-type="float">
            <text:p>1299.64307</text:p>
          </table:table-cell>
          <table:table-cell office:value-type="float" office:value="1100.35693" calcext:value-type="float">
            <text:p>1100.35693</text:p>
          </table:table-cell>
        </table:table-row>
        <table:table-row table:style-name="ro1">
          <table:table-cell office:value-type="float" office:value="-37.82776" calcext:value-type="float">
            <text:p>-37.82776</text:p>
          </table:table-cell>
          <table:table-cell office:value-type="float" office:value="1294.56946" calcext:value-type="float">
            <text:p>1294.56946</text:p>
          </table:table-cell>
          <table:table-cell office:value-type="float" office:value="1105.43054" calcext:value-type="float">
            <text:p>1105.43054</text:p>
          </table:table-cell>
        </table:table-row>
        <table:table-row table:style-name="ro1">
          <table:table-cell office:value-type="float" office:value="-35.20317" calcext:value-type="float">
            <text:p>-35.20317</text:p>
          </table:table-cell>
          <table:table-cell office:value-type="float" office:value="1288.00793" calcext:value-type="float">
            <text:p>1288.00793</text:p>
          </table:table-cell>
          <table:table-cell office:value-type="float" office:value="1111.99207" calcext:value-type="float">
            <text:p>1111.99207</text:p>
          </table:table-cell>
        </table:table-row>
        <table:table-row table:style-name="ro1">
          <table:table-cell office:value-type="float" office:value="-42.9091" calcext:value-type="float">
            <text:p>-42.9091</text:p>
          </table:table-cell>
          <table:table-cell office:value-type="float" office:value="1307.27271" calcext:value-type="float">
            <text:p>1307.27271</text:p>
          </table:table-cell>
          <table:table-cell office:value-type="float" office:value="1092.72729" calcext:value-type="float">
            <text:p>1092.72729</text:p>
          </table:table-cell>
        </table:table-row>
        <table:table-row table:style-name="ro1">
          <table:table-cell office:value-type="float" office:value="-52.1562" calcext:value-type="float">
            <text:p>-52.1562</text:p>
          </table:table-cell>
          <table:table-cell office:value-type="float" office:value="1330.3905" calcext:value-type="float">
            <text:p>1330.3905</text:p>
          </table:table-cell>
          <table:table-cell office:value-type="float" office:value="1069.6095" calcext:value-type="float">
            <text:p>1069.6095</text:p>
          </table:table-cell>
        </table:table-row>
        <table:table-row table:style-name="ro1">
          <table:table-cell office:value-type="float" office:value="-40.52865" calcext:value-type="float">
            <text:p>-40.52865</text:p>
          </table:table-cell>
          <table:table-cell office:value-type="float" office:value="1301.32166" calcext:value-type="float">
            <text:p>1301.32166</text:p>
          </table:table-cell>
          <table:table-cell office:value-type="float" office:value="1098.67834" calcext:value-type="float">
            <text:p>1098.67834</text:p>
          </table:table-cell>
        </table:table-row>
        <table:table-row table:style-name="ro1">
          <table:table-cell office:value-type="float" office:value="-39.73517" calcext:value-type="float">
            <text:p>-39.73517</text:p>
          </table:table-cell>
          <table:table-cell office:value-type="float" office:value="1299.33789" calcext:value-type="float">
            <text:p>1299.33789</text:p>
          </table:table-cell>
          <table:table-cell office:value-type="float" office:value="1100.66211" calcext:value-type="float">
            <text:p>1100.66211</text:p>
          </table:table-cell>
        </table:table-row>
        <table:table-row table:style-name="ro1">
          <table:table-cell office:value-type="float" office:value="-46.09828" calcext:value-type="float">
            <text:p>-46.09828</text:p>
          </table:table-cell>
          <table:table-cell office:value-type="float" office:value="1315.24573" calcext:value-type="float">
            <text:p>1315.24573</text:p>
          </table:table-cell>
          <table:table-cell office:value-type="float" office:value="1084.75427" calcext:value-type="float">
            <text:p>1084.75427</text:p>
          </table:table-cell>
        </table:table-row>
        <table:table-row table:style-name="ro1">
          <table:table-cell office:value-type="float" office:value="-34.1045" calcext:value-type="float">
            <text:p>-34.1045</text:p>
          </table:table-cell>
          <table:table-cell office:value-type="float" office:value="1285.26123" calcext:value-type="float">
            <text:p>1285.26123</text:p>
          </table:table-cell>
          <table:table-cell office:value-type="float" office:value="1114.73877" calcext:value-type="float">
            <text:p>1114.73877</text:p>
          </table:table-cell>
        </table:table-row>
        <table:table-row table:style-name="ro1">
          <table:table-cell office:value-type="float" office:value="-34.45547" calcext:value-type="float">
            <text:p>-34.45547</text:p>
          </table:table-cell>
          <table:table-cell office:value-type="float" office:value="1286.13867" calcext:value-type="float">
            <text:p>1286.13867</text:p>
          </table:table-cell>
          <table:table-cell office:value-type="float" office:value="1113.86133" calcext:value-type="float">
            <text:p>1113.86133</text:p>
          </table:table-cell>
        </table:table-row>
        <table:table-row table:style-name="ro1">
          <table:table-cell office:value-type="float" office:value="-42.19191" calcext:value-type="float">
            <text:p>-42.19191</text:p>
          </table:table-cell>
          <table:table-cell office:value-type="float" office:value="1305.47974" calcext:value-type="float">
            <text:p>1305.47974</text:p>
          </table:table-cell>
          <table:table-cell office:value-type="float" office:value="1094.52026" calcext:value-type="float">
            <text:p>1094.52026</text:p>
          </table:table-cell>
        </table:table-row>
        <table:table-row table:style-name="ro1">
          <table:table-cell office:value-type="float" office:value="-37.24791" calcext:value-type="float">
            <text:p>-37.24791</text:p>
          </table:table-cell>
          <table:table-cell office:value-type="float" office:value="1293.11975" calcext:value-type="float">
            <text:p>1293.11975</text:p>
          </table:table-cell>
          <table:table-cell office:value-type="float" office:value="1106.88025" calcext:value-type="float">
            <text:p>1106.88025</text:p>
          </table:table-cell>
        </table:table-row>
        <table:table-row table:style-name="ro1">
          <table:table-cell office:value-type="float" office:value="-39.65887" calcext:value-type="float">
            <text:p>-39.65887</text:p>
          </table:table-cell>
          <table:table-cell office:value-type="float" office:value="1299.14722" calcext:value-type="float">
            <text:p>1299.14722</text:p>
          </table:table-cell>
          <table:table-cell office:value-type="float" office:value="1100.85278" calcext:value-type="float">
            <text:p>1100.85278</text:p>
          </table:table-cell>
        </table:table-row>
        <table:table-row table:style-name="ro1">
          <table:table-cell office:value-type="float" office:value="-44.25191" calcext:value-type="float">
            <text:p>-44.25191</text:p>
          </table:table-cell>
          <table:table-cell office:value-type="float" office:value="1310.62976" calcext:value-type="float">
            <text:p>1310.62976</text:p>
          </table:table-cell>
          <table:table-cell office:value-type="float" office:value="1089.37024" calcext:value-type="float">
            <text:p>1089.37024</text:p>
          </table:table-cell>
        </table:table-row>
        <table:table-row table:style-name="ro1">
          <table:table-cell office:value-type="float" office:value="-41.15428" calcext:value-type="float">
            <text:p>-41.15428</text:p>
          </table:table-cell>
          <table:table-cell office:value-type="float" office:value="1302.88574" calcext:value-type="float">
            <text:p>1302.88574</text:p>
          </table:table-cell>
          <table:table-cell office:value-type="float" office:value="1097.11426" calcext:value-type="float">
            <text:p>1097.11426</text:p>
          </table:table-cell>
        </table:table-row>
        <table:table-row table:style-name="ro1">
          <table:table-cell office:value-type="float" office:value="-40.2845" calcext:value-type="float">
            <text:p>-40.2845</text:p>
          </table:table-cell>
          <table:table-cell office:value-type="float" office:value="1300.7113" calcext:value-type="float">
            <text:p>1300.7113</text:p>
          </table:table-cell>
          <table:table-cell office:value-type="float" office:value="1099.2887" calcext:value-type="float">
            <text:p>1099.2887</text:p>
          </table:table-cell>
        </table:table-row>
        <table:table-row table:style-name="ro1">
          <table:table-cell office:value-type="float" office:value="-44.61813" calcext:value-type="float">
            <text:p>-44.61813</text:p>
          </table:table-cell>
          <table:table-cell office:value-type="float" office:value="1311.54529" calcext:value-type="float">
            <text:p>1311.54529</text:p>
          </table:table-cell>
          <table:table-cell office:value-type="float" office:value="1088.45471" calcext:value-type="float">
            <text:p>1088.45471</text:p>
          </table:table-cell>
        </table:table-row>
        <table:table-row table:style-name="ro1">
          <table:table-cell office:value-type="float" office:value="-36.79013" calcext:value-type="float">
            <text:p>-36.79013</text:p>
          </table:table-cell>
          <table:table-cell office:value-type="float" office:value="1291.97534" calcext:value-type="float">
            <text:p>1291.97534</text:p>
          </table:table-cell>
          <table:table-cell office:value-type="float" office:value="1108.02466" calcext:value-type="float">
            <text:p>1108.02466</text:p>
          </table:table-cell>
        </table:table-row>
        <table:table-row table:style-name="ro1">
          <table:table-cell office:value-type="float" office:value="-35.84406" calcext:value-type="float">
            <text:p>-35.84406</text:p>
          </table:table-cell>
          <table:table-cell office:value-type="float" office:value="1289.61011" calcext:value-type="float">
            <text:p>1289.61011</text:p>
          </table:table-cell>
          <table:table-cell office:value-type="float" office:value="1110.38989" calcext:value-type="float">
            <text:p>1110.38989</text:p>
          </table:table-cell>
        </table:table-row>
        <table:table-row table:style-name="ro1">
          <table:table-cell office:value-type="float" office:value="-46.15932" calcext:value-type="float">
            <text:p>-46.15932</text:p>
          </table:table-cell>
          <table:table-cell office:value-type="float" office:value="1315.39832" calcext:value-type="float">
            <text:p>1315.39832</text:p>
          </table:table-cell>
          <table:table-cell office:value-type="float" office:value="1084.60168" calcext:value-type="float">
            <text:p>1084.60168</text:p>
          </table:table-cell>
        </table:table-row>
        <table:table-row table:style-name="ro1">
          <table:table-cell office:value-type="float" office:value="-38.02613" calcext:value-type="float">
            <text:p>-38.02613</text:p>
          </table:table-cell>
          <table:table-cell office:value-type="float" office:value="1295.06531" calcext:value-type="float">
            <text:p>1295.06531</text:p>
          </table:table-cell>
          <table:table-cell office:value-type="float" office:value="1104.93469" calcext:value-type="float">
            <text:p>1104.93469</text:p>
          </table:table-cell>
        </table:table-row>
        <table:table-row table:style-name="ro1">
          <table:table-cell office:value-type="float" office:value="-44.57235" calcext:value-type="float">
            <text:p>-44.57235</text:p>
          </table:table-cell>
          <table:table-cell office:value-type="float" office:value="1311.43091" calcext:value-type="float">
            <text:p>1311.43091</text:p>
          </table:table-cell>
          <table:table-cell office:value-type="float" office:value="1088.56909" calcext:value-type="float">
            <text:p>1088.56909</text:p>
          </table:table-cell>
        </table:table-row>
        <table:table-row table:style-name="ro1">
          <table:table-cell office:value-type="float" office:value="-50.35561" calcext:value-type="float">
            <text:p>-50.35561</text:p>
          </table:table-cell>
          <table:table-cell office:value-type="float" office:value="1325.88904" calcext:value-type="float">
            <text:p>1325.88904</text:p>
          </table:table-cell>
          <table:table-cell office:value-type="float" office:value="1074.11096" calcext:value-type="float">
            <text:p>1074.11096</text:p>
          </table:table-cell>
        </table:table-row>
        <table:table-row table:style-name="ro1">
          <table:table-cell office:value-type="float" office:value="-48.50924" calcext:value-type="float">
            <text:p>-48.50924</text:p>
          </table:table-cell>
          <table:table-cell office:value-type="float" office:value="1321.27307" calcext:value-type="float">
            <text:p>1321.27307</text:p>
          </table:table-cell>
          <table:table-cell office:value-type="float" office:value="1078.72693" calcext:value-type="float">
            <text:p>1078.72693</text:p>
          </table:table-cell>
        </table:table-row>
        <table:table-row table:style-name="ro1">
          <table:table-cell office:value-type="float" office:value="-44.60287" calcext:value-type="float">
            <text:p>-44.60287</text:p>
          </table:table-cell>
          <table:table-cell office:value-type="float" office:value="1311.5072" calcext:value-type="float">
            <text:p>1311.5072</text:p>
          </table:table-cell>
          <table:table-cell office:value-type="float" office:value="1088.4928" calcext:value-type="float">
            <text:p>1088.4928</text:p>
          </table:table-cell>
        </table:table-row>
        <table:table-row table:style-name="ro1">
          <table:table-cell office:value-type="float" office:value="-50.05043" calcext:value-type="float">
            <text:p>-50.05043</text:p>
          </table:table-cell>
          <table:table-cell office:value-type="float" office:value="1325.1261" calcext:value-type="float">
            <text:p>1325.1261</text:p>
          </table:table-cell>
          <table:table-cell office:value-type="float" office:value="1074.8739" calcext:value-type="float">
            <text:p>1074.8739</text:p>
          </table:table-cell>
        </table:table-row>
        <table:table-row table:style-name="ro1">
          <table:table-cell office:value-type="float" office:value="-41.76465" calcext:value-type="float">
            <text:p>-41.76465</text:p>
          </table:table-cell>
          <table:table-cell office:value-type="float" office:value="1304.41162" calcext:value-type="float">
            <text:p>1304.41162</text:p>
          </table:table-cell>
          <table:table-cell office:value-type="float" office:value="1095.58838" calcext:value-type="float">
            <text:p>1095.58838</text:p>
          </table:table-cell>
        </table:table-row>
        <table:table-row table:style-name="ro1">
          <table:table-cell office:value-type="float" office:value="-38.48391" calcext:value-type="float">
            <text:p>-38.48391</text:p>
          </table:table-cell>
          <table:table-cell office:value-type="float" office:value="1296.20972" calcext:value-type="float">
            <text:p>1296.20972</text:p>
          </table:table-cell>
          <table:table-cell office:value-type="float" office:value="1103.79028" calcext:value-type="float">
            <text:p>1103.79028</text:p>
          </table:table-cell>
        </table:table-row>
        <table:table-row table:style-name="ro1">
          <table:table-cell office:value-type="float" office:value="-46.02198" calcext:value-type="float">
            <text:p>-46.02198</text:p>
          </table:table-cell>
          <table:table-cell office:value-type="float" office:value="1315.05493" calcext:value-type="float">
            <text:p>1315.05493</text:p>
          </table:table-cell>
          <table:table-cell office:value-type="float" office:value="1084.94507" calcext:value-type="float">
            <text:p>1084.94507</text:p>
          </table:table-cell>
        </table:table-row>
        <table:table-row table:style-name="ro1">
          <table:table-cell office:value-type="float" office:value="-51.75946" calcext:value-type="float">
            <text:p>-51.75946</text:p>
          </table:table-cell>
          <table:table-cell office:value-type="float" office:value="1329.39868" calcext:value-type="float">
            <text:p>1329.39868</text:p>
          </table:table-cell>
          <table:table-cell office:value-type="float" office:value="1070.60132" calcext:value-type="float">
            <text:p>1070.60132</text:p>
          </table:table-cell>
        </table:table-row>
        <table:table-row table:style-name="ro1">
          <table:table-cell office:value-type="float" office:value="-48.6008" calcext:value-type="float">
            <text:p>-48.6008</text:p>
          </table:table-cell>
          <table:table-cell office:value-type="float" office:value="1321.50195" calcext:value-type="float">
            <text:p>1321.50195</text:p>
          </table:table-cell>
          <table:table-cell office:value-type="float" office:value="1078.49805" calcext:value-type="float">
            <text:p>1078.49805</text:p>
          </table:table-cell>
        </table:table-row>
        <table:table-row table:style-name="ro1">
          <table:table-cell office:value-type="float" office:value="-56.67294" calcext:value-type="float">
            <text:p>-56.67294</text:p>
          </table:table-cell>
          <table:table-cell office:value-type="float" office:value="1341.68237" calcext:value-type="float">
            <text:p>1341.68237</text:p>
          </table:table-cell>
          <table:table-cell office:value-type="float" office:value="1058.31763" calcext:value-type="float">
            <text:p>1058.31763</text:p>
          </table:table-cell>
        </table:table-row>
        <table:table-row table:style-name="ro1">
          <table:table-cell office:value-type="float" office:value="-55.07072" calcext:value-type="float">
            <text:p>-55.07072</text:p>
          </table:table-cell>
          <table:table-cell office:value-type="float" office:value="1337.67676" calcext:value-type="float">
            <text:p>1337.67676</text:p>
          </table:table-cell>
          <table:table-cell office:value-type="float" office:value="1062.32324" calcext:value-type="float">
            <text:p>1062.32324</text:p>
          </table:table-cell>
        </table:table-row>
        <table:table-row table:style-name="ro1">
          <table:table-cell office:value-type="float" office:value="-48.29561" calcext:value-type="float">
            <text:p>-48.29561</text:p>
          </table:table-cell>
          <table:table-cell office:value-type="float" office:value="1320.73901" calcext:value-type="float">
            <text:p>1320.73901</text:p>
          </table:table-cell>
          <table:table-cell office:value-type="float" office:value="1079.26099" calcext:value-type="float">
            <text:p>1079.26099</text:p>
          </table:table-cell>
        </table:table-row>
        <table:table-row table:style-name="ro1">
          <table:table-cell office:value-type="float" office:value="-51.08805" calcext:value-type="float">
            <text:p>-51.08805</text:p>
          </table:table-cell>
          <table:table-cell office:value-type="float" office:value="1327.72009" calcext:value-type="float">
            <text:p>1327.72009</text:p>
          </table:table-cell>
          <table:table-cell office:value-type="float" office:value="1072.27991" calcext:value-type="float">
            <text:p>1072.27991</text:p>
          </table:table-cell>
        </table:table-row>
        <table:table-row table:style-name="ro1">
          <table:table-cell office:value-type="float" office:value="-51.54583" calcext:value-type="float">
            <text:p>-51.54583</text:p>
          </table:table-cell>
          <table:table-cell office:value-type="float" office:value="1328.86462" calcext:value-type="float">
            <text:p>1328.86462</text:p>
          </table:table-cell>
          <table:table-cell office:value-type="float" office:value="1071.13538" calcext:value-type="float">
            <text:p>1071.13538</text:p>
          </table:table-cell>
        </table:table-row>
        <table:table-row table:style-name="ro1">
          <table:table-cell office:value-type="float" office:value="-45.32006" calcext:value-type="float">
            <text:p>-45.32006</text:p>
          </table:table-cell>
          <table:table-cell office:value-type="float" office:value="1313.30017" calcext:value-type="float">
            <text:p>1313.30017</text:p>
          </table:table-cell>
          <table:table-cell office:value-type="float" office:value="1086.69983" calcext:value-type="float">
            <text:p>1086.69983</text:p>
          </table:table-cell>
        </table:table-row>
        <table:table-row table:style-name="ro1">
          <table:table-cell office:value-type="float" office:value="-38.02613" calcext:value-type="float">
            <text:p>-38.02613</text:p>
          </table:table-cell>
          <table:table-cell office:value-type="float" office:value="1295.06531" calcext:value-type="float">
            <text:p>1295.06531</text:p>
          </table:table-cell>
          <table:table-cell office:value-type="float" office:value="1104.93469" calcext:value-type="float">
            <text:p>1104.93469</text:p>
          </table:table-cell>
        </table:table-row>
        <table:table-row table:style-name="ro1">
          <table:table-cell office:value-type="float" office:value="-57.05442" calcext:value-type="float">
            <text:p>-57.05442</text:p>
          </table:table-cell>
          <table:table-cell office:value-type="float" office:value="1342.63611" calcext:value-type="float">
            <text:p>1342.63611</text:p>
          </table:table-cell>
          <table:table-cell office:value-type="float" office:value="1057.36389" calcext:value-type="float">
            <text:p>1057.36389</text:p>
          </table:table-cell>
        </table:table-row>
        <table:table-row table:style-name="ro1">
          <table:table-cell office:value-type="float" office:value="-55.13176" calcext:value-type="float">
            <text:p>-55.13176</text:p>
          </table:table-cell>
          <table:table-cell office:value-type="float" office:value="1337.82935" calcext:value-type="float">
            <text:p>1337.82935</text:p>
          </table:table-cell>
          <table:table-cell office:value-type="float" office:value="1062.17065" calcext:value-type="float">
            <text:p>1062.17065</text:p>
          </table:table-cell>
        </table:table-row>
        <table:table-row table:style-name="ro1">
          <table:table-cell office:value-type="float" office:value="-42.69547" calcext:value-type="float">
            <text:p>-42.69547</text:p>
          </table:table-cell>
          <table:table-cell office:value-type="float" office:value="1306.73865" calcext:value-type="float">
            <text:p>1306.73865</text:p>
          </table:table-cell>
          <table:table-cell office:value-type="float" office:value="1093.26135" calcext:value-type="float">
            <text:p>1093.26135</text:p>
          </table:table-cell>
        </table:table-row>
        <table:table-row table:style-name="ro1">
          <table:table-cell office:value-type="float" office:value="-52.76657" calcext:value-type="float">
            <text:p>-52.76657</text:p>
          </table:table-cell>
          <table:table-cell office:value-type="float" office:value="1331.91638" calcext:value-type="float">
            <text:p>1331.91638</text:p>
          </table:table-cell>
          <table:table-cell office:value-type="float" office:value="1068.08362" calcext:value-type="float">
            <text:p>1068.08362</text:p>
          </table:table-cell>
        </table:table-row>
        <table:table-row table:style-name="ro1">
          <table:table-cell office:value-type="float" office:value="-60.45724" calcext:value-type="float">
            <text:p>-60.45724</text:p>
          </table:table-cell>
          <table:table-cell office:value-type="float" office:value="1351.14307" calcext:value-type="float">
            <text:p>1351.14307</text:p>
          </table:table-cell>
          <table:table-cell office:value-type="float" office:value="1048.85693" calcext:value-type="float">
            <text:p>1048.85693</text:p>
          </table:table-cell>
        </table:table-row>
        <table:table-row table:style-name="ro1">
          <table:table-cell office:value-type="float" office:value="-41.8562" calcext:value-type="float">
            <text:p>-41.8562</text:p>
          </table:table-cell>
          <table:table-cell office:value-type="float" office:value="1304.6405" calcext:value-type="float">
            <text:p>1304.6405</text:p>
          </table:table-cell>
          <table:table-cell office:value-type="float" office:value="1095.3595" calcext:value-type="float">
            <text:p>1095.3595</text:p>
          </table:table-cell>
        </table:table-row>
        <table:table-row table:style-name="ro1">
          <table:table-cell office:value-type="float" office:value="-37.98035" calcext:value-type="float">
            <text:p>-37.98035</text:p>
          </table:table-cell>
          <table:table-cell office:value-type="float" office:value="1294.95093" calcext:value-type="float">
            <text:p>1294.95093</text:p>
          </table:table-cell>
          <table:table-cell office:value-type="float" office:value="1105.04907" calcext:value-type="float">
            <text:p>1105.04907</text:p>
          </table:table-cell>
        </table:table-row>
        <table:table-row table:style-name="ro1">
          <table:table-cell office:value-type="float" office:value="-41.73413" calcext:value-type="float">
            <text:p>-41.73413</text:p>
          </table:table-cell>
          <table:table-cell office:value-type="float" office:value="1304.33533" calcext:value-type="float">
            <text:p>1304.33533</text:p>
          </table:table-cell>
          <table:table-cell office:value-type="float" office:value="1095.66467" calcext:value-type="float">
            <text:p>1095.66467</text:p>
          </table:table-cell>
        </table:table-row>
        <table:table-row table:style-name="ro1">
          <table:table-cell office:value-type="float" office:value="-38.92643" calcext:value-type="float">
            <text:p>-38.92643</text:p>
          </table:table-cell>
          <table:table-cell office:value-type="float" office:value="1297.31604" calcext:value-type="float">
            <text:p>1297.31604</text:p>
          </table:table-cell>
          <table:table-cell office:value-type="float" office:value="1102.68396" calcext:value-type="float">
            <text:p>1102.68396</text:p>
          </table:table-cell>
        </table:table-row>
        <table:table-row table:style-name="ro1">
          <table:table-cell office:value-type="float" office:value="-25.58984" calcext:value-type="float">
            <text:p>-25.58984</text:p>
          </table:table-cell>
          <table:table-cell office:value-type="float" office:value="1263.97461" calcext:value-type="float">
            <text:p>1263.97461</text:p>
          </table:table-cell>
          <table:table-cell office:value-type="float" office:value="1136.02539" calcext:value-type="float">
            <text:p>1136.02539</text:p>
          </table:table-cell>
        </table:table-row>
        <table:table-row table:style-name="ro1">
          <table:table-cell office:value-type="float" office:value="-20.63058" calcext:value-type="float">
            <text:p>-20.63058</text:p>
          </table:table-cell>
          <table:table-cell office:value-type="float" office:value="1251.57642" calcext:value-type="float">
            <text:p>1251.57642</text:p>
          </table:table-cell>
          <table:table-cell office:value-type="float" office:value="1148.42358" calcext:value-type="float">
            <text:p>1148.42358</text:p>
          </table:table-cell>
        </table:table-row>
        <table:table-row table:style-name="ro1">
          <table:table-cell office:value-type="float" office:value="-31.26628" calcext:value-type="float">
            <text:p>-31.26628</text:p>
          </table:table-cell>
          <table:table-cell office:value-type="float" office:value="1278.16565" calcext:value-type="float">
            <text:p>1278.16565</text:p>
          </table:table-cell>
          <table:table-cell office:value-type="float" office:value="1121.83435" calcext:value-type="float">
            <text:p>1121.83435</text:p>
          </table:table-cell>
        </table:table-row>
        <table:table-row table:style-name="ro1">
          <table:table-cell office:value-type="float" office:value="-32.1971" calcext:value-type="float">
            <text:p>-32.1971</text:p>
          </table:table-cell>
          <table:table-cell office:value-type="float" office:value="1280.4928" calcext:value-type="float">
            <text:p>1280.4928</text:p>
          </table:table-cell>
          <table:table-cell office:value-type="float" office:value="1119.5072" calcext:value-type="float">
            <text:p>1119.5072</text:p>
          </table:table-cell>
        </table:table-row>
        <table:table-row table:style-name="ro1">
          <table:table-cell office:value-type="float" office:value="-41.16954" calcext:value-type="float">
            <text:p>-41.16954</text:p>
          </table:table-cell>
          <table:table-cell office:value-type="float" office:value="1302.92383" calcext:value-type="float">
            <text:p>1302.92383</text:p>
          </table:table-cell>
          <table:table-cell office:value-type="float" office:value="1097.07617" calcext:value-type="float">
            <text:p>1097.07617</text:p>
          </table:table-cell>
        </table:table-row>
        <table:table-row table:style-name="ro1">
          <table:table-cell office:value-type="float" office:value="-55.63531" calcext:value-type="float">
            <text:p>-55.63531</text:p>
          </table:table-cell>
          <table:table-cell office:value-type="float" office:value="1339.08826" calcext:value-type="float">
            <text:p>1339.08826</text:p>
          </table:table-cell>
          <table:table-cell office:value-type="float" office:value="1060.91174" calcext:value-type="float">
            <text:p>1060.91174</text:p>
          </table:table-cell>
        </table:table-row>
        <table:table-row table:style-name="ro1">
          <table:table-cell office:value-type="float" office:value="-51.78998" calcext:value-type="float">
            <text:p>-51.78998</text:p>
          </table:table-cell>
          <table:table-cell office:value-type="float" office:value="1329.47498" calcext:value-type="float">
            <text:p>1329.47498</text:p>
          </table:table-cell>
          <table:table-cell office:value-type="float" office:value="1070.52502" calcext:value-type="float">
            <text:p>1070.52502</text:p>
          </table:table-cell>
        </table:table-row>
        <table:table-row table:style-name="ro1">
          <table:table-cell office:value-type="float" office:value="-45.10643" calcext:value-type="float">
            <text:p>-45.10643</text:p>
          </table:table-cell>
          <table:table-cell office:value-type="float" office:value="1312.76611" calcext:value-type="float">
            <text:p>1312.76611</text:p>
          </table:table-cell>
          <table:table-cell office:value-type="float" office:value="1087.23389" calcext:value-type="float">
            <text:p>1087.23389</text:p>
          </table:table-cell>
        </table:table-row>
        <table:table-row table:style-name="ro1">
          <table:table-cell office:value-type="float" office:value="-52.3088" calcext:value-type="float">
            <text:p>-52.3088</text:p>
          </table:table-cell>
          <table:table-cell office:value-type="float" office:value="1330.77197" calcext:value-type="float">
            <text:p>1330.77197</text:p>
          </table:table-cell>
          <table:table-cell office:value-type="float" office:value="1069.22803" calcext:value-type="float">
            <text:p>1069.22803</text:p>
          </table:table-cell>
        </table:table-row>
        <table:table-row table:style-name="ro1">
          <table:table-cell office:value-type="float" office:value="-40.04036" calcext:value-type="float">
            <text:p>-40.04036</text:p>
          </table:table-cell>
          <table:table-cell office:value-type="float" office:value="1300.10083" calcext:value-type="float">
            <text:p>1300.10083</text:p>
          </table:table-cell>
          <table:table-cell office:value-type="float" office:value="1099.89917" calcext:value-type="float">
            <text:p>1099.89917</text:p>
          </table:table-cell>
        </table:table-row>
        <table:table-row table:style-name="ro1">
          <table:table-cell office:value-type="float" office:value="-29.77088" calcext:value-type="float">
            <text:p>-29.77088</text:p>
          </table:table-cell>
          <table:table-cell office:value-type="float" office:value="1274.42725" calcext:value-type="float">
            <text:p>1274.42725</text:p>
          </table:table-cell>
          <table:table-cell office:value-type="float" office:value="1125.57275" calcext:value-type="float">
            <text:p>1125.57275</text:p>
          </table:table-cell>
        </table:table-row>
        <table:table-row table:style-name="ro1">
          <table:table-cell office:value-type="float" office:value="-38.97221" calcext:value-type="float">
            <text:p>-38.97221</text:p>
          </table:table-cell>
          <table:table-cell office:value-type="float" office:value="1297.43054" calcext:value-type="float">
            <text:p>1297.43054</text:p>
          </table:table-cell>
          <table:table-cell office:value-type="float" office:value="1102.56946" calcext:value-type="float">
            <text:p>1102.56946</text:p>
          </table:table-cell>
        </table:table-row>
        <table:table-row table:style-name="ro1">
          <table:table-cell office:value-type="float" office:value="-40.51339" calcext:value-type="float">
            <text:p>-40.51339</text:p>
          </table:table-cell>
          <table:table-cell office:value-type="float" office:value="1301.28345" calcext:value-type="float">
            <text:p>1301.28345</text:p>
          </table:table-cell>
          <table:table-cell office:value-type="float" office:value="1098.71655" calcext:value-type="float">
            <text:p>1098.71655</text:p>
          </table:table-cell>
        </table:table-row>
        <table:table-row table:style-name="ro1">
          <table:table-cell office:value-type="float" office:value="-36.34761" calcext:value-type="float">
            <text:p>-36.34761</text:p>
          </table:table-cell>
          <table:table-cell office:value-type="float" office:value="1290.86902" calcext:value-type="float">
            <text:p>1290.86902</text:p>
          </table:table-cell>
          <table:table-cell office:value-type="float" office:value="1109.13098" calcext:value-type="float">
            <text:p>1109.13098</text:p>
          </table:table-cell>
        </table:table-row>
        <table:table-row table:style-name="ro1">
          <table:table-cell office:value-type="float" office:value="-45.27428" calcext:value-type="float">
            <text:p>-45.27428</text:p>
          </table:table-cell>
          <table:table-cell office:value-type="float" office:value="1313.18567" calcext:value-type="float">
            <text:p>1313.18567</text:p>
          </table:table-cell>
          <table:table-cell office:value-type="float" office:value="1086.81433" calcext:value-type="float">
            <text:p>1086.81433</text:p>
          </table:table-cell>
        </table:table-row>
        <table:table-row table:style-name="ro1">
          <table:table-cell office:value-type="float" office:value="-51.8968" calcext:value-type="float">
            <text:p>-51.8968</text:p>
          </table:table-cell>
          <table:table-cell office:value-type="float" office:value="1329.74194" calcext:value-type="float">
            <text:p>1329.74194</text:p>
          </table:table-cell>
          <table:table-cell office:value-type="float" office:value="1070.25806" calcext:value-type="float">
            <text:p>1070.25806</text:p>
          </table:table-cell>
        </table:table-row>
        <table:table-row table:style-name="ro1">
          <table:table-cell office:value-type="float" office:value="-45.28954" calcext:value-type="float">
            <text:p>-45.28954</text:p>
          </table:table-cell>
          <table:table-cell office:value-type="float" office:value="1313.22388" calcext:value-type="float">
            <text:p>1313.22388</text:p>
          </table:table-cell>
          <table:table-cell office:value-type="float" office:value="1086.77612" calcext:value-type="float">
            <text:p>1086.77612</text:p>
          </table:table-cell>
        </table:table-row>
        <table:table-row table:style-name="ro1">
          <table:table-cell office:value-type="float" office:value="-47.33428" calcext:value-type="float">
            <text:p>-47.33428</text:p>
          </table:table-cell>
          <table:table-cell office:value-type="float" office:value="1318.33569" calcext:value-type="float">
            <text:p>1318.33569</text:p>
          </table:table-cell>
          <table:table-cell office:value-type="float" office:value="1081.66431" calcext:value-type="float">
            <text:p>1081.66431</text:p>
          </table:table-cell>
        </table:table-row>
        <table:table-row table:style-name="ro1">
          <table:table-cell office:value-type="float" office:value="-55.36065" calcext:value-type="float">
            <text:p>-55.36065</text:p>
          </table:table-cell>
          <table:table-cell office:value-type="float" office:value="1338.40161" calcext:value-type="float">
            <text:p>1338.40161</text:p>
          </table:table-cell>
          <table:table-cell office:value-type="float" office:value="1061.59839" calcext:value-type="float">
            <text:p>1061.59839</text:p>
          </table:table-cell>
        </table:table-row>
        <table:table-row table:style-name="ro1">
          <table:table-cell office:value-type="float" office:value="-47.10539" calcext:value-type="float">
            <text:p>-47.10539</text:p>
          </table:table-cell>
          <table:table-cell office:value-type="float" office:value="1317.76343" calcext:value-type="float">
            <text:p>1317.76343</text:p>
          </table:table-cell>
          <table:table-cell office:value-type="float" office:value="1082.23657" calcext:value-type="float">
            <text:p>1082.23657</text:p>
          </table:table-cell>
        </table:table-row>
        <table:table-row table:style-name="ro1">
          <table:table-cell office:value-type="float" office:value="-52.81235" calcext:value-type="float">
            <text:p>-52.81235</text:p>
          </table:table-cell>
          <table:table-cell office:value-type="float" office:value="1332.03088" calcext:value-type="float">
            <text:p>1332.03088</text:p>
          </table:table-cell>
          <table:table-cell office:value-type="float" office:value="1067.96912" calcext:value-type="float">
            <text:p>1067.96912</text:p>
          </table:table-cell>
        </table:table-row>
        <table:table-row table:style-name="ro1">
          <table:table-cell office:value-type="float" office:value="-58.06153" calcext:value-type="float">
            <text:p>-58.06153</text:p>
          </table:table-cell>
          <table:table-cell office:value-type="float" office:value="1345.15381" calcext:value-type="float">
            <text:p>1345.15381</text:p>
          </table:table-cell>
          <table:table-cell office:value-type="float" office:value="1054.84619" calcext:value-type="float">
            <text:p>1054.84619</text:p>
          </table:table-cell>
        </table:table-row>
        <table:table-row table:style-name="ro1">
          <table:table-cell office:value-type="float" office:value="-61.73901" calcext:value-type="float">
            <text:p>-61.73901</text:p>
          </table:table-cell>
          <table:table-cell office:value-type="float" office:value="1354.34753" calcext:value-type="float">
            <text:p>1354.34753</text:p>
          </table:table-cell>
          <table:table-cell office:value-type="float" office:value="1045.65247" calcext:value-type="float">
            <text:p>1045.65247</text:p>
          </table:table-cell>
        </table:table-row>
        <table:table-row table:style-name="ro1">
          <table:table-cell office:value-type="float" office:value="-57.57324" calcext:value-type="float">
            <text:p>-57.57324</text:p>
          </table:table-cell>
          <table:table-cell office:value-type="float" office:value="1343.93311" calcext:value-type="float">
            <text:p>1343.93311</text:p>
          </table:table-cell>
          <table:table-cell office:value-type="float" office:value="1056.06689" calcext:value-type="float">
            <text:p>1056.06689</text:p>
          </table:table-cell>
        </table:table-row>
        <table:table-row table:style-name="ro1">
          <table:table-cell office:value-type="float" office:value="-62.65457" calcext:value-type="float">
            <text:p>-62.65457</text:p>
          </table:table-cell>
          <table:table-cell office:value-type="float" office:value="1356.63647" calcext:value-type="float">
            <text:p>1356.63647</text:p>
          </table:table-cell>
          <table:table-cell office:value-type="float" office:value="1043.36353" calcext:value-type="float">
            <text:p>1043.36353</text:p>
          </table:table-cell>
        </table:table-row>
        <table:table-row table:style-name="ro1">
          <table:table-cell office:value-type="float" office:value="-53.60583" calcext:value-type="float">
            <text:p>-53.60583</text:p>
          </table:table-cell>
          <table:table-cell office:value-type="float" office:value="1334.01453" calcext:value-type="float">
            <text:p>1334.01453</text:p>
          </table:table-cell>
          <table:table-cell office:value-type="float" office:value="1065.98547" calcext:value-type="float">
            <text:p>1065.98547</text:p>
          </table:table-cell>
        </table:table-row>
        <table:table-row table:style-name="ro1">
          <table:table-cell office:value-type="float" office:value="-58.19887" calcext:value-type="float">
            <text:p>-58.19887</text:p>
          </table:table-cell>
          <table:table-cell office:value-type="float" office:value="1345.49719" calcext:value-type="float">
            <text:p>1345.49719</text:p>
          </table:table-cell>
          <table:table-cell office:value-type="float" office:value="1054.50281" calcext:value-type="float">
            <text:p>1054.50281</text:p>
          </table:table-cell>
        </table:table-row>
        <table:table-row table:style-name="ro1">
          <table:table-cell office:value-type="float" office:value="-61.15916" calcext:value-type="float">
            <text:p>-61.15916</text:p>
          </table:table-cell>
          <table:table-cell office:value-type="float" office:value="1352.89795" calcext:value-type="float">
            <text:p>1352.89795</text:p>
          </table:table-cell>
          <table:table-cell office:value-type="float" office:value="1047.10205" calcext:value-type="float">
            <text:p>1047.10205</text:p>
          </table:table-cell>
        </table:table-row>
        <table:table-row table:style-name="ro1">
          <table:table-cell office:value-type="float" office:value="-60.65561" calcext:value-type="float">
            <text:p>-60.65561</text:p>
          </table:table-cell>
          <table:table-cell office:value-type="float" office:value="1351.63904" calcext:value-type="float">
            <text:p>1351.63904</text:p>
          </table:table-cell>
          <table:table-cell office:value-type="float" office:value="1048.36096" calcext:value-type="float">
            <text:p>1048.36096</text:p>
          </table:table-cell>
        </table:table-row>
        <table:table-row table:style-name="ro1">
          <table:table-cell office:value-type="float" office:value="-65.01975" calcext:value-type="float">
            <text:p>-65.01975</text:p>
          </table:table-cell>
          <table:table-cell office:value-type="float" office:value="1362.54944" calcext:value-type="float">
            <text:p>1362.54944</text:p>
          </table:table-cell>
          <table:table-cell office:value-type="float" office:value="1037.45056" calcext:value-type="float">
            <text:p>1037.45056</text:p>
          </table:table-cell>
        </table:table-row>
        <table:table-row table:style-name="ro1">
          <table:table-cell office:value-type="float" office:value="-73.5039" calcext:value-type="float">
            <text:p>-73.5039</text:p>
          </table:table-cell>
          <table:table-cell office:value-type="float" office:value="1383.75977" calcext:value-type="float">
            <text:p>1383.75977</text:p>
          </table:table-cell>
          <table:table-cell office:value-type="float" office:value="1016.24023" calcext:value-type="float">
            <text:p>1016.24023</text:p>
          </table:table-cell>
        </table:table-row>
        <table:table-row table:style-name="ro1">
          <table:table-cell office:value-type="float" office:value="-75.39605" calcext:value-type="float">
            <text:p>-75.39605</text:p>
          </table:table-cell>
          <table:table-cell office:value-type="float" office:value="1388.49011" calcext:value-type="float">
            <text:p>1388.49011</text:p>
          </table:table-cell>
          <table:table-cell office:value-type="float" office:value="1011.50989" calcext:value-type="float">
            <text:p>1011.50989</text:p>
          </table:table-cell>
        </table:table-row>
        <table:table-row table:style-name="ro1">
          <table:table-cell office:value-type="float" office:value="-68.86509" calcext:value-type="float">
            <text:p>-68.86509</text:p>
          </table:table-cell>
          <table:table-cell office:value-type="float" office:value="1372.16272" calcext:value-type="float">
            <text:p>1372.16272</text:p>
          </table:table-cell>
          <table:table-cell office:value-type="float" office:value="1027.83728" calcext:value-type="float">
            <text:p>1027.83728</text:p>
          </table:table-cell>
        </table:table-row>
        <table:table-row table:style-name="ro1">
          <table:table-cell office:value-type="float" office:value="-72.58835" calcext:value-type="float">
            <text:p>-72.58835</text:p>
          </table:table-cell>
          <table:table-cell office:value-type="float" office:value="1381.47083" calcext:value-type="float">
            <text:p>1381.47083</text:p>
          </table:table-cell>
          <table:table-cell office:value-type="float" office:value="1018.52911" calcext:value-type="float">
            <text:p>1018.52911</text:p>
          </table:table-cell>
        </table:table-row>
        <table:table-row table:style-name="ro1">
          <table:table-cell office:value-type="float" office:value="-73.06138" calcext:value-type="float">
            <text:p>-73.06138</text:p>
          </table:table-cell>
          <table:table-cell office:value-type="float" office:value="1382.65344" calcext:value-type="float">
            <text:p>1382.65344</text:p>
          </table:table-cell>
          <table:table-cell office:value-type="float" office:value="1017.34656" calcext:value-type="float">
            <text:p>1017.34656</text:p>
          </table:table-cell>
        </table:table-row>
        <table:table-row table:style-name="ro1">
          <table:table-cell office:value-type="float" office:value="-67.65961" calcext:value-type="float">
            <text:p>-67.65961</text:p>
          </table:table-cell>
          <table:table-cell office:value-type="float" office:value="1369.14905" calcext:value-type="float">
            <text:p>1369.14905</text:p>
          </table:table-cell>
          <table:table-cell office:value-type="float" office:value="1030.85095" calcext:value-type="float">
            <text:p>1030.85095</text:p>
          </table:table-cell>
        </table:table-row>
        <table:table-row table:style-name="ro1">
          <table:table-cell office:value-type="float" office:value="-64.5925" calcext:value-type="float">
            <text:p>-64.5925</text:p>
          </table:table-cell>
          <table:table-cell office:value-type="float" office:value="1361.4812" calcext:value-type="float">
            <text:p>1361.4812</text:p>
          </table:table-cell>
          <table:table-cell office:value-type="float" office:value="1038.5188" calcext:value-type="float">
            <text:p>1038.5188</text:p>
          </table:table-cell>
        </table:table-row>
        <table:table-row table:style-name="ro1">
          <table:table-cell office:value-type="float" office:value="-65.64539" calcext:value-type="float">
            <text:p>-65.64539</text:p>
          </table:table-cell>
          <table:table-cell office:value-type="float" office:value="1364.11353" calcext:value-type="float">
            <text:p>1364.11353</text:p>
          </table:table-cell>
          <table:table-cell office:value-type="float" office:value="1035.88647" calcext:value-type="float">
            <text:p>1035.88647</text:p>
          </table:table-cell>
        </table:table-row>
        <table:table-row table:style-name="ro1">
          <table:table-cell office:value-type="float" office:value="-66.9882" calcext:value-type="float">
            <text:p>-66.9882</text:p>
          </table:table-cell>
          <table:table-cell office:value-type="float" office:value="1367.47046" calcext:value-type="float">
            <text:p>1367.47046</text:p>
          </table:table-cell>
          <table:table-cell office:value-type="float" office:value="1032.52954" calcext:value-type="float">
            <text:p>1032.52954</text:p>
          </table:table-cell>
        </table:table-row>
        <table:table-row table:style-name="ro1">
          <table:table-cell office:value-type="float" office:value="-70.11635" calcext:value-type="float">
            <text:p>-70.11635</text:p>
          </table:table-cell>
          <table:table-cell office:value-type="float" office:value="1375.29089" calcext:value-type="float">
            <text:p>1375.29089</text:p>
          </table:table-cell>
          <table:table-cell office:value-type="float" office:value="1024.70911" calcext:value-type="float">
            <text:p>1024.70911</text:p>
          </table:table-cell>
        </table:table-row>
        <table:table-row table:style-name="ro1">
          <table:table-cell office:value-type="float" office:value="-70.26894" calcext:value-type="float">
            <text:p>-70.26894</text:p>
          </table:table-cell>
          <table:table-cell office:value-type="float" office:value="1375.67236" calcext:value-type="float">
            <text:p>1375.67236</text:p>
          </table:table-cell>
          <table:table-cell office:value-type="float" office:value="1024.32764" calcext:value-type="float">
            <text:p>1024.32764</text:p>
          </table:table-cell>
        </table:table-row>
        <table:table-row table:style-name="ro1">
          <table:table-cell office:value-type="float" office:value="-76.55575" calcext:value-type="float">
            <text:p>-76.55575</text:p>
          </table:table-cell>
          <table:table-cell office:value-type="float" office:value="1391.3894" calcext:value-type="float">
            <text:p>1391.3894</text:p>
          </table:table-cell>
          <table:table-cell office:value-type="float" office:value="1008.61066" calcext:value-type="float">
            <text:p>1008.61066</text:p>
          </table:table-cell>
        </table:table-row>
        <table:table-row table:style-name="ro1">
          <table:table-cell office:value-type="float" office:value="-81.17931" calcext:value-type="float">
            <text:p>-81.17931</text:p>
          </table:table-cell>
          <table:table-cell office:value-type="float" office:value="1402.94824" calcext:value-type="float">
            <text:p>1402.94824</text:p>
          </table:table-cell>
          <table:table-cell office:value-type="float" office:value="997.05176" calcext:value-type="float">
            <text:p>997.05176</text:p>
          </table:table-cell>
        </table:table-row>
        <table:table-row table:style-name="ro1">
          <table:table-cell office:value-type="float" office:value="-88.24434" calcext:value-type="float">
            <text:p>-88.24434</text:p>
          </table:table-cell>
          <table:table-cell office:value-type="float" office:value="1420.61084" calcext:value-type="float">
            <text:p>1420.61084</text:p>
          </table:table-cell>
          <table:table-cell office:value-type="float" office:value="979.38916" calcext:value-type="float">
            <text:p>979.38916</text:p>
          </table:table-cell>
        </table:table-row>
        <table:table-row table:style-name="ro1">
          <table:table-cell office:value-type="float" office:value="-82.72049" calcext:value-type="float">
            <text:p>-82.72049</text:p>
          </table:table-cell>
          <table:table-cell office:value-type="float" office:value="1406.80127" calcext:value-type="float">
            <text:p>1406.80127</text:p>
          </table:table-cell>
          <table:table-cell office:value-type="float" office:value="993.19879" calcext:value-type="float">
            <text:p>993.19879</text:p>
          </table:table-cell>
        </table:table-row>
        <table:table-row table:style-name="ro1">
          <table:table-cell office:value-type="float" office:value="-76.95249" calcext:value-type="float">
            <text:p>-76.95249</text:p>
          </table:table-cell>
          <table:table-cell office:value-type="float" office:value="1392.38123" calcext:value-type="float">
            <text:p>1392.38123</text:p>
          </table:table-cell>
          <table:table-cell office:value-type="float" office:value="1007.61877" calcext:value-type="float">
            <text:p>1007.61877</text:p>
          </table:table-cell>
        </table:table-row>
        <table:table-row table:style-name="ro1">
          <table:table-cell office:value-type="float" office:value="-83.28508" calcext:value-type="float">
            <text:p>-83.28508</text:p>
          </table:table-cell>
          <table:table-cell office:value-type="float" office:value="1408.21265" calcext:value-type="float">
            <text:p>1408.21265</text:p>
          </table:table-cell>
          <table:table-cell office:value-type="float" office:value="991.78729" calcext:value-type="float">
            <text:p>991.78729</text:p>
          </table:table-cell>
        </table:table-row>
        <table:table-row table:style-name="ro1">
          <table:table-cell office:value-type="float" office:value="-89.0073" calcext:value-type="float">
            <text:p>-89.0073</text:p>
          </table:table-cell>
          <table:table-cell office:value-type="float" office:value="1422.51831" calcext:value-type="float">
            <text:p>1422.51831</text:p>
          </table:table-cell>
          <table:table-cell office:value-type="float" office:value="977.48175" calcext:value-type="float">
            <text:p>977.48175</text:p>
          </table:table-cell>
        </table:table-row>
        <table:table-row table:style-name="ro1">
          <table:table-cell office:value-type="float" office:value="-93.2036" calcext:value-type="float">
            <text:p>-93.2036</text:p>
          </table:table-cell>
          <table:table-cell office:value-type="float" office:value="1433.00903" calcext:value-type="float">
            <text:p>1433.00903</text:p>
          </table:table-cell>
          <table:table-cell office:value-type="float" office:value="966.99103" calcext:value-type="float">
            <text:p>966.99103</text:p>
          </table:table-cell>
        </table:table-row>
        <table:table-row table:style-name="ro1">
          <table:table-cell office:value-type="float" office:value="-92.65427" calcext:value-type="float">
            <text:p>-92.65427</text:p>
          </table:table-cell>
          <table:table-cell office:value-type="float" office:value="1431.63562" calcext:value-type="float">
            <text:p>1431.63562</text:p>
          </table:table-cell>
          <table:table-cell office:value-type="float" office:value="968.36432" calcext:value-type="float">
            <text:p>968.36432</text:p>
          </table:table-cell>
        </table:table-row>
        <table:table-row table:style-name="ro1">
          <table:table-cell office:value-type="float" office:value="-99.09367" calcext:value-type="float">
            <text:p>-99.09367</text:p>
          </table:table-cell>
          <table:table-cell office:value-type="float" office:value="1447.73413" calcext:value-type="float">
            <text:p>1447.73413</text:p>
          </table:table-cell>
          <table:table-cell office:value-type="float" office:value="952.26581" calcext:value-type="float">
            <text:p>952.26581</text:p>
          </table:table-cell>
        </table:table-row>
        <table:table-row table:style-name="ro1">
          <table:table-cell office:value-type="float" office:value="-98.16286" calcext:value-type="float">
            <text:p>-98.16286</text:p>
          </table:table-cell>
          <table:table-cell office:value-type="float" office:value="1445.4071" calcext:value-type="float">
            <text:p>1445.4071</text:p>
          </table:table-cell>
          <table:table-cell office:value-type="float" office:value="954.59283" calcext:value-type="float">
            <text:p>954.59283</text:p>
          </table:table-cell>
        </table:table-row>
        <table:table-row table:style-name="ro1">
          <table:table-cell office:value-type="float" office:value="-102.77115" calcext:value-type="float">
            <text:p>-102.77115</text:p>
          </table:table-cell>
          <table:table-cell office:value-type="float" office:value="1456.92786" calcext:value-type="float">
            <text:p>1456.92786</text:p>
          </table:table-cell>
          <table:table-cell office:value-type="float" office:value="943.07214" calcext:value-type="float">
            <text:p>943.07214</text:p>
          </table:table-cell>
        </table:table-row>
        <table:table-row table:style-name="ro1">
          <table:table-cell office:value-type="float" office:value="-106.31129" calcext:value-type="float">
            <text:p>-106.31129</text:p>
          </table:table-cell>
          <table:table-cell office:value-type="float" office:value="1465.7782" calcext:value-type="float">
            <text:p>1465.7782</text:p>
          </table:table-cell>
          <table:table-cell office:value-type="float" office:value="934.22174" calcext:value-type="float">
            <text:p>934.22174</text:p>
          </table:table-cell>
        </table:table-row>
        <table:table-row table:style-name="ro1">
          <table:table-cell office:value-type="float" office:value="-115.69574" calcext:value-type="float">
            <text:p>-115.69574</text:p>
          </table:table-cell>
          <table:table-cell office:value-type="float" office:value="1489.23938" calcext:value-type="float">
            <text:p>1489.23938</text:p>
          </table:table-cell>
          <table:table-cell office:value-type="float" office:value="910.76062" calcext:value-type="float">
            <text:p>910.76062</text:p>
          </table:table-cell>
        </table:table-row>
        <table:table-row table:style-name="ro1">
          <table:table-cell office:value-type="float" office:value="-112.32345" calcext:value-type="float">
            <text:p>-112.32345</text:p>
          </table:table-cell>
          <table:table-cell office:value-type="float" office:value="1480.80859" calcext:value-type="float">
            <text:p>1480.80859</text:p>
          </table:table-cell>
          <table:table-cell office:value-type="float" office:value="919.19141" calcext:value-type="float">
            <text:p>919.19141</text:p>
          </table:table-cell>
        </table:table-row>
        <table:table-row table:style-name="ro1">
          <table:table-cell office:value-type="float" office:value="-109.46996" calcext:value-type="float">
            <text:p>-109.46996</text:p>
          </table:table-cell>
          <table:table-cell office:value-type="float" office:value="1473.67493" calcext:value-type="float">
            <text:p>1473.67493</text:p>
          </table:table-cell>
          <table:table-cell office:value-type="float" office:value="926.32507" calcext:value-type="float">
            <text:p>926.32507</text:p>
          </table:table-cell>
        </table:table-row>
        <table:table-row table:style-name="ro1">
          <table:table-cell office:value-type="float" office:value="-111.30107" calcext:value-type="float">
            <text:p>-111.30107</text:p>
          </table:table-cell>
          <table:table-cell office:value-type="float" office:value="1478.25269" calcext:value-type="float">
            <text:p>1478.25269</text:p>
          </table:table-cell>
          <table:table-cell office:value-type="float" office:value="921.74731" calcext:value-type="float">
            <text:p>921.74731</text:p>
          </table:table-cell>
        </table:table-row>
        <table:table-row table:style-name="ro1">
          <table:table-cell office:value-type="float" office:value="-114.65811" calcext:value-type="float">
            <text:p>-114.65811</text:p>
          </table:table-cell>
          <table:table-cell office:value-type="float" office:value="1486.64526" calcext:value-type="float">
            <text:p>1486.64526</text:p>
          </table:table-cell>
          <table:table-cell office:value-type="float" office:value="913.35474" calcext:value-type="float">
            <text:p>913.35474</text:p>
          </table:table-cell>
        </table:table-row>
        <table:table-row table:style-name="ro1">
          <table:table-cell office:value-type="float" office:value="-118.9307" calcext:value-type="float">
            <text:p>-118.9307</text:p>
          </table:table-cell>
          <table:table-cell office:value-type="float" office:value="1497.32678" calcext:value-type="float">
            <text:p>1497.32678</text:p>
          </table:table-cell>
          <table:table-cell office:value-type="float" office:value="902.67322" calcext:value-type="float">
            <text:p>902.67322</text:p>
          </table:table-cell>
        </table:table-row>
        <table:table-row table:style-name="ro1">
          <table:table-cell office:value-type="float" office:value="-124.05781" calcext:value-type="float">
            <text:p>-124.05781</text:p>
          </table:table-cell>
          <table:table-cell office:value-type="float" office:value="1510.14453" calcext:value-type="float">
            <text:p>1510.14453</text:p>
          </table:table-cell>
          <table:table-cell office:value-type="float" office:value="889.85547" calcext:value-type="float">
            <text:p>889.85547</text:p>
          </table:table-cell>
        </table:table-row>
        <table:table-row table:style-name="ro1">
          <table:table-cell office:value-type="float" office:value="-132.48093" calcext:value-type="float">
            <text:p>-132.48093</text:p>
          </table:table-cell>
          <table:table-cell office:value-type="float" office:value="1531.20227" calcext:value-type="float">
            <text:p>1531.20227</text:p>
          </table:table-cell>
          <table:table-cell office:value-type="float" office:value="868.79767" calcext:value-type="float">
            <text:p>868.79767</text:p>
          </table:table-cell>
        </table:table-row>
        <table:table-row table:style-name="ro1">
          <table:table-cell office:value-type="float" office:value="-131.39751" calcext:value-type="float">
            <text:p>-131.39751</text:p>
          </table:table-cell>
          <table:table-cell office:value-type="float" office:value="1528.49377" calcext:value-type="float">
            <text:p>1528.49377</text:p>
          </table:table-cell>
          <table:table-cell office:value-type="float" office:value="871.50623" calcext:value-type="float">
            <text:p>871.50623</text:p>
          </table:table-cell>
        </table:table-row>
        <table:table-row table:style-name="ro1">
          <table:table-cell office:value-type="float" office:value="-134.86136" calcext:value-type="float">
            <text:p>-134.86136</text:p>
          </table:table-cell>
          <table:table-cell office:value-type="float" office:value="1537.15344" calcext:value-type="float">
            <text:p>1537.15344</text:p>
          </table:table-cell>
          <table:table-cell office:value-type="float" office:value="862.84662" calcext:value-type="float">
            <text:p>862.84662</text:p>
          </table:table-cell>
        </table:table-row>
        <table:table-row table:style-name="ro1">
          <table:table-cell office:value-type="float" office:value="-138.95085" calcext:value-type="float">
            <text:p>-138.95085</text:p>
          </table:table-cell>
          <table:table-cell office:value-type="float" office:value="1547.37708" calcext:value-type="float">
            <text:p>1547.37708</text:p>
          </table:table-cell>
          <table:table-cell office:value-type="float" office:value="852.62286" calcext:value-type="float">
            <text:p>852.62286</text:p>
          </table:table-cell>
        </table:table-row>
        <table:table-row table:style-name="ro1">
          <table:table-cell office:value-type="float" office:value="-131.8858" calcext:value-type="float">
            <text:p>-131.8858</text:p>
          </table:table-cell>
          <table:table-cell office:value-type="float" office:value="1529.71448" calcext:value-type="float">
            <text:p>1529.71448</text:p>
          </table:table-cell>
          <table:table-cell office:value-type="float" office:value="870.28552" calcext:value-type="float">
            <text:p>870.28552</text:p>
          </table:table-cell>
        </table:table-row>
        <table:table-row table:style-name="ro1">
          <table:table-cell office:value-type="float" office:value="-135.28862" calcext:value-type="float">
            <text:p>-135.28862</text:p>
          </table:table-cell>
          <table:table-cell office:value-type="float" office:value="1538.22156" calcext:value-type="float">
            <text:p>1538.22156</text:p>
          </table:table-cell>
          <table:table-cell office:value-type="float" office:value="861.77844" calcext:value-type="float">
            <text:p>861.77844</text:p>
          </table:table-cell>
        </table:table-row>
        <table:table-row table:style-name="ro1">
          <table:table-cell office:value-type="float" office:value="-140.53781" calcext:value-type="float">
            <text:p>-140.53781</text:p>
          </table:table-cell>
          <table:table-cell office:value-type="float" office:value="1551.34448" calcext:value-type="float">
            <text:p>1551.34448</text:p>
          </table:table-cell>
          <table:table-cell office:value-type="float" office:value="848.65546" calcext:value-type="float">
            <text:p>848.65546</text:p>
          </table:table-cell>
        </table:table-row>
        <table:table-row table:style-name="ro1">
          <table:table-cell office:value-type="float" office:value="-141.81958" calcext:value-type="float">
            <text:p>-141.81958</text:p>
          </table:table-cell>
          <table:table-cell office:value-type="float" office:value="1554.54895" calcext:value-type="float">
            <text:p>1554.54895</text:p>
          </table:table-cell>
          <table:table-cell office:value-type="float" office:value="845.45105" calcext:value-type="float">
            <text:p>845.45105</text:p>
          </table:table-cell>
        </table:table-row>
        <table:table-row table:style-name="ro1">
          <table:table-cell office:value-type="float" office:value="-146.39735" calcext:value-type="float">
            <text:p>-146.39735</text:p>
          </table:table-cell>
          <table:table-cell office:value-type="float" office:value="1565.99341" calcext:value-type="float">
            <text:p>1565.99341</text:p>
          </table:table-cell>
          <table:table-cell office:value-type="float" office:value="834.00659" calcext:value-type="float">
            <text:p>834.00659</text:p>
          </table:table-cell>
        </table:table-row>
        <table:table-row table:style-name="ro1">
          <table:table-cell office:value-type="float" office:value="-147.03825" calcext:value-type="float">
            <text:p>-147.03825</text:p>
          </table:table-cell>
          <table:table-cell office:value-type="float" office:value="1567.59558" calcext:value-type="float">
            <text:p>1567.59558</text:p>
          </table:table-cell>
          <table:table-cell office:value-type="float" office:value="832.40436" calcext:value-type="float">
            <text:p>832.40436</text:p>
          </table:table-cell>
        </table:table-row>
        <table:table-row table:style-name="ro1">
          <table:table-cell office:value-type="float" office:value="-153.40135" calcext:value-type="float">
            <text:p>-153.40135</text:p>
          </table:table-cell>
          <table:table-cell office:value-type="float" office:value="1583.50342" calcext:value-type="float">
            <text:p>1583.50342</text:p>
          </table:table-cell>
          <table:table-cell office:value-type="float" office:value="816.49664" calcext:value-type="float">
            <text:p>816.49664</text:p>
          </table:table-cell>
        </table:table-row>
        <table:table-row table:style-name="ro1">
          <table:table-cell office:value-type="float" office:value="-153.7981" calcext:value-type="float">
            <text:p>-153.7981</text:p>
          </table:table-cell>
          <table:table-cell office:value-type="float" office:value="1584.49524" calcext:value-type="float">
            <text:p>1584.49524</text:p>
          </table:table-cell>
          <table:table-cell office:value-type="float" office:value="815.50476" calcext:value-type="float">
            <text:p>815.50476</text:p>
          </table:table-cell>
        </table:table-row>
        <table:table-row table:style-name="ro1">
          <table:table-cell office:value-type="float" office:value="-155.32402" calcext:value-type="float">
            <text:p>-155.32402</text:p>
          </table:table-cell>
          <table:table-cell office:value-type="float" office:value="1588.31006" calcext:value-type="float">
            <text:p>1588.31006</text:p>
          </table:table-cell>
          <table:table-cell office:value-type="float" office:value="811.68994" calcext:value-type="float">
            <text:p>811.68994</text:p>
          </table:table-cell>
        </table:table-row>
        <table:table-row table:style-name="ro1">
          <table:table-cell office:value-type="float" office:value="-161.59558" calcext:value-type="float">
            <text:p>-161.59558</text:p>
          </table:table-cell>
          <table:table-cell office:value-type="float" office:value="1603.98901" calcext:value-type="float">
            <text:p>1603.98901</text:p>
          </table:table-cell>
          <table:table-cell office:value-type="float" office:value="796.01105" calcext:value-type="float">
            <text:p>796.01105</text:p>
          </table:table-cell>
        </table:table-row>
        <table:table-row table:style-name="ro1">
          <table:table-cell office:value-type="float" office:value="-159.71869" calcext:value-type="float">
            <text:p>-159.71869</text:p>
          </table:table-cell>
          <table:table-cell office:value-type="float" office:value="1599.29675" calcext:value-type="float">
            <text:p>1599.29675</text:p>
          </table:table-cell>
          <table:table-cell office:value-type="float" office:value="800.70325" calcext:value-type="float">
            <text:p>800.70325</text:p>
          </table:table-cell>
        </table:table-row>
        <table:table-row table:style-name="ro1">
          <table:table-cell office:value-type="float" office:value="-164.78476" calcext:value-type="float">
            <text:p>-164.78476</text:p>
          </table:table-cell>
          <table:table-cell office:value-type="float" office:value="1611.96191" calcext:value-type="float">
            <text:p>1611.96191</text:p>
          </table:table-cell>
          <table:table-cell office:value-type="float" office:value="788.03809" calcext:value-type="float">
            <text:p>788.03809</text:p>
          </table:table-cell>
        </table:table-row>
        <table:table-row table:style-name="ro1">
          <table:table-cell office:value-type="float" office:value="-165.04417" calcext:value-type="float">
            <text:p>-165.04417</text:p>
          </table:table-cell>
          <table:table-cell office:value-type="float" office:value="1612.61047" calcext:value-type="float">
            <text:p>1612.61047</text:p>
          </table:table-cell>
          <table:table-cell office:value-type="float" office:value="787.38959" calcext:value-type="float">
            <text:p>787.38959</text:p>
          </table:table-cell>
        </table:table-row>
        <table:table-row table:style-name="ro1">
          <table:table-cell office:value-type="float" office:value="-168.5538" calcext:value-type="float">
            <text:p>-168.5538</text:p>
          </table:table-cell>
          <table:table-cell office:value-type="float" office:value="1621.38452" calcext:value-type="float">
            <text:p>1621.38452</text:p>
          </table:table-cell>
          <table:table-cell office:value-type="float" office:value="778.61548" calcext:value-type="float">
            <text:p>778.61548</text:p>
          </table:table-cell>
        </table:table-row>
        <table:table-row table:style-name="ro1">
          <table:table-cell office:value-type="float" office:value="-170.29335" calcext:value-type="float">
            <text:p>-170.29335</text:p>
          </table:table-cell>
          <table:table-cell office:value-type="float" office:value="1625.7334" calcext:value-type="float">
            <text:p>1625.7334</text:p>
          </table:table-cell>
          <table:table-cell office:value-type="float" office:value="774.2666" calcext:value-type="float">
            <text:p>774.2666</text:p>
          </table:table-cell>
        </table:table-row>
        <table:table-row table:style-name="ro1">
          <table:table-cell office:value-type="float" office:value="-172.71957" calcext:value-type="float">
            <text:p>-172.71957</text:p>
          </table:table-cell>
          <table:table-cell office:value-type="float" office:value="1631.79895" calcext:value-type="float">
            <text:p>1631.79895</text:p>
          </table:table-cell>
          <table:table-cell office:value-type="float" office:value="768.20105" calcext:value-type="float">
            <text:p>768.20105</text:p>
          </table:table-cell>
        </table:table-row>
        <table:table-row table:style-name="ro1">
          <table:table-cell office:value-type="float" office:value="-167.88239" calcext:value-type="float">
            <text:p>-167.88239</text:p>
          </table:table-cell>
          <table:table-cell office:value-type="float" office:value="1619.70593" calcext:value-type="float">
            <text:p>1619.70593</text:p>
          </table:table-cell>
          <table:table-cell office:value-type="float" office:value="780.29407" calcext:value-type="float">
            <text:p>780.29407</text:p>
          </table:table-cell>
        </table:table-row>
        <table:table-row table:style-name="ro1">
          <table:table-cell office:value-type="float" office:value="-176.58017" calcext:value-type="float">
            <text:p>-176.58017</text:p>
          </table:table-cell>
          <table:table-cell office:value-type="float" office:value="1641.45044" calcext:value-type="float">
            <text:p>1641.45044</text:p>
          </table:table-cell>
          <table:table-cell office:value-type="float" office:value="758.54956" calcext:value-type="float">
            <text:p>758.54956</text:p>
          </table:table-cell>
        </table:table-row>
        <table:table-row table:style-name="ro1">
          <table:table-cell office:value-type="float" office:value="-170.70535" calcext:value-type="float">
            <text:p>-170.70535</text:p>
          </table:table-cell>
          <table:table-cell office:value-type="float" office:value="1626.76343" calcext:value-type="float">
            <text:p>1626.76343</text:p>
          </table:table-cell>
          <table:table-cell office:value-type="float" office:value="773.23663" calcext:value-type="float">
            <text:p>773.23663</text:p>
          </table:table-cell>
        </table:table-row>
        <table:table-row table:style-name="ro1">
          <table:table-cell office:value-type="float" office:value="-177.03795" calcext:value-type="float">
            <text:p>-177.03795</text:p>
          </table:table-cell>
          <table:table-cell office:value-type="float" office:value="1642.59485" calcext:value-type="float">
            <text:p>1642.59485</text:p>
          </table:table-cell>
          <table:table-cell office:value-type="float" office:value="757.40515" calcext:value-type="float">
            <text:p>757.40515</text:p>
          </table:table-cell>
        </table:table-row>
        <table:table-row table:style-name="ro1">
          <table:table-cell office:value-type="float" office:value="-174.03188" calcext:value-type="float">
            <text:p>-174.03188</text:p>
          </table:table-cell>
          <table:table-cell office:value-type="float" office:value="1635.07971" calcext:value-type="float">
            <text:p>1635.07971</text:p>
          </table:table-cell>
          <table:table-cell office:value-type="float" office:value="764.92029" calcext:value-type="float">
            <text:p>764.92029</text:p>
          </table:table-cell>
        </table:table-row>
        <table:table-row table:style-name="ro1">
          <table:table-cell office:value-type="float" office:value="-164.83054" calcext:value-type="float">
            <text:p>-164.83054</text:p>
          </table:table-cell>
          <table:table-cell office:value-type="float" office:value="1612.07629" calcext:value-type="float">
            <text:p>1612.07629</text:p>
          </table:table-cell>
          <table:table-cell office:value-type="float" office:value="787.92365" calcext:value-type="float">
            <text:p>787.92365</text:p>
          </table:table-cell>
        </table:table-row>
        <table:table-row table:style-name="ro1">
          <table:table-cell office:value-type="float" office:value="-171.48358" calcext:value-type="float">
            <text:p>-171.48358</text:p>
          </table:table-cell>
          <table:table-cell office:value-type="float" office:value="1628.70898" calcext:value-type="float">
            <text:p>1628.70898</text:p>
          </table:table-cell>
          <table:table-cell office:value-type="float" office:value="771.29102" calcext:value-type="float">
            <text:p>771.29102</text:p>
          </table:table-cell>
        </table:table-row>
        <table:table-row table:style-name="ro1">
          <table:table-cell office:value-type="float" office:value="-171.48358" calcext:value-type="float">
            <text:p>-171.48358</text:p>
          </table:table-cell>
          <table:table-cell office:value-type="float" office:value="1628.70898" calcext:value-type="float">
            <text:p>1628.70898</text:p>
          </table:table-cell>
          <table:table-cell office:value-type="float" office:value="771.29102" calcext:value-type="float">
            <text:p>771.29102</text:p>
          </table:table-cell>
        </table:table-row>
        <table:table-row table:style-name="ro1">
          <table:table-cell office:value-type="float" office:value="-174.06239" calcext:value-type="float">
            <text:p>-174.06239</text:p>
          </table:table-cell>
          <table:table-cell office:value-type="float" office:value="1635.15601" calcext:value-type="float">
            <text:p>1635.15601</text:p>
          </table:table-cell>
          <table:table-cell office:value-type="float" office:value="764.84399" calcext:value-type="float">
            <text:p>764.84399</text:p>
          </table:table-cell>
        </table:table-row>
        <table:table-row table:style-name="ro1">
          <table:table-cell office:value-type="float" office:value="-176.77853" calcext:value-type="float">
            <text:p>-176.77853</text:p>
          </table:table-cell>
          <table:table-cell office:value-type="float" office:value="1641.94629" calcext:value-type="float">
            <text:p>1641.94629</text:p>
          </table:table-cell>
          <table:table-cell office:value-type="float" office:value="758.05365" calcext:value-type="float">
            <text:p>758.05365</text:p>
          </table:table-cell>
        </table:table-row>
        <table:table-row table:style-name="ro1">
          <table:table-cell office:value-type="float" office:value="-176.99217" calcext:value-type="float">
            <text:p>-176.99217</text:p>
          </table:table-cell>
          <table:table-cell office:value-type="float" office:value="1642.48047" calcext:value-type="float">
            <text:p>1642.48047</text:p>
          </table:table-cell>
          <table:table-cell office:value-type="float" office:value="757.51959" calcext:value-type="float">
            <text:p>757.51959</text:p>
          </table:table-cell>
        </table:table-row>
        <table:table-row table:style-name="ro1">
          <table:table-cell office:value-type="float" office:value="-172.36861" calcext:value-type="float">
            <text:p>-172.36861</text:p>
          </table:table-cell>
          <table:table-cell office:value-type="float" office:value="1630.92151" calcext:value-type="float">
            <text:p>1630.92151</text:p>
          </table:table-cell>
          <table:table-cell office:value-type="float" office:value="769.07849" calcext:value-type="float">
            <text:p>769.07849</text:p>
          </table:table-cell>
        </table:table-row>
        <table:table-row table:style-name="ro1">
          <table:table-cell office:value-type="float" office:value="-171.75824" calcext:value-type="float">
            <text:p>-171.75824</text:p>
          </table:table-cell>
          <table:table-cell office:value-type="float" office:value="1629.39563" calcext:value-type="float">
            <text:p>1629.39563</text:p>
          </table:table-cell>
          <table:table-cell office:value-type="float" office:value="770.60437" calcext:value-type="float">
            <text:p>770.60437</text:p>
          </table:table-cell>
        </table:table-row>
        <table:table-row table:style-name="ro1">
          <table:table-cell office:value-type="float" office:value="-169.92712" calcext:value-type="float">
            <text:p>-169.92712</text:p>
          </table:table-cell>
          <table:table-cell office:value-type="float" office:value="1624.81787" calcext:value-type="float">
            <text:p>1624.81787</text:p>
          </table:table-cell>
          <table:table-cell office:value-type="float" office:value="775.18219" calcext:value-type="float">
            <text:p>775.18219</text:p>
          </table:table-cell>
        </table:table-row>
        <table:table-row table:style-name="ro1">
          <table:table-cell office:value-type="float" office:value="-158.7421" calcext:value-type="float">
            <text:p>-158.7421</text:p>
          </table:table-cell>
          <table:table-cell office:value-type="float" office:value="1596.85522" calcext:value-type="float">
            <text:p>1596.85522</text:p>
          </table:table-cell>
          <table:table-cell office:value-type="float" office:value="803.14478" calcext:value-type="float">
            <text:p>803.14478</text:p>
          </table:table-cell>
        </table:table-row>
        <table:table-row table:style-name="ro1">
          <table:table-cell office:value-type="float" office:value="-163.22832" calcext:value-type="float">
            <text:p>-163.22832</text:p>
          </table:table-cell>
          <table:table-cell office:value-type="float" office:value="1608.0708" calcext:value-type="float">
            <text:p>1608.0708</text:p>
          </table:table-cell>
          <table:table-cell office:value-type="float" office:value="791.9292" calcext:value-type="float">
            <text:p>791.9292</text:p>
          </table:table-cell>
        </table:table-row>
        <table:table-row table:style-name="ro1">
          <table:table-cell office:value-type="float" office:value="-162.28224" calcext:value-type="float">
            <text:p>-162.28224</text:p>
          </table:table-cell>
          <table:table-cell office:value-type="float" office:value="1605.70557" calcext:value-type="float">
            <text:p>1605.70557</text:p>
          </table:table-cell>
          <table:table-cell office:value-type="float" office:value="794.29437" calcext:value-type="float">
            <text:p>794.29437</text:p>
          </table:table-cell>
        </table:table-row>
        <table:table-row table:style-name="ro1">
          <table:table-cell office:value-type="float" office:value="-169.59143" calcext:value-type="float">
            <text:p>-169.59143</text:p>
          </table:table-cell>
          <table:table-cell office:value-type="float" office:value="1623.97852" calcext:value-type="float">
            <text:p>1623.97852</text:p>
          </table:table-cell>
          <table:table-cell office:value-type="float" office:value="776.02142" calcext:value-type="float">
            <text:p>776.02142</text:p>
          </table:table-cell>
        </table:table-row>
        <table:table-row table:style-name="ro1">
          <table:table-cell office:value-type="float" office:value="-172.73483" calcext:value-type="float">
            <text:p>-172.73483</text:p>
          </table:table-cell>
          <table:table-cell office:value-type="float" office:value="1631.83704" calcext:value-type="float">
            <text:p>1631.83704</text:p>
          </table:table-cell>
          <table:table-cell office:value-type="float" office:value="768.1629" calcext:value-type="float">
            <text:p>768.1629</text:p>
          </table:table-cell>
        </table:table-row>
        <table:table-row table:style-name="ro1">
          <table:table-cell office:value-type="float" office:value="-172.1855" calcext:value-type="float">
            <text:p>-172.1855</text:p>
          </table:table-cell>
          <table:table-cell office:value-type="float" office:value="1630.46375" calcext:value-type="float">
            <text:p>1630.46375</text:p>
          </table:table-cell>
          <table:table-cell office:value-type="float" office:value="769.53625" calcext:value-type="float">
            <text:p>769.53625</text:p>
          </table:table-cell>
        </table:table-row>
        <table:table-row table:style-name="ro1">
          <table:table-cell office:value-type="float" office:value="-171.80402" calcext:value-type="float">
            <text:p>-171.80402</text:p>
          </table:table-cell>
          <table:table-cell office:value-type="float" office:value="1629.51001" calcext:value-type="float">
            <text:p>1629.51001</text:p>
          </table:table-cell>
          <table:table-cell office:value-type="float" office:value="770.48999" calcext:value-type="float">
            <text:p>770.48999</text:p>
          </table:table-cell>
        </table:table-row>
        <table:table-row table:style-name="ro1">
          <table:table-cell office:value-type="float" office:value="-169.72876" calcext:value-type="float">
            <text:p>-169.72876</text:p>
          </table:table-cell>
          <table:table-cell office:value-type="float" office:value="1624.3219" calcext:value-type="float">
            <text:p>1624.3219</text:p>
          </table:table-cell>
          <table:table-cell office:value-type="float" office:value="775.6781" calcext:value-type="float">
            <text:p>775.6781</text:p>
          </table:table-cell>
        </table:table-row>
        <table:table-row table:style-name="ro1">
          <table:table-cell office:value-type="float" office:value="-160.16121" calcext:value-type="float">
            <text:p>-160.16121</text:p>
          </table:table-cell>
          <table:table-cell office:value-type="float" office:value="1600.40308" calcext:value-type="float">
            <text:p>1600.40308</text:p>
          </table:table-cell>
          <table:table-cell office:value-type="float" office:value="799.59698" calcext:value-type="float">
            <text:p>799.59698</text:p>
          </table:table-cell>
        </table:table-row>
        <table:table-row table:style-name="ro1">
          <table:table-cell office:value-type="float" office:value="-161.65662" calcext:value-type="float">
            <text:p>-161.65662</text:p>
          </table:table-cell>
          <table:table-cell office:value-type="float" office:value="1604.1416" calcext:value-type="float">
            <text:p>1604.1416</text:p>
          </table:table-cell>
          <table:table-cell office:value-type="float" office:value="795.85846" calcext:value-type="float">
            <text:p>795.85846</text:p>
          </table:table-cell>
        </table:table-row>
        <table:table-row table:style-name="ro1">
          <table:table-cell office:value-type="float" office:value="-158.63528" calcext:value-type="float">
            <text:p>-158.63528</text:p>
          </table:table-cell>
          <table:table-cell office:value-type="float" office:value="1596.58826" calcext:value-type="float">
            <text:p>1596.58826</text:p>
          </table:table-cell>
          <table:table-cell office:value-type="float" office:value="803.4118" calcext:value-type="float">
            <text:p>803.4118</text:p>
          </table:table-cell>
        </table:table-row>
        <table:table-row table:style-name="ro1">
          <table:table-cell office:value-type="float" office:value="-160.37483" calcext:value-type="float">
            <text:p>-160.37483</text:p>
          </table:table-cell>
          <table:table-cell office:value-type="float" office:value="1600.93713" calcext:value-type="float">
            <text:p>1600.93713</text:p>
          </table:table-cell>
          <table:table-cell office:value-type="float" office:value="799.06293" calcext:value-type="float">
            <text:p>799.06293</text:p>
          </table:table-cell>
        </table:table-row>
        <table:table-row table:style-name="ro1">
          <table:table-cell office:value-type="float" office:value="-161.85498" calcext:value-type="float">
            <text:p>-161.85498</text:p>
          </table:table-cell>
          <table:table-cell office:value-type="float" office:value="1604.63745" calcext:value-type="float">
            <text:p>1604.63745</text:p>
          </table:table-cell>
          <table:table-cell office:value-type="float" office:value="795.36255" calcext:value-type="float">
            <text:p>795.36255</text:p>
          </table:table-cell>
        </table:table-row>
        <table:table-row table:style-name="ro1">
          <table:table-cell office:value-type="float" office:value="-148.24373" calcext:value-type="float">
            <text:p>-148.24373</text:p>
          </table:table-cell>
          <table:table-cell office:value-type="float" office:value="1570.60938" calcext:value-type="float">
            <text:p>1570.60938</text:p>
          </table:table-cell>
          <table:table-cell office:value-type="float" office:value="829.39069" calcext:value-type="float">
            <text:p>829.39069</text:p>
          </table:table-cell>
        </table:table-row>
        <table:table-row table:style-name="ro1">
          <table:table-cell office:value-type="float" office:value="-138.56937" calcext:value-type="float">
            <text:p>-138.56937</text:p>
          </table:table-cell>
          <table:table-cell office:value-type="float" office:value="1546.42346" calcext:value-type="float">
            <text:p>1546.42346</text:p>
          </table:table-cell>
          <table:table-cell office:value-type="float" office:value="853.5766" calcext:value-type="float">
            <text:p>853.5766</text:p>
          </table:table-cell>
        </table:table-row>
        <table:table-row table:style-name="ro1">
          <table:table-cell office:value-type="float" office:value="-138.7067" calcext:value-type="float">
            <text:p>-138.7067</text:p>
          </table:table-cell>
          <table:table-cell office:value-type="float" office:value="1546.76672" calcext:value-type="float">
            <text:p>1546.76672</text:p>
          </table:table-cell>
          <table:table-cell office:value-type="float" office:value="853.23328" calcext:value-type="float">
            <text:p>853.23328</text:p>
          </table:table-cell>
        </table:table-row>
        <table:table-row table:style-name="ro1">
          <table:table-cell office:value-type="float" office:value="-142.85721" calcext:value-type="float">
            <text:p>-142.85721</text:p>
          </table:table-cell>
          <table:table-cell office:value-type="float" office:value="1557.14307" calcext:value-type="float">
            <text:p>1557.14307</text:p>
          </table:table-cell>
          <table:table-cell office:value-type="float" office:value="842.85699" calcext:value-type="float">
            <text:p>842.85699</text:p>
          </table:table-cell>
        </table:table-row>
        <table:table-row table:style-name="ro1">
          <table:table-cell office:value-type="float" office:value="-154.56107" calcext:value-type="float">
            <text:p>-154.56107</text:p>
          </table:table-cell>
          <table:table-cell office:value-type="float" office:value="1586.40271" calcext:value-type="float">
            <text:p>1586.40271</text:p>
          </table:table-cell>
          <table:table-cell office:value-type="float" office:value="813.59735" calcext:value-type="float">
            <text:p>813.59735</text:p>
          </table:table-cell>
        </table:table-row>
        <table:table-row table:style-name="ro1">
          <table:table-cell office:value-type="float" office:value="-158.31483" calcext:value-type="float">
            <text:p>-158.31483</text:p>
          </table:table-cell>
          <table:table-cell office:value-type="float" office:value="1595.78711" calcext:value-type="float">
            <text:p>1595.78711</text:p>
          </table:table-cell>
          <table:table-cell office:value-type="float" office:value="804.21289" calcext:value-type="float">
            <text:p>804.21289</text:p>
          </table:table-cell>
        </table:table-row>
        <table:table-row table:style-name="ro1">
          <table:table-cell office:value-type="float" office:value="-147.08403" calcext:value-type="float">
            <text:p>-147.08403</text:p>
          </table:table-cell>
          <table:table-cell office:value-type="float" office:value="1567.71008" calcext:value-type="float">
            <text:p>1567.71008</text:p>
          </table:table-cell>
          <table:table-cell office:value-type="float" office:value="832.28992" calcext:value-type="float">
            <text:p>832.28992</text:p>
          </table:table-cell>
        </table:table-row>
        <table:table-row table:style-name="ro1">
          <table:table-cell office:value-type="float" office:value="-140.17159" calcext:value-type="float">
            <text:p>-140.17159</text:p>
          </table:table-cell>
          <table:table-cell office:value-type="float" office:value="1550.42896" calcext:value-type="float">
            <text:p>1550.42896</text:p>
          </table:table-cell>
          <table:table-cell office:value-type="float" office:value="849.57104" calcext:value-type="float">
            <text:p>849.57104</text:p>
          </table:table-cell>
        </table:table-row>
        <table:table-row table:style-name="ro1">
          <table:table-cell office:value-type="float" office:value="-136.05159" calcext:value-type="float">
            <text:p>-136.05159</text:p>
          </table:table-cell>
          <table:table-cell office:value-type="float" office:value="1540.12903" calcext:value-type="float">
            <text:p>1540.12903</text:p>
          </table:table-cell>
          <table:table-cell office:value-type="float" office:value="859.87103" calcext:value-type="float">
            <text:p>859.87103</text:p>
          </table:table-cell>
        </table:table-row>
        <table:table-row table:style-name="ro1">
          <table:table-cell office:value-type="float" office:value="-136.05159" calcext:value-type="float">
            <text:p>-136.05159</text:p>
          </table:table-cell>
          <table:table-cell office:value-type="float" office:value="1540.12903" calcext:value-type="float">
            <text:p>1540.12903</text:p>
          </table:table-cell>
          <table:table-cell office:value-type="float" office:value="859.87103" calcext:value-type="float">
            <text:p>859.87103</text:p>
          </table:table-cell>
        </table:table-row>
        <table:table-row table:style-name="ro1">
          <table:table-cell office:value-type="float" office:value="-145.58862" calcext:value-type="float">
            <text:p>-145.58862</text:p>
          </table:table-cell>
          <table:table-cell office:value-type="float" office:value="1563.97156" calcext:value-type="float">
            <text:p>1563.97156</text:p>
          </table:table-cell>
          <table:table-cell office:value-type="float" office:value="836.02844" calcext:value-type="float">
            <text:p>836.02844</text:p>
          </table:table-cell>
        </table:table-row>
        <table:table-row table:style-name="ro1">
          <table:table-cell office:value-type="float" office:value="-150.5784" calcext:value-type="float">
            <text:p>-150.5784</text:p>
          </table:table-cell>
          <table:table-cell office:value-type="float" office:value="1576.44604" calcext:value-type="float">
            <text:p>1576.44604</text:p>
          </table:table-cell>
          <table:table-cell office:value-type="float" office:value="823.55402" calcext:value-type="float">
            <text:p>823.55402</text:p>
          </table:table-cell>
        </table:table-row>
        <table:table-row table:style-name="ro1">
          <table:table-cell office:value-type="float" office:value="-150.24269" calcext:value-type="float">
            <text:p>-150.24269</text:p>
          </table:table-cell>
          <table:table-cell office:value-type="float" office:value="1575.60669" calcext:value-type="float">
            <text:p>1575.60669</text:p>
          </table:table-cell>
          <table:table-cell office:value-type="float" office:value="824.39325" calcext:value-type="float">
            <text:p>824.39325</text:p>
          </table:table-cell>
        </table:table-row>
        <table:table-row table:style-name="ro1">
          <table:table-cell office:value-type="float" office:value="-142.03322" calcext:value-type="float">
            <text:p>-142.03322</text:p>
          </table:table-cell>
          <table:table-cell office:value-type="float" office:value="1555.08301" calcext:value-type="float">
            <text:p>1555.08301</text:p>
          </table:table-cell>
          <table:table-cell office:value-type="float" office:value="844.91693" calcext:value-type="float">
            <text:p>844.91693</text:p>
          </table:table-cell>
        </table:table-row>
        <table:table-row table:style-name="ro1">
          <table:table-cell office:value-type="float" office:value="-135.2581" calcext:value-type="float">
            <text:p>-135.2581</text:p>
          </table:table-cell>
          <table:table-cell office:value-type="float" office:value="1538.14526" calcext:value-type="float">
            <text:p>1538.14526</text:p>
          </table:table-cell>
          <table:table-cell office:value-type="float" office:value="861.85474" calcext:value-type="float">
            <text:p>861.85474</text:p>
          </table:table-cell>
        </table:table-row>
        <table:table-row table:style-name="ro1">
          <table:table-cell office:value-type="float" office:value="-134.20522" calcext:value-type="float">
            <text:p>-134.20522</text:p>
          </table:table-cell>
          <table:table-cell office:value-type="float" office:value="1535.51306" calcext:value-type="float">
            <text:p>1535.51306</text:p>
          </table:table-cell>
          <table:table-cell office:value-type="float" office:value="864.48694" calcext:value-type="float">
            <text:p>864.48694</text:p>
          </table:table-cell>
        </table:table-row>
        <table:table-row table:style-name="ro1">
          <table:table-cell office:value-type="float" office:value="-138.32521" calcext:value-type="float">
            <text:p>-138.32521</text:p>
          </table:table-cell>
          <table:table-cell office:value-type="float" office:value="1545.81299" calcext:value-type="float">
            <text:p>1545.81299</text:p>
          </table:table-cell>
          <table:table-cell office:value-type="float" office:value="854.18695" calcext:value-type="float">
            <text:p>854.18695</text:p>
          </table:table-cell>
        </table:table-row>
        <table:table-row table:style-name="ro1">
          <table:table-cell office:value-type="float" office:value="-138.69144" calcext:value-type="float">
            <text:p>-138.69144</text:p>
          </table:table-cell>
          <table:table-cell office:value-type="float" office:value="1546.72864" calcext:value-type="float">
            <text:p>1546.72864</text:p>
          </table:table-cell>
          <table:table-cell office:value-type="float" office:value="853.27142" calcext:value-type="float">
            <text:p>853.27142</text:p>
          </table:table-cell>
        </table:table-row>
        <table:table-row table:style-name="ro1">
          <table:table-cell office:value-type="float" office:value="-136.29573" calcext:value-type="float">
            <text:p>-136.29573</text:p>
          </table:table-cell>
          <table:table-cell office:value-type="float" office:value="1540.73938" calcext:value-type="float">
            <text:p>1540.73938</text:p>
          </table:table-cell>
          <table:table-cell office:value-type="float" office:value="859.26068" calcext:value-type="float">
            <text:p>859.26068</text:p>
          </table:table-cell>
        </table:table-row>
        <table:table-row table:style-name="ro1">
          <table:table-cell office:value-type="float" office:value="-132.02315" calcext:value-type="float">
            <text:p>-132.02315</text:p>
          </table:table-cell>
          <table:table-cell office:value-type="float" office:value="1530.05786" calcext:value-type="float">
            <text:p>1530.05786</text:p>
          </table:table-cell>
          <table:table-cell office:value-type="float" office:value="869.94214" calcext:value-type="float">
            <text:p>869.94214</text:p>
          </table:table-cell>
        </table:table-row>
        <table:table-row table:style-name="ro1">
          <table:table-cell office:value-type="float" office:value="-132.57248" calcext:value-type="float">
            <text:p>-132.57248</text:p>
          </table:table-cell>
          <table:table-cell office:value-type="float" office:value="1531.43115" calcext:value-type="float">
            <text:p>1531.43115</text:p>
          </table:table-cell>
          <table:table-cell office:value-type="float" office:value="868.56879" calcext:value-type="float">
            <text:p>868.56879</text:p>
          </table:table-cell>
        </table:table-row>
        <table:table-row table:style-name="ro1">
          <table:table-cell office:value-type="float" office:value="-135.02922" calcext:value-type="float">
            <text:p>-135.02922</text:p>
          </table:table-cell>
          <table:table-cell office:value-type="float" office:value="1537.573" calcext:value-type="float">
            <text:p>1537.573</text:p>
          </table:table-cell>
          <table:table-cell office:value-type="float" office:value="862.42694" calcext:value-type="float">
            <text:p>862.42694</text:p>
          </table:table-cell>
        </table:table-row>
        <table:table-row table:style-name="ro1">
          <table:table-cell office:value-type="float" office:value="-134.51041" calcext:value-type="float">
            <text:p>-134.51041</text:p>
          </table:table-cell>
          <table:table-cell office:value-type="float" office:value="1536.276" calcext:value-type="float">
            <text:p>1536.276</text:p>
          </table:table-cell>
          <table:table-cell office:value-type="float" office:value="863.724" calcext:value-type="float">
            <text:p>863.724</text:p>
          </table:table-cell>
        </table:table-row>
        <table:table-row table:style-name="ro1">
          <table:table-cell office:value-type="float" office:value="-131.91632" calcext:value-type="float">
            <text:p>-131.91632</text:p>
          </table:table-cell>
          <table:table-cell office:value-type="float" office:value="1529.79077" calcext:value-type="float">
            <text:p>1529.79077</text:p>
          </table:table-cell>
          <table:table-cell office:value-type="float" office:value="870.20923" calcext:value-type="float">
            <text:p>870.20923</text:p>
          </table:table-cell>
        </table:table-row>
        <table:table-row table:style-name="ro1">
          <table:table-cell office:value-type="float" office:value="-130.58878" calcext:value-type="float">
            <text:p>-130.58878</text:p>
          </table:table-cell>
          <table:table-cell office:value-type="float" office:value="1526.47192" calcext:value-type="float">
            <text:p>1526.47192</text:p>
          </table:table-cell>
          <table:table-cell office:value-type="float" office:value="873.52808" calcext:value-type="float">
            <text:p>873.52808</text:p>
          </table:table-cell>
        </table:table-row>
        <table:table-row table:style-name="ro1">
          <table:table-cell office:value-type="float" office:value="-129.91736" calcext:value-type="float">
            <text:p>-129.91736</text:p>
          </table:table-cell>
          <table:table-cell office:value-type="float" office:value="1524.79346" calcext:value-type="float">
            <text:p>1524.79346</text:p>
          </table:table-cell>
          <table:table-cell office:value-type="float" office:value="875.2066" calcext:value-type="float">
            <text:p>875.2066</text:p>
          </table:table-cell>
        </table:table-row>
        <table:table-row table:style-name="ro1">
          <table:table-cell office:value-type="float" office:value="-134.78506" calcext:value-type="float">
            <text:p>-134.78506</text:p>
          </table:table-cell>
          <table:table-cell office:value-type="float" office:value="1536.96265" calcext:value-type="float">
            <text:p>1536.96265</text:p>
          </table:table-cell>
          <table:table-cell office:value-type="float" office:value="863.03735" calcext:value-type="float">
            <text:p>863.03735</text:p>
          </table:table-cell>
        </table:table-row>
        <table:table-row table:style-name="ro1">
          <table:table-cell office:value-type="float" office:value="-128.37617" calcext:value-type="float">
            <text:p>-128.37617</text:p>
          </table:table-cell>
          <table:table-cell office:value-type="float" office:value="1520.94043" calcext:value-type="float">
            <text:p>1520.94043</text:p>
          </table:table-cell>
          <table:table-cell office:value-type="float" office:value="879.05957" calcext:value-type="float">
            <text:p>879.05957</text:p>
          </table:table-cell>
        </table:table-row>
        <table:table-row table:style-name="ro1">
          <table:table-cell office:value-type="float" office:value="-128.45248" calcext:value-type="float">
            <text:p>-128.45248</text:p>
          </table:table-cell>
          <table:table-cell office:value-type="float" office:value="1521.13123" calcext:value-type="float">
            <text:p>1521.13123</text:p>
          </table:table-cell>
          <table:table-cell office:value-type="float" office:value="878.86877" calcext:value-type="float">
            <text:p>878.86877</text:p>
          </table:table-cell>
        </table:table-row>
        <table:table-row table:style-name="ro1">
          <table:table-cell office:value-type="float" office:value="-123.11174" calcext:value-type="float">
            <text:p>-123.11174</text:p>
          </table:table-cell>
          <table:table-cell office:value-type="float" office:value="1507.7793" calcext:value-type="float">
            <text:p>1507.7793</text:p>
          </table:table-cell>
          <table:table-cell office:value-type="float" office:value="892.22064" calcext:value-type="float">
            <text:p>892.22064</text:p>
          </table:table-cell>
        </table:table-row>
        <table:table-row table:style-name="ro1">
          <table:table-cell office:value-type="float" office:value="-122.68448" calcext:value-type="float">
            <text:p>-122.68448</text:p>
          </table:table-cell>
          <table:table-cell office:value-type="float" office:value="1506.71118" calcext:value-type="float">
            <text:p>1506.71118</text:p>
          </table:table-cell>
          <table:table-cell office:value-type="float" office:value="893.28882" calcext:value-type="float">
            <text:p>893.28882</text:p>
          </table:table-cell>
        </table:table-row>
        <table:table-row table:style-name="ro1">
          <table:table-cell office:value-type="float" office:value="-130.75662" calcext:value-type="float">
            <text:p>-130.75662</text:p>
          </table:table-cell>
          <table:table-cell office:value-type="float" office:value="1526.8916" calcext:value-type="float">
            <text:p>1526.8916</text:p>
          </table:table-cell>
          <table:table-cell office:value-type="float" office:value="873.10846" calcext:value-type="float">
            <text:p>873.10846</text:p>
          </table:table-cell>
        </table:table-row>
        <table:table-row table:style-name="ro1">
          <table:table-cell office:value-type="float" office:value="-125.53796" calcext:value-type="float">
            <text:p>-125.53796</text:p>
          </table:table-cell>
          <table:table-cell office:value-type="float" office:value="1513.84485" calcext:value-type="float">
            <text:p>1513.84485</text:p>
          </table:table-cell>
          <table:table-cell office:value-type="float" office:value="886.15509" calcext:value-type="float">
            <text:p>886.15509</text:p>
          </table:table-cell>
        </table:table-row>
        <table:table-row table:style-name="ro1">
          <table:table-cell office:value-type="float" office:value="-138.34047" calcext:value-type="float">
            <text:p>-138.34047</text:p>
          </table:table-cell>
          <table:table-cell office:value-type="float" office:value="1545.8512" calcext:value-type="float">
            <text:p>1545.8512</text:p>
          </table:table-cell>
          <table:table-cell office:value-type="float" office:value="854.1488" calcext:value-type="float">
            <text:p>854.1488</text:p>
          </table:table-cell>
        </table:table-row>
        <table:table-row table:style-name="ro1">
          <table:table-cell office:value-type="float" office:value="-126.37722" calcext:value-type="float">
            <text:p>-126.37722</text:p>
          </table:table-cell>
          <table:table-cell office:value-type="float" office:value="1515.94299" calcext:value-type="float">
            <text:p>1515.94299</text:p>
          </table:table-cell>
          <table:table-cell office:value-type="float" office:value="884.05695" calcext:value-type="float">
            <text:p>884.05695</text:p>
          </table:table-cell>
        </table:table-row>
        <table:table-row table:style-name="ro1">
          <table:table-cell office:value-type="float" office:value="-132.8624" calcext:value-type="float">
            <text:p>-132.8624</text:p>
          </table:table-cell>
          <table:table-cell office:value-type="float" office:value="1532.15601" calcext:value-type="float">
            <text:p>1532.15601</text:p>
          </table:table-cell>
          <table:table-cell office:value-type="float" office:value="867.84399" calcext:value-type="float">
            <text:p>867.84399</text:p>
          </table:table-cell>
        </table:table-row>
        <table:table-row table:style-name="ro1">
          <table:table-cell office:value-type="float" office:value="-124.31721" calcext:value-type="float">
            <text:p>-124.31721</text:p>
          </table:table-cell>
          <table:table-cell office:value-type="float" office:value="1510.79309" calcext:value-type="float">
            <text:p>1510.79309</text:p>
          </table:table-cell>
          <table:table-cell office:value-type="float" office:value="889.20697" calcext:value-type="float">
            <text:p>889.20697</text:p>
          </table:table-cell>
        </table:table-row>
        <table:table-row table:style-name="ro1">
          <table:table-cell office:value-type="float" office:value="-127.43011" calcext:value-type="float">
            <text:p>-127.43011</text:p>
          </table:table-cell>
          <table:table-cell office:value-type="float" office:value="1518.57532" calcext:value-type="float">
            <text:p>1518.57532</text:p>
          </table:table-cell>
          <table:table-cell office:value-type="float" office:value="881.42474" calcext:value-type="float">
            <text:p>881.42474</text:p>
          </table:table-cell>
        </table:table-row>
        <table:table-row table:style-name="ro1">
          <table:table-cell office:value-type="float" office:value="-122.21144" calcext:value-type="float">
            <text:p>-122.21144</text:p>
          </table:table-cell>
          <table:table-cell office:value-type="float" office:value="1505.52856" calcext:value-type="float">
            <text:p>1505.52856</text:p>
          </table:table-cell>
          <table:table-cell office:value-type="float" office:value="894.47137" calcext:value-type="float">
            <text:p>894.47137</text:p>
          </table:table-cell>
        </table:table-row>
        <table:table-row table:style-name="ro1">
          <table:table-cell office:value-type="float" office:value="-123.32537" calcext:value-type="float">
            <text:p>-123.32537</text:p>
          </table:table-cell>
          <table:table-cell office:value-type="float" office:value="1508.31348" calcext:value-type="float">
            <text:p>1508.31348</text:p>
          </table:table-cell>
          <table:table-cell office:value-type="float" office:value="891.68658" calcext:value-type="float">
            <text:p>891.68658</text:p>
          </table:table-cell>
        </table:table-row>
        <table:table-row table:style-name="ro1">
          <table:table-cell office:value-type="float" office:value="-125.06492" calcext:value-type="float">
            <text:p>-125.06492</text:p>
          </table:table-cell>
          <table:table-cell office:value-type="float" office:value="1512.66235" calcext:value-type="float">
            <text:p>1512.66235</text:p>
          </table:table-cell>
          <table:table-cell office:value-type="float" office:value="887.33771" calcext:value-type="float">
            <text:p>887.33771</text:p>
          </table:table-cell>
        </table:table-row>
        <table:table-row table:style-name="ro1">
          <table:table-cell office:value-type="float" office:value="-123.70685" calcext:value-type="float">
            <text:p>-123.70685</text:p>
          </table:table-cell>
          <table:table-cell office:value-type="float" office:value="1509.26709" calcext:value-type="float">
            <text:p>1509.26709</text:p>
          </table:table-cell>
          <table:table-cell office:value-type="float" office:value="890.73291" calcext:value-type="float">
            <text:p>890.73291</text:p>
          </table:table-cell>
        </table:table-row>
        <table:table-row table:style-name="ro1">
          <table:table-cell office:value-type="float" office:value="-131.91632" calcext:value-type="float">
            <text:p>-131.91632</text:p>
          </table:table-cell>
          <table:table-cell office:value-type="float" office:value="1529.79077" calcext:value-type="float">
            <text:p>1529.79077</text:p>
          </table:table-cell>
          <table:table-cell office:value-type="float" office:value="870.20923" calcext:value-type="float">
            <text:p>870.20923</text:p>
          </table:table-cell>
        </table:table-row>
        <table:table-row table:style-name="ro1">
          <table:table-cell office:value-type="float" office:value="-133.6864" calcext:value-type="float">
            <text:p>-133.6864</text:p>
          </table:table-cell>
          <table:table-cell office:value-type="float" office:value="1534.21606" calcext:value-type="float">
            <text:p>1534.21606</text:p>
          </table:table-cell>
          <table:table-cell office:value-type="float" office:value="865.784" calcext:value-type="float">
            <text:p>865.784</text:p>
          </table:table-cell>
        </table:table-row>
        <table:table-row table:style-name="ro1">
          <table:table-cell office:value-type="float" office:value="-139.50018" calcext:value-type="float">
            <text:p>-139.50018</text:p>
          </table:table-cell>
          <table:table-cell office:value-type="float" office:value="1548.75049" calcext:value-type="float">
            <text:p>1548.75049</text:p>
          </table:table-cell>
          <table:table-cell office:value-type="float" office:value="851.24951" calcext:value-type="float">
            <text:p>851.24951</text:p>
          </table:table-cell>
        </table:table-row>
        <table:table-row table:style-name="ro1">
          <table:table-cell office:value-type="float" office:value="-138.7067" calcext:value-type="float">
            <text:p>-138.7067</text:p>
          </table:table-cell>
          <table:table-cell office:value-type="float" office:value="1546.76672" calcext:value-type="float">
            <text:p>1546.76672</text:p>
          </table:table-cell>
          <table:table-cell office:value-type="float" office:value="853.23328" calcext:value-type="float">
            <text:p>853.23328</text:p>
          </table:table-cell>
        </table:table-row>
        <table:table-row table:style-name="ro1">
          <table:table-cell office:value-type="float" office:value="-148.74728" calcext:value-type="float">
            <text:p>-148.74728</text:p>
          </table:table-cell>
          <table:table-cell office:value-type="float" office:value="1571.86816" calcext:value-type="float">
            <text:p>1571.86816</text:p>
          </table:table-cell>
          <table:table-cell office:value-type="float" office:value="828.13177" calcext:value-type="float">
            <text:p>828.13177</text:p>
          </table:table-cell>
        </table:table-row>
        <table:table-row table:style-name="ro1">
          <table:table-cell office:value-type="float" office:value="-141.91113" calcext:value-type="float">
            <text:p>-141.91113</text:p>
          </table:table-cell>
          <table:table-cell office:value-type="float" office:value="1554.77783" calcext:value-type="float">
            <text:p>1554.77783</text:p>
          </table:table-cell>
          <table:table-cell office:value-type="float" office:value="845.22217" calcext:value-type="float">
            <text:p>845.22217</text:p>
          </table:table-cell>
        </table:table-row>
        <table:table-row table:style-name="ro1">
          <table:table-cell office:value-type="float" office:value="-150.80728" calcext:value-type="float">
            <text:p>-150.80728</text:p>
          </table:table-cell>
          <table:table-cell office:value-type="float" office:value="1577.01819" calcext:value-type="float">
            <text:p>1577.01819</text:p>
          </table:table-cell>
          <table:table-cell office:value-type="float" office:value="822.98181" calcext:value-type="float">
            <text:p>822.98181</text:p>
          </table:table-cell>
        </table:table-row>
        <table:table-row table:style-name="ro1">
          <table:table-cell office:value-type="float" office:value="-139.94269" calcext:value-type="float">
            <text:p>-139.94269</text:p>
          </table:table-cell>
          <table:table-cell office:value-type="float" office:value="1549.85669" calcext:value-type="float">
            <text:p>1549.85669</text:p>
          </table:table-cell>
          <table:table-cell office:value-type="float" office:value="850.14331" calcext:value-type="float">
            <text:p>850.14331</text:p>
          </table:table-cell>
        </table:table-row>
        <table:table-row table:style-name="ro1">
          <table:table-cell office:value-type="float" office:value="-142.39943" calcext:value-type="float">
            <text:p>-142.39943</text:p>
          </table:table-cell>
          <table:table-cell office:value-type="float" office:value="1555.99854" calcext:value-type="float">
            <text:p>1555.99854</text:p>
          </table:table-cell>
          <table:table-cell office:value-type="float" office:value="844.0014" calcext:value-type="float">
            <text:p>844.0014</text:p>
          </table:table-cell>
        </table:table-row>
        <table:table-row table:style-name="ro1">
          <table:table-cell office:value-type="float" office:value="-131.97737" calcext:value-type="float">
            <text:p>-131.97737</text:p>
          </table:table-cell>
          <table:table-cell office:value-type="float" office:value="1529.94348" calcext:value-type="float">
            <text:p>1529.94348</text:p>
          </table:table-cell>
          <table:table-cell office:value-type="float" office:value="870.05658" calcext:value-type="float">
            <text:p>870.05658</text:p>
          </table:table-cell>
        </table:table-row>
        <table:table-row table:style-name="ro1">
          <table:table-cell office:value-type="float" office:value="-137.42491" calcext:value-type="float">
            <text:p>-137.42491</text:p>
          </table:table-cell>
          <table:table-cell office:value-type="float" office:value="1543.56226" calcext:value-type="float">
            <text:p>1543.56226</text:p>
          </table:table-cell>
          <table:table-cell office:value-type="float" office:value="856.43774" calcext:value-type="float">
            <text:p>856.43774</text:p>
          </table:table-cell>
        </table:table-row>
        <table:table-row table:style-name="ro1">
          <table:table-cell office:value-type="float" office:value="-131.42802" calcext:value-type="float">
            <text:p>-131.42802</text:p>
          </table:table-cell>
          <table:table-cell office:value-type="float" office:value="1528.57007" calcext:value-type="float">
            <text:p>1528.57007</text:p>
          </table:table-cell>
          <table:table-cell office:value-type="float" office:value="871.42993" calcext:value-type="float">
            <text:p>871.42993</text:p>
          </table:table-cell>
        </table:table-row>
        <table:table-row table:style-name="ro1">
          <table:table-cell office:value-type="float" office:value="-134.9987" calcext:value-type="float">
            <text:p>-134.9987</text:p>
          </table:table-cell>
          <table:table-cell office:value-type="float" office:value="1537.4967" calcext:value-type="float">
            <text:p>1537.4967</text:p>
          </table:table-cell>
          <table:table-cell office:value-type="float" office:value="862.50323" calcext:value-type="float">
            <text:p>862.50323</text:p>
          </table:table-cell>
        </table:table-row>
        <table:table-row table:style-name="ro1">
          <table:table-cell office:value-type="float" office:value="-130.90921" calcext:value-type="float">
            <text:p>-130.90921</text:p>
          </table:table-cell>
          <table:table-cell office:value-type="float" office:value="1527.27307" calcext:value-type="float">
            <text:p>1527.27307</text:p>
          </table:table-cell>
          <table:table-cell office:value-type="float" office:value="872.72699" calcext:value-type="float">
            <text:p>872.72699</text:p>
          </table:table-cell>
        </table:table-row>
        <table:table-row table:style-name="ro1">
          <table:table-cell office:value-type="float" office:value="-130.77188" calcext:value-type="float">
            <text:p>-130.77188</text:p>
          </table:table-cell>
          <table:table-cell office:value-type="float" office:value="1526.92969" calcext:value-type="float">
            <text:p>1526.92969</text:p>
          </table:table-cell>
          <table:table-cell office:value-type="float" office:value="873.07031" calcext:value-type="float">
            <text:p>873.07031</text:p>
          </table:table-cell>
        </table:table-row>
        <table:table-row table:style-name="ro1">
          <table:table-cell office:value-type="float" office:value="-135.02922" calcext:value-type="float">
            <text:p>-135.02922</text:p>
          </table:table-cell>
          <table:table-cell office:value-type="float" office:value="1537.573" calcext:value-type="float">
            <text:p>1537.573</text:p>
          </table:table-cell>
          <table:table-cell office:value-type="float" office:value="862.42694" calcext:value-type="float">
            <text:p>862.42694</text:p>
          </table:table-cell>
        </table:table-row>
        <table:table-row table:style-name="ro1">
          <table:table-cell office:value-type="float" office:value="-134.69351" calcext:value-type="float">
            <text:p>-134.69351</text:p>
          </table:table-cell>
          <table:table-cell office:value-type="float" office:value="1536.73376" calcext:value-type="float">
            <text:p>1536.73376</text:p>
          </table:table-cell>
          <table:table-cell office:value-type="float" office:value="863.26624" calcext:value-type="float">
            <text:p>863.26624</text:p>
          </table:table-cell>
        </table:table-row>
        <table:table-row table:style-name="ro1">
          <table:table-cell office:value-type="float" office:value="-134.08315" calcext:value-type="float">
            <text:p>-134.08315</text:p>
          </table:table-cell>
          <table:table-cell office:value-type="float" office:value="1535.20789" calcext:value-type="float">
            <text:p>1535.20789</text:p>
          </table:table-cell>
          <table:table-cell office:value-type="float" office:value="864.79211" calcext:value-type="float">
            <text:p>864.79211</text:p>
          </table:table-cell>
        </table:table-row>
        <table:table-row table:style-name="ro1">
          <table:table-cell office:value-type="float" office:value="-141.16344" calcext:value-type="float">
            <text:p>-141.16344</text:p>
          </table:table-cell>
          <table:table-cell office:value-type="float" office:value="1552.90857" calcext:value-type="float">
            <text:p>1552.90857</text:p>
          </table:table-cell>
          <table:table-cell office:value-type="float" office:value="847.09143" calcext:value-type="float">
            <text:p>847.09143</text:p>
          </table:table-cell>
        </table:table-row>
        <table:table-row table:style-name="ro1">
          <table:table-cell office:value-type="float" office:value="-131.84003" calcext:value-type="float">
            <text:p>-131.84003</text:p>
          </table:table-cell>
          <table:table-cell office:value-type="float" office:value="1529.6001" calcext:value-type="float">
            <text:p>1529.6001</text:p>
          </table:table-cell>
          <table:table-cell office:value-type="float" office:value="870.3999" calcext:value-type="float">
            <text:p>870.3999</text:p>
          </table:table-cell>
        </table:table-row>
        <table:table-row table:style-name="ro1">
          <table:table-cell office:value-type="float" office:value="-126.80447" calcext:value-type="float">
            <text:p>-126.80447</text:p>
          </table:table-cell>
          <table:table-cell office:value-type="float" office:value="1517.01123" calcext:value-type="float">
            <text:p>1517.01123</text:p>
          </table:table-cell>
          <table:table-cell office:value-type="float" office:value="882.98883" calcext:value-type="float">
            <text:p>882.98883</text:p>
          </table:table-cell>
        </table:table-row>
        <table:table-row table:style-name="ro1">
          <table:table-cell office:value-type="float" office:value="-126.56033" calcext:value-type="float">
            <text:p>-126.56033</text:p>
          </table:table-cell>
          <table:table-cell office:value-type="float" office:value="1516.40076" calcext:value-type="float">
            <text:p>1516.40076</text:p>
          </table:table-cell>
          <table:table-cell office:value-type="float" office:value="883.59918" calcext:value-type="float">
            <text:p>883.59918</text:p>
          </table:table-cell>
        </table:table-row>
        <table:table-row table:style-name="ro1">
          <table:table-cell office:value-type="float" office:value="-117.771" calcext:value-type="float">
            <text:p>-117.771</text:p>
          </table:table-cell>
          <table:table-cell office:value-type="float" office:value="1494.42749" calcext:value-type="float">
            <text:p>1494.42749</text:p>
          </table:table-cell>
          <table:table-cell office:value-type="float" office:value="905.57251" calcext:value-type="float">
            <text:p>905.57251</text:p>
          </table:table-cell>
        </table:table-row>
        <table:table-row table:style-name="ro1">
          <table:table-cell office:value-type="float" office:value="-113.37634" calcext:value-type="float">
            <text:p>-113.37634</text:p>
          </table:table-cell>
          <table:table-cell office:value-type="float" office:value="1483.4408" calcext:value-type="float">
            <text:p>1483.4408</text:p>
          </table:table-cell>
          <table:table-cell office:value-type="float" office:value="916.55914" calcext:value-type="float">
            <text:p>916.55914</text:p>
          </table:table-cell>
        </table:table-row>
        <table:table-row table:style-name="ro1">
          <table:table-cell office:value-type="float" office:value="-117.54211" calcext:value-type="float">
            <text:p>-117.54211</text:p>
          </table:table-cell>
          <table:table-cell office:value-type="float" office:value="1493.85522" calcext:value-type="float">
            <text:p>1493.85522</text:p>
          </table:table-cell>
          <table:table-cell office:value-type="float" office:value="906.14471" calcext:value-type="float">
            <text:p>906.14471</text:p>
          </table:table-cell>
        </table:table-row>
        <table:table-row table:style-name="ro1">
          <table:table-cell office:value-type="float" office:value="-113.42211" calcext:value-type="float">
            <text:p>-113.42211</text:p>
          </table:table-cell>
          <table:table-cell office:value-type="float" office:value="1483.5553" calcext:value-type="float">
            <text:p>1483.5553</text:p>
          </table:table-cell>
          <table:table-cell office:value-type="float" office:value="916.4447" calcext:value-type="float">
            <text:p>916.4447</text:p>
          </table:table-cell>
        </table:table-row>
        <table:table-row table:style-name="ro1">
          <table:table-cell office:value-type="float" office:value="-108.08138" calcext:value-type="float">
            <text:p>-108.08138</text:p>
          </table:table-cell>
          <table:table-cell office:value-type="float" office:value="1470.20349" calcext:value-type="float">
            <text:p>1470.20349</text:p>
          </table:table-cell>
          <table:table-cell office:value-type="float" office:value="929.79657" calcext:value-type="float">
            <text:p>929.79657</text:p>
          </table:table-cell>
        </table:table-row>
        <table:table-row table:style-name="ro1">
          <table:table-cell office:value-type="float" office:value="-115.5584" calcext:value-type="float">
            <text:p>-115.5584</text:p>
          </table:table-cell>
          <table:table-cell office:value-type="float" office:value="1488.896" calcext:value-type="float">
            <text:p>1488.896</text:p>
          </table:table-cell>
          <table:table-cell office:value-type="float" office:value="911.104" calcext:value-type="float">
            <text:p>911.104</text:p>
          </table:table-cell>
        </table:table-row>
        <table:table-row table:style-name="ro1">
          <table:table-cell office:value-type="float" office:value="-112.827" calcext:value-type="float">
            <text:p>-112.827</text:p>
          </table:table-cell>
          <table:table-cell office:value-type="float" office:value="1482.0675" calcext:value-type="float">
            <text:p>1482.0675</text:p>
          </table:table-cell>
          <table:table-cell office:value-type="float" office:value="917.9325" calcext:value-type="float">
            <text:p>917.9325</text:p>
          </table:table-cell>
        </table:table-row>
        <table:table-row table:style-name="ro1">
          <table:table-cell office:value-type="float" office:value="-108.707" calcext:value-type="float">
            <text:p>-108.707</text:p>
          </table:table-cell>
          <table:table-cell office:value-type="float" office:value="1471.76746" calcext:value-type="float">
            <text:p>1471.76746</text:p>
          </table:table-cell>
          <table:table-cell office:value-type="float" office:value="928.23248" calcext:value-type="float">
            <text:p>928.23248</text:p>
          </table:table-cell>
        </table:table-row>
        <table:table-row table:style-name="ro1">
          <table:table-cell office:value-type="float" office:value="-114.44448" calcext:value-type="float">
            <text:p>-114.44448</text:p>
          </table:table-cell>
          <table:table-cell office:value-type="float" office:value="1486.11121" calcext:value-type="float">
            <text:p>1486.11121</text:p>
          </table:table-cell>
          <table:table-cell office:value-type="float" office:value="913.88879" calcext:value-type="float">
            <text:p>913.88879</text:p>
          </table:table-cell>
        </table:table-row>
        <table:table-row table:style-name="ro1">
          <table:table-cell office:value-type="float" office:value="-107.36419" calcext:value-type="float">
            <text:p>-107.36419</text:p>
          </table:table-cell>
          <table:table-cell office:value-type="float" office:value="1468.41052" calcext:value-type="float">
            <text:p>1468.41052</text:p>
          </table:table-cell>
          <table:table-cell office:value-type="float" office:value="931.58954" calcext:value-type="float">
            <text:p>931.58954</text:p>
          </table:table-cell>
        </table:table-row>
        <table:table-row table:style-name="ro1">
          <table:table-cell office:value-type="float" office:value="-102.75589" calcext:value-type="float">
            <text:p>-102.75589</text:p>
          </table:table-cell>
          <table:table-cell office:value-type="float" office:value="1456.88977" calcext:value-type="float">
            <text:p>1456.88977</text:p>
          </table:table-cell>
          <table:table-cell office:value-type="float" office:value="943.11029" calcext:value-type="float">
            <text:p>943.11029</text:p>
          </table:table-cell>
        </table:table-row>
        <table:table-row table:style-name="ro1">
          <table:table-cell office:value-type="float" office:value="-104.40389" calcext:value-type="float">
            <text:p>-104.40389</text:p>
          </table:table-cell>
          <table:table-cell office:value-type="float" office:value="1461.00977" calcext:value-type="float">
            <text:p>1461.00977</text:p>
          </table:table-cell>
          <table:table-cell office:value-type="float" office:value="938.9903" calcext:value-type="float">
            <text:p>938.9903</text:p>
          </table:table-cell>
        </table:table-row>
        <table:table-row table:style-name="ro1">
          <table:table-cell office:value-type="float" office:value="-100.97056" calcext:value-type="float">
            <text:p>-100.97056</text:p>
          </table:table-cell>
          <table:table-cell office:value-type="float" office:value="1452.42639" calcext:value-type="float">
            <text:p>1452.42639</text:p>
          </table:table-cell>
          <table:table-cell office:value-type="float" office:value="947.57361" calcext:value-type="float">
            <text:p>947.57361</text:p>
          </table:table-cell>
        </table:table-row>
        <table:table-row table:style-name="ro1">
          <table:table-cell office:value-type="float" office:value="-100.69589" calcext:value-type="float">
            <text:p>-100.69589</text:p>
          </table:table-cell>
          <table:table-cell office:value-type="float" office:value="1451.73975" calcext:value-type="float">
            <text:p>1451.73975</text:p>
          </table:table-cell>
          <table:table-cell office:value-type="float" office:value="948.26025" calcext:value-type="float">
            <text:p>948.26025</text:p>
          </table:table-cell>
        </table:table-row>
        <table:table-row table:style-name="ro1">
          <table:table-cell office:value-type="float" office:value="-98.46804" calcext:value-type="float">
            <text:p>-98.46804</text:p>
          </table:table-cell>
          <table:table-cell office:value-type="float" office:value="1446.17004" calcext:value-type="float">
            <text:p>1446.17004</text:p>
          </table:table-cell>
          <table:table-cell office:value-type="float" office:value="953.8299" calcext:value-type="float">
            <text:p>953.8299</text:p>
          </table:table-cell>
        </table:table-row>
        <table:table-row table:style-name="ro1">
          <table:table-cell office:value-type="float" office:value="-103.38152" calcext:value-type="float">
            <text:p>-103.38152</text:p>
          </table:table-cell>
          <table:table-cell office:value-type="float" office:value="1458.45386" calcext:value-type="float">
            <text:p>1458.45386</text:p>
          </table:table-cell>
          <table:table-cell office:value-type="float" office:value="941.5462" calcext:value-type="float">
            <text:p>941.5462</text:p>
          </table:table-cell>
        </table:table-row>
        <table:table-row table:style-name="ro1">
          <table:table-cell office:value-type="float" office:value="-106.92167" calcext:value-type="float">
            <text:p>-106.92167</text:p>
          </table:table-cell>
          <table:table-cell office:value-type="float" office:value="1467.3042" calcext:value-type="float">
            <text:p>1467.3042</text:p>
          </table:table-cell>
          <table:table-cell office:value-type="float" office:value="932.6958" calcext:value-type="float">
            <text:p>932.6958</text:p>
          </table:table-cell>
        </table:table-row>
        <table:table-row table:style-name="ro1">
          <table:table-cell office:value-type="float" office:value="-93.27989" calcext:value-type="float">
            <text:p>-93.27989</text:p>
          </table:table-cell>
          <table:table-cell office:value-type="float" office:value="1433.19971" calcext:value-type="float">
            <text:p>1433.19971</text:p>
          </table:table-cell>
          <table:table-cell office:value-type="float" office:value="966.80029" calcext:value-type="float">
            <text:p>966.80029</text:p>
          </table:table-cell>
        </table:table-row>
        <table:table-row table:style-name="ro1">
          <table:table-cell office:value-type="float" office:value="-96.05708" calcext:value-type="float">
            <text:p>-96.05708</text:p>
          </table:table-cell>
          <table:table-cell office:value-type="float" office:value="1440.1427" calcext:value-type="float">
            <text:p>1440.1427</text:p>
          </table:table-cell>
          <table:table-cell office:value-type="float" office:value="959.8573" calcext:value-type="float">
            <text:p>959.8573</text:p>
          </table:table-cell>
        </table:table-row>
        <table:table-row table:style-name="ro1">
          <table:table-cell office:value-type="float" office:value="-86.5353" calcext:value-type="float">
            <text:p>-86.5353</text:p>
          </table:table-cell>
          <table:table-cell office:value-type="float" office:value="1416.33826" calcext:value-type="float">
            <text:p>1416.33826</text:p>
          </table:table-cell>
          <table:table-cell office:value-type="float" office:value="983.66174" calcext:value-type="float">
            <text:p>983.66174</text:p>
          </table:table-cell>
        </table:table-row>
        <table:table-row table:style-name="ro1">
          <table:table-cell office:value-type="float" office:value="-85.40612" calcext:value-type="float">
            <text:p>-85.40612</text:p>
          </table:table-cell>
          <table:table-cell office:value-type="float" office:value="1413.51526" calcext:value-type="float">
            <text:p>1413.51526</text:p>
          </table:table-cell>
          <table:table-cell office:value-type="float" office:value="986.48468" calcext:value-type="float">
            <text:p>986.48468</text:p>
          </table:table-cell>
        </table:table-row>
        <table:table-row table:style-name="ro1">
          <table:table-cell office:value-type="float" office:value="-88.3359" calcext:value-type="float">
            <text:p>-88.3359</text:p>
          </table:table-cell>
          <table:table-cell office:value-type="float" office:value="1420.83972" calcext:value-type="float">
            <text:p>1420.83972</text:p>
          </table:table-cell>
          <table:table-cell office:value-type="float" office:value="979.16028" calcext:value-type="float">
            <text:p>979.16028</text:p>
          </table:table-cell>
        </table:table-row>
        <table:table-row table:style-name="ro1">
          <table:table-cell office:value-type="float" office:value="-81.83546" calcext:value-type="float">
            <text:p>-81.83546</text:p>
          </table:table-cell>
          <table:table-cell office:value-type="float" office:value="1404.58862" calcext:value-type="float">
            <text:p>1404.58862</text:p>
          </table:table-cell>
          <table:table-cell office:value-type="float" office:value="995.41138" calcext:value-type="float">
            <text:p>995.41138</text:p>
          </table:table-cell>
        </table:table-row>
        <table:table-row table:style-name="ro1">
          <table:table-cell office:value-type="float" office:value="-87.98493" calcext:value-type="float">
            <text:p>-87.98493</text:p>
          </table:table-cell>
          <table:table-cell office:value-type="float" office:value="1419.96228" calcext:value-type="float">
            <text:p>1419.96228</text:p>
          </table:table-cell>
          <table:table-cell office:value-type="float" office:value="980.03766" calcext:value-type="float">
            <text:p>980.03766</text:p>
          </table:table-cell>
        </table:table-row>
        <table:table-row table:style-name="ro1">
          <table:table-cell office:value-type="float" office:value="-87.78656" calcext:value-type="float">
            <text:p>-87.78656</text:p>
          </table:table-cell>
          <table:table-cell office:value-type="float" office:value="1419.46643" calcext:value-type="float">
            <text:p>1419.46643</text:p>
          </table:table-cell>
          <table:table-cell office:value-type="float" office:value="980.53357" calcext:value-type="float">
            <text:p>980.53357</text:p>
          </table:table-cell>
        </table:table-row>
        <table:table-row table:style-name="ro1">
          <table:table-cell office:value-type="float" office:value="-87.23723" calcext:value-type="float">
            <text:p>-87.23723</text:p>
          </table:table-cell>
          <table:table-cell office:value-type="float" office:value="1418.09302" calcext:value-type="float">
            <text:p>1418.09302</text:p>
          </table:table-cell>
          <table:table-cell office:value-type="float" office:value="981.90692" calcext:value-type="float">
            <text:p>981.90692</text:p>
          </table:table-cell>
        </table:table-row>
        <table:table-row table:style-name="ro1">
          <table:table-cell office:value-type="float" office:value="-82.20168" calcext:value-type="float">
            <text:p>-82.20168</text:p>
          </table:table-cell>
          <table:table-cell office:value-type="float" office:value="1405.50415" calcext:value-type="float">
            <text:p>1405.50415</text:p>
          </table:table-cell>
          <table:table-cell office:value-type="float" office:value="994.49579" calcext:value-type="float">
            <text:p>994.49579</text:p>
          </table:table-cell>
        </table:table-row>
        <table:table-row table:style-name="ro1">
          <table:table-cell office:value-type="float" office:value="-81.01145" calcext:value-type="float">
            <text:p>-81.01145</text:p>
          </table:table-cell>
          <table:table-cell office:value-type="float" office:value="1402.52869" calcext:value-type="float">
            <text:p>1402.52869</text:p>
          </table:table-cell>
          <table:table-cell office:value-type="float" office:value="997.47137" calcext:value-type="float">
            <text:p>997.47137</text:p>
          </table:table-cell>
        </table:table-row>
        <table:table-row table:style-name="ro1">
          <table:table-cell office:value-type="float" office:value="-83.55975" calcext:value-type="float">
            <text:p>-83.55975</text:p>
          </table:table-cell>
          <table:table-cell office:value-type="float" office:value="1408.89941" calcext:value-type="float">
            <text:p>1408.89941</text:p>
          </table:table-cell>
          <table:table-cell office:value-type="float" office:value="991.10065" calcext:value-type="float">
            <text:p>991.10065</text:p>
          </table:table-cell>
        </table:table-row>
        <table:table-row table:style-name="ro1">
          <table:table-cell office:value-type="float" office:value="-76.92197" calcext:value-type="float">
            <text:p>-76.92197</text:p>
          </table:table-cell>
          <table:table-cell office:value-type="float" office:value="1392.30493" calcext:value-type="float">
            <text:p>1392.30493</text:p>
          </table:table-cell>
          <table:table-cell office:value-type="float" office:value="1007.69507" calcext:value-type="float">
            <text:p>1007.69507</text:p>
          </table:table-cell>
        </table:table-row>
        <table:table-row table:style-name="ro1">
          <table:table-cell office:value-type="float" office:value="-75.1519" calcext:value-type="float">
            <text:p>-75.1519</text:p>
          </table:table-cell>
          <table:table-cell office:value-type="float" office:value="1387.87976" calcext:value-type="float">
            <text:p>1387.87976</text:p>
          </table:table-cell>
          <table:table-cell office:value-type="float" office:value="1012.12024" calcext:value-type="float">
            <text:p>1012.12024</text:p>
          </table:table-cell>
        </table:table-row>
        <table:table-row table:style-name="ro1">
          <table:table-cell office:value-type="float" office:value="-72.72568" calcext:value-type="float">
            <text:p>-72.72568</text:p>
          </table:table-cell>
          <table:table-cell office:value-type="float" office:value="1381.81421" calcext:value-type="float">
            <text:p>1381.81421</text:p>
          </table:table-cell>
          <table:table-cell office:value-type="float" office:value="1018.18579" calcext:value-type="float">
            <text:p>1018.18579</text:p>
          </table:table-cell>
        </table:table-row>
        <table:table-row table:style-name="ro1">
          <table:table-cell office:value-type="float" office:value="-65.99635" calcext:value-type="float">
            <text:p>-65.99635</text:p>
          </table:table-cell>
          <table:table-cell office:value-type="float" office:value="1364.99084" calcext:value-type="float">
            <text:p>1364.99084</text:p>
          </table:table-cell>
          <table:table-cell office:value-type="float" office:value="1035.00916" calcext:value-type="float">
            <text:p>1035.00916</text:p>
          </table:table-cell>
        </table:table-row>
        <table:table-row table:style-name="ro1">
          <table:table-cell office:value-type="float" office:value="-62.01368" calcext:value-type="float">
            <text:p>-62.01368</text:p>
          </table:table-cell>
          <table:table-cell office:value-type="float" office:value="1355.03418" calcext:value-type="float">
            <text:p>1355.03418</text:p>
          </table:table-cell>
          <table:table-cell office:value-type="float" office:value="1044.96582" calcext:value-type="float">
            <text:p>1044.96582</text:p>
          </table:table-cell>
        </table:table-row>
        <table:table-row table:style-name="ro1">
          <table:table-cell office:value-type="float" office:value="-58.39724" calcext:value-type="float">
            <text:p>-58.39724</text:p>
          </table:table-cell>
          <table:table-cell office:value-type="float" office:value="1345.99304" calcext:value-type="float">
            <text:p>1345.99304</text:p>
          </table:table-cell>
          <table:table-cell office:value-type="float" office:value="1054.00696" calcext:value-type="float">
            <text:p>1054.00696</text:p>
          </table:table-cell>
        </table:table-row>
        <table:table-row table:style-name="ro1">
          <table:table-cell office:value-type="float" office:value="-57.96998" calcext:value-type="float">
            <text:p>-57.96998</text:p>
          </table:table-cell>
          <table:table-cell office:value-type="float" office:value="1344.92493" calcext:value-type="float">
            <text:p>1344.92493</text:p>
          </table:table-cell>
          <table:table-cell office:value-type="float" office:value="1055.07507" calcext:value-type="float">
            <text:p>1055.07507</text:p>
          </table:table-cell>
        </table:table-row>
        <table:table-row table:style-name="ro1">
          <table:table-cell office:value-type="float" office:value="-63.47857" calcext:value-type="float">
            <text:p>-63.47857</text:p>
          </table:table-cell>
          <table:table-cell office:value-type="float" office:value="1358.69641" calcext:value-type="float">
            <text:p>1358.69641</text:p>
          </table:table-cell>
          <table:table-cell office:value-type="float" office:value="1041.30359" calcext:value-type="float">
            <text:p>1041.30359</text:p>
          </table:table-cell>
        </table:table-row>
        <table:table-row table:style-name="ro1">
          <table:table-cell office:value-type="float" office:value="-68.80405" calcext:value-type="float">
            <text:p>-68.80405</text:p>
          </table:table-cell>
          <table:table-cell office:value-type="float" office:value="1372.01013" calcext:value-type="float">
            <text:p>1372.01013</text:p>
          </table:table-cell>
          <table:table-cell office:value-type="float" office:value="1027.98987" calcext:value-type="float">
            <text:p>1027.98987</text:p>
          </table:table-cell>
        </table:table-row>
        <table:table-row table:style-name="ro1">
          <table:table-cell office:value-type="float" office:value="-72.35946" calcext:value-type="float">
            <text:p>-72.35946</text:p>
          </table:table-cell>
          <table:table-cell office:value-type="float" office:value="1380.89868" calcext:value-type="float">
            <text:p>1380.89868</text:p>
          </table:table-cell>
          <table:table-cell office:value-type="float" office:value="1019.10138" calcext:value-type="float">
            <text:p>1019.10138</text:p>
          </table:table-cell>
        </table:table-row>
        <table:table-row table:style-name="ro1">
          <table:table-cell office:value-type="float" office:value="-71.56597" calcext:value-type="float">
            <text:p>-71.56597</text:p>
          </table:table-cell>
          <table:table-cell office:value-type="float" office:value="1378.91492" calcext:value-type="float">
            <text:p>1378.91492</text:p>
          </table:table-cell>
          <table:table-cell office:value-type="float" office:value="1021.08508" calcext:value-type="float">
            <text:p>1021.08508</text:p>
          </table:table-cell>
        </table:table-row>
        <table:table-row table:style-name="ro1">
          <table:table-cell office:value-type="float" office:value="-66.40835" calcext:value-type="float">
            <text:p>-66.40835</text:p>
          </table:table-cell>
          <table:table-cell office:value-type="float" office:value="1366.02087" calcext:value-type="float">
            <text:p>1366.02087</text:p>
          </table:table-cell>
          <table:table-cell office:value-type="float" office:value="1033.97913" calcext:value-type="float">
            <text:p>1033.97913</text:p>
          </table:table-cell>
        </table:table-row>
        <table:table-row table:style-name="ro1">
          <table:table-cell office:value-type="float" office:value="-57.83265" calcext:value-type="float">
            <text:p>-57.83265</text:p>
          </table:table-cell>
          <table:table-cell office:value-type="float" office:value="1344.58167" calcext:value-type="float">
            <text:p>1344.58167</text:p>
          </table:table-cell>
          <table:table-cell office:value-type="float" office:value="1055.41833" calcext:value-type="float">
            <text:p>1055.41833</text:p>
          </table:table-cell>
        </table:table-row>
        <table:table-row table:style-name="ro1">
          <table:table-cell office:value-type="float" office:value="-52.52243" calcext:value-type="float">
            <text:p>-52.52243</text:p>
          </table:table-cell>
          <table:table-cell office:value-type="float" office:value="1331.30603" calcext:value-type="float">
            <text:p>1331.30603</text:p>
          </table:table-cell>
          <table:table-cell office:value-type="float" office:value="1068.69397" calcext:value-type="float">
            <text:p>1068.69397</text:p>
          </table:table-cell>
        </table:table-row>
        <table:table-row table:style-name="ro1">
          <table:table-cell office:value-type="float" office:value="-50.79813" calcext:value-type="float">
            <text:p>-50.79813</text:p>
          </table:table-cell>
          <table:table-cell office:value-type="float" office:value="1326.99536" calcext:value-type="float">
            <text:p>1326.99536</text:p>
          </table:table-cell>
          <table:table-cell office:value-type="float" office:value="1073.00464" calcext:value-type="float">
            <text:p>1073.00464</text:p>
          </table:table-cell>
        </table:table-row>
        <table:table-row table:style-name="ro1">
          <table:table-cell office:value-type="float" office:value="-54.93339" calcext:value-type="float">
            <text:p>-54.93339</text:p>
          </table:table-cell>
          <table:table-cell office:value-type="float" office:value="1337.3335" calcext:value-type="float">
            <text:p>1337.3335</text:p>
          </table:table-cell>
          <table:table-cell office:value-type="float" office:value="1062.6665" calcext:value-type="float">
            <text:p>1062.6665</text:p>
          </table:table-cell>
        </table:table-row>
        <table:table-row table:style-name="ro1">
          <table:table-cell office:value-type="float" office:value="-58.73294" calcext:value-type="float">
            <text:p>-58.73294</text:p>
          </table:table-cell>
          <table:table-cell office:value-type="float" office:value="1346.8324" calcext:value-type="float">
            <text:p>1346.8324</text:p>
          </table:table-cell>
          <table:table-cell office:value-type="float" office:value="1053.1676" calcext:value-type="float">
            <text:p>1053.1676</text:p>
          </table:table-cell>
        </table:table-row>
        <table:table-row table:style-name="ro1">
          <table:table-cell office:value-type="float" office:value="-58.80924" calcext:value-type="float">
            <text:p>-58.80924</text:p>
          </table:table-cell>
          <table:table-cell office:value-type="float" office:value="1347.02307" calcext:value-type="float">
            <text:p>1347.02307</text:p>
          </table:table-cell>
          <table:table-cell office:value-type="float" office:value="1052.97693" calcext:value-type="float">
            <text:p>1052.97693</text:p>
          </table:table-cell>
        </table:table-row>
        <table:table-row table:style-name="ro1">
          <table:table-cell office:value-type="float" office:value="-56.33724" calcext:value-type="float">
            <text:p>-56.33724</text:p>
          </table:table-cell>
          <table:table-cell office:value-type="float" office:value="1340.84314" calcext:value-type="float">
            <text:p>1340.84314</text:p>
          </table:table-cell>
          <table:table-cell office:value-type="float" office:value="1059.15686" calcext:value-type="float">
            <text:p>1059.15686</text:p>
          </table:table-cell>
        </table:table-row>
        <table:table-row table:style-name="ro1">
          <table:table-cell office:value-type="float" office:value="-53.60583" calcext:value-type="float">
            <text:p>-53.60583</text:p>
          </table:table-cell>
          <table:table-cell office:value-type="float" office:value="1334.01453" calcext:value-type="float">
            <text:p>1334.01453</text:p>
          </table:table-cell>
          <table:table-cell office:value-type="float" office:value="1065.98547" calcext:value-type="float">
            <text:p>1065.98547</text:p>
          </table:table-cell>
        </table:table-row>
        <table:table-row table:style-name="ro1">
          <table:table-cell office:value-type="float" office:value="-55.90998" calcext:value-type="float">
            <text:p>-55.90998</text:p>
          </table:table-cell>
          <table:table-cell office:value-type="float" office:value="1339.7749" calcext:value-type="float">
            <text:p>1339.7749</text:p>
          </table:table-cell>
          <table:table-cell office:value-type="float" office:value="1060.2251" calcext:value-type="float">
            <text:p>1060.2251</text:p>
          </table:table-cell>
        </table:table-row>
        <table:table-row table:style-name="ro1">
          <table:table-cell office:value-type="float" office:value="-58.06153" calcext:value-type="float">
            <text:p>-58.06153</text:p>
          </table:table-cell>
          <table:table-cell office:value-type="float" office:value="1345.15381" calcext:value-type="float">
            <text:p>1345.15381</text:p>
          </table:table-cell>
          <table:table-cell office:value-type="float" office:value="1054.84619" calcext:value-type="float">
            <text:p>1054.84619</text:p>
          </table:table-cell>
        </table:table-row>
        <table:table-row table:style-name="ro1">
          <table:table-cell office:value-type="float" office:value="-56.73398" calcext:value-type="float">
            <text:p>-56.73398</text:p>
          </table:table-cell>
          <table:table-cell office:value-type="float" office:value="1341.83496" calcext:value-type="float">
            <text:p>1341.83496</text:p>
          </table:table-cell>
          <table:table-cell office:value-type="float" office:value="1058.16504" calcext:value-type="float">
            <text:p>1058.16504</text:p>
          </table:table-cell>
        </table:table-row>
        <table:table-row table:style-name="ro1">
          <table:table-cell office:value-type="float" office:value="-55.31487" calcext:value-type="float">
            <text:p>-55.31487</text:p>
          </table:table-cell>
          <table:table-cell office:value-type="float" office:value="1338.28723" calcext:value-type="float">
            <text:p>1338.28723</text:p>
          </table:table-cell>
          <table:table-cell office:value-type="float" office:value="1061.71277" calcext:value-type="float">
            <text:p>1061.71277</text:p>
          </table:table-cell>
        </table:table-row>
        <table:table-row table:style-name="ro1">
          <table:table-cell office:value-type="float" office:value="-58.30568" calcext:value-type="float">
            <text:p>-58.30568</text:p>
          </table:table-cell>
          <table:table-cell office:value-type="float" office:value="1345.76416" calcext:value-type="float">
            <text:p>1345.76416</text:p>
          </table:table-cell>
          <table:table-cell office:value-type="float" office:value="1054.23584" calcext:value-type="float">
            <text:p>1054.23584</text:p>
          </table:table-cell>
        </table:table-row>
        <table:table-row table:style-name="ro1">
          <table:table-cell office:value-type="float" office:value="-61.06761" calcext:value-type="float">
            <text:p>-61.06761</text:p>
          </table:table-cell>
          <table:table-cell office:value-type="float" office:value="1352.66907" calcext:value-type="float">
            <text:p>1352.66907</text:p>
          </table:table-cell>
          <table:table-cell office:value-type="float" office:value="1047.33093" calcext:value-type="float">
            <text:p>1047.33093</text:p>
          </table:table-cell>
        </table:table-row>
        <table:table-row table:style-name="ro1">
          <table:table-cell office:value-type="float" office:value="-59.9842" calcext:value-type="float">
            <text:p>-59.9842</text:p>
          </table:table-cell>
          <table:table-cell office:value-type="float" office:value="1349.96045" calcext:value-type="float">
            <text:p>1349.96045</text:p>
          </table:table-cell>
          <table:table-cell office:value-type="float" office:value="1050.03955" calcext:value-type="float">
            <text:p>1050.03955</text:p>
          </table:table-cell>
        </table:table-row>
        <table:table-row table:style-name="ro1">
          <table:table-cell office:value-type="float" office:value="-54.75027" calcext:value-type="float">
            <text:p>-54.75027</text:p>
          </table:table-cell>
          <table:table-cell office:value-type="float" office:value="1336.87573" calcext:value-type="float">
            <text:p>1336.87573</text:p>
          </table:table-cell>
          <table:table-cell office:value-type="float" office:value="1063.12427" calcext:value-type="float">
            <text:p>1063.12427</text:p>
          </table:table-cell>
        </table:table-row>
        <table:table-row table:style-name="ro1">
          <table:table-cell office:value-type="float" office:value="-54.24672" calcext:value-type="float">
            <text:p>-54.24672</text:p>
          </table:table-cell>
          <table:table-cell office:value-type="float" office:value="1335.61682" calcext:value-type="float">
            <text:p>1335.61682</text:p>
          </table:table-cell>
          <table:table-cell office:value-type="float" office:value="1064.38318" calcext:value-type="float">
            <text:p>1064.38318</text:p>
          </table:table-cell>
        </table:table-row>
        <table:table-row table:style-name="ro1">
          <table:table-cell office:value-type="float" office:value="-60.1368" calcext:value-type="float">
            <text:p>-60.1368</text:p>
          </table:table-cell>
          <table:table-cell office:value-type="float" office:value="1350.34204" calcext:value-type="float">
            <text:p>1350.34204</text:p>
          </table:table-cell>
          <table:table-cell office:value-type="float" office:value="1049.65796" calcext:value-type="float">
            <text:p>1049.65796</text:p>
          </table:table-cell>
        </table:table-row>
        <table:table-row table:style-name="ro1">
          <table:table-cell office:value-type="float" office:value="-60.77768" calcext:value-type="float">
            <text:p>-60.77768</text:p>
          </table:table-cell>
          <table:table-cell office:value-type="float" office:value="1351.94421" calcext:value-type="float">
            <text:p>1351.94421</text:p>
          </table:table-cell>
          <table:table-cell office:value-type="float" office:value="1048.05579" calcext:value-type="float">
            <text:p>1048.05579</text:p>
          </table:table-cell>
        </table:table-row>
        <table:table-row table:style-name="ro1">
          <table:table-cell office:value-type="float" office:value="-60.76242" calcext:value-type="float">
            <text:p>-60.76242</text:p>
          </table:table-cell>
          <table:table-cell office:value-type="float" office:value="1351.90601" calcext:value-type="float">
            <text:p>1351.90601</text:p>
          </table:table-cell>
          <table:table-cell office:value-type="float" office:value="1048.09399" calcext:value-type="float">
            <text:p>1048.09399</text:p>
          </table:table-cell>
        </table:table-row>
        <table:table-row table:style-name="ro1">
          <table:table-cell office:value-type="float" office:value="-54.94865" calcext:value-type="float">
            <text:p>-54.94865</text:p>
          </table:table-cell>
          <table:table-cell office:value-type="float" office:value="1337.37158" calcext:value-type="float">
            <text:p>1337.37158</text:p>
          </table:table-cell>
          <table:table-cell office:value-type="float" office:value="1062.62842" calcext:value-type="float">
            <text:p>1062.62842</text:p>
          </table:table-cell>
        </table:table-row>
        <table:table-row table:style-name="ro1">
          <table:table-cell office:value-type="float" office:value="-55.26909" calcext:value-type="float">
            <text:p>-55.26909</text:p>
          </table:table-cell>
          <table:table-cell office:value-type="float" office:value="1338.17273" calcext:value-type="float">
            <text:p>1338.17273</text:p>
          </table:table-cell>
          <table:table-cell office:value-type="float" office:value="1061.82727" calcext:value-type="float">
            <text:p>1061.82727</text:p>
          </table:table-cell>
        </table:table-row>
        <table:table-row table:style-name="ro1">
          <table:table-cell office:value-type="float" office:value="-60.8845" calcext:value-type="float">
            <text:p>-60.8845</text:p>
          </table:table-cell>
          <table:table-cell office:value-type="float" office:value="1352.2113" calcext:value-type="float">
            <text:p>1352.2113</text:p>
          </table:table-cell>
          <table:table-cell office:value-type="float" office:value="1047.7887" calcext:value-type="float">
            <text:p>1047.7887</text:p>
          </table:table-cell>
        </table:table-row>
        <table:table-row table:style-name="ro1">
          <table:table-cell office:value-type="float" office:value="-59.4959" calcext:value-type="float">
            <text:p>-59.4959</text:p>
          </table:table-cell>
          <table:table-cell office:value-type="float" office:value="1348.73975" calcext:value-type="float">
            <text:p>1348.73975</text:p>
          </table:table-cell>
          <table:table-cell office:value-type="float" office:value="1051.26025" calcext:value-type="float">
            <text:p>1051.26025</text:p>
          </table:table-cell>
        </table:table-row>
        <table:table-row table:style-name="ro1">
          <table:table-cell office:value-type="float" office:value="-54.35353" calcext:value-type="float">
            <text:p>-54.35353</text:p>
          </table:table-cell>
          <table:table-cell office:value-type="float" office:value="1335.88379" calcext:value-type="float">
            <text:p>1335.88379</text:p>
          </table:table-cell>
          <table:table-cell office:value-type="float" office:value="1064.11621" calcext:value-type="float">
            <text:p>1064.11621</text:p>
          </table:table-cell>
        </table:table-row>
        <table:table-row table:style-name="ro1">
          <table:table-cell office:value-type="float" office:value="-60.41146" calcext:value-type="float">
            <text:p>-60.41146</text:p>
          </table:table-cell>
          <table:table-cell office:value-type="float" office:value="1351.02869" calcext:value-type="float">
            <text:p>1351.02869</text:p>
          </table:table-cell>
          <table:table-cell office:value-type="float" office:value="1048.97131" calcext:value-type="float">
            <text:p>1048.97131</text:p>
          </table:table-cell>
        </table:table-row>
        <table:table-row table:style-name="ro1">
          <table:table-cell office:value-type="float" office:value="-62.99027" calcext:value-type="float">
            <text:p>-62.99027</text:p>
          </table:table-cell>
          <table:table-cell office:value-type="float" office:value="1357.47571" calcext:value-type="float">
            <text:p>1357.47571</text:p>
          </table:table-cell>
          <table:table-cell office:value-type="float" office:value="1042.52429" calcext:value-type="float">
            <text:p>1042.52429</text:p>
          </table:table-cell>
        </table:table-row>
        <table:table-row table:style-name="ro1">
          <table:table-cell office:value-type="float" office:value="-63.84479" calcext:value-type="float">
            <text:p>-63.84479</text:p>
          </table:table-cell>
          <table:table-cell office:value-type="float" office:value="1359.61194" calcext:value-type="float">
            <text:p>1359.61194</text:p>
          </table:table-cell>
          <table:table-cell office:value-type="float" office:value="1040.38806" calcext:value-type="float">
            <text:p>1040.38806</text:p>
          </table:table-cell>
        </table:table-row>
        <table:table-row table:style-name="ro1">
          <table:table-cell office:value-type="float" office:value="-58.44302" calcext:value-type="float">
            <text:p>-58.44302</text:p>
          </table:table-cell>
          <table:table-cell office:value-type="float" office:value="1346.10754" calcext:value-type="float">
            <text:p>1346.10754</text:p>
          </table:table-cell>
          <table:table-cell office:value-type="float" office:value="1053.89246" calcext:value-type="float">
            <text:p>1053.89246</text:p>
          </table:table-cell>
        </table:table-row>
        <table:table-row table:style-name="ro1">
          <table:table-cell office:value-type="float" office:value="-55.77265" calcext:value-type="float">
            <text:p>-55.77265</text:p>
          </table:table-cell>
          <table:table-cell office:value-type="float" office:value="1339.43164" calcext:value-type="float">
            <text:p>1339.43164</text:p>
          </table:table-cell>
          <table:table-cell office:value-type="float" office:value="1060.56836" calcext:value-type="float">
            <text:p>1060.56836</text:p>
          </table:table-cell>
        </table:table-row>
        <table:table-row table:style-name="ro1">
          <table:table-cell office:value-type="float" office:value="-61.57116" calcext:value-type="float">
            <text:p>-61.57116</text:p>
          </table:table-cell>
          <table:table-cell office:value-type="float" office:value="1353.92786" calcext:value-type="float">
            <text:p>1353.92786</text:p>
          </table:table-cell>
          <table:table-cell office:value-type="float" office:value="1046.07214" calcext:value-type="float">
            <text:p>1046.07214</text:p>
          </table:table-cell>
        </table:table-row>
        <table:table-row table:style-name="ro1">
          <table:table-cell office:value-type="float" office:value="-62.77665" calcext:value-type="float">
            <text:p>-62.77665</text:p>
          </table:table-cell>
          <table:table-cell office:value-type="float" office:value="1356.94165" calcext:value-type="float">
            <text:p>1356.94165</text:p>
          </table:table-cell>
          <table:table-cell office:value-type="float" office:value="1043.05835" calcext:value-type="float">
            <text:p>1043.05835</text:p>
          </table:table-cell>
        </table:table-row>
        <table:table-row table:style-name="ro1">
          <table:table-cell office:value-type="float" office:value="-60.54879" calcext:value-type="float">
            <text:p>-60.54879</text:p>
          </table:table-cell>
          <table:table-cell office:value-type="float" office:value="1351.37195" calcext:value-type="float">
            <text:p>1351.37195</text:p>
          </table:table-cell>
          <table:table-cell office:value-type="float" office:value="1048.62805" calcext:value-type="float">
            <text:p>1048.62805</text:p>
          </table:table-cell>
        </table:table-row>
        <table:table-row table:style-name="ro1">
          <table:table-cell office:value-type="float" office:value="-57.5885" calcext:value-type="float">
            <text:p>-57.5885</text:p>
          </table:table-cell>
          <table:table-cell office:value-type="float" office:value="1343.97119" calcext:value-type="float">
            <text:p>1343.97119</text:p>
          </table:table-cell>
          <table:table-cell office:value-type="float" office:value="1056.02881" calcext:value-type="float">
            <text:p>1056.02881</text:p>
          </table:table-cell>
        </table:table-row>
        <table:table-row table:style-name="ro1">
          <table:table-cell office:value-type="float" office:value="-58.8245" calcext:value-type="float">
            <text:p>-58.8245</text:p>
          </table:table-cell>
          <table:table-cell office:value-type="float" office:value="1347.06128" calcext:value-type="float">
            <text:p>1347.06128</text:p>
          </table:table-cell>
          <table:table-cell office:value-type="float" office:value="1052.93872" calcext:value-type="float">
            <text:p>1052.93872</text:p>
          </table:table-cell>
        </table:table-row>
        <table:table-row table:style-name="ro1">
          <table:table-cell office:value-type="float" office:value="-61.26598" calcext:value-type="float">
            <text:p>-61.26598</text:p>
          </table:table-cell>
          <table:table-cell office:value-type="float" office:value="1353.16492" calcext:value-type="float">
            <text:p>1353.16492</text:p>
          </table:table-cell>
          <table:table-cell office:value-type="float" office:value="1046.83508" calcext:value-type="float">
            <text:p>1046.83508</text:p>
          </table:table-cell>
        </table:table-row>
        <table:table-row table:style-name="ro1">
          <table:table-cell office:value-type="float" office:value="-59.99946" calcext:value-type="float">
            <text:p>-59.99946</text:p>
          </table:table-cell>
          <table:table-cell office:value-type="float" office:value="1349.99866" calcext:value-type="float">
            <text:p>1349.99866</text:p>
          </table:table-cell>
          <table:table-cell office:value-type="float" office:value="1050.00134" calcext:value-type="float">
            <text:p>1050.00134</text:p>
          </table:table-cell>
        </table:table-row>
        <table:table-row table:style-name="ro1">
          <table:table-cell office:value-type="float" office:value="-59.34331" calcext:value-type="float">
            <text:p>-59.34331</text:p>
          </table:table-cell>
          <table:table-cell office:value-type="float" office:value="1348.35828" calcext:value-type="float">
            <text:p>1348.35828</text:p>
          </table:table-cell>
          <table:table-cell office:value-type="float" office:value="1051.64172" calcext:value-type="float">
            <text:p>1051.64172</text:p>
          </table:table-cell>
        </table:table-row>
        <table:table-row table:style-name="ro1">
          <table:table-cell office:value-type="float" office:value="-59.05339" calcext:value-type="float">
            <text:p>-59.05339</text:p>
          </table:table-cell>
          <table:table-cell office:value-type="float" office:value="1347.63342" calcext:value-type="float">
            <text:p>1347.63342</text:p>
          </table:table-cell>
          <table:table-cell office:value-type="float" office:value="1052.36658" calcext:value-type="float">
            <text:p>1052.36658</text:p>
          </table:table-cell>
        </table:table-row>
        <table:table-row table:style-name="ro1">
          <table:table-cell office:value-type="float" office:value="-64.01264" calcext:value-type="float">
            <text:p>-64.01264</text:p>
          </table:table-cell>
          <table:table-cell office:value-type="float" office:value="1360.03162" calcext:value-type="float">
            <text:p>1360.03162</text:p>
          </table:table-cell>
          <table:table-cell office:value-type="float" office:value="1039.96838" calcext:value-type="float">
            <text:p>1039.96838</text:p>
          </table:table-cell>
        </table:table-row>
        <table:table-row table:style-name="ro1">
          <table:table-cell office:value-type="float" office:value="-60.25887" calcext:value-type="float">
            <text:p>-60.25887</text:p>
          </table:table-cell>
          <table:table-cell office:value-type="float" office:value="1350.64722" calcext:value-type="float">
            <text:p>1350.64722</text:p>
          </table:table-cell>
          <table:table-cell office:value-type="float" office:value="1049.35278" calcext:value-type="float">
            <text:p>1049.35278</text:p>
          </table:table-cell>
        </table:table-row>
        <table:table-row table:style-name="ro1">
          <table:table-cell office:value-type="float" office:value="-57.90894" calcext:value-type="float">
            <text:p>-57.90894</text:p>
          </table:table-cell>
          <table:table-cell office:value-type="float" office:value="1344.77234" calcext:value-type="float">
            <text:p>1344.77234</text:p>
          </table:table-cell>
          <table:table-cell office:value-type="float" office:value="1055.22766" calcext:value-type="float">
            <text:p>1055.22766</text:p>
          </table:table-cell>
        </table:table-row>
        <table:table-row table:style-name="ro1">
          <table:table-cell office:value-type="float" office:value="-57.43591" calcext:value-type="float">
            <text:p>-57.43591</text:p>
          </table:table-cell>
          <table:table-cell office:value-type="float" office:value="1343.58972" calcext:value-type="float">
            <text:p>1343.58972</text:p>
          </table:table-cell>
          <table:table-cell office:value-type="float" office:value="1056.41028" calcext:value-type="float">
            <text:p>1056.41028</text:p>
          </table:table-cell>
        </table:table-row>
        <table:table-row table:style-name="ro1">
          <table:table-cell office:value-type="float" office:value="-62.01368" calcext:value-type="float">
            <text:p>-62.01368</text:p>
          </table:table-cell>
          <table:table-cell office:value-type="float" office:value="1355.03418" calcext:value-type="float">
            <text:p>1355.03418</text:p>
          </table:table-cell>
          <table:table-cell office:value-type="float" office:value="1044.96582" calcext:value-type="float">
            <text:p>1044.96582</text:p>
          </table:table-cell>
        </table:table-row>
        <table:table-row table:style-name="ro1">
          <table:table-cell office:value-type="float" office:value="-61.75427" calcext:value-type="float">
            <text:p>-61.75427</text:p>
          </table:table-cell>
          <table:table-cell office:value-type="float" office:value="1354.38574" calcext:value-type="float">
            <text:p>1354.38574</text:p>
          </table:table-cell>
          <table:table-cell office:value-type="float" office:value="1045.61426" calcext:value-type="float">
            <text:p>1045.61426</text:p>
          </table:table-cell>
        </table:table-row>
        <table:table-row table:style-name="ro1">
          <table:table-cell office:value-type="float" office:value="-57.9242" calcext:value-type="float">
            <text:p>-57.9242</text:p>
          </table:table-cell>
          <table:table-cell office:value-type="float" office:value="1344.81055" calcext:value-type="float">
            <text:p>1344.81055</text:p>
          </table:table-cell>
          <table:table-cell office:value-type="float" office:value="1055.18945" calcext:value-type="float">
            <text:p>1055.18945</text:p>
          </table:table-cell>
        </table:table-row>
        <table:table-row table:style-name="ro1">
          <table:table-cell office:value-type="float" office:value="-54.41457" calcext:value-type="float">
            <text:p>-54.41457</text:p>
          </table:table-cell>
          <table:table-cell office:value-type="float" office:value="1336.03638" calcext:value-type="float">
            <text:p>1336.03638</text:p>
          </table:table-cell>
          <table:table-cell office:value-type="float" office:value="1063.96362" calcext:value-type="float">
            <text:p>1063.96362</text:p>
          </table:table-cell>
        </table:table-row>
        <table:table-row table:style-name="ro1">
          <table:table-cell office:value-type="float" office:value="-64.47042" calcext:value-type="float">
            <text:p>-64.47042</text:p>
          </table:table-cell>
          <table:table-cell office:value-type="float" office:value="1361.17603" calcext:value-type="float">
            <text:p>1361.17603</text:p>
          </table:table-cell>
          <table:table-cell office:value-type="float" office:value="1038.82397" calcext:value-type="float">
            <text:p>1038.82397</text:p>
          </table:table-cell>
        </table:table-row>
        <table:table-row table:style-name="ro1">
          <table:table-cell office:value-type="float" office:value="-66.25575" calcext:value-type="float">
            <text:p>-66.25575</text:p>
          </table:table-cell>
          <table:table-cell office:value-type="float" office:value="1365.6394" calcext:value-type="float">
            <text:p>1365.6394</text:p>
          </table:table-cell>
          <table:table-cell office:value-type="float" office:value="1034.3606" calcext:value-type="float">
            <text:p>1034.3606</text:p>
          </table:table-cell>
        </table:table-row>
        <table:table-row table:style-name="ro1">
          <table:table-cell office:value-type="float" office:value="-61.72375" calcext:value-type="float">
            <text:p>-61.72375</text:p>
          </table:table-cell>
          <table:table-cell office:value-type="float" office:value="1354.30933" calcext:value-type="float">
            <text:p>1354.30933</text:p>
          </table:table-cell>
          <table:table-cell office:value-type="float" office:value="1045.69067" calcext:value-type="float">
            <text:p>1045.69067</text:p>
          </table:table-cell>
        </table:table-row>
        <table:table-row table:style-name="ro1">
          <table:table-cell office:value-type="float" office:value="-66.20998" calcext:value-type="float">
            <text:p>-66.20998</text:p>
          </table:table-cell>
          <table:table-cell office:value-type="float" office:value="1365.5249" calcext:value-type="float">
            <text:p>1365.5249</text:p>
          </table:table-cell>
          <table:table-cell office:value-type="float" office:value="1034.4751" calcext:value-type="float">
            <text:p>1034.4751</text:p>
          </table:table-cell>
        </table:table-row>
        <table:table-row table:style-name="ro1">
          <table:table-cell office:value-type="float" office:value="-67.76642" calcext:value-type="float">
            <text:p>-67.76642</text:p>
          </table:table-cell>
          <table:table-cell office:value-type="float" office:value="1369.41602" calcext:value-type="float">
            <text:p>1369.41602</text:p>
          </table:table-cell>
          <table:table-cell office:value-type="float" office:value="1030.58398" calcext:value-type="float">
            <text:p>1030.58398</text:p>
          </table:table-cell>
        </table:table-row>
        <table:table-row table:style-name="ro1">
          <table:table-cell office:value-type="float" office:value="-67.85798" calcext:value-type="float">
            <text:p>-67.85798</text:p>
          </table:table-cell>
          <table:table-cell office:value-type="float" office:value="1369.6449" calcext:value-type="float">
            <text:p>1369.6449</text:p>
          </table:table-cell>
          <table:table-cell office:value-type="float" office:value="1030.3551" calcext:value-type="float">
            <text:p>1030.3551</text:p>
          </table:table-cell>
        </table:table-row>
        <table:table-row table:style-name="ro1">
          <table:table-cell office:value-type="float" office:value="-66.19472" calcext:value-type="float">
            <text:p>-66.19472</text:p>
          </table:table-cell>
          <table:table-cell office:value-type="float" office:value="1365.48682" calcext:value-type="float">
            <text:p>1365.48682</text:p>
          </table:table-cell>
          <table:table-cell office:value-type="float" office:value="1034.51318" calcext:value-type="float">
            <text:p>1034.51318</text:p>
          </table:table-cell>
        </table:table-row>
        <table:table-row table:style-name="ro1">
          <table:table-cell office:value-type="float" office:value="-64.22627" calcext:value-type="float">
            <text:p>-64.22627</text:p>
          </table:table-cell>
          <table:table-cell office:value-type="float" office:value="1360.56567" calcext:value-type="float">
            <text:p>1360.56567</text:p>
          </table:table-cell>
          <table:table-cell office:value-type="float" office:value="1039.43433" calcext:value-type="float">
            <text:p>1039.43433</text:p>
          </table:table-cell>
        </table:table-row>
        <table:table-row table:style-name="ro1">
          <table:table-cell office:value-type="float" office:value="-63.53961" calcext:value-type="float">
            <text:p>-63.53961</text:p>
          </table:table-cell>
          <table:table-cell office:value-type="float" office:value="1358.849" calcext:value-type="float">
            <text:p>1358.849</text:p>
          </table:table-cell>
          <table:table-cell office:value-type="float" office:value="1041.151" calcext:value-type="float">
            <text:p>1041.151</text:p>
          </table:table-cell>
        </table:table-row>
        <table:table-row table:style-name="ro1">
          <table:table-cell office:value-type="float" office:value="-69.13976" calcext:value-type="float">
            <text:p>-69.13976</text:p>
          </table:table-cell>
          <table:table-cell office:value-type="float" office:value="1372.84937" calcext:value-type="float">
            <text:p>1372.84937</text:p>
          </table:table-cell>
          <table:table-cell office:value-type="float" office:value="1027.15063" calcext:value-type="float">
            <text:p>1027.15063</text:p>
          </table:table-cell>
        </table:table-row>
        <table:table-row table:style-name="ro1">
          <table:table-cell office:value-type="float" office:value="-70.6962" calcext:value-type="float">
            <text:p>-70.6962</text:p>
          </table:table-cell>
          <table:table-cell office:value-type="float" office:value="1376.74048" calcext:value-type="float">
            <text:p>1376.74048</text:p>
          </table:table-cell>
          <table:table-cell office:value-type="float" office:value="1023.25952" calcext:value-type="float">
            <text:p>1023.25952</text:p>
          </table:table-cell>
        </table:table-row>
        <table:table-row table:style-name="ro1">
          <table:table-cell office:value-type="float" office:value="-72.7562" calcext:value-type="float">
            <text:p>-72.7562</text:p>
          </table:table-cell>
          <table:table-cell office:value-type="float" office:value="1381.8905" calcext:value-type="float">
            <text:p>1381.8905</text:p>
          </table:table-cell>
          <table:table-cell office:value-type="float" office:value="1018.1095" calcext:value-type="float">
            <text:p>1018.1095</text:p>
          </table:table-cell>
        </table:table-row>
        <table:table-row table:style-name="ro1">
          <table:table-cell office:value-type="float" office:value="-69.75012" calcext:value-type="float">
            <text:p>-69.75012</text:p>
          </table:table-cell>
          <table:table-cell office:value-type="float" office:value="1374.37524" calcext:value-type="float">
            <text:p>1374.37524</text:p>
          </table:table-cell>
          <table:table-cell office:value-type="float" office:value="1025.62476" calcext:value-type="float">
            <text:p>1025.62476</text:p>
          </table:table-cell>
        </table:table-row>
        <table:table-row table:style-name="ro1">
          <table:table-cell office:value-type="float" office:value="-71.30656" calcext:value-type="float">
            <text:p>-71.30656</text:p>
          </table:table-cell>
          <table:table-cell office:value-type="float" office:value="1378.26636" calcext:value-type="float">
            <text:p>1378.26636</text:p>
          </table:table-cell>
          <table:table-cell office:value-type="float" office:value="1021.73358" calcext:value-type="float">
            <text:p>1021.73358</text:p>
          </table:table-cell>
        </table:table-row>
        <table:table-row table:style-name="ro1">
          <table:table-cell office:value-type="float" office:value="-68.62094" calcext:value-type="float">
            <text:p>-68.62094</text:p>
          </table:table-cell>
          <table:table-cell office:value-type="float" office:value="1371.55237" calcext:value-type="float">
            <text:p>1371.55237</text:p>
          </table:table-cell>
          <table:table-cell office:value-type="float" office:value="1028.44763" calcext:value-type="float">
            <text:p>1028.44763</text:p>
          </table:table-cell>
        </table:table-row>
        <table:table-row table:style-name="ro1">
          <table:table-cell office:value-type="float" office:value="-67.29338" calcext:value-type="float">
            <text:p>-67.29338</text:p>
          </table:table-cell>
          <table:table-cell office:value-type="float" office:value="1368.2334" calcext:value-type="float">
            <text:p>1368.2334</text:p>
          </table:table-cell>
          <table:table-cell office:value-type="float" office:value="1031.7666" calcext:value-type="float">
            <text:p>1031.7666</text:p>
          </table:table-cell>
        </table:table-row>
        <table:table-row table:style-name="ro1">
          <table:table-cell office:value-type="float" office:value="-68.20894" calcext:value-type="float">
            <text:p>-68.20894</text:p>
          </table:table-cell>
          <table:table-cell office:value-type="float" office:value="1370.52234" calcext:value-type="float">
            <text:p>1370.52234</text:p>
          </table:table-cell>
          <table:table-cell office:value-type="float" office:value="1029.47766" calcext:value-type="float">
            <text:p>1029.47766</text:p>
          </table:table-cell>
        </table:table-row>
        <table:table-row table:style-name="ro1">
          <table:table-cell office:value-type="float" office:value="-66.69827" calcext:value-type="float">
            <text:p>-66.69827</text:p>
          </table:table-cell>
          <table:table-cell office:value-type="float" office:value="1366.74573" calcext:value-type="float">
            <text:p>1366.74573</text:p>
          </table:table-cell>
          <table:table-cell office:value-type="float" office:value="1033.25427" calcext:value-type="float">
            <text:p>1033.25427</text:p>
          </table:table-cell>
        </table:table-row>
        <table:table-row table:style-name="ro1">
          <table:table-cell office:value-type="float" office:value="-68.10213" calcext:value-type="float">
            <text:p>-68.10213</text:p>
          </table:table-cell>
          <table:table-cell office:value-type="float" office:value="1370.25537" calcext:value-type="float">
            <text:p>1370.25537</text:p>
          </table:table-cell>
          <table:table-cell office:value-type="float" office:value="1029.74463" calcext:value-type="float">
            <text:p>1029.74463</text:p>
          </table:table-cell>
        </table:table-row>
        <table:table-row table:style-name="ro1">
          <table:table-cell office:value-type="float" office:value="-68.19368" calcext:value-type="float">
            <text:p>-68.19368</text:p>
          </table:table-cell>
          <table:table-cell office:value-type="float" office:value="1370.48425" calcext:value-type="float">
            <text:p>1370.48425</text:p>
          </table:table-cell>
          <table:table-cell office:value-type="float" office:value="1029.51575" calcext:value-type="float">
            <text:p>1029.51575</text:p>
          </table:table-cell>
        </table:table-row>
        <table:table-row table:style-name="ro1">
          <table:table-cell office:value-type="float" office:value="-72.16109" calcext:value-type="float">
            <text:p>-72.16109</text:p>
          </table:table-cell>
          <table:table-cell office:value-type="float" office:value="1380.40271" calcext:value-type="float">
            <text:p>1380.40271</text:p>
          </table:table-cell>
          <table:table-cell office:value-type="float" office:value="1019.59729" calcext:value-type="float">
            <text:p>1019.59729</text:p>
          </table:table-cell>
        </table:table-row>
        <table:table-row table:style-name="ro1">
          <table:table-cell office:value-type="float" office:value="-77.42553" calcext:value-type="float">
            <text:p>-77.42553</text:p>
          </table:table-cell>
          <table:table-cell office:value-type="float" office:value="1393.56384" calcext:value-type="float">
            <text:p>1393.56384</text:p>
          </table:table-cell>
          <table:table-cell office:value-type="float" office:value="1006.43616" calcext:value-type="float">
            <text:p>1006.43616</text:p>
          </table:table-cell>
        </table:table-row>
        <table:table-row table:style-name="ro1">
          <table:table-cell office:value-type="float" office:value="-77.94434" calcext:value-type="float">
            <text:p>-77.94434</text:p>
          </table:table-cell>
          <table:table-cell office:value-type="float" office:value="1394.86084" calcext:value-type="float">
            <text:p>1394.86084</text:p>
          </table:table-cell>
          <table:table-cell office:value-type="float" office:value="1005.13916" calcext:value-type="float">
            <text:p>1005.13916</text:p>
          </table:table-cell>
        </table:table-row>
        <table:table-row table:style-name="ro1">
          <table:table-cell office:value-type="float" office:value="-71.9322" calcext:value-type="float">
            <text:p>-71.9322</text:p>
          </table:table-cell>
          <table:table-cell office:value-type="float" office:value="1379.83044" calcext:value-type="float">
            <text:p>1379.83044</text:p>
          </table:table-cell>
          <table:table-cell office:value-type="float" office:value="1020.16949" calcext:value-type="float">
            <text:p>1020.16949</text:p>
          </table:table-cell>
        </table:table-row>
        <table:table-row table:style-name="ro1">
          <table:table-cell office:value-type="float" office:value="-62.91398" calcext:value-type="float">
            <text:p>-62.91398</text:p>
          </table:table-cell>
          <table:table-cell office:value-type="float" office:value="1357.28491" calcext:value-type="float">
            <text:p>1357.28491</text:p>
          </table:table-cell>
          <table:table-cell office:value-type="float" office:value="1042.71509" calcext:value-type="float">
            <text:p>1042.71509</text:p>
          </table:table-cell>
        </table:table-row>
        <table:table-row table:style-name="ro1">
          <table:table-cell office:value-type="float" office:value="-62.65457" calcext:value-type="float">
            <text:p>-62.65457</text:p>
          </table:table-cell>
          <table:table-cell office:value-type="float" office:value="1356.63647" calcext:value-type="float">
            <text:p>1356.63647</text:p>
          </table:table-cell>
          <table:table-cell office:value-type="float" office:value="1043.36353" calcext:value-type="float">
            <text:p>1043.36353</text:p>
          </table:table-cell>
        </table:table-row>
        <table:table-row table:style-name="ro1">
          <table:table-cell office:value-type="float" office:value="-65.73694" calcext:value-type="float">
            <text:p>-65.73694</text:p>
          </table:table-cell>
          <table:table-cell office:value-type="float" office:value="1364.34229" calcext:value-type="float">
            <text:p>1364.34229</text:p>
          </table:table-cell>
          <table:table-cell office:value-type="float" office:value="1035.65771" calcext:value-type="float">
            <text:p>1035.65771</text:p>
          </table:table-cell>
        </table:table-row>
        <table:table-row table:style-name="ro1">
          <table:table-cell office:value-type="float" office:value="-71.26079" calcext:value-type="float">
            <text:p>-71.26079</text:p>
          </table:table-cell>
          <table:table-cell office:value-type="float" office:value="1378.15198" calcext:value-type="float">
            <text:p>1378.15198</text:p>
          </table:table-cell>
          <table:table-cell office:value-type="float" office:value="1021.84802" calcext:value-type="float">
            <text:p>1021.84802</text:p>
          </table:table-cell>
        </table:table-row>
        <table:table-row table:style-name="ro1">
          <table:table-cell office:value-type="float" office:value="-69.13976" calcext:value-type="float">
            <text:p>-69.13976</text:p>
          </table:table-cell>
          <table:table-cell office:value-type="float" office:value="1372.84937" calcext:value-type="float">
            <text:p>1372.84937</text:p>
          </table:table-cell>
          <table:table-cell office:value-type="float" office:value="1027.15063" calcext:value-type="float">
            <text:p>1027.15063</text:p>
          </table:table-cell>
        </table:table-row>
        <table:table-row table:style-name="ro1">
          <table:table-cell office:value-type="float" office:value="-69.24657" calcext:value-type="float">
            <text:p>-69.24657</text:p>
          </table:table-cell>
          <table:table-cell office:value-type="float" office:value="1373.11646" calcext:value-type="float">
            <text:p>1373.11646</text:p>
          </table:table-cell>
          <table:table-cell office:value-type="float" office:value="1026.88354" calcext:value-type="float">
            <text:p>1026.88354</text:p>
          </table:table-cell>
        </table:table-row>
        <table:table-row table:style-name="ro1">
          <table:table-cell office:value-type="float" office:value="-69.8722" calcext:value-type="float">
            <text:p>-69.8722</text:p>
          </table:table-cell>
          <table:table-cell office:value-type="float" office:value="1374.68054" calcext:value-type="float">
            <text:p>1374.68054</text:p>
          </table:table-cell>
          <table:table-cell office:value-type="float" office:value="1025.31946" calcext:value-type="float">
            <text:p>1025.31946</text:p>
          </table:table-cell>
        </table:table-row>
        <table:table-row table:style-name="ro1">
          <table:table-cell office:value-type="float" office:value="-71.27605" calcext:value-type="float">
            <text:p>-71.27605</text:p>
          </table:table-cell>
          <table:table-cell office:value-type="float" office:value="1378.19006" calcext:value-type="float">
            <text:p>1378.19006</text:p>
          </table:table-cell>
          <table:table-cell office:value-type="float" office:value="1021.80988" calcext:value-type="float">
            <text:p>1021.80988</text:p>
          </table:table-cell>
        </table:table-row>
        <table:table-row table:style-name="ro1">
          <table:table-cell office:value-type="float" office:value="-64.9282" calcext:value-type="float">
            <text:p>-64.9282</text:p>
          </table:table-cell>
          <table:table-cell office:value-type="float" office:value="1362.32056" calcext:value-type="float">
            <text:p>1362.32056</text:p>
          </table:table-cell>
          <table:table-cell office:value-type="float" office:value="1037.67944" calcext:value-type="float">
            <text:p>1037.67944</text:p>
          </table:table-cell>
        </table:table-row>
        <table:table-row table:style-name="ro1">
          <table:table-cell office:value-type="float" office:value="-65.79797" calcext:value-type="float">
            <text:p>-65.79797</text:p>
          </table:table-cell>
          <table:table-cell office:value-type="float" office:value="1364.49487" calcext:value-type="float">
            <text:p>1364.49487</text:p>
          </table:table-cell>
          <table:table-cell office:value-type="float" office:value="1035.50513" calcext:value-type="float">
            <text:p>1035.50513</text:p>
          </table:table-cell>
        </table:table-row>
        <table:table-row table:style-name="ro1">
          <table:table-cell office:value-type="float" office:value="-64.21101" calcext:value-type="float">
            <text:p>-64.21101</text:p>
          </table:table-cell>
          <table:table-cell office:value-type="float" office:value="1360.52759" calcext:value-type="float">
            <text:p>1360.52759</text:p>
          </table:table-cell>
          <table:table-cell office:value-type="float" office:value="1039.47241" calcext:value-type="float">
            <text:p>1039.47241</text:p>
          </table:table-cell>
        </table:table-row>
        <table:table-row table:style-name="ro1">
          <table:table-cell office:value-type="float" office:value="-66.43887" calcext:value-type="float">
            <text:p>-66.43887</text:p>
          </table:table-cell>
          <table:table-cell office:value-type="float" office:value="1366.09717" calcext:value-type="float">
            <text:p>1366.09717</text:p>
          </table:table-cell>
          <table:table-cell office:value-type="float" office:value="1033.90283" calcext:value-type="float">
            <text:p>1033.90283</text:p>
          </table:table-cell>
        </table:table-row>
        <table:table-row table:style-name="ro1">
          <table:table-cell office:value-type="float" office:value="-72.42049" calcext:value-type="float">
            <text:p>-72.42049</text:p>
          </table:table-cell>
          <table:table-cell office:value-type="float" office:value="1381.05127" calcext:value-type="float">
            <text:p>1381.05127</text:p>
          </table:table-cell>
          <table:table-cell office:value-type="float" office:value="1018.94879" calcext:value-type="float">
            <text:p>1018.94879</text:p>
          </table:table-cell>
        </table:table-row>
        <table:table-row table:style-name="ro1">
          <table:table-cell office:value-type="float" office:value="-69.84168" calcext:value-type="float">
            <text:p>-69.84168</text:p>
          </table:table-cell>
          <table:table-cell office:value-type="float" office:value="1374.60425" calcext:value-type="float">
            <text:p>1374.60425</text:p>
          </table:table-cell>
          <table:table-cell office:value-type="float" office:value="1025.39575" calcext:value-type="float">
            <text:p>1025.39575</text:p>
          </table:table-cell>
        </table:table-row>
        <table:table-row table:style-name="ro1">
          <table:table-cell office:value-type="float" office:value="-67.30864" calcext:value-type="float">
            <text:p>-67.30864</text:p>
          </table:table-cell>
          <table:table-cell office:value-type="float" office:value="1368.27161" calcext:value-type="float">
            <text:p>1368.27161</text:p>
          </table:table-cell>
          <table:table-cell office:value-type="float" office:value="1031.72839" calcext:value-type="float">
            <text:p>1031.72839</text:p>
          </table:table-cell>
        </table:table-row>
        <table:table-row table:style-name="ro1">
          <table:table-cell office:value-type="float" office:value="-65.17235" calcext:value-type="float">
            <text:p>-65.17235</text:p>
          </table:table-cell>
          <table:table-cell office:value-type="float" office:value="1362.93091" calcext:value-type="float">
            <text:p>1362.93091</text:p>
          </table:table-cell>
          <table:table-cell office:value-type="float" office:value="1037.06909" calcext:value-type="float">
            <text:p>1037.06909</text:p>
          </table:table-cell>
        </table:table-row>
        <table:table-row table:style-name="ro1">
          <table:table-cell office:value-type="float" office:value="-63.03605" calcext:value-type="float">
            <text:p>-63.03605</text:p>
          </table:table-cell>
          <table:table-cell office:value-type="float" office:value="1357.59009" calcext:value-type="float">
            <text:p>1357.59009</text:p>
          </table:table-cell>
          <table:table-cell office:value-type="float" office:value="1042.40991" calcext:value-type="float">
            <text:p>1042.40991</text:p>
          </table:table-cell>
        </table:table-row>
        <table:table-row table:style-name="ro1">
          <table:table-cell office:value-type="float" office:value="-66.04212" calcext:value-type="float">
            <text:p>-66.04212</text:p>
          </table:table-cell>
          <table:table-cell office:value-type="float" office:value="1365.10535" calcext:value-type="float">
            <text:p>1365.10535</text:p>
          </table:table-cell>
          <table:table-cell office:value-type="float" office:value="1034.89465" calcext:value-type="float">
            <text:p>1034.89465</text:p>
          </table:table-cell>
        </table:table-row>
        <table:table-row table:style-name="ro1">
          <table:table-cell office:value-type="float" office:value="-68.08687" calcext:value-type="float">
            <text:p>-68.08687</text:p>
          </table:table-cell>
          <table:table-cell office:value-type="float" office:value="1370.21716" calcext:value-type="float">
            <text:p>1370.21716</text:p>
          </table:table-cell>
          <table:table-cell office:value-type="float" office:value="1029.78284" calcext:value-type="float">
            <text:p>1029.78284</text:p>
          </table:table-cell>
        </table:table-row>
        <table:table-row table:style-name="ro1">
          <table:table-cell office:value-type="float" office:value="-64.89768" calcext:value-type="float">
            <text:p>-64.89768</text:p>
          </table:table-cell>
          <table:table-cell office:value-type="float" office:value="1362.24426" calcext:value-type="float">
            <text:p>1362.24426</text:p>
          </table:table-cell>
          <table:table-cell office:value-type="float" office:value="1037.75574" calcext:value-type="float">
            <text:p>1037.75574</text:p>
          </table:table-cell>
        </table:table-row>
        <table:table-row table:style-name="ro1">
          <table:table-cell office:value-type="float" office:value="-64.19576" calcext:value-type="float">
            <text:p>-64.19576</text:p>
          </table:table-cell>
          <table:table-cell office:value-type="float" office:value="1360.48938" calcext:value-type="float">
            <text:p>1360.48938</text:p>
          </table:table-cell>
          <table:table-cell office:value-type="float" office:value="1039.51062" calcext:value-type="float">
            <text:p>1039.51062</text:p>
          </table:table-cell>
        </table:table-row>
        <table:table-row table:style-name="ro1">
          <table:table-cell office:value-type="float" office:value="-68.81931" calcext:value-type="float">
            <text:p>-68.81931</text:p>
          </table:table-cell>
          <table:table-cell office:value-type="float" office:value="1372.04822" calcext:value-type="float">
            <text:p>1372.04822</text:p>
          </table:table-cell>
          <table:table-cell office:value-type="float" office:value="1027.95178" calcext:value-type="float">
            <text:p>1027.95178</text:p>
          </table:table-cell>
        </table:table-row>
        <table:table-row table:style-name="ro1">
          <table:table-cell office:value-type="float" office:value="-66.45412" calcext:value-type="float">
            <text:p>-66.45412</text:p>
          </table:table-cell>
          <table:table-cell office:value-type="float" office:value="1366.13525" calcext:value-type="float">
            <text:p>1366.13525</text:p>
          </table:table-cell>
          <table:table-cell office:value-type="float" office:value="1033.86475" calcext:value-type="float">
            <text:p>1033.86475</text:p>
          </table:table-cell>
        </table:table-row>
        <table:table-row table:style-name="ro1">
          <table:table-cell office:value-type="float" office:value="-63.6922" calcext:value-type="float">
            <text:p>-63.6922</text:p>
          </table:table-cell>
          <table:table-cell office:value-type="float" office:value="1359.23047" calcext:value-type="float">
            <text:p>1359.23047</text:p>
          </table:table-cell>
          <table:table-cell office:value-type="float" office:value="1040.76953" calcext:value-type="float">
            <text:p>1040.76953</text:p>
          </table:table-cell>
        </table:table-row>
        <table:table-row table:style-name="ro1">
          <table:table-cell office:value-type="float" office:value="-58.29042" calcext:value-type="float">
            <text:p>-58.29042</text:p>
          </table:table-cell>
          <table:table-cell office:value-type="float" office:value="1345.72607" calcext:value-type="float">
            <text:p>1345.72607</text:p>
          </table:table-cell>
          <table:table-cell office:value-type="float" office:value="1054.27393" calcext:value-type="float">
            <text:p>1054.27393</text:p>
          </table:table-cell>
        </table:table-row>
        <table:table-row table:style-name="ro1">
          <table:table-cell office:value-type="float" office:value="-57.39013" calcext:value-type="float">
            <text:p>-57.39013</text:p>
          </table:table-cell>
          <table:table-cell office:value-type="float" office:value="1343.47534" calcext:value-type="float">
            <text:p>1343.47534</text:p>
          </table:table-cell>
          <table:table-cell office:value-type="float" office:value="1056.52466" calcext:value-type="float">
            <text:p>1056.52466</text:p>
          </table:table-cell>
        </table:table-row>
        <table:table-row table:style-name="ro1">
          <table:table-cell office:value-type="float" office:value="-60.38094" calcext:value-type="float">
            <text:p>-60.38094</text:p>
          </table:table-cell>
          <table:table-cell office:value-type="float" office:value="1350.95239" calcext:value-type="float">
            <text:p>1350.95239</text:p>
          </table:table-cell>
          <table:table-cell office:value-type="float" office:value="1049.04761" calcext:value-type="float">
            <text:p>1049.04761</text:p>
          </table:table-cell>
        </table:table-row>
        <table:table-row table:style-name="ro1">
          <table:table-cell office:value-type="float" office:value="-60.70139" calcext:value-type="float">
            <text:p>-60.70139</text:p>
          </table:table-cell>
          <table:table-cell office:value-type="float" office:value="1351.75342" calcext:value-type="float">
            <text:p>1351.75342</text:p>
          </table:table-cell>
          <table:table-cell office:value-type="float" office:value="1048.24658" calcext:value-type="float">
            <text:p>1048.24658</text:p>
          </table:table-cell>
        </table:table-row>
        <table:table-row table:style-name="ro1">
          <table:table-cell office:value-type="float" office:value="-59.45013" calcext:value-type="float">
            <text:p>-59.45013</text:p>
          </table:table-cell>
          <table:table-cell office:value-type="float" office:value="1348.62537" calcext:value-type="float">
            <text:p>1348.62537</text:p>
          </table:table-cell>
          <table:table-cell office:value-type="float" office:value="1051.37463" calcext:value-type="float">
            <text:p>1051.37463</text:p>
          </table:table-cell>
        </table:table-row>
        <table:table-row table:style-name="ro1">
          <table:table-cell office:value-type="float" office:value="-57.11546" calcext:value-type="float">
            <text:p>-57.11546</text:p>
          </table:table-cell>
          <table:table-cell office:value-type="float" office:value="1342.7887" calcext:value-type="float">
            <text:p>1342.7887</text:p>
          </table:table-cell>
          <table:table-cell office:value-type="float" office:value="1057.2113" calcext:value-type="float">
            <text:p>1057.2113</text:p>
          </table:table-cell>
        </table:table-row>
        <table:table-row table:style-name="ro1">
          <table:table-cell office:value-type="float" office:value="-55.3759" calcext:value-type="float">
            <text:p>-55.3759</text:p>
          </table:table-cell>
          <table:table-cell office:value-type="float" office:value="1338.43982" calcext:value-type="float">
            <text:p>1338.43982</text:p>
          </table:table-cell>
          <table:table-cell office:value-type="float" office:value="1061.56018" calcext:value-type="float">
            <text:p>1061.56018</text:p>
          </table:table-cell>
        </table:table-row>
        <table:table-row table:style-name="ro1">
          <table:table-cell office:value-type="float" office:value="-56.48983" calcext:value-type="float">
            <text:p>-56.48983</text:p>
          </table:table-cell>
          <table:table-cell office:value-type="float" office:value="1341.22461" calcext:value-type="float">
            <text:p>1341.22461</text:p>
          </table:table-cell>
          <table:table-cell office:value-type="float" office:value="1058.77539" calcext:value-type="float">
            <text:p>1058.77539</text:p>
          </table:table-cell>
        </table:table-row>
        <table:table-row table:style-name="ro1">
          <table:table-cell office:value-type="float" office:value="-55.0402" calcext:value-type="float">
            <text:p>-55.0402</text:p>
          </table:table-cell>
          <table:table-cell office:value-type="float" office:value="1337.60046" calcext:value-type="float">
            <text:p>1337.60046</text:p>
          </table:table-cell>
          <table:table-cell office:value-type="float" office:value="1062.39954" calcext:value-type="float">
            <text:p>1062.39954</text:p>
          </table:table-cell>
        </table:table-row>
        <table:table-row table:style-name="ro1">
          <table:table-cell office:value-type="float" office:value="-49.16539" calcext:value-type="float">
            <text:p>-49.16539</text:p>
          </table:table-cell>
          <table:table-cell office:value-type="float" office:value="1322.91345" calcext:value-type="float">
            <text:p>1322.91345</text:p>
          </table:table-cell>
          <table:table-cell office:value-type="float" office:value="1077.08655" calcext:value-type="float">
            <text:p>1077.08655</text:p>
          </table:table-cell>
        </table:table-row>
        <table:table-row table:style-name="ro1">
          <table:table-cell office:value-type="float" office:value="-46.44924" calcext:value-type="float">
            <text:p>-46.44924</text:p>
          </table:table-cell>
          <table:table-cell office:value-type="float" office:value="1316.12305" calcext:value-type="float">
            <text:p>1316.12305</text:p>
          </table:table-cell>
          <table:table-cell office:value-type="float" office:value="1083.87695" calcext:value-type="float">
            <text:p>1083.87695</text:p>
          </table:table-cell>
        </table:table-row>
        <table:table-row table:style-name="ro1">
          <table:table-cell office:value-type="float" office:value="-56.50509" calcext:value-type="float">
            <text:p>-56.50509</text:p>
          </table:table-cell>
          <table:table-cell office:value-type="float" office:value="1341.2627" calcext:value-type="float">
            <text:p>1341.2627</text:p>
          </table:table-cell>
          <table:table-cell office:value-type="float" office:value="1058.7373" calcext:value-type="float">
            <text:p>1058.7373</text:p>
          </table:table-cell>
        </table:table-row>
        <table:table-row table:style-name="ro1">
          <table:table-cell office:value-type="float" office:value="-57.78687" calcext:value-type="float">
            <text:p>-57.78687</text:p>
          </table:table-cell>
          <table:table-cell office:value-type="float" office:value="1344.46716" calcext:value-type="float">
            <text:p>1344.46716</text:p>
          </table:table-cell>
          <table:table-cell office:value-type="float" office:value="1055.53284" calcext:value-type="float">
            <text:p>1055.53284</text:p>
          </table:table-cell>
        </table:table-row>
        <table:table-row table:style-name="ro1">
          <table:table-cell office:value-type="float" office:value="-52.41561" calcext:value-type="float">
            <text:p>-52.41561</text:p>
          </table:table-cell>
          <table:table-cell office:value-type="float" office:value="1331.03906" calcext:value-type="float">
            <text:p>1331.03906</text:p>
          </table:table-cell>
          <table:table-cell office:value-type="float" office:value="1068.96094" calcext:value-type="float">
            <text:p>1068.96094</text:p>
          </table:table-cell>
        </table:table-row>
        <table:table-row table:style-name="ro1">
          <table:table-cell office:value-type="float" office:value="-47.95991" calcext:value-type="float">
            <text:p>-47.95991</text:p>
          </table:table-cell>
          <table:table-cell office:value-type="float" office:value="1319.89978" calcext:value-type="float">
            <text:p>1319.89978</text:p>
          </table:table-cell>
          <table:table-cell office:value-type="float" office:value="1080.10022" calcext:value-type="float">
            <text:p>1080.10022</text:p>
          </table:table-cell>
        </table:table-row>
        <table:table-row table:style-name="ro1">
          <table:table-cell office:value-type="float" office:value="-50.12672" calcext:value-type="float">
            <text:p>-50.12672</text:p>
          </table:table-cell>
          <table:table-cell office:value-type="float" office:value="1325.31677" calcext:value-type="float">
            <text:p>1325.31677</text:p>
          </table:table-cell>
          <table:table-cell office:value-type="float" office:value="1074.68323" calcext:value-type="float">
            <text:p>1074.68323</text:p>
          </table:table-cell>
        </table:table-row>
        <table:table-row table:style-name="ro1">
          <table:table-cell office:value-type="float" office:value="-50.79813" calcext:value-type="float">
            <text:p>-50.79813</text:p>
          </table:table-cell>
          <table:table-cell office:value-type="float" office:value="1326.99536" calcext:value-type="float">
            <text:p>1326.99536</text:p>
          </table:table-cell>
          <table:table-cell office:value-type="float" office:value="1073.00464" calcext:value-type="float">
            <text:p>1073.00464</text:p>
          </table:table-cell>
        </table:table-row>
        <table:table-row table:style-name="ro1">
          <table:table-cell office:value-type="float" office:value="-45.13695" calcext:value-type="float">
            <text:p>-45.13695</text:p>
          </table:table-cell>
          <table:table-cell office:value-type="float" office:value="1312.84241" calcext:value-type="float">
            <text:p>1312.84241</text:p>
          </table:table-cell>
          <table:table-cell office:value-type="float" office:value="1087.15759" calcext:value-type="float">
            <text:p>1087.15759</text:p>
          </table:table-cell>
        </table:table-row>
        <table:table-row table:style-name="ro1">
          <table:table-cell office:value-type="float" office:value="-40.10139" calcext:value-type="float">
            <text:p>-40.10139</text:p>
          </table:table-cell>
          <table:table-cell office:value-type="float" office:value="1300.25342" calcext:value-type="float">
            <text:p>1300.25342</text:p>
          </table:table-cell>
          <table:table-cell office:value-type="float" office:value="1099.74658" calcext:value-type="float">
            <text:p>1099.74658</text:p>
          </table:table-cell>
        </table:table-row>
        <table:table-row table:style-name="ro1">
          <table:table-cell office:value-type="float" office:value="-45.74731" calcext:value-type="float">
            <text:p>-45.74731</text:p>
          </table:table-cell>
          <table:table-cell office:value-type="float" office:value="1314.36829" calcext:value-type="float">
            <text:p>1314.36829</text:p>
          </table:table-cell>
          <table:table-cell office:value-type="float" office:value="1085.63171" calcext:value-type="float">
            <text:p>1085.63171</text:p>
          </table:table-cell>
        </table:table-row>
        <table:table-row table:style-name="ro1">
          <table:table-cell office:value-type="float" office:value="-55.57428" calcext:value-type="float">
            <text:p>-55.57428</text:p>
          </table:table-cell>
          <table:table-cell office:value-type="float" office:value="1338.93567" calcext:value-type="float">
            <text:p>1338.93567</text:p>
          </table:table-cell>
          <table:table-cell office:value-type="float" office:value="1061.06433" calcext:value-type="float">
            <text:p>1061.06433</text:p>
          </table:table-cell>
        </table:table-row>
        <table:table-row table:style-name="ro1">
          <table:table-cell office:value-type="float" office:value="-56.74924" calcext:value-type="float">
            <text:p>-56.74924</text:p>
          </table:table-cell>
          <table:table-cell office:value-type="float" office:value="1341.87305" calcext:value-type="float">
            <text:p>1341.87305</text:p>
          </table:table-cell>
          <table:table-cell office:value-type="float" office:value="1058.12695" calcext:value-type="float">
            <text:p>1058.12695</text:p>
          </table:table-cell>
        </table:table-row>
        <table:table-row table:style-name="ro1">
          <table:table-cell office:value-type="float" office:value="-52.93443" calcext:value-type="float">
            <text:p>-52.93443</text:p>
          </table:table-cell>
          <table:table-cell office:value-type="float" office:value="1332.33606" calcext:value-type="float">
            <text:p>1332.33606</text:p>
          </table:table-cell>
          <table:table-cell office:value-type="float" office:value="1067.66394" calcext:value-type="float">
            <text:p>1067.66394</text:p>
          </table:table-cell>
        </table:table-row>
        <table:table-row table:style-name="ro1">
          <table:table-cell office:value-type="float" office:value="-53.62109" calcext:value-type="float">
            <text:p>-53.62109</text:p>
          </table:table-cell>
          <table:table-cell office:value-type="float" office:value="1334.05273" calcext:value-type="float">
            <text:p>1334.05273</text:p>
          </table:table-cell>
          <table:table-cell office:value-type="float" office:value="1065.94727" calcext:value-type="float">
            <text:p>1065.94727</text:p>
          </table:table-cell>
        </table:table-row>
        <table:table-row table:style-name="ro1">
          <table:table-cell office:value-type="float" office:value="-52.47665" calcext:value-type="float">
            <text:p>-52.47665</text:p>
          </table:table-cell>
          <table:table-cell office:value-type="float" office:value="1331.19165" calcext:value-type="float">
            <text:p>1331.19165</text:p>
          </table:table-cell>
          <table:table-cell office:value-type="float" office:value="1068.80835" calcext:value-type="float">
            <text:p>1068.80835</text:p>
          </table:table-cell>
        </table:table-row>
        <table:table-row table:style-name="ro1">
          <table:table-cell office:value-type="float" office:value="-48.81443" calcext:value-type="float">
            <text:p>-48.81443</text:p>
          </table:table-cell>
          <table:table-cell office:value-type="float" office:value="1322.03601" calcext:value-type="float">
            <text:p>1322.03601</text:p>
          </table:table-cell>
          <table:table-cell office:value-type="float" office:value="1077.96399" calcext:value-type="float">
            <text:p>1077.96399</text:p>
          </table:table-cell>
        </table:table-row>
        <table:table-row table:style-name="ro1">
          <table:table-cell office:value-type="float" office:value="-45.48791" calcext:value-type="float">
            <text:p>-45.48791</text:p>
          </table:table-cell>
          <table:table-cell office:value-type="float" office:value="1313.71973" calcext:value-type="float">
            <text:p>1313.71973</text:p>
          </table:table-cell>
          <table:table-cell office:value-type="float" office:value="1086.28027" calcext:value-type="float">
            <text:p>1086.28027</text:p>
          </table:table-cell>
        </table:table-row>
        <table:table-row table:style-name="ro1">
          <table:table-cell office:value-type="float" office:value="-49.72998" calcext:value-type="float">
            <text:p>-49.72998</text:p>
          </table:table-cell>
          <table:table-cell office:value-type="float" office:value="1324.32495" calcext:value-type="float">
            <text:p>1324.32495</text:p>
          </table:table-cell>
          <table:table-cell office:value-type="float" office:value="1075.67505" calcext:value-type="float">
            <text:p>1075.67505</text:p>
          </table:table-cell>
        </table:table-row>
        <table:table-row table:style-name="ro1">
          <table:table-cell office:value-type="float" office:value="-58.24464" calcext:value-type="float">
            <text:p>-58.24464</text:p>
          </table:table-cell>
          <table:table-cell office:value-type="float" office:value="1345.61157" calcext:value-type="float">
            <text:p>1345.61157</text:p>
          </table:table-cell>
          <table:table-cell office:value-type="float" office:value="1054.38843" calcext:value-type="float">
            <text:p>1054.38843</text:p>
          </table:table-cell>
        </table:table-row>
        <table:table-row table:style-name="ro1">
          <table:table-cell office:value-type="float" office:value="-50.37087" calcext:value-type="float">
            <text:p>-50.37087</text:p>
          </table:table-cell>
          <table:table-cell office:value-type="float" office:value="1325.92712" calcext:value-type="float">
            <text:p>1325.92712</text:p>
          </table:table-cell>
          <table:table-cell office:value-type="float" office:value="1074.07288" calcext:value-type="float">
            <text:p>1074.07288</text:p>
          </table:table-cell>
        </table:table-row>
        <table:table-row table:style-name="ro1">
          <table:table-cell office:value-type="float" office:value="-48.32613" calcext:value-type="float">
            <text:p>-48.32613</text:p>
          </table:table-cell>
          <table:table-cell office:value-type="float" office:value="1320.81531" calcext:value-type="float">
            <text:p>1320.81531</text:p>
          </table:table-cell>
          <table:table-cell office:value-type="float" office:value="1079.18469" calcext:value-type="float">
            <text:p>1079.18469</text:p>
          </table:table-cell>
        </table:table-row>
        <table:table-row table:style-name="ro1">
          <table:table-cell office:value-type="float" office:value="-56.96287" calcext:value-type="float">
            <text:p>-56.96287</text:p>
          </table:table-cell>
          <table:table-cell office:value-type="float" office:value="1342.40723" calcext:value-type="float">
            <text:p>1342.40723</text:p>
          </table:table-cell>
          <table:table-cell office:value-type="float" office:value="1057.59277" calcext:value-type="float">
            <text:p>1057.59277</text:p>
          </table:table-cell>
        </table:table-row>
        <table:table-row table:style-name="ro1">
          <table:table-cell office:value-type="float" office:value="-49.39428" calcext:value-type="float">
            <text:p>-49.39428</text:p>
          </table:table-cell>
          <table:table-cell office:value-type="float" office:value="1323.48572" calcext:value-type="float">
            <text:p>1323.48572</text:p>
          </table:table-cell>
          <table:table-cell office:value-type="float" office:value="1076.51428" calcext:value-type="float">
            <text:p>1076.51428</text:p>
          </table:table-cell>
        </table:table-row>
        <table:table-row table:style-name="ro1">
          <table:table-cell office:value-type="float" office:value="-47.22746" calcext:value-type="float">
            <text:p>-47.22746</text:p>
          </table:table-cell>
          <table:table-cell office:value-type="float" office:value="1318.0686" calcext:value-type="float">
            <text:p>1318.0686</text:p>
          </table:table-cell>
          <table:table-cell office:value-type="float" office:value="1081.9314" calcext:value-type="float">
            <text:p>1081.9314</text:p>
          </table:table-cell>
        </table:table-row>
        <table:table-row table:style-name="ro1">
          <table:table-cell office:value-type="float" office:value="-52.81235" calcext:value-type="float">
            <text:p>-52.81235</text:p>
          </table:table-cell>
          <table:table-cell office:value-type="float" office:value="1332.03088" calcext:value-type="float">
            <text:p>1332.03088</text:p>
          </table:table-cell>
          <table:table-cell office:value-type="float" office:value="1067.96912" calcext:value-type="float">
            <text:p>1067.96912</text:p>
          </table:table-cell>
        </table:table-row>
        <table:table-row table:style-name="ro1">
          <table:table-cell office:value-type="float" office:value="-58.0005" calcext:value-type="float">
            <text:p>-58.0005</text:p>
          </table:table-cell>
          <table:table-cell office:value-type="float" office:value="1345.00122" calcext:value-type="float">
            <text:p>1345.00122</text:p>
          </table:table-cell>
          <table:table-cell office:value-type="float" office:value="1054.99878" calcext:value-type="float">
            <text:p>1054.99878</text:p>
          </table:table-cell>
        </table:table-row>
        <table:table-row table:style-name="ro1">
          <table:table-cell office:value-type="float" office:value="-53.07176" calcext:value-type="float">
            <text:p>-53.07176</text:p>
          </table:table-cell>
          <table:table-cell office:value-type="float" office:value="1332.67944" calcext:value-type="float">
            <text:p>1332.67944</text:p>
          </table:table-cell>
          <table:table-cell office:value-type="float" office:value="1067.32056" calcext:value-type="float">
            <text:p>1067.32056</text:p>
          </table:table-cell>
        </table:table-row>
        <table:table-row table:style-name="ro1">
          <table:table-cell office:value-type="float" office:value="-48.09724" calcext:value-type="float">
            <text:p>-48.09724</text:p>
          </table:table-cell>
          <table:table-cell office:value-type="float" office:value="1320.24304" calcext:value-type="float">
            <text:p>1320.24304</text:p>
          </table:table-cell>
          <table:table-cell office:value-type="float" office:value="1079.75696" calcext:value-type="float">
            <text:p>1079.75696</text:p>
          </table:table-cell>
        </table:table-row>
        <table:table-row table:style-name="ro1">
          <table:table-cell office:value-type="float" office:value="-56.2762" calcext:value-type="float">
            <text:p>-56.2762</text:p>
          </table:table-cell>
          <table:table-cell office:value-type="float" office:value="1340.69055" calcext:value-type="float">
            <text:p>1340.69055</text:p>
          </table:table-cell>
          <table:table-cell office:value-type="float" office:value="1059.30945" calcext:value-type="float">
            <text:p>1059.30945</text:p>
          </table:table-cell>
        </table:table-row>
        <table:table-row table:style-name="ro1">
          <table:table-cell office:value-type="float" office:value="-55.39117" calcext:value-type="float">
            <text:p>-55.39117</text:p>
          </table:table-cell>
          <table:table-cell office:value-type="float" office:value="1338.47791" calcext:value-type="float">
            <text:p>1338.47791</text:p>
          </table:table-cell>
          <table:table-cell office:value-type="float" office:value="1061.52209" calcext:value-type="float">
            <text:p>1061.52209</text:p>
          </table:table-cell>
        </table:table-row>
        <table:table-row table:style-name="ro1">
          <table:table-cell office:value-type="float" office:value="-45.85413" calcext:value-type="float">
            <text:p>-45.85413</text:p>
          </table:table-cell>
          <table:table-cell office:value-type="float" office:value="1314.63538" calcext:value-type="float">
            <text:p>1314.63538</text:p>
          </table:table-cell>
          <table:table-cell office:value-type="float" office:value="1085.36462" calcext:value-type="float">
            <text:p>1085.36462</text:p>
          </table:table-cell>
        </table:table-row>
        <table:table-row table:style-name="ro1">
          <table:table-cell office:value-type="float" office:value="-52.62924" calcext:value-type="float">
            <text:p>-52.62924</text:p>
          </table:table-cell>
          <table:table-cell office:value-type="float" office:value="1331.57312" calcext:value-type="float">
            <text:p>1331.57312</text:p>
          </table:table-cell>
          <table:table-cell office:value-type="float" office:value="1068.42688" calcext:value-type="float">
            <text:p>1068.42688</text:p>
          </table:table-cell>
        </table:table-row>
        <table:table-row table:style-name="ro1">
          <table:table-cell office:value-type="float" office:value="-55.63531" calcext:value-type="float">
            <text:p>-55.63531</text:p>
          </table:table-cell>
          <table:table-cell office:value-type="float" office:value="1339.08826" calcext:value-type="float">
            <text:p>1339.08826</text:p>
          </table:table-cell>
          <table:table-cell office:value-type="float" office:value="1060.91174" calcext:value-type="float">
            <text:p>1060.91174</text:p>
          </table:table-cell>
        </table:table-row>
        <table:table-row table:style-name="ro1">
          <table:table-cell office:value-type="float" office:value="-55.31487" calcext:value-type="float">
            <text:p>-55.31487</text:p>
          </table:table-cell>
          <table:table-cell office:value-type="float" office:value="1338.28723" calcext:value-type="float">
            <text:p>1338.28723</text:p>
          </table:table-cell>
          <table:table-cell office:value-type="float" office:value="1061.71277" calcext:value-type="float">
            <text:p>1061.71277</text:p>
          </table:table-cell>
        </table:table-row>
        <table:table-row table:style-name="ro1">
          <table:table-cell office:value-type="float" office:value="-50.63028" calcext:value-type="float">
            <text:p>-50.63028</text:p>
          </table:table-cell>
          <table:table-cell office:value-type="float" office:value="1326.57568" calcext:value-type="float">
            <text:p>1326.57568</text:p>
          </table:table-cell>
          <table:table-cell office:value-type="float" office:value="1073.42432" calcext:value-type="float">
            <text:p>1073.42432</text:p>
          </table:table-cell>
        </table:table-row>
        <table:table-row table:style-name="ro1">
          <table:table-cell office:value-type="float" office:value="-48.37191" calcext:value-type="float">
            <text:p>-48.37191</text:p>
          </table:table-cell>
          <table:table-cell office:value-type="float" office:value="1320.92981" calcext:value-type="float">
            <text:p>1320.92981</text:p>
          </table:table-cell>
          <table:table-cell office:value-type="float" office:value="1079.07019" calcext:value-type="float">
            <text:p>1079.07019</text:p>
          </table:table-cell>
        </table:table-row>
        <table:table-row table:style-name="ro1">
          <table:table-cell office:value-type="float" office:value="-43.61102" calcext:value-type="float">
            <text:p>-43.61102</text:p>
          </table:table-cell>
          <table:table-cell office:value-type="float" office:value="1309.02759" calcext:value-type="float">
            <text:p>1309.02759</text:p>
          </table:table-cell>
          <table:table-cell office:value-type="float" office:value="1090.97241" calcext:value-type="float">
            <text:p>1090.97241</text:p>
          </table:table-cell>
        </table:table-row>
        <table:table-row table:style-name="ro1">
          <table:table-cell office:value-type="float" office:value="-46.69339" calcext:value-type="float">
            <text:p>-46.69339</text:p>
          </table:table-cell>
          <table:table-cell office:value-type="float" office:value="1316.73352" calcext:value-type="float">
            <text:p>1316.73352</text:p>
          </table:table-cell>
          <table:table-cell office:value-type="float" office:value="1083.26648" calcext:value-type="float">
            <text:p>1083.26648</text:p>
          </table:table-cell>
        </table:table-row>
        <table:table-row table:style-name="ro1">
          <table:table-cell office:value-type="float" office:value="-47.83783" calcext:value-type="float">
            <text:p>-47.83783</text:p>
          </table:table-cell>
          <table:table-cell office:value-type="float" office:value="1319.5946" calcext:value-type="float">
            <text:p>1319.5946</text:p>
          </table:table-cell>
          <table:table-cell office:value-type="float" office:value="1080.4054" calcext:value-type="float">
            <text:p>1080.4054</text:p>
          </table:table-cell>
        </table:table-row>
        <table:table-row table:style-name="ro1">
          <table:table-cell office:value-type="float" office:value="-52.21724" calcext:value-type="float">
            <text:p>-52.21724</text:p>
          </table:table-cell>
          <table:table-cell office:value-type="float" office:value="1330.54309" calcext:value-type="float">
            <text:p>1330.54309</text:p>
          </table:table-cell>
          <table:table-cell office:value-type="float" office:value="1069.45691" calcext:value-type="float">
            <text:p>1069.45691</text:p>
          </table:table-cell>
        </table:table-row>
        <table:table-row table:style-name="ro1">
          <table:table-cell office:value-type="float" office:value="-49.54687" calcext:value-type="float">
            <text:p>-49.54687</text:p>
          </table:table-cell>
          <table:table-cell office:value-type="float" office:value="1323.86719" calcext:value-type="float">
            <text:p>1323.86719</text:p>
          </table:table-cell>
          <table:table-cell office:value-type="float" office:value="1076.13281" calcext:value-type="float">
            <text:p>1076.13281</text:p>
          </table:table-cell>
        </table:table-row>
        <table:table-row table:style-name="ro1">
          <table:table-cell office:value-type="float" office:value="-45.99146" calcext:value-type="float">
            <text:p>-45.99146</text:p>
          </table:table-cell>
          <table:table-cell office:value-type="float" office:value="1314.97864" calcext:value-type="float">
            <text:p>1314.97864</text:p>
          </table:table-cell>
          <table:table-cell office:value-type="float" office:value="1085.02136" calcext:value-type="float">
            <text:p>1085.02136</text:p>
          </table:table-cell>
        </table:table-row>
        <table:table-row table:style-name="ro1">
          <table:table-cell office:value-type="float" office:value="-50.69131" calcext:value-type="float">
            <text:p>-50.69131</text:p>
          </table:table-cell>
          <table:table-cell office:value-type="float" office:value="1326.72827" calcext:value-type="float">
            <text:p>1326.72827</text:p>
          </table:table-cell>
          <table:table-cell office:value-type="float" office:value="1073.27173" calcext:value-type="float">
            <text:p>1073.27173</text:p>
          </table:table-cell>
        </table:table-row>
        <table:table-row table:style-name="ro1">
          <table:table-cell office:value-type="float" office:value="-55.02494" calcext:value-type="float">
            <text:p>-55.02494</text:p>
          </table:table-cell>
          <table:table-cell office:value-type="float" office:value="1337.56238" calcext:value-type="float">
            <text:p>1337.56238</text:p>
          </table:table-cell>
          <table:table-cell office:value-type="float" office:value="1062.43762" calcext:value-type="float">
            <text:p>1062.43762</text:p>
          </table:table-cell>
        </table:table-row>
        <table:table-row table:style-name="ro1">
          <table:table-cell office:value-type="float" office:value="-48.4482" calcext:value-type="float">
            <text:p>-48.4482</text:p>
          </table:table-cell>
          <table:table-cell office:value-type="float" office:value="1321.12048" calcext:value-type="float">
            <text:p>1321.12048</text:p>
          </table:table-cell>
          <table:table-cell office:value-type="float" office:value="1078.87952" calcext:value-type="float">
            <text:p>1078.87952</text:p>
          </table:table-cell>
        </table:table-row>
        <table:table-row table:style-name="ro1">
          <table:table-cell office:value-type="float" office:value="-44.35872" calcext:value-type="float">
            <text:p>-44.35872</text:p>
          </table:table-cell>
          <table:table-cell office:value-type="float" office:value="1310.89685" calcext:value-type="float">
            <text:p>1310.89685</text:p>
          </table:table-cell>
          <table:table-cell office:value-type="float" office:value="1089.10315" calcext:value-type="float">
            <text:p>1089.10315</text:p>
          </table:table-cell>
        </table:table-row>
        <table:table-row table:style-name="ro1">
          <table:table-cell office:value-type="float" office:value="-45.99146" calcext:value-type="float">
            <text:p>-45.99146</text:p>
          </table:table-cell>
          <table:table-cell office:value-type="float" office:value="1314.97864" calcext:value-type="float">
            <text:p>1314.97864</text:p>
          </table:table-cell>
          <table:table-cell office:value-type="float" office:value="1085.02136" calcext:value-type="float">
            <text:p>1085.02136</text:p>
          </table:table-cell>
        </table:table-row>
        <table:table-row table:style-name="ro1">
          <table:table-cell office:value-type="float" office:value="-46.40347" calcext:value-type="float">
            <text:p>-46.40347</text:p>
          </table:table-cell>
          <table:table-cell office:value-type="float" office:value="1316.00867" calcext:value-type="float">
            <text:p>1316.00867</text:p>
          </table:table-cell>
          <table:table-cell office:value-type="float" office:value="1083.99133" calcext:value-type="float">
            <text:p>1083.99133</text:p>
          </table:table-cell>
        </table:table-row>
        <table:table-row table:style-name="ro1">
          <table:table-cell office:value-type="float" office:value="-40.13191" calcext:value-type="float">
            <text:p>-40.13191</text:p>
          </table:table-cell>
          <table:table-cell office:value-type="float" office:value="1300.32971" calcext:value-type="float">
            <text:p>1300.32971</text:p>
          </table:table-cell>
          <table:table-cell office:value-type="float" office:value="1099.67029" calcext:value-type="float">
            <text:p>1099.67029</text:p>
          </table:table-cell>
        </table:table-row>
        <table:table-row table:style-name="ro1">
          <table:table-cell office:value-type="float" office:value="-44.28243" calcext:value-type="float">
            <text:p>-44.28243</text:p>
          </table:table-cell>
          <table:table-cell office:value-type="float" office:value="1310.70605" calcext:value-type="float">
            <text:p>1310.70605</text:p>
          </table:table-cell>
          <table:table-cell office:value-type="float" office:value="1089.29395" calcext:value-type="float">
            <text:p>1089.29395</text:p>
          </table:table-cell>
        </table:table-row>
        <table:table-row table:style-name="ro1">
          <table:table-cell office:value-type="float" office:value="-51.63739" calcext:value-type="float">
            <text:p>-51.63739</text:p>
          </table:table-cell>
          <table:table-cell office:value-type="float" office:value="1329.09351" calcext:value-type="float">
            <text:p>1329.09351</text:p>
          </table:table-cell>
          <table:table-cell office:value-type="float" office:value="1070.90649" calcext:value-type="float">
            <text:p>1070.90649</text:p>
          </table:table-cell>
        </table:table-row>
        <table:table-row table:style-name="ro1">
          <table:table-cell office:value-type="float" office:value="-43.2448" calcext:value-type="float">
            <text:p>-43.2448</text:p>
          </table:table-cell>
          <table:table-cell office:value-type="float" office:value="1308.11194" calcext:value-type="float">
            <text:p>1308.11194</text:p>
          </table:table-cell>
          <table:table-cell office:value-type="float" office:value="1091.88806" calcext:value-type="float">
            <text:p>1091.88806</text:p>
          </table:table-cell>
        </table:table-row>
        <table:table-row table:style-name="ro1">
          <table:table-cell office:value-type="float" office:value="-38.69754" calcext:value-type="float">
            <text:p>-38.69754</text:p>
          </table:table-cell>
          <table:table-cell office:value-type="float" office:value="1296.7439" calcext:value-type="float">
            <text:p>1296.7439</text:p>
          </table:table-cell>
          <table:table-cell office:value-type="float" office:value="1103.2561" calcext:value-type="float">
            <text:p>1103.2561</text:p>
          </table:table-cell>
        </table:table-row>
        <table:table-row table:style-name="ro1">
          <table:table-cell office:value-type="float" office:value="-44.90806" calcext:value-type="float">
            <text:p>-44.90806</text:p>
          </table:table-cell>
          <table:table-cell office:value-type="float" office:value="1312.27014" calcext:value-type="float">
            <text:p>1312.27014</text:p>
          </table:table-cell>
          <table:table-cell office:value-type="float" office:value="1087.72986" calcext:value-type="float">
            <text:p>1087.72986</text:p>
          </table:table-cell>
        </table:table-row>
        <table:table-row table:style-name="ro1">
          <table:table-cell office:value-type="float" office:value="-43.83991" calcext:value-type="float">
            <text:p>-43.83991</text:p>
          </table:table-cell>
          <table:table-cell office:value-type="float" office:value="1309.59973" calcext:value-type="float">
            <text:p>1309.59973</text:p>
          </table:table-cell>
          <table:table-cell office:value-type="float" office:value="1090.40027" calcext:value-type="float">
            <text:p>1090.40027</text:p>
          </table:table-cell>
        </table:table-row>
        <table:table-row table:style-name="ro1">
          <table:table-cell office:value-type="float" office:value="-38.74332" calcext:value-type="float">
            <text:p>-38.74332</text:p>
          </table:table-cell>
          <table:table-cell office:value-type="float" office:value="1296.85828" calcext:value-type="float">
            <text:p>1296.85828</text:p>
          </table:table-cell>
          <table:table-cell office:value-type="float" office:value="1103.14172" calcext:value-type="float">
            <text:p>1103.14172</text:p>
          </table:table-cell>
        </table:table-row>
        <table:table-row table:style-name="ro1">
          <table:table-cell office:value-type="float" office:value="-43.94672" calcext:value-type="float">
            <text:p>-43.94672</text:p>
          </table:table-cell>
          <table:table-cell office:value-type="float" office:value="1309.86682" calcext:value-type="float">
            <text:p>1309.86682</text:p>
          </table:table-cell>
          <table:table-cell office:value-type="float" office:value="1090.13318" calcext:value-type="float">
            <text:p>1090.13318</text:p>
          </table:table-cell>
        </table:table-row>
        <table:table-row table:style-name="ro1">
          <table:table-cell office:value-type="float" office:value="-44.4808" calcext:value-type="float">
            <text:p>-44.4808</text:p>
          </table:table-cell>
          <table:table-cell office:value-type="float" office:value="1311.20203" calcext:value-type="float">
            <text:p>1311.20203</text:p>
          </table:table-cell>
          <table:table-cell office:value-type="float" office:value="1088.79797" calcext:value-type="float">
            <text:p>1088.79797</text:p>
          </table:table-cell>
        </table:table-row>
        <table:table-row table:style-name="ro1">
          <table:table-cell office:value-type="float" office:value="-35.23369" calcext:value-type="float">
            <text:p>-35.23369</text:p>
          </table:table-cell>
          <table:table-cell office:value-type="float" office:value="1288.08423" calcext:value-type="float">
            <text:p>1288.08423</text:p>
          </table:table-cell>
          <table:table-cell office:value-type="float" office:value="1111.91577" calcext:value-type="float">
            <text:p>1111.91577</text:p>
          </table:table-cell>
        </table:table-row>
        <table:table-row table:style-name="ro1">
          <table:table-cell office:value-type="float" office:value="-39.10954" calcext:value-type="float">
            <text:p>-39.10954</text:p>
          </table:table-cell>
          <table:table-cell office:value-type="float" office:value="1297.7738" calcext:value-type="float">
            <text:p>1297.7738</text:p>
          </table:table-cell>
          <table:table-cell office:value-type="float" office:value="1102.2262" calcext:value-type="float">
            <text:p>1102.2262</text:p>
          </table:table-cell>
        </table:table-row>
        <table:table-row table:style-name="ro1">
          <table:table-cell office:value-type="float" office:value="-41.82569" calcext:value-type="float">
            <text:p>-41.82569</text:p>
          </table:table-cell>
          <table:table-cell office:value-type="float" office:value="1304.56421" calcext:value-type="float">
            <text:p>1304.56421</text:p>
          </table:table-cell>
          <table:table-cell office:value-type="float" office:value="1095.43579" calcext:value-type="float">
            <text:p>1095.43579</text:p>
          </table:table-cell>
        </table:table-row>
        <table:table-row table:style-name="ro1">
          <table:table-cell office:value-type="float" office:value="-39.84198" calcext:value-type="float">
            <text:p>-39.84198</text:p>
          </table:table-cell>
          <table:table-cell office:value-type="float" office:value="1299.60498" calcext:value-type="float">
            <text:p>1299.60498</text:p>
          </table:table-cell>
          <table:table-cell office:value-type="float" office:value="1100.39502" calcext:value-type="float">
            <text:p>1100.39502</text:p>
          </table:table-cell>
        </table:table-row>
        <table:table-row table:style-name="ro1">
          <table:table-cell office:value-type="float" office:value="-37.87354" calcext:value-type="float">
            <text:p>-37.87354</text:p>
          </table:table-cell>
          <table:table-cell office:value-type="float" office:value="1294.68384" calcext:value-type="float">
            <text:p>1294.68384</text:p>
          </table:table-cell>
          <table:table-cell office:value-type="float" office:value="1105.31616" calcext:value-type="float">
            <text:p>1105.31616</text:p>
          </table:table-cell>
        </table:table-row>
        <table:table-row table:style-name="ro1">
          <table:table-cell office:value-type="float" office:value="-46.76969" calcext:value-type="float">
            <text:p>-46.76969</text:p>
          </table:table-cell>
          <table:table-cell office:value-type="float" office:value="1316.92419" calcext:value-type="float">
            <text:p>1316.92419</text:p>
          </table:table-cell>
          <table:table-cell office:value-type="float" office:value="1083.07581" calcext:value-type="float">
            <text:p>1083.07581</text:p>
          </table:table-cell>
        </table:table-row>
        <table:table-row table:style-name="ro1">
          <table:table-cell office:value-type="float" office:value="-38.94169" calcext:value-type="float">
            <text:p>-38.94169</text:p>
          </table:table-cell>
          <table:table-cell office:value-type="float" office:value="1297.35425" calcext:value-type="float">
            <text:p>1297.35425</text:p>
          </table:table-cell>
          <table:table-cell office:value-type="float" office:value="1102.64575" calcext:value-type="float">
            <text:p>1102.64575</text:p>
          </table:table-cell>
        </table:table-row>
        <table:table-row table:style-name="ro1">
          <table:table-cell office:value-type="float" office:value="-44.1451" calcext:value-type="float">
            <text:p>-44.1451</text:p>
          </table:table-cell>
          <table:table-cell office:value-type="float" office:value="1310.36279" calcext:value-type="float">
            <text:p>1310.36279</text:p>
          </table:table-cell>
          <table:table-cell office:value-type="float" office:value="1089.63721" calcext:value-type="float">
            <text:p>1089.63721</text:p>
          </table:table-cell>
        </table:table-row>
        <table:table-row table:style-name="ro1">
          <table:table-cell office:value-type="float" office:value="-45.57946" calcext:value-type="float">
            <text:p>-45.57946</text:p>
          </table:table-cell>
          <table:table-cell office:value-type="float" office:value="1313.94861" calcext:value-type="float">
            <text:p>1313.94861</text:p>
          </table:table-cell>
          <table:table-cell office:value-type="float" office:value="1086.05139" calcext:value-type="float">
            <text:p>1086.05139</text:p>
          </table:table-cell>
        </table:table-row>
        <table:table-row table:style-name="ro1">
          <table:table-cell office:value-type="float" office:value="-41.1085" calcext:value-type="float">
            <text:p>-41.1085</text:p>
          </table:table-cell>
          <table:table-cell office:value-type="float" office:value="1302.77124" calcext:value-type="float">
            <text:p>1302.77124</text:p>
          </table:table-cell>
          <table:table-cell office:value-type="float" office:value="1097.22876" calcext:value-type="float">
            <text:p>1097.22876</text:p>
          </table:table-cell>
        </table:table-row>
        <table:table-row table:style-name="ro1">
          <table:table-cell office:value-type="float" office:value="-34.86747" calcext:value-type="float">
            <text:p>-34.86747</text:p>
          </table:table-cell>
          <table:table-cell office:value-type="float" office:value="1287.1687" calcext:value-type="float">
            <text:p>1287.1687</text:p>
          </table:table-cell>
          <table:table-cell office:value-type="float" office:value="1112.8313" calcext:value-type="float">
            <text:p>1112.8313</text:p>
          </table:table-cell>
        </table:table-row>
        <table:table-row table:style-name="ro1">
          <table:table-cell office:value-type="float" office:value="-40.22346" calcext:value-type="float">
            <text:p>-40.22346</text:p>
          </table:table-cell>
          <table:table-cell office:value-type="float" office:value="1300.55872" calcext:value-type="float">
            <text:p>1300.55872</text:p>
          </table:table-cell>
          <table:table-cell office:value-type="float" office:value="1099.44128" calcext:value-type="float">
            <text:p>1099.44128</text:p>
          </table:table-cell>
        </table:table-row>
        <table:table-row table:style-name="ro1">
          <table:table-cell office:value-type="float" office:value="-41.36791" calcext:value-type="float">
            <text:p>-41.36791</text:p>
          </table:table-cell>
          <table:table-cell office:value-type="float" office:value="1303.4198" calcext:value-type="float">
            <text:p>1303.4198</text:p>
          </table:table-cell>
          <table:table-cell office:value-type="float" office:value="1096.5802" calcext:value-type="float">
            <text:p>1096.5802</text:p>
          </table:table-cell>
        </table:table-row>
        <table:table-row table:style-name="ro1">
          <table:table-cell office:value-type="float" office:value="-31.76984" calcext:value-type="float">
            <text:p>-31.76984</text:p>
          </table:table-cell>
          <table:table-cell office:value-type="float" office:value="1279.42456" calcext:value-type="float">
            <text:p>1279.42456</text:p>
          </table:table-cell>
          <table:table-cell office:value-type="float" office:value="1120.57544" calcext:value-type="float">
            <text:p>1120.57544</text:p>
          </table:table-cell>
        </table:table-row>
        <table:table-row table:style-name="ro1">
          <table:table-cell office:value-type="float" office:value="-40.7728" calcext:value-type="float">
            <text:p>-40.7728</text:p>
          </table:table-cell>
          <table:table-cell office:value-type="float" office:value="1301.93201" calcext:value-type="float">
            <text:p>1301.93201</text:p>
          </table:table-cell>
          <table:table-cell office:value-type="float" office:value="1098.06799" calcext:value-type="float">
            <text:p>1098.06799</text:p>
          </table:table-cell>
        </table:table-row>
        <table:table-row table:style-name="ro1">
          <table:table-cell office:value-type="float" office:value="-46.57132" calcext:value-type="float">
            <text:p>-46.57132</text:p>
          </table:table-cell>
          <table:table-cell office:value-type="float" office:value="1316.42834" calcext:value-type="float">
            <text:p>1316.42834</text:p>
          </table:table-cell>
          <table:table-cell office:value-type="float" office:value="1083.57166" calcext:value-type="float">
            <text:p>1083.57166</text:p>
          </table:table-cell>
        </table:table-row>
        <table:table-row table:style-name="ro1">
          <table:table-cell office:value-type="float" office:value="-37.26317" calcext:value-type="float">
            <text:p>-37.26317</text:p>
          </table:table-cell>
          <table:table-cell office:value-type="float" office:value="1293.15796" calcext:value-type="float">
            <text:p>1293.15796</text:p>
          </table:table-cell>
          <table:table-cell office:value-type="float" office:value="1106.84204" calcext:value-type="float">
            <text:p>1106.84204</text:p>
          </table:table-cell>
        </table:table-row>
        <table:table-row table:style-name="ro1">
          <table:table-cell office:value-type="float" office:value="-40.33028" calcext:value-type="float">
            <text:p>-40.33028</text:p>
          </table:table-cell>
          <table:table-cell office:value-type="float" office:value="1300.82568" calcext:value-type="float">
            <text:p>1300.82568</text:p>
          </table:table-cell>
          <table:table-cell office:value-type="float" office:value="1099.17432" calcext:value-type="float">
            <text:p>1099.17432</text:p>
          </table:table-cell>
        </table:table-row>
        <table:table-row table:style-name="ro1">
          <table:table-cell office:value-type="float" office:value="-41.12376" calcext:value-type="float">
            <text:p>-41.12376</text:p>
          </table:table-cell>
          <table:table-cell office:value-type="float" office:value="1302.80945" calcext:value-type="float">
            <text:p>1302.80945</text:p>
          </table:table-cell>
          <table:table-cell office:value-type="float" office:value="1097.19055" calcext:value-type="float">
            <text:p>1097.19055</text:p>
          </table:table-cell>
        </table:table-row>
        <table:table-row table:style-name="ro1">
          <table:table-cell office:value-type="float" office:value="-31.76984" calcext:value-type="float">
            <text:p>-31.76984</text:p>
          </table:table-cell>
          <table:table-cell office:value-type="float" office:value="1279.42456" calcext:value-type="float">
            <text:p>1279.42456</text:p>
          </table:table-cell>
          <table:table-cell office:value-type="float" office:value="1120.57544" calcext:value-type="float">
            <text:p>1120.57544</text:p>
          </table:table-cell>
        </table:table-row>
        <table:table-row table:style-name="ro1">
          <table:table-cell office:value-type="float" office:value="-30.07606" calcext:value-type="float">
            <text:p>-30.07606</text:p>
          </table:table-cell>
          <table:table-cell office:value-type="float" office:value="1275.19019" calcext:value-type="float">
            <text:p>1275.19019</text:p>
          </table:table-cell>
          <table:table-cell office:value-type="float" office:value="1124.80981" calcext:value-type="float">
            <text:p>1124.80981</text:p>
          </table:table-cell>
        </table:table-row>
        <table:table-row table:style-name="ro1">
          <table:table-cell office:value-type="float" office:value="-34.88272" calcext:value-type="float">
            <text:p>-34.88272</text:p>
          </table:table-cell>
          <table:table-cell office:value-type="float" office:value="1287.20679" calcext:value-type="float">
            <text:p>1287.20679</text:p>
          </table:table-cell>
          <table:table-cell office:value-type="float" office:value="1112.79321" calcext:value-type="float">
            <text:p>1112.79321</text:p>
          </table:table-cell>
        </table:table-row>
        <table:table-row table:style-name="ro1">
          <table:table-cell office:value-type="float" office:value="-26.16969" calcext:value-type="float">
            <text:p>-26.16969</text:p>
          </table:table-cell>
          <table:table-cell office:value-type="float" office:value="1265.42419" calcext:value-type="float">
            <text:p>1265.42419</text:p>
          </table:table-cell>
          <table:table-cell office:value-type="float" office:value="1134.57581" calcext:value-type="float">
            <text:p>1134.57581</text:p>
          </table:table-cell>
        </table:table-row>
        <table:table-row table:style-name="ro1">
          <table:table-cell office:value-type="float" office:value="-27.00895" calcext:value-type="float">
            <text:p>-27.00895</text:p>
          </table:table-cell>
          <table:table-cell office:value-type="float" office:value="1267.52234" calcext:value-type="float">
            <text:p>1267.52234</text:p>
          </table:table-cell>
          <table:table-cell office:value-type="float" office:value="1132.47766" calcext:value-type="float">
            <text:p>1132.47766</text:p>
          </table:table-cell>
        </table:table-row>
        <table:table-row table:style-name="ro1">
          <table:table-cell office:value-type="float" office:value="-36.19502" calcext:value-type="float">
            <text:p>-36.19502</text:p>
          </table:table-cell>
          <table:table-cell office:value-type="float" office:value="1290.48755" calcext:value-type="float">
            <text:p>1290.48755</text:p>
          </table:table-cell>
          <table:table-cell office:value-type="float" office:value="1109.51245" calcext:value-type="float">
            <text:p>1109.51245</text:p>
          </table:table-cell>
        </table:table-row>
        <table:table-row table:style-name="ro1">
          <table:table-cell office:value-type="float" office:value="-37.43102" calcext:value-type="float">
            <text:p>-37.43102</text:p>
          </table:table-cell>
          <table:table-cell office:value-type="float" office:value="1293.57751" calcext:value-type="float">
            <text:p>1293.57751</text:p>
          </table:table-cell>
          <table:table-cell office:value-type="float" office:value="1106.42249" calcext:value-type="float">
            <text:p>1106.42249</text:p>
          </table:table-cell>
        </table:table-row>
        <table:table-row table:style-name="ro1">
          <table:table-cell office:value-type="float" office:value="-26.82584" calcext:value-type="float">
            <text:p>-26.82584</text:p>
          </table:table-cell>
          <table:table-cell office:value-type="float" office:value="1267.06458" calcext:value-type="float">
            <text:p>1267.06458</text:p>
          </table:table-cell>
          <table:table-cell office:value-type="float" office:value="1132.93542" calcext:value-type="float">
            <text:p>1132.93542</text:p>
          </table:table-cell>
        </table:table-row>
        <table:table-row table:style-name="ro1">
          <table:table-cell office:value-type="float" office:value="-35.55413" calcext:value-type="float">
            <text:p>-35.55413</text:p>
          </table:table-cell>
          <table:table-cell office:value-type="float" office:value="1288.88538" calcext:value-type="float">
            <text:p>1288.88538</text:p>
          </table:table-cell>
          <table:table-cell office:value-type="float" office:value="1111.11462" calcext:value-type="float">
            <text:p>1111.11462</text:p>
          </table:table-cell>
        </table:table-row>
        <table:table-row table:style-name="ro1">
          <table:table-cell office:value-type="float" office:value="-30.56436" calcext:value-type="float">
            <text:p>-30.56436</text:p>
          </table:table-cell>
          <table:table-cell office:value-type="float" office:value="1276.41089" calcext:value-type="float">
            <text:p>1276.41089</text:p>
          </table:table-cell>
          <table:table-cell office:value-type="float" office:value="1123.58911" calcext:value-type="float">
            <text:p>1123.58911</text:p>
          </table:table-cell>
        </table:table-row>
        <table:table-row table:style-name="ro1">
          <table:table-cell office:value-type="float" office:value="-24.76584" calcext:value-type="float">
            <text:p>-24.76584</text:p>
          </table:table-cell>
          <table:table-cell office:value-type="float" office:value="1261.91455" calcext:value-type="float">
            <text:p>1261.91455</text:p>
          </table:table-cell>
          <table:table-cell office:value-type="float" office:value="1138.08545" calcext:value-type="float">
            <text:p>1138.08545</text:p>
          </table:table-cell>
        </table:table-row>
        <table:table-row table:style-name="ro1">
          <table:table-cell office:value-type="float" office:value="-33.70776" calcext:value-type="float">
            <text:p>-33.70776</text:p>
          </table:table-cell>
          <table:table-cell office:value-type="float" office:value="1284.26941" calcext:value-type="float">
            <text:p>1284.26941</text:p>
          </table:table-cell>
          <table:table-cell office:value-type="float" office:value="1115.73059" calcext:value-type="float">
            <text:p>1115.73059</text:p>
          </table:table-cell>
        </table:table-row>
        <table:table-row table:style-name="ro1">
          <table:table-cell office:value-type="float" office:value="-24.07917" calcext:value-type="float">
            <text:p>-24.07917</text:p>
          </table:table-cell>
          <table:table-cell office:value-type="float" office:value="1260.19788" calcext:value-type="float">
            <text:p>1260.19788</text:p>
          </table:table-cell>
          <table:table-cell office:value-type="float" office:value="1139.80212" calcext:value-type="float">
            <text:p>1139.80212</text:p>
          </table:table-cell>
        </table:table-row>
        <table:table-row table:style-name="ro1">
          <table:table-cell office:value-type="float" office:value="-24.4454" calcext:value-type="float">
            <text:p>-24.4454</text:p>
          </table:table-cell>
          <table:table-cell office:value-type="float" office:value="1261.11353" calcext:value-type="float">
            <text:p>1261.11353</text:p>
          </table:table-cell>
          <table:table-cell office:value-type="float" office:value="1138.88647" calcext:value-type="float">
            <text:p>1138.88647</text:p>
          </table:table-cell>
        </table:table-row>
        <table:table-row table:style-name="ro1">
          <table:table-cell office:value-type="float" office:value="-35.63043" calcext:value-type="float">
            <text:p>-35.63043</text:p>
          </table:table-cell>
          <table:table-cell office:value-type="float" office:value="1289.07605" calcext:value-type="float">
            <text:p>1289.07605</text:p>
          </table:table-cell>
          <table:table-cell office:value-type="float" office:value="1110.92395" calcext:value-type="float">
            <text:p>1110.92395</text:p>
          </table:table-cell>
        </table:table-row>
        <table:table-row table:style-name="ro1">
          <table:table-cell office:value-type="float" office:value="-23.0568" calcext:value-type="float">
            <text:p>-23.0568</text:p>
          </table:table-cell>
          <table:table-cell office:value-type="float" office:value="1257.64197" calcext:value-type="float">
            <text:p>1257.64197</text:p>
          </table:table-cell>
          <table:table-cell office:value-type="float" office:value="1142.35803" calcext:value-type="float">
            <text:p>1142.35803</text:p>
          </table:table-cell>
        </table:table-row>
        <table:table-row table:style-name="ro1">
          <table:table-cell office:value-type="float" office:value="-23.72821" calcext:value-type="float">
            <text:p>-23.72821</text:p>
          </table:table-cell>
          <table:table-cell office:value-type="float" office:value="1259.32056" calcext:value-type="float">
            <text:p>1259.32056</text:p>
          </table:table-cell>
          <table:table-cell office:value-type="float" office:value="1140.67944" calcext:value-type="float">
            <text:p>1140.67944</text:p>
          </table:table-cell>
        </table:table-row>
        <table:table-row table:style-name="ro1">
          <table:table-cell office:value-type="float" office:value="-32.80747" calcext:value-type="float">
            <text:p>-32.80747</text:p>
          </table:table-cell>
          <table:table-cell office:value-type="float" office:value="1282.01868" calcext:value-type="float">
            <text:p>1282.01868</text:p>
          </table:table-cell>
          <table:table-cell office:value-type="float" office:value="1117.98132" calcext:value-type="float">
            <text:p>1117.98132</text:p>
          </table:table-cell>
        </table:table-row>
        <table:table-row table:style-name="ro1">
          <table:table-cell office:value-type="float" office:value="-20.37118" calcext:value-type="float">
            <text:p>-20.37118</text:p>
          </table:table-cell>
          <table:table-cell office:value-type="float" office:value="1250.92798" calcext:value-type="float">
            <text:p>1250.92798</text:p>
          </table:table-cell>
          <table:table-cell office:value-type="float" office:value="1149.07202" calcext:value-type="float">
            <text:p>1149.07202</text:p>
          </table:table-cell>
        </table:table-row>
        <table:table-row table:style-name="ro1">
          <table:table-cell office:value-type="float" office:value="-25.77295" calcext:value-type="float">
            <text:p>-25.77295</text:p>
          </table:table-cell>
          <table:table-cell office:value-type="float" office:value="1264.43237" calcext:value-type="float">
            <text:p>1264.43237</text:p>
          </table:table-cell>
          <table:table-cell office:value-type="float" office:value="1135.56763" calcext:value-type="float">
            <text:p>1135.56763</text:p>
          </table:table-cell>
        </table:table-row>
        <table:table-row table:style-name="ro1">
          <table:table-cell office:value-type="float" office:value="-31.72406" calcext:value-type="float">
            <text:p>-31.72406</text:p>
          </table:table-cell>
          <table:table-cell office:value-type="float" office:value="1279.31018" calcext:value-type="float">
            <text:p>1279.31018</text:p>
          </table:table-cell>
          <table:table-cell office:value-type="float" office:value="1120.68982" calcext:value-type="float">
            <text:p>1120.68982</text:p>
          </table:table-cell>
        </table:table-row>
        <table:table-row table:style-name="ro1">
          <table:table-cell office:value-type="float" office:value="-19.8371" calcext:value-type="float">
            <text:p>-19.8371</text:p>
          </table:table-cell>
          <table:table-cell office:value-type="float" office:value="1249.59277" calcext:value-type="float">
            <text:p>1249.59277</text:p>
          </table:table-cell>
          <table:table-cell office:value-type="float" office:value="1150.40723" calcext:value-type="float">
            <text:p>1150.40723</text:p>
          </table:table-cell>
        </table:table-row>
        <table:table-row table:style-name="ro1">
          <table:table-cell office:value-type="float" office:value="-28.44332" calcext:value-type="float">
            <text:p>-28.44332</text:p>
          </table:table-cell>
          <table:table-cell office:value-type="float" office:value="1271.10828" calcext:value-type="float">
            <text:p>1271.10828</text:p>
          </table:table-cell>
          <table:table-cell office:value-type="float" office:value="1128.89172" calcext:value-type="float">
            <text:p>1128.89172</text:p>
          </table:table-cell>
        </table:table-row>
        <table:table-row table:style-name="ro1">
          <table:table-cell office:value-type="float" office:value="-24.58273" calcext:value-type="float">
            <text:p>-24.58273</text:p>
          </table:table-cell>
          <table:table-cell office:value-type="float" office:value="1261.45679" calcext:value-type="float">
            <text:p>1261.45679</text:p>
          </table:table-cell>
          <table:table-cell office:value-type="float" office:value="1138.54321" calcext:value-type="float">
            <text:p>1138.54321</text:p>
          </table:table-cell>
        </table:table-row>
        <table:table-row table:style-name="ro1">
          <table:table-cell office:value-type="float" office:value="-21.94288" calcext:value-type="float">
            <text:p>-21.94288</text:p>
          </table:table-cell>
          <table:table-cell office:value-type="float" office:value="1254.85718" calcext:value-type="float">
            <text:p>1254.85718</text:p>
          </table:table-cell>
          <table:table-cell office:value-type="float" office:value="1145.14282" calcext:value-type="float">
            <text:p>1145.14282</text:p>
          </table:table-cell>
        </table:table-row>
        <table:table-row table:style-name="ro1">
          <table:table-cell office:value-type="float" office:value="-25.00999" calcext:value-type="float">
            <text:p>-25.00999</text:p>
          </table:table-cell>
          <table:table-cell office:value-type="float" office:value="1262.52502" calcext:value-type="float">
            <text:p>1262.52502</text:p>
          </table:table-cell>
          <table:table-cell office:value-type="float" office:value="1137.47498" calcext:value-type="float">
            <text:p>1137.47498</text:p>
          </table:table-cell>
        </table:table-row>
        <table:table-row table:style-name="ro1">
          <table:table-cell office:value-type="float" office:value="-15.90021" calcext:value-type="float">
            <text:p>-15.90021</text:p>
          </table:table-cell>
          <table:table-cell office:value-type="float" office:value="1239.75049" calcext:value-type="float">
            <text:p>1239.75049</text:p>
          </table:table-cell>
          <table:table-cell office:value-type="float" office:value="1160.24951" calcext:value-type="float">
            <text:p>1160.24951</text:p>
          </table:table-cell>
        </table:table-row>
        <table:table-row table:style-name="ro1">
          <table:table-cell office:value-type="float" office:value="-18.08229" calcext:value-type="float">
            <text:p>-18.08229</text:p>
          </table:table-cell>
          <table:table-cell office:value-type="float" office:value="1245.20569" calcext:value-type="float">
            <text:p>1245.20569</text:p>
          </table:table-cell>
          <table:table-cell office:value-type="float" office:value="1154.79431" calcext:value-type="float">
            <text:p>1154.79431</text:p>
          </table:table-cell>
        </table:table-row>
        <table:table-row table:style-name="ro1">
          <table:table-cell office:value-type="float" office:value="-27.03947" calcext:value-type="float">
            <text:p>-27.03947</text:p>
          </table:table-cell>
          <table:table-cell office:value-type="float" office:value="1267.59863" calcext:value-type="float">
            <text:p>1267.59863</text:p>
          </table:table-cell>
          <table:table-cell office:value-type="float" office:value="1132.40137" calcext:value-type="float">
            <text:p>1132.40137</text:p>
          </table:table-cell>
        </table:table-row>
        <table:table-row table:style-name="ro1">
          <table:table-cell office:value-type="float" office:value="-11.93281" calcext:value-type="float">
            <text:p>-11.93281</text:p>
          </table:table-cell>
          <table:table-cell office:value-type="float" office:value="1229.83203" calcext:value-type="float">
            <text:p>1229.83203</text:p>
          </table:table-cell>
          <table:table-cell office:value-type="float" office:value="1170.16797" calcext:value-type="float">
            <text:p>1170.16797</text:p>
          </table:table-cell>
        </table:table-row>
        <table:table-row table:style-name="ro1">
          <table:table-cell office:value-type="float" office:value="-28.65695" calcext:value-type="float">
            <text:p>-28.65695</text:p>
          </table:table-cell>
          <table:table-cell office:value-type="float" office:value="1271.64233" calcext:value-type="float">
            <text:p>1271.64233</text:p>
          </table:table-cell>
          <table:table-cell office:value-type="float" office:value="1128.35767" calcext:value-type="float">
            <text:p>1128.35767</text:p>
          </table:table-cell>
        </table:table-row>
        <table:table-row table:style-name="ro1">
          <table:table-cell office:value-type="float" office:value="-21.01206" calcext:value-type="float">
            <text:p>-21.01206</text:p>
          </table:table-cell>
          <table:table-cell office:value-type="float" office:value="1252.53015" calcext:value-type="float">
            <text:p>1252.53015</text:p>
          </table:table-cell>
          <table:table-cell office:value-type="float" office:value="1147.46985" calcext:value-type="float">
            <text:p>1147.46985</text:p>
          </table:table-cell>
        </table:table-row>
        <table:table-row table:style-name="ro1">
          <table:table-cell office:value-type="float" office:value="-8.19429" calcext:value-type="float">
            <text:p>-8.19429</text:p>
          </table:table-cell>
          <table:table-cell office:value-type="float" office:value="1220.48572" calcext:value-type="float">
            <text:p>1220.48572</text:p>
          </table:table-cell>
          <table:table-cell office:value-type="float" office:value="1179.51428" calcext:value-type="float">
            <text:p>1179.51428</text:p>
          </table:table-cell>
        </table:table-row>
        <table:table-row table:style-name="ro1">
          <table:table-cell office:value-type="float" office:value="-30.18288" calcext:value-type="float">
            <text:p>-30.18288</text:p>
          </table:table-cell>
          <table:table-cell office:value-type="float" office:value="1275.45715" calcext:value-type="float">
            <text:p>1275.45715</text:p>
          </table:table-cell>
          <table:table-cell office:value-type="float" office:value="1124.54285" calcext:value-type="float">
            <text:p>1124.54285</text:p>
          </table:table-cell>
        </table:table-row>
        <table:table-row table:style-name="ro1">
          <table:table-cell office:value-type="float" office:value="-12.63473" calcext:value-type="float">
            <text:p>-12.63473</text:p>
          </table:table-cell>
          <table:table-cell office:value-type="float" office:value="1231.58679" calcext:value-type="float">
            <text:p>1231.58679</text:p>
          </table:table-cell>
          <table:table-cell office:value-type="float" office:value="1168.41321" calcext:value-type="float">
            <text:p>1168.41321</text:p>
          </table:table-cell>
        </table:table-row>
        <table:table-row table:style-name="ro1">
          <table:table-cell office:value-type="float" office:value="-16.14436" calcext:value-type="float">
            <text:p>-16.14436</text:p>
          </table:table-cell>
          <table:table-cell office:value-type="float" office:value="1240.36096" calcext:value-type="float">
            <text:p>1240.36096</text:p>
          </table:table-cell>
          <table:table-cell office:value-type="float" office:value="1159.63904" calcext:value-type="float">
            <text:p>1159.63904</text:p>
          </table:table-cell>
        </table:table-row>
        <table:table-row table:style-name="ro1">
          <table:table-cell office:value-type="float" office:value="-14.67947" calcext:value-type="float">
            <text:p>-14.67947</text:p>
          </table:table-cell>
          <table:table-cell office:value-type="float" office:value="1236.69873" calcext:value-type="float">
            <text:p>1236.69873</text:p>
          </table:table-cell>
          <table:table-cell office:value-type="float" office:value="1163.30127" calcext:value-type="float">
            <text:p>1163.30127</text:p>
          </table:table-cell>
        </table:table-row>
        <table:table-row table:style-name="ro1">
          <table:table-cell office:value-type="float" office:value="-7.44659" calcext:value-type="float">
            <text:p>-7.44659</text:p>
          </table:table-cell>
          <table:table-cell office:value-type="float" office:value="1218.61646" calcext:value-type="float">
            <text:p>1218.61646</text:p>
          </table:table-cell>
          <table:table-cell office:value-type="float" office:value="1181.38354" calcext:value-type="float">
            <text:p>1181.38354</text:p>
          </table:table-cell>
        </table:table-row>
        <table:table-row table:style-name="ro1">
          <table:table-cell office:value-type="float" office:value="-22.69058" calcext:value-type="float">
            <text:p>-22.69058</text:p>
          </table:table-cell>
          <table:table-cell office:value-type="float" office:value="1256.72644" calcext:value-type="float">
            <text:p>1256.72644</text:p>
          </table:table-cell>
          <table:table-cell office:value-type="float" office:value="1143.27356" calcext:value-type="float">
            <text:p>1143.27356</text:p>
          </table:table-cell>
        </table:table-row>
        <table:table-row table:style-name="ro1">
          <table:table-cell office:value-type="float" office:value="-9.43029" calcext:value-type="float">
            <text:p>-9.43029</text:p>
          </table:table-cell>
          <table:table-cell office:value-type="float" office:value="1223.57568" calcext:value-type="float">
            <text:p>1223.57568</text:p>
          </table:table-cell>
          <table:table-cell office:value-type="float" office:value="1176.42432" calcext:value-type="float">
            <text:p>1176.42432</text:p>
          </table:table-cell>
        </table:table-row>
        <table:table-row table:style-name="ro1">
          <table:table-cell office:value-type="float" office:value="-23.66718" calcext:value-type="float">
            <text:p>-23.66718</text:p>
          </table:table-cell>
          <table:table-cell office:value-type="float" office:value="1259.16797" calcext:value-type="float">
            <text:p>1259.16797</text:p>
          </table:table-cell>
          <table:table-cell office:value-type="float" office:value="1140.83203" calcext:value-type="float">
            <text:p>1140.83203</text:p>
          </table:table-cell>
        </table:table-row>
        <table:table-row table:style-name="ro1">
          <table:table-cell office:value-type="float" office:value="-14.20644" calcext:value-type="float">
            <text:p>-14.20644</text:p>
          </table:table-cell>
          <table:table-cell office:value-type="float" office:value="1235.51611" calcext:value-type="float">
            <text:p>1235.51611</text:p>
          </table:table-cell>
          <table:table-cell office:value-type="float" office:value="1164.48389" calcext:value-type="float">
            <text:p>1164.48389</text:p>
          </table:table-cell>
        </table:table-row>
        <table:table-row table:style-name="ro1">
          <table:table-cell office:value-type="float" office:value="-9.29296" calcext:value-type="float">
            <text:p>-9.29296</text:p>
          </table:table-cell>
          <table:table-cell office:value-type="float" office:value="1223.23242" calcext:value-type="float">
            <text:p>1223.23242</text:p>
          </table:table-cell>
          <table:table-cell office:value-type="float" office:value="1176.76758" calcext:value-type="float">
            <text:p>1176.76758</text:p>
          </table:table-cell>
        </table:table-row>
        <table:table-row table:style-name="ro1">
          <table:table-cell office:value-type="float" office:value="-6.68362" calcext:value-type="float">
            <text:p>-6.68362</text:p>
          </table:table-cell>
          <table:table-cell office:value-type="float" office:value="1216.70911" calcext:value-type="float">
            <text:p>1216.70911</text:p>
          </table:table-cell>
          <table:table-cell office:value-type="float" office:value="1183.29089" calcext:value-type="float">
            <text:p>1183.29089</text:p>
          </table:table-cell>
        </table:table-row>
        <table:table-row table:style-name="ro1">
          <table:table-cell office:value-type="float" office:value="-21.22569" calcext:value-type="float">
            <text:p>-21.22569</text:p>
          </table:table-cell>
          <table:table-cell office:value-type="float" office:value="1253.06421" calcext:value-type="float">
            <text:p>1253.06421</text:p>
          </table:table-cell>
          <table:table-cell office:value-type="float" office:value="1146.93579" calcext:value-type="float">
            <text:p>1146.93579</text:p>
          </table:table-cell>
        </table:table-row>
        <table:table-row table:style-name="ro1">
          <table:table-cell office:value-type="float" office:value="-8.24007" calcext:value-type="float">
            <text:p>-8.24007</text:p>
          </table:table-cell>
          <table:table-cell office:value-type="float" office:value="1220.60022" calcext:value-type="float">
            <text:p>1220.60022</text:p>
          </table:table-cell>
          <table:table-cell office:value-type="float" office:value="1179.39978" calcext:value-type="float">
            <text:p>1179.39978</text:p>
          </table:table-cell>
        </table:table-row>
        <table:table-row table:style-name="ro1">
          <table:table-cell office:value-type="float" office:value="-12.55844" calcext:value-type="float">
            <text:p>-12.55844</text:p>
          </table:table-cell>
          <table:table-cell office:value-type="float" office:value="1231.39612" calcext:value-type="float">
            <text:p>1231.39612</text:p>
          </table:table-cell>
          <table:table-cell office:value-type="float" office:value="1168.60388" calcext:value-type="float">
            <text:p>1168.60388</text:p>
          </table:table-cell>
        </table:table-row>
        <table:table-row table:style-name="ro1">
          <table:table-cell office:value-type="float" office:value="-16.28169" calcext:value-type="float">
            <text:p>-16.28169</text:p>
          </table:table-cell>
          <table:table-cell office:value-type="float" office:value="1240.70422" calcext:value-type="float">
            <text:p>1240.70422</text:p>
          </table:table-cell>
          <table:table-cell office:value-type="float" office:value="1159.29578" calcext:value-type="float">
            <text:p>1159.29578</text:p>
          </table:table-cell>
        </table:table-row>
        <table:table-row table:style-name="ro1">
          <table:table-cell office:value-type="float" office:value="-12.61947" calcext:value-type="float">
            <text:p>-12.61947</text:p>
          </table:table-cell>
          <table:table-cell office:value-type="float" office:value="1231.54871" calcext:value-type="float">
            <text:p>1231.54871</text:p>
          </table:table-cell>
          <table:table-cell office:value-type="float" office:value="1168.45129" calcext:value-type="float">
            <text:p>1168.45129</text:p>
          </table:table-cell>
        </table:table-row>
        <table:table-row table:style-name="ro1">
          <table:table-cell office:value-type="float" office:value="-10.33059" calcext:value-type="float">
            <text:p>-10.33059</text:p>
          </table:table-cell>
          <table:table-cell office:value-type="float" office:value="1225.82642" calcext:value-type="float">
            <text:p>1225.82642</text:p>
          </table:table-cell>
          <table:table-cell office:value-type="float" office:value="1174.17358" calcext:value-type="float">
            <text:p>1174.17358</text:p>
          </table:table-cell>
        </table:table-row>
        <table:table-row table:style-name="ro1">
          <table:table-cell office:value-type="float" office:value="-5.20348" calcext:value-type="float">
            <text:p>-5.20348</text:p>
          </table:table-cell>
          <table:table-cell office:value-type="float" office:value="1213.00867" calcext:value-type="float">
            <text:p>1213.00867</text:p>
          </table:table-cell>
          <table:table-cell office:value-type="float" office:value="1186.99133" calcext:value-type="float">
            <text:p>1186.99133</text:p>
          </table:table-cell>
        </table:table-row>
        <table:table-row table:style-name="ro1">
          <table:table-cell office:value-type="float" office:value="-9.5371" calcext:value-type="float">
            <text:p>-9.5371</text:p>
          </table:table-cell>
          <table:table-cell office:value-type="float" office:value="1223.84277" calcext:value-type="float">
            <text:p>1223.84277</text:p>
          </table:table-cell>
          <table:table-cell office:value-type="float" office:value="1176.15723" calcext:value-type="float">
            <text:p>1176.15723</text:p>
          </table:table-cell>
        </table:table-row>
        <table:table-row table:style-name="ro1">
          <table:table-cell office:value-type="float" office:value="-2.82303" calcext:value-type="float">
            <text:p>-2.82303</text:p>
          </table:table-cell>
          <table:table-cell office:value-type="float" office:value="1207.05762" calcext:value-type="float">
            <text:p>1207.05762</text:p>
          </table:table-cell>
          <table:table-cell office:value-type="float" office:value="1192.94238" calcext:value-type="float">
            <text:p>1192.94238</text:p>
          </table:table-cell>
        </table:table-row>
        <table:table-row table:style-name="ro1">
          <table:table-cell office:value-type="float" office:value="-8.89622" calcext:value-type="float">
            <text:p>-8.89622</text:p>
          </table:table-cell>
          <table:table-cell office:value-type="float" office:value="1222.24048" calcext:value-type="float">
            <text:p>1222.24048</text:p>
          </table:table-cell>
          <table:table-cell office:value-type="float" office:value="1177.75952" calcext:value-type="float">
            <text:p>1177.75952</text:p>
          </table:table-cell>
        </table:table-row>
        <table:table-row table:style-name="ro1">
          <table:table-cell office:value-type="float" office:value="1.17489" calcext:value-type="float">
            <text:p>1.17489</text:p>
          </table:table-cell>
          <table:table-cell office:value-type="float" office:value="1197.06274" calcext:value-type="float">
            <text:p>1197.06274</text:p>
          </table:table-cell>
          <table:table-cell office:value-type="float" office:value="1202.93726" calcext:value-type="float">
            <text:p>1202.93726</text:p>
          </table:table-cell>
        </table:table-row>
        <table:table-row table:style-name="ro1">
          <table:table-cell office:value-type="float" office:value="-10.39162" calcext:value-type="float">
            <text:p>-10.39162</text:p>
          </table:table-cell>
          <table:table-cell office:value-type="float" office:value="1225.979" calcext:value-type="float">
            <text:p>1225.979</text:p>
          </table:table-cell>
          <table:table-cell office:value-type="float" office:value="1174.021" calcext:value-type="float">
            <text:p>1174.021</text:p>
          </table:table-cell>
        </table:table-row>
        <table:table-row table:style-name="ro1">
          <table:table-cell office:value-type="float" office:value="-4.91355" calcext:value-type="float">
            <text:p>-4.91355</text:p>
          </table:table-cell>
          <table:table-cell office:value-type="float" office:value="1212.28394" calcext:value-type="float">
            <text:p>1212.28394</text:p>
          </table:table-cell>
          <table:table-cell office:value-type="float" office:value="1187.71606" calcext:value-type="float">
            <text:p>1187.71606</text:p>
          </table:table-cell>
        </table:table-row>
        <table:table-row table:style-name="ro1">
          <table:table-cell office:value-type="float" office:value="-7.85859" calcext:value-type="float">
            <text:p>-7.85859</text:p>
          </table:table-cell>
          <table:table-cell office:value-type="float" office:value="1219.64648" calcext:value-type="float">
            <text:p>1219.64648</text:p>
          </table:table-cell>
          <table:table-cell office:value-type="float" office:value="1180.35352" calcext:value-type="float">
            <text:p>1180.35352</text:p>
          </table:table-cell>
        </table:table-row>
        <table:table-row table:style-name="ro1">
          <table:table-cell office:value-type="float" office:value="-8.22481" calcext:value-type="float">
            <text:p>-8.22481</text:p>
          </table:table-cell>
          <table:table-cell office:value-type="float" office:value="1220.56201" calcext:value-type="float">
            <text:p>1220.56201</text:p>
          </table:table-cell>
          <table:table-cell office:value-type="float" office:value="1179.43799" calcext:value-type="float">
            <text:p>1179.43799</text:p>
          </table:table-cell>
        </table:table-row>
        <table:table-row table:style-name="ro1">
          <table:table-cell office:value-type="float" office:value="-3.26555" calcext:value-type="float">
            <text:p>-3.26555</text:p>
          </table:table-cell>
          <table:table-cell office:value-type="float" office:value="1208.16382" calcext:value-type="float">
            <text:p>1208.16382</text:p>
          </table:table-cell>
          <table:table-cell office:value-type="float" office:value="1191.83618" calcext:value-type="float">
            <text:p>1191.83618</text:p>
          </table:table-cell>
        </table:table-row>
        <table:table-row table:style-name="ro1">
          <table:table-cell office:value-type="float" office:value="-3.89118" calcext:value-type="float">
            <text:p>-3.89118</text:p>
          </table:table-cell>
          <table:table-cell office:value-type="float" office:value="1209.72791" calcext:value-type="float">
            <text:p>1209.72791</text:p>
          </table:table-cell>
          <table:table-cell office:value-type="float" office:value="1190.27209" calcext:value-type="float">
            <text:p>1190.27209</text:p>
          </table:table-cell>
        </table:table-row>
        <table:table-row table:style-name="ro1">
          <table:table-cell office:value-type="float" office:value="3.89104" calcext:value-type="float">
            <text:p>3.89104</text:p>
          </table:table-cell>
          <table:table-cell office:value-type="float" office:value="1190.27246" calcext:value-type="float">
            <text:p>1190.27246</text:p>
          </table:table-cell>
          <table:table-cell office:value-type="float" office:value="1209.72754" calcext:value-type="float">
            <text:p>1209.72754</text:p>
          </table:table-cell>
        </table:table-row>
        <table:table-row table:style-name="ro1">
          <table:table-cell office:value-type="float" office:value="-1.31237" calcext:value-type="float">
            <text:p>-1.31237</text:p>
          </table:table-cell>
          <table:table-cell office:value-type="float" office:value="1203.28088" calcext:value-type="float">
            <text:p>1203.28088</text:p>
          </table:table-cell>
          <table:table-cell office:value-type="float" office:value="1196.71912" calcext:value-type="float">
            <text:p>1196.71912</text:p>
          </table:table-cell>
        </table:table-row>
        <table:table-row table:style-name="ro1">
          <table:table-cell office:value-type="float" office:value="5.27963" calcext:value-type="float">
            <text:p>5.27963</text:p>
          </table:table-cell>
          <table:table-cell office:value-type="float" office:value="1186.8009" calcext:value-type="float">
            <text:p>1186.8009</text:p>
          </table:table-cell>
          <table:table-cell office:value-type="float" office:value="1213.1991" calcext:value-type="float">
            <text:p>1213.1991</text:p>
          </table:table-cell>
        </table:table-row>
        <table:table-row table:style-name="ro1">
          <table:table-cell office:value-type="float" office:value="0.28986" calcext:value-type="float">
            <text:p>0.28986</text:p>
          </table:table-cell>
          <table:table-cell office:value-type="float" office:value="1199.27539" calcext:value-type="float">
            <text:p>1199.27539</text:p>
          </table:table-cell>
          <table:table-cell office:value-type="float" office:value="1200.72461" calcext:value-type="float">
            <text:p>1200.72461</text:p>
          </table:table-cell>
        </table:table-row>
        <table:table-row table:style-name="ro1">
          <table:table-cell office:value-type="float" office:value="4.40985" calcext:value-type="float">
            <text:p>4.40985</text:p>
          </table:table-cell>
          <table:table-cell office:value-type="float" office:value="1188.97534" calcext:value-type="float">
            <text:p>1188.97534</text:p>
          </table:table-cell>
          <table:table-cell office:value-type="float" office:value="1211.02466" calcext:value-type="float">
            <text:p>1211.02466</text:p>
          </table:table-cell>
        </table:table-row>
        <table:table-row table:style-name="ro1">
          <table:table-cell office:value-type="float" office:value="-1.67859" calcext:value-type="float">
            <text:p>-1.67859</text:p>
          </table:table-cell>
          <table:table-cell office:value-type="float" office:value="1204.19641" calcext:value-type="float">
            <text:p>1204.19641</text:p>
          </table:table-cell>
          <table:table-cell office:value-type="float" office:value="1195.80359" calcext:value-type="float">
            <text:p>1195.80359</text:p>
          </table:table-cell>
        </table:table-row>
        <table:table-row table:style-name="ro1">
          <table:table-cell office:value-type="float" office:value="4.13519" calcext:value-type="float">
            <text:p>4.13519</text:p>
          </table:table-cell>
          <table:table-cell office:value-type="float" office:value="1189.66199" calcext:value-type="float">
            <text:p>1189.66199</text:p>
          </table:table-cell>
          <table:table-cell office:value-type="float" office:value="1210.33801" calcext:value-type="float">
            <text:p>1210.33801</text:p>
          </table:table-cell>
        </table:table-row>
        <table:table-row table:style-name="ro1">
          <table:table-cell office:value-type="float" office:value="-2.15163" calcext:value-type="float">
            <text:p>-2.15163</text:p>
          </table:table-cell>
          <table:table-cell office:value-type="float" office:value="1205.37903" calcext:value-type="float">
            <text:p>1205.37903</text:p>
          </table:table-cell>
          <table:table-cell office:value-type="float" office:value="1194.62097" calcext:value-type="float">
            <text:p>1194.62097</text:p>
          </table:table-cell>
        </table:table-row>
        <table:table-row table:style-name="ro1">
          <table:table-cell office:value-type="float" office:value="6.04259" calcext:value-type="float">
            <text:p>6.04259</text:p>
          </table:table-cell>
          <table:table-cell office:value-type="float" office:value="1184.89355" calcext:value-type="float">
            <text:p>1184.89355</text:p>
          </table:table-cell>
          <table:table-cell office:value-type="float" office:value="1215.10645" calcext:value-type="float">
            <text:p>1215.10645</text:p>
          </table:table-cell>
        </table:table-row>
        <table:table-row table:style-name="ro1">
          <table:table-cell office:value-type="float" office:value="4.28778" calcext:value-type="float">
            <text:p>4.28778</text:p>
          </table:table-cell>
          <table:table-cell office:value-type="float" office:value="1189.28052" calcext:value-type="float">
            <text:p>1189.28052</text:p>
          </table:table-cell>
          <table:table-cell office:value-type="float" office:value="1210.71948" calcext:value-type="float">
            <text:p>1210.71948</text:p>
          </table:table-cell>
        </table:table-row>
        <table:table-row table:style-name="ro1">
          <table:table-cell office:value-type="float" office:value="7.04971" calcext:value-type="float">
            <text:p>7.04971</text:p>
          </table:table-cell>
          <table:table-cell office:value-type="float" office:value="1182.37573" calcext:value-type="float">
            <text:p>1182.37573</text:p>
          </table:table-cell>
          <table:table-cell office:value-type="float" office:value="1217.62427" calcext:value-type="float">
            <text:p>1217.62427</text:p>
          </table:table-cell>
        </table:table-row>
        <table:table-row table:style-name="ro1">
          <table:table-cell office:value-type="float" office:value="7.55326" calcext:value-type="float">
            <text:p>7.55326</text:p>
          </table:table-cell>
          <table:table-cell office:value-type="float" office:value="1181.11682" calcext:value-type="float">
            <text:p>1181.11682</text:p>
          </table:table-cell>
          <table:table-cell office:value-type="float" office:value="1218.88318" calcext:value-type="float">
            <text:p>1218.88318</text:p>
          </table:table-cell>
        </table:table-row>
        <table:table-row table:style-name="ro1">
          <table:table-cell office:value-type="float" office:value="8.72822" calcext:value-type="float">
            <text:p>8.72822</text:p>
          </table:table-cell>
          <table:table-cell office:value-type="float" office:value="1178.17944" calcext:value-type="float">
            <text:p>1178.17944</text:p>
          </table:table-cell>
          <table:table-cell office:value-type="float" office:value="1221.82056" calcext:value-type="float">
            <text:p>1221.82056</text:p>
          </table:table-cell>
        </table:table-row>
        <table:table-row table:style-name="ro1">
          <table:table-cell office:value-type="float" office:value="7.01919" calcext:value-type="float">
            <text:p>7.01919</text:p>
          </table:table-cell>
          <table:table-cell office:value-type="float" office:value="1182.45203" calcext:value-type="float">
            <text:p>1182.45203</text:p>
          </table:table-cell>
          <table:table-cell office:value-type="float" office:value="1217.54797" calcext:value-type="float">
            <text:p>1217.54797</text:p>
          </table:table-cell>
        </table:table-row>
        <table:table-row table:style-name="ro1">
          <table:table-cell office:value-type="float" office:value="10.16259" calcext:value-type="float">
            <text:p>10.16259</text:p>
          </table:table-cell>
          <table:table-cell office:value-type="float" office:value="1174.59351" calcext:value-type="float">
            <text:p>1174.59351</text:p>
          </table:table-cell>
          <table:table-cell office:value-type="float" office:value="1225.40649" calcext:value-type="float">
            <text:p>1225.40649</text:p>
          </table:table-cell>
        </table:table-row>
        <table:table-row table:style-name="ro1">
          <table:table-cell office:value-type="float" office:value="7.70585" calcext:value-type="float">
            <text:p>7.70585</text:p>
          </table:table-cell>
          <table:table-cell office:value-type="float" office:value="1180.73535" calcext:value-type="float">
            <text:p>1180.73535</text:p>
          </table:table-cell>
          <table:table-cell office:value-type="float" office:value="1219.26465" calcext:value-type="float">
            <text:p>1219.26465</text:p>
          </table:table-cell>
        </table:table-row>
        <table:table-row table:style-name="ro1">
          <table:table-cell office:value-type="float" office:value="9.46067" calcext:value-type="float">
            <text:p>9.46067</text:p>
          </table:table-cell>
          <table:table-cell office:value-type="float" office:value="1176.34839" calcext:value-type="float">
            <text:p>1176.34839</text:p>
          </table:table-cell>
          <table:table-cell office:value-type="float" office:value="1223.65161" calcext:value-type="float">
            <text:p>1223.65161</text:p>
          </table:table-cell>
        </table:table-row>
        <table:table-row table:style-name="ro1">
          <table:table-cell office:value-type="float" office:value="7.47696" calcext:value-type="float">
            <text:p>7.47696</text:p>
          </table:table-cell>
          <table:table-cell office:value-type="float" office:value="1181.30762" calcext:value-type="float">
            <text:p>1181.30762</text:p>
          </table:table-cell>
          <table:table-cell office:value-type="float" office:value="1218.69238" calcext:value-type="float">
            <text:p>1218.69238</text:p>
          </table:table-cell>
        </table:table-row>
        <table:table-row table:style-name="ro1">
          <table:table-cell office:value-type="float" office:value="9.99474" calcext:value-type="float">
            <text:p>9.99474</text:p>
          </table:table-cell>
          <table:table-cell office:value-type="float" office:value="1175.01318" calcext:value-type="float">
            <text:p>1175.01318</text:p>
          </table:table-cell>
          <table:table-cell office:value-type="float" office:value="1224.98682" calcext:value-type="float">
            <text:p>1224.98682</text:p>
          </table:table-cell>
        </table:table-row>
        <table:table-row table:style-name="ro1">
          <table:table-cell office:value-type="float" office:value="9.21652" calcext:value-type="float">
            <text:p>9.21652</text:p>
          </table:table-cell>
          <table:table-cell office:value-type="float" office:value="1176.95874" calcext:value-type="float">
            <text:p>1176.95874</text:p>
          </table:table-cell>
          <table:table-cell office:value-type="float" office:value="1223.04126" calcext:value-type="float">
            <text:p>1223.04126</text:p>
          </table:table-cell>
        </table:table-row>
        <table:table-row table:style-name="ro1">
          <table:table-cell office:value-type="float" office:value="11.49015" calcext:value-type="float">
            <text:p>11.49015</text:p>
          </table:table-cell>
          <table:table-cell office:value-type="float" office:value="1171.27466" calcext:value-type="float">
            <text:p>1171.27466</text:p>
          </table:table-cell>
          <table:table-cell office:value-type="float" office:value="1228.72534" calcext:value-type="float">
            <text:p>1228.72534</text:p>
          </table:table-cell>
        </table:table-row>
        <table:table-row table:style-name="ro1">
          <table:table-cell office:value-type="float" office:value="11.56644" calcext:value-type="float">
            <text:p>11.56644</text:p>
          </table:table-cell>
          <table:table-cell office:value-type="float" office:value="1171.08386" calcext:value-type="float">
            <text:p>1171.08386</text:p>
          </table:table-cell>
          <table:table-cell office:value-type="float" office:value="1228.91614" calcext:value-type="float">
            <text:p>1228.91614</text:p>
          </table:table-cell>
        </table:table-row>
        <table:table-row table:style-name="ro1">
          <table:table-cell office:value-type="float" office:value="16.81563" calcext:value-type="float">
            <text:p>16.81563</text:p>
          </table:table-cell>
          <table:table-cell office:value-type="float" office:value="1157.96094" calcext:value-type="float">
            <text:p>1157.96094</text:p>
          </table:table-cell>
          <table:table-cell office:value-type="float" office:value="1242.03906" calcext:value-type="float">
            <text:p>1242.03906</text:p>
          </table:table-cell>
        </table:table-row>
        <table:table-row table:style-name="ro1">
          <table:table-cell office:value-type="float" office:value="12.74141" calcext:value-type="float">
            <text:p>12.74141</text:p>
          </table:table-cell>
          <table:table-cell office:value-type="float" office:value="1168.14648" calcext:value-type="float">
            <text:p>1168.14648</text:p>
          </table:table-cell>
          <table:table-cell office:value-type="float" office:value="1231.85352" calcext:value-type="float">
            <text:p>1231.85352</text:p>
          </table:table-cell>
        </table:table-row>
        <table:table-row table:style-name="ro1">
          <table:table-cell office:value-type="float" office:value="14.00793" calcext:value-type="float">
            <text:p>14.00793</text:p>
          </table:table-cell>
          <table:table-cell office:value-type="float" office:value="1164.98022" calcext:value-type="float">
            <text:p>1164.98022</text:p>
          </table:table-cell>
          <table:table-cell office:value-type="float" office:value="1235.01978" calcext:value-type="float">
            <text:p>1235.01978</text:p>
          </table:table-cell>
        </table:table-row>
        <table:table-row table:style-name="ro1">
          <table:table-cell office:value-type="float" office:value="14.78615" calcext:value-type="float">
            <text:p>14.78615</text:p>
          </table:table-cell>
          <table:table-cell office:value-type="float" office:value="1163.03467" calcext:value-type="float">
            <text:p>1163.03467</text:p>
          </table:table-cell>
          <table:table-cell office:value-type="float" office:value="1236.96533" calcext:value-type="float">
            <text:p>1236.96533</text:p>
          </table:table-cell>
        </table:table-row>
        <table:table-row table:style-name="ro1">
          <table:table-cell office:value-type="float" office:value="13.82481" calcext:value-type="float">
            <text:p>13.82481</text:p>
          </table:table-cell>
          <table:table-cell office:value-type="float" office:value="1165.43799" calcext:value-type="float">
            <text:p>1165.43799</text:p>
          </table:table-cell>
          <table:table-cell office:value-type="float" office:value="1234.56201" calcext:value-type="float">
            <text:p>1234.56201</text:p>
          </table:table-cell>
        </table:table-row>
        <table:table-row table:style-name="ro1">
          <table:table-cell office:value-type="float" office:value="17.60911" calcext:value-type="float">
            <text:p>17.60911</text:p>
          </table:table-cell>
          <table:table-cell office:value-type="float" office:value="1155.97717" calcext:value-type="float">
            <text:p>1155.97717</text:p>
          </table:table-cell>
          <table:table-cell office:value-type="float" office:value="1244.02283" calcext:value-type="float">
            <text:p>1244.02283</text:p>
          </table:table-cell>
        </table:table-row>
        <table:table-row table:style-name="ro1">
          <table:table-cell office:value-type="float" office:value="13.90111" calcext:value-type="float">
            <text:p>13.90111</text:p>
          </table:table-cell>
          <table:table-cell office:value-type="float" office:value="1165.24719" calcext:value-type="float">
            <text:p>1165.24719</text:p>
          </table:table-cell>
          <table:table-cell office:value-type="float" office:value="1234.75281" calcext:value-type="float">
            <text:p>1234.75281</text:p>
          </table:table-cell>
        </table:table-row>
        <table:table-row table:style-name="ro1">
          <table:table-cell office:value-type="float" office:value="21.958" calcext:value-type="float">
            <text:p>21.958</text:p>
          </table:table-cell>
          <table:table-cell office:value-type="float" office:value="1145.10498" calcext:value-type="float">
            <text:p>1145.10498</text:p>
          </table:table-cell>
          <table:table-cell office:value-type="float" office:value="1254.89502" calcext:value-type="float">
            <text:p>1254.89502</text:p>
          </table:table-cell>
        </table:table-row>
        <table:table-row table:style-name="ro1">
          <table:table-cell office:value-type="float" office:value="15.83904" calcext:value-type="float">
            <text:p>15.83904</text:p>
          </table:table-cell>
          <table:table-cell office:value-type="float" office:value="1160.40247" calcext:value-type="float">
            <text:p>1160.40247</text:p>
          </table:table-cell>
          <table:table-cell office:value-type="float" office:value="1239.59753" calcext:value-type="float">
            <text:p>1239.59753</text:p>
          </table:table-cell>
        </table:table-row>
        <table:table-row table:style-name="ro1">
          <table:table-cell office:value-type="float" office:value="26.29163" calcext:value-type="float">
            <text:p>26.29163</text:p>
          </table:table-cell>
          <table:table-cell office:value-type="float" office:value="1134.271" calcext:value-type="float">
            <text:p>1134.271</text:p>
          </table:table-cell>
          <table:table-cell office:value-type="float" office:value="1265.729" calcext:value-type="float">
            <text:p>1265.729</text:p>
          </table:table-cell>
        </table:table-row>
        <table:table-row table:style-name="ro1">
          <table:table-cell office:value-type="float" office:value="16.44941" calcext:value-type="float">
            <text:p>16.44941</text:p>
          </table:table-cell>
          <table:table-cell office:value-type="float" office:value="1158.87646" calcext:value-type="float">
            <text:p>1158.87646</text:p>
          </table:table-cell>
          <table:table-cell office:value-type="float" office:value="1241.12354" calcext:value-type="float">
            <text:p>1241.12354</text:p>
          </table:table-cell>
        </table:table-row>
        <table:table-row table:style-name="ro1">
          <table:table-cell office:value-type="float" office:value="28.36688" calcext:value-type="float">
            <text:p>28.36688</text:p>
          </table:table-cell>
          <table:table-cell office:value-type="float" office:value="1129.08276" calcext:value-type="float">
            <text:p>1129.08276</text:p>
          </table:table-cell>
          <table:table-cell office:value-type="float" office:value="1270.91724" calcext:value-type="float">
            <text:p>1270.91724</text:p>
          </table:table-cell>
        </table:table-row>
        <table:table-row table:style-name="ro1">
          <table:table-cell office:value-type="float" office:value="17.36496" calcext:value-type="float">
            <text:p>17.36496</text:p>
          </table:table-cell>
          <table:table-cell office:value-type="float" office:value="1156.58765" calcext:value-type="float">
            <text:p>1156.58765</text:p>
          </table:table-cell>
          <table:table-cell office:value-type="float" office:value="1243.41235" calcext:value-type="float">
            <text:p>1243.41235</text:p>
          </table:table-cell>
        </table:table-row>
        <table:table-row table:style-name="ro1">
          <table:table-cell office:value-type="float" office:value="27.90911" calcext:value-type="float">
            <text:p>27.90911</text:p>
          </table:table-cell>
          <table:table-cell office:value-type="float" office:value="1130.22717" calcext:value-type="float">
            <text:p>1130.22717</text:p>
          </table:table-cell>
          <table:table-cell office:value-type="float" office:value="1269.77283" calcext:value-type="float">
            <text:p>1269.77283</text:p>
          </table:table-cell>
        </table:table-row>
        <table:table-row table:style-name="ro1">
          <table:table-cell office:value-type="float" office:value="16.72407" calcext:value-type="float">
            <text:p>16.72407</text:p>
          </table:table-cell>
          <table:table-cell office:value-type="float" office:value="1158.18982" calcext:value-type="float">
            <text:p>1158.18982</text:p>
          </table:table-cell>
          <table:table-cell office:value-type="float" office:value="1241.81018" calcext:value-type="float">
            <text:p>1241.81018</text:p>
          </table:table-cell>
        </table:table-row>
        <table:table-row table:style-name="ro1">
          <table:table-cell office:value-type="float" office:value="28.30585" calcext:value-type="float">
            <text:p>28.30585</text:p>
          </table:table-cell>
          <table:table-cell office:value-type="float" office:value="1129.23535" calcext:value-type="float">
            <text:p>1129.23535</text:p>
          </table:table-cell>
          <table:table-cell office:value-type="float" office:value="1270.76465" calcext:value-type="float">
            <text:p>1270.76465</text:p>
          </table:table-cell>
        </table:table-row>
        <table:table-row table:style-name="ro1">
          <table:table-cell office:value-type="float" office:value="20.37103" calcext:value-type="float">
            <text:p>20.37103</text:p>
          </table:table-cell>
          <table:table-cell office:value-type="float" office:value="1149.07239" calcext:value-type="float">
            <text:p>1149.07239</text:p>
          </table:table-cell>
          <table:table-cell office:value-type="float" office:value="1250.92761" calcext:value-type="float">
            <text:p>1250.92761</text:p>
          </table:table-cell>
        </table:table-row>
        <table:table-row table:style-name="ro1">
          <table:table-cell office:value-type="float" office:value="26.3374" calcext:value-type="float">
            <text:p>26.3374</text:p>
          </table:table-cell>
          <table:table-cell office:value-type="float" office:value="1134.15649" calcext:value-type="float">
            <text:p>1134.15649</text:p>
          </table:table-cell>
          <table:table-cell office:value-type="float" office:value="1265.84351" calcext:value-type="float">
            <text:p>1265.84351</text:p>
          </table:table-cell>
        </table:table-row>
        <table:table-row table:style-name="ro1">
          <table:table-cell office:value-type="float" office:value="24.73518" calcext:value-type="float">
            <text:p>24.73518</text:p>
          </table:table-cell>
          <table:table-cell office:value-type="float" office:value="1138.16199" calcext:value-type="float">
            <text:p>1138.16199</text:p>
          </table:table-cell>
          <table:table-cell office:value-type="float" office:value="1261.83801" calcext:value-type="float">
            <text:p>1261.83801</text:p>
          </table:table-cell>
        </table:table-row>
        <table:table-row table:style-name="ro1">
          <table:table-cell office:value-type="float" office:value="22.69044" calcext:value-type="float">
            <text:p>22.69044</text:p>
          </table:table-cell>
          <table:table-cell office:value-type="float" office:value="1143.27393" calcext:value-type="float">
            <text:p>1143.27393</text:p>
          </table:table-cell>
          <table:table-cell office:value-type="float" office:value="1256.72607" calcext:value-type="float">
            <text:p>1256.72607</text:p>
          </table:table-cell>
        </table:table-row>
        <table:table-row table:style-name="ro1">
          <table:table-cell office:value-type="float" office:value="28.42792" calcext:value-type="float">
            <text:p>28.42792</text:p>
          </table:table-cell>
          <table:table-cell office:value-type="float" office:value="1128.93018" calcext:value-type="float">
            <text:p>1128.93018</text:p>
          </table:table-cell>
          <table:table-cell office:value-type="float" office:value="1271.06982" calcext:value-type="float">
            <text:p>1271.06982</text:p>
          </table:table-cell>
        </table:table-row>
        <table:table-row table:style-name="ro1">
          <table:table-cell office:value-type="float" office:value="22.15637" calcext:value-type="float">
            <text:p>22.15637</text:p>
          </table:table-cell>
          <table:table-cell office:value-type="float" office:value="1144.60913" calcext:value-type="float">
            <text:p>1144.60913</text:p>
          </table:table-cell>
          <table:table-cell office:value-type="float" office:value="1255.39087" calcext:value-type="float">
            <text:p>1255.39087</text:p>
          </table:table-cell>
        </table:table-row>
        <table:table-row table:style-name="ro1">
          <table:table-cell office:value-type="float" office:value="33.87548" calcext:value-type="float">
            <text:p>33.87548</text:p>
          </table:table-cell>
          <table:table-cell office:value-type="float" office:value="1115.31128" calcext:value-type="float">
            <text:p>1115.31128</text:p>
          </table:table-cell>
          <table:table-cell office:value-type="float" office:value="1284.68872" calcext:value-type="float">
            <text:p>1284.68872</text:p>
          </table:table-cell>
        </table:table-row>
        <table:table-row table:style-name="ro1">
          <table:table-cell office:value-type="float" office:value="23.606" calcext:value-type="float">
            <text:p>23.606</text:p>
          </table:table-cell>
          <table:table-cell office:value-type="float" office:value="1140.98499" calcext:value-type="float">
            <text:p>1140.98499</text:p>
          </table:table-cell>
          <table:table-cell office:value-type="float" office:value="1259.01501" calcext:value-type="float">
            <text:p>1259.01501</text:p>
          </table:table-cell>
        </table:table-row>
        <table:table-row table:style-name="ro1">
          <table:table-cell office:value-type="float" office:value="31.46451" calcext:value-type="float">
            <text:p>31.46451</text:p>
          </table:table-cell>
          <table:table-cell office:value-type="float" office:value="1121.33875" calcext:value-type="float">
            <text:p>1121.33875</text:p>
          </table:table-cell>
          <table:table-cell office:value-type="float" office:value="1278.66125" calcext:value-type="float">
            <text:p>1278.66125</text:p>
          </table:table-cell>
        </table:table-row>
        <table:table-row table:style-name="ro1">
          <table:table-cell office:value-type="float" office:value="25.1014" calcext:value-type="float">
            <text:p>25.1014</text:p>
          </table:table-cell>
          <table:table-cell office:value-type="float" office:value="1137.24646" calcext:value-type="float">
            <text:p>1137.24646</text:p>
          </table:table-cell>
          <table:table-cell office:value-type="float" office:value="1262.75354" calcext:value-type="float">
            <text:p>1262.75354</text:p>
          </table:table-cell>
        </table:table-row>
        <table:table-row table:style-name="ro1">
          <table:table-cell office:value-type="float" office:value="25.52866" calcext:value-type="float">
            <text:p>25.52866</text:p>
          </table:table-cell>
          <table:table-cell office:value-type="float" office:value="1136.17834" calcext:value-type="float">
            <text:p>1136.17834</text:p>
          </table:table-cell>
          <table:table-cell office:value-type="float" office:value="1263.82166" calcext:value-type="float">
            <text:p>1263.82166</text:p>
          </table:table-cell>
        </table:table-row>
        <table:table-row table:style-name="ro1">
          <table:table-cell office:value-type="float" office:value="25.98644" calcext:value-type="float">
            <text:p>25.98644</text:p>
          </table:table-cell>
          <table:table-cell office:value-type="float" office:value="1135.03394" calcext:value-type="float">
            <text:p>1135.03394</text:p>
          </table:table-cell>
          <table:table-cell office:value-type="float" office:value="1264.96606" calcext:value-type="float">
            <text:p>1264.96606</text:p>
          </table:table-cell>
        </table:table-row>
        <table:table-row table:style-name="ro1">
          <table:table-cell office:value-type="float" office:value="24.53681" calcext:value-type="float">
            <text:p>24.53681</text:p>
          </table:table-cell>
          <table:table-cell office:value-type="float" office:value="1138.65796" calcext:value-type="float">
            <text:p>1138.65796</text:p>
          </table:table-cell>
          <table:table-cell office:value-type="float" office:value="1261.34204" calcext:value-type="float">
            <text:p>1261.34204</text:p>
          </table:table-cell>
        </table:table-row>
        <table:table-row table:style-name="ro1">
          <table:table-cell office:value-type="float" office:value="28.38214" calcext:value-type="float">
            <text:p>28.38214</text:p>
          </table:table-cell>
          <table:table-cell office:value-type="float" office:value="1129.04468" calcext:value-type="float">
            <text:p>1129.04468</text:p>
          </table:table-cell>
          <table:table-cell office:value-type="float" office:value="1270.95532" calcext:value-type="float">
            <text:p>1270.95532</text:p>
          </table:table-cell>
        </table:table-row>
        <table:table-row table:style-name="ro1">
          <table:table-cell office:value-type="float" office:value="23.91118" calcext:value-type="float">
            <text:p>23.91118</text:p>
          </table:table-cell>
          <table:table-cell office:value-type="float" office:value="1140.22205" calcext:value-type="float">
            <text:p>1140.22205</text:p>
          </table:table-cell>
          <table:table-cell office:value-type="float" office:value="1259.77795" calcext:value-type="float">
            <text:p>1259.77795</text:p>
          </table:table-cell>
        </table:table-row>
        <table:table-row table:style-name="ro1">
          <table:table-cell office:value-type="float" office:value="26.26111" calcext:value-type="float">
            <text:p>26.26111</text:p>
          </table:table-cell>
          <table:table-cell office:value-type="float" office:value="1134.34729" calcext:value-type="float">
            <text:p>1134.34729</text:p>
          </table:table-cell>
          <table:table-cell office:value-type="float" office:value="1265.65271" calcext:value-type="float">
            <text:p>1265.65271</text:p>
          </table:table-cell>
        </table:table-row>
        <table:table-row table:style-name="ro1">
          <table:table-cell office:value-type="float" office:value="27.60392" calcext:value-type="float">
            <text:p>27.60392</text:p>
          </table:table-cell>
          <table:table-cell office:value-type="float" office:value="1130.99023" calcext:value-type="float">
            <text:p>1130.99023</text:p>
          </table:table-cell>
          <table:table-cell office:value-type="float" office:value="1269.00977" calcext:value-type="float">
            <text:p>1269.00977</text:p>
          </table:table-cell>
        </table:table-row>
        <table:table-row table:style-name="ro1">
          <table:table-cell office:value-type="float" office:value="26.52051" calcext:value-type="float">
            <text:p>26.52051</text:p>
          </table:table-cell>
          <table:table-cell office:value-type="float" office:value="1133.69873" calcext:value-type="float">
            <text:p>1133.69873</text:p>
          </table:table-cell>
          <table:table-cell office:value-type="float" office:value="1266.30127" calcext:value-type="float">
            <text:p>1266.30127</text:p>
          </table:table-cell>
        </table:table-row>
        <table:table-row table:style-name="ro1">
          <table:table-cell office:value-type="float" office:value="28.42792" calcext:value-type="float">
            <text:p>28.42792</text:p>
          </table:table-cell>
          <table:table-cell office:value-type="float" office:value="1128.93018" calcext:value-type="float">
            <text:p>1128.93018</text:p>
          </table:table-cell>
          <table:table-cell office:value-type="float" office:value="1271.06982" calcext:value-type="float">
            <text:p>1271.06982</text:p>
          </table:table-cell>
        </table:table-row>
        <table:table-row table:style-name="ro1">
          <table:table-cell office:value-type="float" office:value="24.67414" calcext:value-type="float">
            <text:p>24.67414</text:p>
          </table:table-cell>
          <table:table-cell office:value-type="float" office:value="1138.3147" calcext:value-type="float">
            <text:p>1138.3147</text:p>
          </table:table-cell>
          <table:table-cell office:value-type="float" office:value="1261.6853" calcext:value-type="float">
            <text:p>1261.6853</text:p>
          </table:table-cell>
        </table:table-row>
        <table:table-row table:style-name="ro1">
          <table:table-cell office:value-type="float" office:value="26.29163" calcext:value-type="float">
            <text:p>26.29163</text:p>
          </table:table-cell>
          <table:table-cell office:value-type="float" office:value="1134.271" calcext:value-type="float">
            <text:p>1134.271</text:p>
          </table:table-cell>
          <table:table-cell office:value-type="float" office:value="1265.729" calcext:value-type="float">
            <text:p>1265.729</text:p>
          </table:table-cell>
        </table:table-row>
        <table:table-row table:style-name="ro1">
          <table:table-cell office:value-type="float" office:value="17.44126" calcext:value-type="float">
            <text:p>17.44126</text:p>
          </table:table-cell>
          <table:table-cell office:value-type="float" office:value="1156.39685" calcext:value-type="float">
            <text:p>1156.39685</text:p>
          </table:table-cell>
          <table:table-cell office:value-type="float" office:value="1243.60315" calcext:value-type="float">
            <text:p>1243.60315</text:p>
          </table:table-cell>
        </table:table-row>
        <table:table-row table:style-name="ro1">
          <table:table-cell office:value-type="float" office:value="22.81252" calcext:value-type="float">
            <text:p>22.81252</text:p>
          </table:table-cell>
          <table:table-cell office:value-type="float" office:value="1142.96875" calcext:value-type="float">
            <text:p>1142.96875</text:p>
          </table:table-cell>
          <table:table-cell office:value-type="float" office:value="1257.03125" calcext:value-type="float">
            <text:p>1257.03125</text:p>
          </table:table-cell>
        </table:table-row>
        <table:table-row table:style-name="ro1">
          <table:table-cell office:value-type="float" office:value="23.08718" calcext:value-type="float">
            <text:p>23.08718</text:p>
          </table:table-cell>
          <table:table-cell office:value-type="float" office:value="1142.28198" calcext:value-type="float">
            <text:p>1142.28198</text:p>
          </table:table-cell>
          <table:table-cell office:value-type="float" office:value="1257.71802" calcext:value-type="float">
            <text:p>1257.71802</text:p>
          </table:table-cell>
        </table:table-row>
        <table:table-row table:style-name="ro1">
          <table:table-cell office:value-type="float" office:value="18.79933" calcext:value-type="float">
            <text:p>18.79933</text:p>
          </table:table-cell>
          <table:table-cell office:value-type="float" office:value="1153.00171" calcext:value-type="float">
            <text:p>1153.00171</text:p>
          </table:table-cell>
          <table:table-cell office:value-type="float" office:value="1246.99829" calcext:value-type="float">
            <text:p>1246.99829</text:p>
          </table:table-cell>
        </table:table-row>
        <table:table-row table:style-name="ro1">
          <table:table-cell office:value-type="float" office:value="26.44422" calcext:value-type="float">
            <text:p>26.44422</text:p>
          </table:table-cell>
          <table:table-cell office:value-type="float" office:value="1133.8894" calcext:value-type="float">
            <text:p>1133.8894</text:p>
          </table:table-cell>
          <table:table-cell office:value-type="float" office:value="1266.1106" calcext:value-type="float">
            <text:p>1266.1106</text:p>
          </table:table-cell>
        </table:table-row>
        <table:table-row table:style-name="ro1">
          <table:table-cell office:value-type="float" office:value="21.17978" calcext:value-type="float">
            <text:p>21.17978</text:p>
          </table:table-cell>
          <table:table-cell office:value-type="float" office:value="1147.05054" calcext:value-type="float">
            <text:p>1147.05054</text:p>
          </table:table-cell>
          <table:table-cell office:value-type="float" office:value="1252.94946" calcext:value-type="float">
            <text:p>1252.94946</text:p>
          </table:table-cell>
        </table:table-row>
        <table:table-row table:style-name="ro1">
          <table:table-cell office:value-type="float" office:value="27.35977" calcext:value-type="float">
            <text:p>27.35977</text:p>
          </table:table-cell>
          <table:table-cell office:value-type="float" office:value="1131.60059" calcext:value-type="float">
            <text:p>1131.60059</text:p>
          </table:table-cell>
          <table:table-cell office:value-type="float" office:value="1268.39941" calcext:value-type="float">
            <text:p>1268.39941</text:p>
          </table:table-cell>
        </table:table-row>
        <table:table-row table:style-name="ro1">
          <table:table-cell office:value-type="float" office:value="20.40155" calcext:value-type="float">
            <text:p>20.40155</text:p>
          </table:table-cell>
          <table:table-cell office:value-type="float" office:value="1148.99609" calcext:value-type="float">
            <text:p>1148.99609</text:p>
          </table:table-cell>
          <table:table-cell office:value-type="float" office:value="1251.00391" calcext:value-type="float">
            <text:p>1251.00391</text:p>
          </table:table-cell>
        </table:table-row>
        <table:table-row table:style-name="ro1">
          <table:table-cell office:value-type="float" office:value="26.73414" calcext:value-type="float">
            <text:p>26.73414</text:p>
          </table:table-cell>
          <table:table-cell office:value-type="float" office:value="1133.16467" calcext:value-type="float">
            <text:p>1133.16467</text:p>
          </table:table-cell>
          <table:table-cell office:value-type="float" office:value="1266.83533" calcext:value-type="float">
            <text:p>1266.83533</text:p>
          </table:table-cell>
        </table:table-row>
        <table:table-row table:style-name="ro1">
          <table:table-cell office:value-type="float" office:value="24.09429" calcext:value-type="float">
            <text:p>24.09429</text:p>
          </table:table-cell>
          <table:table-cell office:value-type="float" office:value="1139.76428" calcext:value-type="float">
            <text:p>1139.76428</text:p>
          </table:table-cell>
          <table:table-cell office:value-type="float" office:value="1260.23572" calcext:value-type="float">
            <text:p>1260.23572</text:p>
          </table:table-cell>
        </table:table-row>
        <table:table-row table:style-name="ro1">
          <table:table-cell office:value-type="float" office:value="20.53889" calcext:value-type="float">
            <text:p>20.53889</text:p>
          </table:table-cell>
          <table:table-cell office:value-type="float" office:value="1148.65283" calcext:value-type="float">
            <text:p>1148.65283</text:p>
          </table:table-cell>
          <table:table-cell office:value-type="float" office:value="1251.34717" calcext:value-type="float">
            <text:p>1251.34717</text:p>
          </table:table-cell>
        </table:table-row>
        <table:table-row table:style-name="ro1">
          <table:table-cell office:value-type="float" office:value="25.34555" calcext:value-type="float">
            <text:p>25.34555</text:p>
          </table:table-cell>
          <table:table-cell office:value-type="float" office:value="1136.63611" calcext:value-type="float">
            <text:p>1136.63611</text:p>
          </table:table-cell>
          <table:table-cell office:value-type="float" office:value="1263.36389" calcext:value-type="float">
            <text:p>1263.36389</text:p>
          </table:table-cell>
        </table:table-row>
        <table:table-row table:style-name="ro1">
          <table:table-cell office:value-type="float" office:value="18.67726" calcext:value-type="float">
            <text:p>18.67726</text:p>
          </table:table-cell>
          <table:table-cell office:value-type="float" office:value="1153.30688" calcext:value-type="float">
            <text:p>1153.30688</text:p>
          </table:table-cell>
          <table:table-cell office:value-type="float" office:value="1246.69312" calcext:value-type="float">
            <text:p>1246.69312</text:p>
          </table:table-cell>
        </table:table-row>
        <table:table-row table:style-name="ro1">
          <table:table-cell office:value-type="float" office:value="24.3537" calcext:value-type="float">
            <text:p>24.3537</text:p>
          </table:table-cell>
          <table:table-cell office:value-type="float" office:value="1139.11572" calcext:value-type="float">
            <text:p>1139.11572</text:p>
          </table:table-cell>
          <table:table-cell office:value-type="float" office:value="1260.88428" calcext:value-type="float">
            <text:p>1260.88428</text:p>
          </table:table-cell>
        </table:table-row>
        <table:table-row table:style-name="ro1">
          <table:table-cell office:value-type="float" office:value="25.34555" calcext:value-type="float">
            <text:p>25.34555</text:p>
          </table:table-cell>
          <table:table-cell office:value-type="float" office:value="1136.63611" calcext:value-type="float">
            <text:p>1136.63611</text:p>
          </table:table-cell>
          <table:table-cell office:value-type="float" office:value="1263.36389" calcext:value-type="float">
            <text:p>1263.36389</text:p>
          </table:table-cell>
        </table:table-row>
        <table:table-row table:style-name="ro1">
          <table:table-cell office:value-type="float" office:value="25.05563" calcext:value-type="float">
            <text:p>25.05563</text:p>
          </table:table-cell>
          <table:table-cell office:value-type="float" office:value="1137.36096" calcext:value-type="float">
            <text:p>1137.36096</text:p>
          </table:table-cell>
          <table:table-cell office:value-type="float" office:value="1262.63904" calcext:value-type="float">
            <text:p>1262.63904</text:p>
          </table:table-cell>
        </table:table-row>
        <table:table-row table:style-name="ro1">
          <table:table-cell office:value-type="float" office:value="32.07488" calcext:value-type="float">
            <text:p>32.07488</text:p>
          </table:table-cell>
          <table:table-cell office:value-type="float" office:value="1119.81274" calcext:value-type="float">
            <text:p>1119.81274</text:p>
          </table:table-cell>
          <table:table-cell office:value-type="float" office:value="1280.18726" calcext:value-type="float">
            <text:p>1280.18726</text:p>
          </table:table-cell>
        </table:table-row>
        <table:table-row table:style-name="ro1">
          <table:table-cell office:value-type="float" office:value="30.21325" calcext:value-type="float">
            <text:p>30.21325</text:p>
          </table:table-cell>
          <table:table-cell office:value-type="float" office:value="1124.46692" calcext:value-type="float">
            <text:p>1124.46692</text:p>
          </table:table-cell>
          <table:table-cell office:value-type="float" office:value="1275.53308" calcext:value-type="float">
            <text:p>1275.53308</text:p>
          </table:table-cell>
        </table:table-row>
        <table:table-row table:style-name="ro1">
          <table:table-cell office:value-type="float" office:value="30.80836" calcext:value-type="float">
            <text:p>30.80836</text:p>
          </table:table-cell>
          <table:table-cell office:value-type="float" office:value="1122.97913" calcext:value-type="float">
            <text:p>1122.97913</text:p>
          </table:table-cell>
          <table:table-cell office:value-type="float" office:value="1277.02087" calcext:value-type="float">
            <text:p>1277.02087</text:p>
          </table:table-cell>
        </table:table-row>
        <table:table-row table:style-name="ro1">
          <table:table-cell office:value-type="float" office:value="28.09222" calcext:value-type="float">
            <text:p>28.09222</text:p>
          </table:table-cell>
          <table:table-cell office:value-type="float" office:value="1129.76941" calcext:value-type="float">
            <text:p>1129.76941</text:p>
          </table:table-cell>
          <table:table-cell office:value-type="float" office:value="1270.23059" calcext:value-type="float">
            <text:p>1270.23059</text:p>
          </table:table-cell>
        </table:table-row>
        <table:table-row table:style-name="ro1">
          <table:table-cell office:value-type="float" office:value="25.08615" calcext:value-type="float">
            <text:p>25.08615</text:p>
          </table:table-cell>
          <table:table-cell office:value-type="float" office:value="1137.28467" calcext:value-type="float">
            <text:p>1137.28467</text:p>
          </table:table-cell>
          <table:table-cell office:value-type="float" office:value="1262.71533" calcext:value-type="float">
            <text:p>1262.71533</text:p>
          </table:table-cell>
        </table:table-row>
        <table:table-row table:style-name="ro1">
          <table:table-cell office:value-type="float" office:value="26.70362" calcext:value-type="float">
            <text:p>26.70362</text:p>
          </table:table-cell>
          <table:table-cell office:value-type="float" office:value="1133.24097" calcext:value-type="float">
            <text:p>1133.24097</text:p>
          </table:table-cell>
          <table:table-cell office:value-type="float" office:value="1266.75903" calcext:value-type="float">
            <text:p>1266.75903</text:p>
          </table:table-cell>
        </table:table-row>
        <table:table-row table:style-name="ro1">
          <table:table-cell office:value-type="float" office:value="27.9854" calcext:value-type="float">
            <text:p>27.9854</text:p>
          </table:table-cell>
          <table:table-cell office:value-type="float" office:value="1130.0365" calcext:value-type="float">
            <text:p>1130.0365</text:p>
          </table:table-cell>
          <table:table-cell office:value-type="float" office:value="1269.9635" calcext:value-type="float">
            <text:p>1269.9635</text:p>
          </table:table-cell>
        </table:table-row>
        <table:table-row table:style-name="ro1">
          <table:table-cell office:value-type="float" office:value="30.57948" calcext:value-type="float">
            <text:p>30.57948</text:p>
          </table:table-cell>
          <table:table-cell office:value-type="float" office:value="1123.55127" calcext:value-type="float">
            <text:p>1123.55127</text:p>
          </table:table-cell>
          <table:table-cell office:value-type="float" office:value="1276.44873" calcext:value-type="float">
            <text:p>1276.44873</text:p>
          </table:table-cell>
        </table:table-row>
        <table:table-row table:style-name="ro1">
          <table:table-cell office:value-type="float" office:value="32.50214" calcext:value-type="float">
            <text:p>32.50214</text:p>
          </table:table-cell>
          <table:table-cell office:value-type="float" office:value="1118.74463" calcext:value-type="float">
            <text:p>1118.74463</text:p>
          </table:table-cell>
          <table:table-cell office:value-type="float" office:value="1281.25537" calcext:value-type="float">
            <text:p>1281.25537</text:p>
          </table:table-cell>
        </table:table-row>
        <table:table-row table:style-name="ro1">
          <table:table-cell office:value-type="float" office:value="36.94258" calcext:value-type="float">
            <text:p>36.94258</text:p>
          </table:table-cell>
          <table:table-cell office:value-type="float" office:value="1107.64355" calcext:value-type="float">
            <text:p>1107.64355</text:p>
          </table:table-cell>
          <table:table-cell office:value-type="float" office:value="1292.35645" calcext:value-type="float">
            <text:p>1292.35645</text:p>
          </table:table-cell>
        </table:table-row>
        <table:table-row table:style-name="ro1">
          <table:table-cell office:value-type="float" office:value="36.14911" calcext:value-type="float">
            <text:p>36.14911</text:p>
          </table:table-cell>
          <table:table-cell office:value-type="float" office:value="1109.6272" calcext:value-type="float">
            <text:p>1109.6272</text:p>
          </table:table-cell>
          <table:table-cell office:value-type="float" office:value="1290.3728" calcext:value-type="float">
            <text:p>1290.3728</text:p>
          </table:table-cell>
        </table:table-row>
        <table:table-row table:style-name="ro1">
          <table:table-cell office:value-type="float" office:value="34.10436" calcext:value-type="float">
            <text:p>34.10436</text:p>
          </table:table-cell>
          <table:table-cell office:value-type="float" office:value="1114.73914" calcext:value-type="float">
            <text:p>1114.73914</text:p>
          </table:table-cell>
          <table:table-cell office:value-type="float" office:value="1285.26086" calcext:value-type="float">
            <text:p>1285.26086</text:p>
          </table:table-cell>
        </table:table-row>
        <table:table-row table:style-name="ro1">
          <table:table-cell office:value-type="float" office:value="34.33325" calcext:value-type="float">
            <text:p>34.33325</text:p>
          </table:table-cell>
          <table:table-cell office:value-type="float" office:value="1114.16687" calcext:value-type="float">
            <text:p>1114.16687</text:p>
          </table:table-cell>
          <table:table-cell office:value-type="float" office:value="1285.83313" calcext:value-type="float">
            <text:p>1285.83313</text:p>
          </table:table-cell>
        </table:table-row>
        <table:table-row table:style-name="ro1">
          <table:table-cell office:value-type="float" office:value="31.09829" calcext:value-type="float">
            <text:p>31.09829</text:p>
          </table:table-cell>
          <table:table-cell office:value-type="float" office:value="1122.25427" calcext:value-type="float">
            <text:p>1122.25427</text:p>
          </table:table-cell>
          <table:table-cell office:value-type="float" office:value="1277.74573" calcext:value-type="float">
            <text:p>1277.74573</text:p>
          </table:table-cell>
        </table:table-row>
        <table:table-row table:style-name="ro1">
          <table:table-cell office:value-type="float" office:value="32.1817" calcext:value-type="float">
            <text:p>32.1817</text:p>
          </table:table-cell>
          <table:table-cell office:value-type="float" office:value="1119.54578" calcext:value-type="float">
            <text:p>1119.54578</text:p>
          </table:table-cell>
          <table:table-cell office:value-type="float" office:value="1280.45422" calcext:value-type="float">
            <text:p>1280.45422</text:p>
          </table:table-cell>
        </table:table-row>
        <table:table-row table:style-name="ro1">
          <table:table-cell office:value-type="float" office:value="35.90496" calcext:value-type="float">
            <text:p>35.90496</text:p>
          </table:table-cell>
          <table:table-cell office:value-type="float" office:value="1110.23755" calcext:value-type="float">
            <text:p>1110.23755</text:p>
          </table:table-cell>
          <table:table-cell office:value-type="float" office:value="1289.76245" calcext:value-type="float">
            <text:p>1289.76245</text:p>
          </table:table-cell>
        </table:table-row>
        <table:table-row table:style-name="ro1">
          <table:table-cell office:value-type="float" office:value="35.76762" calcext:value-type="float">
            <text:p>35.76762</text:p>
          </table:table-cell>
          <table:table-cell office:value-type="float" office:value="1110.58093" calcext:value-type="float">
            <text:p>1110.58093</text:p>
          </table:table-cell>
          <table:table-cell office:value-type="float" office:value="1289.41907" calcext:value-type="float">
            <text:p>1289.41907</text:p>
          </table:table-cell>
        </table:table-row>
        <table:table-row table:style-name="ro1">
          <table:table-cell office:value-type="float" office:value="41.59666" calcext:value-type="float">
            <text:p>41.59666</text:p>
          </table:table-cell>
          <table:table-cell office:value-type="float" office:value="1096.0083" calcext:value-type="float">
            <text:p>1096.0083</text:p>
          </table:table-cell>
          <table:table-cell office:value-type="float" office:value="1303.9917" calcext:value-type="float">
            <text:p>1303.9917</text:p>
          </table:table-cell>
        </table:table-row>
        <table:table-row table:style-name="ro1">
          <table:table-cell office:value-type="float" office:value="48.28021" calcext:value-type="float">
            <text:p>48.28021</text:p>
          </table:table-cell>
          <table:table-cell office:value-type="float" office:value="1079.29944" calcext:value-type="float">
            <text:p>1079.29944</text:p>
          </table:table-cell>
          <table:table-cell office:value-type="float" office:value="1320.70056" calcext:value-type="float">
            <text:p>1320.70056</text:p>
          </table:table-cell>
        </table:table-row>
        <table:table-row table:style-name="ro1">
          <table:table-cell office:value-type="float" office:value="44.58747" calcext:value-type="float">
            <text:p>44.58747</text:p>
          </table:table-cell>
          <table:table-cell office:value-type="float" office:value="1088.53137" calcext:value-type="float">
            <text:p>1088.53137</text:p>
          </table:table-cell>
          <table:table-cell office:value-type="float" office:value="1311.46863" calcext:value-type="float">
            <text:p>1311.46863</text:p>
          </table:table-cell>
        </table:table-row>
        <table:table-row table:style-name="ro1">
          <table:table-cell office:value-type="float" office:value="44.00762" calcext:value-type="float">
            <text:p>44.00762</text:p>
          </table:table-cell>
          <table:table-cell office:value-type="float" office:value="1089.98096" calcext:value-type="float">
            <text:p>1089.98096</text:p>
          </table:table-cell>
          <table:table-cell office:value-type="float" office:value="1310.01904" calcext:value-type="float">
            <text:p>1310.01904</text:p>
          </table:table-cell>
        </table:table-row>
        <table:table-row table:style-name="ro1">
          <table:table-cell office:value-type="float" office:value="47.97503" calcext:value-type="float">
            <text:p>47.97503</text:p>
          </table:table-cell>
          <table:table-cell office:value-type="float" office:value="1080.06238" calcext:value-type="float">
            <text:p>1080.06238</text:p>
          </table:table-cell>
          <table:table-cell office:value-type="float" office:value="1319.93762" calcext:value-type="float">
            <text:p>1319.93762</text:p>
          </table:table-cell>
        </table:table-row>
        <table:table-row table:style-name="ro1">
          <table:table-cell office:value-type="float" office:value="38.98732" calcext:value-type="float">
            <text:p>38.98732</text:p>
          </table:table-cell>
          <table:table-cell office:value-type="float" office:value="1102.53174" calcext:value-type="float">
            <text:p>1102.53174</text:p>
          </table:table-cell>
          <table:table-cell office:value-type="float" office:value="1297.46826" calcext:value-type="float">
            <text:p>1297.46826</text:p>
          </table:table-cell>
        </table:table-row>
        <table:table-row table:style-name="ro1">
          <table:table-cell office:value-type="float" office:value="35.4014" calcext:value-type="float">
            <text:p>35.4014</text:p>
          </table:table-cell>
          <table:table-cell office:value-type="float" office:value="1111.49646" calcext:value-type="float">
            <text:p>1111.49646</text:p>
          </table:table-cell>
          <table:table-cell office:value-type="float" office:value="1288.50354" calcext:value-type="float">
            <text:p>1288.50354</text:p>
          </table:table-cell>
        </table:table-row>
        <table:table-row table:style-name="ro1">
          <table:table-cell office:value-type="float" office:value="39.35355" calcext:value-type="float">
            <text:p>39.35355</text:p>
          </table:table-cell>
          <table:table-cell office:value-type="float" office:value="1101.61609" calcext:value-type="float">
            <text:p>1101.61609</text:p>
          </table:table-cell>
          <table:table-cell office:value-type="float" office:value="1298.38391" calcext:value-type="float">
            <text:p>1298.38391</text:p>
          </table:table-cell>
        </table:table-row>
        <table:table-row table:style-name="ro1">
          <table:table-cell office:value-type="float" office:value="44.48066" calcext:value-type="float">
            <text:p>44.48066</text:p>
          </table:table-cell>
          <table:table-cell office:value-type="float" office:value="1088.79834" calcext:value-type="float">
            <text:p>1088.79834</text:p>
          </table:table-cell>
          <table:table-cell office:value-type="float" office:value="1311.20166" calcext:value-type="float">
            <text:p>1311.20166</text:p>
          </table:table-cell>
        </table:table-row>
        <table:table-row table:style-name="ro1">
          <table:table-cell office:value-type="float" office:value="46.70851" calcext:value-type="float">
            <text:p>46.70851</text:p>
          </table:table-cell>
          <table:table-cell office:value-type="float" office:value="1083.22876" calcext:value-type="float">
            <text:p>1083.22876</text:p>
          </table:table-cell>
          <table:table-cell office:value-type="float" office:value="1316.77124" calcext:value-type="float">
            <text:p>1316.77124</text:p>
          </table:table-cell>
        </table:table-row>
        <table:table-row table:style-name="ro1">
          <table:table-cell office:value-type="float" office:value="52.06451" calcext:value-type="float">
            <text:p>52.06451</text:p>
          </table:table-cell>
          <table:table-cell office:value-type="float" office:value="1069.83875" calcext:value-type="float">
            <text:p>1069.83875</text:p>
          </table:table-cell>
          <table:table-cell office:value-type="float" office:value="1330.16125" calcext:value-type="float">
            <text:p>1330.16125</text:p>
          </table:table-cell>
        </table:table-row>
        <table:table-row table:style-name="ro1">
          <table:table-cell office:value-type="float" office:value="57.06954" calcext:value-type="float">
            <text:p>57.06954</text:p>
          </table:table-cell>
          <table:table-cell office:value-type="float" office:value="1057.32617" calcext:value-type="float">
            <text:p>1057.32617</text:p>
          </table:table-cell>
          <table:table-cell office:value-type="float" office:value="1342.67383" calcext:value-type="float">
            <text:p>1342.67383</text:p>
          </table:table-cell>
        </table:table-row>
        <table:table-row table:style-name="ro1">
          <table:table-cell office:value-type="float" office:value="56.73384" calcext:value-type="float">
            <text:p>56.73384</text:p>
          </table:table-cell>
          <table:table-cell office:value-type="float" office:value="1058.16541" calcext:value-type="float">
            <text:p>1058.16541</text:p>
          </table:table-cell>
          <table:table-cell office:value-type="float" office:value="1341.83459" calcext:value-type="float">
            <text:p>1341.83459</text:p>
          </table:table-cell>
        </table:table-row>
        <table:table-row table:style-name="ro1">
          <table:table-cell office:value-type="float" office:value="52.41547" calcext:value-type="float">
            <text:p>52.41547</text:p>
          </table:table-cell>
          <table:table-cell office:value-type="float" office:value="1068.9613" calcext:value-type="float">
            <text:p>1068.9613</text:p>
          </table:table-cell>
          <table:table-cell office:value-type="float" office:value="1331.0387" calcext:value-type="float">
            <text:p>1331.0387</text:p>
          </table:table-cell>
        </table:table-row>
        <table:table-row table:style-name="ro1">
          <table:table-cell office:value-type="float" office:value="53.55991" calcext:value-type="float">
            <text:p>53.55991</text:p>
          </table:table-cell>
          <table:table-cell office:value-type="float" office:value="1066.10022" calcext:value-type="float">
            <text:p>1066.10022</text:p>
          </table:table-cell>
          <table:table-cell office:value-type="float" office:value="1333.89978" calcext:value-type="float">
            <text:p>1333.89978</text:p>
          </table:table-cell>
        </table:table-row>
        <table:table-row table:style-name="ro1">
          <table:table-cell office:value-type="float" office:value="49.50095" calcext:value-type="float">
            <text:p>49.50095</text:p>
          </table:table-cell>
          <table:table-cell office:value-type="float" office:value="1076.24756" calcext:value-type="float">
            <text:p>1076.24756</text:p>
          </table:table-cell>
          <table:table-cell office:value-type="float" office:value="1323.75244" calcext:value-type="float">
            <text:p>1323.75244</text:p>
          </table:table-cell>
        </table:table-row>
        <table:table-row table:style-name="ro1">
          <table:table-cell office:value-type="float" office:value="46.22021" calcext:value-type="float">
            <text:p>46.22021</text:p>
          </table:table-cell>
          <table:table-cell office:value-type="float" office:value="1084.44946" calcext:value-type="float">
            <text:p>1084.44946</text:p>
          </table:table-cell>
          <table:table-cell office:value-type="float" office:value="1315.55054" calcext:value-type="float">
            <text:p>1315.55054</text:p>
          </table:table-cell>
        </table:table-row>
        <table:table-row table:style-name="ro1">
          <table:table-cell office:value-type="float" office:value="49.22628" calcext:value-type="float">
            <text:p>49.22628</text:p>
          </table:table-cell>
          <table:table-cell office:value-type="float" office:value="1076.93433" calcext:value-type="float">
            <text:p>1076.93433</text:p>
          </table:table-cell>
          <table:table-cell office:value-type="float" office:value="1323.06567" calcext:value-type="float">
            <text:p>1323.06567</text:p>
          </table:table-cell>
        </table:table-row>
        <table:table-row table:style-name="ro1">
          <table:table-cell office:value-type="float" office:value="55.31473" calcext:value-type="float">
            <text:p>55.31473</text:p>
          </table:table-cell>
          <table:table-cell office:value-type="float" office:value="1061.71313" calcext:value-type="float">
            <text:p>1061.71313</text:p>
          </table:table-cell>
          <table:table-cell office:value-type="float" office:value="1338.28687" calcext:value-type="float">
            <text:p>1338.28687</text:p>
          </table:table-cell>
        </table:table-row>
        <table:table-row table:style-name="ro1">
          <table:table-cell office:value-type="float" office:value="57.40525" calcext:value-type="float">
            <text:p>57.40525</text:p>
          </table:table-cell>
          <table:table-cell office:value-type="float" office:value="1056.48694" calcext:value-type="float">
            <text:p>1056.48694</text:p>
          </table:table-cell>
          <table:table-cell office:value-type="float" office:value="1343.51306" calcext:value-type="float">
            <text:p>1343.51306</text:p>
          </table:table-cell>
        </table:table-row>
        <table:table-row table:style-name="ro1">
          <table:table-cell office:value-type="float" office:value="59.17532" calcext:value-type="float">
            <text:p>59.17532</text:p>
          </table:table-cell>
          <table:table-cell office:value-type="float" office:value="1052.06165" calcext:value-type="float">
            <text:p>1052.06165</text:p>
          </table:table-cell>
          <table:table-cell office:value-type="float" office:value="1347.93835" calcext:value-type="float">
            <text:p>1347.93835</text:p>
          </table:table-cell>
        </table:table-row>
        <table:table-row table:style-name="ro1">
          <table:table-cell office:value-type="float" office:value="61.90673" calcext:value-type="float">
            <text:p>61.90673</text:p>
          </table:table-cell>
          <table:table-cell office:value-type="float" office:value="1045.23315" calcext:value-type="float">
            <text:p>1045.23315</text:p>
          </table:table-cell>
          <table:table-cell office:value-type="float" office:value="1354.76685" calcext:value-type="float">
            <text:p>1354.76685</text:p>
          </table:table-cell>
        </table:table-row>
        <table:table-row table:style-name="ro1">
          <table:table-cell office:value-type="float" office:value="62.86806" calcext:value-type="float">
            <text:p>62.86806</text:p>
          </table:table-cell>
          <table:table-cell office:value-type="float" office:value="1042.82983" calcext:value-type="float">
            <text:p>1042.82983</text:p>
          </table:table-cell>
          <table:table-cell office:value-type="float" office:value="1357.17017" calcext:value-type="float">
            <text:p>1357.17017</text:p>
          </table:table-cell>
        </table:table-row>
        <table:table-row table:style-name="ro1">
          <table:table-cell office:value-type="float" office:value="59.05325" calcext:value-type="float">
            <text:p>59.05325</text:p>
          </table:table-cell>
          <table:table-cell office:value-type="float" office:value="1052.36694" calcext:value-type="float">
            <text:p>1052.36694</text:p>
          </table:table-cell>
          <table:table-cell office:value-type="float" office:value="1347.63306" calcext:value-type="float">
            <text:p>1347.63306</text:p>
          </table:table-cell>
        </table:table-row>
        <table:table-row table:style-name="ro1">
          <table:table-cell office:value-type="float" office:value="55.19265" calcext:value-type="float">
            <text:p>55.19265</text:p>
          </table:table-cell>
          <table:table-cell office:value-type="float" office:value="1062.01831" calcext:value-type="float">
            <text:p>1062.01831</text:p>
          </table:table-cell>
          <table:table-cell office:value-type="float" office:value="1337.98169" calcext:value-type="float">
            <text:p>1337.98169</text:p>
          </table:table-cell>
        </table:table-row>
        <table:table-row table:style-name="ro1">
          <table:table-cell office:value-type="float" office:value="53.17843" calcext:value-type="float">
            <text:p>53.17843</text:p>
          </table:table-cell>
          <table:table-cell office:value-type="float" office:value="1067.05396" calcext:value-type="float">
            <text:p>1067.05396</text:p>
          </table:table-cell>
          <table:table-cell office:value-type="float" office:value="1332.94604" calcext:value-type="float">
            <text:p>1332.94604</text:p>
          </table:table-cell>
        </table:table-row>
        <table:table-row table:style-name="ro1">
          <table:table-cell office:value-type="float" office:value="56.79488" calcext:value-type="float">
            <text:p>56.79488</text:p>
          </table:table-cell>
          <table:table-cell office:value-type="float" office:value="1058.01282" calcext:value-type="float">
            <text:p>1058.01282</text:p>
          </table:table-cell>
          <table:table-cell office:value-type="float" office:value="1341.98718" calcext:value-type="float">
            <text:p>1341.98718</text:p>
          </table:table-cell>
        </table:table-row>
        <table:table-row table:style-name="ro1">
          <table:table-cell office:value-type="float" office:value="56.48969" calcext:value-type="float">
            <text:p>56.48969</text:p>
          </table:table-cell>
          <table:table-cell office:value-type="float" office:value="1058.77576" calcext:value-type="float">
            <text:p>1058.77576</text:p>
          </table:table-cell>
          <table:table-cell office:value-type="float" office:value="1341.22424" calcext:value-type="float">
            <text:p>1341.22424</text:p>
          </table:table-cell>
        </table:table-row>
        <table:table-row table:style-name="ro1">
          <table:table-cell office:value-type="float" office:value="58.50391" calcext:value-type="float">
            <text:p>58.50391</text:p>
          </table:table-cell>
          <table:table-cell office:value-type="float" office:value="1053.74023" calcext:value-type="float">
            <text:p>1053.74023</text:p>
          </table:table-cell>
          <table:table-cell office:value-type="float" office:value="1346.25977" calcext:value-type="float">
            <text:p>1346.25977</text:p>
          </table:table-cell>
        </table:table-row>
        <table:table-row table:style-name="ro1">
          <table:table-cell office:value-type="float" office:value="66.28613" calcext:value-type="float">
            <text:p>66.28613</text:p>
          </table:table-cell>
          <table:table-cell office:value-type="float" office:value="1034.28467" calcext:value-type="float">
            <text:p>1034.28467</text:p>
          </table:table-cell>
          <table:table-cell office:value-type="float" office:value="1365.71533" calcext:value-type="float">
            <text:p>1365.71533</text:p>
          </table:table-cell>
        </table:table-row>
        <table:table-row table:style-name="ro1">
          <table:table-cell office:value-type="float" office:value="74.22095" calcext:value-type="float">
            <text:p>74.22095</text:p>
          </table:table-cell>
          <table:table-cell office:value-type="float" office:value="1014.44763" calcext:value-type="float">
            <text:p>1014.44763</text:p>
          </table:table-cell>
          <table:table-cell office:value-type="float" office:value="1385.55237" calcext:value-type="float">
            <text:p>1385.55237</text:p>
          </table:table-cell>
        </table:table-row>
        <table:table-row table:style-name="ro1">
          <table:table-cell office:value-type="float" office:value="77.48643" calcext:value-type="float">
            <text:p>77.48643</text:p>
          </table:table-cell>
          <table:table-cell office:value-type="float" office:value="1006.28394" calcext:value-type="float">
            <text:p>1006.28394</text:p>
          </table:table-cell>
          <table:table-cell office:value-type="float" office:value="1393.71606" calcext:value-type="float">
            <text:p>1393.71606</text:p>
          </table:table-cell>
        </table:table-row>
        <table:table-row table:style-name="ro1">
          <table:table-cell office:value-type="float" office:value="76.17413" calcext:value-type="float">
            <text:p>76.17413</text:p>
          </table:table-cell>
          <table:table-cell office:value-type="float" office:value="1009.5647" calcext:value-type="float">
            <text:p>1009.5647</text:p>
          </table:table-cell>
          <table:table-cell office:value-type="float" office:value="1390.4353" calcext:value-type="float">
            <text:p>1390.4353</text:p>
          </table:table-cell>
        </table:table-row>
        <table:table-row table:style-name="ro1">
          <table:table-cell office:value-type="float" office:value="71.04702" calcext:value-type="float">
            <text:p>71.04702</text:p>
          </table:table-cell>
          <table:table-cell office:value-type="float" office:value="1022.38245" calcext:value-type="float">
            <text:p>1022.38245</text:p>
          </table:table-cell>
          <table:table-cell office:value-type="float" office:value="1377.61755" calcext:value-type="float">
            <text:p>1377.61755</text:p>
          </table:table-cell>
        </table:table-row>
        <table:table-row table:style-name="ro1">
          <table:table-cell office:value-type="float" office:value="66.69814" calcext:value-type="float">
            <text:p>66.69814</text:p>
          </table:table-cell>
          <table:table-cell office:value-type="float" office:value="1033.25464" calcext:value-type="float">
            <text:p>1033.25464</text:p>
          </table:table-cell>
          <table:table-cell office:value-type="float" office:value="1366.74536" calcext:value-type="float">
            <text:p>1366.74536</text:p>
          </table:table-cell>
        </table:table-row>
        <table:table-row table:style-name="ro1">
          <table:table-cell office:value-type="float" office:value="67.99517" calcext:value-type="float">
            <text:p>67.99517</text:p>
          </table:table-cell>
          <table:table-cell office:value-type="float" office:value="1030.01208" calcext:value-type="float">
            <text:p>1030.01208</text:p>
          </table:table-cell>
          <table:table-cell office:value-type="float" office:value="1369.98792" calcext:value-type="float">
            <text:p>1369.98792</text:p>
          </table:table-cell>
        </table:table-row>
        <table:table-row table:style-name="ro1">
          <table:table-cell office:value-type="float" office:value="67.18643" calcext:value-type="float">
            <text:p>67.18643</text:p>
          </table:table-cell>
          <table:table-cell office:value-type="float" office:value="1032.03394" calcext:value-type="float">
            <text:p>1032.03394</text:p>
          </table:table-cell>
          <table:table-cell office:value-type="float" office:value="1367.96606" calcext:value-type="float">
            <text:p>1367.96606</text:p>
          </table:table-cell>
        </table:table-row>
        <table:table-row table:style-name="ro1">
          <table:table-cell office:value-type="float" office:value="62.53236" calcext:value-type="float">
            <text:p>62.53236</text:p>
          </table:table-cell>
          <table:table-cell office:value-type="float" office:value="1043.66907" calcext:value-type="float">
            <text:p>1043.66907</text:p>
          </table:table-cell>
          <table:table-cell office:value-type="float" office:value="1356.33093" calcext:value-type="float">
            <text:p>1356.33093</text:p>
          </table:table-cell>
        </table:table-row>
        <table:table-row table:style-name="ro1">
          <table:table-cell office:value-type="float" office:value="62.18139" calcext:value-type="float">
            <text:p>62.18139</text:p>
          </table:table-cell>
          <table:table-cell office:value-type="float" office:value="1044.54651" calcext:value-type="float">
            <text:p>1044.54651</text:p>
          </table:table-cell>
          <table:table-cell office:value-type="float" office:value="1355.45349" calcext:value-type="float">
            <text:p>1355.45349</text:p>
          </table:table-cell>
        </table:table-row>
        <table:table-row table:style-name="ro1">
          <table:table-cell office:value-type="float" office:value="70.48243" calcext:value-type="float">
            <text:p>70.48243</text:p>
          </table:table-cell>
          <table:table-cell office:value-type="float" office:value="1023.79395" calcext:value-type="float">
            <text:p>1023.79395</text:p>
          </table:table-cell>
          <table:table-cell office:value-type="float" office:value="1376.20605" calcext:value-type="float">
            <text:p>1376.20605</text:p>
          </table:table-cell>
        </table:table-row>
        <table:table-row table:style-name="ro1">
          <table:table-cell office:value-type="float" office:value="76.52509" calcext:value-type="float">
            <text:p>76.52509</text:p>
          </table:table-cell>
          <table:table-cell office:value-type="float" office:value="1008.68726" calcext:value-type="float">
            <text:p>1008.68726</text:p>
          </table:table-cell>
          <table:table-cell office:value-type="float" office:value="1391.31274" calcext:value-type="float">
            <text:p>1391.31274</text:p>
          </table:table-cell>
        </table:table-row>
        <table:table-row table:style-name="ro1">
          <table:table-cell office:value-type="float" office:value="76.40302" calcext:value-type="float">
            <text:p>76.40302</text:p>
          </table:table-cell>
          <table:table-cell office:value-type="float" office:value="1008.99243" calcext:value-type="float">
            <text:p>1008.99243</text:p>
          </table:table-cell>
          <table:table-cell office:value-type="float" office:value="1391.00757" calcext:value-type="float">
            <text:p>1391.00757</text:p>
          </table:table-cell>
        </table:table-row>
        <table:table-row table:style-name="ro1">
          <table:table-cell office:value-type="float" office:value="75.22806" calcext:value-type="float">
            <text:p>75.22806</text:p>
          </table:table-cell>
          <table:table-cell office:value-type="float" office:value="1011.92987" calcext:value-type="float">
            <text:p>1011.92987</text:p>
          </table:table-cell>
          <table:table-cell office:value-type="float" office:value="1388.07019" calcext:value-type="float">
            <text:p>1388.07019</text:p>
          </table:table-cell>
        </table:table-row>
        <table:table-row table:style-name="ro1">
          <table:table-cell office:value-type="float" office:value="74.90761" calcext:value-type="float">
            <text:p>74.90761</text:p>
          </table:table-cell>
          <table:table-cell office:value-type="float" office:value="1012.73096" calcext:value-type="float">
            <text:p>1012.73096</text:p>
          </table:table-cell>
          <table:table-cell office:value-type="float" office:value="1387.26904" calcext:value-type="float">
            <text:p>1387.26904</text:p>
          </table:table-cell>
        </table:table-row>
        <table:table-row table:style-name="ro1">
          <table:table-cell office:value-type="float" office:value="72.34406" calcext:value-type="float">
            <text:p>72.34406</text:p>
          </table:table-cell>
          <table:table-cell office:value-type="float" office:value="1019.13989" calcext:value-type="float">
            <text:p>1019.13989</text:p>
          </table:table-cell>
          <table:table-cell office:value-type="float" office:value="1380.86011" calcext:value-type="float">
            <text:p>1380.86011</text:p>
          </table:table-cell>
        </table:table-row>
        <table:table-row table:style-name="ro1">
          <table:table-cell office:value-type="float" office:value="73.70213" calcext:value-type="float">
            <text:p>73.70213</text:p>
          </table:table-cell>
          <table:table-cell office:value-type="float" office:value="1015.74469" calcext:value-type="float">
            <text:p>1015.74469</text:p>
          </table:table-cell>
          <table:table-cell office:value-type="float" office:value="1384.25537" calcext:value-type="float">
            <text:p>1384.25537</text:p>
          </table:table-cell>
        </table:table-row>
        <table:table-row table:style-name="ro1">
          <table:table-cell office:value-type="float" office:value="69.68895" calcext:value-type="float">
            <text:p>69.68895</text:p>
          </table:table-cell>
          <table:table-cell office:value-type="float" office:value="1025.77759" calcext:value-type="float">
            <text:p>1025.77759</text:p>
          </table:table-cell>
          <table:table-cell office:value-type="float" office:value="1374.22241" calcext:value-type="float">
            <text:p>1374.22241</text:p>
          </table:table-cell>
        </table:table-row>
        <table:table-row table:style-name="ro1">
          <table:table-cell office:value-type="float" office:value="73.15279" calcext:value-type="float">
            <text:p>73.15279</text:p>
          </table:table-cell>
          <table:table-cell office:value-type="float" office:value="1017.11804" calcext:value-type="float">
            <text:p>1017.11804</text:p>
          </table:table-cell>
          <table:table-cell office:value-type="float" office:value="1382.88196" calcext:value-type="float">
            <text:p>1382.88196</text:p>
          </table:table-cell>
        </table:table-row>
        <table:table-row table:style-name="ro1">
          <table:table-cell office:value-type="float" office:value="79.91264" calcext:value-type="float">
            <text:p>79.91264</text:p>
          </table:table-cell>
          <table:table-cell office:value-type="float" office:value="1000.21838" calcext:value-type="float">
            <text:p>1000.21838</text:p>
          </table:table-cell>
          <table:table-cell office:value-type="float" office:value="1399.78162" calcext:value-type="float">
            <text:p>1399.78162</text:p>
          </table:table-cell>
        </table:table-row>
        <table:table-row table:style-name="ro1">
          <table:table-cell office:value-type="float" office:value="76.6319" calcext:value-type="float">
            <text:p>76.6319</text:p>
          </table:table-cell>
          <table:table-cell office:value-type="float" office:value="1008.42023" calcext:value-type="float">
            <text:p>1008.42023</text:p>
          </table:table-cell>
          <table:table-cell office:value-type="float" office:value="1391.57971" calcext:value-type="float">
            <text:p>1391.57971</text:p>
          </table:table-cell>
        </table:table-row>
        <table:table-row table:style-name="ro1">
          <table:table-cell office:value-type="float" office:value="68.05621" calcext:value-type="float">
            <text:p>68.05621</text:p>
          </table:table-cell>
          <table:table-cell office:value-type="float" office:value="1029.8595" calcext:value-type="float">
            <text:p>1029.8595</text:p>
          </table:table-cell>
          <table:table-cell office:value-type="float" office:value="1370.1405" calcext:value-type="float">
            <text:p>1370.1405</text:p>
          </table:table-cell>
        </table:table-row>
        <table:table-row table:style-name="ro1">
          <table:table-cell office:value-type="float" office:value="70.00939" calcext:value-type="float">
            <text:p>70.00939</text:p>
          </table:table-cell>
          <table:table-cell office:value-type="float" office:value="1024.97656" calcext:value-type="float">
            <text:p>1024.97656</text:p>
          </table:table-cell>
          <table:table-cell office:value-type="float" office:value="1375.02344" calcext:value-type="float">
            <text:p>1375.02344</text:p>
          </table:table-cell>
        </table:table-row>
        <table:table-row table:style-name="ro1">
          <table:table-cell office:value-type="float" office:value="76.2962" calcext:value-type="float">
            <text:p>76.2962</text:p>
          </table:table-cell>
          <table:table-cell office:value-type="float" office:value="1009.25952" calcext:value-type="float">
            <text:p>1009.25952</text:p>
          </table:table-cell>
          <table:table-cell office:value-type="float" office:value="1390.74048" calcext:value-type="float">
            <text:p>1390.74048</text:p>
          </table:table-cell>
        </table:table-row>
        <table:table-row table:style-name="ro1">
          <table:table-cell office:value-type="float" office:value="85.7722" calcext:value-type="float">
            <text:p>85.7722</text:p>
          </table:table-cell>
          <table:table-cell office:value-type="float" office:value="985.56952" calcext:value-type="float">
            <text:p>985.56952</text:p>
          </table:table-cell>
          <table:table-cell office:value-type="float" office:value="1414.43054" calcext:value-type="float">
            <text:p>1414.43054</text:p>
          </table:table-cell>
        </table:table-row>
        <table:table-row table:style-name="ro1">
          <table:table-cell office:value-type="float" office:value="95.08035" calcext:value-type="float">
            <text:p>95.08035</text:p>
          </table:table-cell>
          <table:table-cell office:value-type="float" office:value="962.29913" calcext:value-type="float">
            <text:p>962.29913</text:p>
          </table:table-cell>
          <table:table-cell office:value-type="float" office:value="1437.70081" calcext:value-type="float">
            <text:p>1437.70081</text:p>
          </table:table-cell>
        </table:table-row>
        <table:table-row table:style-name="ro1">
          <table:table-cell office:value-type="float" office:value="101.90123" calcext:value-type="float">
            <text:p>101.90123</text:p>
          </table:table-cell>
          <table:table-cell office:value-type="float" office:value="945.24695" calcext:value-type="float">
            <text:p>945.24695</text:p>
          </table:table-cell>
          <table:table-cell office:value-type="float" office:value="1454.75305" calcext:value-type="float">
            <text:p>1454.75305</text:p>
          </table:table-cell>
        </table:table-row>
        <table:table-row table:style-name="ro1">
          <table:table-cell office:value-type="float" office:value="107.47086" calcext:value-type="float">
            <text:p>107.47086</text:p>
          </table:table-cell>
          <table:table-cell office:value-type="float" office:value="931.32281" calcext:value-type="float">
            <text:p>931.32281</text:p>
          </table:table-cell>
          <table:table-cell office:value-type="float" office:value="1468.67712" calcext:value-type="float">
            <text:p>1468.67712</text:p>
          </table:table-cell>
        </table:table-row>
        <table:table-row table:style-name="ro1">
          <table:table-cell office:value-type="float" office:value="104.86153" calcext:value-type="float">
            <text:p>104.86153</text:p>
          </table:table-cell>
          <table:table-cell office:value-type="float" office:value="937.84619" calcext:value-type="float">
            <text:p>937.84619</text:p>
          </table:table-cell>
          <table:table-cell office:value-type="float" office:value="1462.15381" calcext:value-type="float">
            <text:p>1462.15381</text:p>
          </table:table-cell>
        </table:table-row>
        <table:table-row table:style-name="ro1">
          <table:table-cell office:value-type="float" office:value="106.20435" calcext:value-type="float">
            <text:p>106.20435</text:p>
          </table:table-cell>
          <table:table-cell office:value-type="float" office:value="934.48914" calcext:value-type="float">
            <text:p>934.48914</text:p>
          </table:table-cell>
          <table:table-cell office:value-type="float" office:value="1465.51086" calcext:value-type="float">
            <text:p>1465.51086</text:p>
          </table:table-cell>
        </table:table-row>
        <table:table-row table:style-name="ro1">
          <table:table-cell office:value-type="float" office:value="107.8676" calcext:value-type="float">
            <text:p>107.8676</text:p>
          </table:table-cell>
          <table:table-cell office:value-type="float" office:value="930.33099" calcext:value-type="float">
            <text:p>930.33099</text:p>
          </table:table-cell>
          <table:table-cell office:value-type="float" office:value="1469.66895" calcext:value-type="float">
            <text:p>1469.66895</text:p>
          </table:table-cell>
        </table:table-row>
        <table:table-row table:style-name="ro1">
          <table:table-cell office:value-type="float" office:value="109.60715" calcext:value-type="float">
            <text:p>109.60715</text:p>
          </table:table-cell>
          <table:table-cell office:value-type="float" office:value="925.98212" calcext:value-type="float">
            <text:p>925.98212</text:p>
          </table:table-cell>
          <table:table-cell office:value-type="float" office:value="1474.01794" calcext:value-type="float">
            <text:p>1474.01794</text:p>
          </table:table-cell>
        </table:table-row>
        <table:table-row table:style-name="ro1">
          <table:table-cell office:value-type="float" office:value="110.87367" calcext:value-type="float">
            <text:p>110.87367</text:p>
          </table:table-cell>
          <table:table-cell office:value-type="float" office:value="922.8158" calcext:value-type="float">
            <text:p>922.8158</text:p>
          </table:table-cell>
          <table:table-cell office:value-type="float" office:value="1477.1842" calcext:value-type="float">
            <text:p>1477.1842</text:p>
          </table:table-cell>
        </table:table-row>
        <table:table-row table:style-name="ro1">
          <table:table-cell office:value-type="float" office:value="119.44938" calcext:value-type="float">
            <text:p>119.44938</text:p>
          </table:table-cell>
          <table:table-cell office:value-type="float" office:value="901.37653" calcext:value-type="float">
            <text:p>901.37653</text:p>
          </table:table-cell>
          <table:table-cell office:value-type="float" office:value="1498.62341" calcext:value-type="float">
            <text:p>1498.62341</text:p>
          </table:table-cell>
        </table:table-row>
        <table:table-row table:style-name="ro1">
          <table:table-cell office:value-type="float" office:value="118.59486" calcext:value-type="float">
            <text:p>118.59486</text:p>
          </table:table-cell>
          <table:table-cell office:value-type="float" office:value="903.51288" calcext:value-type="float">
            <text:p>903.51288</text:p>
          </table:table-cell>
          <table:table-cell office:value-type="float" office:value="1496.48718" calcext:value-type="float">
            <text:p>1496.48718</text:p>
          </table:table-cell>
        </table:table-row>
        <table:table-row table:style-name="ro1">
          <table:table-cell office:value-type="float" office:value="119.76982" calcext:value-type="float">
            <text:p>119.76982</text:p>
          </table:table-cell>
          <table:table-cell office:value-type="float" office:value="900.57544" calcext:value-type="float">
            <text:p>900.57544</text:p>
          </table:table-cell>
          <table:table-cell office:value-type="float" office:value="1499.42456" calcext:value-type="float">
            <text:p>1499.42456</text:p>
          </table:table-cell>
        </table:table-row>
        <table:table-row table:style-name="ro1">
          <table:table-cell office:value-type="float" office:value="117.67931" calcext:value-type="float">
            <text:p>117.67931</text:p>
          </table:table-cell>
          <table:table-cell office:value-type="float" office:value="905.80176" calcext:value-type="float">
            <text:p>905.80176</text:p>
          </table:table-cell>
          <table:table-cell office:value-type="float" office:value="1494.19824" calcext:value-type="float">
            <text:p>1494.19824</text:p>
          </table:table-cell>
        </table:table-row>
        <table:table-row table:style-name="ro1">
          <table:table-cell office:value-type="float" office:value="118.33545" calcext:value-type="float">
            <text:p>118.33545</text:p>
          </table:table-cell>
          <table:table-cell office:value-type="float" office:value="904.16138" calcext:value-type="float">
            <text:p>904.16138</text:p>
          </table:table-cell>
          <table:table-cell office:value-type="float" office:value="1495.83862" calcext:value-type="float">
            <text:p>1495.83862</text:p>
          </table:table-cell>
        </table:table-row>
        <table:table-row table:style-name="ro1">
          <table:table-cell office:value-type="float" office:value="123.12685" calcext:value-type="float">
            <text:p>123.12685</text:p>
          </table:table-cell>
          <table:table-cell office:value-type="float" office:value="892.18286" calcext:value-type="float">
            <text:p>892.18286</text:p>
          </table:table-cell>
          <table:table-cell office:value-type="float" office:value="1507.81714" calcext:value-type="float">
            <text:p>1507.81714</text:p>
          </table:table-cell>
        </table:table-row>
        <table:table-row table:style-name="ro1">
          <table:table-cell office:value-type="float" office:value="124.54597" calcext:value-type="float">
            <text:p>124.54597</text:p>
          </table:table-cell>
          <table:table-cell office:value-type="float" office:value="888.63507" calcext:value-type="float">
            <text:p>888.63507</text:p>
          </table:table-cell>
          <table:table-cell office:value-type="float" office:value="1511.36487" calcext:value-type="float">
            <text:p>1511.36487</text:p>
          </table:table-cell>
        </table:table-row>
        <table:table-row table:style-name="ro1">
          <table:table-cell office:value-type="float" office:value="125.59885" calcext:value-type="float">
            <text:p>125.59885</text:p>
          </table:table-cell>
          <table:table-cell office:value-type="float" office:value="886.00287" calcext:value-type="float">
            <text:p>886.00287</text:p>
          </table:table-cell>
          <table:table-cell office:value-type="float" office:value="1513.99719" calcext:value-type="float">
            <text:p>1513.99719</text:p>
          </table:table-cell>
        </table:table-row>
        <table:table-row table:style-name="ro1">
          <table:table-cell office:value-type="float" office:value="124.91219" calcext:value-type="float">
            <text:p>124.91219</text:p>
          </table:table-cell>
          <table:table-cell office:value-type="float" office:value="887.71954" calcext:value-type="float">
            <text:p>887.71954</text:p>
          </table:table-cell>
          <table:table-cell office:value-type="float" office:value="1512.28052" calcext:value-type="float">
            <text:p>1512.28052</text:p>
          </table:table-cell>
        </table:table-row>
        <table:table-row table:style-name="ro1">
          <table:table-cell office:value-type="float" office:value="125.79723" calcext:value-type="float">
            <text:p>125.79723</text:p>
          </table:table-cell>
          <table:table-cell office:value-type="float" office:value="885.50696" calcext:value-type="float">
            <text:p>885.50696</text:p>
          </table:table-cell>
          <table:table-cell office:value-type="float" office:value="1514.49304" calcext:value-type="float">
            <text:p>1514.49304</text:p>
          </table:table-cell>
        </table:table-row>
        <table:table-row table:style-name="ro1">
          <table:table-cell office:value-type="float" office:value="125.03426" calcext:value-type="float">
            <text:p>125.03426</text:p>
          </table:table-cell>
          <table:table-cell office:value-type="float" office:value="887.41437" calcext:value-type="float">
            <text:p>887.41437</text:p>
          </table:table-cell>
          <table:table-cell office:value-type="float" office:value="1512.58569" calcext:value-type="float">
            <text:p>1512.58569</text:p>
          </table:table-cell>
        </table:table-row>
        <table:table-row table:style-name="ro1">
          <table:table-cell office:value-type="float" office:value="125.30893" calcext:value-type="float">
            <text:p>125.30893</text:p>
          </table:table-cell>
          <table:table-cell office:value-type="float" office:value="886.72766" calcext:value-type="float">
            <text:p>886.72766</text:p>
          </table:table-cell>
          <table:table-cell office:value-type="float" office:value="1513.27234" calcext:value-type="float">
            <text:p>1513.27234</text:p>
          </table:table-cell>
        </table:table-row>
        <table:table-row table:style-name="ro1">
          <table:table-cell office:value-type="float" office:value="120.85323" calcext:value-type="float">
            <text:p>120.85323</text:p>
          </table:table-cell>
          <table:table-cell office:value-type="float" office:value="897.86694" calcext:value-type="float">
            <text:p>897.86694</text:p>
          </table:table-cell>
          <table:table-cell office:value-type="float" office:value="1502.13306" calcext:value-type="float">
            <text:p>1502.13306</text:p>
          </table:table-cell>
        </table:table-row>
        <table:table-row table:style-name="ro1">
          <table:table-cell office:value-type="float" office:value="121.89085" calcext:value-type="float">
            <text:p>121.89085</text:p>
          </table:table-cell>
          <table:table-cell office:value-type="float" office:value="895.27289" calcext:value-type="float">
            <text:p>895.27289</text:p>
          </table:table-cell>
          <table:table-cell office:value-type="float" office:value="1504.72717" calcext:value-type="float">
            <text:p>1504.72717</text:p>
          </table:table-cell>
        </table:table-row>
        <table:table-row table:style-name="ro1">
          <table:table-cell office:value-type="float" office:value="114.96316" calcext:value-type="float">
            <text:p>114.96316</text:p>
          </table:table-cell>
          <table:table-cell office:value-type="float" office:value="912.5921" calcext:value-type="float">
            <text:p>912.5921</text:p>
          </table:table-cell>
          <table:table-cell office:value-type="float" office:value="1487.40784" calcext:value-type="float">
            <text:p>1487.40784</text:p>
          </table:table-cell>
        </table:table-row>
        <table:table-row table:style-name="ro1">
          <table:table-cell office:value-type="float" office:value="120.70064" calcext:value-type="float">
            <text:p>120.70064</text:p>
          </table:table-cell>
          <table:table-cell office:value-type="float" office:value="898.24841" calcext:value-type="float">
            <text:p>898.24841</text:p>
          </table:table-cell>
          <table:table-cell office:value-type="float" office:value="1501.75159" calcext:value-type="float">
            <text:p>1501.75159</text:p>
          </table:table-cell>
        </table:table-row>
        <table:table-row table:style-name="ro1">
          <table:table-cell office:value-type="float" office:value="122.02819" calcext:value-type="float">
            <text:p>122.02819</text:p>
          </table:table-cell>
          <table:table-cell office:value-type="float" office:value="894.9295" calcext:value-type="float">
            <text:p>894.9295</text:p>
          </table:table-cell>
          <table:table-cell office:value-type="float" office:value="1505.07043" calcext:value-type="float">
            <text:p>1505.07043</text:p>
          </table:table-cell>
        </table:table-row>
        <table:table-row table:style-name="ro1">
          <table:table-cell office:value-type="float" office:value="120.77693" calcext:value-type="float">
            <text:p>120.77693</text:p>
          </table:table-cell>
          <table:table-cell office:value-type="float" office:value="898.05768" calcext:value-type="float">
            <text:p>898.05768</text:p>
          </table:table-cell>
          <table:table-cell office:value-type="float" office:value="1501.94238" calcext:value-type="float">
            <text:p>1501.94238</text:p>
          </table:table-cell>
        </table:table-row>
        <table:table-row table:style-name="ro1">
          <table:table-cell office:value-type="float" office:value="127.82671" calcext:value-type="float">
            <text:p>127.82671</text:p>
          </table:table-cell>
          <table:table-cell office:value-type="float" office:value="880.43323" calcext:value-type="float">
            <text:p>880.43323</text:p>
          </table:table-cell>
          <table:table-cell office:value-type="float" office:value="1519.56677" calcext:value-type="float">
            <text:p>1519.56677</text:p>
          </table:table-cell>
        </table:table-row>
        <table:table-row table:style-name="ro1">
          <table:table-cell office:value-type="float" office:value="120.91426" calcext:value-type="float">
            <text:p>120.91426</text:p>
          </table:table-cell>
          <table:table-cell office:value-type="float" office:value="897.71436" calcext:value-type="float">
            <text:p>897.71436</text:p>
          </table:table-cell>
          <table:table-cell office:value-type="float" office:value="1502.28564" calcext:value-type="float">
            <text:p>1502.28564</text:p>
          </table:table-cell>
        </table:table-row>
        <table:table-row table:style-name="ro1">
          <table:table-cell office:value-type="float" office:value="126.16344" calcext:value-type="float">
            <text:p>126.16344</text:p>
          </table:table-cell>
          <table:table-cell office:value-type="float" office:value="884.59137" calcext:value-type="float">
            <text:p>884.59137</text:p>
          </table:table-cell>
          <table:table-cell office:value-type="float" office:value="1515.40857" calcext:value-type="float">
            <text:p>1515.40857</text:p>
          </table:table-cell>
        </table:table-row>
        <table:table-row table:style-name="ro1">
          <table:table-cell office:value-type="float" office:value="122.71486" calcext:value-type="float">
            <text:p>122.71486</text:p>
          </table:table-cell>
          <table:table-cell office:value-type="float" office:value="893.21283" calcext:value-type="float">
            <text:p>893.21283</text:p>
          </table:table-cell>
          <table:table-cell office:value-type="float" office:value="1506.78711" calcext:value-type="float">
            <text:p>1506.78711</text:p>
          </table:table-cell>
        </table:table-row>
        <table:table-row table:style-name="ro1">
          <table:table-cell office:value-type="float" office:value="121.57041" calcext:value-type="float">
            <text:p>121.57041</text:p>
          </table:table-cell>
          <table:table-cell office:value-type="float" office:value="896.07397" calcext:value-type="float">
            <text:p>896.07397</text:p>
          </table:table-cell>
          <table:table-cell office:value-type="float" office:value="1503.92603" calcext:value-type="float">
            <text:p>1503.92603</text:p>
          </table:table-cell>
        </table:table-row>
        <table:table-row table:style-name="ro1">
          <table:table-cell office:value-type="float" office:value="124.91219" calcext:value-type="float">
            <text:p>124.91219</text:p>
          </table:table-cell>
          <table:table-cell office:value-type="float" office:value="887.71954" calcext:value-type="float">
            <text:p>887.71954</text:p>
          </table:table-cell>
          <table:table-cell office:value-type="float" office:value="1512.28052" calcext:value-type="float">
            <text:p>1512.28052</text:p>
          </table:table-cell>
        </table:table-row>
        <table:table-row table:style-name="ro1">
          <table:table-cell office:value-type="float" office:value="123.26419" calcext:value-type="float">
            <text:p>123.26419</text:p>
          </table:table-cell>
          <table:table-cell office:value-type="float" office:value="891.83954" calcext:value-type="float">
            <text:p>891.83954</text:p>
          </table:table-cell>
          <table:table-cell office:value-type="float" office:value="1508.16052" calcext:value-type="float">
            <text:p>1508.16052</text:p>
          </table:table-cell>
        </table:table-row>
        <table:table-row table:style-name="ro1">
          <table:table-cell office:value-type="float" office:value="123.50834" calcext:value-type="float">
            <text:p>123.50834</text:p>
          </table:table-cell>
          <table:table-cell office:value-type="float" office:value="891.22913" calcext:value-type="float">
            <text:p>891.22913</text:p>
          </table:table-cell>
          <table:table-cell office:value-type="float" office:value="1508.77087" calcext:value-type="float">
            <text:p>1508.77087</text:p>
          </table:table-cell>
        </table:table-row>
        <table:table-row table:style-name="ro1">
          <table:table-cell office:value-type="float" office:value="129.81041" calcext:value-type="float">
            <text:p>129.81041</text:p>
          </table:table-cell>
          <table:table-cell office:value-type="float" office:value="875.474" calcext:value-type="float">
            <text:p>875.474</text:p>
          </table:table-cell>
          <table:table-cell office:value-type="float" office:value="1524.526" calcext:value-type="float">
            <text:p>1524.526</text:p>
          </table:table-cell>
        </table:table-row>
        <table:table-row table:style-name="ro1">
          <table:table-cell office:value-type="float" office:value="122.83693" calcext:value-type="float">
            <text:p>122.83693</text:p>
          </table:table-cell>
          <table:table-cell office:value-type="float" office:value="892.90765" calcext:value-type="float">
            <text:p>892.90765</text:p>
          </table:table-cell>
          <table:table-cell office:value-type="float" office:value="1507.09229" calcext:value-type="float">
            <text:p>1507.09229</text:p>
          </table:table-cell>
        </table:table-row>
        <table:table-row table:style-name="ro1">
          <table:table-cell office:value-type="float" office:value="125.06478" calcext:value-type="float">
            <text:p>125.06478</text:p>
          </table:table-cell>
          <table:table-cell office:value-type="float" office:value="887.33807" calcext:value-type="float">
            <text:p>887.33807</text:p>
          </table:table-cell>
          <table:table-cell office:value-type="float" office:value="1512.66199" calcext:value-type="float">
            <text:p>1512.66199</text:p>
          </table:table-cell>
        </table:table-row>
        <table:table-row table:style-name="ro1">
          <table:table-cell office:value-type="float" office:value="130.71071" calcext:value-type="float">
            <text:p>130.71071</text:p>
          </table:table-cell>
          <table:table-cell office:value-type="float" office:value="873.22321" calcext:value-type="float">
            <text:p>873.22321</text:p>
          </table:table-cell>
          <table:table-cell office:value-type="float" office:value="1526.77673" calcext:value-type="float">
            <text:p>1526.77673</text:p>
          </table:table-cell>
        </table:table-row>
        <table:table-row table:style-name="ro1">
          <table:table-cell office:value-type="float" office:value="147.05336" calcext:value-type="float">
            <text:p>147.05336</text:p>
          </table:table-cell>
          <table:table-cell office:value-type="float" office:value="832.36658" calcext:value-type="float">
            <text:p>832.36658</text:p>
          </table:table-cell>
          <table:table-cell office:value-type="float" office:value="1567.63342" calcext:value-type="float">
            <text:p>1567.63342</text:p>
          </table:table-cell>
        </table:table-row>
        <table:table-row table:style-name="ro1">
          <table:table-cell office:value-type="float" office:value="153.21811" calcext:value-type="float">
            <text:p>153.21811</text:p>
          </table:table-cell>
          <table:table-cell office:value-type="float" office:value="816.95471" calcext:value-type="float">
            <text:p>816.95471</text:p>
          </table:table-cell>
          <table:table-cell office:value-type="float" office:value="1583.04529" calcext:value-type="float">
            <text:p>1583.04529</text:p>
          </table:table-cell>
        </table:table-row>
        <table:table-row table:style-name="ro1">
          <table:table-cell office:value-type="float" office:value="154.34729" calcext:value-type="float">
            <text:p>154.34729</text:p>
          </table:table-cell>
          <table:table-cell office:value-type="float" office:value="814.13177" calcext:value-type="float">
            <text:p>814.13177</text:p>
          </table:table-cell>
          <table:table-cell office:value-type="float" office:value="1585.86816" calcext:value-type="float">
            <text:p>1585.86816</text:p>
          </table:table-cell>
        </table:table-row>
        <table:table-row table:style-name="ro1">
          <table:table-cell office:value-type="float" office:value="149.93736" calcext:value-type="float">
            <text:p>149.93736</text:p>
          </table:table-cell>
          <table:table-cell office:value-type="float" office:value="825.15662" calcext:value-type="float">
            <text:p>825.15662</text:p>
          </table:table-cell>
          <table:table-cell office:value-type="float" office:value="1574.84338" calcext:value-type="float">
            <text:p>1574.84338</text:p>
          </table:table-cell>
        </table:table-row>
        <table:table-row table:style-name="ro1">
          <table:table-cell office:value-type="float" office:value="159.10818" calcext:value-type="float">
            <text:p>159.10818</text:p>
          </table:table-cell>
          <table:table-cell office:value-type="float" office:value="802.22955" calcext:value-type="float">
            <text:p>802.22955</text:p>
          </table:table-cell>
          <table:table-cell office:value-type="float" office:value="1597.77051" calcext:value-type="float">
            <text:p>1597.77051</text:p>
          </table:table-cell>
        </table:table-row>
        <table:table-row table:style-name="ro1">
          <table:table-cell office:value-type="float" office:value="168.64522" calcext:value-type="float">
            <text:p>168.64522</text:p>
          </table:table-cell>
          <table:table-cell office:value-type="float" office:value="778.38696" calcext:value-type="float">
            <text:p>778.38696</text:p>
          </table:table-cell>
          <table:table-cell office:value-type="float" office:value="1621.61304" calcext:value-type="float">
            <text:p>1621.61304</text:p>
          </table:table-cell>
        </table:table-row>
        <table:table-row table:style-name="ro1">
          <table:table-cell office:value-type="float" office:value="181.73766" calcext:value-type="float">
            <text:p>181.73766</text:p>
          </table:table-cell>
          <table:table-cell office:value-type="float" office:value="745.65588" calcext:value-type="float">
            <text:p>745.65588</text:p>
          </table:table-cell>
          <table:table-cell office:value-type="float" office:value="1654.34412" calcext:value-type="float">
            <text:p>1654.34412</text:p>
          </table:table-cell>
        </table:table-row>
        <table:table-row table:style-name="ro1">
          <table:table-cell office:value-type="float" office:value="175.46609" calcext:value-type="float">
            <text:p>175.46609</text:p>
          </table:table-cell>
          <table:table-cell office:value-type="float" office:value="761.33478" calcext:value-type="float">
            <text:p>761.33478</text:p>
          </table:table-cell>
          <table:table-cell office:value-type="float" office:value="1638.66528" calcext:value-type="float">
            <text:p>1638.66528</text:p>
          </table:table-cell>
        </table:table-row>
        <table:table-row table:style-name="ro1">
          <table:table-cell office:value-type="float" office:value="178.51794" calcext:value-type="float">
            <text:p>178.51794</text:p>
          </table:table-cell>
          <table:table-cell office:value-type="float" office:value="753.70514" calcext:value-type="float">
            <text:p>753.70514</text:p>
          </table:table-cell>
          <table:table-cell office:value-type="float" office:value="1646.29492" calcext:value-type="float">
            <text:p>1646.29492</text:p>
          </table:table-cell>
        </table:table-row>
        <table:table-row table:style-name="ro1">
          <table:table-cell office:value-type="float" office:value="180.45587" calcext:value-type="float">
            <text:p>180.45587</text:p>
          </table:table-cell>
          <table:table-cell office:value-type="float" office:value="748.86035" calcext:value-type="float">
            <text:p>748.86035</text:p>
          </table:table-cell>
          <table:table-cell office:value-type="float" office:value="1651.13965" calcext:value-type="float">
            <text:p>1651.13965</text:p>
          </table:table-cell>
        </table:table-row>
        <table:table-row table:style-name="ro1">
          <table:table-cell office:value-type="float" office:value="182.69899" calcext:value-type="float">
            <text:p>182.69899</text:p>
          </table:table-cell>
          <table:table-cell office:value-type="float" office:value="743.2525" calcext:value-type="float">
            <text:p>743.2525</text:p>
          </table:table-cell>
          <table:table-cell office:value-type="float" office:value="1656.74744" calcext:value-type="float">
            <text:p>1656.74744</text:p>
          </table:table-cell>
        </table:table-row>
        <table:table-row table:style-name="ro1">
          <table:table-cell office:value-type="float" office:value="189.03157" calcext:value-type="float">
            <text:p>189.03157</text:p>
          </table:table-cell>
          <table:table-cell office:value-type="float" office:value="727.42108" calcext:value-type="float">
            <text:p>727.42108</text:p>
          </table:table-cell>
          <table:table-cell office:value-type="float" office:value="1672.57898" calcext:value-type="float">
            <text:p>1672.57898</text:p>
          </table:table-cell>
        </table:table-row>
        <table:table-row table:style-name="ro1">
          <table:table-cell office:value-type="float" office:value="188.83321" calcext:value-type="float">
            <text:p>188.83321</text:p>
          </table:table-cell>
          <table:table-cell office:value-type="float" office:value="727.91699" calcext:value-type="float">
            <text:p>727.91699</text:p>
          </table:table-cell>
          <table:table-cell office:value-type="float" office:value="1672.08301" calcext:value-type="float">
            <text:p>1672.08301</text:p>
          </table:table-cell>
        </table:table-row>
        <table:table-row table:style-name="ro1">
          <table:table-cell office:value-type="float" office:value="186.28491" calcext:value-type="float">
            <text:p>186.28491</text:p>
          </table:table-cell>
          <table:table-cell office:value-type="float" office:value="734.28772" calcext:value-type="float">
            <text:p>734.28772</text:p>
          </table:table-cell>
          <table:table-cell office:value-type="float" office:value="1665.71228" calcext:value-type="float">
            <text:p>1665.71228</text:p>
          </table:table-cell>
        </table:table-row>
        <table:table-row table:style-name="ro1">
          <table:table-cell office:value-type="float" office:value="190.31335" calcext:value-type="float">
            <text:p>190.31335</text:p>
          </table:table-cell>
          <table:table-cell office:value-type="float" office:value="724.21661" calcext:value-type="float">
            <text:p>724.21661</text:p>
          </table:table-cell>
          <table:table-cell office:value-type="float" office:value="1675.78345" calcext:value-type="float">
            <text:p>1675.78345</text:p>
          </table:table-cell>
        </table:table-row>
        <table:table-row table:style-name="ro1">
          <table:table-cell office:value-type="float" office:value="185.87291" calcext:value-type="float">
            <text:p>185.87291</text:p>
          </table:table-cell>
          <table:table-cell office:value-type="float" office:value="735.31775" calcext:value-type="float">
            <text:p>735.31775</text:p>
          </table:table-cell>
          <table:table-cell office:value-type="float" office:value="1664.68225" calcext:value-type="float">
            <text:p>1664.68225</text:p>
          </table:table-cell>
        </table:table-row>
        <table:table-row table:style-name="ro1">
          <table:table-cell office:value-type="float" office:value="180.21173" calcext:value-type="float">
            <text:p>180.21173</text:p>
          </table:table-cell>
          <table:table-cell office:value-type="float" office:value="749.4707" calcext:value-type="float">
            <text:p>749.4707</text:p>
          </table:table-cell>
          <table:table-cell office:value-type="float" office:value="1650.5293" calcext:value-type="float">
            <text:p>1650.5293</text:p>
          </table:table-cell>
        </table:table-row>
        <table:table-row table:style-name="ro1">
          <table:table-cell office:value-type="float" office:value="177.1904" calcext:value-type="float">
            <text:p>177.1904</text:p>
          </table:table-cell>
          <table:table-cell office:value-type="float" office:value="757.02399" calcext:value-type="float">
            <text:p>757.02399</text:p>
          </table:table-cell>
          <table:table-cell office:value-type="float" office:value="1642.97595" calcext:value-type="float">
            <text:p>1642.97595</text:p>
          </table:table-cell>
        </table:table-row>
        <table:table-row table:style-name="ro1">
          <table:table-cell office:value-type="float" office:value="178.28906" calcext:value-type="float">
            <text:p>178.28906</text:p>
          </table:table-cell>
          <table:table-cell office:value-type="float" office:value="754.27734" calcext:value-type="float">
            <text:p>754.27734</text:p>
          </table:table-cell>
          <table:table-cell office:value-type="float" office:value="1645.72266" calcext:value-type="float">
            <text:p>1645.72266</text:p>
          </table:table-cell>
        </table:table-row>
        <table:table-row table:style-name="ro1">
          <table:table-cell office:value-type="float" office:value="170.84254" calcext:value-type="float">
            <text:p>170.84254</text:p>
          </table:table-cell>
          <table:table-cell office:value-type="float" office:value="772.89362" calcext:value-type="float">
            <text:p>772.89362</text:p>
          </table:table-cell>
          <table:table-cell office:value-type="float" office:value="1627.10632" calcext:value-type="float">
            <text:p>1627.10632</text:p>
          </table:table-cell>
        </table:table-row>
        <table:table-row table:style-name="ro1">
          <table:table-cell office:value-type="float" office:value="164.52521" calcext:value-type="float">
            <text:p>164.52521</text:p>
          </table:table-cell>
          <table:table-cell office:value-type="float" office:value="788.68701" calcext:value-type="float">
            <text:p>788.68701</text:p>
          </table:table-cell>
          <table:table-cell office:value-type="float" office:value="1611.31299" calcext:value-type="float">
            <text:p>1611.31299</text:p>
          </table:table-cell>
        </table:table-row>
        <table:table-row table:style-name="ro1">
          <table:table-cell office:value-type="float" office:value="167.77544" calcext:value-type="float">
            <text:p>167.77544</text:p>
          </table:table-cell>
          <table:table-cell office:value-type="float" office:value="780.5614" calcext:value-type="float">
            <text:p>780.5614</text:p>
          </table:table-cell>
          <table:table-cell office:value-type="float" office:value="1619.4386" calcext:value-type="float">
            <text:p>1619.4386</text:p>
          </table:table-cell>
        </table:table-row>
        <table:table-row table:style-name="ro1">
          <table:table-cell office:value-type="float" office:value="161.36655" calcext:value-type="float">
            <text:p>161.36655</text:p>
          </table:table-cell>
          <table:table-cell office:value-type="float" office:value="796.58362" calcext:value-type="float">
            <text:p>796.58362</text:p>
          </table:table-cell>
          <table:table-cell office:value-type="float" office:value="1603.41638" calcext:value-type="float">
            <text:p>1603.41638</text:p>
          </table:table-cell>
        </table:table-row>
        <table:table-row table:style-name="ro1">
          <table:table-cell office:value-type="float" office:value="152.08893" calcext:value-type="float">
            <text:p>152.08893</text:p>
          </table:table-cell>
          <table:table-cell office:value-type="float" office:value="819.77771" calcext:value-type="float">
            <text:p>819.77771</text:p>
          </table:table-cell>
          <table:table-cell office:value-type="float" office:value="1580.22229" calcext:value-type="float">
            <text:p>1580.22229</text:p>
          </table:table-cell>
        </table:table-row>
        <table:table-row table:style-name="ro1">
          <table:table-cell office:value-type="float" office:value="152.68404" calcext:value-type="float">
            <text:p>152.68404</text:p>
          </table:table-cell>
          <table:table-cell office:value-type="float" office:value="818.28992" calcext:value-type="float">
            <text:p>818.28992</text:p>
          </table:table-cell>
          <table:table-cell office:value-type="float" office:value="1581.71008" calcext:value-type="float">
            <text:p>1581.71008</text:p>
          </table:table-cell>
        </table:table-row>
        <table:table-row table:style-name="ro1">
          <table:table-cell office:value-type="float" office:value="144.61189" calcext:value-type="float">
            <text:p>144.61189</text:p>
          </table:table-cell>
          <table:table-cell office:value-type="float" office:value="838.47028" calcext:value-type="float">
            <text:p>838.47028</text:p>
          </table:table-cell>
          <table:table-cell office:value-type="float" office:value="1561.52979" calcext:value-type="float">
            <text:p>1561.52979</text:p>
          </table:table-cell>
        </table:table-row>
        <table:table-row table:style-name="ro1">
          <table:table-cell office:value-type="float" office:value="145.03914" calcext:value-type="float">
            <text:p>145.03914</text:p>
          </table:table-cell>
          <table:table-cell office:value-type="float" office:value="837.40216" calcext:value-type="float">
            <text:p>837.40216</text:p>
          </table:table-cell>
          <table:table-cell office:value-type="float" office:value="1562.5979" calcext:value-type="float">
            <text:p>1562.5979</text:p>
          </table:table-cell>
        </table:table-row>
        <table:table-row table:style-name="ro1">
          <table:table-cell office:value-type="float" office:value="149.38803" calcext:value-type="float">
            <text:p>149.38803</text:p>
          </table:table-cell>
          <table:table-cell office:value-type="float" office:value="826.52991" calcext:value-type="float">
            <text:p>826.52991</text:p>
          </table:table-cell>
          <table:table-cell office:value-type="float" office:value="1573.47009" calcext:value-type="float">
            <text:p>1573.47009</text:p>
          </table:table-cell>
        </table:table-row>
        <table:table-row table:style-name="ro1">
          <table:table-cell office:value-type="float" office:value="154.08789" calcext:value-type="float">
            <text:p>154.08789</text:p>
          </table:table-cell>
          <table:table-cell office:value-type="float" office:value="814.78027" calcext:value-type="float">
            <text:p>814.78027</text:p>
          </table:table-cell>
          <table:table-cell office:value-type="float" office:value="1585.21973" calcext:value-type="float">
            <text:p>1585.21973</text:p>
          </table:table-cell>
        </table:table-row>
        <table:table-row table:style-name="ro1">
          <table:table-cell office:value-type="float" office:value="153.26389" calcext:value-type="float">
            <text:p>153.26389</text:p>
          </table:table-cell>
          <table:table-cell office:value-type="float" office:value="816.84027" calcext:value-type="float">
            <text:p>816.84027</text:p>
          </table:table-cell>
          <table:table-cell office:value-type="float" office:value="1583.15967" calcext:value-type="float">
            <text:p>1583.15967</text:p>
          </table:table-cell>
        </table:table-row>
        <table:table-row table:style-name="ro1">
          <table:table-cell office:value-type="float" office:value="146.7787" calcext:value-type="float">
            <text:p>146.7787</text:p>
          </table:table-cell>
          <table:table-cell office:value-type="float" office:value="833.05322" calcext:value-type="float">
            <text:p>833.05322</text:p>
          </table:table-cell>
          <table:table-cell office:value-type="float" office:value="1566.94678" calcext:value-type="float">
            <text:p>1566.94678</text:p>
          </table:table-cell>
        </table:table-row>
        <table:table-row table:style-name="ro1">
          <table:table-cell office:value-type="float" office:value="153.23337" calcext:value-type="float">
            <text:p>153.23337</text:p>
          </table:table-cell>
          <table:table-cell office:value-type="float" office:value="816.91656" calcext:value-type="float">
            <text:p>816.91656</text:p>
          </table:table-cell>
          <table:table-cell office:value-type="float" office:value="1583.08337" calcext:value-type="float">
            <text:p>1583.08337</text:p>
          </table:table-cell>
        </table:table-row>
        <table:table-row table:style-name="ro1">
          <table:table-cell office:value-type="float" office:value="155.18655" calcext:value-type="float">
            <text:p>155.18655</text:p>
          </table:table-cell>
          <table:table-cell office:value-type="float" office:value="812.03363" calcext:value-type="float">
            <text:p>812.03363</text:p>
          </table:table-cell>
          <table:table-cell office:value-type="float" office:value="1587.96643" calcext:value-type="float">
            <text:p>1587.96643</text:p>
          </table:table-cell>
        </table:table-row>
        <table:table-row table:style-name="ro1">
          <table:table-cell office:value-type="float" office:value="161.07663" calcext:value-type="float">
            <text:p>161.07663</text:p>
          </table:table-cell>
          <table:table-cell office:value-type="float" office:value="797.30841" calcext:value-type="float">
            <text:p>797.30841</text:p>
          </table:table-cell>
          <table:table-cell office:value-type="float" office:value="1602.69153" calcext:value-type="float">
            <text:p>1602.69153</text:p>
          </table:table-cell>
        </table:table-row>
        <table:table-row table:style-name="ro1">
          <table:table-cell office:value-type="float" office:value="163.88432" calcext:value-type="float">
            <text:p>163.88432</text:p>
          </table:table-cell>
          <table:table-cell office:value-type="float" office:value="790.28918" calcext:value-type="float">
            <text:p>790.28918</text:p>
          </table:table-cell>
          <table:table-cell office:value-type="float" office:value="1609.71082" calcext:value-type="float">
            <text:p>1609.71082</text:p>
          </table:table-cell>
        </table:table-row>
        <table:table-row table:style-name="ro1">
          <table:table-cell office:value-type="float" office:value="166.41736" calcext:value-type="float">
            <text:p>166.41736</text:p>
          </table:table-cell>
          <table:table-cell office:value-type="float" office:value="783.9566" calcext:value-type="float">
            <text:p>783.9566</text:p>
          </table:table-cell>
          <table:table-cell office:value-type="float" office:value="1616.04346" calcext:value-type="float">
            <text:p>1616.04346</text:p>
          </table:table-cell>
        </table:table-row>
        <table:table-row table:style-name="ro1">
          <table:table-cell office:value-type="float" office:value="169.08774" calcext:value-type="float">
            <text:p>169.08774</text:p>
          </table:table-cell>
          <table:table-cell office:value-type="float" office:value="777.28064" calcext:value-type="float">
            <text:p>777.28064</text:p>
          </table:table-cell>
          <table:table-cell office:value-type="float" office:value="1622.71936" calcext:value-type="float">
            <text:p>1622.71936</text:p>
          </table:table-cell>
        </table:table-row>
        <table:table-row table:style-name="ro1">
          <table:table-cell office:value-type="float" office:value="167.88225" calcext:value-type="float">
            <text:p>167.88225</text:p>
          </table:table-cell>
          <table:table-cell office:value-type="float" office:value="780.29437" calcext:value-type="float">
            <text:p>780.29437</text:p>
          </table:table-cell>
          <table:table-cell office:value-type="float" office:value="1619.70557" calcext:value-type="float">
            <text:p>1619.70557</text:p>
          </table:table-cell>
        </table:table-row>
        <table:table-row table:style-name="ro1">
          <table:table-cell office:value-type="float" office:value="166.8141" calcext:value-type="float">
            <text:p>166.8141</text:p>
          </table:table-cell>
          <table:table-cell office:value-type="float" office:value="782.96472" calcext:value-type="float">
            <text:p>782.96472</text:p>
          </table:table-cell>
          <table:table-cell office:value-type="float" office:value="1617.03528" calcext:value-type="float">
            <text:p>1617.03528</text:p>
          </table:table-cell>
        </table:table-row>
        <table:table-row table:style-name="ro1">
          <table:table-cell office:value-type="float" office:value="163.89958" calcext:value-type="float">
            <text:p>163.89958</text:p>
          </table:table-cell>
          <table:table-cell office:value-type="float" office:value="790.25104" calcext:value-type="float">
            <text:p>790.25104</text:p>
          </table:table-cell>
          <table:table-cell office:value-type="float" office:value="1609.7489" calcext:value-type="float">
            <text:p>1609.7489</text:p>
          </table:table-cell>
        </table:table-row>
        <table:table-row table:style-name="ro1">
          <table:table-cell office:value-type="float" office:value="165.63914" calcext:value-type="float">
            <text:p>165.63914</text:p>
          </table:table-cell>
          <table:table-cell office:value-type="float" office:value="785.90216" calcext:value-type="float">
            <text:p>785.90216</text:p>
          </table:table-cell>
          <table:table-cell office:value-type="float" office:value="1614.0979" calcext:value-type="float">
            <text:p>1614.0979</text:p>
          </table:table-cell>
        </table:table-row>
        <table:table-row table:style-name="ro1">
          <table:table-cell office:value-type="float" office:value="165.04402" calcext:value-type="float">
            <text:p>165.04402</text:p>
          </table:table-cell>
          <table:table-cell office:value-type="float" office:value="787.38995" calcext:value-type="float">
            <text:p>787.38995</text:p>
          </table:table-cell>
          <table:table-cell office:value-type="float" office:value="1612.61011" calcext:value-type="float">
            <text:p>1612.61011</text:p>
          </table:table-cell>
        </table:table-row>
        <table:table-row table:style-name="ro1">
          <table:table-cell office:value-type="float" office:value="164.14374" calcext:value-type="float">
            <text:p>164.14374</text:p>
          </table:table-cell>
          <table:table-cell office:value-type="float" office:value="789.64062" calcext:value-type="float">
            <text:p>789.64062</text:p>
          </table:table-cell>
          <table:table-cell office:value-type="float" office:value="1610.35938" calcext:value-type="float">
            <text:p>1610.35938</text:p>
          </table:table-cell>
        </table:table-row>
        <table:table-row table:style-name="ro1">
          <table:table-cell office:value-type="float" office:value="158.71144" calcext:value-type="float">
            <text:p>158.71144</text:p>
          </table:table-cell>
          <table:table-cell office:value-type="float" office:value="803.22137" calcext:value-type="float">
            <text:p>803.22137</text:p>
          </table:table-cell>
          <table:table-cell office:value-type="float" office:value="1596.77856" calcext:value-type="float">
            <text:p>1596.77856</text:p>
          </table:table-cell>
        </table:table-row>
        <table:table-row table:style-name="ro1">
          <table:table-cell office:value-type="float" office:value="150.47144" calcext:value-type="float">
            <text:p>150.47144</text:p>
          </table:table-cell>
          <table:table-cell office:value-type="float" office:value="823.82141" calcext:value-type="float">
            <text:p>823.82141</text:p>
          </table:table-cell>
          <table:table-cell office:value-type="float" office:value="1576.17859" calcext:value-type="float">
            <text:p>1576.17859</text:p>
          </table:table-cell>
        </table:table-row>
        <table:table-row table:style-name="ro1">
          <table:table-cell office:value-type="float" office:value="151.20389" calcext:value-type="float">
            <text:p>151.20389</text:p>
          </table:table-cell>
          <table:table-cell office:value-type="float" office:value="821.9903" calcext:value-type="float">
            <text:p>821.9903</text:p>
          </table:table-cell>
          <table:table-cell office:value-type="float" office:value="1578.00977" calcext:value-type="float">
            <text:p>1578.00977</text:p>
          </table:table-cell>
        </table:table-row>
        <table:table-row table:style-name="ro1">
          <table:table-cell office:value-type="float" office:value="147.69426" calcext:value-type="float">
            <text:p>147.69426</text:p>
          </table:table-cell>
          <table:table-cell office:value-type="float" office:value="830.76434" calcext:value-type="float">
            <text:p>830.76434</text:p>
          </table:table-cell>
          <table:table-cell office:value-type="float" office:value="1569.2356" calcext:value-type="float">
            <text:p>1569.2356</text:p>
          </table:table-cell>
        </table:table-row>
        <table:table-row table:style-name="ro1">
          <table:table-cell office:value-type="float" office:value="151.3107" calcext:value-type="float">
            <text:p>151.3107</text:p>
          </table:table-cell>
          <table:table-cell office:value-type="float" office:value="821.72327" calcext:value-type="float">
            <text:p>821.72327</text:p>
          </table:table-cell>
          <table:table-cell office:value-type="float" office:value="1578.27673" calcext:value-type="float">
            <text:p>1578.27673</text:p>
          </table:table-cell>
        </table:table-row>
        <table:table-row table:style-name="ro1">
          <table:table-cell office:value-type="float" office:value="149.08286" calcext:value-type="float">
            <text:p>149.08286</text:p>
          </table:table-cell>
          <table:table-cell office:value-type="float" office:value="827.29285" calcext:value-type="float">
            <text:p>827.29285</text:p>
          </table:table-cell>
          <table:table-cell office:value-type="float" office:value="1572.70715" calcext:value-type="float">
            <text:p>1572.70715</text:p>
          </table:table-cell>
        </table:table-row>
        <table:table-row table:style-name="ro1">
          <table:table-cell office:value-type="float" office:value="144.06256" calcext:value-type="float">
            <text:p>144.06256</text:p>
          </table:table-cell>
          <table:table-cell office:value-type="float" office:value="839.84363" calcext:value-type="float">
            <text:p>839.84363</text:p>
          </table:table-cell>
          <table:table-cell office:value-type="float" office:value="1560.15637" calcext:value-type="float">
            <text:p>1560.15637</text:p>
          </table:table-cell>
        </table:table-row>
        <table:table-row table:style-name="ro1">
          <table:table-cell office:value-type="float" office:value="143.77263" calcext:value-type="float">
            <text:p>143.77263</text:p>
          </table:table-cell>
          <table:table-cell office:value-type="float" office:value="840.56842" calcext:value-type="float">
            <text:p>840.56842</text:p>
          </table:table-cell>
          <table:table-cell office:value-type="float" office:value="1559.43152" calcext:value-type="float">
            <text:p>1559.43152</text:p>
          </table:table-cell>
        </table:table-row>
        <table:table-row table:style-name="ro1">
          <table:table-cell office:value-type="float" office:value="137.24167" calcext:value-type="float">
            <text:p>137.24167</text:p>
          </table:table-cell>
          <table:table-cell office:value-type="float" office:value="856.89581" calcext:value-type="float">
            <text:p>856.89581</text:p>
          </table:table-cell>
          <table:table-cell office:value-type="float" office:value="1543.10413" calcext:value-type="float">
            <text:p>1543.10413</text:p>
          </table:table-cell>
        </table:table-row>
        <table:table-row table:style-name="ro1">
          <table:table-cell office:value-type="float" office:value="139.69841" calcext:value-type="float">
            <text:p>139.69841</text:p>
          </table:table-cell>
          <table:table-cell office:value-type="float" office:value="850.75397" calcext:value-type="float">
            <text:p>850.75397</text:p>
          </table:table-cell>
          <table:table-cell office:value-type="float" office:value="1549.24597" calcext:value-type="float">
            <text:p>1549.24597</text:p>
          </table:table-cell>
        </table:table-row>
        <table:table-row table:style-name="ro1">
          <table:table-cell office:value-type="float" office:value="133.76256" calcext:value-type="float">
            <text:p>133.76256</text:p>
          </table:table-cell>
          <table:table-cell office:value-type="float" office:value="865.59363" calcext:value-type="float">
            <text:p>865.59363</text:p>
          </table:table-cell>
          <table:table-cell office:value-type="float" office:value="1534.40637" calcext:value-type="float">
            <text:p>1534.40637</text:p>
          </table:table-cell>
        </table:table-row>
        <table:table-row table:style-name="ro1">
          <table:table-cell office:value-type="float" office:value="136.78389" calcext:value-type="float">
            <text:p>136.78389</text:p>
          </table:table-cell>
          <table:table-cell office:value-type="float" office:value="858.04028" calcext:value-type="float">
            <text:p>858.04028</text:p>
          </table:table-cell>
          <table:table-cell office:value-type="float" office:value="1541.95972" calcext:value-type="float">
            <text:p>1541.95972</text:p>
          </table:table-cell>
        </table:table-row>
        <table:table-row table:style-name="ro1">
          <table:table-cell office:value-type="float" office:value="134.87648" calcext:value-type="float">
            <text:p>134.87648</text:p>
          </table:table-cell>
          <table:table-cell office:value-type="float" office:value="862.80878" calcext:value-type="float">
            <text:p>862.80878</text:p>
          </table:table-cell>
          <table:table-cell office:value-type="float" office:value="1537.19116" calcext:value-type="float">
            <text:p>1537.19116</text:p>
          </table:table-cell>
        </table:table-row>
        <table:table-row table:style-name="ro1">
          <table:table-cell office:value-type="float" office:value="132.28241" calcext:value-type="float">
            <text:p>132.28241</text:p>
          </table:table-cell>
          <table:table-cell office:value-type="float" office:value="869.29395" calcext:value-type="float">
            <text:p>869.29395</text:p>
          </table:table-cell>
          <table:table-cell office:value-type="float" office:value="1530.70605" calcext:value-type="float">
            <text:p>1530.70605</text:p>
          </table:table-cell>
        </table:table-row>
        <table:table-row table:style-name="ro1">
          <table:table-cell office:value-type="float" office:value="130.02403" calcext:value-type="float">
            <text:p>130.02403</text:p>
          </table:table-cell>
          <table:table-cell office:value-type="float" office:value="874.93994" calcext:value-type="float">
            <text:p>874.93994</text:p>
          </table:table-cell>
          <table:table-cell office:value-type="float" office:value="1525.06006" calcext:value-type="float">
            <text:p>1525.06006</text:p>
          </table:table-cell>
        </table:table-row>
        <table:table-row table:style-name="ro1">
          <table:table-cell office:value-type="float" office:value="130.14612" calcext:value-type="float">
            <text:p>130.14612</text:p>
          </table:table-cell>
          <table:table-cell office:value-type="float" office:value="874.6347" calcext:value-type="float">
            <text:p>874.6347</text:p>
          </table:table-cell>
          <table:table-cell office:value-type="float" office:value="1525.36523" calcext:value-type="float">
            <text:p>1525.36523</text:p>
          </table:table-cell>
        </table:table-row>
        <table:table-row table:style-name="ro1">
          <table:table-cell office:value-type="float" office:value="127.65885" calcext:value-type="float">
            <text:p>127.65885</text:p>
          </table:table-cell>
          <table:table-cell office:value-type="float" office:value="880.85284" calcext:value-type="float">
            <text:p>880.85284</text:p>
          </table:table-cell>
          <table:table-cell office:value-type="float" office:value="1519.14709" calcext:value-type="float">
            <text:p>1519.14709</text:p>
          </table:table-cell>
        </table:table-row>
        <table:table-row table:style-name="ro1">
          <table:table-cell office:value-type="float" office:value="123.56937" calcext:value-type="float">
            <text:p>123.56937</text:p>
          </table:table-cell>
          <table:table-cell office:value-type="float" office:value="891.07654" calcext:value-type="float">
            <text:p>891.07654</text:p>
          </table:table-cell>
          <table:table-cell office:value-type="float" office:value="1508.92346" calcext:value-type="float">
            <text:p>1508.92346</text:p>
          </table:table-cell>
        </table:table-row>
        <table:table-row table:style-name="ro1">
          <table:table-cell office:value-type="float" office:value="129.48996" calcext:value-type="float">
            <text:p>129.48996</text:p>
          </table:table-cell>
          <table:table-cell office:value-type="float" office:value="876.27509" calcext:value-type="float">
            <text:p>876.27509</text:p>
          </table:table-cell>
          <table:table-cell office:value-type="float" office:value="1523.72485" calcext:value-type="float">
            <text:p>1523.72485</text:p>
          </table:table-cell>
        </table:table-row>
        <table:table-row table:style-name="ro1">
          <table:table-cell office:value-type="float" office:value="125.11056" calcext:value-type="float">
            <text:p>125.11056</text:p>
          </table:table-cell>
          <table:table-cell office:value-type="float" office:value="887.22363" calcext:value-type="float">
            <text:p>887.22363</text:p>
          </table:table-cell>
          <table:table-cell office:value-type="float" office:value="1512.77637" calcext:value-type="float">
            <text:p>1512.77637</text:p>
          </table:table-cell>
        </table:table-row>
        <table:table-row table:style-name="ro1">
          <table:table-cell office:value-type="float" office:value="124.56123" calcext:value-type="float">
            <text:p>124.56123</text:p>
          </table:table-cell>
          <table:table-cell office:value-type="float" office:value="888.59692" calcext:value-type="float">
            <text:p>888.59692</text:p>
          </table:table-cell>
          <table:table-cell office:value-type="float" office:value="1511.40308" calcext:value-type="float">
            <text:p>1511.40308</text:p>
          </table:table-cell>
        </table:table-row>
        <table:table-row table:style-name="ro1">
          <table:table-cell office:value-type="float" office:value="125.67515" calcext:value-type="float">
            <text:p>125.67515</text:p>
          </table:table-cell>
          <table:table-cell office:value-type="float" office:value="885.81213" calcext:value-type="float">
            <text:p>885.81213</text:p>
          </table:table-cell>
          <table:table-cell office:value-type="float" office:value="1514.18787" calcext:value-type="float">
            <text:p>1514.18787</text:p>
          </table:table-cell>
        </table:table-row>
        <table:table-row table:style-name="ro1">
          <table:table-cell office:value-type="float" office:value="121.32626" calcext:value-type="float">
            <text:p>121.32626</text:p>
          </table:table-cell>
          <table:table-cell office:value-type="float" office:value="896.68433" calcext:value-type="float">
            <text:p>896.68433</text:p>
          </table:table-cell>
          <table:table-cell office:value-type="float" office:value="1503.31567" calcext:value-type="float">
            <text:p>1503.31567</text:p>
          </table:table-cell>
        </table:table-row>
        <table:table-row table:style-name="ro1">
          <table:table-cell office:value-type="float" office:value="116.87056" calcext:value-type="float">
            <text:p>116.87056</text:p>
          </table:table-cell>
          <table:table-cell office:value-type="float" office:value="907.82361" calcext:value-type="float">
            <text:p>907.82361</text:p>
          </table:table-cell>
          <table:table-cell office:value-type="float" office:value="1492.17639" calcext:value-type="float">
            <text:p>1492.17639</text:p>
          </table:table-cell>
        </table:table-row>
        <table:table-row table:style-name="ro1">
          <table:table-cell office:value-type="float" office:value="111.34671" calcext:value-type="float">
            <text:p>111.34671</text:p>
          </table:table-cell>
          <table:table-cell office:value-type="float" office:value="921.63324" calcext:value-type="float">
            <text:p>921.63324</text:p>
          </table:table-cell>
          <table:table-cell office:value-type="float" office:value="1478.36682" calcext:value-type="float">
            <text:p>1478.36682</text:p>
          </table:table-cell>
        </table:table-row>
        <table:table-row table:style-name="ro1">
          <table:table-cell office:value-type="float" office:value="111.86552" calcext:value-type="float">
            <text:p>111.86552</text:p>
          </table:table-cell>
          <table:table-cell office:value-type="float" office:value="920.33618" calcext:value-type="float">
            <text:p>920.33618</text:p>
          </table:table-cell>
          <table:table-cell office:value-type="float" office:value="1479.66382" calcext:value-type="float">
            <text:p>1479.66382</text:p>
          </table:table-cell>
        </table:table-row>
        <table:table-row table:style-name="ro1">
          <table:table-cell office:value-type="float" office:value="107.02834" calcext:value-type="float">
            <text:p>107.02834</text:p>
          </table:table-cell>
          <table:table-cell office:value-type="float" office:value="932.42914" calcext:value-type="float">
            <text:p>932.42914</text:p>
          </table:table-cell>
          <table:table-cell office:value-type="float" office:value="1467.5708" calcext:value-type="float">
            <text:p>1467.5708</text:p>
          </table:table-cell>
        </table:table-row>
        <table:table-row table:style-name="ro1">
          <table:table-cell office:value-type="float" office:value="121.21945" calcext:value-type="float">
            <text:p>121.21945</text:p>
          </table:table-cell>
          <table:table-cell office:value-type="float" office:value="896.95135" calcext:value-type="float">
            <text:p>896.95135</text:p>
          </table:table-cell>
          <table:table-cell office:value-type="float" office:value="1503.04858" calcext:value-type="float">
            <text:p>1503.04858</text:p>
          </table:table-cell>
        </table:table-row>
        <table:table-row table:style-name="ro1">
          <table:table-cell office:value-type="float" office:value="115.22256" calcext:value-type="float">
            <text:p>115.22256</text:p>
          </table:table-cell>
          <table:table-cell office:value-type="float" office:value="911.9436" calcext:value-type="float">
            <text:p>911.9436</text:p>
          </table:table-cell>
          <table:table-cell office:value-type="float" office:value="1488.0564" calcext:value-type="float">
            <text:p>1488.0564</text:p>
          </table:table-cell>
        </table:table-row>
        <table:table-row table:style-name="ro1">
          <table:table-cell office:value-type="float" office:value="127.47575" calcext:value-type="float">
            <text:p>127.47575</text:p>
          </table:table-cell>
          <table:table-cell office:value-type="float" office:value="881.31061" calcext:value-type="float">
            <text:p>881.31061</text:p>
          </table:table-cell>
          <table:table-cell office:value-type="float" office:value="1518.68933" calcext:value-type="float">
            <text:p>1518.68933</text:p>
          </table:table-cell>
        </table:table-row>
        <table:table-row table:style-name="ro1">
          <table:table-cell office:value-type="float" office:value="129.15427" calcext:value-type="float">
            <text:p>129.15427</text:p>
          </table:table-cell>
          <table:table-cell office:value-type="float" office:value="877.11432" calcext:value-type="float">
            <text:p>877.11432</text:p>
          </table:table-cell>
          <table:table-cell office:value-type="float" office:value="1522.88562" calcext:value-type="float">
            <text:p>1522.88562</text:p>
          </table:table-cell>
        </table:table-row>
        <table:table-row table:style-name="ro1">
          <table:table-cell office:value-type="float" office:value="130.06982" calcext:value-type="float">
            <text:p>130.06982</text:p>
          </table:table-cell>
          <table:table-cell office:value-type="float" office:value="874.82544" calcext:value-type="float">
            <text:p>874.82544</text:p>
          </table:table-cell>
          <table:table-cell office:value-type="float" office:value="1525.17456" calcext:value-type="float">
            <text:p>1525.17456</text:p>
          </table:table-cell>
        </table:table-row>
        <table:table-row table:style-name="ro1">
          <table:table-cell office:value-type="float" office:value="126.60596" calcext:value-type="float">
            <text:p>126.60596</text:p>
          </table:table-cell>
          <table:table-cell office:value-type="float" office:value="883.48511" calcext:value-type="float">
            <text:p>883.48511</text:p>
          </table:table-cell>
          <table:table-cell office:value-type="float" office:value="1516.51489" calcext:value-type="float">
            <text:p>1516.51489</text:p>
          </table:table-cell>
        </table:table-row>
        <table:table-row table:style-name="ro1">
          <table:table-cell office:value-type="float" office:value="123.87456" calcext:value-type="float">
            <text:p>123.87456</text:p>
          </table:table-cell>
          <table:table-cell office:value-type="float" office:value="890.3136" calcext:value-type="float">
            <text:p>890.3136</text:p>
          </table:table-cell>
          <table:table-cell office:value-type="float" office:value="1509.6864" calcext:value-type="float">
            <text:p>1509.6864</text:p>
          </table:table-cell>
        </table:table-row>
        <table:table-row table:style-name="ro1">
          <table:table-cell office:value-type="float" office:value="125.52256" calcext:value-type="float">
            <text:p>125.52256</text:p>
          </table:table-cell>
          <table:table-cell office:value-type="float" office:value="886.1936" calcext:value-type="float">
            <text:p>886.1936</text:p>
          </table:table-cell>
          <table:table-cell office:value-type="float" office:value="1513.8064" calcext:value-type="float">
            <text:p>1513.8064</text:p>
          </table:table-cell>
        </table:table-row>
        <table:table-row table:style-name="ro1">
          <table:table-cell office:value-type="float" office:value="120.48701" calcext:value-type="float">
            <text:p>120.48701</text:p>
          </table:table-cell>
          <table:table-cell office:value-type="float" office:value="898.78247" calcext:value-type="float">
            <text:p>898.78247</text:p>
          </table:table-cell>
          <table:table-cell office:value-type="float" office:value="1501.21753" calcext:value-type="float">
            <text:p>1501.21753</text:p>
          </table:table-cell>
        </table:table-row>
        <table:table-row table:style-name="ro1">
          <table:table-cell office:value-type="float" office:value="118.38123" calcext:value-type="float">
            <text:p>118.38123</text:p>
          </table:table-cell>
          <table:table-cell office:value-type="float" office:value="904.04694" calcext:value-type="float">
            <text:p>904.04694</text:p>
          </table:table-cell>
          <table:table-cell office:value-type="float" office:value="1495.95312" calcext:value-type="float">
            <text:p>1495.95312</text:p>
          </table:table-cell>
        </table:table-row>
        <table:table-row table:style-name="ro1">
          <table:table-cell office:value-type="float" office:value="115.58878" calcext:value-type="float">
            <text:p>115.58878</text:p>
          </table:table-cell>
          <table:table-cell office:value-type="float" office:value="911.02802" calcext:value-type="float">
            <text:p>911.02802</text:p>
          </table:table-cell>
          <table:table-cell office:value-type="float" office:value="1488.97192" calcext:value-type="float">
            <text:p>1488.97192</text:p>
          </table:table-cell>
        </table:table-row>
        <table:table-row table:style-name="ro1">
          <table:table-cell office:value-type="float" office:value="115.03945" calcext:value-type="float">
            <text:p>115.03945</text:p>
          </table:table-cell>
          <table:table-cell office:value-type="float" office:value="912.40137" calcext:value-type="float">
            <text:p>912.40137</text:p>
          </table:table-cell>
          <table:table-cell office:value-type="float" office:value="1487.59863" calcext:value-type="float">
            <text:p>1487.59863</text:p>
          </table:table-cell>
        </table:table-row>
        <table:table-row table:style-name="ro1">
          <table:table-cell office:value-type="float" office:value="116.82478" calcext:value-type="float">
            <text:p>116.82478</text:p>
          </table:table-cell>
          <table:table-cell office:value-type="float" office:value="907.93805" calcext:value-type="float">
            <text:p>907.93805</text:p>
          </table:table-cell>
          <table:table-cell office:value-type="float" office:value="1492.06201" calcext:value-type="float">
            <text:p>1492.06201</text:p>
          </table:table-cell>
        </table:table-row>
        <table:table-row table:style-name="ro1">
          <table:table-cell office:value-type="float" office:value="118.427" calcext:value-type="float">
            <text:p>118.427</text:p>
          </table:table-cell>
          <table:table-cell office:value-type="float" office:value="903.9325" calcext:value-type="float">
            <text:p>903.9325</text:p>
          </table:table-cell>
          <table:table-cell office:value-type="float" office:value="1496.0675" calcext:value-type="float">
            <text:p>1496.0675</text:p>
          </table:table-cell>
        </table:table-row>
        <table:table-row table:style-name="ro1">
          <table:table-cell office:value-type="float" office:value="115.55827" calcext:value-type="float">
            <text:p>115.55827</text:p>
          </table:table-cell>
          <table:table-cell office:value-type="float" office:value="911.10431" calcext:value-type="float">
            <text:p>911.10431</text:p>
          </table:table-cell>
          <table:table-cell office:value-type="float" office:value="1488.89563" calcext:value-type="float">
            <text:p>1488.89563</text:p>
          </table:table-cell>
        </table:table-row>
        <table:table-row table:style-name="ro1">
          <table:table-cell office:value-type="float" office:value="116.44331" calcext:value-type="float">
            <text:p>116.44331</text:p>
          </table:table-cell>
          <table:table-cell office:value-type="float" office:value="908.89172" calcext:value-type="float">
            <text:p>908.89172</text:p>
          </table:table-cell>
          <table:table-cell office:value-type="float" office:value="1491.10828" calcext:value-type="float">
            <text:p>1491.10828</text:p>
          </table:table-cell>
        </table:table-row>
        <table:table-row table:style-name="ro1">
          <table:table-cell office:value-type="float" office:value="125.38522" calcext:value-type="float">
            <text:p>125.38522</text:p>
          </table:table-cell>
          <table:table-cell office:value-type="float" office:value="886.53693" calcext:value-type="float">
            <text:p>886.53693</text:p>
          </table:table-cell>
          <table:table-cell office:value-type="float" office:value="1513.46301" calcext:value-type="float">
            <text:p>1513.46301</text:p>
          </table:table-cell>
        </table:table-row>
        <table:table-row table:style-name="ro1">
          <table:table-cell office:value-type="float" office:value="119.67826" calcext:value-type="float">
            <text:p>119.67826</text:p>
          </table:table-cell>
          <table:table-cell office:value-type="float" office:value="900.80432" calcext:value-type="float">
            <text:p>900.80432</text:p>
          </table:table-cell>
          <table:table-cell office:value-type="float" office:value="1499.19568" calcext:value-type="float">
            <text:p>1499.19568</text:p>
          </table:table-cell>
        </table:table-row>
        <table:table-row table:style-name="ro1">
          <table:table-cell office:value-type="float" office:value="115.42093" calcext:value-type="float">
            <text:p>115.42093</text:p>
          </table:table-cell>
          <table:table-cell office:value-type="float" office:value="911.44769" calcext:value-type="float">
            <text:p>911.44769</text:p>
          </table:table-cell>
          <table:table-cell office:value-type="float" office:value="1488.55237" calcext:value-type="float">
            <text:p>1488.55237</text:p>
          </table:table-cell>
        </table:table-row>
        <table:table-row table:style-name="ro1">
          <table:table-cell office:value-type="float" office:value="112.78108" calcext:value-type="float">
            <text:p>112.78108</text:p>
          </table:table-cell>
          <table:table-cell office:value-type="float" office:value="918.0473" calcext:value-type="float">
            <text:p>918.0473</text:p>
          </table:table-cell>
          <table:table-cell office:value-type="float" office:value="1481.95276" calcext:value-type="float">
            <text:p>1481.95276</text:p>
          </table:table-cell>
        </table:table-row>
        <table:table-row table:style-name="ro1">
          <table:table-cell office:value-type="float" office:value="114.01708" calcext:value-type="float">
            <text:p>114.01708</text:p>
          </table:table-cell>
          <table:table-cell office:value-type="float" office:value="914.95728" calcext:value-type="float">
            <text:p>914.95728</text:p>
          </table:table-cell>
          <table:table-cell office:value-type="float" office:value="1485.04272" calcext:value-type="float">
            <text:p>1485.04272</text:p>
          </table:table-cell>
        </table:table-row>
        <table:table-row table:style-name="ro1">
          <table:table-cell office:value-type="float" office:value="109.2562" calcext:value-type="float">
            <text:p>109.2562</text:p>
          </table:table-cell>
          <table:table-cell office:value-type="float" office:value="926.8595" calcext:value-type="float">
            <text:p>926.8595</text:p>
          </table:table-cell>
          <table:table-cell office:value-type="float" office:value="1473.1405" calcext:value-type="float">
            <text:p>1473.1405</text:p>
          </table:table-cell>
        </table:table-row>
        <table:table-row table:style-name="ro1">
          <table:table-cell office:value-type="float" office:value="110.70583" calcext:value-type="float">
            <text:p>110.70583</text:p>
          </table:table-cell>
          <table:table-cell office:value-type="float" office:value="923.23541" calcext:value-type="float">
            <text:p>923.23541</text:p>
          </table:table-cell>
          <table:table-cell office:value-type="float" office:value="1476.76453" calcext:value-type="float">
            <text:p>1476.76453</text:p>
          </table:table-cell>
        </table:table-row>
        <table:table-row table:style-name="ro1">
          <table:table-cell office:value-type="float" office:value="109.62241" calcext:value-type="float">
            <text:p>109.62241</text:p>
          </table:table-cell>
          <table:table-cell office:value-type="float" office:value="925.94397" calcext:value-type="float">
            <text:p>925.94397</text:p>
          </table:table-cell>
          <table:table-cell office:value-type="float" office:value="1474.05603" calcext:value-type="float">
            <text:p>1474.05603</text:p>
          </table:table-cell>
        </table:table-row>
        <table:table-row table:style-name="ro1">
          <table:table-cell office:value-type="float" office:value="111.9113" calcext:value-type="float">
            <text:p>111.9113</text:p>
          </table:table-cell>
          <table:table-cell office:value-type="float" office:value="920.22174" calcext:value-type="float">
            <text:p>920.22174</text:p>
          </table:table-cell>
          <table:table-cell office:value-type="float" office:value="1479.7782" calcext:value-type="float">
            <text:p>1479.7782</text:p>
          </table:table-cell>
        </table:table-row>
        <table:table-row table:style-name="ro1">
          <table:table-cell office:value-type="float" office:value="111.30093" calcext:value-type="float">
            <text:p>111.30093</text:p>
          </table:table-cell>
          <table:table-cell office:value-type="float" office:value="921.74768" calcext:value-type="float">
            <text:p>921.74768</text:p>
          </table:table-cell>
          <table:table-cell office:value-type="float" office:value="1478.25232" calcext:value-type="float">
            <text:p>1478.25232</text:p>
          </table:table-cell>
        </table:table-row>
        <table:table-row table:style-name="ro1">
          <table:table-cell office:value-type="float" office:value="112.01812" calcext:value-type="float">
            <text:p>112.01812</text:p>
          </table:table-cell>
          <table:table-cell office:value-type="float" office:value="919.95471" calcext:value-type="float">
            <text:p>919.95471</text:p>
          </table:table-cell>
          <table:table-cell office:value-type="float" office:value="1480.04529" calcext:value-type="float">
            <text:p>1480.04529</text:p>
          </table:table-cell>
        </table:table-row>
        <table:table-row table:style-name="ro1">
          <table:table-cell office:value-type="float" office:value="113.26938" calcext:value-type="float">
            <text:p>113.26938</text:p>
          </table:table-cell>
          <table:table-cell office:value-type="float" office:value="916.82654" calcext:value-type="float">
            <text:p>916.82654</text:p>
          </table:table-cell>
          <table:table-cell office:value-type="float" office:value="1483.17346" calcext:value-type="float">
            <text:p>1483.17346</text:p>
          </table:table-cell>
        </table:table-row>
        <table:table-row table:style-name="ro1">
          <table:table-cell office:value-type="float" office:value="113.33041" calcext:value-type="float">
            <text:p>113.33041</text:p>
          </table:table-cell>
          <table:table-cell office:value-type="float" office:value="916.67395" calcext:value-type="float">
            <text:p>916.67395</text:p>
          </table:table-cell>
          <table:table-cell office:value-type="float" office:value="1483.32605" calcext:value-type="float">
            <text:p>1483.32605</text:p>
          </table:table-cell>
        </table:table-row>
        <table:table-row table:style-name="ro1">
          <table:table-cell office:value-type="float" office:value="112.94894" calcext:value-type="float">
            <text:p>112.94894</text:p>
          </table:table-cell>
          <table:table-cell office:value-type="float" office:value="917.62769" calcext:value-type="float">
            <text:p>917.62769</text:p>
          </table:table-cell>
          <table:table-cell office:value-type="float" office:value="1482.37231" calcext:value-type="float">
            <text:p>1482.37231</text:p>
          </table:table-cell>
        </table:table-row>
        <table:table-row table:style-name="ro1">
          <table:table-cell office:value-type="float" office:value="118.48804" calcext:value-type="float">
            <text:p>118.48804</text:p>
          </table:table-cell>
          <table:table-cell office:value-type="float" office:value="903.77991" calcext:value-type="float">
            <text:p>903.77991</text:p>
          </table:table-cell>
          <table:table-cell office:value-type="float" office:value="1496.22009" calcext:value-type="float">
            <text:p>1496.22009</text:p>
          </table:table-cell>
        </table:table-row>
        <table:table-row table:style-name="ro1">
          <table:table-cell office:value-type="float" office:value="113.75768" calcext:value-type="float">
            <text:p>113.75768</text:p>
          </table:table-cell>
          <table:table-cell office:value-type="float" office:value="915.60583" calcext:value-type="float">
            <text:p>915.60583</text:p>
          </table:table-cell>
          <table:table-cell office:value-type="float" office:value="1484.39417" calcext:value-type="float">
            <text:p>1484.39417</text:p>
          </table:table-cell>
        </table:table-row>
        <table:table-row table:style-name="ro1">
          <table:table-cell office:value-type="float" office:value="112.88789" calcext:value-type="float">
            <text:p>112.88789</text:p>
          </table:table-cell>
          <table:table-cell office:value-type="float" office:value="917.78027" calcext:value-type="float">
            <text:p>917.78027</text:p>
          </table:table-cell>
          <table:table-cell office:value-type="float" office:value="1482.21973" calcext:value-type="float">
            <text:p>1482.21973</text:p>
          </table:table-cell>
        </table:table-row>
        <table:table-row table:style-name="ro1">
          <table:table-cell office:value-type="float" office:value="116.22968" calcext:value-type="float">
            <text:p>116.22968</text:p>
          </table:table-cell>
          <table:table-cell office:value-type="float" office:value="909.42578" calcext:value-type="float">
            <text:p>909.42578</text:p>
          </table:table-cell>
          <table:table-cell office:value-type="float" office:value="1490.57422" calcext:value-type="float">
            <text:p>1490.57422</text:p>
          </table:table-cell>
        </table:table-row>
        <table:table-row table:style-name="ro1">
          <table:table-cell office:value-type="float" office:value="114.61219" calcext:value-type="float">
            <text:p>114.61219</text:p>
          </table:table-cell>
          <table:table-cell office:value-type="float" office:value="913.46954" calcext:value-type="float">
            <text:p>913.46954</text:p>
          </table:table-cell>
          <table:table-cell office:value-type="float" office:value="1486.53052" calcext:value-type="float">
            <text:p>1486.53052</text:p>
          </table:table-cell>
        </table:table-row>
        <table:table-row table:style-name="ro1">
          <table:table-cell office:value-type="float" office:value="110.94997" calcext:value-type="float">
            <text:p>110.94997</text:p>
          </table:table-cell>
          <table:table-cell office:value-type="float" office:value="922.62506" calcext:value-type="float">
            <text:p>922.62506</text:p>
          </table:table-cell>
          <table:table-cell office:value-type="float" office:value="1477.37488" calcext:value-type="float">
            <text:p>1477.37488</text:p>
          </table:table-cell>
        </table:table-row>
        <table:table-row table:style-name="ro1">
          <table:table-cell office:value-type="float" office:value="112.4759" calcext:value-type="float">
            <text:p>112.4759</text:p>
          </table:table-cell>
          <table:table-cell office:value-type="float" office:value="918.81024" calcext:value-type="float">
            <text:p>918.81024</text:p>
          </table:table-cell>
          <table:table-cell office:value-type="float" office:value="1481.1897" calcext:value-type="float">
            <text:p>1481.1897</text:p>
          </table:table-cell>
        </table:table-row>
        <table:table-row table:style-name="ro1">
          <table:table-cell office:value-type="float" office:value="108.23383" calcext:value-type="float">
            <text:p>108.23383</text:p>
          </table:table-cell>
          <table:table-cell office:value-type="float" office:value="929.41541" calcext:value-type="float">
            <text:p>929.41541</text:p>
          </table:table-cell>
          <table:table-cell office:value-type="float" office:value="1470.58459" calcext:value-type="float">
            <text:p>1470.58459</text:p>
          </table:table-cell>
        </table:table-row>
        <table:table-row table:style-name="ro1">
          <table:table-cell office:value-type="float" office:value="110.11071" calcext:value-type="float">
            <text:p>110.11071</text:p>
          </table:table-cell>
          <table:table-cell office:value-type="float" office:value="924.72321" calcext:value-type="float">
            <text:p>924.72321</text:p>
          </table:table-cell>
          <table:table-cell office:value-type="float" office:value="1475.27673" calcext:value-type="float">
            <text:p>1475.27673</text:p>
          </table:table-cell>
        </table:table-row>
        <table:table-row table:style-name="ro1">
          <table:table-cell office:value-type="float" office:value="109.28671" calcext:value-type="float">
            <text:p>109.28671</text:p>
          </table:table-cell>
          <table:table-cell office:value-type="float" office:value="926.7832" calcext:value-type="float">
            <text:p>926.7832</text:p>
          </table:table-cell>
          <table:table-cell office:value-type="float" office:value="1473.2168" calcext:value-type="float">
            <text:p>1473.2168</text:p>
          </table:table-cell>
        </table:table-row>
        <table:table-row table:style-name="ro1">
          <table:table-cell office:value-type="float" office:value="114.42908" calcext:value-type="float">
            <text:p>114.42908</text:p>
          </table:table-cell>
          <table:table-cell office:value-type="float" office:value="913.92731" calcext:value-type="float">
            <text:p>913.92731</text:p>
          </table:table-cell>
          <table:table-cell office:value-type="float" office:value="1486.07275" calcext:value-type="float">
            <text:p>1486.07275</text:p>
          </table:table-cell>
        </table:table-row>
        <table:table-row table:style-name="ro1">
          <table:table-cell office:value-type="float" office:value="114.23071" calcext:value-type="float">
            <text:p>114.23071</text:p>
          </table:table-cell>
          <table:table-cell office:value-type="float" office:value="914.42322" calcext:value-type="float">
            <text:p>914.42322</text:p>
          </table:table-cell>
          <table:table-cell office:value-type="float" office:value="1485.57678" calcext:value-type="float">
            <text:p>1485.57678</text:p>
          </table:table-cell>
        </table:table-row>
        <table:table-row table:style-name="ro1">
          <table:table-cell office:value-type="float" office:value="113.68138" calcext:value-type="float">
            <text:p>113.68138</text:p>
          </table:table-cell>
          <table:table-cell office:value-type="float" office:value="915.79657" calcext:value-type="float">
            <text:p>915.79657</text:p>
          </table:table-cell>
          <table:table-cell office:value-type="float" office:value="1484.20349" calcext:value-type="float">
            <text:p>1484.20349</text:p>
          </table:table-cell>
        </table:table-row>
        <table:table-row table:style-name="ro1">
          <table:table-cell office:value-type="float" office:value="111.423" calcext:value-type="float">
            <text:p>111.423</text:p>
          </table:table-cell>
          <table:table-cell office:value-type="float" office:value="921.4425" calcext:value-type="float">
            <text:p>921.4425</text:p>
          </table:table-cell>
          <table:table-cell office:value-type="float" office:value="1478.5575" calcext:value-type="float">
            <text:p>1478.5575</text:p>
          </table:table-cell>
        </table:table-row>
        <table:table-row table:style-name="ro1">
          <table:table-cell office:value-type="float" office:value="111.56034" calcext:value-type="float">
            <text:p>111.56034</text:p>
          </table:table-cell>
          <table:table-cell office:value-type="float" office:value="921.09912" calcext:value-type="float">
            <text:p>921.09912</text:p>
          </table:table-cell>
          <table:table-cell office:value-type="float" office:value="1478.90088" calcext:value-type="float">
            <text:p>1478.90088</text:p>
          </table:table-cell>
        </table:table-row>
        <table:table-row table:style-name="ro1">
          <table:table-cell office:value-type="float" office:value="113.80345" calcext:value-type="float">
            <text:p>113.80345</text:p>
          </table:table-cell>
          <table:table-cell office:value-type="float" office:value="915.49139" calcext:value-type="float">
            <text:p>915.49139</text:p>
          </table:table-cell>
          <table:table-cell office:value-type="float" office:value="1484.50867" calcext:value-type="float">
            <text:p>1484.50867</text:p>
          </table:table-cell>
        </table:table-row>
        <table:table-row table:style-name="ro1">
          <table:table-cell office:value-type="float" office:value="108.47797" calcext:value-type="float">
            <text:p>108.47797</text:p>
          </table:table-cell>
          <table:table-cell office:value-type="float" office:value="928.80505" calcext:value-type="float">
            <text:p>928.80505</text:p>
          </table:table-cell>
          <table:table-cell office:value-type="float" office:value="1471.19495" calcext:value-type="float">
            <text:p>1471.19495</text:p>
          </table:table-cell>
        </table:table-row>
        <table:table-row table:style-name="ro1">
          <table:table-cell office:value-type="float" office:value="109.56138" calcext:value-type="float">
            <text:p>109.56138</text:p>
          </table:table-cell>
          <table:table-cell office:value-type="float" office:value="926.09656" calcext:value-type="float">
            <text:p>926.09656</text:p>
          </table:table-cell>
          <table:table-cell office:value-type="float" office:value="1473.90344" calcext:value-type="float">
            <text:p>1473.90344</text:p>
          </table:table-cell>
        </table:table-row>
        <table:table-row table:style-name="ro1">
          <table:table-cell office:value-type="float" office:value="111.22464" calcext:value-type="float">
            <text:p>111.22464</text:p>
          </table:table-cell>
          <table:table-cell office:value-type="float" office:value="921.93842" calcext:value-type="float">
            <text:p>921.93842</text:p>
          </table:table-cell>
          <table:table-cell office:value-type="float" office:value="1478.06165" calcext:value-type="float">
            <text:p>1478.06165</text:p>
          </table:table-cell>
        </table:table-row>
        <table:table-row table:style-name="ro1">
          <table:table-cell office:value-type="float" office:value="111.71294" calcext:value-type="float">
            <text:p>111.71294</text:p>
          </table:table-cell>
          <table:table-cell office:value-type="float" office:value="920.71765" calcext:value-type="float">
            <text:p>920.71765</text:p>
          </table:table-cell>
          <table:table-cell office:value-type="float" office:value="1479.28235" calcext:value-type="float">
            <text:p>1479.28235</text:p>
          </table:table-cell>
        </table:table-row>
        <table:table-row table:style-name="ro1">
          <table:table-cell office:value-type="float" office:value="111.25516" calcext:value-type="float">
            <text:p>111.25516</text:p>
          </table:table-cell>
          <table:table-cell office:value-type="float" office:value="921.86212" calcext:value-type="float">
            <text:p>921.86212</text:p>
          </table:table-cell>
          <table:table-cell office:value-type="float" office:value="1478.13794" calcext:value-type="float">
            <text:p>1478.13794</text:p>
          </table:table-cell>
        </table:table-row>
        <table:table-row table:style-name="ro1">
          <table:table-cell office:value-type="float" office:value="112.50642" calcext:value-type="float">
            <text:p>112.50642</text:p>
          </table:table-cell>
          <table:table-cell office:value-type="float" office:value="918.73395" calcext:value-type="float">
            <text:p>918.73395</text:p>
          </table:table-cell>
          <table:table-cell office:value-type="float" office:value="1481.26599" calcext:value-type="float">
            <text:p>1481.26599</text:p>
          </table:table-cell>
        </table:table-row>
        <table:table-row table:style-name="ro1">
          <table:table-cell office:value-type="float" office:value="113.25412" calcext:value-type="float">
            <text:p>113.25412</text:p>
          </table:table-cell>
          <table:table-cell office:value-type="float" office:value="916.86469" calcext:value-type="float">
            <text:p>916.86469</text:p>
          </table:table-cell>
          <table:table-cell office:value-type="float" office:value="1483.13525" calcext:value-type="float">
            <text:p>1483.13525</text:p>
          </table:table-cell>
        </table:table-row>
        <table:table-row table:style-name="ro1">
          <table:table-cell office:value-type="float" office:value="112.53693" calcext:value-type="float">
            <text:p>112.53693</text:p>
          </table:table-cell>
          <table:table-cell office:value-type="float" office:value="918.65765" calcext:value-type="float">
            <text:p>918.65765</text:p>
          </table:table-cell>
          <table:table-cell office:value-type="float" office:value="1481.34229" calcext:value-type="float">
            <text:p>1481.34229</text:p>
          </table:table-cell>
        </table:table-row>
        <table:table-row table:style-name="ro1">
          <table:table-cell office:value-type="float" office:value="111.63663" calcext:value-type="float">
            <text:p>111.63663</text:p>
          </table:table-cell>
          <table:table-cell office:value-type="float" office:value="920.90839" calcext:value-type="float">
            <text:p>920.90839</text:p>
          </table:table-cell>
          <table:table-cell office:value-type="float" office:value="1479.09155" calcext:value-type="float">
            <text:p>1479.09155</text:p>
          </table:table-cell>
        </table:table-row>
        <table:table-row table:style-name="ro1">
          <table:table-cell office:value-type="float" office:value="112.91841" calcext:value-type="float">
            <text:p>112.91841</text:p>
          </table:table-cell>
          <table:table-cell office:value-type="float" office:value="917.70398" calcext:value-type="float">
            <text:p>917.70398</text:p>
          </table:table-cell>
          <table:table-cell office:value-type="float" office:value="1482.29602" calcext:value-type="float">
            <text:p>1482.29602</text:p>
          </table:table-cell>
        </table:table-row>
        <table:table-row table:style-name="ro1">
          <table:table-cell office:value-type="float" office:value="113.98656" calcext:value-type="float">
            <text:p>113.98656</text:p>
          </table:table-cell>
          <table:table-cell office:value-type="float" office:value="915.03357" calcext:value-type="float">
            <text:p>915.03357</text:p>
          </table:table-cell>
          <table:table-cell office:value-type="float" office:value="1484.96643" calcext:value-type="float">
            <text:p>1484.96643</text:p>
          </table:table-cell>
        </table:table-row>
        <table:table-row table:style-name="ro1">
          <table:table-cell office:value-type="float" office:value="113.57456" calcext:value-type="float">
            <text:p>113.57456</text:p>
          </table:table-cell>
          <table:table-cell office:value-type="float" office:value="916.0636" calcext:value-type="float">
            <text:p>916.0636</text:p>
          </table:table-cell>
          <table:table-cell office:value-type="float" office:value="1483.9364" calcext:value-type="float">
            <text:p>1483.9364</text:p>
          </table:table-cell>
        </table:table-row>
        <table:table-row table:style-name="ro1">
          <table:table-cell office:value-type="float" office:value="110.99575" calcext:value-type="float">
            <text:p>110.99575</text:p>
          </table:table-cell>
          <table:table-cell office:value-type="float" office:value="922.51062" calcext:value-type="float">
            <text:p>922.51062</text:p>
          </table:table-cell>
          <table:table-cell office:value-type="float" office:value="1477.48938" calcext:value-type="float">
            <text:p>1477.48938</text:p>
          </table:table-cell>
        </table:table-row>
        <table:table-row table:style-name="ro1">
          <table:table-cell office:value-type="float" office:value="112.41486" calcext:value-type="float">
            <text:p>112.41486</text:p>
          </table:table-cell>
          <table:table-cell office:value-type="float" office:value="918.96289" calcext:value-type="float">
            <text:p>918.96289</text:p>
          </table:table-cell>
          <table:table-cell office:value-type="float" office:value="1481.03711" calcext:value-type="float">
            <text:p>1481.03711</text:p>
          </table:table-cell>
        </table:table-row>
        <table:table-row table:style-name="ro1">
          <table:table-cell office:value-type="float" office:value="117.603" calcext:value-type="float">
            <text:p>117.603</text:p>
          </table:table-cell>
          <table:table-cell office:value-type="float" office:value="905.99249" calcext:value-type="float">
            <text:p>905.99249</text:p>
          </table:table-cell>
          <table:table-cell office:value-type="float" office:value="1494.00757" calcext:value-type="float">
            <text:p>1494.00757</text:p>
          </table:table-cell>
        </table:table-row>
        <table:table-row table:style-name="ro1">
          <table:table-cell office:value-type="float" office:value="116.53486" calcext:value-type="float">
            <text:p>116.53486</text:p>
          </table:table-cell>
          <table:table-cell office:value-type="float" office:value="908.66284" calcext:value-type="float">
            <text:p>908.66284</text:p>
          </table:table-cell>
          <table:table-cell office:value-type="float" office:value="1491.33716" calcext:value-type="float">
            <text:p>1491.33716</text:p>
          </table:table-cell>
        </table:table-row>
        <table:table-row table:style-name="ro1">
          <table:table-cell office:value-type="float" office:value="118.5796" calcext:value-type="float">
            <text:p>118.5796</text:p>
          </table:table-cell>
          <table:table-cell office:value-type="float" office:value="903.55103" calcext:value-type="float">
            <text:p>903.55103</text:p>
          </table:table-cell>
          <table:table-cell office:value-type="float" office:value="1496.44897" calcext:value-type="float">
            <text:p>1496.44897</text:p>
          </table:table-cell>
        </table:table-row>
        <table:table-row table:style-name="ro1">
          <table:table-cell office:value-type="float" office:value="111.94183" calcext:value-type="float">
            <text:p>111.94183</text:p>
          </table:table-cell>
          <table:table-cell office:value-type="float" office:value="920.14545" calcext:value-type="float">
            <text:p>920.14545</text:p>
          </table:table-cell>
          <table:table-cell office:value-type="float" office:value="1479.85461" calcext:value-type="float">
            <text:p>1479.85461</text:p>
          </table:table-cell>
        </table:table-row>
        <table:table-row table:style-name="ro1">
          <table:table-cell office:value-type="float" office:value="117.55723" calcext:value-type="float">
            <text:p>117.55723</text:p>
          </table:table-cell>
          <table:table-cell office:value-type="float" office:value="906.10693" calcext:value-type="float">
            <text:p>906.10693</text:p>
          </table:table-cell>
          <table:table-cell office:value-type="float" office:value="1493.89307" calcext:value-type="float">
            <text:p>1493.89307</text:p>
          </table:table-cell>
        </table:table-row>
        <table:table-row table:style-name="ro1">
          <table:table-cell office:value-type="float" office:value="114.35278" calcext:value-type="float">
            <text:p>114.35278</text:p>
          </table:table-cell>
          <table:table-cell office:value-type="float" office:value="914.11804" calcext:value-type="float">
            <text:p>914.11804</text:p>
          </table:table-cell>
          <table:table-cell office:value-type="float" office:value="1485.88196" calcext:value-type="float">
            <text:p>1485.88196</text:p>
          </table:table-cell>
        </table:table-row>
        <table:table-row table:style-name="ro1">
          <table:table-cell office:value-type="float" office:value="115.93975" calcext:value-type="float">
            <text:p>115.93975</text:p>
          </table:table-cell>
          <table:table-cell office:value-type="float" office:value="910.15063" calcext:value-type="float">
            <text:p>910.15063</text:p>
          </table:table-cell>
          <table:table-cell office:value-type="float" office:value="1489.84937" calcext:value-type="float">
            <text:p>1489.84937</text:p>
          </table:table-cell>
        </table:table-row>
        <table:table-row table:style-name="ro1">
          <table:table-cell office:value-type="float" office:value="107.69975" calcext:value-type="float">
            <text:p>107.69975</text:p>
          </table:table-cell>
          <table:table-cell office:value-type="float" office:value="930.75061" calcext:value-type="float">
            <text:p>930.75061</text:p>
          </table:table-cell>
          <table:table-cell office:value-type="float" office:value="1469.24939" calcext:value-type="float">
            <text:p>1469.24939</text:p>
          </table:table-cell>
        </table:table-row>
        <table:table-row table:style-name="ro1">
          <table:table-cell office:value-type="float" office:value="113.26938" calcext:value-type="float">
            <text:p>113.26938</text:p>
          </table:table-cell>
          <table:table-cell office:value-type="float" office:value="916.82654" calcext:value-type="float">
            <text:p>916.82654</text:p>
          </table:table-cell>
          <table:table-cell office:value-type="float" office:value="1483.17346" calcext:value-type="float">
            <text:p>1483.17346</text:p>
          </table:table-cell>
        </table:table-row>
        <table:table-row table:style-name="ro1">
          <table:table-cell office:value-type="float" office:value="109.05782" calcext:value-type="float">
            <text:p>109.05782</text:p>
          </table:table-cell>
          <table:table-cell office:value-type="float" office:value="927.35547" calcext:value-type="float">
            <text:p>927.35547</text:p>
          </table:table-cell>
          <table:table-cell office:value-type="float" office:value="1472.64453" calcext:value-type="float">
            <text:p>1472.64453</text:p>
          </table:table-cell>
        </table:table-row>
        <table:table-row table:style-name="ro1">
          <table:table-cell office:value-type="float" office:value="110.4922" calcext:value-type="float">
            <text:p>110.4922</text:p>
          </table:table-cell>
          <table:table-cell office:value-type="float" office:value="923.76953" calcext:value-type="float">
            <text:p>923.76953</text:p>
          </table:table-cell>
          <table:table-cell office:value-type="float" office:value="1476.23047" calcext:value-type="float">
            <text:p>1476.23047</text:p>
          </table:table-cell>
        </table:table-row>
        <table:table-row table:style-name="ro1">
          <table:table-cell office:value-type="float" office:value="107.97442" calcext:value-type="float">
            <text:p>107.97442</text:p>
          </table:table-cell>
          <table:table-cell office:value-type="float" office:value="930.06396" calcext:value-type="float">
            <text:p>930.06396</text:p>
          </table:table-cell>
          <table:table-cell office:value-type="float" office:value="1469.93604" calcext:value-type="float">
            <text:p>1469.93604</text:p>
          </table:table-cell>
        </table:table-row>
        <table:table-row table:style-name="ro1">
          <table:table-cell office:value-type="float" office:value="102.83205" calcext:value-type="float">
            <text:p>102.83205</text:p>
          </table:table-cell>
          <table:table-cell office:value-type="float" office:value="942.91986" calcext:value-type="float">
            <text:p>942.91986</text:p>
          </table:table-cell>
          <table:table-cell office:value-type="float" office:value="1457.08008" calcext:value-type="float">
            <text:p>1457.08008</text:p>
          </table:table-cell>
        </table:table-row>
        <table:table-row table:style-name="ro1">
          <table:table-cell office:value-type="float" office:value="105.01412" calcext:value-type="float">
            <text:p>105.01412</text:p>
          </table:table-cell>
          <table:table-cell office:value-type="float" office:value="937.46472" calcext:value-type="float">
            <text:p>937.46472</text:p>
          </table:table-cell>
          <table:table-cell office:value-type="float" office:value="1462.53528" calcext:value-type="float">
            <text:p>1462.53528</text:p>
          </table:table-cell>
        </table:table-row>
        <table:table-row table:style-name="ro1">
          <table:table-cell office:value-type="float" office:value="106.23486" calcext:value-type="float">
            <text:p>106.23486</text:p>
          </table:table-cell>
          <table:table-cell office:value-type="float" office:value="934.41284" calcext:value-type="float">
            <text:p>934.41284</text:p>
          </table:table-cell>
          <table:table-cell office:value-type="float" office:value="1465.58716" calcext:value-type="float">
            <text:p>1465.58716</text:p>
          </table:table-cell>
        </table:table-row>
        <table:table-row table:style-name="ro1">
          <table:table-cell office:value-type="float" office:value="106.20435" calcext:value-type="float">
            <text:p>106.20435</text:p>
          </table:table-cell>
          <table:table-cell office:value-type="float" office:value="934.48914" calcext:value-type="float">
            <text:p>934.48914</text:p>
          </table:table-cell>
          <table:table-cell office:value-type="float" office:value="1465.51086" calcext:value-type="float">
            <text:p>1465.51086</text:p>
          </table:table-cell>
        </table:table-row>
        <table:table-row table:style-name="ro1">
          <table:table-cell office:value-type="float" office:value="102.75575" calcext:value-type="float">
            <text:p>102.75575</text:p>
          </table:table-cell>
          <table:table-cell office:value-type="float" office:value="943.1106" calcext:value-type="float">
            <text:p>943.1106</text:p>
          </table:table-cell>
          <table:table-cell office:value-type="float" office:value="1456.8894" calcext:value-type="float">
            <text:p>1456.8894</text:p>
          </table:table-cell>
        </table:table-row>
        <table:table-row table:style-name="ro1">
          <table:table-cell office:value-type="float" office:value="95.85857" calcext:value-type="float">
            <text:p>95.85857</text:p>
          </table:table-cell>
          <table:table-cell office:value-type="float" office:value="960.35358" calcext:value-type="float">
            <text:p>960.35358</text:p>
          </table:table-cell>
          <table:table-cell office:value-type="float" office:value="1439.64636" calcext:value-type="float">
            <text:p>1439.64636</text:p>
          </table:table-cell>
        </table:table-row>
        <table:table-row table:style-name="ro1">
          <table:table-cell office:value-type="float" office:value="94.30212" calcext:value-type="float">
            <text:p>94.30212</text:p>
          </table:table-cell>
          <table:table-cell office:value-type="float" office:value="964.24469" calcext:value-type="float">
            <text:p>964.24469</text:p>
          </table:table-cell>
          <table:table-cell office:value-type="float" office:value="1435.75537" calcext:value-type="float">
            <text:p>1435.75537</text:p>
          </table:table-cell>
        </table:table-row>
        <table:table-row table:style-name="ro1">
          <table:table-cell office:value-type="float" office:value="94.97353" calcext:value-type="float">
            <text:p>94.97353</text:p>
          </table:table-cell>
          <table:table-cell office:value-type="float" office:value="962.56616" calcext:value-type="float">
            <text:p>962.56616</text:p>
          </table:table-cell>
          <table:table-cell office:value-type="float" office:value="1437.43384" calcext:value-type="float">
            <text:p>1437.43384</text:p>
          </table:table-cell>
        </table:table-row>
        <table:table-row table:style-name="ro1">
          <table:table-cell office:value-type="float" office:value="83.95635" calcext:value-type="float">
            <text:p>83.95635</text:p>
          </table:table-cell>
          <table:table-cell office:value-type="float" office:value="990.10913" calcext:value-type="float">
            <text:p>990.10913</text:p>
          </table:table-cell>
          <table:table-cell office:value-type="float" office:value="1409.89087" calcext:value-type="float">
            <text:p>1409.89087</text:p>
          </table:table-cell>
        </table:table-row>
        <table:table-row table:style-name="ro1">
          <table:table-cell office:value-type="float" office:value="86.41309" calcext:value-type="float">
            <text:p>86.41309</text:p>
          </table:table-cell>
          <table:table-cell office:value-type="float" office:value="983.96729" calcext:value-type="float">
            <text:p>983.96729</text:p>
          </table:table-cell>
          <table:table-cell office:value-type="float" office:value="1416.03271" calcext:value-type="float">
            <text:p>1416.03271</text:p>
          </table:table-cell>
        </table:table-row>
        <table:table-row table:style-name="ro1">
          <table:table-cell office:value-type="float" office:value="85.81798" calcext:value-type="float">
            <text:p>85.81798</text:p>
          </table:table-cell>
          <table:table-cell office:value-type="float" office:value="985.45508" calcext:value-type="float">
            <text:p>985.45508</text:p>
          </table:table-cell>
          <table:table-cell office:value-type="float" office:value="1414.54492" calcext:value-type="float">
            <text:p>1414.54492</text:p>
          </table:table-cell>
        </table:table-row>
        <table:table-row table:style-name="ro1">
          <table:table-cell office:value-type="float" office:value="86.91664" calcext:value-type="float">
            <text:p>86.91664</text:p>
          </table:table-cell>
          <table:table-cell office:value-type="float" office:value="982.70837" calcext:value-type="float">
            <text:p>982.70837</text:p>
          </table:table-cell>
          <table:table-cell office:value-type="float" office:value="1417.29163" calcext:value-type="float">
            <text:p>1417.29163</text:p>
          </table:table-cell>
        </table:table-row>
        <table:table-row table:style-name="ro1">
          <table:table-cell office:value-type="float" office:value="79.83635" calcext:value-type="float">
            <text:p>79.83635</text:p>
          </table:table-cell>
          <table:table-cell office:value-type="float" office:value="1000.40912" calcext:value-type="float">
            <text:p>1000.40912</text:p>
          </table:table-cell>
          <table:table-cell office:value-type="float" office:value="1399.59082" calcext:value-type="float">
            <text:p>1399.59082</text:p>
          </table:table-cell>
        </table:table-row>
        <table:table-row table:style-name="ro1">
          <table:table-cell office:value-type="float" office:value="77.51694" calcext:value-type="float">
            <text:p>77.51694</text:p>
          </table:table-cell>
          <table:table-cell office:value-type="float" office:value="1006.20764" calcext:value-type="float">
            <text:p>1006.20764</text:p>
          </table:table-cell>
          <table:table-cell office:value-type="float" office:value="1393.79236" calcext:value-type="float">
            <text:p>1393.79236</text:p>
          </table:table-cell>
        </table:table-row>
        <table:table-row table:style-name="ro1">
          <table:table-cell office:value-type="float" office:value="76.6319" calcext:value-type="float">
            <text:p>76.6319</text:p>
          </table:table-cell>
          <table:table-cell office:value-type="float" office:value="1008.42023" calcext:value-type="float">
            <text:p>1008.42023</text:p>
          </table:table-cell>
          <table:table-cell office:value-type="float" office:value="1391.57971" calcext:value-type="float">
            <text:p>1391.57971</text:p>
          </table:table-cell>
        </table:table-row>
        <table:table-row table:style-name="ro1">
          <table:table-cell office:value-type="float" office:value="75.09072" calcext:value-type="float">
            <text:p>75.09072</text:p>
          </table:table-cell>
          <table:table-cell office:value-type="float" office:value="1012.27319" calcext:value-type="float">
            <text:p>1012.27319</text:p>
          </table:table-cell>
          <table:table-cell office:value-type="float" office:value="1387.72681" calcext:value-type="float">
            <text:p>1387.72681</text:p>
          </table:table-cell>
        </table:table-row>
        <table:table-row table:style-name="ro1">
          <table:table-cell office:value-type="float" office:value="77.65427" calcext:value-type="float">
            <text:p>77.65427</text:p>
          </table:table-cell>
          <table:table-cell office:value-type="float" office:value="1005.86432" calcext:value-type="float">
            <text:p>1005.86432</text:p>
          </table:table-cell>
          <table:table-cell office:value-type="float" office:value="1394.13574" calcext:value-type="float">
            <text:p>1394.13574</text:p>
          </table:table-cell>
        </table:table-row>
        <table:table-row table:style-name="ro1">
          <table:table-cell office:value-type="float" office:value="84.24628" calcext:value-type="float">
            <text:p>84.24628</text:p>
          </table:table-cell>
          <table:table-cell office:value-type="float" office:value="989.38428" calcext:value-type="float">
            <text:p>989.38428</text:p>
          </table:table-cell>
          <table:table-cell office:value-type="float" office:value="1410.61572" calcext:value-type="float">
            <text:p>1410.61572</text:p>
          </table:table-cell>
        </table:table-row>
        <table:table-row table:style-name="ro1">
          <table:table-cell office:value-type="float" office:value="74.90761" calcext:value-type="float">
            <text:p>74.90761</text:p>
          </table:table-cell>
          <table:table-cell office:value-type="float" office:value="1012.73096" calcext:value-type="float">
            <text:p>1012.73096</text:p>
          </table:table-cell>
          <table:table-cell office:value-type="float" office:value="1387.26904" calcext:value-type="float">
            <text:p>1387.26904</text:p>
          </table:table-cell>
        </table:table-row>
        <table:table-row table:style-name="ro1">
          <table:table-cell office:value-type="float" office:value="70.84865" calcext:value-type="float">
            <text:p>70.84865</text:p>
          </table:table-cell>
          <table:table-cell office:value-type="float" office:value="1022.87836" calcext:value-type="float">
            <text:p>1022.87836</text:p>
          </table:table-cell>
          <table:table-cell office:value-type="float" office:value="1377.12158" calcext:value-type="float">
            <text:p>1377.12158</text:p>
          </table:table-cell>
        </table:table-row>
        <table:table-row table:style-name="ro1">
          <table:table-cell office:value-type="float" office:value="71.47428" calcext:value-type="float">
            <text:p>71.47428</text:p>
          </table:table-cell>
          <table:table-cell office:value-type="float" office:value="1021.31427" calcext:value-type="float">
            <text:p>1021.31427</text:p>
          </table:table-cell>
          <table:table-cell office:value-type="float" office:value="1378.68567" calcext:value-type="float">
            <text:p>1378.68567</text:p>
          </table:table-cell>
        </table:table-row>
        <table:table-row table:style-name="ro1">
          <table:table-cell office:value-type="float" office:value="69.39902" calcext:value-type="float">
            <text:p>69.39902</text:p>
          </table:table-cell>
          <table:table-cell office:value-type="float" office:value="1026.50244" calcext:value-type="float">
            <text:p>1026.50244</text:p>
          </table:table-cell>
          <table:table-cell office:value-type="float" office:value="1373.49756" calcext:value-type="float">
            <text:p>1373.49756</text:p>
          </table:table-cell>
        </table:table-row>
        <table:table-row table:style-name="ro1">
          <table:table-cell office:value-type="float" office:value="70.72658" calcext:value-type="float">
            <text:p>70.72658</text:p>
          </table:table-cell>
          <table:table-cell office:value-type="float" office:value="1023.18353" calcext:value-type="float">
            <text:p>1023.18353</text:p>
          </table:table-cell>
          <table:table-cell office:value-type="float" office:value="1376.81641" calcext:value-type="float">
            <text:p>1376.81641</text:p>
          </table:table-cell>
        </table:table-row>
        <table:table-row table:style-name="ro1">
          <table:table-cell office:value-type="float" office:value="66.51502" calcext:value-type="float">
            <text:p>66.51502</text:p>
          </table:table-cell>
          <table:table-cell office:value-type="float" office:value="1033.7124" calcext:value-type="float">
            <text:p>1033.7124</text:p>
          </table:table-cell>
          <table:table-cell office:value-type="float" office:value="1366.2876" calcext:value-type="float">
            <text:p>1366.2876</text:p>
          </table:table-cell>
        </table:table-row>
        <table:table-row table:style-name="ro1">
          <table:table-cell office:value-type="float" office:value="68.6208" calcext:value-type="float">
            <text:p>68.6208</text:p>
          </table:table-cell>
          <table:table-cell office:value-type="float" office:value="1028.448" calcext:value-type="float">
            <text:p>1028.448</text:p>
          </table:table-cell>
          <table:table-cell office:value-type="float" office:value="1371.552" calcext:value-type="float">
            <text:p>1371.552</text:p>
          </table:table-cell>
        </table:table-row>
        <table:table-row table:style-name="ro1">
          <table:table-cell office:value-type="float" office:value="64.07354" calcext:value-type="float">
            <text:p>64.07354</text:p>
          </table:table-cell>
          <table:table-cell office:value-type="float" office:value="1039.81616" calcext:value-type="float">
            <text:p>1039.81616</text:p>
          </table:table-cell>
          <table:table-cell office:value-type="float" office:value="1360.18384" calcext:value-type="float">
            <text:p>1360.18384</text:p>
          </table:table-cell>
        </table:table-row>
        <table:table-row table:style-name="ro1">
          <table:table-cell office:value-type="float" office:value="68.37665" calcext:value-type="float">
            <text:p>68.37665</text:p>
          </table:table-cell>
          <table:table-cell office:value-type="float" office:value="1029.05835" calcext:value-type="float">
            <text:p>1029.05835</text:p>
          </table:table-cell>
          <table:table-cell office:value-type="float" office:value="1370.94165" calcext:value-type="float">
            <text:p>1370.94165</text:p>
          </table:table-cell>
        </table:table-row>
        <table:table-row table:style-name="ro1">
          <table:table-cell office:value-type="float" office:value="63.82939" calcext:value-type="float">
            <text:p>63.82939</text:p>
          </table:table-cell>
          <table:table-cell office:value-type="float" office:value="1040.42651" calcext:value-type="float">
            <text:p>1040.42651</text:p>
          </table:table-cell>
          <table:table-cell office:value-type="float" office:value="1359.57349" calcext:value-type="float">
            <text:p>1359.57349</text:p>
          </table:table-cell>
        </table:table-row>
        <table:table-row table:style-name="ro1">
          <table:table-cell office:value-type="float" office:value="61.67784" calcext:value-type="float">
            <text:p>61.67784</text:p>
          </table:table-cell>
          <table:table-cell office:value-type="float" office:value="1045.80542" calcext:value-type="float">
            <text:p>1045.80542</text:p>
          </table:table-cell>
          <table:table-cell office:value-type="float" office:value="1354.19458" calcext:value-type="float">
            <text:p>1354.19458</text:p>
          </table:table-cell>
        </table:table-row>
        <table:table-row table:style-name="ro1">
          <table:table-cell office:value-type="float" office:value="62.45606" calcext:value-type="float">
            <text:p>62.45606</text:p>
          </table:table-cell>
          <table:table-cell office:value-type="float" office:value="1043.85986" calcext:value-type="float">
            <text:p>1043.85986</text:p>
          </table:table-cell>
          <table:table-cell office:value-type="float" office:value="1356.14014" calcext:value-type="float">
            <text:p>1356.14014</text:p>
          </table:table-cell>
        </table:table-row>
        <table:table-row table:style-name="ro1">
          <table:table-cell office:value-type="float" office:value="58.62599" calcext:value-type="float">
            <text:p>58.62599</text:p>
          </table:table-cell>
          <table:table-cell office:value-type="float" office:value="1053.43506" calcext:value-type="float">
            <text:p>1053.43506</text:p>
          </table:table-cell>
          <table:table-cell office:value-type="float" office:value="1346.56494" calcext:value-type="float">
            <text:p>1346.56494</text:p>
          </table:table-cell>
        </table:table-row>
        <table:table-row table:style-name="ro1">
          <table:table-cell office:value-type="float" office:value="57.38999" calcext:value-type="float">
            <text:p>57.38999</text:p>
          </table:table-cell>
          <table:table-cell office:value-type="float" office:value="1056.52502" calcext:value-type="float">
            <text:p>1056.52502</text:p>
          </table:table-cell>
          <table:table-cell office:value-type="float" office:value="1343.47498" calcext:value-type="float">
            <text:p>1343.47498</text:p>
          </table:table-cell>
        </table:table-row>
        <table:table-row table:style-name="ro1">
          <table:table-cell office:value-type="float" office:value="53.83458" calcext:value-type="float">
            <text:p>53.83458</text:p>
          </table:table-cell>
          <table:table-cell office:value-type="float" office:value="1065.41357" calcext:value-type="float">
            <text:p>1065.41357</text:p>
          </table:table-cell>
          <table:table-cell office:value-type="float" office:value="1334.58643" calcext:value-type="float">
            <text:p>1334.58643</text:p>
          </table:table-cell>
        </table:table-row>
        <table:table-row table:style-name="ro1">
          <table:table-cell office:value-type="float" office:value="51.97295" calcext:value-type="float">
            <text:p>51.97295</text:p>
          </table:table-cell>
          <table:table-cell office:value-type="float" office:value="1070.06763" calcext:value-type="float">
            <text:p>1070.06763</text:p>
          </table:table-cell>
          <table:table-cell office:value-type="float" office:value="1329.93237" calcext:value-type="float">
            <text:p>1329.93237</text:p>
          </table:table-cell>
        </table:table-row>
        <table:table-row table:style-name="ro1">
          <table:table-cell office:value-type="float" office:value="54.52125" calcext:value-type="float">
            <text:p>54.52125</text:p>
          </table:table-cell>
          <table:table-cell office:value-type="float" office:value="1063.6969" calcext:value-type="float">
            <text:p>1063.6969</text:p>
          </table:table-cell>
          <table:table-cell office:value-type="float" office:value="1336.3031" calcext:value-type="float">
            <text:p>1336.3031</text:p>
          </table:table-cell>
        </table:table-row>
        <table:table-row table:style-name="ro1">
          <table:table-cell office:value-type="float" office:value="55.55888" calcext:value-type="float">
            <text:p>55.55888</text:p>
          </table:table-cell>
          <table:table-cell office:value-type="float" office:value="1061.10278" calcext:value-type="float">
            <text:p>1061.10278</text:p>
          </table:table-cell>
          <table:table-cell office:value-type="float" office:value="1338.89722" calcext:value-type="float">
            <text:p>1338.89722</text:p>
          </table:table-cell>
        </table:table-row>
        <table:table-row table:style-name="ro1">
          <table:table-cell office:value-type="float" office:value="49.36362" calcext:value-type="float">
            <text:p>49.36362</text:p>
          </table:table-cell>
          <table:table-cell office:value-type="float" office:value="1076.59094" calcext:value-type="float">
            <text:p>1076.59094</text:p>
          </table:table-cell>
          <table:table-cell office:value-type="float" office:value="1323.40906" calcext:value-type="float">
            <text:p>1323.40906</text:p>
          </table:table-cell>
        </table:table-row>
        <table:table-row table:style-name="ro1">
          <table:table-cell office:value-type="float" office:value="46.72377" calcext:value-type="float">
            <text:p>46.72377</text:p>
          </table:table-cell>
          <table:table-cell office:value-type="float" office:value="1083.19055" calcext:value-type="float">
            <text:p>1083.19055</text:p>
          </table:table-cell>
          <table:table-cell office:value-type="float" office:value="1316.80945" calcext:value-type="float">
            <text:p>1316.80945</text:p>
          </table:table-cell>
        </table:table-row>
        <table:table-row table:style-name="ro1">
          <table:table-cell office:value-type="float" office:value="45.36569" calcext:value-type="float">
            <text:p>45.36569</text:p>
          </table:table-cell>
          <table:table-cell office:value-type="float" office:value="1086.58582" calcext:value-type="float">
            <text:p>1086.58582</text:p>
          </table:table-cell>
          <table:table-cell office:value-type="float" office:value="1313.41418" calcext:value-type="float">
            <text:p>1313.41418</text:p>
          </table:table-cell>
        </table:table-row>
        <table:table-row table:style-name="ro1">
          <table:table-cell office:value-type="float" office:value="46.32703" calcext:value-type="float">
            <text:p>46.32703</text:p>
          </table:table-cell>
          <table:table-cell office:value-type="float" office:value="1084.18237" calcext:value-type="float">
            <text:p>1084.18237</text:p>
          </table:table-cell>
          <table:table-cell office:value-type="float" office:value="1315.81763" calcext:value-type="float">
            <text:p>1315.81763</text:p>
          </table:table-cell>
        </table:table-row>
        <table:table-row table:style-name="ro1">
          <table:table-cell office:value-type="float" office:value="47.53251" calcext:value-type="float">
            <text:p>47.53251</text:p>
          </table:table-cell>
          <table:table-cell office:value-type="float" office:value="1081.1687" calcext:value-type="float">
            <text:p>1081.1687</text:p>
          </table:table-cell>
          <table:table-cell office:value-type="float" office:value="1318.8313" calcext:value-type="float">
            <text:p>1318.8313</text:p>
          </table:table-cell>
        </table:table-row>
        <table:table-row table:style-name="ro1">
          <table:table-cell office:value-type="float" office:value="44.02288" calcext:value-type="float">
            <text:p>44.02288</text:p>
          </table:table-cell>
          <table:table-cell office:value-type="float" office:value="1089.94275" calcext:value-type="float">
            <text:p>1089.94275</text:p>
          </table:table-cell>
          <table:table-cell office:value-type="float" office:value="1310.05725" calcext:value-type="float">
            <text:p>1310.05725</text:p>
          </table:table-cell>
        </table:table-row>
        <table:table-row table:style-name="ro1">
          <table:table-cell office:value-type="float" office:value="42.93947" calcext:value-type="float">
            <text:p>42.93947</text:p>
          </table:table-cell>
          <table:table-cell office:value-type="float" office:value="1092.65137" calcext:value-type="float">
            <text:p>1092.65137</text:p>
          </table:table-cell>
          <table:table-cell office:value-type="float" office:value="1307.34863" calcext:value-type="float">
            <text:p>1307.34863</text:p>
          </table:table-cell>
        </table:table-row>
        <table:table-row table:style-name="ro1">
          <table:table-cell office:value-type="float" office:value="47.65458" calcext:value-type="float">
            <text:p>47.65458</text:p>
          </table:table-cell>
          <table:table-cell office:value-type="float" office:value="1080.86353" calcext:value-type="float">
            <text:p>1080.86353</text:p>
          </table:table-cell>
          <table:table-cell office:value-type="float" office:value="1319.13647" calcext:value-type="float">
            <text:p>1319.13647</text:p>
          </table:table-cell>
        </table:table-row>
        <table:table-row table:style-name="ro1">
          <table:table-cell office:value-type="float" office:value="45.99132" calcext:value-type="float">
            <text:p>45.99132</text:p>
          </table:table-cell>
          <table:table-cell office:value-type="float" office:value="1085.02173" calcext:value-type="float">
            <text:p>1085.02173</text:p>
          </table:table-cell>
          <table:table-cell office:value-type="float" office:value="1314.97827" calcext:value-type="float">
            <text:p>1314.97827</text:p>
          </table:table-cell>
        </table:table-row>
        <table:table-row table:style-name="ro1">
          <table:table-cell office:value-type="float" office:value="41.52036" calcext:value-type="float">
            <text:p>41.52036</text:p>
          </table:table-cell>
          <table:table-cell office:value-type="float" office:value="1096.1991" calcext:value-type="float">
            <text:p>1096.1991</text:p>
          </table:table-cell>
          <table:table-cell office:value-type="float" office:value="1303.8009" calcext:value-type="float">
            <text:p>1303.8009</text:p>
          </table:table-cell>
        </table:table-row>
        <table:table-row table:style-name="ro1">
          <table:table-cell office:value-type="float" office:value="40.04021" calcext:value-type="float">
            <text:p>40.04021</text:p>
          </table:table-cell>
          <table:table-cell office:value-type="float" office:value="1099.89941" calcext:value-type="float">
            <text:p>1099.89941</text:p>
          </table:table-cell>
          <table:table-cell office:value-type="float" office:value="1300.10059" calcext:value-type="float">
            <text:p>1300.10059</text:p>
          </table:table-cell>
        </table:table-row>
        <table:table-row table:style-name="ro1">
          <table:table-cell office:value-type="float" office:value="47.99028" calcext:value-type="float">
            <text:p>47.99028</text:p>
          </table:table-cell>
          <table:table-cell office:value-type="float" office:value="1080.02429" calcext:value-type="float">
            <text:p>1080.02429</text:p>
          </table:table-cell>
          <table:table-cell office:value-type="float" office:value="1319.97571" calcext:value-type="float">
            <text:p>1319.97571</text:p>
          </table:table-cell>
        </table:table-row>
        <table:table-row table:style-name="ro1">
          <table:table-cell office:value-type="float" office:value="46.49488" calcext:value-type="float">
            <text:p>46.49488</text:p>
          </table:table-cell>
          <table:table-cell office:value-type="float" office:value="1083.76282" calcext:value-type="float">
            <text:p>1083.76282</text:p>
          </table:table-cell>
          <table:table-cell office:value-type="float" office:value="1316.23718" calcext:value-type="float">
            <text:p>1316.23718</text:p>
          </table:table-cell>
        </table:table-row>
        <table:table-row table:style-name="ro1">
          <table:table-cell office:value-type="float" office:value="43.38199" calcext:value-type="float">
            <text:p>43.38199</text:p>
          </table:table-cell>
          <table:table-cell office:value-type="float" office:value="1091.54504" calcext:value-type="float">
            <text:p>1091.54504</text:p>
          </table:table-cell>
          <table:table-cell office:value-type="float" office:value="1308.45496" calcext:value-type="float">
            <text:p>1308.45496</text:p>
          </table:table-cell>
        </table:table-row>
        <table:table-row table:style-name="ro1">
          <table:table-cell office:value-type="float" office:value="39.79607" calcext:value-type="float">
            <text:p>39.79607</text:p>
          </table:table-cell>
          <table:table-cell office:value-type="float" office:value="1100.50989" calcext:value-type="float">
            <text:p>1100.50989</text:p>
          </table:table-cell>
          <table:table-cell office:value-type="float" office:value="1299.49011" calcext:value-type="float">
            <text:p>1299.49011</text:p>
          </table:table-cell>
        </table:table-row>
        <table:table-row table:style-name="ro1">
          <table:table-cell office:value-type="float" office:value="40.90999" calcext:value-type="float">
            <text:p>40.90999</text:p>
          </table:table-cell>
          <table:table-cell office:value-type="float" office:value="1097.72498" calcext:value-type="float">
            <text:p>1097.72498</text:p>
          </table:table-cell>
          <table:table-cell office:value-type="float" office:value="1302.27502" calcext:value-type="float">
            <text:p>1302.27502</text:p>
          </table:table-cell>
        </table:table-row>
        <table:table-row table:style-name="ro1">
          <table:table-cell office:value-type="float" office:value="43.06155" calcext:value-type="float">
            <text:p>43.06155</text:p>
          </table:table-cell>
          <table:table-cell office:value-type="float" office:value="1092.34619" calcext:value-type="float">
            <text:p>1092.34619</text:p>
          </table:table-cell>
          <table:table-cell office:value-type="float" office:value="1307.65381" calcext:value-type="float">
            <text:p>1307.65381</text:p>
          </table:table-cell>
        </table:table-row>
        <table:table-row table:style-name="ro1">
          <table:table-cell office:value-type="float" office:value="39.23147" calcext:value-type="float">
            <text:p>39.23147</text:p>
          </table:table-cell>
          <table:table-cell office:value-type="float" office:value="1101.92126" calcext:value-type="float">
            <text:p>1101.92126</text:p>
          </table:table-cell>
          <table:table-cell office:value-type="float" office:value="1298.07874" calcext:value-type="float">
            <text:p>1298.07874</text:p>
          </table:table-cell>
        </table:table-row>
        <table:table-row table:style-name="ro1">
          <table:table-cell office:value-type="float" office:value="37.98021" calcext:value-type="float">
            <text:p>37.98021</text:p>
          </table:table-cell>
          <table:table-cell office:value-type="float" office:value="1105.04944" calcext:value-type="float">
            <text:p>1105.04944</text:p>
          </table:table-cell>
          <table:table-cell office:value-type="float" office:value="1294.95056" calcext:value-type="float">
            <text:p>1294.95056</text:p>
          </table:table-cell>
        </table:table-row>
        <table:table-row table:style-name="ro1">
          <table:table-cell office:value-type="float" office:value="48.35651" calcext:value-type="float">
            <text:p>48.35651</text:p>
          </table:table-cell>
          <table:table-cell office:value-type="float" office:value="1079.10876" calcext:value-type="float">
            <text:p>1079.10876</text:p>
          </table:table-cell>
          <table:table-cell office:value-type="float" office:value="1320.89124" calcext:value-type="float">
            <text:p>1320.89124</text:p>
          </table:table-cell>
        </table:table-row>
        <table:table-row table:style-name="ro1">
          <table:table-cell office:value-type="float" office:value="41.39829" calcext:value-type="float">
            <text:p>41.39829</text:p>
          </table:table-cell>
          <table:table-cell office:value-type="float" office:value="1096.50427" calcext:value-type="float">
            <text:p>1096.50427</text:p>
          </table:table-cell>
          <table:table-cell office:value-type="float" office:value="1303.49573" calcext:value-type="float">
            <text:p>1303.49573</text:p>
          </table:table-cell>
        </table:table-row>
        <table:table-row table:style-name="ro1">
          <table:table-cell office:value-type="float" office:value="34.94362" calcext:value-type="float">
            <text:p>34.94362</text:p>
          </table:table-cell>
          <table:table-cell office:value-type="float" office:value="1112.64099" calcext:value-type="float">
            <text:p>1112.64099</text:p>
          </table:table-cell>
          <table:table-cell office:value-type="float" office:value="1287.35901" calcext:value-type="float">
            <text:p>1287.35901</text:p>
          </table:table-cell>
        </table:table-row>
        <table:table-row table:style-name="ro1">
          <table:table-cell office:value-type="float" office:value="37.11044" calcext:value-type="float">
            <text:p>37.11044</text:p>
          </table:table-cell>
          <table:table-cell office:value-type="float" office:value="1107.22388" calcext:value-type="float">
            <text:p>1107.22388</text:p>
          </table:table-cell>
          <table:table-cell office:value-type="float" office:value="1292.77612" calcext:value-type="float">
            <text:p>1292.77612</text:p>
          </table:table-cell>
        </table:table-row>
        <table:table-row table:style-name="ro1">
          <table:table-cell office:value-type="float" office:value="40.08599" calcext:value-type="float">
            <text:p>40.08599</text:p>
          </table:table-cell>
          <table:table-cell office:value-type="float" office:value="1099.78503" calcext:value-type="float">
            <text:p>1099.78503</text:p>
          </table:table-cell>
          <table:table-cell office:value-type="float" office:value="1300.21497" calcext:value-type="float">
            <text:p>1300.21497</text:p>
          </table:table-cell>
        </table:table-row>
        <table:table-row table:style-name="ro1">
          <table:table-cell office:value-type="float" office:value="39.35355" calcext:value-type="float">
            <text:p>39.35355</text:p>
          </table:table-cell>
          <table:table-cell office:value-type="float" office:value="1101.61609" calcext:value-type="float">
            <text:p>1101.61609</text:p>
          </table:table-cell>
          <table:table-cell office:value-type="float" office:value="1298.38391" calcext:value-type="float">
            <text:p>1298.38391</text:p>
          </table:table-cell>
        </table:table-row>
        <table:table-row table:style-name="ro1">
          <table:table-cell office:value-type="float" office:value="44.16021" calcext:value-type="float">
            <text:p>44.16021</text:p>
          </table:table-cell>
          <table:table-cell office:value-type="float" office:value="1089.59949" calcext:value-type="float">
            <text:p>1089.59949</text:p>
          </table:table-cell>
          <table:table-cell office:value-type="float" office:value="1310.40051" calcext:value-type="float">
            <text:p>1310.40051</text:p>
          </table:table-cell>
        </table:table-row>
        <table:table-row table:style-name="ro1">
          <table:table-cell office:value-type="float" office:value="44.4654" calcext:value-type="float">
            <text:p>44.4654</text:p>
          </table:table-cell>
          <table:table-cell office:value-type="float" office:value="1088.83655" calcext:value-type="float">
            <text:p>1088.83655</text:p>
          </table:table-cell>
          <table:table-cell office:value-type="float" office:value="1311.16345" calcext:value-type="float">
            <text:p>1311.16345</text:p>
          </table:table-cell>
        </table:table-row>
        <table:table-row table:style-name="ro1">
          <table:table-cell office:value-type="float" office:value="39.53666" calcext:value-type="float">
            <text:p>39.53666</text:p>
          </table:table-cell>
          <table:table-cell office:value-type="float" office:value="1101.15833" calcext:value-type="float">
            <text:p>1101.15833</text:p>
          </table:table-cell>
          <table:table-cell office:value-type="float" office:value="1298.84167" calcext:value-type="float">
            <text:p>1298.84167</text:p>
          </table:table-cell>
        </table:table-row>
        <table:table-row table:style-name="ro1">
          <table:table-cell office:value-type="float" office:value="30.51844" calcext:value-type="float">
            <text:p>30.51844</text:p>
          </table:table-cell>
          <table:table-cell office:value-type="float" office:value="1123.70386" calcext:value-type="float">
            <text:p>1123.70386</text:p>
          </table:table-cell>
          <table:table-cell office:value-type="float" office:value="1276.29614" calcext:value-type="float">
            <text:p>1276.29614</text:p>
          </table:table-cell>
        </table:table-row>
        <table:table-row table:style-name="ro1">
          <table:table-cell office:value-type="float" office:value="31.84599" calcext:value-type="float">
            <text:p>31.84599</text:p>
          </table:table-cell>
          <table:table-cell office:value-type="float" office:value="1120.38501" calcext:value-type="float">
            <text:p>1120.38501</text:p>
          </table:table-cell>
          <table:table-cell office:value-type="float" office:value="1279.61499" calcext:value-type="float">
            <text:p>1279.61499</text:p>
          </table:table-cell>
        </table:table-row>
        <table:table-row table:style-name="ro1">
          <table:table-cell office:value-type="float" office:value="30.93044" calcext:value-type="float">
            <text:p>30.93044</text:p>
          </table:table-cell>
          <table:table-cell office:value-type="float" office:value="1122.67395" calcext:value-type="float">
            <text:p>1122.67395</text:p>
          </table:table-cell>
          <table:table-cell office:value-type="float" office:value="1277.32605" calcext:value-type="float">
            <text:p>1277.32605</text:p>
          </table:table-cell>
        </table:table-row>
        <table:table-row table:style-name="ro1">
          <table:table-cell office:value-type="float" office:value="29.83177" calcext:value-type="float">
            <text:p>29.83177</text:p>
          </table:table-cell>
          <table:table-cell office:value-type="float" office:value="1125.42053" calcext:value-type="float">
            <text:p>1125.42053</text:p>
          </table:table-cell>
          <table:table-cell office:value-type="float" office:value="1274.57947" calcext:value-type="float">
            <text:p>1274.57947</text:p>
          </table:table-cell>
        </table:table-row>
        <table:table-row table:style-name="ro1">
          <table:table-cell office:value-type="float" office:value="39.20095" calcext:value-type="float">
            <text:p>39.20095</text:p>
          </table:table-cell>
          <table:table-cell office:value-type="float" office:value="1101.99756" calcext:value-type="float">
            <text:p>1101.99756</text:p>
          </table:table-cell>
          <table:table-cell office:value-type="float" office:value="1298.00244" calcext:value-type="float">
            <text:p>1298.00244</text:p>
          </table:table-cell>
        </table:table-row>
        <table:table-row table:style-name="ro1">
          <table:table-cell office:value-type="float" office:value="40.43695" calcext:value-type="float">
            <text:p>40.43695</text:p>
          </table:table-cell>
          <table:table-cell office:value-type="float" office:value="1098.90759" calcext:value-type="float">
            <text:p>1098.90759</text:p>
          </table:table-cell>
          <table:table-cell office:value-type="float" office:value="1301.09241" calcext:value-type="float">
            <text:p>1301.09241</text:p>
          </table:table-cell>
        </table:table-row>
        <table:table-row table:style-name="ro1">
          <table:table-cell office:value-type="float" office:value="34.95888" calcext:value-type="float">
            <text:p>34.95888</text:p>
          </table:table-cell>
          <table:table-cell office:value-type="float" office:value="1112.60278" calcext:value-type="float">
            <text:p>1112.60278</text:p>
          </table:table-cell>
          <table:table-cell office:value-type="float" office:value="1287.39722" calcext:value-type="float">
            <text:p>1287.39722</text:p>
          </table:table-cell>
        </table:table-row>
        <table:table-row table:style-name="ro1">
          <table:table-cell office:value-type="float" office:value="33.43296" calcext:value-type="float">
            <text:p>33.43296</text:p>
          </table:table-cell>
          <table:table-cell office:value-type="float" office:value="1116.4176" calcext:value-type="float">
            <text:p>1116.4176</text:p>
          </table:table-cell>
          <table:table-cell office:value-type="float" office:value="1283.5824" calcext:value-type="float">
            <text:p>1283.5824</text:p>
          </table:table-cell>
        </table:table-row>
        <table:table-row table:style-name="ro1">
          <table:table-cell office:value-type="float" office:value="30.1217" calcext:value-type="float">
            <text:p>30.1217</text:p>
          </table:table-cell>
          <table:table-cell office:value-type="float" office:value="1124.6958" calcext:value-type="float">
            <text:p>1124.6958</text:p>
          </table:table-cell>
          <table:table-cell office:value-type="float" office:value="1275.3042" calcext:value-type="float">
            <text:p>1275.3042</text:p>
          </table:table-cell>
        </table:table-row>
        <table:table-row table:style-name="ro1">
          <table:table-cell office:value-type="float" office:value="23.25503" calcext:value-type="float">
            <text:p>23.25503</text:p>
          </table:table-cell>
          <table:table-cell office:value-type="float" office:value="1141.86243" calcext:value-type="float">
            <text:p>1141.86243</text:p>
          </table:table-cell>
          <table:table-cell office:value-type="float" office:value="1258.13757" calcext:value-type="float">
            <text:p>1258.13757</text:p>
          </table:table-cell>
        </table:table-row>
        <table:table-row table:style-name="ro1">
          <table:table-cell office:value-type="float" office:value="29.20614" calcext:value-type="float">
            <text:p>29.20614</text:p>
          </table:table-cell>
          <table:table-cell office:value-type="float" office:value="1126.98462" calcext:value-type="float">
            <text:p>1126.98462</text:p>
          </table:table-cell>
          <table:table-cell office:value-type="float" office:value="1273.01538" calcext:value-type="float">
            <text:p>1273.01538</text:p>
          </table:table-cell>
        </table:table-row>
        <table:table-row table:style-name="ro1">
          <table:table-cell office:value-type="float" office:value="39.42984" calcext:value-type="float">
            <text:p>39.42984</text:p>
          </table:table-cell>
          <table:table-cell office:value-type="float" office:value="1101.42542" calcext:value-type="float">
            <text:p>1101.42542</text:p>
          </table:table-cell>
          <table:table-cell office:value-type="float" office:value="1298.57458" calcext:value-type="float">
            <text:p>1298.57458</text:p>
          </table:table-cell>
        </table:table-row>
        <table:table-row table:style-name="ro1">
          <table:table-cell office:value-type="float" office:value="40.23858" calcext:value-type="float">
            <text:p>40.23858</text:p>
          </table:table-cell>
          <table:table-cell office:value-type="float" office:value="1099.40356" calcext:value-type="float">
            <text:p>1099.40356</text:p>
          </table:table-cell>
          <table:table-cell office:value-type="float" office:value="1300.59644" calcext:value-type="float">
            <text:p>1300.59644</text:p>
          </table:table-cell>
        </table:table-row>
        <table:table-row table:style-name="ro1">
          <table:table-cell office:value-type="float" office:value="47.04421" calcext:value-type="float">
            <text:p>47.04421</text:p>
          </table:table-cell>
          <table:table-cell office:value-type="float" office:value="1082.38953" calcext:value-type="float">
            <text:p>1082.38953</text:p>
          </table:table-cell>
          <table:table-cell office:value-type="float" office:value="1317.61047" calcext:value-type="float">
            <text:p>1317.61047</text:p>
          </table:table-cell>
        </table:table-row>
        <table:table-row table:style-name="ro1">
          <table:table-cell office:value-type="float" office:value="45.31992" calcext:value-type="float">
            <text:p>45.31992</text:p>
          </table:table-cell>
          <table:table-cell office:value-type="float" office:value="1086.7002" calcext:value-type="float">
            <text:p>1086.7002</text:p>
          </table:table-cell>
          <table:table-cell office:value-type="float" office:value="1313.2998" calcext:value-type="float">
            <text:p>1313.2998</text:p>
          </table:table-cell>
        </table:table-row>
        <table:table-row table:style-name="ro1">
          <table:table-cell office:value-type="float" office:value="40.10125" calcext:value-type="float">
            <text:p>40.10125</text:p>
          </table:table-cell>
          <table:table-cell office:value-type="float" office:value="1099.74683" calcext:value-type="float">
            <text:p>1099.74683</text:p>
          </table:table-cell>
          <table:table-cell office:value-type="float" office:value="1300.25317" calcext:value-type="float">
            <text:p>1300.25317</text:p>
          </table:table-cell>
        </table:table-row>
        <table:table-row table:style-name="ro1">
          <table:table-cell office:value-type="float" office:value="35.24881" calcext:value-type="float">
            <text:p>35.24881</text:p>
          </table:table-cell>
          <table:table-cell office:value-type="float" office:value="1111.87793" calcext:value-type="float">
            <text:p>1111.87793</text:p>
          </table:table-cell>
          <table:table-cell office:value-type="float" office:value="1288.12207" calcext:value-type="float">
            <text:p>1288.12207</text:p>
          </table:table-cell>
        </table:table-row>
        <table:table-row table:style-name="ro1">
          <table:table-cell office:value-type="float" office:value="31.25088" calcext:value-type="float">
            <text:p>31.25088</text:p>
          </table:table-cell>
          <table:table-cell office:value-type="float" office:value="1121.8728" calcext:value-type="float">
            <text:p>1121.8728</text:p>
          </table:table-cell>
          <table:table-cell office:value-type="float" office:value="1278.1272" calcext:value-type="float">
            <text:p>1278.1272</text:p>
          </table:table-cell>
        </table:table-row>
        <table:table-row table:style-name="ro1">
          <table:table-cell office:value-type="float" office:value="30.21325" calcext:value-type="float">
            <text:p>30.21325</text:p>
          </table:table-cell>
          <table:table-cell office:value-type="float" office:value="1124.46692" calcext:value-type="float">
            <text:p>1124.46692</text:p>
          </table:table-cell>
          <table:table-cell office:value-type="float" office:value="1275.53308" calcext:value-type="float">
            <text:p>1275.53308</text:p>
          </table:table-cell>
        </table:table-row>
        <table:table-row table:style-name="ro1">
          <table:table-cell office:value-type="float" office:value="38.07177" calcext:value-type="float">
            <text:p>38.07177</text:p>
          </table:table-cell>
          <table:table-cell office:value-type="float" office:value="1104.82056" calcext:value-type="float">
            <text:p>1104.82056</text:p>
          </table:table-cell>
          <table:table-cell office:value-type="float" office:value="1295.17944" calcext:value-type="float">
            <text:p>1295.17944</text:p>
          </table:table-cell>
        </table:table-row>
        <table:table-row table:style-name="ro1">
          <table:table-cell office:value-type="float" office:value="33.38718" calcext:value-type="float">
            <text:p>33.38718</text:p>
          </table:table-cell>
          <table:table-cell office:value-type="float" office:value="1116.5321" calcext:value-type="float">
            <text:p>1116.5321</text:p>
          </table:table-cell>
          <table:table-cell office:value-type="float" office:value="1283.4679" calcext:value-type="float">
            <text:p>1283.4679</text:p>
          </table:table-cell>
        </table:table-row>
        <table:table-row table:style-name="ro1">
          <table:table-cell office:value-type="float" office:value="38.48377" calcext:value-type="float">
            <text:p>38.48377</text:p>
          </table:table-cell>
          <table:table-cell office:value-type="float" office:value="1103.79053" calcext:value-type="float">
            <text:p>1103.79053</text:p>
          </table:table-cell>
          <table:table-cell office:value-type="float" office:value="1296.20947" calcext:value-type="float">
            <text:p>1296.20947</text:p>
          </table:table-cell>
        </table:table-row>
        <table:table-row table:style-name="ro1">
          <table:table-cell office:value-type="float" office:value="42.06969" calcext:value-type="float">
            <text:p>42.06969</text:p>
          </table:table-cell>
          <table:table-cell office:value-type="float" office:value="1094.82581" calcext:value-type="float">
            <text:p>1094.82581</text:p>
          </table:table-cell>
          <table:table-cell office:value-type="float" office:value="1305.17419" calcext:value-type="float">
            <text:p>1305.17419</text:p>
          </table:table-cell>
        </table:table-row>
        <table:table-row table:style-name="ro1">
          <table:table-cell office:value-type="float" office:value="35.35562" calcext:value-type="float">
            <text:p>35.35562</text:p>
          </table:table-cell>
          <table:table-cell office:value-type="float" office:value="1111.61096" calcext:value-type="float">
            <text:p>1111.61096</text:p>
          </table:table-cell>
          <table:table-cell office:value-type="float" office:value="1288.38904" calcext:value-type="float">
            <text:p>1288.38904</text:p>
          </table:table-cell>
        </table:table-row>
        <table:table-row table:style-name="ro1">
          <table:table-cell office:value-type="float" office:value="34.47058" calcext:value-type="float">
            <text:p>34.47058</text:p>
          </table:table-cell>
          <table:table-cell office:value-type="float" office:value="1113.82349" calcext:value-type="float">
            <text:p>1113.82349</text:p>
          </table:table-cell>
          <table:table-cell office:value-type="float" office:value="1286.17651" calcext:value-type="float">
            <text:p>1286.17651</text:p>
          </table:table-cell>
        </table:table-row>
        <table:table-row table:style-name="ro1">
          <table:table-cell office:value-type="float" office:value="34.76051" calcext:value-type="float">
            <text:p>34.76051</text:p>
          </table:table-cell>
          <table:table-cell office:value-type="float" office:value="1113.09875" calcext:value-type="float">
            <text:p>1113.09875</text:p>
          </table:table-cell>
          <table:table-cell office:value-type="float" office:value="1286.90125" calcext:value-type="float">
            <text:p>1286.90125</text:p>
          </table:table-cell>
        </table:table-row>
        <table:table-row table:style-name="ro1">
          <table:table-cell office:value-type="float" office:value="29.6334" calcext:value-type="float">
            <text:p>29.6334</text:p>
          </table:table-cell>
          <table:table-cell office:value-type="float" office:value="1125.9165" calcext:value-type="float">
            <text:p>1125.9165</text:p>
          </table:table-cell>
          <table:table-cell office:value-type="float" office:value="1274.0835" calcext:value-type="float">
            <text:p>1274.0835</text:p>
          </table:table-cell>
        </table:table-row>
        <table:table-row table:style-name="ro1">
          <table:table-cell office:value-type="float" office:value="31.3577" calcext:value-type="float">
            <text:p>31.3577</text:p>
          </table:table-cell>
          <table:table-cell office:value-type="float" office:value="1121.60571" calcext:value-type="float">
            <text:p>1121.60571</text:p>
          </table:table-cell>
          <table:table-cell office:value-type="float" office:value="1278.39429" calcext:value-type="float">
            <text:p>1278.39429</text:p>
          </table:table-cell>
        </table:table-row>
        <table:table-row table:style-name="ro1">
          <table:table-cell office:value-type="float" office:value="31.84599" calcext:value-type="float">
            <text:p>31.84599</text:p>
          </table:table-cell>
          <table:table-cell office:value-type="float" office:value="1120.38501" calcext:value-type="float">
            <text:p>1120.38501</text:p>
          </table:table-cell>
          <table:table-cell office:value-type="float" office:value="1279.61499" calcext:value-type="float">
            <text:p>1279.61499</text:p>
          </table:table-cell>
        </table:table-row>
        <table:table-row table:style-name="ro1">
          <table:table-cell office:value-type="float" office:value="31.78496" calcext:value-type="float">
            <text:p>31.78496</text:p>
          </table:table-cell>
          <table:table-cell office:value-type="float" office:value="1120.5376" calcext:value-type="float">
            <text:p>1120.5376</text:p>
          </table:table-cell>
          <table:table-cell office:value-type="float" office:value="1279.4624" calcext:value-type="float">
            <text:p>1279.4624</text:p>
          </table:table-cell>
        </table:table-row>
        <table:table-row table:style-name="ro1">
          <table:table-cell office:value-type="float" office:value="29.96911" calcext:value-type="float">
            <text:p>29.96911</text:p>
          </table:table-cell>
          <table:table-cell office:value-type="float" office:value="1125.07727" calcext:value-type="float">
            <text:p>1125.07727</text:p>
          </table:table-cell>
          <table:table-cell office:value-type="float" office:value="1274.92273" calcext:value-type="float">
            <text:p>1274.92273</text:p>
          </table:table-cell>
        </table:table-row>
        <table:table-row table:style-name="ro1">
          <table:table-cell office:value-type="float" office:value="32.5937" calcext:value-type="float">
            <text:p>32.5937</text:p>
          </table:table-cell>
          <table:table-cell office:value-type="float" office:value="1118.51575" calcext:value-type="float">
            <text:p>1118.51575</text:p>
          </table:table-cell>
          <table:table-cell office:value-type="float" office:value="1281.48425" calcext:value-type="float">
            <text:p>1281.48425</text:p>
          </table:table-cell>
        </table:table-row>
        <table:table-row table:style-name="ro1">
          <table:table-cell office:value-type="float" office:value="28.64155" calcext:value-type="float">
            <text:p>28.64155</text:p>
          </table:table-cell>
          <table:table-cell office:value-type="float" office:value="1128.39612" calcext:value-type="float">
            <text:p>1128.39612</text:p>
          </table:table-cell>
          <table:table-cell office:value-type="float" office:value="1271.60388" calcext:value-type="float">
            <text:p>1271.60388</text:p>
          </table:table-cell>
        </table:table-row>
        <table:table-row table:style-name="ro1">
          <table:table-cell office:value-type="float" office:value="25.89488" calcext:value-type="float">
            <text:p>25.89488</text:p>
          </table:table-cell>
          <table:table-cell office:value-type="float" office:value="1135.26282" calcext:value-type="float">
            <text:p>1135.26282</text:p>
          </table:table-cell>
          <table:table-cell office:value-type="float" office:value="1264.73718" calcext:value-type="float">
            <text:p>1264.73718</text:p>
          </table:table-cell>
        </table:table-row>
        <table:table-row table:style-name="ro1">
          <table:table-cell office:value-type="float" office:value="29.37399" calcext:value-type="float">
            <text:p>29.37399</text:p>
          </table:table-cell>
          <table:table-cell office:value-type="float" office:value="1126.56506" calcext:value-type="float">
            <text:p>1126.56506</text:p>
          </table:table-cell>
          <table:table-cell office:value-type="float" office:value="1273.43494" calcext:value-type="float">
            <text:p>1273.43494</text:p>
          </table:table-cell>
        </table:table-row>
        <table:table-row table:style-name="ro1">
          <table:table-cell office:value-type="float" office:value="26.61207" calcext:value-type="float">
            <text:p>26.61207</text:p>
          </table:table-cell>
          <table:table-cell office:value-type="float" office:value="1133.46985" calcext:value-type="float">
            <text:p>1133.46985</text:p>
          </table:table-cell>
          <table:table-cell office:value-type="float" office:value="1266.53015" calcext:value-type="float">
            <text:p>1266.53015</text:p>
          </table:table-cell>
        </table:table-row>
        <table:table-row table:style-name="ro1">
          <table:table-cell office:value-type="float" office:value="20.70674" calcext:value-type="float">
            <text:p>20.70674</text:p>
          </table:table-cell>
          <table:table-cell office:value-type="float" office:value="1148.23315" calcext:value-type="float">
            <text:p>1148.23315</text:p>
          </table:table-cell>
          <table:table-cell office:value-type="float" office:value="1251.76685" calcext:value-type="float">
            <text:p>1251.76685</text:p>
          </table:table-cell>
        </table:table-row>
        <table:table-row table:style-name="ro1">
          <table:table-cell office:value-type="float" office:value="23.4534" calcext:value-type="float">
            <text:p>23.4534</text:p>
          </table:table-cell>
          <table:table-cell office:value-type="float" office:value="1141.36646" calcext:value-type="float">
            <text:p>1141.36646</text:p>
          </table:table-cell>
          <table:table-cell office:value-type="float" office:value="1258.63354" calcext:value-type="float">
            <text:p>1258.63354</text:p>
          </table:table-cell>
        </table:table-row>
        <table:table-row table:style-name="ro1">
          <table:table-cell office:value-type="float" office:value="22.99563" calcext:value-type="float">
            <text:p>22.99563</text:p>
          </table:table-cell>
          <table:table-cell office:value-type="float" office:value="1142.51099" calcext:value-type="float">
            <text:p>1142.51099</text:p>
          </table:table-cell>
          <table:table-cell office:value-type="float" office:value="1257.48901" calcext:value-type="float">
            <text:p>1257.48901</text:p>
          </table:table-cell>
        </table:table-row>
        <table:table-row table:style-name="ro1">
          <table:table-cell office:value-type="float" office:value="18.73829" calcext:value-type="float">
            <text:p>18.73829</text:p>
          </table:table-cell>
          <table:table-cell office:value-type="float" office:value="1153.1543" calcext:value-type="float">
            <text:p>1153.1543</text:p>
          </table:table-cell>
          <table:table-cell office:value-type="float" office:value="1246.8457" calcext:value-type="float">
            <text:p>1246.8457</text:p>
          </table:table-cell>
        </table:table-row>
        <table:table-row table:style-name="ro1">
          <table:table-cell office:value-type="float" office:value="17.94481" calcext:value-type="float">
            <text:p>17.94481</text:p>
          </table:table-cell>
          <table:table-cell office:value-type="float" office:value="1155.13794" calcext:value-type="float">
            <text:p>1155.13794</text:p>
          </table:table-cell>
          <table:table-cell office:value-type="float" office:value="1244.86206" calcext:value-type="float">
            <text:p>1244.86206</text:p>
          </table:table-cell>
        </table:table-row>
        <table:table-row table:style-name="ro1">
          <table:table-cell office:value-type="float" office:value="16.03741" calcext:value-type="float">
            <text:p>16.03741</text:p>
          </table:table-cell>
          <table:table-cell office:value-type="float" office:value="1159.90649" calcext:value-type="float">
            <text:p>1159.90649</text:p>
          </table:table-cell>
          <table:table-cell office:value-type="float" office:value="1240.09351" calcext:value-type="float">
            <text:p>1240.09351</text:p>
          </table:table-cell>
        </table:table-row>
        <table:table-row table:style-name="ro1">
          <table:table-cell office:value-type="float" office:value="18.43311" calcext:value-type="float">
            <text:p>18.43311</text:p>
          </table:table-cell>
          <table:table-cell office:value-type="float" office:value="1153.91724" calcext:value-type="float">
            <text:p>1153.91724</text:p>
          </table:table-cell>
          <table:table-cell office:value-type="float" office:value="1246.08276" calcext:value-type="float">
            <text:p>1246.08276</text:p>
          </table:table-cell>
        </table:table-row>
        <table:table-row table:style-name="ro1">
          <table:table-cell office:value-type="float" office:value="18.95192" calcext:value-type="float">
            <text:p>18.95192</text:p>
          </table:table-cell>
          <table:table-cell office:value-type="float" office:value="1152.62024" calcext:value-type="float">
            <text:p>1152.62024</text:p>
          </table:table-cell>
          <table:table-cell office:value-type="float" office:value="1247.37976" calcext:value-type="float">
            <text:p>1247.37976</text:p>
          </table:table-cell>
        </table:table-row>
        <table:table-row table:style-name="ro1">
          <table:table-cell office:value-type="float" office:value="9.94896" calcext:value-type="float">
            <text:p>9.94896</text:p>
          </table:table-cell>
          <table:table-cell office:value-type="float" office:value="1175.12756" calcext:value-type="float">
            <text:p>1175.12756</text:p>
          </table:table-cell>
          <table:table-cell office:value-type="float" office:value="1224.87244" calcext:value-type="float">
            <text:p>1224.87244</text:p>
          </table:table-cell>
        </table:table-row>
        <table:table-row table:style-name="ro1">
          <table:table-cell office:value-type="float" office:value="14.52674" calcext:value-type="float">
            <text:p>14.52674</text:p>
          </table:table-cell>
          <table:table-cell office:value-type="float" office:value="1163.68311" calcext:value-type="float">
            <text:p>1163.68311</text:p>
          </table:table-cell>
          <table:table-cell office:value-type="float" office:value="1236.31689" calcext:value-type="float">
            <text:p>1236.31689</text:p>
          </table:table-cell>
        </table:table-row>
        <table:table-row table:style-name="ro1">
          <table:table-cell office:value-type="float" office:value="15.09133" calcext:value-type="float">
            <text:p>15.09133</text:p>
          </table:table-cell>
          <table:table-cell office:value-type="float" office:value="1162.27173" calcext:value-type="float">
            <text:p>1162.27173</text:p>
          </table:table-cell>
          <table:table-cell office:value-type="float" office:value="1237.72827" calcext:value-type="float">
            <text:p>1237.72827</text:p>
          </table:table-cell>
        </table:table-row>
        <table:table-row table:style-name="ro1">
          <table:table-cell office:value-type="float" office:value="6.69874" calcext:value-type="float">
            <text:p>6.69874</text:p>
          </table:table-cell>
          <table:table-cell office:value-type="float" office:value="1183.25317" calcext:value-type="float">
            <text:p>1183.25317</text:p>
          </table:table-cell>
          <table:table-cell office:value-type="float" office:value="1216.74683" calcext:value-type="float">
            <text:p>1216.74683</text:p>
          </table:table-cell>
        </table:table-row>
        <table:table-row table:style-name="ro1">
          <table:table-cell office:value-type="float" office:value="12.05474" calcext:value-type="float">
            <text:p>12.05474</text:p>
          </table:table-cell>
          <table:table-cell office:value-type="float" office:value="1169.86316" calcext:value-type="float">
            <text:p>1169.86316</text:p>
          </table:table-cell>
          <table:table-cell office:value-type="float" office:value="1230.13684" calcext:value-type="float">
            <text:p>1230.13684</text:p>
          </table:table-cell>
        </table:table-row>
        <table:table-row table:style-name="ro1">
          <table:table-cell office:value-type="float" office:value="10.422" calcext:value-type="float">
            <text:p>10.422</text:p>
          </table:table-cell>
          <table:table-cell office:value-type="float" office:value="1173.94495" calcext:value-type="float">
            <text:p>1173.94495</text:p>
          </table:table-cell>
          <table:table-cell office:value-type="float" office:value="1226.05505" calcext:value-type="float">
            <text:p>1226.05505</text:p>
          </table:table-cell>
        </table:table-row>
        <table:table-row table:style-name="ro1">
          <table:table-cell office:value-type="float" office:value="9.03341" calcext:value-type="float">
            <text:p>9.03341</text:p>
          </table:table-cell>
          <table:table-cell office:value-type="float" office:value="1177.4165" calcext:value-type="float">
            <text:p>1177.4165</text:p>
          </table:table-cell>
          <table:table-cell office:value-type="float" office:value="1222.5835" calcext:value-type="float">
            <text:p>1222.5835</text:p>
          </table:table-cell>
        </table:table-row>
        <table:table-row table:style-name="ro1">
          <table:table-cell office:value-type="float" office:value="-1.46496" calcext:value-type="float">
            <text:p>-1.46496</text:p>
          </table:table-cell>
          <table:table-cell office:value-type="float" office:value="1203.66235" calcext:value-type="float">
            <text:p>1203.66235</text:p>
          </table:table-cell>
          <table:table-cell office:value-type="float" office:value="1196.33765" calcext:value-type="float">
            <text:p>1196.33765</text:p>
          </table:table-cell>
        </table:table-row>
        <table:table-row table:style-name="ro1">
          <table:table-cell office:value-type="float" office:value="-0.56466" calcext:value-type="float">
            <text:p>-0.56466</text:p>
          </table:table-cell>
          <table:table-cell office:value-type="float" office:value="1201.41162" calcext:value-type="float">
            <text:p>1201.41162</text:p>
          </table:table-cell>
          <table:table-cell office:value-type="float" office:value="1198.58838" calcext:value-type="float">
            <text:p>1198.58838</text:p>
          </table:table-cell>
        </table:table-row>
        <table:table-row table:style-name="ro1">
          <table:table-cell office:value-type="float" office:value="-4.94407" calcext:value-type="float">
            <text:p>-4.94407</text:p>
          </table:table-cell>
          <table:table-cell office:value-type="float" office:value="1212.36023" calcext:value-type="float">
            <text:p>1212.36023</text:p>
          </table:table-cell>
          <table:table-cell office:value-type="float" office:value="1187.63977" calcext:value-type="float">
            <text:p>1187.63977</text:p>
          </table:table-cell>
        </table:table-row>
        <table:table-row table:style-name="ro1">
          <table:table-cell office:value-type="float" office:value="-11.01725" calcext:value-type="float">
            <text:p>-11.01725</text:p>
          </table:table-cell>
          <table:table-cell office:value-type="float" office:value="1227.54309" calcext:value-type="float">
            <text:p>1227.54309</text:p>
          </table:table-cell>
          <table:table-cell office:value-type="float" office:value="1172.45691" calcext:value-type="float">
            <text:p>1172.45691</text:p>
          </table:table-cell>
        </table:table-row>
        <table:table-row table:style-name="ro1">
          <table:table-cell office:value-type="float" office:value="-3.41814" calcext:value-type="float">
            <text:p>-3.41814</text:p>
          </table:table-cell>
          <table:table-cell office:value-type="float" office:value="1208.54541" calcext:value-type="float">
            <text:p>1208.54541</text:p>
          </table:table-cell>
          <table:table-cell office:value-type="float" office:value="1191.45459" calcext:value-type="float">
            <text:p>1191.45459</text:p>
          </table:table-cell>
        </table:table-row>
        <table:table-row table:style-name="ro1">
          <table:table-cell office:value-type="float" office:value="-10.69681" calcext:value-type="float">
            <text:p>-10.69681</text:p>
          </table:table-cell>
          <table:table-cell office:value-type="float" office:value="1226.74207" calcext:value-type="float">
            <text:p>1226.74207</text:p>
          </table:table-cell>
          <table:table-cell office:value-type="float" office:value="1173.25793" calcext:value-type="float">
            <text:p>1173.25793</text:p>
          </table:table-cell>
        </table:table-row>
        <table:table-row table:style-name="ro1">
          <table:table-cell office:value-type="float" office:value="-9.6897" calcext:value-type="float">
            <text:p>-9.6897</text:p>
          </table:table-cell>
          <table:table-cell office:value-type="float" office:value="1224.22424" calcext:value-type="float">
            <text:p>1224.22424</text:p>
          </table:table-cell>
          <table:table-cell office:value-type="float" office:value="1175.77576" calcext:value-type="float">
            <text:p>1175.77576</text:p>
          </table:table-cell>
        </table:table-row>
        <table:table-row table:style-name="ro1">
          <table:table-cell office:value-type="float" office:value="-9.58288" calcext:value-type="float">
            <text:p>-9.58288</text:p>
          </table:table-cell>
          <table:table-cell office:value-type="float" office:value="1223.95715" calcext:value-type="float">
            <text:p>1223.95715</text:p>
          </table:table-cell>
          <table:table-cell office:value-type="float" office:value="1176.04285" calcext:value-type="float">
            <text:p>1176.04285</text:p>
          </table:table-cell>
        </table:table-row>
        <table:table-row table:style-name="ro1">
          <table:table-cell office:value-type="float" office:value="-13.71814" calcext:value-type="float">
            <text:p>-13.71814</text:p>
          </table:table-cell>
          <table:table-cell office:value-type="float" office:value="1234.29541" calcext:value-type="float">
            <text:p>1234.29541</text:p>
          </table:table-cell>
          <table:table-cell office:value-type="float" office:value="1165.70459" calcext:value-type="float">
            <text:p>1165.70459</text:p>
          </table:table-cell>
        </table:table-row>
        <table:table-row table:style-name="ro1">
          <table:table-cell office:value-type="float" office:value="-19.73029" calcext:value-type="float">
            <text:p>-19.73029</text:p>
          </table:table-cell>
          <table:table-cell office:value-type="float" office:value="1249.32568" calcext:value-type="float">
            <text:p>1249.32568</text:p>
          </table:table-cell>
          <table:table-cell office:value-type="float" office:value="1150.67432" calcext:value-type="float">
            <text:p>1150.67432</text:p>
          </table:table-cell>
        </table:table-row>
        <table:table-row table:style-name="ro1">
          <table:table-cell office:value-type="float" office:value="-24.20125" calcext:value-type="float">
            <text:p>-24.20125</text:p>
          </table:table-cell>
          <table:table-cell office:value-type="float" office:value="1260.50317" calcext:value-type="float">
            <text:p>1260.50317</text:p>
          </table:table-cell>
          <table:table-cell office:value-type="float" office:value="1139.49683" calcext:value-type="float">
            <text:p>1139.49683</text:p>
          </table:table-cell>
        </table:table-row>
        <table:table-row table:style-name="ro1">
          <table:table-cell office:value-type="float" office:value="-19.53192" calcext:value-type="float">
            <text:p>-19.53192</text:p>
          </table:table-cell>
          <table:table-cell office:value-type="float" office:value="1248.82983" calcext:value-type="float">
            <text:p>1248.82983</text:p>
          </table:table-cell>
          <table:table-cell office:value-type="float" office:value="1151.17017" calcext:value-type="float">
            <text:p>1151.17017</text:p>
          </table:table-cell>
        </table:table-row>
        <table:table-row table:style-name="ro1">
          <table:table-cell office:value-type="float" office:value="-27.2531" calcext:value-type="float">
            <text:p>-27.2531</text:p>
          </table:table-cell>
          <table:table-cell office:value-type="float" office:value="1268.13269" calcext:value-type="float">
            <text:p>1268.13269</text:p>
          </table:table-cell>
          <table:table-cell office:value-type="float" office:value="1131.86731" calcext:value-type="float">
            <text:p>1131.86731</text:p>
          </table:table-cell>
        </table:table-row>
        <table:table-row table:style-name="ro1">
          <table:table-cell office:value-type="float" office:value="-25.63562" calcext:value-type="float">
            <text:p>-25.63562</text:p>
          </table:table-cell>
          <table:table-cell office:value-type="float" office:value="1264.08899" calcext:value-type="float">
            <text:p>1264.08899</text:p>
          </table:table-cell>
          <table:table-cell office:value-type="float" office:value="1135.91101" calcext:value-type="float">
            <text:p>1135.91101</text:p>
          </table:table-cell>
        </table:table-row>
        <table:table-row table:style-name="ro1">
          <table:table-cell office:value-type="float" office:value="-28.38228" calcext:value-type="float">
            <text:p>-28.38228</text:p>
          </table:table-cell>
          <table:table-cell office:value-type="float" office:value="1270.95569" calcext:value-type="float">
            <text:p>1270.95569</text:p>
          </table:table-cell>
          <table:table-cell office:value-type="float" office:value="1129.04431" calcext:value-type="float">
            <text:p>1129.04431</text:p>
          </table:table-cell>
        </table:table-row>
        <table:table-row table:style-name="ro1">
          <table:table-cell office:value-type="float" office:value="-27.19206" calcext:value-type="float">
            <text:p>-27.19206</text:p>
          </table:table-cell>
          <table:table-cell office:value-type="float" office:value="1267.9801" calcext:value-type="float">
            <text:p>1267.9801</text:p>
          </table:table-cell>
          <table:table-cell office:value-type="float" office:value="1132.0199" calcext:value-type="float">
            <text:p>1132.0199</text:p>
          </table:table-cell>
        </table:table-row>
        <table:table-row table:style-name="ro1">
          <table:table-cell office:value-type="float" office:value="-33.46362" calcext:value-type="float">
            <text:p>-33.46362</text:p>
          </table:table-cell>
          <table:table-cell office:value-type="float" office:value="1283.65906" calcext:value-type="float">
            <text:p>1283.65906</text:p>
          </table:table-cell>
          <table:table-cell office:value-type="float" office:value="1116.34094" calcext:value-type="float">
            <text:p>1116.34094</text:p>
          </table:table-cell>
        </table:table-row>
        <table:table-row table:style-name="ro1">
          <table:table-cell office:value-type="float" office:value="-33.4331" calcext:value-type="float">
            <text:p>-33.4331</text:p>
          </table:table-cell>
          <table:table-cell office:value-type="float" office:value="1283.58276" calcext:value-type="float">
            <text:p>1283.58276</text:p>
          </table:table-cell>
          <table:table-cell office:value-type="float" office:value="1116.41724" calcext:value-type="float">
            <text:p>1116.41724</text:p>
          </table:table-cell>
        </table:table-row>
        <table:table-row table:style-name="ro1">
          <table:table-cell office:value-type="float" office:value="-27.10051" calcext:value-type="float">
            <text:p>-27.10051</text:p>
          </table:table-cell>
          <table:table-cell office:value-type="float" office:value="1267.75122" calcext:value-type="float">
            <text:p>1267.75122</text:p>
          </table:table-cell>
          <table:table-cell office:value-type="float" office:value="1132.24878" calcext:value-type="float">
            <text:p>1132.24878</text:p>
          </table:table-cell>
        </table:table-row>
        <table:table-row table:style-name="ro1">
          <table:table-cell office:value-type="float" office:value="-29.90821" calcext:value-type="float">
            <text:p>-29.90821</text:p>
          </table:table-cell>
          <table:table-cell office:value-type="float" office:value="1274.77051" calcext:value-type="float">
            <text:p>1274.77051</text:p>
          </table:table-cell>
          <table:table-cell office:value-type="float" office:value="1125.22949" calcext:value-type="float">
            <text:p>1125.22949</text:p>
          </table:table-cell>
        </table:table-row>
        <table:table-row table:style-name="ro1">
          <table:table-cell office:value-type="float" office:value="-28.62643" calcext:value-type="float">
            <text:p>-28.62643</text:p>
          </table:table-cell>
          <table:table-cell office:value-type="float" office:value="1271.56604" calcext:value-type="float">
            <text:p>1271.56604</text:p>
          </table:table-cell>
          <table:table-cell office:value-type="float" office:value="1128.43396" calcext:value-type="float">
            <text:p>1128.43396</text:p>
          </table:table-cell>
        </table:table-row>
        <table:table-row table:style-name="ro1">
          <table:table-cell office:value-type="float" office:value="-33.0211" calcext:value-type="float">
            <text:p>-33.0211</text:p>
          </table:table-cell>
          <table:table-cell office:value-type="float" office:value="1282.55273" calcext:value-type="float">
            <text:p>1282.55273</text:p>
          </table:table-cell>
          <table:table-cell office:value-type="float" office:value="1117.44727" calcext:value-type="float">
            <text:p>1117.44727</text:p>
          </table:table-cell>
        </table:table-row>
        <table:table-row table:style-name="ro1">
          <table:table-cell office:value-type="float" office:value="-36.54599" calcext:value-type="float">
            <text:p>-36.54599</text:p>
          </table:table-cell>
          <table:table-cell office:value-type="float" office:value="1291.36499" calcext:value-type="float">
            <text:p>1291.36499</text:p>
          </table:table-cell>
          <table:table-cell office:value-type="float" office:value="1108.63501" calcext:value-type="float">
            <text:p>1108.63501</text:p>
          </table:table-cell>
        </table:table-row>
        <table:table-row table:style-name="ro1">
          <table:table-cell office:value-type="float" office:value="-37.8125" calcext:value-type="float">
            <text:p>-37.8125</text:p>
          </table:table-cell>
          <table:table-cell office:value-type="float" office:value="1294.53125" calcext:value-type="float">
            <text:p>1294.53125</text:p>
          </table:table-cell>
          <table:table-cell office:value-type="float" office:value="1105.46875" calcext:value-type="float">
            <text:p>1105.46875</text:p>
          </table:table-cell>
        </table:table-row>
        <table:table-row table:style-name="ro1">
          <table:table-cell office:value-type="float" office:value="-47.38005" calcext:value-type="float">
            <text:p>-47.38005</text:p>
          </table:table-cell>
          <table:table-cell office:value-type="float" office:value="1318.4502" calcext:value-type="float">
            <text:p>1318.4502</text:p>
          </table:table-cell>
          <table:table-cell office:value-type="float" office:value="1081.5498" calcext:value-type="float">
            <text:p>1081.5498</text:p>
          </table:table-cell>
        </table:table-row>
        <table:table-row table:style-name="ro1">
          <table:table-cell office:value-type="float" office:value="-38.57547" calcext:value-type="float">
            <text:p>-38.57547</text:p>
          </table:table-cell>
          <table:table-cell office:value-type="float" office:value="1296.43872" calcext:value-type="float">
            <text:p>1296.43872</text:p>
          </table:table-cell>
          <table:table-cell office:value-type="float" office:value="1103.56128" calcext:value-type="float">
            <text:p>1103.56128</text:p>
          </table:table-cell>
        </table:table-row>
        <table:table-row table:style-name="ro1">
          <table:table-cell office:value-type="float" office:value="-52.94968" calcext:value-type="float">
            <text:p>-52.94968</text:p>
          </table:table-cell>
          <table:table-cell office:value-type="float" office:value="1332.37427" calcext:value-type="float">
            <text:p>1332.37427</text:p>
          </table:table-cell>
          <table:table-cell office:value-type="float" office:value="1067.62573" calcext:value-type="float">
            <text:p>1067.62573</text:p>
          </table:table-cell>
        </table:table-row>
        <table:table-row table:style-name="ro1">
          <table:table-cell office:value-type="float" office:value="-38.7128" calcext:value-type="float">
            <text:p>-38.7128</text:p>
          </table:table-cell>
          <table:table-cell office:value-type="float" office:value="1296.78198" calcext:value-type="float">
            <text:p>1296.78198</text:p>
          </table:table-cell>
          <table:table-cell office:value-type="float" office:value="1103.21802" calcext:value-type="float">
            <text:p>1103.21802</text:p>
          </table:table-cell>
        </table:table-row>
        <table:table-row table:style-name="ro1">
          <table:table-cell office:value-type="float" office:value="-50.88969" calcext:value-type="float">
            <text:p>-50.88969</text:p>
          </table:table-cell>
          <table:table-cell office:value-type="float" office:value="1327.22424" calcext:value-type="float">
            <text:p>1327.22424</text:p>
          </table:table-cell>
          <table:table-cell office:value-type="float" office:value="1072.77576" calcext:value-type="float">
            <text:p>1072.77576</text:p>
          </table:table-cell>
        </table:table-row>
        <table:table-row table:style-name="ro1">
          <table:table-cell office:value-type="float" office:value="-42.57339" calcext:value-type="float">
            <text:p>-42.57339</text:p>
          </table:table-cell>
          <table:table-cell office:value-type="float" office:value="1306.43347" calcext:value-type="float">
            <text:p>1306.43347</text:p>
          </table:table-cell>
          <table:table-cell office:value-type="float" office:value="1093.56653" calcext:value-type="float">
            <text:p>1093.56653</text:p>
          </table:table-cell>
        </table:table-row>
        <table:table-row table:style-name="ro1">
          <table:table-cell office:value-type="float" office:value="-46.17458" calcext:value-type="float">
            <text:p>-46.17458</text:p>
          </table:table-cell>
          <table:table-cell office:value-type="float" office:value="1315.4364" calcext:value-type="float">
            <text:p>1315.4364</text:p>
          </table:table-cell>
          <table:table-cell office:value-type="float" office:value="1084.5636" calcext:value-type="float">
            <text:p>1084.5636</text:p>
          </table:table-cell>
        </table:table-row>
        <table:table-row table:style-name="ro1">
          <table:table-cell office:value-type="float" office:value="-58.90079" calcext:value-type="float">
            <text:p>-58.90079</text:p>
          </table:table-cell>
          <table:table-cell office:value-type="float" office:value="1347.25195" calcext:value-type="float">
            <text:p>1347.25195</text:p>
          </table:table-cell>
          <table:table-cell office:value-type="float" office:value="1052.74805" calcext:value-type="float">
            <text:p>1052.74805</text:p>
          </table:table-cell>
        </table:table-row>
        <table:table-row table:style-name="ro1">
          <table:table-cell office:value-type="float" office:value="-44.0688" calcext:value-type="float">
            <text:p>-44.0688</text:p>
          </table:table-cell>
          <table:table-cell office:value-type="float" office:value="1310.172" calcext:value-type="float">
            <text:p>1310.172</text:p>
          </table:table-cell>
          <table:table-cell office:value-type="float" office:value="1089.828" calcext:value-type="float">
            <text:p>1089.828</text:p>
          </table:table-cell>
        </table:table-row>
        <table:table-row table:style-name="ro1">
          <table:table-cell office:value-type="float" office:value="-58.27517" calcext:value-type="float">
            <text:p>-58.27517</text:p>
          </table:table-cell>
          <table:table-cell office:value-type="float" office:value="1345.68787" calcext:value-type="float">
            <text:p>1345.68787</text:p>
          </table:table-cell>
          <table:table-cell office:value-type="float" office:value="1054.31213" calcext:value-type="float">
            <text:p>1054.31213</text:p>
          </table:table-cell>
        </table:table-row>
        <table:table-row table:style-name="ro1">
          <table:table-cell office:value-type="float" office:value="-52.33931" calcext:value-type="float">
            <text:p>-52.33931</text:p>
          </table:table-cell>
          <table:table-cell office:value-type="float" office:value="1330.84827" calcext:value-type="float">
            <text:p>1330.84827</text:p>
          </table:table-cell>
          <table:table-cell office:value-type="float" office:value="1069.15173" calcext:value-type="float">
            <text:p>1069.15173</text:p>
          </table:table-cell>
        </table:table-row>
        <table:table-row table:style-name="ro1">
          <table:table-cell office:value-type="float" office:value="-52.75131" calcext:value-type="float">
            <text:p>-52.75131</text:p>
          </table:table-cell>
          <table:table-cell office:value-type="float" office:value="1331.8783" calcext:value-type="float">
            <text:p>1331.8783</text:p>
          </table:table-cell>
          <table:table-cell office:value-type="float" office:value="1068.1217" calcext:value-type="float">
            <text:p>1068.1217</text:p>
          </table:table-cell>
        </table:table-row>
        <table:table-row table:style-name="ro1">
          <table:table-cell office:value-type="float" office:value="-59.60272" calcext:value-type="float">
            <text:p>-59.60272</text:p>
          </table:table-cell>
          <table:table-cell office:value-type="float" office:value="1349.00684" calcext:value-type="float">
            <text:p>1349.00684</text:p>
          </table:table-cell>
          <table:table-cell office:value-type="float" office:value="1050.99316" calcext:value-type="float">
            <text:p>1050.99316</text:p>
          </table:table-cell>
        </table:table-row>
        <table:table-row table:style-name="ro1">
          <table:table-cell office:value-type="float" office:value="-46.17458" calcext:value-type="float">
            <text:p>-46.17458</text:p>
          </table:table-cell>
          <table:table-cell office:value-type="float" office:value="1315.4364" calcext:value-type="float">
            <text:p>1315.4364</text:p>
          </table:table-cell>
          <table:table-cell office:value-type="float" office:value="1084.5636" calcext:value-type="float">
            <text:p>1084.5636</text:p>
          </table:table-cell>
        </table:table-row>
        <table:table-row table:style-name="ro1">
          <table:table-cell office:value-type="float" office:value="-57.11546" calcext:value-type="float">
            <text:p>-57.11546</text:p>
          </table:table-cell>
          <table:table-cell office:value-type="float" office:value="1342.7887" calcext:value-type="float">
            <text:p>1342.7887</text:p>
          </table:table-cell>
          <table:table-cell office:value-type="float" office:value="1057.2113" calcext:value-type="float">
            <text:p>1057.2113</text:p>
          </table:table-cell>
        </table:table-row>
        <table:table-row table:style-name="ro1">
          <table:table-cell office:value-type="float" office:value="-58.88554" calcext:value-type="float">
            <text:p>-58.88554</text:p>
          </table:table-cell>
          <table:table-cell office:value-type="float" office:value="1347.21387" calcext:value-type="float">
            <text:p>1347.21387</text:p>
          </table:table-cell>
          <table:table-cell office:value-type="float" office:value="1052.78613" calcext:value-type="float">
            <text:p>1052.78613</text:p>
          </table:table-cell>
        </table:table-row>
        <table:table-row table:style-name="ro1">
          <table:table-cell office:value-type="float" office:value="-59.89265" calcext:value-type="float">
            <text:p>-59.89265</text:p>
          </table:table-cell>
          <table:table-cell office:value-type="float" office:value="1349.73157" calcext:value-type="float">
            <text:p>1349.73157</text:p>
          </table:table-cell>
          <table:table-cell office:value-type="float" office:value="1050.26843" calcext:value-type="float">
            <text:p>1050.26843</text:p>
          </table:table-cell>
        </table:table-row>
        <table:table-row table:style-name="ro1">
          <table:table-cell office:value-type="float" office:value="-61.95264" calcext:value-type="float">
            <text:p>-61.95264</text:p>
          </table:table-cell>
          <table:table-cell office:value-type="float" office:value="1354.88159" calcext:value-type="float">
            <text:p>1354.88159</text:p>
          </table:table-cell>
          <table:table-cell office:value-type="float" office:value="1045.11841" calcext:value-type="float">
            <text:p>1045.11841</text:p>
          </table:table-cell>
        </table:table-row>
        <table:table-row table:style-name="ro1">
          <table:table-cell office:value-type="float" office:value="-67.18657" calcext:value-type="float">
            <text:p>-67.18657</text:p>
          </table:table-cell>
          <table:table-cell office:value-type="float" office:value="1367.96643" calcext:value-type="float">
            <text:p>1367.96643</text:p>
          </table:table-cell>
          <table:table-cell office:value-type="float" office:value="1032.03357" calcext:value-type="float">
            <text:p>1032.03357</text:p>
          </table:table-cell>
        </table:table-row>
        <table:table-row table:style-name="ro1">
          <table:table-cell office:value-type="float" office:value="-67.03397" calcext:value-type="float">
            <text:p>-67.03397</text:p>
          </table:table-cell>
          <table:table-cell office:value-type="float" office:value="1367.58496" calcext:value-type="float">
            <text:p>1367.58496</text:p>
          </table:table-cell>
          <table:table-cell office:value-type="float" office:value="1032.41504" calcext:value-type="float">
            <text:p>1032.41504</text:p>
          </table:table-cell>
        </table:table-row>
        <table:table-row table:style-name="ro1">
          <table:table-cell office:value-type="float" office:value="-68.57516" calcext:value-type="float">
            <text:p>-68.57516</text:p>
          </table:table-cell>
          <table:table-cell office:value-type="float" office:value="1371.43787" calcext:value-type="float">
            <text:p>1371.43787</text:p>
          </table:table-cell>
          <table:table-cell office:value-type="float" office:value="1028.56213" calcext:value-type="float">
            <text:p>1028.56213</text:p>
          </table:table-cell>
        </table:table-row>
        <table:table-row table:style-name="ro1">
          <table:table-cell office:value-type="float" office:value="-66.53042" calcext:value-type="float">
            <text:p>-66.53042</text:p>
          </table:table-cell>
          <table:table-cell office:value-type="float" office:value="1366.32605" calcext:value-type="float">
            <text:p>1366.32605</text:p>
          </table:table-cell>
          <table:table-cell office:value-type="float" office:value="1033.67395" calcext:value-type="float">
            <text:p>1033.67395</text:p>
          </table:table-cell>
        </table:table-row>
        <table:table-row table:style-name="ro1">
          <table:table-cell office:value-type="float" office:value="-69.27708" calcext:value-type="float">
            <text:p>-69.27708</text:p>
          </table:table-cell>
          <table:table-cell office:value-type="float" office:value="1373.19275" calcext:value-type="float">
            <text:p>1373.19275</text:p>
          </table:table-cell>
          <table:table-cell office:value-type="float" office:value="1026.80725" calcext:value-type="float">
            <text:p>1026.80725</text:p>
          </table:table-cell>
        </table:table-row>
        <table:table-row table:style-name="ro1">
          <table:table-cell office:value-type="float" office:value="-64.88242" calcext:value-type="float">
            <text:p>-64.88242</text:p>
          </table:table-cell>
          <table:table-cell office:value-type="float" office:value="1362.20605" calcext:value-type="float">
            <text:p>1362.20605</text:p>
          </table:table-cell>
          <table:table-cell office:value-type="float" office:value="1037.79395" calcext:value-type="float">
            <text:p>1037.79395</text:p>
          </table:table-cell>
        </table:table-row>
        <table:table-row table:style-name="ro1">
          <table:table-cell office:value-type="float" office:value="-67.53753" calcext:value-type="float">
            <text:p>-67.53753</text:p>
          </table:table-cell>
          <table:table-cell office:value-type="float" office:value="1368.84387" calcext:value-type="float">
            <text:p>1368.84387</text:p>
          </table:table-cell>
          <table:table-cell office:value-type="float" office:value="1031.15613" calcext:value-type="float">
            <text:p>1031.15613</text:p>
          </table:table-cell>
        </table:table-row>
        <table:table-row table:style-name="ro1">
          <table:table-cell office:value-type="float" office:value="-71.55071" calcext:value-type="float">
            <text:p>-71.55071</text:p>
          </table:table-cell>
          <table:table-cell office:value-type="float" office:value="1378.87683" calcext:value-type="float">
            <text:p>1378.87683</text:p>
          </table:table-cell>
          <table:table-cell office:value-type="float" office:value="1021.12323" calcext:value-type="float">
            <text:p>1021.12323</text:p>
          </table:table-cell>
        </table:table-row>
        <table:table-row table:style-name="ro1">
          <table:table-cell office:value-type="float" office:value="-72.98508" calcext:value-type="float">
            <text:p>-72.98508</text:p>
          </table:table-cell>
          <table:table-cell office:value-type="float" office:value="1382.46277" calcext:value-type="float">
            <text:p>1382.46277</text:p>
          </table:table-cell>
          <table:table-cell office:value-type="float" office:value="1017.53729" calcext:value-type="float">
            <text:p>1017.53729</text:p>
          </table:table-cell>
        </table:table-row>
        <table:table-row table:style-name="ro1">
          <table:table-cell office:value-type="float" office:value="-70.86405" calcext:value-type="float">
            <text:p>-70.86405</text:p>
          </table:table-cell>
          <table:table-cell office:value-type="float" office:value="1377.16016" calcext:value-type="float">
            <text:p>1377.16016</text:p>
          </table:table-cell>
          <table:table-cell office:value-type="float" office:value="1022.83984" calcext:value-type="float">
            <text:p>1022.83984</text:p>
          </table:table-cell>
        </table:table-row>
        <table:table-row table:style-name="ro1">
          <table:table-cell office:value-type="float" office:value="-68.94138" calcext:value-type="float">
            <text:p>-68.94138</text:p>
          </table:table-cell>
          <table:table-cell office:value-type="float" office:value="1372.35352" calcext:value-type="float">
            <text:p>1372.35352</text:p>
          </table:table-cell>
          <table:table-cell office:value-type="float" office:value="1027.64648" calcext:value-type="float">
            <text:p>1027.64648</text:p>
          </table:table-cell>
        </table:table-row>
        <table:table-row table:style-name="ro1">
          <table:table-cell office:value-type="float" office:value="-74.19057" calcext:value-type="float">
            <text:p>-74.19057</text:p>
          </table:table-cell>
          <table:table-cell office:value-type="float" office:value="1385.47644" calcext:value-type="float">
            <text:p>1385.47644</text:p>
          </table:table-cell>
          <table:table-cell office:value-type="float" office:value="1014.52356" calcext:value-type="float">
            <text:p>1014.52356</text:p>
          </table:table-cell>
        </table:table-row>
        <table:table-row table:style-name="ro1">
          <table:table-cell office:value-type="float" office:value="-70.84879" calcext:value-type="float">
            <text:p>-70.84879</text:p>
          </table:table-cell>
          <table:table-cell office:value-type="float" office:value="1377.12195" calcext:value-type="float">
            <text:p>1377.12195</text:p>
          </table:table-cell>
          <table:table-cell office:value-type="float" office:value="1022.87799" calcext:value-type="float">
            <text:p>1022.87799</text:p>
          </table:table-cell>
        </table:table-row>
        <table:table-row table:style-name="ro1">
          <table:table-cell office:value-type="float" office:value="-67.90376" calcext:value-type="float">
            <text:p>-67.90376</text:p>
          </table:table-cell>
          <table:table-cell office:value-type="float" office:value="1369.7594" calcext:value-type="float">
            <text:p>1369.7594</text:p>
          </table:table-cell>
          <table:table-cell office:value-type="float" office:value="1030.2406" calcext:value-type="float">
            <text:p>1030.2406</text:p>
          </table:table-cell>
        </table:table-row>
        <table:table-row table:style-name="ro1">
          <table:table-cell office:value-type="float" office:value="-74.4042" calcext:value-type="float">
            <text:p>-74.4042</text:p>
          </table:table-cell>
          <table:table-cell office:value-type="float" office:value="1386.0105" calcext:value-type="float">
            <text:p>1386.0105</text:p>
          </table:table-cell>
          <table:table-cell office:value-type="float" office:value="1013.9895" calcext:value-type="float">
            <text:p>1013.9895</text:p>
          </table:table-cell>
        </table:table-row>
        <table:table-row table:style-name="ro1">
          <table:table-cell office:value-type="float" office:value="-73.76331" calcext:value-type="float">
            <text:p>-73.76331</text:p>
          </table:table-cell>
          <table:table-cell office:value-type="float" office:value="1384.4082" calcext:value-type="float">
            <text:p>1384.4082</text:p>
          </table:table-cell>
          <table:table-cell office:value-type="float" office:value="1015.59174" calcext:value-type="float">
            <text:p>1015.59174</text:p>
          </table:table-cell>
        </table:table-row>
        <table:table-row table:style-name="ro1">
          <table:table-cell office:value-type="float" office:value="-70.37576" calcext:value-type="float">
            <text:p>-70.37576</text:p>
          </table:table-cell>
          <table:table-cell office:value-type="float" office:value="1375.93933" calcext:value-type="float">
            <text:p>1375.93933</text:p>
          </table:table-cell>
          <table:table-cell office:value-type="float" office:value="1024.06067" calcext:value-type="float">
            <text:p>1024.06067</text:p>
          </table:table-cell>
        </table:table-row>
        <table:table-row table:style-name="ro1">
          <table:table-cell office:value-type="float" office:value="-70.43679" calcext:value-type="float">
            <text:p>-70.43679</text:p>
          </table:table-cell>
          <table:table-cell office:value-type="float" office:value="1376.09192" calcext:value-type="float">
            <text:p>1376.09192</text:p>
          </table:table-cell>
          <table:table-cell office:value-type="float" office:value="1023.90802" calcext:value-type="float">
            <text:p>1023.90802</text:p>
          </table:table-cell>
        </table:table-row>
        <table:table-row table:style-name="ro1">
          <table:table-cell office:value-type="float" office:value="-73.97694" calcext:value-type="float">
            <text:p>-73.97694</text:p>
          </table:table-cell>
          <table:table-cell office:value-type="float" office:value="1384.94238" calcext:value-type="float">
            <text:p>1384.94238</text:p>
          </table:table-cell>
          <table:table-cell office:value-type="float" office:value="1015.05768" calcext:value-type="float">
            <text:p>1015.05768</text:p>
          </table:table-cell>
        </table:table-row>
        <table:table-row table:style-name="ro1">
          <table:table-cell office:value-type="float" office:value="-76.34212" calcext:value-type="float">
            <text:p>-76.34212</text:p>
          </table:table-cell>
          <table:table-cell office:value-type="float" office:value="1390.85535" calcext:value-type="float">
            <text:p>1390.85535</text:p>
          </table:table-cell>
          <table:table-cell office:value-type="float" office:value="1009.14471" calcext:value-type="float">
            <text:p>1009.14471</text:p>
          </table:table-cell>
        </table:table-row>
        <table:table-row table:style-name="ro1">
          <table:table-cell office:value-type="float" office:value="-72.90879" calcext:value-type="float">
            <text:p>-72.90879</text:p>
          </table:table-cell>
          <table:table-cell office:value-type="float" office:value="1382.27197" calcext:value-type="float">
            <text:p>1382.27197</text:p>
          </table:table-cell>
          <table:table-cell office:value-type="float" office:value="1017.72803" calcext:value-type="float">
            <text:p>1017.72803</text:p>
          </table:table-cell>
        </table:table-row>
        <table:table-row table:style-name="ro1">
          <table:table-cell office:value-type="float" office:value="-75.80804" calcext:value-type="float">
            <text:p>-75.80804</text:p>
          </table:table-cell>
          <table:table-cell office:value-type="float" office:value="1389.52014" calcext:value-type="float">
            <text:p>1389.52014</text:p>
          </table:table-cell>
          <table:table-cell office:value-type="float" office:value="1010.47986" calcext:value-type="float">
            <text:p>1010.47986</text:p>
          </table:table-cell>
        </table:table-row>
        <table:table-row table:style-name="ro1">
          <table:table-cell office:value-type="float" office:value="-73.39709" calcext:value-type="float">
            <text:p>-73.39709</text:p>
          </table:table-cell>
          <table:table-cell office:value-type="float" office:value="1383.49268" calcext:value-type="float">
            <text:p>1383.49268</text:p>
          </table:table-cell>
          <table:table-cell office:value-type="float" office:value="1016.50726" calcext:value-type="float">
            <text:p>1016.50726</text:p>
          </table:table-cell>
        </table:table-row>
        <table:table-row table:style-name="ro1">
          <table:table-cell office:value-type="float" office:value="-69.82642" calcext:value-type="float">
            <text:p>-69.82642</text:p>
          </table:table-cell>
          <table:table-cell office:value-type="float" office:value="1374.56604" calcext:value-type="float">
            <text:p>1374.56604</text:p>
          </table:table-cell>
          <table:table-cell office:value-type="float" office:value="1025.43396" calcext:value-type="float">
            <text:p>1025.43396</text:p>
          </table:table-cell>
        </table:table-row>
        <table:table-row table:style-name="ro1">
          <table:table-cell office:value-type="float" office:value="-65.01975" calcext:value-type="float">
            <text:p>-65.01975</text:p>
          </table:table-cell>
          <table:table-cell office:value-type="float" office:value="1362.54944" calcext:value-type="float">
            <text:p>1362.54944</text:p>
          </table:table-cell>
          <table:table-cell office:value-type="float" office:value="1037.45056" calcext:value-type="float">
            <text:p>1037.45056</text:p>
          </table:table-cell>
        </table:table-row>
        <table:table-row table:style-name="ro1">
          <table:table-cell office:value-type="float" office:value="-72.51205" calcext:value-type="float">
            <text:p>-72.51205</text:p>
          </table:table-cell>
          <table:table-cell office:value-type="float" office:value="1381.28015" calcext:value-type="float">
            <text:p>1381.28015</text:p>
          </table:table-cell>
          <table:table-cell office:value-type="float" office:value="1018.71991" calcext:value-type="float">
            <text:p>1018.71991</text:p>
          </table:table-cell>
        </table:table-row>
        <table:table-row table:style-name="ro1">
          <table:table-cell office:value-type="float" office:value="-74.93827" calcext:value-type="float">
            <text:p>-74.93827</text:p>
          </table:table-cell>
          <table:table-cell office:value-type="float" office:value="1387.3457" calcext:value-type="float">
            <text:p>1387.3457</text:p>
          </table:table-cell>
          <table:table-cell office:value-type="float" office:value="1012.6543" calcext:value-type="float">
            <text:p>1012.6543</text:p>
          </table:table-cell>
        </table:table-row>
        <table:table-row table:style-name="ro1">
          <table:table-cell office:value-type="float" office:value="-81.88123" calcext:value-type="float">
            <text:p>-81.88123</text:p>
          </table:table-cell>
          <table:table-cell office:value-type="float" office:value="1404.70312" calcext:value-type="float">
            <text:p>1404.70312</text:p>
          </table:table-cell>
          <table:table-cell office:value-type="float" office:value="995.29694" calcext:value-type="float">
            <text:p>995.29694</text:p>
          </table:table-cell>
        </table:table-row>
        <table:table-row table:style-name="ro1">
          <table:table-cell office:value-type="float" office:value="-77.94434" calcext:value-type="float">
            <text:p>-77.94434</text:p>
          </table:table-cell>
          <table:table-cell office:value-type="float" office:value="1394.86084" calcext:value-type="float">
            <text:p>1394.86084</text:p>
          </table:table-cell>
          <table:table-cell office:value-type="float" office:value="1005.13916" calcext:value-type="float">
            <text:p>1005.13916</text:p>
          </table:table-cell>
        </table:table-row>
        <table:table-row table:style-name="ro1">
          <table:table-cell office:value-type="float" office:value="-74.99931" calcext:value-type="float">
            <text:p>-74.99931</text:p>
          </table:table-cell>
          <table:table-cell office:value-type="float" office:value="1387.49829" calcext:value-type="float">
            <text:p>1387.49829</text:p>
          </table:table-cell>
          <table:table-cell office:value-type="float" office:value="1012.50171" calcext:value-type="float">
            <text:p>1012.50171</text:p>
          </table:table-cell>
        </table:table-row>
        <table:table-row table:style-name="ro1">
          <table:table-cell office:value-type="float" office:value="-73.59546" calcext:value-type="float">
            <text:p>-73.59546</text:p>
          </table:table-cell>
          <table:table-cell office:value-type="float" office:value="1383.98865" calcext:value-type="float">
            <text:p>1383.98865</text:p>
          </table:table-cell>
          <table:table-cell office:value-type="float" office:value="1016.01135" calcext:value-type="float">
            <text:p>1016.01135</text:p>
          </table:table-cell>
        </table:table-row>
        <table:table-row table:style-name="ro1">
          <table:table-cell office:value-type="float" office:value="-75.24345" calcext:value-type="float">
            <text:p>-75.24345</text:p>
          </table:table-cell>
          <table:table-cell office:value-type="float" office:value="1388.10864" calcext:value-type="float">
            <text:p>1388.10864</text:p>
          </table:table-cell>
          <table:table-cell office:value-type="float" office:value="1011.89136" calcext:value-type="float">
            <text:p>1011.89136</text:p>
          </table:table-cell>
        </table:table-row>
        <table:table-row table:style-name="ro1">
          <table:table-cell office:value-type="float" office:value="-78.24953" calcext:value-type="float">
            <text:p>-78.24953</text:p>
          </table:table-cell>
          <table:table-cell office:value-type="float" office:value="1395.62378" calcext:value-type="float">
            <text:p>1395.62378</text:p>
          </table:table-cell>
          <table:table-cell office:value-type="float" office:value="1004.37616" calcext:value-type="float">
            <text:p>1004.37616</text:p>
          </table:table-cell>
        </table:table-row>
        <table:table-row table:style-name="ro1">
          <table:table-cell office:value-type="float" office:value="-69.24657" calcext:value-type="float">
            <text:p>-69.24657</text:p>
          </table:table-cell>
          <table:table-cell office:value-type="float" office:value="1373.11646" calcext:value-type="float">
            <text:p>1373.11646</text:p>
          </table:table-cell>
          <table:table-cell office:value-type="float" office:value="1026.88354" calcext:value-type="float">
            <text:p>1026.88354</text:p>
          </table:table-cell>
        </table:table-row>
        <table:table-row table:style-name="ro1">
          <table:table-cell office:value-type="float" office:value="-73.9922" calcext:value-type="float">
            <text:p>-73.9922</text:p>
          </table:table-cell>
          <table:table-cell office:value-type="float" office:value="1384.98047" calcext:value-type="float">
            <text:p>1384.98047</text:p>
          </table:table-cell>
          <table:table-cell office:value-type="float" office:value="1015.01953" calcext:value-type="float">
            <text:p>1015.01953</text:p>
          </table:table-cell>
        </table:table-row>
        <table:table-row table:style-name="ro1">
          <table:table-cell office:value-type="float" office:value="-78.15797" calcext:value-type="float">
            <text:p>-78.15797</text:p>
          </table:table-cell>
          <table:table-cell office:value-type="float" office:value="1395.3949" calcext:value-type="float">
            <text:p>1395.3949</text:p>
          </table:table-cell>
          <table:table-cell office:value-type="float" office:value="1004.60504" calcext:value-type="float">
            <text:p>1004.60504</text:p>
          </table:table-cell>
        </table:table-row>
        <table:table-row table:style-name="ro1">
          <table:table-cell office:value-type="float" office:value="-85.10094" calcext:value-type="float">
            <text:p>-85.10094</text:p>
          </table:table-cell>
          <table:table-cell office:value-type="float" office:value="1412.75232" calcext:value-type="float">
            <text:p>1412.75232</text:p>
          </table:table-cell>
          <table:table-cell office:value-type="float" office:value="987.24768" calcext:value-type="float">
            <text:p>987.24768</text:p>
          </table:table-cell>
        </table:table-row>
        <table:table-row table:style-name="ro1">
          <table:table-cell office:value-type="float" office:value="-89.46508" calcext:value-type="float">
            <text:p>-89.46508</text:p>
          </table:table-cell>
          <table:table-cell office:value-type="float" office:value="1423.66272" calcext:value-type="float">
            <text:p>1423.66272</text:p>
          </table:table-cell>
          <table:table-cell office:value-type="float" office:value="976.33728" calcext:value-type="float">
            <text:p>976.33728</text:p>
          </table:table-cell>
        </table:table-row>
        <table:table-row table:style-name="ro1">
          <table:table-cell office:value-type="float" office:value="-89.03782" calcext:value-type="float">
            <text:p>-89.03782</text:p>
          </table:table-cell>
          <table:table-cell office:value-type="float" office:value="1422.5946" calcext:value-type="float">
            <text:p>1422.5946</text:p>
          </table:table-cell>
          <table:table-cell office:value-type="float" office:value="977.40546" calcext:value-type="float">
            <text:p>977.40546</text:p>
          </table:table-cell>
        </table:table-row>
        <table:table-row table:style-name="ro1">
          <table:table-cell office:value-type="float" office:value="-88.32063" calcext:value-type="float">
            <text:p>-88.32063</text:p>
          </table:table-cell>
          <table:table-cell office:value-type="float" office:value="1420.80164" calcext:value-type="float">
            <text:p>1420.80164</text:p>
          </table:table-cell>
          <table:table-cell office:value-type="float" office:value="979.19843" calcext:value-type="float">
            <text:p>979.19843</text:p>
          </table:table-cell>
        </table:table-row>
        <table:table-row table:style-name="ro1">
          <table:table-cell office:value-type="float" office:value="-86.65738" calcext:value-type="float">
            <text:p>-86.65738</text:p>
          </table:table-cell>
          <table:table-cell office:value-type="float" office:value="1416.64343" calcext:value-type="float">
            <text:p>1416.64343</text:p>
          </table:table-cell>
          <table:table-cell office:value-type="float" office:value="983.35657" calcext:value-type="float">
            <text:p>983.35657</text:p>
          </table:table-cell>
        </table:table-row>
        <table:table-row table:style-name="ro1">
          <table:table-cell office:value-type="float" office:value="-89.81604" calcext:value-type="float">
            <text:p>-89.81604</text:p>
          </table:table-cell>
          <table:table-cell office:value-type="float" office:value="1424.54004" calcext:value-type="float">
            <text:p>1424.54004</text:p>
          </table:table-cell>
          <table:table-cell office:value-type="float" office:value="975.4599" calcext:value-type="float">
            <text:p>975.4599</text:p>
          </table:table-cell>
        </table:table-row>
        <table:table-row table:style-name="ro1">
          <table:table-cell office:value-type="float" office:value="-96.02656" calcext:value-type="float">
            <text:p>-96.02656</text:p>
          </table:table-cell>
          <table:table-cell office:value-type="float" office:value="1440.06641" calcext:value-type="float">
            <text:p>1440.06641</text:p>
          </table:table-cell>
          <table:table-cell office:value-type="float" office:value="959.93359" calcext:value-type="float">
            <text:p>959.93359</text:p>
          </table:table-cell>
        </table:table-row>
        <table:table-row table:style-name="ro1">
          <table:table-cell office:value-type="float" office:value="-102.22182" calcext:value-type="float">
            <text:p>-102.22182</text:p>
          </table:table-cell>
          <table:table-cell office:value-type="float" office:value="1455.55457" calcext:value-type="float">
            <text:p>1455.55457</text:p>
          </table:table-cell>
          <table:table-cell office:value-type="float" office:value="944.44543" calcext:value-type="float">
            <text:p>944.44543</text:p>
          </table:table-cell>
        </table:table-row>
        <table:table-row table:style-name="ro1">
          <table:table-cell office:value-type="float" office:value="-104.37337" calcext:value-type="float">
            <text:p>-104.37337</text:p>
          </table:table-cell>
          <table:table-cell office:value-type="float" office:value="1460.93347" calcext:value-type="float">
            <text:p>1460.93347</text:p>
          </table:table-cell>
          <table:table-cell office:value-type="float" office:value="939.06659" calcext:value-type="float">
            <text:p>939.06659</text:p>
          </table:table-cell>
        </table:table-row>
        <table:table-row table:style-name="ro1">
          <table:table-cell office:value-type="float" office:value="-104.40389" calcext:value-type="float">
            <text:p>-104.40389</text:p>
          </table:table-cell>
          <table:table-cell office:value-type="float" office:value="1461.00977" calcext:value-type="float">
            <text:p>1461.00977</text:p>
          </table:table-cell>
          <table:table-cell office:value-type="float" office:value="938.9903" calcext:value-type="float">
            <text:p>938.9903</text:p>
          </table:table-cell>
        </table:table-row>
        <table:table-row table:style-name="ro1">
          <table:table-cell office:value-type="float" office:value="-107.82197" calcext:value-type="float">
            <text:p>-107.82197</text:p>
          </table:table-cell>
          <table:table-cell office:value-type="float" office:value="1469.55493" calcext:value-type="float">
            <text:p>1469.55493</text:p>
          </table:table-cell>
          <table:table-cell office:value-type="float" office:value="930.44507" calcext:value-type="float">
            <text:p>930.44507</text:p>
          </table:table-cell>
        </table:table-row>
        <table:table-row table:style-name="ro1">
          <table:table-cell office:value-type="float" office:value="-108.52389" calcext:value-type="float">
            <text:p>-108.52389</text:p>
          </table:table-cell>
          <table:table-cell office:value-type="float" office:value="1471.30969" calcext:value-type="float">
            <text:p>1471.30969</text:p>
          </table:table-cell>
          <table:table-cell office:value-type="float" office:value="928.69031" calcext:value-type="float">
            <text:p>928.69031</text:p>
          </table:table-cell>
        </table:table-row>
        <table:table-row table:style-name="ro1">
          <table:table-cell office:value-type="float" office:value="-115.72626" calcext:value-type="float">
            <text:p>-115.72626</text:p>
          </table:table-cell>
          <table:table-cell office:value-type="float" office:value="1489.31567" calcext:value-type="float">
            <text:p>1489.31567</text:p>
          </table:table-cell>
          <table:table-cell office:value-type="float" office:value="910.68433" calcext:value-type="float">
            <text:p>910.68433</text:p>
          </table:table-cell>
        </table:table-row>
        <table:table-row table:style-name="ro1">
          <table:table-cell office:value-type="float" office:value="-121.95203" calcext:value-type="float">
            <text:p>-121.95203</text:p>
          </table:table-cell>
          <table:table-cell office:value-type="float" office:value="1504.88013" calcext:value-type="float">
            <text:p>1504.88013</text:p>
          </table:table-cell>
          <table:table-cell office:value-type="float" office:value="895.11993" calcext:value-type="float">
            <text:p>895.11993</text:p>
          </table:table-cell>
        </table:table-row>
        <table:table-row table:style-name="ro1">
          <table:table-cell office:value-type="float" office:value="-125.90418" calcext:value-type="float">
            <text:p>-125.90418</text:p>
          </table:table-cell>
          <table:table-cell office:value-type="float" office:value="1514.7605" calcext:value-type="float">
            <text:p>1514.7605</text:p>
          </table:table-cell>
          <table:table-cell office:value-type="float" office:value="885.23956" calcext:value-type="float">
            <text:p>885.23956</text:p>
          </table:table-cell>
        </table:table-row>
        <table:table-row table:style-name="ro1">
          <table:table-cell office:value-type="float" office:value="-130.11574" calcext:value-type="float">
            <text:p>-130.11574</text:p>
          </table:table-cell>
          <table:table-cell office:value-type="float" office:value="1525.28931" calcext:value-type="float">
            <text:p>1525.28931</text:p>
          </table:table-cell>
          <table:table-cell office:value-type="float" office:value="874.71063" calcext:value-type="float">
            <text:p>874.71063</text:p>
          </table:table-cell>
        </table:table-row>
        <table:table-row table:style-name="ro1">
          <table:table-cell office:value-type="float" office:value="-132.66403" calcext:value-type="float">
            <text:p>-132.66403</text:p>
          </table:table-cell>
          <table:table-cell office:value-type="float" office:value="1531.66003" calcext:value-type="float">
            <text:p>1531.66003</text:p>
          </table:table-cell>
          <table:table-cell office:value-type="float" office:value="868.3399" calcext:value-type="float">
            <text:p>868.3399</text:p>
          </table:table-cell>
        </table:table-row>
        <table:table-row table:style-name="ro1">
          <table:table-cell office:value-type="float" office:value="-136.66196" calcext:value-type="float">
            <text:p>-136.66196</text:p>
          </table:table-cell>
          <table:table-cell office:value-type="float" office:value="1541.65491" calcext:value-type="float">
            <text:p>1541.65491</text:p>
          </table:table-cell>
          <table:table-cell office:value-type="float" office:value="858.34509" calcext:value-type="float">
            <text:p>858.34509</text:p>
          </table:table-cell>
        </table:table-row>
        <table:table-row table:style-name="ro1">
          <table:table-cell office:value-type="float" office:value="-139.65277" calcext:value-type="float">
            <text:p>-139.65277</text:p>
          </table:table-cell>
          <table:table-cell office:value-type="float" office:value="1549.13196" calcext:value-type="float">
            <text:p>1549.13196</text:p>
          </table:table-cell>
          <table:table-cell office:value-type="float" office:value="850.86804" calcext:value-type="float">
            <text:p>850.86804</text:p>
          </table:table-cell>
        </table:table-row>
        <table:table-row table:style-name="ro1">
          <table:table-cell office:value-type="float" office:value="-143.69647" calcext:value-type="float">
            <text:p>-143.69647</text:p>
          </table:table-cell>
          <table:table-cell office:value-type="float" office:value="1559.24121" calcext:value-type="float">
            <text:p>1559.24121</text:p>
          </table:table-cell>
          <table:table-cell office:value-type="float" office:value="840.75879" calcext:value-type="float">
            <text:p>840.75879</text:p>
          </table:table-cell>
        </table:table-row>
        <table:table-row table:style-name="ro1">
          <table:table-cell office:value-type="float" office:value="-154.45425" calcext:value-type="float">
            <text:p>-154.45425</text:p>
          </table:table-cell>
          <table:table-cell office:value-type="float" office:value="1586.13562" calcext:value-type="float">
            <text:p>1586.13562</text:p>
          </table:table-cell>
          <table:table-cell office:value-type="float" office:value="813.86438" calcext:value-type="float">
            <text:p>813.86438</text:p>
          </table:table-cell>
        </table:table-row>
        <table:table-row table:style-name="ro1">
          <table:table-cell office:value-type="float" office:value="-158.08595" calcext:value-type="float">
            <text:p>-158.08595</text:p>
          </table:table-cell>
          <table:table-cell office:value-type="float" office:value="1595.21484" calcext:value-type="float">
            <text:p>1595.21484</text:p>
          </table:table-cell>
          <table:table-cell office:value-type="float" office:value="804.7851" calcext:value-type="float">
            <text:p>804.7851</text:p>
          </table:table-cell>
        </table:table-row>
        <table:table-row table:style-name="ro1">
          <table:table-cell office:value-type="float" office:value="-162.99944" calcext:value-type="float">
            <text:p>-162.99944</text:p>
          </table:table-cell>
          <table:table-cell office:value-type="float" office:value="1607.49854" calcext:value-type="float">
            <text:p>1607.49854</text:p>
          </table:table-cell>
          <table:table-cell office:value-type="float" office:value="792.5014" calcext:value-type="float">
            <text:p>792.5014</text:p>
          </table:table-cell>
        </table:table-row>
        <table:table-row table:style-name="ro1">
          <table:table-cell office:value-type="float" office:value="-165.24254" calcext:value-type="float">
            <text:p>-165.24254</text:p>
          </table:table-cell>
          <table:table-cell office:value-type="float" office:value="1613.10632" calcext:value-type="float">
            <text:p>1613.10632</text:p>
          </table:table-cell>
          <table:table-cell office:value-type="float" office:value="786.89368" calcext:value-type="float">
            <text:p>786.89368</text:p>
          </table:table-cell>
        </table:table-row>
        <table:table-row table:style-name="ro1">
          <table:table-cell office:value-type="float" office:value="-169.02684" calcext:value-type="float">
            <text:p>-169.02684</text:p>
          </table:table-cell>
          <table:table-cell office:value-type="float" office:value="1622.56714" calcext:value-type="float">
            <text:p>1622.56714</text:p>
          </table:table-cell>
          <table:table-cell office:value-type="float" office:value="777.43292" calcext:value-type="float">
            <text:p>777.43292</text:p>
          </table:table-cell>
        </table:table-row>
        <table:table-row table:style-name="ro1">
          <table:table-cell office:value-type="float" office:value="-168.08076" calcext:value-type="float">
            <text:p>-168.08076</text:p>
          </table:table-cell>
          <table:table-cell office:value-type="float" office:value="1620.2019" calcext:value-type="float">
            <text:p>1620.2019</text:p>
          </table:table-cell>
          <table:table-cell office:value-type="float" office:value="779.7981" calcext:value-type="float">
            <text:p>779.7981</text:p>
          </table:table-cell>
        </table:table-row>
        <table:table-row table:style-name="ro1">
          <table:table-cell office:value-type="float" office:value="-177.16002" calcext:value-type="float">
            <text:p>-177.16002</text:p>
          </table:table-cell>
          <table:table-cell office:value-type="float" office:value="1642.90002" calcext:value-type="float">
            <text:p>1642.90002</text:p>
          </table:table-cell>
          <table:table-cell office:value-type="float" office:value="757.09998" calcext:value-type="float">
            <text:p>757.09998</text:p>
          </table:table-cell>
        </table:table-row>
        <table:table-row table:style-name="ro1">
          <table:table-cell office:value-type="float" office:value="-179.29631" calcext:value-type="float">
            <text:p>-179.29631</text:p>
          </table:table-cell>
          <table:table-cell office:value-type="float" office:value="1648.24072" calcext:value-type="float">
            <text:p>1648.24072</text:p>
          </table:table-cell>
          <table:table-cell office:value-type="float" office:value="751.75922" calcext:value-type="float">
            <text:p>751.75922</text:p>
          </table:table-cell>
        </table:table-row>
        <table:table-row table:style-name="ro1">
          <table:table-cell office:value-type="float" office:value="-179.47943" calcext:value-type="float">
            <text:p>-179.47943</text:p>
          </table:table-cell>
          <table:table-cell office:value-type="float" office:value="1648.69861" calcext:value-type="float">
            <text:p>1648.69861</text:p>
          </table:table-cell>
          <table:table-cell office:value-type="float" office:value="751.30139" calcext:value-type="float">
            <text:p>751.30139</text:p>
          </table:table-cell>
        </table:table-row>
        <table:table-row table:style-name="ro1">
          <table:table-cell office:value-type="float" office:value="-190.26772" calcext:value-type="float">
            <text:p>-190.26772</text:p>
          </table:table-cell>
          <table:table-cell office:value-type="float" office:value="1675.66931" calcext:value-type="float">
            <text:p>1675.66931</text:p>
          </table:table-cell>
          <table:table-cell office:value-type="float" office:value="724.33069" calcext:value-type="float">
            <text:p>724.33069</text:p>
          </table:table-cell>
        </table:table-row>
        <table:table-row table:style-name="ro1">
          <table:table-cell office:value-type="float" office:value="-200.67453" calcext:value-type="float">
            <text:p>-200.67453</text:p>
          </table:table-cell>
          <table:table-cell office:value-type="float" office:value="1701.68628" calcext:value-type="float">
            <text:p>1701.68628</text:p>
          </table:table-cell>
          <table:table-cell office:value-type="float" office:value="698.31366" calcext:value-type="float">
            <text:p>698.31366</text:p>
          </table:table-cell>
        </table:table-row>
        <table:table-row table:style-name="ro1">
          <table:table-cell office:value-type="float" office:value="-203.03972" calcext:value-type="float">
            <text:p>-203.03972</text:p>
          </table:table-cell>
          <table:table-cell office:value-type="float" office:value="1707.59924" calcext:value-type="float">
            <text:p>1707.59924</text:p>
          </table:table-cell>
          <table:table-cell office:value-type="float" office:value="692.4007" calcext:value-type="float">
            <text:p>692.4007</text:p>
          </table:table-cell>
        </table:table-row>
        <table:table-row table:style-name="ro1">
          <table:table-cell office:value-type="float" office:value="-211.38652" calcext:value-type="float">
            <text:p>-211.38652</text:p>
          </table:table-cell>
          <table:table-cell office:value-type="float" office:value="1728.46631" calcext:value-type="float">
            <text:p>1728.46631</text:p>
          </table:table-cell>
          <table:table-cell office:value-type="float" office:value="671.53369" calcext:value-type="float">
            <text:p>671.53369</text:p>
          </table:table-cell>
        </table:table-row>
        <table:table-row table:style-name="ro1">
          <table:table-cell office:value-type="float" office:value="-220.6489" calcext:value-type="float">
            <text:p>-220.6489</text:p>
          </table:table-cell>
          <table:table-cell office:value-type="float" office:value="1751.62219" calcext:value-type="float">
            <text:p>1751.62219</text:p>
          </table:table-cell>
          <table:table-cell office:value-type="float" office:value="648.37775" calcext:value-type="float">
            <text:p>648.37775</text:p>
          </table:table-cell>
        </table:table-row>
        <table:table-row table:style-name="ro1">
          <table:table-cell office:value-type="float" office:value="-218.95512" calcext:value-type="float">
            <text:p>-218.95512</text:p>
          </table:table-cell>
          <table:table-cell office:value-type="float" office:value="1747.38782" calcext:value-type="float">
            <text:p>1747.38782</text:p>
          </table:table-cell>
          <table:table-cell office:value-type="float" office:value="652.61218" calcext:value-type="float">
            <text:p>652.61218</text:p>
          </table:table-cell>
        </table:table-row>
        <table:table-row table:style-name="ro1">
          <table:table-cell office:value-type="float" office:value="-227.48505" calcext:value-type="float">
            <text:p>-227.48505</text:p>
          </table:table-cell>
          <table:table-cell office:value-type="float" office:value="1768.71265" calcext:value-type="float">
            <text:p>1768.71265</text:p>
          </table:table-cell>
          <table:table-cell office:value-type="float" office:value="631.28735" calcext:value-type="float">
            <text:p>631.28735</text:p>
          </table:table-cell>
        </table:table-row>
        <table:table-row table:style-name="ro1">
          <table:table-cell office:value-type="float" office:value="-229.6366" calcext:value-type="float">
            <text:p>-229.6366</text:p>
          </table:table-cell>
          <table:table-cell office:value-type="float" office:value="1774.09155" calcext:value-type="float">
            <text:p>1774.09155</text:p>
          </table:table-cell>
          <table:table-cell office:value-type="float" office:value="625.90851" calcext:value-type="float">
            <text:p>625.90851</text:p>
          </table:table-cell>
        </table:table-row>
        <table:table-row table:style-name="ro1">
          <table:table-cell office:value-type="float" office:value="-237.83081" calcext:value-type="float">
            <text:p>-237.83081</text:p>
          </table:table-cell>
          <table:table-cell office:value-type="float" office:value="1794.57703" calcext:value-type="float">
            <text:p>1794.57703</text:p>
          </table:table-cell>
          <table:table-cell office:value-type="float" office:value="605.42297" calcext:value-type="float">
            <text:p>605.42297</text:p>
          </table:table-cell>
        </table:table-row>
        <table:table-row table:style-name="ro1">
          <table:table-cell office:value-type="float" office:value="-242.45438" calcext:value-type="float">
            <text:p>-242.45438</text:p>
          </table:table-cell>
          <table:table-cell office:value-type="float" office:value="1806.13599" calcext:value-type="float">
            <text:p>1806.13599</text:p>
          </table:table-cell>
          <table:table-cell office:value-type="float" office:value="593.86407" calcext:value-type="float">
            <text:p>593.86407</text:p>
          </table:table-cell>
        </table:table-row>
        <table:table-row table:style-name="ro1">
          <table:table-cell office:value-type="float" office:value="-249.61096" calcext:value-type="float">
            <text:p>-249.61096</text:p>
          </table:table-cell>
          <table:table-cell office:value-type="float" office:value="1824.02734" calcext:value-type="float">
            <text:p>1824.02734</text:p>
          </table:table-cell>
          <table:table-cell office:value-type="float" office:value="575.9726" calcext:value-type="float">
            <text:p>575.9726</text:p>
          </table:table-cell>
        </table:table-row>
        <table:table-row table:style-name="ro1">
          <table:table-cell office:value-type="float" office:value="-255.79095" calcext:value-type="float">
            <text:p>-255.79095</text:p>
          </table:table-cell>
          <table:table-cell office:value-type="float" office:value="1839.47742" calcext:value-type="float">
            <text:p>1839.47742</text:p>
          </table:table-cell>
          <table:table-cell office:value-type="float" office:value="560.52258" calcext:value-type="float">
            <text:p>560.52258</text:p>
          </table:table-cell>
        </table:table-row>
        <table:table-row table:style-name="ro1">
          <table:table-cell office:value-type="float" office:value="-253.76147" calcext:value-type="float">
            <text:p>-253.76147</text:p>
          </table:table-cell>
          <table:table-cell office:value-type="float" office:value="1834.40369" calcext:value-type="float">
            <text:p>1834.40369</text:p>
          </table:table-cell>
          <table:table-cell office:value-type="float" office:value="565.59631" calcext:value-type="float">
            <text:p>565.59631</text:p>
          </table:table-cell>
        </table:table-row>
        <table:table-row table:style-name="ro1">
          <table:table-cell office:value-type="float" office:value="-258.76651" calcext:value-type="float">
            <text:p>-258.76651</text:p>
          </table:table-cell>
          <table:table-cell office:value-type="float" office:value="1846.91626" calcext:value-type="float">
            <text:p>1846.91626</text:p>
          </table:table-cell>
          <table:table-cell office:value-type="float" office:value="553.08374" calcext:value-type="float">
            <text:p>553.08374</text:p>
          </table:table-cell>
        </table:table-row>
        <table:table-row table:style-name="ro1">
          <table:table-cell office:value-type="float" office:value="-260.73495" calcext:value-type="float">
            <text:p>-260.73495</text:p>
          </table:table-cell>
          <table:table-cell office:value-type="float" office:value="1851.8374" calcext:value-type="float">
            <text:p>1851.8374</text:p>
          </table:table-cell>
          <table:table-cell office:value-type="float" office:value="548.1626" calcext:value-type="float">
            <text:p>548.16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1T17:22:18.185416794</dc:date>
    <meta:editing-duration>PT2M46S</meta:editing-duration>
    <meta:editing-cycles>1</meta:editing-cycles>
    <meta:document-statistic meta:table-count="1" meta:cell-count="596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763cm" svg:height="13.043cm" xlink:href=".." xlink:type="simple" chart:class="chart:line" chart:style-name="ch1">
        <chart:legend chart:legend-position="end" svg:x="26.165cm" svg:y="5.724cm" style:legend-expansion="high" chart:style-name="ch2"/>
        <chart:plot-area chart:style-name="ch3" table:cell-range-address="yaw.A7:yaw.C1994" chart:data-source-has-labels="row" svg:x="0.615cm" svg:y="0.26cm" svg:width="24.935cm" svg:height="12.523cm">
          <chart:coordinate-region svg:x="1.607cm" svg:y="0.459cm" svg:width="23.943cm" svg:height="12.1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yaw.A8:yaw.A1994" chart:label-cell-address="yaw.A7:yaw.A7" chart:class="chart:line">
            <chart:data-point chart:repeated="1987"/>
          </chart:series>
          <chart:series chart:style-name="ch7" chart:values-cell-range-address="yaw.B8:yaw.B1994" chart:label-cell-address="yaw.B7:yaw.B7" chart:class="chart:line">
            <chart:data-point chart:repeated="1987"/>
          </chart:series>
          <chart:series chart:style-name="ch8" chart:values-cell-range-address="yaw.C8:yaw.C1994" chart:label-cell-address="yaw.C7:yaw.C7" chart:class="chart:line">
            <chart:data-point chart:repeated="19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aw rate (dps)</text:p>
                <draw:g>
                  <svg:desc>yaw.A7:yaw.A7</svg:desc>
                </draw:g>
              </table:table-cell>
              <table:table-cell office:value-type="string">
                <text:p>front right motor pwm</text:p>
                <draw:g>
                  <svg:desc>yaw.B7:yaw.B7</svg:desc>
                </draw:g>
              </table:table-cell>
              <table:table-cell office:value-type="string">
                <text:p>front left motor pwm</text:p>
                <draw:g>
                  <svg:desc>yaw.C7:yaw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374">
                <text:p>-0.1374</text:p>
                <draw:g>
                  <svg:desc>yaw.A8:yaw.A1994</svg:desc>
                </draw:g>
              </table:table-cell>
              <table:table-cell office:value-type="float" office:value="1200.34351">
                <text:p>1200.34351</text:p>
                <draw:g>
                  <svg:desc>yaw.B8:yaw.B1994</svg:desc>
                </draw:g>
              </table:table-cell>
              <table:table-cell office:value-type="float" office:value="1199.65649">
                <text:p>1199.65649</text:p>
                <draw:g>
                  <svg:desc>yaw.C8:yaw.C19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571">
                <text:p>0.04571</text:p>
              </table:table-cell>
              <table:table-cell office:value-type="float" office:value="1199.88574">
                <text:p>1199.88574</text:p>
              </table:table-cell>
              <table:table-cell office:value-type="float" office:value="1200.11426">
                <text:p>1200.11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2214">
                <text:p>-0.12214</text:p>
              </table:table-cell>
              <table:table-cell office:value-type="float" office:value="1200.30542">
                <text:p>1200.30542</text:p>
              </table:table-cell>
              <table:table-cell office:value-type="float" office:value="1199.69458">
                <text:p>1199.69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83">
                <text:p>0.1983</text:p>
              </table:table-cell>
              <table:table-cell office:value-type="float" office:value="1199.50427">
                <text:p>1199.50427</text:p>
              </table:table-cell>
              <table:table-cell office:value-type="float" office:value="1200.49573">
                <text:p>1200.49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9844">
                <text:p>-0.19844</text:p>
              </table:table-cell>
              <table:table-cell office:value-type="float" office:value="1200.49609">
                <text:p>1200.49609</text:p>
              </table:table-cell>
              <table:table-cell office:value-type="float" office:value="1199.50391">
                <text:p>1199.503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097">
                <text:p>0.06097</text:p>
              </table:table-cell>
              <table:table-cell office:value-type="float" office:value="1199.84753">
                <text:p>1199.84753</text:p>
              </table:table-cell>
              <table:table-cell office:value-type="float" office:value="1200.15247">
                <text:p>1200.152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149">
                <text:p>0.09149</text:p>
              </table:table-cell>
              <table:table-cell office:value-type="float" office:value="1199.77124">
                <text:p>1199.77124</text:p>
              </table:table-cell>
              <table:table-cell office:value-type="float" office:value="1200.22876">
                <text:p>1200.22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83">
                <text:p>0.1983</text:p>
              </table:table-cell>
              <table:table-cell office:value-type="float" office:value="1199.50427">
                <text:p>1199.50427</text:p>
              </table:table-cell>
              <table:table-cell office:value-type="float" office:value="1200.49573">
                <text:p>1200.495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778">
                <text:p>0.16778</text:p>
              </table:table-cell>
              <table:table-cell office:value-type="float" office:value="1199.58057">
                <text:p>1199.58057</text:p>
              </table:table-cell>
              <table:table-cell office:value-type="float" office:value="1200.41943">
                <text:p>1200.419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149">
                <text:p>0.09149</text:p>
              </table:table-cell>
              <table:table-cell office:value-type="float" office:value="1199.77124">
                <text:p>1199.77124</text:p>
              </table:table-cell>
              <table:table-cell office:value-type="float" office:value="1200.22876">
                <text:p>1200.22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9163">
                <text:p>-0.09163</text:p>
              </table:table-cell>
              <table:table-cell office:value-type="float" office:value="1200.229">
                <text:p>1200.229</text:p>
              </table:table-cell>
              <table:table-cell office:value-type="float" office:value="1199.771">
                <text:p>1199.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9163">
                <text:p>-0.09163</text:p>
              </table:table-cell>
              <table:table-cell office:value-type="float" office:value="1200.229">
                <text:p>1200.229</text:p>
              </table:table-cell>
              <table:table-cell office:value-type="float" office:value="1199.771">
                <text:p>1199.7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0689">
                <text:p>-0.10689</text:p>
              </table:table-cell>
              <table:table-cell office:value-type="float" office:value="1200.26721">
                <text:p>1200.26721</text:p>
              </table:table-cell>
              <table:table-cell office:value-type="float" office:value="1199.73279">
                <text:p>1199.732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045">
                <text:p>0.03045</text:p>
              </table:table-cell>
              <table:table-cell office:value-type="float" office:value="1199.92383">
                <text:p>1199.92383</text:p>
              </table:table-cell>
              <table:table-cell office:value-type="float" office:value="1200.07617">
                <text:p>1200.076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9163">
                <text:p>-0.09163</text:p>
              </table:table-cell>
              <table:table-cell office:value-type="float" office:value="1200.229">
                <text:p>1200.229</text:p>
              </table:table-cell>
              <table:table-cell office:value-type="float" office:value="1199.771">
                <text:p>1199.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983">
                <text:p>0.1983</text:p>
              </table:table-cell>
              <table:table-cell office:value-type="float" office:value="1199.50427">
                <text:p>1199.50427</text:p>
              </table:table-cell>
              <table:table-cell office:value-type="float" office:value="1200.49573">
                <text:p>1200.495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19">
                <text:p>0.01519</text:p>
              </table:table-cell>
              <table:table-cell office:value-type="float" office:value="1199.96204">
                <text:p>1199.96204</text:p>
              </table:table-cell>
              <table:table-cell office:value-type="float" office:value="1200.03796">
                <text:p>1200.037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519">
                <text:p>0.01519</text:p>
              </table:table-cell>
              <table:table-cell office:value-type="float" office:value="1199.96204">
                <text:p>1199.96204</text:p>
              </table:table-cell>
              <table:table-cell office:value-type="float" office:value="1200.03796">
                <text:p>1200.037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4422">
                <text:p>-0.24422</text:p>
              </table:table-cell>
              <table:table-cell office:value-type="float" office:value="1200.6106">
                <text:p>1200.6106</text:p>
              </table:table-cell>
              <table:table-cell office:value-type="float" office:value="1199.3894">
                <text:p>1199.3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519">
                <text:p>0.01519</text:p>
              </table:table-cell>
              <table:table-cell office:value-type="float" office:value="1199.96204">
                <text:p>1199.96204</text:p>
              </table:table-cell>
              <table:table-cell office:value-type="float" office:value="1200.03796">
                <text:p>1200.03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6792">
                <text:p>-0.16792</text:p>
              </table:table-cell>
              <table:table-cell office:value-type="float" office:value="1200.4198">
                <text:p>1200.4198</text:p>
              </table:table-cell>
              <table:table-cell office:value-type="float" office:value="1199.5802">
                <text:p>1199.58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374">
                <text:p>-0.1374</text:p>
              </table:table-cell>
              <table:table-cell office:value-type="float" office:value="1200.34351">
                <text:p>1200.34351</text:p>
              </table:table-cell>
              <table:table-cell office:value-type="float" office:value="1199.65649">
                <text:p>1199.656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519">
                <text:p>0.01519</text:p>
              </table:table-cell>
              <table:table-cell office:value-type="float" office:value="1199.96204">
                <text:p>1199.96204</text:p>
              </table:table-cell>
              <table:table-cell office:value-type="float" office:value="1200.03796">
                <text:p>1200.03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6111">
                <text:p>-0.06111</text:p>
              </table:table-cell>
              <table:table-cell office:value-type="float" office:value="1200.15271">
                <text:p>1200.15271</text:p>
              </table:table-cell>
              <table:table-cell office:value-type="float" office:value="1199.84729">
                <text:p>1199.847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2037">
                <text:p>0.32037</text:p>
              </table:table-cell>
              <table:table-cell office:value-type="float" office:value="1199.1991">
                <text:p>1199.1991</text:p>
              </table:table-cell>
              <table:table-cell office:value-type="float" office:value="1200.8009">
                <text:p>1200.80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623">
                <text:p>0.07623</text:p>
              </table:table-cell>
              <table:table-cell office:value-type="float" office:value="1199.80945">
                <text:p>1199.80945</text:p>
              </table:table-cell>
              <table:table-cell office:value-type="float" office:value="1200.19055">
                <text:p>1200.190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778">
                <text:p>0.16778</text:p>
              </table:table-cell>
              <table:table-cell office:value-type="float" office:value="1199.58057">
                <text:p>1199.58057</text:p>
              </table:table-cell>
              <table:table-cell office:value-type="float" office:value="1200.41943">
                <text:p>1200.419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5266">
                <text:p>-0.15266</text:p>
              </table:table-cell>
              <table:table-cell office:value-type="float" office:value="1200.38171">
                <text:p>1200.38171</text:p>
              </table:table-cell>
              <table:table-cell office:value-type="float" office:value="1199.61829">
                <text:p>1199.618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2896">
                <text:p>-0.22896</text:p>
              </table:table-cell>
              <table:table-cell office:value-type="float" office:value="1200.57239">
                <text:p>1200.57239</text:p>
              </table:table-cell>
              <table:table-cell office:value-type="float" office:value="1199.42761">
                <text:p>1199.427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045">
                <text:p>0.03045</text:p>
              </table:table-cell>
              <table:table-cell office:value-type="float" office:value="1199.92383">
                <text:p>1199.92383</text:p>
              </table:table-cell>
              <table:table-cell office:value-type="float" office:value="1200.07617">
                <text:p>1200.076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623">
                <text:p>0.07623</text:p>
              </table:table-cell>
              <table:table-cell office:value-type="float" office:value="1199.80945">
                <text:p>1199.80945</text:p>
              </table:table-cell>
              <table:table-cell office:value-type="float" office:value="1200.19055">
                <text:p>1200.19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3577">
                <text:p>-0.33577</text:p>
              </table:table-cell>
              <table:table-cell office:value-type="float" office:value="1200.83948">
                <text:p>1200.83948</text:p>
              </table:table-cell>
              <table:table-cell office:value-type="float" office:value="1199.16052">
                <text:p>1199.160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26">
                <text:p>0.13726</text:p>
              </table:table-cell>
              <table:table-cell office:value-type="float" office:value="1199.65686">
                <text:p>1199.65686</text:p>
              </table:table-cell>
              <table:table-cell office:value-type="float" office:value="1200.34314">
                <text:p>1200.343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045">
                <text:p>0.03045</text:p>
              </table:table-cell>
              <table:table-cell office:value-type="float" office:value="1199.92383">
                <text:p>1199.92383</text:p>
              </table:table-cell>
              <table:table-cell office:value-type="float" office:value="1200.07617">
                <text:p>1200.076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778">
                <text:p>0.16778</text:p>
              </table:table-cell>
              <table:table-cell office:value-type="float" office:value="1199.58057">
                <text:p>1199.58057</text:p>
              </table:table-cell>
              <table:table-cell office:value-type="float" office:value="1200.41943">
                <text:p>1200.419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07">
                <text:p>-0.00007</text:p>
              </table:table-cell>
              <table:table-cell office:value-type="float" office:value="1200.00012">
                <text:p>1200.00012</text:p>
              </table:table-cell>
              <table:table-cell office:value-type="float" office:value="1199.99988">
                <text:p>1199.999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149">
                <text:p>0.09149</text:p>
              </table:table-cell>
              <table:table-cell office:value-type="float" office:value="1199.77124">
                <text:p>1199.77124</text:p>
              </table:table-cell>
              <table:table-cell office:value-type="float" office:value="1200.22876">
                <text:p>1200.228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6111">
                <text:p>-0.06111</text:p>
              </table:table-cell>
              <table:table-cell office:value-type="float" office:value="1200.15271">
                <text:p>1200.15271</text:p>
              </table:table-cell>
              <table:table-cell office:value-type="float" office:value="1199.84729">
                <text:p>1199.847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882">
                <text:p>0.22882</text:p>
              </table:table-cell>
              <table:table-cell office:value-type="float" office:value="1199.42798">
                <text:p>1199.42798</text:p>
              </table:table-cell>
              <table:table-cell office:value-type="float" office:value="1200.57202">
                <text:p>1200.572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571">
                <text:p>0.04571</text:p>
              </table:table-cell>
              <table:table-cell office:value-type="float" office:value="1199.88574">
                <text:p>1199.88574</text:p>
              </table:table-cell>
              <table:table-cell office:value-type="float" office:value="1200.11426">
                <text:p>1200.11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623">
                <text:p>0.07623</text:p>
              </table:table-cell>
              <table:table-cell office:value-type="float" office:value="1199.80945">
                <text:p>1199.80945</text:p>
              </table:table-cell>
              <table:table-cell office:value-type="float" office:value="1200.19055">
                <text:p>1200.190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07">
                <text:p>-0.00007</text:p>
              </table:table-cell>
              <table:table-cell office:value-type="float" office:value="1200.00012">
                <text:p>1200.00012</text:p>
              </table:table-cell>
              <table:table-cell office:value-type="float" office:value="1199.99988">
                <text:p>1199.999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615">
                <text:p>0.36615</text:p>
              </table:table-cell>
              <table:table-cell office:value-type="float" office:value="1199.08459">
                <text:p>1199.08459</text:p>
              </table:table-cell>
              <table:table-cell office:value-type="float" office:value="1200.91541">
                <text:p>1200.915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3059">
                <text:p>-0.03059</text:p>
              </table:table-cell>
              <table:table-cell office:value-type="float" office:value="1200.07642">
                <text:p>1200.07642</text:p>
              </table:table-cell>
              <table:table-cell office:value-type="float" office:value="1199.92358">
                <text:p>1199.923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519">
                <text:p>0.01519</text:p>
              </table:table-cell>
              <table:table-cell office:value-type="float" office:value="1199.96204">
                <text:p>1199.96204</text:p>
              </table:table-cell>
              <table:table-cell office:value-type="float" office:value="1200.03796">
                <text:p>1200.037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7637">
                <text:p>-0.07637</text:p>
              </table:table-cell>
              <table:table-cell office:value-type="float" office:value="1200.19092">
                <text:p>1200.19092</text:p>
              </table:table-cell>
              <table:table-cell office:value-type="float" office:value="1199.80908">
                <text:p>1199.809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8617">
                <text:p>-1.8617</text:p>
              </table:table-cell>
              <table:table-cell office:value-type="float" office:value="1204.6543">
                <text:p>1204.6543</text:p>
              </table:table-cell>
              <table:table-cell office:value-type="float" office:value="1195.3457">
                <text:p>1195.34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178">
                <text:p>0.99178</text:p>
              </table:table-cell>
              <table:table-cell office:value-type="float" office:value="1197.52051">
                <text:p>1197.52051</text:p>
              </table:table-cell>
              <table:table-cell office:value-type="float" office:value="1202.47949">
                <text:p>1202.479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5504">
                <text:p>2.65504</text:p>
              </table:table-cell>
              <table:table-cell office:value-type="float" office:value="1193.36243">
                <text:p>1193.36243</text:p>
              </table:table-cell>
              <table:table-cell office:value-type="float" office:value="1206.63757">
                <text:p>1206.637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77">
                <text:p>1.77</text:p>
              </table:table-cell>
              <table:table-cell office:value-type="float" office:value="1195.57495">
                <text:p>1195.57495</text:p>
              </table:table-cell>
              <table:table-cell office:value-type="float" office:value="1204.42505">
                <text:p>1204.425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7">
                <text:p>1.77</text:p>
              </table:table-cell>
              <table:table-cell office:value-type="float" office:value="1195.57495">
                <text:p>1195.57495</text:p>
              </table:table-cell>
              <table:table-cell office:value-type="float" office:value="1204.42505">
                <text:p>1204.425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6857">
                <text:p>-2.6857</text:p>
              </table:table-cell>
              <table:table-cell office:value-type="float" office:value="1206.71423">
                <text:p>1206.71423</text:p>
              </table:table-cell>
              <table:table-cell office:value-type="float" office:value="1193.28577">
                <text:p>1193.285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80674">
                <text:p>-4.80674</text:p>
              </table:table-cell>
              <table:table-cell office:value-type="float" office:value="1212.01685">
                <text:p>1212.01685</text:p>
              </table:table-cell>
              <table:table-cell office:value-type="float" office:value="1187.98315">
                <text:p>1187.983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53311">
                <text:p>-2.53311</text:p>
              </table:table-cell>
              <table:table-cell office:value-type="float" office:value="1206.33276">
                <text:p>1206.33276</text:p>
              </table:table-cell>
              <table:table-cell office:value-type="float" office:value="1193.66724">
                <text:p>1193.667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67148">
                <text:p>-0.67148</text:p>
              </table:table-cell>
              <table:table-cell office:value-type="float" office:value="1201.67871">
                <text:p>1201.67871</text:p>
              </table:table-cell>
              <table:table-cell office:value-type="float" office:value="1198.32129">
                <text:p>1198.321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2971">
                <text:p>2.92971</text:p>
              </table:table-cell>
              <table:table-cell office:value-type="float" office:value="1192.67578">
                <text:p>1192.67578</text:p>
              </table:table-cell>
              <table:table-cell office:value-type="float" office:value="1207.32422">
                <text:p>1207.324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76082">
                <text:p>4.76082</text:p>
              </table:table-cell>
              <table:table-cell office:value-type="float" office:value="1188.0979">
                <text:p>1188.0979</text:p>
              </table:table-cell>
              <table:table-cell office:value-type="float" office:value="1211.9021">
                <text:p>1211.9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01311">
                <text:p>4.01311</text:p>
              </table:table-cell>
              <table:table-cell office:value-type="float" office:value="1189.96716">
                <text:p>1189.96716</text:p>
              </table:table-cell>
              <table:table-cell office:value-type="float" office:value="1210.03284">
                <text:p>1210.032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0526">
                <text:p>-0.30526</text:p>
              </table:table-cell>
              <table:table-cell office:value-type="float" office:value="1200.76318">
                <text:p>1200.76318</text:p>
              </table:table-cell>
              <table:table-cell office:value-type="float" office:value="1199.23682">
                <text:p>1199.236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15874">
                <text:p>-3.15874</text:p>
              </table:table-cell>
              <table:table-cell office:value-type="float" office:value="1207.89685">
                <text:p>1207.89685</text:p>
              </table:table-cell>
              <table:table-cell office:value-type="float" office:value="1192.10315">
                <text:p>1192.10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54733">
                <text:p>-4.54733</text:p>
              </table:table-cell>
              <table:table-cell office:value-type="float" office:value="1211.36829">
                <text:p>1211.36829</text:p>
              </table:table-cell>
              <table:table-cell office:value-type="float" office:value="1188.63171">
                <text:p>1188.631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0689">
                <text:p>-0.10689</text:p>
              </table:table-cell>
              <table:table-cell office:value-type="float" office:value="1200.26721">
                <text:p>1200.26721</text:p>
              </table:table-cell>
              <table:table-cell office:value-type="float" office:value="1199.73279">
                <text:p>1199.732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3756">
                <text:p>1.03756</text:p>
              </table:table-cell>
              <table:table-cell office:value-type="float" office:value="1197.40613">
                <text:p>1197.40613</text:p>
              </table:table-cell>
              <table:table-cell office:value-type="float" office:value="1202.59387">
                <text:p>1202.593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4437">
                <text:p>1.14437</text:p>
              </table:table-cell>
              <table:table-cell office:value-type="float" office:value="1197.13904">
                <text:p>1197.13904</text:p>
              </table:table-cell>
              <table:table-cell office:value-type="float" office:value="1202.86096">
                <text:p>1202.860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6674">
                <text:p>2.16674</text:p>
              </table:table-cell>
              <table:table-cell office:value-type="float" office:value="1194.58313">
                <text:p>1194.58313</text:p>
              </table:table-cell>
              <table:table-cell office:value-type="float" office:value="1205.41687">
                <text:p>1205.416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20555">
                <text:p>-1.20555</text:p>
              </table:table-cell>
              <table:table-cell office:value-type="float" office:value="1203.01392">
                <text:p>1203.01392</text:p>
              </table:table-cell>
              <table:table-cell office:value-type="float" office:value="1196.98608">
                <text:p>1196.986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51888">
                <text:p>-0.51888</text:p>
              </table:table-cell>
              <table:table-cell office:value-type="float" office:value="1201.29724">
                <text:p>1201.29724</text:p>
              </table:table-cell>
              <table:table-cell office:value-type="float" office:value="1198.70276">
                <text:p>1198.702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9015">
                <text:p>1.19015</text:p>
              </table:table-cell>
              <table:table-cell office:value-type="float" office:value="1197.02466">
                <text:p>1197.02466</text:p>
              </table:table-cell>
              <table:table-cell office:value-type="float" office:value="1202.97534">
                <text:p>1202.975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7815">
                <text:p>0.77815</text:p>
              </table:table-cell>
              <table:table-cell office:value-type="float" office:value="1198.05457">
                <text:p>1198.05457</text:p>
              </table:table-cell>
              <table:table-cell office:value-type="float" office:value="1201.94543">
                <text:p>1201.945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037">
                <text:p>0.32037</text:p>
              </table:table-cell>
              <table:table-cell office:value-type="float" office:value="1199.1991">
                <text:p>1199.1991</text:p>
              </table:table-cell>
              <table:table-cell office:value-type="float" office:value="1200.8009">
                <text:p>1200.80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65622">
                <text:p>-0.65622</text:p>
              </table:table-cell>
              <table:table-cell office:value-type="float" office:value="1201.6405">
                <text:p>1201.6405</text:p>
              </table:table-cell>
              <table:table-cell office:value-type="float" office:value="1198.3595">
                <text:p>1198.35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95325">
                <text:p>-1.95325</text:p>
              </table:table-cell>
              <table:table-cell office:value-type="float" office:value="1204.88318">
                <text:p>1204.88318</text:p>
              </table:table-cell>
              <table:table-cell office:value-type="float" office:value="1195.11682">
                <text:p>1195.116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45681">
                <text:p>-2.45681</text:p>
              </table:table-cell>
              <table:table-cell office:value-type="float" office:value="1206.14197">
                <text:p>1206.14197</text:p>
              </table:table-cell>
              <table:table-cell office:value-type="float" office:value="1193.85803">
                <text:p>1193.858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5266">
                <text:p>-0.15266</text:p>
              </table:table-cell>
              <table:table-cell office:value-type="float" office:value="1200.38171">
                <text:p>1200.38171</text:p>
              </table:table-cell>
              <table:table-cell office:value-type="float" office:value="1199.61829">
                <text:p>1199.618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3786">
                <text:p>1.93786</text:p>
              </table:table-cell>
              <table:table-cell office:value-type="float" office:value="1195.1554">
                <text:p>1195.1554</text:p>
              </table:table-cell>
              <table:table-cell office:value-type="float" office:value="1204.8446">
                <text:p>1204.84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182">
                <text:p>2.182</text:p>
              </table:table-cell>
              <table:table-cell office:value-type="float" office:value="1194.54504">
                <text:p>1194.54504</text:p>
              </table:table-cell>
              <table:table-cell office:value-type="float" office:value="1205.45496">
                <text:p>1205.454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3623">
                <text:p>2.13623</text:p>
              </table:table-cell>
              <table:table-cell office:value-type="float" office:value="1194.65942">
                <text:p>1194.65942</text:p>
              </table:table-cell>
              <table:table-cell office:value-type="float" office:value="1205.34058">
                <text:p>1205.340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3059">
                <text:p>-0.03059</text:p>
              </table:table-cell>
              <table:table-cell office:value-type="float" office:value="1200.07642">
                <text:p>1200.07642</text:p>
              </table:table-cell>
              <table:table-cell office:value-type="float" office:value="1199.92358">
                <text:p>1199.923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51074">
                <text:p>-1.51074</text:p>
              </table:table-cell>
              <table:table-cell office:value-type="float" office:value="1203.77686">
                <text:p>1203.77686</text:p>
              </table:table-cell>
              <table:table-cell office:value-type="float" office:value="1196.22314">
                <text:p>1196.223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73148">
                <text:p>-2.73148</text:p>
              </table:table-cell>
              <table:table-cell office:value-type="float" office:value="1206.82874">
                <text:p>1206.82874</text:p>
              </table:table-cell>
              <table:table-cell office:value-type="float" office:value="1193.17126">
                <text:p>1193.171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99903">
                <text:p>-1.99903</text:p>
              </table:table-cell>
              <table:table-cell office:value-type="float" office:value="1204.99756">
                <text:p>1204.99756</text:p>
              </table:table-cell>
              <table:table-cell office:value-type="float" office:value="1195.00244">
                <text:p>1195.002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.33474">
                <text:p>-2.33474</text:p>
              </table:table-cell>
              <table:table-cell office:value-type="float" office:value="1205.83679">
                <text:p>1205.83679</text:p>
              </table:table-cell>
              <table:table-cell office:value-type="float" office:value="1194.16321">
                <text:p>1194.163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5015">
                <text:p>3.25015</text:p>
              </table:table-cell>
              <table:table-cell office:value-type="float" office:value="1191.87463">
                <text:p>1191.87463</text:p>
              </table:table-cell>
              <table:table-cell office:value-type="float" office:value="1208.12537">
                <text:p>1208.125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9341">
                <text:p>0.79341</text:p>
              </table:table-cell>
              <table:table-cell office:value-type="float" office:value="1198.01648">
                <text:p>1198.01648</text:p>
              </table:table-cell>
              <table:table-cell office:value-type="float" office:value="1201.98352">
                <text:p>1201.983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2407">
                <text:p>-0.82407</text:p>
              </table:table-cell>
              <table:table-cell office:value-type="float" office:value="1202.06018">
                <text:p>1202.06018</text:p>
              </table:table-cell>
              <table:table-cell office:value-type="float" office:value="1197.93982">
                <text:p>1197.939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.14348">
                <text:p>-3.14348</text:p>
              </table:table-cell>
              <table:table-cell office:value-type="float" office:value="1207.85864">
                <text:p>1207.85864</text:p>
              </table:table-cell>
              <table:table-cell office:value-type="float" office:value="1192.14136">
                <text:p>1192.141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57177">
                <text:p>-1.57177</text:p>
              </table:table-cell>
              <table:table-cell office:value-type="float" office:value="1203.92944">
                <text:p>1203.92944</text:p>
              </table:table-cell>
              <table:table-cell office:value-type="float" office:value="1196.07056">
                <text:p>1196.070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82">
                <text:p>2.182</text:p>
              </table:table-cell>
              <table:table-cell office:value-type="float" office:value="1194.54504">
                <text:p>1194.54504</text:p>
              </table:table-cell>
              <table:table-cell office:value-type="float" office:value="1205.45496">
                <text:p>1205.454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38866">
                <text:p>-1.38866</text:p>
              </table:table-cell>
              <table:table-cell office:value-type="float" office:value="1203.47168">
                <text:p>1203.47168</text:p>
              </table:table-cell>
              <table:table-cell office:value-type="float" office:value="1196.52832">
                <text:p>1196.528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.10585">
                <text:p>-2.10585</text:p>
              </table:table-cell>
              <table:table-cell office:value-type="float" office:value="1205.26465">
                <text:p>1205.26465</text:p>
              </table:table-cell>
              <table:table-cell office:value-type="float" office:value="1194.73535">
                <text:p>1194.735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13519">
                <text:p>4.13519</text:p>
              </table:table-cell>
              <table:table-cell office:value-type="float" office:value="1189.66199">
                <text:p>1189.66199</text:p>
              </table:table-cell>
              <table:table-cell office:value-type="float" office:value="1210.33801">
                <text:p>1210.338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88303">
                <text:p>-4.88303</text:p>
              </table:table-cell>
              <table:table-cell office:value-type="float" office:value="1212.20752">
                <text:p>1212.20752</text:p>
              </table:table-cell>
              <table:table-cell office:value-type="float" office:value="1187.79248">
                <text:p>1187.792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11296">
                <text:p>-3.11296</text:p>
              </table:table-cell>
              <table:table-cell office:value-type="float" office:value="1207.78235">
                <text:p>1207.78235</text:p>
              </table:table-cell>
              <table:table-cell office:value-type="float" office:value="1192.21765">
                <text:p>1192.217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9889">
                <text:p>1.99889</text:p>
              </table:table-cell>
              <table:table-cell office:value-type="float" office:value="1195.00281">
                <text:p>1195.00281</text:p>
              </table:table-cell>
              <table:table-cell office:value-type="float" office:value="1204.99719">
                <text:p>1204.997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.66836">
                <text:p>-6.66836</text:p>
              </table:table-cell>
              <table:table-cell office:value-type="float" office:value="1216.6709">
                <text:p>1216.6709</text:p>
              </table:table-cell>
              <table:table-cell office:value-type="float" office:value="1183.3291">
                <text:p>1183.32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0734">
                <text:p>1.90734</text:p>
              </table:table-cell>
              <table:table-cell office:value-type="float" office:value="1195.23169">
                <text:p>1195.23169</text:p>
              </table:table-cell>
              <table:table-cell office:value-type="float" office:value="1204.76831">
                <text:p>1204.768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05296">
                <text:p>-1.05296</text:p>
              </table:table-cell>
              <table:table-cell office:value-type="float" office:value="1202.63245">
                <text:p>1202.63245</text:p>
              </table:table-cell>
              <table:table-cell office:value-type="float" office:value="1197.36755">
                <text:p>1197.367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.92881">
                <text:p>-4.92881</text:p>
              </table:table-cell>
              <table:table-cell office:value-type="float" office:value="1212.32202">
                <text:p>1212.32202</text:p>
              </table:table-cell>
              <table:table-cell office:value-type="float" office:value="1187.67798">
                <text:p>1187.677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8067">
                <text:p>3.28067</text:p>
              </table:table-cell>
              <table:table-cell office:value-type="float" office:value="1191.79834">
                <text:p>1191.79834</text:p>
              </table:table-cell>
              <table:table-cell office:value-type="float" office:value="1208.20166">
                <text:p>1208.201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.27266">
                <text:p>-4.27266</text:p>
              </table:table-cell>
              <table:table-cell office:value-type="float" office:value="1210.68164">
                <text:p>1210.68164</text:p>
              </table:table-cell>
              <table:table-cell office:value-type="float" office:value="1189.31836">
                <text:p>1189.318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25844">
                <text:p>-2.25844</text:p>
              </table:table-cell>
              <table:table-cell office:value-type="float" office:value="1205.64612">
                <text:p>1205.64612</text:p>
              </table:table-cell>
              <table:table-cell office:value-type="float" office:value="1194.35388">
                <text:p>1194.353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0526">
                <text:p>-0.30526</text:p>
              </table:table-cell>
              <table:table-cell office:value-type="float" office:value="1200.76318">
                <text:p>1200.76318</text:p>
              </table:table-cell>
              <table:table-cell office:value-type="float" office:value="1199.23682">
                <text:p>1199.236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8986">
                <text:p>0.28986</text:p>
              </table:table-cell>
              <table:table-cell office:value-type="float" office:value="1199.27539">
                <text:p>1199.27539</text:p>
              </table:table-cell>
              <table:table-cell office:value-type="float" office:value="1200.72461">
                <text:p>1200.724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30526">
                <text:p>-0.30526</text:p>
              </table:table-cell>
              <table:table-cell office:value-type="float" office:value="1200.76318">
                <text:p>1200.76318</text:p>
              </table:table-cell>
              <table:table-cell office:value-type="float" office:value="1199.23682">
                <text:p>1199.236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7297">
                <text:p>0.47297</text:p>
              </table:table-cell>
              <table:table-cell office:value-type="float" office:value="1198.81763">
                <text:p>1198.81763</text:p>
              </table:table-cell>
              <table:table-cell office:value-type="float" office:value="1201.18237">
                <text:p>1201.182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8171">
                <text:p>1.28171</text:p>
              </table:table-cell>
              <table:table-cell office:value-type="float" office:value="1196.79578">
                <text:p>1196.79578</text:p>
              </table:table-cell>
              <table:table-cell office:value-type="float" office:value="1203.20422">
                <text:p>1203.204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4082">
                <text:p>0.64082</text:p>
              </table:table-cell>
              <table:table-cell office:value-type="float" office:value="1198.39795">
                <text:p>1198.39795</text:p>
              </table:table-cell>
              <table:table-cell office:value-type="float" office:value="1201.60205">
                <text:p>1201.602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23607">
                <text:p>-1.23607</text:p>
              </table:table-cell>
              <table:table-cell office:value-type="float" office:value="1203.09021">
                <text:p>1203.09021</text:p>
              </table:table-cell>
              <table:table-cell office:value-type="float" office:value="1196.90979">
                <text:p>1196.909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.42629">
                <text:p>-2.42629</text:p>
              </table:table-cell>
              <table:table-cell office:value-type="float" office:value="1206.06567">
                <text:p>1206.06567</text:p>
              </table:table-cell>
              <table:table-cell office:value-type="float" office:value="1193.93433">
                <text:p>1193.934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.37237">
                <text:p>-3.37237</text:p>
              </table:table-cell>
              <table:table-cell office:value-type="float" office:value="1208.43091">
                <text:p>1208.43091</text:p>
              </table:table-cell>
              <table:table-cell office:value-type="float" office:value="1191.56909">
                <text:p>1191.569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68674">
                <text:p>-0.68674</text:p>
              </table:table-cell>
              <table:table-cell office:value-type="float" office:value="1201.7168">
                <text:p>1201.7168</text:p>
              </table:table-cell>
              <table:table-cell office:value-type="float" office:value="1198.2832">
                <text:p>1198.28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8304">
                <text:p>0.18304</text:p>
              </table:table-cell>
              <table:table-cell office:value-type="float" office:value="1199.54236">
                <text:p>1199.54236</text:p>
              </table:table-cell>
              <table:table-cell office:value-type="float" office:value="1200.45764">
                <text:p>1200.457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06704">
                <text:p>3.06704</text:p>
              </table:table-cell>
              <table:table-cell office:value-type="float" office:value="1192.3324">
                <text:p>1192.3324</text:p>
              </table:table-cell>
              <table:table-cell office:value-type="float" office:value="1207.6676">
                <text:p>1207.66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5771">
                <text:p>0.45771</text:p>
              </table:table-cell>
              <table:table-cell office:value-type="float" office:value="1198.85571">
                <text:p>1198.85571</text:p>
              </table:table-cell>
              <table:table-cell office:value-type="float" office:value="1201.14429">
                <text:p>1201.144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46378">
                <text:p>3.46378</text:p>
              </table:table-cell>
              <table:table-cell office:value-type="float" office:value="1191.34058">
                <text:p>1191.34058</text:p>
              </table:table-cell>
              <table:table-cell office:value-type="float" office:value="1208.65942">
                <text:p>1208.659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7.70599">
                <text:p>-7.70599</text:p>
              </table:table-cell>
              <table:table-cell office:value-type="float" office:value="1219.26501">
                <text:p>1219.26501</text:p>
              </table:table-cell>
              <table:table-cell office:value-type="float" office:value="1180.73499">
                <text:p>1180.734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.63992">
                <text:p>-2.63992</text:p>
              </table:table-cell>
              <table:table-cell office:value-type="float" office:value="1206.59985">
                <text:p>1206.59985</text:p>
              </table:table-cell>
              <table:table-cell office:value-type="float" office:value="1193.40015">
                <text:p>1193.40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0.95621">
                <text:p>-10.95621</text:p>
              </table:table-cell>
              <table:table-cell office:value-type="float" office:value="1227.3905">
                <text:p>1227.3905</text:p>
              </table:table-cell>
              <table:table-cell office:value-type="float" office:value="1172.6095">
                <text:p>1172.60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77725">
                <text:p>-2.77725</text:p>
              </table:table-cell>
              <table:table-cell office:value-type="float" office:value="1206.94312">
                <text:p>1206.94312</text:p>
              </table:table-cell>
              <table:table-cell office:value-type="float" office:value="1193.05688">
                <text:p>1193.056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4.07429">
                <text:p>-4.07429</text:p>
              </table:table-cell>
              <table:table-cell office:value-type="float" office:value="1210.18567">
                <text:p>1210.18567</text:p>
              </table:table-cell>
              <table:table-cell office:value-type="float" office:value="1189.81433">
                <text:p>1189.814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27252">
                <text:p>4.27252</text:p>
              </table:table-cell>
              <table:table-cell office:value-type="float" office:value="1189.31873">
                <text:p>1189.31873</text:p>
              </table:table-cell>
              <table:table-cell office:value-type="float" office:value="1210.68127">
                <text:p>1210.681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11282">
                <text:p>3.11282</text:p>
              </table:table-cell>
              <table:table-cell office:value-type="float" office:value="1192.2179">
                <text:p>1192.2179</text:p>
              </table:table-cell>
              <table:table-cell office:value-type="float" office:value="1207.7821">
                <text:p>1207.78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70082">
                <text:p>2.70082</text:p>
              </table:table-cell>
              <table:table-cell office:value-type="float" office:value="1193.24792">
                <text:p>1193.24792</text:p>
              </table:table-cell>
              <table:table-cell office:value-type="float" office:value="1206.75208">
                <text:p>1206.752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5771">
                <text:p>0.45771</text:p>
              </table:table-cell>
              <table:table-cell office:value-type="float" office:value="1198.85571">
                <text:p>1198.85571</text:p>
              </table:table-cell>
              <table:table-cell office:value-type="float" office:value="1201.14429">
                <text:p>1201.144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4.97459">
                <text:p>-4.97459</text:p>
              </table:table-cell>
              <table:table-cell office:value-type="float" office:value="1212.43652">
                <text:p>1212.43652</text:p>
              </table:table-cell>
              <table:table-cell office:value-type="float" office:value="1187.56348">
                <text:p>1187.563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2719">
                <text:p>0.42719</text:p>
              </table:table-cell>
              <table:table-cell office:value-type="float" office:value="1198.93201">
                <text:p>1198.93201</text:p>
              </table:table-cell>
              <table:table-cell office:value-type="float" office:value="1201.06799">
                <text:p>1201.067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9.03355">
                <text:p>-9.03355</text:p>
              </table:table-cell>
              <table:table-cell office:value-type="float" office:value="1222.58386">
                <text:p>1222.58386</text:p>
              </table:table-cell>
              <table:table-cell office:value-type="float" office:value="1177.41614">
                <text:p>1177.416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41904">
                <text:p>1.41904</text:p>
              </table:table-cell>
              <table:table-cell office:value-type="float" office:value="1196.45239">
                <text:p>1196.45239</text:p>
              </table:table-cell>
              <table:table-cell office:value-type="float" office:value="1203.54761">
                <text:p>1203.547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.4334">
                <text:p>-3.4334</text:p>
              </table:table-cell>
              <table:table-cell office:value-type="float" office:value="1208.5835">
                <text:p>1208.5835</text:p>
              </table:table-cell>
              <table:table-cell office:value-type="float" office:value="1191.4165">
                <text:p>1191.41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03548">
                <text:p>5.03548</text:p>
              </table:table-cell>
              <table:table-cell office:value-type="float" office:value="1187.41125">
                <text:p>1187.41125</text:p>
              </table:table-cell>
              <table:table-cell office:value-type="float" office:value="1212.58875">
                <text:p>1212.588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.00511">
                <text:p>-5.00511</text:p>
              </table:table-cell>
              <table:table-cell office:value-type="float" office:value="1212.51282">
                <text:p>1212.51282</text:p>
              </table:table-cell>
              <table:table-cell office:value-type="float" office:value="1187.48718">
                <text:p>1187.487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57992">
                <text:p>-0.57992</text:p>
              </table:table-cell>
              <table:table-cell office:value-type="float" office:value="1201.44983">
                <text:p>1201.44983</text:p>
              </table:table-cell>
              <table:table-cell office:value-type="float" office:value="1198.55017">
                <text:p>1198.550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8.34688">
                <text:p>-8.34688</text:p>
              </table:table-cell>
              <table:table-cell office:value-type="float" office:value="1220.86719">
                <text:p>1220.86719</text:p>
              </table:table-cell>
              <table:table-cell office:value-type="float" office:value="1179.13281">
                <text:p>1179.132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6778">
                <text:p>0.16778</text:p>
              </table:table-cell>
              <table:table-cell office:value-type="float" office:value="1199.58057">
                <text:p>1199.58057</text:p>
              </table:table-cell>
              <table:table-cell office:value-type="float" office:value="1200.41943">
                <text:p>1200.419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7.50762">
                <text:p>-7.50762</text:p>
              </table:table-cell>
              <table:table-cell office:value-type="float" office:value="1218.76904">
                <text:p>1218.76904</text:p>
              </table:table-cell>
              <table:table-cell office:value-type="float" office:value="1181.23096">
                <text:p>1181.230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78422">
                <text:p>3.78422</text:p>
              </table:table-cell>
              <table:table-cell office:value-type="float" office:value="1190.53943">
                <text:p>1190.53943</text:p>
              </table:table-cell>
              <table:table-cell office:value-type="float" office:value="1209.46057">
                <text:p>1209.460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.63177">
                <text:p>-3.63177</text:p>
              </table:table-cell>
              <table:table-cell office:value-type="float" office:value="1209.07947">
                <text:p>1209.07947</text:p>
              </table:table-cell>
              <table:table-cell office:value-type="float" office:value="1190.92053">
                <text:p>1190.920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58482">
                <text:p>5.58482</text:p>
              </table:table-cell>
              <table:table-cell office:value-type="float" office:value="1186.03796">
                <text:p>1186.03796</text:p>
              </table:table-cell>
              <table:table-cell office:value-type="float" office:value="1213.96204">
                <text:p>1213.962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.53918">
                <text:p>-5.53918</text:p>
              </table:table-cell>
              <table:table-cell office:value-type="float" office:value="1213.8479">
                <text:p>1213.8479</text:p>
              </table:table-cell>
              <table:table-cell office:value-type="float" office:value="1186.1521">
                <text:p>1186.15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36511">
                <text:p>2.36511</text:p>
              </table:table-cell>
              <table:table-cell office:value-type="float" office:value="1194.08716">
                <text:p>1194.08716</text:p>
              </table:table-cell>
              <table:table-cell office:value-type="float" office:value="1205.91284">
                <text:p>1205.912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0.30007">
                <text:p>-10.30007</text:p>
              </table:table-cell>
              <table:table-cell office:value-type="float" office:value="1225.75012">
                <text:p>1225.75012</text:p>
              </table:table-cell>
              <table:table-cell office:value-type="float" office:value="1174.24988">
                <text:p>1174.249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3563">
                <text:p>0.33563</text:p>
              </table:table-cell>
              <table:table-cell office:value-type="float" office:value="1199.16089">
                <text:p>1199.16089</text:p>
              </table:table-cell>
              <table:table-cell office:value-type="float" office:value="1200.83911">
                <text:p>1200.839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7.69073">
                <text:p>-7.69073</text:p>
              </table:table-cell>
              <table:table-cell office:value-type="float" office:value="1219.22681">
                <text:p>1219.22681</text:p>
              </table:table-cell>
              <table:table-cell office:value-type="float" office:value="1180.77319">
                <text:p>1180.773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3134">
                <text:p>2.73134</text:p>
              </table:table-cell>
              <table:table-cell office:value-type="float" office:value="1193.17163">
                <text:p>1193.17163</text:p>
              </table:table-cell>
              <table:table-cell office:value-type="float" office:value="1206.82837">
                <text:p>1206.828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.93696">
                <text:p>-3.93696</text:p>
              </table:table-cell>
              <table:table-cell office:value-type="float" office:value="1209.84241">
                <text:p>1209.84241</text:p>
              </table:table-cell>
              <table:table-cell office:value-type="float" office:value="1190.15759">
                <text:p>1190.157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46378">
                <text:p>3.46378</text:p>
              </table:table-cell>
              <table:table-cell office:value-type="float" office:value="1191.34058">
                <text:p>1191.34058</text:p>
              </table:table-cell>
              <table:table-cell office:value-type="float" office:value="1208.65942">
                <text:p>1208.659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4.08955">
                <text:p>-4.08955</text:p>
              </table:table-cell>
              <table:table-cell office:value-type="float" office:value="1210.22388">
                <text:p>1210.22388</text:p>
              </table:table-cell>
              <table:table-cell office:value-type="float" office:value="1189.77612">
                <text:p>1189.776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9178">
                <text:p>0.99178</text:p>
              </table:table-cell>
              <table:table-cell office:value-type="float" office:value="1197.52051">
                <text:p>1197.52051</text:p>
              </table:table-cell>
              <table:table-cell office:value-type="float" office:value="1202.47949">
                <text:p>1202.479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.42629">
                <text:p>-2.42629</text:p>
              </table:table-cell>
              <table:table-cell office:value-type="float" office:value="1206.06567">
                <text:p>1206.06567</text:p>
              </table:table-cell>
              <table:table-cell office:value-type="float" office:value="1193.93433">
                <text:p>1193.934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49548">
                <text:p>-1.49548</text:p>
              </table:table-cell>
              <table:table-cell office:value-type="float" office:value="1203.73865">
                <text:p>1203.73865</text:p>
              </table:table-cell>
              <table:table-cell office:value-type="float" office:value="1196.26135">
                <text:p>1196.261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.54022">
                <text:p>-3.54022</text:p>
              </table:table-cell>
              <table:table-cell office:value-type="float" office:value="1208.85059">
                <text:p>1208.85059</text:p>
              </table:table-cell>
              <table:table-cell office:value-type="float" office:value="1191.14941">
                <text:p>1191.149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5089">
                <text:p>0.35089</text:p>
              </table:table-cell>
              <table:table-cell office:value-type="float" office:value="1199.1228">
                <text:p>1199.1228</text:p>
              </table:table-cell>
              <table:table-cell office:value-type="float" office:value="1200.8772">
                <text:p>1200.87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5934">
                <text:p>0.25934</text:p>
              </table:table-cell>
              <table:table-cell office:value-type="float" office:value="1199.35168">
                <text:p>1199.35168</text:p>
              </table:table-cell>
              <table:table-cell office:value-type="float" office:value="1200.64832">
                <text:p>1200.648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4437">
                <text:p>1.14437</text:p>
              </table:table-cell>
              <table:table-cell office:value-type="float" office:value="1197.13904">
                <text:p>1197.13904</text:p>
              </table:table-cell>
              <table:table-cell office:value-type="float" office:value="1202.86096">
                <text:p>1202.860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6792">
                <text:p>-0.16792</text:p>
              </table:table-cell>
              <table:table-cell office:value-type="float" office:value="1200.4198">
                <text:p>1200.4198</text:p>
              </table:table-cell>
              <table:table-cell office:value-type="float" office:value="1199.5802">
                <text:p>1199.58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938">
                <text:p>-1.938</text:p>
              </table:table-cell>
              <table:table-cell office:value-type="float" office:value="1204.84497">
                <text:p>1204.84497</text:p>
              </table:table-cell>
              <table:table-cell office:value-type="float" office:value="1195.15503">
                <text:p>1195.155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41904">
                <text:p>1.41904</text:p>
              </table:table-cell>
              <table:table-cell office:value-type="float" office:value="1196.45239">
                <text:p>1196.45239</text:p>
              </table:table-cell>
              <table:table-cell office:value-type="float" office:value="1203.54761">
                <text:p>1203.547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.60125">
                <text:p>-3.60125</text:p>
              </table:table-cell>
              <table:table-cell office:value-type="float" office:value="1209.00317">
                <text:p>1209.00317</text:p>
              </table:table-cell>
              <table:table-cell office:value-type="float" office:value="1190.99683">
                <text:p>1190.996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67859">
                <text:p>-1.67859</text:p>
              </table:table-cell>
              <table:table-cell office:value-type="float" office:value="1204.19641">
                <text:p>1204.19641</text:p>
              </table:table-cell>
              <table:table-cell office:value-type="float" office:value="1195.80359">
                <text:p>1195.803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81592">
                <text:p>-1.81592</text:p>
              </table:table-cell>
              <table:table-cell office:value-type="float" office:value="1204.53979">
                <text:p>1204.53979</text:p>
              </table:table-cell>
              <table:table-cell office:value-type="float" office:value="1195.46021">
                <text:p>1195.460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8334">
                <text:p>1.08334</text:p>
              </table:table-cell>
              <table:table-cell office:value-type="float" office:value="1197.29163">
                <text:p>1197.29163</text:p>
              </table:table-cell>
              <table:table-cell office:value-type="float" office:value="1202.70837">
                <text:p>1202.708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.92985">
                <text:p>-2.92985</text:p>
              </table:table-cell>
              <table:table-cell office:value-type="float" office:value="1207.32458">
                <text:p>1207.32458</text:p>
              </table:table-cell>
              <table:table-cell office:value-type="float" office:value="1192.67542">
                <text:p>1192.675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95325">
                <text:p>-1.95325</text:p>
              </table:table-cell>
              <table:table-cell office:value-type="float" office:value="1204.88318">
                <text:p>1204.88318</text:p>
              </table:table-cell>
              <table:table-cell office:value-type="float" office:value="1195.11682">
                <text:p>1195.116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6.05799">
                <text:p>-6.05799</text:p>
              </table:table-cell>
              <table:table-cell office:value-type="float" office:value="1215.14502">
                <text:p>1215.14502</text:p>
              </table:table-cell>
              <table:table-cell office:value-type="float" office:value="1184.85498">
                <text:p>1184.854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5.29503">
                <text:p>-5.29503</text:p>
              </table:table-cell>
              <table:table-cell office:value-type="float" office:value="1213.23755">
                <text:p>1213.23755</text:p>
              </table:table-cell>
              <table:table-cell office:value-type="float" office:value="1186.76245">
                <text:p>1186.762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6.36318">
                <text:p>-6.36318</text:p>
              </table:table-cell>
              <table:table-cell office:value-type="float" office:value="1215.90796">
                <text:p>1215.90796</text:p>
              </table:table-cell>
              <table:table-cell office:value-type="float" office:value="1184.09204">
                <text:p>1184.092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55326">
                <text:p>7.55326</text:p>
              </table:table-cell>
              <table:table-cell office:value-type="float" office:value="1181.11682">
                <text:p>1181.11682</text:p>
              </table:table-cell>
              <table:table-cell office:value-type="float" office:value="1218.88318">
                <text:p>1218.883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1193">
                <text:p>0.41193</text:p>
              </table:table-cell>
              <table:table-cell office:value-type="float" office:value="1198.97021">
                <text:p>1198.97021</text:p>
              </table:table-cell>
              <table:table-cell office:value-type="float" office:value="1201.02979">
                <text:p>1201.029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3726">
                <text:p>0.13726</text:p>
              </table:table-cell>
              <table:table-cell office:value-type="float" office:value="1199.65686">
                <text:p>1199.65686</text:p>
              </table:table-cell>
              <table:table-cell office:value-type="float" office:value="1200.34314">
                <text:p>1200.343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5.9054">
                <text:p>-5.9054</text:p>
              </table:table-cell>
              <table:table-cell office:value-type="float" office:value="1214.76355">
                <text:p>1214.76355</text:p>
              </table:table-cell>
              <table:table-cell office:value-type="float" office:value="1185.23645">
                <text:p>1185.236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.40288">
                <text:p>-3.40288</text:p>
              </table:table-cell>
              <table:table-cell office:value-type="float" office:value="1208.5072">
                <text:p>1208.5072</text:p>
              </table:table-cell>
              <table:table-cell office:value-type="float" office:value="1191.4928">
                <text:p>1191.49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8.05696">
                <text:p>-8.05696</text:p>
              </table:table-cell>
              <table:table-cell office:value-type="float" office:value="1220.14233">
                <text:p>1220.14233</text:p>
              </table:table-cell>
              <table:table-cell office:value-type="float" office:value="1179.85767">
                <text:p>1179.857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.63177">
                <text:p>-3.63177</text:p>
              </table:table-cell>
              <table:table-cell office:value-type="float" office:value="1209.07947">
                <text:p>1209.07947</text:p>
              </table:table-cell>
              <table:table-cell office:value-type="float" office:value="1190.92053">
                <text:p>1190.920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9.07933">
                <text:p>-9.07933</text:p>
              </table:table-cell>
              <table:table-cell office:value-type="float" office:value="1222.69836">
                <text:p>1222.69836</text:p>
              </table:table-cell>
              <table:table-cell office:value-type="float" office:value="1177.30164">
                <text:p>1177.301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45563">
                <text:p>4.45563</text:p>
              </table:table-cell>
              <table:table-cell office:value-type="float" office:value="1188.86096">
                <text:p>1188.86096</text:p>
              </table:table-cell>
              <table:table-cell office:value-type="float" office:value="1211.13904">
                <text:p>1211.139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79355">
                <text:p>-0.79355</text:p>
              </table:table-cell>
              <table:table-cell office:value-type="float" office:value="1201.98389">
                <text:p>1201.98389</text:p>
              </table:table-cell>
              <table:table-cell office:value-type="float" office:value="1198.01611">
                <text:p>1198.016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80659">
                <text:p>4.80659</text:p>
              </table:table-cell>
              <table:table-cell office:value-type="float" office:value="1187.98352">
                <text:p>1187.98352</text:p>
              </table:table-cell>
              <table:table-cell office:value-type="float" office:value="1212.01648">
                <text:p>1212.016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.45577">
                <text:p>-4.45577</text:p>
              </table:table-cell>
              <table:table-cell office:value-type="float" office:value="1211.1394">
                <text:p>1211.1394</text:p>
              </table:table-cell>
              <table:table-cell office:value-type="float" office:value="1188.8606">
                <text:p>1188.86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4.48629">
                <text:p>-4.48629</text:p>
              </table:table-cell>
              <table:table-cell office:value-type="float" office:value="1211.2157">
                <text:p>1211.2157</text:p>
              </table:table-cell>
              <table:table-cell office:value-type="float" office:value="1188.7843">
                <text:p>1188.78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0.57473">
                <text:p>-10.57473</text:p>
              </table:table-cell>
              <table:table-cell office:value-type="float" office:value="1226.43689">
                <text:p>1226.43689</text:p>
              </table:table-cell>
              <table:table-cell office:value-type="float" office:value="1173.56311">
                <text:p>1173.563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8.17903">
                <text:p>-8.17903</text:p>
              </table:table-cell>
              <table:table-cell office:value-type="float" office:value="1220.44763">
                <text:p>1220.44763</text:p>
              </table:table-cell>
              <table:table-cell office:value-type="float" office:value="1179.55237">
                <text:p>1179.552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2.92466">
                <text:p>-12.92466</text:p>
              </table:table-cell>
              <table:table-cell office:value-type="float" office:value="1232.31165">
                <text:p>1232.31165</text:p>
              </table:table-cell>
              <table:table-cell office:value-type="float" office:value="1167.68835">
                <text:p>1167.688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2137">
                <text:p>-0.2137</text:p>
              </table:table-cell>
              <table:table-cell office:value-type="float" office:value="1200.5343">
                <text:p>1200.5343</text:p>
              </table:table-cell>
              <table:table-cell office:value-type="float" office:value="1199.4657">
                <text:p>1199.46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.75385">
                <text:p>-3.75385</text:p>
              </table:table-cell>
              <table:table-cell office:value-type="float" office:value="1209.38464">
                <text:p>1209.38464</text:p>
              </table:table-cell>
              <table:table-cell office:value-type="float" office:value="1190.61536">
                <text:p>1190.615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3734">
                <text:p>-1.3734</text:p>
              </table:table-cell>
              <table:table-cell office:value-type="float" office:value="1203.43347">
                <text:p>1203.43347</text:p>
              </table:table-cell>
              <table:table-cell office:value-type="float" office:value="1196.56653">
                <text:p>1196.566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.41711">
                <text:p>-5.41711</text:p>
              </table:table-cell>
              <table:table-cell office:value-type="float" office:value="1213.54272">
                <text:p>1213.54272</text:p>
              </table:table-cell>
              <table:table-cell office:value-type="float" office:value="1186.45728">
                <text:p>1186.457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6.22585">
                <text:p>-6.22585</text:p>
              </table:table-cell>
              <table:table-cell office:value-type="float" office:value="1215.56458">
                <text:p>1215.56458</text:p>
              </table:table-cell>
              <table:table-cell office:value-type="float" office:value="1184.43542">
                <text:p>1184.435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9.90333">
                <text:p>-9.90333</text:p>
              </table:table-cell>
              <table:table-cell office:value-type="float" office:value="1224.7583">
                <text:p>1224.7583</text:p>
              </table:table-cell>
              <table:table-cell office:value-type="float" office:value="1175.2417">
                <text:p>1175.24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8.77414">
                <text:p>-8.77414</text:p>
              </table:table-cell>
              <table:table-cell office:value-type="float" office:value="1221.9353">
                <text:p>1221.9353</text:p>
              </table:table-cell>
              <table:table-cell office:value-type="float" office:value="1178.0647">
                <text:p>1178.06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6.8057">
                <text:p>-6.8057</text:p>
              </table:table-cell>
              <table:table-cell office:value-type="float" office:value="1217.01428">
                <text:p>1217.01428</text:p>
              </table:table-cell>
              <table:table-cell office:value-type="float" office:value="1182.98572">
                <text:p>1182.985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7.53814">
                <text:p>-7.53814</text:p>
              </table:table-cell>
              <table:table-cell office:value-type="float" office:value="1218.84534">
                <text:p>1218.84534</text:p>
              </table:table-cell>
              <table:table-cell office:value-type="float" office:value="1181.15466">
                <text:p>1181.154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4.94407">
                <text:p>-4.94407</text:p>
              </table:table-cell>
              <table:table-cell office:value-type="float" office:value="1212.36023">
                <text:p>1212.36023</text:p>
              </table:table-cell>
              <table:table-cell office:value-type="float" office:value="1187.63977">
                <text:p>1187.639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9.55236">
                <text:p>-9.55236</text:p>
              </table:table-cell>
              <table:table-cell office:value-type="float" office:value="1223.88086">
                <text:p>1223.88086</text:p>
              </table:table-cell>
              <table:table-cell office:value-type="float" office:value="1176.11914">
                <text:p>1176.119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4.39474">
                <text:p>-4.39474</text:p>
              </table:table-cell>
              <table:table-cell office:value-type="float" office:value="1210.98682">
                <text:p>1210.98682</text:p>
              </table:table-cell>
              <table:table-cell office:value-type="float" office:value="1189.01318">
                <text:p>1189.013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1.79547">
                <text:p>-11.79547</text:p>
              </table:table-cell>
              <table:table-cell office:value-type="float" office:value="1229.48865">
                <text:p>1229.48865</text:p>
              </table:table-cell>
              <table:table-cell office:value-type="float" office:value="1170.51135">
                <text:p>1170.511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.24318">
                <text:p>-2.24318</text:p>
              </table:table-cell>
              <table:table-cell office:value-type="float" office:value="1205.60791">
                <text:p>1205.60791</text:p>
              </table:table-cell>
              <table:table-cell office:value-type="float" office:value="1194.39209">
                <text:p>1194.392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7.96021">
                <text:p>-17.96021</text:p>
              </table:table-cell>
              <table:table-cell office:value-type="float" office:value="1244.90051">
                <text:p>1244.90051</text:p>
              </table:table-cell>
              <table:table-cell office:value-type="float" office:value="1155.09949">
                <text:p>1155.099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67845">
                <text:p>1.67845</text:p>
              </table:table-cell>
              <table:table-cell office:value-type="float" office:value="1195.80383">
                <text:p>1195.80383</text:p>
              </table:table-cell>
              <table:table-cell office:value-type="float" office:value="1204.19617">
                <text:p>1204.196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2.72629">
                <text:p>-12.72629</text:p>
              </table:table-cell>
              <table:table-cell office:value-type="float" office:value="1231.81567">
                <text:p>1231.81567</text:p>
              </table:table-cell>
              <table:table-cell office:value-type="float" office:value="1168.18433">
                <text:p>1168.184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2748">
                <text:p>1.32748</text:p>
              </table:table-cell>
              <table:table-cell office:value-type="float" office:value="1196.68127">
                <text:p>1196.68127</text:p>
              </table:table-cell>
              <table:table-cell office:value-type="float" office:value="1203.31873">
                <text:p>1203.318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0.3611">
                <text:p>-10.3611</text:p>
              </table:table-cell>
              <table:table-cell office:value-type="float" office:value="1225.90271">
                <text:p>1225.90271</text:p>
              </table:table-cell>
              <table:table-cell office:value-type="float" office:value="1174.09729">
                <text:p>1174.097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50363">
                <text:p>-0.50363</text:p>
              </table:table-cell>
              <table:table-cell office:value-type="float" office:value="1201.25903">
                <text:p>1201.25903</text:p>
              </table:table-cell>
              <table:table-cell office:value-type="float" office:value="1198.74097">
                <text:p>1198.740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8.08748">
                <text:p>-8.08748</text:p>
              </table:table-cell>
              <table:table-cell office:value-type="float" office:value="1220.21875">
                <text:p>1220.21875</text:p>
              </table:table-cell>
              <table:table-cell office:value-type="float" office:value="1179.78125">
                <text:p>1179.78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.96037">
                <text:p>-2.96037</text:p>
              </table:table-cell>
              <table:table-cell office:value-type="float" office:value="1207.40088">
                <text:p>1207.40088</text:p>
              </table:table-cell>
              <table:table-cell office:value-type="float" office:value="1192.59912">
                <text:p>1192.599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3.96229">
                <text:p>-13.96229</text:p>
              </table:table-cell>
              <table:table-cell office:value-type="float" office:value="1234.90576">
                <text:p>1234.90576</text:p>
              </table:table-cell>
              <table:table-cell office:value-type="float" office:value="1165.09424">
                <text:p>1165.094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0.98673">
                <text:p>-10.98673</text:p>
              </table:table-cell>
              <table:table-cell office:value-type="float" office:value="1227.4668">
                <text:p>1227.4668</text:p>
              </table:table-cell>
              <table:table-cell office:value-type="float" office:value="1172.5332">
                <text:p>1172.53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8.31636">
                <text:p>-8.31636</text:p>
              </table:table-cell>
              <table:table-cell office:value-type="float" office:value="1220.79089">
                <text:p>1220.79089</text:p>
              </table:table-cell>
              <table:table-cell office:value-type="float" office:value="1179.20911">
                <text:p>1179.209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2.86362">
                <text:p>-12.86362</text:p>
              </table:table-cell>
              <table:table-cell office:value-type="float" office:value="1232.15906">
                <text:p>1232.15906</text:p>
              </table:table-cell>
              <table:table-cell office:value-type="float" office:value="1167.84094">
                <text:p>1167.840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99903">
                <text:p>-1.99903</text:p>
              </table:table-cell>
              <table:table-cell office:value-type="float" office:value="1204.99756">
                <text:p>1204.99756</text:p>
              </table:table-cell>
              <table:table-cell office:value-type="float" office:value="1195.00244">
                <text:p>1195.002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1.81073">
                <text:p>-11.81073</text:p>
              </table:table-cell>
              <table:table-cell office:value-type="float" office:value="1229.52686">
                <text:p>1229.52686</text:p>
              </table:table-cell>
              <table:table-cell office:value-type="float" office:value="1170.47314">
                <text:p>1170.473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31934">
                <text:p>2.31934</text:p>
              </table:table-cell>
              <table:table-cell office:value-type="float" office:value="1194.20166">
                <text:p>1194.20166</text:p>
              </table:table-cell>
              <table:table-cell office:value-type="float" office:value="1205.79834">
                <text:p>1205.798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6.48525">
                <text:p>-6.48525</text:p>
              </table:table-cell>
              <table:table-cell office:value-type="float" office:value="1216.21313">
                <text:p>1216.21313</text:p>
              </table:table-cell>
              <table:table-cell office:value-type="float" office:value="1183.78687">
                <text:p>1183.786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.65518">
                <text:p>-2.65518</text:p>
              </table:table-cell>
              <table:table-cell office:value-type="float" office:value="1206.63794">
                <text:p>1206.63794</text:p>
              </table:table-cell>
              <table:table-cell office:value-type="float" office:value="1193.36206">
                <text:p>1193.362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2.37533">
                <text:p>-12.37533</text:p>
              </table:table-cell>
              <table:table-cell office:value-type="float" office:value="1230.93835">
                <text:p>1230.93835</text:p>
              </table:table-cell>
              <table:table-cell office:value-type="float" office:value="1169.06165">
                <text:p>1169.061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.55548">
                <text:p>-3.55548</text:p>
              </table:table-cell>
              <table:table-cell office:value-type="float" office:value="1208.88867">
                <text:p>1208.88867</text:p>
              </table:table-cell>
              <table:table-cell office:value-type="float" office:value="1191.11133">
                <text:p>1191.111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9.84229">
                <text:p>-9.84229</text:p>
              </table:table-cell>
              <table:table-cell office:value-type="float" office:value="1224.60571">
                <text:p>1224.60571</text:p>
              </table:table-cell>
              <table:table-cell office:value-type="float" office:value="1175.39429">
                <text:p>1175.394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.81385">
                <text:p>-5.81385</text:p>
              </table:table-cell>
              <table:table-cell office:value-type="float" office:value="1214.53467">
                <text:p>1214.53467</text:p>
              </table:table-cell>
              <table:table-cell office:value-type="float" office:value="1185.46533">
                <text:p>1185.465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.32555">
                <text:p>-5.32555</text:p>
              </table:table-cell>
              <table:table-cell office:value-type="float" office:value="1213.31384">
                <text:p>1213.31384</text:p>
              </table:table-cell>
              <table:table-cell office:value-type="float" office:value="1186.68616">
                <text:p>1186.686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8.08748">
                <text:p>-8.08748</text:p>
              </table:table-cell>
              <table:table-cell office:value-type="float" office:value="1220.21875">
                <text:p>1220.21875</text:p>
              </table:table-cell>
              <table:table-cell office:value-type="float" office:value="1179.78125">
                <text:p>1179.781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4.47103">
                <text:p>-4.47103</text:p>
              </table:table-cell>
              <table:table-cell office:value-type="float" office:value="1211.17761">
                <text:p>1211.17761</text:p>
              </table:table-cell>
              <table:table-cell office:value-type="float" office:value="1188.82239">
                <text:p>1188.822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3.12303">
                <text:p>-13.12303</text:p>
              </table:table-cell>
              <table:table-cell office:value-type="float" office:value="1232.80762">
                <text:p>1232.80762</text:p>
              </table:table-cell>
              <table:table-cell office:value-type="float" office:value="1167.19238">
                <text:p>1167.192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7.41607">
                <text:p>-7.41607</text:p>
              </table:table-cell>
              <table:table-cell office:value-type="float" office:value="1218.54016">
                <text:p>1218.54016</text:p>
              </table:table-cell>
              <table:table-cell office:value-type="float" office:value="1181.45984">
                <text:p>1181.459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2.48214">
                <text:p>-12.48214</text:p>
              </table:table-cell>
              <table:table-cell office:value-type="float" office:value="1231.20532">
                <text:p>1231.20532</text:p>
              </table:table-cell>
              <table:table-cell office:value-type="float" office:value="1168.79468">
                <text:p>1168.794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5.34081">
                <text:p>-5.34081</text:p>
              </table:table-cell>
              <table:table-cell office:value-type="float" office:value="1213.35205">
                <text:p>1213.35205</text:p>
              </table:table-cell>
              <table:table-cell office:value-type="float" office:value="1186.64795">
                <text:p>1186.647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6.46999">
                <text:p>-6.46999</text:p>
              </table:table-cell>
              <table:table-cell office:value-type="float" office:value="1216.17493">
                <text:p>1216.17493</text:p>
              </table:table-cell>
              <table:table-cell office:value-type="float" office:value="1183.82507">
                <text:p>1183.825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.96037">
                <text:p>-2.96037</text:p>
              </table:table-cell>
              <table:table-cell office:value-type="float" office:value="1207.40088">
                <text:p>1207.40088</text:p>
              </table:table-cell>
              <table:table-cell office:value-type="float" office:value="1192.59912">
                <text:p>1192.599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8.71311">
                <text:p>-8.71311</text:p>
              </table:table-cell>
              <table:table-cell office:value-type="float" office:value="1221.78271">
                <text:p>1221.78271</text:p>
              </table:table-cell>
              <table:table-cell office:value-type="float" office:value="1178.21729">
                <text:p>1178.217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4.86777">
                <text:p>-4.86777</text:p>
              </table:table-cell>
              <table:table-cell office:value-type="float" office:value="1212.16943">
                <text:p>1212.16943</text:p>
              </table:table-cell>
              <table:table-cell office:value-type="float" office:value="1187.83057">
                <text:p>1187.830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9.85755">
                <text:p>-9.85755</text:p>
              </table:table-cell>
              <table:table-cell office:value-type="float" office:value="1224.64392">
                <text:p>1224.64392</text:p>
              </table:table-cell>
              <table:table-cell office:value-type="float" office:value="1175.35608">
                <text:p>1175.356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8.80466">
                <text:p>-8.80466</text:p>
              </table:table-cell>
              <table:table-cell office:value-type="float" office:value="1222.0116">
                <text:p>1222.0116</text:p>
              </table:table-cell>
              <table:table-cell office:value-type="float" office:value="1177.9884">
                <text:p>1177.98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0.78836">
                <text:p>-10.78836</text:p>
              </table:table-cell>
              <table:table-cell office:value-type="float" office:value="1226.97095">
                <text:p>1226.97095</text:p>
              </table:table-cell>
              <table:table-cell office:value-type="float" office:value="1173.02905">
                <text:p>1173.029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7.95014">
                <text:p>-7.95014</text:p>
              </table:table-cell>
              <table:table-cell office:value-type="float" office:value="1219.87537">
                <text:p>1219.87537</text:p>
              </table:table-cell>
              <table:table-cell office:value-type="float" office:value="1180.12463">
                <text:p>1180.124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9.99488">
                <text:p>-9.99488</text:p>
              </table:table-cell>
              <table:table-cell office:value-type="float" office:value="1224.98718">
                <text:p>1224.98718</text:p>
              </table:table-cell>
              <table:table-cell office:value-type="float" office:value="1175.01282">
                <text:p>1175.012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0.08644">
                <text:p>-10.08644</text:p>
              </table:table-cell>
              <table:table-cell office:value-type="float" office:value="1225.21606">
                <text:p>1225.21606</text:p>
              </table:table-cell>
              <table:table-cell office:value-type="float" office:value="1174.78394">
                <text:p>1174.783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5.40185">
                <text:p>-5.40185</text:p>
              </table:table-cell>
              <table:table-cell office:value-type="float" office:value="1213.50464">
                <text:p>1213.50464</text:p>
              </table:table-cell>
              <table:table-cell office:value-type="float" office:value="1186.49536">
                <text:p>1186.495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5.3814">
                <text:p>-15.3814</text:p>
              </table:table-cell>
              <table:table-cell office:value-type="float" office:value="1238.45349">
                <text:p>1238.45349</text:p>
              </table:table-cell>
              <table:table-cell office:value-type="float" office:value="1161.54651">
                <text:p>1161.546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6.36318">
                <text:p>-6.36318</text:p>
              </table:table-cell>
              <table:table-cell office:value-type="float" office:value="1215.90796">
                <text:p>1215.90796</text:p>
              </table:table-cell>
              <table:table-cell office:value-type="float" office:value="1184.09204">
                <text:p>1184.092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5.94599">
                <text:p>-15.94599</text:p>
              </table:table-cell>
              <table:table-cell office:value-type="float" office:value="1239.86499">
                <text:p>1239.86499</text:p>
              </table:table-cell>
              <table:table-cell office:value-type="float" office:value="1160.13501">
                <text:p>1160.135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6.66836">
                <text:p>-6.66836</text:p>
              </table:table-cell>
              <table:table-cell office:value-type="float" office:value="1216.6709">
                <text:p>1216.6709</text:p>
              </table:table-cell>
              <table:table-cell office:value-type="float" office:value="1183.3291">
                <text:p>1183.32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1.30718">
                <text:p>-11.30718</text:p>
              </table:table-cell>
              <table:table-cell office:value-type="float" office:value="1228.26794">
                <text:p>1228.26794</text:p>
              </table:table-cell>
              <table:table-cell office:value-type="float" office:value="1171.73206">
                <text:p>1171.732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.86066">
                <text:p>-3.86066</text:p>
              </table:table-cell>
              <table:table-cell office:value-type="float" office:value="1209.65161">
                <text:p>1209.65161</text:p>
              </table:table-cell>
              <table:table-cell office:value-type="float" office:value="1190.34839">
                <text:p>1190.348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0.58999">
                <text:p>-10.58999</text:p>
              </table:table-cell>
              <table:table-cell office:value-type="float" office:value="1226.47498">
                <text:p>1226.47498</text:p>
              </table:table-cell>
              <table:table-cell office:value-type="float" office:value="1173.52502">
                <text:p>1173.525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4.7457">
                <text:p>-4.7457</text:p>
              </table:table-cell>
              <table:table-cell office:value-type="float" office:value="1211.86426">
                <text:p>1211.86426</text:p>
              </table:table-cell>
              <table:table-cell office:value-type="float" office:value="1188.13574">
                <text:p>1188.135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7.30407">
                <text:p>-17.30407</text:p>
              </table:table-cell>
              <table:table-cell office:value-type="float" office:value="1243.26013">
                <text:p>1243.26013</text:p>
              </table:table-cell>
              <table:table-cell office:value-type="float" office:value="1156.73987">
                <text:p>1156.739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7.12614">
                <text:p>-7.12614</text:p>
              </table:table-cell>
              <table:table-cell office:value-type="float" office:value="1217.81531">
                <text:p>1217.81531</text:p>
              </table:table-cell>
              <table:table-cell office:value-type="float" office:value="1182.18469">
                <text:p>1182.184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5.15251">
                <text:p>-15.15251</text:p>
              </table:table-cell>
              <table:table-cell office:value-type="float" office:value="1237.88123">
                <text:p>1237.88123</text:p>
              </table:table-cell>
              <table:table-cell office:value-type="float" office:value="1162.11877">
                <text:p>1162.118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0.42214">
                <text:p>-10.42214</text:p>
              </table:table-cell>
              <table:table-cell office:value-type="float" office:value="1226.0553">
                <text:p>1226.0553</text:p>
              </table:table-cell>
              <table:table-cell office:value-type="float" office:value="1173.9447">
                <text:p>1173.94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3.88599">
                <text:p>-13.88599</text:p>
              </table:table-cell>
              <table:table-cell office:value-type="float" office:value="1234.71497">
                <text:p>1234.71497</text:p>
              </table:table-cell>
              <table:table-cell office:value-type="float" office:value="1165.28503">
                <text:p>1165.285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6.41903">
                <text:p>-16.41903</text:p>
              </table:table-cell>
              <table:table-cell office:value-type="float" office:value="1241.04761">
                <text:p>1241.04761</text:p>
              </table:table-cell>
              <table:table-cell office:value-type="float" office:value="1158.95239">
                <text:p>1158.952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7.44659">
                <text:p>-7.44659</text:p>
              </table:table-cell>
              <table:table-cell office:value-type="float" office:value="1218.61646">
                <text:p>1218.61646</text:p>
              </table:table-cell>
              <table:table-cell office:value-type="float" office:value="1181.38354">
                <text:p>1181.383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9.29296">
                <text:p>-9.29296</text:p>
              </table:table-cell>
              <table:table-cell office:value-type="float" office:value="1223.23242">
                <text:p>1223.23242</text:p>
              </table:table-cell>
              <table:table-cell office:value-type="float" office:value="1176.76758">
                <text:p>1176.767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8.27059">
                <text:p>-8.27059</text:p>
              </table:table-cell>
              <table:table-cell office:value-type="float" office:value="1220.67651">
                <text:p>1220.67651</text:p>
              </table:table-cell>
              <table:table-cell office:value-type="float" office:value="1179.32349">
                <text:p>1179.323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.06007">
                <text:p>-2.06007</text:p>
              </table:table-cell>
              <table:table-cell office:value-type="float" office:value="1205.15015">
                <text:p>1205.15015</text:p>
              </table:table-cell>
              <table:table-cell office:value-type="float" office:value="1194.84985">
                <text:p>1194.849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9.32347">
                <text:p>-9.32347</text:p>
              </table:table-cell>
              <table:table-cell office:value-type="float" office:value="1223.30872">
                <text:p>1223.30872</text:p>
              </table:table-cell>
              <table:table-cell office:value-type="float" office:value="1176.69128">
                <text:p>1176.691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.41103">
                <text:p>-2.41103</text:p>
              </table:table-cell>
              <table:table-cell office:value-type="float" office:value="1206.02759">
                <text:p>1206.02759</text:p>
              </table:table-cell>
              <table:table-cell office:value-type="float" office:value="1193.97241">
                <text:p>1193.972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6.48007">
                <text:p>-16.48007</text:p>
              </table:table-cell>
              <table:table-cell office:value-type="float" office:value="1241.2002">
                <text:p>1241.2002</text:p>
              </table:table-cell>
              <table:table-cell office:value-type="float" office:value="1158.7998">
                <text:p>1158.79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7.30925">
                <text:p>-7.30925</text:p>
              </table:table-cell>
              <table:table-cell office:value-type="float" office:value="1218.27319">
                <text:p>1218.27319</text:p>
              </table:table-cell>
              <table:table-cell office:value-type="float" office:value="1181.72681">
                <text:p>1181.726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0.56955">
                <text:p>-20.56955</text:p>
              </table:table-cell>
              <table:table-cell office:value-type="float" office:value="1251.42383">
                <text:p>1251.42383</text:p>
              </table:table-cell>
              <table:table-cell office:value-type="float" office:value="1148.57617">
                <text:p>1148.576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7.2177">
                <text:p>-7.2177</text:p>
              </table:table-cell>
              <table:table-cell office:value-type="float" office:value="1218.04419">
                <text:p>1218.04419</text:p>
              </table:table-cell>
              <table:table-cell office:value-type="float" office:value="1181.95581">
                <text:p>1181.955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0.66629">
                <text:p>-10.66629</text:p>
              </table:table-cell>
              <table:table-cell office:value-type="float" office:value="1226.66577">
                <text:p>1226.66577</text:p>
              </table:table-cell>
              <table:table-cell office:value-type="float" office:value="1173.33423">
                <text:p>1173.334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3.98274">
                <text:p>-3.98274</text:p>
              </table:table-cell>
              <table:table-cell office:value-type="float" office:value="1209.95679">
                <text:p>1209.95679</text:p>
              </table:table-cell>
              <table:table-cell office:value-type="float" office:value="1190.04321">
                <text:p>1190.043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3.46392">
                <text:p>-3.46392</text:p>
              </table:table-cell>
              <table:table-cell office:value-type="float" office:value="1208.65979">
                <text:p>1208.65979</text:p>
              </table:table-cell>
              <table:table-cell office:value-type="float" office:value="1191.34021">
                <text:p>1191.340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8.01118">
                <text:p>-8.01118</text:p>
              </table:table-cell>
              <table:table-cell office:value-type="float" office:value="1220.02795">
                <text:p>1220.02795</text:p>
              </table:table-cell>
              <table:table-cell office:value-type="float" office:value="1179.97205">
                <text:p>1179.972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9.38451">
                <text:p>-9.38451</text:p>
              </table:table-cell>
              <table:table-cell office:value-type="float" office:value="1223.4613">
                <text:p>1223.4613</text:p>
              </table:table-cell>
              <table:table-cell office:value-type="float" office:value="1176.5387">
                <text:p>1176.53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5.22881">
                <text:p>-15.22881</text:p>
              </table:table-cell>
              <table:table-cell office:value-type="float" office:value="1238.07202">
                <text:p>1238.07202</text:p>
              </table:table-cell>
              <table:table-cell office:value-type="float" office:value="1161.92798">
                <text:p>1161.927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9.29296">
                <text:p>-9.29296</text:p>
              </table:table-cell>
              <table:table-cell office:value-type="float" office:value="1223.23242">
                <text:p>1223.23242</text:p>
              </table:table-cell>
              <table:table-cell office:value-type="float" office:value="1176.76758">
                <text:p>1176.767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4.38955">
                <text:p>-14.38955</text:p>
              </table:table-cell>
              <table:table-cell office:value-type="float" office:value="1235.97388">
                <text:p>1235.97388</text:p>
              </table:table-cell>
              <table:table-cell office:value-type="float" office:value="1164.02612">
                <text:p>1164.026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4.59311">
                <text:p>-4.59311</text:p>
              </table:table-cell>
              <table:table-cell office:value-type="float" office:value="1211.48279">
                <text:p>1211.48279</text:p>
              </table:table-cell>
              <table:table-cell office:value-type="float" office:value="1188.51721">
                <text:p>1188.517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1.50555">
                <text:p>-11.50555</text:p>
              </table:table-cell>
              <table:table-cell office:value-type="float" office:value="1228.76392">
                <text:p>1228.76392</text:p>
              </table:table-cell>
              <table:table-cell office:value-type="float" office:value="1171.23608">
                <text:p>1171.236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358">
                <text:p>1.358</text:p>
              </table:table-cell>
              <table:table-cell office:value-type="float" office:value="1196.60498">
                <text:p>1196.60498</text:p>
              </table:table-cell>
              <table:table-cell office:value-type="float" office:value="1203.39502">
                <text:p>1203.395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0.46792">
                <text:p>-10.46792</text:p>
              </table:table-cell>
              <table:table-cell office:value-type="float" office:value="1226.1698">
                <text:p>1226.1698</text:p>
              </table:table-cell>
              <table:table-cell office:value-type="float" office:value="1173.8302">
                <text:p>1173.83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7.43133">
                <text:p>-7.43133</text:p>
              </table:table-cell>
              <table:table-cell office:value-type="float" office:value="1218.57837">
                <text:p>1218.57837</text:p>
              </table:table-cell>
              <table:table-cell office:value-type="float" office:value="1181.42163">
                <text:p>1181.421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3.85547">
                <text:p>-13.85547</text:p>
              </table:table-cell>
              <table:table-cell office:value-type="float" office:value="1234.63867">
                <text:p>1234.63867</text:p>
              </table:table-cell>
              <table:table-cell office:value-type="float" office:value="1165.36133">
                <text:p>1165.361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6.98881">
                <text:p>-6.98881</text:p>
              </table:table-cell>
              <table:table-cell office:value-type="float" office:value="1217.47205">
                <text:p>1217.47205</text:p>
              </table:table-cell>
              <table:table-cell office:value-type="float" office:value="1182.52795">
                <text:p>1182.527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4.9694">
                <text:p>-14.9694</text:p>
              </table:table-cell>
              <table:table-cell office:value-type="float" office:value="1237.42346">
                <text:p>1237.42346</text:p>
              </table:table-cell>
              <table:table-cell office:value-type="float" office:value="1162.57654">
                <text:p>1162.576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6.62259">
                <text:p>-6.62259</text:p>
              </table:table-cell>
              <table:table-cell office:value-type="float" office:value="1216.55652">
                <text:p>1216.55652</text:p>
              </table:table-cell>
              <table:table-cell office:value-type="float" office:value="1183.44348">
                <text:p>1183.443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0.75784">
                <text:p>-10.75784</text:p>
              </table:table-cell>
              <table:table-cell office:value-type="float" office:value="1226.89465">
                <text:p>1226.89465</text:p>
              </table:table-cell>
              <table:table-cell office:value-type="float" office:value="1173.10535">
                <text:p>1173.105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1.62762">
                <text:p>-11.62762</text:p>
              </table:table-cell>
              <table:table-cell office:value-type="float" office:value="1229.06909">
                <text:p>1229.06909</text:p>
              </table:table-cell>
              <table:table-cell office:value-type="float" office:value="1170.93091">
                <text:p>1170.930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8.19429">
                <text:p>-8.19429</text:p>
              </table:table-cell>
              <table:table-cell office:value-type="float" office:value="1220.48572">
                <text:p>1220.48572</text:p>
              </table:table-cell>
              <table:table-cell office:value-type="float" office:value="1179.51428">
                <text:p>1179.514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3.19933">
                <text:p>-13.19933</text:p>
              </table:table-cell>
              <table:table-cell office:value-type="float" office:value="1232.99829">
                <text:p>1232.99829</text:p>
              </table:table-cell>
              <table:table-cell office:value-type="float" office:value="1167.00171">
                <text:p>1167.001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1.87177">
                <text:p>-11.87177</text:p>
              </table:table-cell>
              <table:table-cell office:value-type="float" office:value="1229.67944">
                <text:p>1229.67944</text:p>
              </table:table-cell>
              <table:table-cell office:value-type="float" office:value="1170.32056">
                <text:p>1170.320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2.17696">
                <text:p>-12.17696</text:p>
              </table:table-cell>
              <table:table-cell office:value-type="float" office:value="1230.44238">
                <text:p>1230.44238</text:p>
              </table:table-cell>
              <table:table-cell office:value-type="float" office:value="1169.55762">
                <text:p>1169.557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5.35607">
                <text:p>-5.35607</text:p>
              </table:table-cell>
              <table:table-cell office:value-type="float" office:value="1213.39014">
                <text:p>1213.39014</text:p>
              </table:table-cell>
              <table:table-cell office:value-type="float" office:value="1186.60986">
                <text:p>1186.609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8.46896">
                <text:p>-8.46896</text:p>
              </table:table-cell>
              <table:table-cell office:value-type="float" office:value="1221.17236">
                <text:p>1221.17236</text:p>
              </table:table-cell>
              <table:table-cell office:value-type="float" office:value="1178.82764">
                <text:p>1178.827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64807">
                <text:p>-1.64807</text:p>
              </table:table-cell>
              <table:table-cell office:value-type="float" office:value="1204.12012">
                <text:p>1204.12012</text:p>
              </table:table-cell>
              <table:table-cell office:value-type="float" office:value="1195.87988">
                <text:p>1195.879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6.40896">
                <text:p>-6.40896</text:p>
              </table:table-cell>
              <table:table-cell office:value-type="float" office:value="1216.02234">
                <text:p>1216.02234</text:p>
              </table:table-cell>
              <table:table-cell office:value-type="float" office:value="1183.97766">
                <text:p>1183.977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8.10273">
                <text:p>-8.10273</text:p>
              </table:table-cell>
              <table:table-cell office:value-type="float" office:value="1220.25684">
                <text:p>1220.25684</text:p>
              </table:table-cell>
              <table:table-cell office:value-type="float" office:value="1179.74316">
                <text:p>1179.743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9.82184">
                <text:p>-19.82184</text:p>
              </table:table-cell>
              <table:table-cell office:value-type="float" office:value="1249.55457">
                <text:p>1249.55457</text:p>
              </table:table-cell>
              <table:table-cell office:value-type="float" office:value="1150.44543">
                <text:p>1150.445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2.1617">
                <text:p>-12.1617</text:p>
              </table:table-cell>
              <table:table-cell office:value-type="float" office:value="1230.4043">
                <text:p>1230.4043</text:p>
              </table:table-cell>
              <table:table-cell office:value-type="float" office:value="1169.5957">
                <text:p>1169.59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8.25014">
                <text:p>-18.25014</text:p>
              </table:table-cell>
              <table:table-cell office:value-type="float" office:value="1245.62537">
                <text:p>1245.62537</text:p>
              </table:table-cell>
              <table:table-cell office:value-type="float" office:value="1154.37463">
                <text:p>1154.374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.53814">
                <text:p>-7.53814</text:p>
              </table:table-cell>
              <table:table-cell office:value-type="float" office:value="1218.84534">
                <text:p>1218.84534</text:p>
              </table:table-cell>
              <table:table-cell office:value-type="float" office:value="1181.15466">
                <text:p>1181.154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9.03355">
                <text:p>-9.03355</text:p>
              </table:table-cell>
              <table:table-cell office:value-type="float" office:value="1222.58386">
                <text:p>1222.58386</text:p>
              </table:table-cell>
              <table:table-cell office:value-type="float" office:value="1177.41614">
                <text:p>1177.416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4.24214">
                <text:p>-4.24214</text:p>
              </table:table-cell>
              <table:table-cell office:value-type="float" office:value="1210.60535">
                <text:p>1210.60535</text:p>
              </table:table-cell>
              <table:table-cell office:value-type="float" office:value="1189.39465">
                <text:p>1189.394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5.32555">
                <text:p>-5.32555</text:p>
              </table:table-cell>
              <table:table-cell office:value-type="float" office:value="1213.31384">
                <text:p>1213.31384</text:p>
              </table:table-cell>
              <table:table-cell office:value-type="float" office:value="1186.68616">
                <text:p>1186.686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6.53103">
                <text:p>-6.53103</text:p>
              </table:table-cell>
              <table:table-cell office:value-type="float" office:value="1216.32764">
                <text:p>1216.32764</text:p>
              </table:table-cell>
              <table:table-cell office:value-type="float" office:value="1183.67236">
                <text:p>1183.672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7.93488">
                <text:p>-7.93488</text:p>
              </table:table-cell>
              <table:table-cell office:value-type="float" office:value="1219.83716">
                <text:p>1219.83716</text:p>
              </table:table-cell>
              <table:table-cell office:value-type="float" office:value="1180.16284">
                <text:p>1180.162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0.45266">
                <text:p>-10.45266</text:p>
              </table:table-cell>
              <table:table-cell office:value-type="float" office:value="1226.13159">
                <text:p>1226.13159</text:p>
              </table:table-cell>
              <table:table-cell office:value-type="float" office:value="1173.86841">
                <text:p>1173.868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6.46999">
                <text:p>-6.46999</text:p>
              </table:table-cell>
              <table:table-cell office:value-type="float" office:value="1216.17493">
                <text:p>1216.17493</text:p>
              </table:table-cell>
              <table:table-cell office:value-type="float" office:value="1183.82507">
                <text:p>1183.825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6.6937">
                <text:p>-16.6937</text:p>
              </table:table-cell>
              <table:table-cell office:value-type="float" office:value="1241.73425">
                <text:p>1241.73425</text:p>
              </table:table-cell>
              <table:table-cell office:value-type="float" office:value="1158.26575">
                <text:p>1158.265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3.15874">
                <text:p>-3.15874</text:p>
              </table:table-cell>
              <table:table-cell office:value-type="float" office:value="1207.89685">
                <text:p>1207.89685</text:p>
              </table:table-cell>
              <table:table-cell office:value-type="float" office:value="1192.10315">
                <text:p>1192.103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5.09147">
                <text:p>-15.09147</text:p>
              </table:table-cell>
              <table:table-cell office:value-type="float" office:value="1237.72864">
                <text:p>1237.72864</text:p>
              </table:table-cell>
              <table:table-cell office:value-type="float" office:value="1162.27136">
                <text:p>1162.271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6.88199">
                <text:p>-6.88199</text:p>
              </table:table-cell>
              <table:table-cell office:value-type="float" office:value="1217.20496">
                <text:p>1217.20496</text:p>
              </table:table-cell>
              <table:table-cell office:value-type="float" office:value="1182.79504">
                <text:p>1182.795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9.1251">
                <text:p>-9.1251</text:p>
              </table:table-cell>
              <table:table-cell office:value-type="float" office:value="1222.81274">
                <text:p>1222.81274</text:p>
              </table:table-cell>
              <table:table-cell office:value-type="float" office:value="1177.18726">
                <text:p>1177.187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3.18925">
                <text:p>-3.18925</text:p>
              </table:table-cell>
              <table:table-cell office:value-type="float" office:value="1207.97314">
                <text:p>1207.97314</text:p>
              </table:table-cell>
              <table:table-cell office:value-type="float" office:value="1192.02686">
                <text:p>1192.026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4.02851">
                <text:p>-4.02851</text:p>
              </table:table-cell>
              <table:table-cell office:value-type="float" office:value="1210.07129">
                <text:p>1210.07129</text:p>
              </table:table-cell>
              <table:table-cell office:value-type="float" office:value="1189.92871">
                <text:p>1189.928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3.32659">
                <text:p>-3.32659</text:p>
              </table:table-cell>
              <table:table-cell office:value-type="float" office:value="1208.31653">
                <text:p>1208.31653</text:p>
              </table:table-cell>
              <table:table-cell office:value-type="float" office:value="1191.68347">
                <text:p>1191.683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2.96037">
                <text:p>-2.96037</text:p>
              </table:table-cell>
              <table:table-cell office:value-type="float" office:value="1207.40088">
                <text:p>1207.40088</text:p>
              </table:table-cell>
              <table:table-cell office:value-type="float" office:value="1192.59912">
                <text:p>1192.599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8.01118">
                <text:p>-8.01118</text:p>
              </table:table-cell>
              <table:table-cell office:value-type="float" office:value="1220.02795">
                <text:p>1220.02795</text:p>
              </table:table-cell>
              <table:table-cell office:value-type="float" office:value="1179.97205">
                <text:p>1179.972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4.95933">
                <text:p>-4.95933</text:p>
              </table:table-cell>
              <table:table-cell office:value-type="float" office:value="1212.39832">
                <text:p>1212.39832</text:p>
              </table:table-cell>
              <table:table-cell office:value-type="float" office:value="1187.60168">
                <text:p>1187.601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1.21562">
                <text:p>-11.21562</text:p>
              </table:table-cell>
              <table:table-cell office:value-type="float" office:value="1228.03906">
                <text:p>1228.03906</text:p>
              </table:table-cell>
              <table:table-cell office:value-type="float" office:value="1171.96094">
                <text:p>1171.960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5.35607">
                <text:p>-5.35607</text:p>
              </table:table-cell>
              <table:table-cell office:value-type="float" office:value="1213.39014">
                <text:p>1213.39014</text:p>
              </table:table-cell>
              <table:table-cell office:value-type="float" office:value="1186.60986">
                <text:p>1186.6098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6.66836">
                <text:p>-6.66836</text:p>
              </table:table-cell>
              <table:table-cell office:value-type="float" office:value="1216.6709">
                <text:p>1216.6709</text:p>
              </table:table-cell>
              <table:table-cell office:value-type="float" office:value="1183.3291">
                <text:p>1183.32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2.71622">
                <text:p>-2.71622</text:p>
              </table:table-cell>
              <table:table-cell office:value-type="float" office:value="1206.79053">
                <text:p>1206.79053</text:p>
              </table:table-cell>
              <table:table-cell office:value-type="float" office:value="1193.20947">
                <text:p>1193.209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3.90644">
                <text:p>-3.90644</text:p>
              </table:table-cell>
              <table:table-cell office:value-type="float" office:value="1209.76611">
                <text:p>1209.76611</text:p>
              </table:table-cell>
              <table:table-cell office:value-type="float" office:value="1190.23389">
                <text:p>1190.233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5.18822">
                <text:p>-5.18822</text:p>
              </table:table-cell>
              <table:table-cell office:value-type="float" office:value="1212.97058">
                <text:p>1212.97058</text:p>
              </table:table-cell>
              <table:table-cell office:value-type="float" office:value="1187.02942">
                <text:p>1187.029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3.41814">
                <text:p>-3.41814</text:p>
              </table:table-cell>
              <table:table-cell office:value-type="float" office:value="1208.54541">
                <text:p>1208.54541</text:p>
              </table:table-cell>
              <table:table-cell office:value-type="float" office:value="1191.45459">
                <text:p>1191.454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4.53207">
                <text:p>-4.53207</text:p>
              </table:table-cell>
              <table:table-cell office:value-type="float" office:value="1211.3302">
                <text:p>1211.3302</text:p>
              </table:table-cell>
              <table:table-cell office:value-type="float" office:value="1188.6698">
                <text:p>1188.66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37326">
                <text:p>1.37326</text:p>
              </table:table-cell>
              <table:table-cell office:value-type="float" office:value="1196.56689">
                <text:p>1196.56689</text:p>
              </table:table-cell>
              <table:table-cell office:value-type="float" office:value="1203.43311">
                <text:p>1203.433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.19029">
                <text:p>-1.19029</text:p>
              </table:table-cell>
              <table:table-cell office:value-type="float" office:value="1202.97571">
                <text:p>1202.97571</text:p>
              </table:table-cell>
              <table:table-cell office:value-type="float" office:value="1197.02429">
                <text:p>1197.0242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2.50259">
                <text:p>-2.50259</text:p>
              </table:table-cell>
              <table:table-cell office:value-type="float" office:value="1206.25647">
                <text:p>1206.25647</text:p>
              </table:table-cell>
              <table:table-cell office:value-type="float" office:value="1193.74353">
                <text:p>1193.743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6.69888">
                <text:p>-6.69888</text:p>
              </table:table-cell>
              <table:table-cell office:value-type="float" office:value="1216.74719">
                <text:p>1216.74719</text:p>
              </table:table-cell>
              <table:table-cell office:value-type="float" office:value="1183.25281">
                <text:p>1183.252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9.15562">
                <text:p>-9.15562</text:p>
              </table:table-cell>
              <table:table-cell office:value-type="float" office:value="1222.88904">
                <text:p>1222.88904</text:p>
              </table:table-cell>
              <table:table-cell office:value-type="float" office:value="1177.11096">
                <text:p>1177.110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6.18007">
                <text:p>-6.18007</text:p>
              </table:table-cell>
              <table:table-cell office:value-type="float" office:value="1215.4502">
                <text:p>1215.4502</text:p>
              </table:table-cell>
              <table:table-cell office:value-type="float" office:value="1184.5498">
                <text:p>1184.54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2.45681">
                <text:p>-2.45681</text:p>
              </table:table-cell>
              <table:table-cell office:value-type="float" office:value="1206.14197">
                <text:p>1206.14197</text:p>
              </table:table-cell>
              <table:table-cell office:value-type="float" office:value="1193.85803">
                <text:p>1193.858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1386">
                <text:p>1.11386</text:p>
              </table:table-cell>
              <table:table-cell office:value-type="float" office:value="1197.21533">
                <text:p>1197.21533</text:p>
              </table:table-cell>
              <table:table-cell office:value-type="float" office:value="1202.78467">
                <text:p>1202.784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8986">
                <text:p>0.28986</text:p>
              </table:table-cell>
              <table:table-cell office:value-type="float" office:value="1199.27539">
                <text:p>1199.27539</text:p>
              </table:table-cell>
              <table:table-cell office:value-type="float" office:value="1200.72461">
                <text:p>1200.724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6.83622">
                <text:p>-6.83622</text:p>
              </table:table-cell>
              <table:table-cell office:value-type="float" office:value="1217.09058">
                <text:p>1217.09058</text:p>
              </table:table-cell>
              <table:table-cell office:value-type="float" office:value="1182.90942">
                <text:p>1182.909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.09874">
                <text:p>-1.09874</text:p>
              </table:table-cell>
              <table:table-cell office:value-type="float" office:value="1202.74683">
                <text:p>1202.74683</text:p>
              </table:table-cell>
              <table:table-cell office:value-type="float" office:value="1197.25317">
                <text:p>1197.253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9.33873">
                <text:p>-9.33873</text:p>
              </table:table-cell>
              <table:table-cell office:value-type="float" office:value="1223.3468">
                <text:p>1223.3468</text:p>
              </table:table-cell>
              <table:table-cell office:value-type="float" office:value="1176.6532">
                <text:p>1176.65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.05296">
                <text:p>-1.05296</text:p>
              </table:table-cell>
              <table:table-cell office:value-type="float" office:value="1202.63245">
                <text:p>1202.63245</text:p>
              </table:table-cell>
              <table:table-cell office:value-type="float" office:value="1197.36755">
                <text:p>1197.367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0.08644">
                <text:p>-10.08644</text:p>
              </table:table-cell>
              <table:table-cell office:value-type="float" office:value="1225.21606">
                <text:p>1225.21606</text:p>
              </table:table-cell>
              <table:table-cell office:value-type="float" office:value="1174.78394">
                <text:p>1174.783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70082">
                <text:p>2.70082</text:p>
              </table:table-cell>
              <table:table-cell office:value-type="float" office:value="1193.24792">
                <text:p>1193.24792</text:p>
              </table:table-cell>
              <table:table-cell office:value-type="float" office:value="1206.75208">
                <text:p>1206.752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4.88303">
                <text:p>-4.88303</text:p>
              </table:table-cell>
              <table:table-cell office:value-type="float" office:value="1212.20752">
                <text:p>1212.20752</text:p>
              </table:table-cell>
              <table:table-cell office:value-type="float" office:value="1187.79248">
                <text:p>1187.792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50245">
                <text:p>2.50245</text:p>
              </table:table-cell>
              <table:table-cell office:value-type="float" office:value="1193.7439">
                <text:p>1193.7439</text:p>
              </table:table-cell>
              <table:table-cell office:value-type="float" office:value="1206.2561">
                <text:p>1206.25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4.47103">
                <text:p>-4.47103</text:p>
              </table:table-cell>
              <table:table-cell office:value-type="float" office:value="1211.17761">
                <text:p>1211.17761</text:p>
              </table:table-cell>
              <table:table-cell office:value-type="float" office:value="1188.82239">
                <text:p>1188.822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12704">
                <text:p>5.12704</text:p>
              </table:table-cell>
              <table:table-cell office:value-type="float" office:value="1187.18237">
                <text:p>1187.18237</text:p>
              </table:table-cell>
              <table:table-cell office:value-type="float" office:value="1212.81763">
                <text:p>1212.817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6.02748">
                <text:p>-6.02748</text:p>
              </table:table-cell>
              <table:table-cell office:value-type="float" office:value="1215.06873">
                <text:p>1215.06873</text:p>
              </table:table-cell>
              <table:table-cell office:value-type="float" office:value="1184.93127">
                <text:p>1184.931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.50259">
                <text:p>-2.50259</text:p>
              </table:table-cell>
              <table:table-cell office:value-type="float" office:value="1206.25647">
                <text:p>1206.25647</text:p>
              </table:table-cell>
              <table:table-cell office:value-type="float" office:value="1193.74353">
                <text:p>1193.7435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6.48525">
                <text:p>-6.48525</text:p>
              </table:table-cell>
              <table:table-cell office:value-type="float" office:value="1216.21313">
                <text:p>1216.21313</text:p>
              </table:table-cell>
              <table:table-cell office:value-type="float" office:value="1183.78687">
                <text:p>1183.786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76303">
                <text:p>-0.76303</text:p>
              </table:table-cell>
              <table:table-cell office:value-type="float" office:value="1201.90759">
                <text:p>1201.90759</text:p>
              </table:table-cell>
              <table:table-cell office:value-type="float" office:value="1198.09241">
                <text:p>1198.092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4.48629">
                <text:p>-4.48629</text:p>
              </table:table-cell>
              <table:table-cell office:value-type="float" office:value="1211.2157">
                <text:p>1211.2157</text:p>
              </table:table-cell>
              <table:table-cell office:value-type="float" office:value="1188.7843">
                <text:p>1188.78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983">
                <text:p>0.1983</text:p>
              </table:table-cell>
              <table:table-cell office:value-type="float" office:value="1199.50427">
                <text:p>1199.50427</text:p>
              </table:table-cell>
              <table:table-cell office:value-type="float" office:value="1200.49573">
                <text:p>1200.495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83933">
                <text:p>-0.83933</text:p>
              </table:table-cell>
              <table:table-cell office:value-type="float" office:value="1202.09827">
                <text:p>1202.09827</text:p>
              </table:table-cell>
              <table:table-cell office:value-type="float" office:value="1197.90173">
                <text:p>1197.901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21963">
                <text:p>3.21963</text:p>
              </table:table-cell>
              <table:table-cell office:value-type="float" office:value="1191.95093">
                <text:p>1191.95093</text:p>
              </table:table-cell>
              <table:table-cell office:value-type="float" office:value="1208.04907">
                <text:p>1208.049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2.39577">
                <text:p>-2.39577</text:p>
              </table:table-cell>
              <table:table-cell office:value-type="float" office:value="1205.98938">
                <text:p>1205.98938</text:p>
              </table:table-cell>
              <table:table-cell office:value-type="float" office:value="1194.01062">
                <text:p>1194.010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71726">
                <text:p>-0.71726</text:p>
              </table:table-cell>
              <table:table-cell office:value-type="float" office:value="1201.79309">
                <text:p>1201.79309</text:p>
              </table:table-cell>
              <table:table-cell office:value-type="float" office:value="1198.20691">
                <text:p>1198.206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3.49444">
                <text:p>-3.49444</text:p>
              </table:table-cell>
              <table:table-cell office:value-type="float" office:value="1208.73608">
                <text:p>1208.73608</text:p>
              </table:table-cell>
              <table:table-cell office:value-type="float" office:value="1191.26392">
                <text:p>1191.263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6.07325">
                <text:p>-6.07325</text:p>
              </table:table-cell>
              <table:table-cell office:value-type="float" office:value="1215.18311">
                <text:p>1215.18311</text:p>
              </table:table-cell>
              <table:table-cell office:value-type="float" office:value="1184.81689">
                <text:p>1184.816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5.14244">
                <text:p>-5.14244</text:p>
              </table:table-cell>
              <table:table-cell office:value-type="float" office:value="1212.85608">
                <text:p>1212.85608</text:p>
              </table:table-cell>
              <table:table-cell office:value-type="float" office:value="1187.14392">
                <text:p>1187.143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.89933">
                <text:p>-2.89933</text:p>
              </table:table-cell>
              <table:table-cell office:value-type="float" office:value="1207.24829">
                <text:p>1207.24829</text:p>
              </table:table-cell>
              <table:table-cell office:value-type="float" office:value="1192.75171">
                <text:p>1192.751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41207">
                <text:p>-0.41207</text:p>
              </table:table-cell>
              <table:table-cell office:value-type="float" office:value="1201.03015">
                <text:p>1201.03015</text:p>
              </table:table-cell>
              <table:table-cell office:value-type="float" office:value="1198.96985">
                <text:p>1198.9698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1874">
                <text:p>0.51874</text:p>
              </table:table-cell>
              <table:table-cell office:value-type="float" office:value="1198.70312">
                <text:p>1198.70312</text:p>
              </table:table-cell>
              <table:table-cell office:value-type="float" office:value="1201.29688">
                <text:p>1201.296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46">
                <text:p>0.946</text:p>
              </table:table-cell>
              <table:table-cell office:value-type="float" office:value="1197.63501">
                <text:p>1197.63501</text:p>
              </table:table-cell>
              <table:table-cell office:value-type="float" office:value="1202.36499">
                <text:p>1202.364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9614">
                <text:p>-0.9614</text:p>
              </table:table-cell>
              <table:table-cell office:value-type="float" office:value="1202.40356">
                <text:p>1202.40356</text:p>
              </table:table-cell>
              <table:table-cell office:value-type="float" office:value="1197.59644">
                <text:p>1197.596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6.30214">
                <text:p>-6.30214</text:p>
              </table:table-cell>
              <table:table-cell office:value-type="float" office:value="1215.75537">
                <text:p>1215.75537</text:p>
              </table:table-cell>
              <table:table-cell office:value-type="float" office:value="1184.24463">
                <text:p>1184.244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3.86066">
                <text:p>-3.86066</text:p>
              </table:table-cell>
              <table:table-cell office:value-type="float" office:value="1209.65161">
                <text:p>1209.65161</text:p>
              </table:table-cell>
              <table:table-cell office:value-type="float" office:value="1190.34839">
                <text:p>1190.348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5.72229">
                <text:p>-5.72229</text:p>
              </table:table-cell>
              <table:table-cell office:value-type="float" office:value="1214.30579">
                <text:p>1214.30579</text:p>
              </table:table-cell>
              <table:table-cell office:value-type="float" office:value="1185.69421">
                <text:p>1185.694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53193">
                <text:p>4.53193</text:p>
              </table:table-cell>
              <table:table-cell office:value-type="float" office:value="1188.67017">
                <text:p>1188.67017</text:p>
              </table:table-cell>
              <table:table-cell office:value-type="float" office:value="1211.32983">
                <text:p>1211.329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97666">
                <text:p>-0.97666</text:p>
              </table:table-cell>
              <table:table-cell office:value-type="float" office:value="1202.44165">
                <text:p>1202.44165</text:p>
              </table:table-cell>
              <table:table-cell office:value-type="float" office:value="1197.55835">
                <text:p>1197.558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88289">
                <text:p>4.88289</text:p>
              </table:table-cell>
              <table:table-cell office:value-type="float" office:value="1187.79272">
                <text:p>1187.79272</text:p>
              </table:table-cell>
              <table:table-cell office:value-type="float" office:value="1212.20728">
                <text:p>1212.207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4408">
                <text:p>0.24408</text:p>
              </table:table-cell>
              <table:table-cell office:value-type="float" office:value="1199.38977">
                <text:p>1199.38977</text:p>
              </table:table-cell>
              <table:table-cell office:value-type="float" office:value="1200.61023">
                <text:p>1200.610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5.61548">
                <text:p>-5.61548</text:p>
              </table:table-cell>
              <table:table-cell office:value-type="float" office:value="1214.0387">
                <text:p>1214.0387</text:p>
              </table:table-cell>
              <table:table-cell office:value-type="float" office:value="1185.9613">
                <text:p>1185.96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8.46896">
                <text:p>-8.46896</text:p>
              </table:table-cell>
              <table:table-cell office:value-type="float" office:value="1221.17236">
                <text:p>1221.17236</text:p>
              </table:table-cell>
              <table:table-cell office:value-type="float" office:value="1178.82764">
                <text:p>1178.827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7.93488">
                <text:p>-7.93488</text:p>
              </table:table-cell>
              <table:table-cell office:value-type="float" office:value="1219.83716">
                <text:p>1219.83716</text:p>
              </table:table-cell>
              <table:table-cell office:value-type="float" office:value="1180.16284">
                <text:p>1180.162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7.56866">
                <text:p>-7.56866</text:p>
              </table:table-cell>
              <table:table-cell office:value-type="float" office:value="1218.92163">
                <text:p>1218.92163</text:p>
              </table:table-cell>
              <table:table-cell office:value-type="float" office:value="1181.07837">
                <text:p>1181.078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9341">
                <text:p>0.79341</text:p>
              </table:table-cell>
              <table:table-cell office:value-type="float" office:value="1198.01648">
                <text:p>1198.01648</text:p>
              </table:table-cell>
              <table:table-cell office:value-type="float" office:value="1201.98352">
                <text:p>1201.983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5.4934">
                <text:p>-5.4934</text:p>
              </table:table-cell>
              <table:table-cell office:value-type="float" office:value="1213.73352">
                <text:p>1213.73352</text:p>
              </table:table-cell>
              <table:table-cell office:value-type="float" office:value="1186.26648">
                <text:p>1186.266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28778">
                <text:p>4.28778</text:p>
              </table:table-cell>
              <table:table-cell office:value-type="float" office:value="1189.28052">
                <text:p>1189.28052</text:p>
              </table:table-cell>
              <table:table-cell office:value-type="float" office:value="1210.71948">
                <text:p>1210.719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4.10481">
                <text:p>-4.10481</text:p>
              </table:table-cell>
              <table:table-cell office:value-type="float" office:value="1210.26208">
                <text:p>1210.26208</text:p>
              </table:table-cell>
              <table:table-cell office:value-type="float" office:value="1189.73792">
                <text:p>1189.7379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05074">
                <text:p>5.05074</text:p>
              </table:table-cell>
              <table:table-cell office:value-type="float" office:value="1187.37317">
                <text:p>1187.37317</text:p>
              </table:table-cell>
              <table:table-cell office:value-type="float" office:value="1212.62683">
                <text:p>1212.626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8.25533">
                <text:p>-8.25533</text:p>
              </table:table-cell>
              <table:table-cell office:value-type="float" office:value="1220.63831">
                <text:p>1220.63831</text:p>
              </table:table-cell>
              <table:table-cell office:value-type="float" office:value="1179.36169">
                <text:p>1179.361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96023">
                <text:p>2.96023</text:p>
              </table:table-cell>
              <table:table-cell office:value-type="float" office:value="1192.59949">
                <text:p>1192.59949</text:p>
              </table:table-cell>
              <table:table-cell office:value-type="float" office:value="1207.40051">
                <text:p>1207.400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6.92777">
                <text:p>-6.92777</text:p>
              </table:table-cell>
              <table:table-cell office:value-type="float" office:value="1217.31946">
                <text:p>1217.31946</text:p>
              </table:table-cell>
              <table:table-cell office:value-type="float" office:value="1182.68054">
                <text:p>1182.680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.02837">
                <text:p>4.02837</text:p>
              </table:table-cell>
              <table:table-cell office:value-type="float" office:value="1189.92908">
                <text:p>1189.92908</text:p>
              </table:table-cell>
              <table:table-cell office:value-type="float" office:value="1210.07092">
                <text:p>1210.070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5.76807">
                <text:p>-5.76807</text:p>
              </table:table-cell>
              <table:table-cell office:value-type="float" office:value="1214.42017">
                <text:p>1214.42017</text:p>
              </table:table-cell>
              <table:table-cell office:value-type="float" office:value="1185.57983">
                <text:p>1185.579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75267">
                <text:p>5.75267</text:p>
              </table:table-cell>
              <table:table-cell office:value-type="float" office:value="1185.61829">
                <text:p>1185.61829</text:p>
              </table:table-cell>
              <table:table-cell office:value-type="float" office:value="1214.38171">
                <text:p>1214.381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5.52392">
                <text:p>-5.52392</text:p>
              </table:table-cell>
              <table:table-cell office:value-type="float" office:value="1213.80981">
                <text:p>1213.80981</text:p>
              </table:table-cell>
              <table:table-cell office:value-type="float" office:value="1186.19019">
                <text:p>1186.190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.14022">
                <text:p>9.14022</text:p>
              </table:table-cell>
              <table:table-cell office:value-type="float" office:value="1177.14941">
                <text:p>1177.14941</text:p>
              </table:table-cell>
              <table:table-cell office:value-type="float" office:value="1222.85059">
                <text:p>1222.850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2.96037">
                <text:p>-2.96037</text:p>
              </table:table-cell>
              <table:table-cell office:value-type="float" office:value="1207.40088">
                <text:p>1207.40088</text:p>
              </table:table-cell>
              <table:table-cell office:value-type="float" office:value="1192.59912">
                <text:p>1192.599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.97133">
                <text:p>10.97133</text:p>
              </table:table-cell>
              <table:table-cell office:value-type="float" office:value="1172.57166">
                <text:p>1172.57166</text:p>
              </table:table-cell>
              <table:table-cell office:value-type="float" office:value="1227.42834">
                <text:p>1227.4283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25948">
                <text:p>-0.25948</text:p>
              </table:table-cell>
              <table:table-cell office:value-type="float" office:value="1200.64868">
                <text:p>1200.64868</text:p>
              </table:table-cell>
              <table:table-cell office:value-type="float" office:value="1199.35132">
                <text:p>1199.351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.482">
                <text:p>12.482</text:p>
              </table:table-cell>
              <table:table-cell office:value-type="float" office:value="1168.79504">
                <text:p>1168.79504</text:p>
              </table:table-cell>
              <table:table-cell office:value-type="float" office:value="1231.20496">
                <text:p>1231.204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20541">
                <text:p>1.20541</text:p>
              </table:table-cell>
              <table:table-cell office:value-type="float" office:value="1196.98645">
                <text:p>1196.98645</text:p>
              </table:table-cell>
              <table:table-cell office:value-type="float" office:value="1203.01355">
                <text:p>1203.013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.48304">
                <text:p>10.48304</text:p>
              </table:table-cell>
              <table:table-cell office:value-type="float" office:value="1173.79236">
                <text:p>1173.79236</text:p>
              </table:table-cell>
              <table:table-cell office:value-type="float" office:value="1226.20764">
                <text:p>1226.2076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54719">
                <text:p>4.54719</text:p>
              </table:table-cell>
              <table:table-cell office:value-type="float" office:value="1188.63208">
                <text:p>1188.63208</text:p>
              </table:table-cell>
              <table:table-cell office:value-type="float" office:value="1211.36792">
                <text:p>1211.3679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.71696">
                <text:p>15.71696</text:p>
              </table:table-cell>
              <table:table-cell office:value-type="float" office:value="1160.70764">
                <text:p>1160.70764</text:p>
              </table:table-cell>
              <table:table-cell office:value-type="float" office:value="1239.29236">
                <text:p>1239.292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75163">
                <text:p>7.75163</text:p>
              </table:table-cell>
              <table:table-cell office:value-type="float" office:value="1180.62097">
                <text:p>1180.62097</text:p>
              </table:table-cell>
              <table:table-cell office:value-type="float" office:value="1219.37903">
                <text:p>1219.379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.14111">
                <text:p>22.14111</text:p>
              </table:table-cell>
              <table:table-cell office:value-type="float" office:value="1144.64722">
                <text:p>1144.64722</text:p>
              </table:table-cell>
              <table:table-cell office:value-type="float" office:value="1255.35278">
                <text:p>1255.352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.55015">
                <text:p>13.55015</text:p>
              </table:table-cell>
              <table:table-cell office:value-type="float" office:value="1166.12463">
                <text:p>1166.12463</text:p>
              </table:table-cell>
              <table:table-cell office:value-type="float" office:value="1233.87537">
                <text:p>1233.875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4.17059">
                <text:p>24.17059</text:p>
              </table:table-cell>
              <table:table-cell office:value-type="float" office:value="1139.57349">
                <text:p>1139.57349</text:p>
              </table:table-cell>
              <table:table-cell office:value-type="float" office:value="1260.42651">
                <text:p>1260.426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.06792">
                <text:p>16.06792</text:p>
              </table:table-cell>
              <table:table-cell office:value-type="float" office:value="1159.8302">
                <text:p>1159.8302</text:p>
              </table:table-cell>
              <table:table-cell office:value-type="float" office:value="1240.1698">
                <text:p>1240.16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.43207">
                <text:p>20.43207</text:p>
              </table:table-cell>
              <table:table-cell office:value-type="float" office:value="1148.9198">
                <text:p>1148.9198</text:p>
              </table:table-cell>
              <table:table-cell office:value-type="float" office:value="1251.0802">
                <text:p>1251.08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.07504">
                <text:p>17.07504</text:p>
              </table:table-cell>
              <table:table-cell office:value-type="float" office:value="1157.31238">
                <text:p>1157.31238</text:p>
              </table:table-cell>
              <table:table-cell office:value-type="float" office:value="1242.68762">
                <text:p>1242.687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.36496">
                <text:p>17.36496</text:p>
              </table:table-cell>
              <table:table-cell office:value-type="float" office:value="1156.58765">
                <text:p>1156.58765</text:p>
              </table:table-cell>
              <table:table-cell office:value-type="float" office:value="1243.41235">
                <text:p>1243.4123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.47178">
                <text:p>17.47178</text:p>
              </table:table-cell>
              <table:table-cell office:value-type="float" office:value="1156.32056">
                <text:p>1156.32056</text:p>
              </table:table-cell>
              <table:table-cell office:value-type="float" office:value="1243.67944">
                <text:p>1243.679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.32629">
                <text:p>18.32629</text:p>
              </table:table-cell>
              <table:table-cell office:value-type="float" office:value="1154.18433">
                <text:p>1154.18433</text:p>
              </table:table-cell>
              <table:table-cell office:value-type="float" office:value="1245.81567">
                <text:p>1245.815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.00066">
                <text:p>28.00066</text:p>
              </table:table-cell>
              <table:table-cell office:value-type="float" office:value="1129.99829">
                <text:p>1129.99829</text:p>
              </table:table-cell>
              <table:table-cell office:value-type="float" office:value="1270.00171">
                <text:p>1270.001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6.77992">
                <text:p>26.77992</text:p>
              </table:table-cell>
              <table:table-cell office:value-type="float" office:value="1133.05017">
                <text:p>1133.05017</text:p>
              </table:table-cell>
              <table:table-cell office:value-type="float" office:value="1266.94983">
                <text:p>1266.949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2.13592">
                <text:p>32.13592</text:p>
              </table:table-cell>
              <table:table-cell office:value-type="float" office:value="1119.66016">
                <text:p>1119.66016</text:p>
              </table:table-cell>
              <table:table-cell office:value-type="float" office:value="1280.33984">
                <text:p>1280.339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4.63844">
                <text:p>34.63844</text:p>
              </table:table-cell>
              <table:table-cell office:value-type="float" office:value="1113.40393">
                <text:p>1113.40393</text:p>
              </table:table-cell>
              <table:table-cell office:value-type="float" office:value="1286.59607">
                <text:p>1286.596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7.34451">
                <text:p>27.34451</text:p>
              </table:table-cell>
              <table:table-cell office:value-type="float" office:value="1131.63867">
                <text:p>1131.63867</text:p>
              </table:table-cell>
              <table:table-cell office:value-type="float" office:value="1268.36133">
                <text:p>1268.361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2.13592">
                <text:p>32.13592</text:p>
              </table:table-cell>
              <table:table-cell office:value-type="float" office:value="1119.66016">
                <text:p>1119.66016</text:p>
              </table:table-cell>
              <table:table-cell office:value-type="float" office:value="1280.33984">
                <text:p>1280.339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2.59889">
                <text:p>22.59889</text:p>
              </table:table-cell>
              <table:table-cell office:value-type="float" office:value="1143.50281">
                <text:p>1143.50281</text:p>
              </table:table-cell>
              <table:table-cell office:value-type="float" office:value="1256.49719">
                <text:p>1256.497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0.15222">
                <text:p>30.15222</text:p>
              </table:table-cell>
              <table:table-cell office:value-type="float" office:value="1124.61951">
                <text:p>1124.61951</text:p>
              </table:table-cell>
              <table:table-cell office:value-type="float" office:value="1275.38049">
                <text:p>1275.380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1.134">
                <text:p>21.134</text:p>
              </table:table-cell>
              <table:table-cell office:value-type="float" office:value="1147.16504">
                <text:p>1147.16504</text:p>
              </table:table-cell>
              <table:table-cell office:value-type="float" office:value="1252.83496">
                <text:p>1252.8349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6.60688">
                <text:p>36.60688</text:p>
              </table:table-cell>
              <table:table-cell office:value-type="float" office:value="1108.48279">
                <text:p>1108.48279</text:p>
              </table:table-cell>
              <table:table-cell office:value-type="float" office:value="1291.51721">
                <text:p>1291.517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.8897">
                <text:p>35.8897</text:p>
              </table:table-cell>
              <table:table-cell office:value-type="float" office:value="1110.27576">
                <text:p>1110.27576</text:p>
              </table:table-cell>
              <table:table-cell office:value-type="float" office:value="1289.72424">
                <text:p>1289.724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.27933">
                <text:p>35.27933</text:p>
              </table:table-cell>
              <table:table-cell office:value-type="float" office:value="1111.80164">
                <text:p>1111.80164</text:p>
              </table:table-cell>
              <table:table-cell office:value-type="float" office:value="1288.19836">
                <text:p>1288.198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9.76555">
                <text:p>39.76555</text:p>
              </table:table-cell>
              <table:table-cell office:value-type="float" office:value="1100.58618">
                <text:p>1100.58618</text:p>
              </table:table-cell>
              <table:table-cell office:value-type="float" office:value="1299.41382">
                <text:p>1299.4138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4.28748">
                <text:p>34.28748</text:p>
              </table:table-cell>
              <table:table-cell office:value-type="float" office:value="1114.28125">
                <text:p>1114.28125</text:p>
              </table:table-cell>
              <table:table-cell office:value-type="float" office:value="1285.71875">
                <text:p>1285.718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.91622">
                <text:p>28.91622</text:p>
              </table:table-cell>
              <table:table-cell office:value-type="float" office:value="1127.70947">
                <text:p>1127.70947</text:p>
              </table:table-cell>
              <table:table-cell office:value-type="float" office:value="1272.29053">
                <text:p>1272.290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3.81444">
                <text:p>33.81444</text:p>
              </table:table-cell>
              <table:table-cell office:value-type="float" office:value="1115.46387">
                <text:p>1115.46387</text:p>
              </table:table-cell>
              <table:table-cell office:value-type="float" office:value="1284.53613">
                <text:p>1284.536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4.83681">
                <text:p>34.83681</text:p>
              </table:table-cell>
              <table:table-cell office:value-type="float" office:value="1112.90796">
                <text:p>1112.90796</text:p>
              </table:table-cell>
              <table:table-cell office:value-type="float" office:value="1287.09204">
                <text:p>1287.092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.03518">
                <text:p>35.03518</text:p>
              </table:table-cell>
              <table:table-cell office:value-type="float" office:value="1112.41211">
                <text:p>1112.41211</text:p>
              </table:table-cell>
              <table:table-cell office:value-type="float" office:value="1287.58789">
                <text:p>1287.5878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9.23147">
                <text:p>39.23147</text:p>
              </table:table-cell>
              <table:table-cell office:value-type="float" office:value="1101.92126">
                <text:p>1101.92126</text:p>
              </table:table-cell>
              <table:table-cell office:value-type="float" office:value="1298.07874">
                <text:p>1298.078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8.92629">
                <text:p>38.92629</text:p>
              </table:table-cell>
              <table:table-cell office:value-type="float" office:value="1102.68433">
                <text:p>1102.68433</text:p>
              </table:table-cell>
              <table:table-cell office:value-type="float" office:value="1297.31567">
                <text:p>1297.315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9.33829">
                <text:p>39.33829</text:p>
              </table:table-cell>
              <table:table-cell office:value-type="float" office:value="1101.6543">
                <text:p>1101.6543</text:p>
              </table:table-cell>
              <table:table-cell office:value-type="float" office:value="1298.3457">
                <text:p>1298.34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.82866">
                <text:p>35.82866</text:p>
              </table:table-cell>
              <table:table-cell office:value-type="float" office:value="1110.42834">
                <text:p>1110.42834</text:p>
              </table:table-cell>
              <table:table-cell office:value-type="float" office:value="1289.57166">
                <text:p>1289.5716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6.34747">
                <text:p>36.34747</text:p>
              </table:table-cell>
              <table:table-cell office:value-type="float" office:value="1109.13135">
                <text:p>1109.13135</text:p>
              </table:table-cell>
              <table:table-cell office:value-type="float" office:value="1290.86865">
                <text:p>1290.8686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9.12466">
                <text:p>39.12466</text:p>
              </table:table-cell>
              <table:table-cell office:value-type="float" office:value="1102.18835">
                <text:p>1102.18835</text:p>
              </table:table-cell>
              <table:table-cell office:value-type="float" office:value="1297.81165">
                <text:p>1297.811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8.49903">
                <text:p>38.49903</text:p>
              </table:table-cell>
              <table:table-cell office:value-type="float" office:value="1103.75244">
                <text:p>1103.75244</text:p>
              </table:table-cell>
              <table:table-cell office:value-type="float" office:value="1296.24756">
                <text:p>1296.247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0.33014">
                <text:p>40.33014</text:p>
              </table:table-cell>
              <table:table-cell office:value-type="float" office:value="1099.17468">
                <text:p>1099.17468</text:p>
              </table:table-cell>
              <table:table-cell office:value-type="float" office:value="1300.82532">
                <text:p>1300.825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1.81029">
                <text:p>41.81029</text:p>
              </table:table-cell>
              <table:table-cell office:value-type="float" office:value="1095.47424">
                <text:p>1095.47424</text:p>
              </table:table-cell>
              <table:table-cell office:value-type="float" office:value="1304.52576">
                <text:p>1304.525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16125">
                <text:p>42.16125</text:p>
              </table:table-cell>
              <table:table-cell office:value-type="float" office:value="1094.59692">
                <text:p>1094.59692</text:p>
              </table:table-cell>
              <table:table-cell office:value-type="float" office:value="1305.40308">
                <text:p>1305.403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25281">
                <text:p>42.25281</text:p>
              </table:table-cell>
              <table:table-cell office:value-type="float" office:value="1094.36792">
                <text:p>1094.36792</text:p>
              </table:table-cell>
              <table:table-cell office:value-type="float" office:value="1305.63208">
                <text:p>1305.6320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1.70347">
                <text:p>41.70347</text:p>
              </table:table-cell>
              <table:table-cell office:value-type="float" office:value="1095.74133">
                <text:p>1095.74133</text:p>
              </table:table-cell>
              <table:table-cell office:value-type="float" office:value="1304.25867">
                <text:p>1304.258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1.00155">
                <text:p>41.00155</text:p>
              </table:table-cell>
              <table:table-cell office:value-type="float" office:value="1097.49609">
                <text:p>1097.49609</text:p>
              </table:table-cell>
              <table:table-cell office:value-type="float" office:value="1302.50391">
                <text:p>1302.503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1.18466">
                <text:p>41.18466</text:p>
              </table:table-cell>
              <table:table-cell office:value-type="float" office:value="1097.03833">
                <text:p>1097.03833</text:p>
              </table:table-cell>
              <table:table-cell office:value-type="float" office:value="1302.96167">
                <text:p>1302.961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1.55088">
                <text:p>41.55088</text:p>
              </table:table-cell>
              <table:table-cell office:value-type="float" office:value="1096.1228">
                <text:p>1096.1228</text:p>
              </table:table-cell>
              <table:table-cell office:value-type="float" office:value="1303.8772">
                <text:p>1303.87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.77162">
                <text:p>42.77162</text:p>
              </table:table-cell>
              <table:table-cell office:value-type="float" office:value="1093.07092">
                <text:p>1093.07092</text:p>
              </table:table-cell>
              <table:table-cell office:value-type="float" office:value="1306.92908">
                <text:p>1306.9290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.01577">
                <text:p>43.01577</text:p>
              </table:table-cell>
              <table:table-cell office:value-type="float" office:value="1092.46057">
                <text:p>1092.46057</text:p>
              </table:table-cell>
              <table:table-cell office:value-type="float" office:value="1307.53943">
                <text:p>1307.539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2.93947">
                <text:p>42.93947</text:p>
              </table:table-cell>
              <table:table-cell office:value-type="float" office:value="1092.65137">
                <text:p>1092.65137</text:p>
              </table:table-cell>
              <table:table-cell office:value-type="float" office:value="1307.34863">
                <text:p>1307.348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6.55592">
                <text:p>46.55592</text:p>
              </table:table-cell>
              <table:table-cell office:value-type="float" office:value="1083.61023">
                <text:p>1083.61023</text:p>
              </table:table-cell>
              <table:table-cell office:value-type="float" office:value="1316.38977">
                <text:p>1316.389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8.23443">
                <text:p>48.23443</text:p>
              </table:table-cell>
              <table:table-cell office:value-type="float" office:value="1079.41394">
                <text:p>1079.41394</text:p>
              </table:table-cell>
              <table:table-cell office:value-type="float" office:value="1320.58606">
                <text:p>1320.586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8.0971">
                <text:p>48.0971</text:p>
              </table:table-cell>
              <table:table-cell office:value-type="float" office:value="1079.7572">
                <text:p>1079.7572</text:p>
              </table:table-cell>
              <table:table-cell office:value-type="float" office:value="1320.2428">
                <text:p>1320.24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.07577">
                <text:p>45.07577</text:p>
              </table:table-cell>
              <table:table-cell office:value-type="float" office:value="1087.31055">
                <text:p>1087.31055</text:p>
              </table:table-cell>
              <table:table-cell office:value-type="float" office:value="1312.68945">
                <text:p>1312.689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1.32199">
                <text:p>41.32199</text:p>
              </table:table-cell>
              <table:table-cell office:value-type="float" office:value="1096.69507">
                <text:p>1096.69507</text:p>
              </table:table-cell>
              <table:table-cell office:value-type="float" office:value="1303.30493">
                <text:p>1303.304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8.94155">
                <text:p>38.94155</text:p>
              </table:table-cell>
              <table:table-cell office:value-type="float" office:value="1102.64612">
                <text:p>1102.64612</text:p>
              </table:table-cell>
              <table:table-cell office:value-type="float" office:value="1297.35388">
                <text:p>1297.3538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1.44407">
                <text:p>41.44407</text:p>
              </table:table-cell>
              <table:table-cell office:value-type="float" office:value="1096.38989">
                <text:p>1096.38989</text:p>
              </table:table-cell>
              <table:table-cell office:value-type="float" office:value="1303.61011">
                <text:p>1303.610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.34332">
                <text:p>44.34332</text:p>
              </table:table-cell>
              <table:table-cell office:value-type="float" office:value="1089.14172">
                <text:p>1089.14172</text:p>
              </table:table-cell>
              <table:table-cell office:value-type="float" office:value="1310.85828">
                <text:p>1310.858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2.87844">
                <text:p>42.87844</text:p>
              </table:table-cell>
              <table:table-cell office:value-type="float" office:value="1092.80396">
                <text:p>1092.80396</text:p>
              </table:table-cell>
              <table:table-cell office:value-type="float" office:value="1307.19604">
                <text:p>1307.196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6.1134">
                <text:p>46.1134</text:p>
              </table:table-cell>
              <table:table-cell office:value-type="float" office:value="1084.71655">
                <text:p>1084.71655</text:p>
              </table:table-cell>
              <table:table-cell office:value-type="float" office:value="1315.28345">
                <text:p>1315.283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.97606">
                <text:p>45.97606</text:p>
              </table:table-cell>
              <table:table-cell office:value-type="float" office:value="1085.05981">
                <text:p>1085.05981</text:p>
              </table:table-cell>
              <table:table-cell office:value-type="float" office:value="1314.94019">
                <text:p>1314.940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3.16836">
                <text:p>43.16836</text:p>
              </table:table-cell>
              <table:table-cell office:value-type="float" office:value="1092.0791">
                <text:p>1092.0791</text:p>
              </table:table-cell>
              <table:table-cell office:value-type="float" office:value="1307.9209">
                <text:p>1307.920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2.69532">
                <text:p>42.69532</text:p>
              </table:table-cell>
              <table:table-cell office:value-type="float" office:value="1093.26172">
                <text:p>1093.26172</text:p>
              </table:table-cell>
              <table:table-cell office:value-type="float" office:value="1306.73828">
                <text:p>1306.738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1.97814">
                <text:p>41.97814</text:p>
              </table:table-cell>
              <table:table-cell office:value-type="float" office:value="1095.05469">
                <text:p>1095.05469</text:p>
              </table:table-cell>
              <table:table-cell office:value-type="float" office:value="1304.94531">
                <text:p>1304.945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6.85103">
                <text:p>36.85103</text:p>
              </table:table-cell>
              <table:table-cell office:value-type="float" office:value="1107.87244">
                <text:p>1107.87244</text:p>
              </table:table-cell>
              <table:table-cell office:value-type="float" office:value="1292.12756">
                <text:p>1292.1275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0.16229">
                <text:p>40.16229</text:p>
              </table:table-cell>
              <table:table-cell office:value-type="float" office:value="1099.59424">
                <text:p>1099.59424</text:p>
              </table:table-cell>
              <table:table-cell office:value-type="float" office:value="1300.40576">
                <text:p>1300.405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1.82555">
                <text:p>41.82555</text:p>
              </table:table-cell>
              <table:table-cell office:value-type="float" office:value="1095.43616">
                <text:p>1095.43616</text:p>
              </table:table-cell>
              <table:table-cell office:value-type="float" office:value="1304.56384">
                <text:p>1304.563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1.21518">
                <text:p>41.21518</text:p>
              </table:table-cell>
              <table:table-cell office:value-type="float" office:value="1096.96204">
                <text:p>1096.96204</text:p>
              </table:table-cell>
              <table:table-cell office:value-type="float" office:value="1303.03796">
                <text:p>1303.037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.25177">
                <text:p>44.25177</text:p>
              </table:table-cell>
              <table:table-cell office:value-type="float" office:value="1089.37061">
                <text:p>1089.37061</text:p>
              </table:table-cell>
              <table:table-cell office:value-type="float" office:value="1310.62939">
                <text:p>1310.629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9.79607">
                <text:p>39.79607</text:p>
              </table:table-cell>
              <table:table-cell office:value-type="float" office:value="1100.50989">
                <text:p>1100.50989</text:p>
              </table:table-cell>
              <table:table-cell office:value-type="float" office:value="1299.49011">
                <text:p>1299.490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1.81029">
                <text:p>41.81029</text:p>
              </table:table-cell>
              <table:table-cell office:value-type="float" office:value="1095.47424">
                <text:p>1095.47424</text:p>
              </table:table-cell>
              <table:table-cell office:value-type="float" office:value="1304.52576">
                <text:p>1304.525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2.48169">
                <text:p>42.48169</text:p>
              </table:table-cell>
              <table:table-cell office:value-type="float" office:value="1093.79578">
                <text:p>1093.79578</text:p>
              </table:table-cell>
              <table:table-cell office:value-type="float" office:value="1306.20422">
                <text:p>1306.204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1.81029">
                <text:p>41.81029</text:p>
              </table:table-cell>
              <table:table-cell office:value-type="float" office:value="1095.47424">
                <text:p>1095.47424</text:p>
              </table:table-cell>
              <table:table-cell office:value-type="float" office:value="1304.52576">
                <text:p>1304.5257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1.79503">
                <text:p>41.79503</text:p>
              </table:table-cell>
              <table:table-cell office:value-type="float" office:value="1095.51245">
                <text:p>1095.51245</text:p>
              </table:table-cell>
              <table:table-cell office:value-type="float" office:value="1304.48755">
                <text:p>1304.487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.64747">
                <text:p>46.64747</text:p>
              </table:table-cell>
              <table:table-cell office:value-type="float" office:value="1083.38135">
                <text:p>1083.38135</text:p>
              </table:table-cell>
              <table:table-cell office:value-type="float" office:value="1316.61865">
                <text:p>1316.618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45725">
                <text:p>45.45725</text:p>
              </table:table-cell>
              <table:table-cell office:value-type="float" office:value="1086.35693">
                <text:p>1086.35693</text:p>
              </table:table-cell>
              <table:table-cell office:value-type="float" office:value="1313.64307">
                <text:p>1313.643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3.07681">
                <text:p>43.07681</text:p>
              </table:table-cell>
              <table:table-cell office:value-type="float" office:value="1092.30798">
                <text:p>1092.30798</text:p>
              </table:table-cell>
              <table:table-cell office:value-type="float" office:value="1307.69202">
                <text:p>1307.692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1.38303">
                <text:p>41.38303</text:p>
              </table:table-cell>
              <table:table-cell office:value-type="float" office:value="1096.54248">
                <text:p>1096.54248</text:p>
              </table:table-cell>
              <table:table-cell office:value-type="float" office:value="1303.45752">
                <text:p>1303.457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4.90792">
                <text:p>44.90792</text:p>
              </table:table-cell>
              <table:table-cell office:value-type="float" office:value="1087.73022">
                <text:p>1087.73022</text:p>
              </table:table-cell>
              <table:table-cell office:value-type="float" office:value="1312.26978">
                <text:p>1312.2697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3.21414">
                <text:p>43.21414</text:p>
              </table:table-cell>
              <table:table-cell office:value-type="float" office:value="1091.9646">
                <text:p>1091.9646</text:p>
              </table:table-cell>
              <table:table-cell office:value-type="float" office:value="1308.0354">
                <text:p>1308.035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2.26807">
                <text:p>42.26807</text:p>
              </table:table-cell>
              <table:table-cell office:value-type="float" office:value="1094.32983">
                <text:p>1094.32983</text:p>
              </table:table-cell>
              <table:table-cell office:value-type="float" office:value="1305.67017">
                <text:p>1305.6701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5.99132">
                <text:p>45.99132</text:p>
              </table:table-cell>
              <table:table-cell office:value-type="float" office:value="1085.02173">
                <text:p>1085.02173</text:p>
              </table:table-cell>
              <table:table-cell office:value-type="float" office:value="1314.97827">
                <text:p>1314.978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9.57725">
                <text:p>49.57725</text:p>
              </table:table-cell>
              <table:table-cell office:value-type="float" office:value="1076.05688">
                <text:p>1076.05688</text:p>
              </table:table-cell>
              <table:table-cell office:value-type="float" office:value="1323.94312">
                <text:p>1323.943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2.2171">
                <text:p>52.2171</text:p>
              </table:table-cell>
              <table:table-cell office:value-type="float" office:value="1069.45728">
                <text:p>1069.45728</text:p>
              </table:table-cell>
              <table:table-cell office:value-type="float" office:value="1330.54272">
                <text:p>1330.5427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14392">
                <text:p>46.14392</text:p>
              </table:table-cell>
              <table:table-cell office:value-type="float" office:value="1084.64026">
                <text:p>1084.64026</text:p>
              </table:table-cell>
              <table:table-cell office:value-type="float" office:value="1315.35974">
                <text:p>1315.359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5.83873">
                <text:p>45.83873</text:p>
              </table:table-cell>
              <table:table-cell office:value-type="float" office:value="1085.4032">
                <text:p>1085.4032</text:p>
              </table:table-cell>
              <table:table-cell office:value-type="float" office:value="1314.5968">
                <text:p>1314.59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49488">
                <text:p>46.49488</text:p>
              </table:table-cell>
              <table:table-cell office:value-type="float" office:value="1083.76282">
                <text:p>1083.76282</text:p>
              </table:table-cell>
              <table:table-cell office:value-type="float" office:value="1316.23718">
                <text:p>1316.237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.70036">
                <text:p>47.70036</text:p>
              </table:table-cell>
              <table:table-cell office:value-type="float" office:value="1080.74915">
                <text:p>1080.74915</text:p>
              </table:table-cell>
              <table:table-cell office:value-type="float" office:value="1319.25085">
                <text:p>1319.2508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18155">
                <text:p>47.18155</text:p>
              </table:table-cell>
              <table:table-cell office:value-type="float" office:value="1082.04614">
                <text:p>1082.04614</text:p>
              </table:table-cell>
              <table:table-cell office:value-type="float" office:value="1317.95386">
                <text:p>1317.953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5.80821">
                <text:p>45.80821</text:p>
              </table:table-cell>
              <table:table-cell office:value-type="float" office:value="1085.47949">
                <text:p>1085.47949</text:p>
              </table:table-cell>
              <table:table-cell office:value-type="float" office:value="1314.52051">
                <text:p>1314.520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3.69725">
                <text:p>53.69725</text:p>
              </table:table-cell>
              <table:table-cell office:value-type="float" office:value="1065.75684">
                <text:p>1065.75684</text:p>
              </table:table-cell>
              <table:table-cell office:value-type="float" office:value="1334.24316">
                <text:p>1334.243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3.08688">
                <text:p>53.08688</text:p>
              </table:table-cell>
              <table:table-cell office:value-type="float" office:value="1067.28284">
                <text:p>1067.28284</text:p>
              </table:table-cell>
              <table:table-cell office:value-type="float" office:value="1332.71716">
                <text:p>1332.717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8.78377">
                <text:p>48.78377</text:p>
              </table:table-cell>
              <table:table-cell office:value-type="float" office:value="1078.04053">
                <text:p>1078.04053</text:p>
              </table:table-cell>
              <table:table-cell office:value-type="float" office:value="1321.95947">
                <text:p>1321.959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3.14791">
                <text:p>53.14791</text:p>
              </table:table-cell>
              <table:table-cell office:value-type="float" office:value="1067.13025">
                <text:p>1067.13025</text:p>
              </table:table-cell>
              <table:table-cell office:value-type="float" office:value="1332.86975">
                <text:p>1332.869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3.77354">
                <text:p>53.77354</text:p>
              </table:table-cell>
              <table:table-cell office:value-type="float" office:value="1065.56616">
                <text:p>1065.56616</text:p>
              </table:table-cell>
              <table:table-cell office:value-type="float" office:value="1334.43384">
                <text:p>1334.433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1.45414">
                <text:p>51.45414</text:p>
              </table:table-cell>
              <table:table-cell office:value-type="float" office:value="1071.36462">
                <text:p>1071.36462</text:p>
              </table:table-cell>
              <table:table-cell office:value-type="float" office:value="1328.63538">
                <text:p>1328.635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2.04925">
                <text:p>52.04925</text:p>
              </table:table-cell>
              <table:table-cell office:value-type="float" office:value="1069.87683">
                <text:p>1069.87683</text:p>
              </table:table-cell>
              <table:table-cell office:value-type="float" office:value="1330.12317">
                <text:p>1330.123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5.90984">
                <text:p>55.90984</text:p>
              </table:table-cell>
              <table:table-cell office:value-type="float" office:value="1060.22534">
                <text:p>1060.22534</text:p>
              </table:table-cell>
              <table:table-cell office:value-type="float" office:value="1339.77466">
                <text:p>1339.7746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4.15503">
                <text:p>54.15503</text:p>
              </table:table-cell>
              <table:table-cell office:value-type="float" office:value="1064.61243">
                <text:p>1064.61243</text:p>
              </table:table-cell>
              <table:table-cell office:value-type="float" office:value="1335.38757">
                <text:p>1335.3875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5.45206">
                <text:p>55.45206</text:p>
              </table:table-cell>
              <table:table-cell office:value-type="float" office:value="1061.36987">
                <text:p>1061.36987</text:p>
              </table:table-cell>
              <table:table-cell office:value-type="float" office:value="1338.63013">
                <text:p>1338.630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9.64836">
                <text:p>59.64836</text:p>
              </table:table-cell>
              <table:table-cell office:value-type="float" office:value="1050.87915">
                <text:p>1050.87915</text:p>
              </table:table-cell>
              <table:table-cell office:value-type="float" office:value="1349.12085">
                <text:p>1349.1208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9.89251">
                <text:p>59.89251</text:p>
              </table:table-cell>
              <table:table-cell office:value-type="float" office:value="1050.26868">
                <text:p>1050.26868</text:p>
              </table:table-cell>
              <table:table-cell office:value-type="float" office:value="1349.73132">
                <text:p>1349.731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8.15295">
                <text:p>58.15295</text:p>
              </table:table-cell>
              <table:table-cell office:value-type="float" office:value="1054.61768">
                <text:p>1054.61768</text:p>
              </table:table-cell>
              <table:table-cell office:value-type="float" office:value="1345.38232">
                <text:p>1345.382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6.61176">
                <text:p>56.61176</text:p>
              </table:table-cell>
              <table:table-cell office:value-type="float" office:value="1058.47058">
                <text:p>1058.47058</text:p>
              </table:table-cell>
              <table:table-cell office:value-type="float" office:value="1341.52942">
                <text:p>1341.5294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9.23635">
                <text:p>59.23635</text:p>
              </table:table-cell>
              <table:table-cell office:value-type="float" office:value="1051.90906">
                <text:p>1051.90906</text:p>
              </table:table-cell>
              <table:table-cell office:value-type="float" office:value="1348.09094">
                <text:p>1348.090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8.74806">
                <text:p>58.74806</text:p>
              </table:table-cell>
              <table:table-cell office:value-type="float" office:value="1053.12988">
                <text:p>1053.12988</text:p>
              </table:table-cell>
              <table:table-cell office:value-type="float" office:value="1346.87012">
                <text:p>1346.870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9.69413">
                <text:p>59.69413</text:p>
              </table:table-cell>
              <table:table-cell office:value-type="float" office:value="1050.76465">
                <text:p>1050.76465</text:p>
              </table:table-cell>
              <table:table-cell office:value-type="float" office:value="1349.23535">
                <text:p>1349.235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9.5568">
                <text:p>59.5568</text:p>
              </table:table-cell>
              <table:table-cell office:value-type="float" office:value="1051.10803">
                <text:p>1051.10803</text:p>
              </table:table-cell>
              <table:table-cell office:value-type="float" office:value="1348.89197">
                <text:p>1348.891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.38184">
                <text:p>58.38184</text:p>
              </table:table-cell>
              <table:table-cell office:value-type="float" office:value="1054.04541">
                <text:p>1054.04541</text:p>
              </table:table-cell>
              <table:table-cell office:value-type="float" office:value="1345.95459">
                <text:p>1345.9545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2.12036">
                <text:p>62.12036</text:p>
              </table:table-cell>
              <table:table-cell office:value-type="float" office:value="1044.6991">
                <text:p>1044.6991</text:p>
              </table:table-cell>
              <table:table-cell office:value-type="float" office:value="1355.3009">
                <text:p>1355.300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3.53947">
                <text:p>63.53947</text:p>
              </table:table-cell>
              <table:table-cell office:value-type="float" office:value="1041.15137">
                <text:p>1041.15137</text:p>
              </table:table-cell>
              <table:table-cell office:value-type="float" office:value="1358.84863">
                <text:p>1358.848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.57102">
                <text:p>61.57102</text:p>
              </table:table-cell>
              <table:table-cell office:value-type="float" office:value="1046.07239">
                <text:p>1046.07239</text:p>
              </table:table-cell>
              <table:table-cell office:value-type="float" office:value="1353.92761">
                <text:p>1353.927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7.17636">
                <text:p>57.17636</text:p>
              </table:table-cell>
              <table:table-cell office:value-type="float" office:value="1057.05908">
                <text:p>1057.05908</text:p>
              </table:table-cell>
              <table:table-cell office:value-type="float" office:value="1342.94092">
                <text:p>1342.940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1.60154">
                <text:p>61.60154</text:p>
              </table:table-cell>
              <table:table-cell office:value-type="float" office:value="1045.99609">
                <text:p>1045.99609</text:p>
              </table:table-cell>
              <table:table-cell office:value-type="float" office:value="1354.00391">
                <text:p>1354.003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4.74495">
                <text:p>64.74495</text:p>
              </table:table-cell>
              <table:table-cell office:value-type="float" office:value="1038.13757">
                <text:p>1038.13757</text:p>
              </table:table-cell>
              <table:table-cell office:value-type="float" office:value="1361.86243">
                <text:p>1361.8624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3.00539">
                <text:p>63.00539</text:p>
              </table:table-cell>
              <table:table-cell office:value-type="float" office:value="1042.48657">
                <text:p>1042.48657</text:p>
              </table:table-cell>
              <table:table-cell office:value-type="float" office:value="1357.51343">
                <text:p>1357.513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2.42554">
                <text:p>62.42554</text:p>
              </table:table-cell>
              <table:table-cell office:value-type="float" office:value="1043.93616">
                <text:p>1043.93616</text:p>
              </table:table-cell>
              <table:table-cell office:value-type="float" office:value="1356.06384">
                <text:p>1356.063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4.04302">
                <text:p>64.04302</text:p>
              </table:table-cell>
              <table:table-cell office:value-type="float" office:value="1039.89246">
                <text:p>1039.89246</text:p>
              </table:table-cell>
              <table:table-cell office:value-type="float" office:value="1360.10754">
                <text:p>1360.1075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2.9291">
                <text:p>62.9291</text:p>
              </table:table-cell>
              <table:table-cell office:value-type="float" office:value="1042.67725">
                <text:p>1042.67725</text:p>
              </table:table-cell>
              <table:table-cell office:value-type="float" office:value="1357.32275">
                <text:p>1357.322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8.99221">
                <text:p>58.99221</text:p>
              </table:table-cell>
              <table:table-cell office:value-type="float" office:value="1052.51953">
                <text:p>1052.51953</text:p>
              </table:table-cell>
              <table:table-cell office:value-type="float" office:value="1347.48047">
                <text:p>1347.480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0.60969">
                <text:p>60.60969</text:p>
              </table:table-cell>
              <table:table-cell office:value-type="float" office:value="1048.47583">
                <text:p>1048.47583</text:p>
              </table:table-cell>
              <table:table-cell office:value-type="float" office:value="1351.52417">
                <text:p>1351.5241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6.8965">
                <text:p>66.8965</text:p>
              </table:table-cell>
              <table:table-cell office:value-type="float" office:value="1032.75879">
                <text:p>1032.75879</text:p>
              </table:table-cell>
              <table:table-cell office:value-type="float" office:value="1367.24121">
                <text:p>1367.2412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5.72154">
                <text:p>65.72154</text:p>
              </table:table-cell>
              <table:table-cell office:value-type="float" office:value="1035.69617">
                <text:p>1035.69617</text:p>
              </table:table-cell>
              <table:table-cell office:value-type="float" office:value="1364.30383">
                <text:p>1364.303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3.81413">
                <text:p>63.81413</text:p>
              </table:table-cell>
              <table:table-cell office:value-type="float" office:value="1040.46472">
                <text:p>1040.46472</text:p>
              </table:table-cell>
              <table:table-cell office:value-type="float" office:value="1359.53528">
                <text:p>1359.5352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0.7165">
                <text:p>60.7165</text:p>
              </table:table-cell>
              <table:table-cell office:value-type="float" office:value="1048.20874">
                <text:p>1048.20874</text:p>
              </table:table-cell>
              <table:table-cell office:value-type="float" office:value="1351.79126">
                <text:p>1351.7912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1.60154">
                <text:p>61.60154</text:p>
              </table:table-cell>
              <table:table-cell office:value-type="float" office:value="1045.99609">
                <text:p>1045.99609</text:p>
              </table:table-cell>
              <table:table-cell office:value-type="float" office:value="1354.00391">
                <text:p>1354.003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4.92805">
                <text:p>64.92805</text:p>
              </table:table-cell>
              <table:table-cell office:value-type="float" office:value="1037.67981">
                <text:p>1037.67981</text:p>
              </table:table-cell>
              <table:table-cell office:value-type="float" office:value="1362.32019">
                <text:p>1362.3201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4.95858">
                <text:p>64.95858</text:p>
              </table:table-cell>
              <table:table-cell office:value-type="float" office:value="1037.60352">
                <text:p>1037.60352</text:p>
              </table:table-cell>
              <table:table-cell office:value-type="float" office:value="1362.39648">
                <text:p>1362.3964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3.52421">
                <text:p>63.52421</text:p>
              </table:table-cell>
              <table:table-cell office:value-type="float" office:value="1041.18945">
                <text:p>1041.18945</text:p>
              </table:table-cell>
              <table:table-cell office:value-type="float" office:value="1358.81055">
                <text:p>1358.810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6.43873">
                <text:p>66.43873</text:p>
              </table:table-cell>
              <table:table-cell office:value-type="float" office:value="1033.9032">
                <text:p>1033.9032</text:p>
              </table:table-cell>
              <table:table-cell office:value-type="float" office:value="1366.0968">
                <text:p>1366.096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7.73576">
                <text:p>67.73576</text:p>
              </table:table-cell>
              <table:table-cell office:value-type="float" office:value="1030.66064">
                <text:p>1030.66064</text:p>
              </table:table-cell>
              <table:table-cell office:value-type="float" office:value="1369.33936">
                <text:p>1369.339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9.75517">
                <text:p>59.75517</text:p>
              </table:table-cell>
              <table:table-cell office:value-type="float" office:value="1050.61206">
                <text:p>1050.61206</text:p>
              </table:table-cell>
              <table:table-cell office:value-type="float" office:value="1349.38794">
                <text:p>1349.387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8.16821">
                <text:p>58.16821</text:p>
              </table:table-cell>
              <table:table-cell office:value-type="float" office:value="1054.57947">
                <text:p>1054.57947</text:p>
              </table:table-cell>
              <table:table-cell office:value-type="float" office:value="1345.42053">
                <text:p>1345.420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3.43265">
                <text:p>63.43265</text:p>
              </table:table-cell>
              <table:table-cell office:value-type="float" office:value="1041.41833">
                <text:p>1041.41833</text:p>
              </table:table-cell>
              <table:table-cell office:value-type="float" office:value="1358.58167">
                <text:p>1358.5816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5.75206">
                <text:p>65.75206</text:p>
              </table:table-cell>
              <table:table-cell office:value-type="float" office:value="1035.61987">
                <text:p>1035.61987</text:p>
              </table:table-cell>
              <table:table-cell office:value-type="float" office:value="1364.38013">
                <text:p>1364.3801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6.63709">
                <text:p>66.63709</text:p>
              </table:table-cell>
              <table:table-cell office:value-type="float" office:value="1033.40723">
                <text:p>1033.40723</text:p>
              </table:table-cell>
              <table:table-cell office:value-type="float" office:value="1366.59277">
                <text:p>1366.592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2.22717">
                <text:p>62.22717</text:p>
              </table:table-cell>
              <table:table-cell office:value-type="float" office:value="1044.43213">
                <text:p>1044.43213</text:p>
              </table:table-cell>
              <table:table-cell office:value-type="float" office:value="1355.56787">
                <text:p>1355.5678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0.8691">
                <text:p>60.8691</text:p>
              </table:table-cell>
              <table:table-cell office:value-type="float" office:value="1047.82727">
                <text:p>1047.82727</text:p>
              </table:table-cell>
              <table:table-cell office:value-type="float" office:value="1352.17273">
                <text:p>1352.1727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3.15799">
                <text:p>63.15799</text:p>
              </table:table-cell>
              <table:table-cell office:value-type="float" office:value="1042.10498">
                <text:p>1042.10498</text:p>
              </table:table-cell>
              <table:table-cell office:value-type="float" office:value="1357.89502">
                <text:p>1357.895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9.93828">
                <text:p>59.93828</text:p>
              </table:table-cell>
              <table:table-cell office:value-type="float" office:value="1050.1543">
                <text:p>1050.1543</text:p>
              </table:table-cell>
              <table:table-cell office:value-type="float" office:value="1349.8457">
                <text:p>1349.845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1.90673">
                <text:p>61.90673</text:p>
              </table:table-cell>
              <table:table-cell office:value-type="float" office:value="1045.23315">
                <text:p>1045.23315</text:p>
              </table:table-cell>
              <table:table-cell office:value-type="float" office:value="1354.76685">
                <text:p>1354.7668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3.6005">
                <text:p>63.6005</text:p>
              </table:table-cell>
              <table:table-cell office:value-type="float" office:value="1040.99878">
                <text:p>1040.99878</text:p>
              </table:table-cell>
              <table:table-cell office:value-type="float" office:value="1359.00122">
                <text:p>1359.001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5.90465">
                <text:p>65.90465</text:p>
              </table:table-cell>
              <table:table-cell office:value-type="float" office:value="1035.2384">
                <text:p>1035.2384</text:p>
              </table:table-cell>
              <table:table-cell office:value-type="float" office:value="1364.7616">
                <text:p>1364.76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0.40613">
                <text:p>70.40613</text:p>
              </table:table-cell>
              <table:table-cell office:value-type="float" office:value="1023.98468">
                <text:p>1023.98468</text:p>
              </table:table-cell>
              <table:table-cell office:value-type="float" office:value="1376.01538">
                <text:p>1376.0153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6.4082">
                <text:p>66.4082</text:p>
              </table:table-cell>
              <table:table-cell office:value-type="float" office:value="1033.97949">
                <text:p>1033.97949</text:p>
              </table:table-cell>
              <table:table-cell office:value-type="float" office:value="1366.02051">
                <text:p>1366.0205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9.77043">
                <text:p>59.77043</text:p>
              </table:table-cell>
              <table:table-cell office:value-type="float" office:value="1050.57397">
                <text:p>1050.57397</text:p>
              </table:table-cell>
              <table:table-cell office:value-type="float" office:value="1349.42603">
                <text:p>1349.4260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0.64021">
                <text:p>60.64021</text:p>
              </table:table-cell>
              <table:table-cell office:value-type="float" office:value="1048.39954">
                <text:p>1048.39954</text:p>
              </table:table-cell>
              <table:table-cell office:value-type="float" office:value="1351.60046">
                <text:p>1351.600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3.35635">
                <text:p>63.35635</text:p>
              </table:table-cell>
              <table:table-cell office:value-type="float" office:value="1041.60913">
                <text:p>1041.60913</text:p>
              </table:table-cell>
              <table:table-cell office:value-type="float" office:value="1358.39087">
                <text:p>1358.3908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1.6168">
                <text:p>61.6168</text:p>
              </table:table-cell>
              <table:table-cell office:value-type="float" office:value="1045.95801">
                <text:p>1045.95801</text:p>
              </table:table-cell>
              <table:table-cell office:value-type="float" office:value="1354.04199">
                <text:p>1354.041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5.8131">
                <text:p>65.8131</text:p>
              </table:table-cell>
              <table:table-cell office:value-type="float" office:value="1035.46729">
                <text:p>1035.46729</text:p>
              </table:table-cell>
              <table:table-cell office:value-type="float" office:value="1364.53271">
                <text:p>1364.5327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8.66657">
                <text:p>68.66657</text:p>
              </table:table-cell>
              <table:table-cell office:value-type="float" office:value="1028.33362">
                <text:p>1028.33362</text:p>
              </table:table-cell>
              <table:table-cell office:value-type="float" office:value="1371.66638">
                <text:p>1371.6663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3.88524">
                <text:p>73.88524</text:p>
              </table:table-cell>
              <table:table-cell office:value-type="float" office:value="1015.28693">
                <text:p>1015.28693</text:p>
              </table:table-cell>
              <table:table-cell office:value-type="float" office:value="1384.71313">
                <text:p>1384.713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3.93102">
                <text:p>73.93102</text:p>
              </table:table-cell>
              <table:table-cell office:value-type="float" office:value="1015.17242">
                <text:p>1015.17242</text:p>
              </table:table-cell>
              <table:table-cell office:value-type="float" office:value="1384.82751">
                <text:p>1384.8275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9.62791">
                <text:p>69.62791</text:p>
              </table:table-cell>
              <table:table-cell office:value-type="float" office:value="1025.93018">
                <text:p>1025.93018</text:p>
              </table:table-cell>
              <table:table-cell office:value-type="float" office:value="1374.06982">
                <text:p>1374.0698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6.17932">
                <text:p>66.17932</text:p>
              </table:table-cell>
              <table:table-cell office:value-type="float" office:value="1034.55176">
                <text:p>1034.55176</text:p>
              </table:table-cell>
              <table:table-cell office:value-type="float" office:value="1365.44824">
                <text:p>1365.448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4.95858">
                <text:p>64.95858</text:p>
              </table:table-cell>
              <table:table-cell office:value-type="float" office:value="1037.60352">
                <text:p>1037.60352</text:p>
              </table:table-cell>
              <table:table-cell office:value-type="float" office:value="1362.39648">
                <text:p>1362.3964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9.50584">
                <text:p>69.50584</text:p>
              </table:table-cell>
              <table:table-cell office:value-type="float" office:value="1026.23535">
                <text:p>1026.23535</text:p>
              </table:table-cell>
              <table:table-cell office:value-type="float" office:value="1373.76465">
                <text:p>1373.7646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5.29428">
                <text:p>65.29428</text:p>
              </table:table-cell>
              <table:table-cell office:value-type="float" office:value="1036.76428">
                <text:p>1036.76428</text:p>
              </table:table-cell>
              <table:table-cell office:value-type="float" office:value="1363.23572">
                <text:p>1363.235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7.14065">
                <text:p>67.14065</text:p>
              </table:table-cell>
              <table:table-cell office:value-type="float" office:value="1032.14844">
                <text:p>1032.14844</text:p>
              </table:table-cell>
              <table:table-cell office:value-type="float" office:value="1367.85156">
                <text:p>1367.8515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9.47532">
                <text:p>69.47532</text:p>
              </table:table-cell>
              <table:table-cell office:value-type="float" office:value="1026.31165">
                <text:p>1026.31165</text:p>
              </table:table-cell>
              <table:table-cell office:value-type="float" office:value="1373.68835">
                <text:p>1373.6883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1.47428">
                <text:p>71.47428</text:p>
              </table:table-cell>
              <table:table-cell office:value-type="float" office:value="1021.31427">
                <text:p>1021.31427</text:p>
              </table:table-cell>
              <table:table-cell office:value-type="float" office:value="1378.68567">
                <text:p>1378.685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2.22198">
                <text:p>72.22198</text:p>
              </table:table-cell>
              <table:table-cell office:value-type="float" office:value="1019.44507">
                <text:p>1019.44507</text:p>
              </table:table-cell>
              <table:table-cell office:value-type="float" office:value="1380.55493">
                <text:p>1380.5549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9.67368">
                <text:p>69.67368</text:p>
              </table:table-cell>
              <table:table-cell office:value-type="float" office:value="1025.8158">
                <text:p>1025.8158</text:p>
              </table:table-cell>
              <table:table-cell office:value-type="float" office:value="1374.1842">
                <text:p>1374.184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7.20169">
                <text:p>67.20169</text:p>
              </table:table-cell>
              <table:table-cell office:value-type="float" office:value="1031.99573">
                <text:p>1031.99573</text:p>
              </table:table-cell>
              <table:table-cell office:value-type="float" office:value="1368.00427">
                <text:p>1368.0042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8.74287">
                <text:p>68.74287</text:p>
              </table:table-cell>
              <table:table-cell office:value-type="float" office:value="1028.14282">
                <text:p>1028.14282</text:p>
              </table:table-cell>
              <table:table-cell office:value-type="float" office:value="1371.85718">
                <text:p>1371.8571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1.07754">
                <text:p>71.07754</text:p>
              </table:table-cell>
              <table:table-cell office:value-type="float" office:value="1022.30615">
                <text:p>1022.30615</text:p>
              </table:table-cell>
              <table:table-cell office:value-type="float" office:value="1377.69385">
                <text:p>1377.6938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1.39798">
                <text:p>71.39798</text:p>
              </table:table-cell>
              <table:table-cell office:value-type="float" office:value="1021.50507">
                <text:p>1021.50507</text:p>
              </table:table-cell>
              <table:table-cell office:value-type="float" office:value="1378.495">
                <text:p>1378.49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7.14065">
                <text:p>67.14065</text:p>
              </table:table-cell>
              <table:table-cell office:value-type="float" office:value="1032.14844">
                <text:p>1032.14844</text:p>
              </table:table-cell>
              <table:table-cell office:value-type="float" office:value="1367.85156">
                <text:p>1367.851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9.04806">
                <text:p>69.04806</text:p>
              </table:table-cell>
              <table:table-cell office:value-type="float" office:value="1027.37988">
                <text:p>1027.37988</text:p>
              </table:table-cell>
              <table:table-cell office:value-type="float" office:value="1372.62012">
                <text:p>1372.6201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4.57191">
                <text:p>74.57191</text:p>
              </table:table-cell>
              <table:table-cell office:value-type="float" office:value="1013.57025">
                <text:p>1013.57025</text:p>
              </table:table-cell>
              <table:table-cell office:value-type="float" office:value="1386.42981">
                <text:p>1386.4298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7.41013">
                <text:p>77.41013</text:p>
              </table:table-cell>
              <table:table-cell office:value-type="float" office:value="1006.47467">
                <text:p>1006.47467</text:p>
              </table:table-cell>
              <table:table-cell office:value-type="float" office:value="1393.52527">
                <text:p>1393.5252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7.42538">
                <text:p>77.42538</text:p>
              </table:table-cell>
              <table:table-cell office:value-type="float" office:value="1006.43652">
                <text:p>1006.43652</text:p>
              </table:table-cell>
              <table:table-cell office:value-type="float" office:value="1393.56348">
                <text:p>1393.563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4.67872">
                <text:p>74.67872</text:p>
              </table:table-cell>
              <table:table-cell office:value-type="float" office:value="1013.30322">
                <text:p>1013.30322</text:p>
              </table:table-cell>
              <table:table-cell office:value-type="float" office:value="1386.69678">
                <text:p>1386.6967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0.74184">
                <text:p>70.74184</text:p>
              </table:table-cell>
              <table:table-cell office:value-type="float" office:value="1023.14539">
                <text:p>1023.14539</text:p>
              </table:table-cell>
              <table:table-cell office:value-type="float" office:value="1376.85461">
                <text:p>1376.8546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4.67872">
                <text:p>74.67872</text:p>
              </table:table-cell>
              <table:table-cell office:value-type="float" office:value="1013.30322">
                <text:p>1013.30322</text:p>
              </table:table-cell>
              <table:table-cell office:value-type="float" office:value="1386.69678">
                <text:p>1386.6967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7.33383">
                <text:p>77.33383</text:p>
              </table:table-cell>
              <table:table-cell office:value-type="float" office:value="1006.66541">
                <text:p>1006.66541</text:p>
              </table:table-cell>
              <table:table-cell office:value-type="float" office:value="1393.33459">
                <text:p>1393.3345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7.59324">
                <text:p>77.59324</text:p>
              </table:table-cell>
              <table:table-cell office:value-type="float" office:value="1006.01691">
                <text:p>1006.01691</text:p>
              </table:table-cell>
              <table:table-cell office:value-type="float" office:value="1393.98315">
                <text:p>1393.983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9.48539">
                <text:p>79.48539</text:p>
              </table:table-cell>
              <table:table-cell office:value-type="float" office:value="1001.2865">
                <text:p>1001.2865</text:p>
              </table:table-cell>
              <table:table-cell office:value-type="float" office:value="1398.7135">
                <text:p>1398.713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8.81398">
                <text:p>78.81398</text:p>
              </table:table-cell>
              <table:table-cell office:value-type="float" office:value="1002.96503">
                <text:p>1002.96503</text:p>
              </table:table-cell>
              <table:table-cell office:value-type="float" office:value="1397.03491">
                <text:p>1397.034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0.59931">
                <text:p>80.59931</text:p>
              </table:table-cell>
              <table:table-cell office:value-type="float" office:value="998.50171">
                <text:p>998.50171</text:p>
              </table:table-cell>
              <table:table-cell office:value-type="float" office:value="1401.49829">
                <text:p>1401.4982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2.12524">
                <text:p>82.12524</text:p>
              </table:table-cell>
              <table:table-cell office:value-type="float" office:value="994.68689">
                <text:p>994.68689</text:p>
              </table:table-cell>
              <table:table-cell office:value-type="float" office:value="1405.31311">
                <text:p>1405.313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2.87294">
                <text:p>82.87294</text:p>
              </table:table-cell>
              <table:table-cell office:value-type="float" office:value="992.81763">
                <text:p>992.81763</text:p>
              </table:table-cell>
              <table:table-cell office:value-type="float" office:value="1407.18237">
                <text:p>1407.1823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2.87294">
                <text:p>82.87294</text:p>
              </table:table-cell>
              <table:table-cell office:value-type="float" office:value="992.81763">
                <text:p>992.81763</text:p>
              </table:table-cell>
              <table:table-cell office:value-type="float" office:value="1407.18237">
                <text:p>1407.1823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8.07635">
                <text:p>88.07635</text:p>
              </table:table-cell>
              <table:table-cell office:value-type="float" office:value="979.80914">
                <text:p>979.80914</text:p>
              </table:table-cell>
              <table:table-cell office:value-type="float" office:value="1420.19092">
                <text:p>1420.190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4.89723">
                <text:p>94.89723</text:p>
              </table:table-cell>
              <table:table-cell office:value-type="float" office:value="962.7569">
                <text:p>962.7569</text:p>
              </table:table-cell>
              <table:table-cell office:value-type="float" office:value="1437.24304">
                <text:p>1437.243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3.05087">
                <text:p>93.05087</text:p>
              </table:table-cell>
              <table:table-cell office:value-type="float" office:value="967.37286">
                <text:p>967.37286</text:p>
              </table:table-cell>
              <table:table-cell office:value-type="float" office:value="1432.6272">
                <text:p>1432.62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6.56049">
                <text:p>96.56049</text:p>
              </table:table-cell>
              <table:table-cell office:value-type="float" office:value="958.59875">
                <text:p>958.59875</text:p>
              </table:table-cell>
              <table:table-cell office:value-type="float" office:value="1441.40125">
                <text:p>1441.401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1.52494">
                <text:p>91.52494</text:p>
              </table:table-cell>
              <table:table-cell office:value-type="float" office:value="971.18762">
                <text:p>971.18762</text:p>
              </table:table-cell>
              <table:table-cell office:value-type="float" office:value="1428.81238">
                <text:p>1428.812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4.31738">
                <text:p>94.31738</text:p>
              </table:table-cell>
              <table:table-cell office:value-type="float" office:value="964.20654">
                <text:p>964.20654</text:p>
              </table:table-cell>
              <table:table-cell office:value-type="float" office:value="1435.79346">
                <text:p>1435.793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6.98775">
                <text:p>96.98775</text:p>
              </table:table-cell>
              <table:table-cell office:value-type="float" office:value="957.53064">
                <text:p>957.53064</text:p>
              </table:table-cell>
              <table:table-cell office:value-type="float" office:value="1442.46936">
                <text:p>1442.4693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7.79649">
                <text:p>97.79649</text:p>
              </table:table-cell>
              <table:table-cell office:value-type="float" office:value="955.50879">
                <text:p>955.50879</text:p>
              </table:table-cell>
              <table:table-cell office:value-type="float" office:value="1444.49121">
                <text:p>1444.4912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9.16982">
                <text:p>99.16982</text:p>
              </table:table-cell>
              <table:table-cell office:value-type="float" office:value="952.07544">
                <text:p>952.07544</text:p>
              </table:table-cell>
              <table:table-cell office:value-type="float" office:value="1447.92456">
                <text:p>1447.924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2.02331">
                <text:p>102.02331</text:p>
              </table:table-cell>
              <table:table-cell office:value-type="float" office:value="944.94171">
                <text:p>944.94171</text:p>
              </table:table-cell>
              <table:table-cell office:value-type="float" office:value="1455.05823">
                <text:p>1455.0582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3.3356">
                <text:p>103.3356</text:p>
              </table:table-cell>
              <table:table-cell office:value-type="float" office:value="941.66101">
                <text:p>941.66101</text:p>
              </table:table-cell>
              <table:table-cell office:value-type="float" office:value="1458.33899">
                <text:p>1458.3389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5.82286">
                <text:p>105.82286</text:p>
              </table:table-cell>
              <table:table-cell office:value-type="float" office:value="935.44287">
                <text:p>935.44287</text:p>
              </table:table-cell>
              <table:table-cell office:value-type="float" office:value="1464.55713">
                <text:p>1464.557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5.73131">
                <text:p>105.73131</text:p>
              </table:table-cell>
              <table:table-cell office:value-type="float" office:value="935.67175">
                <text:p>935.67175</text:p>
              </table:table-cell>
              <table:table-cell office:value-type="float" office:value="1464.32825">
                <text:p>1464.328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7.33353">
                <text:p>107.33353</text:p>
              </table:table-cell>
              <table:table-cell office:value-type="float" office:value="931.6662">
                <text:p>931.6662</text:p>
              </table:table-cell>
              <table:table-cell office:value-type="float" office:value="1468.33386">
                <text:p>1468.3338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4.44953">
                <text:p>104.44953</text:p>
              </table:table-cell>
              <table:table-cell office:value-type="float" office:value="938.87616">
                <text:p>938.87616</text:p>
              </table:table-cell>
              <table:table-cell office:value-type="float" office:value="1461.12378">
                <text:p>1461.1237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3.79338">
                <text:p>103.79338</text:p>
              </table:table-cell>
              <table:table-cell office:value-type="float" office:value="940.51654">
                <text:p>940.51654</text:p>
              </table:table-cell>
              <table:table-cell office:value-type="float" office:value="1459.4834">
                <text:p>1459.48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6.23486">
                <text:p>106.23486</text:p>
              </table:table-cell>
              <table:table-cell office:value-type="float" office:value="934.41284">
                <text:p>934.41284</text:p>
              </table:table-cell>
              <table:table-cell office:value-type="float" office:value="1465.58716">
                <text:p>1465.587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0.35486">
                <text:p>110.35486</text:p>
              </table:table-cell>
              <table:table-cell office:value-type="float" office:value="924.11285">
                <text:p>924.11285</text:p>
              </table:table-cell>
              <table:table-cell office:value-type="float" office:value="1475.88721">
                <text:p>1475.8872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9.48508">
                <text:p>109.48508</text:p>
              </table:table-cell>
              <table:table-cell office:value-type="float" office:value="926.28729">
                <text:p>926.28729</text:p>
              </table:table-cell>
              <table:table-cell office:value-type="float" office:value="1473.71277">
                <text:p>1473.7127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3.13723">
                <text:p>103.13723</text:p>
              </table:table-cell>
              <table:table-cell office:value-type="float" office:value="942.15692">
                <text:p>942.15692</text:p>
              </table:table-cell>
              <table:table-cell office:value-type="float" office:value="1457.84302">
                <text:p>1457.8430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2.61842">
                <text:p>102.61842</text:p>
              </table:table-cell>
              <table:table-cell office:value-type="float" office:value="943.45398">
                <text:p>943.45398</text:p>
              </table:table-cell>
              <table:table-cell office:value-type="float" office:value="1456.54602">
                <text:p>1456.546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3.04568">
                <text:p>103.04568</text:p>
              </table:table-cell>
              <table:table-cell office:value-type="float" office:value="942.3858">
                <text:p>942.3858</text:p>
              </table:table-cell>
              <table:table-cell office:value-type="float" office:value="1457.61414">
                <text:p>1457.614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8.31531">
                <text:p>98.31531</text:p>
              </table:table-cell>
              <table:table-cell office:value-type="float" office:value="954.21173">
                <text:p>954.21173</text:p>
              </table:table-cell>
              <table:table-cell office:value-type="float" office:value="1445.78833">
                <text:p>1445.788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9.21561">
                <text:p>99.21561</text:p>
              </table:table-cell>
              <table:table-cell office:value-type="float" office:value="951.961">
                <text:p>951.961</text:p>
              </table:table-cell>
              <table:table-cell office:value-type="float" office:value="1448.03906">
                <text:p>1448.0390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9.06301">
                <text:p>99.06301</text:p>
              </table:table-cell>
              <table:table-cell office:value-type="float" office:value="952.34247">
                <text:p>952.34247</text:p>
              </table:table-cell>
              <table:table-cell office:value-type="float" office:value="1447.65747">
                <text:p>1447.6574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1.04671">
                <text:p>101.04671</text:p>
              </table:table-cell>
              <table:table-cell office:value-type="float" office:value="947.38324">
                <text:p>947.38324</text:p>
              </table:table-cell>
              <table:table-cell office:value-type="float" office:value="1452.61682">
                <text:p>1452.6168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0.64997">
                <text:p>100.64997</text:p>
              </table:table-cell>
              <table:table-cell office:value-type="float" office:value="948.37506">
                <text:p>948.37506</text:p>
              </table:table-cell>
              <table:table-cell office:value-type="float" office:value="1451.62488">
                <text:p>1451.6248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3.99175">
                <text:p>103.99175</text:p>
              </table:table-cell>
              <table:table-cell office:value-type="float" office:value="940.02063">
                <text:p>940.02063</text:p>
              </table:table-cell>
              <table:table-cell office:value-type="float" office:value="1459.97937">
                <text:p>1459.9793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7.85234">
                <text:p>107.85234</text:p>
              </table:table-cell>
              <table:table-cell office:value-type="float" office:value="930.36914">
                <text:p>930.36914</text:p>
              </table:table-cell>
              <table:table-cell office:value-type="float" office:value="1469.63086">
                <text:p>1469.6308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0.18701">
                <text:p>110.18701</text:p>
              </table:table-cell>
              <table:table-cell office:value-type="float" office:value="924.53247">
                <text:p>924.53247</text:p>
              </table:table-cell>
              <table:table-cell office:value-type="float" office:value="1475.46753">
                <text:p>1475.4675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0.40063">
                <text:p>110.40063</text:p>
              </table:table-cell>
              <table:table-cell office:value-type="float" office:value="923.99841">
                <text:p>923.99841</text:p>
              </table:table-cell>
              <table:table-cell office:value-type="float" office:value="1476.00159">
                <text:p>1476.0015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5.38034">
                <text:p>105.38034</text:p>
              </table:table-cell>
              <table:table-cell office:value-type="float" office:value="936.54913">
                <text:p>936.54913</text:p>
              </table:table-cell>
              <table:table-cell office:value-type="float" office:value="1463.45081">
                <text:p>1463.4508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3.6713">
                <text:p>103.6713</text:p>
              </table:table-cell>
              <table:table-cell office:value-type="float" office:value="940.82172">
                <text:p>940.82172</text:p>
              </table:table-cell>
              <table:table-cell office:value-type="float" office:value="1459.17822">
                <text:p>1459.1782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3.01516">
                <text:p>103.01516</text:p>
              </table:table-cell>
              <table:table-cell office:value-type="float" office:value="942.4621">
                <text:p>942.4621</text:p>
              </table:table-cell>
              <table:table-cell office:value-type="float" office:value="1457.53784">
                <text:p>1457.5378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7.10983">
                <text:p>97.10983</text:p>
              </table:table-cell>
              <table:table-cell office:value-type="float" office:value="957.22546">
                <text:p>957.22546</text:p>
              </table:table-cell>
              <table:table-cell office:value-type="float" office:value="1442.77454">
                <text:p>1442.7745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6.4079">
                <text:p>96.4079</text:p>
              </table:table-cell>
              <table:table-cell office:value-type="float" office:value="958.98022">
                <text:p>958.98022</text:p>
              </table:table-cell>
              <table:table-cell office:value-type="float" office:value="1441.01978">
                <text:p>1441.0197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7.36923">
                <text:p>97.36923</text:p>
              </table:table-cell>
              <table:table-cell office:value-type="float" office:value="956.5769">
                <text:p>956.5769</text:p>
              </table:table-cell>
              <table:table-cell office:value-type="float" office:value="1443.4231">
                <text:p>1443.423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8.28479">
                <text:p>98.28479</text:p>
              </table:table-cell>
              <table:table-cell office:value-type="float" office:value="954.28802">
                <text:p>954.28802</text:p>
              </table:table-cell>
              <table:table-cell office:value-type="float" office:value="1445.71191">
                <text:p>1445.7119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9.42924">
                <text:p>99.42924</text:p>
              </table:table-cell>
              <table:table-cell office:value-type="float" office:value="951.42688">
                <text:p>951.42688</text:p>
              </table:table-cell>
              <table:table-cell office:value-type="float" office:value="1448.57312">
                <text:p>1448.5731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5.07516">
                <text:p>105.07516</text:p>
              </table:table-cell>
              <table:table-cell office:value-type="float" office:value="937.31213">
                <text:p>937.31213</text:p>
              </table:table-cell>
              <table:table-cell office:value-type="float" office:value="1462.68787">
                <text:p>1462.6878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6.12804">
                <text:p>106.12804</text:p>
              </table:table-cell>
              <table:table-cell office:value-type="float" office:value="934.67987">
                <text:p>934.67987</text:p>
              </table:table-cell>
              <table:table-cell office:value-type="float" office:value="1465.32007">
                <text:p>1465.3200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5.19724">
                <text:p>105.19724</text:p>
              </table:table-cell>
              <table:table-cell office:value-type="float" office:value="937.0069">
                <text:p>937.0069</text:p>
              </table:table-cell>
              <table:table-cell office:value-type="float" office:value="1462.99304">
                <text:p>1462.9930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1.09249">
                <text:p>101.09249</text:p>
              </table:table-cell>
              <table:table-cell office:value-type="float" office:value="947.2688">
                <text:p>947.2688</text:p>
              </table:table-cell>
              <table:table-cell office:value-type="float" office:value="1452.7312">
                <text:p>1452.731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0.26849">
                <text:p>100.26849</text:p>
              </table:table-cell>
              <table:table-cell office:value-type="float" office:value="949.32874">
                <text:p>949.32874</text:p>
              </table:table-cell>
              <table:table-cell office:value-type="float" office:value="1450.67126">
                <text:p>1450.6712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3.24405">
                <text:p>103.24405</text:p>
              </table:table-cell>
              <table:table-cell office:value-type="float" office:value="941.88989">
                <text:p>941.88989</text:p>
              </table:table-cell>
              <table:table-cell office:value-type="float" office:value="1458.11011">
                <text:p>1458.110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6.72316">
                <text:p>106.72316</text:p>
              </table:table-cell>
              <table:table-cell office:value-type="float" office:value="933.19208">
                <text:p>933.19208</text:p>
              </table:table-cell>
              <table:table-cell office:value-type="float" office:value="1466.80786">
                <text:p>1466.807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8.50849">
                <text:p>108.50849</text:p>
              </table:table-cell>
              <table:table-cell office:value-type="float" office:value="928.72876">
                <text:p>928.72876</text:p>
              </table:table-cell>
              <table:table-cell office:value-type="float" office:value="1471.27124">
                <text:p>1471.271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6.90627">
                <text:p>106.90627</text:p>
              </table:table-cell>
              <table:table-cell office:value-type="float" office:value="932.73431">
                <text:p>932.73431</text:p>
              </table:table-cell>
              <table:table-cell office:value-type="float" office:value="1467.26562">
                <text:p>1467.2656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4.28168">
                <text:p>104.28168</text:p>
              </table:table-cell>
              <table:table-cell office:value-type="float" office:value="939.29578">
                <text:p>939.29578</text:p>
              </table:table-cell>
              <table:table-cell office:value-type="float" office:value="1460.70422">
                <text:p>1460.7042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8.75783">
                <text:p>98.75783</text:p>
              </table:table-cell>
              <table:table-cell office:value-type="float" office:value="953.10541">
                <text:p>953.10541</text:p>
              </table:table-cell>
              <table:table-cell office:value-type="float" office:value="1446.89453">
                <text:p>1446.894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8.89516">
                <text:p>98.89516</text:p>
              </table:table-cell>
              <table:table-cell office:value-type="float" office:value="952.76208">
                <text:p>952.76208</text:p>
              </table:table-cell>
              <table:table-cell office:value-type="float" office:value="1447.23792">
                <text:p>1447.2379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1.33664">
                <text:p>101.33664</text:p>
              </table:table-cell>
              <table:table-cell office:value-type="float" office:value="946.65839">
                <text:p>946.65839</text:p>
              </table:table-cell>
              <table:table-cell office:value-type="float" office:value="1453.34155">
                <text:p>1453.341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1.10775">
                <text:p>101.10775</text:p>
              </table:table-cell>
              <table:table-cell office:value-type="float" office:value="947.23065">
                <text:p>947.23065</text:p>
              </table:table-cell>
              <table:table-cell office:value-type="float" office:value="1452.76941">
                <text:p>1452.7694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1.29086">
                <text:p>101.29086</text:p>
              </table:table-cell>
              <table:table-cell office:value-type="float" office:value="946.77283">
                <text:p>946.77283</text:p>
              </table:table-cell>
              <table:table-cell office:value-type="float" office:value="1453.22717">
                <text:p>1453.227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5.37027">
                <text:p>95.37027</text:p>
              </table:table-cell>
              <table:table-cell office:value-type="float" office:value="961.57434">
                <text:p>961.57434</text:p>
              </table:table-cell>
              <table:table-cell office:value-type="float" office:value="1438.42566">
                <text:p>1438.4256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6.74361">
                <text:p>96.74361</text:p>
              </table:table-cell>
              <table:table-cell office:value-type="float" office:value="958.14099">
                <text:p>958.14099</text:p>
              </table:table-cell>
              <table:table-cell office:value-type="float" office:value="1441.85901">
                <text:p>1441.8590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8.08642">
                <text:p>98.08642</text:p>
              </table:table-cell>
              <table:table-cell office:value-type="float" office:value="954.78394">
                <text:p>954.78394</text:p>
              </table:table-cell>
              <table:table-cell office:value-type="float" office:value="1445.21606">
                <text:p>1445.2160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6.88094">
                <text:p>96.88094</text:p>
              </table:table-cell>
              <table:table-cell office:value-type="float" office:value="957.79767">
                <text:p>957.79767</text:p>
              </table:table-cell>
              <table:table-cell office:value-type="float" office:value="1442.20239">
                <text:p>1442.2023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6.54523">
                <text:p>96.54523</text:p>
              </table:table-cell>
              <table:table-cell office:value-type="float" office:value="958.6369">
                <text:p>958.6369</text:p>
              </table:table-cell>
              <table:table-cell office:value-type="float" office:value="1441.36304">
                <text:p>1441.3630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6.65205">
                <text:p>96.65205</text:p>
              </table:table-cell>
              <table:table-cell office:value-type="float" office:value="958.36987">
                <text:p>958.36987</text:p>
              </table:table-cell>
              <table:table-cell office:value-type="float" office:value="1441.63013">
                <text:p>1441.630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5.66019">
                <text:p>95.66019</text:p>
              </table:table-cell>
              <table:table-cell office:value-type="float" office:value="960.84949">
                <text:p>960.84949</text:p>
              </table:table-cell>
              <table:table-cell office:value-type="float" office:value="1439.15051">
                <text:p>1439.1505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6.78938">
                <text:p>96.78938</text:p>
              </table:table-cell>
              <table:table-cell office:value-type="float" office:value="958.02655">
                <text:p>958.02655</text:p>
              </table:table-cell>
              <table:table-cell office:value-type="float" office:value="1441.97351">
                <text:p>1441.973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2.12005">
                <text:p>92.12005</text:p>
              </table:table-cell>
              <table:table-cell office:value-type="float" office:value="969.69989">
                <text:p>969.69989</text:p>
              </table:table-cell>
              <table:table-cell office:value-type="float" office:value="1430.30017">
                <text:p>1430.300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0.39575">
                <text:p>90.39575</text:p>
              </table:table-cell>
              <table:table-cell office:value-type="float" office:value="974.01062">
                <text:p>974.01062</text:p>
              </table:table-cell>
              <table:table-cell office:value-type="float" office:value="1425.98938">
                <text:p>1425.989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9.12923">
                <text:p>89.12923</text:p>
              </table:table-cell>
              <table:table-cell office:value-type="float" office:value="977.17694">
                <text:p>977.17694</text:p>
              </table:table-cell>
              <table:table-cell office:value-type="float" office:value="1422.82312">
                <text:p>1422.8231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1.93694">
                <text:p>91.93694</text:p>
              </table:table-cell>
              <table:table-cell office:value-type="float" office:value="970.15765">
                <text:p>970.15765</text:p>
              </table:table-cell>
              <table:table-cell office:value-type="float" office:value="1429.84241">
                <text:p>1429.8424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0.09057">
                <text:p>90.09057</text:p>
              </table:table-cell>
              <table:table-cell office:value-type="float" office:value="974.77356">
                <text:p>974.77356</text:p>
              </table:table-cell>
              <table:table-cell office:value-type="float" office:value="1425.22644">
                <text:p>1425.2264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0.13634">
                <text:p>90.13634</text:p>
              </table:table-cell>
              <table:table-cell office:value-type="float" office:value="974.65912">
                <text:p>974.65912</text:p>
              </table:table-cell>
              <table:table-cell office:value-type="float" office:value="1425.34082">
                <text:p>1425.3408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7.20657">
                <text:p>87.20657</text:p>
              </table:table-cell>
              <table:table-cell office:value-type="float" office:value="981.98358">
                <text:p>981.98358</text:p>
              </table:table-cell>
              <table:table-cell office:value-type="float" office:value="1418.01648">
                <text:p>1418.0164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4.67353">
                <text:p>84.67353</text:p>
              </table:table-cell>
              <table:table-cell office:value-type="float" office:value="988.31616">
                <text:p>988.31616</text:p>
              </table:table-cell>
              <table:table-cell office:value-type="float" office:value="1411.68384">
                <text:p>1411.6838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4.09368">
                <text:p>84.09368</text:p>
              </table:table-cell>
              <table:table-cell office:value-type="float" office:value="989.76581">
                <text:p>989.76581</text:p>
              </table:table-cell>
              <table:table-cell office:value-type="float" office:value="1410.23425">
                <text:p>1410.234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4.38361">
                <text:p>84.38361</text:p>
              </table:table-cell>
              <table:table-cell office:value-type="float" office:value="989.04102">
                <text:p>989.04102</text:p>
              </table:table-cell>
              <table:table-cell office:value-type="float" office:value="1410.95898">
                <text:p>1410.958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5.03976">
                <text:p>85.03976</text:p>
              </table:table-cell>
              <table:table-cell office:value-type="float" office:value="987.40063">
                <text:p>987.40063</text:p>
              </table:table-cell>
              <table:table-cell office:value-type="float" office:value="1412.59937">
                <text:p>1412.5993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9.0682">
                <text:p>89.0682</text:p>
              </table:table-cell>
              <table:table-cell office:value-type="float" office:value="977.32953">
                <text:p>977.32953</text:p>
              </table:table-cell>
              <table:table-cell office:value-type="float" office:value="1422.67053">
                <text:p>1422.6705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7.45072">
                <text:p>87.45072</text:p>
              </table:table-cell>
              <table:table-cell office:value-type="float" office:value="981.37317">
                <text:p>981.37317</text:p>
              </table:table-cell>
              <table:table-cell office:value-type="float" office:value="1418.62683">
                <text:p>1418.6268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.46806">
                <text:p>83.46806</text:p>
              </table:table-cell>
              <table:table-cell office:value-type="float" office:value="991.32983">
                <text:p>991.32983</text:p>
              </table:table-cell>
              <table:table-cell office:value-type="float" office:value="1408.67017">
                <text:p>1408.670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9.83635">
                <text:p>79.83635</text:p>
              </table:table-cell>
              <table:table-cell office:value-type="float" office:value="1000.40912">
                <text:p>1000.40912</text:p>
              </table:table-cell>
              <table:table-cell office:value-type="float" office:value="1399.59082">
                <text:p>1399.5908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9.19547">
                <text:p>79.19547</text:p>
              </table:table-cell>
              <table:table-cell office:value-type="float" office:value="1002.01135">
                <text:p>1002.01135</text:p>
              </table:table-cell>
              <table:table-cell office:value-type="float" office:value="1397.98865">
                <text:p>1397.9886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7.94421">
                <text:p>77.94421</text:p>
              </table:table-cell>
              <table:table-cell office:value-type="float" office:value="1005.13947">
                <text:p>1005.13947</text:p>
              </table:table-cell>
              <table:table-cell office:value-type="float" office:value="1394.86047">
                <text:p>1394.8604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0.40094">
                <text:p>80.40094</text:p>
              </table:table-cell>
              <table:table-cell office:value-type="float" office:value="998.99768">
                <text:p>998.99768</text:p>
              </table:table-cell>
              <table:table-cell office:value-type="float" office:value="1401.00232">
                <text:p>1401.0023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8.32568">
                <text:p>78.32568</text:p>
              </table:table-cell>
              <table:table-cell office:value-type="float" office:value="1004.18579">
                <text:p>1004.18579</text:p>
              </table:table-cell>
              <table:table-cell office:value-type="float" office:value="1395.81421">
                <text:p>1395.8142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1.02657">
                <text:p>81.02657</text:p>
              </table:table-cell>
              <table:table-cell office:value-type="float" office:value="997.43359">
                <text:p>997.43359</text:p>
              </table:table-cell>
              <table:table-cell office:value-type="float" office:value="1402.56641">
                <text:p>1402.5664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4.81087">
                <text:p>84.81087</text:p>
              </table:table-cell>
              <table:table-cell office:value-type="float" office:value="987.97284">
                <text:p>987.97284</text:p>
              </table:table-cell>
              <table:table-cell office:value-type="float" office:value="1412.02722">
                <text:p>1412.0272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5.20761">
                <text:p>85.20761</text:p>
              </table:table-cell>
              <table:table-cell office:value-type="float" office:value="986.98096">
                <text:p>986.98096</text:p>
              </table:table-cell>
              <table:table-cell office:value-type="float" office:value="1413.01904">
                <text:p>1413.0190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4.9482">
                <text:p>84.9482</text:p>
              </table:table-cell>
              <table:table-cell office:value-type="float" office:value="987.62952">
                <text:p>987.62952</text:p>
              </table:table-cell>
              <table:table-cell office:value-type="float" office:value="1412.37048">
                <text:p>1412.3704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2.72035">
                <text:p>82.72035</text:p>
              </table:table-cell>
              <table:table-cell office:value-type="float" office:value="993.1991">
                <text:p>993.1991</text:p>
              </table:table-cell>
              <table:table-cell office:value-type="float" office:value="1406.8009">
                <text:p>1406.800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5.16183">
                <text:p>85.16183</text:p>
              </table:table-cell>
              <table:table-cell office:value-type="float" office:value="987.09546">
                <text:p>987.09546</text:p>
              </table:table-cell>
              <table:table-cell office:value-type="float" office:value="1412.90454">
                <text:p>1412.9045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5.63486">
                <text:p>85.63486</text:p>
              </table:table-cell>
              <table:table-cell office:value-type="float" office:value="985.91284">
                <text:p>985.91284</text:p>
              </table:table-cell>
              <table:table-cell office:value-type="float" office:value="1414.08716">
                <text:p>1414.0871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4.56672">
                <text:p>84.56672</text:p>
              </table:table-cell>
              <table:table-cell office:value-type="float" office:value="988.58319">
                <text:p>988.58319</text:p>
              </table:table-cell>
              <table:table-cell office:value-type="float" office:value="1411.41675">
                <text:p>1411.416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5.34494">
                <text:p>85.34494</text:p>
              </table:table-cell>
              <table:table-cell office:value-type="float" office:value="986.63763">
                <text:p>986.63763</text:p>
              </table:table-cell>
              <table:table-cell office:value-type="float" office:value="1413.3623">
                <text:p>1413.362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7.69487">
                <text:p>87.69487</text:p>
              </table:table-cell>
              <table:table-cell office:value-type="float" office:value="980.76282">
                <text:p>980.76282</text:p>
              </table:table-cell>
              <table:table-cell office:value-type="float" office:value="1419.23718">
                <text:p>1419.2371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7.11501">
                <text:p>87.11501</text:p>
              </table:table-cell>
              <table:table-cell office:value-type="float" office:value="982.21246">
                <text:p>982.21246</text:p>
              </table:table-cell>
              <table:table-cell office:value-type="float" office:value="1417.78748">
                <text:p>1417.7874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6.09264">
                <text:p>86.09264</text:p>
              </table:table-cell>
              <table:table-cell office:value-type="float" office:value="984.76837">
                <text:p>984.76837</text:p>
              </table:table-cell>
              <table:table-cell office:value-type="float" office:value="1415.23157">
                <text:p>1415.2315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7.67961">
                <text:p>87.67961</text:p>
              </table:table-cell>
              <table:table-cell office:value-type="float" office:value="980.80096">
                <text:p>980.80096</text:p>
              </table:table-cell>
              <table:table-cell office:value-type="float" office:value="1419.19897">
                <text:p>1419.1989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6.5962">
                <text:p>86.5962</text:p>
              </table:table-cell>
              <table:table-cell office:value-type="float" office:value="983.50952">
                <text:p>983.50952</text:p>
              </table:table-cell>
              <table:table-cell office:value-type="float" office:value="1416.49048">
                <text:p>1416.4904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7.72539">
                <text:p>87.72539</text:p>
              </table:table-cell>
              <table:table-cell office:value-type="float" office:value="980.68652">
                <text:p>980.68652</text:p>
              </table:table-cell>
              <table:table-cell office:value-type="float" office:value="1419.31348">
                <text:p>1419.3134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7.26761">
                <text:p>87.26761</text:p>
              </table:table-cell>
              <table:table-cell office:value-type="float" office:value="981.83099">
                <text:p>981.83099</text:p>
              </table:table-cell>
              <table:table-cell office:value-type="float" office:value="1418.16907">
                <text:p>1418.1690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3.74272">
                <text:p>83.74272</text:p>
              </table:table-cell>
              <table:table-cell office:value-type="float" office:value="990.64319">
                <text:p>990.64319</text:p>
              </table:table-cell>
              <table:table-cell office:value-type="float" office:value="1409.35681">
                <text:p>1409.3568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2.2168">
                <text:p>82.2168</text:p>
              </table:table-cell>
              <table:table-cell office:value-type="float" office:value="994.45801">
                <text:p>994.45801</text:p>
              </table:table-cell>
              <table:table-cell office:value-type="float" office:value="1405.54199">
                <text:p>1405.5419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1.6522">
                <text:p>81.6522</text:p>
              </table:table-cell>
              <table:table-cell office:value-type="float" office:value="995.86951">
                <text:p>995.86951</text:p>
              </table:table-cell>
              <table:table-cell office:value-type="float" office:value="1404.13049">
                <text:p>1404.1304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2.4762">
                <text:p>82.4762</text:p>
              </table:table-cell>
              <table:table-cell office:value-type="float" office:value="993.80951">
                <text:p>993.80951</text:p>
              </table:table-cell>
              <table:table-cell office:value-type="float" office:value="1406.19055">
                <text:p>1406.1905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1.20969">
                <text:p>81.20969</text:p>
              </table:table-cell>
              <table:table-cell office:value-type="float" office:value="996.97577">
                <text:p>996.97577</text:p>
              </table:table-cell>
              <table:table-cell office:value-type="float" office:value="1403.02417">
                <text:p>1403.024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9.98895">
                <text:p>79.98895</text:p>
              </table:table-cell>
              <table:table-cell office:value-type="float" office:value="1000.02765">
                <text:p>1000.02765</text:p>
              </table:table-cell>
              <table:table-cell office:value-type="float" office:value="1399.97241">
                <text:p>1399.9724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9.34805">
                <text:p>79.34805</text:p>
              </table:table-cell>
              <table:table-cell office:value-type="float" office:value="1001.62988">
                <text:p>1001.62988</text:p>
              </table:table-cell>
              <table:table-cell office:value-type="float" office:value="1398.37012">
                <text:p>1398.3701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6.15887">
                <text:p>76.15887</text:p>
              </table:table-cell>
              <table:table-cell office:value-type="float" office:value="1009.60284">
                <text:p>1009.60284</text:p>
              </table:table-cell>
              <table:table-cell office:value-type="float" office:value="1390.39722">
                <text:p>1390.3972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6.06731">
                <text:p>76.06731</text:p>
              </table:table-cell>
              <table:table-cell office:value-type="float" office:value="1009.83173">
                <text:p>1009.83173</text:p>
              </table:table-cell>
              <table:table-cell office:value-type="float" office:value="1390.16833">
                <text:p>1390.1683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5.28909">
                <text:p>75.28909</text:p>
              </table:table-cell>
              <table:table-cell office:value-type="float" office:value="1011.77728">
                <text:p>1011.77728</text:p>
              </table:table-cell>
              <table:table-cell office:value-type="float" office:value="1388.22278">
                <text:p>1388.2227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4.38879">
                <text:p>74.38879</text:p>
              </table:table-cell>
              <table:table-cell office:value-type="float" office:value="1014.02802">
                <text:p>1014.02802</text:p>
              </table:table-cell>
              <table:table-cell office:value-type="float" office:value="1385.97192">
                <text:p>1385.9719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2.5882">
                <text:p>72.5882</text:p>
              </table:table-cell>
              <table:table-cell office:value-type="float" office:value="1018.52948">
                <text:p>1018.52948</text:p>
              </table:table-cell>
              <table:table-cell office:value-type="float" office:value="1381.47046">
                <text:p>1381.470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2.81709">
                <text:p>72.81709</text:p>
              </table:table-cell>
              <table:table-cell office:value-type="float" office:value="1017.95728">
                <text:p>1017.95728</text:p>
              </table:table-cell>
              <table:table-cell office:value-type="float" office:value="1382.04272">
                <text:p>1382.0427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2.84761">
                <text:p>72.84761</text:p>
              </table:table-cell>
              <table:table-cell office:value-type="float" office:value="1017.88098">
                <text:p>1017.88098</text:p>
              </table:table-cell>
              <table:table-cell office:value-type="float" office:value="1382.11902">
                <text:p>1382.119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2.55769">
                <text:p>72.55769</text:p>
              </table:table-cell>
              <table:table-cell office:value-type="float" office:value="1018.60577">
                <text:p>1018.60577</text:p>
              </table:table-cell>
              <table:table-cell office:value-type="float" office:value="1381.39417">
                <text:p>1381.394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1.47428">
                <text:p>71.47428</text:p>
              </table:table-cell>
              <table:table-cell office:value-type="float" office:value="1021.31427">
                <text:p>1021.31427</text:p>
              </table:table-cell>
              <table:table-cell office:value-type="float" office:value="1378.68567">
                <text:p>1378.6856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.6808">
                <text:p>70.6808</text:p>
              </table:table-cell>
              <table:table-cell office:value-type="float" office:value="1023.29797">
                <text:p>1023.29797</text:p>
              </table:table-cell>
              <table:table-cell office:value-type="float" office:value="1376.70203">
                <text:p>1376.7020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0.1162">
                <text:p>70.1162</text:p>
              </table:table-cell>
              <table:table-cell office:value-type="float" office:value="1024.70947">
                <text:p>1024.70947</text:p>
              </table:table-cell>
              <table:table-cell office:value-type="float" office:value="1375.29053">
                <text:p>1375.2905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5.37057">
                <text:p>65.37057</text:p>
              </table:table-cell>
              <table:table-cell office:value-type="float" office:value="1036.57361">
                <text:p>1036.57361</text:p>
              </table:table-cell>
              <table:table-cell office:value-type="float" office:value="1363.42639">
                <text:p>1363.4263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6.92702">
                <text:p>66.92702</text:p>
              </table:table-cell>
              <table:table-cell office:value-type="float" office:value="1032.6825">
                <text:p>1032.6825</text:p>
              </table:table-cell>
              <table:table-cell office:value-type="float" office:value="1367.3175">
                <text:p>1367.31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7.58317">
                <text:p>67.58317</text:p>
              </table:table-cell>
              <table:table-cell office:value-type="float" office:value="1031.04211">
                <text:p>1031.04211</text:p>
              </table:table-cell>
              <table:table-cell office:value-type="float" office:value="1368.95789">
                <text:p>1368.9578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5.1722">
                <text:p>65.1722</text:p>
              </table:table-cell>
              <table:table-cell office:value-type="float" office:value="1037.06946">
                <text:p>1037.06946</text:p>
              </table:table-cell>
              <table:table-cell office:value-type="float" office:value="1362.93054">
                <text:p>1362.9305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7.75102">
                <text:p>67.75102</text:p>
              </table:table-cell>
              <table:table-cell office:value-type="float" office:value="1030.62244">
                <text:p>1030.62244</text:p>
              </table:table-cell>
              <table:table-cell office:value-type="float" office:value="1369.37756">
                <text:p>1369.377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0.34509">
                <text:p>70.34509</text:p>
              </table:table-cell>
              <table:table-cell office:value-type="float" office:value="1024.13721">
                <text:p>1024.13721</text:p>
              </table:table-cell>
              <table:table-cell office:value-type="float" office:value="1375.86279">
                <text:p>1375.8627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6.0725">
                <text:p>66.0725</text:p>
              </table:table-cell>
              <table:table-cell office:value-type="float" office:value="1034.81873">
                <text:p>1034.81873</text:p>
              </table:table-cell>
              <table:table-cell office:value-type="float" office:value="1365.18127">
                <text:p>1365.1812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6.34717">
                <text:p>66.34717</text:p>
              </table:table-cell>
              <table:table-cell office:value-type="float" office:value="1034.13208">
                <text:p>1034.13208</text:p>
              </table:table-cell>
              <table:table-cell office:value-type="float" office:value="1365.86792">
                <text:p>1365.8679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.10198">
                <text:p>68.10198</text:p>
              </table:table-cell>
              <table:table-cell office:value-type="float" office:value="1029.745">
                <text:p>1029.745</text:p>
              </table:table-cell>
              <table:table-cell office:value-type="float" office:value="1370.255">
                <text:p>1370.25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.94125">
                <text:p>68.94125</text:p>
              </table:table-cell>
              <table:table-cell office:value-type="float" office:value="1027.64685">
                <text:p>1027.64685</text:p>
              </table:table-cell>
              <table:table-cell office:value-type="float" office:value="1372.35315">
                <text:p>1372.353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2.84761">
                <text:p>72.84761</text:p>
              </table:table-cell>
              <table:table-cell office:value-type="float" office:value="1017.88098">
                <text:p>1017.88098</text:p>
              </table:table-cell>
              <table:table-cell office:value-type="float" office:value="1382.11902">
                <text:p>1382.119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1.16909">
                <text:p>71.16909</text:p>
              </table:table-cell>
              <table:table-cell office:value-type="float" office:value="1022.07727">
                <text:p>1022.07727</text:p>
              </table:table-cell>
              <table:table-cell office:value-type="float" office:value="1377.92273">
                <text:p>1377.9227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1.3522">
                <text:p>71.3522</text:p>
              </table:table-cell>
              <table:table-cell office:value-type="float" office:value="1021.61951">
                <text:p>1021.61951</text:p>
              </table:table-cell>
              <table:table-cell office:value-type="float" office:value="1378.38049">
                <text:p>1378.3804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1.9931">
                <text:p>71.9931</text:p>
              </table:table-cell>
              <table:table-cell office:value-type="float" office:value="1020.01727">
                <text:p>1020.01727</text:p>
              </table:table-cell>
              <table:table-cell office:value-type="float" office:value="1379.98279">
                <text:p>1379.9827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4.19043">
                <text:p>74.19043</text:p>
              </table:table-cell>
              <table:table-cell office:value-type="float" office:value="1014.52393">
                <text:p>1014.52393</text:p>
              </table:table-cell>
              <table:table-cell office:value-type="float" office:value="1385.47607">
                <text:p>1385.4760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5.50272">
                <text:p>75.50272</text:p>
              </table:table-cell>
              <table:table-cell office:value-type="float" office:value="1011.24316">
                <text:p>1011.24316</text:p>
              </table:table-cell>
              <table:table-cell office:value-type="float" office:value="1388.75684">
                <text:p>1388.7568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3.2291">
                <text:p>73.2291</text:p>
              </table:table-cell>
              <table:table-cell office:value-type="float" office:value="1016.92725">
                <text:p>1016.92725</text:p>
              </table:table-cell>
              <table:table-cell office:value-type="float" office:value="1383.07275">
                <text:p>1383.0727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2.60346">
                <text:p>72.60346</text:p>
              </table:table-cell>
              <table:table-cell office:value-type="float" office:value="1018.49133">
                <text:p>1018.49133</text:p>
              </table:table-cell>
              <table:table-cell office:value-type="float" office:value="1381.50867">
                <text:p>1381.5086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2.08465">
                <text:p>72.08465</text:p>
              </table:table-cell>
              <table:table-cell office:value-type="float" office:value="1019.78839">
                <text:p>1019.78839</text:p>
              </table:table-cell>
              <table:table-cell office:value-type="float" office:value="1380.21167">
                <text:p>1380.2116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3.39694">
                <text:p>73.39694</text:p>
              </table:table-cell>
              <table:table-cell office:value-type="float" office:value="1016.50763">
                <text:p>1016.50763</text:p>
              </table:table-cell>
              <table:table-cell office:value-type="float" office:value="1383.49231">
                <text:p>1383.4923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3.10702">
                <text:p>73.10702</text:p>
              </table:table-cell>
              <table:table-cell office:value-type="float" office:value="1017.23248">
                <text:p>1017.23248</text:p>
              </table:table-cell>
              <table:table-cell office:value-type="float" office:value="1382.76758">
                <text:p>1382.7675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2.67976">
                <text:p>72.67976</text:p>
              </table:table-cell>
              <table:table-cell office:value-type="float" office:value="1018.3006">
                <text:p>1018.3006</text:p>
              </table:table-cell>
              <table:table-cell office:value-type="float" office:value="1381.69946">
                <text:p>1381.6994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.78761">
                <text:p>70.78761</text:p>
              </table:table-cell>
              <table:table-cell office:value-type="float" office:value="1023.03094">
                <text:p>1023.03094</text:p>
              </table:table-cell>
              <table:table-cell office:value-type="float" office:value="1376.96899">
                <text:p>1376.9689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9.47532">
                <text:p>69.47532</text:p>
              </table:table-cell>
              <table:table-cell office:value-type="float" office:value="1026.31165">
                <text:p>1026.31165</text:p>
              </table:table-cell>
              <table:table-cell office:value-type="float" office:value="1373.68835">
                <text:p>1373.688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6.72865">
                <text:p>66.72865</text:p>
              </table:table-cell>
              <table:table-cell office:value-type="float" office:value="1033.17834">
                <text:p>1033.17834</text:p>
              </table:table-cell>
              <table:table-cell office:value-type="float" office:value="1366.82166">
                <text:p>1366.8216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9.41428">
                <text:p>69.41428</text:p>
              </table:table-cell>
              <table:table-cell office:value-type="float" office:value="1026.46436">
                <text:p>1026.46436</text:p>
              </table:table-cell>
              <table:table-cell office:value-type="float" office:value="1373.53564">
                <text:p>1373.5356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9.82628">
                <text:p>69.82628</text:p>
              </table:table-cell>
              <table:table-cell office:value-type="float" office:value="1025.43433">
                <text:p>1025.43433</text:p>
              </table:table-cell>
              <table:table-cell office:value-type="float" office:value="1374.56567">
                <text:p>1374.5656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8.75813">
                <text:p>68.75813</text:p>
              </table:table-cell>
              <table:table-cell office:value-type="float" office:value="1028.10461">
                <text:p>1028.10461</text:p>
              </table:table-cell>
              <table:table-cell office:value-type="float" office:value="1371.89539">
                <text:p>1371.8953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6.05724">
                <text:p>66.05724</text:p>
              </table:table-cell>
              <table:table-cell office:value-type="float" office:value="1034.85693">
                <text:p>1034.85693</text:p>
              </table:table-cell>
              <table:table-cell office:value-type="float" office:value="1365.14307">
                <text:p>1365.1430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9.96362">
                <text:p>69.96362</text:p>
              </table:table-cell>
              <table:table-cell office:value-type="float" office:value="1025.09094">
                <text:p>1025.09094</text:p>
              </table:table-cell>
              <table:table-cell office:value-type="float" office:value="1374.90906">
                <text:p>1374.909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5.62479">
                <text:p>75.62479</text:p>
              </table:table-cell>
              <table:table-cell office:value-type="float" office:value="1010.93799">
                <text:p>1010.93799</text:p>
              </table:table-cell>
              <table:table-cell office:value-type="float" office:value="1389.06201">
                <text:p>1389.0620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3.2291">
                <text:p>73.2291</text:p>
              </table:table-cell>
              <table:table-cell office:value-type="float" office:value="1016.92725">
                <text:p>1016.92725</text:p>
              </table:table-cell>
              <table:table-cell office:value-type="float" office:value="1383.07275">
                <text:p>1383.0727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.03176">
                <text:p>71.03176</text:p>
              </table:table-cell>
              <table:table-cell office:value-type="float" office:value="1022.42059">
                <text:p>1022.42059</text:p>
              </table:table-cell>
              <table:table-cell office:value-type="float" office:value="1377.57935">
                <text:p>1377.5793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8.48347">
                <text:p>68.48347</text:p>
              </table:table-cell>
              <table:table-cell office:value-type="float" office:value="1028.79138">
                <text:p>1028.79138</text:p>
              </table:table-cell>
              <table:table-cell office:value-type="float" office:value="1371.20862">
                <text:p>1371.2086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5.79784">
                <text:p>65.79784</text:p>
              </table:table-cell>
              <table:table-cell office:value-type="float" office:value="1035.50537">
                <text:p>1035.50537</text:p>
              </table:table-cell>
              <table:table-cell office:value-type="float" office:value="1364.49463">
                <text:p>1364.4946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6.80495">
                <text:p>66.80495</text:p>
              </table:table-cell>
              <table:table-cell office:value-type="float" office:value="1032.98767">
                <text:p>1032.98767</text:p>
              </table:table-cell>
              <table:table-cell office:value-type="float" office:value="1367.01233">
                <text:p>1367.0123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8.37665">
                <text:p>68.37665</text:p>
              </table:table-cell>
              <table:table-cell office:value-type="float" office:value="1029.05835">
                <text:p>1029.05835</text:p>
              </table:table-cell>
              <table:table-cell office:value-type="float" office:value="1370.94165">
                <text:p>1370.9416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2.42035">
                <text:p>72.42035</text:p>
              </table:table-cell>
              <table:table-cell office:value-type="float" office:value="1018.9491">
                <text:p>1018.9491</text:p>
              </table:table-cell>
              <table:table-cell office:value-type="float" office:value="1381.0509">
                <text:p>1381.050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0.80287">
                <text:p>70.80287</text:p>
              </table:table-cell>
              <table:table-cell office:value-type="float" office:value="1022.9928">
                <text:p>1022.9928</text:p>
              </table:table-cell>
              <table:table-cell office:value-type="float" office:value="1377.0072">
                <text:p>1377.007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7.35428">
                <text:p>67.35428</text:p>
              </table:table-cell>
              <table:table-cell office:value-type="float" office:value="1031.61426">
                <text:p>1031.61426</text:p>
              </table:table-cell>
              <table:table-cell office:value-type="float" office:value="1368.38574">
                <text:p>1368.3857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5.8131">
                <text:p>65.8131</text:p>
              </table:table-cell>
              <table:table-cell office:value-type="float" office:value="1035.46729">
                <text:p>1035.46729</text:p>
              </table:table-cell>
              <table:table-cell office:value-type="float" office:value="1364.53271">
                <text:p>1364.5327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4.89754">
                <text:p>64.89754</text:p>
              </table:table-cell>
              <table:table-cell office:value-type="float" office:value="1037.7561">
                <text:p>1037.7561</text:p>
              </table:table-cell>
              <table:table-cell office:value-type="float" office:value="1362.2439">
                <text:p>1362.243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7.21695">
                <text:p>67.21695</text:p>
              </table:table-cell>
              <table:table-cell office:value-type="float" office:value="1031.95764">
                <text:p>1031.95764</text:p>
              </table:table-cell>
              <table:table-cell office:value-type="float" office:value="1368.04236">
                <text:p>1368.0423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7.59843">
                <text:p>67.59843</text:p>
              </table:table-cell>
              <table:table-cell office:value-type="float" office:value="1031.00391">
                <text:p>1031.00391</text:p>
              </table:table-cell>
              <table:table-cell office:value-type="float" office:value="1368.99609">
                <text:p>1368.9960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4.8365">
                <text:p>64.8365</text:p>
              </table:table-cell>
              <table:table-cell office:value-type="float" office:value="1037.90869">
                <text:p>1037.90869</text:p>
              </table:table-cell>
              <table:table-cell office:value-type="float" office:value="1362.09131">
                <text:p>1362.0913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6.78969">
                <text:p>66.78969</text:p>
              </table:table-cell>
              <table:table-cell office:value-type="float" office:value="1033.02576">
                <text:p>1033.02576</text:p>
              </table:table-cell>
              <table:table-cell office:value-type="float" office:value="1366.97424">
                <text:p>1366.974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9.76524">
                <text:p>69.76524</text:p>
              </table:table-cell>
              <table:table-cell office:value-type="float" office:value="1025.58691">
                <text:p>1025.58691</text:p>
              </table:table-cell>
              <table:table-cell office:value-type="float" office:value="1374.41309">
                <text:p>1374.4130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9.59739">
                <text:p>69.59739</text:p>
              </table:table-cell>
              <table:table-cell office:value-type="float" office:value="1026.00647">
                <text:p>1026.00647</text:p>
              </table:table-cell>
              <table:table-cell office:value-type="float" office:value="1373.99353">
                <text:p>1373.9935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7.73576">
                <text:p>67.73576</text:p>
              </table:table-cell>
              <table:table-cell office:value-type="float" office:value="1030.66064">
                <text:p>1030.66064</text:p>
              </table:table-cell>
              <table:table-cell office:value-type="float" office:value="1369.33936">
                <text:p>1369.339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3.17324">
                <text:p>63.17324</text:p>
              </table:table-cell>
              <table:table-cell office:value-type="float" office:value="1042.06689">
                <text:p>1042.06689</text:p>
              </table:table-cell>
              <table:table-cell office:value-type="float" office:value="1357.93311">
                <text:p>1357.933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1.50999">
                <text:p>61.50999</text:p>
              </table:table-cell>
              <table:table-cell office:value-type="float" office:value="1046.22498">
                <text:p>1046.22498</text:p>
              </table:table-cell>
              <table:table-cell office:value-type="float" office:value="1353.77502">
                <text:p>1353.7750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5.3248">
                <text:p>65.3248</text:p>
              </table:table-cell>
              <table:table-cell office:value-type="float" office:value="1036.68799">
                <text:p>1036.68799</text:p>
              </table:table-cell>
              <table:table-cell office:value-type="float" office:value="1363.31201">
                <text:p>1363.3120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8.45295">
                <text:p>68.45295</text:p>
              </table:table-cell>
              <table:table-cell office:value-type="float" office:value="1028.86768">
                <text:p>1028.86768</text:p>
              </table:table-cell>
              <table:table-cell office:value-type="float" office:value="1371.13232">
                <text:p>1371.132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9.67368">
                <text:p>69.67368</text:p>
              </table:table-cell>
              <table:table-cell office:value-type="float" office:value="1025.8158">
                <text:p>1025.8158</text:p>
              </table:table-cell>
              <table:table-cell office:value-type="float" office:value="1374.1842">
                <text:p>1374.184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6.69814">
                <text:p>66.69814</text:p>
              </table:table-cell>
              <table:table-cell office:value-type="float" office:value="1033.25464">
                <text:p>1033.25464</text:p>
              </table:table-cell>
              <table:table-cell office:value-type="float" office:value="1366.74536">
                <text:p>1366.745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3.58524">
                <text:p>63.58524</text:p>
              </table:table-cell>
              <table:table-cell office:value-type="float" office:value="1041.03687">
                <text:p>1041.03687</text:p>
              </table:table-cell>
              <table:table-cell office:value-type="float" office:value="1358.96313">
                <text:p>1358.9631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7.7968">
                <text:p>67.7968</text:p>
              </table:table-cell>
              <table:table-cell office:value-type="float" office:value="1030.50806">
                <text:p>1030.50806</text:p>
              </table:table-cell>
              <table:table-cell office:value-type="float" office:value="1369.49194">
                <text:p>1369.4919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4.37872">
                <text:p>64.37872</text:p>
              </table:table-cell>
              <table:table-cell office:value-type="float" office:value="1039.05322">
                <text:p>1039.05322</text:p>
              </table:table-cell>
              <table:table-cell office:value-type="float" office:value="1360.94678">
                <text:p>1360.9467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1.40317">
                <text:p>61.40317</text:p>
              </table:table-cell>
              <table:table-cell office:value-type="float" office:value="1046.49207">
                <text:p>1046.49207</text:p>
              </table:table-cell>
              <table:table-cell office:value-type="float" office:value="1353.50793">
                <text:p>1353.5079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0.09087">
                <text:p>60.09087</text:p>
              </table:table-cell>
              <table:table-cell office:value-type="float" office:value="1049.77283">
                <text:p>1049.77283</text:p>
              </table:table-cell>
              <table:table-cell office:value-type="float" office:value="1350.22717">
                <text:p>1350.2271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1.23532">
                <text:p>61.23532</text:p>
              </table:table-cell>
              <table:table-cell office:value-type="float" office:value="1046.91174">
                <text:p>1046.91174</text:p>
              </table:table-cell>
              <table:table-cell office:value-type="float" office:value="1353.08826">
                <text:p>1353.0882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7.68999">
                <text:p>67.68999</text:p>
              </table:table-cell>
              <table:table-cell office:value-type="float" office:value="1030.77502">
                <text:p>1030.77502</text:p>
              </table:table-cell>
              <table:table-cell office:value-type="float" office:value="1369.22498">
                <text:p>1369.2249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9.07858">
                <text:p>69.07858</text:p>
              </table:table-cell>
              <table:table-cell office:value-type="float" office:value="1027.30359">
                <text:p>1027.30359</text:p>
              </table:table-cell>
              <table:table-cell office:value-type="float" office:value="1372.69641">
                <text:p>1372.6964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0.98598">
                <text:p>70.98598</text:p>
              </table:table-cell>
              <table:table-cell office:value-type="float" office:value="1022.53503">
                <text:p>1022.53503</text:p>
              </table:table-cell>
              <table:table-cell office:value-type="float" office:value="1377.46497">
                <text:p>1377.464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5.56376">
                <text:p>75.56376</text:p>
              </table:table-cell>
              <table:table-cell office:value-type="float" office:value="1011.09058">
                <text:p>1011.09058</text:p>
              </table:table-cell>
              <table:table-cell office:value-type="float" office:value="1388.90942">
                <text:p>1388.9094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5.29428">
                <text:p>65.29428</text:p>
              </table:table-cell>
              <table:table-cell office:value-type="float" office:value="1036.76428">
                <text:p>1036.76428</text:p>
              </table:table-cell>
              <table:table-cell office:value-type="float" office:value="1363.23572">
                <text:p>1363.2357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1.67784">
                <text:p>61.67784</text:p>
              </table:table-cell>
              <table:table-cell office:value-type="float" office:value="1045.80542">
                <text:p>1045.80542</text:p>
              </table:table-cell>
              <table:table-cell office:value-type="float" office:value="1354.19458">
                <text:p>1354.1945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1.31161">
                <text:p>61.31161</text:p>
              </table:table-cell>
              <table:table-cell office:value-type="float" office:value="1046.72095">
                <text:p>1046.72095</text:p>
              </table:table-cell>
              <table:table-cell office:value-type="float" office:value="1353.27905">
                <text:p>1353.2790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6.27606">
                <text:p>56.27606</text:p>
              </table:table-cell>
              <table:table-cell office:value-type="float" office:value="1059.30981">
                <text:p>1059.30981</text:p>
              </table:table-cell>
              <table:table-cell office:value-type="float" office:value="1340.69019">
                <text:p>1340.690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5.20273">
                <text:p>65.20273</text:p>
              </table:table-cell>
              <table:table-cell office:value-type="float" office:value="1036.99316">
                <text:p>1036.99316</text:p>
              </table:table-cell>
              <table:table-cell office:value-type="float" office:value="1363.00684">
                <text:p>1363.0068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.30435">
                <text:p>75.30435</text:p>
              </table:table-cell>
              <table:table-cell office:value-type="float" office:value="1011.73914">
                <text:p>1011.73914</text:p>
              </table:table-cell>
              <table:table-cell office:value-type="float" office:value="1388.26086">
                <text:p>1388.2608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1.38272">
                <text:p>71.38272</text:p>
              </table:table-cell>
              <table:table-cell office:value-type="float" office:value="1021.54321">
                <text:p>1021.54321</text:p>
              </table:table-cell>
              <table:table-cell office:value-type="float" office:value="1378.45679">
                <text:p>1378.4567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9.50584">
                <text:p>69.50584</text:p>
              </table:table-cell>
              <table:table-cell office:value-type="float" office:value="1026.23535">
                <text:p>1026.23535</text:p>
              </table:table-cell>
              <table:table-cell office:value-type="float" office:value="1373.76465">
                <text:p>1373.7646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5.01962">
                <text:p>65.01962</text:p>
              </table:table-cell>
              <table:table-cell office:value-type="float" office:value="1037.45093">
                <text:p>1037.45093</text:p>
              </table:table-cell>
              <table:table-cell office:value-type="float" office:value="1362.54907">
                <text:p>1362.5490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4.16509">
                <text:p>64.16509</text:p>
              </table:table-cell>
              <table:table-cell office:value-type="float" office:value="1039.58728">
                <text:p>1039.58728</text:p>
              </table:table-cell>
              <table:table-cell office:value-type="float" office:value="1360.41272">
                <text:p>1360.4127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6.2251">
                <text:p>66.2251</text:p>
              </table:table-cell>
              <table:table-cell office:value-type="float" office:value="1034.43726">
                <text:p>1034.43726</text:p>
              </table:table-cell>
              <table:table-cell office:value-type="float" office:value="1365.56274">
                <text:p>1365.5627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4.76021">
                <text:p>64.76021</text:p>
              </table:table-cell>
              <table:table-cell office:value-type="float" office:value="1038.09949">
                <text:p>1038.09949</text:p>
              </table:table-cell>
              <table:table-cell office:value-type="float" office:value="1361.90051">
                <text:p>1361.9005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0.65547">
                <text:p>60.65547</text:p>
              </table:table-cell>
              <table:table-cell office:value-type="float" office:value="1048.36133">
                <text:p>1048.36133</text:p>
              </table:table-cell>
              <table:table-cell office:value-type="float" office:value="1351.63867">
                <text:p>1351.6386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1.18954">
                <text:p>61.18954</text:p>
              </table:table-cell>
              <table:table-cell office:value-type="float" office:value="1047.02612">
                <text:p>1047.02612</text:p>
              </table:table-cell>
              <table:table-cell office:value-type="float" office:value="1352.97388">
                <text:p>1352.9738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7.78154">
                <text:p>67.78154</text:p>
              </table:table-cell>
              <table:table-cell office:value-type="float" office:value="1030.54614">
                <text:p>1030.54614</text:p>
              </table:table-cell>
              <table:table-cell office:value-type="float" office:value="1369.45386">
                <text:p>1369.4538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5.85887">
                <text:p>65.85887</text:p>
              </table:table-cell>
              <table:table-cell office:value-type="float" office:value="1035.35278">
                <text:p>1035.35278</text:p>
              </table:table-cell>
              <table:table-cell office:value-type="float" office:value="1364.64722">
                <text:p>1364.6472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1.23532">
                <text:p>61.23532</text:p>
              </table:table-cell>
              <table:table-cell office:value-type="float" office:value="1046.91174">
                <text:p>1046.91174</text:p>
              </table:table-cell>
              <table:table-cell office:value-type="float" office:value="1353.08826">
                <text:p>1353.0882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6.96273">
                <text:p>56.96273</text:p>
              </table:table-cell>
              <table:table-cell office:value-type="float" office:value="1057.59314">
                <text:p>1057.59314</text:p>
              </table:table-cell>
              <table:table-cell office:value-type="float" office:value="1342.40686">
                <text:p>1342.4068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5.89458">
                <text:p>55.89458</text:p>
              </table:table-cell>
              <table:table-cell office:value-type="float" office:value="1060.26355">
                <text:p>1060.26355</text:p>
              </table:table-cell>
              <table:table-cell office:value-type="float" office:value="1339.73645">
                <text:p>1339.7364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3.78362">
                <text:p>63.78362</text:p>
              </table:table-cell>
              <table:table-cell office:value-type="float" office:value="1040.54102">
                <text:p>1040.54102</text:p>
              </table:table-cell>
              <table:table-cell office:value-type="float" office:value="1359.45898">
                <text:p>1359.4589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5.26376">
                <text:p>65.26376</text:p>
              </table:table-cell>
              <table:table-cell office:value-type="float" office:value="1036.84058">
                <text:p>1036.84058</text:p>
              </table:table-cell>
              <table:table-cell office:value-type="float" office:value="1363.15942">
                <text:p>1363.1594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1.6168">
                <text:p>61.6168</text:p>
              </table:table-cell>
              <table:table-cell office:value-type="float" office:value="1045.95801">
                <text:p>1045.95801</text:p>
              </table:table-cell>
              <table:table-cell office:value-type="float" office:value="1354.04199">
                <text:p>1354.0419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3.17324">
                <text:p>63.17324</text:p>
              </table:table-cell>
              <table:table-cell office:value-type="float" office:value="1042.06689">
                <text:p>1042.06689</text:p>
              </table:table-cell>
              <table:table-cell office:value-type="float" office:value="1357.93311">
                <text:p>1357.9331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1.6168">
                <text:p>61.6168</text:p>
              </table:table-cell>
              <table:table-cell office:value-type="float" office:value="1045.95801">
                <text:p>1045.95801</text:p>
              </table:table-cell>
              <table:table-cell office:value-type="float" office:value="1354.04199">
                <text:p>1354.0419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9.11428">
                <text:p>59.11428</text:p>
              </table:table-cell>
              <table:table-cell office:value-type="float" office:value="1052.21436">
                <text:p>1052.21436</text:p>
              </table:table-cell>
              <table:table-cell office:value-type="float" office:value="1347.78564">
                <text:p>1347.7856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5.89458">
                <text:p>55.89458</text:p>
              </table:table-cell>
              <table:table-cell office:value-type="float" office:value="1060.26355">
                <text:p>1060.26355</text:p>
              </table:table-cell>
              <table:table-cell office:value-type="float" office:value="1339.73645">
                <text:p>1339.7364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4.12451">
                <text:p>54.12451</text:p>
              </table:table-cell>
              <table:table-cell office:value-type="float" office:value="1064.68872">
                <text:p>1064.68872</text:p>
              </table:table-cell>
              <table:table-cell office:value-type="float" office:value="1335.31128">
                <text:p>1335.3112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4.58228">
                <text:p>54.58228</text:p>
              </table:table-cell>
              <table:table-cell office:value-type="float" office:value="1063.54431">
                <text:p>1063.54431</text:p>
              </table:table-cell>
              <table:table-cell office:value-type="float" office:value="1336.45569">
                <text:p>1336.4556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7.4968">
                <text:p>57.4968</text:p>
              </table:table-cell>
              <table:table-cell office:value-type="float" office:value="1056.25793">
                <text:p>1056.25793</text:p>
              </table:table-cell>
              <table:table-cell office:value-type="float" office:value="1343.74207">
                <text:p>1343.7420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1.47947">
                <text:p>61.47947</text:p>
              </table:table-cell>
              <table:table-cell office:value-type="float" office:value="1046.30139">
                <text:p>1046.30139</text:p>
              </table:table-cell>
              <table:table-cell office:value-type="float" office:value="1353.69861">
                <text:p>1353.6986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8.56495">
                <text:p>58.56495</text:p>
              </table:table-cell>
              <table:table-cell office:value-type="float" office:value="1053.58765">
                <text:p>1053.58765</text:p>
              </table:table-cell>
              <table:table-cell office:value-type="float" office:value="1346.41235">
                <text:p>1346.4123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6.0014">
                <text:p>56.0014</text:p>
              </table:table-cell>
              <table:table-cell office:value-type="float" office:value="1059.99646">
                <text:p>1059.99646</text:p>
              </table:table-cell>
              <table:table-cell office:value-type="float" office:value="1340.00354">
                <text:p>1340.0035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4.00243">
                <text:p>54.00243</text:p>
              </table:table-cell>
              <table:table-cell office:value-type="float" office:value="1064.9939">
                <text:p>1064.9939</text:p>
              </table:table-cell>
              <table:table-cell office:value-type="float" office:value="1335.0061">
                <text:p>1335.006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3.26999">
                <text:p>53.26999</text:p>
              </table:table-cell>
              <table:table-cell office:value-type="float" office:value="1066.82507">
                <text:p>1066.82507</text:p>
              </table:table-cell>
              <table:table-cell office:value-type="float" office:value="1333.17493">
                <text:p>1333.1749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4.52644">
                <text:p>44.52644</text:p>
              </table:table-cell>
              <table:table-cell office:value-type="float" office:value="1088.68396">
                <text:p>1088.68396</text:p>
              </table:table-cell>
              <table:table-cell office:value-type="float" office:value="1311.31604">
                <text:p>1311.3160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7.08999">
                <text:p>47.08999</text:p>
              </table:table-cell>
              <table:table-cell office:value-type="float" office:value="1082.27502">
                <text:p>1082.27502</text:p>
              </table:table-cell>
              <table:table-cell office:value-type="float" office:value="1317.72498">
                <text:p>1317.7249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9.88243">
                <text:p>49.88243</text:p>
              </table:table-cell>
              <table:table-cell office:value-type="float" office:value="1075.29395">
                <text:p>1075.29395</text:p>
              </table:table-cell>
              <table:table-cell office:value-type="float" office:value="1324.70605">
                <text:p>1324.7060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3.84984">
                <text:p>53.84984</text:p>
              </table:table-cell>
              <table:table-cell office:value-type="float" office:value="1065.37537">
                <text:p>1065.37537</text:p>
              </table:table-cell>
              <table:table-cell office:value-type="float" office:value="1334.62463">
                <text:p>1334.6246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7.02377">
                <text:p>57.02377</text:p>
              </table:table-cell>
              <table:table-cell office:value-type="float" office:value="1057.44055">
                <text:p>1057.44055</text:p>
              </table:table-cell>
              <table:table-cell office:value-type="float" office:value="1342.55945">
                <text:p>1342.5594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2.90377">
                <text:p>52.90377</text:p>
              </table:table-cell>
              <table:table-cell office:value-type="float" office:value="1067.7406">
                <text:p>1067.7406</text:p>
              </table:table-cell>
              <table:table-cell office:value-type="float" office:value="1332.2594">
                <text:p>1332.259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0.66066">
                <text:p>50.66066</text:p>
              </table:table-cell>
              <table:table-cell office:value-type="float" office:value="1073.34839">
                <text:p>1073.34839</text:p>
              </table:table-cell>
              <table:table-cell office:value-type="float" office:value="1326.65161">
                <text:p>1326.6516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1.65251">
                <text:p>51.65251</text:p>
              </table:table-cell>
              <table:table-cell office:value-type="float" office:value="1070.86877">
                <text:p>1070.86877</text:p>
              </table:table-cell>
              <table:table-cell office:value-type="float" office:value="1329.13123">
                <text:p>1329.1312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7.16629">
                <text:p>47.16629</text:p>
              </table:table-cell>
              <table:table-cell office:value-type="float" office:value="1082.08423">
                <text:p>1082.08423</text:p>
              </table:table-cell>
              <table:table-cell office:value-type="float" office:value="1317.91577">
                <text:p>1317.9157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4.23651">
                <text:p>44.23651</text:p>
              </table:table-cell>
              <table:table-cell office:value-type="float" office:value="1089.40869">
                <text:p>1089.40869</text:p>
              </table:table-cell>
              <table:table-cell office:value-type="float" office:value="1310.59131">
                <text:p>1310.5913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8.15814">
                <text:p>48.15814</text:p>
              </table:table-cell>
              <table:table-cell office:value-type="float" office:value="1079.60461">
                <text:p>1079.60461</text:p>
              </table:table-cell>
              <table:table-cell office:value-type="float" office:value="1320.39539">
                <text:p>1320.3953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7.99028">
                <text:p>47.99028</text:p>
              </table:table-cell>
              <table:table-cell office:value-type="float" office:value="1080.02429">
                <text:p>1080.02429</text:p>
              </table:table-cell>
              <table:table-cell office:value-type="float" office:value="1319.97571">
                <text:p>1319.9757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7.47147">
                <text:p>47.47147</text:p>
              </table:table-cell>
              <table:table-cell office:value-type="float" office:value="1081.32129">
                <text:p>1081.32129</text:p>
              </table:table-cell>
              <table:table-cell office:value-type="float" office:value="1318.67871">
                <text:p>1318.6787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3.41251">
                <text:p>43.41251</text:p>
              </table:table-cell>
              <table:table-cell office:value-type="float" office:value="1091.46875">
                <text:p>1091.46875</text:p>
              </table:table-cell>
              <table:table-cell office:value-type="float" office:value="1308.53125">
                <text:p>1308.531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1.06258">
                <text:p>41.06258</text:p>
              </table:table-cell>
              <table:table-cell office:value-type="float" office:value="1097.34351">
                <text:p>1097.34351</text:p>
              </table:table-cell>
              <table:table-cell office:value-type="float" office:value="1302.65649">
                <text:p>1302.6564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2.06969">
                <text:p>42.06969</text:p>
              </table:table-cell>
              <table:table-cell office:value-type="float" office:value="1094.82581">
                <text:p>1094.82581</text:p>
              </table:table-cell>
              <table:table-cell office:value-type="float" office:value="1305.17419">
                <text:p>1305.1741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8.74318">
                <text:p>38.74318</text:p>
              </table:table-cell>
              <table:table-cell office:value-type="float" office:value="1103.14209">
                <text:p>1103.14209</text:p>
              </table:table-cell>
              <table:table-cell office:value-type="float" office:value="1296.85791">
                <text:p>1296.8579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8.04125">
                <text:p>38.04125</text:p>
              </table:table-cell>
              <table:table-cell office:value-type="float" office:value="1104.89685">
                <text:p>1104.89685</text:p>
              </table:table-cell>
              <table:table-cell office:value-type="float" office:value="1295.10315">
                <text:p>1295.1031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0.11651">
                <text:p>40.11651</text:p>
              </table:table-cell>
              <table:table-cell office:value-type="float" office:value="1099.70874">
                <text:p>1099.70874</text:p>
              </table:table-cell>
              <table:table-cell office:value-type="float" office:value="1300.29126">
                <text:p>1300.2912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1.15414">
                <text:p>41.15414</text:p>
              </table:table-cell>
              <table:table-cell office:value-type="float" office:value="1097.11462">
                <text:p>1097.11462</text:p>
              </table:table-cell>
              <table:table-cell office:value-type="float" office:value="1302.88538">
                <text:p>1302.8853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6.46955">
                <text:p>36.46955</text:p>
              </table:table-cell>
              <table:table-cell office:value-type="float" office:value="1108.82617">
                <text:p>1108.82617</text:p>
              </table:table-cell>
              <table:table-cell office:value-type="float" office:value="1291.17383">
                <text:p>1291.1738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1.09829">
                <text:p>31.09829</text:p>
              </table:table-cell>
              <table:table-cell office:value-type="float" office:value="1122.25427">
                <text:p>1122.25427</text:p>
              </table:table-cell>
              <table:table-cell office:value-type="float" office:value="1277.74573">
                <text:p>1277.7457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0.41162">
                <text:p>30.41162</text:p>
              </table:table-cell>
              <table:table-cell office:value-type="float" office:value="1123.97095">
                <text:p>1123.97095</text:p>
              </table:table-cell>
              <table:table-cell office:value-type="float" office:value="1276.02905">
                <text:p>1276.0290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5.9254">
                <text:p>25.9254</text:p>
              </table:table-cell>
              <table:table-cell office:value-type="float" office:value="1135.18652">
                <text:p>1135.18652</text:p>
              </table:table-cell>
              <table:table-cell office:value-type="float" office:value="1264.81348">
                <text:p>1264.8134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3.40763">
                <text:p>23.40763</text:p>
              </table:table-cell>
              <table:table-cell office:value-type="float" office:value="1141.48096">
                <text:p>1141.48096</text:p>
              </table:table-cell>
              <table:table-cell office:value-type="float" office:value="1258.51904">
                <text:p>1258.5190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6.73414">
                <text:p>26.73414</text:p>
              </table:table-cell>
              <table:table-cell office:value-type="float" office:value="1133.16467">
                <text:p>1133.16467</text:p>
              </table:table-cell>
              <table:table-cell office:value-type="float" office:value="1266.83533">
                <text:p>1266.8353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9.83177">
                <text:p>29.83177</text:p>
              </table:table-cell>
              <table:table-cell office:value-type="float" office:value="1125.42053">
                <text:p>1125.42053</text:p>
              </table:table-cell>
              <table:table-cell office:value-type="float" office:value="1274.57947">
                <text:p>1274.5794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3.43814">
                <text:p>23.43814</text:p>
              </table:table-cell>
              <table:table-cell office:value-type="float" office:value="1141.40466">
                <text:p>1141.40466</text:p>
              </table:table-cell>
              <table:table-cell office:value-type="float" office:value="1258.59534">
                <text:p>1258.5953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3.0414">
                <text:p>23.0414</text:p>
              </table:table-cell>
              <table:table-cell office:value-type="float" office:value="1142.39648">
                <text:p>1142.39648</text:p>
              </table:table-cell>
              <table:table-cell office:value-type="float" office:value="1257.60352">
                <text:p>1257.6035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7.30392">
                <text:p>17.30392</text:p>
              </table:table-cell>
              <table:table-cell office:value-type="float" office:value="1156.74023">
                <text:p>1156.74023</text:p>
              </table:table-cell>
              <table:table-cell office:value-type="float" office:value="1243.25977">
                <text:p>1243.2597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7.13607">
                <text:p>17.13607</text:p>
              </table:table-cell>
              <table:table-cell office:value-type="float" office:value="1157.15979">
                <text:p>1157.15979</text:p>
              </table:table-cell>
              <table:table-cell office:value-type="float" office:value="1242.84021">
                <text:p>1242.8402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4.59785">
                <text:p>24.59785</text:p>
              </table:table-cell>
              <table:table-cell office:value-type="float" office:value="1138.50537">
                <text:p>1138.50537</text:p>
              </table:table-cell>
              <table:table-cell office:value-type="float" office:value="1261.49463">
                <text:p>1261.4946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8.82985">
                <text:p>18.82985</text:p>
              </table:table-cell>
              <table:table-cell office:value-type="float" office:value="1152.92542">
                <text:p>1152.92542</text:p>
              </table:table-cell>
              <table:table-cell office:value-type="float" office:value="1247.07458">
                <text:p>1247.0745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3.62644">
                <text:p>13.62644</text:p>
              </table:table-cell>
              <table:table-cell office:value-type="float" office:value="1165.93384">
                <text:p>1165.93384</text:p>
              </table:table-cell>
              <table:table-cell office:value-type="float" office:value="1234.06616">
                <text:p>1234.066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8.93666">
                <text:p>18.93666</text:p>
              </table:table-cell>
              <table:table-cell office:value-type="float" office:value="1152.65833">
                <text:p>1152.65833</text:p>
              </table:table-cell>
              <table:table-cell office:value-type="float" office:value="1247.34167">
                <text:p>1247.341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5.51859">
                <text:p>15.51859</text:p>
              </table:table-cell>
              <table:table-cell office:value-type="float" office:value="1161.20349">
                <text:p>1161.20349</text:p>
              </table:table-cell>
              <table:table-cell office:value-type="float" office:value="1238.79651">
                <text:p>1238.7965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.602">
                <text:p>16.602</text:p>
              </table:table-cell>
              <table:table-cell office:value-type="float" office:value="1158.495">
                <text:p>1158.495</text:p>
              </table:table-cell>
              <table:table-cell office:value-type="float" office:value="1241.505">
                <text:p>1241.50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4.90822">
                <text:p>14.90822</text:p>
              </table:table-cell>
              <table:table-cell office:value-type="float" office:value="1162.72949">
                <text:p>1162.72949</text:p>
              </table:table-cell>
              <table:table-cell office:value-type="float" office:value="1237.27051">
                <text:p>1237.2705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.89504">
                <text:p>10.89504</text:p>
              </table:table-cell>
              <table:table-cell office:value-type="float" office:value="1172.76245">
                <text:p>1172.76245</text:p>
              </table:table-cell>
              <table:table-cell office:value-type="float" office:value="1227.23755">
                <text:p>1227.2375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.99666">
                <text:p>20.99666</text:p>
              </table:table-cell>
              <table:table-cell office:value-type="float" office:value="1147.5083">
                <text:p>1147.5083</text:p>
              </table:table-cell>
              <table:table-cell office:value-type="float" office:value="1252.4917">
                <text:p>1252.491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1.76482">
                <text:p>11.76482</text:p>
              </table:table-cell>
              <table:table-cell office:value-type="float" office:value="1170.58801">
                <text:p>1170.58801</text:p>
              </table:table-cell>
              <table:table-cell office:value-type="float" office:value="1229.41199">
                <text:p>1229.4119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.47696">
                <text:p>7.47696</text:p>
              </table:table-cell>
              <table:table-cell office:value-type="float" office:value="1181.30762">
                <text:p>1181.30762</text:p>
              </table:table-cell>
              <table:table-cell office:value-type="float" office:value="1218.69238">
                <text:p>1218.6923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.96007">
                <text:p>17.96007</text:p>
              </table:table-cell>
              <table:table-cell office:value-type="float" office:value="1155.09985">
                <text:p>1155.09985</text:p>
              </table:table-cell>
              <table:table-cell office:value-type="float" office:value="1244.90015">
                <text:p>1244.9001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45356">
                <text:p>8.45356</text:p>
              </table:table-cell>
              <table:table-cell office:value-type="float" office:value="1178.86609">
                <text:p>1178.86609</text:p>
              </table:table-cell>
              <table:table-cell office:value-type="float" office:value="1221.13391">
                <text:p>1221.1339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2.17682">
                <text:p>12.17682</text:p>
              </table:table-cell>
              <table:table-cell office:value-type="float" office:value="1169.55798">
                <text:p>1169.55798</text:p>
              </table:table-cell>
              <table:table-cell office:value-type="float" office:value="1230.44202">
                <text:p>1230.4420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8.44837">
                <text:p>18.44837</text:p>
              </table:table-cell>
              <table:table-cell office:value-type="float" office:value="1153.87903">
                <text:p>1153.87903</text:p>
              </table:table-cell>
              <table:table-cell office:value-type="float" office:value="1246.12097">
                <text:p>1246.1209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.81874">
                <text:p>10.81874</text:p>
              </table:table-cell>
              <table:table-cell office:value-type="float" office:value="1172.95312">
                <text:p>1172.95312</text:p>
              </table:table-cell>
              <table:table-cell office:value-type="float" office:value="1227.04688">
                <text:p>1227.0468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.67326">
                <text:p>11.67326</text:p>
              </table:table-cell>
              <table:table-cell office:value-type="float" office:value="1170.81689">
                <text:p>1170.81689</text:p>
              </table:table-cell>
              <table:table-cell office:value-type="float" office:value="1229.18311">
                <text:p>1229.183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9.91326">
                <text:p>19.91326</text:p>
              </table:table-cell>
              <table:table-cell office:value-type="float" office:value="1150.2168">
                <text:p>1150.2168</text:p>
              </table:table-cell>
              <table:table-cell office:value-type="float" office:value="1249.7832">
                <text:p>1249.783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.83">
                <text:p>3.83</text:p>
              </table:table-cell>
              <table:table-cell office:value-type="float" office:value="1190.42505">
                <text:p>1190.42505</text:p>
              </table:table-cell>
              <table:table-cell office:value-type="float" office:value="1209.57495">
                <text:p>1209.5749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3.21444">
                <text:p>13.21444</text:p>
              </table:table-cell>
              <table:table-cell office:value-type="float" office:value="1166.96387">
                <text:p>1166.96387</text:p>
              </table:table-cell>
              <table:table-cell office:value-type="float" office:value="1233.03613">
                <text:p>1233.0361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4.84718">
                <text:p>14.84718</text:p>
              </table:table-cell>
              <table:table-cell office:value-type="float" office:value="1162.88208">
                <text:p>1162.88208</text:p>
              </table:table-cell>
              <table:table-cell office:value-type="float" office:value="1237.11792">
                <text:p>1237.1179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.33356">
                <text:p>4.33356</text:p>
              </table:table-cell>
              <table:table-cell office:value-type="float" office:value="1189.16614">
                <text:p>1189.16614</text:p>
              </table:table-cell>
              <table:table-cell office:value-type="float" office:value="1210.83386">
                <text:p>1210.8338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9.13503">
                <text:p>19.13503</text:p>
              </table:table-cell>
              <table:table-cell office:value-type="float" office:value="1152.16235">
                <text:p>1152.16235</text:p>
              </table:table-cell>
              <table:table-cell office:value-type="float" office:value="1247.83765">
                <text:p>1247.8376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.28067">
                <text:p>3.28067</text:p>
              </table:table-cell>
              <table:table-cell office:value-type="float" office:value="1191.79834">
                <text:p>1191.79834</text:p>
              </table:table-cell>
              <table:table-cell office:value-type="float" office:value="1208.20166">
                <text:p>1208.2016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.98052">
                <text:p>7.98052</text:p>
              </table:table-cell>
              <table:table-cell office:value-type="float" office:value="1180.04871">
                <text:p>1180.04871</text:p>
              </table:table-cell>
              <table:table-cell office:value-type="float" office:value="1219.95129">
                <text:p>1219.9512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.81474">
                <text:p>3.81474</text:p>
              </table:table-cell>
              <table:table-cell office:value-type="float" office:value="1190.46313">
                <text:p>1190.46313</text:p>
              </table:table-cell>
              <table:table-cell office:value-type="float" office:value="1209.53687">
                <text:p>1209.536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.05296">
                <text:p>-1.05296</text:p>
              </table:table-cell>
              <table:table-cell office:value-type="float" office:value="1202.63245">
                <text:p>1202.63245</text:p>
              </table:table-cell>
              <table:table-cell office:value-type="float" office:value="1197.36755">
                <text:p>1197.367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.98156">
                <text:p>5.98156</text:p>
              </table:table-cell>
              <table:table-cell office:value-type="float" office:value="1185.04614">
                <text:p>1185.04614</text:p>
              </table:table-cell>
              <table:table-cell office:value-type="float" office:value="1214.95386">
                <text:p>1214.9538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33563">
                <text:p>0.33563</text:p>
              </table:table-cell>
              <table:table-cell office:value-type="float" office:value="1199.16089">
                <text:p>1199.16089</text:p>
              </table:table-cell>
              <table:table-cell office:value-type="float" office:value="1200.83911">
                <text:p>1200.8391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2.78718">
                <text:p>12.78718</text:p>
              </table:table-cell>
              <table:table-cell office:value-type="float" office:value="1168.03198">
                <text:p>1168.03198</text:p>
              </table:table-cell>
              <table:table-cell office:value-type="float" office:value="1231.96802">
                <text:p>1231.9680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39667">
                <text:p>0.39667</text:p>
              </table:table-cell>
              <table:table-cell office:value-type="float" office:value="1199.0083">
                <text:p>1199.0083</text:p>
              </table:table-cell>
              <table:table-cell office:value-type="float" office:value="1200.9917">
                <text:p>1200.991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.87474">
                <text:p>5.87474</text:p>
              </table:table-cell>
              <table:table-cell office:value-type="float" office:value="1185.31311">
                <text:p>1185.31311</text:p>
              </table:table-cell>
              <table:table-cell office:value-type="float" office:value="1214.68689">
                <text:p>1214.6868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2.79251">
                <text:p>-2.79251</text:p>
              </table:table-cell>
              <table:table-cell office:value-type="float" office:value="1206.98132">
                <text:p>1206.98132</text:p>
              </table:table-cell>
              <table:table-cell office:value-type="float" office:value="1193.01868">
                <text:p>1193.0186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73237">
                <text:p>0.73237</text:p>
              </table:table-cell>
              <table:table-cell office:value-type="float" office:value="1198.16907">
                <text:p>1198.16907</text:p>
              </table:table-cell>
              <table:table-cell office:value-type="float" office:value="1201.83093">
                <text:p>1201.8309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22896">
                <text:p>-0.22896</text:p>
              </table:table-cell>
              <table:table-cell office:value-type="float" office:value="1200.57239">
                <text:p>1200.57239</text:p>
              </table:table-cell>
              <table:table-cell office:value-type="float" office:value="1199.42761">
                <text:p>1199.4276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2.07533">
                <text:p>-2.07533</text:p>
              </table:table-cell>
              <table:table-cell office:value-type="float" office:value="1205.18835">
                <text:p>1205.18835</text:p>
              </table:table-cell>
              <table:table-cell office:value-type="float" office:value="1194.81165">
                <text:p>1194.8116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10689">
                <text:p>-0.10689</text:p>
              </table:table-cell>
              <table:table-cell office:value-type="float" office:value="1200.26721">
                <text:p>1200.26721</text:p>
              </table:table-cell>
              <table:table-cell office:value-type="float" office:value="1199.73279">
                <text:p>1199.7327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4.95933">
                <text:p>-4.95933</text:p>
              </table:table-cell>
              <table:table-cell office:value-type="float" office:value="1212.39832">
                <text:p>1212.39832</text:p>
              </table:table-cell>
              <table:table-cell office:value-type="float" office:value="1187.60168">
                <text:p>1187.6016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3.41814">
                <text:p>-3.41814</text:p>
              </table:table-cell>
              <table:table-cell office:value-type="float" office:value="1208.54541">
                <text:p>1208.54541</text:p>
              </table:table-cell>
              <table:table-cell office:value-type="float" office:value="1191.45459">
                <text:p>1191.4545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8.69785">
                <text:p>-8.69785</text:p>
              </table:table-cell>
              <table:table-cell office:value-type="float" office:value="1221.74463">
                <text:p>1221.74463</text:p>
              </table:table-cell>
              <table:table-cell office:value-type="float" office:value="1178.25537">
                <text:p>1178.2553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2.54837">
                <text:p>-2.54837</text:p>
              </table:table-cell>
              <table:table-cell office:value-type="float" office:value="1206.37097">
                <text:p>1206.37097</text:p>
              </table:table-cell>
              <table:table-cell office:value-type="float" office:value="1193.62903">
                <text:p>1193.6290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9.62866">
                <text:p>-9.62866</text:p>
              </table:table-cell>
              <table:table-cell office:value-type="float" office:value="1224.07166">
                <text:p>1224.07166</text:p>
              </table:table-cell>
              <table:table-cell office:value-type="float" office:value="1175.92834">
                <text:p>1175.9283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5.26451">
                <text:p>-5.26451</text:p>
              </table:table-cell>
              <table:table-cell office:value-type="float" office:value="1213.16125">
                <text:p>1213.16125</text:p>
              </table:table-cell>
              <table:table-cell office:value-type="float" office:value="1186.83875">
                <text:p>1186.8387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7.72125">
                <text:p>-7.72125</text:p>
              </table:table-cell>
              <table:table-cell office:value-type="float" office:value="1219.3031">
                <text:p>1219.3031</text:p>
              </table:table-cell>
              <table:table-cell office:value-type="float" office:value="1180.6969">
                <text:p>1180.696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9.00303">
                <text:p>-9.00303</text:p>
              </table:table-cell>
              <table:table-cell office:value-type="float" office:value="1222.50757">
                <text:p>1222.50757</text:p>
              </table:table-cell>
              <table:table-cell office:value-type="float" office:value="1177.49243">
                <text:p>1177.492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7.85859">
                <text:p>-7.85859</text:p>
              </table:table-cell>
              <table:table-cell office:value-type="float" office:value="1219.64648">
                <text:p>1219.64648</text:p>
              </table:table-cell>
              <table:table-cell office:value-type="float" office:value="1180.35352">
                <text:p>1180.3535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0.40688">
                <text:p>-10.40688</text:p>
              </table:table-cell>
              <table:table-cell office:value-type="float" office:value="1226.01721">
                <text:p>1226.01721</text:p>
              </table:table-cell>
              <table:table-cell office:value-type="float" office:value="1173.98279">
                <text:p>1173.9827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8.8657">
                <text:p>-8.8657</text:p>
              </table:table-cell>
              <table:table-cell office:value-type="float" office:value="1222.16418">
                <text:p>1222.16418</text:p>
              </table:table-cell>
              <table:table-cell office:value-type="float" office:value="1177.83582">
                <text:p>1177.8358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2.39058">
                <text:p>-12.39058</text:p>
              </table:table-cell>
              <table:table-cell office:value-type="float" office:value="1230.97644">
                <text:p>1230.97644</text:p>
              </table:table-cell>
              <table:table-cell office:value-type="float" office:value="1169.02356">
                <text:p>1169.0235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8.25533">
                <text:p>-8.25533</text:p>
              </table:table-cell>
              <table:table-cell office:value-type="float" office:value="1220.63831">
                <text:p>1220.63831</text:p>
              </table:table-cell>
              <table:table-cell office:value-type="float" office:value="1179.36169">
                <text:p>1179.3616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1.97859">
                <text:p>-11.97859</text:p>
              </table:table-cell>
              <table:table-cell office:value-type="float" office:value="1229.94641">
                <text:p>1229.94641</text:p>
              </table:table-cell>
              <table:table-cell office:value-type="float" office:value="1170.05359">
                <text:p>1170.0535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7.64496">
                <text:p>-7.64496</text:p>
              </table:table-cell>
              <table:table-cell office:value-type="float" office:value="1219.11243">
                <text:p>1219.11243</text:p>
              </table:table-cell>
              <table:table-cell office:value-type="float" office:value="1180.88757">
                <text:p>1180.8875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6.22066">
                <text:p>-16.22066</text:p>
              </table:table-cell>
              <table:table-cell office:value-type="float" office:value="1240.55164">
                <text:p>1240.55164</text:p>
              </table:table-cell>
              <table:table-cell office:value-type="float" office:value="1159.44836">
                <text:p>1159.4483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10.13222">
                <text:p>-10.13222</text:p>
              </table:table-cell>
              <table:table-cell office:value-type="float" office:value="1225.33057">
                <text:p>1225.33057</text:p>
              </table:table-cell>
              <table:table-cell office:value-type="float" office:value="1174.66943">
                <text:p>1174.6694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9.39458">
                <text:p>-19.39458</text:p>
              </table:table-cell>
              <table:table-cell office:value-type="float" office:value="1248.48645">
                <text:p>1248.48645</text:p>
              </table:table-cell>
              <table:table-cell office:value-type="float" office:value="1151.51355">
                <text:p>1151.5135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0.14747">
                <text:p>-10.14747</text:p>
              </table:table-cell>
              <table:table-cell office:value-type="float" office:value="1225.36865">
                <text:p>1225.36865</text:p>
              </table:table-cell>
              <table:table-cell office:value-type="float" office:value="1174.63135">
                <text:p>1174.6313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21.74451">
                <text:p>-21.74451</text:p>
              </table:table-cell>
              <table:table-cell office:value-type="float" office:value="1254.36133">
                <text:p>1254.36133</text:p>
              </table:table-cell>
              <table:table-cell office:value-type="float" office:value="1145.63867">
                <text:p>1145.6386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9.99488">
                <text:p>-9.99488</text:p>
              </table:table-cell>
              <table:table-cell office:value-type="float" office:value="1224.98718">
                <text:p>1224.98718</text:p>
              </table:table-cell>
              <table:table-cell office:value-type="float" office:value="1175.01282">
                <text:p>1175.0128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16.81577">
                <text:p>-16.81577</text:p>
              </table:table-cell>
              <table:table-cell office:value-type="float" office:value="1242.03943">
                <text:p>1242.03943</text:p>
              </table:table-cell>
              <table:table-cell office:value-type="float" office:value="1157.96057">
                <text:p>1157.9605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14.05384">
                <text:p>-14.05384</text:p>
              </table:table-cell>
              <table:table-cell office:value-type="float" office:value="1235.13464">
                <text:p>1235.13464</text:p>
              </table:table-cell>
              <table:table-cell office:value-type="float" office:value="1164.86536">
                <text:p>1164.8653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7.88392">
                <text:p>-17.88392</text:p>
              </table:table-cell>
              <table:table-cell office:value-type="float" office:value="1244.70984">
                <text:p>1244.70984</text:p>
              </table:table-cell>
              <table:table-cell office:value-type="float" office:value="1155.29016">
                <text:p>1155.290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7.89918">
                <text:p>-17.89918</text:p>
              </table:table-cell>
              <table:table-cell office:value-type="float" office:value="1244.74792">
                <text:p>1244.74792</text:p>
              </table:table-cell>
              <table:table-cell office:value-type="float" office:value="1155.25208">
                <text:p>1155.2520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6.83103">
                <text:p>-16.83103</text:p>
              </table:table-cell>
              <table:table-cell office:value-type="float" office:value="1242.07751">
                <text:p>1242.07751</text:p>
              </table:table-cell>
              <table:table-cell office:value-type="float" office:value="1157.92249">
                <text:p>1157.9224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25.07103">
                <text:p>-25.07103</text:p>
              </table:table-cell>
              <table:table-cell office:value-type="float" office:value="1262.67761">
                <text:p>1262.67761</text:p>
              </table:table-cell>
              <table:table-cell office:value-type="float" office:value="1137.32239">
                <text:p>1137.3223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15.99177">
                <text:p>-15.99177</text:p>
              </table:table-cell>
              <table:table-cell office:value-type="float" office:value="1239.97937">
                <text:p>1239.97937</text:p>
              </table:table-cell>
              <table:table-cell office:value-type="float" office:value="1160.02063">
                <text:p>1160.0206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29.55725">
                <text:p>-29.55725</text:p>
              </table:table-cell>
              <table:table-cell office:value-type="float" office:value="1273.89307">
                <text:p>1273.89307</text:p>
              </table:table-cell>
              <table:table-cell office:value-type="float" office:value="1126.10693">
                <text:p>1126.1069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15.97651">
                <text:p>-15.97651</text:p>
              </table:table-cell>
              <table:table-cell office:value-type="float" office:value="1239.94128">
                <text:p>1239.94128</text:p>
              </table:table-cell>
              <table:table-cell office:value-type="float" office:value="1160.05872">
                <text:p>1160.0587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25.92554">
                <text:p>-25.92554</text:p>
              </table:table-cell>
              <table:table-cell office:value-type="float" office:value="1264.81384">
                <text:p>1264.81384</text:p>
              </table:table-cell>
              <table:table-cell office:value-type="float" office:value="1135.18616">
                <text:p>1135.186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5.24407">
                <text:p>-15.24407</text:p>
              </table:table-cell>
              <table:table-cell office:value-type="float" office:value="1238.11011">
                <text:p>1238.11011</text:p>
              </table:table-cell>
              <table:table-cell office:value-type="float" office:value="1161.88989">
                <text:p>1161.8898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18.78421">
                <text:p>-18.78421</text:p>
              </table:table-cell>
              <table:table-cell office:value-type="float" office:value="1246.96057">
                <text:p>1246.96057</text:p>
              </table:table-cell>
              <table:table-cell office:value-type="float" office:value="1153.03943">
                <text:p>1153.0394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14.4811">
                <text:p>-14.4811</text:p>
              </table:table-cell>
              <table:table-cell office:value-type="float" office:value="1236.20276">
                <text:p>1236.20276</text:p>
              </table:table-cell>
              <table:table-cell office:value-type="float" office:value="1163.79724">
                <text:p>1163.7972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17.30407">
                <text:p>-17.30407</text:p>
              </table:table-cell>
              <table:table-cell office:value-type="float" office:value="1243.26013">
                <text:p>1243.26013</text:p>
              </table:table-cell>
              <table:table-cell office:value-type="float" office:value="1156.73987">
                <text:p>1156.7398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32.34969">
                <text:p>-32.34969</text:p>
              </table:table-cell>
              <table:table-cell office:value-type="float" office:value="1280.87427">
                <text:p>1280.87427</text:p>
              </table:table-cell>
              <table:table-cell office:value-type="float" office:value="1119.12573">
                <text:p>1119.1257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21.31725">
                <text:p>-21.31725</text:p>
              </table:table-cell>
              <table:table-cell office:value-type="float" office:value="1253.29309">
                <text:p>1253.29309</text:p>
              </table:table-cell>
              <table:table-cell office:value-type="float" office:value="1146.70691">
                <text:p>1146.7069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43.27532">
                <text:p>-43.27532</text:p>
              </table:table-cell>
              <table:table-cell office:value-type="float" office:value="1308.18835">
                <text:p>1308.18835</text:p>
              </table:table-cell>
              <table:table-cell office:value-type="float" office:value="1091.81165">
                <text:p>1091.8116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6.29696">
                <text:p>-16.29696</text:p>
              </table:table-cell>
              <table:table-cell office:value-type="float" office:value="1240.74243">
                <text:p>1240.74243</text:p>
              </table:table-cell>
              <table:table-cell office:value-type="float" office:value="1159.25757">
                <text:p>1159.2575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33.5094">
                <text:p>-33.5094</text:p>
              </table:table-cell>
              <table:table-cell office:value-type="float" office:value="1283.77344">
                <text:p>1283.77344</text:p>
              </table:table-cell>
              <table:table-cell office:value-type="float" office:value="1116.22656">
                <text:p>1116.2265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14.37429">
                <text:p>-14.37429</text:p>
              </table:table-cell>
              <table:table-cell office:value-type="float" office:value="1235.93567">
                <text:p>1235.93567</text:p>
              </table:table-cell>
              <table:table-cell office:value-type="float" office:value="1164.06433">
                <text:p>1164.064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20.49325">
                <text:p>-20.49325</text:p>
              </table:table-cell>
              <table:table-cell office:value-type="float" office:value="1251.23315">
                <text:p>1251.23315</text:p>
              </table:table-cell>
              <table:table-cell office:value-type="float" office:value="1148.76685">
                <text:p>1148.7668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29.2368">
                <text:p>-29.2368</text:p>
              </table:table-cell>
              <table:table-cell office:value-type="float" office:value="1273.09204">
                <text:p>1273.09204</text:p>
              </table:table-cell>
              <table:table-cell office:value-type="float" office:value="1126.90796">
                <text:p>1126.9079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15.32036">
                <text:p>-15.32036</text:p>
              </table:table-cell>
              <table:table-cell office:value-type="float" office:value="1238.3009">
                <text:p>1238.3009</text:p>
              </table:table-cell>
              <table:table-cell office:value-type="float" office:value="1161.6991">
                <text:p>1161.699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46.99857">
                <text:p>-46.99857</text:p>
              </table:table-cell>
              <table:table-cell office:value-type="float" office:value="1317.49646">
                <text:p>1317.49646</text:p>
              </table:table-cell>
              <table:table-cell office:value-type="float" office:value="1082.50354">
                <text:p>1082.5035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23.94184">
                <text:p>-23.94184</text:p>
              </table:table-cell>
              <table:table-cell office:value-type="float" office:value="1259.85461">
                <text:p>1259.85461</text:p>
              </table:table-cell>
              <table:table-cell office:value-type="float" office:value="1140.14539">
                <text:p>1140.1453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45.9762">
                <text:p>-45.9762</text:p>
              </table:table-cell>
              <table:table-cell office:value-type="float" office:value="1314.94055">
                <text:p>1314.94055</text:p>
              </table:table-cell>
              <table:table-cell office:value-type="float" office:value="1085.05945">
                <text:p>1085.0594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31.54095">
                <text:p>-31.54095</text:p>
              </table:table-cell>
              <table:table-cell office:value-type="float" office:value="1278.85242">
                <text:p>1278.85242</text:p>
              </table:table-cell>
              <table:table-cell office:value-type="float" office:value="1121.14758">
                <text:p>1121.1475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24.67429">
                <text:p>-24.67429</text:p>
              </table:table-cell>
              <table:table-cell office:value-type="float" office:value="1261.68567">
                <text:p>1261.68567</text:p>
              </table:table-cell>
              <table:table-cell office:value-type="float" office:value="1138.31433">
                <text:p>1138.3143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35.56939">
                <text:p>-35.56939</text:p>
              </table:table-cell>
              <table:table-cell office:value-type="float" office:value="1288.92346">
                <text:p>1288.92346</text:p>
              </table:table-cell>
              <table:table-cell office:value-type="float" office:value="1111.07654">
                <text:p>1111.0765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8.19429">
                <text:p>-8.19429</text:p>
              </table:table-cell>
              <table:table-cell office:value-type="float" office:value="1220.48572">
                <text:p>1220.48572</text:p>
              </table:table-cell>
              <table:table-cell office:value-type="float" office:value="1179.51428">
                <text:p>1179.5142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40.98643">
                <text:p>-40.98643</text:p>
              </table:table-cell>
              <table:table-cell office:value-type="float" office:value="1302.46606">
                <text:p>1302.46606</text:p>
              </table:table-cell>
              <table:table-cell office:value-type="float" office:value="1097.53394">
                <text:p>1097.5339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28.9774">
                <text:p>-28.9774</text:p>
              </table:table-cell>
              <table:table-cell office:value-type="float" office:value="1272.44348">
                <text:p>1272.44348</text:p>
              </table:table-cell>
              <table:table-cell office:value-type="float" office:value="1127.55652">
                <text:p>1127.5565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41.38317">
                <text:p>-41.38317</text:p>
              </table:table-cell>
              <table:table-cell office:value-type="float" office:value="1303.45789">
                <text:p>1303.45789</text:p>
              </table:table-cell>
              <table:table-cell office:value-type="float" office:value="1096.54211">
                <text:p>1096.542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43.27532">
                <text:p>-43.27532</text:p>
              </table:table-cell>
              <table:table-cell office:value-type="float" office:value="1308.18835">
                <text:p>1308.18835</text:p>
              </table:table-cell>
              <table:table-cell office:value-type="float" office:value="1091.81165">
                <text:p>1091.8116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30.99162">
                <text:p>-30.99162</text:p>
              </table:table-cell>
              <table:table-cell office:value-type="float" office:value="1277.479">
                <text:p>1277.479</text:p>
              </table:table-cell>
              <table:table-cell office:value-type="float" office:value="1122.521">
                <text:p>1122.52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46.70865">
                <text:p>-46.70865</text:p>
              </table:table-cell>
              <table:table-cell office:value-type="float" office:value="1316.77161">
                <text:p>1316.77161</text:p>
              </table:table-cell>
              <table:table-cell office:value-type="float" office:value="1083.22839">
                <text:p>1083.2283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26.52065">
                <text:p>-26.52065</text:p>
              </table:table-cell>
              <table:table-cell office:value-type="float" office:value="1266.30164">
                <text:p>1266.30164</text:p>
              </table:table-cell>
              <table:table-cell office:value-type="float" office:value="1133.69836">
                <text:p>1133.6983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26.74954">
                <text:p>-26.74954</text:p>
              </table:table-cell>
              <table:table-cell office:value-type="float" office:value="1266.8739">
                <text:p>1266.8739</text:p>
              </table:table-cell>
              <table:table-cell office:value-type="float" office:value="1133.1261">
                <text:p>1133.126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39.03325">
                <text:p>-39.03325</text:p>
              </table:table-cell>
              <table:table-cell office:value-type="float" office:value="1297.58313">
                <text:p>1297.58313</text:p>
              </table:table-cell>
              <table:table-cell office:value-type="float" office:value="1102.41687">
                <text:p>1102.4168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46.96806">
                <text:p>-46.96806</text:p>
              </table:table-cell>
              <table:table-cell office:value-type="float" office:value="1317.42017">
                <text:p>1317.42017</text:p>
              </table:table-cell>
              <table:table-cell office:value-type="float" office:value="1082.57983">
                <text:p>1082.5798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39.14006">
                <text:p>-39.14006</text:p>
              </table:table-cell>
              <table:table-cell office:value-type="float" office:value="1297.8501">
                <text:p>1297.8501</text:p>
              </table:table-cell>
              <table:table-cell office:value-type="float" office:value="1102.1499">
                <text:p>1102.149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43.64154">
                <text:p>-43.64154</text:p>
              </table:table-cell>
              <table:table-cell office:value-type="float" office:value="1309.10388">
                <text:p>1309.10388</text:p>
              </table:table-cell>
              <table:table-cell office:value-type="float" office:value="1090.89612">
                <text:p>1090.8961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46.72391">
                <text:p>-46.72391</text:p>
              </table:table-cell>
              <table:table-cell office:value-type="float" office:value="1316.80981">
                <text:p>1316.80981</text:p>
              </table:table-cell>
              <table:table-cell office:value-type="float" office:value="1083.19019">
                <text:p>1083.1901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32.01399">
                <text:p>-32.01399</text:p>
              </table:table-cell>
              <table:table-cell office:value-type="float" office:value="1280.03491">
                <text:p>1280.03491</text:p>
              </table:table-cell>
              <table:table-cell office:value-type="float" office:value="1119.96509">
                <text:p>1119.9650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33.79932">
                <text:p>-33.79932</text:p>
              </table:table-cell>
              <table:table-cell office:value-type="float" office:value="1284.49829">
                <text:p>1284.49829</text:p>
              </table:table-cell>
              <table:table-cell office:value-type="float" office:value="1115.50171">
                <text:p>1115.5017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40.97117">
                <text:p>-40.97117</text:p>
              </table:table-cell>
              <table:table-cell office:value-type="float" office:value="1302.42798">
                <text:p>1302.42798</text:p>
              </table:table-cell>
              <table:table-cell office:value-type="float" office:value="1097.57202">
                <text:p>1097.5720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30.1371">
                <text:p>-30.1371</text:p>
              </table:table-cell>
              <table:table-cell office:value-type="float" office:value="1275.34277">
                <text:p>1275.34277</text:p>
              </table:table-cell>
              <table:table-cell office:value-type="float" office:value="1124.65723">
                <text:p>1124.6572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45.88465">
                <text:p>-45.88465</text:p>
              </table:table-cell>
              <table:table-cell office:value-type="float" office:value="1314.71167">
                <text:p>1314.71167</text:p>
              </table:table-cell>
              <table:table-cell office:value-type="float" office:value="1085.28833">
                <text:p>1085.2883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45.41161">
                <text:p>-45.41161</text:p>
              </table:table-cell>
              <table:table-cell office:value-type="float" office:value="1313.52905">
                <text:p>1313.52905</text:p>
              </table:table-cell>
              <table:table-cell office:value-type="float" office:value="1086.47095">
                <text:p>1086.4709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43.36687">
                <text:p>-43.36687</text:p>
              </table:table-cell>
              <table:table-cell office:value-type="float" office:value="1308.41724">
                <text:p>1308.41724</text:p>
              </table:table-cell>
              <table:table-cell office:value-type="float" office:value="1091.58276">
                <text:p>1091.5827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47.79206">
                <text:p>-47.79206</text:p>
              </table:table-cell>
              <table:table-cell office:value-type="float" office:value="1319.4801">
                <text:p>1319.4801</text:p>
              </table:table-cell>
              <table:table-cell office:value-type="float" office:value="1080.5199">
                <text:p>1080.519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43.29058">
                <text:p>-43.29058</text:p>
              </table:table-cell>
              <table:table-cell office:value-type="float" office:value="1308.22644">
                <text:p>1308.22644</text:p>
              </table:table-cell>
              <table:table-cell office:value-type="float" office:value="1091.77356">
                <text:p>1091.7735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33.00584">
                <text:p>-33.00584</text:p>
              </table:table-cell>
              <table:table-cell office:value-type="float" office:value="1282.51465">
                <text:p>1282.51465</text:p>
              </table:table-cell>
              <table:table-cell office:value-type="float" office:value="1117.48535">
                <text:p>1117.4853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39.85724">
                <text:p>-39.85724</text:p>
              </table:table-cell>
              <table:table-cell office:value-type="float" office:value="1299.64307">
                <text:p>1299.64307</text:p>
              </table:table-cell>
              <table:table-cell office:value-type="float" office:value="1100.35693">
                <text:p>1100.3569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37.82776">
                <text:p>-37.82776</text:p>
              </table:table-cell>
              <table:table-cell office:value-type="float" office:value="1294.56946">
                <text:p>1294.56946</text:p>
              </table:table-cell>
              <table:table-cell office:value-type="float" office:value="1105.43054">
                <text:p>1105.4305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35.20317">
                <text:p>-35.20317</text:p>
              </table:table-cell>
              <table:table-cell office:value-type="float" office:value="1288.00793">
                <text:p>1288.00793</text:p>
              </table:table-cell>
              <table:table-cell office:value-type="float" office:value="1111.99207">
                <text:p>1111.9920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42.9091">
                <text:p>-42.9091</text:p>
              </table:table-cell>
              <table:table-cell office:value-type="float" office:value="1307.27271">
                <text:p>1307.27271</text:p>
              </table:table-cell>
              <table:table-cell office:value-type="float" office:value="1092.72729">
                <text:p>1092.7272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52.1562">
                <text:p>-52.1562</text:p>
              </table:table-cell>
              <table:table-cell office:value-type="float" office:value="1330.3905">
                <text:p>1330.3905</text:p>
              </table:table-cell>
              <table:table-cell office:value-type="float" office:value="1069.6095">
                <text:p>1069.609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40.52865">
                <text:p>-40.52865</text:p>
              </table:table-cell>
              <table:table-cell office:value-type="float" office:value="1301.32166">
                <text:p>1301.32166</text:p>
              </table:table-cell>
              <table:table-cell office:value-type="float" office:value="1098.67834">
                <text:p>1098.6783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39.73517">
                <text:p>-39.73517</text:p>
              </table:table-cell>
              <table:table-cell office:value-type="float" office:value="1299.33789">
                <text:p>1299.33789</text:p>
              </table:table-cell>
              <table:table-cell office:value-type="float" office:value="1100.66211">
                <text:p>1100.6621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46.09828">
                <text:p>-46.09828</text:p>
              </table:table-cell>
              <table:table-cell office:value-type="float" office:value="1315.24573">
                <text:p>1315.24573</text:p>
              </table:table-cell>
              <table:table-cell office:value-type="float" office:value="1084.75427">
                <text:p>1084.7542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34.1045">
                <text:p>-34.1045</text:p>
              </table:table-cell>
              <table:table-cell office:value-type="float" office:value="1285.26123">
                <text:p>1285.26123</text:p>
              </table:table-cell>
              <table:table-cell office:value-type="float" office:value="1114.73877">
                <text:p>1114.7387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34.45547">
                <text:p>-34.45547</text:p>
              </table:table-cell>
              <table:table-cell office:value-type="float" office:value="1286.13867">
                <text:p>1286.13867</text:p>
              </table:table-cell>
              <table:table-cell office:value-type="float" office:value="1113.86133">
                <text:p>1113.861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42.19191">
                <text:p>-42.19191</text:p>
              </table:table-cell>
              <table:table-cell office:value-type="float" office:value="1305.47974">
                <text:p>1305.47974</text:p>
              </table:table-cell>
              <table:table-cell office:value-type="float" office:value="1094.52026">
                <text:p>1094.5202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37.24791">
                <text:p>-37.24791</text:p>
              </table:table-cell>
              <table:table-cell office:value-type="float" office:value="1293.11975">
                <text:p>1293.11975</text:p>
              </table:table-cell>
              <table:table-cell office:value-type="float" office:value="1106.88025">
                <text:p>1106.880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39.65887">
                <text:p>-39.65887</text:p>
              </table:table-cell>
              <table:table-cell office:value-type="float" office:value="1299.14722">
                <text:p>1299.14722</text:p>
              </table:table-cell>
              <table:table-cell office:value-type="float" office:value="1100.85278">
                <text:p>1100.8527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44.25191">
                <text:p>-44.25191</text:p>
              </table:table-cell>
              <table:table-cell office:value-type="float" office:value="1310.62976">
                <text:p>1310.62976</text:p>
              </table:table-cell>
              <table:table-cell office:value-type="float" office:value="1089.37024">
                <text:p>1089.3702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41.15428">
                <text:p>-41.15428</text:p>
              </table:table-cell>
              <table:table-cell office:value-type="float" office:value="1302.88574">
                <text:p>1302.88574</text:p>
              </table:table-cell>
              <table:table-cell office:value-type="float" office:value="1097.11426">
                <text:p>1097.1142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40.2845">
                <text:p>-40.2845</text:p>
              </table:table-cell>
              <table:table-cell office:value-type="float" office:value="1300.7113">
                <text:p>1300.7113</text:p>
              </table:table-cell>
              <table:table-cell office:value-type="float" office:value="1099.2887">
                <text:p>1099.288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44.61813">
                <text:p>-44.61813</text:p>
              </table:table-cell>
              <table:table-cell office:value-type="float" office:value="1311.54529">
                <text:p>1311.54529</text:p>
              </table:table-cell>
              <table:table-cell office:value-type="float" office:value="1088.45471">
                <text:p>1088.4547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36.79013">
                <text:p>-36.79013</text:p>
              </table:table-cell>
              <table:table-cell office:value-type="float" office:value="1291.97534">
                <text:p>1291.97534</text:p>
              </table:table-cell>
              <table:table-cell office:value-type="float" office:value="1108.02466">
                <text:p>1108.0246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35.84406">
                <text:p>-35.84406</text:p>
              </table:table-cell>
              <table:table-cell office:value-type="float" office:value="1289.61011">
                <text:p>1289.61011</text:p>
              </table:table-cell>
              <table:table-cell office:value-type="float" office:value="1110.38989">
                <text:p>1110.3898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46.15932">
                <text:p>-46.15932</text:p>
              </table:table-cell>
              <table:table-cell office:value-type="float" office:value="1315.39832">
                <text:p>1315.39832</text:p>
              </table:table-cell>
              <table:table-cell office:value-type="float" office:value="1084.60168">
                <text:p>1084.6016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38.02613">
                <text:p>-38.02613</text:p>
              </table:table-cell>
              <table:table-cell office:value-type="float" office:value="1295.06531">
                <text:p>1295.06531</text:p>
              </table:table-cell>
              <table:table-cell office:value-type="float" office:value="1104.93469">
                <text:p>1104.9346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44.57235">
                <text:p>-44.57235</text:p>
              </table:table-cell>
              <table:table-cell office:value-type="float" office:value="1311.43091">
                <text:p>1311.43091</text:p>
              </table:table-cell>
              <table:table-cell office:value-type="float" office:value="1088.56909">
                <text:p>1088.5690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50.35561">
                <text:p>-50.35561</text:p>
              </table:table-cell>
              <table:table-cell office:value-type="float" office:value="1325.88904">
                <text:p>1325.88904</text:p>
              </table:table-cell>
              <table:table-cell office:value-type="float" office:value="1074.11096">
                <text:p>1074.1109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48.50924">
                <text:p>-48.50924</text:p>
              </table:table-cell>
              <table:table-cell office:value-type="float" office:value="1321.27307">
                <text:p>1321.27307</text:p>
              </table:table-cell>
              <table:table-cell office:value-type="float" office:value="1078.72693">
                <text:p>1078.7269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44.60287">
                <text:p>-44.60287</text:p>
              </table:table-cell>
              <table:table-cell office:value-type="float" office:value="1311.5072">
                <text:p>1311.5072</text:p>
              </table:table-cell>
              <table:table-cell office:value-type="float" office:value="1088.4928">
                <text:p>1088.492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50.05043">
                <text:p>-50.05043</text:p>
              </table:table-cell>
              <table:table-cell office:value-type="float" office:value="1325.1261">
                <text:p>1325.1261</text:p>
              </table:table-cell>
              <table:table-cell office:value-type="float" office:value="1074.8739">
                <text:p>1074.873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41.76465">
                <text:p>-41.76465</text:p>
              </table:table-cell>
              <table:table-cell office:value-type="float" office:value="1304.41162">
                <text:p>1304.41162</text:p>
              </table:table-cell>
              <table:table-cell office:value-type="float" office:value="1095.58838">
                <text:p>1095.5883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38.48391">
                <text:p>-38.48391</text:p>
              </table:table-cell>
              <table:table-cell office:value-type="float" office:value="1296.20972">
                <text:p>1296.20972</text:p>
              </table:table-cell>
              <table:table-cell office:value-type="float" office:value="1103.79028">
                <text:p>1103.7902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46.02198">
                <text:p>-46.02198</text:p>
              </table:table-cell>
              <table:table-cell office:value-type="float" office:value="1315.05493">
                <text:p>1315.05493</text:p>
              </table:table-cell>
              <table:table-cell office:value-type="float" office:value="1084.94507">
                <text:p>1084.9450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51.75946">
                <text:p>-51.75946</text:p>
              </table:table-cell>
              <table:table-cell office:value-type="float" office:value="1329.39868">
                <text:p>1329.39868</text:p>
              </table:table-cell>
              <table:table-cell office:value-type="float" office:value="1070.60132">
                <text:p>1070.6013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48.6008">
                <text:p>-48.6008</text:p>
              </table:table-cell>
              <table:table-cell office:value-type="float" office:value="1321.50195">
                <text:p>1321.50195</text:p>
              </table:table-cell>
              <table:table-cell office:value-type="float" office:value="1078.49805">
                <text:p>1078.498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56.67294">
                <text:p>-56.67294</text:p>
              </table:table-cell>
              <table:table-cell office:value-type="float" office:value="1341.68237">
                <text:p>1341.68237</text:p>
              </table:table-cell>
              <table:table-cell office:value-type="float" office:value="1058.31763">
                <text:p>1058.3176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55.07072">
                <text:p>-55.07072</text:p>
              </table:table-cell>
              <table:table-cell office:value-type="float" office:value="1337.67676">
                <text:p>1337.67676</text:p>
              </table:table-cell>
              <table:table-cell office:value-type="float" office:value="1062.32324">
                <text:p>1062.3232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48.29561">
                <text:p>-48.29561</text:p>
              </table:table-cell>
              <table:table-cell office:value-type="float" office:value="1320.73901">
                <text:p>1320.73901</text:p>
              </table:table-cell>
              <table:table-cell office:value-type="float" office:value="1079.26099">
                <text:p>1079.2609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51.08805">
                <text:p>-51.08805</text:p>
              </table:table-cell>
              <table:table-cell office:value-type="float" office:value="1327.72009">
                <text:p>1327.72009</text:p>
              </table:table-cell>
              <table:table-cell office:value-type="float" office:value="1072.27991">
                <text:p>1072.2799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51.54583">
                <text:p>-51.54583</text:p>
              </table:table-cell>
              <table:table-cell office:value-type="float" office:value="1328.86462">
                <text:p>1328.86462</text:p>
              </table:table-cell>
              <table:table-cell office:value-type="float" office:value="1071.13538">
                <text:p>1071.1353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45.32006">
                <text:p>-45.32006</text:p>
              </table:table-cell>
              <table:table-cell office:value-type="float" office:value="1313.30017">
                <text:p>1313.30017</text:p>
              </table:table-cell>
              <table:table-cell office:value-type="float" office:value="1086.69983">
                <text:p>1086.6998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38.02613">
                <text:p>-38.02613</text:p>
              </table:table-cell>
              <table:table-cell office:value-type="float" office:value="1295.06531">
                <text:p>1295.06531</text:p>
              </table:table-cell>
              <table:table-cell office:value-type="float" office:value="1104.93469">
                <text:p>1104.9346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57.05442">
                <text:p>-57.05442</text:p>
              </table:table-cell>
              <table:table-cell office:value-type="float" office:value="1342.63611">
                <text:p>1342.63611</text:p>
              </table:table-cell>
              <table:table-cell office:value-type="float" office:value="1057.36389">
                <text:p>1057.3638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55.13176">
                <text:p>-55.13176</text:p>
              </table:table-cell>
              <table:table-cell office:value-type="float" office:value="1337.82935">
                <text:p>1337.82935</text:p>
              </table:table-cell>
              <table:table-cell office:value-type="float" office:value="1062.17065">
                <text:p>1062.1706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42.69547">
                <text:p>-42.69547</text:p>
              </table:table-cell>
              <table:table-cell office:value-type="float" office:value="1306.73865">
                <text:p>1306.73865</text:p>
              </table:table-cell>
              <table:table-cell office:value-type="float" office:value="1093.26135">
                <text:p>1093.2613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52.76657">
                <text:p>-52.76657</text:p>
              </table:table-cell>
              <table:table-cell office:value-type="float" office:value="1331.91638">
                <text:p>1331.91638</text:p>
              </table:table-cell>
              <table:table-cell office:value-type="float" office:value="1068.08362">
                <text:p>1068.0836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60.45724">
                <text:p>-60.45724</text:p>
              </table:table-cell>
              <table:table-cell office:value-type="float" office:value="1351.14307">
                <text:p>1351.14307</text:p>
              </table:table-cell>
              <table:table-cell office:value-type="float" office:value="1048.85693">
                <text:p>1048.8569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41.8562">
                <text:p>-41.8562</text:p>
              </table:table-cell>
              <table:table-cell office:value-type="float" office:value="1304.6405">
                <text:p>1304.6405</text:p>
              </table:table-cell>
              <table:table-cell office:value-type="float" office:value="1095.3595">
                <text:p>1095.359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37.98035">
                <text:p>-37.98035</text:p>
              </table:table-cell>
              <table:table-cell office:value-type="float" office:value="1294.95093">
                <text:p>1294.95093</text:p>
              </table:table-cell>
              <table:table-cell office:value-type="float" office:value="1105.04907">
                <text:p>1105.0490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41.73413">
                <text:p>-41.73413</text:p>
              </table:table-cell>
              <table:table-cell office:value-type="float" office:value="1304.33533">
                <text:p>1304.33533</text:p>
              </table:table-cell>
              <table:table-cell office:value-type="float" office:value="1095.66467">
                <text:p>1095.6646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38.92643">
                <text:p>-38.92643</text:p>
              </table:table-cell>
              <table:table-cell office:value-type="float" office:value="1297.31604">
                <text:p>1297.31604</text:p>
              </table:table-cell>
              <table:table-cell office:value-type="float" office:value="1102.68396">
                <text:p>1102.6839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25.58984">
                <text:p>-25.58984</text:p>
              </table:table-cell>
              <table:table-cell office:value-type="float" office:value="1263.97461">
                <text:p>1263.97461</text:p>
              </table:table-cell>
              <table:table-cell office:value-type="float" office:value="1136.02539">
                <text:p>1136.0253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20.63058">
                <text:p>-20.63058</text:p>
              </table:table-cell>
              <table:table-cell office:value-type="float" office:value="1251.57642">
                <text:p>1251.57642</text:p>
              </table:table-cell>
              <table:table-cell office:value-type="float" office:value="1148.42358">
                <text:p>1148.4235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31.26628">
                <text:p>-31.26628</text:p>
              </table:table-cell>
              <table:table-cell office:value-type="float" office:value="1278.16565">
                <text:p>1278.16565</text:p>
              </table:table-cell>
              <table:table-cell office:value-type="float" office:value="1121.83435">
                <text:p>1121.8343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32.1971">
                <text:p>-32.1971</text:p>
              </table:table-cell>
              <table:table-cell office:value-type="float" office:value="1280.4928">
                <text:p>1280.4928</text:p>
              </table:table-cell>
              <table:table-cell office:value-type="float" office:value="1119.5072">
                <text:p>1119.507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41.16954">
                <text:p>-41.16954</text:p>
              </table:table-cell>
              <table:table-cell office:value-type="float" office:value="1302.92383">
                <text:p>1302.92383</text:p>
              </table:table-cell>
              <table:table-cell office:value-type="float" office:value="1097.07617">
                <text:p>1097.0761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55.63531">
                <text:p>-55.63531</text:p>
              </table:table-cell>
              <table:table-cell office:value-type="float" office:value="1339.08826">
                <text:p>1339.08826</text:p>
              </table:table-cell>
              <table:table-cell office:value-type="float" office:value="1060.91174">
                <text:p>1060.9117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51.78998">
                <text:p>-51.78998</text:p>
              </table:table-cell>
              <table:table-cell office:value-type="float" office:value="1329.47498">
                <text:p>1329.47498</text:p>
              </table:table-cell>
              <table:table-cell office:value-type="float" office:value="1070.52502">
                <text:p>1070.5250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45.10643">
                <text:p>-45.10643</text:p>
              </table:table-cell>
              <table:table-cell office:value-type="float" office:value="1312.76611">
                <text:p>1312.76611</text:p>
              </table:table-cell>
              <table:table-cell office:value-type="float" office:value="1087.23389">
                <text:p>1087.2338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52.3088">
                <text:p>-52.3088</text:p>
              </table:table-cell>
              <table:table-cell office:value-type="float" office:value="1330.77197">
                <text:p>1330.77197</text:p>
              </table:table-cell>
              <table:table-cell office:value-type="float" office:value="1069.22803">
                <text:p>1069.2280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40.04036">
                <text:p>-40.04036</text:p>
              </table:table-cell>
              <table:table-cell office:value-type="float" office:value="1300.10083">
                <text:p>1300.10083</text:p>
              </table:table-cell>
              <table:table-cell office:value-type="float" office:value="1099.89917">
                <text:p>1099.8991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29.77088">
                <text:p>-29.77088</text:p>
              </table:table-cell>
              <table:table-cell office:value-type="float" office:value="1274.42725">
                <text:p>1274.42725</text:p>
              </table:table-cell>
              <table:table-cell office:value-type="float" office:value="1125.57275">
                <text:p>1125.5727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38.97221">
                <text:p>-38.97221</text:p>
              </table:table-cell>
              <table:table-cell office:value-type="float" office:value="1297.43054">
                <text:p>1297.43054</text:p>
              </table:table-cell>
              <table:table-cell office:value-type="float" office:value="1102.56946">
                <text:p>1102.5694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40.51339">
                <text:p>-40.51339</text:p>
              </table:table-cell>
              <table:table-cell office:value-type="float" office:value="1301.28345">
                <text:p>1301.28345</text:p>
              </table:table-cell>
              <table:table-cell office:value-type="float" office:value="1098.71655">
                <text:p>1098.7165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36.34761">
                <text:p>-36.34761</text:p>
              </table:table-cell>
              <table:table-cell office:value-type="float" office:value="1290.86902">
                <text:p>1290.86902</text:p>
              </table:table-cell>
              <table:table-cell office:value-type="float" office:value="1109.13098">
                <text:p>1109.1309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45.27428">
                <text:p>-45.27428</text:p>
              </table:table-cell>
              <table:table-cell office:value-type="float" office:value="1313.18567">
                <text:p>1313.18567</text:p>
              </table:table-cell>
              <table:table-cell office:value-type="float" office:value="1086.81433">
                <text:p>1086.8143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51.8968">
                <text:p>-51.8968</text:p>
              </table:table-cell>
              <table:table-cell office:value-type="float" office:value="1329.74194">
                <text:p>1329.74194</text:p>
              </table:table-cell>
              <table:table-cell office:value-type="float" office:value="1070.25806">
                <text:p>1070.2580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45.28954">
                <text:p>-45.28954</text:p>
              </table:table-cell>
              <table:table-cell office:value-type="float" office:value="1313.22388">
                <text:p>1313.22388</text:p>
              </table:table-cell>
              <table:table-cell office:value-type="float" office:value="1086.77612">
                <text:p>1086.776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47.33428">
                <text:p>-47.33428</text:p>
              </table:table-cell>
              <table:table-cell office:value-type="float" office:value="1318.33569">
                <text:p>1318.33569</text:p>
              </table:table-cell>
              <table:table-cell office:value-type="float" office:value="1081.66431">
                <text:p>1081.6643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55.36065">
                <text:p>-55.36065</text:p>
              </table:table-cell>
              <table:table-cell office:value-type="float" office:value="1338.40161">
                <text:p>1338.40161</text:p>
              </table:table-cell>
              <table:table-cell office:value-type="float" office:value="1061.59839">
                <text:p>1061.5983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47.10539">
                <text:p>-47.10539</text:p>
              </table:table-cell>
              <table:table-cell office:value-type="float" office:value="1317.76343">
                <text:p>1317.76343</text:p>
              </table:table-cell>
              <table:table-cell office:value-type="float" office:value="1082.23657">
                <text:p>1082.2365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52.81235">
                <text:p>-52.81235</text:p>
              </table:table-cell>
              <table:table-cell office:value-type="float" office:value="1332.03088">
                <text:p>1332.03088</text:p>
              </table:table-cell>
              <table:table-cell office:value-type="float" office:value="1067.96912">
                <text:p>1067.9691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58.06153">
                <text:p>-58.06153</text:p>
              </table:table-cell>
              <table:table-cell office:value-type="float" office:value="1345.15381">
                <text:p>1345.15381</text:p>
              </table:table-cell>
              <table:table-cell office:value-type="float" office:value="1054.84619">
                <text:p>1054.8461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61.73901">
                <text:p>-61.73901</text:p>
              </table:table-cell>
              <table:table-cell office:value-type="float" office:value="1354.34753">
                <text:p>1354.34753</text:p>
              </table:table-cell>
              <table:table-cell office:value-type="float" office:value="1045.65247">
                <text:p>1045.6524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57.57324">
                <text:p>-57.57324</text:p>
              </table:table-cell>
              <table:table-cell office:value-type="float" office:value="1343.93311">
                <text:p>1343.93311</text:p>
              </table:table-cell>
              <table:table-cell office:value-type="float" office:value="1056.06689">
                <text:p>1056.0668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62.65457">
                <text:p>-62.65457</text:p>
              </table:table-cell>
              <table:table-cell office:value-type="float" office:value="1356.63647">
                <text:p>1356.63647</text:p>
              </table:table-cell>
              <table:table-cell office:value-type="float" office:value="1043.36353">
                <text:p>1043.3635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53.60583">
                <text:p>-53.60583</text:p>
              </table:table-cell>
              <table:table-cell office:value-type="float" office:value="1334.01453">
                <text:p>1334.01453</text:p>
              </table:table-cell>
              <table:table-cell office:value-type="float" office:value="1065.98547">
                <text:p>1065.9854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58.19887">
                <text:p>-58.19887</text:p>
              </table:table-cell>
              <table:table-cell office:value-type="float" office:value="1345.49719">
                <text:p>1345.49719</text:p>
              </table:table-cell>
              <table:table-cell office:value-type="float" office:value="1054.50281">
                <text:p>1054.5028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61.15916">
                <text:p>-61.15916</text:p>
              </table:table-cell>
              <table:table-cell office:value-type="float" office:value="1352.89795">
                <text:p>1352.89795</text:p>
              </table:table-cell>
              <table:table-cell office:value-type="float" office:value="1047.10205">
                <text:p>1047.102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60.65561">
                <text:p>-60.65561</text:p>
              </table:table-cell>
              <table:table-cell office:value-type="float" office:value="1351.63904">
                <text:p>1351.63904</text:p>
              </table:table-cell>
              <table:table-cell office:value-type="float" office:value="1048.36096">
                <text:p>1048.3609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65.01975">
                <text:p>-65.01975</text:p>
              </table:table-cell>
              <table:table-cell office:value-type="float" office:value="1362.54944">
                <text:p>1362.54944</text:p>
              </table:table-cell>
              <table:table-cell office:value-type="float" office:value="1037.45056">
                <text:p>1037.4505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73.5039">
                <text:p>-73.5039</text:p>
              </table:table-cell>
              <table:table-cell office:value-type="float" office:value="1383.75977">
                <text:p>1383.75977</text:p>
              </table:table-cell>
              <table:table-cell office:value-type="float" office:value="1016.24023">
                <text:p>1016.2402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75.39605">
                <text:p>-75.39605</text:p>
              </table:table-cell>
              <table:table-cell office:value-type="float" office:value="1388.49011">
                <text:p>1388.49011</text:p>
              </table:table-cell>
              <table:table-cell office:value-type="float" office:value="1011.50989">
                <text:p>1011.5098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68.86509">
                <text:p>-68.86509</text:p>
              </table:table-cell>
              <table:table-cell office:value-type="float" office:value="1372.16272">
                <text:p>1372.16272</text:p>
              </table:table-cell>
              <table:table-cell office:value-type="float" office:value="1027.83728">
                <text:p>1027.8372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72.58835">
                <text:p>-72.58835</text:p>
              </table:table-cell>
              <table:table-cell office:value-type="float" office:value="1381.47083">
                <text:p>1381.47083</text:p>
              </table:table-cell>
              <table:table-cell office:value-type="float" office:value="1018.52911">
                <text:p>1018.5291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73.06138">
                <text:p>-73.06138</text:p>
              </table:table-cell>
              <table:table-cell office:value-type="float" office:value="1382.65344">
                <text:p>1382.65344</text:p>
              </table:table-cell>
              <table:table-cell office:value-type="float" office:value="1017.34656">
                <text:p>1017.3465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67.65961">
                <text:p>-67.65961</text:p>
              </table:table-cell>
              <table:table-cell office:value-type="float" office:value="1369.14905">
                <text:p>1369.14905</text:p>
              </table:table-cell>
              <table:table-cell office:value-type="float" office:value="1030.85095">
                <text:p>1030.8509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64.5925">
                <text:p>-64.5925</text:p>
              </table:table-cell>
              <table:table-cell office:value-type="float" office:value="1361.4812">
                <text:p>1361.4812</text:p>
              </table:table-cell>
              <table:table-cell office:value-type="float" office:value="1038.5188">
                <text:p>1038.518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65.64539">
                <text:p>-65.64539</text:p>
              </table:table-cell>
              <table:table-cell office:value-type="float" office:value="1364.11353">
                <text:p>1364.11353</text:p>
              </table:table-cell>
              <table:table-cell office:value-type="float" office:value="1035.88647">
                <text:p>1035.8864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66.9882">
                <text:p>-66.9882</text:p>
              </table:table-cell>
              <table:table-cell office:value-type="float" office:value="1367.47046">
                <text:p>1367.47046</text:p>
              </table:table-cell>
              <table:table-cell office:value-type="float" office:value="1032.52954">
                <text:p>1032.5295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70.11635">
                <text:p>-70.11635</text:p>
              </table:table-cell>
              <table:table-cell office:value-type="float" office:value="1375.29089">
                <text:p>1375.29089</text:p>
              </table:table-cell>
              <table:table-cell office:value-type="float" office:value="1024.70911">
                <text:p>1024.7091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70.26894">
                <text:p>-70.26894</text:p>
              </table:table-cell>
              <table:table-cell office:value-type="float" office:value="1375.67236">
                <text:p>1375.67236</text:p>
              </table:table-cell>
              <table:table-cell office:value-type="float" office:value="1024.32764">
                <text:p>1024.3276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76.55575">
                <text:p>-76.55575</text:p>
              </table:table-cell>
              <table:table-cell office:value-type="float" office:value="1391.3894">
                <text:p>1391.3894</text:p>
              </table:table-cell>
              <table:table-cell office:value-type="float" office:value="1008.61066">
                <text:p>1008.6106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81.17931">
                <text:p>-81.17931</text:p>
              </table:table-cell>
              <table:table-cell office:value-type="float" office:value="1402.94824">
                <text:p>1402.94824</text:p>
              </table:table-cell>
              <table:table-cell office:value-type="float" office:value="997.05176">
                <text:p>997.0517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88.24434">
                <text:p>-88.24434</text:p>
              </table:table-cell>
              <table:table-cell office:value-type="float" office:value="1420.61084">
                <text:p>1420.61084</text:p>
              </table:table-cell>
              <table:table-cell office:value-type="float" office:value="979.38916">
                <text:p>979.3891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82.72049">
                <text:p>-82.72049</text:p>
              </table:table-cell>
              <table:table-cell office:value-type="float" office:value="1406.80127">
                <text:p>1406.80127</text:p>
              </table:table-cell>
              <table:table-cell office:value-type="float" office:value="993.19879">
                <text:p>993.1987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76.95249">
                <text:p>-76.95249</text:p>
              </table:table-cell>
              <table:table-cell office:value-type="float" office:value="1392.38123">
                <text:p>1392.38123</text:p>
              </table:table-cell>
              <table:table-cell office:value-type="float" office:value="1007.61877">
                <text:p>1007.6187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83.28508">
                <text:p>-83.28508</text:p>
              </table:table-cell>
              <table:table-cell office:value-type="float" office:value="1408.21265">
                <text:p>1408.21265</text:p>
              </table:table-cell>
              <table:table-cell office:value-type="float" office:value="991.78729">
                <text:p>991.7872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89.0073">
                <text:p>-89.0073</text:p>
              </table:table-cell>
              <table:table-cell office:value-type="float" office:value="1422.51831">
                <text:p>1422.51831</text:p>
              </table:table-cell>
              <table:table-cell office:value-type="float" office:value="977.48175">
                <text:p>977.4817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93.2036">
                <text:p>-93.2036</text:p>
              </table:table-cell>
              <table:table-cell office:value-type="float" office:value="1433.00903">
                <text:p>1433.00903</text:p>
              </table:table-cell>
              <table:table-cell office:value-type="float" office:value="966.99103">
                <text:p>966.9910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92.65427">
                <text:p>-92.65427</text:p>
              </table:table-cell>
              <table:table-cell office:value-type="float" office:value="1431.63562">
                <text:p>1431.63562</text:p>
              </table:table-cell>
              <table:table-cell office:value-type="float" office:value="968.36432">
                <text:p>968.3643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99.09367">
                <text:p>-99.09367</text:p>
              </table:table-cell>
              <table:table-cell office:value-type="float" office:value="1447.73413">
                <text:p>1447.73413</text:p>
              </table:table-cell>
              <table:table-cell office:value-type="float" office:value="952.26581">
                <text:p>952.2658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98.16286">
                <text:p>-98.16286</text:p>
              </table:table-cell>
              <table:table-cell office:value-type="float" office:value="1445.4071">
                <text:p>1445.4071</text:p>
              </table:table-cell>
              <table:table-cell office:value-type="float" office:value="954.59283">
                <text:p>954.5928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102.77115">
                <text:p>-102.77115</text:p>
              </table:table-cell>
              <table:table-cell office:value-type="float" office:value="1456.92786">
                <text:p>1456.92786</text:p>
              </table:table-cell>
              <table:table-cell office:value-type="float" office:value="943.07214">
                <text:p>943.0721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106.31129">
                <text:p>-106.31129</text:p>
              </table:table-cell>
              <table:table-cell office:value-type="float" office:value="1465.7782">
                <text:p>1465.7782</text:p>
              </table:table-cell>
              <table:table-cell office:value-type="float" office:value="934.22174">
                <text:p>934.2217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115.69574">
                <text:p>-115.69574</text:p>
              </table:table-cell>
              <table:table-cell office:value-type="float" office:value="1489.23938">
                <text:p>1489.23938</text:p>
              </table:table-cell>
              <table:table-cell office:value-type="float" office:value="910.76062">
                <text:p>910.7606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112.32345">
                <text:p>-112.32345</text:p>
              </table:table-cell>
              <table:table-cell office:value-type="float" office:value="1480.80859">
                <text:p>1480.80859</text:p>
              </table:table-cell>
              <table:table-cell office:value-type="float" office:value="919.19141">
                <text:p>919.1914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109.46996">
                <text:p>-109.46996</text:p>
              </table:table-cell>
              <table:table-cell office:value-type="float" office:value="1473.67493">
                <text:p>1473.67493</text:p>
              </table:table-cell>
              <table:table-cell office:value-type="float" office:value="926.32507">
                <text:p>926.3250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111.30107">
                <text:p>-111.30107</text:p>
              </table:table-cell>
              <table:table-cell office:value-type="float" office:value="1478.25269">
                <text:p>1478.25269</text:p>
              </table:table-cell>
              <table:table-cell office:value-type="float" office:value="921.74731">
                <text:p>921.7473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114.65811">
                <text:p>-114.65811</text:p>
              </table:table-cell>
              <table:table-cell office:value-type="float" office:value="1486.64526">
                <text:p>1486.64526</text:p>
              </table:table-cell>
              <table:table-cell office:value-type="float" office:value="913.35474">
                <text:p>913.3547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118.9307">
                <text:p>-118.9307</text:p>
              </table:table-cell>
              <table:table-cell office:value-type="float" office:value="1497.32678">
                <text:p>1497.32678</text:p>
              </table:table-cell>
              <table:table-cell office:value-type="float" office:value="902.67322">
                <text:p>902.6732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124.05781">
                <text:p>-124.05781</text:p>
              </table:table-cell>
              <table:table-cell office:value-type="float" office:value="1510.14453">
                <text:p>1510.14453</text:p>
              </table:table-cell>
              <table:table-cell office:value-type="float" office:value="889.85547">
                <text:p>889.8554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132.48093">
                <text:p>-132.48093</text:p>
              </table:table-cell>
              <table:table-cell office:value-type="float" office:value="1531.20227">
                <text:p>1531.20227</text:p>
              </table:table-cell>
              <table:table-cell office:value-type="float" office:value="868.79767">
                <text:p>868.7976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131.39751">
                <text:p>-131.39751</text:p>
              </table:table-cell>
              <table:table-cell office:value-type="float" office:value="1528.49377">
                <text:p>1528.49377</text:p>
              </table:table-cell>
              <table:table-cell office:value-type="float" office:value="871.50623">
                <text:p>871.5062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134.86136">
                <text:p>-134.86136</text:p>
              </table:table-cell>
              <table:table-cell office:value-type="float" office:value="1537.15344">
                <text:p>1537.15344</text:p>
              </table:table-cell>
              <table:table-cell office:value-type="float" office:value="862.84662">
                <text:p>862.8466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138.95085">
                <text:p>-138.95085</text:p>
              </table:table-cell>
              <table:table-cell office:value-type="float" office:value="1547.37708">
                <text:p>1547.37708</text:p>
              </table:table-cell>
              <table:table-cell office:value-type="float" office:value="852.62286">
                <text:p>852.6228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131.8858">
                <text:p>-131.8858</text:p>
              </table:table-cell>
              <table:table-cell office:value-type="float" office:value="1529.71448">
                <text:p>1529.71448</text:p>
              </table:table-cell>
              <table:table-cell office:value-type="float" office:value="870.28552">
                <text:p>870.2855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135.28862">
                <text:p>-135.28862</text:p>
              </table:table-cell>
              <table:table-cell office:value-type="float" office:value="1538.22156">
                <text:p>1538.22156</text:p>
              </table:table-cell>
              <table:table-cell office:value-type="float" office:value="861.77844">
                <text:p>861.7784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140.53781">
                <text:p>-140.53781</text:p>
              </table:table-cell>
              <table:table-cell office:value-type="float" office:value="1551.34448">
                <text:p>1551.34448</text:p>
              </table:table-cell>
              <table:table-cell office:value-type="float" office:value="848.65546">
                <text:p>848.6554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141.81958">
                <text:p>-141.81958</text:p>
              </table:table-cell>
              <table:table-cell office:value-type="float" office:value="1554.54895">
                <text:p>1554.54895</text:p>
              </table:table-cell>
              <table:table-cell office:value-type="float" office:value="845.45105">
                <text:p>845.4510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146.39735">
                <text:p>-146.39735</text:p>
              </table:table-cell>
              <table:table-cell office:value-type="float" office:value="1565.99341">
                <text:p>1565.99341</text:p>
              </table:table-cell>
              <table:table-cell office:value-type="float" office:value="834.00659">
                <text:p>834.0065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147.03825">
                <text:p>-147.03825</text:p>
              </table:table-cell>
              <table:table-cell office:value-type="float" office:value="1567.59558">
                <text:p>1567.59558</text:p>
              </table:table-cell>
              <table:table-cell office:value-type="float" office:value="832.40436">
                <text:p>832.4043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153.40135">
                <text:p>-153.40135</text:p>
              </table:table-cell>
              <table:table-cell office:value-type="float" office:value="1583.50342">
                <text:p>1583.50342</text:p>
              </table:table-cell>
              <table:table-cell office:value-type="float" office:value="816.49664">
                <text:p>816.4966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153.7981">
                <text:p>-153.7981</text:p>
              </table:table-cell>
              <table:table-cell office:value-type="float" office:value="1584.49524">
                <text:p>1584.49524</text:p>
              </table:table-cell>
              <table:table-cell office:value-type="float" office:value="815.50476">
                <text:p>815.5047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155.32402">
                <text:p>-155.32402</text:p>
              </table:table-cell>
              <table:table-cell office:value-type="float" office:value="1588.31006">
                <text:p>1588.31006</text:p>
              </table:table-cell>
              <table:table-cell office:value-type="float" office:value="811.68994">
                <text:p>811.6899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161.59558">
                <text:p>-161.59558</text:p>
              </table:table-cell>
              <table:table-cell office:value-type="float" office:value="1603.98901">
                <text:p>1603.98901</text:p>
              </table:table-cell>
              <table:table-cell office:value-type="float" office:value="796.01105">
                <text:p>796.0110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159.71869">
                <text:p>-159.71869</text:p>
              </table:table-cell>
              <table:table-cell office:value-type="float" office:value="1599.29675">
                <text:p>1599.29675</text:p>
              </table:table-cell>
              <table:table-cell office:value-type="float" office:value="800.70325">
                <text:p>800.7032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164.78476">
                <text:p>-164.78476</text:p>
              </table:table-cell>
              <table:table-cell office:value-type="float" office:value="1611.96191">
                <text:p>1611.96191</text:p>
              </table:table-cell>
              <table:table-cell office:value-type="float" office:value="788.03809">
                <text:p>788.0380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165.04417">
                <text:p>-165.04417</text:p>
              </table:table-cell>
              <table:table-cell office:value-type="float" office:value="1612.61047">
                <text:p>1612.61047</text:p>
              </table:table-cell>
              <table:table-cell office:value-type="float" office:value="787.38959">
                <text:p>787.3895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168.5538">
                <text:p>-168.5538</text:p>
              </table:table-cell>
              <table:table-cell office:value-type="float" office:value="1621.38452">
                <text:p>1621.38452</text:p>
              </table:table-cell>
              <table:table-cell office:value-type="float" office:value="778.61548">
                <text:p>778.6154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170.29335">
                <text:p>-170.29335</text:p>
              </table:table-cell>
              <table:table-cell office:value-type="float" office:value="1625.7334">
                <text:p>1625.7334</text:p>
              </table:table-cell>
              <table:table-cell office:value-type="float" office:value="774.2666">
                <text:p>774.266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172.71957">
                <text:p>-172.71957</text:p>
              </table:table-cell>
              <table:table-cell office:value-type="float" office:value="1631.79895">
                <text:p>1631.79895</text:p>
              </table:table-cell>
              <table:table-cell office:value-type="float" office:value="768.20105">
                <text:p>768.2010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167.88239">
                <text:p>-167.88239</text:p>
              </table:table-cell>
              <table:table-cell office:value-type="float" office:value="1619.70593">
                <text:p>1619.70593</text:p>
              </table:table-cell>
              <table:table-cell office:value-type="float" office:value="780.29407">
                <text:p>780.2940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176.58017">
                <text:p>-176.58017</text:p>
              </table:table-cell>
              <table:table-cell office:value-type="float" office:value="1641.45044">
                <text:p>1641.45044</text:p>
              </table:table-cell>
              <table:table-cell office:value-type="float" office:value="758.54956">
                <text:p>758.5495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170.70535">
                <text:p>-170.70535</text:p>
              </table:table-cell>
              <table:table-cell office:value-type="float" office:value="1626.76343">
                <text:p>1626.76343</text:p>
              </table:table-cell>
              <table:table-cell office:value-type="float" office:value="773.23663">
                <text:p>773.2366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177.03795">
                <text:p>-177.03795</text:p>
              </table:table-cell>
              <table:table-cell office:value-type="float" office:value="1642.59485">
                <text:p>1642.59485</text:p>
              </table:table-cell>
              <table:table-cell office:value-type="float" office:value="757.40515">
                <text:p>757.4051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174.03188">
                <text:p>-174.03188</text:p>
              </table:table-cell>
              <table:table-cell office:value-type="float" office:value="1635.07971">
                <text:p>1635.07971</text:p>
              </table:table-cell>
              <table:table-cell office:value-type="float" office:value="764.92029">
                <text:p>764.9202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164.83054">
                <text:p>-164.83054</text:p>
              </table:table-cell>
              <table:table-cell office:value-type="float" office:value="1612.07629">
                <text:p>1612.07629</text:p>
              </table:table-cell>
              <table:table-cell office:value-type="float" office:value="787.92365">
                <text:p>787.9236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171.48358">
                <text:p>-171.48358</text:p>
              </table:table-cell>
              <table:table-cell office:value-type="float" office:value="1628.70898">
                <text:p>1628.70898</text:p>
              </table:table-cell>
              <table:table-cell office:value-type="float" office:value="771.29102">
                <text:p>771.2910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171.48358">
                <text:p>-171.48358</text:p>
              </table:table-cell>
              <table:table-cell office:value-type="float" office:value="1628.70898">
                <text:p>1628.70898</text:p>
              </table:table-cell>
              <table:table-cell office:value-type="float" office:value="771.29102">
                <text:p>771.2910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174.06239">
                <text:p>-174.06239</text:p>
              </table:table-cell>
              <table:table-cell office:value-type="float" office:value="1635.15601">
                <text:p>1635.15601</text:p>
              </table:table-cell>
              <table:table-cell office:value-type="float" office:value="764.84399">
                <text:p>764.8439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176.77853">
                <text:p>-176.77853</text:p>
              </table:table-cell>
              <table:table-cell office:value-type="float" office:value="1641.94629">
                <text:p>1641.94629</text:p>
              </table:table-cell>
              <table:table-cell office:value-type="float" office:value="758.05365">
                <text:p>758.0536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176.99217">
                <text:p>-176.99217</text:p>
              </table:table-cell>
              <table:table-cell office:value-type="float" office:value="1642.48047">
                <text:p>1642.48047</text:p>
              </table:table-cell>
              <table:table-cell office:value-type="float" office:value="757.51959">
                <text:p>757.5195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172.36861">
                <text:p>-172.36861</text:p>
              </table:table-cell>
              <table:table-cell office:value-type="float" office:value="1630.92151">
                <text:p>1630.92151</text:p>
              </table:table-cell>
              <table:table-cell office:value-type="float" office:value="769.07849">
                <text:p>769.0784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171.75824">
                <text:p>-171.75824</text:p>
              </table:table-cell>
              <table:table-cell office:value-type="float" office:value="1629.39563">
                <text:p>1629.39563</text:p>
              </table:table-cell>
              <table:table-cell office:value-type="float" office:value="770.60437">
                <text:p>770.6043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169.92712">
                <text:p>-169.92712</text:p>
              </table:table-cell>
              <table:table-cell office:value-type="float" office:value="1624.81787">
                <text:p>1624.81787</text:p>
              </table:table-cell>
              <table:table-cell office:value-type="float" office:value="775.18219">
                <text:p>775.1821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158.7421">
                <text:p>-158.7421</text:p>
              </table:table-cell>
              <table:table-cell office:value-type="float" office:value="1596.85522">
                <text:p>1596.85522</text:p>
              </table:table-cell>
              <table:table-cell office:value-type="float" office:value="803.14478">
                <text:p>803.1447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163.22832">
                <text:p>-163.22832</text:p>
              </table:table-cell>
              <table:table-cell office:value-type="float" office:value="1608.0708">
                <text:p>1608.0708</text:p>
              </table:table-cell>
              <table:table-cell office:value-type="float" office:value="791.9292">
                <text:p>791.929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162.28224">
                <text:p>-162.28224</text:p>
              </table:table-cell>
              <table:table-cell office:value-type="float" office:value="1605.70557">
                <text:p>1605.70557</text:p>
              </table:table-cell>
              <table:table-cell office:value-type="float" office:value="794.29437">
                <text:p>794.2943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169.59143">
                <text:p>-169.59143</text:p>
              </table:table-cell>
              <table:table-cell office:value-type="float" office:value="1623.97852">
                <text:p>1623.97852</text:p>
              </table:table-cell>
              <table:table-cell office:value-type="float" office:value="776.02142">
                <text:p>776.0214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172.73483">
                <text:p>-172.73483</text:p>
              </table:table-cell>
              <table:table-cell office:value-type="float" office:value="1631.83704">
                <text:p>1631.83704</text:p>
              </table:table-cell>
              <table:table-cell office:value-type="float" office:value="768.1629">
                <text:p>768.162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172.1855">
                <text:p>-172.1855</text:p>
              </table:table-cell>
              <table:table-cell office:value-type="float" office:value="1630.46375">
                <text:p>1630.46375</text:p>
              </table:table-cell>
              <table:table-cell office:value-type="float" office:value="769.53625">
                <text:p>769.5362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171.80402">
                <text:p>-171.80402</text:p>
              </table:table-cell>
              <table:table-cell office:value-type="float" office:value="1629.51001">
                <text:p>1629.51001</text:p>
              </table:table-cell>
              <table:table-cell office:value-type="float" office:value="770.48999">
                <text:p>770.4899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169.72876">
                <text:p>-169.72876</text:p>
              </table:table-cell>
              <table:table-cell office:value-type="float" office:value="1624.3219">
                <text:p>1624.3219</text:p>
              </table:table-cell>
              <table:table-cell office:value-type="float" office:value="775.6781">
                <text:p>775.678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160.16121">
                <text:p>-160.16121</text:p>
              </table:table-cell>
              <table:table-cell office:value-type="float" office:value="1600.40308">
                <text:p>1600.40308</text:p>
              </table:table-cell>
              <table:table-cell office:value-type="float" office:value="799.59698">
                <text:p>799.5969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161.65662">
                <text:p>-161.65662</text:p>
              </table:table-cell>
              <table:table-cell office:value-type="float" office:value="1604.1416">
                <text:p>1604.1416</text:p>
              </table:table-cell>
              <table:table-cell office:value-type="float" office:value="795.85846">
                <text:p>795.8584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158.63528">
                <text:p>-158.63528</text:p>
              </table:table-cell>
              <table:table-cell office:value-type="float" office:value="1596.58826">
                <text:p>1596.58826</text:p>
              </table:table-cell>
              <table:table-cell office:value-type="float" office:value="803.4118">
                <text:p>803.411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160.37483">
                <text:p>-160.37483</text:p>
              </table:table-cell>
              <table:table-cell office:value-type="float" office:value="1600.93713">
                <text:p>1600.93713</text:p>
              </table:table-cell>
              <table:table-cell office:value-type="float" office:value="799.06293">
                <text:p>799.0629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161.85498">
                <text:p>-161.85498</text:p>
              </table:table-cell>
              <table:table-cell office:value-type="float" office:value="1604.63745">
                <text:p>1604.63745</text:p>
              </table:table-cell>
              <table:table-cell office:value-type="float" office:value="795.36255">
                <text:p>795.3625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148.24373">
                <text:p>-148.24373</text:p>
              </table:table-cell>
              <table:table-cell office:value-type="float" office:value="1570.60938">
                <text:p>1570.60938</text:p>
              </table:table-cell>
              <table:table-cell office:value-type="float" office:value="829.39069">
                <text:p>829.3906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138.56937">
                <text:p>-138.56937</text:p>
              </table:table-cell>
              <table:table-cell office:value-type="float" office:value="1546.42346">
                <text:p>1546.42346</text:p>
              </table:table-cell>
              <table:table-cell office:value-type="float" office:value="853.5766">
                <text:p>853.576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138.7067">
                <text:p>-138.7067</text:p>
              </table:table-cell>
              <table:table-cell office:value-type="float" office:value="1546.76672">
                <text:p>1546.76672</text:p>
              </table:table-cell>
              <table:table-cell office:value-type="float" office:value="853.23328">
                <text:p>853.2332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142.85721">
                <text:p>-142.85721</text:p>
              </table:table-cell>
              <table:table-cell office:value-type="float" office:value="1557.14307">
                <text:p>1557.14307</text:p>
              </table:table-cell>
              <table:table-cell office:value-type="float" office:value="842.85699">
                <text:p>842.8569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154.56107">
                <text:p>-154.56107</text:p>
              </table:table-cell>
              <table:table-cell office:value-type="float" office:value="1586.40271">
                <text:p>1586.40271</text:p>
              </table:table-cell>
              <table:table-cell office:value-type="float" office:value="813.59735">
                <text:p>813.5973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158.31483">
                <text:p>-158.31483</text:p>
              </table:table-cell>
              <table:table-cell office:value-type="float" office:value="1595.78711">
                <text:p>1595.78711</text:p>
              </table:table-cell>
              <table:table-cell office:value-type="float" office:value="804.21289">
                <text:p>804.2128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147.08403">
                <text:p>-147.08403</text:p>
              </table:table-cell>
              <table:table-cell office:value-type="float" office:value="1567.71008">
                <text:p>1567.71008</text:p>
              </table:table-cell>
              <table:table-cell office:value-type="float" office:value="832.28992">
                <text:p>832.2899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140.17159">
                <text:p>-140.17159</text:p>
              </table:table-cell>
              <table:table-cell office:value-type="float" office:value="1550.42896">
                <text:p>1550.42896</text:p>
              </table:table-cell>
              <table:table-cell office:value-type="float" office:value="849.57104">
                <text:p>849.5710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136.05159">
                <text:p>-136.05159</text:p>
              </table:table-cell>
              <table:table-cell office:value-type="float" office:value="1540.12903">
                <text:p>1540.12903</text:p>
              </table:table-cell>
              <table:table-cell office:value-type="float" office:value="859.87103">
                <text:p>859.8710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136.05159">
                <text:p>-136.05159</text:p>
              </table:table-cell>
              <table:table-cell office:value-type="float" office:value="1540.12903">
                <text:p>1540.12903</text:p>
              </table:table-cell>
              <table:table-cell office:value-type="float" office:value="859.87103">
                <text:p>859.8710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145.58862">
                <text:p>-145.58862</text:p>
              </table:table-cell>
              <table:table-cell office:value-type="float" office:value="1563.97156">
                <text:p>1563.97156</text:p>
              </table:table-cell>
              <table:table-cell office:value-type="float" office:value="836.02844">
                <text:p>836.0284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150.5784">
                <text:p>-150.5784</text:p>
              </table:table-cell>
              <table:table-cell office:value-type="float" office:value="1576.44604">
                <text:p>1576.44604</text:p>
              </table:table-cell>
              <table:table-cell office:value-type="float" office:value="823.55402">
                <text:p>823.5540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150.24269">
                <text:p>-150.24269</text:p>
              </table:table-cell>
              <table:table-cell office:value-type="float" office:value="1575.60669">
                <text:p>1575.60669</text:p>
              </table:table-cell>
              <table:table-cell office:value-type="float" office:value="824.39325">
                <text:p>824.3932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142.03322">
                <text:p>-142.03322</text:p>
              </table:table-cell>
              <table:table-cell office:value-type="float" office:value="1555.08301">
                <text:p>1555.08301</text:p>
              </table:table-cell>
              <table:table-cell office:value-type="float" office:value="844.91693">
                <text:p>844.9169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135.2581">
                <text:p>-135.2581</text:p>
              </table:table-cell>
              <table:table-cell office:value-type="float" office:value="1538.14526">
                <text:p>1538.14526</text:p>
              </table:table-cell>
              <table:table-cell office:value-type="float" office:value="861.85474">
                <text:p>861.8547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134.20522">
                <text:p>-134.20522</text:p>
              </table:table-cell>
              <table:table-cell office:value-type="float" office:value="1535.51306">
                <text:p>1535.51306</text:p>
              </table:table-cell>
              <table:table-cell office:value-type="float" office:value="864.48694">
                <text:p>864.4869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138.32521">
                <text:p>-138.32521</text:p>
              </table:table-cell>
              <table:table-cell office:value-type="float" office:value="1545.81299">
                <text:p>1545.81299</text:p>
              </table:table-cell>
              <table:table-cell office:value-type="float" office:value="854.18695">
                <text:p>854.1869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138.69144">
                <text:p>-138.69144</text:p>
              </table:table-cell>
              <table:table-cell office:value-type="float" office:value="1546.72864">
                <text:p>1546.72864</text:p>
              </table:table-cell>
              <table:table-cell office:value-type="float" office:value="853.27142">
                <text:p>853.2714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136.29573">
                <text:p>-136.29573</text:p>
              </table:table-cell>
              <table:table-cell office:value-type="float" office:value="1540.73938">
                <text:p>1540.73938</text:p>
              </table:table-cell>
              <table:table-cell office:value-type="float" office:value="859.26068">
                <text:p>859.2606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132.02315">
                <text:p>-132.02315</text:p>
              </table:table-cell>
              <table:table-cell office:value-type="float" office:value="1530.05786">
                <text:p>1530.05786</text:p>
              </table:table-cell>
              <table:table-cell office:value-type="float" office:value="869.94214">
                <text:p>869.9421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132.57248">
                <text:p>-132.57248</text:p>
              </table:table-cell>
              <table:table-cell office:value-type="float" office:value="1531.43115">
                <text:p>1531.43115</text:p>
              </table:table-cell>
              <table:table-cell office:value-type="float" office:value="868.56879">
                <text:p>868.5687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135.02922">
                <text:p>-135.02922</text:p>
              </table:table-cell>
              <table:table-cell office:value-type="float" office:value="1537.573">
                <text:p>1537.573</text:p>
              </table:table-cell>
              <table:table-cell office:value-type="float" office:value="862.42694">
                <text:p>862.4269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134.51041">
                <text:p>-134.51041</text:p>
              </table:table-cell>
              <table:table-cell office:value-type="float" office:value="1536.276">
                <text:p>1536.276</text:p>
              </table:table-cell>
              <table:table-cell office:value-type="float" office:value="863.724">
                <text:p>863.72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131.91632">
                <text:p>-131.91632</text:p>
              </table:table-cell>
              <table:table-cell office:value-type="float" office:value="1529.79077">
                <text:p>1529.79077</text:p>
              </table:table-cell>
              <table:table-cell office:value-type="float" office:value="870.20923">
                <text:p>870.2092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130.58878">
                <text:p>-130.58878</text:p>
              </table:table-cell>
              <table:table-cell office:value-type="float" office:value="1526.47192">
                <text:p>1526.47192</text:p>
              </table:table-cell>
              <table:table-cell office:value-type="float" office:value="873.52808">
                <text:p>873.5280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129.91736">
                <text:p>-129.91736</text:p>
              </table:table-cell>
              <table:table-cell office:value-type="float" office:value="1524.79346">
                <text:p>1524.79346</text:p>
              </table:table-cell>
              <table:table-cell office:value-type="float" office:value="875.2066">
                <text:p>875.206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134.78506">
                <text:p>-134.78506</text:p>
              </table:table-cell>
              <table:table-cell office:value-type="float" office:value="1536.96265">
                <text:p>1536.96265</text:p>
              </table:table-cell>
              <table:table-cell office:value-type="float" office:value="863.03735">
                <text:p>863.0373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128.37617">
                <text:p>-128.37617</text:p>
              </table:table-cell>
              <table:table-cell office:value-type="float" office:value="1520.94043">
                <text:p>1520.94043</text:p>
              </table:table-cell>
              <table:table-cell office:value-type="float" office:value="879.05957">
                <text:p>879.0595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128.45248">
                <text:p>-128.45248</text:p>
              </table:table-cell>
              <table:table-cell office:value-type="float" office:value="1521.13123">
                <text:p>1521.13123</text:p>
              </table:table-cell>
              <table:table-cell office:value-type="float" office:value="878.86877">
                <text:p>878.8687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123.11174">
                <text:p>-123.11174</text:p>
              </table:table-cell>
              <table:table-cell office:value-type="float" office:value="1507.7793">
                <text:p>1507.7793</text:p>
              </table:table-cell>
              <table:table-cell office:value-type="float" office:value="892.22064">
                <text:p>892.2206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122.68448">
                <text:p>-122.68448</text:p>
              </table:table-cell>
              <table:table-cell office:value-type="float" office:value="1506.71118">
                <text:p>1506.71118</text:p>
              </table:table-cell>
              <table:table-cell office:value-type="float" office:value="893.28882">
                <text:p>893.2888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130.75662">
                <text:p>-130.75662</text:p>
              </table:table-cell>
              <table:table-cell office:value-type="float" office:value="1526.8916">
                <text:p>1526.8916</text:p>
              </table:table-cell>
              <table:table-cell office:value-type="float" office:value="873.10846">
                <text:p>873.1084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125.53796">
                <text:p>-125.53796</text:p>
              </table:table-cell>
              <table:table-cell office:value-type="float" office:value="1513.84485">
                <text:p>1513.84485</text:p>
              </table:table-cell>
              <table:table-cell office:value-type="float" office:value="886.15509">
                <text:p>886.1550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138.34047">
                <text:p>-138.34047</text:p>
              </table:table-cell>
              <table:table-cell office:value-type="float" office:value="1545.8512">
                <text:p>1545.8512</text:p>
              </table:table-cell>
              <table:table-cell office:value-type="float" office:value="854.1488">
                <text:p>854.148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126.37722">
                <text:p>-126.37722</text:p>
              </table:table-cell>
              <table:table-cell office:value-type="float" office:value="1515.94299">
                <text:p>1515.94299</text:p>
              </table:table-cell>
              <table:table-cell office:value-type="float" office:value="884.05695">
                <text:p>884.0569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132.8624">
                <text:p>-132.8624</text:p>
              </table:table-cell>
              <table:table-cell office:value-type="float" office:value="1532.15601">
                <text:p>1532.15601</text:p>
              </table:table-cell>
              <table:table-cell office:value-type="float" office:value="867.84399">
                <text:p>867.8439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124.31721">
                <text:p>-124.31721</text:p>
              </table:table-cell>
              <table:table-cell office:value-type="float" office:value="1510.79309">
                <text:p>1510.79309</text:p>
              </table:table-cell>
              <table:table-cell office:value-type="float" office:value="889.20697">
                <text:p>889.2069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127.43011">
                <text:p>-127.43011</text:p>
              </table:table-cell>
              <table:table-cell office:value-type="float" office:value="1518.57532">
                <text:p>1518.57532</text:p>
              </table:table-cell>
              <table:table-cell office:value-type="float" office:value="881.42474">
                <text:p>881.4247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122.21144">
                <text:p>-122.21144</text:p>
              </table:table-cell>
              <table:table-cell office:value-type="float" office:value="1505.52856">
                <text:p>1505.52856</text:p>
              </table:table-cell>
              <table:table-cell office:value-type="float" office:value="894.47137">
                <text:p>894.4713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123.32537">
                <text:p>-123.32537</text:p>
              </table:table-cell>
              <table:table-cell office:value-type="float" office:value="1508.31348">
                <text:p>1508.31348</text:p>
              </table:table-cell>
              <table:table-cell office:value-type="float" office:value="891.68658">
                <text:p>891.6865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125.06492">
                <text:p>-125.06492</text:p>
              </table:table-cell>
              <table:table-cell office:value-type="float" office:value="1512.66235">
                <text:p>1512.66235</text:p>
              </table:table-cell>
              <table:table-cell office:value-type="float" office:value="887.33771">
                <text:p>887.3377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123.70685">
                <text:p>-123.70685</text:p>
              </table:table-cell>
              <table:table-cell office:value-type="float" office:value="1509.26709">
                <text:p>1509.26709</text:p>
              </table:table-cell>
              <table:table-cell office:value-type="float" office:value="890.73291">
                <text:p>890.7329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131.91632">
                <text:p>-131.91632</text:p>
              </table:table-cell>
              <table:table-cell office:value-type="float" office:value="1529.79077">
                <text:p>1529.79077</text:p>
              </table:table-cell>
              <table:table-cell office:value-type="float" office:value="870.20923">
                <text:p>870.2092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133.6864">
                <text:p>-133.6864</text:p>
              </table:table-cell>
              <table:table-cell office:value-type="float" office:value="1534.21606">
                <text:p>1534.21606</text:p>
              </table:table-cell>
              <table:table-cell office:value-type="float" office:value="865.784">
                <text:p>865.78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139.50018">
                <text:p>-139.50018</text:p>
              </table:table-cell>
              <table:table-cell office:value-type="float" office:value="1548.75049">
                <text:p>1548.75049</text:p>
              </table:table-cell>
              <table:table-cell office:value-type="float" office:value="851.24951">
                <text:p>851.2495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138.7067">
                <text:p>-138.7067</text:p>
              </table:table-cell>
              <table:table-cell office:value-type="float" office:value="1546.76672">
                <text:p>1546.76672</text:p>
              </table:table-cell>
              <table:table-cell office:value-type="float" office:value="853.23328">
                <text:p>853.2332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148.74728">
                <text:p>-148.74728</text:p>
              </table:table-cell>
              <table:table-cell office:value-type="float" office:value="1571.86816">
                <text:p>1571.86816</text:p>
              </table:table-cell>
              <table:table-cell office:value-type="float" office:value="828.13177">
                <text:p>828.1317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141.91113">
                <text:p>-141.91113</text:p>
              </table:table-cell>
              <table:table-cell office:value-type="float" office:value="1554.77783">
                <text:p>1554.77783</text:p>
              </table:table-cell>
              <table:table-cell office:value-type="float" office:value="845.22217">
                <text:p>845.2221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150.80728">
                <text:p>-150.80728</text:p>
              </table:table-cell>
              <table:table-cell office:value-type="float" office:value="1577.01819">
                <text:p>1577.01819</text:p>
              </table:table-cell>
              <table:table-cell office:value-type="float" office:value="822.98181">
                <text:p>822.9818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139.94269">
                <text:p>-139.94269</text:p>
              </table:table-cell>
              <table:table-cell office:value-type="float" office:value="1549.85669">
                <text:p>1549.85669</text:p>
              </table:table-cell>
              <table:table-cell office:value-type="float" office:value="850.14331">
                <text:p>850.1433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142.39943">
                <text:p>-142.39943</text:p>
              </table:table-cell>
              <table:table-cell office:value-type="float" office:value="1555.99854">
                <text:p>1555.99854</text:p>
              </table:table-cell>
              <table:table-cell office:value-type="float" office:value="844.0014">
                <text:p>844.001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131.97737">
                <text:p>-131.97737</text:p>
              </table:table-cell>
              <table:table-cell office:value-type="float" office:value="1529.94348">
                <text:p>1529.94348</text:p>
              </table:table-cell>
              <table:table-cell office:value-type="float" office:value="870.05658">
                <text:p>870.0565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137.42491">
                <text:p>-137.42491</text:p>
              </table:table-cell>
              <table:table-cell office:value-type="float" office:value="1543.56226">
                <text:p>1543.56226</text:p>
              </table:table-cell>
              <table:table-cell office:value-type="float" office:value="856.43774">
                <text:p>856.4377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131.42802">
                <text:p>-131.42802</text:p>
              </table:table-cell>
              <table:table-cell office:value-type="float" office:value="1528.57007">
                <text:p>1528.57007</text:p>
              </table:table-cell>
              <table:table-cell office:value-type="float" office:value="871.42993">
                <text:p>871.4299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134.9987">
                <text:p>-134.9987</text:p>
              </table:table-cell>
              <table:table-cell office:value-type="float" office:value="1537.4967">
                <text:p>1537.4967</text:p>
              </table:table-cell>
              <table:table-cell office:value-type="float" office:value="862.50323">
                <text:p>862.5032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130.90921">
                <text:p>-130.90921</text:p>
              </table:table-cell>
              <table:table-cell office:value-type="float" office:value="1527.27307">
                <text:p>1527.27307</text:p>
              </table:table-cell>
              <table:table-cell office:value-type="float" office:value="872.72699">
                <text:p>872.7269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130.77188">
                <text:p>-130.77188</text:p>
              </table:table-cell>
              <table:table-cell office:value-type="float" office:value="1526.92969">
                <text:p>1526.92969</text:p>
              </table:table-cell>
              <table:table-cell office:value-type="float" office:value="873.07031">
                <text:p>873.0703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135.02922">
                <text:p>-135.02922</text:p>
              </table:table-cell>
              <table:table-cell office:value-type="float" office:value="1537.573">
                <text:p>1537.573</text:p>
              </table:table-cell>
              <table:table-cell office:value-type="float" office:value="862.42694">
                <text:p>862.4269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134.69351">
                <text:p>-134.69351</text:p>
              </table:table-cell>
              <table:table-cell office:value-type="float" office:value="1536.73376">
                <text:p>1536.73376</text:p>
              </table:table-cell>
              <table:table-cell office:value-type="float" office:value="863.26624">
                <text:p>863.2662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134.08315">
                <text:p>-134.08315</text:p>
              </table:table-cell>
              <table:table-cell office:value-type="float" office:value="1535.20789">
                <text:p>1535.20789</text:p>
              </table:table-cell>
              <table:table-cell office:value-type="float" office:value="864.79211">
                <text:p>864.7921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141.16344">
                <text:p>-141.16344</text:p>
              </table:table-cell>
              <table:table-cell office:value-type="float" office:value="1552.90857">
                <text:p>1552.90857</text:p>
              </table:table-cell>
              <table:table-cell office:value-type="float" office:value="847.09143">
                <text:p>847.0914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131.84003">
                <text:p>-131.84003</text:p>
              </table:table-cell>
              <table:table-cell office:value-type="float" office:value="1529.6001">
                <text:p>1529.6001</text:p>
              </table:table-cell>
              <table:table-cell office:value-type="float" office:value="870.3999">
                <text:p>870.399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126.80447">
                <text:p>-126.80447</text:p>
              </table:table-cell>
              <table:table-cell office:value-type="float" office:value="1517.01123">
                <text:p>1517.01123</text:p>
              </table:table-cell>
              <table:table-cell office:value-type="float" office:value="882.98883">
                <text:p>882.9888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126.56033">
                <text:p>-126.56033</text:p>
              </table:table-cell>
              <table:table-cell office:value-type="float" office:value="1516.40076">
                <text:p>1516.40076</text:p>
              </table:table-cell>
              <table:table-cell office:value-type="float" office:value="883.59918">
                <text:p>883.5991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117.771">
                <text:p>-117.771</text:p>
              </table:table-cell>
              <table:table-cell office:value-type="float" office:value="1494.42749">
                <text:p>1494.42749</text:p>
              </table:table-cell>
              <table:table-cell office:value-type="float" office:value="905.57251">
                <text:p>905.5725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113.37634">
                <text:p>-113.37634</text:p>
              </table:table-cell>
              <table:table-cell office:value-type="float" office:value="1483.4408">
                <text:p>1483.4408</text:p>
              </table:table-cell>
              <table:table-cell office:value-type="float" office:value="916.55914">
                <text:p>916.5591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117.54211">
                <text:p>-117.54211</text:p>
              </table:table-cell>
              <table:table-cell office:value-type="float" office:value="1493.85522">
                <text:p>1493.85522</text:p>
              </table:table-cell>
              <table:table-cell office:value-type="float" office:value="906.14471">
                <text:p>906.1447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113.42211">
                <text:p>-113.42211</text:p>
              </table:table-cell>
              <table:table-cell office:value-type="float" office:value="1483.5553">
                <text:p>1483.5553</text:p>
              </table:table-cell>
              <table:table-cell office:value-type="float" office:value="916.4447">
                <text:p>916.444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108.08138">
                <text:p>-108.08138</text:p>
              </table:table-cell>
              <table:table-cell office:value-type="float" office:value="1470.20349">
                <text:p>1470.20349</text:p>
              </table:table-cell>
              <table:table-cell office:value-type="float" office:value="929.79657">
                <text:p>929.7965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115.5584">
                <text:p>-115.5584</text:p>
              </table:table-cell>
              <table:table-cell office:value-type="float" office:value="1488.896">
                <text:p>1488.896</text:p>
              </table:table-cell>
              <table:table-cell office:value-type="float" office:value="911.104">
                <text:p>911.10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112.827">
                <text:p>-112.827</text:p>
              </table:table-cell>
              <table:table-cell office:value-type="float" office:value="1482.0675">
                <text:p>1482.0675</text:p>
              </table:table-cell>
              <table:table-cell office:value-type="float" office:value="917.9325">
                <text:p>917.932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108.707">
                <text:p>-108.707</text:p>
              </table:table-cell>
              <table:table-cell office:value-type="float" office:value="1471.76746">
                <text:p>1471.76746</text:p>
              </table:table-cell>
              <table:table-cell office:value-type="float" office:value="928.23248">
                <text:p>928.2324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114.44448">
                <text:p>-114.44448</text:p>
              </table:table-cell>
              <table:table-cell office:value-type="float" office:value="1486.11121">
                <text:p>1486.11121</text:p>
              </table:table-cell>
              <table:table-cell office:value-type="float" office:value="913.88879">
                <text:p>913.8887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107.36419">
                <text:p>-107.36419</text:p>
              </table:table-cell>
              <table:table-cell office:value-type="float" office:value="1468.41052">
                <text:p>1468.41052</text:p>
              </table:table-cell>
              <table:table-cell office:value-type="float" office:value="931.58954">
                <text:p>931.5895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102.75589">
                <text:p>-102.75589</text:p>
              </table:table-cell>
              <table:table-cell office:value-type="float" office:value="1456.88977">
                <text:p>1456.88977</text:p>
              </table:table-cell>
              <table:table-cell office:value-type="float" office:value="943.11029">
                <text:p>943.1102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104.40389">
                <text:p>-104.40389</text:p>
              </table:table-cell>
              <table:table-cell office:value-type="float" office:value="1461.00977">
                <text:p>1461.00977</text:p>
              </table:table-cell>
              <table:table-cell office:value-type="float" office:value="938.9903">
                <text:p>938.990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100.97056">
                <text:p>-100.97056</text:p>
              </table:table-cell>
              <table:table-cell office:value-type="float" office:value="1452.42639">
                <text:p>1452.42639</text:p>
              </table:table-cell>
              <table:table-cell office:value-type="float" office:value="947.57361">
                <text:p>947.5736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100.69589">
                <text:p>-100.69589</text:p>
              </table:table-cell>
              <table:table-cell office:value-type="float" office:value="1451.73975">
                <text:p>1451.73975</text:p>
              </table:table-cell>
              <table:table-cell office:value-type="float" office:value="948.26025">
                <text:p>948.2602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98.46804">
                <text:p>-98.46804</text:p>
              </table:table-cell>
              <table:table-cell office:value-type="float" office:value="1446.17004">
                <text:p>1446.17004</text:p>
              </table:table-cell>
              <table:table-cell office:value-type="float" office:value="953.8299">
                <text:p>953.829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103.38152">
                <text:p>-103.38152</text:p>
              </table:table-cell>
              <table:table-cell office:value-type="float" office:value="1458.45386">
                <text:p>1458.45386</text:p>
              </table:table-cell>
              <table:table-cell office:value-type="float" office:value="941.5462">
                <text:p>941.546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106.92167">
                <text:p>-106.92167</text:p>
              </table:table-cell>
              <table:table-cell office:value-type="float" office:value="1467.3042">
                <text:p>1467.3042</text:p>
              </table:table-cell>
              <table:table-cell office:value-type="float" office:value="932.6958">
                <text:p>932.695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93.27989">
                <text:p>-93.27989</text:p>
              </table:table-cell>
              <table:table-cell office:value-type="float" office:value="1433.19971">
                <text:p>1433.19971</text:p>
              </table:table-cell>
              <table:table-cell office:value-type="float" office:value="966.80029">
                <text:p>966.8002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96.05708">
                <text:p>-96.05708</text:p>
              </table:table-cell>
              <table:table-cell office:value-type="float" office:value="1440.1427">
                <text:p>1440.1427</text:p>
              </table:table-cell>
              <table:table-cell office:value-type="float" office:value="959.8573">
                <text:p>959.857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86.5353">
                <text:p>-86.5353</text:p>
              </table:table-cell>
              <table:table-cell office:value-type="float" office:value="1416.33826">
                <text:p>1416.33826</text:p>
              </table:table-cell>
              <table:table-cell office:value-type="float" office:value="983.66174">
                <text:p>983.6617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85.40612">
                <text:p>-85.40612</text:p>
              </table:table-cell>
              <table:table-cell office:value-type="float" office:value="1413.51526">
                <text:p>1413.51526</text:p>
              </table:table-cell>
              <table:table-cell office:value-type="float" office:value="986.48468">
                <text:p>986.4846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88.3359">
                <text:p>-88.3359</text:p>
              </table:table-cell>
              <table:table-cell office:value-type="float" office:value="1420.83972">
                <text:p>1420.83972</text:p>
              </table:table-cell>
              <table:table-cell office:value-type="float" office:value="979.16028">
                <text:p>979.1602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81.83546">
                <text:p>-81.83546</text:p>
              </table:table-cell>
              <table:table-cell office:value-type="float" office:value="1404.58862">
                <text:p>1404.58862</text:p>
              </table:table-cell>
              <table:table-cell office:value-type="float" office:value="995.41138">
                <text:p>995.4113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87.98493">
                <text:p>-87.98493</text:p>
              </table:table-cell>
              <table:table-cell office:value-type="float" office:value="1419.96228">
                <text:p>1419.96228</text:p>
              </table:table-cell>
              <table:table-cell office:value-type="float" office:value="980.03766">
                <text:p>980.0376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87.78656">
                <text:p>-87.78656</text:p>
              </table:table-cell>
              <table:table-cell office:value-type="float" office:value="1419.46643">
                <text:p>1419.46643</text:p>
              </table:table-cell>
              <table:table-cell office:value-type="float" office:value="980.53357">
                <text:p>980.5335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87.23723">
                <text:p>-87.23723</text:p>
              </table:table-cell>
              <table:table-cell office:value-type="float" office:value="1418.09302">
                <text:p>1418.09302</text:p>
              </table:table-cell>
              <table:table-cell office:value-type="float" office:value="981.90692">
                <text:p>981.9069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82.20168">
                <text:p>-82.20168</text:p>
              </table:table-cell>
              <table:table-cell office:value-type="float" office:value="1405.50415">
                <text:p>1405.50415</text:p>
              </table:table-cell>
              <table:table-cell office:value-type="float" office:value="994.49579">
                <text:p>994.4957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81.01145">
                <text:p>-81.01145</text:p>
              </table:table-cell>
              <table:table-cell office:value-type="float" office:value="1402.52869">
                <text:p>1402.52869</text:p>
              </table:table-cell>
              <table:table-cell office:value-type="float" office:value="997.47137">
                <text:p>997.4713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83.55975">
                <text:p>-83.55975</text:p>
              </table:table-cell>
              <table:table-cell office:value-type="float" office:value="1408.89941">
                <text:p>1408.89941</text:p>
              </table:table-cell>
              <table:table-cell office:value-type="float" office:value="991.10065">
                <text:p>991.1006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76.92197">
                <text:p>-76.92197</text:p>
              </table:table-cell>
              <table:table-cell office:value-type="float" office:value="1392.30493">
                <text:p>1392.30493</text:p>
              </table:table-cell>
              <table:table-cell office:value-type="float" office:value="1007.69507">
                <text:p>1007.6950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75.1519">
                <text:p>-75.1519</text:p>
              </table:table-cell>
              <table:table-cell office:value-type="float" office:value="1387.87976">
                <text:p>1387.87976</text:p>
              </table:table-cell>
              <table:table-cell office:value-type="float" office:value="1012.12024">
                <text:p>1012.1202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72.72568">
                <text:p>-72.72568</text:p>
              </table:table-cell>
              <table:table-cell office:value-type="float" office:value="1381.81421">
                <text:p>1381.81421</text:p>
              </table:table-cell>
              <table:table-cell office:value-type="float" office:value="1018.18579">
                <text:p>1018.1857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65.99635">
                <text:p>-65.99635</text:p>
              </table:table-cell>
              <table:table-cell office:value-type="float" office:value="1364.99084">
                <text:p>1364.99084</text:p>
              </table:table-cell>
              <table:table-cell office:value-type="float" office:value="1035.00916">
                <text:p>1035.0091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62.01368">
                <text:p>-62.01368</text:p>
              </table:table-cell>
              <table:table-cell office:value-type="float" office:value="1355.03418">
                <text:p>1355.03418</text:p>
              </table:table-cell>
              <table:table-cell office:value-type="float" office:value="1044.96582">
                <text:p>1044.9658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58.39724">
                <text:p>-58.39724</text:p>
              </table:table-cell>
              <table:table-cell office:value-type="float" office:value="1345.99304">
                <text:p>1345.99304</text:p>
              </table:table-cell>
              <table:table-cell office:value-type="float" office:value="1054.00696">
                <text:p>1054.0069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57.96998">
                <text:p>-57.96998</text:p>
              </table:table-cell>
              <table:table-cell office:value-type="float" office:value="1344.92493">
                <text:p>1344.92493</text:p>
              </table:table-cell>
              <table:table-cell office:value-type="float" office:value="1055.07507">
                <text:p>1055.0750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63.47857">
                <text:p>-63.47857</text:p>
              </table:table-cell>
              <table:table-cell office:value-type="float" office:value="1358.69641">
                <text:p>1358.69641</text:p>
              </table:table-cell>
              <table:table-cell office:value-type="float" office:value="1041.30359">
                <text:p>1041.3035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68.80405">
                <text:p>-68.80405</text:p>
              </table:table-cell>
              <table:table-cell office:value-type="float" office:value="1372.01013">
                <text:p>1372.01013</text:p>
              </table:table-cell>
              <table:table-cell office:value-type="float" office:value="1027.98987">
                <text:p>1027.9898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72.35946">
                <text:p>-72.35946</text:p>
              </table:table-cell>
              <table:table-cell office:value-type="float" office:value="1380.89868">
                <text:p>1380.89868</text:p>
              </table:table-cell>
              <table:table-cell office:value-type="float" office:value="1019.10138">
                <text:p>1019.1013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71.56597">
                <text:p>-71.56597</text:p>
              </table:table-cell>
              <table:table-cell office:value-type="float" office:value="1378.91492">
                <text:p>1378.91492</text:p>
              </table:table-cell>
              <table:table-cell office:value-type="float" office:value="1021.08508">
                <text:p>1021.0850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66.40835">
                <text:p>-66.40835</text:p>
              </table:table-cell>
              <table:table-cell office:value-type="float" office:value="1366.02087">
                <text:p>1366.02087</text:p>
              </table:table-cell>
              <table:table-cell office:value-type="float" office:value="1033.97913">
                <text:p>1033.9791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57.83265">
                <text:p>-57.83265</text:p>
              </table:table-cell>
              <table:table-cell office:value-type="float" office:value="1344.58167">
                <text:p>1344.58167</text:p>
              </table:table-cell>
              <table:table-cell office:value-type="float" office:value="1055.41833">
                <text:p>1055.4183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52.52243">
                <text:p>-52.52243</text:p>
              </table:table-cell>
              <table:table-cell office:value-type="float" office:value="1331.30603">
                <text:p>1331.30603</text:p>
              </table:table-cell>
              <table:table-cell office:value-type="float" office:value="1068.69397">
                <text:p>1068.6939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50.79813">
                <text:p>-50.79813</text:p>
              </table:table-cell>
              <table:table-cell office:value-type="float" office:value="1326.99536">
                <text:p>1326.99536</text:p>
              </table:table-cell>
              <table:table-cell office:value-type="float" office:value="1073.00464">
                <text:p>1073.0046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54.93339">
                <text:p>-54.93339</text:p>
              </table:table-cell>
              <table:table-cell office:value-type="float" office:value="1337.3335">
                <text:p>1337.3335</text:p>
              </table:table-cell>
              <table:table-cell office:value-type="float" office:value="1062.6665">
                <text:p>1062.666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58.73294">
                <text:p>-58.73294</text:p>
              </table:table-cell>
              <table:table-cell office:value-type="float" office:value="1346.8324">
                <text:p>1346.8324</text:p>
              </table:table-cell>
              <table:table-cell office:value-type="float" office:value="1053.1676">
                <text:p>1053.167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58.80924">
                <text:p>-58.80924</text:p>
              </table:table-cell>
              <table:table-cell office:value-type="float" office:value="1347.02307">
                <text:p>1347.02307</text:p>
              </table:table-cell>
              <table:table-cell office:value-type="float" office:value="1052.97693">
                <text:p>1052.9769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56.33724">
                <text:p>-56.33724</text:p>
              </table:table-cell>
              <table:table-cell office:value-type="float" office:value="1340.84314">
                <text:p>1340.84314</text:p>
              </table:table-cell>
              <table:table-cell office:value-type="float" office:value="1059.15686">
                <text:p>1059.1568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53.60583">
                <text:p>-53.60583</text:p>
              </table:table-cell>
              <table:table-cell office:value-type="float" office:value="1334.01453">
                <text:p>1334.01453</text:p>
              </table:table-cell>
              <table:table-cell office:value-type="float" office:value="1065.98547">
                <text:p>1065.9854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55.90998">
                <text:p>-55.90998</text:p>
              </table:table-cell>
              <table:table-cell office:value-type="float" office:value="1339.7749">
                <text:p>1339.7749</text:p>
              </table:table-cell>
              <table:table-cell office:value-type="float" office:value="1060.2251">
                <text:p>1060.225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58.06153">
                <text:p>-58.06153</text:p>
              </table:table-cell>
              <table:table-cell office:value-type="float" office:value="1345.15381">
                <text:p>1345.15381</text:p>
              </table:table-cell>
              <table:table-cell office:value-type="float" office:value="1054.84619">
                <text:p>1054.8461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56.73398">
                <text:p>-56.73398</text:p>
              </table:table-cell>
              <table:table-cell office:value-type="float" office:value="1341.83496">
                <text:p>1341.83496</text:p>
              </table:table-cell>
              <table:table-cell office:value-type="float" office:value="1058.16504">
                <text:p>1058.1650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55.31487">
                <text:p>-55.31487</text:p>
              </table:table-cell>
              <table:table-cell office:value-type="float" office:value="1338.28723">
                <text:p>1338.28723</text:p>
              </table:table-cell>
              <table:table-cell office:value-type="float" office:value="1061.71277">
                <text:p>1061.7127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58.30568">
                <text:p>-58.30568</text:p>
              </table:table-cell>
              <table:table-cell office:value-type="float" office:value="1345.76416">
                <text:p>1345.76416</text:p>
              </table:table-cell>
              <table:table-cell office:value-type="float" office:value="1054.23584">
                <text:p>1054.2358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61.06761">
                <text:p>-61.06761</text:p>
              </table:table-cell>
              <table:table-cell office:value-type="float" office:value="1352.66907">
                <text:p>1352.66907</text:p>
              </table:table-cell>
              <table:table-cell office:value-type="float" office:value="1047.33093">
                <text:p>1047.3309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59.9842">
                <text:p>-59.9842</text:p>
              </table:table-cell>
              <table:table-cell office:value-type="float" office:value="1349.96045">
                <text:p>1349.96045</text:p>
              </table:table-cell>
              <table:table-cell office:value-type="float" office:value="1050.03955">
                <text:p>1050.0395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54.75027">
                <text:p>-54.75027</text:p>
              </table:table-cell>
              <table:table-cell office:value-type="float" office:value="1336.87573">
                <text:p>1336.87573</text:p>
              </table:table-cell>
              <table:table-cell office:value-type="float" office:value="1063.12427">
                <text:p>1063.1242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54.24672">
                <text:p>-54.24672</text:p>
              </table:table-cell>
              <table:table-cell office:value-type="float" office:value="1335.61682">
                <text:p>1335.61682</text:p>
              </table:table-cell>
              <table:table-cell office:value-type="float" office:value="1064.38318">
                <text:p>1064.3831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60.1368">
                <text:p>-60.1368</text:p>
              </table:table-cell>
              <table:table-cell office:value-type="float" office:value="1350.34204">
                <text:p>1350.34204</text:p>
              </table:table-cell>
              <table:table-cell office:value-type="float" office:value="1049.65796">
                <text:p>1049.6579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60.77768">
                <text:p>-60.77768</text:p>
              </table:table-cell>
              <table:table-cell office:value-type="float" office:value="1351.94421">
                <text:p>1351.94421</text:p>
              </table:table-cell>
              <table:table-cell office:value-type="float" office:value="1048.05579">
                <text:p>1048.0557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60.76242">
                <text:p>-60.76242</text:p>
              </table:table-cell>
              <table:table-cell office:value-type="float" office:value="1351.90601">
                <text:p>1351.90601</text:p>
              </table:table-cell>
              <table:table-cell office:value-type="float" office:value="1048.09399">
                <text:p>1048.0939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54.94865">
                <text:p>-54.94865</text:p>
              </table:table-cell>
              <table:table-cell office:value-type="float" office:value="1337.37158">
                <text:p>1337.37158</text:p>
              </table:table-cell>
              <table:table-cell office:value-type="float" office:value="1062.62842">
                <text:p>1062.6284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55.26909">
                <text:p>-55.26909</text:p>
              </table:table-cell>
              <table:table-cell office:value-type="float" office:value="1338.17273">
                <text:p>1338.17273</text:p>
              </table:table-cell>
              <table:table-cell office:value-type="float" office:value="1061.82727">
                <text:p>1061.8272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60.8845">
                <text:p>-60.8845</text:p>
              </table:table-cell>
              <table:table-cell office:value-type="float" office:value="1352.2113">
                <text:p>1352.2113</text:p>
              </table:table-cell>
              <table:table-cell office:value-type="float" office:value="1047.7887">
                <text:p>1047.788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59.4959">
                <text:p>-59.4959</text:p>
              </table:table-cell>
              <table:table-cell office:value-type="float" office:value="1348.73975">
                <text:p>1348.73975</text:p>
              </table:table-cell>
              <table:table-cell office:value-type="float" office:value="1051.26025">
                <text:p>1051.2602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54.35353">
                <text:p>-54.35353</text:p>
              </table:table-cell>
              <table:table-cell office:value-type="float" office:value="1335.88379">
                <text:p>1335.88379</text:p>
              </table:table-cell>
              <table:table-cell office:value-type="float" office:value="1064.11621">
                <text:p>1064.1162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60.41146">
                <text:p>-60.41146</text:p>
              </table:table-cell>
              <table:table-cell office:value-type="float" office:value="1351.02869">
                <text:p>1351.02869</text:p>
              </table:table-cell>
              <table:table-cell office:value-type="float" office:value="1048.97131">
                <text:p>1048.9713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62.99027">
                <text:p>-62.99027</text:p>
              </table:table-cell>
              <table:table-cell office:value-type="float" office:value="1357.47571">
                <text:p>1357.47571</text:p>
              </table:table-cell>
              <table:table-cell office:value-type="float" office:value="1042.52429">
                <text:p>1042.5242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63.84479">
                <text:p>-63.84479</text:p>
              </table:table-cell>
              <table:table-cell office:value-type="float" office:value="1359.61194">
                <text:p>1359.61194</text:p>
              </table:table-cell>
              <table:table-cell office:value-type="float" office:value="1040.38806">
                <text:p>1040.3880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58.44302">
                <text:p>-58.44302</text:p>
              </table:table-cell>
              <table:table-cell office:value-type="float" office:value="1346.10754">
                <text:p>1346.10754</text:p>
              </table:table-cell>
              <table:table-cell office:value-type="float" office:value="1053.89246">
                <text:p>1053.8924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55.77265">
                <text:p>-55.77265</text:p>
              </table:table-cell>
              <table:table-cell office:value-type="float" office:value="1339.43164">
                <text:p>1339.43164</text:p>
              </table:table-cell>
              <table:table-cell office:value-type="float" office:value="1060.56836">
                <text:p>1060.5683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61.57116">
                <text:p>-61.57116</text:p>
              </table:table-cell>
              <table:table-cell office:value-type="float" office:value="1353.92786">
                <text:p>1353.92786</text:p>
              </table:table-cell>
              <table:table-cell office:value-type="float" office:value="1046.07214">
                <text:p>1046.0721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62.77665">
                <text:p>-62.77665</text:p>
              </table:table-cell>
              <table:table-cell office:value-type="float" office:value="1356.94165">
                <text:p>1356.94165</text:p>
              </table:table-cell>
              <table:table-cell office:value-type="float" office:value="1043.05835">
                <text:p>1043.0583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60.54879">
                <text:p>-60.54879</text:p>
              </table:table-cell>
              <table:table-cell office:value-type="float" office:value="1351.37195">
                <text:p>1351.37195</text:p>
              </table:table-cell>
              <table:table-cell office:value-type="float" office:value="1048.62805">
                <text:p>1048.6280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57.5885">
                <text:p>-57.5885</text:p>
              </table:table-cell>
              <table:table-cell office:value-type="float" office:value="1343.97119">
                <text:p>1343.97119</text:p>
              </table:table-cell>
              <table:table-cell office:value-type="float" office:value="1056.02881">
                <text:p>1056.0288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58.8245">
                <text:p>-58.8245</text:p>
              </table:table-cell>
              <table:table-cell office:value-type="float" office:value="1347.06128">
                <text:p>1347.06128</text:p>
              </table:table-cell>
              <table:table-cell office:value-type="float" office:value="1052.93872">
                <text:p>1052.9387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61.26598">
                <text:p>-61.26598</text:p>
              </table:table-cell>
              <table:table-cell office:value-type="float" office:value="1353.16492">
                <text:p>1353.16492</text:p>
              </table:table-cell>
              <table:table-cell office:value-type="float" office:value="1046.83508">
                <text:p>1046.8350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59.99946">
                <text:p>-59.99946</text:p>
              </table:table-cell>
              <table:table-cell office:value-type="float" office:value="1349.99866">
                <text:p>1349.99866</text:p>
              </table:table-cell>
              <table:table-cell office:value-type="float" office:value="1050.00134">
                <text:p>1050.0013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59.34331">
                <text:p>-59.34331</text:p>
              </table:table-cell>
              <table:table-cell office:value-type="float" office:value="1348.35828">
                <text:p>1348.35828</text:p>
              </table:table-cell>
              <table:table-cell office:value-type="float" office:value="1051.64172">
                <text:p>1051.6417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59.05339">
                <text:p>-59.05339</text:p>
              </table:table-cell>
              <table:table-cell office:value-type="float" office:value="1347.63342">
                <text:p>1347.63342</text:p>
              </table:table-cell>
              <table:table-cell office:value-type="float" office:value="1052.36658">
                <text:p>1052.3665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64.01264">
                <text:p>-64.01264</text:p>
              </table:table-cell>
              <table:table-cell office:value-type="float" office:value="1360.03162">
                <text:p>1360.03162</text:p>
              </table:table-cell>
              <table:table-cell office:value-type="float" office:value="1039.96838">
                <text:p>1039.9683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60.25887">
                <text:p>-60.25887</text:p>
              </table:table-cell>
              <table:table-cell office:value-type="float" office:value="1350.64722">
                <text:p>1350.64722</text:p>
              </table:table-cell>
              <table:table-cell office:value-type="float" office:value="1049.35278">
                <text:p>1049.3527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57.90894">
                <text:p>-57.90894</text:p>
              </table:table-cell>
              <table:table-cell office:value-type="float" office:value="1344.77234">
                <text:p>1344.77234</text:p>
              </table:table-cell>
              <table:table-cell office:value-type="float" office:value="1055.22766">
                <text:p>1055.2276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57.43591">
                <text:p>-57.43591</text:p>
              </table:table-cell>
              <table:table-cell office:value-type="float" office:value="1343.58972">
                <text:p>1343.58972</text:p>
              </table:table-cell>
              <table:table-cell office:value-type="float" office:value="1056.41028">
                <text:p>1056.4102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62.01368">
                <text:p>-62.01368</text:p>
              </table:table-cell>
              <table:table-cell office:value-type="float" office:value="1355.03418">
                <text:p>1355.03418</text:p>
              </table:table-cell>
              <table:table-cell office:value-type="float" office:value="1044.96582">
                <text:p>1044.9658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61.75427">
                <text:p>-61.75427</text:p>
              </table:table-cell>
              <table:table-cell office:value-type="float" office:value="1354.38574">
                <text:p>1354.38574</text:p>
              </table:table-cell>
              <table:table-cell office:value-type="float" office:value="1045.61426">
                <text:p>1045.6142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57.9242">
                <text:p>-57.9242</text:p>
              </table:table-cell>
              <table:table-cell office:value-type="float" office:value="1344.81055">
                <text:p>1344.81055</text:p>
              </table:table-cell>
              <table:table-cell office:value-type="float" office:value="1055.18945">
                <text:p>1055.1894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54.41457">
                <text:p>-54.41457</text:p>
              </table:table-cell>
              <table:table-cell office:value-type="float" office:value="1336.03638">
                <text:p>1336.03638</text:p>
              </table:table-cell>
              <table:table-cell office:value-type="float" office:value="1063.96362">
                <text:p>1063.9636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64.47042">
                <text:p>-64.47042</text:p>
              </table:table-cell>
              <table:table-cell office:value-type="float" office:value="1361.17603">
                <text:p>1361.17603</text:p>
              </table:table-cell>
              <table:table-cell office:value-type="float" office:value="1038.82397">
                <text:p>1038.8239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66.25575">
                <text:p>-66.25575</text:p>
              </table:table-cell>
              <table:table-cell office:value-type="float" office:value="1365.6394">
                <text:p>1365.6394</text:p>
              </table:table-cell>
              <table:table-cell office:value-type="float" office:value="1034.3606">
                <text:p>1034.360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61.72375">
                <text:p>-61.72375</text:p>
              </table:table-cell>
              <table:table-cell office:value-type="float" office:value="1354.30933">
                <text:p>1354.30933</text:p>
              </table:table-cell>
              <table:table-cell office:value-type="float" office:value="1045.69067">
                <text:p>1045.6906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66.20998">
                <text:p>-66.20998</text:p>
              </table:table-cell>
              <table:table-cell office:value-type="float" office:value="1365.5249">
                <text:p>1365.5249</text:p>
              </table:table-cell>
              <table:table-cell office:value-type="float" office:value="1034.4751">
                <text:p>1034.475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67.76642">
                <text:p>-67.76642</text:p>
              </table:table-cell>
              <table:table-cell office:value-type="float" office:value="1369.41602">
                <text:p>1369.41602</text:p>
              </table:table-cell>
              <table:table-cell office:value-type="float" office:value="1030.58398">
                <text:p>1030.5839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67.85798">
                <text:p>-67.85798</text:p>
              </table:table-cell>
              <table:table-cell office:value-type="float" office:value="1369.6449">
                <text:p>1369.6449</text:p>
              </table:table-cell>
              <table:table-cell office:value-type="float" office:value="1030.3551">
                <text:p>1030.355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-66.19472">
                <text:p>-66.19472</text:p>
              </table:table-cell>
              <table:table-cell office:value-type="float" office:value="1365.48682">
                <text:p>1365.48682</text:p>
              </table:table-cell>
              <table:table-cell office:value-type="float" office:value="1034.51318">
                <text:p>1034.5131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64.22627">
                <text:p>-64.22627</text:p>
              </table:table-cell>
              <table:table-cell office:value-type="float" office:value="1360.56567">
                <text:p>1360.56567</text:p>
              </table:table-cell>
              <table:table-cell office:value-type="float" office:value="1039.43433">
                <text:p>1039.4343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63.53961">
                <text:p>-63.53961</text:p>
              </table:table-cell>
              <table:table-cell office:value-type="float" office:value="1358.849">
                <text:p>1358.849</text:p>
              </table:table-cell>
              <table:table-cell office:value-type="float" office:value="1041.151">
                <text:p>1041.15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69.13976">
                <text:p>-69.13976</text:p>
              </table:table-cell>
              <table:table-cell office:value-type="float" office:value="1372.84937">
                <text:p>1372.84937</text:p>
              </table:table-cell>
              <table:table-cell office:value-type="float" office:value="1027.15063">
                <text:p>1027.1506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70.6962">
                <text:p>-70.6962</text:p>
              </table:table-cell>
              <table:table-cell office:value-type="float" office:value="1376.74048">
                <text:p>1376.74048</text:p>
              </table:table-cell>
              <table:table-cell office:value-type="float" office:value="1023.25952">
                <text:p>1023.2595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72.7562">
                <text:p>-72.7562</text:p>
              </table:table-cell>
              <table:table-cell office:value-type="float" office:value="1381.8905">
                <text:p>1381.8905</text:p>
              </table:table-cell>
              <table:table-cell office:value-type="float" office:value="1018.1095">
                <text:p>1018.109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69.75012">
                <text:p>-69.75012</text:p>
              </table:table-cell>
              <table:table-cell office:value-type="float" office:value="1374.37524">
                <text:p>1374.37524</text:p>
              </table:table-cell>
              <table:table-cell office:value-type="float" office:value="1025.62476">
                <text:p>1025.6247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71.30656">
                <text:p>-71.30656</text:p>
              </table:table-cell>
              <table:table-cell office:value-type="float" office:value="1378.26636">
                <text:p>1378.26636</text:p>
              </table:table-cell>
              <table:table-cell office:value-type="float" office:value="1021.73358">
                <text:p>1021.7335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68.62094">
                <text:p>-68.62094</text:p>
              </table:table-cell>
              <table:table-cell office:value-type="float" office:value="1371.55237">
                <text:p>1371.55237</text:p>
              </table:table-cell>
              <table:table-cell office:value-type="float" office:value="1028.44763">
                <text:p>1028.4476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67.29338">
                <text:p>-67.29338</text:p>
              </table:table-cell>
              <table:table-cell office:value-type="float" office:value="1368.2334">
                <text:p>1368.2334</text:p>
              </table:table-cell>
              <table:table-cell office:value-type="float" office:value="1031.7666">
                <text:p>1031.766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68.20894">
                <text:p>-68.20894</text:p>
              </table:table-cell>
              <table:table-cell office:value-type="float" office:value="1370.52234">
                <text:p>1370.52234</text:p>
              </table:table-cell>
              <table:table-cell office:value-type="float" office:value="1029.47766">
                <text:p>1029.4776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66.69827">
                <text:p>-66.69827</text:p>
              </table:table-cell>
              <table:table-cell office:value-type="float" office:value="1366.74573">
                <text:p>1366.74573</text:p>
              </table:table-cell>
              <table:table-cell office:value-type="float" office:value="1033.25427">
                <text:p>1033.2542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68.10213">
                <text:p>-68.10213</text:p>
              </table:table-cell>
              <table:table-cell office:value-type="float" office:value="1370.25537">
                <text:p>1370.25537</text:p>
              </table:table-cell>
              <table:table-cell office:value-type="float" office:value="1029.74463">
                <text:p>1029.7446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68.19368">
                <text:p>-68.19368</text:p>
              </table:table-cell>
              <table:table-cell office:value-type="float" office:value="1370.48425">
                <text:p>1370.48425</text:p>
              </table:table-cell>
              <table:table-cell office:value-type="float" office:value="1029.51575">
                <text:p>1029.5157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72.16109">
                <text:p>-72.16109</text:p>
              </table:table-cell>
              <table:table-cell office:value-type="float" office:value="1380.40271">
                <text:p>1380.40271</text:p>
              </table:table-cell>
              <table:table-cell office:value-type="float" office:value="1019.59729">
                <text:p>1019.5972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77.42553">
                <text:p>-77.42553</text:p>
              </table:table-cell>
              <table:table-cell office:value-type="float" office:value="1393.56384">
                <text:p>1393.56384</text:p>
              </table:table-cell>
              <table:table-cell office:value-type="float" office:value="1006.43616">
                <text:p>1006.4361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77.94434">
                <text:p>-77.94434</text:p>
              </table:table-cell>
              <table:table-cell office:value-type="float" office:value="1394.86084">
                <text:p>1394.86084</text:p>
              </table:table-cell>
              <table:table-cell office:value-type="float" office:value="1005.13916">
                <text:p>1005.1391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71.9322">
                <text:p>-71.9322</text:p>
              </table:table-cell>
              <table:table-cell office:value-type="float" office:value="1379.83044">
                <text:p>1379.83044</text:p>
              </table:table-cell>
              <table:table-cell office:value-type="float" office:value="1020.16949">
                <text:p>1020.1694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62.91398">
                <text:p>-62.91398</text:p>
              </table:table-cell>
              <table:table-cell office:value-type="float" office:value="1357.28491">
                <text:p>1357.28491</text:p>
              </table:table-cell>
              <table:table-cell office:value-type="float" office:value="1042.71509">
                <text:p>1042.7150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62.65457">
                <text:p>-62.65457</text:p>
              </table:table-cell>
              <table:table-cell office:value-type="float" office:value="1356.63647">
                <text:p>1356.63647</text:p>
              </table:table-cell>
              <table:table-cell office:value-type="float" office:value="1043.36353">
                <text:p>1043.3635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65.73694">
                <text:p>-65.73694</text:p>
              </table:table-cell>
              <table:table-cell office:value-type="float" office:value="1364.34229">
                <text:p>1364.34229</text:p>
              </table:table-cell>
              <table:table-cell office:value-type="float" office:value="1035.65771">
                <text:p>1035.6577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71.26079">
                <text:p>-71.26079</text:p>
              </table:table-cell>
              <table:table-cell office:value-type="float" office:value="1378.15198">
                <text:p>1378.15198</text:p>
              </table:table-cell>
              <table:table-cell office:value-type="float" office:value="1021.84802">
                <text:p>1021.8480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69.13976">
                <text:p>-69.13976</text:p>
              </table:table-cell>
              <table:table-cell office:value-type="float" office:value="1372.84937">
                <text:p>1372.84937</text:p>
              </table:table-cell>
              <table:table-cell office:value-type="float" office:value="1027.15063">
                <text:p>1027.1506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69.24657">
                <text:p>-69.24657</text:p>
              </table:table-cell>
              <table:table-cell office:value-type="float" office:value="1373.11646">
                <text:p>1373.11646</text:p>
              </table:table-cell>
              <table:table-cell office:value-type="float" office:value="1026.88354">
                <text:p>1026.8835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69.8722">
                <text:p>-69.8722</text:p>
              </table:table-cell>
              <table:table-cell office:value-type="float" office:value="1374.68054">
                <text:p>1374.68054</text:p>
              </table:table-cell>
              <table:table-cell office:value-type="float" office:value="1025.31946">
                <text:p>1025.3194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-71.27605">
                <text:p>-71.27605</text:p>
              </table:table-cell>
              <table:table-cell office:value-type="float" office:value="1378.19006">
                <text:p>1378.19006</text:p>
              </table:table-cell>
              <table:table-cell office:value-type="float" office:value="1021.80988">
                <text:p>1021.8098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64.9282">
                <text:p>-64.9282</text:p>
              </table:table-cell>
              <table:table-cell office:value-type="float" office:value="1362.32056">
                <text:p>1362.32056</text:p>
              </table:table-cell>
              <table:table-cell office:value-type="float" office:value="1037.67944">
                <text:p>1037.6794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-65.79797">
                <text:p>-65.79797</text:p>
              </table:table-cell>
              <table:table-cell office:value-type="float" office:value="1364.49487">
                <text:p>1364.49487</text:p>
              </table:table-cell>
              <table:table-cell office:value-type="float" office:value="1035.50513">
                <text:p>1035.5051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-64.21101">
                <text:p>-64.21101</text:p>
              </table:table-cell>
              <table:table-cell office:value-type="float" office:value="1360.52759">
                <text:p>1360.52759</text:p>
              </table:table-cell>
              <table:table-cell office:value-type="float" office:value="1039.47241">
                <text:p>1039.4724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-66.43887">
                <text:p>-66.43887</text:p>
              </table:table-cell>
              <table:table-cell office:value-type="float" office:value="1366.09717">
                <text:p>1366.09717</text:p>
              </table:table-cell>
              <table:table-cell office:value-type="float" office:value="1033.90283">
                <text:p>1033.9028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-72.42049">
                <text:p>-72.42049</text:p>
              </table:table-cell>
              <table:table-cell office:value-type="float" office:value="1381.05127">
                <text:p>1381.05127</text:p>
              </table:table-cell>
              <table:table-cell office:value-type="float" office:value="1018.94879">
                <text:p>1018.9487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69.84168">
                <text:p>-69.84168</text:p>
              </table:table-cell>
              <table:table-cell office:value-type="float" office:value="1374.60425">
                <text:p>1374.60425</text:p>
              </table:table-cell>
              <table:table-cell office:value-type="float" office:value="1025.39575">
                <text:p>1025.3957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67.30864">
                <text:p>-67.30864</text:p>
              </table:table-cell>
              <table:table-cell office:value-type="float" office:value="1368.27161">
                <text:p>1368.27161</text:p>
              </table:table-cell>
              <table:table-cell office:value-type="float" office:value="1031.72839">
                <text:p>1031.7283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-65.17235">
                <text:p>-65.17235</text:p>
              </table:table-cell>
              <table:table-cell office:value-type="float" office:value="1362.93091">
                <text:p>1362.93091</text:p>
              </table:table-cell>
              <table:table-cell office:value-type="float" office:value="1037.06909">
                <text:p>1037.0690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-63.03605">
                <text:p>-63.03605</text:p>
              </table:table-cell>
              <table:table-cell office:value-type="float" office:value="1357.59009">
                <text:p>1357.59009</text:p>
              </table:table-cell>
              <table:table-cell office:value-type="float" office:value="1042.40991">
                <text:p>1042.4099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-66.04212">
                <text:p>-66.04212</text:p>
              </table:table-cell>
              <table:table-cell office:value-type="float" office:value="1365.10535">
                <text:p>1365.10535</text:p>
              </table:table-cell>
              <table:table-cell office:value-type="float" office:value="1034.89465">
                <text:p>1034.8946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-68.08687">
                <text:p>-68.08687</text:p>
              </table:table-cell>
              <table:table-cell office:value-type="float" office:value="1370.21716">
                <text:p>1370.21716</text:p>
              </table:table-cell>
              <table:table-cell office:value-type="float" office:value="1029.78284">
                <text:p>1029.7828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-64.89768">
                <text:p>-64.89768</text:p>
              </table:table-cell>
              <table:table-cell office:value-type="float" office:value="1362.24426">
                <text:p>1362.24426</text:p>
              </table:table-cell>
              <table:table-cell office:value-type="float" office:value="1037.75574">
                <text:p>1037.7557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-64.19576">
                <text:p>-64.19576</text:p>
              </table:table-cell>
              <table:table-cell office:value-type="float" office:value="1360.48938">
                <text:p>1360.48938</text:p>
              </table:table-cell>
              <table:table-cell office:value-type="float" office:value="1039.51062">
                <text:p>1039.5106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-68.81931">
                <text:p>-68.81931</text:p>
              </table:table-cell>
              <table:table-cell office:value-type="float" office:value="1372.04822">
                <text:p>1372.04822</text:p>
              </table:table-cell>
              <table:table-cell office:value-type="float" office:value="1027.95178">
                <text:p>1027.9517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-66.45412">
                <text:p>-66.45412</text:p>
              </table:table-cell>
              <table:table-cell office:value-type="float" office:value="1366.13525">
                <text:p>1366.13525</text:p>
              </table:table-cell>
              <table:table-cell office:value-type="float" office:value="1033.86475">
                <text:p>1033.8647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-63.6922">
                <text:p>-63.6922</text:p>
              </table:table-cell>
              <table:table-cell office:value-type="float" office:value="1359.23047">
                <text:p>1359.23047</text:p>
              </table:table-cell>
              <table:table-cell office:value-type="float" office:value="1040.76953">
                <text:p>1040.7695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-58.29042">
                <text:p>-58.29042</text:p>
              </table:table-cell>
              <table:table-cell office:value-type="float" office:value="1345.72607">
                <text:p>1345.72607</text:p>
              </table:table-cell>
              <table:table-cell office:value-type="float" office:value="1054.27393">
                <text:p>1054.2739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-57.39013">
                <text:p>-57.39013</text:p>
              </table:table-cell>
              <table:table-cell office:value-type="float" office:value="1343.47534">
                <text:p>1343.47534</text:p>
              </table:table-cell>
              <table:table-cell office:value-type="float" office:value="1056.52466">
                <text:p>1056.5246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-60.38094">
                <text:p>-60.38094</text:p>
              </table:table-cell>
              <table:table-cell office:value-type="float" office:value="1350.95239">
                <text:p>1350.95239</text:p>
              </table:table-cell>
              <table:table-cell office:value-type="float" office:value="1049.04761">
                <text:p>1049.0476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-60.70139">
                <text:p>-60.70139</text:p>
              </table:table-cell>
              <table:table-cell office:value-type="float" office:value="1351.75342">
                <text:p>1351.75342</text:p>
              </table:table-cell>
              <table:table-cell office:value-type="float" office:value="1048.24658">
                <text:p>1048.2465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-59.45013">
                <text:p>-59.45013</text:p>
              </table:table-cell>
              <table:table-cell office:value-type="float" office:value="1348.62537">
                <text:p>1348.62537</text:p>
              </table:table-cell>
              <table:table-cell office:value-type="float" office:value="1051.37463">
                <text:p>1051.3746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-57.11546">
                <text:p>-57.11546</text:p>
              </table:table-cell>
              <table:table-cell office:value-type="float" office:value="1342.7887">
                <text:p>1342.7887</text:p>
              </table:table-cell>
              <table:table-cell office:value-type="float" office:value="1057.2113">
                <text:p>1057.211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-55.3759">
                <text:p>-55.3759</text:p>
              </table:table-cell>
              <table:table-cell office:value-type="float" office:value="1338.43982">
                <text:p>1338.43982</text:p>
              </table:table-cell>
              <table:table-cell office:value-type="float" office:value="1061.56018">
                <text:p>1061.5601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-56.48983">
                <text:p>-56.48983</text:p>
              </table:table-cell>
              <table:table-cell office:value-type="float" office:value="1341.22461">
                <text:p>1341.22461</text:p>
              </table:table-cell>
              <table:table-cell office:value-type="float" office:value="1058.77539">
                <text:p>1058.7753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-55.0402">
                <text:p>-55.0402</text:p>
              </table:table-cell>
              <table:table-cell office:value-type="float" office:value="1337.60046">
                <text:p>1337.60046</text:p>
              </table:table-cell>
              <table:table-cell office:value-type="float" office:value="1062.39954">
                <text:p>1062.3995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-49.16539">
                <text:p>-49.16539</text:p>
              </table:table-cell>
              <table:table-cell office:value-type="float" office:value="1322.91345">
                <text:p>1322.91345</text:p>
              </table:table-cell>
              <table:table-cell office:value-type="float" office:value="1077.08655">
                <text:p>1077.0865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-46.44924">
                <text:p>-46.44924</text:p>
              </table:table-cell>
              <table:table-cell office:value-type="float" office:value="1316.12305">
                <text:p>1316.12305</text:p>
              </table:table-cell>
              <table:table-cell office:value-type="float" office:value="1083.87695">
                <text:p>1083.8769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-56.50509">
                <text:p>-56.50509</text:p>
              </table:table-cell>
              <table:table-cell office:value-type="float" office:value="1341.2627">
                <text:p>1341.2627</text:p>
              </table:table-cell>
              <table:table-cell office:value-type="float" office:value="1058.7373">
                <text:p>1058.737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-57.78687">
                <text:p>-57.78687</text:p>
              </table:table-cell>
              <table:table-cell office:value-type="float" office:value="1344.46716">
                <text:p>1344.46716</text:p>
              </table:table-cell>
              <table:table-cell office:value-type="float" office:value="1055.53284">
                <text:p>1055.5328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-52.41561">
                <text:p>-52.41561</text:p>
              </table:table-cell>
              <table:table-cell office:value-type="float" office:value="1331.03906">
                <text:p>1331.03906</text:p>
              </table:table-cell>
              <table:table-cell office:value-type="float" office:value="1068.96094">
                <text:p>1068.9609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-47.95991">
                <text:p>-47.95991</text:p>
              </table:table-cell>
              <table:table-cell office:value-type="float" office:value="1319.89978">
                <text:p>1319.89978</text:p>
              </table:table-cell>
              <table:table-cell office:value-type="float" office:value="1080.10022">
                <text:p>1080.1002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-50.12672">
                <text:p>-50.12672</text:p>
              </table:table-cell>
              <table:table-cell office:value-type="float" office:value="1325.31677">
                <text:p>1325.31677</text:p>
              </table:table-cell>
              <table:table-cell office:value-type="float" office:value="1074.68323">
                <text:p>1074.6832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-50.79813">
                <text:p>-50.79813</text:p>
              </table:table-cell>
              <table:table-cell office:value-type="float" office:value="1326.99536">
                <text:p>1326.99536</text:p>
              </table:table-cell>
              <table:table-cell office:value-type="float" office:value="1073.00464">
                <text:p>1073.0046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-45.13695">
                <text:p>-45.13695</text:p>
              </table:table-cell>
              <table:table-cell office:value-type="float" office:value="1312.84241">
                <text:p>1312.84241</text:p>
              </table:table-cell>
              <table:table-cell office:value-type="float" office:value="1087.15759">
                <text:p>1087.1575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-40.10139">
                <text:p>-40.10139</text:p>
              </table:table-cell>
              <table:table-cell office:value-type="float" office:value="1300.25342">
                <text:p>1300.25342</text:p>
              </table:table-cell>
              <table:table-cell office:value-type="float" office:value="1099.74658">
                <text:p>1099.7465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-45.74731">
                <text:p>-45.74731</text:p>
              </table:table-cell>
              <table:table-cell office:value-type="float" office:value="1314.36829">
                <text:p>1314.36829</text:p>
              </table:table-cell>
              <table:table-cell office:value-type="float" office:value="1085.63171">
                <text:p>1085.6317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-55.57428">
                <text:p>-55.57428</text:p>
              </table:table-cell>
              <table:table-cell office:value-type="float" office:value="1338.93567">
                <text:p>1338.93567</text:p>
              </table:table-cell>
              <table:table-cell office:value-type="float" office:value="1061.06433">
                <text:p>1061.0643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-56.74924">
                <text:p>-56.74924</text:p>
              </table:table-cell>
              <table:table-cell office:value-type="float" office:value="1341.87305">
                <text:p>1341.87305</text:p>
              </table:table-cell>
              <table:table-cell office:value-type="float" office:value="1058.12695">
                <text:p>1058.1269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-52.93443">
                <text:p>-52.93443</text:p>
              </table:table-cell>
              <table:table-cell office:value-type="float" office:value="1332.33606">
                <text:p>1332.33606</text:p>
              </table:table-cell>
              <table:table-cell office:value-type="float" office:value="1067.66394">
                <text:p>1067.6639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53.62109">
                <text:p>-53.62109</text:p>
              </table:table-cell>
              <table:table-cell office:value-type="float" office:value="1334.05273">
                <text:p>1334.05273</text:p>
              </table:table-cell>
              <table:table-cell office:value-type="float" office:value="1065.94727">
                <text:p>1065.9472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-52.47665">
                <text:p>-52.47665</text:p>
              </table:table-cell>
              <table:table-cell office:value-type="float" office:value="1331.19165">
                <text:p>1331.19165</text:p>
              </table:table-cell>
              <table:table-cell office:value-type="float" office:value="1068.80835">
                <text:p>1068.8083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-48.81443">
                <text:p>-48.81443</text:p>
              </table:table-cell>
              <table:table-cell office:value-type="float" office:value="1322.03601">
                <text:p>1322.03601</text:p>
              </table:table-cell>
              <table:table-cell office:value-type="float" office:value="1077.96399">
                <text:p>1077.9639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-45.48791">
                <text:p>-45.48791</text:p>
              </table:table-cell>
              <table:table-cell office:value-type="float" office:value="1313.71973">
                <text:p>1313.71973</text:p>
              </table:table-cell>
              <table:table-cell office:value-type="float" office:value="1086.28027">
                <text:p>1086.2802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49.72998">
                <text:p>-49.72998</text:p>
              </table:table-cell>
              <table:table-cell office:value-type="float" office:value="1324.32495">
                <text:p>1324.32495</text:p>
              </table:table-cell>
              <table:table-cell office:value-type="float" office:value="1075.67505">
                <text:p>1075.6750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-58.24464">
                <text:p>-58.24464</text:p>
              </table:table-cell>
              <table:table-cell office:value-type="float" office:value="1345.61157">
                <text:p>1345.61157</text:p>
              </table:table-cell>
              <table:table-cell office:value-type="float" office:value="1054.38843">
                <text:p>1054.3884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-50.37087">
                <text:p>-50.37087</text:p>
              </table:table-cell>
              <table:table-cell office:value-type="float" office:value="1325.92712">
                <text:p>1325.92712</text:p>
              </table:table-cell>
              <table:table-cell office:value-type="float" office:value="1074.07288">
                <text:p>1074.0728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-48.32613">
                <text:p>-48.32613</text:p>
              </table:table-cell>
              <table:table-cell office:value-type="float" office:value="1320.81531">
                <text:p>1320.81531</text:p>
              </table:table-cell>
              <table:table-cell office:value-type="float" office:value="1079.18469">
                <text:p>1079.1846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-56.96287">
                <text:p>-56.96287</text:p>
              </table:table-cell>
              <table:table-cell office:value-type="float" office:value="1342.40723">
                <text:p>1342.40723</text:p>
              </table:table-cell>
              <table:table-cell office:value-type="float" office:value="1057.59277">
                <text:p>1057.5927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-49.39428">
                <text:p>-49.39428</text:p>
              </table:table-cell>
              <table:table-cell office:value-type="float" office:value="1323.48572">
                <text:p>1323.48572</text:p>
              </table:table-cell>
              <table:table-cell office:value-type="float" office:value="1076.51428">
                <text:p>1076.5142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-47.22746">
                <text:p>-47.22746</text:p>
              </table:table-cell>
              <table:table-cell office:value-type="float" office:value="1318.0686">
                <text:p>1318.0686</text:p>
              </table:table-cell>
              <table:table-cell office:value-type="float" office:value="1081.9314">
                <text:p>1081.931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-52.81235">
                <text:p>-52.81235</text:p>
              </table:table-cell>
              <table:table-cell office:value-type="float" office:value="1332.03088">
                <text:p>1332.03088</text:p>
              </table:table-cell>
              <table:table-cell office:value-type="float" office:value="1067.96912">
                <text:p>1067.9691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-58.0005">
                <text:p>-58.0005</text:p>
              </table:table-cell>
              <table:table-cell office:value-type="float" office:value="1345.00122">
                <text:p>1345.00122</text:p>
              </table:table-cell>
              <table:table-cell office:value-type="float" office:value="1054.99878">
                <text:p>1054.9987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-53.07176">
                <text:p>-53.07176</text:p>
              </table:table-cell>
              <table:table-cell office:value-type="float" office:value="1332.67944">
                <text:p>1332.67944</text:p>
              </table:table-cell>
              <table:table-cell office:value-type="float" office:value="1067.32056">
                <text:p>1067.3205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-48.09724">
                <text:p>-48.09724</text:p>
              </table:table-cell>
              <table:table-cell office:value-type="float" office:value="1320.24304">
                <text:p>1320.24304</text:p>
              </table:table-cell>
              <table:table-cell office:value-type="float" office:value="1079.75696">
                <text:p>1079.7569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-56.2762">
                <text:p>-56.2762</text:p>
              </table:table-cell>
              <table:table-cell office:value-type="float" office:value="1340.69055">
                <text:p>1340.69055</text:p>
              </table:table-cell>
              <table:table-cell office:value-type="float" office:value="1059.30945">
                <text:p>1059.3094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-55.39117">
                <text:p>-55.39117</text:p>
              </table:table-cell>
              <table:table-cell office:value-type="float" office:value="1338.47791">
                <text:p>1338.47791</text:p>
              </table:table-cell>
              <table:table-cell office:value-type="float" office:value="1061.52209">
                <text:p>1061.5220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45.85413">
                <text:p>-45.85413</text:p>
              </table:table-cell>
              <table:table-cell office:value-type="float" office:value="1314.63538">
                <text:p>1314.63538</text:p>
              </table:table-cell>
              <table:table-cell office:value-type="float" office:value="1085.36462">
                <text:p>1085.3646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-52.62924">
                <text:p>-52.62924</text:p>
              </table:table-cell>
              <table:table-cell office:value-type="float" office:value="1331.57312">
                <text:p>1331.57312</text:p>
              </table:table-cell>
              <table:table-cell office:value-type="float" office:value="1068.42688">
                <text:p>1068.4268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55.63531">
                <text:p>-55.63531</text:p>
              </table:table-cell>
              <table:table-cell office:value-type="float" office:value="1339.08826">
                <text:p>1339.08826</text:p>
              </table:table-cell>
              <table:table-cell office:value-type="float" office:value="1060.91174">
                <text:p>1060.9117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-55.31487">
                <text:p>-55.31487</text:p>
              </table:table-cell>
              <table:table-cell office:value-type="float" office:value="1338.28723">
                <text:p>1338.28723</text:p>
              </table:table-cell>
              <table:table-cell office:value-type="float" office:value="1061.71277">
                <text:p>1061.7127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-50.63028">
                <text:p>-50.63028</text:p>
              </table:table-cell>
              <table:table-cell office:value-type="float" office:value="1326.57568">
                <text:p>1326.57568</text:p>
              </table:table-cell>
              <table:table-cell office:value-type="float" office:value="1073.42432">
                <text:p>1073.4243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-48.37191">
                <text:p>-48.37191</text:p>
              </table:table-cell>
              <table:table-cell office:value-type="float" office:value="1320.92981">
                <text:p>1320.92981</text:p>
              </table:table-cell>
              <table:table-cell office:value-type="float" office:value="1079.07019">
                <text:p>1079.0701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-43.61102">
                <text:p>-43.61102</text:p>
              </table:table-cell>
              <table:table-cell office:value-type="float" office:value="1309.02759">
                <text:p>1309.02759</text:p>
              </table:table-cell>
              <table:table-cell office:value-type="float" office:value="1090.97241">
                <text:p>1090.9724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-46.69339">
                <text:p>-46.69339</text:p>
              </table:table-cell>
              <table:table-cell office:value-type="float" office:value="1316.73352">
                <text:p>1316.73352</text:p>
              </table:table-cell>
              <table:table-cell office:value-type="float" office:value="1083.26648">
                <text:p>1083.2664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-47.83783">
                <text:p>-47.83783</text:p>
              </table:table-cell>
              <table:table-cell office:value-type="float" office:value="1319.5946">
                <text:p>1319.5946</text:p>
              </table:table-cell>
              <table:table-cell office:value-type="float" office:value="1080.4054">
                <text:p>1080.405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-52.21724">
                <text:p>-52.21724</text:p>
              </table:table-cell>
              <table:table-cell office:value-type="float" office:value="1330.54309">
                <text:p>1330.54309</text:p>
              </table:table-cell>
              <table:table-cell office:value-type="float" office:value="1069.45691">
                <text:p>1069.4569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-49.54687">
                <text:p>-49.54687</text:p>
              </table:table-cell>
              <table:table-cell office:value-type="float" office:value="1323.86719">
                <text:p>1323.86719</text:p>
              </table:table-cell>
              <table:table-cell office:value-type="float" office:value="1076.13281">
                <text:p>1076.1328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-45.99146">
                <text:p>-45.99146</text:p>
              </table:table-cell>
              <table:table-cell office:value-type="float" office:value="1314.97864">
                <text:p>1314.97864</text:p>
              </table:table-cell>
              <table:table-cell office:value-type="float" office:value="1085.02136">
                <text:p>1085.0213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-50.69131">
                <text:p>-50.69131</text:p>
              </table:table-cell>
              <table:table-cell office:value-type="float" office:value="1326.72827">
                <text:p>1326.72827</text:p>
              </table:table-cell>
              <table:table-cell office:value-type="float" office:value="1073.27173">
                <text:p>1073.2717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-55.02494">
                <text:p>-55.02494</text:p>
              </table:table-cell>
              <table:table-cell office:value-type="float" office:value="1337.56238">
                <text:p>1337.56238</text:p>
              </table:table-cell>
              <table:table-cell office:value-type="float" office:value="1062.43762">
                <text:p>1062.4376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48.4482">
                <text:p>-48.4482</text:p>
              </table:table-cell>
              <table:table-cell office:value-type="float" office:value="1321.12048">
                <text:p>1321.12048</text:p>
              </table:table-cell>
              <table:table-cell office:value-type="float" office:value="1078.87952">
                <text:p>1078.8795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-44.35872">
                <text:p>-44.35872</text:p>
              </table:table-cell>
              <table:table-cell office:value-type="float" office:value="1310.89685">
                <text:p>1310.89685</text:p>
              </table:table-cell>
              <table:table-cell office:value-type="float" office:value="1089.10315">
                <text:p>1089.1031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-45.99146">
                <text:p>-45.99146</text:p>
              </table:table-cell>
              <table:table-cell office:value-type="float" office:value="1314.97864">
                <text:p>1314.97864</text:p>
              </table:table-cell>
              <table:table-cell office:value-type="float" office:value="1085.02136">
                <text:p>1085.0213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-46.40347">
                <text:p>-46.40347</text:p>
              </table:table-cell>
              <table:table-cell office:value-type="float" office:value="1316.00867">
                <text:p>1316.00867</text:p>
              </table:table-cell>
              <table:table-cell office:value-type="float" office:value="1083.99133">
                <text:p>1083.9913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40.13191">
                <text:p>-40.13191</text:p>
              </table:table-cell>
              <table:table-cell office:value-type="float" office:value="1300.32971">
                <text:p>1300.32971</text:p>
              </table:table-cell>
              <table:table-cell office:value-type="float" office:value="1099.67029">
                <text:p>1099.6702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-44.28243">
                <text:p>-44.28243</text:p>
              </table:table-cell>
              <table:table-cell office:value-type="float" office:value="1310.70605">
                <text:p>1310.70605</text:p>
              </table:table-cell>
              <table:table-cell office:value-type="float" office:value="1089.29395">
                <text:p>1089.2939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-51.63739">
                <text:p>-51.63739</text:p>
              </table:table-cell>
              <table:table-cell office:value-type="float" office:value="1329.09351">
                <text:p>1329.09351</text:p>
              </table:table-cell>
              <table:table-cell office:value-type="float" office:value="1070.90649">
                <text:p>1070.9064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-43.2448">
                <text:p>-43.2448</text:p>
              </table:table-cell>
              <table:table-cell office:value-type="float" office:value="1308.11194">
                <text:p>1308.11194</text:p>
              </table:table-cell>
              <table:table-cell office:value-type="float" office:value="1091.88806">
                <text:p>1091.8880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-38.69754">
                <text:p>-38.69754</text:p>
              </table:table-cell>
              <table:table-cell office:value-type="float" office:value="1296.7439">
                <text:p>1296.7439</text:p>
              </table:table-cell>
              <table:table-cell office:value-type="float" office:value="1103.2561">
                <text:p>1103.256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-44.90806">
                <text:p>-44.90806</text:p>
              </table:table-cell>
              <table:table-cell office:value-type="float" office:value="1312.27014">
                <text:p>1312.27014</text:p>
              </table:table-cell>
              <table:table-cell office:value-type="float" office:value="1087.72986">
                <text:p>1087.7298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-43.83991">
                <text:p>-43.83991</text:p>
              </table:table-cell>
              <table:table-cell office:value-type="float" office:value="1309.59973">
                <text:p>1309.59973</text:p>
              </table:table-cell>
              <table:table-cell office:value-type="float" office:value="1090.40027">
                <text:p>1090.4002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-38.74332">
                <text:p>-38.74332</text:p>
              </table:table-cell>
              <table:table-cell office:value-type="float" office:value="1296.85828">
                <text:p>1296.85828</text:p>
              </table:table-cell>
              <table:table-cell office:value-type="float" office:value="1103.14172">
                <text:p>1103.1417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43.94672">
                <text:p>-43.94672</text:p>
              </table:table-cell>
              <table:table-cell office:value-type="float" office:value="1309.86682">
                <text:p>1309.86682</text:p>
              </table:table-cell>
              <table:table-cell office:value-type="float" office:value="1090.13318">
                <text:p>1090.1331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-44.4808">
                <text:p>-44.4808</text:p>
              </table:table-cell>
              <table:table-cell office:value-type="float" office:value="1311.20203">
                <text:p>1311.20203</text:p>
              </table:table-cell>
              <table:table-cell office:value-type="float" office:value="1088.79797">
                <text:p>1088.7979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-35.23369">
                <text:p>-35.23369</text:p>
              </table:table-cell>
              <table:table-cell office:value-type="float" office:value="1288.08423">
                <text:p>1288.08423</text:p>
              </table:table-cell>
              <table:table-cell office:value-type="float" office:value="1111.91577">
                <text:p>1111.9157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-39.10954">
                <text:p>-39.10954</text:p>
              </table:table-cell>
              <table:table-cell office:value-type="float" office:value="1297.7738">
                <text:p>1297.7738</text:p>
              </table:table-cell>
              <table:table-cell office:value-type="float" office:value="1102.2262">
                <text:p>1102.226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-41.82569">
                <text:p>-41.82569</text:p>
              </table:table-cell>
              <table:table-cell office:value-type="float" office:value="1304.56421">
                <text:p>1304.56421</text:p>
              </table:table-cell>
              <table:table-cell office:value-type="float" office:value="1095.43579">
                <text:p>1095.4357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-39.84198">
                <text:p>-39.84198</text:p>
              </table:table-cell>
              <table:table-cell office:value-type="float" office:value="1299.60498">
                <text:p>1299.60498</text:p>
              </table:table-cell>
              <table:table-cell office:value-type="float" office:value="1100.39502">
                <text:p>1100.3950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-37.87354">
                <text:p>-37.87354</text:p>
              </table:table-cell>
              <table:table-cell office:value-type="float" office:value="1294.68384">
                <text:p>1294.68384</text:p>
              </table:table-cell>
              <table:table-cell office:value-type="float" office:value="1105.31616">
                <text:p>1105.3161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46.76969">
                <text:p>-46.76969</text:p>
              </table:table-cell>
              <table:table-cell office:value-type="float" office:value="1316.92419">
                <text:p>1316.92419</text:p>
              </table:table-cell>
              <table:table-cell office:value-type="float" office:value="1083.07581">
                <text:p>1083.0758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-38.94169">
                <text:p>-38.94169</text:p>
              </table:table-cell>
              <table:table-cell office:value-type="float" office:value="1297.35425">
                <text:p>1297.35425</text:p>
              </table:table-cell>
              <table:table-cell office:value-type="float" office:value="1102.64575">
                <text:p>1102.6457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-44.1451">
                <text:p>-44.1451</text:p>
              </table:table-cell>
              <table:table-cell office:value-type="float" office:value="1310.36279">
                <text:p>1310.36279</text:p>
              </table:table-cell>
              <table:table-cell office:value-type="float" office:value="1089.63721">
                <text:p>1089.6372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-45.57946">
                <text:p>-45.57946</text:p>
              </table:table-cell>
              <table:table-cell office:value-type="float" office:value="1313.94861">
                <text:p>1313.94861</text:p>
              </table:table-cell>
              <table:table-cell office:value-type="float" office:value="1086.05139">
                <text:p>1086.0513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-41.1085">
                <text:p>-41.1085</text:p>
              </table:table-cell>
              <table:table-cell office:value-type="float" office:value="1302.77124">
                <text:p>1302.77124</text:p>
              </table:table-cell>
              <table:table-cell office:value-type="float" office:value="1097.22876">
                <text:p>1097.2287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-34.86747">
                <text:p>-34.86747</text:p>
              </table:table-cell>
              <table:table-cell office:value-type="float" office:value="1287.1687">
                <text:p>1287.1687</text:p>
              </table:table-cell>
              <table:table-cell office:value-type="float" office:value="1112.8313">
                <text:p>1112.831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-40.22346">
                <text:p>-40.22346</text:p>
              </table:table-cell>
              <table:table-cell office:value-type="float" office:value="1300.55872">
                <text:p>1300.55872</text:p>
              </table:table-cell>
              <table:table-cell office:value-type="float" office:value="1099.44128">
                <text:p>1099.4412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-41.36791">
                <text:p>-41.36791</text:p>
              </table:table-cell>
              <table:table-cell office:value-type="float" office:value="1303.4198">
                <text:p>1303.4198</text:p>
              </table:table-cell>
              <table:table-cell office:value-type="float" office:value="1096.5802">
                <text:p>1096.580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-31.76984">
                <text:p>-31.76984</text:p>
              </table:table-cell>
              <table:table-cell office:value-type="float" office:value="1279.42456">
                <text:p>1279.42456</text:p>
              </table:table-cell>
              <table:table-cell office:value-type="float" office:value="1120.57544">
                <text:p>1120.5754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-40.7728">
                <text:p>-40.7728</text:p>
              </table:table-cell>
              <table:table-cell office:value-type="float" office:value="1301.93201">
                <text:p>1301.93201</text:p>
              </table:table-cell>
              <table:table-cell office:value-type="float" office:value="1098.06799">
                <text:p>1098.0679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-46.57132">
                <text:p>-46.57132</text:p>
              </table:table-cell>
              <table:table-cell office:value-type="float" office:value="1316.42834">
                <text:p>1316.42834</text:p>
              </table:table-cell>
              <table:table-cell office:value-type="float" office:value="1083.57166">
                <text:p>1083.5716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-37.26317">
                <text:p>-37.26317</text:p>
              </table:table-cell>
              <table:table-cell office:value-type="float" office:value="1293.15796">
                <text:p>1293.15796</text:p>
              </table:table-cell>
              <table:table-cell office:value-type="float" office:value="1106.84204">
                <text:p>1106.8420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-40.33028">
                <text:p>-40.33028</text:p>
              </table:table-cell>
              <table:table-cell office:value-type="float" office:value="1300.82568">
                <text:p>1300.82568</text:p>
              </table:table-cell>
              <table:table-cell office:value-type="float" office:value="1099.17432">
                <text:p>1099.1743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-41.12376">
                <text:p>-41.12376</text:p>
              </table:table-cell>
              <table:table-cell office:value-type="float" office:value="1302.80945">
                <text:p>1302.80945</text:p>
              </table:table-cell>
              <table:table-cell office:value-type="float" office:value="1097.19055">
                <text:p>1097.1905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-31.76984">
                <text:p>-31.76984</text:p>
              </table:table-cell>
              <table:table-cell office:value-type="float" office:value="1279.42456">
                <text:p>1279.42456</text:p>
              </table:table-cell>
              <table:table-cell office:value-type="float" office:value="1120.57544">
                <text:p>1120.5754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-30.07606">
                <text:p>-30.07606</text:p>
              </table:table-cell>
              <table:table-cell office:value-type="float" office:value="1275.19019">
                <text:p>1275.19019</text:p>
              </table:table-cell>
              <table:table-cell office:value-type="float" office:value="1124.80981">
                <text:p>1124.8098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-34.88272">
                <text:p>-34.88272</text:p>
              </table:table-cell>
              <table:table-cell office:value-type="float" office:value="1287.20679">
                <text:p>1287.20679</text:p>
              </table:table-cell>
              <table:table-cell office:value-type="float" office:value="1112.79321">
                <text:p>1112.7932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-26.16969">
                <text:p>-26.16969</text:p>
              </table:table-cell>
              <table:table-cell office:value-type="float" office:value="1265.42419">
                <text:p>1265.42419</text:p>
              </table:table-cell>
              <table:table-cell office:value-type="float" office:value="1134.57581">
                <text:p>1134.5758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-27.00895">
                <text:p>-27.00895</text:p>
              </table:table-cell>
              <table:table-cell office:value-type="float" office:value="1267.52234">
                <text:p>1267.52234</text:p>
              </table:table-cell>
              <table:table-cell office:value-type="float" office:value="1132.47766">
                <text:p>1132.4776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-36.19502">
                <text:p>-36.19502</text:p>
              </table:table-cell>
              <table:table-cell office:value-type="float" office:value="1290.48755">
                <text:p>1290.48755</text:p>
              </table:table-cell>
              <table:table-cell office:value-type="float" office:value="1109.51245">
                <text:p>1109.5124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-37.43102">
                <text:p>-37.43102</text:p>
              </table:table-cell>
              <table:table-cell office:value-type="float" office:value="1293.57751">
                <text:p>1293.57751</text:p>
              </table:table-cell>
              <table:table-cell office:value-type="float" office:value="1106.42249">
                <text:p>1106.4224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-26.82584">
                <text:p>-26.82584</text:p>
              </table:table-cell>
              <table:table-cell office:value-type="float" office:value="1267.06458">
                <text:p>1267.06458</text:p>
              </table:table-cell>
              <table:table-cell office:value-type="float" office:value="1132.93542">
                <text:p>1132.9354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-35.55413">
                <text:p>-35.55413</text:p>
              </table:table-cell>
              <table:table-cell office:value-type="float" office:value="1288.88538">
                <text:p>1288.88538</text:p>
              </table:table-cell>
              <table:table-cell office:value-type="float" office:value="1111.11462">
                <text:p>1111.1146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-30.56436">
                <text:p>-30.56436</text:p>
              </table:table-cell>
              <table:table-cell office:value-type="float" office:value="1276.41089">
                <text:p>1276.41089</text:p>
              </table:table-cell>
              <table:table-cell office:value-type="float" office:value="1123.58911">
                <text:p>1123.5891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-24.76584">
                <text:p>-24.76584</text:p>
              </table:table-cell>
              <table:table-cell office:value-type="float" office:value="1261.91455">
                <text:p>1261.91455</text:p>
              </table:table-cell>
              <table:table-cell office:value-type="float" office:value="1138.08545">
                <text:p>1138.0854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-33.70776">
                <text:p>-33.70776</text:p>
              </table:table-cell>
              <table:table-cell office:value-type="float" office:value="1284.26941">
                <text:p>1284.26941</text:p>
              </table:table-cell>
              <table:table-cell office:value-type="float" office:value="1115.73059">
                <text:p>1115.7305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-24.07917">
                <text:p>-24.07917</text:p>
              </table:table-cell>
              <table:table-cell office:value-type="float" office:value="1260.19788">
                <text:p>1260.19788</text:p>
              </table:table-cell>
              <table:table-cell office:value-type="float" office:value="1139.80212">
                <text:p>1139.8021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-24.4454">
                <text:p>-24.4454</text:p>
              </table:table-cell>
              <table:table-cell office:value-type="float" office:value="1261.11353">
                <text:p>1261.11353</text:p>
              </table:table-cell>
              <table:table-cell office:value-type="float" office:value="1138.88647">
                <text:p>1138.8864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-35.63043">
                <text:p>-35.63043</text:p>
              </table:table-cell>
              <table:table-cell office:value-type="float" office:value="1289.07605">
                <text:p>1289.07605</text:p>
              </table:table-cell>
              <table:table-cell office:value-type="float" office:value="1110.92395">
                <text:p>1110.9239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-23.0568">
                <text:p>-23.0568</text:p>
              </table:table-cell>
              <table:table-cell office:value-type="float" office:value="1257.64197">
                <text:p>1257.64197</text:p>
              </table:table-cell>
              <table:table-cell office:value-type="float" office:value="1142.35803">
                <text:p>1142.3580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-23.72821">
                <text:p>-23.72821</text:p>
              </table:table-cell>
              <table:table-cell office:value-type="float" office:value="1259.32056">
                <text:p>1259.32056</text:p>
              </table:table-cell>
              <table:table-cell office:value-type="float" office:value="1140.67944">
                <text:p>1140.6794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-32.80747">
                <text:p>-32.80747</text:p>
              </table:table-cell>
              <table:table-cell office:value-type="float" office:value="1282.01868">
                <text:p>1282.01868</text:p>
              </table:table-cell>
              <table:table-cell office:value-type="float" office:value="1117.98132">
                <text:p>1117.9813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-20.37118">
                <text:p>-20.37118</text:p>
              </table:table-cell>
              <table:table-cell office:value-type="float" office:value="1250.92798">
                <text:p>1250.92798</text:p>
              </table:table-cell>
              <table:table-cell office:value-type="float" office:value="1149.07202">
                <text:p>1149.0720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-25.77295">
                <text:p>-25.77295</text:p>
              </table:table-cell>
              <table:table-cell office:value-type="float" office:value="1264.43237">
                <text:p>1264.43237</text:p>
              </table:table-cell>
              <table:table-cell office:value-type="float" office:value="1135.56763">
                <text:p>1135.5676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-31.72406">
                <text:p>-31.72406</text:p>
              </table:table-cell>
              <table:table-cell office:value-type="float" office:value="1279.31018">
                <text:p>1279.31018</text:p>
              </table:table-cell>
              <table:table-cell office:value-type="float" office:value="1120.68982">
                <text:p>1120.6898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-19.8371">
                <text:p>-19.8371</text:p>
              </table:table-cell>
              <table:table-cell office:value-type="float" office:value="1249.59277">
                <text:p>1249.59277</text:p>
              </table:table-cell>
              <table:table-cell office:value-type="float" office:value="1150.40723">
                <text:p>1150.4072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-28.44332">
                <text:p>-28.44332</text:p>
              </table:table-cell>
              <table:table-cell office:value-type="float" office:value="1271.10828">
                <text:p>1271.10828</text:p>
              </table:table-cell>
              <table:table-cell office:value-type="float" office:value="1128.89172">
                <text:p>1128.8917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-24.58273">
                <text:p>-24.58273</text:p>
              </table:table-cell>
              <table:table-cell office:value-type="float" office:value="1261.45679">
                <text:p>1261.45679</text:p>
              </table:table-cell>
              <table:table-cell office:value-type="float" office:value="1138.54321">
                <text:p>1138.5432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-21.94288">
                <text:p>-21.94288</text:p>
              </table:table-cell>
              <table:table-cell office:value-type="float" office:value="1254.85718">
                <text:p>1254.85718</text:p>
              </table:table-cell>
              <table:table-cell office:value-type="float" office:value="1145.14282">
                <text:p>1145.1428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-25.00999">
                <text:p>-25.00999</text:p>
              </table:table-cell>
              <table:table-cell office:value-type="float" office:value="1262.52502">
                <text:p>1262.52502</text:p>
              </table:table-cell>
              <table:table-cell office:value-type="float" office:value="1137.47498">
                <text:p>1137.4749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-15.90021">
                <text:p>-15.90021</text:p>
              </table:table-cell>
              <table:table-cell office:value-type="float" office:value="1239.75049">
                <text:p>1239.75049</text:p>
              </table:table-cell>
              <table:table-cell office:value-type="float" office:value="1160.24951">
                <text:p>1160.2495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-18.08229">
                <text:p>-18.08229</text:p>
              </table:table-cell>
              <table:table-cell office:value-type="float" office:value="1245.20569">
                <text:p>1245.20569</text:p>
              </table:table-cell>
              <table:table-cell office:value-type="float" office:value="1154.79431">
                <text:p>1154.7943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-27.03947">
                <text:p>-27.03947</text:p>
              </table:table-cell>
              <table:table-cell office:value-type="float" office:value="1267.59863">
                <text:p>1267.59863</text:p>
              </table:table-cell>
              <table:table-cell office:value-type="float" office:value="1132.40137">
                <text:p>1132.4013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-11.93281">
                <text:p>-11.93281</text:p>
              </table:table-cell>
              <table:table-cell office:value-type="float" office:value="1229.83203">
                <text:p>1229.83203</text:p>
              </table:table-cell>
              <table:table-cell office:value-type="float" office:value="1170.16797">
                <text:p>1170.1679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-28.65695">
                <text:p>-28.65695</text:p>
              </table:table-cell>
              <table:table-cell office:value-type="float" office:value="1271.64233">
                <text:p>1271.64233</text:p>
              </table:table-cell>
              <table:table-cell office:value-type="float" office:value="1128.35767">
                <text:p>1128.3576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-21.01206">
                <text:p>-21.01206</text:p>
              </table:table-cell>
              <table:table-cell office:value-type="float" office:value="1252.53015">
                <text:p>1252.53015</text:p>
              </table:table-cell>
              <table:table-cell office:value-type="float" office:value="1147.46985">
                <text:p>1147.4698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-8.19429">
                <text:p>-8.19429</text:p>
              </table:table-cell>
              <table:table-cell office:value-type="float" office:value="1220.48572">
                <text:p>1220.48572</text:p>
              </table:table-cell>
              <table:table-cell office:value-type="float" office:value="1179.51428">
                <text:p>1179.5142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-30.18288">
                <text:p>-30.18288</text:p>
              </table:table-cell>
              <table:table-cell office:value-type="float" office:value="1275.45715">
                <text:p>1275.45715</text:p>
              </table:table-cell>
              <table:table-cell office:value-type="float" office:value="1124.54285">
                <text:p>1124.5428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-12.63473">
                <text:p>-12.63473</text:p>
              </table:table-cell>
              <table:table-cell office:value-type="float" office:value="1231.58679">
                <text:p>1231.58679</text:p>
              </table:table-cell>
              <table:table-cell office:value-type="float" office:value="1168.41321">
                <text:p>1168.4132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-16.14436">
                <text:p>-16.14436</text:p>
              </table:table-cell>
              <table:table-cell office:value-type="float" office:value="1240.36096">
                <text:p>1240.36096</text:p>
              </table:table-cell>
              <table:table-cell office:value-type="float" office:value="1159.63904">
                <text:p>1159.6390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-14.67947">
                <text:p>-14.67947</text:p>
              </table:table-cell>
              <table:table-cell office:value-type="float" office:value="1236.69873">
                <text:p>1236.69873</text:p>
              </table:table-cell>
              <table:table-cell office:value-type="float" office:value="1163.30127">
                <text:p>1163.3012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-7.44659">
                <text:p>-7.44659</text:p>
              </table:table-cell>
              <table:table-cell office:value-type="float" office:value="1218.61646">
                <text:p>1218.61646</text:p>
              </table:table-cell>
              <table:table-cell office:value-type="float" office:value="1181.38354">
                <text:p>1181.3835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-22.69058">
                <text:p>-22.69058</text:p>
              </table:table-cell>
              <table:table-cell office:value-type="float" office:value="1256.72644">
                <text:p>1256.72644</text:p>
              </table:table-cell>
              <table:table-cell office:value-type="float" office:value="1143.27356">
                <text:p>1143.2735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-9.43029">
                <text:p>-9.43029</text:p>
              </table:table-cell>
              <table:table-cell office:value-type="float" office:value="1223.57568">
                <text:p>1223.57568</text:p>
              </table:table-cell>
              <table:table-cell office:value-type="float" office:value="1176.42432">
                <text:p>1176.4243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-23.66718">
                <text:p>-23.66718</text:p>
              </table:table-cell>
              <table:table-cell office:value-type="float" office:value="1259.16797">
                <text:p>1259.16797</text:p>
              </table:table-cell>
              <table:table-cell office:value-type="float" office:value="1140.83203">
                <text:p>1140.8320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-14.20644">
                <text:p>-14.20644</text:p>
              </table:table-cell>
              <table:table-cell office:value-type="float" office:value="1235.51611">
                <text:p>1235.51611</text:p>
              </table:table-cell>
              <table:table-cell office:value-type="float" office:value="1164.48389">
                <text:p>1164.4838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-9.29296">
                <text:p>-9.29296</text:p>
              </table:table-cell>
              <table:table-cell office:value-type="float" office:value="1223.23242">
                <text:p>1223.23242</text:p>
              </table:table-cell>
              <table:table-cell office:value-type="float" office:value="1176.76758">
                <text:p>1176.7675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-6.68362">
                <text:p>-6.68362</text:p>
              </table:table-cell>
              <table:table-cell office:value-type="float" office:value="1216.70911">
                <text:p>1216.70911</text:p>
              </table:table-cell>
              <table:table-cell office:value-type="float" office:value="1183.29089">
                <text:p>1183.2908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-21.22569">
                <text:p>-21.22569</text:p>
              </table:table-cell>
              <table:table-cell office:value-type="float" office:value="1253.06421">
                <text:p>1253.06421</text:p>
              </table:table-cell>
              <table:table-cell office:value-type="float" office:value="1146.93579">
                <text:p>1146.9357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-8.24007">
                <text:p>-8.24007</text:p>
              </table:table-cell>
              <table:table-cell office:value-type="float" office:value="1220.60022">
                <text:p>1220.60022</text:p>
              </table:table-cell>
              <table:table-cell office:value-type="float" office:value="1179.39978">
                <text:p>1179.3997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-12.55844">
                <text:p>-12.55844</text:p>
              </table:table-cell>
              <table:table-cell office:value-type="float" office:value="1231.39612">
                <text:p>1231.39612</text:p>
              </table:table-cell>
              <table:table-cell office:value-type="float" office:value="1168.60388">
                <text:p>1168.6038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-16.28169">
                <text:p>-16.28169</text:p>
              </table:table-cell>
              <table:table-cell office:value-type="float" office:value="1240.70422">
                <text:p>1240.70422</text:p>
              </table:table-cell>
              <table:table-cell office:value-type="float" office:value="1159.29578">
                <text:p>1159.2957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-12.61947">
                <text:p>-12.61947</text:p>
              </table:table-cell>
              <table:table-cell office:value-type="float" office:value="1231.54871">
                <text:p>1231.54871</text:p>
              </table:table-cell>
              <table:table-cell office:value-type="float" office:value="1168.45129">
                <text:p>1168.4512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-10.33059">
                <text:p>-10.33059</text:p>
              </table:table-cell>
              <table:table-cell office:value-type="float" office:value="1225.82642">
                <text:p>1225.82642</text:p>
              </table:table-cell>
              <table:table-cell office:value-type="float" office:value="1174.17358">
                <text:p>1174.1735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-5.20348">
                <text:p>-5.20348</text:p>
              </table:table-cell>
              <table:table-cell office:value-type="float" office:value="1213.00867">
                <text:p>1213.00867</text:p>
              </table:table-cell>
              <table:table-cell office:value-type="float" office:value="1186.99133">
                <text:p>1186.9913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-9.5371">
                <text:p>-9.5371</text:p>
              </table:table-cell>
              <table:table-cell office:value-type="float" office:value="1223.84277">
                <text:p>1223.84277</text:p>
              </table:table-cell>
              <table:table-cell office:value-type="float" office:value="1176.15723">
                <text:p>1176.1572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-2.82303">
                <text:p>-2.82303</text:p>
              </table:table-cell>
              <table:table-cell office:value-type="float" office:value="1207.05762">
                <text:p>1207.05762</text:p>
              </table:table-cell>
              <table:table-cell office:value-type="float" office:value="1192.94238">
                <text:p>1192.9423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-8.89622">
                <text:p>-8.89622</text:p>
              </table:table-cell>
              <table:table-cell office:value-type="float" office:value="1222.24048">
                <text:p>1222.24048</text:p>
              </table:table-cell>
              <table:table-cell office:value-type="float" office:value="1177.75952">
                <text:p>1177.7595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.17489">
                <text:p>1.17489</text:p>
              </table:table-cell>
              <table:table-cell office:value-type="float" office:value="1197.06274">
                <text:p>1197.06274</text:p>
              </table:table-cell>
              <table:table-cell office:value-type="float" office:value="1202.93726">
                <text:p>1202.9372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-10.39162">
                <text:p>-10.39162</text:p>
              </table:table-cell>
              <table:table-cell office:value-type="float" office:value="1225.979">
                <text:p>1225.979</text:p>
              </table:table-cell>
              <table:table-cell office:value-type="float" office:value="1174.021">
                <text:p>1174.02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-4.91355">
                <text:p>-4.91355</text:p>
              </table:table-cell>
              <table:table-cell office:value-type="float" office:value="1212.28394">
                <text:p>1212.28394</text:p>
              </table:table-cell>
              <table:table-cell office:value-type="float" office:value="1187.71606">
                <text:p>1187.7160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-7.85859">
                <text:p>-7.85859</text:p>
              </table:table-cell>
              <table:table-cell office:value-type="float" office:value="1219.64648">
                <text:p>1219.64648</text:p>
              </table:table-cell>
              <table:table-cell office:value-type="float" office:value="1180.35352">
                <text:p>1180.3535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-8.22481">
                <text:p>-8.22481</text:p>
              </table:table-cell>
              <table:table-cell office:value-type="float" office:value="1220.56201">
                <text:p>1220.56201</text:p>
              </table:table-cell>
              <table:table-cell office:value-type="float" office:value="1179.43799">
                <text:p>1179.4379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-3.26555">
                <text:p>-3.26555</text:p>
              </table:table-cell>
              <table:table-cell office:value-type="float" office:value="1208.16382">
                <text:p>1208.16382</text:p>
              </table:table-cell>
              <table:table-cell office:value-type="float" office:value="1191.83618">
                <text:p>1191.8361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-3.89118">
                <text:p>-3.89118</text:p>
              </table:table-cell>
              <table:table-cell office:value-type="float" office:value="1209.72791">
                <text:p>1209.72791</text:p>
              </table:table-cell>
              <table:table-cell office:value-type="float" office:value="1190.27209">
                <text:p>1190.2720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.89104">
                <text:p>3.89104</text:p>
              </table:table-cell>
              <table:table-cell office:value-type="float" office:value="1190.27246">
                <text:p>1190.27246</text:p>
              </table:table-cell>
              <table:table-cell office:value-type="float" office:value="1209.72754">
                <text:p>1209.7275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-1.31237">
                <text:p>-1.31237</text:p>
              </table:table-cell>
              <table:table-cell office:value-type="float" office:value="1203.28088">
                <text:p>1203.28088</text:p>
              </table:table-cell>
              <table:table-cell office:value-type="float" office:value="1196.71912">
                <text:p>1196.7191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5.27963">
                <text:p>5.27963</text:p>
              </table:table-cell>
              <table:table-cell office:value-type="float" office:value="1186.8009">
                <text:p>1186.8009</text:p>
              </table:table-cell>
              <table:table-cell office:value-type="float" office:value="1213.1991">
                <text:p>1213.199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28986">
                <text:p>0.28986</text:p>
              </table:table-cell>
              <table:table-cell office:value-type="float" office:value="1199.27539">
                <text:p>1199.27539</text:p>
              </table:table-cell>
              <table:table-cell office:value-type="float" office:value="1200.72461">
                <text:p>1200.7246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.40985">
                <text:p>4.40985</text:p>
              </table:table-cell>
              <table:table-cell office:value-type="float" office:value="1188.97534">
                <text:p>1188.97534</text:p>
              </table:table-cell>
              <table:table-cell office:value-type="float" office:value="1211.02466">
                <text:p>1211.0246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-1.67859">
                <text:p>-1.67859</text:p>
              </table:table-cell>
              <table:table-cell office:value-type="float" office:value="1204.19641">
                <text:p>1204.19641</text:p>
              </table:table-cell>
              <table:table-cell office:value-type="float" office:value="1195.80359">
                <text:p>1195.8035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.13519">
                <text:p>4.13519</text:p>
              </table:table-cell>
              <table:table-cell office:value-type="float" office:value="1189.66199">
                <text:p>1189.66199</text:p>
              </table:table-cell>
              <table:table-cell office:value-type="float" office:value="1210.33801">
                <text:p>1210.3380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-2.15163">
                <text:p>-2.15163</text:p>
              </table:table-cell>
              <table:table-cell office:value-type="float" office:value="1205.37903">
                <text:p>1205.37903</text:p>
              </table:table-cell>
              <table:table-cell office:value-type="float" office:value="1194.62097">
                <text:p>1194.6209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6.04259">
                <text:p>6.04259</text:p>
              </table:table-cell>
              <table:table-cell office:value-type="float" office:value="1184.89355">
                <text:p>1184.89355</text:p>
              </table:table-cell>
              <table:table-cell office:value-type="float" office:value="1215.10645">
                <text:p>1215.1064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.28778">
                <text:p>4.28778</text:p>
              </table:table-cell>
              <table:table-cell office:value-type="float" office:value="1189.28052">
                <text:p>1189.28052</text:p>
              </table:table-cell>
              <table:table-cell office:value-type="float" office:value="1210.71948">
                <text:p>1210.7194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.04971">
                <text:p>7.04971</text:p>
              </table:table-cell>
              <table:table-cell office:value-type="float" office:value="1182.37573">
                <text:p>1182.37573</text:p>
              </table:table-cell>
              <table:table-cell office:value-type="float" office:value="1217.62427">
                <text:p>1217.6242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.55326">
                <text:p>7.55326</text:p>
              </table:table-cell>
              <table:table-cell office:value-type="float" office:value="1181.11682">
                <text:p>1181.11682</text:p>
              </table:table-cell>
              <table:table-cell office:value-type="float" office:value="1218.88318">
                <text:p>1218.8831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8.72822">
                <text:p>8.72822</text:p>
              </table:table-cell>
              <table:table-cell office:value-type="float" office:value="1178.17944">
                <text:p>1178.17944</text:p>
              </table:table-cell>
              <table:table-cell office:value-type="float" office:value="1221.82056">
                <text:p>1221.8205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7.01919">
                <text:p>7.01919</text:p>
              </table:table-cell>
              <table:table-cell office:value-type="float" office:value="1182.45203">
                <text:p>1182.45203</text:p>
              </table:table-cell>
              <table:table-cell office:value-type="float" office:value="1217.54797">
                <text:p>1217.54797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0.16259">
                <text:p>10.16259</text:p>
              </table:table-cell>
              <table:table-cell office:value-type="float" office:value="1174.59351">
                <text:p>1174.59351</text:p>
              </table:table-cell>
              <table:table-cell office:value-type="float" office:value="1225.40649">
                <text:p>1225.4064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7.70585">
                <text:p>7.70585</text:p>
              </table:table-cell>
              <table:table-cell office:value-type="float" office:value="1180.73535">
                <text:p>1180.73535</text:p>
              </table:table-cell>
              <table:table-cell office:value-type="float" office:value="1219.26465">
                <text:p>1219.2646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9.46067">
                <text:p>9.46067</text:p>
              </table:table-cell>
              <table:table-cell office:value-type="float" office:value="1176.34839">
                <text:p>1176.34839</text:p>
              </table:table-cell>
              <table:table-cell office:value-type="float" office:value="1223.65161">
                <text:p>1223.6516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.47696">
                <text:p>7.47696</text:p>
              </table:table-cell>
              <table:table-cell office:value-type="float" office:value="1181.30762">
                <text:p>1181.30762</text:p>
              </table:table-cell>
              <table:table-cell office:value-type="float" office:value="1218.69238">
                <text:p>1218.6923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9.99474">
                <text:p>9.99474</text:p>
              </table:table-cell>
              <table:table-cell office:value-type="float" office:value="1175.01318">
                <text:p>1175.01318</text:p>
              </table:table-cell>
              <table:table-cell office:value-type="float" office:value="1224.98682">
                <text:p>1224.9868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9.21652">
                <text:p>9.21652</text:p>
              </table:table-cell>
              <table:table-cell office:value-type="float" office:value="1176.95874">
                <text:p>1176.95874</text:p>
              </table:table-cell>
              <table:table-cell office:value-type="float" office:value="1223.04126">
                <text:p>1223.0412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1.49015">
                <text:p>11.49015</text:p>
              </table:table-cell>
              <table:table-cell office:value-type="float" office:value="1171.27466">
                <text:p>1171.27466</text:p>
              </table:table-cell>
              <table:table-cell office:value-type="float" office:value="1228.72534">
                <text:p>1228.7253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1.56644">
                <text:p>11.56644</text:p>
              </table:table-cell>
              <table:table-cell office:value-type="float" office:value="1171.08386">
                <text:p>1171.08386</text:p>
              </table:table-cell>
              <table:table-cell office:value-type="float" office:value="1228.91614">
                <text:p>1228.9161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6.81563">
                <text:p>16.81563</text:p>
              </table:table-cell>
              <table:table-cell office:value-type="float" office:value="1157.96094">
                <text:p>1157.96094</text:p>
              </table:table-cell>
              <table:table-cell office:value-type="float" office:value="1242.03906">
                <text:p>1242.0390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2.74141">
                <text:p>12.74141</text:p>
              </table:table-cell>
              <table:table-cell office:value-type="float" office:value="1168.14648">
                <text:p>1168.14648</text:p>
              </table:table-cell>
              <table:table-cell office:value-type="float" office:value="1231.85352">
                <text:p>1231.8535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.00793">
                <text:p>14.00793</text:p>
              </table:table-cell>
              <table:table-cell office:value-type="float" office:value="1164.98022">
                <text:p>1164.98022</text:p>
              </table:table-cell>
              <table:table-cell office:value-type="float" office:value="1235.01978">
                <text:p>1235.0197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.78615">
                <text:p>14.78615</text:p>
              </table:table-cell>
              <table:table-cell office:value-type="float" office:value="1163.03467">
                <text:p>1163.03467</text:p>
              </table:table-cell>
              <table:table-cell office:value-type="float" office:value="1236.96533">
                <text:p>1236.9653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3.82481">
                <text:p>13.82481</text:p>
              </table:table-cell>
              <table:table-cell office:value-type="float" office:value="1165.43799">
                <text:p>1165.43799</text:p>
              </table:table-cell>
              <table:table-cell office:value-type="float" office:value="1234.56201">
                <text:p>1234.5620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7.60911">
                <text:p>17.60911</text:p>
              </table:table-cell>
              <table:table-cell office:value-type="float" office:value="1155.97717">
                <text:p>1155.97717</text:p>
              </table:table-cell>
              <table:table-cell office:value-type="float" office:value="1244.02283">
                <text:p>1244.0228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3.90111">
                <text:p>13.90111</text:p>
              </table:table-cell>
              <table:table-cell office:value-type="float" office:value="1165.24719">
                <text:p>1165.24719</text:p>
              </table:table-cell>
              <table:table-cell office:value-type="float" office:value="1234.75281">
                <text:p>1234.7528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1.958">
                <text:p>21.958</text:p>
              </table:table-cell>
              <table:table-cell office:value-type="float" office:value="1145.10498">
                <text:p>1145.10498</text:p>
              </table:table-cell>
              <table:table-cell office:value-type="float" office:value="1254.89502">
                <text:p>1254.8950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5.83904">
                <text:p>15.83904</text:p>
              </table:table-cell>
              <table:table-cell office:value-type="float" office:value="1160.40247">
                <text:p>1160.40247</text:p>
              </table:table-cell>
              <table:table-cell office:value-type="float" office:value="1239.59753">
                <text:p>1239.5975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6.29163">
                <text:p>26.29163</text:p>
              </table:table-cell>
              <table:table-cell office:value-type="float" office:value="1134.271">
                <text:p>1134.271</text:p>
              </table:table-cell>
              <table:table-cell office:value-type="float" office:value="1265.729">
                <text:p>1265.72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6.44941">
                <text:p>16.44941</text:p>
              </table:table-cell>
              <table:table-cell office:value-type="float" office:value="1158.87646">
                <text:p>1158.87646</text:p>
              </table:table-cell>
              <table:table-cell office:value-type="float" office:value="1241.12354">
                <text:p>1241.1235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8.36688">
                <text:p>28.36688</text:p>
              </table:table-cell>
              <table:table-cell office:value-type="float" office:value="1129.08276">
                <text:p>1129.08276</text:p>
              </table:table-cell>
              <table:table-cell office:value-type="float" office:value="1270.91724">
                <text:p>1270.9172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7.36496">
                <text:p>17.36496</text:p>
              </table:table-cell>
              <table:table-cell office:value-type="float" office:value="1156.58765">
                <text:p>1156.58765</text:p>
              </table:table-cell>
              <table:table-cell office:value-type="float" office:value="1243.41235">
                <text:p>1243.4123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7.90911">
                <text:p>27.90911</text:p>
              </table:table-cell>
              <table:table-cell office:value-type="float" office:value="1130.22717">
                <text:p>1130.22717</text:p>
              </table:table-cell>
              <table:table-cell office:value-type="float" office:value="1269.77283">
                <text:p>1269.7728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6.72407">
                <text:p>16.72407</text:p>
              </table:table-cell>
              <table:table-cell office:value-type="float" office:value="1158.18982">
                <text:p>1158.18982</text:p>
              </table:table-cell>
              <table:table-cell office:value-type="float" office:value="1241.81018">
                <text:p>1241.8101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8.30585">
                <text:p>28.30585</text:p>
              </table:table-cell>
              <table:table-cell office:value-type="float" office:value="1129.23535">
                <text:p>1129.23535</text:p>
              </table:table-cell>
              <table:table-cell office:value-type="float" office:value="1270.76465">
                <text:p>1270.7646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0.37103">
                <text:p>20.37103</text:p>
              </table:table-cell>
              <table:table-cell office:value-type="float" office:value="1149.07239">
                <text:p>1149.07239</text:p>
              </table:table-cell>
              <table:table-cell office:value-type="float" office:value="1250.92761">
                <text:p>1250.9276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6.3374">
                <text:p>26.3374</text:p>
              </table:table-cell>
              <table:table-cell office:value-type="float" office:value="1134.15649">
                <text:p>1134.15649</text:p>
              </table:table-cell>
              <table:table-cell office:value-type="float" office:value="1265.84351">
                <text:p>1265.8435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4.73518">
                <text:p>24.73518</text:p>
              </table:table-cell>
              <table:table-cell office:value-type="float" office:value="1138.16199">
                <text:p>1138.16199</text:p>
              </table:table-cell>
              <table:table-cell office:value-type="float" office:value="1261.83801">
                <text:p>1261.8380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2.69044">
                <text:p>22.69044</text:p>
              </table:table-cell>
              <table:table-cell office:value-type="float" office:value="1143.27393">
                <text:p>1143.27393</text:p>
              </table:table-cell>
              <table:table-cell office:value-type="float" office:value="1256.72607">
                <text:p>1256.7260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8.42792">
                <text:p>28.42792</text:p>
              </table:table-cell>
              <table:table-cell office:value-type="float" office:value="1128.93018">
                <text:p>1128.93018</text:p>
              </table:table-cell>
              <table:table-cell office:value-type="float" office:value="1271.06982">
                <text:p>1271.0698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2.15637">
                <text:p>22.15637</text:p>
              </table:table-cell>
              <table:table-cell office:value-type="float" office:value="1144.60913">
                <text:p>1144.60913</text:p>
              </table:table-cell>
              <table:table-cell office:value-type="float" office:value="1255.39087">
                <text:p>1255.3908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3.87548">
                <text:p>33.87548</text:p>
              </table:table-cell>
              <table:table-cell office:value-type="float" office:value="1115.31128">
                <text:p>1115.31128</text:p>
              </table:table-cell>
              <table:table-cell office:value-type="float" office:value="1284.68872">
                <text:p>1284.6887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3.606">
                <text:p>23.606</text:p>
              </table:table-cell>
              <table:table-cell office:value-type="float" office:value="1140.98499">
                <text:p>1140.98499</text:p>
              </table:table-cell>
              <table:table-cell office:value-type="float" office:value="1259.01501">
                <text:p>1259.0150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1.46451">
                <text:p>31.46451</text:p>
              </table:table-cell>
              <table:table-cell office:value-type="float" office:value="1121.33875">
                <text:p>1121.33875</text:p>
              </table:table-cell>
              <table:table-cell office:value-type="float" office:value="1278.66125">
                <text:p>1278.6612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5.1014">
                <text:p>25.1014</text:p>
              </table:table-cell>
              <table:table-cell office:value-type="float" office:value="1137.24646">
                <text:p>1137.24646</text:p>
              </table:table-cell>
              <table:table-cell office:value-type="float" office:value="1262.75354">
                <text:p>1262.7535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5.52866">
                <text:p>25.52866</text:p>
              </table:table-cell>
              <table:table-cell office:value-type="float" office:value="1136.17834">
                <text:p>1136.17834</text:p>
              </table:table-cell>
              <table:table-cell office:value-type="float" office:value="1263.82166">
                <text:p>1263.8216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5.98644">
                <text:p>25.98644</text:p>
              </table:table-cell>
              <table:table-cell office:value-type="float" office:value="1135.03394">
                <text:p>1135.03394</text:p>
              </table:table-cell>
              <table:table-cell office:value-type="float" office:value="1264.96606">
                <text:p>1264.9660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4.53681">
                <text:p>24.53681</text:p>
              </table:table-cell>
              <table:table-cell office:value-type="float" office:value="1138.65796">
                <text:p>1138.65796</text:p>
              </table:table-cell>
              <table:table-cell office:value-type="float" office:value="1261.34204">
                <text:p>1261.3420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8.38214">
                <text:p>28.38214</text:p>
              </table:table-cell>
              <table:table-cell office:value-type="float" office:value="1129.04468">
                <text:p>1129.04468</text:p>
              </table:table-cell>
              <table:table-cell office:value-type="float" office:value="1270.95532">
                <text:p>1270.9553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3.91118">
                <text:p>23.91118</text:p>
              </table:table-cell>
              <table:table-cell office:value-type="float" office:value="1140.22205">
                <text:p>1140.22205</text:p>
              </table:table-cell>
              <table:table-cell office:value-type="float" office:value="1259.77795">
                <text:p>1259.7779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6.26111">
                <text:p>26.26111</text:p>
              </table:table-cell>
              <table:table-cell office:value-type="float" office:value="1134.34729">
                <text:p>1134.34729</text:p>
              </table:table-cell>
              <table:table-cell office:value-type="float" office:value="1265.65271">
                <text:p>1265.6527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7.60392">
                <text:p>27.60392</text:p>
              </table:table-cell>
              <table:table-cell office:value-type="float" office:value="1130.99023">
                <text:p>1130.99023</text:p>
              </table:table-cell>
              <table:table-cell office:value-type="float" office:value="1269.00977">
                <text:p>1269.0097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6.52051">
                <text:p>26.52051</text:p>
              </table:table-cell>
              <table:table-cell office:value-type="float" office:value="1133.69873">
                <text:p>1133.69873</text:p>
              </table:table-cell>
              <table:table-cell office:value-type="float" office:value="1266.30127">
                <text:p>1266.3012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8.42792">
                <text:p>28.42792</text:p>
              </table:table-cell>
              <table:table-cell office:value-type="float" office:value="1128.93018">
                <text:p>1128.93018</text:p>
              </table:table-cell>
              <table:table-cell office:value-type="float" office:value="1271.06982">
                <text:p>1271.0698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4.67414">
                <text:p>24.67414</text:p>
              </table:table-cell>
              <table:table-cell office:value-type="float" office:value="1138.3147">
                <text:p>1138.3147</text:p>
              </table:table-cell>
              <table:table-cell office:value-type="float" office:value="1261.6853">
                <text:p>1261.685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6.29163">
                <text:p>26.29163</text:p>
              </table:table-cell>
              <table:table-cell office:value-type="float" office:value="1134.271">
                <text:p>1134.271</text:p>
              </table:table-cell>
              <table:table-cell office:value-type="float" office:value="1265.729">
                <text:p>1265.72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7.44126">
                <text:p>17.44126</text:p>
              </table:table-cell>
              <table:table-cell office:value-type="float" office:value="1156.39685">
                <text:p>1156.39685</text:p>
              </table:table-cell>
              <table:table-cell office:value-type="float" office:value="1243.60315">
                <text:p>1243.6031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2.81252">
                <text:p>22.81252</text:p>
              </table:table-cell>
              <table:table-cell office:value-type="float" office:value="1142.96875">
                <text:p>1142.96875</text:p>
              </table:table-cell>
              <table:table-cell office:value-type="float" office:value="1257.03125">
                <text:p>1257.0312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3.08718">
                <text:p>23.08718</text:p>
              </table:table-cell>
              <table:table-cell office:value-type="float" office:value="1142.28198">
                <text:p>1142.28198</text:p>
              </table:table-cell>
              <table:table-cell office:value-type="float" office:value="1257.71802">
                <text:p>1257.7180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8.79933">
                <text:p>18.79933</text:p>
              </table:table-cell>
              <table:table-cell office:value-type="float" office:value="1153.00171">
                <text:p>1153.00171</text:p>
              </table:table-cell>
              <table:table-cell office:value-type="float" office:value="1246.99829">
                <text:p>1246.9982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6.44422">
                <text:p>26.44422</text:p>
              </table:table-cell>
              <table:table-cell office:value-type="float" office:value="1133.8894">
                <text:p>1133.8894</text:p>
              </table:table-cell>
              <table:table-cell office:value-type="float" office:value="1266.1106">
                <text:p>1266.110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1.17978">
                <text:p>21.17978</text:p>
              </table:table-cell>
              <table:table-cell office:value-type="float" office:value="1147.05054">
                <text:p>1147.05054</text:p>
              </table:table-cell>
              <table:table-cell office:value-type="float" office:value="1252.94946">
                <text:p>1252.9494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7.35977">
                <text:p>27.35977</text:p>
              </table:table-cell>
              <table:table-cell office:value-type="float" office:value="1131.60059">
                <text:p>1131.60059</text:p>
              </table:table-cell>
              <table:table-cell office:value-type="float" office:value="1268.39941">
                <text:p>1268.3994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0.40155">
                <text:p>20.40155</text:p>
              </table:table-cell>
              <table:table-cell office:value-type="float" office:value="1148.99609">
                <text:p>1148.99609</text:p>
              </table:table-cell>
              <table:table-cell office:value-type="float" office:value="1251.00391">
                <text:p>1251.0039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6.73414">
                <text:p>26.73414</text:p>
              </table:table-cell>
              <table:table-cell office:value-type="float" office:value="1133.16467">
                <text:p>1133.16467</text:p>
              </table:table-cell>
              <table:table-cell office:value-type="float" office:value="1266.83533">
                <text:p>1266.8353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4.09429">
                <text:p>24.09429</text:p>
              </table:table-cell>
              <table:table-cell office:value-type="float" office:value="1139.76428">
                <text:p>1139.76428</text:p>
              </table:table-cell>
              <table:table-cell office:value-type="float" office:value="1260.23572">
                <text:p>1260.2357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0.53889">
                <text:p>20.53889</text:p>
              </table:table-cell>
              <table:table-cell office:value-type="float" office:value="1148.65283">
                <text:p>1148.65283</text:p>
              </table:table-cell>
              <table:table-cell office:value-type="float" office:value="1251.34717">
                <text:p>1251.3471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5.34555">
                <text:p>25.34555</text:p>
              </table:table-cell>
              <table:table-cell office:value-type="float" office:value="1136.63611">
                <text:p>1136.63611</text:p>
              </table:table-cell>
              <table:table-cell office:value-type="float" office:value="1263.36389">
                <text:p>1263.3638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8.67726">
                <text:p>18.67726</text:p>
              </table:table-cell>
              <table:table-cell office:value-type="float" office:value="1153.30688">
                <text:p>1153.30688</text:p>
              </table:table-cell>
              <table:table-cell office:value-type="float" office:value="1246.69312">
                <text:p>1246.6931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4.3537">
                <text:p>24.3537</text:p>
              </table:table-cell>
              <table:table-cell office:value-type="float" office:value="1139.11572">
                <text:p>1139.11572</text:p>
              </table:table-cell>
              <table:table-cell office:value-type="float" office:value="1260.88428">
                <text:p>1260.8842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5.34555">
                <text:p>25.34555</text:p>
              </table:table-cell>
              <table:table-cell office:value-type="float" office:value="1136.63611">
                <text:p>1136.63611</text:p>
              </table:table-cell>
              <table:table-cell office:value-type="float" office:value="1263.36389">
                <text:p>1263.3638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5.05563">
                <text:p>25.05563</text:p>
              </table:table-cell>
              <table:table-cell office:value-type="float" office:value="1137.36096">
                <text:p>1137.36096</text:p>
              </table:table-cell>
              <table:table-cell office:value-type="float" office:value="1262.63904">
                <text:p>1262.6390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2.07488">
                <text:p>32.07488</text:p>
              </table:table-cell>
              <table:table-cell office:value-type="float" office:value="1119.81274">
                <text:p>1119.81274</text:p>
              </table:table-cell>
              <table:table-cell office:value-type="float" office:value="1280.18726">
                <text:p>1280.1872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0.21325">
                <text:p>30.21325</text:p>
              </table:table-cell>
              <table:table-cell office:value-type="float" office:value="1124.46692">
                <text:p>1124.46692</text:p>
              </table:table-cell>
              <table:table-cell office:value-type="float" office:value="1275.53308">
                <text:p>1275.5330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0.80836">
                <text:p>30.80836</text:p>
              </table:table-cell>
              <table:table-cell office:value-type="float" office:value="1122.97913">
                <text:p>1122.97913</text:p>
              </table:table-cell>
              <table:table-cell office:value-type="float" office:value="1277.02087">
                <text:p>1277.0208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8.09222">
                <text:p>28.09222</text:p>
              </table:table-cell>
              <table:table-cell office:value-type="float" office:value="1129.76941">
                <text:p>1129.76941</text:p>
              </table:table-cell>
              <table:table-cell office:value-type="float" office:value="1270.23059">
                <text:p>1270.2305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5.08615">
                <text:p>25.08615</text:p>
              </table:table-cell>
              <table:table-cell office:value-type="float" office:value="1137.28467">
                <text:p>1137.28467</text:p>
              </table:table-cell>
              <table:table-cell office:value-type="float" office:value="1262.71533">
                <text:p>1262.7153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6.70362">
                <text:p>26.70362</text:p>
              </table:table-cell>
              <table:table-cell office:value-type="float" office:value="1133.24097">
                <text:p>1133.24097</text:p>
              </table:table-cell>
              <table:table-cell office:value-type="float" office:value="1266.75903">
                <text:p>1266.7590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7.9854">
                <text:p>27.9854</text:p>
              </table:table-cell>
              <table:table-cell office:value-type="float" office:value="1130.0365">
                <text:p>1130.0365</text:p>
              </table:table-cell>
              <table:table-cell office:value-type="float" office:value="1269.9635">
                <text:p>1269.963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0.57948">
                <text:p>30.57948</text:p>
              </table:table-cell>
              <table:table-cell office:value-type="float" office:value="1123.55127">
                <text:p>1123.55127</text:p>
              </table:table-cell>
              <table:table-cell office:value-type="float" office:value="1276.44873">
                <text:p>1276.4487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2.50214">
                <text:p>32.50214</text:p>
              </table:table-cell>
              <table:table-cell office:value-type="float" office:value="1118.74463">
                <text:p>1118.74463</text:p>
              </table:table-cell>
              <table:table-cell office:value-type="float" office:value="1281.25537">
                <text:p>1281.2553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6.94258">
                <text:p>36.94258</text:p>
              </table:table-cell>
              <table:table-cell office:value-type="float" office:value="1107.64355">
                <text:p>1107.64355</text:p>
              </table:table-cell>
              <table:table-cell office:value-type="float" office:value="1292.35645">
                <text:p>1292.3564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6.14911">
                <text:p>36.14911</text:p>
              </table:table-cell>
              <table:table-cell office:value-type="float" office:value="1109.6272">
                <text:p>1109.6272</text:p>
              </table:table-cell>
              <table:table-cell office:value-type="float" office:value="1290.3728">
                <text:p>1290.372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4.10436">
                <text:p>34.10436</text:p>
              </table:table-cell>
              <table:table-cell office:value-type="float" office:value="1114.73914">
                <text:p>1114.73914</text:p>
              </table:table-cell>
              <table:table-cell office:value-type="float" office:value="1285.26086">
                <text:p>1285.2608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4.33325">
                <text:p>34.33325</text:p>
              </table:table-cell>
              <table:table-cell office:value-type="float" office:value="1114.16687">
                <text:p>1114.16687</text:p>
              </table:table-cell>
              <table:table-cell office:value-type="float" office:value="1285.83313">
                <text:p>1285.8331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1.09829">
                <text:p>31.09829</text:p>
              </table:table-cell>
              <table:table-cell office:value-type="float" office:value="1122.25427">
                <text:p>1122.25427</text:p>
              </table:table-cell>
              <table:table-cell office:value-type="float" office:value="1277.74573">
                <text:p>1277.7457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2.1817">
                <text:p>32.1817</text:p>
              </table:table-cell>
              <table:table-cell office:value-type="float" office:value="1119.54578">
                <text:p>1119.54578</text:p>
              </table:table-cell>
              <table:table-cell office:value-type="float" office:value="1280.45422">
                <text:p>1280.4542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5.90496">
                <text:p>35.90496</text:p>
              </table:table-cell>
              <table:table-cell office:value-type="float" office:value="1110.23755">
                <text:p>1110.23755</text:p>
              </table:table-cell>
              <table:table-cell office:value-type="float" office:value="1289.76245">
                <text:p>1289.7624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5.76762">
                <text:p>35.76762</text:p>
              </table:table-cell>
              <table:table-cell office:value-type="float" office:value="1110.58093">
                <text:p>1110.58093</text:p>
              </table:table-cell>
              <table:table-cell office:value-type="float" office:value="1289.41907">
                <text:p>1289.4190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1.59666">
                <text:p>41.59666</text:p>
              </table:table-cell>
              <table:table-cell office:value-type="float" office:value="1096.0083">
                <text:p>1096.0083</text:p>
              </table:table-cell>
              <table:table-cell office:value-type="float" office:value="1303.9917">
                <text:p>1303.991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8.28021">
                <text:p>48.28021</text:p>
              </table:table-cell>
              <table:table-cell office:value-type="float" office:value="1079.29944">
                <text:p>1079.29944</text:p>
              </table:table-cell>
              <table:table-cell office:value-type="float" office:value="1320.70056">
                <text:p>1320.7005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4.58747">
                <text:p>44.58747</text:p>
              </table:table-cell>
              <table:table-cell office:value-type="float" office:value="1088.53137">
                <text:p>1088.53137</text:p>
              </table:table-cell>
              <table:table-cell office:value-type="float" office:value="1311.46863">
                <text:p>1311.4686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4.00762">
                <text:p>44.00762</text:p>
              </table:table-cell>
              <table:table-cell office:value-type="float" office:value="1089.98096">
                <text:p>1089.98096</text:p>
              </table:table-cell>
              <table:table-cell office:value-type="float" office:value="1310.01904">
                <text:p>1310.0190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7.97503">
                <text:p>47.97503</text:p>
              </table:table-cell>
              <table:table-cell office:value-type="float" office:value="1080.06238">
                <text:p>1080.06238</text:p>
              </table:table-cell>
              <table:table-cell office:value-type="float" office:value="1319.93762">
                <text:p>1319.9376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8.98732">
                <text:p>38.98732</text:p>
              </table:table-cell>
              <table:table-cell office:value-type="float" office:value="1102.53174">
                <text:p>1102.53174</text:p>
              </table:table-cell>
              <table:table-cell office:value-type="float" office:value="1297.46826">
                <text:p>1297.4682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5.4014">
                <text:p>35.4014</text:p>
              </table:table-cell>
              <table:table-cell office:value-type="float" office:value="1111.49646">
                <text:p>1111.49646</text:p>
              </table:table-cell>
              <table:table-cell office:value-type="float" office:value="1288.50354">
                <text:p>1288.5035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9.35355">
                <text:p>39.35355</text:p>
              </table:table-cell>
              <table:table-cell office:value-type="float" office:value="1101.61609">
                <text:p>1101.61609</text:p>
              </table:table-cell>
              <table:table-cell office:value-type="float" office:value="1298.38391">
                <text:p>1298.3839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4.48066">
                <text:p>44.48066</text:p>
              </table:table-cell>
              <table:table-cell office:value-type="float" office:value="1088.79834">
                <text:p>1088.79834</text:p>
              </table:table-cell>
              <table:table-cell office:value-type="float" office:value="1311.20166">
                <text:p>1311.2016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6.70851">
                <text:p>46.70851</text:p>
              </table:table-cell>
              <table:table-cell office:value-type="float" office:value="1083.22876">
                <text:p>1083.22876</text:p>
              </table:table-cell>
              <table:table-cell office:value-type="float" office:value="1316.77124">
                <text:p>1316.7712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2.06451">
                <text:p>52.06451</text:p>
              </table:table-cell>
              <table:table-cell office:value-type="float" office:value="1069.83875">
                <text:p>1069.83875</text:p>
              </table:table-cell>
              <table:table-cell office:value-type="float" office:value="1330.16125">
                <text:p>1330.1612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7.06954">
                <text:p>57.06954</text:p>
              </table:table-cell>
              <table:table-cell office:value-type="float" office:value="1057.32617">
                <text:p>1057.32617</text:p>
              </table:table-cell>
              <table:table-cell office:value-type="float" office:value="1342.67383">
                <text:p>1342.6738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6.73384">
                <text:p>56.73384</text:p>
              </table:table-cell>
              <table:table-cell office:value-type="float" office:value="1058.16541">
                <text:p>1058.16541</text:p>
              </table:table-cell>
              <table:table-cell office:value-type="float" office:value="1341.83459">
                <text:p>1341.83459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2.41547">
                <text:p>52.41547</text:p>
              </table:table-cell>
              <table:table-cell office:value-type="float" office:value="1068.9613">
                <text:p>1068.9613</text:p>
              </table:table-cell>
              <table:table-cell office:value-type="float" office:value="1331.0387">
                <text:p>1331.038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3.55991">
                <text:p>53.55991</text:p>
              </table:table-cell>
              <table:table-cell office:value-type="float" office:value="1066.10022">
                <text:p>1066.10022</text:p>
              </table:table-cell>
              <table:table-cell office:value-type="float" office:value="1333.89978">
                <text:p>1333.8997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9.50095">
                <text:p>49.50095</text:p>
              </table:table-cell>
              <table:table-cell office:value-type="float" office:value="1076.24756">
                <text:p>1076.24756</text:p>
              </table:table-cell>
              <table:table-cell office:value-type="float" office:value="1323.75244">
                <text:p>1323.7524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6.22021">
                <text:p>46.22021</text:p>
              </table:table-cell>
              <table:table-cell office:value-type="float" office:value="1084.44946">
                <text:p>1084.44946</text:p>
              </table:table-cell>
              <table:table-cell office:value-type="float" office:value="1315.55054">
                <text:p>1315.5505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9.22628">
                <text:p>49.22628</text:p>
              </table:table-cell>
              <table:table-cell office:value-type="float" office:value="1076.93433">
                <text:p>1076.93433</text:p>
              </table:table-cell>
              <table:table-cell office:value-type="float" office:value="1323.06567">
                <text:p>1323.0656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5.31473">
                <text:p>55.31473</text:p>
              </table:table-cell>
              <table:table-cell office:value-type="float" office:value="1061.71313">
                <text:p>1061.71313</text:p>
              </table:table-cell>
              <table:table-cell office:value-type="float" office:value="1338.28687">
                <text:p>1338.2868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7.40525">
                <text:p>57.40525</text:p>
              </table:table-cell>
              <table:table-cell office:value-type="float" office:value="1056.48694">
                <text:p>1056.48694</text:p>
              </table:table-cell>
              <table:table-cell office:value-type="float" office:value="1343.51306">
                <text:p>1343.5130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9.17532">
                <text:p>59.17532</text:p>
              </table:table-cell>
              <table:table-cell office:value-type="float" office:value="1052.06165">
                <text:p>1052.06165</text:p>
              </table:table-cell>
              <table:table-cell office:value-type="float" office:value="1347.93835">
                <text:p>1347.9383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61.90673">
                <text:p>61.90673</text:p>
              </table:table-cell>
              <table:table-cell office:value-type="float" office:value="1045.23315">
                <text:p>1045.23315</text:p>
              </table:table-cell>
              <table:table-cell office:value-type="float" office:value="1354.76685">
                <text:p>1354.7668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62.86806">
                <text:p>62.86806</text:p>
              </table:table-cell>
              <table:table-cell office:value-type="float" office:value="1042.82983">
                <text:p>1042.82983</text:p>
              </table:table-cell>
              <table:table-cell office:value-type="float" office:value="1357.17017">
                <text:p>1357.1701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9.05325">
                <text:p>59.05325</text:p>
              </table:table-cell>
              <table:table-cell office:value-type="float" office:value="1052.36694">
                <text:p>1052.36694</text:p>
              </table:table-cell>
              <table:table-cell office:value-type="float" office:value="1347.63306">
                <text:p>1347.6330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5.19265">
                <text:p>55.19265</text:p>
              </table:table-cell>
              <table:table-cell office:value-type="float" office:value="1062.01831">
                <text:p>1062.01831</text:p>
              </table:table-cell>
              <table:table-cell office:value-type="float" office:value="1337.98169">
                <text:p>1337.9816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3.17843">
                <text:p>53.17843</text:p>
              </table:table-cell>
              <table:table-cell office:value-type="float" office:value="1067.05396">
                <text:p>1067.05396</text:p>
              </table:table-cell>
              <table:table-cell office:value-type="float" office:value="1332.94604">
                <text:p>1332.9460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6.79488">
                <text:p>56.79488</text:p>
              </table:table-cell>
              <table:table-cell office:value-type="float" office:value="1058.01282">
                <text:p>1058.01282</text:p>
              </table:table-cell>
              <table:table-cell office:value-type="float" office:value="1341.98718">
                <text:p>1341.9871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6.48969">
                <text:p>56.48969</text:p>
              </table:table-cell>
              <table:table-cell office:value-type="float" office:value="1058.77576">
                <text:p>1058.77576</text:p>
              </table:table-cell>
              <table:table-cell office:value-type="float" office:value="1341.22424">
                <text:p>1341.2242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8.50391">
                <text:p>58.50391</text:p>
              </table:table-cell>
              <table:table-cell office:value-type="float" office:value="1053.74023">
                <text:p>1053.74023</text:p>
              </table:table-cell>
              <table:table-cell office:value-type="float" office:value="1346.25977">
                <text:p>1346.2597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66.28613">
                <text:p>66.28613</text:p>
              </table:table-cell>
              <table:table-cell office:value-type="float" office:value="1034.28467">
                <text:p>1034.28467</text:p>
              </table:table-cell>
              <table:table-cell office:value-type="float" office:value="1365.71533">
                <text:p>1365.7153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74.22095">
                <text:p>74.22095</text:p>
              </table:table-cell>
              <table:table-cell office:value-type="float" office:value="1014.44763">
                <text:p>1014.44763</text:p>
              </table:table-cell>
              <table:table-cell office:value-type="float" office:value="1385.55237">
                <text:p>1385.5523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77.48643">
                <text:p>77.48643</text:p>
              </table:table-cell>
              <table:table-cell office:value-type="float" office:value="1006.28394">
                <text:p>1006.28394</text:p>
              </table:table-cell>
              <table:table-cell office:value-type="float" office:value="1393.71606">
                <text:p>1393.7160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76.17413">
                <text:p>76.17413</text:p>
              </table:table-cell>
              <table:table-cell office:value-type="float" office:value="1009.5647">
                <text:p>1009.5647</text:p>
              </table:table-cell>
              <table:table-cell office:value-type="float" office:value="1390.4353">
                <text:p>1390.435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1.04702">
                <text:p>71.04702</text:p>
              </table:table-cell>
              <table:table-cell office:value-type="float" office:value="1022.38245">
                <text:p>1022.38245</text:p>
              </table:table-cell>
              <table:table-cell office:value-type="float" office:value="1377.61755">
                <text:p>1377.6175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66.69814">
                <text:p>66.69814</text:p>
              </table:table-cell>
              <table:table-cell office:value-type="float" office:value="1033.25464">
                <text:p>1033.25464</text:p>
              </table:table-cell>
              <table:table-cell office:value-type="float" office:value="1366.74536">
                <text:p>1366.7453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67.99517">
                <text:p>67.99517</text:p>
              </table:table-cell>
              <table:table-cell office:value-type="float" office:value="1030.01208">
                <text:p>1030.01208</text:p>
              </table:table-cell>
              <table:table-cell office:value-type="float" office:value="1369.98792">
                <text:p>1369.9879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67.18643">
                <text:p>67.18643</text:p>
              </table:table-cell>
              <table:table-cell office:value-type="float" office:value="1032.03394">
                <text:p>1032.03394</text:p>
              </table:table-cell>
              <table:table-cell office:value-type="float" office:value="1367.96606">
                <text:p>1367.9660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62.53236">
                <text:p>62.53236</text:p>
              </table:table-cell>
              <table:table-cell office:value-type="float" office:value="1043.66907">
                <text:p>1043.66907</text:p>
              </table:table-cell>
              <table:table-cell office:value-type="float" office:value="1356.33093">
                <text:p>1356.3309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62.18139">
                <text:p>62.18139</text:p>
              </table:table-cell>
              <table:table-cell office:value-type="float" office:value="1044.54651">
                <text:p>1044.54651</text:p>
              </table:table-cell>
              <table:table-cell office:value-type="float" office:value="1355.45349">
                <text:p>1355.4534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70.48243">
                <text:p>70.48243</text:p>
              </table:table-cell>
              <table:table-cell office:value-type="float" office:value="1023.79395">
                <text:p>1023.79395</text:p>
              </table:table-cell>
              <table:table-cell office:value-type="float" office:value="1376.20605">
                <text:p>1376.2060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76.52509">
                <text:p>76.52509</text:p>
              </table:table-cell>
              <table:table-cell office:value-type="float" office:value="1008.68726">
                <text:p>1008.68726</text:p>
              </table:table-cell>
              <table:table-cell office:value-type="float" office:value="1391.31274">
                <text:p>1391.3127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76.40302">
                <text:p>76.40302</text:p>
              </table:table-cell>
              <table:table-cell office:value-type="float" office:value="1008.99243">
                <text:p>1008.99243</text:p>
              </table:table-cell>
              <table:table-cell office:value-type="float" office:value="1391.00757">
                <text:p>1391.0075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75.22806">
                <text:p>75.22806</text:p>
              </table:table-cell>
              <table:table-cell office:value-type="float" office:value="1011.92987">
                <text:p>1011.92987</text:p>
              </table:table-cell>
              <table:table-cell office:value-type="float" office:value="1388.07019">
                <text:p>1388.0701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4.90761">
                <text:p>74.90761</text:p>
              </table:table-cell>
              <table:table-cell office:value-type="float" office:value="1012.73096">
                <text:p>1012.73096</text:p>
              </table:table-cell>
              <table:table-cell office:value-type="float" office:value="1387.26904">
                <text:p>1387.2690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72.34406">
                <text:p>72.34406</text:p>
              </table:table-cell>
              <table:table-cell office:value-type="float" office:value="1019.13989">
                <text:p>1019.13989</text:p>
              </table:table-cell>
              <table:table-cell office:value-type="float" office:value="1380.86011">
                <text:p>1380.8601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73.70213">
                <text:p>73.70213</text:p>
              </table:table-cell>
              <table:table-cell office:value-type="float" office:value="1015.74469">
                <text:p>1015.74469</text:p>
              </table:table-cell>
              <table:table-cell office:value-type="float" office:value="1384.25537">
                <text:p>1384.2553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69.68895">
                <text:p>69.68895</text:p>
              </table:table-cell>
              <table:table-cell office:value-type="float" office:value="1025.77759">
                <text:p>1025.77759</text:p>
              </table:table-cell>
              <table:table-cell office:value-type="float" office:value="1374.22241">
                <text:p>1374.2224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73.15279">
                <text:p>73.15279</text:p>
              </table:table-cell>
              <table:table-cell office:value-type="float" office:value="1017.11804">
                <text:p>1017.11804</text:p>
              </table:table-cell>
              <table:table-cell office:value-type="float" office:value="1382.88196">
                <text:p>1382.8819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79.91264">
                <text:p>79.91264</text:p>
              </table:table-cell>
              <table:table-cell office:value-type="float" office:value="1000.21838">
                <text:p>1000.21838</text:p>
              </table:table-cell>
              <table:table-cell office:value-type="float" office:value="1399.78162">
                <text:p>1399.7816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76.6319">
                <text:p>76.6319</text:p>
              </table:table-cell>
              <table:table-cell office:value-type="float" office:value="1008.42023">
                <text:p>1008.42023</text:p>
              </table:table-cell>
              <table:table-cell office:value-type="float" office:value="1391.57971">
                <text:p>1391.5797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68.05621">
                <text:p>68.05621</text:p>
              </table:table-cell>
              <table:table-cell office:value-type="float" office:value="1029.8595">
                <text:p>1029.8595</text:p>
              </table:table-cell>
              <table:table-cell office:value-type="float" office:value="1370.1405">
                <text:p>1370.140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0.00939">
                <text:p>70.00939</text:p>
              </table:table-cell>
              <table:table-cell office:value-type="float" office:value="1024.97656">
                <text:p>1024.97656</text:p>
              </table:table-cell>
              <table:table-cell office:value-type="float" office:value="1375.02344">
                <text:p>1375.0234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6.2962">
                <text:p>76.2962</text:p>
              </table:table-cell>
              <table:table-cell office:value-type="float" office:value="1009.25952">
                <text:p>1009.25952</text:p>
              </table:table-cell>
              <table:table-cell office:value-type="float" office:value="1390.74048">
                <text:p>1390.7404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85.7722">
                <text:p>85.7722</text:p>
              </table:table-cell>
              <table:table-cell office:value-type="float" office:value="985.56952">
                <text:p>985.56952</text:p>
              </table:table-cell>
              <table:table-cell office:value-type="float" office:value="1414.43054">
                <text:p>1414.4305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95.08035">
                <text:p>95.08035</text:p>
              </table:table-cell>
              <table:table-cell office:value-type="float" office:value="962.29913">
                <text:p>962.29913</text:p>
              </table:table-cell>
              <table:table-cell office:value-type="float" office:value="1437.70081">
                <text:p>1437.7008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01.90123">
                <text:p>101.90123</text:p>
              </table:table-cell>
              <table:table-cell office:value-type="float" office:value="945.24695">
                <text:p>945.24695</text:p>
              </table:table-cell>
              <table:table-cell office:value-type="float" office:value="1454.75305">
                <text:p>1454.7530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07.47086">
                <text:p>107.47086</text:p>
              </table:table-cell>
              <table:table-cell office:value-type="float" office:value="931.32281">
                <text:p>931.32281</text:p>
              </table:table-cell>
              <table:table-cell office:value-type="float" office:value="1468.67712">
                <text:p>1468.6771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04.86153">
                <text:p>104.86153</text:p>
              </table:table-cell>
              <table:table-cell office:value-type="float" office:value="937.84619">
                <text:p>937.84619</text:p>
              </table:table-cell>
              <table:table-cell office:value-type="float" office:value="1462.15381">
                <text:p>1462.1538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06.20435">
                <text:p>106.20435</text:p>
              </table:table-cell>
              <table:table-cell office:value-type="float" office:value="934.48914">
                <text:p>934.48914</text:p>
              </table:table-cell>
              <table:table-cell office:value-type="float" office:value="1465.51086">
                <text:p>1465.5108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07.8676">
                <text:p>107.8676</text:p>
              </table:table-cell>
              <table:table-cell office:value-type="float" office:value="930.33099">
                <text:p>930.33099</text:p>
              </table:table-cell>
              <table:table-cell office:value-type="float" office:value="1469.66895">
                <text:p>1469.6689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09.60715">
                <text:p>109.60715</text:p>
              </table:table-cell>
              <table:table-cell office:value-type="float" office:value="925.98212">
                <text:p>925.98212</text:p>
              </table:table-cell>
              <table:table-cell office:value-type="float" office:value="1474.01794">
                <text:p>1474.0179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10.87367">
                <text:p>110.87367</text:p>
              </table:table-cell>
              <table:table-cell office:value-type="float" office:value="922.8158">
                <text:p>922.8158</text:p>
              </table:table-cell>
              <table:table-cell office:value-type="float" office:value="1477.1842">
                <text:p>1477.184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19.44938">
                <text:p>119.44938</text:p>
              </table:table-cell>
              <table:table-cell office:value-type="float" office:value="901.37653">
                <text:p>901.37653</text:p>
              </table:table-cell>
              <table:table-cell office:value-type="float" office:value="1498.62341">
                <text:p>1498.6234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18.59486">
                <text:p>118.59486</text:p>
              </table:table-cell>
              <table:table-cell office:value-type="float" office:value="903.51288">
                <text:p>903.51288</text:p>
              </table:table-cell>
              <table:table-cell office:value-type="float" office:value="1496.48718">
                <text:p>1496.4871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19.76982">
                <text:p>119.76982</text:p>
              </table:table-cell>
              <table:table-cell office:value-type="float" office:value="900.57544">
                <text:p>900.57544</text:p>
              </table:table-cell>
              <table:table-cell office:value-type="float" office:value="1499.42456">
                <text:p>1499.4245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17.67931">
                <text:p>117.67931</text:p>
              </table:table-cell>
              <table:table-cell office:value-type="float" office:value="905.80176">
                <text:p>905.80176</text:p>
              </table:table-cell>
              <table:table-cell office:value-type="float" office:value="1494.19824">
                <text:p>1494.1982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18.33545">
                <text:p>118.33545</text:p>
              </table:table-cell>
              <table:table-cell office:value-type="float" office:value="904.16138">
                <text:p>904.16138</text:p>
              </table:table-cell>
              <table:table-cell office:value-type="float" office:value="1495.83862">
                <text:p>1495.8386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23.12685">
                <text:p>123.12685</text:p>
              </table:table-cell>
              <table:table-cell office:value-type="float" office:value="892.18286">
                <text:p>892.18286</text:p>
              </table:table-cell>
              <table:table-cell office:value-type="float" office:value="1507.81714">
                <text:p>1507.8171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24.54597">
                <text:p>124.54597</text:p>
              </table:table-cell>
              <table:table-cell office:value-type="float" office:value="888.63507">
                <text:p>888.63507</text:p>
              </table:table-cell>
              <table:table-cell office:value-type="float" office:value="1511.36487">
                <text:p>1511.3648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25.59885">
                <text:p>125.59885</text:p>
              </table:table-cell>
              <table:table-cell office:value-type="float" office:value="886.00287">
                <text:p>886.00287</text:p>
              </table:table-cell>
              <table:table-cell office:value-type="float" office:value="1513.99719">
                <text:p>1513.9971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24.91219">
                <text:p>124.91219</text:p>
              </table:table-cell>
              <table:table-cell office:value-type="float" office:value="887.71954">
                <text:p>887.71954</text:p>
              </table:table-cell>
              <table:table-cell office:value-type="float" office:value="1512.28052">
                <text:p>1512.2805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25.79723">
                <text:p>125.79723</text:p>
              </table:table-cell>
              <table:table-cell office:value-type="float" office:value="885.50696">
                <text:p>885.50696</text:p>
              </table:table-cell>
              <table:table-cell office:value-type="float" office:value="1514.49304">
                <text:p>1514.4930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25.03426">
                <text:p>125.03426</text:p>
              </table:table-cell>
              <table:table-cell office:value-type="float" office:value="887.41437">
                <text:p>887.41437</text:p>
              </table:table-cell>
              <table:table-cell office:value-type="float" office:value="1512.58569">
                <text:p>1512.5856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25.30893">
                <text:p>125.30893</text:p>
              </table:table-cell>
              <table:table-cell office:value-type="float" office:value="886.72766">
                <text:p>886.72766</text:p>
              </table:table-cell>
              <table:table-cell office:value-type="float" office:value="1513.27234">
                <text:p>1513.2723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20.85323">
                <text:p>120.85323</text:p>
              </table:table-cell>
              <table:table-cell office:value-type="float" office:value="897.86694">
                <text:p>897.86694</text:p>
              </table:table-cell>
              <table:table-cell office:value-type="float" office:value="1502.13306">
                <text:p>1502.1330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21.89085">
                <text:p>121.89085</text:p>
              </table:table-cell>
              <table:table-cell office:value-type="float" office:value="895.27289">
                <text:p>895.27289</text:p>
              </table:table-cell>
              <table:table-cell office:value-type="float" office:value="1504.72717">
                <text:p>1504.7271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14.96316">
                <text:p>114.96316</text:p>
              </table:table-cell>
              <table:table-cell office:value-type="float" office:value="912.5921">
                <text:p>912.5921</text:p>
              </table:table-cell>
              <table:table-cell office:value-type="float" office:value="1487.40784">
                <text:p>1487.4078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20.70064">
                <text:p>120.70064</text:p>
              </table:table-cell>
              <table:table-cell office:value-type="float" office:value="898.24841">
                <text:p>898.24841</text:p>
              </table:table-cell>
              <table:table-cell office:value-type="float" office:value="1501.75159">
                <text:p>1501.7515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22.02819">
                <text:p>122.02819</text:p>
              </table:table-cell>
              <table:table-cell office:value-type="float" office:value="894.9295">
                <text:p>894.9295</text:p>
              </table:table-cell>
              <table:table-cell office:value-type="float" office:value="1505.07043">
                <text:p>1505.0704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20.77693">
                <text:p>120.77693</text:p>
              </table:table-cell>
              <table:table-cell office:value-type="float" office:value="898.05768">
                <text:p>898.05768</text:p>
              </table:table-cell>
              <table:table-cell office:value-type="float" office:value="1501.94238">
                <text:p>1501.9423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27.82671">
                <text:p>127.82671</text:p>
              </table:table-cell>
              <table:table-cell office:value-type="float" office:value="880.43323">
                <text:p>880.43323</text:p>
              </table:table-cell>
              <table:table-cell office:value-type="float" office:value="1519.56677">
                <text:p>1519.5667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20.91426">
                <text:p>120.91426</text:p>
              </table:table-cell>
              <table:table-cell office:value-type="float" office:value="897.71436">
                <text:p>897.71436</text:p>
              </table:table-cell>
              <table:table-cell office:value-type="float" office:value="1502.28564">
                <text:p>1502.2856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26.16344">
                <text:p>126.16344</text:p>
              </table:table-cell>
              <table:table-cell office:value-type="float" office:value="884.59137">
                <text:p>884.59137</text:p>
              </table:table-cell>
              <table:table-cell office:value-type="float" office:value="1515.40857">
                <text:p>1515.4085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22.71486">
                <text:p>122.71486</text:p>
              </table:table-cell>
              <table:table-cell office:value-type="float" office:value="893.21283">
                <text:p>893.21283</text:p>
              </table:table-cell>
              <table:table-cell office:value-type="float" office:value="1506.78711">
                <text:p>1506.7871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21.57041">
                <text:p>121.57041</text:p>
              </table:table-cell>
              <table:table-cell office:value-type="float" office:value="896.07397">
                <text:p>896.07397</text:p>
              </table:table-cell>
              <table:table-cell office:value-type="float" office:value="1503.92603">
                <text:p>1503.9260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24.91219">
                <text:p>124.91219</text:p>
              </table:table-cell>
              <table:table-cell office:value-type="float" office:value="887.71954">
                <text:p>887.71954</text:p>
              </table:table-cell>
              <table:table-cell office:value-type="float" office:value="1512.28052">
                <text:p>1512.2805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23.26419">
                <text:p>123.26419</text:p>
              </table:table-cell>
              <table:table-cell office:value-type="float" office:value="891.83954">
                <text:p>891.83954</text:p>
              </table:table-cell>
              <table:table-cell office:value-type="float" office:value="1508.16052">
                <text:p>1508.1605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23.50834">
                <text:p>123.50834</text:p>
              </table:table-cell>
              <table:table-cell office:value-type="float" office:value="891.22913">
                <text:p>891.22913</text:p>
              </table:table-cell>
              <table:table-cell office:value-type="float" office:value="1508.77087">
                <text:p>1508.77087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29.81041">
                <text:p>129.81041</text:p>
              </table:table-cell>
              <table:table-cell office:value-type="float" office:value="875.474">
                <text:p>875.474</text:p>
              </table:table-cell>
              <table:table-cell office:value-type="float" office:value="1524.526">
                <text:p>1524.52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22.83693">
                <text:p>122.83693</text:p>
              </table:table-cell>
              <table:table-cell office:value-type="float" office:value="892.90765">
                <text:p>892.90765</text:p>
              </table:table-cell>
              <table:table-cell office:value-type="float" office:value="1507.09229">
                <text:p>1507.0922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25.06478">
                <text:p>125.06478</text:p>
              </table:table-cell>
              <table:table-cell office:value-type="float" office:value="887.33807">
                <text:p>887.33807</text:p>
              </table:table-cell>
              <table:table-cell office:value-type="float" office:value="1512.66199">
                <text:p>1512.6619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30.71071">
                <text:p>130.71071</text:p>
              </table:table-cell>
              <table:table-cell office:value-type="float" office:value="873.22321">
                <text:p>873.22321</text:p>
              </table:table-cell>
              <table:table-cell office:value-type="float" office:value="1526.77673">
                <text:p>1526.7767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47.05336">
                <text:p>147.05336</text:p>
              </table:table-cell>
              <table:table-cell office:value-type="float" office:value="832.36658">
                <text:p>832.36658</text:p>
              </table:table-cell>
              <table:table-cell office:value-type="float" office:value="1567.63342">
                <text:p>1567.6334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53.21811">
                <text:p>153.21811</text:p>
              </table:table-cell>
              <table:table-cell office:value-type="float" office:value="816.95471">
                <text:p>816.95471</text:p>
              </table:table-cell>
              <table:table-cell office:value-type="float" office:value="1583.04529">
                <text:p>1583.0452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54.34729">
                <text:p>154.34729</text:p>
              </table:table-cell>
              <table:table-cell office:value-type="float" office:value="814.13177">
                <text:p>814.13177</text:p>
              </table:table-cell>
              <table:table-cell office:value-type="float" office:value="1585.86816">
                <text:p>1585.8681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49.93736">
                <text:p>149.93736</text:p>
              </table:table-cell>
              <table:table-cell office:value-type="float" office:value="825.15662">
                <text:p>825.15662</text:p>
              </table:table-cell>
              <table:table-cell office:value-type="float" office:value="1574.84338">
                <text:p>1574.8433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59.10818">
                <text:p>159.10818</text:p>
              </table:table-cell>
              <table:table-cell office:value-type="float" office:value="802.22955">
                <text:p>802.22955</text:p>
              </table:table-cell>
              <table:table-cell office:value-type="float" office:value="1597.77051">
                <text:p>1597.7705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8.64522">
                <text:p>168.64522</text:p>
              </table:table-cell>
              <table:table-cell office:value-type="float" office:value="778.38696">
                <text:p>778.38696</text:p>
              </table:table-cell>
              <table:table-cell office:value-type="float" office:value="1621.61304">
                <text:p>1621.6130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81.73766">
                <text:p>181.73766</text:p>
              </table:table-cell>
              <table:table-cell office:value-type="float" office:value="745.65588">
                <text:p>745.65588</text:p>
              </table:table-cell>
              <table:table-cell office:value-type="float" office:value="1654.34412">
                <text:p>1654.3441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75.46609">
                <text:p>175.46609</text:p>
              </table:table-cell>
              <table:table-cell office:value-type="float" office:value="761.33478">
                <text:p>761.33478</text:p>
              </table:table-cell>
              <table:table-cell office:value-type="float" office:value="1638.66528">
                <text:p>1638.6652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78.51794">
                <text:p>178.51794</text:p>
              </table:table-cell>
              <table:table-cell office:value-type="float" office:value="753.70514">
                <text:p>753.70514</text:p>
              </table:table-cell>
              <table:table-cell office:value-type="float" office:value="1646.29492">
                <text:p>1646.2949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80.45587">
                <text:p>180.45587</text:p>
              </table:table-cell>
              <table:table-cell office:value-type="float" office:value="748.86035">
                <text:p>748.86035</text:p>
              </table:table-cell>
              <table:table-cell office:value-type="float" office:value="1651.13965">
                <text:p>1651.1396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82.69899">
                <text:p>182.69899</text:p>
              </table:table-cell>
              <table:table-cell office:value-type="float" office:value="743.2525">
                <text:p>743.2525</text:p>
              </table:table-cell>
              <table:table-cell office:value-type="float" office:value="1656.74744">
                <text:p>1656.7474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89.03157">
                <text:p>189.03157</text:p>
              </table:table-cell>
              <table:table-cell office:value-type="float" office:value="727.42108">
                <text:p>727.42108</text:p>
              </table:table-cell>
              <table:table-cell office:value-type="float" office:value="1672.57898">
                <text:p>1672.5789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88.83321">
                <text:p>188.83321</text:p>
              </table:table-cell>
              <table:table-cell office:value-type="float" office:value="727.91699">
                <text:p>727.91699</text:p>
              </table:table-cell>
              <table:table-cell office:value-type="float" office:value="1672.08301">
                <text:p>1672.0830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86.28491">
                <text:p>186.28491</text:p>
              </table:table-cell>
              <table:table-cell office:value-type="float" office:value="734.28772">
                <text:p>734.28772</text:p>
              </table:table-cell>
              <table:table-cell office:value-type="float" office:value="1665.71228">
                <text:p>1665.7122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90.31335">
                <text:p>190.31335</text:p>
              </table:table-cell>
              <table:table-cell office:value-type="float" office:value="724.21661">
                <text:p>724.21661</text:p>
              </table:table-cell>
              <table:table-cell office:value-type="float" office:value="1675.78345">
                <text:p>1675.7834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85.87291">
                <text:p>185.87291</text:p>
              </table:table-cell>
              <table:table-cell office:value-type="float" office:value="735.31775">
                <text:p>735.31775</text:p>
              </table:table-cell>
              <table:table-cell office:value-type="float" office:value="1664.68225">
                <text:p>1664.6822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80.21173">
                <text:p>180.21173</text:p>
              </table:table-cell>
              <table:table-cell office:value-type="float" office:value="749.4707">
                <text:p>749.4707</text:p>
              </table:table-cell>
              <table:table-cell office:value-type="float" office:value="1650.5293">
                <text:p>1650.529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77.1904">
                <text:p>177.1904</text:p>
              </table:table-cell>
              <table:table-cell office:value-type="float" office:value="757.02399">
                <text:p>757.02399</text:p>
              </table:table-cell>
              <table:table-cell office:value-type="float" office:value="1642.97595">
                <text:p>1642.9759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78.28906">
                <text:p>178.28906</text:p>
              </table:table-cell>
              <table:table-cell office:value-type="float" office:value="754.27734">
                <text:p>754.27734</text:p>
              </table:table-cell>
              <table:table-cell office:value-type="float" office:value="1645.72266">
                <text:p>1645.7226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70.84254">
                <text:p>170.84254</text:p>
              </table:table-cell>
              <table:table-cell office:value-type="float" office:value="772.89362">
                <text:p>772.89362</text:p>
              </table:table-cell>
              <table:table-cell office:value-type="float" office:value="1627.10632">
                <text:p>1627.1063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4.52521">
                <text:p>164.52521</text:p>
              </table:table-cell>
              <table:table-cell office:value-type="float" office:value="788.68701">
                <text:p>788.68701</text:p>
              </table:table-cell>
              <table:table-cell office:value-type="float" office:value="1611.31299">
                <text:p>1611.3129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7.77544">
                <text:p>167.77544</text:p>
              </table:table-cell>
              <table:table-cell office:value-type="float" office:value="780.5614">
                <text:p>780.5614</text:p>
              </table:table-cell>
              <table:table-cell office:value-type="float" office:value="1619.4386">
                <text:p>1619.438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1.36655">
                <text:p>161.36655</text:p>
              </table:table-cell>
              <table:table-cell office:value-type="float" office:value="796.58362">
                <text:p>796.58362</text:p>
              </table:table-cell>
              <table:table-cell office:value-type="float" office:value="1603.41638">
                <text:p>1603.4163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52.08893">
                <text:p>152.08893</text:p>
              </table:table-cell>
              <table:table-cell office:value-type="float" office:value="819.77771">
                <text:p>819.77771</text:p>
              </table:table-cell>
              <table:table-cell office:value-type="float" office:value="1580.22229">
                <text:p>1580.2222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52.68404">
                <text:p>152.68404</text:p>
              </table:table-cell>
              <table:table-cell office:value-type="float" office:value="818.28992">
                <text:p>818.28992</text:p>
              </table:table-cell>
              <table:table-cell office:value-type="float" office:value="1581.71008">
                <text:p>1581.7100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44.61189">
                <text:p>144.61189</text:p>
              </table:table-cell>
              <table:table-cell office:value-type="float" office:value="838.47028">
                <text:p>838.47028</text:p>
              </table:table-cell>
              <table:table-cell office:value-type="float" office:value="1561.52979">
                <text:p>1561.52979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45.03914">
                <text:p>145.03914</text:p>
              </table:table-cell>
              <table:table-cell office:value-type="float" office:value="837.40216">
                <text:p>837.40216</text:p>
              </table:table-cell>
              <table:table-cell office:value-type="float" office:value="1562.5979">
                <text:p>1562.597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49.38803">
                <text:p>149.38803</text:p>
              </table:table-cell>
              <table:table-cell office:value-type="float" office:value="826.52991">
                <text:p>826.52991</text:p>
              </table:table-cell>
              <table:table-cell office:value-type="float" office:value="1573.47009">
                <text:p>1573.47009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54.08789">
                <text:p>154.08789</text:p>
              </table:table-cell>
              <table:table-cell office:value-type="float" office:value="814.78027">
                <text:p>814.78027</text:p>
              </table:table-cell>
              <table:table-cell office:value-type="float" office:value="1585.21973">
                <text:p>1585.2197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53.26389">
                <text:p>153.26389</text:p>
              </table:table-cell>
              <table:table-cell office:value-type="float" office:value="816.84027">
                <text:p>816.84027</text:p>
              </table:table-cell>
              <table:table-cell office:value-type="float" office:value="1583.15967">
                <text:p>1583.1596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46.7787">
                <text:p>146.7787</text:p>
              </table:table-cell>
              <table:table-cell office:value-type="float" office:value="833.05322">
                <text:p>833.05322</text:p>
              </table:table-cell>
              <table:table-cell office:value-type="float" office:value="1566.94678">
                <text:p>1566.9467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53.23337">
                <text:p>153.23337</text:p>
              </table:table-cell>
              <table:table-cell office:value-type="float" office:value="816.91656">
                <text:p>816.91656</text:p>
              </table:table-cell>
              <table:table-cell office:value-type="float" office:value="1583.08337">
                <text:p>1583.0833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55.18655">
                <text:p>155.18655</text:p>
              </table:table-cell>
              <table:table-cell office:value-type="float" office:value="812.03363">
                <text:p>812.03363</text:p>
              </table:table-cell>
              <table:table-cell office:value-type="float" office:value="1587.96643">
                <text:p>1587.9664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1.07663">
                <text:p>161.07663</text:p>
              </table:table-cell>
              <table:table-cell office:value-type="float" office:value="797.30841">
                <text:p>797.30841</text:p>
              </table:table-cell>
              <table:table-cell office:value-type="float" office:value="1602.69153">
                <text:p>1602.6915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3.88432">
                <text:p>163.88432</text:p>
              </table:table-cell>
              <table:table-cell office:value-type="float" office:value="790.28918">
                <text:p>790.28918</text:p>
              </table:table-cell>
              <table:table-cell office:value-type="float" office:value="1609.71082">
                <text:p>1609.7108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6.41736">
                <text:p>166.41736</text:p>
              </table:table-cell>
              <table:table-cell office:value-type="float" office:value="783.9566">
                <text:p>783.9566</text:p>
              </table:table-cell>
              <table:table-cell office:value-type="float" office:value="1616.04346">
                <text:p>1616.0434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9.08774">
                <text:p>169.08774</text:p>
              </table:table-cell>
              <table:table-cell office:value-type="float" office:value="777.28064">
                <text:p>777.28064</text:p>
              </table:table-cell>
              <table:table-cell office:value-type="float" office:value="1622.71936">
                <text:p>1622.7193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7.88225">
                <text:p>167.88225</text:p>
              </table:table-cell>
              <table:table-cell office:value-type="float" office:value="780.29437">
                <text:p>780.29437</text:p>
              </table:table-cell>
              <table:table-cell office:value-type="float" office:value="1619.70557">
                <text:p>1619.7055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6.8141">
                <text:p>166.8141</text:p>
              </table:table-cell>
              <table:table-cell office:value-type="float" office:value="782.96472">
                <text:p>782.96472</text:p>
              </table:table-cell>
              <table:table-cell office:value-type="float" office:value="1617.03528">
                <text:p>1617.0352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3.89958">
                <text:p>163.89958</text:p>
              </table:table-cell>
              <table:table-cell office:value-type="float" office:value="790.25104">
                <text:p>790.25104</text:p>
              </table:table-cell>
              <table:table-cell office:value-type="float" office:value="1609.7489">
                <text:p>1609.748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5.63914">
                <text:p>165.63914</text:p>
              </table:table-cell>
              <table:table-cell office:value-type="float" office:value="785.90216">
                <text:p>785.90216</text:p>
              </table:table-cell>
              <table:table-cell office:value-type="float" office:value="1614.0979">
                <text:p>1614.097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5.04402">
                <text:p>165.04402</text:p>
              </table:table-cell>
              <table:table-cell office:value-type="float" office:value="787.38995">
                <text:p>787.38995</text:p>
              </table:table-cell>
              <table:table-cell office:value-type="float" office:value="1612.61011">
                <text:p>1612.6101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4.14374">
                <text:p>164.14374</text:p>
              </table:table-cell>
              <table:table-cell office:value-type="float" office:value="789.64062">
                <text:p>789.64062</text:p>
              </table:table-cell>
              <table:table-cell office:value-type="float" office:value="1610.35938">
                <text:p>1610.3593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58.71144">
                <text:p>158.71144</text:p>
              </table:table-cell>
              <table:table-cell office:value-type="float" office:value="803.22137">
                <text:p>803.22137</text:p>
              </table:table-cell>
              <table:table-cell office:value-type="float" office:value="1596.77856">
                <text:p>1596.7785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50.47144">
                <text:p>150.47144</text:p>
              </table:table-cell>
              <table:table-cell office:value-type="float" office:value="823.82141">
                <text:p>823.82141</text:p>
              </table:table-cell>
              <table:table-cell office:value-type="float" office:value="1576.17859">
                <text:p>1576.1785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51.20389">
                <text:p>151.20389</text:p>
              </table:table-cell>
              <table:table-cell office:value-type="float" office:value="821.9903">
                <text:p>821.9903</text:p>
              </table:table-cell>
              <table:table-cell office:value-type="float" office:value="1578.00977">
                <text:p>1578.0097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47.69426">
                <text:p>147.69426</text:p>
              </table:table-cell>
              <table:table-cell office:value-type="float" office:value="830.76434">
                <text:p>830.76434</text:p>
              </table:table-cell>
              <table:table-cell office:value-type="float" office:value="1569.2356">
                <text:p>1569.2356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51.3107">
                <text:p>151.3107</text:p>
              </table:table-cell>
              <table:table-cell office:value-type="float" office:value="821.72327">
                <text:p>821.72327</text:p>
              </table:table-cell>
              <table:table-cell office:value-type="float" office:value="1578.27673">
                <text:p>1578.2767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49.08286">
                <text:p>149.08286</text:p>
              </table:table-cell>
              <table:table-cell office:value-type="float" office:value="827.29285">
                <text:p>827.29285</text:p>
              </table:table-cell>
              <table:table-cell office:value-type="float" office:value="1572.70715">
                <text:p>1572.7071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44.06256">
                <text:p>144.06256</text:p>
              </table:table-cell>
              <table:table-cell office:value-type="float" office:value="839.84363">
                <text:p>839.84363</text:p>
              </table:table-cell>
              <table:table-cell office:value-type="float" office:value="1560.15637">
                <text:p>1560.1563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43.77263">
                <text:p>143.77263</text:p>
              </table:table-cell>
              <table:table-cell office:value-type="float" office:value="840.56842">
                <text:p>840.56842</text:p>
              </table:table-cell>
              <table:table-cell office:value-type="float" office:value="1559.43152">
                <text:p>1559.4315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37.24167">
                <text:p>137.24167</text:p>
              </table:table-cell>
              <table:table-cell office:value-type="float" office:value="856.89581">
                <text:p>856.89581</text:p>
              </table:table-cell>
              <table:table-cell office:value-type="float" office:value="1543.10413">
                <text:p>1543.10413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39.69841">
                <text:p>139.69841</text:p>
              </table:table-cell>
              <table:table-cell office:value-type="float" office:value="850.75397">
                <text:p>850.75397</text:p>
              </table:table-cell>
              <table:table-cell office:value-type="float" office:value="1549.24597">
                <text:p>1549.24597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33.76256">
                <text:p>133.76256</text:p>
              </table:table-cell>
              <table:table-cell office:value-type="float" office:value="865.59363">
                <text:p>865.59363</text:p>
              </table:table-cell>
              <table:table-cell office:value-type="float" office:value="1534.40637">
                <text:p>1534.4063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36.78389">
                <text:p>136.78389</text:p>
              </table:table-cell>
              <table:table-cell office:value-type="float" office:value="858.04028">
                <text:p>858.04028</text:p>
              </table:table-cell>
              <table:table-cell office:value-type="float" office:value="1541.95972">
                <text:p>1541.9597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34.87648">
                <text:p>134.87648</text:p>
              </table:table-cell>
              <table:table-cell office:value-type="float" office:value="862.80878">
                <text:p>862.80878</text:p>
              </table:table-cell>
              <table:table-cell office:value-type="float" office:value="1537.19116">
                <text:p>1537.1911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32.28241">
                <text:p>132.28241</text:p>
              </table:table-cell>
              <table:table-cell office:value-type="float" office:value="869.29395">
                <text:p>869.29395</text:p>
              </table:table-cell>
              <table:table-cell office:value-type="float" office:value="1530.70605">
                <text:p>1530.7060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30.02403">
                <text:p>130.02403</text:p>
              </table:table-cell>
              <table:table-cell office:value-type="float" office:value="874.93994">
                <text:p>874.93994</text:p>
              </table:table-cell>
              <table:table-cell office:value-type="float" office:value="1525.06006">
                <text:p>1525.0600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30.14612">
                <text:p>130.14612</text:p>
              </table:table-cell>
              <table:table-cell office:value-type="float" office:value="874.6347">
                <text:p>874.6347</text:p>
              </table:table-cell>
              <table:table-cell office:value-type="float" office:value="1525.36523">
                <text:p>1525.3652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27.65885">
                <text:p>127.65885</text:p>
              </table:table-cell>
              <table:table-cell office:value-type="float" office:value="880.85284">
                <text:p>880.85284</text:p>
              </table:table-cell>
              <table:table-cell office:value-type="float" office:value="1519.14709">
                <text:p>1519.1470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23.56937">
                <text:p>123.56937</text:p>
              </table:table-cell>
              <table:table-cell office:value-type="float" office:value="891.07654">
                <text:p>891.07654</text:p>
              </table:table-cell>
              <table:table-cell office:value-type="float" office:value="1508.92346">
                <text:p>1508.9234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29.48996">
                <text:p>129.48996</text:p>
              </table:table-cell>
              <table:table-cell office:value-type="float" office:value="876.27509">
                <text:p>876.27509</text:p>
              </table:table-cell>
              <table:table-cell office:value-type="float" office:value="1523.72485">
                <text:p>1523.7248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25.11056">
                <text:p>125.11056</text:p>
              </table:table-cell>
              <table:table-cell office:value-type="float" office:value="887.22363">
                <text:p>887.22363</text:p>
              </table:table-cell>
              <table:table-cell office:value-type="float" office:value="1512.77637">
                <text:p>1512.7763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24.56123">
                <text:p>124.56123</text:p>
              </table:table-cell>
              <table:table-cell office:value-type="float" office:value="888.59692">
                <text:p>888.59692</text:p>
              </table:table-cell>
              <table:table-cell office:value-type="float" office:value="1511.40308">
                <text:p>1511.4030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25.67515">
                <text:p>125.67515</text:p>
              </table:table-cell>
              <table:table-cell office:value-type="float" office:value="885.81213">
                <text:p>885.81213</text:p>
              </table:table-cell>
              <table:table-cell office:value-type="float" office:value="1514.18787">
                <text:p>1514.1878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21.32626">
                <text:p>121.32626</text:p>
              </table:table-cell>
              <table:table-cell office:value-type="float" office:value="896.68433">
                <text:p>896.68433</text:p>
              </table:table-cell>
              <table:table-cell office:value-type="float" office:value="1503.31567">
                <text:p>1503.3156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16.87056">
                <text:p>116.87056</text:p>
              </table:table-cell>
              <table:table-cell office:value-type="float" office:value="907.82361">
                <text:p>907.82361</text:p>
              </table:table-cell>
              <table:table-cell office:value-type="float" office:value="1492.17639">
                <text:p>1492.1763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11.34671">
                <text:p>111.34671</text:p>
              </table:table-cell>
              <table:table-cell office:value-type="float" office:value="921.63324">
                <text:p>921.63324</text:p>
              </table:table-cell>
              <table:table-cell office:value-type="float" office:value="1478.36682">
                <text:p>1478.3668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11.86552">
                <text:p>111.86552</text:p>
              </table:table-cell>
              <table:table-cell office:value-type="float" office:value="920.33618">
                <text:p>920.33618</text:p>
              </table:table-cell>
              <table:table-cell office:value-type="float" office:value="1479.66382">
                <text:p>1479.6638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07.02834">
                <text:p>107.02834</text:p>
              </table:table-cell>
              <table:table-cell office:value-type="float" office:value="932.42914">
                <text:p>932.42914</text:p>
              </table:table-cell>
              <table:table-cell office:value-type="float" office:value="1467.5708">
                <text:p>1467.570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21.21945">
                <text:p>121.21945</text:p>
              </table:table-cell>
              <table:table-cell office:value-type="float" office:value="896.95135">
                <text:p>896.95135</text:p>
              </table:table-cell>
              <table:table-cell office:value-type="float" office:value="1503.04858">
                <text:p>1503.0485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15.22256">
                <text:p>115.22256</text:p>
              </table:table-cell>
              <table:table-cell office:value-type="float" office:value="911.9436">
                <text:p>911.9436</text:p>
              </table:table-cell>
              <table:table-cell office:value-type="float" office:value="1488.0564">
                <text:p>1488.056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27.47575">
                <text:p>127.47575</text:p>
              </table:table-cell>
              <table:table-cell office:value-type="float" office:value="881.31061">
                <text:p>881.31061</text:p>
              </table:table-cell>
              <table:table-cell office:value-type="float" office:value="1518.68933">
                <text:p>1518.6893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29.15427">
                <text:p>129.15427</text:p>
              </table:table-cell>
              <table:table-cell office:value-type="float" office:value="877.11432">
                <text:p>877.11432</text:p>
              </table:table-cell>
              <table:table-cell office:value-type="float" office:value="1522.88562">
                <text:p>1522.8856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30.06982">
                <text:p>130.06982</text:p>
              </table:table-cell>
              <table:table-cell office:value-type="float" office:value="874.82544">
                <text:p>874.82544</text:p>
              </table:table-cell>
              <table:table-cell office:value-type="float" office:value="1525.17456">
                <text:p>1525.1745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26.60596">
                <text:p>126.60596</text:p>
              </table:table-cell>
              <table:table-cell office:value-type="float" office:value="883.48511">
                <text:p>883.48511</text:p>
              </table:table-cell>
              <table:table-cell office:value-type="float" office:value="1516.51489">
                <text:p>1516.51489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23.87456">
                <text:p>123.87456</text:p>
              </table:table-cell>
              <table:table-cell office:value-type="float" office:value="890.3136">
                <text:p>890.3136</text:p>
              </table:table-cell>
              <table:table-cell office:value-type="float" office:value="1509.6864">
                <text:p>1509.686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25.52256">
                <text:p>125.52256</text:p>
              </table:table-cell>
              <table:table-cell office:value-type="float" office:value="886.1936">
                <text:p>886.1936</text:p>
              </table:table-cell>
              <table:table-cell office:value-type="float" office:value="1513.8064">
                <text:p>1513.806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20.48701">
                <text:p>120.48701</text:p>
              </table:table-cell>
              <table:table-cell office:value-type="float" office:value="898.78247">
                <text:p>898.78247</text:p>
              </table:table-cell>
              <table:table-cell office:value-type="float" office:value="1501.21753">
                <text:p>1501.2175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18.38123">
                <text:p>118.38123</text:p>
              </table:table-cell>
              <table:table-cell office:value-type="float" office:value="904.04694">
                <text:p>904.04694</text:p>
              </table:table-cell>
              <table:table-cell office:value-type="float" office:value="1495.95312">
                <text:p>1495.9531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15.58878">
                <text:p>115.58878</text:p>
              </table:table-cell>
              <table:table-cell office:value-type="float" office:value="911.02802">
                <text:p>911.02802</text:p>
              </table:table-cell>
              <table:table-cell office:value-type="float" office:value="1488.97192">
                <text:p>1488.9719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15.03945">
                <text:p>115.03945</text:p>
              </table:table-cell>
              <table:table-cell office:value-type="float" office:value="912.40137">
                <text:p>912.40137</text:p>
              </table:table-cell>
              <table:table-cell office:value-type="float" office:value="1487.59863">
                <text:p>1487.5986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16.82478">
                <text:p>116.82478</text:p>
              </table:table-cell>
              <table:table-cell office:value-type="float" office:value="907.93805">
                <text:p>907.93805</text:p>
              </table:table-cell>
              <table:table-cell office:value-type="float" office:value="1492.06201">
                <text:p>1492.0620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18.427">
                <text:p>118.427</text:p>
              </table:table-cell>
              <table:table-cell office:value-type="float" office:value="903.9325">
                <text:p>903.9325</text:p>
              </table:table-cell>
              <table:table-cell office:value-type="float" office:value="1496.0675">
                <text:p>1496.067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15.55827">
                <text:p>115.55827</text:p>
              </table:table-cell>
              <table:table-cell office:value-type="float" office:value="911.10431">
                <text:p>911.10431</text:p>
              </table:table-cell>
              <table:table-cell office:value-type="float" office:value="1488.89563">
                <text:p>1488.8956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16.44331">
                <text:p>116.44331</text:p>
              </table:table-cell>
              <table:table-cell office:value-type="float" office:value="908.89172">
                <text:p>908.89172</text:p>
              </table:table-cell>
              <table:table-cell office:value-type="float" office:value="1491.10828">
                <text:p>1491.10828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25.38522">
                <text:p>125.38522</text:p>
              </table:table-cell>
              <table:table-cell office:value-type="float" office:value="886.53693">
                <text:p>886.53693</text:p>
              </table:table-cell>
              <table:table-cell office:value-type="float" office:value="1513.46301">
                <text:p>1513.4630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19.67826">
                <text:p>119.67826</text:p>
              </table:table-cell>
              <table:table-cell office:value-type="float" office:value="900.80432">
                <text:p>900.80432</text:p>
              </table:table-cell>
              <table:table-cell office:value-type="float" office:value="1499.19568">
                <text:p>1499.1956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15.42093">
                <text:p>115.42093</text:p>
              </table:table-cell>
              <table:table-cell office:value-type="float" office:value="911.44769">
                <text:p>911.44769</text:p>
              </table:table-cell>
              <table:table-cell office:value-type="float" office:value="1488.55237">
                <text:p>1488.5523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12.78108">
                <text:p>112.78108</text:p>
              </table:table-cell>
              <table:table-cell office:value-type="float" office:value="918.0473">
                <text:p>918.0473</text:p>
              </table:table-cell>
              <table:table-cell office:value-type="float" office:value="1481.95276">
                <text:p>1481.9527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14.01708">
                <text:p>114.01708</text:p>
              </table:table-cell>
              <table:table-cell office:value-type="float" office:value="914.95728">
                <text:p>914.95728</text:p>
              </table:table-cell>
              <table:table-cell office:value-type="float" office:value="1485.04272">
                <text:p>1485.0427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09.2562">
                <text:p>109.2562</text:p>
              </table:table-cell>
              <table:table-cell office:value-type="float" office:value="926.8595">
                <text:p>926.8595</text:p>
              </table:table-cell>
              <table:table-cell office:value-type="float" office:value="1473.1405">
                <text:p>1473.140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10.70583">
                <text:p>110.70583</text:p>
              </table:table-cell>
              <table:table-cell office:value-type="float" office:value="923.23541">
                <text:p>923.23541</text:p>
              </table:table-cell>
              <table:table-cell office:value-type="float" office:value="1476.76453">
                <text:p>1476.7645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09.62241">
                <text:p>109.62241</text:p>
              </table:table-cell>
              <table:table-cell office:value-type="float" office:value="925.94397">
                <text:p>925.94397</text:p>
              </table:table-cell>
              <table:table-cell office:value-type="float" office:value="1474.05603">
                <text:p>1474.0560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11.9113">
                <text:p>111.9113</text:p>
              </table:table-cell>
              <table:table-cell office:value-type="float" office:value="920.22174">
                <text:p>920.22174</text:p>
              </table:table-cell>
              <table:table-cell office:value-type="float" office:value="1479.7782">
                <text:p>1479.778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11.30093">
                <text:p>111.30093</text:p>
              </table:table-cell>
              <table:table-cell office:value-type="float" office:value="921.74768">
                <text:p>921.74768</text:p>
              </table:table-cell>
              <table:table-cell office:value-type="float" office:value="1478.25232">
                <text:p>1478.2523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12.01812">
                <text:p>112.01812</text:p>
              </table:table-cell>
              <table:table-cell office:value-type="float" office:value="919.95471">
                <text:p>919.95471</text:p>
              </table:table-cell>
              <table:table-cell office:value-type="float" office:value="1480.04529">
                <text:p>1480.0452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13.26938">
                <text:p>113.26938</text:p>
              </table:table-cell>
              <table:table-cell office:value-type="float" office:value="916.82654">
                <text:p>916.82654</text:p>
              </table:table-cell>
              <table:table-cell office:value-type="float" office:value="1483.17346">
                <text:p>1483.1734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13.33041">
                <text:p>113.33041</text:p>
              </table:table-cell>
              <table:table-cell office:value-type="float" office:value="916.67395">
                <text:p>916.67395</text:p>
              </table:table-cell>
              <table:table-cell office:value-type="float" office:value="1483.32605">
                <text:p>1483.3260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12.94894">
                <text:p>112.94894</text:p>
              </table:table-cell>
              <table:table-cell office:value-type="float" office:value="917.62769">
                <text:p>917.62769</text:p>
              </table:table-cell>
              <table:table-cell office:value-type="float" office:value="1482.37231">
                <text:p>1482.3723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18.48804">
                <text:p>118.48804</text:p>
              </table:table-cell>
              <table:table-cell office:value-type="float" office:value="903.77991">
                <text:p>903.77991</text:p>
              </table:table-cell>
              <table:table-cell office:value-type="float" office:value="1496.22009">
                <text:p>1496.2200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13.75768">
                <text:p>113.75768</text:p>
              </table:table-cell>
              <table:table-cell office:value-type="float" office:value="915.60583">
                <text:p>915.60583</text:p>
              </table:table-cell>
              <table:table-cell office:value-type="float" office:value="1484.39417">
                <text:p>1484.39417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12.88789">
                <text:p>112.88789</text:p>
              </table:table-cell>
              <table:table-cell office:value-type="float" office:value="917.78027">
                <text:p>917.78027</text:p>
              </table:table-cell>
              <table:table-cell office:value-type="float" office:value="1482.21973">
                <text:p>1482.21973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16.22968">
                <text:p>116.22968</text:p>
              </table:table-cell>
              <table:table-cell office:value-type="float" office:value="909.42578">
                <text:p>909.42578</text:p>
              </table:table-cell>
              <table:table-cell office:value-type="float" office:value="1490.57422">
                <text:p>1490.5742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14.61219">
                <text:p>114.61219</text:p>
              </table:table-cell>
              <table:table-cell office:value-type="float" office:value="913.46954">
                <text:p>913.46954</text:p>
              </table:table-cell>
              <table:table-cell office:value-type="float" office:value="1486.53052">
                <text:p>1486.5305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10.94997">
                <text:p>110.94997</text:p>
              </table:table-cell>
              <table:table-cell office:value-type="float" office:value="922.62506">
                <text:p>922.62506</text:p>
              </table:table-cell>
              <table:table-cell office:value-type="float" office:value="1477.37488">
                <text:p>1477.3748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12.4759">
                <text:p>112.4759</text:p>
              </table:table-cell>
              <table:table-cell office:value-type="float" office:value="918.81024">
                <text:p>918.81024</text:p>
              </table:table-cell>
              <table:table-cell office:value-type="float" office:value="1481.1897">
                <text:p>1481.1897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08.23383">
                <text:p>108.23383</text:p>
              </table:table-cell>
              <table:table-cell office:value-type="float" office:value="929.41541">
                <text:p>929.41541</text:p>
              </table:table-cell>
              <table:table-cell office:value-type="float" office:value="1470.58459">
                <text:p>1470.5845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10.11071">
                <text:p>110.11071</text:p>
              </table:table-cell>
              <table:table-cell office:value-type="float" office:value="924.72321">
                <text:p>924.72321</text:p>
              </table:table-cell>
              <table:table-cell office:value-type="float" office:value="1475.27673">
                <text:p>1475.27673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09.28671">
                <text:p>109.28671</text:p>
              </table:table-cell>
              <table:table-cell office:value-type="float" office:value="926.7832">
                <text:p>926.7832</text:p>
              </table:table-cell>
              <table:table-cell office:value-type="float" office:value="1473.2168">
                <text:p>1473.2168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14.42908">
                <text:p>114.42908</text:p>
              </table:table-cell>
              <table:table-cell office:value-type="float" office:value="913.92731">
                <text:p>913.92731</text:p>
              </table:table-cell>
              <table:table-cell office:value-type="float" office:value="1486.07275">
                <text:p>1486.0727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14.23071">
                <text:p>114.23071</text:p>
              </table:table-cell>
              <table:table-cell office:value-type="float" office:value="914.42322">
                <text:p>914.42322</text:p>
              </table:table-cell>
              <table:table-cell office:value-type="float" office:value="1485.57678">
                <text:p>1485.5767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13.68138">
                <text:p>113.68138</text:p>
              </table:table-cell>
              <table:table-cell office:value-type="float" office:value="915.79657">
                <text:p>915.79657</text:p>
              </table:table-cell>
              <table:table-cell office:value-type="float" office:value="1484.20349">
                <text:p>1484.2034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11.423">
                <text:p>111.423</text:p>
              </table:table-cell>
              <table:table-cell office:value-type="float" office:value="921.4425">
                <text:p>921.4425</text:p>
              </table:table-cell>
              <table:table-cell office:value-type="float" office:value="1478.5575">
                <text:p>1478.557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11.56034">
                <text:p>111.56034</text:p>
              </table:table-cell>
              <table:table-cell office:value-type="float" office:value="921.09912">
                <text:p>921.09912</text:p>
              </table:table-cell>
              <table:table-cell office:value-type="float" office:value="1478.90088">
                <text:p>1478.90088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13.80345">
                <text:p>113.80345</text:p>
              </table:table-cell>
              <table:table-cell office:value-type="float" office:value="915.49139">
                <text:p>915.49139</text:p>
              </table:table-cell>
              <table:table-cell office:value-type="float" office:value="1484.50867">
                <text:p>1484.50867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08.47797">
                <text:p>108.47797</text:p>
              </table:table-cell>
              <table:table-cell office:value-type="float" office:value="928.80505">
                <text:p>928.80505</text:p>
              </table:table-cell>
              <table:table-cell office:value-type="float" office:value="1471.19495">
                <text:p>1471.1949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09.56138">
                <text:p>109.56138</text:p>
              </table:table-cell>
              <table:table-cell office:value-type="float" office:value="926.09656">
                <text:p>926.09656</text:p>
              </table:table-cell>
              <table:table-cell office:value-type="float" office:value="1473.90344">
                <text:p>1473.9034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11.22464">
                <text:p>111.22464</text:p>
              </table:table-cell>
              <table:table-cell office:value-type="float" office:value="921.93842">
                <text:p>921.93842</text:p>
              </table:table-cell>
              <table:table-cell office:value-type="float" office:value="1478.06165">
                <text:p>1478.0616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11.71294">
                <text:p>111.71294</text:p>
              </table:table-cell>
              <table:table-cell office:value-type="float" office:value="920.71765">
                <text:p>920.71765</text:p>
              </table:table-cell>
              <table:table-cell office:value-type="float" office:value="1479.28235">
                <text:p>1479.2823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11.25516">
                <text:p>111.25516</text:p>
              </table:table-cell>
              <table:table-cell office:value-type="float" office:value="921.86212">
                <text:p>921.86212</text:p>
              </table:table-cell>
              <table:table-cell office:value-type="float" office:value="1478.13794">
                <text:p>1478.1379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12.50642">
                <text:p>112.50642</text:p>
              </table:table-cell>
              <table:table-cell office:value-type="float" office:value="918.73395">
                <text:p>918.73395</text:p>
              </table:table-cell>
              <table:table-cell office:value-type="float" office:value="1481.26599">
                <text:p>1481.2659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13.25412">
                <text:p>113.25412</text:p>
              </table:table-cell>
              <table:table-cell office:value-type="float" office:value="916.86469">
                <text:p>916.86469</text:p>
              </table:table-cell>
              <table:table-cell office:value-type="float" office:value="1483.13525">
                <text:p>1483.1352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12.53693">
                <text:p>112.53693</text:p>
              </table:table-cell>
              <table:table-cell office:value-type="float" office:value="918.65765">
                <text:p>918.65765</text:p>
              </table:table-cell>
              <table:table-cell office:value-type="float" office:value="1481.34229">
                <text:p>1481.3422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11.63663">
                <text:p>111.63663</text:p>
              </table:table-cell>
              <table:table-cell office:value-type="float" office:value="920.90839">
                <text:p>920.90839</text:p>
              </table:table-cell>
              <table:table-cell office:value-type="float" office:value="1479.09155">
                <text:p>1479.0915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12.91841">
                <text:p>112.91841</text:p>
              </table:table-cell>
              <table:table-cell office:value-type="float" office:value="917.70398">
                <text:p>917.70398</text:p>
              </table:table-cell>
              <table:table-cell office:value-type="float" office:value="1482.29602">
                <text:p>1482.2960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13.98656">
                <text:p>113.98656</text:p>
              </table:table-cell>
              <table:table-cell office:value-type="float" office:value="915.03357">
                <text:p>915.03357</text:p>
              </table:table-cell>
              <table:table-cell office:value-type="float" office:value="1484.96643">
                <text:p>1484.96643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13.57456">
                <text:p>113.57456</text:p>
              </table:table-cell>
              <table:table-cell office:value-type="float" office:value="916.0636">
                <text:p>916.0636</text:p>
              </table:table-cell>
              <table:table-cell office:value-type="float" office:value="1483.9364">
                <text:p>1483.9364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10.99575">
                <text:p>110.99575</text:p>
              </table:table-cell>
              <table:table-cell office:value-type="float" office:value="922.51062">
                <text:p>922.51062</text:p>
              </table:table-cell>
              <table:table-cell office:value-type="float" office:value="1477.48938">
                <text:p>1477.4893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12.41486">
                <text:p>112.41486</text:p>
              </table:table-cell>
              <table:table-cell office:value-type="float" office:value="918.96289">
                <text:p>918.96289</text:p>
              </table:table-cell>
              <table:table-cell office:value-type="float" office:value="1481.03711">
                <text:p>1481.0371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17.603">
                <text:p>117.603</text:p>
              </table:table-cell>
              <table:table-cell office:value-type="float" office:value="905.99249">
                <text:p>905.99249</text:p>
              </table:table-cell>
              <table:table-cell office:value-type="float" office:value="1494.00757">
                <text:p>1494.0075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16.53486">
                <text:p>116.53486</text:p>
              </table:table-cell>
              <table:table-cell office:value-type="float" office:value="908.66284">
                <text:p>908.66284</text:p>
              </table:table-cell>
              <table:table-cell office:value-type="float" office:value="1491.33716">
                <text:p>1491.3371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18.5796">
                <text:p>118.5796</text:p>
              </table:table-cell>
              <table:table-cell office:value-type="float" office:value="903.55103">
                <text:p>903.55103</text:p>
              </table:table-cell>
              <table:table-cell office:value-type="float" office:value="1496.44897">
                <text:p>1496.44897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11.94183">
                <text:p>111.94183</text:p>
              </table:table-cell>
              <table:table-cell office:value-type="float" office:value="920.14545">
                <text:p>920.14545</text:p>
              </table:table-cell>
              <table:table-cell office:value-type="float" office:value="1479.85461">
                <text:p>1479.8546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17.55723">
                <text:p>117.55723</text:p>
              </table:table-cell>
              <table:table-cell office:value-type="float" office:value="906.10693">
                <text:p>906.10693</text:p>
              </table:table-cell>
              <table:table-cell office:value-type="float" office:value="1493.89307">
                <text:p>1493.8930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14.35278">
                <text:p>114.35278</text:p>
              </table:table-cell>
              <table:table-cell office:value-type="float" office:value="914.11804">
                <text:p>914.11804</text:p>
              </table:table-cell>
              <table:table-cell office:value-type="float" office:value="1485.88196">
                <text:p>1485.8819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15.93975">
                <text:p>115.93975</text:p>
              </table:table-cell>
              <table:table-cell office:value-type="float" office:value="910.15063">
                <text:p>910.15063</text:p>
              </table:table-cell>
              <table:table-cell office:value-type="float" office:value="1489.84937">
                <text:p>1489.8493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07.69975">
                <text:p>107.69975</text:p>
              </table:table-cell>
              <table:table-cell office:value-type="float" office:value="930.75061">
                <text:p>930.75061</text:p>
              </table:table-cell>
              <table:table-cell office:value-type="float" office:value="1469.24939">
                <text:p>1469.24939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13.26938">
                <text:p>113.26938</text:p>
              </table:table-cell>
              <table:table-cell office:value-type="float" office:value="916.82654">
                <text:p>916.82654</text:p>
              </table:table-cell>
              <table:table-cell office:value-type="float" office:value="1483.17346">
                <text:p>1483.1734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09.05782">
                <text:p>109.05782</text:p>
              </table:table-cell>
              <table:table-cell office:value-type="float" office:value="927.35547">
                <text:p>927.35547</text:p>
              </table:table-cell>
              <table:table-cell office:value-type="float" office:value="1472.64453">
                <text:p>1472.64453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10.4922">
                <text:p>110.4922</text:p>
              </table:table-cell>
              <table:table-cell office:value-type="float" office:value="923.76953">
                <text:p>923.76953</text:p>
              </table:table-cell>
              <table:table-cell office:value-type="float" office:value="1476.23047">
                <text:p>1476.23047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07.97442">
                <text:p>107.97442</text:p>
              </table:table-cell>
              <table:table-cell office:value-type="float" office:value="930.06396">
                <text:p>930.06396</text:p>
              </table:table-cell>
              <table:table-cell office:value-type="float" office:value="1469.93604">
                <text:p>1469.9360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02.83205">
                <text:p>102.83205</text:p>
              </table:table-cell>
              <table:table-cell office:value-type="float" office:value="942.91986">
                <text:p>942.91986</text:p>
              </table:table-cell>
              <table:table-cell office:value-type="float" office:value="1457.08008">
                <text:p>1457.0800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05.01412">
                <text:p>105.01412</text:p>
              </table:table-cell>
              <table:table-cell office:value-type="float" office:value="937.46472">
                <text:p>937.46472</text:p>
              </table:table-cell>
              <table:table-cell office:value-type="float" office:value="1462.53528">
                <text:p>1462.5352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06.23486">
                <text:p>106.23486</text:p>
              </table:table-cell>
              <table:table-cell office:value-type="float" office:value="934.41284">
                <text:p>934.41284</text:p>
              </table:table-cell>
              <table:table-cell office:value-type="float" office:value="1465.58716">
                <text:p>1465.5871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06.20435">
                <text:p>106.20435</text:p>
              </table:table-cell>
              <table:table-cell office:value-type="float" office:value="934.48914">
                <text:p>934.48914</text:p>
              </table:table-cell>
              <table:table-cell office:value-type="float" office:value="1465.51086">
                <text:p>1465.51086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02.75575">
                <text:p>102.75575</text:p>
              </table:table-cell>
              <table:table-cell office:value-type="float" office:value="943.1106">
                <text:p>943.1106</text:p>
              </table:table-cell>
              <table:table-cell office:value-type="float" office:value="1456.8894">
                <text:p>1456.8894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95.85857">
                <text:p>95.85857</text:p>
              </table:table-cell>
              <table:table-cell office:value-type="float" office:value="960.35358">
                <text:p>960.35358</text:p>
              </table:table-cell>
              <table:table-cell office:value-type="float" office:value="1439.64636">
                <text:p>1439.6463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94.30212">
                <text:p>94.30212</text:p>
              </table:table-cell>
              <table:table-cell office:value-type="float" office:value="964.24469">
                <text:p>964.24469</text:p>
              </table:table-cell>
              <table:table-cell office:value-type="float" office:value="1435.75537">
                <text:p>1435.75537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94.97353">
                <text:p>94.97353</text:p>
              </table:table-cell>
              <table:table-cell office:value-type="float" office:value="962.56616">
                <text:p>962.56616</text:p>
              </table:table-cell>
              <table:table-cell office:value-type="float" office:value="1437.43384">
                <text:p>1437.4338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3.95635">
                <text:p>83.95635</text:p>
              </table:table-cell>
              <table:table-cell office:value-type="float" office:value="990.10913">
                <text:p>990.10913</text:p>
              </table:table-cell>
              <table:table-cell office:value-type="float" office:value="1409.89087">
                <text:p>1409.8908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6.41309">
                <text:p>86.41309</text:p>
              </table:table-cell>
              <table:table-cell office:value-type="float" office:value="983.96729">
                <text:p>983.96729</text:p>
              </table:table-cell>
              <table:table-cell office:value-type="float" office:value="1416.03271">
                <text:p>1416.0327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5.81798">
                <text:p>85.81798</text:p>
              </table:table-cell>
              <table:table-cell office:value-type="float" office:value="985.45508">
                <text:p>985.45508</text:p>
              </table:table-cell>
              <table:table-cell office:value-type="float" office:value="1414.54492">
                <text:p>1414.5449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6.91664">
                <text:p>86.91664</text:p>
              </table:table-cell>
              <table:table-cell office:value-type="float" office:value="982.70837">
                <text:p>982.70837</text:p>
              </table:table-cell>
              <table:table-cell office:value-type="float" office:value="1417.29163">
                <text:p>1417.2916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79.83635">
                <text:p>79.83635</text:p>
              </table:table-cell>
              <table:table-cell office:value-type="float" office:value="1000.40912">
                <text:p>1000.40912</text:p>
              </table:table-cell>
              <table:table-cell office:value-type="float" office:value="1399.59082">
                <text:p>1399.5908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77.51694">
                <text:p>77.51694</text:p>
              </table:table-cell>
              <table:table-cell office:value-type="float" office:value="1006.20764">
                <text:p>1006.20764</text:p>
              </table:table-cell>
              <table:table-cell office:value-type="float" office:value="1393.79236">
                <text:p>1393.7923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76.6319">
                <text:p>76.6319</text:p>
              </table:table-cell>
              <table:table-cell office:value-type="float" office:value="1008.42023">
                <text:p>1008.42023</text:p>
              </table:table-cell>
              <table:table-cell office:value-type="float" office:value="1391.57971">
                <text:p>1391.5797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75.09072">
                <text:p>75.09072</text:p>
              </table:table-cell>
              <table:table-cell office:value-type="float" office:value="1012.27319">
                <text:p>1012.27319</text:p>
              </table:table-cell>
              <table:table-cell office:value-type="float" office:value="1387.72681">
                <text:p>1387.7268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77.65427">
                <text:p>77.65427</text:p>
              </table:table-cell>
              <table:table-cell office:value-type="float" office:value="1005.86432">
                <text:p>1005.86432</text:p>
              </table:table-cell>
              <table:table-cell office:value-type="float" office:value="1394.13574">
                <text:p>1394.1357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4.24628">
                <text:p>84.24628</text:p>
              </table:table-cell>
              <table:table-cell office:value-type="float" office:value="989.38428">
                <text:p>989.38428</text:p>
              </table:table-cell>
              <table:table-cell office:value-type="float" office:value="1410.61572">
                <text:p>1410.6157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74.90761">
                <text:p>74.90761</text:p>
              </table:table-cell>
              <table:table-cell office:value-type="float" office:value="1012.73096">
                <text:p>1012.73096</text:p>
              </table:table-cell>
              <table:table-cell office:value-type="float" office:value="1387.26904">
                <text:p>1387.2690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70.84865">
                <text:p>70.84865</text:p>
              </table:table-cell>
              <table:table-cell office:value-type="float" office:value="1022.87836">
                <text:p>1022.87836</text:p>
              </table:table-cell>
              <table:table-cell office:value-type="float" office:value="1377.12158">
                <text:p>1377.1215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71.47428">
                <text:p>71.47428</text:p>
              </table:table-cell>
              <table:table-cell office:value-type="float" office:value="1021.31427">
                <text:p>1021.31427</text:p>
              </table:table-cell>
              <table:table-cell office:value-type="float" office:value="1378.68567">
                <text:p>1378.68567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69.39902">
                <text:p>69.39902</text:p>
              </table:table-cell>
              <table:table-cell office:value-type="float" office:value="1026.50244">
                <text:p>1026.50244</text:p>
              </table:table-cell>
              <table:table-cell office:value-type="float" office:value="1373.49756">
                <text:p>1373.4975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0.72658">
                <text:p>70.72658</text:p>
              </table:table-cell>
              <table:table-cell office:value-type="float" office:value="1023.18353">
                <text:p>1023.18353</text:p>
              </table:table-cell>
              <table:table-cell office:value-type="float" office:value="1376.81641">
                <text:p>1376.8164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66.51502">
                <text:p>66.51502</text:p>
              </table:table-cell>
              <table:table-cell office:value-type="float" office:value="1033.7124">
                <text:p>1033.7124</text:p>
              </table:table-cell>
              <table:table-cell office:value-type="float" office:value="1366.2876">
                <text:p>1366.287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68.6208">
                <text:p>68.6208</text:p>
              </table:table-cell>
              <table:table-cell office:value-type="float" office:value="1028.448">
                <text:p>1028.448</text:p>
              </table:table-cell>
              <table:table-cell office:value-type="float" office:value="1371.552">
                <text:p>1371.55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64.07354">
                <text:p>64.07354</text:p>
              </table:table-cell>
              <table:table-cell office:value-type="float" office:value="1039.81616">
                <text:p>1039.81616</text:p>
              </table:table-cell>
              <table:table-cell office:value-type="float" office:value="1360.18384">
                <text:p>1360.1838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68.37665">
                <text:p>68.37665</text:p>
              </table:table-cell>
              <table:table-cell office:value-type="float" office:value="1029.05835">
                <text:p>1029.05835</text:p>
              </table:table-cell>
              <table:table-cell office:value-type="float" office:value="1370.94165">
                <text:p>1370.9416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63.82939">
                <text:p>63.82939</text:p>
              </table:table-cell>
              <table:table-cell office:value-type="float" office:value="1040.42651">
                <text:p>1040.42651</text:p>
              </table:table-cell>
              <table:table-cell office:value-type="float" office:value="1359.57349">
                <text:p>1359.5734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61.67784">
                <text:p>61.67784</text:p>
              </table:table-cell>
              <table:table-cell office:value-type="float" office:value="1045.80542">
                <text:p>1045.80542</text:p>
              </table:table-cell>
              <table:table-cell office:value-type="float" office:value="1354.19458">
                <text:p>1354.1945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62.45606">
                <text:p>62.45606</text:p>
              </table:table-cell>
              <table:table-cell office:value-type="float" office:value="1043.85986">
                <text:p>1043.85986</text:p>
              </table:table-cell>
              <table:table-cell office:value-type="float" office:value="1356.14014">
                <text:p>1356.14014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58.62599">
                <text:p>58.62599</text:p>
              </table:table-cell>
              <table:table-cell office:value-type="float" office:value="1053.43506">
                <text:p>1053.43506</text:p>
              </table:table-cell>
              <table:table-cell office:value-type="float" office:value="1346.56494">
                <text:p>1346.5649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57.38999">
                <text:p>57.38999</text:p>
              </table:table-cell>
              <table:table-cell office:value-type="float" office:value="1056.52502">
                <text:p>1056.52502</text:p>
              </table:table-cell>
              <table:table-cell office:value-type="float" office:value="1343.47498">
                <text:p>1343.4749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53.83458">
                <text:p>53.83458</text:p>
              </table:table-cell>
              <table:table-cell office:value-type="float" office:value="1065.41357">
                <text:p>1065.41357</text:p>
              </table:table-cell>
              <table:table-cell office:value-type="float" office:value="1334.58643">
                <text:p>1334.5864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51.97295">
                <text:p>51.97295</text:p>
              </table:table-cell>
              <table:table-cell office:value-type="float" office:value="1070.06763">
                <text:p>1070.06763</text:p>
              </table:table-cell>
              <table:table-cell office:value-type="float" office:value="1329.93237">
                <text:p>1329.9323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54.52125">
                <text:p>54.52125</text:p>
              </table:table-cell>
              <table:table-cell office:value-type="float" office:value="1063.6969">
                <text:p>1063.6969</text:p>
              </table:table-cell>
              <table:table-cell office:value-type="float" office:value="1336.3031">
                <text:p>1336.303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55.55888">
                <text:p>55.55888</text:p>
              </table:table-cell>
              <table:table-cell office:value-type="float" office:value="1061.10278">
                <text:p>1061.10278</text:p>
              </table:table-cell>
              <table:table-cell office:value-type="float" office:value="1338.89722">
                <text:p>1338.8972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9.36362">
                <text:p>49.36362</text:p>
              </table:table-cell>
              <table:table-cell office:value-type="float" office:value="1076.59094">
                <text:p>1076.59094</text:p>
              </table:table-cell>
              <table:table-cell office:value-type="float" office:value="1323.40906">
                <text:p>1323.4090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6.72377">
                <text:p>46.72377</text:p>
              </table:table-cell>
              <table:table-cell office:value-type="float" office:value="1083.19055">
                <text:p>1083.19055</text:p>
              </table:table-cell>
              <table:table-cell office:value-type="float" office:value="1316.80945">
                <text:p>1316.8094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5.36569">
                <text:p>45.36569</text:p>
              </table:table-cell>
              <table:table-cell office:value-type="float" office:value="1086.58582">
                <text:p>1086.58582</text:p>
              </table:table-cell>
              <table:table-cell office:value-type="float" office:value="1313.41418">
                <text:p>1313.4141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6.32703">
                <text:p>46.32703</text:p>
              </table:table-cell>
              <table:table-cell office:value-type="float" office:value="1084.18237">
                <text:p>1084.18237</text:p>
              </table:table-cell>
              <table:table-cell office:value-type="float" office:value="1315.81763">
                <text:p>1315.81763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7.53251">
                <text:p>47.53251</text:p>
              </table:table-cell>
              <table:table-cell office:value-type="float" office:value="1081.1687">
                <text:p>1081.1687</text:p>
              </table:table-cell>
              <table:table-cell office:value-type="float" office:value="1318.8313">
                <text:p>1318.831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4.02288">
                <text:p>44.02288</text:p>
              </table:table-cell>
              <table:table-cell office:value-type="float" office:value="1089.94275">
                <text:p>1089.94275</text:p>
              </table:table-cell>
              <table:table-cell office:value-type="float" office:value="1310.05725">
                <text:p>1310.0572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2.93947">
                <text:p>42.93947</text:p>
              </table:table-cell>
              <table:table-cell office:value-type="float" office:value="1092.65137">
                <text:p>1092.65137</text:p>
              </table:table-cell>
              <table:table-cell office:value-type="float" office:value="1307.34863">
                <text:p>1307.34863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7.65458">
                <text:p>47.65458</text:p>
              </table:table-cell>
              <table:table-cell office:value-type="float" office:value="1080.86353">
                <text:p>1080.86353</text:p>
              </table:table-cell>
              <table:table-cell office:value-type="float" office:value="1319.13647">
                <text:p>1319.1364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5.99132">
                <text:p>45.99132</text:p>
              </table:table-cell>
              <table:table-cell office:value-type="float" office:value="1085.02173">
                <text:p>1085.02173</text:p>
              </table:table-cell>
              <table:table-cell office:value-type="float" office:value="1314.97827">
                <text:p>1314.97827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1.52036">
                <text:p>41.52036</text:p>
              </table:table-cell>
              <table:table-cell office:value-type="float" office:value="1096.1991">
                <text:p>1096.1991</text:p>
              </table:table-cell>
              <table:table-cell office:value-type="float" office:value="1303.8009">
                <text:p>1303.8009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0.04021">
                <text:p>40.04021</text:p>
              </table:table-cell>
              <table:table-cell office:value-type="float" office:value="1099.89941">
                <text:p>1099.89941</text:p>
              </table:table-cell>
              <table:table-cell office:value-type="float" office:value="1300.10059">
                <text:p>1300.1005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7.99028">
                <text:p>47.99028</text:p>
              </table:table-cell>
              <table:table-cell office:value-type="float" office:value="1080.02429">
                <text:p>1080.02429</text:p>
              </table:table-cell>
              <table:table-cell office:value-type="float" office:value="1319.97571">
                <text:p>1319.9757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6.49488">
                <text:p>46.49488</text:p>
              </table:table-cell>
              <table:table-cell office:value-type="float" office:value="1083.76282">
                <text:p>1083.76282</text:p>
              </table:table-cell>
              <table:table-cell office:value-type="float" office:value="1316.23718">
                <text:p>1316.2371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3.38199">
                <text:p>43.38199</text:p>
              </table:table-cell>
              <table:table-cell office:value-type="float" office:value="1091.54504">
                <text:p>1091.54504</text:p>
              </table:table-cell>
              <table:table-cell office:value-type="float" office:value="1308.45496">
                <text:p>1308.45496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39.79607">
                <text:p>39.79607</text:p>
              </table:table-cell>
              <table:table-cell office:value-type="float" office:value="1100.50989">
                <text:p>1100.50989</text:p>
              </table:table-cell>
              <table:table-cell office:value-type="float" office:value="1299.49011">
                <text:p>1299.4901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0.90999">
                <text:p>40.90999</text:p>
              </table:table-cell>
              <table:table-cell office:value-type="float" office:value="1097.72498">
                <text:p>1097.72498</text:p>
              </table:table-cell>
              <table:table-cell office:value-type="float" office:value="1302.27502">
                <text:p>1302.2750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43.06155">
                <text:p>43.06155</text:p>
              </table:table-cell>
              <table:table-cell office:value-type="float" office:value="1092.34619">
                <text:p>1092.34619</text:p>
              </table:table-cell>
              <table:table-cell office:value-type="float" office:value="1307.65381">
                <text:p>1307.6538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39.23147">
                <text:p>39.23147</text:p>
              </table:table-cell>
              <table:table-cell office:value-type="float" office:value="1101.92126">
                <text:p>1101.92126</text:p>
              </table:table-cell>
              <table:table-cell office:value-type="float" office:value="1298.07874">
                <text:p>1298.07874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37.98021">
                <text:p>37.98021</text:p>
              </table:table-cell>
              <table:table-cell office:value-type="float" office:value="1105.04944">
                <text:p>1105.04944</text:p>
              </table:table-cell>
              <table:table-cell office:value-type="float" office:value="1294.95056">
                <text:p>1294.9505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8.35651">
                <text:p>48.35651</text:p>
              </table:table-cell>
              <table:table-cell office:value-type="float" office:value="1079.10876">
                <text:p>1079.10876</text:p>
              </table:table-cell>
              <table:table-cell office:value-type="float" office:value="1320.89124">
                <text:p>1320.8912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1.39829">
                <text:p>41.39829</text:p>
              </table:table-cell>
              <table:table-cell office:value-type="float" office:value="1096.50427">
                <text:p>1096.50427</text:p>
              </table:table-cell>
              <table:table-cell office:value-type="float" office:value="1303.49573">
                <text:p>1303.4957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34.94362">
                <text:p>34.94362</text:p>
              </table:table-cell>
              <table:table-cell office:value-type="float" office:value="1112.64099">
                <text:p>1112.64099</text:p>
              </table:table-cell>
              <table:table-cell office:value-type="float" office:value="1287.35901">
                <text:p>1287.3590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7.11044">
                <text:p>37.11044</text:p>
              </table:table-cell>
              <table:table-cell office:value-type="float" office:value="1107.22388">
                <text:p>1107.22388</text:p>
              </table:table-cell>
              <table:table-cell office:value-type="float" office:value="1292.77612">
                <text:p>1292.7761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40.08599">
                <text:p>40.08599</text:p>
              </table:table-cell>
              <table:table-cell office:value-type="float" office:value="1099.78503">
                <text:p>1099.78503</text:p>
              </table:table-cell>
              <table:table-cell office:value-type="float" office:value="1300.21497">
                <text:p>1300.2149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39.35355">
                <text:p>39.35355</text:p>
              </table:table-cell>
              <table:table-cell office:value-type="float" office:value="1101.61609">
                <text:p>1101.61609</text:p>
              </table:table-cell>
              <table:table-cell office:value-type="float" office:value="1298.38391">
                <text:p>1298.3839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44.16021">
                <text:p>44.16021</text:p>
              </table:table-cell>
              <table:table-cell office:value-type="float" office:value="1089.59949">
                <text:p>1089.59949</text:p>
              </table:table-cell>
              <table:table-cell office:value-type="float" office:value="1310.40051">
                <text:p>1310.4005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44.4654">
                <text:p>44.4654</text:p>
              </table:table-cell>
              <table:table-cell office:value-type="float" office:value="1088.83655">
                <text:p>1088.83655</text:p>
              </table:table-cell>
              <table:table-cell office:value-type="float" office:value="1311.16345">
                <text:p>1311.1634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9.53666">
                <text:p>39.53666</text:p>
              </table:table-cell>
              <table:table-cell office:value-type="float" office:value="1101.15833">
                <text:p>1101.15833</text:p>
              </table:table-cell>
              <table:table-cell office:value-type="float" office:value="1298.84167">
                <text:p>1298.84167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30.51844">
                <text:p>30.51844</text:p>
              </table:table-cell>
              <table:table-cell office:value-type="float" office:value="1123.70386">
                <text:p>1123.70386</text:p>
              </table:table-cell>
              <table:table-cell office:value-type="float" office:value="1276.29614">
                <text:p>1276.29614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31.84599">
                <text:p>31.84599</text:p>
              </table:table-cell>
              <table:table-cell office:value-type="float" office:value="1120.38501">
                <text:p>1120.38501</text:p>
              </table:table-cell>
              <table:table-cell office:value-type="float" office:value="1279.61499">
                <text:p>1279.6149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0.93044">
                <text:p>30.93044</text:p>
              </table:table-cell>
              <table:table-cell office:value-type="float" office:value="1122.67395">
                <text:p>1122.67395</text:p>
              </table:table-cell>
              <table:table-cell office:value-type="float" office:value="1277.32605">
                <text:p>1277.3260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9.83177">
                <text:p>29.83177</text:p>
              </table:table-cell>
              <table:table-cell office:value-type="float" office:value="1125.42053">
                <text:p>1125.42053</text:p>
              </table:table-cell>
              <table:table-cell office:value-type="float" office:value="1274.57947">
                <text:p>1274.5794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9.20095">
                <text:p>39.20095</text:p>
              </table:table-cell>
              <table:table-cell office:value-type="float" office:value="1101.99756">
                <text:p>1101.99756</text:p>
              </table:table-cell>
              <table:table-cell office:value-type="float" office:value="1298.00244">
                <text:p>1298.00244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0.43695">
                <text:p>40.43695</text:p>
              </table:table-cell>
              <table:table-cell office:value-type="float" office:value="1098.90759">
                <text:p>1098.90759</text:p>
              </table:table-cell>
              <table:table-cell office:value-type="float" office:value="1301.09241">
                <text:p>1301.0924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34.95888">
                <text:p>34.95888</text:p>
              </table:table-cell>
              <table:table-cell office:value-type="float" office:value="1112.60278">
                <text:p>1112.60278</text:p>
              </table:table-cell>
              <table:table-cell office:value-type="float" office:value="1287.39722">
                <text:p>1287.39722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3.43296">
                <text:p>33.43296</text:p>
              </table:table-cell>
              <table:table-cell office:value-type="float" office:value="1116.4176">
                <text:p>1116.4176</text:p>
              </table:table-cell>
              <table:table-cell office:value-type="float" office:value="1283.5824">
                <text:p>1283.5824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30.1217">
                <text:p>30.1217</text:p>
              </table:table-cell>
              <table:table-cell office:value-type="float" office:value="1124.6958">
                <text:p>1124.6958</text:p>
              </table:table-cell>
              <table:table-cell office:value-type="float" office:value="1275.3042">
                <text:p>1275.304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3.25503">
                <text:p>23.25503</text:p>
              </table:table-cell>
              <table:table-cell office:value-type="float" office:value="1141.86243">
                <text:p>1141.86243</text:p>
              </table:table-cell>
              <table:table-cell office:value-type="float" office:value="1258.13757">
                <text:p>1258.1375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9.20614">
                <text:p>29.20614</text:p>
              </table:table-cell>
              <table:table-cell office:value-type="float" office:value="1126.98462">
                <text:p>1126.98462</text:p>
              </table:table-cell>
              <table:table-cell office:value-type="float" office:value="1273.01538">
                <text:p>1273.0153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39.42984">
                <text:p>39.42984</text:p>
              </table:table-cell>
              <table:table-cell office:value-type="float" office:value="1101.42542">
                <text:p>1101.42542</text:p>
              </table:table-cell>
              <table:table-cell office:value-type="float" office:value="1298.57458">
                <text:p>1298.5745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0.23858">
                <text:p>40.23858</text:p>
              </table:table-cell>
              <table:table-cell office:value-type="float" office:value="1099.40356">
                <text:p>1099.40356</text:p>
              </table:table-cell>
              <table:table-cell office:value-type="float" office:value="1300.59644">
                <text:p>1300.5964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7.04421">
                <text:p>47.04421</text:p>
              </table:table-cell>
              <table:table-cell office:value-type="float" office:value="1082.38953">
                <text:p>1082.38953</text:p>
              </table:table-cell>
              <table:table-cell office:value-type="float" office:value="1317.61047">
                <text:p>1317.61047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5.31992">
                <text:p>45.31992</text:p>
              </table:table-cell>
              <table:table-cell office:value-type="float" office:value="1086.7002">
                <text:p>1086.7002</text:p>
              </table:table-cell>
              <table:table-cell office:value-type="float" office:value="1313.2998">
                <text:p>1313.2998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40.10125">
                <text:p>40.10125</text:p>
              </table:table-cell>
              <table:table-cell office:value-type="float" office:value="1099.74683">
                <text:p>1099.74683</text:p>
              </table:table-cell>
              <table:table-cell office:value-type="float" office:value="1300.25317">
                <text:p>1300.2531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5.24881">
                <text:p>35.24881</text:p>
              </table:table-cell>
              <table:table-cell office:value-type="float" office:value="1111.87793">
                <text:p>1111.87793</text:p>
              </table:table-cell>
              <table:table-cell office:value-type="float" office:value="1288.12207">
                <text:p>1288.1220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1.25088">
                <text:p>31.25088</text:p>
              </table:table-cell>
              <table:table-cell office:value-type="float" office:value="1121.8728">
                <text:p>1121.8728</text:p>
              </table:table-cell>
              <table:table-cell office:value-type="float" office:value="1278.1272">
                <text:p>1278.1272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0.21325">
                <text:p>30.21325</text:p>
              </table:table-cell>
              <table:table-cell office:value-type="float" office:value="1124.46692">
                <text:p>1124.46692</text:p>
              </table:table-cell>
              <table:table-cell office:value-type="float" office:value="1275.53308">
                <text:p>1275.5330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8.07177">
                <text:p>38.07177</text:p>
              </table:table-cell>
              <table:table-cell office:value-type="float" office:value="1104.82056">
                <text:p>1104.82056</text:p>
              </table:table-cell>
              <table:table-cell office:value-type="float" office:value="1295.17944">
                <text:p>1295.17944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3.38718">
                <text:p>33.38718</text:p>
              </table:table-cell>
              <table:table-cell office:value-type="float" office:value="1116.5321">
                <text:p>1116.5321</text:p>
              </table:table-cell>
              <table:table-cell office:value-type="float" office:value="1283.4679">
                <text:p>1283.467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8.48377">
                <text:p>38.48377</text:p>
              </table:table-cell>
              <table:table-cell office:value-type="float" office:value="1103.79053">
                <text:p>1103.79053</text:p>
              </table:table-cell>
              <table:table-cell office:value-type="float" office:value="1296.20947">
                <text:p>1296.20947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2.06969">
                <text:p>42.06969</text:p>
              </table:table-cell>
              <table:table-cell office:value-type="float" office:value="1094.82581">
                <text:p>1094.82581</text:p>
              </table:table-cell>
              <table:table-cell office:value-type="float" office:value="1305.17419">
                <text:p>1305.1741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35.35562">
                <text:p>35.35562</text:p>
              </table:table-cell>
              <table:table-cell office:value-type="float" office:value="1111.61096">
                <text:p>1111.61096</text:p>
              </table:table-cell>
              <table:table-cell office:value-type="float" office:value="1288.38904">
                <text:p>1288.38904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34.47058">
                <text:p>34.47058</text:p>
              </table:table-cell>
              <table:table-cell office:value-type="float" office:value="1113.82349">
                <text:p>1113.82349</text:p>
              </table:table-cell>
              <table:table-cell office:value-type="float" office:value="1286.17651">
                <text:p>1286.1765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4.76051">
                <text:p>34.76051</text:p>
              </table:table-cell>
              <table:table-cell office:value-type="float" office:value="1113.09875">
                <text:p>1113.09875</text:p>
              </table:table-cell>
              <table:table-cell office:value-type="float" office:value="1286.90125">
                <text:p>1286.9012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9.6334">
                <text:p>29.6334</text:p>
              </table:table-cell>
              <table:table-cell office:value-type="float" office:value="1125.9165">
                <text:p>1125.9165</text:p>
              </table:table-cell>
              <table:table-cell office:value-type="float" office:value="1274.0835">
                <text:p>1274.083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31.3577">
                <text:p>31.3577</text:p>
              </table:table-cell>
              <table:table-cell office:value-type="float" office:value="1121.60571">
                <text:p>1121.60571</text:p>
              </table:table-cell>
              <table:table-cell office:value-type="float" office:value="1278.39429">
                <text:p>1278.3942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31.84599">
                <text:p>31.84599</text:p>
              </table:table-cell>
              <table:table-cell office:value-type="float" office:value="1120.38501">
                <text:p>1120.38501</text:p>
              </table:table-cell>
              <table:table-cell office:value-type="float" office:value="1279.61499">
                <text:p>1279.6149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31.78496">
                <text:p>31.78496</text:p>
              </table:table-cell>
              <table:table-cell office:value-type="float" office:value="1120.5376">
                <text:p>1120.5376</text:p>
              </table:table-cell>
              <table:table-cell office:value-type="float" office:value="1279.4624">
                <text:p>1279.4624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9.96911">
                <text:p>29.96911</text:p>
              </table:table-cell>
              <table:table-cell office:value-type="float" office:value="1125.07727">
                <text:p>1125.07727</text:p>
              </table:table-cell>
              <table:table-cell office:value-type="float" office:value="1274.92273">
                <text:p>1274.9227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32.5937">
                <text:p>32.5937</text:p>
              </table:table-cell>
              <table:table-cell office:value-type="float" office:value="1118.51575">
                <text:p>1118.51575</text:p>
              </table:table-cell>
              <table:table-cell office:value-type="float" office:value="1281.48425">
                <text:p>1281.4842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8.64155">
                <text:p>28.64155</text:p>
              </table:table-cell>
              <table:table-cell office:value-type="float" office:value="1128.39612">
                <text:p>1128.39612</text:p>
              </table:table-cell>
              <table:table-cell office:value-type="float" office:value="1271.60388">
                <text:p>1271.6038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25.89488">
                <text:p>25.89488</text:p>
              </table:table-cell>
              <table:table-cell office:value-type="float" office:value="1135.26282">
                <text:p>1135.26282</text:p>
              </table:table-cell>
              <table:table-cell office:value-type="float" office:value="1264.73718">
                <text:p>1264.7371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9.37399">
                <text:p>29.37399</text:p>
              </table:table-cell>
              <table:table-cell office:value-type="float" office:value="1126.56506">
                <text:p>1126.56506</text:p>
              </table:table-cell>
              <table:table-cell office:value-type="float" office:value="1273.43494">
                <text:p>1273.43494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6.61207">
                <text:p>26.61207</text:p>
              </table:table-cell>
              <table:table-cell office:value-type="float" office:value="1133.46985">
                <text:p>1133.46985</text:p>
              </table:table-cell>
              <table:table-cell office:value-type="float" office:value="1266.53015">
                <text:p>1266.5301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20.70674">
                <text:p>20.70674</text:p>
              </table:table-cell>
              <table:table-cell office:value-type="float" office:value="1148.23315">
                <text:p>1148.23315</text:p>
              </table:table-cell>
              <table:table-cell office:value-type="float" office:value="1251.76685">
                <text:p>1251.7668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3.4534">
                <text:p>23.4534</text:p>
              </table:table-cell>
              <table:table-cell office:value-type="float" office:value="1141.36646">
                <text:p>1141.36646</text:p>
              </table:table-cell>
              <table:table-cell office:value-type="float" office:value="1258.63354">
                <text:p>1258.63354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22.99563">
                <text:p>22.99563</text:p>
              </table:table-cell>
              <table:table-cell office:value-type="float" office:value="1142.51099">
                <text:p>1142.51099</text:p>
              </table:table-cell>
              <table:table-cell office:value-type="float" office:value="1257.48901">
                <text:p>1257.4890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.73829">
                <text:p>18.73829</text:p>
              </table:table-cell>
              <table:table-cell office:value-type="float" office:value="1153.1543">
                <text:p>1153.1543</text:p>
              </table:table-cell>
              <table:table-cell office:value-type="float" office:value="1246.8457">
                <text:p>1246.845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7.94481">
                <text:p>17.94481</text:p>
              </table:table-cell>
              <table:table-cell office:value-type="float" office:value="1155.13794">
                <text:p>1155.13794</text:p>
              </table:table-cell>
              <table:table-cell office:value-type="float" office:value="1244.86206">
                <text:p>1244.8620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6.03741">
                <text:p>16.03741</text:p>
              </table:table-cell>
              <table:table-cell office:value-type="float" office:value="1159.90649">
                <text:p>1159.90649</text:p>
              </table:table-cell>
              <table:table-cell office:value-type="float" office:value="1240.09351">
                <text:p>1240.09351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.43311">
                <text:p>18.43311</text:p>
              </table:table-cell>
              <table:table-cell office:value-type="float" office:value="1153.91724">
                <text:p>1153.91724</text:p>
              </table:table-cell>
              <table:table-cell office:value-type="float" office:value="1246.08276">
                <text:p>1246.08276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.95192">
                <text:p>18.95192</text:p>
              </table:table-cell>
              <table:table-cell office:value-type="float" office:value="1152.62024">
                <text:p>1152.62024</text:p>
              </table:table-cell>
              <table:table-cell office:value-type="float" office:value="1247.37976">
                <text:p>1247.3797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9.94896">
                <text:p>9.94896</text:p>
              </table:table-cell>
              <table:table-cell office:value-type="float" office:value="1175.12756">
                <text:p>1175.12756</text:p>
              </table:table-cell>
              <table:table-cell office:value-type="float" office:value="1224.87244">
                <text:p>1224.8724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4.52674">
                <text:p>14.52674</text:p>
              </table:table-cell>
              <table:table-cell office:value-type="float" office:value="1163.68311">
                <text:p>1163.68311</text:p>
              </table:table-cell>
              <table:table-cell office:value-type="float" office:value="1236.31689">
                <text:p>1236.31689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5.09133">
                <text:p>15.09133</text:p>
              </table:table-cell>
              <table:table-cell office:value-type="float" office:value="1162.27173">
                <text:p>1162.27173</text:p>
              </table:table-cell>
              <table:table-cell office:value-type="float" office:value="1237.72827">
                <text:p>1237.72827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.69874">
                <text:p>6.69874</text:p>
              </table:table-cell>
              <table:table-cell office:value-type="float" office:value="1183.25317">
                <text:p>1183.25317</text:p>
              </table:table-cell>
              <table:table-cell office:value-type="float" office:value="1216.74683">
                <text:p>1216.7468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2.05474">
                <text:p>12.05474</text:p>
              </table:table-cell>
              <table:table-cell office:value-type="float" office:value="1169.86316">
                <text:p>1169.86316</text:p>
              </table:table-cell>
              <table:table-cell office:value-type="float" office:value="1230.13684">
                <text:p>1230.1368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0.422">
                <text:p>10.422</text:p>
              </table:table-cell>
              <table:table-cell office:value-type="float" office:value="1173.94495">
                <text:p>1173.94495</text:p>
              </table:table-cell>
              <table:table-cell office:value-type="float" office:value="1226.05505">
                <text:p>1226.0550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9.03341">
                <text:p>9.03341</text:p>
              </table:table-cell>
              <table:table-cell office:value-type="float" office:value="1177.4165">
                <text:p>1177.4165</text:p>
              </table:table-cell>
              <table:table-cell office:value-type="float" office:value="1222.5835">
                <text:p>1222.5835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-1.46496">
                <text:p>-1.46496</text:p>
              </table:table-cell>
              <table:table-cell office:value-type="float" office:value="1203.66235">
                <text:p>1203.66235</text:p>
              </table:table-cell>
              <table:table-cell office:value-type="float" office:value="1196.33765">
                <text:p>1196.3376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-0.56466">
                <text:p>-0.56466</text:p>
              </table:table-cell>
              <table:table-cell office:value-type="float" office:value="1201.41162">
                <text:p>1201.41162</text:p>
              </table:table-cell>
              <table:table-cell office:value-type="float" office:value="1198.58838">
                <text:p>1198.58838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-4.94407">
                <text:p>-4.94407</text:p>
              </table:table-cell>
              <table:table-cell office:value-type="float" office:value="1212.36023">
                <text:p>1212.36023</text:p>
              </table:table-cell>
              <table:table-cell office:value-type="float" office:value="1187.63977">
                <text:p>1187.6397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-11.01725">
                <text:p>-11.01725</text:p>
              </table:table-cell>
              <table:table-cell office:value-type="float" office:value="1227.54309">
                <text:p>1227.54309</text:p>
              </table:table-cell>
              <table:table-cell office:value-type="float" office:value="1172.45691">
                <text:p>1172.45691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-3.41814">
                <text:p>-3.41814</text:p>
              </table:table-cell>
              <table:table-cell office:value-type="float" office:value="1208.54541">
                <text:p>1208.54541</text:p>
              </table:table-cell>
              <table:table-cell office:value-type="float" office:value="1191.45459">
                <text:p>1191.45459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-10.69681">
                <text:p>-10.69681</text:p>
              </table:table-cell>
              <table:table-cell office:value-type="float" office:value="1226.74207">
                <text:p>1226.74207</text:p>
              </table:table-cell>
              <table:table-cell office:value-type="float" office:value="1173.25793">
                <text:p>1173.25793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-9.6897">
                <text:p>-9.6897</text:p>
              </table:table-cell>
              <table:table-cell office:value-type="float" office:value="1224.22424">
                <text:p>1224.22424</text:p>
              </table:table-cell>
              <table:table-cell office:value-type="float" office:value="1175.77576">
                <text:p>1175.7757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-9.58288">
                <text:p>-9.58288</text:p>
              </table:table-cell>
              <table:table-cell office:value-type="float" office:value="1223.95715">
                <text:p>1223.95715</text:p>
              </table:table-cell>
              <table:table-cell office:value-type="float" office:value="1176.04285">
                <text:p>1176.0428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-13.71814">
                <text:p>-13.71814</text:p>
              </table:table-cell>
              <table:table-cell office:value-type="float" office:value="1234.29541">
                <text:p>1234.29541</text:p>
              </table:table-cell>
              <table:table-cell office:value-type="float" office:value="1165.70459">
                <text:p>1165.70459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-19.73029">
                <text:p>-19.73029</text:p>
              </table:table-cell>
              <table:table-cell office:value-type="float" office:value="1249.32568">
                <text:p>1249.32568</text:p>
              </table:table-cell>
              <table:table-cell office:value-type="float" office:value="1150.67432">
                <text:p>1150.67432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-24.20125">
                <text:p>-24.20125</text:p>
              </table:table-cell>
              <table:table-cell office:value-type="float" office:value="1260.50317">
                <text:p>1260.50317</text:p>
              </table:table-cell>
              <table:table-cell office:value-type="float" office:value="1139.49683">
                <text:p>1139.49683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-19.53192">
                <text:p>-19.53192</text:p>
              </table:table-cell>
              <table:table-cell office:value-type="float" office:value="1248.82983">
                <text:p>1248.82983</text:p>
              </table:table-cell>
              <table:table-cell office:value-type="float" office:value="1151.17017">
                <text:p>1151.17017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-27.2531">
                <text:p>-27.2531</text:p>
              </table:table-cell>
              <table:table-cell office:value-type="float" office:value="1268.13269">
                <text:p>1268.13269</text:p>
              </table:table-cell>
              <table:table-cell office:value-type="float" office:value="1131.86731">
                <text:p>1131.8673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-25.63562">
                <text:p>-25.63562</text:p>
              </table:table-cell>
              <table:table-cell office:value-type="float" office:value="1264.08899">
                <text:p>1264.08899</text:p>
              </table:table-cell>
              <table:table-cell office:value-type="float" office:value="1135.91101">
                <text:p>1135.91101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-28.38228">
                <text:p>-28.38228</text:p>
              </table:table-cell>
              <table:table-cell office:value-type="float" office:value="1270.95569">
                <text:p>1270.95569</text:p>
              </table:table-cell>
              <table:table-cell office:value-type="float" office:value="1129.04431">
                <text:p>1129.0443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-27.19206">
                <text:p>-27.19206</text:p>
              </table:table-cell>
              <table:table-cell office:value-type="float" office:value="1267.9801">
                <text:p>1267.9801</text:p>
              </table:table-cell>
              <table:table-cell office:value-type="float" office:value="1132.0199">
                <text:p>1132.0199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-33.46362">
                <text:p>-33.46362</text:p>
              </table:table-cell>
              <table:table-cell office:value-type="float" office:value="1283.65906">
                <text:p>1283.65906</text:p>
              </table:table-cell>
              <table:table-cell office:value-type="float" office:value="1116.34094">
                <text:p>1116.3409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-33.4331">
                <text:p>-33.4331</text:p>
              </table:table-cell>
              <table:table-cell office:value-type="float" office:value="1283.58276">
                <text:p>1283.58276</text:p>
              </table:table-cell>
              <table:table-cell office:value-type="float" office:value="1116.41724">
                <text:p>1116.4172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-27.10051">
                <text:p>-27.10051</text:p>
              </table:table-cell>
              <table:table-cell office:value-type="float" office:value="1267.75122">
                <text:p>1267.75122</text:p>
              </table:table-cell>
              <table:table-cell office:value-type="float" office:value="1132.24878">
                <text:p>1132.24878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-29.90821">
                <text:p>-29.90821</text:p>
              </table:table-cell>
              <table:table-cell office:value-type="float" office:value="1274.77051">
                <text:p>1274.77051</text:p>
              </table:table-cell>
              <table:table-cell office:value-type="float" office:value="1125.22949">
                <text:p>1125.22949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-28.62643">
                <text:p>-28.62643</text:p>
              </table:table-cell>
              <table:table-cell office:value-type="float" office:value="1271.56604">
                <text:p>1271.56604</text:p>
              </table:table-cell>
              <table:table-cell office:value-type="float" office:value="1128.43396">
                <text:p>1128.43396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-33.0211">
                <text:p>-33.0211</text:p>
              </table:table-cell>
              <table:table-cell office:value-type="float" office:value="1282.55273">
                <text:p>1282.55273</text:p>
              </table:table-cell>
              <table:table-cell office:value-type="float" office:value="1117.44727">
                <text:p>1117.4472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-36.54599">
                <text:p>-36.54599</text:p>
              </table:table-cell>
              <table:table-cell office:value-type="float" office:value="1291.36499">
                <text:p>1291.36499</text:p>
              </table:table-cell>
              <table:table-cell office:value-type="float" office:value="1108.63501">
                <text:p>1108.63501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-37.8125">
                <text:p>-37.8125</text:p>
              </table:table-cell>
              <table:table-cell office:value-type="float" office:value="1294.53125">
                <text:p>1294.53125</text:p>
              </table:table-cell>
              <table:table-cell office:value-type="float" office:value="1105.46875">
                <text:p>1105.4687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-47.38005">
                <text:p>-47.38005</text:p>
              </table:table-cell>
              <table:table-cell office:value-type="float" office:value="1318.4502">
                <text:p>1318.4502</text:p>
              </table:table-cell>
              <table:table-cell office:value-type="float" office:value="1081.5498">
                <text:p>1081.549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-38.57547">
                <text:p>-38.57547</text:p>
              </table:table-cell>
              <table:table-cell office:value-type="float" office:value="1296.43872">
                <text:p>1296.43872</text:p>
              </table:table-cell>
              <table:table-cell office:value-type="float" office:value="1103.56128">
                <text:p>1103.5612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-52.94968">
                <text:p>-52.94968</text:p>
              </table:table-cell>
              <table:table-cell office:value-type="float" office:value="1332.37427">
                <text:p>1332.37427</text:p>
              </table:table-cell>
              <table:table-cell office:value-type="float" office:value="1067.62573">
                <text:p>1067.62573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-38.7128">
                <text:p>-38.7128</text:p>
              </table:table-cell>
              <table:table-cell office:value-type="float" office:value="1296.78198">
                <text:p>1296.78198</text:p>
              </table:table-cell>
              <table:table-cell office:value-type="float" office:value="1103.21802">
                <text:p>1103.2180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-50.88969">
                <text:p>-50.88969</text:p>
              </table:table-cell>
              <table:table-cell office:value-type="float" office:value="1327.22424">
                <text:p>1327.22424</text:p>
              </table:table-cell>
              <table:table-cell office:value-type="float" office:value="1072.77576">
                <text:p>1072.7757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-42.57339">
                <text:p>-42.57339</text:p>
              </table:table-cell>
              <table:table-cell office:value-type="float" office:value="1306.43347">
                <text:p>1306.43347</text:p>
              </table:table-cell>
              <table:table-cell office:value-type="float" office:value="1093.56653">
                <text:p>1093.56653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-46.17458">
                <text:p>-46.17458</text:p>
              </table:table-cell>
              <table:table-cell office:value-type="float" office:value="1315.4364">
                <text:p>1315.4364</text:p>
              </table:table-cell>
              <table:table-cell office:value-type="float" office:value="1084.5636">
                <text:p>1084.563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-58.90079">
                <text:p>-58.90079</text:p>
              </table:table-cell>
              <table:table-cell office:value-type="float" office:value="1347.25195">
                <text:p>1347.25195</text:p>
              </table:table-cell>
              <table:table-cell office:value-type="float" office:value="1052.74805">
                <text:p>1052.7480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-44.0688">
                <text:p>-44.0688</text:p>
              </table:table-cell>
              <table:table-cell office:value-type="float" office:value="1310.172">
                <text:p>1310.172</text:p>
              </table:table-cell>
              <table:table-cell office:value-type="float" office:value="1089.828">
                <text:p>1089.82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-58.27517">
                <text:p>-58.27517</text:p>
              </table:table-cell>
              <table:table-cell office:value-type="float" office:value="1345.68787">
                <text:p>1345.68787</text:p>
              </table:table-cell>
              <table:table-cell office:value-type="float" office:value="1054.31213">
                <text:p>1054.31213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-52.33931">
                <text:p>-52.33931</text:p>
              </table:table-cell>
              <table:table-cell office:value-type="float" office:value="1330.84827">
                <text:p>1330.84827</text:p>
              </table:table-cell>
              <table:table-cell office:value-type="float" office:value="1069.15173">
                <text:p>1069.1517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-52.75131">
                <text:p>-52.75131</text:p>
              </table:table-cell>
              <table:table-cell office:value-type="float" office:value="1331.8783">
                <text:p>1331.8783</text:p>
              </table:table-cell>
              <table:table-cell office:value-type="float" office:value="1068.1217">
                <text:p>1068.1217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-59.60272">
                <text:p>-59.60272</text:p>
              </table:table-cell>
              <table:table-cell office:value-type="float" office:value="1349.00684">
                <text:p>1349.00684</text:p>
              </table:table-cell>
              <table:table-cell office:value-type="float" office:value="1050.99316">
                <text:p>1050.9931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-46.17458">
                <text:p>-46.17458</text:p>
              </table:table-cell>
              <table:table-cell office:value-type="float" office:value="1315.4364">
                <text:p>1315.4364</text:p>
              </table:table-cell>
              <table:table-cell office:value-type="float" office:value="1084.5636">
                <text:p>1084.5636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-57.11546">
                <text:p>-57.11546</text:p>
              </table:table-cell>
              <table:table-cell office:value-type="float" office:value="1342.7887">
                <text:p>1342.7887</text:p>
              </table:table-cell>
              <table:table-cell office:value-type="float" office:value="1057.2113">
                <text:p>1057.211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-58.88554">
                <text:p>-58.88554</text:p>
              </table:table-cell>
              <table:table-cell office:value-type="float" office:value="1347.21387">
                <text:p>1347.21387</text:p>
              </table:table-cell>
              <table:table-cell office:value-type="float" office:value="1052.78613">
                <text:p>1052.78613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-59.89265">
                <text:p>-59.89265</text:p>
              </table:table-cell>
              <table:table-cell office:value-type="float" office:value="1349.73157">
                <text:p>1349.73157</text:p>
              </table:table-cell>
              <table:table-cell office:value-type="float" office:value="1050.26843">
                <text:p>1050.2684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-61.95264">
                <text:p>-61.95264</text:p>
              </table:table-cell>
              <table:table-cell office:value-type="float" office:value="1354.88159">
                <text:p>1354.88159</text:p>
              </table:table-cell>
              <table:table-cell office:value-type="float" office:value="1045.11841">
                <text:p>1045.1184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-67.18657">
                <text:p>-67.18657</text:p>
              </table:table-cell>
              <table:table-cell office:value-type="float" office:value="1367.96643">
                <text:p>1367.96643</text:p>
              </table:table-cell>
              <table:table-cell office:value-type="float" office:value="1032.03357">
                <text:p>1032.0335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-67.03397">
                <text:p>-67.03397</text:p>
              </table:table-cell>
              <table:table-cell office:value-type="float" office:value="1367.58496">
                <text:p>1367.58496</text:p>
              </table:table-cell>
              <table:table-cell office:value-type="float" office:value="1032.41504">
                <text:p>1032.4150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-68.57516">
                <text:p>-68.57516</text:p>
              </table:table-cell>
              <table:table-cell office:value-type="float" office:value="1371.43787">
                <text:p>1371.43787</text:p>
              </table:table-cell>
              <table:table-cell office:value-type="float" office:value="1028.56213">
                <text:p>1028.5621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-66.53042">
                <text:p>-66.53042</text:p>
              </table:table-cell>
              <table:table-cell office:value-type="float" office:value="1366.32605">
                <text:p>1366.32605</text:p>
              </table:table-cell>
              <table:table-cell office:value-type="float" office:value="1033.67395">
                <text:p>1033.6739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-69.27708">
                <text:p>-69.27708</text:p>
              </table:table-cell>
              <table:table-cell office:value-type="float" office:value="1373.19275">
                <text:p>1373.19275</text:p>
              </table:table-cell>
              <table:table-cell office:value-type="float" office:value="1026.80725">
                <text:p>1026.8072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-64.88242">
                <text:p>-64.88242</text:p>
              </table:table-cell>
              <table:table-cell office:value-type="float" office:value="1362.20605">
                <text:p>1362.20605</text:p>
              </table:table-cell>
              <table:table-cell office:value-type="float" office:value="1037.79395">
                <text:p>1037.7939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-67.53753">
                <text:p>-67.53753</text:p>
              </table:table-cell>
              <table:table-cell office:value-type="float" office:value="1368.84387">
                <text:p>1368.84387</text:p>
              </table:table-cell>
              <table:table-cell office:value-type="float" office:value="1031.15613">
                <text:p>1031.1561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-71.55071">
                <text:p>-71.55071</text:p>
              </table:table-cell>
              <table:table-cell office:value-type="float" office:value="1378.87683">
                <text:p>1378.87683</text:p>
              </table:table-cell>
              <table:table-cell office:value-type="float" office:value="1021.12323">
                <text:p>1021.12323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-72.98508">
                <text:p>-72.98508</text:p>
              </table:table-cell>
              <table:table-cell office:value-type="float" office:value="1382.46277">
                <text:p>1382.46277</text:p>
              </table:table-cell>
              <table:table-cell office:value-type="float" office:value="1017.53729">
                <text:p>1017.53729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-70.86405">
                <text:p>-70.86405</text:p>
              </table:table-cell>
              <table:table-cell office:value-type="float" office:value="1377.16016">
                <text:p>1377.16016</text:p>
              </table:table-cell>
              <table:table-cell office:value-type="float" office:value="1022.83984">
                <text:p>1022.8398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-68.94138">
                <text:p>-68.94138</text:p>
              </table:table-cell>
              <table:table-cell office:value-type="float" office:value="1372.35352">
                <text:p>1372.35352</text:p>
              </table:table-cell>
              <table:table-cell office:value-type="float" office:value="1027.64648">
                <text:p>1027.64648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-74.19057">
                <text:p>-74.19057</text:p>
              </table:table-cell>
              <table:table-cell office:value-type="float" office:value="1385.47644">
                <text:p>1385.47644</text:p>
              </table:table-cell>
              <table:table-cell office:value-type="float" office:value="1014.52356">
                <text:p>1014.5235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-70.84879">
                <text:p>-70.84879</text:p>
              </table:table-cell>
              <table:table-cell office:value-type="float" office:value="1377.12195">
                <text:p>1377.12195</text:p>
              </table:table-cell>
              <table:table-cell office:value-type="float" office:value="1022.87799">
                <text:p>1022.87799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-67.90376">
                <text:p>-67.90376</text:p>
              </table:table-cell>
              <table:table-cell office:value-type="float" office:value="1369.7594">
                <text:p>1369.7594</text:p>
              </table:table-cell>
              <table:table-cell office:value-type="float" office:value="1030.2406">
                <text:p>1030.240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-74.4042">
                <text:p>-74.4042</text:p>
              </table:table-cell>
              <table:table-cell office:value-type="float" office:value="1386.0105">
                <text:p>1386.0105</text:p>
              </table:table-cell>
              <table:table-cell office:value-type="float" office:value="1013.9895">
                <text:p>1013.989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-73.76331">
                <text:p>-73.76331</text:p>
              </table:table-cell>
              <table:table-cell office:value-type="float" office:value="1384.4082">
                <text:p>1384.4082</text:p>
              </table:table-cell>
              <table:table-cell office:value-type="float" office:value="1015.59174">
                <text:p>1015.5917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-70.37576">
                <text:p>-70.37576</text:p>
              </table:table-cell>
              <table:table-cell office:value-type="float" office:value="1375.93933">
                <text:p>1375.93933</text:p>
              </table:table-cell>
              <table:table-cell office:value-type="float" office:value="1024.06067">
                <text:p>1024.0606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-70.43679">
                <text:p>-70.43679</text:p>
              </table:table-cell>
              <table:table-cell office:value-type="float" office:value="1376.09192">
                <text:p>1376.09192</text:p>
              </table:table-cell>
              <table:table-cell office:value-type="float" office:value="1023.90802">
                <text:p>1023.9080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-73.97694">
                <text:p>-73.97694</text:p>
              </table:table-cell>
              <table:table-cell office:value-type="float" office:value="1384.94238">
                <text:p>1384.94238</text:p>
              </table:table-cell>
              <table:table-cell office:value-type="float" office:value="1015.05768">
                <text:p>1015.0576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-76.34212">
                <text:p>-76.34212</text:p>
              </table:table-cell>
              <table:table-cell office:value-type="float" office:value="1390.85535">
                <text:p>1390.85535</text:p>
              </table:table-cell>
              <table:table-cell office:value-type="float" office:value="1009.14471">
                <text:p>1009.1447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-72.90879">
                <text:p>-72.90879</text:p>
              </table:table-cell>
              <table:table-cell office:value-type="float" office:value="1382.27197">
                <text:p>1382.27197</text:p>
              </table:table-cell>
              <table:table-cell office:value-type="float" office:value="1017.72803">
                <text:p>1017.7280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-75.80804">
                <text:p>-75.80804</text:p>
              </table:table-cell>
              <table:table-cell office:value-type="float" office:value="1389.52014">
                <text:p>1389.52014</text:p>
              </table:table-cell>
              <table:table-cell office:value-type="float" office:value="1010.47986">
                <text:p>1010.47986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-73.39709">
                <text:p>-73.39709</text:p>
              </table:table-cell>
              <table:table-cell office:value-type="float" office:value="1383.49268">
                <text:p>1383.49268</text:p>
              </table:table-cell>
              <table:table-cell office:value-type="float" office:value="1016.50726">
                <text:p>1016.5072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-69.82642">
                <text:p>-69.82642</text:p>
              </table:table-cell>
              <table:table-cell office:value-type="float" office:value="1374.56604">
                <text:p>1374.56604</text:p>
              </table:table-cell>
              <table:table-cell office:value-type="float" office:value="1025.43396">
                <text:p>1025.4339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-65.01975">
                <text:p>-65.01975</text:p>
              </table:table-cell>
              <table:table-cell office:value-type="float" office:value="1362.54944">
                <text:p>1362.54944</text:p>
              </table:table-cell>
              <table:table-cell office:value-type="float" office:value="1037.45056">
                <text:p>1037.4505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-72.51205">
                <text:p>-72.51205</text:p>
              </table:table-cell>
              <table:table-cell office:value-type="float" office:value="1381.28015">
                <text:p>1381.28015</text:p>
              </table:table-cell>
              <table:table-cell office:value-type="float" office:value="1018.71991">
                <text:p>1018.71991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-74.93827">
                <text:p>-74.93827</text:p>
              </table:table-cell>
              <table:table-cell office:value-type="float" office:value="1387.3457">
                <text:p>1387.3457</text:p>
              </table:table-cell>
              <table:table-cell office:value-type="float" office:value="1012.6543">
                <text:p>1012.654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-81.88123">
                <text:p>-81.88123</text:p>
              </table:table-cell>
              <table:table-cell office:value-type="float" office:value="1404.70312">
                <text:p>1404.70312</text:p>
              </table:table-cell>
              <table:table-cell office:value-type="float" office:value="995.29694">
                <text:p>995.2969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-77.94434">
                <text:p>-77.94434</text:p>
              </table:table-cell>
              <table:table-cell office:value-type="float" office:value="1394.86084">
                <text:p>1394.86084</text:p>
              </table:table-cell>
              <table:table-cell office:value-type="float" office:value="1005.13916">
                <text:p>1005.1391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-74.99931">
                <text:p>-74.99931</text:p>
              </table:table-cell>
              <table:table-cell office:value-type="float" office:value="1387.49829">
                <text:p>1387.49829</text:p>
              </table:table-cell>
              <table:table-cell office:value-type="float" office:value="1012.50171">
                <text:p>1012.5017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-73.59546">
                <text:p>-73.59546</text:p>
              </table:table-cell>
              <table:table-cell office:value-type="float" office:value="1383.98865">
                <text:p>1383.98865</text:p>
              </table:table-cell>
              <table:table-cell office:value-type="float" office:value="1016.01135">
                <text:p>1016.0113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-75.24345">
                <text:p>-75.24345</text:p>
              </table:table-cell>
              <table:table-cell office:value-type="float" office:value="1388.10864">
                <text:p>1388.10864</text:p>
              </table:table-cell>
              <table:table-cell office:value-type="float" office:value="1011.89136">
                <text:p>1011.8913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-78.24953">
                <text:p>-78.24953</text:p>
              </table:table-cell>
              <table:table-cell office:value-type="float" office:value="1395.62378">
                <text:p>1395.62378</text:p>
              </table:table-cell>
              <table:table-cell office:value-type="float" office:value="1004.37616">
                <text:p>1004.3761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-69.24657">
                <text:p>-69.24657</text:p>
              </table:table-cell>
              <table:table-cell office:value-type="float" office:value="1373.11646">
                <text:p>1373.11646</text:p>
              </table:table-cell>
              <table:table-cell office:value-type="float" office:value="1026.88354">
                <text:p>1026.88354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-73.9922">
                <text:p>-73.9922</text:p>
              </table:table-cell>
              <table:table-cell office:value-type="float" office:value="1384.98047">
                <text:p>1384.98047</text:p>
              </table:table-cell>
              <table:table-cell office:value-type="float" office:value="1015.01953">
                <text:p>1015.0195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-78.15797">
                <text:p>-78.15797</text:p>
              </table:table-cell>
              <table:table-cell office:value-type="float" office:value="1395.3949">
                <text:p>1395.3949</text:p>
              </table:table-cell>
              <table:table-cell office:value-type="float" office:value="1004.60504">
                <text:p>1004.6050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-85.10094">
                <text:p>-85.10094</text:p>
              </table:table-cell>
              <table:table-cell office:value-type="float" office:value="1412.75232">
                <text:p>1412.75232</text:p>
              </table:table-cell>
              <table:table-cell office:value-type="float" office:value="987.24768">
                <text:p>987.24768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-89.46508">
                <text:p>-89.46508</text:p>
              </table:table-cell>
              <table:table-cell office:value-type="float" office:value="1423.66272">
                <text:p>1423.66272</text:p>
              </table:table-cell>
              <table:table-cell office:value-type="float" office:value="976.33728">
                <text:p>976.3372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-89.03782">
                <text:p>-89.03782</text:p>
              </table:table-cell>
              <table:table-cell office:value-type="float" office:value="1422.5946">
                <text:p>1422.5946</text:p>
              </table:table-cell>
              <table:table-cell office:value-type="float" office:value="977.40546">
                <text:p>977.40546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-88.32063">
                <text:p>-88.32063</text:p>
              </table:table-cell>
              <table:table-cell office:value-type="float" office:value="1420.80164">
                <text:p>1420.80164</text:p>
              </table:table-cell>
              <table:table-cell office:value-type="float" office:value="979.19843">
                <text:p>979.1984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-86.65738">
                <text:p>-86.65738</text:p>
              </table:table-cell>
              <table:table-cell office:value-type="float" office:value="1416.64343">
                <text:p>1416.64343</text:p>
              </table:table-cell>
              <table:table-cell office:value-type="float" office:value="983.35657">
                <text:p>983.3565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-89.81604">
                <text:p>-89.81604</text:p>
              </table:table-cell>
              <table:table-cell office:value-type="float" office:value="1424.54004">
                <text:p>1424.54004</text:p>
              </table:table-cell>
              <table:table-cell office:value-type="float" office:value="975.4599">
                <text:p>975.4599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-96.02656">
                <text:p>-96.02656</text:p>
              </table:table-cell>
              <table:table-cell office:value-type="float" office:value="1440.06641">
                <text:p>1440.06641</text:p>
              </table:table-cell>
              <table:table-cell office:value-type="float" office:value="959.93359">
                <text:p>959.9335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-102.22182">
                <text:p>-102.22182</text:p>
              </table:table-cell>
              <table:table-cell office:value-type="float" office:value="1455.55457">
                <text:p>1455.55457</text:p>
              </table:table-cell>
              <table:table-cell office:value-type="float" office:value="944.44543">
                <text:p>944.44543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-104.37337">
                <text:p>-104.37337</text:p>
              </table:table-cell>
              <table:table-cell office:value-type="float" office:value="1460.93347">
                <text:p>1460.93347</text:p>
              </table:table-cell>
              <table:table-cell office:value-type="float" office:value="939.06659">
                <text:p>939.0665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-104.40389">
                <text:p>-104.40389</text:p>
              </table:table-cell>
              <table:table-cell office:value-type="float" office:value="1461.00977">
                <text:p>1461.00977</text:p>
              </table:table-cell>
              <table:table-cell office:value-type="float" office:value="938.9903">
                <text:p>938.990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-107.82197">
                <text:p>-107.82197</text:p>
              </table:table-cell>
              <table:table-cell office:value-type="float" office:value="1469.55493">
                <text:p>1469.55493</text:p>
              </table:table-cell>
              <table:table-cell office:value-type="float" office:value="930.44507">
                <text:p>930.44507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-108.52389">
                <text:p>-108.52389</text:p>
              </table:table-cell>
              <table:table-cell office:value-type="float" office:value="1471.30969">
                <text:p>1471.30969</text:p>
              </table:table-cell>
              <table:table-cell office:value-type="float" office:value="928.69031">
                <text:p>928.6903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-115.72626">
                <text:p>-115.72626</text:p>
              </table:table-cell>
              <table:table-cell office:value-type="float" office:value="1489.31567">
                <text:p>1489.31567</text:p>
              </table:table-cell>
              <table:table-cell office:value-type="float" office:value="910.68433">
                <text:p>910.6843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-121.95203">
                <text:p>-121.95203</text:p>
              </table:table-cell>
              <table:table-cell office:value-type="float" office:value="1504.88013">
                <text:p>1504.88013</text:p>
              </table:table-cell>
              <table:table-cell office:value-type="float" office:value="895.11993">
                <text:p>895.1199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-125.90418">
                <text:p>-125.90418</text:p>
              </table:table-cell>
              <table:table-cell office:value-type="float" office:value="1514.7605">
                <text:p>1514.7605</text:p>
              </table:table-cell>
              <table:table-cell office:value-type="float" office:value="885.23956">
                <text:p>885.2395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-130.11574">
                <text:p>-130.11574</text:p>
              </table:table-cell>
              <table:table-cell office:value-type="float" office:value="1525.28931">
                <text:p>1525.28931</text:p>
              </table:table-cell>
              <table:table-cell office:value-type="float" office:value="874.71063">
                <text:p>874.7106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-132.66403">
                <text:p>-132.66403</text:p>
              </table:table-cell>
              <table:table-cell office:value-type="float" office:value="1531.66003">
                <text:p>1531.66003</text:p>
              </table:table-cell>
              <table:table-cell office:value-type="float" office:value="868.3399">
                <text:p>868.3399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-136.66196">
                <text:p>-136.66196</text:p>
              </table:table-cell>
              <table:table-cell office:value-type="float" office:value="1541.65491">
                <text:p>1541.65491</text:p>
              </table:table-cell>
              <table:table-cell office:value-type="float" office:value="858.34509">
                <text:p>858.34509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-139.65277">
                <text:p>-139.65277</text:p>
              </table:table-cell>
              <table:table-cell office:value-type="float" office:value="1549.13196">
                <text:p>1549.13196</text:p>
              </table:table-cell>
              <table:table-cell office:value-type="float" office:value="850.86804">
                <text:p>850.86804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-143.69647">
                <text:p>-143.69647</text:p>
              </table:table-cell>
              <table:table-cell office:value-type="float" office:value="1559.24121">
                <text:p>1559.24121</text:p>
              </table:table-cell>
              <table:table-cell office:value-type="float" office:value="840.75879">
                <text:p>840.7587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-154.45425">
                <text:p>-154.45425</text:p>
              </table:table-cell>
              <table:table-cell office:value-type="float" office:value="1586.13562">
                <text:p>1586.13562</text:p>
              </table:table-cell>
              <table:table-cell office:value-type="float" office:value="813.86438">
                <text:p>813.8643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-158.08595">
                <text:p>-158.08595</text:p>
              </table:table-cell>
              <table:table-cell office:value-type="float" office:value="1595.21484">
                <text:p>1595.21484</text:p>
              </table:table-cell>
              <table:table-cell office:value-type="float" office:value="804.7851">
                <text:p>804.785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-162.99944">
                <text:p>-162.99944</text:p>
              </table:table-cell>
              <table:table-cell office:value-type="float" office:value="1607.49854">
                <text:p>1607.49854</text:p>
              </table:table-cell>
              <table:table-cell office:value-type="float" office:value="792.5014">
                <text:p>792.501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-165.24254">
                <text:p>-165.24254</text:p>
              </table:table-cell>
              <table:table-cell office:value-type="float" office:value="1613.10632">
                <text:p>1613.10632</text:p>
              </table:table-cell>
              <table:table-cell office:value-type="float" office:value="786.89368">
                <text:p>786.89368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-169.02684">
                <text:p>-169.02684</text:p>
              </table:table-cell>
              <table:table-cell office:value-type="float" office:value="1622.56714">
                <text:p>1622.56714</text:p>
              </table:table-cell>
              <table:table-cell office:value-type="float" office:value="777.43292">
                <text:p>777.43292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-168.08076">
                <text:p>-168.08076</text:p>
              </table:table-cell>
              <table:table-cell office:value-type="float" office:value="1620.2019">
                <text:p>1620.2019</text:p>
              </table:table-cell>
              <table:table-cell office:value-type="float" office:value="779.7981">
                <text:p>779.7981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-177.16002">
                <text:p>-177.16002</text:p>
              </table:table-cell>
              <table:table-cell office:value-type="float" office:value="1642.90002">
                <text:p>1642.90002</text:p>
              </table:table-cell>
              <table:table-cell office:value-type="float" office:value="757.09998">
                <text:p>757.09998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-179.29631">
                <text:p>-179.29631</text:p>
              </table:table-cell>
              <table:table-cell office:value-type="float" office:value="1648.24072">
                <text:p>1648.24072</text:p>
              </table:table-cell>
              <table:table-cell office:value-type="float" office:value="751.75922">
                <text:p>751.7592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-179.47943">
                <text:p>-179.47943</text:p>
              </table:table-cell>
              <table:table-cell office:value-type="float" office:value="1648.69861">
                <text:p>1648.69861</text:p>
              </table:table-cell>
              <table:table-cell office:value-type="float" office:value="751.30139">
                <text:p>751.3013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-190.26772">
                <text:p>-190.26772</text:p>
              </table:table-cell>
              <table:table-cell office:value-type="float" office:value="1675.66931">
                <text:p>1675.66931</text:p>
              </table:table-cell>
              <table:table-cell office:value-type="float" office:value="724.33069">
                <text:p>724.3306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-200.67453">
                <text:p>-200.67453</text:p>
              </table:table-cell>
              <table:table-cell office:value-type="float" office:value="1701.68628">
                <text:p>1701.68628</text:p>
              </table:table-cell>
              <table:table-cell office:value-type="float" office:value="698.31366">
                <text:p>698.3136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-203.03972">
                <text:p>-203.03972</text:p>
              </table:table-cell>
              <table:table-cell office:value-type="float" office:value="1707.59924">
                <text:p>1707.59924</text:p>
              </table:table-cell>
              <table:table-cell office:value-type="float" office:value="692.4007">
                <text:p>692.400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-211.38652">
                <text:p>-211.38652</text:p>
              </table:table-cell>
              <table:table-cell office:value-type="float" office:value="1728.46631">
                <text:p>1728.46631</text:p>
              </table:table-cell>
              <table:table-cell office:value-type="float" office:value="671.53369">
                <text:p>671.5336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-220.6489">
                <text:p>-220.6489</text:p>
              </table:table-cell>
              <table:table-cell office:value-type="float" office:value="1751.62219">
                <text:p>1751.62219</text:p>
              </table:table-cell>
              <table:table-cell office:value-type="float" office:value="648.37775">
                <text:p>648.3777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-218.95512">
                <text:p>-218.95512</text:p>
              </table:table-cell>
              <table:table-cell office:value-type="float" office:value="1747.38782">
                <text:p>1747.38782</text:p>
              </table:table-cell>
              <table:table-cell office:value-type="float" office:value="652.61218">
                <text:p>652.61218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-227.48505">
                <text:p>-227.48505</text:p>
              </table:table-cell>
              <table:table-cell office:value-type="float" office:value="1768.71265">
                <text:p>1768.71265</text:p>
              </table:table-cell>
              <table:table-cell office:value-type="float" office:value="631.28735">
                <text:p>631.2873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-229.6366">
                <text:p>-229.6366</text:p>
              </table:table-cell>
              <table:table-cell office:value-type="float" office:value="1774.09155">
                <text:p>1774.09155</text:p>
              </table:table-cell>
              <table:table-cell office:value-type="float" office:value="625.90851">
                <text:p>625.9085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-237.83081">
                <text:p>-237.83081</text:p>
              </table:table-cell>
              <table:table-cell office:value-type="float" office:value="1794.57703">
                <text:p>1794.57703</text:p>
              </table:table-cell>
              <table:table-cell office:value-type="float" office:value="605.42297">
                <text:p>605.42297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-242.45438">
                <text:p>-242.45438</text:p>
              </table:table-cell>
              <table:table-cell office:value-type="float" office:value="1806.13599">
                <text:p>1806.13599</text:p>
              </table:table-cell>
              <table:table-cell office:value-type="float" office:value="593.86407">
                <text:p>593.8640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-249.61096">
                <text:p>-249.61096</text:p>
              </table:table-cell>
              <table:table-cell office:value-type="float" office:value="1824.02734">
                <text:p>1824.02734</text:p>
              </table:table-cell>
              <table:table-cell office:value-type="float" office:value="575.9726">
                <text:p>575.972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-255.79095">
                <text:p>-255.79095</text:p>
              </table:table-cell>
              <table:table-cell office:value-type="float" office:value="1839.47742">
                <text:p>1839.47742</text:p>
              </table:table-cell>
              <table:table-cell office:value-type="float" office:value="560.52258">
                <text:p>560.52258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-253.76147">
                <text:p>-253.76147</text:p>
              </table:table-cell>
              <table:table-cell office:value-type="float" office:value="1834.40369">
                <text:p>1834.40369</text:p>
              </table:table-cell>
              <table:table-cell office:value-type="float" office:value="565.59631">
                <text:p>565.5963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-258.76651">
                <text:p>-258.76651</text:p>
              </table:table-cell>
              <table:table-cell office:value-type="float" office:value="1846.91626">
                <text:p>1846.91626</text:p>
              </table:table-cell>
              <table:table-cell office:value-type="float" office:value="553.08374">
                <text:p>553.0837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-260.73495">
                <text:p>-260.73495</text:p>
              </table:table-cell>
              <table:table-cell office:value-type="float" office:value="1851.8374">
                <text:p>1851.8374</text:p>
              </table:table-cell>
              <table:table-cell office:value-type="float" office:value="548.1626">
                <text:p>548.1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